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283.09mm" svg:height="165.27mm" svg:x="1145.39mm" svg:y="16.03mm">
            <loext:p draw:notify-on-update-of-ranges="Planilha1.D2:Planilha1.D2 Planilha1.D3:Planilha1.D202 Planilha1.J2:Planilha1.J2 Planilha1.J3:Planilha1.J202 Planilha1.P2:Planilha1.P2 Planilha1.P3:Planilha1.P202 Planilha1.V2:Planilha1.V2 Planilha1.V3:Planilha1.V202 Planilha1.AB2:Planilha1.AB2 Planilha1.AB3:Planilha1.AB202 Planilha1.AH2:Planilha1.AH2 Planilha1.AH3:Planilha1.AH202 Planilha1.AN2:Planilha1.AN2 Planilha1.AN3:Planilha1.AN202 Planilha1.AT2:Planilha1.AT2 Planilha1.AT3:Planilha1.AT115 Planilha1.AZ2:Planilha1.AZ2 Planilha1.AZ3:Planilha1.AZ202 Planilha1.BF2:Planilha1.BF2 Planilha1.BF3:Planilha1.BF202 Planilha1.BL2:Planilha1.BL2 Planilha1.BL3:Planilha1.BL202 Planilha1.BR2:Planilha1.BR2 Planilha1.BR3:Planilha1.BR202 Planilha1.BX2:Planilha1.BX2 Planilha1.BX3:Planilha1.BX2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87.33mm" svg:height="197.69mm" svg:x="436.81mm" svg:y="250.97mm">
            <loext:p draw:notify-on-update-of-ranges="Planilha1.H2:Planilha1.H2 Planilha1.H3:Planilha1.H202 Planilha1.N2:Planilha1.N2 Planilha1.N3:Planilha1.N2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76.96mm" svg:height="161.57mm" svg:x="869.57mm" svg:y="10.03mm">
            <loext:p draw:notify-on-update-of-ranges="Planilha1.B2:Planilha1.B2 Planilha1.B3:Planilha1.B202 Planilha1.H2:Planilha1.H2 Planilha1.H3:Planilha1.H202 Planilha1.N2:Planilha1.N2 Planilha1.N3:Planilha1.N202 Planilha1.T2:Planilha1.T2 Planilha1.T3:Planilha1.T202 Planilha1.Z2:Planilha1.Z2 Planilha1.Z3:Planilha1.Z202 Planilha1.AF2:Planilha1.AF2 Planilha1.AF3:Planilha1.AF202 Planilha1.AL2:Planilha1.AL2 Planilha1.AL3:Planilha1.AL202 Planilha1.AR2:Planilha1.AR2 Planilha1.AR3:Planilha1.AR115 Planilha1.AX2:Planilha1.AX2 Planilha1.AX3:Planilha1.AX202 Planilha1.BD2:Planilha1.BD2 Planilha1.BD3:Planilha1.BD202 Planilha1.BJ2:Planilha1.BJ2 Planilha1.BJ3:Planilha1.BJ202 Planilha1.BP2:Planilha1.BP2 Planilha1.BP3:Planilha1.BP202 Planilha1.BV2:Planilha1.BV2 Planilha1.BV3:Planilha1.BV2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nothing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out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grads 0.1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grads 0.2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grads 0.3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grads 0.5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highests 0.1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highests 0.3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lowests_probs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highests_probs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out + dropgrads_0.1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out + dropgrads 0.3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out + drophighest_probs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acc_nothing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nothing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ou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out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grad_0.1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grads_0.1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grads_0.2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grads_0.2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grads_0.3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grads_0.3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grads_0.5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grads_0.5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highests_0.1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highests_0.1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highests_0.3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highests_0.3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lowests_prob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lowests_probs</text:p>
          </table:table-cell>
          <table:table-cell office:value-type="string" calcext:value-type="string">
            <text:p>val_loss</text:p>
          </table:table-cell>
          <table:table-cell/>
          <table:table-cell table:style-name="ce2"/>
          <table:table-cell office:value-type="string" calcext:value-type="string">
            <text:p>acc_drophighests_prob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highests_probs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out_dropgrads_0.1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out_dropgrads_0.1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out_dropgrads_0.3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out_dropgrads_0.3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out_drophighests_prob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out_drophighests_probs</text:p>
          </table:table-cell>
          <table:table-cell office:value-type="string" calcext:value-type="string">
            <text:p>val_lo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666000001" calcext:value-type="float">
            <text:p>0,24666</text:p>
          </table:table-cell>
          <table:table-cell office:value-type="float" office:value="2.08147066872" calcext:value-type="float">
            <text:p>2,0814706687</text:p>
          </table:table-cell>
          <table:table-cell office:value-type="float" office:value="0.3382" calcext:value-type="float">
            <text:p>0,3382</text:p>
          </table:table-cell>
          <table:table-cell office:value-type="float" office:value="1.87074706612" calcext:value-type="float">
            <text:p>1,87074706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86180000019" calcext:value-type="float">
            <text:p>0,18618</text:p>
          </table:table-cell>
          <table:table-cell office:value-type="float" office:value="2.17835008858" calcext:value-type="float">
            <text:p>2,1783500886</text:p>
          </table:table-cell>
          <table:table-cell office:value-type="float" office:value="0.3003" calcext:value-type="float">
            <text:p>0,3003</text:p>
          </table:table-cell>
          <table:table-cell office:value-type="float" office:value="1.97900054932" calcext:value-type="float">
            <text:p>1,97900054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3850000001" calcext:value-type="float">
            <text:p>0,2385</text:p>
          </table:table-cell>
          <table:table-cell office:value-type="float" office:value="2.0937924612" calcext:value-type="float">
            <text:p>2,0937924612</text:p>
          </table:table-cell>
          <table:table-cell office:value-type="float" office:value="0.3303" calcext:value-type="float">
            <text:p>0,3303</text:p>
          </table:table-cell>
          <table:table-cell office:value-type="float" office:value="1.88551410713" calcext:value-type="float">
            <text:p>1,88551410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3179999999" calcext:value-type="float">
            <text:p>0,2318</text:p>
          </table:table-cell>
          <table:table-cell office:value-type="float" office:value="2.10765306221" calcext:value-type="float">
            <text:p>2,1076530622</text:p>
          </table:table-cell>
          <table:table-cell office:value-type="float" office:value="0.325" calcext:value-type="float">
            <text:p>0,325</text:p>
          </table:table-cell>
          <table:table-cell office:value-type="float" office:value="1.90657001019" calcext:value-type="float">
            <text:p>1,90657001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27219999981" calcext:value-type="float">
            <text:p>0,22722</text:p>
          </table:table-cell>
          <table:table-cell office:value-type="float" office:value="2.12405181961" calcext:value-type="float">
            <text:p>2,1240518196</text:p>
          </table:table-cell>
          <table:table-cell office:value-type="float" office:value="0.3245" calcext:value-type="float">
            <text:p>0,3245</text:p>
          </table:table-cell>
          <table:table-cell office:value-type="float" office:value="1.92690227375" calcext:value-type="float">
            <text:p>1,92690227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0709999999" calcext:value-type="float">
            <text:p>0,2071</text:p>
          </table:table-cell>
          <table:table-cell office:value-type="float" office:value="2.17095481529" calcext:value-type="float">
            <text:p>2,1709548153</text:p>
          </table:table-cell>
          <table:table-cell office:value-type="float" office:value="0.2872" calcext:value-type="float">
            <text:p>0,2872</text:p>
          </table:table-cell>
          <table:table-cell office:value-type="float" office:value="1.99133169899" calcext:value-type="float">
            <text:p>1,9913316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0846000001" calcext:value-type="float">
            <text:p>0,10846</text:p>
          </table:table-cell>
          <table:table-cell office:value-type="float" office:value="2.29139566856" calcext:value-type="float">
            <text:p>2,2913956686</text:p>
          </table:table-cell>
          <table:table-cell office:value-type="float" office:value="0.1257" calcext:value-type="float">
            <text:p>0,1257</text:p>
          </table:table-cell>
          <table:table-cell office:value-type="float" office:value="2.27679694939" calcext:value-type="float">
            <text:p>2,27679694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04899999981" calcext:value-type="float">
            <text:p>0,2049</text:p>
          </table:table-cell>
          <table:table-cell office:value-type="float" office:value="2.18434610153" calcext:value-type="float">
            <text:p>2,1843461015</text:p>
          </table:table-cell>
          <table:table-cell office:value-type="float" office:value="0.2791" calcext:value-type="float">
            <text:p>0,2791</text:p>
          </table:table-cell>
          <table:table-cell office:value-type="float" office:value="2.0161715292" calcext:value-type="float">
            <text:p>2,01617152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8392000001" calcext:value-type="float">
            <text:p>0,18392</text:p>
          </table:table-cell>
          <table:table-cell office:value-type="float" office:value="2.2066417585" calcext:value-type="float">
            <text:p>2,2066417585</text:p>
          </table:table-cell>
          <table:table-cell office:value-type="float" office:value="0.24" calcext:value-type="float">
            <text:p>0,24</text:p>
          </table:table-cell>
          <table:table-cell office:value-type="float" office:value="2.10726316605" calcext:value-type="float">
            <text:p>2,10726316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10419999990463" calcext:value-type="float">
            <text:p>0,21042</text:p>
          </table:table-cell>
          <table:table-cell office:value-type="float" office:value="2.17446734664917" calcext:value-type="float">
            <text:p>2,1744673466</text:p>
          </table:table-cell>
          <table:table-cell office:value-type="float" office:value="0.2838" calcext:value-type="float">
            <text:p>0,2838</text:p>
          </table:table-cell>
          <table:table-cell office:value-type="float" office:value="2.01177492828369" calcext:value-type="float">
            <text:p>2,01177492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8018000001" calcext:value-type="float">
            <text:p>0,18018</text:p>
          </table:table-cell>
          <table:table-cell office:value-type="float" office:value="2.1891282283" calcext:value-type="float">
            <text:p>2,1891282283</text:p>
          </table:table-cell>
          <table:table-cell office:value-type="float" office:value="0.2973" calcext:value-type="float">
            <text:p>0,2973</text:p>
          </table:table-cell>
          <table:table-cell office:value-type="float" office:value="1.98846204643" calcext:value-type="float">
            <text:p>1,98846204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6757999999" calcext:value-type="float">
            <text:p>0,16758</text:p>
          </table:table-cell>
          <table:table-cell office:value-type="float" office:value="2.21406629028" calcext:value-type="float">
            <text:p>2,2140662903</text:p>
          </table:table-cell>
          <table:table-cell office:value-type="float" office:value="0.2958" calcext:value-type="float">
            <text:p>0,2958</text:p>
          </table:table-cell>
          <table:table-cell office:value-type="float" office:value="2.03276338196" calcext:value-type="float">
            <text:p>2,0327633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6158" calcext:value-type="float">
            <text:p>0,16158</text:p>
          </table:table-cell>
          <table:table-cell office:value-type="float" office:value="2.23418584236" calcext:value-type="float">
            <text:p>2,2341858424</text:p>
          </table:table-cell>
          <table:table-cell office:value-type="float" office:value="0.2716" calcext:value-type="float">
            <text:p>0,2716</text:p>
          </table:table-cell>
          <table:table-cell office:value-type="float" office:value="2.08240872726" calcext:value-type="float">
            <text:p>2,08240872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179999999" calcext:value-type="float">
            <text:p>0,3618</text:p>
          </table:table-cell>
          <table:table-cell office:value-type="float" office:value="1.80469188416" calcext:value-type="float">
            <text:p>1,8046918842</text:p>
          </table:table-cell>
          <table:table-cell office:value-type="float" office:value="0.401" calcext:value-type="float">
            <text:p>0,401</text:p>
          </table:table-cell>
          <table:table-cell office:value-type="float" office:value="1.68309494457" calcext:value-type="float">
            <text:p>1,68309494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108" calcext:value-type="float">
            <text:p>0,28108</text:p>
          </table:table-cell>
          <table:table-cell office:value-type="float" office:value="1.98428367065" calcext:value-type="float">
            <text:p>1,9842836707</text:p>
          </table:table-cell>
          <table:table-cell office:value-type="float" office:value="0.3697" calcext:value-type="float">
            <text:p>0,3697</text:p>
          </table:table-cell>
          <table:table-cell office:value-type="float" office:value="1.82018013802" calcext:value-type="float">
            <text:p>1,8201801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56699999981" calcext:value-type="float">
            <text:p>0,3567</text:p>
          </table:table-cell>
          <table:table-cell office:value-type="float" office:value="1.81979428959" calcext:value-type="float">
            <text:p>1,8197942896</text:p>
          </table:table-cell>
          <table:table-cell office:value-type="float" office:value="0.3936" calcext:value-type="float">
            <text:p>0,3936</text:p>
          </table:table-cell>
          <table:table-cell office:value-type="float" office:value="1.70273933449" calcext:value-type="float">
            <text:p>1,70273933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50200000019" calcext:value-type="float">
            <text:p>0,3502</text:p>
          </table:table-cell>
          <table:table-cell office:value-type="float" office:value="1.83959508057" calcext:value-type="float">
            <text:p>1,8395950806</text:p>
          </table:table-cell>
          <table:table-cell office:value-type="float" office:value="0.3867" calcext:value-type="float">
            <text:p>0,3867</text:p>
          </table:table-cell>
          <table:table-cell office:value-type="float" office:value="1.73445664482" calcext:value-type="float">
            <text:p>1,73445664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43060000019" calcext:value-type="float">
            <text:p>0,34306</text:p>
          </table:table-cell>
          <table:table-cell office:value-type="float" office:value="1.86173551674" calcext:value-type="float">
            <text:p>1,8617355167</text:p>
          </table:table-cell>
          <table:table-cell office:value-type="float" office:value="0.381" calcext:value-type="float">
            <text:p>0,381</text:p>
          </table:table-cell>
          <table:table-cell office:value-type="float" office:value="1.78156777878" calcext:value-type="float">
            <text:p>1,78156777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1790000001" calcext:value-type="float">
            <text:p>0,3179</text:p>
          </table:table-cell>
          <table:table-cell office:value-type="float" office:value="1.92985710167" calcext:value-type="float">
            <text:p>1,9298571017</text:p>
          </table:table-cell>
          <table:table-cell office:value-type="float" office:value="0.3342" calcext:value-type="float">
            <text:p>0,3342</text:p>
          </table:table-cell>
          <table:table-cell office:value-type="float" office:value="1.87429472733" calcext:value-type="float">
            <text:p>1,87429472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044000001" calcext:value-type="float">
            <text:p>0,18044</text:p>
          </table:table-cell>
          <table:table-cell office:value-type="float" office:value="2.25880690552" calcext:value-type="float">
            <text:p>2,2588069055</text:p>
          </table:table-cell>
          <table:table-cell office:value-type="float" office:value="0.2034" calcext:value-type="float">
            <text:p>0,2034</text:p>
          </table:table-cell>
          <table:table-cell office:value-type="float" office:value="2.23759208298" calcext:value-type="float">
            <text:p>2,2375920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10059999981" calcext:value-type="float">
            <text:p>0,31006</text:p>
          </table:table-cell>
          <table:table-cell office:value-type="float" office:value="1.95061305687" calcext:value-type="float">
            <text:p>1,9506130569</text:p>
          </table:table-cell>
          <table:table-cell office:value-type="float" office:value="0.3229" calcext:value-type="float">
            <text:p>0,3229</text:p>
          </table:table-cell>
          <table:table-cell office:value-type="float" office:value="1.95226000309" calcext:value-type="float">
            <text:p>1,95226000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8779999981" calcext:value-type="float">
            <text:p>0,28878</text:p>
          </table:table-cell>
          <table:table-cell office:value-type="float" office:value="1.99706240997" calcext:value-type="float">
            <text:p>1,99706241</text:p>
          </table:table-cell>
          <table:table-cell office:value-type="float" office:value="0.3392" calcext:value-type="float">
            <text:p>0,3392</text:p>
          </table:table-cell>
          <table:table-cell office:value-type="float" office:value="1.88344874916" calcext:value-type="float">
            <text:p>1,88344874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516" calcext:value-type="float">
            <text:p>0,28516</text:p>
          </table:table-cell>
          <table:table-cell office:value-type="float" office:value="2.01474244991302" calcext:value-type="float">
            <text:p>2,0147424499</text:p>
          </table:table-cell>
          <table:table-cell office:value-type="float" office:value="0.3151" calcext:value-type="float">
            <text:p>0,3151</text:p>
          </table:table-cell>
          <table:table-cell office:value-type="float" office:value="1.93403800144196" calcext:value-type="float">
            <text:p>1,93403800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7156000001" calcext:value-type="float">
            <text:p>0,27156</text:p>
          </table:table-cell>
          <table:table-cell office:value-type="float" office:value="2.00411966164" calcext:value-type="float">
            <text:p>2,0041196616</text:p>
          </table:table-cell>
          <table:table-cell office:value-type="float" office:value="0.3626" calcext:value-type="float">
            <text:p>0,3626</text:p>
          </table:table-cell>
          <table:table-cell office:value-type="float" office:value="1.85252638302" calcext:value-type="float">
            <text:p>1,8525263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7339999995" calcext:value-type="float">
            <text:p>0,25734</text:p>
          </table:table-cell>
          <table:table-cell office:value-type="float" office:value="2.03151692703" calcext:value-type="float">
            <text:p>2,031516927</text:p>
          </table:table-cell>
          <table:table-cell office:value-type="float" office:value="0.3426" calcext:value-type="float">
            <text:p>0,3426</text:p>
          </table:table-cell>
          <table:table-cell office:value-type="float" office:value="1.90011430683" calcext:value-type="float">
            <text:p>1,90011430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30399999995" calcext:value-type="float">
            <text:p>0,2304</text:p>
          </table:table-cell>
          <table:table-cell office:value-type="float" office:value="2.10048687988" calcext:value-type="float">
            <text:p>2,1004868799</text:p>
          </table:table-cell>
          <table:table-cell office:value-type="float" office:value="0.2672" calcext:value-type="float">
            <text:p>0,2672</text:p>
          </table:table-cell>
          <table:table-cell office:value-type="float" office:value="2.03901094837" calcext:value-type="float">
            <text:p>2,03901094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685999999" calcext:value-type="float">
            <text:p>0,41686</text:p>
          </table:table-cell>
          <table:table-cell office:value-type="float" office:value="1.65109762291" calcext:value-type="float">
            <text:p>1,6510976229</text:p>
          </table:table-cell>
          <table:table-cell office:value-type="float" office:value="0.4221" calcext:value-type="float">
            <text:p>0,4221</text:p>
          </table:table-cell>
          <table:table-cell office:value-type="float" office:value="1.60860375805" calcext:value-type="float">
            <text:p>1,60860375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3801999999" calcext:value-type="float">
            <text:p>0,33802</text:p>
          </table:table-cell>
          <table:table-cell office:value-type="float" office:value="1.84003336727" calcext:value-type="float">
            <text:p>1,8400333673</text:p>
          </table:table-cell>
          <table:table-cell office:value-type="float" office:value="0.3873" calcext:value-type="float">
            <text:p>0,3873</text:p>
          </table:table-cell>
          <table:table-cell office:value-type="float" office:value="1.72046074104" calcext:value-type="float">
            <text:p>1,7204607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10380000019" calcext:value-type="float">
            <text:p>0,41038</text:p>
          </table:table-cell>
          <table:table-cell office:value-type="float" office:value="1.67045535896" calcext:value-type="float">
            <text:p>1,670455359</text:p>
          </table:table-cell>
          <table:table-cell office:value-type="float" office:value="0.4134" calcext:value-type="float">
            <text:p>0,4134</text:p>
          </table:table-cell>
          <table:table-cell office:value-type="float" office:value="1.63074206123" calcext:value-type="float">
            <text:p>1,63074206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0102" calcext:value-type="float">
            <text:p>0,40102</text:p>
          </table:table-cell>
          <table:table-cell office:value-type="float" office:value="1.69905044548" calcext:value-type="float">
            <text:p>1,6990504455</text:p>
          </table:table-cell>
          <table:table-cell office:value-type="float" office:value="0.4042" calcext:value-type="float">
            <text:p>0,4042</text:p>
          </table:table-cell>
          <table:table-cell office:value-type="float" office:value="1.65861042576" calcext:value-type="float">
            <text:p>1,65861042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9033999999" calcext:value-type="float">
            <text:p>0,39034</text:p>
          </table:table-cell>
          <table:table-cell office:value-type="float" office:value="1.72724179962" calcext:value-type="float">
            <text:p>1,7272417996</text:p>
          </table:table-cell>
          <table:table-cell office:value-type="float" office:value="0.4244" calcext:value-type="float">
            <text:p>0,4244</text:p>
          </table:table-cell>
          <table:table-cell office:value-type="float" office:value="1.64987982788" calcext:value-type="float">
            <text:p>1,64987982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61460000019" calcext:value-type="float">
            <text:p>0,36146</text:p>
          </table:table-cell>
          <table:table-cell office:value-type="float" office:value="1.80944086861" calcext:value-type="float">
            <text:p>1,8094408686</text:p>
          </table:table-cell>
          <table:table-cell office:value-type="float" office:value="0.3454" calcext:value-type="float">
            <text:p>0,3454</text:p>
          </table:table-cell>
          <table:table-cell office:value-type="float" office:value="1.79507148781" calcext:value-type="float">
            <text:p>1,79507148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39760000005" calcext:value-type="float">
            <text:p>0,23976</text:p>
          </table:table-cell>
          <table:table-cell office:value-type="float" office:value="2.20298959282" calcext:value-type="float">
            <text:p>2,2029895928</text:p>
          </table:table-cell>
          <table:table-cell office:value-type="float" office:value="0.2573" calcext:value-type="float">
            <text:p>0,2573</text:p>
          </table:table-cell>
          <table:table-cell office:value-type="float" office:value="2.15441620636" calcext:value-type="float">
            <text:p>2,15441620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6094000001" calcext:value-type="float">
            <text:p>0,36094</text:p>
          </table:table-cell>
          <table:table-cell office:value-type="float" office:value="1.82922440529" calcext:value-type="float">
            <text:p>1,8292244053</text:p>
          </table:table-cell>
          <table:table-cell office:value-type="float" office:value="0.3552" calcext:value-type="float">
            <text:p>0,3552</text:p>
          </table:table-cell>
          <table:table-cell office:value-type="float" office:value="1.84748053379" calcext:value-type="float">
            <text:p>1,84748053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4759999999" calcext:value-type="float">
            <text:p>0,3476</text:p>
          </table:table-cell>
          <table:table-cell office:value-type="float" office:value="1.85319437599" calcext:value-type="float">
            <text:p>1,853194376</text:p>
          </table:table-cell>
          <table:table-cell office:value-type="float" office:value="0.3519" calcext:value-type="float">
            <text:p>0,3519</text:p>
          </table:table-cell>
          <table:table-cell office:value-type="float" office:value="1.80732368164" calcext:value-type="float">
            <text:p>1,80732368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23899999980926" calcext:value-type="float">
            <text:p>0,3239</text:p>
          </table:table-cell>
          <table:table-cell office:value-type="float" office:value="1.92492738777161" calcext:value-type="float">
            <text:p>1,9249273878</text:p>
          </table:table-cell>
          <table:table-cell office:value-type="float" office:value="0.3434" calcext:value-type="float">
            <text:p>0,3434</text:p>
          </table:table-cell>
          <table:table-cell office:value-type="float" office:value="1.85047523365021" calcext:value-type="float">
            <text:p>1,85047523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25820000019" calcext:value-type="float">
            <text:p>0,32582</text:p>
          </table:table-cell>
          <table:table-cell office:value-type="float" office:value="1.87412255306" calcext:value-type="float">
            <text:p>1,8741225531</text:p>
          </table:table-cell>
          <table:table-cell office:value-type="float" office:value="0.3757" calcext:value-type="float">
            <text:p>0,3757</text:p>
          </table:table-cell>
          <table:table-cell office:value-type="float" office:value="1.75749786873" calcext:value-type="float">
            <text:p>1,75749786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093" calcext:value-type="float">
            <text:p>0,3093</text:p>
          </table:table-cell>
          <table:table-cell office:value-type="float" office:value="1.92699819389" calcext:value-type="float">
            <text:p>1,9269981939</text:p>
          </table:table-cell>
          <table:table-cell office:value-type="float" office:value="0.3865" calcext:value-type="float">
            <text:p>0,3865</text:p>
          </table:table-cell>
          <table:table-cell office:value-type="float" office:value="1.78247742157" calcext:value-type="float">
            <text:p>1,78247742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604" calcext:value-type="float">
            <text:p>0,2604</text:p>
          </table:table-cell>
          <table:table-cell office:value-type="float" office:value="2.05027730293" calcext:value-type="float">
            <text:p>2,0502773029</text:p>
          </table:table-cell>
          <table:table-cell office:value-type="float" office:value="0.2664" calcext:value-type="float">
            <text:p>0,2664</text:p>
          </table:table-cell>
          <table:table-cell office:value-type="float" office:value="2.0229291914" calcext:value-type="float">
            <text:p>2,02292919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7020000019" calcext:value-type="float">
            <text:p>0,45702</text:p>
          </table:table-cell>
          <table:table-cell office:value-type="float" office:value="1.52993734535" calcext:value-type="float">
            <text:p>1,5299373454</text:p>
          </table:table-cell>
          <table:table-cell office:value-type="float" office:value="0.4891" calcext:value-type="float">
            <text:p>0,4891</text:p>
          </table:table-cell>
          <table:table-cell office:value-type="float" office:value="1.44789966183" calcext:value-type="float">
            <text:p>1,44789966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7736" calcext:value-type="float">
            <text:p>0,37736</text:p>
          </table:table-cell>
          <table:table-cell office:value-type="float" office:value="1.73711465664" calcext:value-type="float">
            <text:p>1,7371146566</text:p>
          </table:table-cell>
          <table:table-cell office:value-type="float" office:value="0.4395" calcext:value-type="float">
            <text:p>0,4395</text:p>
          </table:table-cell>
          <table:table-cell office:value-type="float" office:value="1.59302050419" calcext:value-type="float">
            <text:p>1,59302050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504" calcext:value-type="float">
            <text:p>0,4504</text:p>
          </table:table-cell>
          <table:table-cell office:value-type="float" office:value="1.55058490761" calcext:value-type="float">
            <text:p>1,5505849076</text:p>
          </table:table-cell>
          <table:table-cell office:value-type="float" office:value="0.478" calcext:value-type="float">
            <text:p>0,478</text:p>
          </table:table-cell>
          <table:table-cell office:value-type="float" office:value="1.4704228014" calcext:value-type="float">
            <text:p>1,47042280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39419999981" calcext:value-type="float">
            <text:p>0,43942</text:p>
          </table:table-cell>
          <table:table-cell office:value-type="float" office:value="1.58326968174" calcext:value-type="float">
            <text:p>1,5832696817</text:p>
          </table:table-cell>
          <table:table-cell office:value-type="float" office:value="0.466" calcext:value-type="float">
            <text:p>0,466</text:p>
          </table:table-cell>
          <table:table-cell office:value-type="float" office:value="1.50424457912" calcext:value-type="float">
            <text:p>1,50424457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29860000019" calcext:value-type="float">
            <text:p>0,42986</text:p>
          </table:table-cell>
          <table:table-cell office:value-type="float" office:value="1.61907080299" calcext:value-type="float">
            <text:p>1,619070803</text:p>
          </table:table-cell>
          <table:table-cell office:value-type="float" office:value="0.4507" calcext:value-type="float">
            <text:p>0,4507</text:p>
          </table:table-cell>
          <table:table-cell office:value-type="float" office:value="1.544305756" calcext:value-type="float">
            <text:p>1,5443057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00599999981" calcext:value-type="float">
            <text:p>0,4006</text:p>
          </table:table-cell>
          <table:table-cell office:value-type="float" office:value="1.70700136482" calcext:value-type="float">
            <text:p>1,7070013648</text:p>
          </table:table-cell>
          <table:table-cell office:value-type="float" office:value="0.4255" calcext:value-type="float">
            <text:p>0,4255</text:p>
          </table:table-cell>
          <table:table-cell office:value-type="float" office:value="1.6434232378" calcext:value-type="float">
            <text:p>1,64342323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8318" calcext:value-type="float">
            <text:p>0,28318</text:p>
          </table:table-cell>
          <table:table-cell office:value-type="float" office:value="2.08281242531" calcext:value-type="float">
            <text:p>2,0828124253</text:p>
          </table:table-cell>
          <table:table-cell office:value-type="float" office:value="0.2988" calcext:value-type="float">
            <text:p>0,2988</text:p>
          </table:table-cell>
          <table:table-cell office:value-type="float" office:value="2.0082998085" calcext:value-type="float">
            <text:p>2,00829980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4915999999" calcext:value-type="float">
            <text:p>0,34916</text:p>
          </table:table-cell>
          <table:table-cell office:value-type="float" office:value="1.9573228064" calcext:value-type="float">
            <text:p>1,9573228064</text:p>
          </table:table-cell>
          <table:table-cell office:value-type="float" office:value="0.3549" calcext:value-type="float">
            <text:p>0,3549</text:p>
          </table:table-cell>
          <table:table-cell office:value-type="float" office:value="1.81894312096" calcext:value-type="float">
            <text:p>1,8189431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7540000001" calcext:value-type="float">
            <text:p>0,3754</text:p>
          </table:table-cell>
          <table:table-cell office:value-type="float" office:value="1.77633712437" calcext:value-type="float">
            <text:p>1,7763371244</text:p>
          </table:table-cell>
          <table:table-cell office:value-type="float" office:value="0.3958" calcext:value-type="float">
            <text:p>0,3958</text:p>
          </table:table-cell>
          <table:table-cell office:value-type="float" office:value="1.72681950111" calcext:value-type="float">
            <text:p>1,72681950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6256" calcext:value-type="float">
            <text:p>0,36256</text:p>
          </table:table-cell>
          <table:table-cell office:value-type="float" office:value="1.81725086208344" calcext:value-type="float">
            <text:p>1,8172508621</text:p>
          </table:table-cell>
          <table:table-cell office:value-type="float" office:value="0.4064" calcext:value-type="float">
            <text:p>0,4064</text:p>
          </table:table-cell>
          <table:table-cell office:value-type="float" office:value="1.69670650405884" calcext:value-type="float">
            <text:p>1,69670650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65960000019" calcext:value-type="float">
            <text:p>0,36596</text:p>
          </table:table-cell>
          <table:table-cell office:value-type="float" office:value="1.77085175175" calcext:value-type="float">
            <text:p>1,7708517518</text:p>
          </table:table-cell>
          <table:table-cell office:value-type="float" office:value="0.4215" calcext:value-type="float">
            <text:p>0,4215</text:p>
          </table:table-cell>
          <table:table-cell office:value-type="float" office:value="1.63861284256" calcext:value-type="float">
            <text:p>1,63861284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4331999999" calcext:value-type="float">
            <text:p>0,34332</text:p>
          </table:table-cell>
          <table:table-cell office:value-type="float" office:value="1.83335775078" calcext:value-type="float">
            <text:p>1,8333577508</text:p>
          </table:table-cell>
          <table:table-cell office:value-type="float" office:value="0.4084" calcext:value-type="float">
            <text:p>0,4084</text:p>
          </table:table-cell>
          <table:table-cell office:value-type="float" office:value="1.69265560284" calcext:value-type="float">
            <text:p>1,69265560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91179999981" calcext:value-type="float">
            <text:p>0,29118</text:p>
          </table:table-cell>
          <table:table-cell office:value-type="float" office:value="1.98016917118" calcext:value-type="float">
            <text:p>1,9801691712</text:p>
          </table:table-cell>
          <table:table-cell office:value-type="float" office:value="0.3669" calcext:value-type="float">
            <text:p>0,3669</text:p>
          </table:table-cell>
          <table:table-cell office:value-type="float" office:value="1.81332327461" calcext:value-type="float">
            <text:p>1,81332327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8972" calcext:value-type="float">
            <text:p>0,48972</text:p>
          </table:table-cell>
          <table:table-cell office:value-type="float" office:value="1.43611958282" calcext:value-type="float">
            <text:p>1,4361195828</text:p>
          </table:table-cell>
          <table:table-cell office:value-type="float" office:value="0.4864" calcext:value-type="float">
            <text:p>0,4864</text:p>
          </table:table-cell>
          <table:table-cell office:value-type="float" office:value="1.43437937717" calcext:value-type="float">
            <text:p>1,43437937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0498000001" calcext:value-type="float">
            <text:p>0,40498</text:p>
          </table:table-cell>
          <table:table-cell office:value-type="float" office:value="1.65022799015" calcext:value-type="float">
            <text:p>1,6502279902</text:p>
          </table:table-cell>
          <table:table-cell office:value-type="float" office:value="0.4742" calcext:value-type="float">
            <text:p>0,4742</text:p>
          </table:table-cell>
          <table:table-cell office:value-type="float" office:value="1.49362140846" calcext:value-type="float">
            <text:p>1,49362140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80859999981" calcext:value-type="float">
            <text:p>0,48086</text:p>
          </table:table-cell>
          <table:table-cell office:value-type="float" office:value="1.45873893944" calcext:value-type="float">
            <text:p>1,4587389394</text:p>
          </table:table-cell>
          <table:table-cell office:value-type="float" office:value="0.4818" calcext:value-type="float">
            <text:p>0,4818</text:p>
          </table:table-cell>
          <table:table-cell office:value-type="float" office:value="1.45161769714" calcext:value-type="float">
            <text:p>1,45161769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6824" calcext:value-type="float">
            <text:p>0,46824</text:p>
          </table:table-cell>
          <table:table-cell office:value-type="float" office:value="1.49554530575" calcext:value-type="float">
            <text:p>1,4955453058</text:p>
          </table:table-cell>
          <table:table-cell office:value-type="float" office:value="0.4625" calcext:value-type="float">
            <text:p>0,4625</text:p>
          </table:table-cell>
          <table:table-cell office:value-type="float" office:value="1.50552427902" calcext:value-type="float">
            <text:p>1,5055242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57499999981" calcext:value-type="float">
            <text:p>0,4575</text:p>
          </table:table-cell>
          <table:table-cell office:value-type="float" office:value="1.52863052032" calcext:value-type="float">
            <text:p>1,5286305203</text:p>
          </table:table-cell>
          <table:table-cell office:value-type="float" office:value="0.4724" calcext:value-type="float">
            <text:p>0,4724</text:p>
          </table:table-cell>
          <table:table-cell office:value-type="float" office:value="1.49321137791" calcext:value-type="float">
            <text:p>1,49321137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2560000001" calcext:value-type="float">
            <text:p>0,4256</text:p>
          </table:table-cell>
          <table:table-cell office:value-type="float" office:value="1.62604358219" calcext:value-type="float">
            <text:p>1,6260435822</text:p>
          </table:table-cell>
          <table:table-cell office:value-type="float" office:value="0.4054" calcext:value-type="float">
            <text:p>0,4054</text:p>
          </table:table-cell>
          <table:table-cell office:value-type="float" office:value="1.69246287041" calcext:value-type="float">
            <text:p>1,69246287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2119999999" calcext:value-type="float">
            <text:p>0,3212</text:p>
          </table:table-cell>
          <table:table-cell office:value-type="float" office:value="1.95601611732" calcext:value-type="float">
            <text:p>1,9560161173</text:p>
          </table:table-cell>
          <table:table-cell office:value-type="float" office:value="0.3394" calcext:value-type="float">
            <text:p>0,3394</text:p>
          </table:table-cell>
          <table:table-cell office:value-type="float" office:value="1.89819146156" calcext:value-type="float">
            <text:p>1,89819146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73819999995" calcext:value-type="float">
            <text:p>0,37382</text:p>
          </table:table-cell>
          <table:table-cell office:value-type="float" office:value="1.87340760868" calcext:value-type="float">
            <text:p>1,8734076087</text:p>
          </table:table-cell>
          <table:table-cell office:value-type="float" office:value="0.4194" calcext:value-type="float">
            <text:p>0,4194</text:p>
          </table:table-cell>
          <table:table-cell office:value-type="float" office:value="1.62929873848" calcext:value-type="float">
            <text:p>1,62929873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92760000019" calcext:value-type="float">
            <text:p>0,39276</text:p>
          </table:table-cell>
          <table:table-cell office:value-type="float" office:value="1.72899127464" calcext:value-type="float">
            <text:p>1,7289912746</text:p>
          </table:table-cell>
          <table:table-cell office:value-type="float" office:value="0.3622" calcext:value-type="float">
            <text:p>0,3622</text:p>
          </table:table-cell>
          <table:table-cell office:value-type="float" office:value="1.77311742306" calcext:value-type="float">
            <text:p>1,77311742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13419999980926" calcext:value-type="float">
            <text:p>0,41342</text:p>
          </table:table-cell>
          <table:table-cell office:value-type="float" office:value="1.67006906425476" calcext:value-type="float">
            <text:p>1,6700690643</text:p>
          </table:table-cell>
          <table:table-cell office:value-type="float" office:value="0.441" calcext:value-type="float">
            <text:p>0,441</text:p>
          </table:table-cell>
          <table:table-cell office:value-type="float" office:value="1.59748944091797" calcext:value-type="float">
            <text:p>1,59748944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9379999999" calcext:value-type="float">
            <text:p>0,3938</text:p>
          </table:table-cell>
          <table:table-cell office:value-type="float" office:value="1.6847823835" calcext:value-type="float">
            <text:p>1,6847823835</text:p>
          </table:table-cell>
          <table:table-cell office:value-type="float" office:value="0.4632" calcext:value-type="float">
            <text:p>0,4632</text:p>
          </table:table-cell>
          <table:table-cell office:value-type="float" office:value="1.53069731503" calcext:value-type="float">
            <text:p>1,5306973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6914" calcext:value-type="float">
            <text:p>0,36914</text:p>
          </table:table-cell>
          <table:table-cell office:value-type="float" office:value="1.76035358482" calcext:value-type="float">
            <text:p>1,7603535848</text:p>
          </table:table-cell>
          <table:table-cell office:value-type="float" office:value="0.4397" calcext:value-type="float">
            <text:p>0,4397</text:p>
          </table:table-cell>
          <table:table-cell office:value-type="float" office:value="1.61416975479" calcext:value-type="float">
            <text:p>1,61416975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2238" calcext:value-type="float">
            <text:p>0,32238</text:p>
          </table:table-cell>
          <table:table-cell office:value-type="float" office:value="1.89779975685" calcext:value-type="float">
            <text:p>1,8977997569</text:p>
          </table:table-cell>
          <table:table-cell office:value-type="float" office:value="0.3933" calcext:value-type="float">
            <text:p>0,3933</text:p>
          </table:table-cell>
          <table:table-cell office:value-type="float" office:value="1.72981028271" calcext:value-type="float">
            <text:p>1,72981028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18179999981" calcext:value-type="float">
            <text:p>0,51818</text:p>
          </table:table-cell>
          <table:table-cell office:value-type="float" office:value="1.35538469761" calcext:value-type="float">
            <text:p>1,3553846976</text:p>
          </table:table-cell>
          <table:table-cell office:value-type="float" office:value="0.5068" calcext:value-type="float">
            <text:p>0,5068</text:p>
          </table:table-cell>
          <table:table-cell office:value-type="float" office:value="1.37403972206" calcext:value-type="float">
            <text:p>1,37403972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3185999999" calcext:value-type="float">
            <text:p>0,43186</text:p>
          </table:table-cell>
          <table:table-cell office:value-type="float" office:value="1.57835923637" calcext:value-type="float">
            <text:p>1,5783592364</text:p>
          </table:table-cell>
          <table:table-cell office:value-type="float" office:value="0.4803" calcext:value-type="float">
            <text:p>0,4803</text:p>
          </table:table-cell>
          <table:table-cell office:value-type="float" office:value="1.43919901943" calcext:value-type="float">
            <text:p>1,43919901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510340000038" calcext:value-type="float">
            <text:p>0,51034</text:p>
          </table:table-cell>
          <table:table-cell office:value-type="float" office:value="1.37855349964" calcext:value-type="float">
            <text:p>1,3785534996</text:p>
          </table:table-cell>
          <table:table-cell office:value-type="float" office:value="0.5078" calcext:value-type="float">
            <text:p>0,5078</text:p>
          </table:table-cell>
          <table:table-cell office:value-type="float" office:value="1.3769691824" calcext:value-type="float">
            <text:p>1,37696918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95119999962" calcext:value-type="float">
            <text:p>0,49512</text:p>
          </table:table-cell>
          <table:table-cell office:value-type="float" office:value="1.41639778694" calcext:value-type="float">
            <text:p>1,4163977869</text:p>
          </table:table-cell>
          <table:table-cell office:value-type="float" office:value="0.4999" calcext:value-type="float">
            <text:p>0,4999</text:p>
          </table:table-cell>
          <table:table-cell office:value-type="float" office:value="1.4061442152" calcext:value-type="float">
            <text:p>1,40614421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83720000038" calcext:value-type="float">
            <text:p>0,48372</text:p>
          </table:table-cell>
          <table:table-cell office:value-type="float" office:value="1.45599660881" calcext:value-type="float">
            <text:p>1,4559966088</text:p>
          </table:table-cell>
          <table:table-cell office:value-type="float" office:value="0.4812" calcext:value-type="float">
            <text:p>0,4812</text:p>
          </table:table-cell>
          <table:table-cell office:value-type="float" office:value="1.45887144337" calcext:value-type="float">
            <text:p>1,45887144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50339999981" calcext:value-type="float">
            <text:p>0,45034</text:p>
          </table:table-cell>
          <table:table-cell office:value-type="float" office:value="1.55292278393" calcext:value-type="float">
            <text:p>1,5529227839</text:p>
          </table:table-cell>
          <table:table-cell office:value-type="float" office:value="0.4629" calcext:value-type="float">
            <text:p>0,4629</text:p>
          </table:table-cell>
          <table:table-cell office:value-type="float" office:value="1.51973761272" calcext:value-type="float">
            <text:p>1,5197376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5166000001" calcext:value-type="float">
            <text:p>0,35166</text:p>
          </table:table-cell>
          <table:table-cell office:value-type="float" office:value="1.85379979515" calcext:value-type="float">
            <text:p>1,8537997952</text:p>
          </table:table-cell>
          <table:table-cell office:value-type="float" office:value="0.3666" calcext:value-type="float">
            <text:p>0,3666</text:p>
          </table:table-cell>
          <table:table-cell office:value-type="float" office:value="1.81430189991" calcext:value-type="float">
            <text:p>1,81430189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68640000019" calcext:value-type="float">
            <text:p>0,36864</text:p>
          </table:table-cell>
          <table:table-cell office:value-type="float" office:value="1.87901370125" calcext:value-type="float">
            <text:p>1,8790137013</text:p>
          </table:table-cell>
          <table:table-cell office:value-type="float" office:value="0.3827" calcext:value-type="float">
            <text:p>0,3827</text:p>
          </table:table-cell>
          <table:table-cell office:value-type="float" office:value="1.7580228384" calcext:value-type="float">
            <text:p>1,75802283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0729999999" calcext:value-type="float">
            <text:p>0,4073</text:p>
          </table:table-cell>
          <table:table-cell office:value-type="float" office:value="1.68709661064" calcext:value-type="float">
            <text:p>1,6870966106</text:p>
          </table:table-cell>
          <table:table-cell office:value-type="float" office:value="0.4121" calcext:value-type="float">
            <text:p>0,4121</text:p>
          </table:table-cell>
          <table:table-cell office:value-type="float" office:value="1.66891806107" calcext:value-type="float">
            <text:p>1,66891806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28800000019074" calcext:value-type="float">
            <text:p>0,4288</text:p>
          </table:table-cell>
          <table:table-cell office:value-type="float" office:value="1.62449137367249" calcext:value-type="float">
            <text:p>1,6244913737</text:p>
          </table:table-cell>
          <table:table-cell office:value-type="float" office:value="0.4488" calcext:value-type="float">
            <text:p>0,4488</text:p>
          </table:table-cell>
          <table:table-cell office:value-type="float" office:value="1.53219664077759" calcext:value-type="float">
            <text:p>1,53219664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1948" calcext:value-type="float">
            <text:p>0,41948</text:p>
          </table:table-cell>
          <table:table-cell office:value-type="float" office:value="1.61378311985" calcext:value-type="float">
            <text:p>1,6137831199</text:p>
          </table:table-cell>
          <table:table-cell office:value-type="float" office:value="0.4687" calcext:value-type="float">
            <text:p>0,4687</text:p>
          </table:table-cell>
          <table:table-cell office:value-type="float" office:value="1.47775204105" calcext:value-type="float">
            <text:p>1,47775204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8976" calcext:value-type="float">
            <text:p>0,38976</text:p>
          </table:table-cell>
          <table:table-cell office:value-type="float" office:value="1.7010130555" calcext:value-type="float">
            <text:p>1,7010130555</text:p>
          </table:table-cell>
          <table:table-cell office:value-type="float" office:value="0.4403" calcext:value-type="float">
            <text:p>0,4403</text:p>
          </table:table-cell>
          <table:table-cell office:value-type="float" office:value="1.58658195496" calcext:value-type="float">
            <text:p>1,5865819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4660000001" calcext:value-type="float">
            <text:p>0,3466</text:p>
          </table:table-cell>
          <table:table-cell office:value-type="float" office:value="1.82791708897" calcext:value-type="float">
            <text:p>1,827917089</text:p>
          </table:table-cell>
          <table:table-cell office:value-type="float" office:value="0.4105" calcext:value-type="float">
            <text:p>0,4105</text:p>
          </table:table-cell>
          <table:table-cell office:value-type="float" office:value="1.67907405453" calcext:value-type="float">
            <text:p>1,67907405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43960000038" calcext:value-type="float">
            <text:p>0,54396</text:p>
          </table:table-cell>
          <table:table-cell office:value-type="float" office:value="1.29760230644" calcext:value-type="float">
            <text:p>1,2976023064</text:p>
          </table:table-cell>
          <table:table-cell office:value-type="float" office:value="0.5414" calcext:value-type="float">
            <text:p>0,5414</text:p>
          </table:table-cell>
          <table:table-cell office:value-type="float" office:value="1.29916391335" calcext:value-type="float">
            <text:p>1,299163913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5098" calcext:value-type="float">
            <text:p>0,45098</text:p>
          </table:table-cell>
          <table:table-cell office:value-type="float" office:value="1.52082740444" calcext:value-type="float">
            <text:p>1,5208274044</text:p>
          </table:table-cell>
          <table:table-cell office:value-type="float" office:value="0.5016" calcext:value-type="float">
            <text:p>0,5016</text:p>
          </table:table-cell>
          <table:table-cell office:value-type="float" office:value="1.39686814957" calcext:value-type="float">
            <text:p>1,39686814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33299999962" calcext:value-type="float">
            <text:p>0,5333</text:p>
          </table:table-cell>
          <table:table-cell office:value-type="float" office:value="1.32166808754" calcext:value-type="float">
            <text:p>1,3216680875</text:p>
          </table:table-cell>
          <table:table-cell office:value-type="float" office:value="0.5359" calcext:value-type="float">
            <text:p>0,5359</text:p>
          </table:table-cell>
          <table:table-cell office:value-type="float" office:value="1.31603550358" calcext:value-type="float">
            <text:p>1,316035503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21960000019" calcext:value-type="float">
            <text:p>0,52196</text:p>
          </table:table-cell>
          <table:table-cell office:value-type="float" office:value="1.35725564808" calcext:value-type="float">
            <text:p>1,3572556481</text:p>
          </table:table-cell>
          <table:table-cell office:value-type="float" office:value="0.5225" calcext:value-type="float">
            <text:p>0,5225</text:p>
          </table:table-cell>
          <table:table-cell office:value-type="float" office:value="1.34771103745" calcext:value-type="float">
            <text:p>1,34771103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06280000019" calcext:value-type="float">
            <text:p>0,50628</text:p>
          </table:table-cell>
          <table:table-cell office:value-type="float" office:value="1.39090014164" calcext:value-type="float">
            <text:p>1,3909001416</text:p>
          </table:table-cell>
          <table:table-cell office:value-type="float" office:value="0.4746" calcext:value-type="float">
            <text:p>0,4746</text:p>
          </table:table-cell>
          <table:table-cell office:value-type="float" office:value="1.514658395" calcext:value-type="float">
            <text:p>1,51465839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70360000038" calcext:value-type="float">
            <text:p>0,47036</text:p>
          </table:table-cell>
          <table:table-cell office:value-type="float" office:value="1.49525795647" calcext:value-type="float">
            <text:p>1,4952579565</text:p>
          </table:table-cell>
          <table:table-cell office:value-type="float" office:value="0.4816" calcext:value-type="float">
            <text:p>0,4816</text:p>
          </table:table-cell>
          <table:table-cell office:value-type="float" office:value="1.46066414223" calcext:value-type="float">
            <text:p>1,46066414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7368" calcext:value-type="float">
            <text:p>0,37368</text:p>
          </table:table-cell>
          <table:table-cell office:value-type="float" office:value="1.78550594574" calcext:value-type="float">
            <text:p>1,7855059457</text:p>
          </table:table-cell>
          <table:table-cell office:value-type="float" office:value="0.3891" calcext:value-type="float">
            <text:p>0,3891</text:p>
          </table:table-cell>
          <table:table-cell office:value-type="float" office:value="1.74622510567" calcext:value-type="float">
            <text:p>1,74622510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717" calcext:value-type="float">
            <text:p>0,2717</text:p>
          </table:table-cell>
          <table:table-cell office:value-type="float" office:value="2.4747671962" calcext:value-type="float">
            <text:p>2,4747671962</text:p>
          </table:table-cell>
          <table:table-cell office:value-type="float" office:value="0.2286" calcext:value-type="float">
            <text:p>0,2286</text:p>
          </table:table-cell>
          <table:table-cell office:value-type="float" office:value="2.13242376251" calcext:value-type="float">
            <text:p>2,13242376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18880000019" calcext:value-type="float">
            <text:p>0,41888</text:p>
          </table:table-cell>
          <table:table-cell office:value-type="float" office:value="1.65496539619" calcext:value-type="float">
            <text:p>1,6549653962</text:p>
          </table:table-cell>
          <table:table-cell office:value-type="float" office:value="0.4276" calcext:value-type="float">
            <text:p>0,4276</text:p>
          </table:table-cell>
          <table:table-cell office:value-type="float" office:value="1.63569151497" calcext:value-type="float">
            <text:p>1,6356915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61200000019074" calcext:value-type="float">
            <text:p>0,4612</text:p>
          </table:table-cell>
          <table:table-cell office:value-type="float" office:value="1.53442079277039" calcext:value-type="float">
            <text:p>1,5344207928</text:p>
          </table:table-cell>
          <table:table-cell office:value-type="float" office:value="0.4659" calcext:value-type="float">
            <text:p>0,4659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38460000019" calcext:value-type="float">
            <text:p>0,43846</text:p>
          </table:table-cell>
          <table:table-cell office:value-type="float" office:value="1.55270421207" calcext:value-type="float">
            <text:p>1,5527042121</text:p>
          </table:table-cell>
          <table:table-cell office:value-type="float" office:value="0.4935" calcext:value-type="float">
            <text:p>0,4935</text:p>
          </table:table-cell>
          <table:table-cell office:value-type="float" office:value="1.42427483025" calcext:value-type="float">
            <text:p>1,42427483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0955999999" calcext:value-type="float">
            <text:p>0,40956</text:p>
          </table:table-cell>
          <table:table-cell office:value-type="float" office:value="1.64218349087" calcext:value-type="float">
            <text:p>1,6421834909</text:p>
          </table:table-cell>
          <table:table-cell office:value-type="float" office:value="0.4647" calcext:value-type="float">
            <text:p>0,4647</text:p>
          </table:table-cell>
          <table:table-cell office:value-type="float" office:value="1.52047206345" calcext:value-type="float">
            <text:p>1,52047206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55299999981" calcext:value-type="float">
            <text:p>0,3553</text:p>
          </table:table-cell>
          <table:table-cell office:value-type="float" office:value="1.8072867239" calcext:value-type="float">
            <text:p>1,8072867239</text:p>
          </table:table-cell>
          <table:table-cell office:value-type="float" office:value="0.3495" calcext:value-type="float">
            <text:p>0,3495</text:p>
          </table:table-cell>
          <table:table-cell office:value-type="float" office:value="1.82497229843" calcext:value-type="float">
            <text:p>1,82497229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648" calcext:value-type="float">
            <text:p>0,5648</text:p>
          </table:table-cell>
          <table:table-cell office:value-type="float" office:value="1.24017658619" calcext:value-type="float">
            <text:p>1,2401765862</text:p>
          </table:table-cell>
          <table:table-cell office:value-type="float" office:value="0.5313" calcext:value-type="float">
            <text:p>0,5313</text:p>
          </table:table-cell>
          <table:table-cell office:value-type="float" office:value="1.35134225922" calcext:value-type="float">
            <text:p>1,35134225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6907999999" calcext:value-type="float">
            <text:p>0,46908</text:p>
          </table:table-cell>
          <table:table-cell office:value-type="float" office:value="1.47569132591" calcext:value-type="float">
            <text:p>1,4756913259</text:p>
          </table:table-cell>
          <table:table-cell office:value-type="float" office:value="0.518" calcext:value-type="float">
            <text:p>0,518</text:p>
          </table:table-cell>
          <table:table-cell office:value-type="float" office:value="1.34549966679" calcext:value-type="float">
            <text:p>1,345499666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56359999981" calcext:value-type="float">
            <text:p>0,55636</text:p>
          </table:table-cell>
          <table:table-cell office:value-type="float" office:value="1.26558477806" calcext:value-type="float">
            <text:p>1,2655847781</text:p>
          </table:table-cell>
          <table:table-cell office:value-type="float" office:value="0.5176" calcext:value-type="float">
            <text:p>0,5176</text:p>
          </table:table-cell>
          <table:table-cell office:value-type="float" office:value="1.39814096889" calcext:value-type="float">
            <text:p>1,398140968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43240000038" calcext:value-type="float">
            <text:p>0,54324</text:p>
          </table:table-cell>
          <table:table-cell office:value-type="float" office:value="1.29966037937" calcext:value-type="float">
            <text:p>1,2996603794</text:p>
          </table:table-cell>
          <table:table-cell office:value-type="float" office:value="0.5059" calcext:value-type="float">
            <text:p>0,5059</text:p>
          </table:table-cell>
          <table:table-cell office:value-type="float" office:value="1.42723450947" calcext:value-type="float">
            <text:p>1,427234509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27419999981" calcext:value-type="float">
            <text:p>0,52742</text:p>
          </table:table-cell>
          <table:table-cell office:value-type="float" office:value="1.33503934204" calcext:value-type="float">
            <text:p>1,335039342</text:p>
          </table:table-cell>
          <table:table-cell office:value-type="float" office:value="0.519" calcext:value-type="float">
            <text:p>0,519</text:p>
          </table:table-cell>
          <table:table-cell office:value-type="float" office:value="1.34967271271" calcext:value-type="float">
            <text:p>1,3496727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89479999981" calcext:value-type="float">
            <text:p>0,48948</text:p>
          </table:table-cell>
          <table:table-cell office:value-type="float" office:value="1.44100031498" calcext:value-type="float">
            <text:p>1,441000315</text:p>
          </table:table-cell>
          <table:table-cell office:value-type="float" office:value="0.492" calcext:value-type="float">
            <text:p>0,492</text:p>
          </table:table-cell>
          <table:table-cell office:value-type="float" office:value="1.43056610451" calcext:value-type="float">
            <text:p>1,43056610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9514" calcext:value-type="float">
            <text:p>0,39514</text:p>
          </table:table-cell>
          <table:table-cell office:value-type="float" office:value="1.72643238468" calcext:value-type="float">
            <text:p>1,7264323847</text:p>
          </table:table-cell>
          <table:table-cell office:value-type="float" office:value="0.3973" calcext:value-type="float">
            <text:p>0,3973</text:p>
          </table:table-cell>
          <table:table-cell office:value-type="float" office:value="1.69903752365" calcext:value-type="float">
            <text:p>1,69903752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42439999995" calcext:value-type="float">
            <text:p>0,14244</text:p>
          </table:table-cell>
          <table:table-cell office:value-type="float" office:value="2.84170292664" calcext:value-type="float">
            <text:p>2,8417029266</text:p>
          </table:table-cell>
          <table:table-cell office:value-type="float" office:value="0.1131" calcext:value-type="float">
            <text:p>0,1131</text:p>
          </table:table-cell>
          <table:table-cell office:value-type="float" office:value="2.29152601929" calcext:value-type="float">
            <text:p>2,29152601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2997999999" calcext:value-type="float">
            <text:p>0,42998</text:p>
          </table:table-cell>
          <table:table-cell office:value-type="float" office:value="1.62351760952" calcext:value-type="float">
            <text:p>1,6235176095</text:p>
          </table:table-cell>
          <table:table-cell office:value-type="float" office:value="0.4365" calcext:value-type="float">
            <text:p>0,4365</text:p>
          </table:table-cell>
          <table:table-cell office:value-type="float" office:value="1.60005380363" calcext:value-type="float">
            <text:p>1,60005380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85819999980926" calcext:value-type="float">
            <text:p>0,48582</text:p>
          </table:table-cell>
          <table:table-cell office:value-type="float" office:value="1.47558873970032" calcext:value-type="float">
            <text:p>1,4755887397</text:p>
          </table:table-cell>
          <table:table-cell office:value-type="float" office:value="0.4775" calcext:value-type="float">
            <text:p>0,4775</text:p>
          </table:table-cell>
          <table:table-cell office:value-type="float" office:value="1.48987634239197" calcext:value-type="float">
            <text:p>1,48987634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55859999981" calcext:value-type="float">
            <text:p>0,45586</text:p>
          </table:table-cell>
          <table:table-cell office:value-type="float" office:value="1.50728144638" calcext:value-type="float">
            <text:p>1,5072814464</text:p>
          </table:table-cell>
          <table:table-cell office:value-type="float" office:value="0.5075" calcext:value-type="float">
            <text:p>0,5075</text:p>
          </table:table-cell>
          <table:table-cell office:value-type="float" office:value="1.37117738647" calcext:value-type="float">
            <text:p>1,37117738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2688" calcext:value-type="float">
            <text:p>0,42688</text:p>
          </table:table-cell>
          <table:table-cell office:value-type="float" office:value="1.59044562527" calcext:value-type="float">
            <text:p>1,5904456253</text:p>
          </table:table-cell>
          <table:table-cell office:value-type="float" office:value="0.479" calcext:value-type="float">
            <text:p>0,479</text:p>
          </table:table-cell>
          <table:table-cell office:value-type="float" office:value="1.45396994591" calcext:value-type="float">
            <text:p>1,45396994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66640000019" calcext:value-type="float">
            <text:p>0,36664</text:p>
          </table:table-cell>
          <table:table-cell office:value-type="float" office:value="1.76355458954" calcext:value-type="float">
            <text:p>1,7635545895</text:p>
          </table:table-cell>
          <table:table-cell office:value-type="float" office:value="0.4431" calcext:value-type="float">
            <text:p>0,4431</text:p>
          </table:table-cell>
          <table:table-cell office:value-type="float" office:value="1.60455253143" calcext:value-type="float">
            <text:p>1,60455253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8114" calcext:value-type="float">
            <text:p>0,58114</text:p>
          </table:table-cell>
          <table:table-cell office:value-type="float" office:value="1.19396359474" calcext:value-type="float">
            <text:p>1,1939635947</text:p>
          </table:table-cell>
          <table:table-cell office:value-type="float" office:value="0.5705" calcext:value-type="float">
            <text:p>0,5705</text:p>
          </table:table-cell>
          <table:table-cell office:value-type="float" office:value="1.22651639843" calcext:value-type="float">
            <text:p>1,22651639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86860000038" calcext:value-type="float">
            <text:p>0,48686</text:p>
          </table:table-cell>
          <table:table-cell office:value-type="float" office:value="1.43555292606" calcext:value-type="float">
            <text:p>1,4355529261</text:p>
          </table:table-cell>
          <table:table-cell office:value-type="float" office:value="0.5173" calcext:value-type="float">
            <text:p>0,5173</text:p>
          </table:table-cell>
          <table:table-cell office:value-type="float" office:value="1.3499163908" calcext:value-type="float">
            <text:p>1,34991639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71839999981" calcext:value-type="float">
            <text:p>0,57184</text:p>
          </table:table-cell>
          <table:table-cell office:value-type="float" office:value="1.22049530193" calcext:value-type="float">
            <text:p>1,2204953019</text:p>
          </table:table-cell>
          <table:table-cell office:value-type="float" office:value="0.5608" calcext:value-type="float">
            <text:p>0,5608</text:p>
          </table:table-cell>
          <table:table-cell office:value-type="float" office:value="1.25764216423" calcext:value-type="float">
            <text:p>1,257642164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5816" calcext:value-type="float">
            <text:p>0,55816</text:p>
          </table:table-cell>
          <table:table-cell office:value-type="float" office:value="1.25479957726" calcext:value-type="float">
            <text:p>1,2547995773</text:p>
          </table:table-cell>
          <table:table-cell office:value-type="float" office:value="0.548" calcext:value-type="float">
            <text:p>0,548</text:p>
          </table:table-cell>
          <table:table-cell office:value-type="float" office:value="1.28036785088" calcext:value-type="float">
            <text:p>1,28036785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4674" calcext:value-type="float">
            <text:p>0,54674</text:p>
          </table:table-cell>
          <table:table-cell office:value-type="float" office:value="1.28911859066" calcext:value-type="float">
            <text:p>1,2891185907</text:p>
          </table:table-cell>
          <table:table-cell office:value-type="float" office:value="0.5224" calcext:value-type="float">
            <text:p>0,5224</text:p>
          </table:table-cell>
          <table:table-cell office:value-type="float" office:value="1.34203837662" calcext:value-type="float">
            <text:p>1,342038376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06519999981" calcext:value-type="float">
            <text:p>0,50652</text:p>
          </table:table-cell>
          <table:table-cell office:value-type="float" office:value="1.39345408302" calcext:value-type="float">
            <text:p>1,393454083</text:p>
          </table:table-cell>
          <table:table-cell office:value-type="float" office:value="0.4843" calcext:value-type="float">
            <text:p>0,4843</text:p>
          </table:table-cell>
          <table:table-cell office:value-type="float" office:value="1.47636303482" calcext:value-type="float">
            <text:p>1,47636303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11519999981" calcext:value-type="float">
            <text:p>0,41152</text:p>
          </table:table-cell>
          <table:table-cell office:value-type="float" office:value="1.67377132507" calcext:value-type="float">
            <text:p>1,6737713251</text:p>
          </table:table-cell>
          <table:table-cell office:value-type="float" office:value="0.4225" calcext:value-type="float">
            <text:p>0,4225</text:p>
          </table:table-cell>
          <table:table-cell office:value-type="float" office:value="1.64995161362" calcext:value-type="float">
            <text:p>1,64995161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3618" calcext:value-type="float">
            <text:p>0,13618</text:p>
          </table:table-cell>
          <table:table-cell office:value-type="float" office:value="2.77981082031" calcext:value-type="float">
            <text:p>2,7798108203</text:p>
          </table:table-cell>
          <table:table-cell office:value-type="float" office:value="0.129" calcext:value-type="float">
            <text:p>0,129</text:p>
          </table:table-cell>
          <table:table-cell office:value-type="float" office:value="2.27165816841" calcext:value-type="float">
            <text:p>2,27165816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3975999999" calcext:value-type="float">
            <text:p>0,43976</text:p>
          </table:table-cell>
          <table:table-cell office:value-type="float" office:value="1.59367102901" calcext:value-type="float">
            <text:p>1,593671029</text:p>
          </table:table-cell>
          <table:table-cell office:value-type="float" office:value="0.4321" calcext:value-type="float">
            <text:p>0,4321</text:p>
          </table:table-cell>
          <table:table-cell office:value-type="float" office:value="1.62404147205" calcext:value-type="float">
            <text:p>1,62404147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04480000019073" calcext:value-type="float">
            <text:p>0,50448</text:p>
          </table:table-cell>
          <table:table-cell office:value-type="float" office:value="1.41449113578796" calcext:value-type="float">
            <text:p>1,4144911358</text:p>
          </table:table-cell>
          <table:table-cell office:value-type="float" office:value="0.5061" calcext:value-type="float">
            <text:p>0,5061</text:p>
          </table:table-cell>
          <table:table-cell office:value-type="float" office:value="1.40146416683197" calcext:value-type="float">
            <text:p>1,401464166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74179999962" calcext:value-type="float">
            <text:p>0,47418</text:p>
          </table:table-cell>
          <table:table-cell office:value-type="float" office:value="1.46556490719" calcext:value-type="float">
            <text:p>1,4655649072</text:p>
          </table:table-cell>
          <table:table-cell office:value-type="float" office:value="0.5044" calcext:value-type="float">
            <text:p>0,5044</text:p>
          </table:table-cell>
          <table:table-cell office:value-type="float" office:value="1.38011147766" calcext:value-type="float">
            <text:p>1,38011147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4489999999" calcext:value-type="float">
            <text:p>0,4449</text:p>
          </table:table-cell>
          <table:table-cell office:value-type="float" office:value="1.54357581543" calcext:value-type="float">
            <text:p>1,5435758154</text:p>
          </table:table-cell>
          <table:table-cell office:value-type="float" office:value="0.4893" calcext:value-type="float">
            <text:p>0,4893</text:p>
          </table:table-cell>
          <table:table-cell office:value-type="float" office:value="1.43523280678" calcext:value-type="float">
            <text:p>1,435232806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85360000019" calcext:value-type="float">
            <text:p>0,38536</text:p>
          </table:table-cell>
          <table:table-cell office:value-type="float" office:value="1.72701023743" calcext:value-type="float">
            <text:p>1,7270102374</text:p>
          </table:table-cell>
          <table:table-cell office:value-type="float" office:value="0.459" calcext:value-type="float">
            <text:p>0,459</text:p>
          </table:table-cell>
          <table:table-cell office:value-type="float" office:value="1.56023994827" calcext:value-type="float">
            <text:p>1,56023994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7340000019" calcext:value-type="float">
            <text:p>0,59734</text:p>
          </table:table-cell>
          <table:table-cell office:value-type="float" office:value="1.14747184845" calcext:value-type="float">
            <text:p>1,1474718485</text:p>
          </table:table-cell>
          <table:table-cell office:value-type="float" office:value="0.5842" calcext:value-type="float">
            <text:p>0,5842</text:p>
          </table:table-cell>
          <table:table-cell office:value-type="float" office:value="1.18738640976" calcext:value-type="float">
            <text:p>1,187386409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498519999981" calcext:value-type="float">
            <text:p>0,49852</text:p>
          </table:table-cell>
          <table:table-cell office:value-type="float" office:value="1.40416566216" calcext:value-type="float">
            <text:p>1,4041656622</text:p>
          </table:table-cell>
          <table:table-cell office:value-type="float" office:value="0.5281" calcext:value-type="float">
            <text:p>0,5281</text:p>
          </table:table-cell>
          <table:table-cell office:value-type="float" office:value="1.33991728449" calcext:value-type="float">
            <text:p>1,33991728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889" calcext:value-type="float">
            <text:p>0,5889</text:p>
          </table:table-cell>
          <table:table-cell office:value-type="float" office:value="1.17572901558" calcext:value-type="float">
            <text:p>1,1757290156</text:p>
          </table:table-cell>
          <table:table-cell office:value-type="float" office:value="0.5763" calcext:value-type="float">
            <text:p>0,5763</text:p>
          </table:table-cell>
          <table:table-cell office:value-type="float" office:value="1.21043061676" calcext:value-type="float">
            <text:p>1,210430616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75739999962" calcext:value-type="float">
            <text:p>0,57574</text:p>
          </table:table-cell>
          <table:table-cell office:value-type="float" office:value="1.21160240807" calcext:value-type="float">
            <text:p>1,2116024081</text:p>
          </table:table-cell>
          <table:table-cell office:value-type="float" office:value="0.5686" calcext:value-type="float">
            <text:p>0,5686</text:p>
          </table:table-cell>
          <table:table-cell office:value-type="float" office:value="1.23279558582" calcext:value-type="float">
            <text:p>1,23279558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5942" calcext:value-type="float">
            <text:p>0,55942</text:p>
          </table:table-cell>
          <table:table-cell office:value-type="float" office:value="1.24851204041" calcext:value-type="float">
            <text:p>1,2485120404</text:p>
          </table:table-cell>
          <table:table-cell office:value-type="float" office:value="0.5597" calcext:value-type="float">
            <text:p>0,5597</text:p>
          </table:table-cell>
          <table:table-cell office:value-type="float" office:value="1.24894390755" calcext:value-type="float">
            <text:p>1,248943907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24759999981" calcext:value-type="float">
            <text:p>0,52476</text:p>
          </table:table-cell>
          <table:table-cell office:value-type="float" office:value="1.348821628" calcext:value-type="float">
            <text:p>1,348821628</text:p>
          </table:table-cell>
          <table:table-cell office:value-type="float" office:value="0.509" calcext:value-type="float">
            <text:p>0,509</text:p>
          </table:table-cell>
          <table:table-cell office:value-type="float" office:value="1.40597144279" calcext:value-type="float">
            <text:p>1,405971442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418740000019" calcext:value-type="float">
            <text:p>0,41874</text:p>
          </table:table-cell>
          <table:table-cell office:value-type="float" office:value="1.64382503914" calcext:value-type="float">
            <text:p>1,6438250391</text:p>
          </table:table-cell>
          <table:table-cell office:value-type="float" office:value="0.4243" calcext:value-type="float">
            <text:p>0,4243</text:p>
          </table:table-cell>
          <table:table-cell office:value-type="float" office:value="1.62029285984" calcext:value-type="float">
            <text:p>1,620292859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28479999998" calcext:value-type="float">
            <text:p>0,12848</text:p>
          </table:table-cell>
          <table:table-cell office:value-type="float" office:value="2.2849503405" calcext:value-type="float">
            <text:p>2,2849503405</text:p>
          </table:table-cell>
          <table:table-cell office:value-type="float" office:value="0.113" calcext:value-type="float">
            <text:p>0,113</text:p>
          </table:table-cell>
          <table:table-cell office:value-type="float" office:value="2.31751138344" calcext:value-type="float">
            <text:p>2,317511383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449660000019" calcext:value-type="float">
            <text:p>0,44966</text:p>
          </table:table-cell>
          <table:table-cell office:value-type="float" office:value="1.56979963493" calcext:value-type="float">
            <text:p>1,5697996349</text:p>
          </table:table-cell>
          <table:table-cell office:value-type="float" office:value="0.4507" calcext:value-type="float">
            <text:p>0,4507</text:p>
          </table:table-cell>
          <table:table-cell office:value-type="float" office:value="1.5544831686" calcext:value-type="float">
            <text:p>1,55448316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24940000019073" calcext:value-type="float">
            <text:p>0,52494</text:p>
          </table:table-cell>
          <table:table-cell office:value-type="float" office:value="1.35751616146088" calcext:value-type="float">
            <text:p>1,3575161615</text:p>
          </table:table-cell>
          <table:table-cell office:value-type="float" office:value="0.5246" calcext:value-type="float">
            <text:p>0,5246</text:p>
          </table:table-cell>
          <table:table-cell office:value-type="float" office:value="1.35040556602478" calcext:value-type="float">
            <text:p>1,35040556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48466000001" calcext:value-type="float">
            <text:p>0,48466</text:p>
          </table:table-cell>
          <table:table-cell office:value-type="float" office:value="1.43446946594" calcext:value-type="float">
            <text:p>1,4344694659</text:p>
          </table:table-cell>
          <table:table-cell office:value-type="float" office:value="0.5154" calcext:value-type="float">
            <text:p>0,5154</text:p>
          </table:table-cell>
          <table:table-cell office:value-type="float" office:value="1.36890063457" calcext:value-type="float">
            <text:p>1,368900634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456520000019" calcext:value-type="float">
            <text:p>0,45652</text:p>
          </table:table-cell>
          <table:table-cell office:value-type="float" office:value="1.50652035149" calcext:value-type="float">
            <text:p>1,5065203515</text:p>
          </table:table-cell>
          <table:table-cell office:value-type="float" office:value="0.495" calcext:value-type="float">
            <text:p>0,495</text:p>
          </table:table-cell>
          <table:table-cell office:value-type="float" office:value="1.40959297924" calcext:value-type="float">
            <text:p>1,409592979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396140000019" calcext:value-type="float">
            <text:p>0,39614</text:p>
          </table:table-cell>
          <table:table-cell office:value-type="float" office:value="1.69698863335" calcext:value-type="float">
            <text:p>1,6969886334</text:p>
          </table:table-cell>
          <table:table-cell office:value-type="float" office:value="0.3945" calcext:value-type="float">
            <text:p>0,3945</text:p>
          </table:table-cell>
          <table:table-cell office:value-type="float" office:value="1.66319982185" calcext:value-type="float">
            <text:p>1,66319982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14219999962" calcext:value-type="float">
            <text:p>0,61422</text:p>
          </table:table-cell>
          <table:table-cell office:value-type="float" office:value="1.10493143764" calcext:value-type="float">
            <text:p>1,1049314376</text:p>
          </table:table-cell>
          <table:table-cell office:value-type="float" office:value="0.5924" calcext:value-type="float">
            <text:p>0,5924</text:p>
          </table:table-cell>
          <table:table-cell office:value-type="float" office:value="1.16665359688" calcext:value-type="float">
            <text:p>1,16665359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09860000038" calcext:value-type="float">
            <text:p>0,50986</text:p>
          </table:table-cell>
          <table:table-cell office:value-type="float" office:value="1.37258488956" calcext:value-type="float">
            <text:p>1,3725848896</text:p>
          </table:table-cell>
          <table:table-cell office:value-type="float" office:value="0.5483" calcext:value-type="float">
            <text:p>0,5483</text:p>
          </table:table-cell>
          <table:table-cell office:value-type="float" office:value="1.28450738773" calcext:value-type="float">
            <text:p>1,28450738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01880000038" calcext:value-type="float">
            <text:p>0,60188</text:p>
          </table:table-cell>
          <table:table-cell office:value-type="float" office:value="1.13567521177" calcext:value-type="float">
            <text:p>1,1356752118</text:p>
          </table:table-cell>
          <table:table-cell office:value-type="float" office:value="0.5805" calcext:value-type="float">
            <text:p>0,5805</text:p>
          </table:table-cell>
          <table:table-cell office:value-type="float" office:value="1.19307364101" calcext:value-type="float">
            <text:p>1,1930736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88639999981" calcext:value-type="float">
            <text:p>0,58864</text:p>
          </table:table-cell>
          <table:table-cell office:value-type="float" office:value="1.17265871685" calcext:value-type="float">
            <text:p>1,1726587169</text:p>
          </table:table-cell>
          <table:table-cell office:value-type="float" office:value="0.5699" calcext:value-type="float">
            <text:p>0,5699</text:p>
          </table:table-cell>
          <table:table-cell office:value-type="float" office:value="1.22579564247" calcext:value-type="float">
            <text:p>1,22579564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7266" calcext:value-type="float">
            <text:p>0,57266</text:p>
          </table:table-cell>
          <table:table-cell office:value-type="float" office:value="1.21553712868" calcext:value-type="float">
            <text:p>1,2155371287</text:p>
          </table:table-cell>
          <table:table-cell office:value-type="float" office:value="0.5699" calcext:value-type="float">
            <text:p>0,5699</text:p>
          </table:table-cell>
          <table:table-cell office:value-type="float" office:value="1.24460697231" calcext:value-type="float">
            <text:p>1,24460697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37360000038" calcext:value-type="float">
            <text:p>0,53736</text:p>
          </table:table-cell>
          <table:table-cell office:value-type="float" office:value="1.31334155144" calcext:value-type="float">
            <text:p>1,3133415514</text:p>
          </table:table-cell>
          <table:table-cell office:value-type="float" office:value="0.5358" calcext:value-type="float">
            <text:p>0,5358</text:p>
          </table:table-cell>
          <table:table-cell office:value-type="float" office:value="1.32105027008" calcext:value-type="float">
            <text:p>1,32105027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3188000001" calcext:value-type="float">
            <text:p>0,43188</text:p>
          </table:table-cell>
          <table:table-cell office:value-type="float" office:value="1.61302044258" calcext:value-type="float">
            <text:p>1,6130204426</text:p>
          </table:table-cell>
          <table:table-cell office:value-type="float" office:value="0.4446" calcext:value-type="float">
            <text:p>0,4446</text:p>
          </table:table-cell>
          <table:table-cell office:value-type="float" office:value="1.58211292953" calcext:value-type="float">
            <text:p>1,582112929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17640000002" calcext:value-type="float">
            <text:p>0,11764</text:p>
          </table:table-cell>
          <table:table-cell office:value-type="float" office:value="2.3196334272" calcext:value-type="float">
            <text:p>2,3196334272</text:p>
          </table:table-cell>
          <table:table-cell office:value-type="float" office:value="0.1191" calcext:value-type="float">
            <text:p>0,1191</text:p>
          </table:table-cell>
          <table:table-cell office:value-type="float" office:value="2.29091380577" calcext:value-type="float">
            <text:p>2,29091380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53619999962" calcext:value-type="float">
            <text:p>0,45362</text:p>
          </table:table-cell>
          <table:table-cell office:value-type="float" office:value="1.55034791389" calcext:value-type="float">
            <text:p>1,5503479139</text:p>
          </table:table-cell>
          <table:table-cell office:value-type="float" office:value="0.4546" calcext:value-type="float">
            <text:p>0,4546</text:p>
          </table:table-cell>
          <table:table-cell office:value-type="float" office:value="1.54753842506" calcext:value-type="float">
            <text:p>1,54753842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41479999961853" calcext:value-type="float">
            <text:p>0,54148</text:p>
          </table:table-cell>
          <table:table-cell office:value-type="float" office:value="1.31677174037933" calcext:value-type="float">
            <text:p>1,3167717404</text:p>
          </table:table-cell>
          <table:table-cell office:value-type="float" office:value="0.5341" calcext:value-type="float">
            <text:p>0,5341</text:p>
          </table:table-cell>
          <table:table-cell office:value-type="float" office:value="1.33236892910004" calcext:value-type="float">
            <text:p>1,332368929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98439999981" calcext:value-type="float">
            <text:p>0,49844</text:p>
          </table:table-cell>
          <table:table-cell office:value-type="float" office:value="1.40306119015" calcext:value-type="float">
            <text:p>1,4030611902</text:p>
          </table:table-cell>
          <table:table-cell office:value-type="float" office:value="0.5357" calcext:value-type="float">
            <text:p>0,5357</text:p>
          </table:table-cell>
          <table:table-cell office:value-type="float" office:value="1.31601765938" calcext:value-type="float">
            <text:p>1,31601765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66100000019" calcext:value-type="float">
            <text:p>0,4661</text:p>
          </table:table-cell>
          <table:table-cell office:value-type="float" office:value="1.47949548279" calcext:value-type="float">
            <text:p>1,4794954828</text:p>
          </table:table-cell>
          <table:table-cell office:value-type="float" office:value="0.4975" calcext:value-type="float">
            <text:p>0,4975</text:p>
          </table:table-cell>
          <table:table-cell office:value-type="float" office:value="1.41683491879" calcext:value-type="float">
            <text:p>1,416834918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09340000019" calcext:value-type="float">
            <text:p>0,40934</text:p>
          </table:table-cell>
          <table:table-cell office:value-type="float" office:value="1.66648575169" calcext:value-type="float">
            <text:p>1,6664857517</text:p>
          </table:table-cell>
          <table:table-cell office:value-type="float" office:value="0.3466" calcext:value-type="float">
            <text:p>0,3466</text:p>
          </table:table-cell>
          <table:table-cell office:value-type="float" office:value="1.82467220955" calcext:value-type="float">
            <text:p>1,82467220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30579999981" calcext:value-type="float">
            <text:p>0,63058</text:p>
          </table:table-cell>
          <table:table-cell office:value-type="float" office:value="1.06272448549" calcext:value-type="float">
            <text:p>1,0627244855</text:p>
          </table:table-cell>
          <table:table-cell office:value-type="float" office:value="0.5938" calcext:value-type="float">
            <text:p>0,5938</text:p>
          </table:table-cell>
          <table:table-cell office:value-type="float" office:value="1.1483939642" calcext:value-type="float">
            <text:p>1,14839396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18979999962" calcext:value-type="float">
            <text:p>0,51898</text:p>
          </table:table-cell>
          <table:table-cell office:value-type="float" office:value="1.34219538895" calcext:value-type="float">
            <text:p>1,342195389</text:p>
          </table:table-cell>
          <table:table-cell office:value-type="float" office:value="0.5707" calcext:value-type="float">
            <text:p>0,5707</text:p>
          </table:table-cell>
          <table:table-cell office:value-type="float" office:value="1.22135771255" calcext:value-type="float">
            <text:p>1,221357712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620080000019" calcext:value-type="float">
            <text:p>0,62008</text:p>
          </table:table-cell>
          <table:table-cell office:value-type="float" office:value="1.09432020889" calcext:value-type="float">
            <text:p>1,0943202089</text:p>
          </table:table-cell>
          <table:table-cell office:value-type="float" office:value="0.5845" calcext:value-type="float">
            <text:p>0,5845</text:p>
          </table:table-cell>
          <table:table-cell office:value-type="float" office:value="1.16974657726" calcext:value-type="float">
            <text:p>1,16974657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60524" calcext:value-type="float">
            <text:p>0,60524</text:p>
          </table:table-cell>
          <table:table-cell office:value-type="float" office:value="1.13449461794" calcext:value-type="float">
            <text:p>1,1344946179</text:p>
          </table:table-cell>
          <table:table-cell office:value-type="float" office:value="0.5745" calcext:value-type="float">
            <text:p>0,5745</text:p>
          </table:table-cell>
          <table:table-cell office:value-type="float" office:value="1.20704778538" calcext:value-type="float">
            <text:p>1,207047785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87659999981" calcext:value-type="float">
            <text:p>0,58766</text:p>
          </table:table-cell>
          <table:table-cell office:value-type="float" office:value="1.17883506458" calcext:value-type="float">
            <text:p>1,1788350646</text:p>
          </table:table-cell>
          <table:table-cell office:value-type="float" office:value="0.5578" calcext:value-type="float">
            <text:p>0,5578</text:p>
          </table:table-cell>
          <table:table-cell office:value-type="float" office:value="1.25019098396" calcext:value-type="float">
            <text:p>1,25019098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48680000019" calcext:value-type="float">
            <text:p>0,54868</text:p>
          </table:table-cell>
          <table:table-cell office:value-type="float" office:value="1.28211821171" calcext:value-type="float">
            <text:p>1,2821182117</text:p>
          </table:table-cell>
          <table:table-cell office:value-type="float" office:value="0.5337" calcext:value-type="float">
            <text:p>0,5337</text:p>
          </table:table-cell>
          <table:table-cell office:value-type="float" office:value="1.32723712883" calcext:value-type="float">
            <text:p>1,327237128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442319999981" calcext:value-type="float">
            <text:p>0,44232</text:p>
          </table:table-cell>
          <table:table-cell office:value-type="float" office:value="1.57848000771" calcext:value-type="float">
            <text:p>1,5784800077</text:p>
          </table:table-cell>
          <table:table-cell office:value-type="float" office:value="0.4371" calcext:value-type="float">
            <text:p>0,4371</text:p>
          </table:table-cell>
          <table:table-cell office:value-type="float" office:value="1.57375153122" calcext:value-type="float">
            <text:p>1,57375153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1536" calcext:value-type="float">
            <text:p>0,11536</text:p>
          </table:table-cell>
          <table:table-cell office:value-type="float" office:value="2.30053442917" calcext:value-type="float">
            <text:p>2,3005344292</text:p>
          </table:table-cell>
          <table:table-cell office:value-type="float" office:value="0.1125" calcext:value-type="float">
            <text:p>0,1125</text:p>
          </table:table-cell>
          <table:table-cell office:value-type="float" office:value="2.30254981232" calcext:value-type="float">
            <text:p>2,302549812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46018000001" calcext:value-type="float">
            <text:p>0,46018</text:p>
          </table:table-cell>
          <table:table-cell office:value-type="float" office:value="1.52957380955" calcext:value-type="float">
            <text:p>1,5295738096</text:p>
          </table:table-cell>
          <table:table-cell office:value-type="float" office:value="0.442" calcext:value-type="float">
            <text:p>0,442</text:p>
          </table:table-cell>
          <table:table-cell office:value-type="float" office:value="1.56605020905" calcext:value-type="float">
            <text:p>1,566050209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57079999980927" calcext:value-type="float">
            <text:p>0,55708</text:p>
          </table:table-cell>
          <table:table-cell office:value-type="float" office:value="1.27357969249725" calcext:value-type="float">
            <text:p>1,2735796925</text:p>
          </table:table-cell>
          <table:table-cell office:value-type="float" office:value="0.5442" calcext:value-type="float">
            <text:p>0,5442</text:p>
          </table:table-cell>
          <table:table-cell office:value-type="float" office:value="1.27957788639069" calcext:value-type="float">
            <text:p>1,279577886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05460000019" calcext:value-type="float">
            <text:p>0,50546</text:p>
          </table:table-cell>
          <table:table-cell office:value-type="float" office:value="1.37529165588" calcext:value-type="float">
            <text:p>1,3752916559</text:p>
          </table:table-cell>
          <table:table-cell office:value-type="float" office:value="0.5564" calcext:value-type="float">
            <text:p>0,5564</text:p>
          </table:table-cell>
          <table:table-cell office:value-type="float" office:value="1.25456748924" calcext:value-type="float">
            <text:p>1,254567489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478620000019" calcext:value-type="float">
            <text:p>0,47862</text:p>
          </table:table-cell>
          <table:table-cell office:value-type="float" office:value="1.44878888165" calcext:value-type="float">
            <text:p>1,4487888817</text:p>
          </table:table-cell>
          <table:table-cell office:value-type="float" office:value="0.5182" calcext:value-type="float">
            <text:p>0,5182</text:p>
          </table:table-cell>
          <table:table-cell office:value-type="float" office:value="1.36310894623" calcext:value-type="float">
            <text:p>1,363108946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41665999999" calcext:value-type="float">
            <text:p>0,41666</text:p>
          </table:table-cell>
          <table:table-cell office:value-type="float" office:value="1.63973932091" calcext:value-type="float">
            <text:p>1,6397393209</text:p>
          </table:table-cell>
          <table:table-cell office:value-type="float" office:value="0.4853" calcext:value-type="float">
            <text:p>0,4853</text:p>
          </table:table-cell>
          <table:table-cell office:value-type="float" office:value="1.45411306114" calcext:value-type="float">
            <text:p>1,45411306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42119999962" calcext:value-type="float">
            <text:p>0,64212</text:p>
          </table:table-cell>
          <table:table-cell office:value-type="float" office:value="1.02379258625" calcext:value-type="float">
            <text:p>1,0237925863</text:p>
          </table:table-cell>
          <table:table-cell office:value-type="float" office:value="0.6182" calcext:value-type="float">
            <text:p>0,6182</text:p>
          </table:table-cell>
          <table:table-cell office:value-type="float" office:value="1.09406179085" calcext:value-type="float">
            <text:p>1,094061790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28700000038" calcext:value-type="float">
            <text:p>0,5287</text:p>
          </table:table-cell>
          <table:table-cell office:value-type="float" office:value="1.32047291908" calcext:value-type="float">
            <text:p>1,3204729191</text:p>
          </table:table-cell>
          <table:table-cell office:value-type="float" office:value="0.5709" calcext:value-type="float">
            <text:p>0,5709</text:p>
          </table:table-cell>
          <table:table-cell office:value-type="float" office:value="1.21606597862" calcext:value-type="float">
            <text:p>1,216065978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630779999981" calcext:value-type="float">
            <text:p>0,63078</text:p>
          </table:table-cell>
          <table:table-cell office:value-type="float" office:value="1.05660105152" calcext:value-type="float">
            <text:p>1,0566010515</text:p>
          </table:table-cell>
          <table:table-cell office:value-type="float" office:value="0.6105" calcext:value-type="float">
            <text:p>0,6105</text:p>
          </table:table-cell>
          <table:table-cell office:value-type="float" office:value="1.11725908337" calcext:value-type="float">
            <text:p>1,117259083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616319999962" calcext:value-type="float">
            <text:p>0,61632</text:p>
          </table:table-cell>
          <table:table-cell office:value-type="float" office:value="1.09752602402" calcext:value-type="float">
            <text:p>1,097526024</text:p>
          </table:table-cell>
          <table:table-cell office:value-type="float" office:value="0.5955" calcext:value-type="float">
            <text:p>0,5955</text:p>
          </table:table-cell>
          <table:table-cell office:value-type="float" office:value="1.1529675724" calcext:value-type="float">
            <text:p>1,15296757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98879999981" calcext:value-type="float">
            <text:p>0,59888</text:p>
          </table:table-cell>
          <table:table-cell office:value-type="float" office:value="1.14980277" calcext:value-type="float">
            <text:p>1,14980277</text:p>
          </table:table-cell>
          <table:table-cell office:value-type="float" office:value="0.5745" calcext:value-type="float">
            <text:p>0,5745</text:p>
          </table:table-cell>
          <table:table-cell office:value-type="float" office:value="1.20466328392" calcext:value-type="float">
            <text:p>1,204663283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60100000038" calcext:value-type="float">
            <text:p>0,5601</text:p>
          </table:table-cell>
          <table:table-cell office:value-type="float" office:value="1.25141457581" calcext:value-type="float">
            <text:p>1,2514145758</text:p>
          </table:table-cell>
          <table:table-cell office:value-type="float" office:value="0.5419" calcext:value-type="float">
            <text:p>0,5419</text:p>
          </table:table-cell>
          <table:table-cell office:value-type="float" office:value="1.30882928829" calcext:value-type="float">
            <text:p>1,308829288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4895999999" calcext:value-type="float">
            <text:p>0,44896</text:p>
          </table:table-cell>
          <table:table-cell office:value-type="float" office:value="1.55813116783" calcext:value-type="float">
            <text:p>1,5581311678</text:p>
          </table:table-cell>
          <table:table-cell office:value-type="float" office:value="0.4514" calcext:value-type="float">
            <text:p>0,4514</text:p>
          </table:table-cell>
          <table:table-cell office:value-type="float" office:value="1.53200881577" calcext:value-type="float">
            <text:p>1,53200881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0734" calcext:value-type="float">
            <text:p>0,10734</text:p>
          </table:table-cell>
          <table:table-cell office:value-type="float" office:value="2.30382077171" calcext:value-type="float">
            <text:p>2,3038207717</text:p>
          </table:table-cell>
          <table:table-cell office:value-type="float" office:value="0.1035" calcext:value-type="float">
            <text:p>0,1035</text:p>
          </table:table-cell>
          <table:table-cell office:value-type="float" office:value="2.30339994125" calcext:value-type="float">
            <text:p>2,30339994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6702" calcext:value-type="float">
            <text:p>0,46702</text:p>
          </table:table-cell>
          <table:table-cell office:value-type="float" office:value="1.5133298901" calcext:value-type="float">
            <text:p>1,5133298901</text:p>
          </table:table-cell>
          <table:table-cell office:value-type="float" office:value="0.4737" calcext:value-type="float">
            <text:p>0,4737</text:p>
          </table:table-cell>
          <table:table-cell office:value-type="float" office:value="1.50924832802" calcext:value-type="float">
            <text:p>1,5092483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63260000019073" calcext:value-type="float">
            <text:p>0,56326</text:p>
          </table:table-cell>
          <table:table-cell office:value-type="float" office:value="1.25264025463104" calcext:value-type="float">
            <text:p>1,2526402546</text:p>
          </table:table-cell>
          <table:table-cell office:value-type="float" office:value="0.5655" calcext:value-type="float">
            <text:p>0,5655</text:p>
          </table:table-cell>
          <table:table-cell office:value-type="float" office:value="1.22465125541687" calcext:value-type="float">
            <text:p>1,224651255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14980000019" calcext:value-type="float">
            <text:p>0,51498</text:p>
          </table:table-cell>
          <table:table-cell office:value-type="float" office:value="1.35348919342" calcext:value-type="float">
            <text:p>1,3534891934</text:p>
          </table:table-cell>
          <table:table-cell office:value-type="float" office:value="0.5587" calcext:value-type="float">
            <text:p>0,5587</text:p>
          </table:table-cell>
          <table:table-cell office:value-type="float" office:value="1.2418835186" calcext:value-type="float">
            <text:p>1,241883518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89240000019" calcext:value-type="float">
            <text:p>0,48924</text:p>
          </table:table-cell>
          <table:table-cell office:value-type="float" office:value="1.42437834904" calcext:value-type="float">
            <text:p>1,424378349</text:p>
          </table:table-cell>
          <table:table-cell office:value-type="float" office:value="0.5346" calcext:value-type="float">
            <text:p>0,5346</text:p>
          </table:table-cell>
          <table:table-cell office:value-type="float" office:value="1.30811970921" calcext:value-type="float">
            <text:p>1,308119709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37759999981" calcext:value-type="float">
            <text:p>0,43776</text:p>
          </table:table-cell>
          <table:table-cell office:value-type="float" office:value="1.58468746956" calcext:value-type="float">
            <text:p>1,5846874696</text:p>
          </table:table-cell>
          <table:table-cell office:value-type="float" office:value="0.4913" calcext:value-type="float">
            <text:p>0,4913</text:p>
          </table:table-cell>
          <table:table-cell office:value-type="float" office:value="1.43801762428" calcext:value-type="float">
            <text:p>1,43801762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7139999962" calcext:value-type="float">
            <text:p>0,65714</text:p>
          </table:table-cell>
          <table:table-cell office:value-type="float" office:value="0.986303047962" calcext:value-type="float">
            <text:p>0,986303048</text:p>
          </table:table-cell>
          <table:table-cell office:value-type="float" office:value="0.6205" calcext:value-type="float">
            <text:p>0,6205</text:p>
          </table:table-cell>
          <table:table-cell office:value-type="float" office:value="1.09036845055" calcext:value-type="float">
            <text:p>1,090368450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403" calcext:value-type="float">
            <text:p>0,5403</text:p>
          </table:table-cell>
          <table:table-cell office:value-type="float" office:value="1.29011405632" calcext:value-type="float">
            <text:p>1,2901140563</text:p>
          </table:table-cell>
          <table:table-cell office:value-type="float" office:value="0.5838" calcext:value-type="float">
            <text:p>0,5838</text:p>
          </table:table-cell>
          <table:table-cell office:value-type="float" office:value="1.18595794268" calcext:value-type="float">
            <text:p>1,18595794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645560000038" calcext:value-type="float">
            <text:p>0,64556</text:p>
          </table:table-cell>
          <table:table-cell office:value-type="float" office:value="1.02080157669" calcext:value-type="float">
            <text:p>1,0208015767</text:p>
          </table:table-cell>
          <table:table-cell office:value-type="float" office:value="0.6115" calcext:value-type="float">
            <text:p>0,6115</text:p>
          </table:table-cell>
          <table:table-cell office:value-type="float" office:value="1.10584622231" calcext:value-type="float">
            <text:p>1,105846222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629740000038" calcext:value-type="float">
            <text:p>0,62974</text:p>
          </table:table-cell>
          <table:table-cell office:value-type="float" office:value="1.06334881557" calcext:value-type="float">
            <text:p>1,0633488156</text:p>
          </table:table-cell>
          <table:table-cell office:value-type="float" office:value="0.6008" calcext:value-type="float">
            <text:p>0,6008</text:p>
          </table:table-cell>
          <table:table-cell office:value-type="float" office:value="1.13969381638" calcext:value-type="float">
            <text:p>1,1396938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610379999981" calcext:value-type="float">
            <text:p>0,61038</text:p>
          </table:table-cell>
          <table:table-cell office:value-type="float" office:value="1.11524205688" calcext:value-type="float">
            <text:p>1,1152420569</text:p>
          </table:table-cell>
          <table:table-cell office:value-type="float" office:value="0.5832" calcext:value-type="float">
            <text:p>0,5832</text:p>
          </table:table-cell>
          <table:table-cell office:value-type="float" office:value="1.18589005356" calcext:value-type="float">
            <text:p>1,185890053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70440000019" calcext:value-type="float">
            <text:p>0,57044</text:p>
          </table:table-cell>
          <table:table-cell office:value-type="float" office:value="1.22250940075" calcext:value-type="float">
            <text:p>1,2225094008</text:p>
          </table:table-cell>
          <table:table-cell office:value-type="float" office:value="0.5482" calcext:value-type="float">
            <text:p>0,5482</text:p>
          </table:table-cell>
          <table:table-cell office:value-type="float" office:value="1.26884774513" calcext:value-type="float">
            <text:p>1,268847745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5883999999" calcext:value-type="float">
            <text:p>0,45884</text:p>
          </table:table-cell>
          <table:table-cell office:value-type="float" office:value="1.53041532352" calcext:value-type="float">
            <text:p>1,5304153235</text:p>
          </table:table-cell>
          <table:table-cell office:value-type="float" office:value="0.4205" calcext:value-type="float">
            <text:p>0,4205</text:p>
          </table:table-cell>
          <table:table-cell office:value-type="float" office:value="1.63435511646" calcext:value-type="float">
            <text:p>1,634355116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02979999998" calcext:value-type="float">
            <text:p>0,10298</text:p>
          </table:table-cell>
          <table:table-cell office:value-type="float" office:value="2.30469307487" calcext:value-type="float">
            <text:p>2,3046930749</text:p>
          </table:table-cell>
          <table:table-cell office:value-type="float" office:value="0.1021" calcext:value-type="float">
            <text:p>0,1021</text:p>
          </table:table-cell>
          <table:table-cell office:value-type="float" office:value="2.30595280304" calcext:value-type="float">
            <text:p>2,3059528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7252" calcext:value-type="float">
            <text:p>0,47252</text:p>
          </table:table-cell>
          <table:table-cell office:value-type="float" office:value="1.4964264362" calcext:value-type="float">
            <text:p>1,4964264362</text:p>
          </table:table-cell>
          <table:table-cell office:value-type="float" office:value="0.4676" calcext:value-type="float">
            <text:p>0,4676</text:p>
          </table:table-cell>
          <table:table-cell office:value-type="float" office:value="1.50742006245" calcext:value-type="float">
            <text:p>1,50742006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73080000019073" calcext:value-type="float">
            <text:p>0,57308</text:p>
          </table:table-cell>
          <table:table-cell office:value-type="float" office:value="1.22691701435089" calcext:value-type="float">
            <text:p>1,2269170144</text:p>
          </table:table-cell>
          <table:table-cell office:value-type="float" office:value="0.573" calcext:value-type="float">
            <text:p>0,573</text:p>
          </table:table-cell>
          <table:table-cell office:value-type="float" office:value="1.21961340427399" calcext:value-type="float">
            <text:p>1,219613404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28940000019" calcext:value-type="float">
            <text:p>0,52894</text:p>
          </table:table-cell>
          <table:table-cell office:value-type="float" office:value="1.32457219719" calcext:value-type="float">
            <text:p>1,3245721972</text:p>
          </table:table-cell>
          <table:table-cell office:value-type="float" office:value="0.5681" calcext:value-type="float">
            <text:p>0,5681</text:p>
          </table:table-cell>
          <table:table-cell office:value-type="float" office:value="1.22757221622" calcext:value-type="float">
            <text:p>1,227572216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96859999962" calcext:value-type="float">
            <text:p>0,49686</text:p>
          </table:table-cell>
          <table:table-cell office:value-type="float" office:value="1.40362969856" calcext:value-type="float">
            <text:p>1,4036296986</text:p>
          </table:table-cell>
          <table:table-cell office:value-type="float" office:value="0.5412" calcext:value-type="float">
            <text:p>0,5412</text:p>
          </table:table-cell>
          <table:table-cell office:value-type="float" office:value="1.28545766773" calcext:value-type="float">
            <text:p>1,285457667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4676000001" calcext:value-type="float">
            <text:p>0,44676</text:p>
          </table:table-cell>
          <table:table-cell office:value-type="float" office:value="1.55085261959" calcext:value-type="float">
            <text:p>1,5508526196</text:p>
          </table:table-cell>
          <table:table-cell office:value-type="float" office:value="0.4965" calcext:value-type="float">
            <text:p>0,4965</text:p>
          </table:table-cell>
          <table:table-cell office:value-type="float" office:value="1.4251546505" calcext:value-type="float">
            <text:p>1,42515465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65759999962" calcext:value-type="float">
            <text:p>0,66576</text:p>
          </table:table-cell>
          <table:table-cell office:value-type="float" office:value="0.955597023544" calcext:value-type="float">
            <text:p>0,9555970235</text:p>
          </table:table-cell>
          <table:table-cell office:value-type="float" office:value="0.6262" calcext:value-type="float">
            <text:p>0,6262</text:p>
          </table:table-cell>
          <table:table-cell office:value-type="float" office:value="1.08100529423" calcext:value-type="float">
            <text:p>1,081005294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51460000038" calcext:value-type="float">
            <text:p>0,55146</text:p>
          </table:table-cell>
          <table:table-cell office:value-type="float" office:value="1.26413241844" calcext:value-type="float">
            <text:p>1,2641324184</text:p>
          </table:table-cell>
          <table:table-cell office:value-type="float" office:value="0.5956" calcext:value-type="float">
            <text:p>0,5956</text:p>
          </table:table-cell>
          <table:table-cell office:value-type="float" office:value="1.1497350666" calcext:value-type="float">
            <text:p>1,149735066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5422" calcext:value-type="float">
            <text:p>0,65422</text:p>
          </table:table-cell>
          <table:table-cell office:value-type="float" office:value="0.98894936676" calcext:value-type="float">
            <text:p>0,9889493668</text:p>
          </table:table-cell>
          <table:table-cell office:value-type="float" office:value="0.6194" calcext:value-type="float">
            <text:p>0,6194</text:p>
          </table:table-cell>
          <table:table-cell office:value-type="float" office:value="1.09486953983" calcext:value-type="float">
            <text:p>1,094869539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38619999962" calcext:value-type="float">
            <text:p>0,63862</text:p>
          </table:table-cell>
          <table:table-cell office:value-type="float" office:value="1.03211533272" calcext:value-type="float">
            <text:p>1,0321153327</text:p>
          </table:table-cell>
          <table:table-cell office:value-type="float" office:value="0.6148" calcext:value-type="float">
            <text:p>0,6148</text:p>
          </table:table-cell>
          <table:table-cell office:value-type="float" office:value="1.1158259697" calcext:value-type="float">
            <text:p>1,115825969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22819999981" calcext:value-type="float">
            <text:p>0,62282</text:p>
          </table:table-cell>
          <table:table-cell office:value-type="float" office:value="1.08510368925" calcext:value-type="float">
            <text:p>1,0851036893</text:p>
          </table:table-cell>
          <table:table-cell office:value-type="float" office:value="0.5837" calcext:value-type="float">
            <text:p>0,5837</text:p>
          </table:table-cell>
          <table:table-cell office:value-type="float" office:value="1.17007316704" calcext:value-type="float">
            <text:p>1,17007316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81119999981" calcext:value-type="float">
            <text:p>0,58112</text:p>
          </table:table-cell>
          <table:table-cell office:value-type="float" office:value="1.19562410633" calcext:value-type="float">
            <text:p>1,1956241063</text:p>
          </table:table-cell>
          <table:table-cell office:value-type="float" office:value="0.56" calcext:value-type="float">
            <text:p>0,56</text:p>
          </table:table-cell>
          <table:table-cell office:value-type="float" office:value="1.23613824406" calcext:value-type="float">
            <text:p>1,236138244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72019999981" calcext:value-type="float">
            <text:p>0,47202</text:p>
          </table:table-cell>
          <table:table-cell office:value-type="float" office:value="1.49752858166" calcext:value-type="float">
            <text:p>1,4975285817</text:p>
          </table:table-cell>
          <table:table-cell office:value-type="float" office:value="0.475" calcext:value-type="float">
            <text:p>0,475</text:p>
          </table:table-cell>
          <table:table-cell office:value-type="float" office:value="1.47045927963" calcext:value-type="float">
            <text:p>1,470459279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01859999995" calcext:value-type="float">
            <text:p>0,10186</text:p>
          </table:table-cell>
          <table:table-cell office:value-type="float" office:value="2.30335018806" calcext:value-type="float">
            <text:p>2,3033501881</text:p>
          </table:table-cell>
          <table:table-cell office:value-type="float" office:value="0.1029" calcext:value-type="float">
            <text:p>0,1029</text:p>
          </table:table-cell>
          <table:table-cell office:value-type="float" office:value="2.34165382156" calcext:value-type="float">
            <text:p>2,341653821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7756" calcext:value-type="float">
            <text:p>0,47756</text:p>
          </table:table-cell>
          <table:table-cell office:value-type="float" office:value="1.47924341366" calcext:value-type="float">
            <text:p>1,4792434137</text:p>
          </table:table-cell>
          <table:table-cell office:value-type="float" office:value="0.4793" calcext:value-type="float">
            <text:p>0,4793</text:p>
          </table:table-cell>
          <table:table-cell office:value-type="float" office:value="1.48136723499" calcext:value-type="float">
            <text:p>1,48136723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95099999980927" calcext:value-type="float">
            <text:p>0,5951</text:p>
          </table:table-cell>
          <table:table-cell office:value-type="float" office:value="1.1602705222702" calcext:value-type="float">
            <text:p>1,1602705223</text:p>
          </table:table-cell>
          <table:table-cell office:value-type="float" office:value="0.5974" calcext:value-type="float">
            <text:p>0,5974</text:p>
          </table:table-cell>
          <table:table-cell office:value-type="float" office:value="1.16388850440979" calcext:value-type="float">
            <text:p>1,163888504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37340000019" calcext:value-type="float">
            <text:p>0,53734</text:p>
          </table:table-cell>
          <table:table-cell office:value-type="float" office:value="1.29919116383" calcext:value-type="float">
            <text:p>1,2991911638</text:p>
          </table:table-cell>
          <table:table-cell office:value-type="float" office:value="0.5831" calcext:value-type="float">
            <text:p>0,5831</text:p>
          </table:table-cell>
          <table:table-cell office:value-type="float" office:value="1.18176460896" calcext:value-type="float">
            <text:p>1,18176460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06619999962" calcext:value-type="float">
            <text:p>0,50662</text:p>
          </table:table-cell>
          <table:table-cell office:value-type="float" office:value="1.37566199257" calcext:value-type="float">
            <text:p>1,3756619926</text:p>
          </table:table-cell>
          <table:table-cell office:value-type="float" office:value="0.5448" calcext:value-type="float">
            <text:p>0,5448</text:p>
          </table:table-cell>
          <table:table-cell office:value-type="float" office:value="1.27168253059" calcext:value-type="float">
            <text:p>1,271682530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5864" calcext:value-type="float">
            <text:p>0,45864</text:p>
          </table:table-cell>
          <table:table-cell office:value-type="float" office:value="1.5144705365" calcext:value-type="float">
            <text:p>1,5144705365</text:p>
          </table:table-cell>
          <table:table-cell office:value-type="float" office:value="0.5205" calcext:value-type="float">
            <text:p>0,5205</text:p>
          </table:table-cell>
          <table:table-cell office:value-type="float" office:value="1.36686736774" calcext:value-type="float">
            <text:p>1,36686736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80159999981" calcext:value-type="float">
            <text:p>0,68016</text:p>
          </table:table-cell>
          <table:table-cell office:value-type="float" office:value="0.92143539753" calcext:value-type="float">
            <text:p>0,9214353975</text:p>
          </table:table-cell>
          <table:table-cell office:value-type="float" office:value="0.6029" calcext:value-type="float">
            <text:p>0,6029</text:p>
          </table:table-cell>
          <table:table-cell office:value-type="float" office:value="1.13061872883" calcext:value-type="float">
            <text:p>1,130618728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558080000038" calcext:value-type="float">
            <text:p>0,55808</text:p>
          </table:table-cell>
          <table:table-cell office:value-type="float" office:value="1.23981279366" calcext:value-type="float">
            <text:p>1,2398127937</text:p>
          </table:table-cell>
          <table:table-cell office:value-type="float" office:value="0.5999" calcext:value-type="float">
            <text:p>0,5999</text:p>
          </table:table-cell>
          <table:table-cell office:value-type="float" office:value="1.15223662281" calcext:value-type="float">
            <text:p>1,152236622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65600000038" calcext:value-type="float">
            <text:p>0,6656</text:p>
          </table:table-cell>
          <table:table-cell office:value-type="float" office:value="0.957978664017" calcext:value-type="float">
            <text:p>0,957978664</text:p>
          </table:table-cell>
          <table:table-cell office:value-type="float" office:value="0.587" calcext:value-type="float">
            <text:p>0,587</text:p>
          </table:table-cell>
          <table:table-cell office:value-type="float" office:value="1.16698791924" calcext:value-type="float">
            <text:p>1,166987919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5236" calcext:value-type="float">
            <text:p>0,65236</text:p>
          </table:table-cell>
          <table:table-cell office:value-type="float" office:value="1.00014213173" calcext:value-type="float">
            <text:p>1,0001421317</text:p>
          </table:table-cell>
          <table:table-cell office:value-type="float" office:value="0.5768" calcext:value-type="float">
            <text:p>0,5768</text:p>
          </table:table-cell>
          <table:table-cell office:value-type="float" office:value="1.19250740471" calcext:value-type="float">
            <text:p>1,192507404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30699999962" calcext:value-type="float">
            <text:p>0,6307</text:p>
          </table:table-cell>
          <table:table-cell office:value-type="float" office:value="1.05498659304" calcext:value-type="float">
            <text:p>1,054986593</text:p>
          </table:table-cell>
          <table:table-cell office:value-type="float" office:value="0.6061" calcext:value-type="float">
            <text:p>0,6061</text:p>
          </table:table-cell>
          <table:table-cell office:value-type="float" office:value="1.11030567074" calcext:value-type="float">
            <text:p>1,110305670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590719999981" calcext:value-type="float">
            <text:p>0,59072</text:p>
          </table:table-cell>
          <table:table-cell office:value-type="float" office:value="1.17060552879" calcext:value-type="float">
            <text:p>1,1706055288</text:p>
          </table:table-cell>
          <table:table-cell office:value-type="float" office:value="0.571" calcext:value-type="float">
            <text:p>0,571</text:p>
          </table:table-cell>
          <table:table-cell office:value-type="float" office:value="1.2129657198" calcext:value-type="float">
            <text:p>1,212965719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82039999981" calcext:value-type="float">
            <text:p>0,48204</text:p>
          </table:table-cell>
          <table:table-cell office:value-type="float" office:value="1.4737939957" calcext:value-type="float">
            <text:p>1,4737939957</text:p>
          </table:table-cell>
          <table:table-cell office:value-type="float" office:value="0.4259" calcext:value-type="float">
            <text:p>0,4259</text:p>
          </table:table-cell>
          <table:table-cell office:value-type="float" office:value="1.59543951893" calcext:value-type="float">
            <text:p>1,59543951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00659999998" calcext:value-type="float">
            <text:p>0,10066</text:p>
          </table:table-cell>
          <table:table-cell office:value-type="float" office:value="2.30323637398" calcext:value-type="float">
            <text:p>2,303236374</text:p>
          </table:table-cell>
          <table:table-cell office:value-type="float" office:value="0.1004" calcext:value-type="float">
            <text:p>0,1004</text:p>
          </table:table-cell>
          <table:table-cell office:value-type="float" office:value="2.30329123077" calcext:value-type="float">
            <text:p>2,303291230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8144" calcext:value-type="float">
            <text:p>0,48144</text:p>
          </table:table-cell>
          <table:table-cell office:value-type="float" office:value="1.46900279259" calcext:value-type="float">
            <text:p>1,4690027926</text:p>
          </table:table-cell>
          <table:table-cell office:value-type="float" office:value="0.4738" calcext:value-type="float">
            <text:p>0,4738</text:p>
          </table:table-cell>
          <table:table-cell office:value-type="float" office:value="1.48073194675" calcext:value-type="float">
            <text:p>1,480731946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08420000038147" calcext:value-type="float">
            <text:p>0,60842</text:p>
          </table:table-cell>
          <table:table-cell office:value-type="float" office:value="1.12273634040833" calcext:value-type="float">
            <text:p>1,1227363404</text:p>
          </table:table-cell>
          <table:table-cell office:value-type="float" office:value="0.546" calcext:value-type="float">
            <text:p>0,546</text:p>
          </table:table-cell>
          <table:table-cell office:value-type="float" office:value="1.27196112480164" calcext:value-type="float">
            <text:p>1,271961124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543680000038" calcext:value-type="float">
            <text:p>0,54368</text:p>
          </table:table-cell>
          <table:table-cell office:value-type="float" office:value="1.27334849804" calcext:value-type="float">
            <text:p>1,273348498</text:p>
          </table:table-cell>
          <table:table-cell office:value-type="float" office:value="0.5816" calcext:value-type="float">
            <text:p>0,5816</text:p>
          </table:table-cell>
          <table:table-cell office:value-type="float" office:value="1.18722046375" calcext:value-type="float">
            <text:p>1,18722046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512999999962" calcext:value-type="float">
            <text:p>0,513</text:p>
          </table:table-cell>
          <table:table-cell office:value-type="float" office:value="1.3573676733" calcext:value-type="float">
            <text:p>1,3573676733</text:p>
          </table:table-cell>
          <table:table-cell office:value-type="float" office:value="0.5546" calcext:value-type="float">
            <text:p>0,5546</text:p>
          </table:table-cell>
          <table:table-cell office:value-type="float" office:value="1.25218315792" calcext:value-type="float">
            <text:p>1,252183157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6647999999" calcext:value-type="float">
            <text:p>0,46648</text:p>
          </table:table-cell>
          <table:table-cell office:value-type="float" office:value="1.49399051586" calcext:value-type="float">
            <text:p>1,4939905159</text:p>
          </table:table-cell>
          <table:table-cell office:value-type="float" office:value="0.5082" calcext:value-type="float">
            <text:p>0,5082</text:p>
          </table:table-cell>
          <table:table-cell office:value-type="float" office:value="1.40203302498" calcext:value-type="float">
            <text:p>1,4020330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9082" calcext:value-type="float">
            <text:p>0,69082</text:p>
          </table:table-cell>
          <table:table-cell office:value-type="float" office:value="0.890249749146" calcext:value-type="float">
            <text:p>0,8902497491</text:p>
          </table:table-cell>
          <table:table-cell office:value-type="float" office:value="0.6362" calcext:value-type="float">
            <text:p>0,6362</text:p>
          </table:table-cell>
          <table:table-cell office:value-type="float" office:value="1.03910706596" calcext:value-type="float">
            <text:p>1,03910706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562499999962" calcext:value-type="float">
            <text:p>0,5625</text:p>
          </table:table-cell>
          <table:table-cell office:value-type="float" office:value="1.22301679344" calcext:value-type="float">
            <text:p>1,2230167934</text:p>
          </table:table-cell>
          <table:table-cell office:value-type="float" office:value="0.6063" calcext:value-type="float">
            <text:p>0,6063</text:p>
          </table:table-cell>
          <table:table-cell office:value-type="float" office:value="1.12974434404" calcext:value-type="float">
            <text:p>1,12974434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75940000038" calcext:value-type="float">
            <text:p>0,67594</text:p>
          </table:table-cell>
          <table:table-cell office:value-type="float" office:value="0.92694455471" calcext:value-type="float">
            <text:p>0,9269445547</text:p>
          </table:table-cell>
          <table:table-cell office:value-type="float" office:value="0.6197" calcext:value-type="float">
            <text:p>0,6197</text:p>
          </table:table-cell>
          <table:table-cell office:value-type="float" office:value="1.0815928194" calcext:value-type="float">
            <text:p>1,081592819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62259999962" calcext:value-type="float">
            <text:p>0,66226</text:p>
          </table:table-cell>
          <table:table-cell office:value-type="float" office:value="0.969274698906" calcext:value-type="float">
            <text:p>0,9692746989</text:p>
          </table:table-cell>
          <table:table-cell office:value-type="float" office:value="0.6065" calcext:value-type="float">
            <text:p>0,6065</text:p>
          </table:table-cell>
          <table:table-cell office:value-type="float" office:value="1.11519301529" calcext:value-type="float">
            <text:p>1,115193015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4032" calcext:value-type="float">
            <text:p>0,64032</text:p>
          </table:table-cell>
          <table:table-cell office:value-type="float" office:value="1.02794737576" calcext:value-type="float">
            <text:p>1,0279473758</text:p>
          </table:table-cell>
          <table:table-cell office:value-type="float" office:value="0.6083" calcext:value-type="float">
            <text:p>0,6083</text:p>
          </table:table-cell>
          <table:table-cell office:value-type="float" office:value="1.1107810648" calcext:value-type="float">
            <text:p>1,11078106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00199999962" calcext:value-type="float">
            <text:p>0,6002</text:p>
          </table:table-cell>
          <table:table-cell office:value-type="float" office:value="1.14577364962" calcext:value-type="float">
            <text:p>1,1457736496</text:p>
          </table:table-cell>
          <table:table-cell office:value-type="float" office:value="0.5804" calcext:value-type="float">
            <text:p>0,5804</text:p>
          </table:table-cell>
          <table:table-cell office:value-type="float" office:value="1.20134195404" calcext:value-type="float">
            <text:p>1,20134195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70779999995" calcext:value-type="float">
            <text:p>0,37078</text:p>
          </table:table-cell>
          <table:table-cell office:value-type="float" office:value="2.66959583603" calcext:value-type="float">
            <text:p>2,669595836</text:p>
          </table:table-cell>
          <table:table-cell office:value-type="float" office:value="0.2172" calcext:value-type="float">
            <text:p>0,2172</text:p>
          </table:table-cell>
          <table:table-cell office:value-type="float" office:value="4.50483422203" calcext:value-type="float">
            <text:p>4,50483422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0037999999" calcext:value-type="float">
            <text:p>0,10038</text:p>
          </table:table-cell>
          <table:table-cell office:value-type="float" office:value="2.30259634171" calcext:value-type="float">
            <text:p>2,3025963417</text:p>
          </table:table-cell>
          <table:table-cell office:value-type="float" office:value="0.1009" calcext:value-type="float">
            <text:p>0,1009</text:p>
          </table:table-cell>
          <table:table-cell office:value-type="float" office:value="2.30374687042" calcext:value-type="float">
            <text:p>2,303746870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48586000001" calcext:value-type="float">
            <text:p>0,48586</text:p>
          </table:table-cell>
          <table:table-cell office:value-type="float" office:value="1.45642465572" calcext:value-type="float">
            <text:p>1,4564246557</text:p>
          </table:table-cell>
          <table:table-cell office:value-type="float" office:value="0.4658" calcext:value-type="float">
            <text:p>0,4658</text:p>
          </table:table-cell>
          <table:table-cell office:value-type="float" office:value="1.52335265083" calcext:value-type="float">
            <text:p>1,523352650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2494" calcext:value-type="float">
            <text:p>0,62494</text:p>
          </table:table-cell>
          <table:table-cell office:value-type="float" office:value="1.08143165653229" calcext:value-type="float">
            <text:p>1,0814316565</text:p>
          </table:table-cell>
          <table:table-cell office:value-type="float" office:value="0.6005" calcext:value-type="float">
            <text:p>0,6005</text:p>
          </table:table-cell>
          <table:table-cell office:value-type="float" office:value="1.14799006938934" calcext:value-type="float">
            <text:p>1,147990069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55064" calcext:value-type="float">
            <text:p>0,55064</text:p>
          </table:table-cell>
          <table:table-cell office:value-type="float" office:value="1.25656418724" calcext:value-type="float">
            <text:p>1,2565641872</text:p>
          </table:table-cell>
          <table:table-cell office:value-type="float" office:value="0.5938" calcext:value-type="float">
            <text:p>0,5938</text:p>
          </table:table-cell>
          <table:table-cell office:value-type="float" office:value="1.16509332132" calcext:value-type="float">
            <text:p>1,16509332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522079999981" calcext:value-type="float">
            <text:p>0,52208</text:p>
          </table:table-cell>
          <table:table-cell office:value-type="float" office:value="1.34246228874" calcext:value-type="float">
            <text:p>1,3424622887</text:p>
          </table:table-cell>
          <table:table-cell office:value-type="float" office:value="0.5632" calcext:value-type="float">
            <text:p>0,5632</text:p>
          </table:table-cell>
          <table:table-cell office:value-type="float" office:value="1.22797112656" calcext:value-type="float">
            <text:p>1,227971126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478159999981" calcext:value-type="float">
            <text:p>0,47816</text:p>
          </table:table-cell>
          <table:table-cell office:value-type="float" office:value="1.46051005981" calcext:value-type="float">
            <text:p>1,4605100598</text:p>
          </table:table-cell>
          <table:table-cell office:value-type="float" office:value="0.5261" calcext:value-type="float">
            <text:p>0,5261</text:p>
          </table:table-cell>
          <table:table-cell office:value-type="float" office:value="1.34279803486" calcext:value-type="float">
            <text:p>1,34279803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02979999981" calcext:value-type="float">
            <text:p>0,70298</text:p>
          </table:table-cell>
          <table:table-cell office:value-type="float" office:value="0.860838814411" calcext:value-type="float">
            <text:p>0,8608388144</text:p>
          </table:table-cell>
          <table:table-cell office:value-type="float" office:value="0.6367" calcext:value-type="float">
            <text:p>0,6367</text:p>
          </table:table-cell>
          <table:table-cell office:value-type="float" office:value="1.03221825657" calcext:value-type="float">
            <text:p>1,032218256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570059999962" calcext:value-type="float">
            <text:p>0,57006</text:p>
          </table:table-cell>
          <table:table-cell office:value-type="float" office:value="1.20555769161" calcext:value-type="float">
            <text:p>1,2055576916</text:p>
          </table:table-cell>
          <table:table-cell office:value-type="float" office:value="0.6177" calcext:value-type="float">
            <text:p>0,6177</text:p>
          </table:table-cell>
          <table:table-cell office:value-type="float" office:value="1.10309655495" calcext:value-type="float">
            <text:p>1,10309655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8672" calcext:value-type="float">
            <text:p>0,68672</text:p>
          </table:table-cell>
          <table:table-cell office:value-type="float" office:value="0.898728953514" calcext:value-type="float">
            <text:p>0,8987289535</text:p>
          </table:table-cell>
          <table:table-cell office:value-type="float" office:value="0.6341" calcext:value-type="float">
            <text:p>0,6341</text:p>
          </table:table-cell>
          <table:table-cell office:value-type="float" office:value="1.03912851086" calcext:value-type="float">
            <text:p>1,039128510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71740000019" calcext:value-type="float">
            <text:p>0,67174</text:p>
          </table:table-cell>
          <table:table-cell office:value-type="float" office:value="0.9417628545" calcext:value-type="float">
            <text:p>0,9417628545</text:p>
          </table:table-cell>
          <table:table-cell office:value-type="float" office:value="0.6233" calcext:value-type="float">
            <text:p>0,6233</text:p>
          </table:table-cell>
          <table:table-cell office:value-type="float" office:value="1.07151307926" calcext:value-type="float">
            <text:p>1,071513079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51320000038" calcext:value-type="float">
            <text:p>0,65132</text:p>
          </table:table-cell>
          <table:table-cell office:value-type="float" office:value="0.999548939171" calcext:value-type="float">
            <text:p>0,9995489392</text:p>
          </table:table-cell>
          <table:table-cell office:value-type="float" office:value="0.607" calcext:value-type="float">
            <text:p>0,607</text:p>
          </table:table-cell>
          <table:table-cell office:value-type="float" office:value="1.11839047165" calcext:value-type="float">
            <text:p>1,11839047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08279999981" calcext:value-type="float">
            <text:p>0,60828</text:p>
          </table:table-cell>
          <table:table-cell office:value-type="float" office:value="1.12483650295" calcext:value-type="float">
            <text:p>1,124836503</text:p>
          </table:table-cell>
          <table:table-cell office:value-type="float" office:value="0.5933" calcext:value-type="float">
            <text:p>0,5933</text:p>
          </table:table-cell>
          <table:table-cell office:value-type="float" office:value="1.15560748558" calcext:value-type="float">
            <text:p>1,155607485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16860000019" calcext:value-type="float">
            <text:p>0,31686</text:p>
          </table:table-cell>
          <table:table-cell office:value-type="float" office:value="3.63752513123" calcext:value-type="float">
            <text:p>3,6375251312</text:p>
          </table:table-cell>
          <table:table-cell office:value-type="float" office:value="0.2747" calcext:value-type="float">
            <text:p>0,2747</text:p>
          </table:table-cell>
          <table:table-cell office:value-type="float" office:value="3.76043436737" calcext:value-type="float">
            <text:p>3,760434367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0194" calcext:value-type="float">
            <text:p>0,10194</text:p>
          </table:table-cell>
          <table:table-cell office:value-type="float" office:value="2.3026380378" calcext:value-type="float">
            <text:p>2,3026380378</text:p>
          </table:table-cell>
          <table:table-cell office:value-type="float" office:value="0.1003" calcext:value-type="float">
            <text:p>0,1003</text:p>
          </table:table-cell>
          <table:table-cell office:value-type="float" office:value="2.30383774109" calcext:value-type="float">
            <text:p>2,30383774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488900000019" calcext:value-type="float">
            <text:p>0,4889</text:p>
          </table:table-cell>
          <table:table-cell office:value-type="float" office:value="1.44831104336" calcext:value-type="float">
            <text:p>1,4483110434</text:p>
          </table:table-cell>
          <table:table-cell office:value-type="float" office:value="0.4784" calcext:value-type="float">
            <text:p>0,4784</text:p>
          </table:table-cell>
          <table:table-cell office:value-type="float" office:value="1.49276517887" calcext:value-type="float">
            <text:p>1,492765178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32799999961853" calcext:value-type="float">
            <text:p>0,6328</text:p>
          </table:table-cell>
          <table:table-cell office:value-type="float" office:value="1.05702385030746" calcext:value-type="float">
            <text:p>1,0570238503</text:p>
          </table:table-cell>
          <table:table-cell office:value-type="float" office:value="0.6093" calcext:value-type="float">
            <text:p>0,6093</text:p>
          </table:table-cell>
          <table:table-cell office:value-type="float" office:value="1.12452411689758" calcext:value-type="float">
            <text:p>1,12452411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557940000038" calcext:value-type="float">
            <text:p>0,55794</text:p>
          </table:table-cell>
          <table:table-cell office:value-type="float" office:value="1.23829871403" calcext:value-type="float">
            <text:p>1,238298714</text:p>
          </table:table-cell>
          <table:table-cell office:value-type="float" office:value="0.606" calcext:value-type="float">
            <text:p>0,606</text:p>
          </table:table-cell>
          <table:table-cell office:value-type="float" office:value="1.12113668556" calcext:value-type="float">
            <text:p>1,121136685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526639999962" calcext:value-type="float">
            <text:p>0,52664</text:p>
          </table:table-cell>
          <table:table-cell office:value-type="float" office:value="1.32659578762" calcext:value-type="float">
            <text:p>1,3265957876</text:p>
          </table:table-cell>
          <table:table-cell office:value-type="float" office:value="0.5678" calcext:value-type="float">
            <text:p>0,5678</text:p>
          </table:table-cell>
          <table:table-cell office:value-type="float" office:value="1.22502842445" calcext:value-type="float">
            <text:p>1,225028424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488140000038" calcext:value-type="float">
            <text:p>0,48814</text:p>
          </table:table-cell>
          <table:table-cell office:value-type="float" office:value="1.42579488503" calcext:value-type="float">
            <text:p>1,425794885</text:p>
          </table:table-cell>
          <table:table-cell office:value-type="float" office:value="0.5438" calcext:value-type="float">
            <text:p>0,5438</text:p>
          </table:table-cell>
          <table:table-cell office:value-type="float" office:value="1.28929487762" calcext:value-type="float">
            <text:p>1,28929487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09380000038" calcext:value-type="float">
            <text:p>0,70938</text:p>
          </table:table-cell>
          <table:table-cell office:value-type="float" office:value="0.837201179638" calcext:value-type="float">
            <text:p>0,8372011796</text:p>
          </table:table-cell>
          <table:table-cell office:value-type="float" office:value="0.6393" calcext:value-type="float">
            <text:p>0,6393</text:p>
          </table:table-cell>
          <table:table-cell office:value-type="float" office:value="1.05342036057" calcext:value-type="float">
            <text:p>1,053420360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579460000019" calcext:value-type="float">
            <text:p>0,57946</text:p>
          </table:table-cell>
          <table:table-cell office:value-type="float" office:value="1.18519435009" calcext:value-type="float">
            <text:p>1,1851943501</text:p>
          </table:table-cell>
          <table:table-cell office:value-type="float" office:value="0.6115" calcext:value-type="float">
            <text:p>0,6115</text:p>
          </table:table-cell>
          <table:table-cell office:value-type="float" office:value="1.0932788435" calcext:value-type="float">
            <text:p>1,093278843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97859999981" calcext:value-type="float">
            <text:p>0,69786</text:p>
          </table:table-cell>
          <table:table-cell office:value-type="float" office:value="0.874752761879" calcext:value-type="float">
            <text:p>0,8747527619</text:p>
          </table:table-cell>
          <table:table-cell office:value-type="float" office:value="0.6298" calcext:value-type="float">
            <text:p>0,6298</text:p>
          </table:table-cell>
          <table:table-cell office:value-type="float" office:value="1.06572284927" calcext:value-type="float">
            <text:p>1,065722849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80679999981" calcext:value-type="float">
            <text:p>0,68068</text:p>
          </table:table-cell>
          <table:table-cell office:value-type="float" office:value="0.918589599476" calcext:value-type="float">
            <text:p>0,9185895995</text:p>
          </table:table-cell>
          <table:table-cell office:value-type="float" office:value="0.6189" calcext:value-type="float">
            <text:p>0,6189</text:p>
          </table:table-cell>
          <table:table-cell office:value-type="float" office:value="1.0957944912" calcext:value-type="float">
            <text:p>1,09579449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5818" calcext:value-type="float">
            <text:p>0,65818</text:p>
          </table:table-cell>
          <table:table-cell office:value-type="float" office:value="0.975476069603" calcext:value-type="float">
            <text:p>0,9754760696</text:p>
          </table:table-cell>
          <table:table-cell office:value-type="float" office:value="0.6062" calcext:value-type="float">
            <text:p>0,6062</text:p>
          </table:table-cell>
          <table:table-cell office:value-type="float" office:value="1.13836930523" calcext:value-type="float">
            <text:p>1,138369305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184" calcext:value-type="float">
            <text:p>0,6184</text:p>
          </table:table-cell>
          <table:table-cell office:value-type="float" office:value="1.09743544224" calcext:value-type="float">
            <text:p>1,0974354422</text:p>
          </table:table-cell>
          <table:table-cell office:value-type="float" office:value="0.598" calcext:value-type="float">
            <text:p>0,598</text:p>
          </table:table-cell>
          <table:table-cell office:value-type="float" office:value="1.13625419331" calcext:value-type="float">
            <text:p>1,13625419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285600000019" calcext:value-type="float">
            <text:p>0,2856</text:p>
          </table:table-cell>
          <table:table-cell office:value-type="float" office:value="5.14109115448" calcext:value-type="float">
            <text:p>5,1410911545</text:p>
          </table:table-cell>
          <table:table-cell office:value-type="float" office:value="0.3499" calcext:value-type="float">
            <text:p>0,3499</text:p>
          </table:table-cell>
          <table:table-cell office:value-type="float" office:value="4.4470706028" calcext:value-type="float">
            <text:p>4,447070602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00680000002" calcext:value-type="float">
            <text:p>0,10068</text:p>
          </table:table-cell>
          <table:table-cell office:value-type="float" office:value="2.30255377327" calcext:value-type="float">
            <text:p>2,3025537733</text:p>
          </table:table-cell>
          <table:table-cell office:value-type="float" office:value="0.1002" calcext:value-type="float">
            <text:p>0,1002</text:p>
          </table:table-cell>
          <table:table-cell office:value-type="float" office:value="2.30396903381" calcext:value-type="float">
            <text:p>2,30396903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49314" calcext:value-type="float">
            <text:p>0,49314</text:p>
          </table:table-cell>
          <table:table-cell office:value-type="float" office:value="1.43528306248" calcext:value-type="float">
            <text:p>1,4352830625</text:p>
          </table:table-cell>
          <table:table-cell office:value-type="float" office:value="0.4651" calcext:value-type="float">
            <text:p>0,4651</text:p>
          </table:table-cell>
          <table:table-cell office:value-type="float" office:value="1.49971843758" calcext:value-type="float">
            <text:p>1,499718437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42519999980926" calcext:value-type="float">
            <text:p>0,64252</text:p>
          </table:table-cell>
          <table:table-cell office:value-type="float" office:value="1.03404797607422" calcext:value-type="float">
            <text:p>1,0340479761</text:p>
          </table:table-cell>
          <table:table-cell office:value-type="float" office:value="0.6133" calcext:value-type="float">
            <text:p>0,6133</text:p>
          </table:table-cell>
          <table:table-cell office:value-type="float" office:value="1.11135540447235" calcext:value-type="float">
            <text:p>1,111355404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567100000038" calcext:value-type="float">
            <text:p>0,5671</text:p>
          </table:table-cell>
          <table:table-cell office:value-type="float" office:value="1.21811373985" calcext:value-type="float">
            <text:p>1,2181137399</text:p>
          </table:table-cell>
          <table:table-cell office:value-type="float" office:value="0.5987" calcext:value-type="float">
            <text:p>0,5987</text:p>
          </table:table-cell>
          <table:table-cell office:value-type="float" office:value="1.11908426552" calcext:value-type="float">
            <text:p>1,119084265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530639999962" calcext:value-type="float">
            <text:p>0,53064</text:p>
          </table:table-cell>
          <table:table-cell office:value-type="float" office:value="1.31043108223" calcext:value-type="float">
            <text:p>1,3104310822</text:p>
          </table:table-cell>
          <table:table-cell office:value-type="float" office:value="0.5769" calcext:value-type="float">
            <text:p>0,5769</text:p>
          </table:table-cell>
          <table:table-cell office:value-type="float" office:value="1.20160454197" calcext:value-type="float">
            <text:p>1,20160454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499080000038" calcext:value-type="float">
            <text:p>0,49908</text:p>
          </table:table-cell>
          <table:table-cell office:value-type="float" office:value="1.40537164085" calcext:value-type="float">
            <text:p>1,4053716409</text:p>
          </table:table-cell>
          <table:table-cell office:value-type="float" office:value="0.5446" calcext:value-type="float">
            <text:p>0,5446</text:p>
          </table:table-cell>
          <table:table-cell office:value-type="float" office:value="1.2780062645" calcext:value-type="float">
            <text:p>1,27800626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20480000038" calcext:value-type="float">
            <text:p>0,72048</text:p>
          </table:table-cell>
          <table:table-cell office:value-type="float" office:value="0.807238452568" calcext:value-type="float">
            <text:p>0,8072384526</text:p>
          </table:table-cell>
          <table:table-cell office:value-type="float" office:value="0.6348" calcext:value-type="float">
            <text:p>0,6348</text:p>
          </table:table-cell>
          <table:table-cell office:value-type="float" office:value="1.07309221077" calcext:value-type="float">
            <text:p>1,073092210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589339999981" calcext:value-type="float">
            <text:p>0,58934</text:p>
          </table:table-cell>
          <table:table-cell office:value-type="float" office:value="1.15991232327" calcext:value-type="float">
            <text:p>1,1599123233</text:p>
          </table:table-cell>
          <table:table-cell office:value-type="float" office:value="0.6264" calcext:value-type="float">
            <text:p>0,6264</text:p>
          </table:table-cell>
          <table:table-cell office:value-type="float" office:value="1.07018627443" calcext:value-type="float">
            <text:p>1,07018627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704859999981" calcext:value-type="float">
            <text:p>0,70486</text:p>
          </table:table-cell>
          <table:table-cell office:value-type="float" office:value="0.848026632423" calcext:value-type="float">
            <text:p>0,8480266324</text:p>
          </table:table-cell>
          <table:table-cell office:value-type="float" office:value="0.6367" calcext:value-type="float">
            <text:p>0,6367</text:p>
          </table:table-cell>
          <table:table-cell office:value-type="float" office:value="1.05295261536" calcext:value-type="float">
            <text:p>1,052952615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90379999981" calcext:value-type="float">
            <text:p>0,69038</text:p>
          </table:table-cell>
          <table:table-cell office:value-type="float" office:value="0.891951616211" calcext:value-type="float">
            <text:p>0,8919516162</text:p>
          </table:table-cell>
          <table:table-cell office:value-type="float" office:value="0.6305" calcext:value-type="float">
            <text:p>0,6305</text:p>
          </table:table-cell>
          <table:table-cell office:value-type="float" office:value="1.07046591568" calcext:value-type="float">
            <text:p>1,070465915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70219999962" calcext:value-type="float">
            <text:p>0,67022</text:p>
          </table:table-cell>
          <table:table-cell office:value-type="float" office:value="0.951360482826" calcext:value-type="float">
            <text:p>0,9513604828</text:p>
          </table:table-cell>
          <table:table-cell office:value-type="float" office:value="0.6028" calcext:value-type="float">
            <text:p>0,6028</text:p>
          </table:table-cell>
          <table:table-cell office:value-type="float" office:value="1.13351071815" calcext:value-type="float">
            <text:p>1,133510718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2808000001" calcext:value-type="float">
            <text:p>0,62808</text:p>
          </table:table-cell>
          <table:table-cell office:value-type="float" office:value="1.07262586464" calcext:value-type="float">
            <text:p>1,0726258646</text:p>
          </table:table-cell>
          <table:table-cell office:value-type="float" office:value="0.5777" calcext:value-type="float">
            <text:p>0,5777</text:p>
          </table:table-cell>
          <table:table-cell office:value-type="float" office:value="1.19877509537" calcext:value-type="float">
            <text:p>1,198775095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268820000019" calcext:value-type="float">
            <text:p>0,26882</text:p>
          </table:table-cell>
          <table:table-cell office:value-type="float" office:value="5.49938951736" calcext:value-type="float">
            <text:p>5,4993895174</text:p>
          </table:table-cell>
          <table:table-cell office:value-type="float" office:value="0.2342" calcext:value-type="float">
            <text:p>0,2342</text:p>
          </table:table-cell>
          <table:table-cell office:value-type="float" office:value="5.91162883835" calcext:value-type="float">
            <text:p>5,911628838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00680000005" calcext:value-type="float">
            <text:p>0,10068</text:p>
          </table:table-cell>
          <table:table-cell office:value-type="float" office:value="2.30253405014" calcext:value-type="float">
            <text:p>2,3025340501</text:p>
          </table:table-cell>
          <table:table-cell office:value-type="float" office:value="0.1004" calcext:value-type="float">
            <text:p>0,1004</text:p>
          </table:table-cell>
          <table:table-cell office:value-type="float" office:value="2.30368104172" calcext:value-type="float">
            <text:p>2,303681041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495300000038" calcext:value-type="float">
            <text:p>0,4953</text:p>
          </table:table-cell>
          <table:table-cell office:value-type="float" office:value="1.4259449152" calcext:value-type="float">
            <text:p>1,4259449152</text:p>
          </table:table-cell>
          <table:table-cell office:value-type="float" office:value="0.4842" calcext:value-type="float">
            <text:p>0,4842</text:p>
          </table:table-cell>
          <table:table-cell office:value-type="float" office:value="1.45361528111" calcext:value-type="float">
            <text:p>1,453615281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51379999980926" calcext:value-type="float">
            <text:p>0,65138</text:p>
          </table:table-cell>
          <table:table-cell office:value-type="float" office:value="1.00433680082321" calcext:value-type="float">
            <text:p>1,0043368008</text:p>
          </table:table-cell>
          <table:table-cell office:value-type="float" office:value="0.6277" calcext:value-type="float">
            <text:p>0,6277</text:p>
          </table:table-cell>
          <table:table-cell office:value-type="float" office:value="1.0654897315979" calcext:value-type="float">
            <text:p>1,065489731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578000000019" calcext:value-type="float">
            <text:p>0,578</text:p>
          </table:table-cell>
          <table:table-cell office:value-type="float" office:value="1.1930364991" calcext:value-type="float">
            <text:p>1,1930364991</text:p>
          </table:table-cell>
          <table:table-cell office:value-type="float" office:value="0.6145" calcext:value-type="float">
            <text:p>0,6145</text:p>
          </table:table-cell>
          <table:table-cell office:value-type="float" office:value="1.09848514633" calcext:value-type="float">
            <text:p>1,098485146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538600000019" calcext:value-type="float">
            <text:p>0,5386</text:p>
          </table:table-cell>
          <table:table-cell office:value-type="float" office:value="1.29216933357" calcext:value-type="float">
            <text:p>1,2921693336</text:p>
          </table:table-cell>
          <table:table-cell office:value-type="float" office:value="0.5781" calcext:value-type="float">
            <text:p>0,5781</text:p>
          </table:table-cell>
          <table:table-cell office:value-type="float" office:value="1.18337893486" calcext:value-type="float">
            <text:p>1,183378934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506199999981" calcext:value-type="float">
            <text:p>0,5062</text:p>
          </table:table-cell>
          <table:table-cell office:value-type="float" office:value="1.38810779579" calcext:value-type="float">
            <text:p>1,3881077958</text:p>
          </table:table-cell>
          <table:table-cell office:value-type="float" office:value="0.5503" calcext:value-type="float">
            <text:p>0,5503</text:p>
          </table:table-cell>
          <table:table-cell office:value-type="float" office:value="1.27757000809" calcext:value-type="float">
            <text:p>1,27757000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2976" calcext:value-type="float">
            <text:p>0,72976</text:p>
          </table:table-cell>
          <table:table-cell office:value-type="float" office:value="0.78111479847" calcext:value-type="float">
            <text:p>0,7811147985</text:p>
          </table:table-cell>
          <table:table-cell office:value-type="float" office:value="0.662" calcext:value-type="float">
            <text:p>0,662</text:p>
          </table:table-cell>
          <table:table-cell office:value-type="float" office:value="0.987330614471" calcext:value-type="float">
            <text:p>0,98733061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93439999981" calcext:value-type="float">
            <text:p>0,59344</text:p>
          </table:table-cell>
          <table:table-cell office:value-type="float" office:value="1.14652713634" calcext:value-type="float">
            <text:p>1,1465271363</text:p>
          </table:table-cell>
          <table:table-cell office:value-type="float" office:value="0.6331" calcext:value-type="float">
            <text:p>0,6331</text:p>
          </table:table-cell>
          <table:table-cell office:value-type="float" office:value="1.05425533485" calcext:value-type="float">
            <text:p>1,054255334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715140000019" calcext:value-type="float">
            <text:p>0,71514</text:p>
          </table:table-cell>
          <table:table-cell office:value-type="float" office:value="0.823018201141" calcext:value-type="float">
            <text:p>0,8230182011</text:p>
          </table:table-cell>
          <table:table-cell office:value-type="float" office:value="0.6538" calcext:value-type="float">
            <text:p>0,6538</text:p>
          </table:table-cell>
          <table:table-cell office:value-type="float" office:value="1.0040902216" calcext:value-type="float">
            <text:p>1,004090221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992" calcext:value-type="float">
            <text:p>0,6992</text:p>
          </table:table-cell>
          <table:table-cell office:value-type="float" office:value="0.866564564819" calcext:value-type="float">
            <text:p>0,8665645648</text:p>
          </table:table-cell>
          <table:table-cell office:value-type="float" office:value="0.649" calcext:value-type="float">
            <text:p>0,649</text:p>
          </table:table-cell>
          <table:table-cell office:value-type="float" office:value="1.01519236469" calcext:value-type="float">
            <text:p>1,015192364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77960000019" calcext:value-type="float">
            <text:p>0,67796</text:p>
          </table:table-cell>
          <table:table-cell office:value-type="float" office:value="0.924821020432" calcext:value-type="float">
            <text:p>0,9248210204</text:p>
          </table:table-cell>
          <table:table-cell office:value-type="float" office:value="0.6142" calcext:value-type="float">
            <text:p>0,6142</text:p>
          </table:table-cell>
          <table:table-cell office:value-type="float" office:value="1.11368539677" calcext:value-type="float">
            <text:p>1,113685396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33540000019" calcext:value-type="float">
            <text:p>0,63354</text:p>
          </table:table-cell>
          <table:table-cell office:value-type="float" office:value="1.05012142582" calcext:value-type="float">
            <text:p>1,0501214258</text:p>
          </table:table-cell>
          <table:table-cell office:value-type="float" office:value="0.6049" calcext:value-type="float">
            <text:p>0,6049</text:p>
          </table:table-cell>
          <table:table-cell office:value-type="float" office:value="1.12800275879" calcext:value-type="float">
            <text:p>1,128002758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98300000019" calcext:value-type="float">
            <text:p>0,2983</text:p>
          </table:table-cell>
          <table:table-cell office:value-type="float" office:value="5.0057192627" calcext:value-type="float">
            <text:p>5,0057192627</text:p>
          </table:table-cell>
          <table:table-cell office:value-type="float" office:value="0.372" calcext:value-type="float">
            <text:p>0,372</text:p>
          </table:table-cell>
          <table:table-cell office:value-type="float" office:value="4.41904647713" calcext:value-type="float">
            <text:p>4,419046477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00580000002" calcext:value-type="float">
            <text:p>0,10058</text:p>
          </table:table-cell>
          <table:table-cell office:value-type="float" office:value="2.30259680344" calcext:value-type="float">
            <text:p>2,3025968034</text:p>
          </table:table-cell>
          <table:table-cell office:value-type="float" office:value="0.1" calcext:value-type="float">
            <text:p>0,1</text:p>
          </table:table-cell>
          <table:table-cell office:value-type="float" office:value="2.30341774445" calcext:value-type="float">
            <text:p>2,30341774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00839999981" calcext:value-type="float">
            <text:p>0,50084</text:p>
          </table:table-cell>
          <table:table-cell office:value-type="float" office:value="1.41541428795" calcext:value-type="float">
            <text:p>1,415414288</text:p>
          </table:table-cell>
          <table:table-cell office:value-type="float" office:value="0.4795" calcext:value-type="float">
            <text:p>0,4795</text:p>
          </table:table-cell>
          <table:table-cell office:value-type="float" office:value="1.46093748169" calcext:value-type="float">
            <text:p>1,460937481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5964" calcext:value-type="float">
            <text:p>0,65964</text:p>
          </table:table-cell>
          <table:table-cell office:value-type="float" office:value="0.979406769218445" calcext:value-type="float">
            <text:p>0,9794067692</text:p>
          </table:table-cell>
          <table:table-cell office:value-type="float" office:value="0.6299" calcext:value-type="float">
            <text:p>0,6299</text:p>
          </table:table-cell>
          <table:table-cell office:value-type="float" office:value="1.050966173172" calcext:value-type="float">
            <text:p>1,050966173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814" calcext:value-type="float">
            <text:p>0,5814</text:p>
          </table:table-cell>
          <table:table-cell office:value-type="float" office:value="1.17781939568" calcext:value-type="float">
            <text:p>1,1778193957</text:p>
          </table:table-cell>
          <table:table-cell office:value-type="float" office:value="0.6249" calcext:value-type="float">
            <text:p>0,6249</text:p>
          </table:table-cell>
          <table:table-cell office:value-type="float" office:value="1.07855607128" calcext:value-type="float">
            <text:p>1,078556071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42800000019" calcext:value-type="float">
            <text:p>0,5428</text:p>
          </table:table-cell>
          <table:table-cell office:value-type="float" office:value="1.27963626488" calcext:value-type="float">
            <text:p>1,2796362649</text:p>
          </table:table-cell>
          <table:table-cell office:value-type="float" office:value="0.5888" calcext:value-type="float">
            <text:p>0,5888</text:p>
          </table:table-cell>
          <table:table-cell office:value-type="float" office:value="1.16855210533" calcext:value-type="float">
            <text:p>1,168552105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16020000038" calcext:value-type="float">
            <text:p>0,51602</text:p>
          </table:table-cell>
          <table:table-cell office:value-type="float" office:value="1.36127939049" calcext:value-type="float">
            <text:p>1,3612793905</text:p>
          </table:table-cell>
          <table:table-cell office:value-type="float" office:value="0.5567" calcext:value-type="float">
            <text:p>0,5567</text:p>
          </table:table-cell>
          <table:table-cell office:value-type="float" office:value="1.26096858177" calcext:value-type="float">
            <text:p>1,26096858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40100000038" calcext:value-type="float">
            <text:p>0,7401</text:p>
          </table:table-cell>
          <table:table-cell office:value-type="float" office:value="0.755159188347" calcext:value-type="float">
            <text:p>0,7551591883</text:p>
          </table:table-cell>
          <table:table-cell office:value-type="float" office:value="0.6517" calcext:value-type="float">
            <text:p>0,6517</text:p>
          </table:table-cell>
          <table:table-cell office:value-type="float" office:value="1.03888246708" calcext:value-type="float">
            <text:p>1,038882467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599319999981" calcext:value-type="float">
            <text:p>0,59932</text:p>
          </table:table-cell>
          <table:table-cell office:value-type="float" office:value="1.13148065262" calcext:value-type="float">
            <text:p>1,1314806526</text:p>
          </table:table-cell>
          <table:table-cell office:value-type="float" office:value="0.6281" calcext:value-type="float">
            <text:p>0,6281</text:p>
          </table:table-cell>
          <table:table-cell office:value-type="float" office:value="1.05518399448" calcext:value-type="float">
            <text:p>1,055183994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724799999962" calcext:value-type="float">
            <text:p>0,7248</text:p>
          </table:table-cell>
          <table:table-cell office:value-type="float" office:value="0.796574762859" calcext:value-type="float">
            <text:p>0,7965747629</text:p>
          </table:table-cell>
          <table:table-cell office:value-type="float" office:value="0.6432" calcext:value-type="float">
            <text:p>0,6432</text:p>
          </table:table-cell>
          <table:table-cell office:value-type="float" office:value="1.05241812344" calcext:value-type="float">
            <text:p>1,052418123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709280000019" calcext:value-type="float">
            <text:p>0,70928</text:p>
          </table:table-cell>
          <table:table-cell office:value-type="float" office:value="0.841364251213" calcext:value-type="float">
            <text:p>0,8413642512</text:p>
          </table:table-cell>
          <table:table-cell office:value-type="float" office:value="0.634" calcext:value-type="float">
            <text:p>0,634</text:p>
          </table:table-cell>
          <table:table-cell office:value-type="float" office:value="1.07050670795" calcext:value-type="float">
            <text:p>1,07050670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686180000038" calcext:value-type="float">
            <text:p>0,68618</text:p>
          </table:table-cell>
          <table:table-cell office:value-type="float" office:value="0.907582773571" calcext:value-type="float">
            <text:p>0,9075827736</text:p>
          </table:table-cell>
          <table:table-cell office:value-type="float" office:value="0.6355" calcext:value-type="float">
            <text:p>0,6355</text:p>
          </table:table-cell>
          <table:table-cell office:value-type="float" office:value="1.048912146" calcext:value-type="float">
            <text:p>1,04891214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639519999981" calcext:value-type="float">
            <text:p>0,63952</text:p>
          </table:table-cell>
          <table:table-cell office:value-type="float" office:value="1.03130473909" calcext:value-type="float">
            <text:p>1,0313047391</text:p>
          </table:table-cell>
          <table:table-cell office:value-type="float" office:value="0.6073" calcext:value-type="float">
            <text:p>0,6073</text:p>
          </table:table-cell>
          <table:table-cell office:value-type="float" office:value="1.11556198044" calcext:value-type="float">
            <text:p>1,115561980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26056000001" calcext:value-type="float">
            <text:p>0,26056</text:p>
          </table:table-cell>
          <table:table-cell office:value-type="float" office:value="6.34136586807" calcext:value-type="float">
            <text:p>6,3413658681</text:p>
          </table:table-cell>
          <table:table-cell office:value-type="float" office:value="0.3283" calcext:value-type="float">
            <text:p>0,3283</text:p>
          </table:table-cell>
          <table:table-cell office:value-type="float" office:value="5.87061783562" calcext:value-type="float">
            <text:p>5,870617835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00519999998" calcext:value-type="float">
            <text:p>0,10052</text:p>
          </table:table-cell>
          <table:table-cell office:value-type="float" office:value="2.30245774376" calcext:value-type="float">
            <text:p>2,3024577438</text:p>
          </table:table-cell>
          <table:table-cell office:value-type="float" office:value="0.1" calcext:value-type="float">
            <text:p>0,1</text:p>
          </table:table-cell>
          <table:table-cell office:value-type="float" office:value="2.30349840202" calcext:value-type="float">
            <text:p>2,30349840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507119999962" calcext:value-type="float">
            <text:p>0,50712</text:p>
          </table:table-cell>
          <table:table-cell office:value-type="float" office:value="1.40414340069" calcext:value-type="float">
            <text:p>1,4041434007</text:p>
          </table:table-cell>
          <table:table-cell office:value-type="float" office:value="0.4946" calcext:value-type="float">
            <text:p>0,4946</text:p>
          </table:table-cell>
          <table:table-cell office:value-type="float" office:value="1.44375999279" calcext:value-type="float">
            <text:p>1,443759992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668960000038147" calcext:value-type="float">
            <text:p>0,66896</text:p>
          </table:table-cell>
          <table:table-cell office:value-type="float" office:value="0.956179608345031" calcext:value-type="float">
            <text:p>0,9561796083</text:p>
          </table:table-cell>
          <table:table-cell office:value-type="float" office:value="0.6327" calcext:value-type="float">
            <text:p>0,6327</text:p>
          </table:table-cell>
          <table:table-cell office:value-type="float" office:value="1.05135428276062" calcext:value-type="float">
            <text:p>1,051354282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587979999962" calcext:value-type="float">
            <text:p>0,58798</text:p>
          </table:table-cell>
          <table:table-cell office:value-type="float" office:value="1.16135633408" calcext:value-type="float">
            <text:p>1,1613563341</text:p>
          </table:table-cell>
          <table:table-cell office:value-type="float" office:value="0.6252" calcext:value-type="float">
            <text:p>0,6252</text:p>
          </table:table-cell>
          <table:table-cell office:value-type="float" office:value="1.07160046062" calcext:value-type="float">
            <text:p>1,071600460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55282" calcext:value-type="float">
            <text:p>0,55282</text:p>
          </table:table-cell>
          <table:table-cell office:value-type="float" office:value="1.26021724342" calcext:value-type="float">
            <text:p>1,2602172434</text:p>
          </table:table-cell>
          <table:table-cell office:value-type="float" office:value="0.5843" calcext:value-type="float">
            <text:p>0,5843</text:p>
          </table:table-cell>
          <table:table-cell office:value-type="float" office:value="1.18210097008" calcext:value-type="float">
            <text:p>1,182100970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524440000019" calcext:value-type="float">
            <text:p>0,52444</text:p>
          </table:table-cell>
          <table:table-cell office:value-type="float" office:value="1.33223326275" calcext:value-type="float">
            <text:p>1,3322332628</text:p>
          </table:table-cell>
          <table:table-cell office:value-type="float" office:value="0.5595" calcext:value-type="float">
            <text:p>0,5595</text:p>
          </table:table-cell>
          <table:table-cell office:value-type="float" office:value="1.23202227612" calcext:value-type="float">
            <text:p>1,23202227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47460000019" calcext:value-type="float">
            <text:p>0,74746</text:p>
          </table:table-cell>
          <table:table-cell office:value-type="float" office:value="0.729912693119" calcext:value-type="float">
            <text:p>0,7299126931</text:p>
          </table:table-cell>
          <table:table-cell office:value-type="float" office:value="0.6615" calcext:value-type="float">
            <text:p>0,6615</text:p>
          </table:table-cell>
          <table:table-cell office:value-type="float" office:value="1.00620445442" calcext:value-type="float">
            <text:p>1,006204454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608079999981" calcext:value-type="float">
            <text:p>0,60808</text:p>
          </table:table-cell>
          <table:table-cell office:value-type="float" office:value="1.11085223602" calcext:value-type="float">
            <text:p>1,110852236</text:p>
          </table:table-cell>
          <table:table-cell office:value-type="float" office:value="0.6425" calcext:value-type="float">
            <text:p>0,6425</text:p>
          </table:table-cell>
          <table:table-cell office:value-type="float" office:value="1.02939443779" calcext:value-type="float">
            <text:p>1,029394437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732939999981" calcext:value-type="float">
            <text:p>0,73294</text:p>
          </table:table-cell>
          <table:table-cell office:value-type="float" office:value="0.773463343678" calcext:value-type="float">
            <text:p>0,7734633437</text:p>
          </table:table-cell>
          <table:table-cell office:value-type="float" office:value="0.6564" calcext:value-type="float">
            <text:p>0,6564</text:p>
          </table:table-cell>
          <table:table-cell office:value-type="float" office:value="1.0090613472" calcext:value-type="float">
            <text:p>1,009061347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714899999962" calcext:value-type="float">
            <text:p>0,7149</text:p>
          </table:table-cell>
          <table:table-cell office:value-type="float" office:value="0.819519132748" calcext:value-type="float">
            <text:p>0,8195191327</text:p>
          </table:table-cell>
          <table:table-cell office:value-type="float" office:value="0.6458" calcext:value-type="float">
            <text:p>0,6458</text:p>
          </table:table-cell>
          <table:table-cell office:value-type="float" office:value="1.03181486092" calcext:value-type="float">
            <text:p>1,031814860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693899999981" calcext:value-type="float">
            <text:p>0,6939</text:p>
          </table:table-cell>
          <table:table-cell office:value-type="float" office:value="0.885709706993" calcext:value-type="float">
            <text:p>0,885709707</text:p>
          </table:table-cell>
          <table:table-cell office:value-type="float" office:value="0.6134" calcext:value-type="float">
            <text:p>0,6134</text:p>
          </table:table-cell>
          <table:table-cell office:value-type="float" office:value="1.13430350733" calcext:value-type="float">
            <text:p>1,134303507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648839999981" calcext:value-type="float">
            <text:p>0,64884</text:p>
          </table:table-cell>
          <table:table-cell office:value-type="float" office:value="1.01053094021" calcext:value-type="float">
            <text:p>1,0105309402</text:p>
          </table:table-cell>
          <table:table-cell office:value-type="float" office:value="0.6066" calcext:value-type="float">
            <text:p>0,6066</text:p>
          </table:table-cell>
          <table:table-cell office:value-type="float" office:value="1.11768737106" calcext:value-type="float">
            <text:p>1,117687371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7701999999" calcext:value-type="float">
            <text:p>0,27702</text:p>
          </table:table-cell>
          <table:table-cell office:value-type="float" office:value="6.66114796616" calcext:value-type="float">
            <text:p>6,6611479662</text:p>
          </table:table-cell>
          <table:table-cell office:value-type="float" office:value="0.3235" calcext:value-type="float">
            <text:p>0,3235</text:p>
          </table:table-cell>
          <table:table-cell office:value-type="float" office:value="7.18807228775" calcext:value-type="float">
            <text:p>7,188072287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005" calcext:value-type="float">
            <text:p>0,1005</text:p>
          </table:table-cell>
          <table:table-cell office:value-type="float" office:value="2.30245147377" calcext:value-type="float">
            <text:p>2,3024514738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5994034" calcext:value-type="float">
            <text:p>2,303459940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50814" calcext:value-type="float">
            <text:p>0,50814</text:p>
          </table:table-cell>
          <table:table-cell office:value-type="float" office:value="1.39119473656" calcext:value-type="float">
            <text:p>1,3911947366</text:p>
          </table:table-cell>
          <table:table-cell office:value-type="float" office:value="0.4987" calcext:value-type="float">
            <text:p>0,4987</text:p>
          </table:table-cell>
          <table:table-cell office:value-type="float" office:value="1.4352822361" calcext:value-type="float">
            <text:p>1,435282236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677379999980926" calcext:value-type="float">
            <text:p>0,67738</text:p>
          </table:table-cell>
          <table:table-cell office:value-type="float" office:value="0.929614643535614" calcext:value-type="float">
            <text:p>0,9296146435</text:p>
          </table:table-cell>
          <table:table-cell office:value-type="float" office:value="0.6309" calcext:value-type="float">
            <text:p>0,6309</text:p>
          </table:table-cell>
          <table:table-cell office:value-type="float" office:value="1.0508039188385" calcext:value-type="float">
            <text:p>1,050803918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598239999981" calcext:value-type="float">
            <text:p>0,59824</text:p>
          </table:table-cell>
          <table:table-cell office:value-type="float" office:value="1.14082510548" calcext:value-type="float">
            <text:p>1,1408251055</text:p>
          </table:table-cell>
          <table:table-cell office:value-type="float" office:value="0.6322" calcext:value-type="float">
            <text:p>0,6322</text:p>
          </table:table-cell>
          <table:table-cell office:value-type="float" office:value="1.05264957294" calcext:value-type="float">
            <text:p>1,052649572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559020000038" calcext:value-type="float">
            <text:p>0,55902</text:p>
          </table:table-cell>
          <table:table-cell office:value-type="float" office:value="1.24290316055" calcext:value-type="float">
            <text:p>1,2429031606</text:p>
          </table:table-cell>
          <table:table-cell office:value-type="float" office:value="0.5977" calcext:value-type="float">
            <text:p>0,5977</text:p>
          </table:table-cell>
          <table:table-cell office:value-type="float" office:value="1.1402440999" calcext:value-type="float">
            <text:p>1,140244099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535400000019" calcext:value-type="float">
            <text:p>0,5354</text:p>
          </table:table-cell>
          <table:table-cell office:value-type="float" office:value="1.30304852776" calcext:value-type="float">
            <text:p>1,3030485278</text:p>
          </table:table-cell>
          <table:table-cell office:value-type="float" office:value="0.5702" calcext:value-type="float">
            <text:p>0,5702</text:p>
          </table:table-cell>
          <table:table-cell office:value-type="float" office:value="1.21337013054" calcext:value-type="float">
            <text:p>1,21337013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56040000038" calcext:value-type="float">
            <text:p>0,75604</text:p>
          </table:table-cell>
          <table:table-cell office:value-type="float" office:value="0.70708813755" calcext:value-type="float">
            <text:p>0,7070881376</text:p>
          </table:table-cell>
          <table:table-cell office:value-type="float" office:value="0.6483" calcext:value-type="float">
            <text:p>0,6483</text:p>
          </table:table-cell>
          <table:table-cell office:value-type="float" office:value="1.03836216297" calcext:value-type="float">
            <text:p>1,03836216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610419999962" calcext:value-type="float">
            <text:p>0,61042</text:p>
          </table:table-cell>
          <table:table-cell office:value-type="float" office:value="1.09771972853" calcext:value-type="float">
            <text:p>1,0977197285</text:p>
          </table:table-cell>
          <table:table-cell office:value-type="float" office:value="0.6458" calcext:value-type="float">
            <text:p>0,6458</text:p>
          </table:table-cell>
          <table:table-cell office:value-type="float" office:value="1.02271502304" calcext:value-type="float">
            <text:p>1,0227150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39320000019" calcext:value-type="float">
            <text:p>0,73932</text:p>
          </table:table-cell>
          <table:table-cell office:value-type="float" office:value="0.751782072029" calcext:value-type="float">
            <text:p>0,751782072</text:p>
          </table:table-cell>
          <table:table-cell office:value-type="float" office:value="0.6471" calcext:value-type="float">
            <text:p>0,6471</text:p>
          </table:table-cell>
          <table:table-cell office:value-type="float" office:value="1.04105592575" calcext:value-type="float">
            <text:p>1,04105592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22039999962" calcext:value-type="float">
            <text:p>0,72204</text:p>
          </table:table-cell>
          <table:table-cell office:value-type="float" office:value="0.797642927685" calcext:value-type="float">
            <text:p>0,7976429277</text:p>
          </table:table-cell>
          <table:table-cell office:value-type="float" office:value="0.6371" calcext:value-type="float">
            <text:p>0,6371</text:p>
          </table:table-cell>
          <table:table-cell office:value-type="float" office:value="1.07042482738" calcext:value-type="float">
            <text:p>1,070424827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00839999962" calcext:value-type="float">
            <text:p>0,70084</text:p>
          </table:table-cell>
          <table:table-cell office:value-type="float" office:value="0.862298016472" calcext:value-type="float">
            <text:p>0,8622980165</text:p>
          </table:table-cell>
          <table:table-cell office:value-type="float" office:value="0.6217" calcext:value-type="float">
            <text:p>0,6217</text:p>
          </table:table-cell>
          <table:table-cell office:value-type="float" office:value="1.09310371485" calcext:value-type="float">
            <text:p>1,093103714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654520000038" calcext:value-type="float">
            <text:p>0,65452</text:p>
          </table:table-cell>
          <table:table-cell office:value-type="float" office:value="0.990687561398" calcext:value-type="float">
            <text:p>0,9906875614</text:p>
          </table:table-cell>
          <table:table-cell office:value-type="float" office:value="0.6152" calcext:value-type="float">
            <text:p>0,6152</text:p>
          </table:table-cell>
          <table:table-cell office:value-type="float" office:value="1.09777297039" calcext:value-type="float">
            <text:p>1,097772970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19399999981" calcext:value-type="float">
            <text:p>0,3194</text:p>
          </table:table-cell>
          <table:table-cell office:value-type="float" office:value="7.21090789063" calcext:value-type="float">
            <text:p>7,2109078906</text:p>
          </table:table-cell>
          <table:table-cell office:value-type="float" office:value="0.3367" calcext:value-type="float">
            <text:p>0,3367</text:p>
          </table:table-cell>
          <table:table-cell office:value-type="float" office:value="7.14361077194" calcext:value-type="float">
            <text:p>7,143610771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0052" calcext:value-type="float">
            <text:p>0,10052</text:p>
          </table:table-cell>
          <table:table-cell office:value-type="float" office:value="2.30237826111" calcext:value-type="float">
            <text:p>2,3023782611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47982483" calcext:value-type="float">
            <text:p>2,303479824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51254" calcext:value-type="float">
            <text:p>0,51254</text:p>
          </table:table-cell>
          <table:table-cell office:value-type="float" office:value="1.38051484653" calcext:value-type="float">
            <text:p>1,3805148465</text:p>
          </table:table-cell>
          <table:table-cell office:value-type="float" office:value="0.5002" calcext:value-type="float">
            <text:p>0,5002</text:p>
          </table:table-cell>
          <table:table-cell office:value-type="float" office:value="1.41583451309" calcext:value-type="float">
            <text:p>1,415834513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686400000019074" calcext:value-type="float">
            <text:p>0,6864</text:p>
          </table:table-cell>
          <table:table-cell office:value-type="float" office:value="0.906232353019714" calcext:value-type="float">
            <text:p>0,906232353</text:p>
          </table:table-cell>
          <table:table-cell office:value-type="float" office:value="0.6286" calcext:value-type="float">
            <text:p>0,6286</text:p>
          </table:table-cell>
          <table:table-cell office:value-type="float" office:value="1.07381078166962" calcext:value-type="float">
            <text:p>1,073810781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60032" calcext:value-type="float">
            <text:p>0,60032</text:p>
          </table:table-cell>
          <table:table-cell office:value-type="float" office:value="1.12598570696" calcext:value-type="float">
            <text:p>1,125985707</text:p>
          </table:table-cell>
          <table:table-cell office:value-type="float" office:value="0.6381" calcext:value-type="float">
            <text:p>0,6381</text:p>
          </table:table-cell>
          <table:table-cell office:value-type="float" office:value="1.04600871696" calcext:value-type="float">
            <text:p>1,04600871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56316" calcext:value-type="float">
            <text:p>0,56316</text:p>
          </table:table-cell>
          <table:table-cell office:value-type="float" office:value="1.23240660091" calcext:value-type="float">
            <text:p>1,2324066009</text:p>
          </table:table-cell>
          <table:table-cell office:value-type="float" office:value="0.605" calcext:value-type="float">
            <text:p>0,605</text:p>
          </table:table-cell>
          <table:table-cell office:value-type="float" office:value="1.12616488686" calcext:value-type="float">
            <text:p>1,126164886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54232" calcext:value-type="float">
            <text:p>0,54232</text:p>
          </table:table-cell>
          <table:table-cell office:value-type="float" office:value="1.28421801304" calcext:value-type="float">
            <text:p>1,284218013</text:p>
          </table:table-cell>
          <table:table-cell office:value-type="float" office:value="0.5844" calcext:value-type="float">
            <text:p>0,5844</text:p>
          </table:table-cell>
          <table:table-cell office:value-type="float" office:value="1.18304283142" calcext:value-type="float">
            <text:p>1,18304283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63120000038" calcext:value-type="float">
            <text:p>0,76312</text:p>
          </table:table-cell>
          <table:table-cell office:value-type="float" office:value="0.681836137714" calcext:value-type="float">
            <text:p>0,6818361377</text:p>
          </table:table-cell>
          <table:table-cell office:value-type="float" office:value="0.6465" calcext:value-type="float">
            <text:p>0,6465</text:p>
          </table:table-cell>
          <table:table-cell office:value-type="float" office:value="1.05533899879" calcext:value-type="float">
            <text:p>1,055338998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61414" calcext:value-type="float">
            <text:p>0,61414</text:p>
          </table:table-cell>
          <table:table-cell office:value-type="float" office:value="1.08851748058" calcext:value-type="float">
            <text:p>1,0885174806</text:p>
          </table:table-cell>
          <table:table-cell office:value-type="float" office:value="0.6522" calcext:value-type="float">
            <text:p>0,6522</text:p>
          </table:table-cell>
          <table:table-cell office:value-type="float" office:value="0.997692896652" calcext:value-type="float">
            <text:p>0,997692896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749080000019" calcext:value-type="float">
            <text:p>0,74908</text:p>
          </table:table-cell>
          <table:table-cell office:value-type="float" office:value="0.727124120617" calcext:value-type="float">
            <text:p>0,7271241206</text:p>
          </table:table-cell>
          <table:table-cell office:value-type="float" office:value="0.6427" calcext:value-type="float">
            <text:p>0,6427</text:p>
          </table:table-cell>
          <table:table-cell office:value-type="float" office:value="1.05588799629" calcext:value-type="float">
            <text:p>1,055887996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732160000038" calcext:value-type="float">
            <text:p>0,73216</text:p>
          </table:table-cell>
          <table:table-cell office:value-type="float" office:value="0.774591480103" calcext:value-type="float">
            <text:p>0,7745914801</text:p>
          </table:table-cell>
          <table:table-cell office:value-type="float" office:value="0.6434" calcext:value-type="float">
            <text:p>0,6434</text:p>
          </table:table-cell>
          <table:table-cell office:value-type="float" office:value="1.05021799011" calcext:value-type="float">
            <text:p>1,050217990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707259999981" calcext:value-type="float">
            <text:p>0,70726</text:p>
          </table:table-cell>
          <table:table-cell office:value-type="float" office:value="0.838655327415" calcext:value-type="float">
            <text:p>0,8386553274</text:p>
          </table:table-cell>
          <table:table-cell office:value-type="float" office:value="0.641" calcext:value-type="float">
            <text:p>0,641</text:p>
          </table:table-cell>
          <table:table-cell office:value-type="float" office:value="1.04304139137" calcext:value-type="float">
            <text:p>1,04304139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660679999981" calcext:value-type="float">
            <text:p>0,66068</text:p>
          </table:table-cell>
          <table:table-cell office:value-type="float" office:value="0.974362173138" calcext:value-type="float">
            <text:p>0,9743621731</text:p>
          </table:table-cell>
          <table:table-cell office:value-type="float" office:value="0.6096" calcext:value-type="float">
            <text:p>0,6096</text:p>
          </table:table-cell>
          <table:table-cell office:value-type="float" office:value="1.10475882292" calcext:value-type="float">
            <text:p>1,10475882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38779999981" calcext:value-type="float">
            <text:p>0,33878</text:p>
          </table:table-cell>
          <table:table-cell office:value-type="float" office:value="7.13458956146" calcext:value-type="float">
            <text:p>7,1345895615</text:p>
          </table:table-cell>
          <table:table-cell office:value-type="float" office:value="0.338" calcext:value-type="float">
            <text:p>0,338</text:p>
          </table:table-cell>
          <table:table-cell office:value-type="float" office:value="7.14197288589" calcext:value-type="float">
            <text:p>7,141972885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00479999995" calcext:value-type="float">
            <text:p>0,10048</text:p>
          </table:table-cell>
          <table:table-cell office:value-type="float" office:value="2.30242460449" calcext:value-type="float">
            <text:p>2,3024246045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8950348" calcext:value-type="float">
            <text:p>2,303489503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51778000001" calcext:value-type="float">
            <text:p>0,51778</text:p>
          </table:table-cell>
          <table:table-cell office:value-type="float" office:value="1.36301205021" calcext:value-type="float">
            <text:p>1,3630120502</text:p>
          </table:table-cell>
          <table:table-cell office:value-type="float" office:value="0.5022" calcext:value-type="float">
            <text:p>0,5022</text:p>
          </table:table-cell>
          <table:table-cell office:value-type="float" office:value="1.41417894135" calcext:value-type="float">
            <text:p>1,41417894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692980000019073" calcext:value-type="float">
            <text:p>0,69298</text:p>
          </table:table-cell>
          <table:table-cell office:value-type="float" office:value="0.882840870952606" calcext:value-type="float">
            <text:p>0,882840871</text:p>
          </table:table-cell>
          <table:table-cell office:value-type="float" office:value="0.639" calcext:value-type="float">
            <text:p>0,639</text:p>
          </table:table-cell>
          <table:table-cell office:value-type="float" office:value="1.0213955657959" calcext:value-type="float">
            <text:p>1,021395565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605079999962" calcext:value-type="float">
            <text:p>0,60508</text:p>
          </table:table-cell>
          <table:table-cell office:value-type="float" office:value="1.11591965931" calcext:value-type="float">
            <text:p>1,1159196593</text:p>
          </table:table-cell>
          <table:table-cell office:value-type="float" office:value="0.6477" calcext:value-type="float">
            <text:p>0,6477</text:p>
          </table:table-cell>
          <table:table-cell office:value-type="float" office:value="1.01301421967" calcext:value-type="float">
            <text:p>1,013014219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568580000019" calcext:value-type="float">
            <text:p>0,56858</text:p>
          </table:table-cell>
          <table:table-cell office:value-type="float" office:value="1.21166885532" calcext:value-type="float">
            <text:p>1,2116688553</text:p>
          </table:table-cell>
          <table:table-cell office:value-type="float" office:value="0.6015" calcext:value-type="float">
            <text:p>0,6015</text:p>
          </table:table-cell>
          <table:table-cell office:value-type="float" office:value="1.14385234518" calcext:value-type="float">
            <text:p>1,143852345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546459999962" calcext:value-type="float">
            <text:p>0,54646</text:p>
          </table:table-cell>
          <table:table-cell office:value-type="float" office:value="1.26997506874" calcext:value-type="float">
            <text:p>1,2699750687</text:p>
          </table:table-cell>
          <table:table-cell office:value-type="float" office:value="0.5943" calcext:value-type="float">
            <text:p>0,5943</text:p>
          </table:table-cell>
          <table:table-cell office:value-type="float" office:value="1.15448159361" calcext:value-type="float">
            <text:p>1,15448159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72859999981" calcext:value-type="float">
            <text:p>0,77286</text:p>
          </table:table-cell>
          <table:table-cell office:value-type="float" office:value="0.657345662193" calcext:value-type="float">
            <text:p>0,6573456622</text:p>
          </table:table-cell>
          <table:table-cell office:value-type="float" office:value="0.6714" calcext:value-type="float">
            <text:p>0,6714</text:p>
          </table:table-cell>
          <table:table-cell office:value-type="float" office:value="0.993261227798" calcext:value-type="float">
            <text:p>0,993261227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619580000038" calcext:value-type="float">
            <text:p>0,61958</text:p>
          </table:table-cell>
          <table:table-cell office:value-type="float" office:value="1.07095084438" calcext:value-type="float">
            <text:p>1,0709508444</text:p>
          </table:table-cell>
          <table:table-cell office:value-type="float" office:value="0.6315" calcext:value-type="float">
            <text:p>0,6315</text:p>
          </table:table-cell>
          <table:table-cell office:value-type="float" office:value="1.03642394791" calcext:value-type="float">
            <text:p>1,036423947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7565" calcext:value-type="float">
            <text:p>0,7565</text:p>
          </table:table-cell>
          <table:table-cell office:value-type="float" office:value="0.706618371143" calcext:value-type="float">
            <text:p>0,7066183711</text:p>
          </table:table-cell>
          <table:table-cell office:value-type="float" office:value="0.666" calcext:value-type="float">
            <text:p>0,666</text:p>
          </table:table-cell>
          <table:table-cell office:value-type="float" office:value="0.993816282654" calcext:value-type="float">
            <text:p>0,993816282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74024" calcext:value-type="float">
            <text:p>0,74024</text:p>
          </table:table-cell>
          <table:table-cell office:value-type="float" office:value="0.754431454296" calcext:value-type="float">
            <text:p>0,7544314543</text:p>
          </table:table-cell>
          <table:table-cell office:value-type="float" office:value="0.6624" calcext:value-type="float">
            <text:p>0,6624</text:p>
          </table:table-cell>
          <table:table-cell office:value-type="float" office:value="0.997671459198" calcext:value-type="float">
            <text:p>0,997671459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714100000019" calcext:value-type="float">
            <text:p>0,7141</text:p>
          </table:table-cell>
          <table:table-cell office:value-type="float" office:value="0.823317774944" calcext:value-type="float">
            <text:p>0,8233177749</text:p>
          </table:table-cell>
          <table:table-cell office:value-type="float" office:value="0.6371" calcext:value-type="float">
            <text:p>0,6371</text:p>
          </table:table-cell>
          <table:table-cell office:value-type="float" office:value="1.05212524948" calcext:value-type="float">
            <text:p>1,052125249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669540000038" calcext:value-type="float">
            <text:p>0,66954</text:p>
          </table:table-cell>
          <table:table-cell office:value-type="float" office:value="0.952950724392" calcext:value-type="float">
            <text:p>0,9529507244</text:p>
          </table:table-cell>
          <table:table-cell office:value-type="float" office:value="0.611" calcext:value-type="float">
            <text:p>0,611</text:p>
          </table:table-cell>
          <table:table-cell office:value-type="float" office:value="1.09975974951" calcext:value-type="float">
            <text:p>1,099759749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2113999999" calcext:value-type="float">
            <text:p>0,32114</text:p>
          </table:table-cell>
          <table:table-cell office:value-type="float" office:value="7.21994179932" calcext:value-type="float">
            <text:p>7,2199417993</text:p>
          </table:table-cell>
          <table:table-cell office:value-type="float" office:value="0.3293" calcext:value-type="float">
            <text:p>0,3293</text:p>
          </table:table-cell>
          <table:table-cell office:value-type="float" office:value="7.16792206039" calcext:value-type="float">
            <text:p>7,167922060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100339999998" calcext:value-type="float">
            <text:p>0,10034</text:p>
          </table:table-cell>
          <table:table-cell office:value-type="float" office:value="2.30242913994" calcext:value-type="float">
            <text:p>2,3024291399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49620361" calcext:value-type="float">
            <text:p>2,303496203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521339999981" calcext:value-type="float">
            <text:p>0,52134</text:p>
          </table:table-cell>
          <table:table-cell office:value-type="float" office:value="1.35777511677" calcext:value-type="float">
            <text:p>1,3577751168</text:p>
          </table:table-cell>
          <table:table-cell office:value-type="float" office:value="0.5044" calcext:value-type="float">
            <text:p>0,5044</text:p>
          </table:table-cell>
          <table:table-cell office:value-type="float" office:value="1.40086978474" calcext:value-type="float">
            <text:p>1,400869784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700800000019073" calcext:value-type="float">
            <text:p>0,7008</text:p>
          </table:table-cell>
          <table:table-cell office:value-type="float" office:value="0.86494535490036" calcext:value-type="float">
            <text:p>0,8649453549</text:p>
          </table:table-cell>
          <table:table-cell office:value-type="float" office:value="0.654" calcext:value-type="float">
            <text:p>0,654</text:p>
          </table:table-cell>
          <table:table-cell office:value-type="float" office:value="0.998167597579956" calcext:value-type="float">
            <text:p>0,998167597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61032" calcext:value-type="float">
            <text:p>0,61032</text:p>
          </table:table-cell>
          <table:table-cell office:value-type="float" office:value="1.09773379185" calcext:value-type="float">
            <text:p>1,0977337919</text:p>
          </table:table-cell>
          <table:table-cell office:value-type="float" office:value="0.6258" calcext:value-type="float">
            <text:p>0,6258</text:p>
          </table:table-cell>
          <table:table-cell office:value-type="float" office:value="1.05182417717" calcext:value-type="float">
            <text:p>1,051824177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574320000019" calcext:value-type="float">
            <text:p>0,57432</text:p>
          </table:table-cell>
          <table:table-cell office:value-type="float" office:value="1.1967630479" calcext:value-type="float">
            <text:p>1,1967630479</text:p>
          </table:table-cell>
          <table:table-cell office:value-type="float" office:value="0.6026" calcext:value-type="float">
            <text:p>0,6026</text:p>
          </table:table-cell>
          <table:table-cell office:value-type="float" office:value="1.12199972687" calcext:value-type="float">
            <text:p>1,121999726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554499999981" calcext:value-type="float">
            <text:p>0,5545</text:p>
          </table:table-cell>
          <table:table-cell office:value-type="float" office:value="1.25125888302" calcext:value-type="float">
            <text:p>1,251258883</text:p>
          </table:table-cell>
          <table:table-cell office:value-type="float" office:value="0.5879" calcext:value-type="float">
            <text:p>0,5879</text:p>
          </table:table-cell>
          <table:table-cell office:value-type="float" office:value="1.17228042908" calcext:value-type="float">
            <text:p>1,17228042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80579999981" calcext:value-type="float">
            <text:p>0,78058</text:p>
          </table:table-cell>
          <table:table-cell office:value-type="float" office:value="0.637561311836" calcext:value-type="float">
            <text:p>0,6375613118</text:p>
          </table:table-cell>
          <table:table-cell office:value-type="float" office:value="0.6684" calcext:value-type="float">
            <text:p>0,6684</text:p>
          </table:table-cell>
          <table:table-cell office:value-type="float" office:value="1.00367268562" calcext:value-type="float">
            <text:p>1,003672685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62216" calcext:value-type="float">
            <text:p>0,62216</text:p>
          </table:table-cell>
          <table:table-cell office:value-type="float" office:value="1.0641875638" calcext:value-type="float">
            <text:p>1,0641875638</text:p>
          </table:table-cell>
          <table:table-cell office:value-type="float" office:value="0.6581" calcext:value-type="float">
            <text:p>0,6581</text:p>
          </table:table-cell>
          <table:table-cell office:value-type="float" office:value="0.982019598389" calcext:value-type="float">
            <text:p>0,982019598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63939999981" calcext:value-type="float">
            <text:p>0,76394</text:p>
          </table:table-cell>
          <table:table-cell office:value-type="float" office:value="0.685529903908" calcext:value-type="float">
            <text:p>0,6855299039</text:p>
          </table:table-cell>
          <table:table-cell office:value-type="float" office:value="0.6606" calcext:value-type="float">
            <text:p>0,6606</text:p>
          </table:table-cell>
          <table:table-cell office:value-type="float" office:value="1.0151924099" calcext:value-type="float">
            <text:p>1,01519240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45379999981" calcext:value-type="float">
            <text:p>0,74538</text:p>
          </table:table-cell>
          <table:table-cell office:value-type="float" office:value="0.736138071423" calcext:value-type="float">
            <text:p>0,7361380714</text:p>
          </table:table-cell>
          <table:table-cell office:value-type="float" office:value="0.6559" calcext:value-type="float">
            <text:p>0,6559</text:p>
          </table:table-cell>
          <table:table-cell office:value-type="float" office:value="1.00752151184" calcext:value-type="float">
            <text:p>1,007521511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21900000038" calcext:value-type="float">
            <text:p>0,7219</text:p>
          </table:table-cell>
          <table:table-cell office:value-type="float" office:value="0.803127056961" calcext:value-type="float">
            <text:p>0,803127057</text:p>
          </table:table-cell>
          <table:table-cell office:value-type="float" office:value="0.6277" calcext:value-type="float">
            <text:p>0,6277</text:p>
          </table:table-cell>
          <table:table-cell office:value-type="float" office:value="1.0823118742" calcext:value-type="float">
            <text:p>1,082311874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6731" calcext:value-type="float">
            <text:p>0,6731</text:p>
          </table:table-cell>
          <table:table-cell office:value-type="float" office:value="0.936295223999" calcext:value-type="float">
            <text:p>0,936295224</text:p>
          </table:table-cell>
          <table:table-cell office:value-type="float" office:value="0.608" calcext:value-type="float">
            <text:p>0,608</text:p>
          </table:table-cell>
          <table:table-cell office:value-type="float" office:value="1.11852409821" calcext:value-type="float">
            <text:p>1,11852409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318" calcext:value-type="float">
            <text:p>0,3318</text:p>
          </table:table-cell>
          <table:table-cell office:value-type="float" office:value="7.16762340927" calcext:value-type="float">
            <text:p>7,1676234093</text:p>
          </table:table-cell>
          <table:table-cell office:value-type="float" office:value="0.3263" calcext:value-type="float">
            <text:p>0,3263</text:p>
          </table:table-cell>
          <table:table-cell office:value-type="float" office:value="7.18318804398" calcext:value-type="float">
            <text:p>7,18318804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00479999995" calcext:value-type="float">
            <text:p>0,10048</text:p>
          </table:table-cell>
          <table:table-cell office:value-type="float" office:value="2.30236932579" calcext:value-type="float">
            <text:p>2,3023693258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63684196" calcext:value-type="float">
            <text:p>2,30363684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526080000038" calcext:value-type="float">
            <text:p>0,52608</text:p>
          </table:table-cell>
          <table:table-cell office:value-type="float" office:value="1.34355014038" calcext:value-type="float">
            <text:p>1,3435501404</text:p>
          </table:table-cell>
          <table:table-cell office:value-type="float" office:value="0.5059" calcext:value-type="float">
            <text:p>0,5059</text:p>
          </table:table-cell>
          <table:table-cell office:value-type="float" office:value="1.39588220978" calcext:value-type="float">
            <text:p>1,395882209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07139999961853" calcext:value-type="float">
            <text:p>0,70714</text:p>
          </table:table-cell>
          <table:table-cell office:value-type="float" office:value="0.845198328113556" calcext:value-type="float">
            <text:p>0,8451983281</text:p>
          </table:table-cell>
          <table:table-cell office:value-type="float" office:value="0.6386" calcext:value-type="float">
            <text:p>0,6386</text:p>
          </table:table-cell>
          <table:table-cell office:value-type="float" office:value="1.04827212200165" calcext:value-type="float">
            <text:p>1,04827212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615160000038" calcext:value-type="float">
            <text:p>0,61516</text:p>
          </table:table-cell>
          <table:table-cell office:value-type="float" office:value="1.09016833649" calcext:value-type="float">
            <text:p>1,0901683365</text:p>
          </table:table-cell>
          <table:table-cell office:value-type="float" office:value="0.6498" calcext:value-type="float">
            <text:p>0,6498</text:p>
          </table:table-cell>
          <table:table-cell office:value-type="float" office:value="1.00051450424" calcext:value-type="float">
            <text:p>1,000514504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576699999981" calcext:value-type="float">
            <text:p>0,5767</text:p>
          </table:table-cell>
          <table:table-cell office:value-type="float" office:value="1.18986985847" calcext:value-type="float">
            <text:p>1,1898698585</text:p>
          </table:table-cell>
          <table:table-cell office:value-type="float" office:value="0.6162" calcext:value-type="float">
            <text:p>0,6162</text:p>
          </table:table-cell>
          <table:table-cell office:value-type="float" office:value="1.08605627775" calcext:value-type="float">
            <text:p>1,086056277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560020000019" calcext:value-type="float">
            <text:p>0,56002</text:p>
          </table:table-cell>
          <table:table-cell office:value-type="float" office:value="1.23561102066" calcext:value-type="float">
            <text:p>1,2356110207</text:p>
          </table:table-cell>
          <table:table-cell office:value-type="float" office:value="0.5983" calcext:value-type="float">
            <text:p>0,5983</text:p>
          </table:table-cell>
          <table:table-cell office:value-type="float" office:value="1.14550518532" calcext:value-type="float">
            <text:p>1,14550518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9116" calcext:value-type="float">
            <text:p>0,79116</text:p>
          </table:table-cell>
          <table:table-cell office:value-type="float" office:value="0.60881018795" calcext:value-type="float">
            <text:p>0,608810188</text:p>
          </table:table-cell>
          <table:table-cell office:value-type="float" office:value="0.6349" calcext:value-type="float">
            <text:p>0,6349</text:p>
          </table:table-cell>
          <table:table-cell office:value-type="float" office:value="1.14273549042" calcext:value-type="float">
            <text:p>1,142735490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631859999962" calcext:value-type="float">
            <text:p>0,63186</text:p>
          </table:table-cell>
          <table:table-cell office:value-type="float" office:value="1.04553170345" calcext:value-type="float">
            <text:p>1,0455317035</text:p>
          </table:table-cell>
          <table:table-cell office:value-type="float" office:value="0.6594" calcext:value-type="float">
            <text:p>0,6594</text:p>
          </table:table-cell>
          <table:table-cell office:value-type="float" office:value="0.973481803894" calcext:value-type="float">
            <text:p>0,973481803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773439999981" calcext:value-type="float">
            <text:p>0,77344</text:p>
          </table:table-cell>
          <table:table-cell office:value-type="float" office:value="0.659830547504" calcext:value-type="float">
            <text:p>0,6598305475</text:p>
          </table:table-cell>
          <table:table-cell office:value-type="float" office:value="0.6218" calcext:value-type="float">
            <text:p>0,6218</text:p>
          </table:table-cell>
          <table:table-cell office:value-type="float" office:value="1.14897253761" calcext:value-type="float">
            <text:p>1,148972537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755700000038" calcext:value-type="float">
            <text:p>0,7557</text:p>
          </table:table-cell>
          <table:table-cell office:value-type="float" office:value="0.710575709362" calcext:value-type="float">
            <text:p>0,7105757094</text:p>
          </table:table-cell>
          <table:table-cell office:value-type="float" office:value="0.6249" calcext:value-type="float">
            <text:p>0,6249</text:p>
          </table:table-cell>
          <table:table-cell office:value-type="float" office:value="1.1276616888" calcext:value-type="float">
            <text:p>1,127661688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727900000019" calcext:value-type="float">
            <text:p>0,7279</text:p>
          </table:table-cell>
          <table:table-cell office:value-type="float" office:value="0.783636654835" calcext:value-type="float">
            <text:p>0,7836366548</text:p>
          </table:table-cell>
          <table:table-cell office:value-type="float" office:value="0.6416" calcext:value-type="float">
            <text:p>0,6416</text:p>
          </table:table-cell>
          <table:table-cell office:value-type="float" office:value="1.05203473635" calcext:value-type="float">
            <text:p>1,052034736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679679999981" calcext:value-type="float">
            <text:p>0,67968</text:p>
          </table:table-cell>
          <table:table-cell office:value-type="float" office:value="0.919571960411" calcext:value-type="float">
            <text:p>0,9195719604</text:p>
          </table:table-cell>
          <table:table-cell office:value-type="float" office:value="0.6312" calcext:value-type="float">
            <text:p>0,6312</text:p>
          </table:table-cell>
          <table:table-cell office:value-type="float" office:value="1.06387074013" calcext:value-type="float">
            <text:p>1,063870740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45019999981" calcext:value-type="float">
            <text:p>0,34502</text:p>
          </table:table-cell>
          <table:table-cell office:value-type="float" office:value="7.12532248596" calcext:value-type="float">
            <text:p>7,125322486</text:p>
          </table:table-cell>
          <table:table-cell office:value-type="float" office:value="0.352" calcext:value-type="float">
            <text:p>0,352</text:p>
          </table:table-cell>
          <table:table-cell office:value-type="float" office:value="7.10436401138" calcext:value-type="float">
            <text:p>7,10436401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100500000001" calcext:value-type="float">
            <text:p>0,1005</text:p>
          </table:table-cell>
          <table:table-cell office:value-type="float" office:value="2.30237312271" calcext:value-type="float">
            <text:p>2,3023731227</text:p>
          </table:table-cell>
          <table:table-cell office:value-type="float" office:value="0.1" calcext:value-type="float">
            <text:p>0,1</text:p>
          </table:table-cell>
          <table:table-cell office:value-type="float" office:value="2.30343127518" calcext:value-type="float">
            <text:p>2,303431275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530939999981" calcext:value-type="float">
            <text:p>0,53094</text:p>
          </table:table-cell>
          <table:table-cell office:value-type="float" office:value="1.3300640134" calcext:value-type="float">
            <text:p>1,3300640134</text:p>
          </table:table-cell>
          <table:table-cell office:value-type="float" office:value="0.5064" calcext:value-type="float">
            <text:p>0,5064</text:p>
          </table:table-cell>
          <table:table-cell office:value-type="float" office:value="1.40126405468" calcext:value-type="float">
            <text:p>1,401264054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718820000019074" calcext:value-type="float">
            <text:p>0,71882</text:p>
          </table:table-cell>
          <table:table-cell office:value-type="float" office:value="0.81834025850296" calcext:value-type="float">
            <text:p>0,8183402585</text:p>
          </table:table-cell>
          <table:table-cell office:value-type="float" office:value="0.6382" calcext:value-type="float">
            <text:p>0,6382</text:p>
          </table:table-cell>
          <table:table-cell office:value-type="float" office:value="1.05694737358093" calcext:value-type="float">
            <text:p>1,056947373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6224" calcext:value-type="float">
            <text:p>0,6224</text:p>
          </table:table-cell>
          <table:table-cell office:value-type="float" office:value="1.07101938564" calcext:value-type="float">
            <text:p>1,0710193856</text:p>
          </table:table-cell>
          <table:table-cell office:value-type="float" office:value="0.6532" calcext:value-type="float">
            <text:p>0,6532</text:p>
          </table:table-cell>
          <table:table-cell office:value-type="float" office:value="0.987053731918" calcext:value-type="float">
            <text:p>0,987053731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581260000038" calcext:value-type="float">
            <text:p>0,58126</text:p>
          </table:table-cell>
          <table:table-cell office:value-type="float" office:value="1.17331178032" calcext:value-type="float">
            <text:p>1,1733117803</text:p>
          </table:table-cell>
          <table:table-cell office:value-type="float" office:value="0.6198" calcext:value-type="float">
            <text:p>0,6198</text:p>
          </table:table-cell>
          <table:table-cell office:value-type="float" office:value="1.08254514742" calcext:value-type="float">
            <text:p>1,082545147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569779999962" calcext:value-type="float">
            <text:p>0,56978</text:p>
          </table:table-cell>
          <table:table-cell office:value-type="float" office:value="1.22188596565" calcext:value-type="float">
            <text:p>1,2218859657</text:p>
          </table:table-cell>
          <table:table-cell office:value-type="float" office:value="0.6131" calcext:value-type="float">
            <text:p>0,6131</text:p>
          </table:table-cell>
          <table:table-cell office:value-type="float" office:value="1.11399138918" calcext:value-type="float">
            <text:p>1,11399138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97899999981" calcext:value-type="float">
            <text:p>0,7979</text:p>
          </table:table-cell>
          <table:table-cell office:value-type="float" office:value="0.591515759983" calcext:value-type="float">
            <text:p>0,59151576</text:p>
          </table:table-cell>
          <table:table-cell office:value-type="float" office:value="0.6559" calcext:value-type="float">
            <text:p>0,6559</text:p>
          </table:table-cell>
          <table:table-cell office:value-type="float" office:value="1.07152982216" calcext:value-type="float">
            <text:p>1,071529822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633680000019" calcext:value-type="float">
            <text:p>0,63368</text:p>
          </table:table-cell>
          <table:table-cell office:value-type="float" office:value="1.03449235878" calcext:value-type="float">
            <text:p>1,0344923588</text:p>
          </table:table-cell>
          <table:table-cell office:value-type="float" office:value="0.6634" calcext:value-type="float">
            <text:p>0,6634</text:p>
          </table:table-cell>
          <table:table-cell office:value-type="float" office:value="0.969659126282" calcext:value-type="float">
            <text:p>0,969659126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777559999962" calcext:value-type="float">
            <text:p>0,77756</text:p>
          </table:table-cell>
          <table:table-cell office:value-type="float" office:value="0.642734148216" calcext:value-type="float">
            <text:p>0,6427341482</text:p>
          </table:table-cell>
          <table:table-cell office:value-type="float" office:value="0.6443" calcext:value-type="float">
            <text:p>0,6443</text:p>
          </table:table-cell>
          <table:table-cell office:value-type="float" office:value="1.08476360807" calcext:value-type="float">
            <text:p>1,084763608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760639999981" calcext:value-type="float">
            <text:p>0,76064</text:p>
          </table:table-cell>
          <table:table-cell office:value-type="float" office:value="0.694829334393" calcext:value-type="float">
            <text:p>0,6948293344</text:p>
          </table:table-cell>
          <table:table-cell office:value-type="float" office:value="0.6375" calcext:value-type="float">
            <text:p>0,6375</text:p>
          </table:table-cell>
          <table:table-cell office:value-type="float" office:value="1.09584001465" calcext:value-type="float">
            <text:p>1,095840014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736079999962" calcext:value-type="float">
            <text:p>0,73608</text:p>
          </table:table-cell>
          <table:table-cell office:value-type="float" office:value="0.763358758831" calcext:value-type="float">
            <text:p>0,7633587588</text:p>
          </table:table-cell>
          <table:table-cell office:value-type="float" office:value="0.6306" calcext:value-type="float">
            <text:p>0,6306</text:p>
          </table:table-cell>
          <table:table-cell office:value-type="float" office:value="1.08264435921" calcext:value-type="float">
            <text:p>1,082644359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688859999962" calcext:value-type="float">
            <text:p>0,68886</text:p>
          </table:table-cell>
          <table:table-cell office:value-type="float" office:value="0.901961754627" calcext:value-type="float">
            <text:p>0,9019617546</text:p>
          </table:table-cell>
          <table:table-cell office:value-type="float" office:value="0.6375" calcext:value-type="float">
            <text:p>0,6375</text:p>
          </table:table-cell>
          <table:table-cell office:value-type="float" office:value="1.05146593742" calcext:value-type="float">
            <text:p>1,051465937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2292" calcext:value-type="float">
            <text:p>0,32292</text:p>
          </table:table-cell>
          <table:table-cell office:value-type="float" office:value="7.26625985107" calcext:value-type="float">
            <text:p>7,2662598511</text:p>
          </table:table-cell>
          <table:table-cell office:value-type="float" office:value="0.3291" calcext:value-type="float">
            <text:p>0,3291</text:p>
          </table:table-cell>
          <table:table-cell office:value-type="float" office:value="7.19761097107" calcext:value-type="float">
            <text:p>7,19761097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100459999998" calcext:value-type="float">
            <text:p>0,10046</text:p>
          </table:table-cell>
          <table:table-cell office:value-type="float" office:value="2.30237773727" calcext:value-type="float">
            <text:p>2,3023777373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43866272" calcext:value-type="float">
            <text:p>2,303438662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53348000001" calcext:value-type="float">
            <text:p>0,53348</text:p>
          </table:table-cell>
          <table:table-cell office:value-type="float" office:value="1.31806376263" calcext:value-type="float">
            <text:p>1,3180637626</text:p>
          </table:table-cell>
          <table:table-cell office:value-type="float" office:value="0.5129" calcext:value-type="float">
            <text:p>0,5129</text:p>
          </table:table-cell>
          <table:table-cell office:value-type="float" office:value="1.38205847797" calcext:value-type="float">
            <text:p>1,38205847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722380000019073" calcext:value-type="float">
            <text:p>0,72238</text:p>
          </table:table-cell>
          <table:table-cell office:value-type="float" office:value="0.806849206905365" calcext:value-type="float">
            <text:p>0,8068492069</text:p>
          </table:table-cell>
          <table:table-cell office:value-type="float" office:value="0.6497" calcext:value-type="float">
            <text:p>0,6497</text:p>
          </table:table-cell>
          <table:table-cell office:value-type="float" office:value="0.996371745681763" calcext:value-type="float">
            <text:p>0,996371745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624479999981" calcext:value-type="float">
            <text:p>0,62448</text:p>
          </table:table-cell>
          <table:table-cell office:value-type="float" office:value="1.05980324066" calcext:value-type="float">
            <text:p>1,0598032407</text:p>
          </table:table-cell>
          <table:table-cell office:value-type="float" office:value="0.653" calcext:value-type="float">
            <text:p>0,653</text:p>
          </table:table-cell>
          <table:table-cell office:value-type="float" office:value="0.996260115433" calcext:value-type="float">
            <text:p>0,996260115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588020000038" calcext:value-type="float">
            <text:p>0,58802</text:p>
          </table:table-cell>
          <table:table-cell office:value-type="float" office:value="1.15993760601" calcext:value-type="float">
            <text:p>1,159937606</text:p>
          </table:table-cell>
          <table:table-cell office:value-type="float" office:value="0.6203" calcext:value-type="float">
            <text:p>0,6203</text:p>
          </table:table-cell>
          <table:table-cell office:value-type="float" office:value="1.07682728882" calcext:value-type="float">
            <text:p>1,076827288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573760000019" calcext:value-type="float">
            <text:p>0,57376</text:p>
          </table:table-cell>
          <table:table-cell office:value-type="float" office:value="1.20592626457" calcext:value-type="float">
            <text:p>1,2059262646</text:p>
          </table:table-cell>
          <table:table-cell office:value-type="float" office:value="0.6084" calcext:value-type="float">
            <text:p>0,6084</text:p>
          </table:table-cell>
          <table:table-cell office:value-type="float" office:value="1.1168478508" calcext:value-type="float">
            <text:p>1,11684785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0784" calcext:value-type="float">
            <text:p>0,80784</text:p>
          </table:table-cell>
          <table:table-cell office:value-type="float" office:value="0.565550649166" calcext:value-type="float">
            <text:p>0,5655506492</text:p>
          </table:table-cell>
          <table:table-cell office:value-type="float" office:value="0.6678" calcext:value-type="float">
            <text:p>0,6678</text:p>
          </table:table-cell>
          <table:table-cell office:value-type="float" office:value="1.02389828167" calcext:value-type="float">
            <text:p>1,023898281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6391" calcext:value-type="float">
            <text:p>0,6391</text:p>
          </table:table-cell>
          <table:table-cell office:value-type="float" office:value="1.01939063454" calcext:value-type="float">
            <text:p>1,0193906345</text:p>
          </table:table-cell>
          <table:table-cell office:value-type="float" office:value="0.6666" calcext:value-type="float">
            <text:p>0,6666</text:p>
          </table:table-cell>
          <table:table-cell office:value-type="float" office:value="0.958082316017" calcext:value-type="float">
            <text:p>0,95808231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88719999962" calcext:value-type="float">
            <text:p>0,78872</text:p>
          </table:table-cell>
          <table:table-cell office:value-type="float" office:value="0.618731832542" calcext:value-type="float">
            <text:p>0,6187318325</text:p>
          </table:table-cell>
          <table:table-cell office:value-type="float" office:value="0.6656" calcext:value-type="float">
            <text:p>0,6656</text:p>
          </table:table-cell>
          <table:table-cell office:value-type="float" office:value="1.0080020525" calcext:value-type="float">
            <text:p>1,008002052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70279999981" calcext:value-type="float">
            <text:p>0,77028</text:p>
          </table:table-cell>
          <table:table-cell office:value-type="float" office:value="0.672091675148" calcext:value-type="float">
            <text:p>0,6720916751</text:p>
          </table:table-cell>
          <table:table-cell office:value-type="float" office:value="0.6586" calcext:value-type="float">
            <text:p>0,6586</text:p>
          </table:table-cell>
          <table:table-cell office:value-type="float" office:value="1.01811286335" calcext:value-type="float">
            <text:p>1,018112863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41739999981" calcext:value-type="float">
            <text:p>0,74174</text:p>
          </table:table-cell>
          <table:table-cell office:value-type="float" office:value="0.743543966122" calcext:value-type="float">
            <text:p>0,7435439661</text:p>
          </table:table-cell>
          <table:table-cell office:value-type="float" office:value="0.656" calcext:value-type="float">
            <text:p>0,656</text:p>
          </table:table-cell>
          <table:table-cell office:value-type="float" office:value="1.00869619865" calcext:value-type="float">
            <text:p>1,008696198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693420000038" calcext:value-type="float">
            <text:p>0,69342</text:p>
          </table:table-cell>
          <table:table-cell office:value-type="float" office:value="0.883907557755" calcext:value-type="float">
            <text:p>0,8839075578</text:p>
          </table:table-cell>
          <table:table-cell office:value-type="float" office:value="0.6419" calcext:value-type="float">
            <text:p>0,6419</text:p>
          </table:table-cell>
          <table:table-cell office:value-type="float" office:value="1.03950473995" calcext:value-type="float">
            <text:p>1,0395047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1536000001" calcext:value-type="float">
            <text:p>0,31536</text:p>
          </table:table-cell>
          <table:table-cell office:value-type="float" office:value="7.25338417984" calcext:value-type="float">
            <text:p>7,2533841798</text:p>
          </table:table-cell>
          <table:table-cell office:value-type="float" office:value="0.3305" calcext:value-type="float">
            <text:p>0,3305</text:p>
          </table:table-cell>
          <table:table-cell office:value-type="float" office:value="7.1558878273" calcext:value-type="float">
            <text:p>7,155887827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100439999995" calcext:value-type="float">
            <text:p>0,10044</text:p>
          </table:table-cell>
          <table:table-cell office:value-type="float" office:value="2.30237253464" calcext:value-type="float">
            <text:p>2,3023725346</text:p>
          </table:table-cell>
          <table:table-cell office:value-type="float" office:value="0.1" calcext:value-type="float">
            <text:p>0,1</text:p>
          </table:table-cell>
          <table:table-cell office:value-type="float" office:value="2.30347447891" calcext:value-type="float">
            <text:p>2,303474478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540720000019" calcext:value-type="float">
            <text:p>0,54072</text:p>
          </table:table-cell>
          <table:table-cell office:value-type="float" office:value="1.30205669872" calcext:value-type="float">
            <text:p>1,3020566987</text:p>
          </table:table-cell>
          <table:table-cell office:value-type="float" office:value="0.5228" calcext:value-type="float">
            <text:p>0,5228</text:p>
          </table:table-cell>
          <table:table-cell office:value-type="float" office:value="1.35576104412" calcext:value-type="float">
            <text:p>1,355761044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27580000038147" calcext:value-type="float">
            <text:p>0,72758</text:p>
          </table:table-cell>
          <table:table-cell office:value-type="float" office:value="0.786789419364929" calcext:value-type="float">
            <text:p>0,7867894194</text:p>
          </table:table-cell>
          <table:table-cell office:value-type="float" office:value="0.6618" calcext:value-type="float">
            <text:p>0,6618</text:p>
          </table:table-cell>
          <table:table-cell office:value-type="float" office:value="0.978541472244263" calcext:value-type="float">
            <text:p>0,978541472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629220000038" calcext:value-type="float">
            <text:p>0,62922</text:p>
          </table:table-cell>
          <table:table-cell office:value-type="float" office:value="1.04588412849" calcext:value-type="float">
            <text:p>1,0458841285</text:p>
          </table:table-cell>
          <table:table-cell office:value-type="float" office:value="0.6597" calcext:value-type="float">
            <text:p>0,6597</text:p>
          </table:table-cell>
          <table:table-cell office:value-type="float" office:value="0.978662174797" calcext:value-type="float">
            <text:p>0,978662174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592740000019" calcext:value-type="float">
            <text:p>0,59274</text:p>
          </table:table-cell>
          <table:table-cell office:value-type="float" office:value="1.15112997116" calcext:value-type="float">
            <text:p>1,1511299712</text:p>
          </table:table-cell>
          <table:table-cell office:value-type="float" office:value="0.6273" calcext:value-type="float">
            <text:p>0,6273</text:p>
          </table:table-cell>
          <table:table-cell office:value-type="float" office:value="1.06321308975" calcext:value-type="float">
            <text:p>1,063213089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575740000038" calcext:value-type="float">
            <text:p>0,57574</text:p>
          </table:table-cell>
          <table:table-cell office:value-type="float" office:value="1.19634303211" calcext:value-type="float">
            <text:p>1,1963430321</text:p>
          </table:table-cell>
          <table:table-cell office:value-type="float" office:value="0.6159" calcext:value-type="float">
            <text:p>0,6159</text:p>
          </table:table-cell>
          <table:table-cell office:value-type="float" office:value="1.10908213367" calcext:value-type="float">
            <text:p>1,10908213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1558" calcext:value-type="float">
            <text:p>0,81558</text:p>
          </table:table-cell>
          <table:table-cell office:value-type="float" office:value="0.542307917013" calcext:value-type="float">
            <text:p>0,542307917</text:p>
          </table:table-cell>
          <table:table-cell office:value-type="float" office:value="0.6686" calcext:value-type="float">
            <text:p>0,6686</text:p>
          </table:table-cell>
          <table:table-cell office:value-type="float" office:value="1.03995639153" calcext:value-type="float">
            <text:p>1,03995639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643579999981" calcext:value-type="float">
            <text:p>0,64358</text:p>
          </table:table-cell>
          <table:table-cell office:value-type="float" office:value="1.00876601488" calcext:value-type="float">
            <text:p>1,0087660149</text:p>
          </table:table-cell>
          <table:table-cell office:value-type="float" office:value="0.6703" calcext:value-type="float">
            <text:p>0,6703</text:p>
          </table:table-cell>
          <table:table-cell office:value-type="float" office:value="0.936789167786" calcext:value-type="float">
            <text:p>0,936789167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976" calcext:value-type="float">
            <text:p>0,7976</text:p>
          </table:table-cell>
          <table:table-cell office:value-type="float" office:value="0.596200044632" calcext:value-type="float">
            <text:p>0,5962000446</text:p>
          </table:table-cell>
          <table:table-cell office:value-type="float" office:value="0.6607" calcext:value-type="float">
            <text:p>0,6607</text:p>
          </table:table-cell>
          <table:table-cell office:value-type="float" office:value="1.03778616009" calcext:value-type="float">
            <text:p>1,037786160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75340000038" calcext:value-type="float">
            <text:p>0,77534</text:p>
          </table:table-cell>
          <table:table-cell office:value-type="float" office:value="0.652379198666" calcext:value-type="float">
            <text:p>0,6523791987</text:p>
          </table:table-cell>
          <table:table-cell office:value-type="float" office:value="0.6581" calcext:value-type="float">
            <text:p>0,6581</text:p>
          </table:table-cell>
          <table:table-cell office:value-type="float" office:value="1.02734218941" calcext:value-type="float">
            <text:p>1,027342189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48600000019" calcext:value-type="float">
            <text:p>0,7486</text:p>
          </table:table-cell>
          <table:table-cell office:value-type="float" office:value="0.727334669323" calcext:value-type="float">
            <text:p>0,7273346693</text:p>
          </table:table-cell>
          <table:table-cell office:value-type="float" office:value="0.6653" calcext:value-type="float">
            <text:p>0,6653</text:p>
          </table:table-cell>
          <table:table-cell office:value-type="float" office:value="0.99916064682" calcext:value-type="float">
            <text:p>0,999160646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698100000038" calcext:value-type="float">
            <text:p>0,6981</text:p>
          </table:table-cell>
          <table:table-cell office:value-type="float" office:value="0.872171169186" calcext:value-type="float">
            <text:p>0,8721711692</text:p>
          </table:table-cell>
          <table:table-cell office:value-type="float" office:value="0.6208" calcext:value-type="float">
            <text:p>0,6208</text:p>
          </table:table-cell>
          <table:table-cell office:value-type="float" office:value="1.07677359362" calcext:value-type="float">
            <text:p>1,076773593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0266000001" calcext:value-type="float">
            <text:p>0,30266</text:p>
          </table:table-cell>
          <table:table-cell office:value-type="float" office:value="7.32887471619" calcext:value-type="float">
            <text:p>7,3288747162</text:p>
          </table:table-cell>
          <table:table-cell office:value-type="float" office:value="0.1969" calcext:value-type="float">
            <text:p>0,1969</text:p>
          </table:table-cell>
          <table:table-cell office:value-type="float" office:value="7.88737822113" calcext:value-type="float">
            <text:p>7,88737822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0046000001" calcext:value-type="float">
            <text:p>0,10046</text:p>
          </table:table-cell>
          <table:table-cell office:value-type="float" office:value="2.30236218925" calcext:value-type="float">
            <text:p>2,3023621893</text:p>
          </table:table-cell>
          <table:table-cell office:value-type="float" office:value="0.1" calcext:value-type="float">
            <text:p>0,1</text:p>
          </table:table-cell>
          <table:table-cell office:value-type="float" office:value="2.30343389854" calcext:value-type="float">
            <text:p>2,303433898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54498000001" calcext:value-type="float">
            <text:p>0,54498</text:p>
          </table:table-cell>
          <table:table-cell office:value-type="float" office:value="1.28839071796" calcext:value-type="float">
            <text:p>1,288390718</text:p>
          </table:table-cell>
          <table:table-cell office:value-type="float" office:value="0.5167" calcext:value-type="float">
            <text:p>0,5167</text:p>
          </table:table-cell>
          <table:table-cell office:value-type="float" office:value="1.37772254982" calcext:value-type="float">
            <text:p>1,377722549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34779999961853" calcext:value-type="float">
            <text:p>0,73478</text:p>
          </table:table-cell>
          <table:table-cell office:value-type="float" office:value="0.770148018932342" calcext:value-type="float">
            <text:p>0,7701480189</text:p>
          </table:table-cell>
          <table:table-cell office:value-type="float" office:value="0.647" calcext:value-type="float">
            <text:p>0,647</text:p>
          </table:table-cell>
          <table:table-cell office:value-type="float" office:value="1.02978979282379" calcext:value-type="float">
            <text:p>1,029789792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636180000019" calcext:value-type="float">
            <text:p>0,63618</text:p>
          </table:table-cell>
          <table:table-cell office:value-type="float" office:value="1.03451233547" calcext:value-type="float">
            <text:p>1,0345123355</text:p>
          </table:table-cell>
          <table:table-cell office:value-type="float" office:value="0.6649" calcext:value-type="float">
            <text:p>0,6649</text:p>
          </table:table-cell>
          <table:table-cell office:value-type="float" office:value="0.959800384903" calcext:value-type="float">
            <text:p>0,959800384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596940000038" calcext:value-type="float">
            <text:p>0,59694</text:p>
          </table:table-cell>
          <table:table-cell office:value-type="float" office:value="1.13340020607" calcext:value-type="float">
            <text:p>1,1334002061</text:p>
          </table:table-cell>
          <table:table-cell office:value-type="float" office:value="0.6353" calcext:value-type="float">
            <text:p>0,6353</text:p>
          </table:table-cell>
          <table:table-cell office:value-type="float" office:value="1.04158122044" calcext:value-type="float">
            <text:p>1,041581220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581399999962" calcext:value-type="float">
            <text:p>0,5814</text:p>
          </table:table-cell>
          <table:table-cell office:value-type="float" office:value="1.18495311867" calcext:value-type="float">
            <text:p>1,1849531187</text:p>
          </table:table-cell>
          <table:table-cell office:value-type="float" office:value="0.6174" calcext:value-type="float">
            <text:p>0,6174</text:p>
          </table:table-cell>
          <table:table-cell office:value-type="float" office:value="1.08960854721" calcext:value-type="float">
            <text:p>1,08960854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21779999962" calcext:value-type="float">
            <text:p>0,82178</text:p>
          </table:table-cell>
          <table:table-cell office:value-type="float" office:value="0.518352896156" calcext:value-type="float">
            <text:p>0,5183528962</text:p>
          </table:table-cell>
          <table:table-cell office:value-type="float" office:value="0.6496" calcext:value-type="float">
            <text:p>0,6496</text:p>
          </table:table-cell>
          <table:table-cell office:value-type="float" office:value="1.13274320698" calcext:value-type="float">
            <text:p>1,13274320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647440000019" calcext:value-type="float">
            <text:p>0,64744</text:p>
          </table:table-cell>
          <table:table-cell office:value-type="float" office:value="1.00181529739" calcext:value-type="float">
            <text:p>1,0018152974</text:p>
          </table:table-cell>
          <table:table-cell office:value-type="float" office:value="0.6764" calcext:value-type="float">
            <text:p>0,6764</text:p>
          </table:table-cell>
          <table:table-cell office:value-type="float" office:value="0.932474443054" calcext:value-type="float">
            <text:p>0,932474443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802700000038" calcext:value-type="float">
            <text:p>0,8027</text:p>
          </table:table-cell>
          <table:table-cell office:value-type="float" office:value="0.574078007946" calcext:value-type="float">
            <text:p>0,5740780079</text:p>
          </table:table-cell>
          <table:table-cell office:value-type="float" office:value="0.6555" calcext:value-type="float">
            <text:p>0,6555</text:p>
          </table:table-cell>
          <table:table-cell office:value-type="float" office:value="1.07043448086" calcext:value-type="float">
            <text:p>1,070434480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782639999981" calcext:value-type="float">
            <text:p>0,78264</text:p>
          </table:table-cell>
          <table:table-cell office:value-type="float" office:value="0.631591010818" calcext:value-type="float">
            <text:p>0,6315910108</text:p>
          </table:table-cell>
          <table:table-cell office:value-type="float" office:value="0.6573" calcext:value-type="float">
            <text:p>0,6573</text:p>
          </table:table-cell>
          <table:table-cell office:value-type="float" office:value="1.03470119972" calcext:value-type="float">
            <text:p>1,034701199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75596" calcext:value-type="float">
            <text:p>0,75596</text:p>
          </table:table-cell>
          <table:table-cell office:value-type="float" office:value="0.705045175991" calcext:value-type="float">
            <text:p>0,705045176</text:p>
          </table:table-cell>
          <table:table-cell office:value-type="float" office:value="0.6504" calcext:value-type="float">
            <text:p>0,6504</text:p>
          </table:table-cell>
          <table:table-cell office:value-type="float" office:value="1.03120385971" calcext:value-type="float">
            <text:p>1,031203859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70336" calcext:value-type="float">
            <text:p>0,70336</text:p>
          </table:table-cell>
          <table:table-cell office:value-type="float" office:value="0.856283612099" calcext:value-type="float">
            <text:p>0,8562836121</text:p>
          </table:table-cell>
          <table:table-cell office:value-type="float" office:value="0.6129" calcext:value-type="float">
            <text:p>0,6129</text:p>
          </table:table-cell>
          <table:table-cell office:value-type="float" office:value="1.11254907513" calcext:value-type="float">
            <text:p>1,112549075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271920000019" calcext:value-type="float">
            <text:p>0,27192</text:p>
          </table:table-cell>
          <table:table-cell office:value-type="float" office:value="7.47845425461" calcext:value-type="float">
            <text:p>7,4784542546</text:p>
          </table:table-cell>
          <table:table-cell office:value-type="float" office:value="0.3007" calcext:value-type="float">
            <text:p>0,3007</text:p>
          </table:table-cell>
          <table:table-cell office:value-type="float" office:value="7.25167414017" calcext:value-type="float">
            <text:p>7,251674140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100420000005" calcext:value-type="float">
            <text:p>0,10042</text:p>
          </table:table-cell>
          <table:table-cell office:value-type="float" office:value="2.30233613968" calcext:value-type="float">
            <text:p>2,3023361397</text:p>
          </table:table-cell>
          <table:table-cell office:value-type="float" office:value="0.1001" calcext:value-type="float">
            <text:p>0,1001</text:p>
          </table:table-cell>
          <table:table-cell office:value-type="float" office:value="2.30341054001" calcext:value-type="float">
            <text:p>2,3034105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5509" calcext:value-type="float">
            <text:p>0,5509</text:p>
          </table:table-cell>
          <table:table-cell office:value-type="float" office:value="1.27611753098" calcext:value-type="float">
            <text:p>1,276117531</text:p>
          </table:table-cell>
          <table:table-cell office:value-type="float" office:value="0.5205" calcext:value-type="float">
            <text:p>0,5205</text:p>
          </table:table-cell>
          <table:table-cell office:value-type="float" office:value="1.34523006496" calcext:value-type="float">
            <text:p>1,34523006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74028" calcext:value-type="float">
            <text:p>0,74028</text:p>
          </table:table-cell>
          <table:table-cell office:value-type="float" office:value="0.749341288356781" calcext:value-type="float">
            <text:p>0,7493412884</text:p>
          </table:table-cell>
          <table:table-cell office:value-type="float" office:value="0.6455" calcext:value-type="float">
            <text:p>0,6455</text:p>
          </table:table-cell>
          <table:table-cell office:value-type="float" office:value="1.0422292224884" calcext:value-type="float">
            <text:p>1,042229222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638479999981" calcext:value-type="float">
            <text:p>0,63848</text:p>
          </table:table-cell>
          <table:table-cell office:value-type="float" office:value="1.02674749699" calcext:value-type="float">
            <text:p>1,026747497</text:p>
          </table:table-cell>
          <table:table-cell office:value-type="float" office:value="0.6708" calcext:value-type="float">
            <text:p>0,6708</text:p>
          </table:table-cell>
          <table:table-cell office:value-type="float" office:value="0.946798153496" calcext:value-type="float">
            <text:p>0,946798153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60122" calcext:value-type="float">
            <text:p>0,60122</text:p>
          </table:table-cell>
          <table:table-cell office:value-type="float" office:value="1.12392942127" calcext:value-type="float">
            <text:p>1,1239294213</text:p>
          </table:table-cell>
          <table:table-cell office:value-type="float" office:value="0.6342" calcext:value-type="float">
            <text:p>0,6342</text:p>
          </table:table-cell>
          <table:table-cell office:value-type="float" office:value="1.04093497696" calcext:value-type="float">
            <text:p>1,04093497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586940000019" calcext:value-type="float">
            <text:p>0,58694</text:p>
          </table:table-cell>
          <table:table-cell office:value-type="float" office:value="1.17214283348" calcext:value-type="float">
            <text:p>1,1721428335</text:p>
          </table:table-cell>
          <table:table-cell office:value-type="float" office:value="0.6314" calcext:value-type="float">
            <text:p>0,6314</text:p>
          </table:table-cell>
          <table:table-cell office:value-type="float" office:value="1.06560753136" calcext:value-type="float">
            <text:p>1,06560753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8099999962" calcext:value-type="float">
            <text:p>0,8281</text:p>
          </table:table-cell>
          <table:table-cell office:value-type="float" office:value="0.499268230801" calcext:value-type="float">
            <text:p>0,4992682308</text:p>
          </table:table-cell>
          <table:table-cell office:value-type="float" office:value="0.6698" calcext:value-type="float">
            <text:p>0,6698</text:p>
          </table:table-cell>
          <table:table-cell office:value-type="float" office:value="1.08360314045" calcext:value-type="float">
            <text:p>1,083603140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648839999981" calcext:value-type="float">
            <text:p>0,64884</text:p>
          </table:table-cell>
          <table:table-cell office:value-type="float" office:value="0.988836531391" calcext:value-type="float">
            <text:p>0,9888365314</text:p>
          </table:table-cell>
          <table:table-cell office:value-type="float" office:value="0.6672" calcext:value-type="float">
            <text:p>0,6672</text:p>
          </table:table-cell>
          <table:table-cell office:value-type="float" office:value="0.948362076187" calcext:value-type="float">
            <text:p>0,948362076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810440000038" calcext:value-type="float">
            <text:p>0,81044</text:p>
          </table:table-cell>
          <table:table-cell office:value-type="float" office:value="0.555704051971" calcext:value-type="float">
            <text:p>0,555704052</text:p>
          </table:table-cell>
          <table:table-cell office:value-type="float" office:value="0.6589" calcext:value-type="float">
            <text:p>0,6589</text:p>
          </table:table-cell>
          <table:table-cell office:value-type="float" office:value="1.0705102047" calcext:value-type="float">
            <text:p>1,070510204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89260000038" calcext:value-type="float">
            <text:p>0,78926</text:p>
          </table:table-cell>
          <table:table-cell office:value-type="float" office:value="0.614576712494" calcext:value-type="float">
            <text:p>0,6145767125</text:p>
          </table:table-cell>
          <table:table-cell office:value-type="float" office:value="0.6577" calcext:value-type="float">
            <text:p>0,6577</text:p>
          </table:table-cell>
          <table:table-cell office:value-type="float" office:value="1.04554939575" calcext:value-type="float">
            <text:p>1,045549395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60340000019" calcext:value-type="float">
            <text:p>0,76034</text:p>
          </table:table-cell>
          <table:table-cell office:value-type="float" office:value="0.691486995392" calcext:value-type="float">
            <text:p>0,6914869954</text:p>
          </table:table-cell>
          <table:table-cell office:value-type="float" office:value="0.6614" calcext:value-type="float">
            <text:p>0,6614</text:p>
          </table:table-cell>
          <table:table-cell office:value-type="float" office:value="1.01582952709" calcext:value-type="float">
            <text:p>1,01582952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09619999962" calcext:value-type="float">
            <text:p>0,70962</text:p>
          </table:table-cell>
          <table:table-cell office:value-type="float" office:value="0.839217389221" calcext:value-type="float">
            <text:p>0,8392173892</text:p>
          </table:table-cell>
          <table:table-cell office:value-type="float" office:value="0.6261" calcext:value-type="float">
            <text:p>0,6261</text:p>
          </table:table-cell>
          <table:table-cell office:value-type="float" office:value="1.07119650469" calcext:value-type="float">
            <text:p>1,071196504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304" calcext:value-type="float">
            <text:p>0,304</text:p>
          </table:table-cell>
          <table:table-cell office:value-type="float" office:value="7.31789915176" calcext:value-type="float">
            <text:p>7,3178991518</text:p>
          </table:table-cell>
          <table:table-cell office:value-type="float" office:value="0.2169" calcext:value-type="float">
            <text:p>0,2169</text:p>
          </table:table-cell>
          <table:table-cell office:value-type="float" office:value="7.61663120193" calcext:value-type="float">
            <text:p>7,61663120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100380000002" calcext:value-type="float">
            <text:p>0,10038</text:p>
          </table:table-cell>
          <table:table-cell office:value-type="float" office:value="2.30234358078" calcext:value-type="float">
            <text:p>2,3023435808</text:p>
          </table:table-cell>
          <table:table-cell office:value-type="float" office:value="0.1" calcext:value-type="float">
            <text:p>0,1</text:p>
          </table:table-cell>
          <table:table-cell office:value-type="float" office:value="2.3034231842" calcext:value-type="float">
            <text:p>2,303423184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553559999962" calcext:value-type="float">
            <text:p>0,55356</text:p>
          </table:table-cell>
          <table:table-cell office:value-type="float" office:value="1.26125298092" calcext:value-type="float">
            <text:p>1,2612529809</text:p>
          </table:table-cell>
          <table:table-cell office:value-type="float" office:value="0.532" calcext:value-type="float">
            <text:p>0,532</text:p>
          </table:table-cell>
          <table:table-cell office:value-type="float" office:value="1.3292349617" calcext:value-type="float">
            <text:p>1,329234961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4388" calcext:value-type="float">
            <text:p>0,74388</text:p>
          </table:table-cell>
          <table:table-cell office:value-type="float" office:value="0.743161612491608" calcext:value-type="float">
            <text:p>0,7431616125</text:p>
          </table:table-cell>
          <table:table-cell office:value-type="float" office:value="0.6607" calcext:value-type="float">
            <text:p>0,6607</text:p>
          </table:table-cell>
          <table:table-cell office:value-type="float" office:value="1.00274162712097" calcext:value-type="float">
            <text:p>1,00274162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640680000038" calcext:value-type="float">
            <text:p>0,64068</text:p>
          </table:table-cell>
          <table:table-cell office:value-type="float" office:value="1.01564606655" calcext:value-type="float">
            <text:p>1,0156460666</text:p>
          </table:table-cell>
          <table:table-cell office:value-type="float" office:value="0.6634" calcext:value-type="float">
            <text:p>0,6634</text:p>
          </table:table-cell>
          <table:table-cell office:value-type="float" office:value="0.957365763474" calcext:value-type="float">
            <text:p>0,957365763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606299999981" calcext:value-type="float">
            <text:p>0,6063</text:p>
          </table:table-cell>
          <table:table-cell office:value-type="float" office:value="1.11562283928" calcext:value-type="float">
            <text:p>1,1156228393</text:p>
          </table:table-cell>
          <table:table-cell office:value-type="float" office:value="0.6361" calcext:value-type="float">
            <text:p>0,6361</text:p>
          </table:table-cell>
          <table:table-cell office:value-type="float" office:value="1.04489450474" calcext:value-type="float">
            <text:p>1,044894504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588999999962" calcext:value-type="float">
            <text:p>0,589</text:p>
          </table:table-cell>
          <table:table-cell office:value-type="float" office:value="1.16235510937" calcext:value-type="float">
            <text:p>1,1623551094</text:p>
          </table:table-cell>
          <table:table-cell office:value-type="float" office:value="0.6232" calcext:value-type="float">
            <text:p>0,6232</text:p>
          </table:table-cell>
          <table:table-cell office:value-type="float" office:value="1.07375538559" calcext:value-type="float">
            <text:p>1,07375538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375" calcext:value-type="float">
            <text:p>0,8375</text:p>
          </table:table-cell>
          <table:table-cell office:value-type="float" office:value="0.477046049261" calcext:value-type="float">
            <text:p>0,4770460493</text:p>
          </table:table-cell>
          <table:table-cell office:value-type="float" office:value="0.6608" calcext:value-type="float">
            <text:p>0,6608</text:p>
          </table:table-cell>
          <table:table-cell office:value-type="float" office:value="1.12211888943" calcext:value-type="float">
            <text:p>1,122118889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655999999962" calcext:value-type="float">
            <text:p>0,656</text:p>
          </table:table-cell>
          <table:table-cell office:value-type="float" office:value="0.976454435997" calcext:value-type="float">
            <text:p>0,976454436</text:p>
          </table:table-cell>
          <table:table-cell office:value-type="float" office:value="0.675" calcext:value-type="float">
            <text:p>0,675</text:p>
          </table:table-cell>
          <table:table-cell office:value-type="float" office:value="0.936021880341" calcext:value-type="float">
            <text:p>0,936021880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815839999962" calcext:value-type="float">
            <text:p>0,81584</text:p>
          </table:table-cell>
          <table:table-cell office:value-type="float" office:value="0.534306234303" calcext:value-type="float">
            <text:p>0,5343062343</text:p>
          </table:table-cell>
          <table:table-cell office:value-type="float" office:value="0.6539" calcext:value-type="float">
            <text:p>0,6539</text:p>
          </table:table-cell>
          <table:table-cell office:value-type="float" office:value="1.10755274582" calcext:value-type="float">
            <text:p>1,107552745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795560000038" calcext:value-type="float">
            <text:p>0,79556</text:p>
          </table:table-cell>
          <table:table-cell office:value-type="float" office:value="0.59470289299" calcext:value-type="float">
            <text:p>0,594702893</text:p>
          </table:table-cell>
          <table:table-cell office:value-type="float" office:value="0.6526" calcext:value-type="float">
            <text:p>0,6526</text:p>
          </table:table-cell>
          <table:table-cell office:value-type="float" office:value="1.06826676331" calcext:value-type="float">
            <text:p>1,06826676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76772" calcext:value-type="float">
            <text:p>0,76772</text:p>
          </table:table-cell>
          <table:table-cell office:value-type="float" office:value="0.670870250244" calcext:value-type="float">
            <text:p>0,6708702502</text:p>
          </table:table-cell>
          <table:table-cell office:value-type="float" office:value="0.6517" calcext:value-type="float">
            <text:p>0,6517</text:p>
          </table:table-cell>
          <table:table-cell office:value-type="float" office:value="1.05566646423" calcext:value-type="float">
            <text:p>1,055666464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715100000019" calcext:value-type="float">
            <text:p>0,7151</text:p>
          </table:table-cell>
          <table:table-cell office:value-type="float" office:value="0.824402301178" calcext:value-type="float">
            <text:p>0,8244023012</text:p>
          </table:table-cell>
          <table:table-cell office:value-type="float" office:value="0.6367" calcext:value-type="float">
            <text:p>0,6367</text:p>
          </table:table-cell>
          <table:table-cell office:value-type="float" office:value="1.0495497879" calcext:value-type="float">
            <text:p>1,049549787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28976" calcext:value-type="float">
            <text:p>0,28976</text:p>
          </table:table-cell>
          <table:table-cell office:value-type="float" office:value="7.31579363739" calcext:value-type="float">
            <text:p>7,3157936374</text:p>
          </table:table-cell>
          <table:table-cell office:value-type="float" office:value="0.3026" calcext:value-type="float">
            <text:p>0,3026</text:p>
          </table:table-cell>
          <table:table-cell office:value-type="float" office:value="7.25511285858" calcext:value-type="float">
            <text:p>7,255112858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100479999995" calcext:value-type="float">
            <text:p>0,10048</text:p>
          </table:table-cell>
          <table:table-cell office:value-type="float" office:value="2.30232907906" calcext:value-type="float">
            <text:p>2,3023290791</text:p>
          </table:table-cell>
          <table:table-cell office:value-type="float" office:value="0.1" calcext:value-type="float">
            <text:p>0,1</text:p>
          </table:table-cell>
          <table:table-cell office:value-type="float" office:value="2.30352505226" calcext:value-type="float">
            <text:p>2,303525052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55934" calcext:value-type="float">
            <text:p>0,55934</text:p>
          </table:table-cell>
          <table:table-cell office:value-type="float" office:value="1.24862795849" calcext:value-type="float">
            <text:p>1,2486279585</text:p>
          </table:table-cell>
          <table:table-cell office:value-type="float" office:value="0.5313" calcext:value-type="float">
            <text:p>0,5313</text:p>
          </table:table-cell>
          <table:table-cell office:value-type="float" office:value="1.32716201668" calcext:value-type="float">
            <text:p>1,327162016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751739999980927" calcext:value-type="float">
            <text:p>0,75174</text:p>
          </table:table-cell>
          <table:table-cell office:value-type="float" office:value="0.72354671880722" calcext:value-type="float">
            <text:p>0,7235467188</text:p>
          </table:table-cell>
          <table:table-cell office:value-type="float" office:value="0.6584" calcext:value-type="float">
            <text:p>0,6584</text:p>
          </table:table-cell>
          <table:table-cell office:value-type="float" office:value="1.00478031787872" calcext:value-type="float">
            <text:p>1,004780317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647560000019" calcext:value-type="float">
            <text:p>0,64756</text:p>
          </table:table-cell>
          <table:table-cell office:value-type="float" office:value="1.00212024361" calcext:value-type="float">
            <text:p>1,0021202436</text:p>
          </table:table-cell>
          <table:table-cell office:value-type="float" office:value="0.6663" calcext:value-type="float">
            <text:p>0,6663</text:p>
          </table:table-cell>
          <table:table-cell office:value-type="float" office:value="0.960408255959" calcext:value-type="float">
            <text:p>0,96040825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610340000019" calcext:value-type="float">
            <text:p>0,61034</text:p>
          </table:table-cell>
          <table:table-cell office:value-type="float" office:value="1.10420169548" calcext:value-type="float">
            <text:p>1,1042016955</text:p>
          </table:table-cell>
          <table:table-cell office:value-type="float" office:value="0.6367" calcext:value-type="float">
            <text:p>0,6367</text:p>
          </table:table-cell>
          <table:table-cell office:value-type="float" office:value="1.03579671164" calcext:value-type="float">
            <text:p>1,035796711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593600000038" calcext:value-type="float">
            <text:p>0,5936</text:p>
          </table:table-cell>
          <table:table-cell office:value-type="float" office:value="1.14692532207" calcext:value-type="float">
            <text:p>1,1469253221</text:p>
          </table:table-cell>
          <table:table-cell office:value-type="float" office:value="0.6147" calcext:value-type="float">
            <text:p>0,6147</text:p>
          </table:table-cell>
          <table:table-cell office:value-type="float" office:value="1.10038116302" calcext:value-type="float">
            <text:p>1,1003811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4506" calcext:value-type="float">
            <text:p>0,84506</text:p>
          </table:table-cell>
          <table:table-cell office:value-type="float" office:value="0.455583011799" calcext:value-type="float">
            <text:p>0,4555830118</text:p>
          </table:table-cell>
          <table:table-cell office:value-type="float" office:value="0.6681" calcext:value-type="float">
            <text:p>0,6681</text:p>
          </table:table-cell>
          <table:table-cell office:value-type="float" office:value="1.09593994713" calcext:value-type="float">
            <text:p>1,095939947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65634" calcext:value-type="float">
            <text:p>0,65634</text:p>
          </table:table-cell>
          <table:table-cell office:value-type="float" office:value="0.970289635754" calcext:value-type="float">
            <text:p>0,9702896358</text:p>
          </table:table-cell>
          <table:table-cell office:value-type="float" office:value="0.6854" calcext:value-type="float">
            <text:p>0,6854</text:p>
          </table:table-cell>
          <table:table-cell office:value-type="float" office:value="0.908794445229" calcext:value-type="float">
            <text:p>0,908794445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24579999962" calcext:value-type="float">
            <text:p>0,82458</text:p>
          </table:table-cell>
          <table:table-cell office:value-type="float" office:value="0.513982078648" calcext:value-type="float">
            <text:p>0,5139820786</text:p>
          </table:table-cell>
          <table:table-cell office:value-type="float" office:value="0.6671" calcext:value-type="float">
            <text:p>0,6671</text:p>
          </table:table-cell>
          <table:table-cell office:value-type="float" office:value="1.05887482262" calcext:value-type="float">
            <text:p>1,058874822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03440000019" calcext:value-type="float">
            <text:p>0,80344</text:p>
          </table:table-cell>
          <table:table-cell office:value-type="float" office:value="0.574569636402" calcext:value-type="float">
            <text:p>0,5745696364</text:p>
          </table:table-cell>
          <table:table-cell office:value-type="float" office:value="0.6599" calcext:value-type="float">
            <text:p>0,6599</text:p>
          </table:table-cell>
          <table:table-cell office:value-type="float" office:value="1.03769621525" calcext:value-type="float">
            <text:p>1,037696215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774400000019" calcext:value-type="float">
            <text:p>0,7744</text:p>
          </table:table-cell>
          <table:table-cell office:value-type="float" office:value="0.656169875374" calcext:value-type="float">
            <text:p>0,6561698754</text:p>
          </table:table-cell>
          <table:table-cell office:value-type="float" office:value="0.6056" calcext:value-type="float">
            <text:p>0,6056</text:p>
          </table:table-cell>
          <table:table-cell office:value-type="float" office:value="1.23743114824" calcext:value-type="float">
            <text:p>1,237431148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719559999981" calcext:value-type="float">
            <text:p>0,71956</text:p>
          </table:table-cell>
          <table:table-cell office:value-type="float" office:value="0.811393247948" calcext:value-type="float">
            <text:p>0,8113932479</text:p>
          </table:table-cell>
          <table:table-cell office:value-type="float" office:value="0.6439" calcext:value-type="float">
            <text:p>0,6439</text:p>
          </table:table-cell>
          <table:table-cell office:value-type="float" office:value="1.03006750546" calcext:value-type="float">
            <text:p>1,030067505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22474000001" calcext:value-type="float">
            <text:p>0,22474</text:p>
          </table:table-cell>
          <table:table-cell office:value-type="float" office:value="8.00814897552" calcext:value-type="float">
            <text:p>8,0081489755</text:p>
          </table:table-cell>
          <table:table-cell office:value-type="float" office:value="0.2748" calcext:value-type="float">
            <text:p>0,2748</text:p>
          </table:table-cell>
          <table:table-cell office:value-type="float" office:value="7.31232150574" calcext:value-type="float">
            <text:p>7,312321505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100460000005" calcext:value-type="float">
            <text:p>0,10046</text:p>
          </table:table-cell>
          <table:table-cell office:value-type="float" office:value="2.30237443253" calcext:value-type="float">
            <text:p>2,3023744325</text:p>
          </table:table-cell>
          <table:table-cell office:value-type="float" office:value="0.1002" calcext:value-type="float">
            <text:p>0,1002</text:p>
          </table:table-cell>
          <table:table-cell office:value-type="float" office:value="2.30344593582" calcext:value-type="float">
            <text:p>2,303445935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564000000038" calcext:value-type="float">
            <text:p>0,564</text:p>
          </table:table-cell>
          <table:table-cell office:value-type="float" office:value="1.23329861504" calcext:value-type="float">
            <text:p>1,233298615</text:p>
          </table:table-cell>
          <table:table-cell office:value-type="float" office:value="0.5312" calcext:value-type="float">
            <text:p>0,5312</text:p>
          </table:table-cell>
          <table:table-cell office:value-type="float" office:value="1.34297403297" calcext:value-type="float">
            <text:p>1,34297403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7574" calcext:value-type="float">
            <text:p>0,7574</text:p>
          </table:table-cell>
          <table:table-cell office:value-type="float" office:value="0.70325184677124" calcext:value-type="float">
            <text:p>0,7032518468</text:p>
          </table:table-cell>
          <table:table-cell office:value-type="float" office:value="0.6686" calcext:value-type="float">
            <text:p>0,6686</text:p>
          </table:table-cell>
          <table:table-cell office:value-type="float" office:value="0.967759090614319" calcext:value-type="float">
            <text:p>0,967759090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647820000038" calcext:value-type="float">
            <text:p>0,64782</text:p>
          </table:table-cell>
          <table:table-cell office:value-type="float" office:value="0.995872739582" calcext:value-type="float">
            <text:p>0,9958727396</text:p>
          </table:table-cell>
          <table:table-cell office:value-type="float" office:value="0.6765" calcext:value-type="float">
            <text:p>0,6765</text:p>
          </table:table-cell>
          <table:table-cell office:value-type="float" office:value="0.926763707542" calcext:value-type="float">
            <text:p>0,926763707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613200000038" calcext:value-type="float">
            <text:p>0,6132</text:p>
          </table:table-cell>
          <table:table-cell office:value-type="float" office:value="1.09277992348" calcext:value-type="float">
            <text:p>1,0927799235</text:p>
          </table:table-cell>
          <table:table-cell office:value-type="float" office:value="0.6439" calcext:value-type="float">
            <text:p>0,6439</text:p>
          </table:table-cell>
          <table:table-cell office:value-type="float" office:value="1.01250089111" calcext:value-type="float">
            <text:p>1,01250089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596960000038" calcext:value-type="float">
            <text:p>0,59696</text:p>
          </table:table-cell>
          <table:table-cell office:value-type="float" office:value="1.14114988682" calcext:value-type="float">
            <text:p>1,1411498868</text:p>
          </table:table-cell>
          <table:table-cell office:value-type="float" office:value="0.6338" calcext:value-type="float">
            <text:p>0,6338</text:p>
          </table:table-cell>
          <table:table-cell office:value-type="float" office:value="1.04126664791" calcext:value-type="float">
            <text:p>1,04126664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52439999981" calcext:value-type="float">
            <text:p>0,85244</text:p>
          </table:table-cell>
          <table:table-cell office:value-type="float" office:value="0.432152023487" calcext:value-type="float">
            <text:p>0,4321520235</text:p>
          </table:table-cell>
          <table:table-cell office:value-type="float" office:value="0.6552" calcext:value-type="float">
            <text:p>0,6552</text:p>
          </table:table-cell>
          <table:table-cell office:value-type="float" office:value="1.14673520622" calcext:value-type="float">
            <text:p>1,146735206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663159999962" calcext:value-type="float">
            <text:p>0,66316</text:p>
          </table:table-cell>
          <table:table-cell office:value-type="float" office:value="0.960589115829" calcext:value-type="float">
            <text:p>0,9605891158</text:p>
          </table:table-cell>
          <table:table-cell office:value-type="float" office:value="0.6809" calcext:value-type="float">
            <text:p>0,6809</text:p>
          </table:table-cell>
          <table:table-cell office:value-type="float" office:value="0.916811356544" calcext:value-type="float">
            <text:p>0,916811356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83248" calcext:value-type="float">
            <text:p>0,83248</text:p>
          </table:table-cell>
          <table:table-cell office:value-type="float" office:value="0.4910649296" calcext:value-type="float">
            <text:p>0,4910649296</text:p>
          </table:table-cell>
          <table:table-cell office:value-type="float" office:value="0.6585" calcext:value-type="float">
            <text:p>0,6585</text:p>
          </table:table-cell>
          <table:table-cell office:value-type="float" office:value="1.09990876274" calcext:value-type="float">
            <text:p>1,099908762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808639999962" calcext:value-type="float">
            <text:p>0,80864</text:p>
          </table:table-cell>
          <table:table-cell office:value-type="float" office:value="0.557246430511" calcext:value-type="float">
            <text:p>0,5572464305</text:p>
          </table:table-cell>
          <table:table-cell office:value-type="float" office:value="0.661" calcext:value-type="float">
            <text:p>0,661</text:p>
          </table:table-cell>
          <table:table-cell office:value-type="float" office:value="1.05138157845" calcext:value-type="float">
            <text:p>1,051381578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78288" calcext:value-type="float">
            <text:p>0,78288</text:p>
          </table:table-cell>
          <table:table-cell office:value-type="float" office:value="0.635402762833" calcext:value-type="float">
            <text:p>0,6354027628</text:p>
          </table:table-cell>
          <table:table-cell office:value-type="float" office:value="0.6275" calcext:value-type="float">
            <text:p>0,6275</text:p>
          </table:table-cell>
          <table:table-cell office:value-type="float" office:value="1.17946634636" calcext:value-type="float">
            <text:p>1,179466346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725900000019" calcext:value-type="float">
            <text:p>0,7259</text:p>
          </table:table-cell>
          <table:table-cell office:value-type="float" office:value="0.796351881046" calcext:value-type="float">
            <text:p>0,796351881</text:p>
          </table:table-cell>
          <table:table-cell office:value-type="float" office:value="0.653" calcext:value-type="float">
            <text:p>0,653</text:p>
          </table:table-cell>
          <table:table-cell office:value-type="float" office:value="1.01931982479" calcext:value-type="float">
            <text:p>1,01931982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28228000001" calcext:value-type="float">
            <text:p>0,28228</text:p>
          </table:table-cell>
          <table:table-cell office:value-type="float" office:value="7.28118775848" calcext:value-type="float">
            <text:p>7,2811877585</text:p>
          </table:table-cell>
          <table:table-cell office:value-type="float" office:value="0.3028" calcext:value-type="float">
            <text:p>0,3028</text:p>
          </table:table-cell>
          <table:table-cell office:value-type="float" office:value="7.21947123108" calcext:value-type="float">
            <text:p>7,219471231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100439999995" calcext:value-type="float">
            <text:p>0,10044</text:p>
          </table:table-cell>
          <table:table-cell office:value-type="float" office:value="2.30232955559" calcext:value-type="float">
            <text:p>2,3023295556</text:p>
          </table:table-cell>
          <table:table-cell office:value-type="float" office:value="0.1" calcext:value-type="float">
            <text:p>0,1</text:p>
          </table:table-cell>
          <table:table-cell office:value-type="float" office:value="2.30344232407" calcext:value-type="float">
            <text:p>2,303442324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56672" calcext:value-type="float">
            <text:p>0,56672</text:p>
          </table:table-cell>
          <table:table-cell office:value-type="float" office:value="1.22345138409" calcext:value-type="float">
            <text:p>1,2234513841</text:p>
          </table:table-cell>
          <table:table-cell office:value-type="float" office:value="0.5445" calcext:value-type="float">
            <text:p>0,5445</text:p>
          </table:table-cell>
          <table:table-cell office:value-type="float" office:value="1.30656035461" calcext:value-type="float">
            <text:p>1,306560354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760460000038147" calcext:value-type="float">
            <text:p>0,76046</text:p>
          </table:table-cell>
          <table:table-cell office:value-type="float" office:value="0.694729103031158" calcext:value-type="float">
            <text:p>0,694729103</text:p>
          </table:table-cell>
          <table:table-cell office:value-type="float" office:value="0.625" calcext:value-type="float">
            <text:p>0,625</text:p>
          </table:table-cell>
          <table:table-cell office:value-type="float" office:value="1.11353905773163" calcext:value-type="float">
            <text:p>1,113539057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653720000019" calcext:value-type="float">
            <text:p>0,65372</text:p>
          </table:table-cell>
          <table:table-cell office:value-type="float" office:value="0.986137473164" calcext:value-type="float">
            <text:p>0,9861374732</text:p>
          </table:table-cell>
          <table:table-cell office:value-type="float" office:value="0.6763" calcext:value-type="float">
            <text:p>0,6763</text:p>
          </table:table-cell>
          <table:table-cell office:value-type="float" office:value="0.927696344185" calcext:value-type="float">
            <text:p>0,927696344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61784" calcext:value-type="float">
            <text:p>0,61784</text:p>
          </table:table-cell>
          <table:table-cell office:value-type="float" office:value="1.08070327087" calcext:value-type="float">
            <text:p>1,0807032709</text:p>
          </table:table-cell>
          <table:table-cell office:value-type="float" office:value="0.6511" calcext:value-type="float">
            <text:p>0,6511</text:p>
          </table:table-cell>
          <table:table-cell office:value-type="float" office:value="0.9990695755" calcext:value-type="float">
            <text:p>0,999069575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602019999981" calcext:value-type="float">
            <text:p>0,60202</text:p>
          </table:table-cell>
          <table:table-cell office:value-type="float" office:value="1.13289981236" calcext:value-type="float">
            <text:p>1,1328998124</text:p>
          </table:table-cell>
          <table:table-cell office:value-type="float" office:value="0.6355" calcext:value-type="float">
            <text:p>0,6355</text:p>
          </table:table-cell>
          <table:table-cell office:value-type="float" office:value="1.03623958969" calcext:value-type="float">
            <text:p>1,03623958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60259999981" calcext:value-type="float">
            <text:p>0,86026</text:p>
          </table:table-cell>
          <table:table-cell office:value-type="float" office:value="0.410781170063" calcext:value-type="float">
            <text:p>0,4107811701</text:p>
          </table:table-cell>
          <table:table-cell office:value-type="float" office:value="0.6649" calcext:value-type="float">
            <text:p>0,6649</text:p>
          </table:table-cell>
          <table:table-cell office:value-type="float" office:value="1.15048349266" calcext:value-type="float">
            <text:p>1,150483492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666079999962" calcext:value-type="float">
            <text:p>0,66608</text:p>
          </table:table-cell>
          <table:table-cell office:value-type="float" office:value="0.953411696434" calcext:value-type="float">
            <text:p>0,9534116964</text:p>
          </table:table-cell>
          <table:table-cell office:value-type="float" office:value="0.6692" calcext:value-type="float">
            <text:p>0,6692</text:p>
          </table:table-cell>
          <table:table-cell office:value-type="float" office:value="0.945718103409" calcext:value-type="float">
            <text:p>0,945718103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839479999962" calcext:value-type="float">
            <text:p>0,83948</text:p>
          </table:table-cell>
          <table:table-cell office:value-type="float" office:value="0.469600199833" calcext:value-type="float">
            <text:p>0,4696001998</text:p>
          </table:table-cell>
          <table:table-cell office:value-type="float" office:value="0.6625" calcext:value-type="float">
            <text:p>0,6625</text:p>
          </table:table-cell>
          <table:table-cell office:value-type="float" office:value="1.1070871254" calcext:value-type="float">
            <text:p>1,107087125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816119999981" calcext:value-type="float">
            <text:p>0,81612</text:p>
          </table:table-cell>
          <table:table-cell office:value-type="float" office:value="0.534103688498" calcext:value-type="float">
            <text:p>0,5341036885</text:p>
          </table:table-cell>
          <table:table-cell office:value-type="float" office:value="0.6602" calcext:value-type="float">
            <text:p>0,6602</text:p>
          </table:table-cell>
          <table:table-cell office:value-type="float" office:value="1.08342513237" calcext:value-type="float">
            <text:p>1,083425132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78858" calcext:value-type="float">
            <text:p>0,78858</text:p>
          </table:table-cell>
          <table:table-cell office:value-type="float" office:value="0.616408459167" calcext:value-type="float">
            <text:p>0,6164084592</text:p>
          </table:table-cell>
          <table:table-cell office:value-type="float" office:value="0.6582" calcext:value-type="float">
            <text:p>0,6582</text:p>
          </table:table-cell>
          <table:table-cell office:value-type="float" office:value="1.04922493057" calcext:value-type="float">
            <text:p>1,049224930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73014" calcext:value-type="float">
            <text:p>0,73014</text:p>
          </table:table-cell>
          <table:table-cell office:value-type="float" office:value="0.78363466465" calcext:value-type="float">
            <text:p>0,7836346647</text:p>
          </table:table-cell>
          <table:table-cell office:value-type="float" office:value="0.6291" calcext:value-type="float">
            <text:p>0,6291</text:p>
          </table:table-cell>
          <table:table-cell office:value-type="float" office:value="1.0630593214" calcext:value-type="float">
            <text:p>1,063059321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30286000001" calcext:value-type="float">
            <text:p>0,30286</text:p>
          </table:table-cell>
          <table:table-cell office:value-type="float" office:value="7.26983770599" calcext:value-type="float">
            <text:p>7,269837706</text:p>
          </table:table-cell>
          <table:table-cell office:value-type="float" office:value="0.3238" calcext:value-type="float">
            <text:p>0,3238</text:p>
          </table:table-cell>
          <table:table-cell office:value-type="float" office:value="7.15778800201" calcext:value-type="float">
            <text:p>7,15778800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100340000005" calcext:value-type="float">
            <text:p>0,10034</text:p>
          </table:table-cell>
          <table:table-cell office:value-type="float" office:value="2.30232241074" calcext:value-type="float">
            <text:p>2,3023224107</text:p>
          </table:table-cell>
          <table:table-cell office:value-type="float" office:value="0.1001" calcext:value-type="float">
            <text:p>0,1001</text:p>
          </table:table-cell>
          <table:table-cell office:value-type="float" office:value="2.30360718918" calcext:value-type="float">
            <text:p>2,303607189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57362" calcext:value-type="float">
            <text:p>0,57362</text:p>
          </table:table-cell>
          <table:table-cell office:value-type="float" office:value="1.20983984127" calcext:value-type="float">
            <text:p>1,2098398413</text:p>
          </table:table-cell>
          <table:table-cell office:value-type="float" office:value="0.5367" calcext:value-type="float">
            <text:p>0,5367</text:p>
          </table:table-cell>
          <table:table-cell office:value-type="float" office:value="1.32847516479" calcext:value-type="float">
            <text:p>1,328475164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767959999980927" calcext:value-type="float">
            <text:p>0,76796</text:p>
          </table:table-cell>
          <table:table-cell office:value-type="float" office:value="0.669877762470245" calcext:value-type="float">
            <text:p>0,6698777625</text:p>
          </table:table-cell>
          <table:table-cell office:value-type="float" office:value="0.6728" calcext:value-type="float">
            <text:p>0,6728</text:p>
          </table:table-cell>
          <table:table-cell office:value-type="float" office:value="0.969608575820923" calcext:value-type="float">
            <text:p>0,969608575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655239999981" calcext:value-type="float">
            <text:p>0,65524</text:p>
          </table:table-cell>
          <table:table-cell office:value-type="float" office:value="0.980824307232" calcext:value-type="float">
            <text:p>0,9808243072</text:p>
          </table:table-cell>
          <table:table-cell office:value-type="float" office:value="0.6698" calcext:value-type="float">
            <text:p>0,6698</text:p>
          </table:table-cell>
          <table:table-cell office:value-type="float" office:value="0.942585294151" calcext:value-type="float">
            <text:p>0,942585294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622500000038" calcext:value-type="float">
            <text:p>0,6225</text:p>
          </table:table-cell>
          <table:table-cell office:value-type="float" office:value="1.06883806728" calcext:value-type="float">
            <text:p>1,0688380673</text:p>
          </table:table-cell>
          <table:table-cell office:value-type="float" office:value="0.6547" calcext:value-type="float">
            <text:p>0,6547</text:p>
          </table:table-cell>
          <table:table-cell office:value-type="float" office:value="0.997637091064" calcext:value-type="float">
            <text:p>0,997637091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601579999962" calcext:value-type="float">
            <text:p>0,60158</text:p>
          </table:table-cell>
          <table:table-cell office:value-type="float" office:value="1.13009053097" calcext:value-type="float">
            <text:p>1,130090531</text:p>
          </table:table-cell>
          <table:table-cell office:value-type="float" office:value="0.5932" calcext:value-type="float">
            <text:p>0,5932</text:p>
          </table:table-cell>
          <table:table-cell office:value-type="float" office:value="1.16134314823" calcext:value-type="float">
            <text:p>1,16134314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65659999962" calcext:value-type="float">
            <text:p>0,86566</text:p>
          </table:table-cell>
          <table:table-cell office:value-type="float" office:value="0.39303761652" calcext:value-type="float">
            <text:p>0,3930376165</text:p>
          </table:table-cell>
          <table:table-cell office:value-type="float" office:value="0.663" calcext:value-type="float">
            <text:p>0,663</text:p>
          </table:table-cell>
          <table:table-cell office:value-type="float" office:value="1.18097389488" calcext:value-type="float">
            <text:p>1,180973894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666700000019" calcext:value-type="float">
            <text:p>0,6667</text:p>
          </table:table-cell>
          <table:table-cell office:value-type="float" office:value="0.941989844627" calcext:value-type="float">
            <text:p>0,9419898446</text:p>
          </table:table-cell>
          <table:table-cell office:value-type="float" office:value="0.6865" calcext:value-type="float">
            <text:p>0,6865</text:p>
          </table:table-cell>
          <table:table-cell office:value-type="float" office:value="0.90525594902" calcext:value-type="float">
            <text:p>0,90525594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845859999962" calcext:value-type="float">
            <text:p>0,84586</text:p>
          </table:table-cell>
          <table:table-cell office:value-type="float" office:value="0.45185668417" calcext:value-type="float">
            <text:p>0,4518566842</text:p>
          </table:table-cell>
          <table:table-cell office:value-type="float" office:value="0.6636" calcext:value-type="float">
            <text:p>0,6636</text:p>
          </table:table-cell>
          <table:table-cell office:value-type="float" office:value="1.12542573853" calcext:value-type="float">
            <text:p>1,125425738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823060000038" calcext:value-type="float">
            <text:p>0,82306</text:p>
          </table:table-cell>
          <table:table-cell office:value-type="float" office:value="0.518438273811" calcext:value-type="float">
            <text:p>0,5184382738</text:p>
          </table:table-cell>
          <table:table-cell office:value-type="float" office:value="0.6623" calcext:value-type="float">
            <text:p>0,6623</text:p>
          </table:table-cell>
          <table:table-cell office:value-type="float" office:value="1.08446726398" calcext:value-type="float">
            <text:p>1,08446726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792239999962" calcext:value-type="float">
            <text:p>0,79224</text:p>
          </table:table-cell>
          <table:table-cell office:value-type="float" office:value="0.604035426121" calcext:value-type="float">
            <text:p>0,6040354261</text:p>
          </table:table-cell>
          <table:table-cell office:value-type="float" office:value="0.6342" calcext:value-type="float">
            <text:p>0,6342</text:p>
          </table:table-cell>
          <table:table-cell office:value-type="float" office:value="1.16741682072" calcext:value-type="float">
            <text:p>1,167416820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736099999962" calcext:value-type="float">
            <text:p>0,7361</text:p>
          </table:table-cell>
          <table:table-cell office:value-type="float" office:value="0.767919926891" calcext:value-type="float">
            <text:p>0,7679199269</text:p>
          </table:table-cell>
          <table:table-cell office:value-type="float" office:value="0.6273" calcext:value-type="float">
            <text:p>0,6273</text:p>
          </table:table-cell>
          <table:table-cell office:value-type="float" office:value="1.10959655037" calcext:value-type="float">
            <text:p>1,109596550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326080000019" calcext:value-type="float">
            <text:p>0,32608</text:p>
          </table:table-cell>
          <table:table-cell office:value-type="float" office:value="7.18472891327" calcext:value-type="float">
            <text:p>7,1847289133</text:p>
          </table:table-cell>
          <table:table-cell office:value-type="float" office:value="0.3025" calcext:value-type="float">
            <text:p>0,3025</text:p>
          </table:table-cell>
          <table:table-cell office:value-type="float" office:value="7.31614545441" calcext:value-type="float">
            <text:p>7,316145454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10026" calcext:value-type="float">
            <text:p>0,10026</text:p>
          </table:table-cell>
          <table:table-cell office:value-type="float" office:value="2.30242441399" calcext:value-type="float">
            <text:p>2,302424414</text:p>
          </table:table-cell>
          <table:table-cell office:value-type="float" office:value="0.1" calcext:value-type="float">
            <text:p>0,1</text:p>
          </table:table-cell>
          <table:table-cell office:value-type="float" office:value="2.30357305908" calcext:value-type="float">
            <text:p>2,303573059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57516" calcext:value-type="float">
            <text:p>0,57516</text:p>
          </table:table-cell>
          <table:table-cell office:value-type="float" office:value="1.20050035194" calcext:value-type="float">
            <text:p>1,2005003519</text:p>
          </table:table-cell>
          <table:table-cell office:value-type="float" office:value="0.5412" calcext:value-type="float">
            <text:p>0,5412</text:p>
          </table:table-cell>
          <table:table-cell office:value-type="float" office:value="1.28860934753" calcext:value-type="float">
            <text:p>1,288609347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770879999980926" calcext:value-type="float">
            <text:p>0,77088</text:p>
          </table:table-cell>
          <table:table-cell office:value-type="float" office:value="0.662648507556915" calcext:value-type="float">
            <text:p>0,6626485076</text:p>
          </table:table-cell>
          <table:table-cell office:value-type="float" office:value="0.662" calcext:value-type="float">
            <text:p>0,662</text:p>
          </table:table-cell>
          <table:table-cell office:value-type="float" office:value="1.01207425956726" calcext:value-type="float">
            <text:p>1,012074259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658520000019" calcext:value-type="float">
            <text:p>0,65852</text:p>
          </table:table-cell>
          <table:table-cell office:value-type="float" office:value="0.96782389698" calcext:value-type="float">
            <text:p>0,967823897</text:p>
          </table:table-cell>
          <table:table-cell office:value-type="float" office:value="0.6797" calcext:value-type="float">
            <text:p>0,6797</text:p>
          </table:table-cell>
          <table:table-cell office:value-type="float" office:value="0.917898419762" calcext:value-type="float">
            <text:p>0,917898419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624060000019" calcext:value-type="float">
            <text:p>0,62406</text:p>
          </table:table-cell>
          <table:table-cell office:value-type="float" office:value="1.06474275066" calcext:value-type="float">
            <text:p>1,0647427507</text:p>
          </table:table-cell>
          <table:table-cell office:value-type="float" office:value="0.6546" calcext:value-type="float">
            <text:p>0,6546</text:p>
          </table:table-cell>
          <table:table-cell office:value-type="float" office:value="0.987142272377" calcext:value-type="float">
            <text:p>0,987142272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605840000038" calcext:value-type="float">
            <text:p>0,60584</text:p>
          </table:table-cell>
          <table:table-cell office:value-type="float" office:value="1.11606654514" calcext:value-type="float">
            <text:p>1,1160665451</text:p>
          </table:table-cell>
          <table:table-cell office:value-type="float" office:value="0.6402" calcext:value-type="float">
            <text:p>0,6402</text:p>
          </table:table-cell>
          <table:table-cell office:value-type="float" office:value="1.02870873375" calcext:value-type="float">
            <text:p>1,02870873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74519999981" calcext:value-type="float">
            <text:p>0,87452</text:p>
          </table:table-cell>
          <table:table-cell office:value-type="float" office:value="0.370203305364" calcext:value-type="float">
            <text:p>0,3702033054</text:p>
          </table:table-cell>
          <table:table-cell office:value-type="float" office:value="0.6686" calcext:value-type="float">
            <text:p>0,6686</text:p>
          </table:table-cell>
          <table:table-cell office:value-type="float" office:value="1.1643234539" calcext:value-type="float">
            <text:p>1,164323453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668859999962" calcext:value-type="float">
            <text:p>0,66886</text:p>
          </table:table-cell>
          <table:table-cell office:value-type="float" office:value="0.936003365288" calcext:value-type="float">
            <text:p>0,9360033653</text:p>
          </table:table-cell>
          <table:table-cell office:value-type="float" office:value="0.6917" calcext:value-type="float">
            <text:p>0,6917</text:p>
          </table:table-cell>
          <table:table-cell office:value-type="float" office:value="0.897000908852" calcext:value-type="float">
            <text:p>0,897000908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53159999962" calcext:value-type="float">
            <text:p>0,85316</text:p>
          </table:table-cell>
          <table:table-cell office:value-type="float" office:value="0.430781387119" calcext:value-type="float">
            <text:p>0,4307813871</text:p>
          </table:table-cell>
          <table:table-cell office:value-type="float" office:value="0.6596" calcext:value-type="float">
            <text:p>0,6596</text:p>
          </table:table-cell>
          <table:table-cell office:value-type="float" office:value="1.1592279171" calcext:value-type="float">
            <text:p>1,159227917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28840000038" calcext:value-type="float">
            <text:p>0,82884</text:p>
          </table:table-cell>
          <table:table-cell office:value-type="float" office:value="0.497794250202" calcext:value-type="float">
            <text:p>0,4977942502</text:p>
          </table:table-cell>
          <table:table-cell office:value-type="float" office:value="0.6532" calcext:value-type="float">
            <text:p>0,6532</text:p>
          </table:table-cell>
          <table:table-cell office:value-type="float" office:value="1.13433801746" calcext:value-type="float">
            <text:p>1,134338017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0126" calcext:value-type="float">
            <text:p>0,80126</text:p>
          </table:table-cell>
          <table:table-cell office:value-type="float" office:value="0.58494053194" calcext:value-type="float">
            <text:p>0,5849405319</text:p>
          </table:table-cell>
          <table:table-cell office:value-type="float" office:value="0.6603" calcext:value-type="float">
            <text:p>0,6603</text:p>
          </table:table-cell>
          <table:table-cell office:value-type="float" office:value="1.06154445477" calcext:value-type="float">
            <text:p>1,061544454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739019999981" calcext:value-type="float">
            <text:p>0,73902</text:p>
          </table:table-cell>
          <table:table-cell office:value-type="float" office:value="0.75352897047" calcext:value-type="float">
            <text:p>0,7535289705</text:p>
          </table:table-cell>
          <table:table-cell office:value-type="float" office:value="0.6184" calcext:value-type="float">
            <text:p>0,6184</text:p>
          </table:table-cell>
          <table:table-cell office:value-type="float" office:value="1.1379054554" calcext:value-type="float">
            <text:p>1,137905455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321239999981" calcext:value-type="float">
            <text:p>0,32124</text:p>
          </table:table-cell>
          <table:table-cell office:value-type="float" office:value="7.20480877701" calcext:value-type="float">
            <text:p>7,204808777</text:p>
          </table:table-cell>
          <table:table-cell office:value-type="float" office:value="0.339" calcext:value-type="float">
            <text:p>0,339</text:p>
          </table:table-cell>
          <table:table-cell office:value-type="float" office:value="7.13070704498" calcext:value-type="float">
            <text:p>7,13070704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100239999995" calcext:value-type="float">
            <text:p>0,10024</text:p>
          </table:table-cell>
          <table:table-cell office:value-type="float" office:value="2.3023683506" calcext:value-type="float">
            <text:p>2,3023683506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0997086" calcext:value-type="float">
            <text:p>2,303409970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580680000038" calcext:value-type="float">
            <text:p>0,58068</text:p>
          </table:table-cell>
          <table:table-cell office:value-type="float" office:value="1.18648012001" calcext:value-type="float">
            <text:p>1,18648012</text:p>
          </table:table-cell>
          <table:table-cell office:value-type="float" office:value="0.5306" calcext:value-type="float">
            <text:p>0,5306</text:p>
          </table:table-cell>
          <table:table-cell office:value-type="float" office:value="1.33238729057" calcext:value-type="float">
            <text:p>1,332387290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78118" calcext:value-type="float">
            <text:p>0,78118</text:p>
          </table:table-cell>
          <table:table-cell office:value-type="float" office:value="0.628506152954102" calcext:value-type="float">
            <text:p>0,628506153</text:p>
          </table:table-cell>
          <table:table-cell office:value-type="float" office:value="0.6535" calcext:value-type="float">
            <text:p>0,6535</text:p>
          </table:table-cell>
          <table:table-cell office:value-type="float" office:value="1.06513769416809" calcext:value-type="float">
            <text:p>1,065137694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66088" calcext:value-type="float">
            <text:p>0,66088</text:p>
          </table:table-cell>
          <table:table-cell office:value-type="float" office:value="0.962048715191" calcext:value-type="float">
            <text:p>0,9620487152</text:p>
          </table:table-cell>
          <table:table-cell office:value-type="float" office:value="0.6841" calcext:value-type="float">
            <text:p>0,6841</text:p>
          </table:table-cell>
          <table:table-cell office:value-type="float" office:value="0.908134931755" calcext:value-type="float">
            <text:p>0,908134931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626919999962" calcext:value-type="float">
            <text:p>0,62692</text:p>
          </table:table-cell>
          <table:table-cell office:value-type="float" office:value="1.05416331841" calcext:value-type="float">
            <text:p>1,0541633184</text:p>
          </table:table-cell>
          <table:table-cell office:value-type="float" office:value="0.6593" calcext:value-type="float">
            <text:p>0,6593</text:p>
          </table:table-cell>
          <table:table-cell office:value-type="float" office:value="0.97863803215" calcext:value-type="float">
            <text:p>0,978638032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608939999981" calcext:value-type="float">
            <text:p>0,60894</text:p>
          </table:table-cell>
          <table:table-cell office:value-type="float" office:value="1.11128614269" calcext:value-type="float">
            <text:p>1,1112861427</text:p>
          </table:table-cell>
          <table:table-cell office:value-type="float" office:value="0.6015" calcext:value-type="float">
            <text:p>0,6015</text:p>
          </table:table-cell>
          <table:table-cell office:value-type="float" office:value="1.12930040913" calcext:value-type="float">
            <text:p>1,129300409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83520000019" calcext:value-type="float">
            <text:p>0,88352</text:p>
          </table:table-cell>
          <table:table-cell office:value-type="float" office:value="0.346895098782" calcext:value-type="float">
            <text:p>0,3468950988</text:p>
          </table:table-cell>
          <table:table-cell office:value-type="float" office:value="0.6735" calcext:value-type="float">
            <text:p>0,6735</text:p>
          </table:table-cell>
          <table:table-cell office:value-type="float" office:value="1.19406493263" calcext:value-type="float">
            <text:p>1,194064932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672859999981" calcext:value-type="float">
            <text:p>0,67286</text:p>
          </table:table-cell>
          <table:table-cell office:value-type="float" office:value="0.928731944904" calcext:value-type="float">
            <text:p>0,9287319449</text:p>
          </table:table-cell>
          <table:table-cell office:value-type="float" office:value="0.6852" calcext:value-type="float">
            <text:p>0,6852</text:p>
          </table:table-cell>
          <table:table-cell office:value-type="float" office:value="0.904329712296" calcext:value-type="float">
            <text:p>0,90432971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860640000019" calcext:value-type="float">
            <text:p>0,86064</text:p>
          </table:table-cell>
          <table:table-cell office:value-type="float" office:value="0.41064865469" calcext:value-type="float">
            <text:p>0,4106486547</text:p>
          </table:table-cell>
          <table:table-cell office:value-type="float" office:value="0.6661" calcext:value-type="float">
            <text:p>0,6661</text:p>
          </table:table-cell>
          <table:table-cell office:value-type="float" office:value="1.14574589882" calcext:value-type="float">
            <text:p>1,145745898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834940000019" calcext:value-type="float">
            <text:p>0,83494</text:p>
          </table:table-cell>
          <table:table-cell office:value-type="float" office:value="0.481976856012" calcext:value-type="float">
            <text:p>0,481976856</text:p>
          </table:table-cell>
          <table:table-cell office:value-type="float" office:value="0.6732" calcext:value-type="float">
            <text:p>0,6732</text:p>
          </table:table-cell>
          <table:table-cell office:value-type="float" office:value="1.06677710457" calcext:value-type="float">
            <text:p>1,066777104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807400000019" calcext:value-type="float">
            <text:p>0,8074</text:p>
          </table:table-cell>
          <table:table-cell office:value-type="float" office:value="0.567362841606" calcext:value-type="float">
            <text:p>0,5673628416</text:p>
          </table:table-cell>
          <table:table-cell office:value-type="float" office:value="0.6598" calcext:value-type="float">
            <text:p>0,6598</text:p>
          </table:table-cell>
          <table:table-cell office:value-type="float" office:value="1.06400290775" calcext:value-type="float">
            <text:p>1,064002907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743440000038" calcext:value-type="float">
            <text:p>0,74344</text:p>
          </table:table-cell>
          <table:table-cell office:value-type="float" office:value="0.740882422562" calcext:value-type="float">
            <text:p>0,7408824226</text:p>
          </table:table-cell>
          <table:table-cell office:value-type="float" office:value="0.6506" calcext:value-type="float">
            <text:p>0,6506</text:p>
          </table:table-cell>
          <table:table-cell office:value-type="float" office:value="1.02882830391" calcext:value-type="float">
            <text:p>1,028828303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336780000019" calcext:value-type="float">
            <text:p>0,33678</text:p>
          </table:table-cell>
          <table:table-cell office:value-type="float" office:value="7.15064776398" calcext:value-type="float">
            <text:p>7,150647764</text:p>
          </table:table-cell>
          <table:table-cell office:value-type="float" office:value="0.3215" calcext:value-type="float">
            <text:p>0,3215</text:p>
          </table:table-cell>
          <table:table-cell office:value-type="float" office:value="7.17382993317" calcext:value-type="float">
            <text:p>7,173829933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100320000002" calcext:value-type="float">
            <text:p>0,10032</text:p>
          </table:table-cell>
          <table:table-cell office:value-type="float" office:value="2.30243227356" calcext:value-type="float">
            <text:p>2,3024322736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38920403" calcext:value-type="float">
            <text:p>2,30338920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584419999962" calcext:value-type="float">
            <text:p>0,58442</text:p>
          </table:table-cell>
          <table:table-cell office:value-type="float" office:value="1.17665096272" calcext:value-type="float">
            <text:p>1,1766509627</text:p>
          </table:table-cell>
          <table:table-cell office:value-type="float" office:value="0.552" calcext:value-type="float">
            <text:p>0,552</text:p>
          </table:table-cell>
          <table:table-cell office:value-type="float" office:value="1.26508311481" calcext:value-type="float">
            <text:p>1,265083114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793780000019073" calcext:value-type="float">
            <text:p>0,79378</text:p>
          </table:table-cell>
          <table:table-cell office:value-type="float" office:value="0.603472970409393" calcext:value-type="float">
            <text:p>0,6034729704</text:p>
          </table:table-cell>
          <table:table-cell office:value-type="float" office:value="0.673" calcext:value-type="float">
            <text:p>0,673</text:p>
          </table:table-cell>
          <table:table-cell office:value-type="float" office:value="0.98529253616333" calcext:value-type="float">
            <text:p>0,985292536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664639999962" calcext:value-type="float">
            <text:p>0,66464</text:p>
          </table:table-cell>
          <table:table-cell office:value-type="float" office:value="0.953314831104" calcext:value-type="float">
            <text:p>0,9533148311</text:p>
          </table:table-cell>
          <table:table-cell office:value-type="float" office:value="0.6763" calcext:value-type="float">
            <text:p>0,6763</text:p>
          </table:table-cell>
          <table:table-cell office:value-type="float" office:value="0.927320313835" calcext:value-type="float">
            <text:p>0,927320313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631899999981" calcext:value-type="float">
            <text:p>0,6319</text:p>
          </table:table-cell>
          <table:table-cell office:value-type="float" office:value="1.0431989609" calcext:value-type="float">
            <text:p>1,0431989609</text:p>
          </table:table-cell>
          <table:table-cell office:value-type="float" office:value="0.6568" calcext:value-type="float">
            <text:p>0,6568</text:p>
          </table:table-cell>
          <table:table-cell office:value-type="float" office:value="0.982195125771" calcext:value-type="float">
            <text:p>0,982195125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612419999962" calcext:value-type="float">
            <text:p>0,61242</text:p>
          </table:table-cell>
          <table:table-cell office:value-type="float" office:value="1.09679092777" calcext:value-type="float">
            <text:p>1,0967909278</text:p>
          </table:table-cell>
          <table:table-cell office:value-type="float" office:value="0.6432" calcext:value-type="float">
            <text:p>0,6432</text:p>
          </table:table-cell>
          <table:table-cell office:value-type="float" office:value="1.0174505621" calcext:value-type="float">
            <text:p>1,01745056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91279999962" calcext:value-type="float">
            <text:p>0,89128</text:p>
          </table:table-cell>
          <table:table-cell office:value-type="float" office:value="0.32809242115" calcext:value-type="float">
            <text:p>0,3280924212</text:p>
          </table:table-cell>
          <table:table-cell office:value-type="float" office:value="0.6668" calcext:value-type="float">
            <text:p>0,6668</text:p>
          </table:table-cell>
          <table:table-cell office:value-type="float" office:value="1.24064146385" calcext:value-type="float">
            <text:p>1,240641463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674359999962" calcext:value-type="float">
            <text:p>0,67436</text:p>
          </table:table-cell>
          <table:table-cell office:value-type="float" office:value="0.919393633003" calcext:value-type="float">
            <text:p>0,919393633</text:p>
          </table:table-cell>
          <table:table-cell office:value-type="float" office:value="0.6898" calcext:value-type="float">
            <text:p>0,6898</text:p>
          </table:table-cell>
          <table:table-cell office:value-type="float" office:value="0.893609183121" calcext:value-type="float">
            <text:p>0,893609183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8688" calcext:value-type="float">
            <text:p>0,8688</text:p>
          </table:table-cell>
          <table:table-cell office:value-type="float" office:value="0.390386380386" calcext:value-type="float">
            <text:p>0,3903863804</text:p>
          </table:table-cell>
          <table:table-cell office:value-type="float" office:value="0.6578" calcext:value-type="float">
            <text:p>0,6578</text:p>
          </table:table-cell>
          <table:table-cell office:value-type="float" office:value="1.19592628288" calcext:value-type="float">
            <text:p>1,195926282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843859999981" calcext:value-type="float">
            <text:p>0,84386</text:p>
          </table:table-cell>
          <table:table-cell office:value-type="float" office:value="0.459792893009" calcext:value-type="float">
            <text:p>0,459792893</text:p>
          </table:table-cell>
          <table:table-cell office:value-type="float" office:value="0.6676" calcext:value-type="float">
            <text:p>0,6676</text:p>
          </table:table-cell>
          <table:table-cell office:value-type="float" office:value="1.09557867355" calcext:value-type="float">
            <text:p>1,095578673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811140000019" calcext:value-type="float">
            <text:p>0,81114</text:p>
          </table:table-cell>
          <table:table-cell office:value-type="float" office:value="0.552268567905" calcext:value-type="float">
            <text:p>0,5522685679</text:p>
          </table:table-cell>
          <table:table-cell office:value-type="float" office:value="0.6551" calcext:value-type="float">
            <text:p>0,6551</text:p>
          </table:table-cell>
          <table:table-cell office:value-type="float" office:value="1.08844235668" calcext:value-type="float">
            <text:p>1,088442356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747519999962" calcext:value-type="float">
            <text:p>0,74752</text:p>
          </table:table-cell>
          <table:table-cell office:value-type="float" office:value="0.727467878838" calcext:value-type="float">
            <text:p>0,7274678788</text:p>
          </table:table-cell>
          <table:table-cell office:value-type="float" office:value="0.6492" calcext:value-type="float">
            <text:p>0,6492</text:p>
          </table:table-cell>
          <table:table-cell office:value-type="float" office:value="1.04207654762" calcext:value-type="float">
            <text:p>1,042076547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336919999981" calcext:value-type="float">
            <text:p>0,33692</text:p>
          </table:table-cell>
          <table:table-cell office:value-type="float" office:value="7.15939914642" calcext:value-type="float">
            <text:p>7,1593991464</text:p>
          </table:table-cell>
          <table:table-cell office:value-type="float" office:value="0.3342" calcext:value-type="float">
            <text:p>0,3342</text:p>
          </table:table-cell>
          <table:table-cell office:value-type="float" office:value="7.14895412292" calcext:value-type="float">
            <text:p>7,148954122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100320000002" calcext:value-type="float">
            <text:p>0,10032</text:p>
          </table:table-cell>
          <table:table-cell office:value-type="float" office:value="2.30240055092" calcext:value-type="float">
            <text:p>2,302400550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6769104" calcext:value-type="float">
            <text:p>2,30346769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58776" calcext:value-type="float">
            <text:p>0,58776</text:p>
          </table:table-cell>
          <table:table-cell office:value-type="float" office:value="1.16413953777" calcext:value-type="float">
            <text:p>1,1641395378</text:p>
          </table:table-cell>
          <table:table-cell office:value-type="float" office:value="0.559" calcext:value-type="float">
            <text:p>0,559</text:p>
          </table:table-cell>
          <table:table-cell office:value-type="float" office:value="1.25339448681" calcext:value-type="float">
            <text:p>1,253394486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796999999980927" calcext:value-type="float">
            <text:p>0,797</text:p>
          </table:table-cell>
          <table:table-cell office:value-type="float" office:value="0.583593686485291" calcext:value-type="float">
            <text:p>0,5835936865</text:p>
          </table:table-cell>
          <table:table-cell office:value-type="float" office:value="0.6704" calcext:value-type="float">
            <text:p>0,6704</text:p>
          </table:table-cell>
          <table:table-cell office:value-type="float" office:value="1.00034973716736" calcext:value-type="float">
            <text:p>1,000349737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668279999962" calcext:value-type="float">
            <text:p>0,66828</text:p>
          </table:table-cell>
          <table:table-cell office:value-type="float" office:value="0.945211483765" calcext:value-type="float">
            <text:p>0,9452114838</text:p>
          </table:table-cell>
          <table:table-cell office:value-type="float" office:value="0.6856" calcext:value-type="float">
            <text:p>0,6856</text:p>
          </table:table-cell>
          <table:table-cell office:value-type="float" office:value="0.905024084759" calcext:value-type="float">
            <text:p>0,905024084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633040000038" calcext:value-type="float">
            <text:p>0,63304</text:p>
          </table:table-cell>
          <table:table-cell office:value-type="float" office:value="1.03647330971" calcext:value-type="float">
            <text:p>1,0364733097</text:p>
          </table:table-cell>
          <table:table-cell office:value-type="float" office:value="0.6587" calcext:value-type="float">
            <text:p>0,6587</text:p>
          </table:table-cell>
          <table:table-cell office:value-type="float" office:value="0.983679626846" calcext:value-type="float">
            <text:p>0,983679626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614519999962" calcext:value-type="float">
            <text:p>0,61452</text:p>
          </table:table-cell>
          <table:table-cell office:value-type="float" office:value="1.09387817192" calcext:value-type="float">
            <text:p>1,0938781719</text:p>
          </table:table-cell>
          <table:table-cell office:value-type="float" office:value="0.6411" calcext:value-type="float">
            <text:p>0,6411</text:p>
          </table:table-cell>
          <table:table-cell office:value-type="float" office:value="1.02867377186" calcext:value-type="float">
            <text:p>1,02867377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99580000019" calcext:value-type="float">
            <text:p>0,89958</text:p>
          </table:table-cell>
          <table:table-cell office:value-type="float" office:value="0.305828675432" calcext:value-type="float">
            <text:p>0,3058286754</text:p>
          </table:table-cell>
          <table:table-cell office:value-type="float" office:value="0.6608" calcext:value-type="float">
            <text:p>0,6608</text:p>
          </table:table-cell>
          <table:table-cell office:value-type="float" office:value="1.27552350082" calcext:value-type="float">
            <text:p>1,275523500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679380000019" calcext:value-type="float">
            <text:p>0,67938</text:p>
          </table:table-cell>
          <table:table-cell office:value-type="float" office:value="0.908102677593" calcext:value-type="float">
            <text:p>0,9081026776</text:p>
          </table:table-cell>
          <table:table-cell office:value-type="float" office:value="0.697" calcext:value-type="float">
            <text:p>0,697</text:p>
          </table:table-cell>
          <table:table-cell office:value-type="float" office:value="0.8833218853" calcext:value-type="float">
            <text:p>0,883321885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877200000019" calcext:value-type="float">
            <text:p>0,8772</text:p>
          </table:table-cell>
          <table:table-cell office:value-type="float" office:value="0.367497732754" calcext:value-type="float">
            <text:p>0,3674977328</text:p>
          </table:table-cell>
          <table:table-cell office:value-type="float" office:value="0.6579" calcext:value-type="float">
            <text:p>0,6579</text:p>
          </table:table-cell>
          <table:table-cell office:value-type="float" office:value="1.2159422184" calcext:value-type="float">
            <text:p>1,215942218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8515" calcext:value-type="float">
            <text:p>0,8515</text:p>
          </table:table-cell>
          <table:table-cell office:value-type="float" office:value="0.438625646286" calcext:value-type="float">
            <text:p>0,4386256463</text:p>
          </table:table-cell>
          <table:table-cell office:value-type="float" office:value="0.6494" calcext:value-type="float">
            <text:p>0,6494</text:p>
          </table:table-cell>
          <table:table-cell office:value-type="float" office:value="1.18474862633" calcext:value-type="float">
            <text:p>1,184748626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818719999962" calcext:value-type="float">
            <text:p>0,81872</text:p>
          </table:table-cell>
          <table:table-cell office:value-type="float" office:value="0.531557447071" calcext:value-type="float">
            <text:p>0,5315574471</text:p>
          </table:table-cell>
          <table:table-cell office:value-type="float" office:value="0.656" calcext:value-type="float">
            <text:p>0,656</text:p>
          </table:table-cell>
          <table:table-cell office:value-type="float" office:value="1.11664039841" calcext:value-type="float">
            <text:p>1,116640398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755860000038" calcext:value-type="float">
            <text:p>0,75586</text:p>
          </table:table-cell>
          <table:table-cell office:value-type="float" office:value="0.70904004488" calcext:value-type="float">
            <text:p>0,7090400449</text:p>
          </table:table-cell>
          <table:table-cell office:value-type="float" office:value="0.6527" calcext:value-type="float">
            <text:p>0,6527</text:p>
          </table:table-cell>
          <table:table-cell office:value-type="float" office:value="1.02270179329" calcext:value-type="float">
            <text:p>1,022701793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23767999999" calcext:value-type="float">
            <text:p>0,23768</text:p>
          </table:table-cell>
          <table:table-cell office:value-type="float" office:value="9.35537130341" calcext:value-type="float">
            <text:p>9,3553713034</text:p>
          </table:table-cell>
          <table:table-cell office:value-type="float" office:value="0.254" calcext:value-type="float">
            <text:p>0,254</text:p>
          </table:table-cell>
          <table:table-cell office:value-type="float" office:value="10.098702063" calcext:value-type="float">
            <text:p>10,09870206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100299999995" calcext:value-type="float">
            <text:p>0,1003</text:p>
          </table:table-cell>
          <table:table-cell office:value-type="float" office:value="2.30241913391" calcext:value-type="float">
            <text:p>2,302419133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6319962" calcext:value-type="float">
            <text:p>2,303463199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594139999962" calcext:value-type="float">
            <text:p>0,59414</text:p>
          </table:table-cell>
          <table:table-cell office:value-type="float" office:value="1.15411446892" calcext:value-type="float">
            <text:p>1,1541144689</text:p>
          </table:table-cell>
          <table:table-cell office:value-type="float" office:value="0.5524" calcext:value-type="float">
            <text:p>0,5524</text:p>
          </table:table-cell>
          <table:table-cell office:value-type="float" office:value="1.26081183109" calcext:value-type="float">
            <text:p>1,260811831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804819999961853" calcext:value-type="float">
            <text:p>0,80482</text:p>
          </table:table-cell>
          <table:table-cell office:value-type="float" office:value="0.565847064533234" calcext:value-type="float">
            <text:p>0,5658470645</text:p>
          </table:table-cell>
          <table:table-cell office:value-type="float" office:value="0.6757" calcext:value-type="float">
            <text:p>0,6757</text:p>
          </table:table-cell>
          <table:table-cell office:value-type="float" office:value="0.987625240898132" calcext:value-type="float">
            <text:p>0,987625240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669899999962" calcext:value-type="float">
            <text:p>0,6699</text:p>
          </table:table-cell>
          <table:table-cell office:value-type="float" office:value="0.936307853432" calcext:value-type="float">
            <text:p>0,9363078534</text:p>
          </table:table-cell>
          <table:table-cell office:value-type="float" office:value="0.6856" calcext:value-type="float">
            <text:p>0,6856</text:p>
          </table:table-cell>
          <table:table-cell office:value-type="float" office:value="0.894506057739" calcext:value-type="float">
            <text:p>0,894506057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636339999981" calcext:value-type="float">
            <text:p>0,63634</text:p>
          </table:table-cell>
          <table:table-cell office:value-type="float" office:value="1.02750845097" calcext:value-type="float">
            <text:p>1,027508451</text:p>
          </table:table-cell>
          <table:table-cell office:value-type="float" office:value="0.6622" calcext:value-type="float">
            <text:p>0,6622</text:p>
          </table:table-cell>
          <table:table-cell office:value-type="float" office:value="0.961481775284" calcext:value-type="float">
            <text:p>0,961481775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616619999962" calcext:value-type="float">
            <text:p>0,61662</text:p>
          </table:table-cell>
          <table:table-cell office:value-type="float" office:value="1.08923192261" calcext:value-type="float">
            <text:p>1,0892319226</text:p>
          </table:table-cell>
          <table:table-cell office:value-type="float" office:value="0.6472" calcext:value-type="float">
            <text:p>0,6472</text:p>
          </table:table-cell>
          <table:table-cell office:value-type="float" office:value="1.01706387291" calcext:value-type="float">
            <text:p>1,01706387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0586" calcext:value-type="float">
            <text:p>0,90586</text:p>
          </table:table-cell>
          <table:table-cell office:value-type="float" office:value="0.284421769733" calcext:value-type="float">
            <text:p>0,2844217697</text:p>
          </table:table-cell>
          <table:table-cell office:value-type="float" office:value="0.6618" calcext:value-type="float">
            <text:p>0,6618</text:p>
          </table:table-cell>
          <table:table-cell office:value-type="float" office:value="1.3046367775" calcext:value-type="float">
            <text:p>1,304636777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683699999962" calcext:value-type="float">
            <text:p>0,6837</text:p>
          </table:table-cell>
          <table:table-cell office:value-type="float" office:value="0.902155186501" calcext:value-type="float">
            <text:p>0,9021551865</text:p>
          </table:table-cell>
          <table:table-cell office:value-type="float" office:value="0.6957" calcext:value-type="float">
            <text:p>0,6957</text:p>
          </table:table-cell>
          <table:table-cell office:value-type="float" office:value="0.875137877274" calcext:value-type="float">
            <text:p>0,875137877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8066" calcext:value-type="float">
            <text:p>0,88066</text:p>
          </table:table-cell>
          <table:table-cell office:value-type="float" office:value="0.3502633778" calcext:value-type="float">
            <text:p>0,3502633778</text:p>
          </table:table-cell>
          <table:table-cell office:value-type="float" office:value="0.6592" calcext:value-type="float">
            <text:p>0,6592</text:p>
          </table:table-cell>
          <table:table-cell office:value-type="float" office:value="1.19654342079" calcext:value-type="float">
            <text:p>1,196543420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56160000038" calcext:value-type="float">
            <text:p>0,85616</text:p>
          </table:table-cell>
          <table:table-cell office:value-type="float" office:value="0.422640052624" calcext:value-type="float">
            <text:p>0,4226400526</text:p>
          </table:table-cell>
          <table:table-cell office:value-type="float" office:value="0.6618" calcext:value-type="float">
            <text:p>0,6618</text:p>
          </table:table-cell>
          <table:table-cell office:value-type="float" office:value="1.12158143616" calcext:value-type="float">
            <text:p>1,121581436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2194" calcext:value-type="float">
            <text:p>0,82194</text:p>
          </table:table-cell>
          <table:table-cell office:value-type="float" office:value="0.518003056717" calcext:value-type="float">
            <text:p>0,5180030567</text:p>
          </table:table-cell>
          <table:table-cell office:value-type="float" office:value="0.6487" calcext:value-type="float">
            <text:p>0,6487</text:p>
          </table:table-cell>
          <table:table-cell office:value-type="float" office:value="1.15945159626" calcext:value-type="float">
            <text:p>1,159451596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759300000038" calcext:value-type="float">
            <text:p>0,7593</text:p>
          </table:table-cell>
          <table:table-cell office:value-type="float" office:value="0.700022586193" calcext:value-type="float">
            <text:p>0,7000225862</text:p>
          </table:table-cell>
          <table:table-cell office:value-type="float" office:value="0.6606" calcext:value-type="float">
            <text:p>0,6606</text:p>
          </table:table-cell>
          <table:table-cell office:value-type="float" office:value="0.999119917297" calcext:value-type="float">
            <text:p>0,999119917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25905999999" calcext:value-type="float">
            <text:p>0,25906</text:p>
          </table:table-cell>
          <table:table-cell office:value-type="float" office:value="10.0526585699" calcext:value-type="float">
            <text:p>10,0526585699</text:p>
          </table:table-cell>
          <table:table-cell office:value-type="float" office:value="0.2586" calcext:value-type="float">
            <text:p>0,2586</text:p>
          </table:table-cell>
          <table:table-cell office:value-type="float" office:value="10.0423679886" calcext:value-type="float">
            <text:p>10,042367988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100180000005" calcext:value-type="float">
            <text:p>0,10018</text:p>
          </table:table-cell>
          <table:table-cell office:value-type="float" office:value="2.30241855728" calcext:value-type="float">
            <text:p>2,3024185573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0472412" calcext:value-type="float">
            <text:p>2,303504724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596360000038" calcext:value-type="float">
            <text:p>0,59636</text:p>
          </table:table-cell>
          <table:table-cell office:value-type="float" office:value="1.14420923523" calcext:value-type="float">
            <text:p>1,1442092352</text:p>
          </table:table-cell>
          <table:table-cell office:value-type="float" office:value="0.5394" calcext:value-type="float">
            <text:p>0,5394</text:p>
          </table:table-cell>
          <table:table-cell office:value-type="float" office:value="1.30803371563" calcext:value-type="float">
            <text:p>1,308033715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11340000019074" calcext:value-type="float">
            <text:p>0,81134</text:p>
          </table:table-cell>
          <table:table-cell office:value-type="float" office:value="0.550517893352509" calcext:value-type="float">
            <text:p>0,5505178934</text:p>
          </table:table-cell>
          <table:table-cell office:value-type="float" office:value="0.6676" calcext:value-type="float">
            <text:p>0,6676</text:p>
          </table:table-cell>
          <table:table-cell office:value-type="float" office:value="1.0285602935791" calcext:value-type="float">
            <text:p>1,028560293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673819999962" calcext:value-type="float">
            <text:p>0,67382</text:p>
          </table:table-cell>
          <table:table-cell office:value-type="float" office:value="0.929304150887" calcext:value-type="float">
            <text:p>0,9293041509</text:p>
          </table:table-cell>
          <table:table-cell office:value-type="float" office:value="0.6897" calcext:value-type="float">
            <text:p>0,6897</text:p>
          </table:table-cell>
          <table:table-cell office:value-type="float" office:value="0.891948023796" calcext:value-type="float">
            <text:p>0,891948023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643299999962" calcext:value-type="float">
            <text:p>0,6433</text:p>
          </table:table-cell>
          <table:table-cell office:value-type="float" office:value="1.01549011162" calcext:value-type="float">
            <text:p>1,0154901116</text:p>
          </table:table-cell>
          <table:table-cell office:value-type="float" office:value="0.6681" calcext:value-type="float">
            <text:p>0,6681</text:p>
          </table:table-cell>
          <table:table-cell office:value-type="float" office:value="0.95024620285" calcext:value-type="float">
            <text:p>0,950246202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616739999981" calcext:value-type="float">
            <text:p>0,61674</text:p>
          </table:table-cell>
          <table:table-cell office:value-type="float" office:value="1.08811130959" calcext:value-type="float">
            <text:p>1,0881113096</text:p>
          </table:table-cell>
          <table:table-cell office:value-type="float" office:value="0.6309" calcext:value-type="float">
            <text:p>0,6309</text:p>
          </table:table-cell>
          <table:table-cell office:value-type="float" office:value="1.05331287928" calcext:value-type="float">
            <text:p>1,05331287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11019999962" calcext:value-type="float">
            <text:p>0,91102</text:p>
          </table:table-cell>
          <table:table-cell office:value-type="float" office:value="0.271639288635" calcext:value-type="float">
            <text:p>0,2716392886</text:p>
          </table:table-cell>
          <table:table-cell office:value-type="float" office:value="0.6428" calcext:value-type="float">
            <text:p>0,6428</text:p>
          </table:table-cell>
          <table:table-cell office:value-type="float" office:value="1.41851124821" calcext:value-type="float">
            <text:p>1,418511248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685039999962" calcext:value-type="float">
            <text:p>0,68504</text:p>
          </table:table-cell>
          <table:table-cell office:value-type="float" office:value="0.89458471714" calcext:value-type="float">
            <text:p>0,8945847171</text:p>
          </table:table-cell>
          <table:table-cell office:value-type="float" office:value="0.6939" calcext:value-type="float">
            <text:p>0,6939</text:p>
          </table:table-cell>
          <table:table-cell office:value-type="float" office:value="0.87816538868" calcext:value-type="float">
            <text:p>0,878165388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87500000019" calcext:value-type="float">
            <text:p>0,8875</text:p>
          </table:table-cell>
          <table:table-cell office:value-type="float" office:value="0.335907769127" calcext:value-type="float">
            <text:p>0,3359077691</text:p>
          </table:table-cell>
          <table:table-cell office:value-type="float" office:value="0.6343" calcext:value-type="float">
            <text:p>0,6343</text:p>
          </table:table-cell>
          <table:table-cell office:value-type="float" office:value="1.35840464306" calcext:value-type="float">
            <text:p>1,358404643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6324" calcext:value-type="float">
            <text:p>0,86324</text:p>
          </table:table-cell>
          <table:table-cell office:value-type="float" office:value="0.405436145" calcext:value-type="float">
            <text:p>0,405436145</text:p>
          </table:table-cell>
          <table:table-cell office:value-type="float" office:value="0.65" calcext:value-type="float">
            <text:p>0,65</text:p>
          </table:table-cell>
          <table:table-cell office:value-type="float" office:value="1.19849800816" calcext:value-type="float">
            <text:p>1,198498008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30759999962" calcext:value-type="float">
            <text:p>0,83076</text:p>
          </table:table-cell>
          <table:table-cell office:value-type="float" office:value="0.498004800587" calcext:value-type="float">
            <text:p>0,4980048006</text:p>
          </table:table-cell>
          <table:table-cell office:value-type="float" office:value="0.6613" calcext:value-type="float">
            <text:p>0,6613</text:p>
          </table:table-cell>
          <table:table-cell office:value-type="float" office:value="1.09603727722" calcext:value-type="float">
            <text:p>1,096037277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763699999981" calcext:value-type="float">
            <text:p>0,7637</text:p>
          </table:table-cell>
          <table:table-cell office:value-type="float" office:value="0.685651661034" calcext:value-type="float">
            <text:p>0,685651661</text:p>
          </table:table-cell>
          <table:table-cell office:value-type="float" office:value="0.6462" calcext:value-type="float">
            <text:p>0,6462</text:p>
          </table:table-cell>
          <table:table-cell office:value-type="float" office:value="1.06221575623" calcext:value-type="float">
            <text:p>1,062215756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2638" calcext:value-type="float">
            <text:p>0,2638</text:p>
          </table:table-cell>
          <table:table-cell office:value-type="float" office:value="10.0269725513" calcext:value-type="float">
            <text:p>10,0269725513</text:p>
          </table:table-cell>
          <table:table-cell office:value-type="float" office:value="0.2553" calcext:value-type="float">
            <text:p>0,2553</text:p>
          </table:table-cell>
          <table:table-cell office:value-type="float" office:value="10.049290799" calcext:value-type="float">
            <text:p>10,04929079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100300000002" calcext:value-type="float">
            <text:p>0,1003</text:p>
          </table:table-cell>
          <table:table-cell office:value-type="float" office:value="2.30240511131" calcext:value-type="float">
            <text:p>2,3024051113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9756699" calcext:value-type="float">
            <text:p>2,30349756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95860000038" calcext:value-type="float">
            <text:p>0,59586</text:p>
          </table:table-cell>
          <table:table-cell office:value-type="float" office:value="1.13510138947" calcext:value-type="float">
            <text:p>1,1351013895</text:p>
          </table:table-cell>
          <table:table-cell office:value-type="float" office:value="0.5544" calcext:value-type="float">
            <text:p>0,5544</text:p>
          </table:table-cell>
          <table:table-cell office:value-type="float" office:value="1.26183682213" calcext:value-type="float">
            <text:p>1,261836822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16939999961853" calcext:value-type="float">
            <text:p>0,81694</text:p>
          </table:table-cell>
          <table:table-cell office:value-type="float" office:value="0.530402182340622" calcext:value-type="float">
            <text:p>0,5304021823</text:p>
          </table:table-cell>
          <table:table-cell office:value-type="float" office:value="0.6778" calcext:value-type="float">
            <text:p>0,6778</text:p>
          </table:table-cell>
          <table:table-cell office:value-type="float" office:value="0.989370470809937" calcext:value-type="float">
            <text:p>0,989370470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675640000019" calcext:value-type="float">
            <text:p>0,67564</text:p>
          </table:table-cell>
          <table:table-cell office:value-type="float" office:value="0.922666188831" calcext:value-type="float">
            <text:p>0,9226661888</text:p>
          </table:table-cell>
          <table:table-cell office:value-type="float" office:value="0.6877" calcext:value-type="float">
            <text:p>0,6877</text:p>
          </table:table-cell>
          <table:table-cell office:value-type="float" office:value="0.892980292892" calcext:value-type="float">
            <text:p>0,892980292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643439999962" calcext:value-type="float">
            <text:p>0,64344</text:p>
          </table:table-cell>
          <table:table-cell office:value-type="float" office:value="1.0112908976" calcext:value-type="float">
            <text:p>1,0112908976</text:p>
          </table:table-cell>
          <table:table-cell office:value-type="float" office:value="0.6592" calcext:value-type="float">
            <text:p>0,6592</text:p>
          </table:table-cell>
          <table:table-cell office:value-type="float" office:value="0.963708496857" calcext:value-type="float">
            <text:p>0,963708496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61904" calcext:value-type="float">
            <text:p>0,61904</text:p>
          </table:table-cell>
          <table:table-cell office:value-type="float" office:value="1.08027993504" calcext:value-type="float">
            <text:p>1,080279935</text:p>
          </table:table-cell>
          <table:table-cell office:value-type="float" office:value="0.6378" calcext:value-type="float">
            <text:p>0,6378</text:p>
          </table:table-cell>
          <table:table-cell office:value-type="float" office:value="1.02998717442" calcext:value-type="float">
            <text:p>1,02998717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18320000019" calcext:value-type="float">
            <text:p>0,91832</text:p>
          </table:table-cell>
          <table:table-cell office:value-type="float" office:value="0.251251789951" calcext:value-type="float">
            <text:p>0,25125179</text:p>
          </table:table-cell>
          <table:table-cell office:value-type="float" office:value="0.6348" calcext:value-type="float">
            <text:p>0,6348</text:p>
          </table:table-cell>
          <table:table-cell office:value-type="float" office:value="1.50727949085" calcext:value-type="float">
            <text:p>1,507279490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6868" calcext:value-type="float">
            <text:p>0,6868</text:p>
          </table:table-cell>
          <table:table-cell office:value-type="float" office:value="0.886451236858" calcext:value-type="float">
            <text:p>0,8864512369</text:p>
          </table:table-cell>
          <table:table-cell office:value-type="float" office:value="0.6997" calcext:value-type="float">
            <text:p>0,6997</text:p>
          </table:table-cell>
          <table:table-cell office:value-type="float" office:value="0.868696734238" calcext:value-type="float">
            <text:p>0,868696734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94460000019" calcext:value-type="float">
            <text:p>0,89446</text:p>
          </table:table-cell>
          <table:table-cell office:value-type="float" office:value="0.316013113441" calcext:value-type="float">
            <text:p>0,3160131134</text:p>
          </table:table-cell>
          <table:table-cell office:value-type="float" office:value="0.6361" calcext:value-type="float">
            <text:p>0,6361</text:p>
          </table:table-cell>
          <table:table-cell office:value-type="float" office:value="1.38713075256" calcext:value-type="float">
            <text:p>1,387130752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6896" calcext:value-type="float">
            <text:p>0,86896</text:p>
          </table:table-cell>
          <table:table-cell office:value-type="float" office:value="0.387347837105" calcext:value-type="float">
            <text:p>0,3873478371</text:p>
          </table:table-cell>
          <table:table-cell office:value-type="float" office:value="0.6365" calcext:value-type="float">
            <text:p>0,6365</text:p>
          </table:table-cell>
          <table:table-cell office:value-type="float" office:value="1.28403442459" calcext:value-type="float">
            <text:p>1,284034424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34439999962" calcext:value-type="float">
            <text:p>0,83444</text:p>
          </table:table-cell>
          <table:table-cell office:value-type="float" office:value="0.484021086464" calcext:value-type="float">
            <text:p>0,4840210865</text:p>
          </table:table-cell>
          <table:table-cell office:value-type="float" office:value="0.6547" calcext:value-type="float">
            <text:p>0,6547</text:p>
          </table:table-cell>
          <table:table-cell office:value-type="float" office:value="1.12319305868" calcext:value-type="float">
            <text:p>1,123193058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770559999962" calcext:value-type="float">
            <text:p>0,77056</text:p>
          </table:table-cell>
          <table:table-cell office:value-type="float" office:value="0.670456209621" calcext:value-type="float">
            <text:p>0,6704562096</text:p>
          </table:table-cell>
          <table:table-cell office:value-type="float" office:value="0.6423" calcext:value-type="float">
            <text:p>0,6423</text:p>
          </table:table-cell>
          <table:table-cell office:value-type="float" office:value="1.08775080299" calcext:value-type="float">
            <text:p>1,08775080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26904000001" calcext:value-type="float">
            <text:p>0,26904</text:p>
          </table:table-cell>
          <table:table-cell office:value-type="float" office:value="10.0220409454" calcext:value-type="float">
            <text:p>10,0220409454</text:p>
          </table:table-cell>
          <table:table-cell office:value-type="float" office:value="0.2436" calcext:value-type="float">
            <text:p>0,2436</text:p>
          </table:table-cell>
          <table:table-cell office:value-type="float" office:value="10.1406201447" calcext:value-type="float">
            <text:p>10,140620144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10012" calcext:value-type="float">
            <text:p>0,10012</text:p>
          </table:table-cell>
          <table:table-cell office:value-type="float" office:value="2.302413629" calcext:value-type="float">
            <text:p>2,30241362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0649529" calcext:value-type="float">
            <text:p>2,303506495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603679999962" calcext:value-type="float">
            <text:p>0,60368</text:p>
          </table:table-cell>
          <table:table-cell office:value-type="float" office:value="1.12389025009" calcext:value-type="float">
            <text:p>1,1238902501</text:p>
          </table:table-cell>
          <table:table-cell office:value-type="float" office:value="0.5425" calcext:value-type="float">
            <text:p>0,5425</text:p>
          </table:table-cell>
          <table:table-cell office:value-type="float" office:value="1.30103329506" calcext:value-type="float">
            <text:p>1,301033295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2972" calcext:value-type="float">
            <text:p>0,82972</text:p>
          </table:table-cell>
          <table:table-cell office:value-type="float" office:value="0.504727207489014" calcext:value-type="float">
            <text:p>0,5047272075</text:p>
          </table:table-cell>
          <table:table-cell office:value-type="float" office:value="0.6458" calcext:value-type="float">
            <text:p>0,6458</text:p>
          </table:table-cell>
          <table:table-cell office:value-type="float" office:value="1.12095590133667" calcext:value-type="float">
            <text:p>1,120955901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675040000038" calcext:value-type="float">
            <text:p>0,67504</text:p>
          </table:table-cell>
          <table:table-cell office:value-type="float" office:value="0.91492571682" calcext:value-type="float">
            <text:p>0,9149257168</text:p>
          </table:table-cell>
          <table:table-cell office:value-type="float" office:value="0.688" calcext:value-type="float">
            <text:p>0,688</text:p>
          </table:table-cell>
          <table:table-cell office:value-type="float" office:value="0.892656605148" calcext:value-type="float">
            <text:p>0,892656605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64514" calcext:value-type="float">
            <text:p>0,64514</text:p>
          </table:table-cell>
          <table:table-cell office:value-type="float" office:value="1.00505236393" calcext:value-type="float">
            <text:p>1,0050523639</text:p>
          </table:table-cell>
          <table:table-cell office:value-type="float" office:value="0.6719" calcext:value-type="float">
            <text:p>0,6719</text:p>
          </table:table-cell>
          <table:table-cell office:value-type="float" office:value="0.942375335503" calcext:value-type="float">
            <text:p>0,942375335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62368" calcext:value-type="float">
            <text:p>0,62368</text:p>
          </table:table-cell>
          <table:table-cell office:value-type="float" office:value="1.07106561504" calcext:value-type="float">
            <text:p>1,071065615</text:p>
          </table:table-cell>
          <table:table-cell office:value-type="float" office:value="0.6504" calcext:value-type="float">
            <text:p>0,6504</text:p>
          </table:table-cell>
          <table:table-cell office:value-type="float" office:value="0.995368994617" calcext:value-type="float">
            <text:p>0,99536899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23339999962" calcext:value-type="float">
            <text:p>0,92334</text:p>
          </table:table-cell>
          <table:table-cell office:value-type="float" office:value="0.236550786762" calcext:value-type="float">
            <text:p>0,2365507868</text:p>
          </table:table-cell>
          <table:table-cell office:value-type="float" office:value="0.6659" calcext:value-type="float">
            <text:p>0,6659</text:p>
          </table:table-cell>
          <table:table-cell office:value-type="float" office:value="1.3346846056" calcext:value-type="float">
            <text:p>1,334684605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68942" calcext:value-type="float">
            <text:p>0,68942</text:p>
          </table:table-cell>
          <table:table-cell office:value-type="float" office:value="0.88005985527" calcext:value-type="float">
            <text:p>0,8800598553</text:p>
          </table:table-cell>
          <table:table-cell office:value-type="float" office:value="0.7027" calcext:value-type="float">
            <text:p>0,7027</text:p>
          </table:table-cell>
          <table:table-cell office:value-type="float" office:value="0.856380517006" calcext:value-type="float">
            <text:p>0,85638051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99279999981" calcext:value-type="float">
            <text:p>0,89928</text:p>
          </table:table-cell>
          <table:table-cell office:value-type="float" office:value="0.301012770491" calcext:value-type="float">
            <text:p>0,3010127705</text:p>
          </table:table-cell>
          <table:table-cell office:value-type="float" office:value="0.6547" calcext:value-type="float">
            <text:p>0,6547</text:p>
          </table:table-cell>
          <table:table-cell office:value-type="float" office:value="1.29233918533" calcext:value-type="float">
            <text:p>1,292339185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75039999981" calcext:value-type="float">
            <text:p>0,87504</text:p>
          </table:table-cell>
          <table:table-cell office:value-type="float" office:value="0.370749260921" calcext:value-type="float">
            <text:p>0,3707492609</text:p>
          </table:table-cell>
          <table:table-cell office:value-type="float" office:value="0.6608" calcext:value-type="float">
            <text:p>0,6608</text:p>
          </table:table-cell>
          <table:table-cell office:value-type="float" office:value="1.199756707" calcext:value-type="float">
            <text:p>1,19975670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38999999962" calcext:value-type="float">
            <text:p>0,839</text:p>
          </table:table-cell>
          <table:table-cell office:value-type="float" office:value="0.471790590267" calcext:value-type="float">
            <text:p>0,4717905903</text:p>
          </table:table-cell>
          <table:table-cell office:value-type="float" office:value="0.6609" calcext:value-type="float">
            <text:p>0,6609</text:p>
          </table:table-cell>
          <table:table-cell office:value-type="float" office:value="1.11387777748" calcext:value-type="float">
            <text:p>1,113877777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773900000038" calcext:value-type="float">
            <text:p>0,7739</text:p>
          </table:table-cell>
          <table:table-cell office:value-type="float" office:value="0.655861693459" calcext:value-type="float">
            <text:p>0,6558616935</text:p>
          </table:table-cell>
          <table:table-cell office:value-type="float" office:value="0.6404" calcext:value-type="float">
            <text:p>0,6404</text:p>
          </table:table-cell>
          <table:table-cell office:value-type="float" office:value="1.07356295595" calcext:value-type="float">
            <text:p>1,07356295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25026" calcext:value-type="float">
            <text:p>0,25026</text:p>
          </table:table-cell>
          <table:table-cell office:value-type="float" office:value="10.1520592874" calcext:value-type="float">
            <text:p>10,1520592874</text:p>
          </table:table-cell>
          <table:table-cell office:value-type="float" office:value="0.2577" calcext:value-type="float">
            <text:p>0,2577</text:p>
          </table:table-cell>
          <table:table-cell office:value-type="float" office:value="10.0737300018" calcext:value-type="float">
            <text:p>10,073730001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100340000005" calcext:value-type="float">
            <text:p>0,10034</text:p>
          </table:table-cell>
          <table:table-cell office:value-type="float" office:value="2.30238405319" calcext:value-type="float">
            <text:p>2,3023840532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9176941" calcext:value-type="float">
            <text:p>2,303491769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607819999981" calcext:value-type="float">
            <text:p>0,60782</text:p>
          </table:table-cell>
          <table:table-cell office:value-type="float" office:value="1.11231686241" calcext:value-type="float">
            <text:p>1,1123168624</text:p>
          </table:table-cell>
          <table:table-cell office:value-type="float" office:value="0.5659" calcext:value-type="float">
            <text:p>0,5659</text:p>
          </table:table-cell>
          <table:table-cell office:value-type="float" office:value="1.22749056206" calcext:value-type="float">
            <text:p>1,227490562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3034" calcext:value-type="float">
            <text:p>0,83034</text:p>
          </table:table-cell>
          <table:table-cell office:value-type="float" office:value="0.489874760284424" calcext:value-type="float">
            <text:p>0,4898747603</text:p>
          </table:table-cell>
          <table:table-cell office:value-type="float" office:value="0.6736" calcext:value-type="float">
            <text:p>0,6736</text:p>
          </table:table-cell>
          <table:table-cell office:value-type="float" office:value="1.0273670791626" calcext:value-type="float">
            <text:p>1,027367079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679539999962" calcext:value-type="float">
            <text:p>0,67954</text:p>
          </table:table-cell>
          <table:table-cell office:value-type="float" office:value="0.906380240593" calcext:value-type="float">
            <text:p>0,9063802406</text:p>
          </table:table-cell>
          <table:table-cell office:value-type="float" office:value="0.6938" calcext:value-type="float">
            <text:p>0,6938</text:p>
          </table:table-cell>
          <table:table-cell office:value-type="float" office:value="0.872334139633" calcext:value-type="float">
            <text:p>0,872334139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650280000019" calcext:value-type="float">
            <text:p>0,65028</text:p>
          </table:table-cell>
          <table:table-cell office:value-type="float" office:value="0.994325459709" calcext:value-type="float">
            <text:p>0,9943254597</text:p>
          </table:table-cell>
          <table:table-cell office:value-type="float" office:value="0.6746" calcext:value-type="float">
            <text:p>0,6746</text:p>
          </table:table-cell>
          <table:table-cell office:value-type="float" office:value="0.936281969738" calcext:value-type="float">
            <text:p>0,936281969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62742" calcext:value-type="float">
            <text:p>0,62742</text:p>
          </table:table-cell>
          <table:table-cell office:value-type="float" office:value="1.05867162361" calcext:value-type="float">
            <text:p>1,0586716236</text:p>
          </table:table-cell>
          <table:table-cell office:value-type="float" office:value="0.651" calcext:value-type="float">
            <text:p>0,651</text:p>
          </table:table-cell>
          <table:table-cell office:value-type="float" office:value="0.994435591698" calcext:value-type="float">
            <text:p>0,99443559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27999999981" calcext:value-type="float">
            <text:p>0,928</text:p>
          </table:table-cell>
          <table:table-cell office:value-type="float" office:value="0.223151675377" calcext:value-type="float">
            <text:p>0,2231516754</text:p>
          </table:table-cell>
          <table:table-cell office:value-type="float" office:value="0.6588" calcext:value-type="float">
            <text:p>0,6588</text:p>
          </table:table-cell>
          <table:table-cell office:value-type="float" office:value="1.47900561867" calcext:value-type="float">
            <text:p>1,479005618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69156" calcext:value-type="float">
            <text:p>0,69156</text:p>
          </table:table-cell>
          <table:table-cell office:value-type="float" office:value="0.872396883087" calcext:value-type="float">
            <text:p>0,8723968831</text:p>
          </table:table-cell>
          <table:table-cell office:value-type="float" office:value="0.7026" calcext:value-type="float">
            <text:p>0,7026</text:p>
          </table:table-cell>
          <table:table-cell office:value-type="float" office:value="0.859796411133" calcext:value-type="float">
            <text:p>0,859796411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905400000038" calcext:value-type="float">
            <text:p>0,9054</text:p>
          </table:table-cell>
          <table:table-cell office:value-type="float" office:value="0.289035362072" calcext:value-type="float">
            <text:p>0,2890353621</text:p>
          </table:table-cell>
          <table:table-cell office:value-type="float" office:value="0.645" calcext:value-type="float">
            <text:p>0,645</text:p>
          </table:table-cell>
          <table:table-cell office:value-type="float" office:value="1.45532934551" calcext:value-type="float">
            <text:p>1,455329345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877680000019" calcext:value-type="float">
            <text:p>0,87768</text:p>
          </table:table-cell>
          <table:table-cell office:value-type="float" office:value="0.359956714344" calcext:value-type="float">
            <text:p>0,3599567143</text:p>
          </table:table-cell>
          <table:table-cell office:value-type="float" office:value="0.6611" calcext:value-type="float">
            <text:p>0,6611</text:p>
          </table:table-cell>
          <table:table-cell office:value-type="float" office:value="1.25612712479" calcext:value-type="float">
            <text:p>1,256127124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844740000019" calcext:value-type="float">
            <text:p>0,84474</text:p>
          </table:table-cell>
          <table:table-cell office:value-type="float" office:value="0.451506854935" calcext:value-type="float">
            <text:p>0,4515068549</text:p>
          </table:table-cell>
          <table:table-cell office:value-type="float" office:value="0.6571" calcext:value-type="float">
            <text:p>0,6571</text:p>
          </table:table-cell>
          <table:table-cell office:value-type="float" office:value="1.15781371965" calcext:value-type="float">
            <text:p>1,157813719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778879999962" calcext:value-type="float">
            <text:p>0,77888</text:p>
          </table:table-cell>
          <table:table-cell office:value-type="float" office:value="0.643481884613" calcext:value-type="float">
            <text:p>0,6434818846</text:p>
          </table:table-cell>
          <table:table-cell office:value-type="float" office:value="0.6416" calcext:value-type="float">
            <text:p>0,6416</text:p>
          </table:table-cell>
          <table:table-cell office:value-type="float" office:value="1.08723784695" calcext:value-type="float">
            <text:p>1,08723784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190019999995" calcext:value-type="float">
            <text:p>0,19002</text:p>
          </table:table-cell>
          <table:table-cell office:value-type="float" office:value="11.2804421332" calcext:value-type="float">
            <text:p>11,2804421332</text:p>
          </table:table-cell>
          <table:table-cell office:value-type="float" office:value="0.1716" calcext:value-type="float">
            <text:p>0,1716</text:p>
          </table:table-cell>
          <table:table-cell office:value-type="float" office:value="11.7402163452" calcext:value-type="float">
            <text:p>11,740216345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100220000002" calcext:value-type="float">
            <text:p>0,10022</text:p>
          </table:table-cell>
          <table:table-cell office:value-type="float" office:value="2.30239048386" calcext:value-type="float">
            <text:p>2,302390483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85466" calcext:value-type="float">
            <text:p>2,30348546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610740000019" calcext:value-type="float">
            <text:p>0,61074</text:p>
          </table:table-cell>
          <table:table-cell office:value-type="float" office:value="1.10388275846" calcext:value-type="float">
            <text:p>1,1038827585</text:p>
          </table:table-cell>
          <table:table-cell office:value-type="float" office:value="0.5576" calcext:value-type="float">
            <text:p>0,5576</text:p>
          </table:table-cell>
          <table:table-cell office:value-type="float" office:value="1.25462351894" calcext:value-type="float">
            <text:p>1,254623518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8388" calcext:value-type="float">
            <text:p>0,8388</text:p>
          </table:table-cell>
          <table:table-cell office:value-type="float" office:value="0.471711002178192" calcext:value-type="float">
            <text:p>0,4717110022</text:p>
          </table:table-cell>
          <table:table-cell office:value-type="float" office:value="0.6423" calcext:value-type="float">
            <text:p>0,6423</text:p>
          </table:table-cell>
          <table:table-cell office:value-type="float" office:value="1.16480376052856" calcext:value-type="float">
            <text:p>1,164803760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68216" calcext:value-type="float">
            <text:p>0,68216</text:p>
          </table:table-cell>
          <table:table-cell office:value-type="float" office:value="0.899651792126" calcext:value-type="float">
            <text:p>0,8996517921</text:p>
          </table:table-cell>
          <table:table-cell office:value-type="float" office:value="0.6969" calcext:value-type="float">
            <text:p>0,6969</text:p>
          </table:table-cell>
          <table:table-cell office:value-type="float" office:value="0.869680064774" calcext:value-type="float">
            <text:p>0,869680064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651920000019" calcext:value-type="float">
            <text:p>0,65192</text:p>
          </table:table-cell>
          <table:table-cell office:value-type="float" office:value="0.984019168205" calcext:value-type="float">
            <text:p>0,9840191682</text:p>
          </table:table-cell>
          <table:table-cell office:value-type="float" office:value="0.6737" calcext:value-type="float">
            <text:p>0,6737</text:p>
          </table:table-cell>
          <table:table-cell office:value-type="float" office:value="0.932461773586" calcext:value-type="float">
            <text:p>0,932461773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6276" calcext:value-type="float">
            <text:p>0,6276</text:p>
          </table:table-cell>
          <table:table-cell office:value-type="float" office:value="1.05906340397" calcext:value-type="float">
            <text:p>1,059063404</text:p>
          </table:table-cell>
          <table:table-cell office:value-type="float" office:value="0.6425" calcext:value-type="float">
            <text:p>0,6425</text:p>
          </table:table-cell>
          <table:table-cell office:value-type="float" office:value="1.02347511654" calcext:value-type="float">
            <text:p>1,02347511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38540000038" calcext:value-type="float">
            <text:p>0,93854</text:p>
          </table:table-cell>
          <table:table-cell office:value-type="float" office:value="0.19732993319" calcext:value-type="float">
            <text:p>0,1973299332</text:p>
          </table:table-cell>
          <table:table-cell office:value-type="float" office:value="0.6645" calcext:value-type="float">
            <text:p>0,6645</text:p>
          </table:table-cell>
          <table:table-cell office:value-type="float" office:value="1.43665449333" calcext:value-type="float">
            <text:p>1,436654493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69284" calcext:value-type="float">
            <text:p>0,69284</text:p>
          </table:table-cell>
          <table:table-cell office:value-type="float" office:value="0.866534190559" calcext:value-type="float">
            <text:p>0,8665341906</text:p>
          </table:table-cell>
          <table:table-cell office:value-type="float" office:value="0.7042" calcext:value-type="float">
            <text:p>0,7042</text:p>
          </table:table-cell>
          <table:table-cell office:value-type="float" office:value="0.851448319817" calcext:value-type="float">
            <text:p>0,851448319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1398" calcext:value-type="float">
            <text:p>0,91398</text:p>
          </table:table-cell>
          <table:table-cell office:value-type="float" office:value="0.260236866527" calcext:value-type="float">
            <text:p>0,2602368665</text:p>
          </table:table-cell>
          <table:table-cell office:value-type="float" office:value="0.6629" calcext:value-type="float">
            <text:p>0,6629</text:p>
          </table:table-cell>
          <table:table-cell office:value-type="float" office:value="1.31492631092" calcext:value-type="float">
            <text:p>1,314926310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88736" calcext:value-type="float">
            <text:p>0,88736</text:p>
          </table:table-cell>
          <table:table-cell office:value-type="float" office:value="0.335252973013" calcext:value-type="float">
            <text:p>0,335252973</text:p>
          </table:table-cell>
          <table:table-cell office:value-type="float" office:value="0.6683" calcext:value-type="float">
            <text:p>0,6683</text:p>
          </table:table-cell>
          <table:table-cell office:value-type="float" office:value="1.21913783417" calcext:value-type="float">
            <text:p>1,219137834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853059999981" calcext:value-type="float">
            <text:p>0,85306</text:p>
          </table:table-cell>
          <table:table-cell office:value-type="float" office:value="0.434797498684" calcext:value-type="float">
            <text:p>0,4347974987</text:p>
          </table:table-cell>
          <table:table-cell office:value-type="float" office:value="0.6574" calcext:value-type="float">
            <text:p>0,6574</text:p>
          </table:table-cell>
          <table:table-cell office:value-type="float" office:value="1.16723095245" calcext:value-type="float">
            <text:p>1,167230952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783580000038" calcext:value-type="float">
            <text:p>0,78358</text:p>
          </table:table-cell>
          <table:table-cell office:value-type="float" office:value="0.629571760597" calcext:value-type="float">
            <text:p>0,6295717606</text:p>
          </table:table-cell>
          <table:table-cell office:value-type="float" office:value="0.6503" calcext:value-type="float">
            <text:p>0,6503</text:p>
          </table:table-cell>
          <table:table-cell office:value-type="float" office:value="1.06800478249" calcext:value-type="float">
            <text:p>1,068004782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19036000001" calcext:value-type="float">
            <text:p>0,19036</text:p>
          </table:table-cell>
          <table:table-cell office:value-type="float" office:value="11.560875665" calcext:value-type="float">
            <text:p>11,560875665</text:p>
          </table:table-cell>
          <table:table-cell office:value-type="float" office:value="0.2052" calcext:value-type="float">
            <text:p>0,2052</text:p>
          </table:table-cell>
          <table:table-cell office:value-type="float" office:value="11.5200485275" calcext:value-type="float">
            <text:p>11,520048527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100259999998" calcext:value-type="float">
            <text:p>0,10026</text:p>
          </table:table-cell>
          <table:table-cell office:value-type="float" office:value="2.30238735649" calcext:value-type="float">
            <text:p>2,3023873565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6510735" calcext:value-type="float">
            <text:p>2,303465107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613460000038" calcext:value-type="float">
            <text:p>0,61346</text:p>
          </table:table-cell>
          <table:table-cell office:value-type="float" office:value="1.09396016285" calcext:value-type="float">
            <text:p>1,0939601629</text:p>
          </table:table-cell>
          <table:table-cell office:value-type="float" office:value="0.5654" calcext:value-type="float">
            <text:p>0,5654</text:p>
          </table:table-cell>
          <table:table-cell office:value-type="float" office:value="1.23091123161" calcext:value-type="float">
            <text:p>1,230911231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844340000038147" calcext:value-type="float">
            <text:p>0,84434</text:p>
          </table:table-cell>
          <table:table-cell office:value-type="float" office:value="0.455255544843674" calcext:value-type="float">
            <text:p>0,4552555448</text:p>
          </table:table-cell>
          <table:table-cell office:value-type="float" office:value="0.6754" calcext:value-type="float">
            <text:p>0,6754</text:p>
          </table:table-cell>
          <table:table-cell office:value-type="float" office:value="1.03611600837708" calcext:value-type="float">
            <text:p>1,036116008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683080000038" calcext:value-type="float">
            <text:p>0,68308</text:p>
          </table:table-cell>
          <table:table-cell office:value-type="float" office:value="0.894424426289" calcext:value-type="float">
            <text:p>0,8944244263</text:p>
          </table:table-cell>
          <table:table-cell office:value-type="float" office:value="0.6959" calcext:value-type="float">
            <text:p>0,6959</text:p>
          </table:table-cell>
          <table:table-cell office:value-type="float" office:value="0.866093930435" calcext:value-type="float">
            <text:p>0,866093930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653800000038" calcext:value-type="float">
            <text:p>0,6538</text:p>
          </table:table-cell>
          <table:table-cell office:value-type="float" office:value="0.981955444221" calcext:value-type="float">
            <text:p>0,9819554442</text:p>
          </table:table-cell>
          <table:table-cell office:value-type="float" office:value="0.6758" calcext:value-type="float">
            <text:p>0,6758</text:p>
          </table:table-cell>
          <table:table-cell office:value-type="float" office:value="0.923195267105" calcext:value-type="float">
            <text:p>0,923195267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628519999962" calcext:value-type="float">
            <text:p>0,62852</text:p>
          </table:table-cell>
          <table:table-cell office:value-type="float" office:value="1.05265531563" calcext:value-type="float">
            <text:p>1,0526553156</text:p>
          </table:table-cell>
          <table:table-cell office:value-type="float" office:value="0.6471" calcext:value-type="float">
            <text:p>0,6471</text:p>
          </table:table-cell>
          <table:table-cell office:value-type="float" office:value="1.0120060236" calcext:value-type="float">
            <text:p>1,01200602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42479999981" calcext:value-type="float">
            <text:p>0,94248</text:p>
          </table:table-cell>
          <table:table-cell office:value-type="float" office:value="0.189291141901" calcext:value-type="float">
            <text:p>0,1892911419</text:p>
          </table:table-cell>
          <table:table-cell office:value-type="float" office:value="0.6571" calcext:value-type="float">
            <text:p>0,6571</text:p>
          </table:table-cell>
          <table:table-cell office:value-type="float" office:value="1.52234574337" calcext:value-type="float">
            <text:p>1,522345743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696560000038" calcext:value-type="float">
            <text:p>0,69656</text:p>
          </table:table-cell>
          <table:table-cell office:value-type="float" office:value="0.858174177418" calcext:value-type="float">
            <text:p>0,8581741774</text:p>
          </table:table-cell>
          <table:table-cell office:value-type="float" office:value="0.705" calcext:value-type="float">
            <text:p>0,705</text:p>
          </table:table-cell>
          <table:table-cell office:value-type="float" office:value="0.857634888458" calcext:value-type="float">
            <text:p>0,857634888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91748" calcext:value-type="float">
            <text:p>0,91748</text:p>
          </table:table-cell>
          <table:table-cell office:value-type="float" office:value="0.250578673944" calcext:value-type="float">
            <text:p>0,2505786739</text:p>
          </table:table-cell>
          <table:table-cell office:value-type="float" office:value="0.6467" calcext:value-type="float">
            <text:p>0,6467</text:p>
          </table:table-cell>
          <table:table-cell office:value-type="float" office:value="1.4825640564" calcext:value-type="float">
            <text:p>1,482564056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89368" calcext:value-type="float">
            <text:p>0,89368</text:p>
          </table:table-cell>
          <table:table-cell office:value-type="float" office:value="0.319666587896" calcext:value-type="float">
            <text:p>0,3196665879</text:p>
          </table:table-cell>
          <table:table-cell office:value-type="float" office:value="0.6613" calcext:value-type="float">
            <text:p>0,6613</text:p>
          </table:table-cell>
          <table:table-cell office:value-type="float" office:value="1.29940158978" calcext:value-type="float">
            <text:p>1,299401589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858460000038" calcext:value-type="float">
            <text:p>0,85846</text:p>
          </table:table-cell>
          <table:table-cell office:value-type="float" office:value="0.419121849747" calcext:value-type="float">
            <text:p>0,4191218497</text:p>
          </table:table-cell>
          <table:table-cell office:value-type="float" office:value="0.655" calcext:value-type="float">
            <text:p>0,655</text:p>
          </table:table-cell>
          <table:table-cell office:value-type="float" office:value="1.189952384" calcext:value-type="float">
            <text:p>1,18995238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787139999981" calcext:value-type="float">
            <text:p>0,78714</text:p>
          </table:table-cell>
          <table:table-cell office:value-type="float" office:value="0.619187262764" calcext:value-type="float">
            <text:p>0,6191872628</text:p>
          </table:table-cell>
          <table:table-cell office:value-type="float" office:value="0.662" calcext:value-type="float">
            <text:p>0,662</text:p>
          </table:table-cell>
          <table:table-cell office:value-type="float" office:value="1.0465853611" calcext:value-type="float">
            <text:p>1,04658536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20322" calcext:value-type="float">
            <text:p>0,20322</text:p>
          </table:table-cell>
          <table:table-cell office:value-type="float" office:value="11.5189038885" calcext:value-type="float">
            <text:p>11,5189038885</text:p>
          </table:table-cell>
          <table:table-cell office:value-type="float" office:value="0.187" calcext:value-type="float">
            <text:p>0,187</text:p>
          </table:table-cell>
          <table:table-cell office:value-type="float" office:value="11.5674752686" calcext:value-type="float">
            <text:p>11,567475268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10024" calcext:value-type="float">
            <text:p>0,10024</text:p>
          </table:table-cell>
          <table:table-cell office:value-type="float" office:value="2.30236859787" calcext:value-type="float">
            <text:p>2,302368597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6353073" calcext:value-type="float">
            <text:p>2,303563530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617300000019" calcext:value-type="float">
            <text:p>0,6173</text:p>
          </table:table-cell>
          <table:table-cell office:value-type="float" office:value="1.08763721676" calcext:value-type="float">
            <text:p>1,0876372168</text:p>
          </table:table-cell>
          <table:table-cell office:value-type="float" office:value="0.5669" calcext:value-type="float">
            <text:p>0,5669</text:p>
          </table:table-cell>
          <table:table-cell office:value-type="float" office:value="1.23084196815" calcext:value-type="float">
            <text:p>1,230841968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8529" calcext:value-type="float">
            <text:p>0,8529</text:p>
          </table:table-cell>
          <table:table-cell office:value-type="float" office:value="0.437023981962204" calcext:value-type="float">
            <text:p>0,437023982</text:p>
          </table:table-cell>
          <table:table-cell office:value-type="float" office:value="0.6643" calcext:value-type="float">
            <text:p>0,6643</text:p>
          </table:table-cell>
          <table:table-cell office:value-type="float" office:value="1.10688189754486" calcext:value-type="float">
            <text:p>1,106881897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686139999962" calcext:value-type="float">
            <text:p>0,68614</text:p>
          </table:table-cell>
          <table:table-cell office:value-type="float" office:value="0.886913926411" calcext:value-type="float">
            <text:p>0,8869139264</text:p>
          </table:table-cell>
          <table:table-cell office:value-type="float" office:value="0.6968" calcext:value-type="float">
            <text:p>0,6968</text:p>
          </table:table-cell>
          <table:table-cell office:value-type="float" office:value="0.865437167358" calcext:value-type="float">
            <text:p>0,865437167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658159999981" calcext:value-type="float">
            <text:p>0,65816</text:p>
          </table:table-cell>
          <table:table-cell office:value-type="float" office:value="0.968358298683" calcext:value-type="float">
            <text:p>0,9683582987</text:p>
          </table:table-cell>
          <table:table-cell office:value-type="float" office:value="0.6777" calcext:value-type="float">
            <text:p>0,6777</text:p>
          </table:table-cell>
          <table:table-cell office:value-type="float" office:value="0.916330944729" calcext:value-type="float">
            <text:p>0,916330944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630419999981" calcext:value-type="float">
            <text:p>0,63042</text:p>
          </table:table-cell>
          <table:table-cell office:value-type="float" office:value="1.0431862001" calcext:value-type="float">
            <text:p>1,0431862001</text:p>
          </table:table-cell>
          <table:table-cell office:value-type="float" office:value="0.6513" calcext:value-type="float">
            <text:p>0,6513</text:p>
          </table:table-cell>
          <table:table-cell office:value-type="float" office:value="0.998360894108" calcext:value-type="float">
            <text:p>0,99836089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4802" calcext:value-type="float">
            <text:p>0,94802</text:p>
          </table:table-cell>
          <table:table-cell office:value-type="float" office:value="0.168111503801" calcext:value-type="float">
            <text:p>0,1681115038</text:p>
          </table:table-cell>
          <table:table-cell office:value-type="float" office:value="0.6614" calcext:value-type="float">
            <text:p>0,6614</text:p>
          </table:table-cell>
          <table:table-cell office:value-type="float" office:value="1.53429733429" calcext:value-type="float">
            <text:p>1,534297334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700239999981" calcext:value-type="float">
            <text:p>0,70024</text:p>
          </table:table-cell>
          <table:table-cell office:value-type="float" office:value="0.849143450184" calcext:value-type="float">
            <text:p>0,8491434502</text:p>
          </table:table-cell>
          <table:table-cell office:value-type="float" office:value="0.7046" calcext:value-type="float">
            <text:p>0,7046</text:p>
          </table:table-cell>
          <table:table-cell office:value-type="float" office:value="0.856578783035" calcext:value-type="float">
            <text:p>0,85657878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24039999981" calcext:value-type="float">
            <text:p>0,92404</text:p>
          </table:table-cell>
          <table:table-cell office:value-type="float" office:value="0.231898881922" calcext:value-type="float">
            <text:p>0,2318988819</text:p>
          </table:table-cell>
          <table:table-cell office:value-type="float" office:value="0.6552" calcext:value-type="float">
            <text:p>0,6552</text:p>
          </table:table-cell>
          <table:table-cell office:value-type="float" office:value="1.48883214207" calcext:value-type="float">
            <text:p>1,488832142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00300000038" calcext:value-type="float">
            <text:p>0,9003</text:p>
          </table:table-cell>
          <table:table-cell office:value-type="float" office:value="0.3021728619" calcext:value-type="float">
            <text:p>0,3021728619</text:p>
          </table:table-cell>
          <table:table-cell office:value-type="float" office:value="0.6637" calcext:value-type="float">
            <text:p>0,6637</text:p>
          </table:table-cell>
          <table:table-cell office:value-type="float" office:value="1.30949820137" calcext:value-type="float">
            <text:p>1,309498201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86374" calcext:value-type="float">
            <text:p>0,86374</text:p>
          </table:table-cell>
          <table:table-cell office:value-type="float" office:value="0.403778049011" calcext:value-type="float">
            <text:p>0,403778049</text:p>
          </table:table-cell>
          <table:table-cell office:value-type="float" office:value="0.6538" calcext:value-type="float">
            <text:p>0,6538</text:p>
          </table:table-cell>
          <table:table-cell office:value-type="float" office:value="1.21714239902" calcext:value-type="float">
            <text:p>1,21714239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792379999962" calcext:value-type="float">
            <text:p>0,79238</text:p>
          </table:table-cell>
          <table:table-cell office:value-type="float" office:value="0.603115400028" calcext:value-type="float">
            <text:p>0,6031154</text:p>
          </table:table-cell>
          <table:table-cell office:value-type="float" office:value="0.6491" calcext:value-type="float">
            <text:p>0,6491</text:p>
          </table:table-cell>
          <table:table-cell office:value-type="float" office:value="1.08336688843" calcext:value-type="float">
            <text:p>1,083366888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206159999981" calcext:value-type="float">
            <text:p>0,20616</text:p>
          </table:table-cell>
          <table:table-cell office:value-type="float" office:value="11.5102676312" calcext:value-type="float">
            <text:p>11,5102676312</text:p>
          </table:table-cell>
          <table:table-cell office:value-type="float" office:value="0.2007" calcext:value-type="float">
            <text:p>0,2007</text:p>
          </table:table-cell>
          <table:table-cell office:value-type="float" office:value="11.5313683136" calcext:value-type="float">
            <text:p>11,531368313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100199999998" calcext:value-type="float">
            <text:p>0,1002</text:p>
          </table:table-cell>
          <table:table-cell office:value-type="float" office:value="2.30236318634" calcext:value-type="float">
            <text:p>2,3023631863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9102592" calcext:value-type="float">
            <text:p>2,303491025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617379999962" calcext:value-type="float">
            <text:p>0,61738</text:p>
          </table:table-cell>
          <table:table-cell office:value-type="float" office:value="1.08073965031" calcext:value-type="float">
            <text:p>1,0807396503</text:p>
          </table:table-cell>
          <table:table-cell office:value-type="float" office:value="0.5729" calcext:value-type="float">
            <text:p>0,5729</text:p>
          </table:table-cell>
          <table:table-cell office:value-type="float" office:value="1.21918627815" calcext:value-type="float">
            <text:p>1,219186278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856719999961853" calcext:value-type="float">
            <text:p>0,85672</text:p>
          </table:table-cell>
          <table:table-cell office:value-type="float" office:value="0.42134458114624" calcext:value-type="float">
            <text:p>0,4213445811</text:p>
          </table:table-cell>
          <table:table-cell office:value-type="float" office:value="0.6581" calcext:value-type="float">
            <text:p>0,6581</text:p>
          </table:table-cell>
          <table:table-cell office:value-type="float" office:value="1.13345944976807" calcext:value-type="float">
            <text:p>1,133459449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689299999962" calcext:value-type="float">
            <text:p>0,6893</text:p>
          </table:table-cell>
          <table:table-cell office:value-type="float" office:value="0.879200089893" calcext:value-type="float">
            <text:p>0,8792000899</text:p>
          </table:table-cell>
          <table:table-cell office:value-type="float" office:value="0.6994" calcext:value-type="float">
            <text:p>0,6994</text:p>
          </table:table-cell>
          <table:table-cell office:value-type="float" office:value="0.859354972076" calcext:value-type="float">
            <text:p>0,859354972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658880000019" calcext:value-type="float">
            <text:p>0,65888</text:p>
          </table:table-cell>
          <table:table-cell office:value-type="float" office:value="0.965899138718" calcext:value-type="float">
            <text:p>0,9658991387</text:p>
          </table:table-cell>
          <table:table-cell office:value-type="float" office:value="0.6793" calcext:value-type="float">
            <text:p>0,6793</text:p>
          </table:table-cell>
          <table:table-cell office:value-type="float" office:value="0.927526861095" calcext:value-type="float">
            <text:p>0,927526861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633779999962" calcext:value-type="float">
            <text:p>0,63378</text:p>
          </table:table-cell>
          <table:table-cell office:value-type="float" office:value="1.03840432041" calcext:value-type="float">
            <text:p>1,0384043204</text:p>
          </table:table-cell>
          <table:table-cell office:value-type="float" office:value="0.6548" calcext:value-type="float">
            <text:p>0,6548</text:p>
          </table:table-cell>
          <table:table-cell office:value-type="float" office:value="0.976392156982" calcext:value-type="float">
            <text:p>0,9763921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50039999962" calcext:value-type="float">
            <text:p>0,95004</text:p>
          </table:table-cell>
          <table:table-cell office:value-type="float" office:value="0.171920320063" calcext:value-type="float">
            <text:p>0,1719203201</text:p>
          </table:table-cell>
          <table:table-cell office:value-type="float" office:value="0.6599" calcext:value-type="float">
            <text:p>0,6599</text:p>
          </table:table-cell>
          <table:table-cell office:value-type="float" office:value="1.56953465462" calcext:value-type="float">
            <text:p>1,569534654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701560000019" calcext:value-type="float">
            <text:p>0,70156</text:p>
          </table:table-cell>
          <table:table-cell office:value-type="float" office:value="0.846252695923" calcext:value-type="float">
            <text:p>0,8462526959</text:p>
          </table:table-cell>
          <table:table-cell office:value-type="float" office:value="0.7091" calcext:value-type="float">
            <text:p>0,7091</text:p>
          </table:table-cell>
          <table:table-cell office:value-type="float" office:value="0.847803870392" calcext:value-type="float">
            <text:p>0,84780387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929299999981" calcext:value-type="float">
            <text:p>0,9293</text:p>
          </table:table-cell>
          <table:table-cell office:value-type="float" office:value="0.219152947912" calcext:value-type="float">
            <text:p>0,2191529479</text:p>
          </table:table-cell>
          <table:table-cell office:value-type="float" office:value="0.6566" calcext:value-type="float">
            <text:p>0,6566</text:p>
          </table:table-cell>
          <table:table-cell office:value-type="float" office:value="1.43791766262" calcext:value-type="float">
            <text:p>1,43791766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90478" calcext:value-type="float">
            <text:p>0,90478</text:p>
          </table:table-cell>
          <table:table-cell office:value-type="float" office:value="0.286933978863" calcext:value-type="float">
            <text:p>0,2869339789</text:p>
          </table:table-cell>
          <table:table-cell office:value-type="float" office:value="0.6599" calcext:value-type="float">
            <text:p>0,6599</text:p>
          </table:table-cell>
          <table:table-cell office:value-type="float" office:value="1.30249618683" calcext:value-type="float">
            <text:p>1,302496186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68600000019" calcext:value-type="float">
            <text:p>0,8686</text:p>
          </table:table-cell>
          <table:table-cell office:value-type="float" office:value="0.390070736027" calcext:value-type="float">
            <text:p>0,390070736</text:p>
          </table:table-cell>
          <table:table-cell office:value-type="float" office:value="0.6546" calcext:value-type="float">
            <text:p>0,6546</text:p>
          </table:table-cell>
          <table:table-cell office:value-type="float" office:value="1.26129515762" calcext:value-type="float">
            <text:p>1,261295157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79906" calcext:value-type="float">
            <text:p>0,79906</text:p>
          </table:table-cell>
          <table:table-cell office:value-type="float" office:value="0.587582031288" calcext:value-type="float">
            <text:p>0,5875820313</text:p>
          </table:table-cell>
          <table:table-cell office:value-type="float" office:value="0.6422" calcext:value-type="float">
            <text:p>0,6422</text:p>
          </table:table-cell>
          <table:table-cell office:value-type="float" office:value="1.13067554359" calcext:value-type="float">
            <text:p>1,130675543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20755999999" calcext:value-type="float">
            <text:p>0,20756</text:p>
          </table:table-cell>
          <table:table-cell office:value-type="float" office:value="11.5057355911" calcext:value-type="float">
            <text:p>11,5057355911</text:p>
          </table:table-cell>
          <table:table-cell office:value-type="float" office:value="0.2047" calcext:value-type="float">
            <text:p>0,2047</text:p>
          </table:table-cell>
          <table:table-cell office:value-type="float" office:value="11.5228728104" calcext:value-type="float">
            <text:p>11,52287281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0022" calcext:value-type="float">
            <text:p>0,10022</text:p>
          </table:table-cell>
          <table:table-cell office:value-type="float" office:value="2.30237247169" calcext:value-type="float">
            <text:p>2,3023724717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834259" calcext:value-type="float">
            <text:p>2,303483425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624020000019" calcext:value-type="float">
            <text:p>0,62402</text:p>
          </table:table-cell>
          <table:table-cell office:value-type="float" office:value="1.0699724572" calcext:value-type="float">
            <text:p>1,0699724572</text:p>
          </table:table-cell>
          <table:table-cell office:value-type="float" office:value="0.5504" calcext:value-type="float">
            <text:p>0,5504</text:p>
          </table:table-cell>
          <table:table-cell office:value-type="float" office:value="1.29065692635" calcext:value-type="float">
            <text:p>1,290656926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62599999980927" calcext:value-type="float">
            <text:p>0,8626</text:p>
          </table:table-cell>
          <table:table-cell office:value-type="float" office:value="0.407043557157517" calcext:value-type="float">
            <text:p>0,4070435572</text:p>
          </table:table-cell>
          <table:table-cell office:value-type="float" office:value="0.6686" calcext:value-type="float">
            <text:p>0,6686</text:p>
          </table:table-cell>
          <table:table-cell office:value-type="float" office:value="1.10849590778351" calcext:value-type="float">
            <text:p>1,108495907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692160000019" calcext:value-type="float">
            <text:p>0,69216</text:p>
          </table:table-cell>
          <table:table-cell office:value-type="float" office:value="0.876383857918" calcext:value-type="float">
            <text:p>0,8763838579</text:p>
          </table:table-cell>
          <table:table-cell office:value-type="float" office:value="0.7015" calcext:value-type="float">
            <text:p>0,7015</text:p>
          </table:table-cell>
          <table:table-cell office:value-type="float" office:value="0.862381331825" calcext:value-type="float">
            <text:p>0,862381331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662080000038" calcext:value-type="float">
            <text:p>0,66208</text:p>
          </table:table-cell>
          <table:table-cell office:value-type="float" office:value="0.958132818527" calcext:value-type="float">
            <text:p>0,9581328185</text:p>
          </table:table-cell>
          <table:table-cell office:value-type="float" office:value="0.6818" calcext:value-type="float">
            <text:p>0,6818</text:p>
          </table:table-cell>
          <table:table-cell office:value-type="float" office:value="0.917012154198" calcext:value-type="float">
            <text:p>0,917012154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636740000019" calcext:value-type="float">
            <text:p>0,63674</text:p>
          </table:table-cell>
          <table:table-cell office:value-type="float" office:value="1.02709914108" calcext:value-type="float">
            <text:p>1,0270991411</text:p>
          </table:table-cell>
          <table:table-cell office:value-type="float" office:value="0.6564" calcext:value-type="float">
            <text:p>0,6564</text:p>
          </table:table-cell>
          <table:table-cell office:value-type="float" office:value="0.976429034042" calcext:value-type="float">
            <text:p>0,97642903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59519999962" calcext:value-type="float">
            <text:p>0,95952</text:p>
          </table:table-cell>
          <table:table-cell office:value-type="float" office:value="0.141703383594" calcext:value-type="float">
            <text:p>0,1417033836</text:p>
          </table:table-cell>
          <table:table-cell office:value-type="float" office:value="0.665" calcext:value-type="float">
            <text:p>0,665</text:p>
          </table:table-cell>
          <table:table-cell office:value-type="float" office:value="1.59423525753" calcext:value-type="float">
            <text:p>1,594235257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70616" calcext:value-type="float">
            <text:p>0,70616</text:p>
          </table:table-cell>
          <table:table-cell office:value-type="float" office:value="0.835816066113" calcext:value-type="float">
            <text:p>0,8358160661</text:p>
          </table:table-cell>
          <table:table-cell office:value-type="float" office:value="0.7093" calcext:value-type="float">
            <text:p>0,7093</text:p>
          </table:table-cell>
          <table:table-cell office:value-type="float" office:value="0.841139092255" calcext:value-type="float">
            <text:p>0,84113909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93772" calcext:value-type="float">
            <text:p>0,93772</text:p>
          </table:table-cell>
          <table:table-cell office:value-type="float" office:value="0.2000116751" calcext:value-type="float">
            <text:p>0,2000116751</text:p>
          </table:table-cell>
          <table:table-cell office:value-type="float" office:value="0.6572" calcext:value-type="float">
            <text:p>0,6572</text:p>
          </table:table-cell>
          <table:table-cell office:value-type="float" office:value="1.49331699333" calcext:value-type="float">
            <text:p>1,493316993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91004" calcext:value-type="float">
            <text:p>0,91004</text:p>
          </table:table-cell>
          <table:table-cell office:value-type="float" office:value="0.275659384661" calcext:value-type="float">
            <text:p>0,2756593847</text:p>
          </table:table-cell>
          <table:table-cell office:value-type="float" office:value="0.6596" calcext:value-type="float">
            <text:p>0,6596</text:p>
          </table:table-cell>
          <table:table-cell office:value-type="float" office:value="1.33933571434" calcext:value-type="float">
            <text:p>1,339335714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874259999981" calcext:value-type="float">
            <text:p>0,87426</text:p>
          </table:table-cell>
          <table:table-cell office:value-type="float" office:value="0.375925109501" calcext:value-type="float">
            <text:p>0,3759251095</text:p>
          </table:table-cell>
          <table:table-cell office:value-type="float" office:value="0.6453" calcext:value-type="float">
            <text:p>0,6453</text:p>
          </table:table-cell>
          <table:table-cell office:value-type="float" office:value="1.28587047424" calcext:value-type="float">
            <text:p>1,285870474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802520000019" calcext:value-type="float">
            <text:p>0,80252</text:p>
          </table:table-cell>
          <table:table-cell office:value-type="float" office:value="0.578537373123" calcext:value-type="float">
            <text:p>0,5785373731</text:p>
          </table:table-cell>
          <table:table-cell office:value-type="float" office:value="0.6484" calcext:value-type="float">
            <text:p>0,6484</text:p>
          </table:table-cell>
          <table:table-cell office:value-type="float" office:value="1.10593879585" calcext:value-type="float">
            <text:p>1,105938795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21217999999" calcext:value-type="float">
            <text:p>0,21218</text:p>
          </table:table-cell>
          <table:table-cell office:value-type="float" office:value="11.4993933698" calcext:value-type="float">
            <text:p>11,4993933698</text:p>
          </table:table-cell>
          <table:table-cell office:value-type="float" office:value="0.2099" calcext:value-type="float">
            <text:p>0,2099</text:p>
          </table:table-cell>
          <table:table-cell office:value-type="float" office:value="11.4992834549" calcext:value-type="float">
            <text:p>11,499283454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100219999995" calcext:value-type="float">
            <text:p>0,10022</text:p>
          </table:table-cell>
          <table:table-cell office:value-type="float" office:value="2.30240410278" calcext:value-type="float">
            <text:p>2,3024041028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51188126" calcext:value-type="float">
            <text:p>2,303511881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626499999962" calcext:value-type="float">
            <text:p>0,6265</text:p>
          </table:table-cell>
          <table:table-cell office:value-type="float" office:value="1.05953293579" calcext:value-type="float">
            <text:p>1,0595329358</text:p>
          </table:table-cell>
          <table:table-cell office:value-type="float" office:value="0.563" calcext:value-type="float">
            <text:p>0,563</text:p>
          </table:table-cell>
          <table:table-cell office:value-type="float" office:value="1.23521373405" calcext:value-type="float">
            <text:p>1,235213734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869219999961853" calcext:value-type="float">
            <text:p>0,86922</text:p>
          </table:table-cell>
          <table:table-cell office:value-type="float" office:value="0.38987907995224" calcext:value-type="float">
            <text:p>0,38987908</text:p>
          </table:table-cell>
          <table:table-cell office:value-type="float" office:value="0.6778" calcext:value-type="float">
            <text:p>0,6778</text:p>
          </table:table-cell>
          <table:table-cell office:value-type="float" office:value="1.06641198425293" calcext:value-type="float">
            <text:p>1,066411984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696180000019" calcext:value-type="float">
            <text:p>0,69618</text:p>
          </table:table-cell>
          <table:table-cell office:value-type="float" office:value="0.864797495632" calcext:value-type="float">
            <text:p>0,8647974956</text:p>
          </table:table-cell>
          <table:table-cell office:value-type="float" office:value="0.7012" calcext:value-type="float">
            <text:p>0,7012</text:p>
          </table:table-cell>
          <table:table-cell office:value-type="float" office:value="0.853857045364" calcext:value-type="float">
            <text:p>0,853857045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663959999962" calcext:value-type="float">
            <text:p>0,66396</text:p>
          </table:table-cell>
          <table:table-cell office:value-type="float" office:value="0.95313976532" calcext:value-type="float">
            <text:p>0,9531397653</text:p>
          </table:table-cell>
          <table:table-cell office:value-type="float" office:value="0.6865" calcext:value-type="float">
            <text:p>0,6865</text:p>
          </table:table-cell>
          <table:table-cell office:value-type="float" office:value="0.909161026001" calcext:value-type="float">
            <text:p>0,90916102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641820000019" calcext:value-type="float">
            <text:p>0,64182</text:p>
          </table:table-cell>
          <table:table-cell office:value-type="float" office:value="1.02081565035" calcext:value-type="float">
            <text:p>1,0208156504</text:p>
          </table:table-cell>
          <table:table-cell office:value-type="float" office:value="0.6597" calcext:value-type="float">
            <text:p>0,6597</text:p>
          </table:table-cell>
          <table:table-cell office:value-type="float" office:value="0.968252248669" calcext:value-type="float">
            <text:p>0,96825224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61859999981" calcext:value-type="float">
            <text:p>0,96186</text:p>
          </table:table-cell>
          <table:table-cell office:value-type="float" office:value="0.144889999018" calcext:value-type="float">
            <text:p>0,144889999</text:p>
          </table:table-cell>
          <table:table-cell office:value-type="float" office:value="0.5967" calcext:value-type="float">
            <text:p>0,5967</text:p>
          </table:table-cell>
          <table:table-cell office:value-type="float" office:value="2.01551745148" calcext:value-type="float">
            <text:p>2,015517451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703980000038" calcext:value-type="float">
            <text:p>0,70398</text:p>
          </table:table-cell>
          <table:table-cell office:value-type="float" office:value="0.834353489075" calcext:value-type="float">
            <text:p>0,8343534891</text:p>
          </table:table-cell>
          <table:table-cell office:value-type="float" office:value="0.6999" calcext:value-type="float">
            <text:p>0,6999</text:p>
          </table:table-cell>
          <table:table-cell office:value-type="float" office:value="0.867770472908" calcext:value-type="float">
            <text:p>0,867770472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940980000038" calcext:value-type="float">
            <text:p>0,94098</text:p>
          </table:table-cell>
          <table:table-cell office:value-type="float" office:value="0.187844110968" calcext:value-type="float">
            <text:p>0,187844111</text:p>
          </table:table-cell>
          <table:table-cell office:value-type="float" office:value="0.6594" calcext:value-type="float">
            <text:p>0,6594</text:p>
          </table:table-cell>
          <table:table-cell office:value-type="float" office:value="1.53331133194" calcext:value-type="float">
            <text:p>1,533311331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917300000038" calcext:value-type="float">
            <text:p>0,9173</text:p>
          </table:table-cell>
          <table:table-cell office:value-type="float" office:value="0.257880771291" calcext:value-type="float">
            <text:p>0,2578807713</text:p>
          </table:table-cell>
          <table:table-cell office:value-type="float" office:value="0.6489" calcext:value-type="float">
            <text:p>0,6489</text:p>
          </table:table-cell>
          <table:table-cell office:value-type="float" office:value="1.43749395695" calcext:value-type="float">
            <text:p>1,43749395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8789" calcext:value-type="float">
            <text:p>0,8789</text:p>
          </table:table-cell>
          <table:table-cell office:value-type="float" office:value="0.357341375742" calcext:value-type="float">
            <text:p>0,3573413757</text:p>
          </table:table-cell>
          <table:table-cell office:value-type="float" office:value="0.6625" calcext:value-type="float">
            <text:p>0,6625</text:p>
          </table:table-cell>
          <table:table-cell office:value-type="float" office:value="1.22149294586" calcext:value-type="float">
            <text:p>1,221492945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80704" calcext:value-type="float">
            <text:p>0,80704</text:p>
          </table:table-cell>
          <table:table-cell office:value-type="float" office:value="0.566912182703" calcext:value-type="float">
            <text:p>0,5669121827</text:p>
          </table:table-cell>
          <table:table-cell office:value-type="float" office:value="0.6614" calcext:value-type="float">
            <text:p>0,6614</text:p>
          </table:table-cell>
          <table:table-cell office:value-type="float" office:value="1.07124080181" calcext:value-type="float">
            <text:p>1,071240801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213740000005" calcext:value-type="float">
            <text:p>0,21374</text:p>
          </table:table-cell>
          <table:table-cell office:value-type="float" office:value="11.4940219458" calcext:value-type="float">
            <text:p>11,4940219458</text:p>
          </table:table-cell>
          <table:table-cell office:value-type="float" office:value="0.2097" calcext:value-type="float">
            <text:p>0,2097</text:p>
          </table:table-cell>
          <table:table-cell office:value-type="float" office:value="11.5056385422" calcext:value-type="float">
            <text:p>11,505638542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100279999998" calcext:value-type="float">
            <text:p>0,10028</text:p>
          </table:table-cell>
          <table:table-cell office:value-type="float" office:value="2.30238501778" calcext:value-type="float">
            <text:p>2,3023850178</text:p>
          </table:table-cell>
          <table:table-cell office:value-type="float" office:value="0.0997" calcext:value-type="float">
            <text:p>0,0997</text:p>
          </table:table-cell>
          <table:table-cell office:value-type="float" office:value="2.30354790192" calcext:value-type="float">
            <text:p>2,303547901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630280000038" calcext:value-type="float">
            <text:p>0,63028</text:p>
          </table:table-cell>
          <table:table-cell office:value-type="float" office:value="1.05256437229" calcext:value-type="float">
            <text:p>1,0525643723</text:p>
          </table:table-cell>
          <table:table-cell office:value-type="float" office:value="0.5822" calcext:value-type="float">
            <text:p>0,5822</text:p>
          </table:table-cell>
          <table:table-cell office:value-type="float" office:value="1.20828684349" calcext:value-type="float">
            <text:p>1,208286843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87442" calcext:value-type="float">
            <text:p>0,87442</text:p>
          </table:table-cell>
          <table:table-cell office:value-type="float" office:value="0.375575358200073" calcext:value-type="float">
            <text:p>0,3755753582</text:p>
          </table:table-cell>
          <table:table-cell office:value-type="float" office:value="0.6682" calcext:value-type="float">
            <text:p>0,6682</text:p>
          </table:table-cell>
          <table:table-cell office:value-type="float" office:value="1.12469412136078" calcext:value-type="float">
            <text:p>1,124694121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6949" calcext:value-type="float">
            <text:p>0,6949</text:p>
          </table:table-cell>
          <table:table-cell office:value-type="float" office:value="0.861957354889" calcext:value-type="float">
            <text:p>0,8619573549</text:p>
          </table:table-cell>
          <table:table-cell office:value-type="float" office:value="0.6926" calcext:value-type="float">
            <text:p>0,6926</text:p>
          </table:table-cell>
          <table:table-cell office:value-type="float" office:value="0.869686445808" calcext:value-type="float">
            <text:p>0,869686445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665619999981" calcext:value-type="float">
            <text:p>0,66562</text:p>
          </table:table-cell>
          <table:table-cell office:value-type="float" office:value="0.94633024477" calcext:value-type="float">
            <text:p>0,9463302448</text:p>
          </table:table-cell>
          <table:table-cell office:value-type="float" office:value="0.6864" calcext:value-type="float">
            <text:p>0,6864</text:p>
          </table:table-cell>
          <table:table-cell office:value-type="float" office:value="0.899257183552" calcext:value-type="float">
            <text:p>0,899257183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640779999962" calcext:value-type="float">
            <text:p>0,64078</text:p>
          </table:table-cell>
          <table:table-cell office:value-type="float" office:value="1.01866611279" calcext:value-type="float">
            <text:p>1,0186661128</text:p>
          </table:table-cell>
          <table:table-cell office:value-type="float" office:value="0.654" calcext:value-type="float">
            <text:p>0,654</text:p>
          </table:table-cell>
          <table:table-cell office:value-type="float" office:value="0.992357759476" calcext:value-type="float">
            <text:p>0,99235775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6238" calcext:value-type="float">
            <text:p>0,96238</text:p>
          </table:table-cell>
          <table:table-cell office:value-type="float" office:value="0.149282177262" calcext:value-type="float">
            <text:p>0,1492821773</text:p>
          </table:table-cell>
          <table:table-cell office:value-type="float" office:value="0.6681" calcext:value-type="float">
            <text:p>0,6681</text:p>
          </table:table-cell>
          <table:table-cell office:value-type="float" office:value="1.62348000641" calcext:value-type="float">
            <text:p>1,623480006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70876" calcext:value-type="float">
            <text:p>0,70876</text:p>
          </table:table-cell>
          <table:table-cell office:value-type="float" office:value="0.823349367657" calcext:value-type="float">
            <text:p>0,8233493677</text:p>
          </table:table-cell>
          <table:table-cell office:value-type="float" office:value="0.7094" calcext:value-type="float">
            <text:p>0,7094</text:p>
          </table:table-cell>
          <table:table-cell office:value-type="float" office:value="0.843953038406" calcext:value-type="float">
            <text:p>0,843953038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945240000038" calcext:value-type="float">
            <text:p>0,94524</text:p>
          </table:table-cell>
          <table:table-cell office:value-type="float" office:value="0.17667131062" calcext:value-type="float">
            <text:p>0,1766713106</text:p>
          </table:table-cell>
          <table:table-cell office:value-type="float" office:value="0.6573" calcext:value-type="float">
            <text:p>0,6573</text:p>
          </table:table-cell>
          <table:table-cell office:value-type="float" office:value="1.55376825409" calcext:value-type="float">
            <text:p>1,553768254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920559999962" calcext:value-type="float">
            <text:p>0,92056</text:p>
          </table:table-cell>
          <table:table-cell office:value-type="float" office:value="0.248334073391" calcext:value-type="float">
            <text:p>0,2483340734</text:p>
          </table:table-cell>
          <table:table-cell office:value-type="float" office:value="0.6527" calcext:value-type="float">
            <text:p>0,6527</text:p>
          </table:table-cell>
          <table:table-cell office:value-type="float" office:value="1.45501203671" calcext:value-type="float">
            <text:p>1,455012036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883559999981" calcext:value-type="float">
            <text:p>0,88356</text:p>
          </table:table-cell>
          <table:table-cell office:value-type="float" office:value="0.348327469883" calcext:value-type="float">
            <text:p>0,3483274699</text:p>
          </table:table-cell>
          <table:table-cell office:value-type="float" office:value="0.6633" calcext:value-type="float">
            <text:p>0,6633</text:p>
          </table:table-cell>
          <table:table-cell office:value-type="float" office:value="1.22842430687" calcext:value-type="float">
            <text:p>1,228424306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813080000019" calcext:value-type="float">
            <text:p>0,81308</text:p>
          </table:table-cell>
          <table:table-cell office:value-type="float" office:value="0.548387162228" calcext:value-type="float">
            <text:p>0,5483871622</text:p>
          </table:table-cell>
          <table:table-cell office:value-type="float" office:value="0.6509" calcext:value-type="float">
            <text:p>0,6509</text:p>
          </table:table-cell>
          <table:table-cell office:value-type="float" office:value="1.12548426514" calcext:value-type="float">
            <text:p>1,125484265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21510000001" calcext:value-type="float">
            <text:p>0,2151</text:p>
          </table:table-cell>
          <table:table-cell office:value-type="float" office:value="11.4913870129" calcext:value-type="float">
            <text:p>11,4913870129</text:p>
          </table:table-cell>
          <table:table-cell office:value-type="float" office:value="0.2094" calcext:value-type="float">
            <text:p>0,2094</text:p>
          </table:table-cell>
          <table:table-cell office:value-type="float" office:value="11.5023167801" calcext:value-type="float">
            <text:p>11,502316780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10024000001" calcext:value-type="float">
            <text:p>0,10024</text:p>
          </table:table-cell>
          <table:table-cell office:value-type="float" office:value="2.30240893013" calcext:value-type="float">
            <text:p>2,3024089301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9042816" calcext:value-type="float">
            <text:p>2,303490428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632139999962" calcext:value-type="float">
            <text:p>0,63214</text:p>
          </table:table-cell>
          <table:table-cell office:value-type="float" office:value="1.04622819645" calcext:value-type="float">
            <text:p>1,0462281965</text:p>
          </table:table-cell>
          <table:table-cell office:value-type="float" office:value="0.5794" calcext:value-type="float">
            <text:p>0,5794</text:p>
          </table:table-cell>
          <table:table-cell office:value-type="float" office:value="1.21032534122" calcext:value-type="float">
            <text:p>1,210325341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878060000038147" calcext:value-type="float">
            <text:p>0,87806</text:p>
          </table:table-cell>
          <table:table-cell office:value-type="float" office:value="0.364908802852631" calcext:value-type="float">
            <text:p>0,3649088029</text:p>
          </table:table-cell>
          <table:table-cell office:value-type="float" office:value="0.6672" calcext:value-type="float">
            <text:p>0,6672</text:p>
          </table:table-cell>
          <table:table-cell office:value-type="float" office:value="1.17990847930908" calcext:value-type="float">
            <text:p>1,179908479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69752" calcext:value-type="float">
            <text:p>0,69752</text:p>
          </table:table-cell>
          <table:table-cell office:value-type="float" office:value="0.854696508865" calcext:value-type="float">
            <text:p>0,8546965089</text:p>
          </table:table-cell>
          <table:table-cell office:value-type="float" office:value="0.7016" calcext:value-type="float">
            <text:p>0,7016</text:p>
          </table:table-cell>
          <table:table-cell office:value-type="float" office:value="0.856223265266" calcext:value-type="float">
            <text:p>0,856223265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669820000038" calcext:value-type="float">
            <text:p>0,66982</text:p>
          </table:table-cell>
          <table:table-cell office:value-type="float" office:value="0.937705760231" calcext:value-type="float">
            <text:p>0,9377057602</text:p>
          </table:table-cell>
          <table:table-cell office:value-type="float" office:value="0.6837" calcext:value-type="float">
            <text:p>0,6837</text:p>
          </table:table-cell>
          <table:table-cell office:value-type="float" office:value="0.900168296909" calcext:value-type="float">
            <text:p>0,900168296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643020000038" calcext:value-type="float">
            <text:p>0,64302</text:p>
          </table:table-cell>
          <table:table-cell office:value-type="float" office:value="1.0104418507" calcext:value-type="float">
            <text:p>1,0104418507</text:p>
          </table:table-cell>
          <table:table-cell office:value-type="float" office:value="0.6541" calcext:value-type="float">
            <text:p>0,6541</text:p>
          </table:table-cell>
          <table:table-cell office:value-type="float" office:value="0.991032161331" calcext:value-type="float">
            <text:p>0,99103216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76720000019" calcext:value-type="float">
            <text:p>0,97672</text:p>
          </table:table-cell>
          <table:table-cell office:value-type="float" office:value="0.0945005536199" calcext:value-type="float">
            <text:p>0,0945005536</text:p>
          </table:table-cell>
          <table:table-cell office:value-type="float" office:value="0.6658" calcext:value-type="float">
            <text:p>0,6658</text:p>
          </table:table-cell>
          <table:table-cell office:value-type="float" office:value="1.67439362793" calcext:value-type="float">
            <text:p>1,674393627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713499999981" calcext:value-type="float">
            <text:p>0,7135</text:p>
          </table:table-cell>
          <table:table-cell office:value-type="float" office:value="0.814571638203" calcext:value-type="float">
            <text:p>0,8145716382</text:p>
          </table:table-cell>
          <table:table-cell office:value-type="float" office:value="0.7147" calcext:value-type="float">
            <text:p>0,7147</text:p>
          </table:table-cell>
          <table:table-cell office:value-type="float" office:value="0.827802588081" calcext:value-type="float">
            <text:p>0,827802588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953460000019" calcext:value-type="float">
            <text:p>0,95346</text:p>
          </table:table-cell>
          <table:table-cell office:value-type="float" office:value="0.155169600792" calcext:value-type="float">
            <text:p>0,1551696008</text:p>
          </table:table-cell>
          <table:table-cell office:value-type="float" office:value="0.6524" calcext:value-type="float">
            <text:p>0,6524</text:p>
          </table:table-cell>
          <table:table-cell office:value-type="float" office:value="1.58660245895" calcext:value-type="float">
            <text:p>1,58660245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93006" calcext:value-type="float">
            <text:p>0,93006</text:p>
          </table:table-cell>
          <table:table-cell office:value-type="float" office:value="0.219878019753" calcext:value-type="float">
            <text:p>0,2198780198</text:p>
          </table:table-cell>
          <table:table-cell office:value-type="float" office:value="0.6599" calcext:value-type="float">
            <text:p>0,6599</text:p>
          </table:table-cell>
          <table:table-cell office:value-type="float" office:value="1.43063837051" calcext:value-type="float">
            <text:p>1,430638370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889700000019" calcext:value-type="float">
            <text:p>0,8897</text:p>
          </table:table-cell>
          <table:table-cell office:value-type="float" office:value="0.333371456223" calcext:value-type="float">
            <text:p>0,3333714562</text:p>
          </table:table-cell>
          <table:table-cell office:value-type="float" office:value="0.6581" calcext:value-type="float">
            <text:p>0,6581</text:p>
          </table:table-cell>
          <table:table-cell office:value-type="float" office:value="1.30359486237" calcext:value-type="float">
            <text:p>1,303594862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816540000019" calcext:value-type="float">
            <text:p>0,81654</text:p>
          </table:table-cell>
          <table:table-cell office:value-type="float" office:value="0.538809859428" calcext:value-type="float">
            <text:p>0,5388098594</text:p>
          </table:table-cell>
          <table:table-cell office:value-type="float" office:value="0.6553" calcext:value-type="float">
            <text:p>0,6553</text:p>
          </table:table-cell>
          <table:table-cell office:value-type="float" office:value="1.08762101879" calcext:value-type="float">
            <text:p>1,087621018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21754" calcext:value-type="float">
            <text:p>0,21754</text:p>
          </table:table-cell>
          <table:table-cell office:value-type="float" office:value="11.486989201" calcext:value-type="float">
            <text:p>11,486989201</text:p>
          </table:table-cell>
          <table:table-cell office:value-type="float" office:value="0.2144" calcext:value-type="float">
            <text:p>0,2144</text:p>
          </table:table-cell>
          <table:table-cell office:value-type="float" office:value="11.4946500702" calcext:value-type="float">
            <text:p>11,494650070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100179999998" calcext:value-type="float">
            <text:p>0,10018</text:p>
          </table:table-cell>
          <table:table-cell office:value-type="float" office:value="2.30235759506" calcext:value-type="float">
            <text:p>2,3023575951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46924667" calcext:value-type="float">
            <text:p>2,303469246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634339999962" calcext:value-type="float">
            <text:p>0,63434</text:p>
          </table:table-cell>
          <table:table-cell office:value-type="float" office:value="1.03655845589" calcext:value-type="float">
            <text:p>1,0365584559</text:p>
          </table:table-cell>
          <table:table-cell office:value-type="float" office:value="0.568" calcext:value-type="float">
            <text:p>0,568</text:p>
          </table:table-cell>
          <table:table-cell office:value-type="float" office:value="1.24114792233" calcext:value-type="float">
            <text:p>1,241147922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88708" calcext:value-type="float">
            <text:p>0,88708</text:p>
          </table:table-cell>
          <table:table-cell office:value-type="float" office:value="0.341923292503357" calcext:value-type="float">
            <text:p>0,3419232925</text:p>
          </table:table-cell>
          <table:table-cell office:value-type="float" office:value="0.6693" calcext:value-type="float">
            <text:p>0,6693</text:p>
          </table:table-cell>
          <table:table-cell office:value-type="float" office:value="1.15954430809021" calcext:value-type="float">
            <text:p>1,159544308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702800000019" calcext:value-type="float">
            <text:p>0,7028</text:p>
          </table:table-cell>
          <table:table-cell office:value-type="float" office:value="0.844856119366" calcext:value-type="float">
            <text:p>0,8448561194</text:p>
          </table:table-cell>
          <table:table-cell office:value-type="float" office:value="0.7046" calcext:value-type="float">
            <text:p>0,7046</text:p>
          </table:table-cell>
          <table:table-cell office:value-type="float" office:value="0.845730031586" calcext:value-type="float">
            <text:p>0,845730031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671000000019" calcext:value-type="float">
            <text:p>0,671</text:p>
          </table:table-cell>
          <table:table-cell office:value-type="float" office:value="0.931480894699" calcext:value-type="float">
            <text:p>0,9314808947</text:p>
          </table:table-cell>
          <table:table-cell office:value-type="float" office:value="0.6906" calcext:value-type="float">
            <text:p>0,6906</text:p>
          </table:table-cell>
          <table:table-cell office:value-type="float" office:value="0.896406783962" calcext:value-type="float">
            <text:p>0,89640678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647299999981" calcext:value-type="float">
            <text:p>0,6473</text:p>
          </table:table-cell>
          <table:table-cell office:value-type="float" office:value="0.999211972427" calcext:value-type="float">
            <text:p>0,9992119724</text:p>
          </table:table-cell>
          <table:table-cell office:value-type="float" office:value="0.6606" calcext:value-type="float">
            <text:p>0,6606</text:p>
          </table:table-cell>
          <table:table-cell office:value-type="float" office:value="0.969522043991" calcext:value-type="float">
            <text:p>0,9695220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79239999962" calcext:value-type="float">
            <text:p>0,97924</text:p>
          </table:table-cell>
          <table:table-cell office:value-type="float" office:value="0.0872811412001" calcext:value-type="float">
            <text:p>0,0872811412</text:p>
          </table:table-cell>
          <table:table-cell office:value-type="float" office:value="0.6588" calcext:value-type="float">
            <text:p>0,6588</text:p>
          </table:table-cell>
          <table:table-cell office:value-type="float" office:value="1.77813030624" calcext:value-type="float">
            <text:p>1,778130306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714579999962" calcext:value-type="float">
            <text:p>0,71458</text:p>
          </table:table-cell>
          <table:table-cell office:value-type="float" office:value="0.808401771812" calcext:value-type="float">
            <text:p>0,8084017718</text:p>
          </table:table-cell>
          <table:table-cell office:value-type="float" office:value="0.7094" calcext:value-type="float">
            <text:p>0,7094</text:p>
          </table:table-cell>
          <table:table-cell office:value-type="float" office:value="0.848620238495" calcext:value-type="float">
            <text:p>0,848620238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95982" calcext:value-type="float">
            <text:p>0,95982</text:p>
          </table:table-cell>
          <table:table-cell office:value-type="float" office:value="0.138618490686" calcext:value-type="float">
            <text:p>0,1386184907</text:p>
          </table:table-cell>
          <table:table-cell office:value-type="float" office:value="0.5912" calcext:value-type="float">
            <text:p>0,5912</text:p>
          </table:table-cell>
          <table:table-cell office:value-type="float" office:value="2.27831151848" calcext:value-type="float">
            <text:p>2,278311518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935399999962" calcext:value-type="float">
            <text:p>0,9354</text:p>
          </table:table-cell>
          <table:table-cell office:value-type="float" office:value="0.204399277058" calcext:value-type="float">
            <text:p>0,2043992771</text:p>
          </table:table-cell>
          <table:table-cell office:value-type="float" office:value="0.6378" calcext:value-type="float">
            <text:p>0,6378</text:p>
          </table:table-cell>
          <table:table-cell office:value-type="float" office:value="1.65950739288" calcext:value-type="float">
            <text:p>1,659507392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897480000038" calcext:value-type="float">
            <text:p>0,89748</text:p>
          </table:table-cell>
          <table:table-cell office:value-type="float" office:value="0.311518539867" calcext:value-type="float">
            <text:p>0,3115185399</text:p>
          </table:table-cell>
          <table:table-cell office:value-type="float" office:value="0.6549" calcext:value-type="float">
            <text:p>0,6549</text:p>
          </table:table-cell>
          <table:table-cell office:value-type="float" office:value="1.34455777912" calcext:value-type="float">
            <text:p>1,344557779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823119999981" calcext:value-type="float">
            <text:p>0,82312</text:p>
          </table:table-cell>
          <table:table-cell office:value-type="float" office:value="0.526160657825" calcext:value-type="float">
            <text:p>0,5261606578</text:p>
          </table:table-cell>
          <table:table-cell office:value-type="float" office:value="0.6577" calcext:value-type="float">
            <text:p>0,6577</text:p>
          </table:table-cell>
          <table:table-cell office:value-type="float" office:value="1.09119613667" calcext:value-type="float">
            <text:p>1,09119613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21928" calcext:value-type="float">
            <text:p>0,21928</text:p>
          </table:table-cell>
          <table:table-cell office:value-type="float" office:value="11.4833486954" calcext:value-type="float">
            <text:p>11,4833486954</text:p>
          </table:table-cell>
          <table:table-cell office:value-type="float" office:value="0.2117" calcext:value-type="float">
            <text:p>0,2117</text:p>
          </table:table-cell>
          <table:table-cell office:value-type="float" office:value="11.494260051" calcext:value-type="float">
            <text:p>11,49426005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0999200000095" calcext:value-type="float">
            <text:p>0,09992</text:p>
          </table:table-cell>
          <table:table-cell office:value-type="float" office:value="2.30240838028" calcext:value-type="float">
            <text:p>2,3024083803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44256477" calcext:value-type="float">
            <text:p>2,303442564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640059999962" calcext:value-type="float">
            <text:p>0,64006</text:p>
          </table:table-cell>
          <table:table-cell office:value-type="float" office:value="1.02740600674" calcext:value-type="float">
            <text:p>1,0274060067</text:p>
          </table:table-cell>
          <table:table-cell office:value-type="float" office:value="0.5826" calcext:value-type="float">
            <text:p>0,5826</text:p>
          </table:table-cell>
          <table:table-cell office:value-type="float" office:value="1.20270887165" calcext:value-type="float">
            <text:p>1,202708871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893100000038147" calcext:value-type="float">
            <text:p>0,8931</text:p>
          </table:table-cell>
          <table:table-cell office:value-type="float" office:value="0.328507705373764" calcext:value-type="float">
            <text:p>0,3285077054</text:p>
          </table:table-cell>
          <table:table-cell office:value-type="float" office:value="0.6579" calcext:value-type="float">
            <text:p>0,6579</text:p>
          </table:table-cell>
          <table:table-cell office:value-type="float" office:value="1.19657468605042" calcext:value-type="float">
            <text:p>1,196574686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70434" calcext:value-type="float">
            <text:p>0,70434</text:p>
          </table:table-cell>
          <table:table-cell office:value-type="float" office:value="0.837102616386" calcext:value-type="float">
            <text:p>0,8371026164</text:p>
          </table:table-cell>
          <table:table-cell office:value-type="float" office:value="0.701" calcext:value-type="float">
            <text:p>0,701</text:p>
          </table:table-cell>
          <table:table-cell office:value-type="float" office:value="0.862539151573" calcext:value-type="float">
            <text:p>0,86253915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674360000038" calcext:value-type="float">
            <text:p>0,67436</text:p>
          </table:table-cell>
          <table:table-cell office:value-type="float" office:value="0.923214444656" calcext:value-type="float">
            <text:p>0,9232144447</text:p>
          </table:table-cell>
          <table:table-cell office:value-type="float" office:value="0.6843" calcext:value-type="float">
            <text:p>0,6843</text:p>
          </table:table-cell>
          <table:table-cell office:value-type="float" office:value="0.910096985245" calcext:value-type="float">
            <text:p>0,910096985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649580000038" calcext:value-type="float">
            <text:p>0,64958</text:p>
          </table:table-cell>
          <table:table-cell office:value-type="float" office:value="0.997806042557" calcext:value-type="float">
            <text:p>0,9978060426</text:p>
          </table:table-cell>
          <table:table-cell office:value-type="float" office:value="0.6633" calcext:value-type="float">
            <text:p>0,6633</text:p>
          </table:table-cell>
          <table:table-cell office:value-type="float" office:value="0.966474492645" calcext:value-type="float">
            <text:p>0,96647449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78000000038" calcext:value-type="float">
            <text:p>0,978</text:p>
          </table:table-cell>
          <table:table-cell office:value-type="float" office:value="0.0985632523012" calcext:value-type="float">
            <text:p>0,0985632523</text:p>
          </table:table-cell>
          <table:table-cell office:value-type="float" office:value="0.6664" calcext:value-type="float">
            <text:p>0,6664</text:p>
          </table:table-cell>
          <table:table-cell office:value-type="float" office:value="1.76649151382" calcext:value-type="float">
            <text:p>1,766491513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715140000019" calcext:value-type="float">
            <text:p>0,71514</text:p>
          </table:table-cell>
          <table:table-cell office:value-type="float" office:value="0.803101879139" calcext:value-type="float">
            <text:p>0,8031018791</text:p>
          </table:table-cell>
          <table:table-cell office:value-type="float" office:value="0.7127" calcext:value-type="float">
            <text:p>0,7127</text:p>
          </table:table-cell>
          <table:table-cell office:value-type="float" office:value="0.829459027481" calcext:value-type="float">
            <text:p>0,829459027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956979999981" calcext:value-type="float">
            <text:p>0,95698</text:p>
          </table:table-cell>
          <table:table-cell office:value-type="float" office:value="0.148947874608" calcext:value-type="float">
            <text:p>0,1489478746</text:p>
          </table:table-cell>
          <table:table-cell office:value-type="float" office:value="0.6539" calcext:value-type="float">
            <text:p>0,6539</text:p>
          </table:table-cell>
          <table:table-cell office:value-type="float" office:value="1.6333478054" calcext:value-type="float">
            <text:p>1,633347805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935499999962" calcext:value-type="float">
            <text:p>0,9355</text:p>
          </table:table-cell>
          <table:table-cell office:value-type="float" office:value="0.206196575837" calcext:value-type="float">
            <text:p>0,2061965758</text:p>
          </table:table-cell>
          <table:table-cell office:value-type="float" office:value="0.6625" calcext:value-type="float">
            <text:p>0,6625</text:p>
          </table:table-cell>
          <table:table-cell office:value-type="float" office:value="1.46172340164" calcext:value-type="float">
            <text:p>1,461723401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900040000038" calcext:value-type="float">
            <text:p>0,90004</text:p>
          </table:table-cell>
          <table:table-cell office:value-type="float" office:value="0.302875179873" calcext:value-type="float">
            <text:p>0,3028751799</text:p>
          </table:table-cell>
          <table:table-cell office:value-type="float" office:value="0.6575" calcext:value-type="float">
            <text:p>0,6575</text:p>
          </table:table-cell>
          <table:table-cell office:value-type="float" office:value="1.33527541924" calcext:value-type="float">
            <text:p>1,335275419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826160000038" calcext:value-type="float">
            <text:p>0,82616</text:p>
          </table:table-cell>
          <table:table-cell office:value-type="float" office:value="0.511528484097" calcext:value-type="float">
            <text:p>0,5115284841</text:p>
          </table:table-cell>
          <table:table-cell office:value-type="float" office:value="0.6395" calcext:value-type="float">
            <text:p>0,6395</text:p>
          </table:table-cell>
          <table:table-cell office:value-type="float" office:value="1.18107362938" calcext:value-type="float">
            <text:p>1,181073629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2209" calcext:value-type="float">
            <text:p>0,2209</text:p>
          </table:table-cell>
          <table:table-cell office:value-type="float" office:value="11.4792301044" calcext:value-type="float">
            <text:p>11,4792301044</text:p>
          </table:table-cell>
          <table:table-cell office:value-type="float" office:value="0.2126" calcext:value-type="float">
            <text:p>0,2126</text:p>
          </table:table-cell>
          <table:table-cell office:value-type="float" office:value="11.5001708618" calcext:value-type="float">
            <text:p>11,500170861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100200000001" calcext:value-type="float">
            <text:p>0,1002</text:p>
          </table:table-cell>
          <table:table-cell office:value-type="float" office:value="2.30242179367" calcext:value-type="float">
            <text:p>2,3024217937</text:p>
          </table:table-cell>
          <table:table-cell office:value-type="float" office:value="0.0997" calcext:value-type="float">
            <text:p>0,0997</text:p>
          </table:table-cell>
          <table:table-cell office:value-type="float" office:value="2.30341435318" calcext:value-type="float">
            <text:p>2,303414353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639419999981" calcext:value-type="float">
            <text:p>0,63942</text:p>
          </table:table-cell>
          <table:table-cell office:value-type="float" office:value="1.02299360016" calcext:value-type="float">
            <text:p>1,0229936002</text:p>
          </table:table-cell>
          <table:table-cell office:value-type="float" office:value="0.5899" calcext:value-type="float">
            <text:p>0,5899</text:p>
          </table:table-cell>
          <table:table-cell office:value-type="float" office:value="1.18087006264" calcext:value-type="float">
            <text:p>1,180870062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896959999980926" calcext:value-type="float">
            <text:p>0,89696</text:p>
          </table:table-cell>
          <table:table-cell office:value-type="float" office:value="0.315809700813293" calcext:value-type="float">
            <text:p>0,3158097008</text:p>
          </table:table-cell>
          <table:table-cell office:value-type="float" office:value="0.6651" calcext:value-type="float">
            <text:p>0,6651</text:p>
          </table:table-cell>
          <table:table-cell office:value-type="float" office:value="1.18533564453125" calcext:value-type="float">
            <text:p>1,185335644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70732" calcext:value-type="float">
            <text:p>0,70732</text:p>
          </table:table-cell>
          <table:table-cell office:value-type="float" office:value="0.833317232647" calcext:value-type="float">
            <text:p>0,8333172326</text:p>
          </table:table-cell>
          <table:table-cell office:value-type="float" office:value="0.7032" calcext:value-type="float">
            <text:p>0,7032</text:p>
          </table:table-cell>
          <table:table-cell office:value-type="float" office:value="0.844696575356" calcext:value-type="float">
            <text:p>0,844696575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677100000019" calcext:value-type="float">
            <text:p>0,6771</text:p>
          </table:table-cell>
          <table:table-cell office:value-type="float" office:value="0.920394963303" calcext:value-type="float">
            <text:p>0,9203949633</text:p>
          </table:table-cell>
          <table:table-cell office:value-type="float" office:value="0.6868" calcext:value-type="float">
            <text:p>0,6868</text:p>
          </table:table-cell>
          <table:table-cell office:value-type="float" office:value="0.896160902405" calcext:value-type="float">
            <text:p>0,896160902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651099999962" calcext:value-type="float">
            <text:p>0,6511</text:p>
          </table:table-cell>
          <table:table-cell office:value-type="float" office:value="0.988640024891" calcext:value-type="float">
            <text:p>0,9886400249</text:p>
          </table:table-cell>
          <table:table-cell office:value-type="float" office:value="0.6722" calcext:value-type="float">
            <text:p>0,6722</text:p>
          </table:table-cell>
          <table:table-cell office:value-type="float" office:value="0.941194949913" calcext:value-type="float">
            <text:p>0,941194949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84960000019" calcext:value-type="float">
            <text:p>0,98496</text:p>
          </table:table-cell>
          <table:table-cell office:value-type="float" office:value="0.0726758765292" calcext:value-type="float">
            <text:p>0,0726758765</text:p>
          </table:table-cell>
          <table:table-cell office:value-type="float" office:value="0.6598" calcext:value-type="float">
            <text:p>0,6598</text:p>
          </table:table-cell>
          <table:table-cell office:value-type="float" office:value="1.81404813538" calcext:value-type="float">
            <text:p>1,814048135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716779999981" calcext:value-type="float">
            <text:p>0,71678</text:p>
          </table:table-cell>
          <table:table-cell office:value-type="float" office:value="0.799317759628" calcext:value-type="float">
            <text:p>0,7993177596</text:p>
          </table:table-cell>
          <table:table-cell office:value-type="float" office:value="0.7093" calcext:value-type="float">
            <text:p>0,7093</text:p>
          </table:table-cell>
          <table:table-cell office:value-type="float" office:value="0.841393881226" calcext:value-type="float">
            <text:p>0,841393881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71939999962" calcext:value-type="float">
            <text:p>0,97194</text:p>
          </table:table-cell>
          <table:table-cell office:value-type="float" office:value="0.108518647504" calcext:value-type="float">
            <text:p>0,1085186475</text:p>
          </table:table-cell>
          <table:table-cell office:value-type="float" office:value="0.6441" calcext:value-type="float">
            <text:p>0,6441</text:p>
          </table:table-cell>
          <table:table-cell office:value-type="float" office:value="1.81388072548" calcext:value-type="float">
            <text:p>1,813880725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44619999962" calcext:value-type="float">
            <text:p>0,94462</text:p>
          </table:table-cell>
          <table:table-cell office:value-type="float" office:value="0.182182496295" calcext:value-type="float">
            <text:p>0,1821824963</text:p>
          </table:table-cell>
          <table:table-cell office:value-type="float" office:value="0.6511" calcext:value-type="float">
            <text:p>0,6511</text:p>
          </table:table-cell>
          <table:table-cell office:value-type="float" office:value="1.58807547092" calcext:value-type="float">
            <text:p>1,588075470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06159999981" calcext:value-type="float">
            <text:p>0,90616</text:p>
          </table:table-cell>
          <table:table-cell office:value-type="float" office:value="0.288455495033" calcext:value-type="float">
            <text:p>0,288455495</text:p>
          </table:table-cell>
          <table:table-cell office:value-type="float" office:value="0.6544" calcext:value-type="float">
            <text:p>0,6544</text:p>
          </table:table-cell>
          <table:table-cell office:value-type="float" office:value="1.36511208191" calcext:value-type="float">
            <text:p>1,365112081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828580000038" calcext:value-type="float">
            <text:p>0,82858</text:p>
          </table:table-cell>
          <table:table-cell office:value-type="float" office:value="0.503374768438" calcext:value-type="float">
            <text:p>0,5033747684</text:p>
          </table:table-cell>
          <table:table-cell office:value-type="float" office:value="0.6602" calcext:value-type="float">
            <text:p>0,6602</text:p>
          </table:table-cell>
          <table:table-cell office:value-type="float" office:value="1.09283819675" calcext:value-type="float">
            <text:p>1,092838196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22214000001" calcext:value-type="float">
            <text:p>0,22214</text:p>
          </table:table-cell>
          <table:table-cell office:value-type="float" office:value="11.4748381201" calcext:value-type="float">
            <text:p>11,4748381201</text:p>
          </table:table-cell>
          <table:table-cell office:value-type="float" office:value="0.2161" calcext:value-type="float">
            <text:p>0,2161</text:p>
          </table:table-cell>
          <table:table-cell office:value-type="float" office:value="11.4882161102" calcext:value-type="float">
            <text:p>11,488216110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100099999998" calcext:value-type="float">
            <text:p>0,1001</text:p>
          </table:table-cell>
          <table:table-cell office:value-type="float" office:value="2.30236231857" calcext:value-type="float">
            <text:p>2,3023623186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3634346" calcext:value-type="float">
            <text:p>2,303363434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64378" calcext:value-type="float">
            <text:p>0,64378</text:p>
          </table:table-cell>
          <table:table-cell office:value-type="float" office:value="1.01270371643" calcext:value-type="float">
            <text:p>1,0127037164</text:p>
          </table:table-cell>
          <table:table-cell office:value-type="float" office:value="0.5835" calcext:value-type="float">
            <text:p>0,5835</text:p>
          </table:table-cell>
          <table:table-cell office:value-type="float" office:value="1.2159024128" calcext:value-type="float">
            <text:p>1,215902412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02379999961853" calcext:value-type="float">
            <text:p>0,90238</text:p>
          </table:table-cell>
          <table:table-cell office:value-type="float" office:value="0.299680719633102" calcext:value-type="float">
            <text:p>0,2996807196</text:p>
          </table:table-cell>
          <table:table-cell office:value-type="float" office:value="0.6662" calcext:value-type="float">
            <text:p>0,6662</text:p>
          </table:table-cell>
          <table:table-cell office:value-type="float" office:value="1.22248339767456" calcext:value-type="float">
            <text:p>1,222483397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705879999981" calcext:value-type="float">
            <text:p>0,70588</text:p>
          </table:table-cell>
          <table:table-cell office:value-type="float" office:value="0.831115693016" calcext:value-type="float">
            <text:p>0,831115693</text:p>
          </table:table-cell>
          <table:table-cell office:value-type="float" office:value="0.7026" calcext:value-type="float">
            <text:p>0,7026</text:p>
          </table:table-cell>
          <table:table-cell office:value-type="float" office:value="0.855957722855" calcext:value-type="float">
            <text:p>0,855957722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677759999962" calcext:value-type="float">
            <text:p>0,67776</text:p>
          </table:table-cell>
          <table:table-cell office:value-type="float" office:value="0.911232868576" calcext:value-type="float">
            <text:p>0,9112328686</text:p>
          </table:table-cell>
          <table:table-cell office:value-type="float" office:value="0.6972" calcext:value-type="float">
            <text:p>0,6972</text:p>
          </table:table-cell>
          <table:table-cell office:value-type="float" office:value="0.877452427673" calcext:value-type="float">
            <text:p>0,877452427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654619999962" calcext:value-type="float">
            <text:p>0,65462</text:p>
          </table:table-cell>
          <table:table-cell office:value-type="float" office:value="0.980889402046" calcext:value-type="float">
            <text:p>0,980889402</text:p>
          </table:table-cell>
          <table:table-cell office:value-type="float" office:value="0.6698" calcext:value-type="float">
            <text:p>0,6698</text:p>
          </table:table-cell>
          <table:table-cell office:value-type="float" office:value="0.952360730362" calcext:value-type="float">
            <text:p>0,95236073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86300000019" calcext:value-type="float">
            <text:p>0,9863</text:p>
          </table:table-cell>
          <table:table-cell office:value-type="float" office:value="0.0744306292081" calcext:value-type="float">
            <text:p>0,0744306292</text:p>
          </table:table-cell>
          <table:table-cell office:value-type="float" office:value="0.6641" calcext:value-type="float">
            <text:p>0,6641</text:p>
          </table:table-cell>
          <table:table-cell office:value-type="float" office:value="1.81738312607" calcext:value-type="float">
            <text:p>1,817383126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718040000019" calcext:value-type="float">
            <text:p>0,71804</text:p>
          </table:table-cell>
          <table:table-cell office:value-type="float" office:value="0.792972360153" calcext:value-type="float">
            <text:p>0,7929723602</text:p>
          </table:table-cell>
          <table:table-cell office:value-type="float" office:value="0.7151" calcext:value-type="float">
            <text:p>0,7151</text:p>
          </table:table-cell>
          <table:table-cell office:value-type="float" office:value="0.822549450111" calcext:value-type="float">
            <text:p>0,822549450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964220000019" calcext:value-type="float">
            <text:p>0,96422</text:p>
          </table:table-cell>
          <table:table-cell office:value-type="float" office:value="0.133868581553" calcext:value-type="float">
            <text:p>0,1338685816</text:p>
          </table:table-cell>
          <table:table-cell office:value-type="float" office:value="0.6631" calcext:value-type="float">
            <text:p>0,6631</text:p>
          </table:table-cell>
          <table:table-cell office:value-type="float" office:value="1.65718712635" calcext:value-type="float">
            <text:p>1,657187126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946819999962" calcext:value-type="float">
            <text:p>0,94682</text:p>
          </table:table-cell>
          <table:table-cell office:value-type="float" office:value="0.172790518398" calcext:value-type="float">
            <text:p>0,1727905184</text:p>
          </table:table-cell>
          <table:table-cell office:value-type="float" office:value="0.6662" calcext:value-type="float">
            <text:p>0,6662</text:p>
          </table:table-cell>
          <table:table-cell office:value-type="float" office:value="1.52749446411" calcext:value-type="float">
            <text:p>1,527494464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9118" calcext:value-type="float">
            <text:p>0,9118</text:p>
          </table:table-cell>
          <table:table-cell office:value-type="float" office:value="0.269474880924" calcext:value-type="float">
            <text:p>0,2694748809</text:p>
          </table:table-cell>
          <table:table-cell office:value-type="float" office:value="0.6561" calcext:value-type="float">
            <text:p>0,6561</text:p>
          </table:table-cell>
          <table:table-cell office:value-type="float" office:value="1.37886430264" calcext:value-type="float">
            <text:p>1,378864302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83684" calcext:value-type="float">
            <text:p>0,83684</text:p>
          </table:table-cell>
          <table:table-cell office:value-type="float" office:value="0.485881856365" calcext:value-type="float">
            <text:p>0,4858818564</text:p>
          </table:table-cell>
          <table:table-cell office:value-type="float" office:value="0.6617" calcext:value-type="float">
            <text:p>0,6617</text:p>
          </table:table-cell>
          <table:table-cell office:value-type="float" office:value="1.08823482399" calcext:value-type="float">
            <text:p>1,08823482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223179999995" calcext:value-type="float">
            <text:p>0,22318</text:p>
          </table:table-cell>
          <table:table-cell office:value-type="float" office:value="11.470679299" calcext:value-type="float">
            <text:p>11,470679299</text:p>
          </table:table-cell>
          <table:table-cell office:value-type="float" office:value="0.2167" calcext:value-type="float">
            <text:p>0,2167</text:p>
          </table:table-cell>
          <table:table-cell office:value-type="float" office:value="11.4882024475" calcext:value-type="float">
            <text:p>11,488202447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10014" calcext:value-type="float">
            <text:p>0,10014</text:p>
          </table:table-cell>
          <table:table-cell office:value-type="float" office:value="2.3024132428" calcext:value-type="float">
            <text:p>2,3024132428</text:p>
          </table:table-cell>
          <table:table-cell office:value-type="float" office:value="0.1" calcext:value-type="float">
            <text:p>0,1</text:p>
          </table:table-cell>
          <table:table-cell office:value-type="float" office:value="2.30333672791" calcext:value-type="float">
            <text:p>2,303336727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645160000019" calcext:value-type="float">
            <text:p>0,64516</text:p>
          </table:table-cell>
          <table:table-cell office:value-type="float" office:value="1.007416113" calcext:value-type="float">
            <text:p>1,007416113</text:p>
          </table:table-cell>
          <table:table-cell office:value-type="float" office:value="0.5828" calcext:value-type="float">
            <text:p>0,5828</text:p>
          </table:table-cell>
          <table:table-cell office:value-type="float" office:value="1.21098383608" calcext:value-type="float">
            <text:p>1,210983836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908360000038147" calcext:value-type="float">
            <text:p>0,90836</text:p>
          </table:table-cell>
          <table:table-cell office:value-type="float" office:value="0.287456173357964" calcext:value-type="float">
            <text:p>0,2874561734</text:p>
          </table:table-cell>
          <table:table-cell office:value-type="float" office:value="0.6764" calcext:value-type="float">
            <text:p>0,6764</text:p>
          </table:table-cell>
          <table:table-cell office:value-type="float" office:value="1.19906738052368" calcext:value-type="float">
            <text:p>1,199067380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707319999981" calcext:value-type="float">
            <text:p>0,70732</text:p>
          </table:table-cell>
          <table:table-cell office:value-type="float" office:value="0.825554565773" calcext:value-type="float">
            <text:p>0,8255545658</text:p>
          </table:table-cell>
          <table:table-cell office:value-type="float" office:value="0.7089" calcext:value-type="float">
            <text:p>0,7089</text:p>
          </table:table-cell>
          <table:table-cell office:value-type="float" office:value="0.831178182888" calcext:value-type="float">
            <text:p>0,831178182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679519999962" calcext:value-type="float">
            <text:p>0,67952</text:p>
          </table:table-cell>
          <table:table-cell office:value-type="float" office:value="0.90808338398" calcext:value-type="float">
            <text:p>0,908083384</text:p>
          </table:table-cell>
          <table:table-cell office:value-type="float" office:value="0.6912" calcext:value-type="float">
            <text:p>0,6912</text:p>
          </table:table-cell>
          <table:table-cell office:value-type="float" office:value="0.886051659489" calcext:value-type="float">
            <text:p>0,886051659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656219999962" calcext:value-type="float">
            <text:p>0,65622</text:p>
          </table:table-cell>
          <table:table-cell office:value-type="float" office:value="0.974292699146" calcext:value-type="float">
            <text:p>0,9742926991</text:p>
          </table:table-cell>
          <table:table-cell office:value-type="float" office:value="0.6756" calcext:value-type="float">
            <text:p>0,6756</text:p>
          </table:table-cell>
          <table:table-cell office:value-type="float" office:value="0.9366812356" calcext:value-type="float">
            <text:p>0,93668123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94120000019" calcext:value-type="float">
            <text:p>0,99412</text:p>
          </table:table-cell>
          <table:table-cell office:value-type="float" office:value="0.0434231292641" calcext:value-type="float">
            <text:p>0,0434231293</text:p>
          </table:table-cell>
          <table:table-cell office:value-type="float" office:value="0.6682" calcext:value-type="float">
            <text:p>0,6682</text:p>
          </table:table-cell>
          <table:table-cell office:value-type="float" office:value="1.86996109657" calcext:value-type="float">
            <text:p>1,869961096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721999999962" calcext:value-type="float">
            <text:p>0,722</text:p>
          </table:table-cell>
          <table:table-cell office:value-type="float" office:value="0.78263133997" calcext:value-type="float">
            <text:p>0,78263134</text:p>
          </table:table-cell>
          <table:table-cell office:value-type="float" office:value="0.7186" calcext:value-type="float">
            <text:p>0,7186</text:p>
          </table:table-cell>
          <table:table-cell office:value-type="float" office:value="0.82440943718" calcext:value-type="float">
            <text:p>0,824409437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80159999981" calcext:value-type="float">
            <text:p>0,98016</text:p>
          </table:table-cell>
          <table:table-cell office:value-type="float" office:value="0.0860922246408" calcext:value-type="float">
            <text:p>0,0860922246</text:p>
          </table:table-cell>
          <table:table-cell office:value-type="float" office:value="0.6548" calcext:value-type="float">
            <text:p>0,6548</text:p>
          </table:table-cell>
          <table:table-cell office:value-type="float" office:value="1.75735731411" calcext:value-type="float">
            <text:p>1,757357314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53479999962" calcext:value-type="float">
            <text:p>0,95348</text:p>
          </table:table-cell>
          <table:table-cell office:value-type="float" office:value="0.155911904778" calcext:value-type="float">
            <text:p>0,1559119048</text:p>
          </table:table-cell>
          <table:table-cell office:value-type="float" office:value="0.6449" calcext:value-type="float">
            <text:p>0,6449</text:p>
          </table:table-cell>
          <table:table-cell office:value-type="float" office:value="1.67909882069" calcext:value-type="float">
            <text:p>1,679098820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17199999962" calcext:value-type="float">
            <text:p>0,9172</text:p>
          </table:table-cell>
          <table:table-cell office:value-type="float" office:value="0.256118519564" calcext:value-type="float">
            <text:p>0,2561185196</text:p>
          </table:table-cell>
          <table:table-cell office:value-type="float" office:value="0.6527" calcext:value-type="float">
            <text:p>0,6527</text:p>
          </table:table-cell>
          <table:table-cell office:value-type="float" office:value="1.4294786787" calcext:value-type="float">
            <text:p>1,429478678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838059999962" calcext:value-type="float">
            <text:p>0,83806</text:p>
          </table:table-cell>
          <table:table-cell office:value-type="float" office:value="0.478945857391" calcext:value-type="float">
            <text:p>0,4789458574</text:p>
          </table:table-cell>
          <table:table-cell office:value-type="float" office:value="0.6573" calcext:value-type="float">
            <text:p>0,6573</text:p>
          </table:table-cell>
          <table:table-cell office:value-type="float" office:value="1.12070871964" calcext:value-type="float">
            <text:p>1,120708719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22368000001" calcext:value-type="float">
            <text:p>0,22368</text:p>
          </table:table-cell>
          <table:table-cell office:value-type="float" office:value="11.4698929126" calcext:value-type="float">
            <text:p>11,4698929126</text:p>
          </table:table-cell>
          <table:table-cell office:value-type="float" office:value="0.217" calcext:value-type="float">
            <text:p>0,217</text:p>
          </table:table-cell>
          <table:table-cell office:value-type="float" office:value="11.4862578217" calcext:value-type="float">
            <text:p>11,486257821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100460000002" calcext:value-type="float">
            <text:p>0,10046</text:p>
          </table:table-cell>
          <table:table-cell office:value-type="float" office:value="2.3023802607" calcext:value-type="float">
            <text:p>2,3023802607</text:p>
          </table:table-cell>
          <table:table-cell office:value-type="float" office:value="0.1" calcext:value-type="float">
            <text:p>0,1</text:p>
          </table:table-cell>
          <table:table-cell office:value-type="float" office:value="2.30361314011" calcext:value-type="float">
            <text:p>2,303613140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649880000019" calcext:value-type="float">
            <text:p>0,64988</text:p>
          </table:table-cell>
          <table:table-cell office:value-type="float" office:value="0.999094999695" calcext:value-type="float">
            <text:p>0,9990949997</text:p>
          </table:table-cell>
          <table:table-cell office:value-type="float" office:value="0.5851" calcext:value-type="float">
            <text:p>0,5851</text:p>
          </table:table-cell>
          <table:table-cell office:value-type="float" office:value="1.20397013655" calcext:value-type="float">
            <text:p>1,203970136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14099999961853" calcext:value-type="float">
            <text:p>0,9141</text:p>
          </table:table-cell>
          <table:table-cell office:value-type="float" office:value="0.269479788656235" calcext:value-type="float">
            <text:p>0,2694797887</text:p>
          </table:table-cell>
          <table:table-cell office:value-type="float" office:value="0.6696" calcext:value-type="float">
            <text:p>0,6696</text:p>
          </table:table-cell>
          <table:table-cell office:value-type="float" office:value="1.25368786010742" calcext:value-type="float">
            <text:p>1,253687860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71286" calcext:value-type="float">
            <text:p>0,71286</text:p>
          </table:table-cell>
          <table:table-cell office:value-type="float" office:value="0.814831278534" calcext:value-type="float">
            <text:p>0,8148312785</text:p>
          </table:table-cell>
          <table:table-cell office:value-type="float" office:value="0.7022" calcext:value-type="float">
            <text:p>0,7022</text:p>
          </table:table-cell>
          <table:table-cell office:value-type="float" office:value="0.850101656723" calcext:value-type="float">
            <text:p>0,850101656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68208" calcext:value-type="float">
            <text:p>0,68208</text:p>
          </table:table-cell>
          <table:table-cell office:value-type="float" office:value="0.900682664051" calcext:value-type="float">
            <text:p>0,9006826641</text:p>
          </table:table-cell>
          <table:table-cell office:value-type="float" office:value="0.6916" calcext:value-type="float">
            <text:p>0,6916</text:p>
          </table:table-cell>
          <table:table-cell office:value-type="float" office:value="0.884959326077" calcext:value-type="float">
            <text:p>0,884959326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664520000038" calcext:value-type="float">
            <text:p>0,66452</text:p>
          </table:table-cell>
          <table:table-cell office:value-type="float" office:value="0.955337765656" calcext:value-type="float">
            <text:p>0,9553377657</text:p>
          </table:table-cell>
          <table:table-cell office:value-type="float" office:value="0.6691" calcext:value-type="float">
            <text:p>0,6691</text:p>
          </table:table-cell>
          <table:table-cell office:value-type="float" office:value="0.945060207367" calcext:value-type="float">
            <text:p>0,94506020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9548" calcext:value-type="float">
            <text:p>0,99548</text:p>
          </table:table-cell>
          <table:table-cell office:value-type="float" office:value="0.035967015053" calcext:value-type="float">
            <text:p>0,0359670151</text:p>
          </table:table-cell>
          <table:table-cell office:value-type="float" office:value="0.6682" calcext:value-type="float">
            <text:p>0,6682</text:p>
          </table:table-cell>
          <table:table-cell office:value-type="float" office:value="1.90749156761" calcext:value-type="float">
            <text:p>1,907491567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721160000038" calcext:value-type="float">
            <text:p>0,72116</text:p>
          </table:table-cell>
          <table:table-cell office:value-type="float" office:value="0.783763114624" calcext:value-type="float">
            <text:p>0,7837631146</text:p>
          </table:table-cell>
          <table:table-cell office:value-type="float" office:value="0.7188" calcext:value-type="float">
            <text:p>0,7188</text:p>
          </table:table-cell>
          <table:table-cell office:value-type="float" office:value="0.817757218933" calcext:value-type="float">
            <text:p>0,81775721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983879999981" calcext:value-type="float">
            <text:p>0,98388</text:p>
          </table:table-cell>
          <table:table-cell office:value-type="float" office:value="0.0740999525547" calcext:value-type="float">
            <text:p>0,0740999526</text:p>
          </table:table-cell>
          <table:table-cell office:value-type="float" office:value="0.657" calcext:value-type="float">
            <text:p>0,657</text:p>
          </table:table-cell>
          <table:table-cell office:value-type="float" office:value="1.89187456055" calcext:value-type="float">
            <text:p>1,891874560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957279999962" calcext:value-type="float">
            <text:p>0,95728</text:p>
          </table:table-cell>
          <table:table-cell office:value-type="float" office:value="0.147134084797" calcext:value-type="float">
            <text:p>0,1471340848</text:p>
          </table:table-cell>
          <table:table-cell office:value-type="float" office:value="0.6603" calcext:value-type="float">
            <text:p>0,6603</text:p>
          </table:table-cell>
          <table:table-cell office:value-type="float" office:value="1.6460075449" calcext:value-type="float">
            <text:p>1,646007544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92154" calcext:value-type="float">
            <text:p>0,92154</text:p>
          </table:table-cell>
          <table:table-cell office:value-type="float" office:value="0.2453713273" calcext:value-type="float">
            <text:p>0,2453713273</text:p>
          </table:table-cell>
          <table:table-cell office:value-type="float" office:value="0.6566" calcext:value-type="float">
            <text:p>0,6566</text:p>
          </table:table-cell>
          <table:table-cell office:value-type="float" office:value="1.41459052315" calcext:value-type="float">
            <text:p>1,414590523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8408" calcext:value-type="float">
            <text:p>0,8408</text:p>
          </table:table-cell>
          <table:table-cell office:value-type="float" office:value="0.463675269451" calcext:value-type="float">
            <text:p>0,4636752695</text:p>
          </table:table-cell>
          <table:table-cell office:value-type="float" office:value="0.6596" calcext:value-type="float">
            <text:p>0,6596</text:p>
          </table:table-cell>
          <table:table-cell office:value-type="float" office:value="1.13418933811" calcext:value-type="float">
            <text:p>1,134189338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226319999995" calcext:value-type="float">
            <text:p>0,22632</text:p>
          </table:table-cell>
          <table:table-cell office:value-type="float" office:value="11.4659976044" calcext:value-type="float">
            <text:p>11,4659976044</text:p>
          </table:table-cell>
          <table:table-cell office:value-type="float" office:value="0.2182" calcext:value-type="float">
            <text:p>0,2182</text:p>
          </table:table-cell>
          <table:table-cell office:value-type="float" office:value="11.480175618" calcext:value-type="float">
            <text:p>11,4801756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100520000002" calcext:value-type="float">
            <text:p>0,10052</text:p>
          </table:table-cell>
          <table:table-cell office:value-type="float" office:value="2.30244347252" calcext:value-type="float">
            <text:p>2,3024434725</text:p>
          </table:table-cell>
          <table:table-cell office:value-type="float" office:value="0.1" calcext:value-type="float">
            <text:p>0,1</text:p>
          </table:table-cell>
          <table:table-cell office:value-type="float" office:value="2.30351130219" calcext:value-type="float">
            <text:p>2,303511302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651160000038" calcext:value-type="float">
            <text:p>0,65116</text:p>
          </table:table-cell>
          <table:table-cell office:value-type="float" office:value="0.991814901752" calcext:value-type="float">
            <text:p>0,9918149018</text:p>
          </table:table-cell>
          <table:table-cell office:value-type="float" office:value="0.587" calcext:value-type="float">
            <text:p>0,587</text:p>
          </table:table-cell>
          <table:table-cell office:value-type="float" office:value="1.19097423611" calcext:value-type="float">
            <text:p>1,190974236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916640000038147" calcext:value-type="float">
            <text:p>0,91664</text:p>
          </table:table-cell>
          <table:table-cell office:value-type="float" office:value="0.2607780595541" calcext:value-type="float">
            <text:p>0,2607780596</text:p>
          </table:table-cell>
          <table:table-cell office:value-type="float" office:value="0.671" calcext:value-type="float">
            <text:p>0,671</text:p>
          </table:table-cell>
          <table:table-cell office:value-type="float" office:value="1.27604639282227" calcext:value-type="float">
            <text:p>1,276046392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713680000019" calcext:value-type="float">
            <text:p>0,71368</text:p>
          </table:table-cell>
          <table:table-cell office:value-type="float" office:value="0.813044634705" calcext:value-type="float">
            <text:p>0,8130446347</text:p>
          </table:table-cell>
          <table:table-cell office:value-type="float" office:value="0.7118" calcext:value-type="float">
            <text:p>0,7118</text:p>
          </table:table-cell>
          <table:table-cell office:value-type="float" office:value="0.825577814579" calcext:value-type="float">
            <text:p>0,825577814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685119999981" calcext:value-type="float">
            <text:p>0,68512</text:p>
          </table:table-cell>
          <table:table-cell office:value-type="float" office:value="0.895323492908" calcext:value-type="float">
            <text:p>0,8953234929</text:p>
          </table:table-cell>
          <table:table-cell office:value-type="float" office:value="0.694" calcext:value-type="float">
            <text:p>0,694</text:p>
          </table:table-cell>
          <table:table-cell office:value-type="float" office:value="0.875758618164" calcext:value-type="float">
            <text:p>0,875758618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663040000038" calcext:value-type="float">
            <text:p>0,66304</text:p>
          </table:table-cell>
          <table:table-cell office:value-type="float" office:value="0.954413555565" calcext:value-type="float">
            <text:p>0,9544135556</text:p>
          </table:table-cell>
          <table:table-cell office:value-type="float" office:value="0.6768" calcext:value-type="float">
            <text:p>0,6768</text:p>
          </table:table-cell>
          <table:table-cell office:value-type="float" office:value="0.9368921278" calcext:value-type="float">
            <text:p>0,93689212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97160000038" calcext:value-type="float">
            <text:p>0,99716</text:p>
          </table:table-cell>
          <table:table-cell office:value-type="float" office:value="0.0294865415192" calcext:value-type="float">
            <text:p>0,0294865415</text:p>
          </table:table-cell>
          <table:table-cell office:value-type="float" office:value="0.6658" calcext:value-type="float">
            <text:p>0,6658</text:p>
          </table:table-cell>
          <table:table-cell office:value-type="float" office:value="1.99544127655" calcext:value-type="float">
            <text:p>1,995441276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7242" calcext:value-type="float">
            <text:p>0,7242</text:p>
          </table:table-cell>
          <table:table-cell office:value-type="float" office:value="0.778090408478" calcext:value-type="float">
            <text:p>0,7780904085</text:p>
          </table:table-cell>
          <table:table-cell office:value-type="float" office:value="0.72" calcext:value-type="float">
            <text:p>0,72</text:p>
          </table:table-cell>
          <table:table-cell office:value-type="float" office:value="0.819644834137" calcext:value-type="float">
            <text:p>0,819644834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79979999962" calcext:value-type="float">
            <text:p>0,97998</text:p>
          </table:table-cell>
          <table:table-cell office:value-type="float" office:value="0.084248328464" calcext:value-type="float">
            <text:p>0,0842483285</text:p>
          </table:table-cell>
          <table:table-cell office:value-type="float" office:value="0.6657" calcext:value-type="float">
            <text:p>0,6657</text:p>
          </table:table-cell>
          <table:table-cell office:value-type="float" office:value="1.80961267242" calcext:value-type="float">
            <text:p>1,809612672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6242" calcext:value-type="float">
            <text:p>0,96242</text:p>
          </table:table-cell>
          <table:table-cell office:value-type="float" office:value="0.13612270206" calcext:value-type="float">
            <text:p>0,1361227021</text:p>
          </table:table-cell>
          <table:table-cell office:value-type="float" office:value="0.6492" calcext:value-type="float">
            <text:p>0,6492</text:p>
          </table:table-cell>
          <table:table-cell office:value-type="float" office:value="1.7653936821" calcext:value-type="float">
            <text:p>1,765393682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26239999981" calcext:value-type="float">
            <text:p>0,92624</text:p>
          </table:table-cell>
          <table:table-cell office:value-type="float" office:value="0.232398959503" calcext:value-type="float">
            <text:p>0,2323989595</text:p>
          </table:table-cell>
          <table:table-cell office:value-type="float" office:value="0.6605" calcext:value-type="float">
            <text:p>0,6605</text:p>
          </table:table-cell>
          <table:table-cell office:value-type="float" office:value="1.41962573013" calcext:value-type="float">
            <text:p>1,419625730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847619999962" calcext:value-type="float">
            <text:p>0,84762</text:p>
          </table:table-cell>
          <table:table-cell office:value-type="float" office:value="0.451083249378" calcext:value-type="float">
            <text:p>0,4510832494</text:p>
          </table:table-cell>
          <table:table-cell office:value-type="float" office:value="0.6257" calcext:value-type="float">
            <text:p>0,6257</text:p>
          </table:table-cell>
          <table:table-cell office:value-type="float" office:value="1.33106427708" calcext:value-type="float">
            <text:p>1,331064277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22694000001" calcext:value-type="float">
            <text:p>0,22694</text:p>
          </table:table-cell>
          <table:table-cell office:value-type="float" office:value="11.4636603937" calcext:value-type="float">
            <text:p>11,4636603937</text:p>
          </table:table-cell>
          <table:table-cell office:value-type="float" office:value="0.2138" calcext:value-type="float">
            <text:p>0,2138</text:p>
          </table:table-cell>
          <table:table-cell office:value-type="float" office:value="11.4955751251" calcext:value-type="float">
            <text:p>11,495575125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100540000005" calcext:value-type="float">
            <text:p>0,10054</text:p>
          </table:table-cell>
          <table:table-cell office:value-type="float" office:value="2.30245418953" calcext:value-type="float">
            <text:p>2,3024541895</text:p>
          </table:table-cell>
          <table:table-cell office:value-type="float" office:value="0.1" calcext:value-type="float">
            <text:p>0,1</text:p>
          </table:table-cell>
          <table:table-cell office:value-type="float" office:value="2.3034688736" calcext:value-type="float">
            <text:p>2,303468873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653819999962" calcext:value-type="float">
            <text:p>0,65382</text:p>
          </table:table-cell>
          <table:table-cell office:value-type="float" office:value="0.983668420486" calcext:value-type="float">
            <text:p>0,9836684205</text:p>
          </table:table-cell>
          <table:table-cell office:value-type="float" office:value="0.5911" calcext:value-type="float">
            <text:p>0,5911</text:p>
          </table:table-cell>
          <table:table-cell office:value-type="float" office:value="1.19027847767" calcext:value-type="float">
            <text:p>1,190278477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26659999980926" calcext:value-type="float">
            <text:p>0,92666</text:p>
          </table:table-cell>
          <table:table-cell office:value-type="float" office:value="0.234741127538681" calcext:value-type="float">
            <text:p>0,2347411275</text:p>
          </table:table-cell>
          <table:table-cell office:value-type="float" office:value="0.6541" calcext:value-type="float">
            <text:p>0,6541</text:p>
          </table:table-cell>
          <table:table-cell office:value-type="float" office:value="1.43516248550415" calcext:value-type="float">
            <text:p>1,435162485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715459999962" calcext:value-type="float">
            <text:p>0,71546</text:p>
          </table:table-cell>
          <table:table-cell office:value-type="float" office:value="0.80691494091" calcext:value-type="float">
            <text:p>0,8069149409</text:p>
          </table:table-cell>
          <table:table-cell office:value-type="float" office:value="0.7082" calcext:value-type="float">
            <text:p>0,7082</text:p>
          </table:table-cell>
          <table:table-cell office:value-type="float" office:value="0.83946638031" calcext:value-type="float">
            <text:p>0,839466380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685679999981" calcext:value-type="float">
            <text:p>0,68568</text:p>
          </table:table-cell>
          <table:table-cell office:value-type="float" office:value="0.892942759438" calcext:value-type="float">
            <text:p>0,8929427594</text:p>
          </table:table-cell>
          <table:table-cell office:value-type="float" office:value="0.6948" calcext:value-type="float">
            <text:p>0,6948</text:p>
          </table:table-cell>
          <table:table-cell office:value-type="float" office:value="0.879034197807" calcext:value-type="float">
            <text:p>0,879034197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664939999962" calcext:value-type="float">
            <text:p>0,66494</text:p>
          </table:table-cell>
          <table:table-cell office:value-type="float" office:value="0.95098822176" calcext:value-type="float">
            <text:p>0,9509882218</text:p>
          </table:table-cell>
          <table:table-cell office:value-type="float" office:value="0.6752" calcext:value-type="float">
            <text:p>0,6752</text:p>
          </table:table-cell>
          <table:table-cell office:value-type="float" office:value="0.934884298038" calcext:value-type="float">
            <text:p>0,9348842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9762" calcext:value-type="float">
            <text:p>0,99762</text:p>
          </table:table-cell>
          <table:table-cell office:value-type="float" office:value="0.0251228573924" calcext:value-type="float">
            <text:p>0,0251228574</text:p>
          </table:table-cell>
          <table:table-cell office:value-type="float" office:value="0.6671" calcext:value-type="float">
            <text:p>0,6671</text:p>
          </table:table-cell>
          <table:table-cell office:value-type="float" office:value="1.98841021767" calcext:value-type="float">
            <text:p>1,988410217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726760000038" calcext:value-type="float">
            <text:p>0,72676</text:p>
          </table:table-cell>
          <table:table-cell office:value-type="float" office:value="0.769602335453" calcext:value-type="float">
            <text:p>0,7696023355</text:p>
          </table:table-cell>
          <table:table-cell office:value-type="float" office:value="0.7154" calcext:value-type="float">
            <text:p>0,7154</text:p>
          </table:table-cell>
          <table:table-cell office:value-type="float" office:value="0.832008221626" calcext:value-type="float">
            <text:p>0,832008221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85540000019" calcext:value-type="float">
            <text:p>0,98554</text:p>
          </table:table-cell>
          <table:table-cell office:value-type="float" office:value="0.0676653467202" calcext:value-type="float">
            <text:p>0,0676653467</text:p>
          </table:table-cell>
          <table:table-cell office:value-type="float" office:value="0.6608" calcext:value-type="float">
            <text:p>0,6608</text:p>
          </table:table-cell>
          <table:table-cell office:value-type="float" office:value="1.85330053921" calcext:value-type="float">
            <text:p>1,853300539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65940000038" calcext:value-type="float">
            <text:p>0,96594</text:p>
          </table:table-cell>
          <table:table-cell office:value-type="float" office:value="0.124154882779" calcext:value-type="float">
            <text:p>0,1241548828</text:p>
          </table:table-cell>
          <table:table-cell office:value-type="float" office:value="0.6175" calcext:value-type="float">
            <text:p>0,6175</text:p>
          </table:table-cell>
          <table:table-cell office:value-type="float" office:value="2.02888443756" calcext:value-type="float">
            <text:p>2,028884437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3092" calcext:value-type="float">
            <text:p>0,93092</text:p>
          </table:table-cell>
          <table:table-cell office:value-type="float" office:value="0.218262167444" calcext:value-type="float">
            <text:p>0,2182621674</text:p>
          </table:table-cell>
          <table:table-cell office:value-type="float" office:value="0.6614" calcext:value-type="float">
            <text:p>0,6614</text:p>
          </table:table-cell>
          <table:table-cell office:value-type="float" office:value="1.44442185612" calcext:value-type="float">
            <text:p>1,444421856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851559999962" calcext:value-type="float">
            <text:p>0,85156</text:p>
          </table:table-cell>
          <table:table-cell office:value-type="float" office:value="0.438895796909" calcext:value-type="float">
            <text:p>0,4388957969</text:p>
          </table:table-cell>
          <table:table-cell office:value-type="float" office:value="0.6583" calcext:value-type="float">
            <text:p>0,6583</text:p>
          </table:table-cell>
          <table:table-cell office:value-type="float" office:value="1.14187330742" calcext:value-type="float">
            <text:p>1,141873307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22728000001" calcext:value-type="float">
            <text:p>0,22728</text:p>
          </table:table-cell>
          <table:table-cell office:value-type="float" office:value="11.4638616205" calcext:value-type="float">
            <text:p>11,4638616205</text:p>
          </table:table-cell>
          <table:table-cell office:value-type="float" office:value="0.2241" calcext:value-type="float">
            <text:p>0,2241</text:p>
          </table:table-cell>
          <table:table-cell office:value-type="float" office:value="11.4718531403" calcext:value-type="float">
            <text:p>11,471853140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1004" calcext:value-type="float">
            <text:p>0,1004</text:p>
          </table:table-cell>
          <table:table-cell office:value-type="float" office:value="2.302411689" calcext:value-type="float">
            <text:p>2,302411689</text:p>
          </table:table-cell>
          <table:table-cell office:value-type="float" office:value="0.1" calcext:value-type="float">
            <text:p>0,1</text:p>
          </table:table-cell>
          <table:table-cell office:value-type="float" office:value="2.30347861176" calcext:value-type="float">
            <text:p>2,303478611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6584" calcext:value-type="float">
            <text:p>0,6584</text:p>
          </table:table-cell>
          <table:table-cell office:value-type="float" office:value="0.977707020149" calcext:value-type="float">
            <text:p>0,9777070201</text:p>
          </table:table-cell>
          <table:table-cell office:value-type="float" office:value="0.5777" calcext:value-type="float">
            <text:p>0,5777</text:p>
          </table:table-cell>
          <table:table-cell office:value-type="float" office:value="1.20969109802" calcext:value-type="float">
            <text:p>1,20969109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3028" calcext:value-type="float">
            <text:p>0,93028</text:p>
          </table:table-cell>
          <table:table-cell office:value-type="float" office:value="0.224774311552048" calcext:value-type="float">
            <text:p>0,2247743116</text:p>
          </table:table-cell>
          <table:table-cell office:value-type="float" office:value="0.6659" calcext:value-type="float">
            <text:p>0,6659</text:p>
          </table:table-cell>
          <table:table-cell office:value-type="float" office:value="1.32367361679077" calcext:value-type="float">
            <text:p>1,323673616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7173" calcext:value-type="float">
            <text:p>0,7173</text:p>
          </table:table-cell>
          <table:table-cell office:value-type="float" office:value="0.799118466225" calcext:value-type="float">
            <text:p>0,7991184662</text:p>
          </table:table-cell>
          <table:table-cell office:value-type="float" office:value="0.7066" calcext:value-type="float">
            <text:p>0,7066</text:p>
          </table:table-cell>
          <table:table-cell office:value-type="float" office:value="0.846949534607" calcext:value-type="float">
            <text:p>0,846949534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688699999981" calcext:value-type="float">
            <text:p>0,6887</text:p>
          </table:table-cell>
          <table:table-cell office:value-type="float" office:value="0.885210758705" calcext:value-type="float">
            <text:p>0,8852107587</text:p>
          </table:table-cell>
          <table:table-cell office:value-type="float" office:value="0.7023" calcext:value-type="float">
            <text:p>0,7023</text:p>
          </table:table-cell>
          <table:table-cell office:value-type="float" office:value="0.859292762947" calcext:value-type="float">
            <text:p>0,859292762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668060000019" calcext:value-type="float">
            <text:p>0,66806</text:p>
          </table:table-cell>
          <table:table-cell office:value-type="float" office:value="0.944331798859" calcext:value-type="float">
            <text:p>0,9443317989</text:p>
          </table:table-cell>
          <table:table-cell office:value-type="float" office:value="0.6735" calcext:value-type="float">
            <text:p>0,6735</text:p>
          </table:table-cell>
          <table:table-cell office:value-type="float" office:value="0.936315356541" calcext:value-type="float">
            <text:p>0,936315356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9844" calcext:value-type="float">
            <text:p>0,99844</text:p>
          </table:table-cell>
          <table:table-cell office:value-type="float" office:value="0.0214508291155" calcext:value-type="float">
            <text:p>0,0214508291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02037621193" calcext:value-type="float">
            <text:p>2,020376211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729000000038" calcext:value-type="float">
            <text:p>0,729</text:p>
          </table:table-cell>
          <table:table-cell office:value-type="float" office:value="0.764257376556" calcext:value-type="float">
            <text:p>0,7642573766</text:p>
          </table:table-cell>
          <table:table-cell office:value-type="float" office:value="0.7169" calcext:value-type="float">
            <text:p>0,7169</text:p>
          </table:table-cell>
          <table:table-cell office:value-type="float" office:value="0.815903766441" calcext:value-type="float">
            <text:p>0,815903766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992800000019" calcext:value-type="float">
            <text:p>0,9928</text:p>
          </table:table-cell>
          <table:table-cell office:value-type="float" office:value="0.0477083051038" calcext:value-type="float">
            <text:p>0,0477083051</text:p>
          </table:table-cell>
          <table:table-cell office:value-type="float" office:value="0.6598" calcext:value-type="float">
            <text:p>0,6598</text:p>
          </table:table-cell>
          <table:table-cell office:value-type="float" office:value="1.88081683254" calcext:value-type="float">
            <text:p>1,880816832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962000000019" calcext:value-type="float">
            <text:p>0,962</text:p>
          </table:table-cell>
          <table:table-cell office:value-type="float" office:value="0.132927663746" calcext:value-type="float">
            <text:p>0,1329276637</text:p>
          </table:table-cell>
          <table:table-cell office:value-type="float" office:value="0.6608" calcext:value-type="float">
            <text:p>0,6608</text:p>
          </table:table-cell>
          <table:table-cell office:value-type="float" office:value="1.650369627" calcext:value-type="float">
            <text:p>1,6503696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931699999962" calcext:value-type="float">
            <text:p>0,9317</text:p>
          </table:table-cell>
          <table:table-cell office:value-type="float" office:value="0.213806401844" calcext:value-type="float">
            <text:p>0,2138064018</text:p>
          </table:table-cell>
          <table:table-cell office:value-type="float" office:value="0.6109" calcext:value-type="float">
            <text:p>0,6109</text:p>
          </table:table-cell>
          <table:table-cell office:value-type="float" office:value="1.77336556988" calcext:value-type="float">
            <text:p>1,773365569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857819999981" calcext:value-type="float">
            <text:p>0,85782</text:p>
          </table:table-cell>
          <table:table-cell office:value-type="float" office:value="0.424927638197" calcext:value-type="float">
            <text:p>0,4249276382</text:p>
          </table:table-cell>
          <table:table-cell office:value-type="float" office:value="0.656" calcext:value-type="float">
            <text:p>0,656</text:p>
          </table:table-cell>
          <table:table-cell office:value-type="float" office:value="1.18412076321" calcext:value-type="float">
            <text:p>1,184120763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22230000001" calcext:value-type="float">
            <text:p>0,2223</text:p>
          </table:table-cell>
          <table:table-cell office:value-type="float" office:value="11.4753853131" calcext:value-type="float">
            <text:p>11,4753853131</text:p>
          </table:table-cell>
          <table:table-cell office:value-type="float" office:value="0.2171" calcext:value-type="float">
            <text:p>0,2171</text:p>
          </table:table-cell>
          <table:table-cell office:value-type="float" office:value="11.4928999176" calcext:value-type="float">
            <text:p>11,492899917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1005" calcext:value-type="float">
            <text:p>0,1005</text:p>
          </table:table-cell>
          <table:table-cell office:value-type="float" office:value="2.30246915421" calcext:value-type="float">
            <text:p>2,3024691542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9176788" calcext:value-type="float">
            <text:p>2,303491767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658399999962" calcext:value-type="float">
            <text:p>0,6584</text:p>
          </table:table-cell>
          <table:table-cell office:value-type="float" office:value="0.970962810535" calcext:value-type="float">
            <text:p>0,9709628105</text:p>
          </table:table-cell>
          <table:table-cell office:value-type="float" office:value="0.5862" calcext:value-type="float">
            <text:p>0,5862</text:p>
          </table:table-cell>
          <table:table-cell office:value-type="float" office:value="1.18482761002" calcext:value-type="float">
            <text:p>1,1848276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931999999961853" calcext:value-type="float">
            <text:p>0,932</text:p>
          </table:table-cell>
          <table:table-cell office:value-type="float" office:value="0.218821027674675" calcext:value-type="float">
            <text:p>0,2188210277</text:p>
          </table:table-cell>
          <table:table-cell office:value-type="float" office:value="0.6749" calcext:value-type="float">
            <text:p>0,6749</text:p>
          </table:table-cell>
          <table:table-cell office:value-type="float" office:value="1.29387600326538" calcext:value-type="float">
            <text:p>1,293876003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717799999962" calcext:value-type="float">
            <text:p>0,7178</text:p>
          </table:table-cell>
          <table:table-cell office:value-type="float" office:value="0.796179999409" calcext:value-type="float">
            <text:p>0,7961799994</text:p>
          </table:table-cell>
          <table:table-cell office:value-type="float" office:value="0.7109" calcext:value-type="float">
            <text:p>0,7109</text:p>
          </table:table-cell>
          <table:table-cell office:value-type="float" office:value="0.823915320396" calcext:value-type="float">
            <text:p>0,823915320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689860000038" calcext:value-type="float">
            <text:p>0,68986</text:p>
          </table:table-cell>
          <table:table-cell office:value-type="float" office:value="0.881185846367" calcext:value-type="float">
            <text:p>0,8811858464</text:p>
          </table:table-cell>
          <table:table-cell office:value-type="float" office:value="0.7001" calcext:value-type="float">
            <text:p>0,7001</text:p>
          </table:table-cell>
          <table:table-cell office:value-type="float" office:value="0.871172264194" calcext:value-type="float">
            <text:p>0,871172264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669799999981" calcext:value-type="float">
            <text:p>0,6698</text:p>
          </table:table-cell>
          <table:table-cell office:value-type="float" office:value="0.938249919014" calcext:value-type="float">
            <text:p>0,938249919</text:p>
          </table:table-cell>
          <table:table-cell office:value-type="float" office:value="0.6821" calcext:value-type="float">
            <text:p>0,6821</text:p>
          </table:table-cell>
          <table:table-cell office:value-type="float" office:value="0.919678966331" calcext:value-type="float">
            <text:p>0,91967896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983" calcext:value-type="float">
            <text:p>0,9983</text:p>
          </table:table-cell>
          <table:table-cell office:value-type="float" office:value="0.0196167671293" calcext:value-type="float">
            <text:p>0,0196167671</text:p>
          </table:table-cell>
          <table:table-cell office:value-type="float" office:value="0.6704" calcext:value-type="float">
            <text:p>0,6704</text:p>
          </table:table-cell>
          <table:table-cell office:value-type="float" office:value="2.03325185242" calcext:value-type="float">
            <text:p>2,033251852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732640000019" calcext:value-type="float">
            <text:p>0,73264</text:p>
          </table:table-cell>
          <table:table-cell office:value-type="float" office:value="0.757441599541" calcext:value-type="float">
            <text:p>0,7574415995</text:p>
          </table:table-cell>
          <table:table-cell office:value-type="float" office:value="0.7218" calcext:value-type="float">
            <text:p>0,7218</text:p>
          </table:table-cell>
          <table:table-cell office:value-type="float" office:value="0.81279839592" calcext:value-type="float">
            <text:p>0,812798395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9524" calcext:value-type="float">
            <text:p>0,99524</text:p>
          </table:table-cell>
          <table:table-cell office:value-type="float" office:value="0.0398851387417" calcext:value-type="float">
            <text:p>0,0398851387</text:p>
          </table:table-cell>
          <table:table-cell office:value-type="float" office:value="0.6648" calcext:value-type="float">
            <text:p>0,6648</text:p>
          </table:table-cell>
          <table:table-cell office:value-type="float" office:value="1.89512762547" calcext:value-type="float">
            <text:p>1,895127625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73279999981" calcext:value-type="float">
            <text:p>0,97328</text:p>
          </table:table-cell>
          <table:table-cell office:value-type="float" office:value="0.103771677337" calcext:value-type="float">
            <text:p>0,1037716773</text:p>
          </table:table-cell>
          <table:table-cell office:value-type="float" office:value="0.6613" calcext:value-type="float">
            <text:p>0,6613</text:p>
          </table:table-cell>
          <table:table-cell office:value-type="float" office:value="1.73744597931" calcext:value-type="float">
            <text:p>1,737445979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368" calcext:value-type="float">
            <text:p>0,9368</text:p>
          </table:table-cell>
          <table:table-cell office:value-type="float" office:value="0.201423460236" calcext:value-type="float">
            <text:p>0,2014234602</text:p>
          </table:table-cell>
          <table:table-cell office:value-type="float" office:value="0.6607" calcext:value-type="float">
            <text:p>0,6607</text:p>
          </table:table-cell>
          <table:table-cell office:value-type="float" office:value="1.48240753727" calcext:value-type="float">
            <text:p>1,482407537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860379999981" calcext:value-type="float">
            <text:p>0,86038</text:p>
          </table:table-cell>
          <table:table-cell office:value-type="float" office:value="0.414412546387" calcext:value-type="float">
            <text:p>0,4144125464</text:p>
          </table:table-cell>
          <table:table-cell office:value-type="float" office:value="0.6642" calcext:value-type="float">
            <text:p>0,6642</text:p>
          </table:table-cell>
          <table:table-cell office:value-type="float" office:value="1.1580938509" calcext:value-type="float">
            <text:p>1,158093850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21462" calcext:value-type="float">
            <text:p>0,21462</text:p>
          </table:table-cell>
          <table:table-cell office:value-type="float" office:value="11.50250823" calcext:value-type="float">
            <text:p>11,50250823</text:p>
          </table:table-cell>
          <table:table-cell office:value-type="float" office:value="0.1877" calcext:value-type="float">
            <text:p>0,1877</text:p>
          </table:table-cell>
          <table:table-cell office:value-type="float" office:value="11.6427064697" calcext:value-type="float">
            <text:p>11,642706469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100399999995" calcext:value-type="float">
            <text:p>0,1004</text:p>
          </table:table-cell>
          <table:table-cell office:value-type="float" office:value="2.30246587593" calcext:value-type="float">
            <text:p>2,3024658759</text:p>
          </table:table-cell>
          <table:table-cell office:value-type="float" office:value="0.1" calcext:value-type="float">
            <text:p>0,1</text:p>
          </table:table-cell>
          <table:table-cell office:value-type="float" office:value="2.30350951614" calcext:value-type="float">
            <text:p>2,303509516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661019999962" calcext:value-type="float">
            <text:p>0,66102</text:p>
          </table:table-cell>
          <table:table-cell office:value-type="float" office:value="0.965013367844" calcext:value-type="float">
            <text:p>0,9650133678</text:p>
          </table:table-cell>
          <table:table-cell office:value-type="float" office:value="0.5862" calcext:value-type="float">
            <text:p>0,5862</text:p>
          </table:table-cell>
          <table:table-cell office:value-type="float" office:value="1.20521727657" calcext:value-type="float">
            <text:p>1,205217276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4012" calcext:value-type="float">
            <text:p>0,94012</text:p>
          </table:table-cell>
          <table:table-cell office:value-type="float" office:value="0.200449946570396" calcext:value-type="float">
            <text:p>0,2004499466</text:p>
          </table:table-cell>
          <table:table-cell office:value-type="float" office:value="0.6701" calcext:value-type="float">
            <text:p>0,6701</text:p>
          </table:table-cell>
          <table:table-cell office:value-type="float" office:value="1.35110960617065" calcext:value-type="float">
            <text:p>1,351109606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720319999981" calcext:value-type="float">
            <text:p>0,72032</text:p>
          </table:table-cell>
          <table:table-cell office:value-type="float" office:value="0.789755234566" calcext:value-type="float">
            <text:p>0,7897552346</text:p>
          </table:table-cell>
          <table:table-cell office:value-type="float" office:value="0.7128" calcext:value-type="float">
            <text:p>0,7128</text:p>
          </table:table-cell>
          <table:table-cell office:value-type="float" office:value="0.826482853508" calcext:value-type="float">
            <text:p>0,826482853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691559999962" calcext:value-type="float">
            <text:p>0,69156</text:p>
          </table:table-cell>
          <table:table-cell office:value-type="float" office:value="0.877314112225" calcext:value-type="float">
            <text:p>0,8773141122</text:p>
          </table:table-cell>
          <table:table-cell office:value-type="float" office:value="0.6998" calcext:value-type="float">
            <text:p>0,6998</text:p>
          </table:table-cell>
          <table:table-cell office:value-type="float" office:value="0.867983089066" calcext:value-type="float">
            <text:p>0,867983089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670319999962" calcext:value-type="float">
            <text:p>0,67032</text:p>
          </table:table-cell>
          <table:table-cell office:value-type="float" office:value="0.932705920601" calcext:value-type="float">
            <text:p>0,9327059206</text:p>
          </table:table-cell>
          <table:table-cell office:value-type="float" office:value="0.6824" calcext:value-type="float">
            <text:p>0,6824</text:p>
          </table:table-cell>
          <table:table-cell office:value-type="float" office:value="0.920145983219" calcext:value-type="float">
            <text:p>0,92014598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98660000019" calcext:value-type="float">
            <text:p>0,99866</text:p>
          </table:table-cell>
          <table:table-cell office:value-type="float" office:value="0.0172637308949" calcext:value-type="float">
            <text:p>0,0172637309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07359124298" calcext:value-type="float">
            <text:p>2,07359124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733600000019" calcext:value-type="float">
            <text:p>0,7336</text:p>
          </table:table-cell>
          <table:table-cell office:value-type="float" office:value="0.752324576378" calcext:value-type="float">
            <text:p>0,7523245764</text:p>
          </table:table-cell>
          <table:table-cell office:value-type="float" office:value="0.7266" calcext:value-type="float">
            <text:p>0,7266</text:p>
          </table:table-cell>
          <table:table-cell office:value-type="float" office:value="0.801296337318" calcext:value-type="float">
            <text:p>0,801296337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966" calcext:value-type="float">
            <text:p>0,9966</text:p>
          </table:table-cell>
          <table:table-cell office:value-type="float" office:value="0.0324273250473" calcext:value-type="float">
            <text:p>0,032427325</text:p>
          </table:table-cell>
          <table:table-cell office:value-type="float" office:value="0.6677" calcext:value-type="float">
            <text:p>0,6677</text:p>
          </table:table-cell>
          <table:table-cell office:value-type="float" office:value="1.94646784325" calcext:value-type="float">
            <text:p>1,94646784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75240000038" calcext:value-type="float">
            <text:p>0,97524</text:p>
          </table:table-cell>
          <table:table-cell office:value-type="float" office:value="0.100043168097" calcext:value-type="float">
            <text:p>0,1000431681</text:p>
          </table:table-cell>
          <table:table-cell office:value-type="float" office:value="0.6619" calcext:value-type="float">
            <text:p>0,6619</text:p>
          </table:table-cell>
          <table:table-cell office:value-type="float" office:value="1.73625889339" calcext:value-type="float">
            <text:p>1,736258893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4418" calcext:value-type="float">
            <text:p>0,94418</text:p>
          </table:table-cell>
          <table:table-cell office:value-type="float" office:value="0.182998412118" calcext:value-type="float">
            <text:p>0,1829984121</text:p>
          </table:table-cell>
          <table:table-cell office:value-type="float" office:value="0.6578" calcext:value-type="float">
            <text:p>0,6578</text:p>
          </table:table-cell>
          <table:table-cell office:value-type="float" office:value="1.57110131311" calcext:value-type="float">
            <text:p>1,571101313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861940000019" calcext:value-type="float">
            <text:p>0,86194</text:p>
          </table:table-cell>
          <table:table-cell office:value-type="float" office:value="0.40757516737" calcext:value-type="float">
            <text:p>0,4075751674</text:p>
          </table:table-cell>
          <table:table-cell office:value-type="float" office:value="0.6287" calcext:value-type="float">
            <text:p>0,6287</text:p>
          </table:table-cell>
          <table:table-cell office:value-type="float" office:value="1.38690886669" calcext:value-type="float">
            <text:p>1,3869088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187239999998" calcext:value-type="float">
            <text:p>0,18724</text:p>
          </table:table-cell>
          <table:table-cell office:value-type="float" office:value="11.6723996295" calcext:value-type="float">
            <text:p>11,6723996295</text:p>
          </table:table-cell>
          <table:table-cell office:value-type="float" office:value="0.1452" calcext:value-type="float">
            <text:p>0,1452</text:p>
          </table:table-cell>
          <table:table-cell office:value-type="float" office:value="12.269755249" calcext:value-type="float">
            <text:p>12,26975524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100379999998" calcext:value-type="float">
            <text:p>0,10038</text:p>
          </table:table-cell>
          <table:table-cell office:value-type="float" office:value="2.3024617878" calcext:value-type="float">
            <text:p>2,3024617878</text:p>
          </table:table-cell>
          <table:table-cell office:value-type="float" office:value="0.1" calcext:value-type="float">
            <text:p>0,1</text:p>
          </table:table-cell>
          <table:table-cell office:value-type="float" office:value="2.30356689987" calcext:value-type="float">
            <text:p>2,303566899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664419999981" calcext:value-type="float">
            <text:p>0,66442</text:p>
          </table:table-cell>
          <table:table-cell office:value-type="float" office:value="0.957325229645" calcext:value-type="float">
            <text:p>0,9573252296</text:p>
          </table:table-cell>
          <table:table-cell office:value-type="float" office:value="0.5811" calcext:value-type="float">
            <text:p>0,5811</text:p>
          </table:table-cell>
          <table:table-cell office:value-type="float" office:value="1.21063264275" calcext:value-type="float">
            <text:p>1,210632642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44300000019073" calcext:value-type="float">
            <text:p>0,9443</text:p>
          </table:table-cell>
          <table:table-cell office:value-type="float" office:value="0.188986451816559" calcext:value-type="float">
            <text:p>0,1889864518</text:p>
          </table:table-cell>
          <table:table-cell office:value-type="float" office:value="0.514" calcext:value-type="float">
            <text:p>0,514</text:p>
          </table:table-cell>
          <table:table-cell office:value-type="float" office:value="2.95145046386719" calcext:value-type="float">
            <text:p>2,951450463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722679999981" calcext:value-type="float">
            <text:p>0,72268</text:p>
          </table:table-cell>
          <table:table-cell office:value-type="float" office:value="0.783463757" calcext:value-type="float">
            <text:p>0,783463757</text:p>
          </table:table-cell>
          <table:table-cell office:value-type="float" office:value="0.717" calcext:value-type="float">
            <text:p>0,717</text:p>
          </table:table-cell>
          <table:table-cell office:value-type="float" office:value="0.815272499657" calcext:value-type="float">
            <text:p>0,815272499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69386" calcext:value-type="float">
            <text:p>0,69386</text:p>
          </table:table-cell>
          <table:table-cell office:value-type="float" office:value="0.868023778877" calcext:value-type="float">
            <text:p>0,8680237789</text:p>
          </table:table-cell>
          <table:table-cell office:value-type="float" office:value="0.7037" calcext:value-type="float">
            <text:p>0,7037</text:p>
          </table:table-cell>
          <table:table-cell office:value-type="float" office:value="0.862734291553" calcext:value-type="float">
            <text:p>0,86273429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674519999981" calcext:value-type="float">
            <text:p>0,67452</text:p>
          </table:table-cell>
          <table:table-cell office:value-type="float" office:value="0.926188537979" calcext:value-type="float">
            <text:p>0,926188538</text:p>
          </table:table-cell>
          <table:table-cell office:value-type="float" office:value="0.6832" calcext:value-type="float">
            <text:p>0,6832</text:p>
          </table:table-cell>
          <table:table-cell office:value-type="float" office:value="0.911028157139" calcext:value-type="float">
            <text:p>0,911028157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991" calcext:value-type="float">
            <text:p>0,9991</text:p>
          </table:table-cell>
          <table:table-cell office:value-type="float" office:value="0.0151524991247" calcext:value-type="float">
            <text:p>0,0151524991</text:p>
          </table:table-cell>
          <table:table-cell office:value-type="float" office:value="0.671" calcext:value-type="float">
            <text:p>0,671</text:p>
          </table:table-cell>
          <table:table-cell office:value-type="float" office:value="2.10911248055" calcext:value-type="float">
            <text:p>2,109112480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733500000019" calcext:value-type="float">
            <text:p>0,7335</text:p>
          </table:table-cell>
          <table:table-cell office:value-type="float" office:value="0.747795895042" calcext:value-type="float">
            <text:p>0,747795895</text:p>
          </table:table-cell>
          <table:table-cell office:value-type="float" office:value="0.7231" calcext:value-type="float">
            <text:p>0,7231</text:p>
          </table:table-cell>
          <table:table-cell office:value-type="float" office:value="0.810501585007" calcext:value-type="float">
            <text:p>0,81050158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789" calcext:value-type="float">
            <text:p>0,9789</text:p>
          </table:table-cell>
          <table:table-cell office:value-type="float" office:value="0.108849926249" calcext:value-type="float">
            <text:p>0,1088499262</text:p>
          </table:table-cell>
          <table:table-cell office:value-type="float" office:value="0.6608" calcext:value-type="float">
            <text:p>0,6608</text:p>
          </table:table-cell>
          <table:table-cell office:value-type="float" office:value="1.96041144409" calcext:value-type="float">
            <text:p>1,960411444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85599999962" calcext:value-type="float">
            <text:p>0,9856</text:p>
          </table:table-cell>
          <table:table-cell office:value-type="float" office:value="0.0709095349526" calcext:value-type="float">
            <text:p>0,070909535</text:p>
          </table:table-cell>
          <table:table-cell office:value-type="float" office:value="0.6573" calcext:value-type="float">
            <text:p>0,6573</text:p>
          </table:table-cell>
          <table:table-cell office:value-type="float" office:value="1.79900979156" calcext:value-type="float">
            <text:p>1,799009791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42939999981" calcext:value-type="float">
            <text:p>0,94294</text:p>
          </table:table-cell>
          <table:table-cell office:value-type="float" office:value="0.186829182382" calcext:value-type="float">
            <text:p>0,1868291824</text:p>
          </table:table-cell>
          <table:table-cell office:value-type="float" office:value="0.6574" calcext:value-type="float">
            <text:p>0,6574</text:p>
          </table:table-cell>
          <table:table-cell office:value-type="float" office:value="1.53363726425" calcext:value-type="float">
            <text:p>1,533637264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866179999962" calcext:value-type="float">
            <text:p>0,86618</text:p>
          </table:table-cell>
          <table:table-cell office:value-type="float" office:value="0.395022439995" calcext:value-type="float">
            <text:p>0,39502244</text:p>
          </table:table-cell>
          <table:table-cell office:value-type="float" office:value="0.6366" calcext:value-type="float">
            <text:p>0,6366</text:p>
          </table:table-cell>
          <table:table-cell office:value-type="float" office:value="1.31427569427" calcext:value-type="float">
            <text:p>1,314275694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17" calcext:value-type="float">
            <text:p>0,17</text:p>
          </table:table-cell>
          <table:table-cell office:value-type="float" office:value="11.9722927902" calcext:value-type="float">
            <text:p>11,9722927902</text:p>
          </table:table-cell>
          <table:table-cell office:value-type="float" office:value="0.1936" calcext:value-type="float">
            <text:p>0,1936</text:p>
          </table:table-cell>
          <table:table-cell office:value-type="float" office:value="11.6005499298" calcext:value-type="float">
            <text:p>11,600549929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100419999998" calcext:value-type="float">
            <text:p>0,10042</text:p>
          </table:table-cell>
          <table:table-cell office:value-type="float" office:value="2.3024875528" calcext:value-type="float">
            <text:p>2,3024875528</text:p>
          </table:table-cell>
          <table:table-cell office:value-type="float" office:value="0.1" calcext:value-type="float">
            <text:p>0,1</text:p>
          </table:table-cell>
          <table:table-cell office:value-type="float" office:value="2.30352339783" calcext:value-type="float">
            <text:p>2,303523397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664919999981" calcext:value-type="float">
            <text:p>0,66492</text:p>
          </table:table-cell>
          <table:table-cell office:value-type="float" office:value="0.953107756042" calcext:value-type="float">
            <text:p>0,953107756</text:p>
          </table:table-cell>
          <table:table-cell office:value-type="float" office:value="0.593" calcext:value-type="float">
            <text:p>0,593</text:p>
          </table:table-cell>
          <table:table-cell office:value-type="float" office:value="1.18171605682" calcext:value-type="float">
            <text:p>1,181716056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46659999961853" calcext:value-type="float">
            <text:p>0,94666</text:p>
          </table:table-cell>
          <table:table-cell office:value-type="float" office:value="0.181638828659058" calcext:value-type="float">
            <text:p>0,1816388287</text:p>
          </table:table-cell>
          <table:table-cell office:value-type="float" office:value="0.6636" calcext:value-type="float">
            <text:p>0,6636</text:p>
          </table:table-cell>
          <table:table-cell office:value-type="float" office:value="1.42216245880127" calcext:value-type="float">
            <text:p>1,422162458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72254" calcext:value-type="float">
            <text:p>0,72254</text:p>
          </table:table-cell>
          <table:table-cell office:value-type="float" office:value="0.780632248402" calcext:value-type="float">
            <text:p>0,7806322484</text:p>
          </table:table-cell>
          <table:table-cell office:value-type="float" office:value="0.7147" calcext:value-type="float">
            <text:p>0,7147</text:p>
          </table:table-cell>
          <table:table-cell office:value-type="float" office:value="0.829982780075" calcext:value-type="float">
            <text:p>0,829982780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69554" calcext:value-type="float">
            <text:p>0,69554</text:p>
          </table:table-cell>
          <table:table-cell office:value-type="float" office:value="0.866759289131" calcext:value-type="float">
            <text:p>0,8667592891</text:p>
          </table:table-cell>
          <table:table-cell office:value-type="float" office:value="0.7038" calcext:value-type="float">
            <text:p>0,7038</text:p>
          </table:table-cell>
          <table:table-cell office:value-type="float" office:value="0.855458036518" calcext:value-type="float">
            <text:p>0,855458036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675500000019" calcext:value-type="float">
            <text:p>0,6755</text:p>
          </table:table-cell>
          <table:table-cell office:value-type="float" office:value="0.92148384861" calcext:value-type="float">
            <text:p>0,9214838486</text:p>
          </table:table-cell>
          <table:table-cell office:value-type="float" office:value="0.6785" calcext:value-type="float">
            <text:p>0,6785</text:p>
          </table:table-cell>
          <table:table-cell office:value-type="float" office:value="0.922520721149" calcext:value-type="float">
            <text:p>0,92252072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9912" calcext:value-type="float">
            <text:p>0,99912</text:p>
          </table:table-cell>
          <table:table-cell office:value-type="float" office:value="0.0135351151657" calcext:value-type="float">
            <text:p>0,0135351152</text:p>
          </table:table-cell>
          <table:table-cell office:value-type="float" office:value="0.6701" calcext:value-type="float">
            <text:p>0,6701</text:p>
          </table:table-cell>
          <table:table-cell office:value-type="float" office:value="2.12432821159" calcext:value-type="float">
            <text:p>2,124328211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737820000019" calcext:value-type="float">
            <text:p>0,73782</text:p>
          </table:table-cell>
          <table:table-cell office:value-type="float" office:value="0.739846883907" calcext:value-type="float">
            <text:p>0,7398468839</text:p>
          </table:table-cell>
          <table:table-cell office:value-type="float" office:value="0.721" calcext:value-type="float">
            <text:p>0,721</text:p>
          </table:table-cell>
          <table:table-cell office:value-type="float" office:value="0.806825249481" calcext:value-type="float">
            <text:p>0,806825249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0301520825827" calcext:value-type="float">
            <text:p>0,0301520826</text:p>
          </table:table-cell>
          <table:table-cell office:value-type="float" office:value="0.667" calcext:value-type="float">
            <text:p>0,667</text:p>
          </table:table-cell>
          <table:table-cell office:value-type="float" office:value="1.96594692307" calcext:value-type="float">
            <text:p>1,965946923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977060000038" calcext:value-type="float">
            <text:p>0,97706</text:p>
          </table:table-cell>
          <table:table-cell office:value-type="float" office:value="0.101177755699" calcext:value-type="float">
            <text:p>0,1011777557</text:p>
          </table:table-cell>
          <table:table-cell office:value-type="float" office:value="0.6576" calcext:value-type="float">
            <text:p>0,6576</text:p>
          </table:table-cell>
          <table:table-cell office:value-type="float" office:value="1.78744641228" calcext:value-type="float">
            <text:p>1,787446412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946540000038" calcext:value-type="float">
            <text:p>0,94654</text:p>
          </table:table-cell>
          <table:table-cell office:value-type="float" office:value="0.19695670969" calcext:value-type="float">
            <text:p>0,1969567097</text:p>
          </table:table-cell>
          <table:table-cell office:value-type="float" office:value="0.6625" calcext:value-type="float">
            <text:p>0,6625</text:p>
          </table:table-cell>
          <table:table-cell office:value-type="float" office:value="1.53563876476" calcext:value-type="float">
            <text:p>1,535638764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873579999962" calcext:value-type="float">
            <text:p>0,87358</text:p>
          </table:table-cell>
          <table:table-cell office:value-type="float" office:value="0.377000807934" calcext:value-type="float">
            <text:p>0,3770008079</text:p>
          </table:table-cell>
          <table:table-cell office:value-type="float" office:value="0.6471" calcext:value-type="float">
            <text:p>0,6471</text:p>
          </table:table-cell>
          <table:table-cell office:value-type="float" office:value="1.27725747757" calcext:value-type="float">
            <text:p>1,277257477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20263999999" calcext:value-type="float">
            <text:p>0,20264</text:p>
          </table:table-cell>
          <table:table-cell office:value-type="float" office:value="11.5515262885" calcext:value-type="float">
            <text:p>11,5515262885</text:p>
          </table:table-cell>
          <table:table-cell office:value-type="float" office:value="0.2108" calcext:value-type="float">
            <text:p>0,2108</text:p>
          </table:table-cell>
          <table:table-cell office:value-type="float" office:value="11.5302922592" calcext:value-type="float">
            <text:p>11,530292259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10046" calcext:value-type="float">
            <text:p>0,10046</text:p>
          </table:table-cell>
          <table:table-cell office:value-type="float" office:value="2.30245068344" calcext:value-type="float">
            <text:p>2,3024506834</text:p>
          </table:table-cell>
          <table:table-cell office:value-type="float" office:value="0.1" calcext:value-type="float">
            <text:p>0,1</text:p>
          </table:table-cell>
          <table:table-cell office:value-type="float" office:value="2.30343293686" calcext:value-type="float">
            <text:p>2,303432936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667280000019" calcext:value-type="float">
            <text:p>0,66728</text:p>
          </table:table-cell>
          <table:table-cell office:value-type="float" office:value="0.944420684605" calcext:value-type="float">
            <text:p>0,9444206846</text:p>
          </table:table-cell>
          <table:table-cell office:value-type="float" office:value="0.5942" calcext:value-type="float">
            <text:p>0,5942</text:p>
          </table:table-cell>
          <table:table-cell office:value-type="float" office:value="1.19327840443" calcext:value-type="float">
            <text:p>1,193278404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953800000019074" calcext:value-type="float">
            <text:p>0,9538</text:p>
          </table:table-cell>
          <table:table-cell office:value-type="float" office:value="0.162248764166832" calcext:value-type="float">
            <text:p>0,1622487642</text:p>
          </table:table-cell>
          <table:table-cell office:value-type="float" office:value="0.6654" calcext:value-type="float">
            <text:p>0,6654</text:p>
          </table:table-cell>
          <table:table-cell office:value-type="float" office:value="1.46359095230103" calcext:value-type="float">
            <text:p>1,463590952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725939999962" calcext:value-type="float">
            <text:p>0,72594</text:p>
          </table:table-cell>
          <table:table-cell office:value-type="float" office:value="0.772455033455" calcext:value-type="float">
            <text:p>0,7724550335</text:p>
          </table:table-cell>
          <table:table-cell office:value-type="float" office:value="0.7171" calcext:value-type="float">
            <text:p>0,7171</text:p>
          </table:table-cell>
          <table:table-cell office:value-type="float" office:value="0.80915430088" calcext:value-type="float">
            <text:p>0,809154300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6965" calcext:value-type="float">
            <text:p>0,6965</text:p>
          </table:table-cell>
          <table:table-cell office:value-type="float" office:value="0.856625830421" calcext:value-type="float">
            <text:p>0,8566258304</text:p>
          </table:table-cell>
          <table:table-cell office:value-type="float" office:value="0.7079" calcext:value-type="float">
            <text:p>0,7079</text:p>
          </table:table-cell>
          <table:table-cell office:value-type="float" office:value="0.850453297615" calcext:value-type="float">
            <text:p>0,850453297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676600000019" calcext:value-type="float">
            <text:p>0,6766</text:p>
          </table:table-cell>
          <table:table-cell office:value-type="float" office:value="0.916602241974" calcext:value-type="float">
            <text:p>0,916602242</text:p>
          </table:table-cell>
          <table:table-cell office:value-type="float" office:value="0.6793" calcext:value-type="float">
            <text:p>0,6793</text:p>
          </table:table-cell>
          <table:table-cell office:value-type="float" office:value="0.92038555851" calcext:value-type="float">
            <text:p>0,92038555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9942" calcext:value-type="float">
            <text:p>0,99942</text:p>
          </table:table-cell>
          <table:table-cell office:value-type="float" office:value="0.0123720993662" calcext:value-type="float">
            <text:p>0,0123720994</text:p>
          </table:table-cell>
          <table:table-cell office:value-type="float" office:value="0.6717" calcext:value-type="float">
            <text:p>0,6717</text:p>
          </table:table-cell>
          <table:table-cell office:value-type="float" office:value="2.1454479332" calcext:value-type="float">
            <text:p>2,145447933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739899999962" calcext:value-type="float">
            <text:p>0,7399</text:p>
          </table:table-cell>
          <table:table-cell office:value-type="float" office:value="0.732737619514" calcext:value-type="float">
            <text:p>0,7327376195</text:p>
          </table:table-cell>
          <table:table-cell office:value-type="float" office:value="0.7263" calcext:value-type="float">
            <text:p>0,7263</text:p>
          </table:table-cell>
          <table:table-cell office:value-type="float" office:value="0.800411775398" calcext:value-type="float">
            <text:p>0,800411775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98240000038" calcext:value-type="float">
            <text:p>0,99824</text:p>
          </table:table-cell>
          <table:table-cell office:value-type="float" office:value="0.0239664245558" calcext:value-type="float">
            <text:p>0,0239664246</text:p>
          </table:table-cell>
          <table:table-cell office:value-type="float" office:value="0.6603" calcext:value-type="float">
            <text:p>0,6603</text:p>
          </table:table-cell>
          <table:table-cell office:value-type="float" office:value="2.02345814018" calcext:value-type="float">
            <text:p>2,023458140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82459999962" calcext:value-type="float">
            <text:p>0,98246</text:p>
          </table:table-cell>
          <table:table-cell office:value-type="float" office:value="0.0864436502504" calcext:value-type="float">
            <text:p>0,0864436503</text:p>
          </table:table-cell>
          <table:table-cell office:value-type="float" office:value="0.6499" calcext:value-type="float">
            <text:p>0,6499</text:p>
          </table:table-cell>
          <table:table-cell office:value-type="float" office:value="1.80430185509" calcext:value-type="float">
            <text:p>1,804301855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57099999981" calcext:value-type="float">
            <text:p>0,9571</text:p>
          </table:table-cell>
          <table:table-cell office:value-type="float" office:value="0.149395983591" calcext:value-type="float">
            <text:p>0,1493959836</text:p>
          </table:table-cell>
          <table:table-cell office:value-type="float" office:value="0.6527" calcext:value-type="float">
            <text:p>0,6527</text:p>
          </table:table-cell>
          <table:table-cell office:value-type="float" office:value="1.63088045921" calcext:value-type="float">
            <text:p>1,630880459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875839999981" calcext:value-type="float">
            <text:p>0,87584</text:p>
          </table:table-cell>
          <table:table-cell office:value-type="float" office:value="0.372248861179" calcext:value-type="float">
            <text:p>0,3722488612</text:p>
          </table:table-cell>
          <table:table-cell office:value-type="float" office:value="0.6451" calcext:value-type="float">
            <text:p>0,6451</text:p>
          </table:table-cell>
          <table:table-cell office:value-type="float" office:value="1.33926307831" calcext:value-type="float">
            <text:p>1,339263078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209899999995" calcext:value-type="float">
            <text:p>0,2099</text:p>
          </table:table-cell>
          <table:table-cell office:value-type="float" office:value="11.5185082156" calcext:value-type="float">
            <text:p>11,5185082156</text:p>
          </table:table-cell>
          <table:table-cell office:value-type="float" office:value="0.2151" calcext:value-type="float">
            <text:p>0,2151</text:p>
          </table:table-cell>
          <table:table-cell office:value-type="float" office:value="11.5160340958" calcext:value-type="float">
            <text:p>11,516034095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0992200000095" calcext:value-type="float">
            <text:p>0,09922</text:p>
          </table:table-cell>
          <table:table-cell office:value-type="float" office:value="2.30247341301" calcext:value-type="float">
            <text:p>2,302473413</text:p>
          </table:table-cell>
          <table:table-cell office:value-type="float" office:value="0.1" calcext:value-type="float">
            <text:p>0,1</text:p>
          </table:table-cell>
          <table:table-cell office:value-type="float" office:value="2.30343750305" calcext:value-type="float">
            <text:p>2,303437503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672699999962" calcext:value-type="float">
            <text:p>0,6727</text:p>
          </table:table-cell>
          <table:table-cell office:value-type="float" office:value="0.934413826771" calcext:value-type="float">
            <text:p>0,9344138268</text:p>
          </table:table-cell>
          <table:table-cell office:value-type="float" office:value="0.5989" calcext:value-type="float">
            <text:p>0,5989</text:p>
          </table:table-cell>
          <table:table-cell office:value-type="float" office:value="1.17057644243" calcext:value-type="float">
            <text:p>1,170576442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57200000038147" calcext:value-type="float">
            <text:p>0,9572</text:p>
          </table:table-cell>
          <table:table-cell office:value-type="float" office:value="0.155556975069046" calcext:value-type="float">
            <text:p>0,1555569751</text:p>
          </table:table-cell>
          <table:table-cell office:value-type="float" office:value="0.671" calcext:value-type="float">
            <text:p>0,671</text:p>
          </table:table-cell>
          <table:table-cell office:value-type="float" office:value="1.42148488616943" calcext:value-type="float">
            <text:p>1,421484886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728680000038" calcext:value-type="float">
            <text:p>0,72868</text:p>
          </table:table-cell>
          <table:table-cell office:value-type="float" office:value="0.766071710644" calcext:value-type="float">
            <text:p>0,7660717106</text:p>
          </table:table-cell>
          <table:table-cell office:value-type="float" office:value="0.7163" calcext:value-type="float">
            <text:p>0,7163</text:p>
          </table:table-cell>
          <table:table-cell office:value-type="float" office:value="0.816399911022" calcext:value-type="float">
            <text:p>0,81639991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698679999981" calcext:value-type="float">
            <text:p>0,69868</text:p>
          </table:table-cell>
          <table:table-cell office:value-type="float" office:value="0.851225338917" calcext:value-type="float">
            <text:p>0,8512253389</text:p>
          </table:table-cell>
          <table:table-cell office:value-type="float" office:value="0.6952" calcext:value-type="float">
            <text:p>0,6952</text:p>
          </table:table-cell>
          <table:table-cell office:value-type="float" office:value="0.881060332489" calcext:value-type="float">
            <text:p>0,881060332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676959999962" calcext:value-type="float">
            <text:p>0,67696</text:p>
          </table:table-cell>
          <table:table-cell office:value-type="float" office:value="0.911636238251" calcext:value-type="float">
            <text:p>0,9116362383</text:p>
          </table:table-cell>
          <table:table-cell office:value-type="float" office:value="0.6851" calcext:value-type="float">
            <text:p>0,6851</text:p>
          </table:table-cell>
          <table:table-cell office:value-type="float" office:value="0.904554165077" calcext:value-type="float">
            <text:p>0,90455416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0119072151405" calcext:value-type="float">
            <text:p>0,0119072151</text:p>
          </table:table-cell>
          <table:table-cell office:value-type="float" office:value="0.67" calcext:value-type="float">
            <text:p>0,67</text:p>
          </table:table-cell>
          <table:table-cell office:value-type="float" office:value="2.1651301403" calcext:value-type="float">
            <text:p>2,165130140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737240000038" calcext:value-type="float">
            <text:p>0,73724</text:p>
          </table:table-cell>
          <table:table-cell office:value-type="float" office:value="0.734209202843" calcext:value-type="float">
            <text:p>0,7342092028</text:p>
          </table:table-cell>
          <table:table-cell office:value-type="float" office:value="0.7245" calcext:value-type="float">
            <text:p>0,7245</text:p>
          </table:table-cell>
          <table:table-cell office:value-type="float" office:value="0.805705809784" calcext:value-type="float">
            <text:p>0,805705809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99862" calcext:value-type="float">
            <text:p>0,99862</text:p>
          </table:table-cell>
          <table:table-cell office:value-type="float" office:value="0.0205297761348" calcext:value-type="float">
            <text:p>0,0205297761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0376434021" calcext:value-type="float">
            <text:p>2,037643402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98408" calcext:value-type="float">
            <text:p>0,98408</text:p>
          </table:table-cell>
          <table:table-cell office:value-type="float" office:value="0.104629889321" calcext:value-type="float">
            <text:p>0,1046298893</text:p>
          </table:table-cell>
          <table:table-cell office:value-type="float" office:value="0.5208" calcext:value-type="float">
            <text:p>0,5208</text:p>
          </table:table-cell>
          <table:table-cell office:value-type="float" office:value="3.26307603149" calcext:value-type="float">
            <text:p>3,263076031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958080000019" calcext:value-type="float">
            <text:p>0,95808</text:p>
          </table:table-cell>
          <table:table-cell office:value-type="float" office:value="0.145985785704" calcext:value-type="float">
            <text:p>0,1459857857</text:p>
          </table:table-cell>
          <table:table-cell office:value-type="float" office:value="0.6671" calcext:value-type="float">
            <text:p>0,6671</text:p>
          </table:table-cell>
          <table:table-cell office:value-type="float" office:value="1.58116531849" calcext:value-type="float">
            <text:p>1,581165318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881380000019" calcext:value-type="float">
            <text:p>0,88138</text:p>
          </table:table-cell>
          <table:table-cell office:value-type="float" office:value="0.354935169449" calcext:value-type="float">
            <text:p>0,3549351694</text:p>
          </table:table-cell>
          <table:table-cell office:value-type="float" office:value="0.6564" calcext:value-type="float">
            <text:p>0,6564</text:p>
          </table:table-cell>
          <table:table-cell office:value-type="float" office:value="1.2757680212" calcext:value-type="float">
            <text:p>1,275768021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213779999995" calcext:value-type="float">
            <text:p>0,21378</text:p>
          </table:table-cell>
          <table:table-cell office:value-type="float" office:value="11.5041183112" calcext:value-type="float">
            <text:p>11,5041183112</text:p>
          </table:table-cell>
          <table:table-cell office:value-type="float" office:value="0.2114" calcext:value-type="float">
            <text:p>0,2114</text:p>
          </table:table-cell>
          <table:table-cell office:value-type="float" office:value="11.5093956772" calcext:value-type="float">
            <text:p>11,509395677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10024" calcext:value-type="float">
            <text:p>0,10024</text:p>
          </table:table-cell>
          <table:table-cell office:value-type="float" office:value="2.30250406105" calcext:value-type="float">
            <text:p>2,3025040611</text:p>
          </table:table-cell>
          <table:table-cell office:value-type="float" office:value="0.0997" calcext:value-type="float">
            <text:p>0,0997</text:p>
          </table:table-cell>
          <table:table-cell office:value-type="float" office:value="2.30352112961" calcext:value-type="float">
            <text:p>2,303521129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672619999962" calcext:value-type="float">
            <text:p>0,67262</text:p>
          </table:table-cell>
          <table:table-cell office:value-type="float" office:value="0.931300202942" calcext:value-type="float">
            <text:p>0,9313002029</text:p>
          </table:table-cell>
          <table:table-cell office:value-type="float" office:value="0.5746" calcext:value-type="float">
            <text:p>0,5746</text:p>
          </table:table-cell>
          <table:table-cell office:value-type="float" office:value="1.23782666922" calcext:value-type="float">
            <text:p>1,237826669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963580000038147" calcext:value-type="float">
            <text:p>0,96358</text:p>
          </table:table-cell>
          <table:table-cell office:value-type="float" office:value="0.135747587003708" calcext:value-type="float">
            <text:p>0,135747587</text:p>
          </table:table-cell>
          <table:table-cell office:value-type="float" office:value="0.6676" calcext:value-type="float">
            <text:p>0,6676</text:p>
          </table:table-cell>
          <table:table-cell office:value-type="float" office:value="1.48565590629578" calcext:value-type="float">
            <text:p>1,485655906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728980000038" calcext:value-type="float">
            <text:p>0,72898</text:p>
          </table:table-cell>
          <table:table-cell office:value-type="float" office:value="0.763685500813" calcext:value-type="float">
            <text:p>0,7636855008</text:p>
          </table:table-cell>
          <table:table-cell office:value-type="float" office:value="0.7162" calcext:value-type="float">
            <text:p>0,7162</text:p>
          </table:table-cell>
          <table:table-cell office:value-type="float" office:value="0.810299209309" calcext:value-type="float">
            <text:p>0,810299209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701879999981" calcext:value-type="float">
            <text:p>0,70188</text:p>
          </table:table-cell>
          <table:table-cell office:value-type="float" office:value="0.848616552315" calcext:value-type="float">
            <text:p>0,8486165523</text:p>
          </table:table-cell>
          <table:table-cell office:value-type="float" office:value="0.7071" calcext:value-type="float">
            <text:p>0,7071</text:p>
          </table:table-cell>
          <table:table-cell office:value-type="float" office:value="0.845924331856" calcext:value-type="float">
            <text:p>0,845924331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68108" calcext:value-type="float">
            <text:p>0,68108</text:p>
          </table:table-cell>
          <table:table-cell office:value-type="float" office:value="0.908210812721" calcext:value-type="float">
            <text:p>0,9082108127</text:p>
          </table:table-cell>
          <table:table-cell office:value-type="float" office:value="0.6854" calcext:value-type="float">
            <text:p>0,6854</text:p>
          </table:table-cell>
          <table:table-cell office:value-type="float" office:value="0.912260927963" calcext:value-type="float">
            <text:p>0,9122609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9962" calcext:value-type="float">
            <text:p>0,99962</text:p>
          </table:table-cell>
          <table:table-cell office:value-type="float" office:value="0.0101209325099" calcext:value-type="float">
            <text:p>0,0101209325</text:p>
          </table:table-cell>
          <table:table-cell office:value-type="float" office:value="0.67" calcext:value-type="float">
            <text:p>0,67</text:p>
          </table:table-cell>
          <table:table-cell office:value-type="float" office:value="2.20268897095" calcext:value-type="float">
            <text:p>2,20268897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741659999962" calcext:value-type="float">
            <text:p>0,74166</text:p>
          </table:table-cell>
          <table:table-cell office:value-type="float" office:value="0.724511523705" calcext:value-type="float">
            <text:p>0,7245115237</text:p>
          </table:table-cell>
          <table:table-cell office:value-type="float" office:value="0.7272" calcext:value-type="float">
            <text:p>0,7272</text:p>
          </table:table-cell>
          <table:table-cell office:value-type="float" office:value="0.802933731651" calcext:value-type="float">
            <text:p>0,80293373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99" calcext:value-type="float">
            <text:p>0,999</text:p>
          </table:table-cell>
          <table:table-cell office:value-type="float" office:value="0.0175734451577" calcext:value-type="float">
            <text:p>0,0175734452</text:p>
          </table:table-cell>
          <table:table-cell office:value-type="float" office:value="0.6624" calcext:value-type="float">
            <text:p>0,6624</text:p>
          </table:table-cell>
          <table:table-cell office:value-type="float" office:value="2.0926137352" calcext:value-type="float">
            <text:p>2,092613735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663752020872" calcext:value-type="float">
            <text:p>0,0663752021</text:p>
          </table:table-cell>
          <table:table-cell office:value-type="float" office:value="0.665" calcext:value-type="float">
            <text:p>0,665</text:p>
          </table:table-cell>
          <table:table-cell office:value-type="float" office:value="1.89491417542" calcext:value-type="float">
            <text:p>1,894914175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64700000019" calcext:value-type="float">
            <text:p>0,9647</text:p>
          </table:table-cell>
          <table:table-cell office:value-type="float" office:value="0.12885615324" calcext:value-type="float">
            <text:p>0,1288561532</text:p>
          </table:table-cell>
          <table:table-cell office:value-type="float" office:value="0.6374" calcext:value-type="float">
            <text:p>0,6374</text:p>
          </table:table-cell>
          <table:table-cell office:value-type="float" office:value="1.7824074297" calcext:value-type="float">
            <text:p>1,782407429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88434" calcext:value-type="float">
            <text:p>0,88434</text:p>
          </table:table-cell>
          <table:table-cell office:value-type="float" office:value="0.344996798" calcext:value-type="float">
            <text:p>0,344996798</text:p>
          </table:table-cell>
          <table:table-cell office:value-type="float" office:value="0.6669" calcext:value-type="float">
            <text:p>0,6669</text:p>
          </table:table-cell>
          <table:table-cell office:value-type="float" office:value="1.23521148663" calcext:value-type="float">
            <text:p>1,235211486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21781999999" calcext:value-type="float">
            <text:p>0,21782</text:p>
          </table:table-cell>
          <table:table-cell office:value-type="float" office:value="11.4926723834" calcext:value-type="float">
            <text:p>11,4926723834</text:p>
          </table:table-cell>
          <table:table-cell office:value-type="float" office:value="0.2178" calcext:value-type="float">
            <text:p>0,2178</text:p>
          </table:table-cell>
          <table:table-cell office:value-type="float" office:value="11.4987037231" calcext:value-type="float">
            <text:p>11,49870372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998199999905" calcext:value-type="float">
            <text:p>0,09982</text:p>
          </table:table-cell>
          <table:table-cell office:value-type="float" office:value="2.30249127121" calcext:value-type="float">
            <text:p>2,3024912712</text:p>
          </table:table-cell>
          <table:table-cell office:value-type="float" office:value="0.0997" calcext:value-type="float">
            <text:p>0,0997</text:p>
          </table:table-cell>
          <table:table-cell office:value-type="float" office:value="2.30348890533" calcext:value-type="float">
            <text:p>2,303488905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677120000038" calcext:value-type="float">
            <text:p>0,67712</text:p>
          </table:table-cell>
          <table:table-cell office:value-type="float" office:value="0.922603335075" calcext:value-type="float">
            <text:p>0,9226033351</text:p>
          </table:table-cell>
          <table:table-cell office:value-type="float" office:value="0.5901" calcext:value-type="float">
            <text:p>0,5901</text:p>
          </table:table-cell>
          <table:table-cell office:value-type="float" office:value="1.1849797905" calcext:value-type="float">
            <text:p>1,184979790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655" calcext:value-type="float">
            <text:p>0,9655</text:p>
          </table:table-cell>
          <table:table-cell office:value-type="float" office:value="0.132467007341385" calcext:value-type="float">
            <text:p>0,1324670073</text:p>
          </table:table-cell>
          <table:table-cell office:value-type="float" office:value="0.6651" calcext:value-type="float">
            <text:p>0,6651</text:p>
          </table:table-cell>
          <table:table-cell office:value-type="float" office:value="1.5129165927887" calcext:value-type="float">
            <text:p>1,512916592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729519999981" calcext:value-type="float">
            <text:p>0,72952</text:p>
          </table:table-cell>
          <table:table-cell office:value-type="float" office:value="0.760015199146" calcext:value-type="float">
            <text:p>0,7600151991</text:p>
          </table:table-cell>
          <table:table-cell office:value-type="float" office:value="0.7228" calcext:value-type="float">
            <text:p>0,7228</text:p>
          </table:table-cell>
          <table:table-cell office:value-type="float" office:value="0.806557567978" calcext:value-type="float">
            <text:p>0,80655756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701940000019" calcext:value-type="float">
            <text:p>0,70194</text:p>
          </table:table-cell>
          <table:table-cell office:value-type="float" office:value="0.847418859367" calcext:value-type="float">
            <text:p>0,8474188594</text:p>
          </table:table-cell>
          <table:table-cell office:value-type="float" office:value="0.7082" calcext:value-type="float">
            <text:p>0,7082</text:p>
          </table:table-cell>
          <table:table-cell office:value-type="float" office:value="0.838933159256" calcext:value-type="float">
            <text:p>0,838933159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680460000038" calcext:value-type="float">
            <text:p>0,68046</text:p>
          </table:table-cell>
          <table:table-cell office:value-type="float" office:value="0.908796451378" calcext:value-type="float">
            <text:p>0,9087964514</text:p>
          </table:table-cell>
          <table:table-cell office:value-type="float" office:value="0.6865" calcext:value-type="float">
            <text:p>0,6865</text:p>
          </table:table-cell>
          <table:table-cell office:value-type="float" office:value="0.904868801689" calcext:value-type="float">
            <text:p>0,90486880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76359999981" calcext:value-type="float">
            <text:p>0,97636</text:p>
          </table:table-cell>
          <table:table-cell office:value-type="float" office:value="0.138012052747" calcext:value-type="float">
            <text:p>0,1380120527</text:p>
          </table:table-cell>
          <table:table-cell office:value-type="float" office:value="0.6438" calcext:value-type="float">
            <text:p>0,6438</text:p>
          </table:table-cell>
          <table:table-cell office:value-type="float" office:value="2.18390914001" calcext:value-type="float">
            <text:p>2,1839091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741320000038" calcext:value-type="float">
            <text:p>0,74132</text:p>
          </table:table-cell>
          <table:table-cell office:value-type="float" office:value="0.72219543045" calcext:value-type="float">
            <text:p>0,7221954305</text:p>
          </table:table-cell>
          <table:table-cell office:value-type="float" office:value="0.7273" calcext:value-type="float">
            <text:p>0,7273</text:p>
          </table:table-cell>
          <table:table-cell office:value-type="float" office:value="0.80549428463" calcext:value-type="float">
            <text:p>0,805494284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9914" calcext:value-type="float">
            <text:p>0,99914</text:p>
          </table:table-cell>
          <table:table-cell office:value-type="float" office:value="0.0158749942675" calcext:value-type="float">
            <text:p>0,0158749943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0888034214" calcext:value-type="float">
            <text:p>2,088803421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96040000019" calcext:value-type="float">
            <text:p>0,99604</text:p>
          </table:table-cell>
          <table:table-cell office:value-type="float" office:value="0.0373698979616" calcext:value-type="float">
            <text:p>0,037369898</text:p>
          </table:table-cell>
          <table:table-cell office:value-type="float" office:value="0.6641" calcext:value-type="float">
            <text:p>0,6641</text:p>
          </table:table-cell>
          <table:table-cell office:value-type="float" office:value="1.91201624012" calcext:value-type="float">
            <text:p>1,912016240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66700000038" calcext:value-type="float">
            <text:p>0,9667</text:p>
          </table:table-cell>
          <table:table-cell office:value-type="float" office:value="0.126923344803" calcext:value-type="float">
            <text:p>0,1269233448</text:p>
          </table:table-cell>
          <table:table-cell office:value-type="float" office:value="0.6548" calcext:value-type="float">
            <text:p>0,6548</text:p>
          </table:table-cell>
          <table:table-cell office:value-type="float" office:value="1.67410828171" calcext:value-type="float">
            <text:p>1,674108281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889299999962" calcext:value-type="float">
            <text:p>0,8893</text:p>
          </table:table-cell>
          <table:table-cell office:value-type="float" office:value="0.335486878815" calcext:value-type="float">
            <text:p>0,3354868788</text:p>
          </table:table-cell>
          <table:table-cell office:value-type="float" office:value="0.6531" calcext:value-type="float">
            <text:p>0,6531</text:p>
          </table:table-cell>
          <table:table-cell office:value-type="float" office:value="1.2981161335" calcext:value-type="float">
            <text:p>1,298116133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22043999999" calcext:value-type="float">
            <text:p>0,22044</text:p>
          </table:table-cell>
          <table:table-cell office:value-type="float" office:value="11.4853129681" calcext:value-type="float">
            <text:p>11,4853129681</text:p>
          </table:table-cell>
          <table:table-cell office:value-type="float" office:value="0.22" calcext:value-type="float">
            <text:p>0,22</text:p>
          </table:table-cell>
          <table:table-cell office:value-type="float" office:value="11.4942197021" calcext:value-type="float">
            <text:p>11,494219702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10020000001" calcext:value-type="float">
            <text:p>0,1002</text:p>
          </table:table-cell>
          <table:table-cell office:value-type="float" office:value="2.30250293068" calcext:value-type="float">
            <text:p>2,3025029307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50131378" calcext:value-type="float">
            <text:p>2,303501313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678640000038" calcext:value-type="float">
            <text:p>0,67864</text:p>
          </table:table-cell>
          <table:table-cell office:value-type="float" office:value="0.915773617973" calcext:value-type="float">
            <text:p>0,915773618</text:p>
          </table:table-cell>
          <table:table-cell office:value-type="float" office:value="0.602" calcext:value-type="float">
            <text:p>0,602</text:p>
          </table:table-cell>
          <table:table-cell office:value-type="float" office:value="1.16478532228" calcext:value-type="float">
            <text:p>1,164785322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66620000019073" calcext:value-type="float">
            <text:p>0,96662</text:p>
          </table:table-cell>
          <table:table-cell office:value-type="float" office:value="0.124748301022053" calcext:value-type="float">
            <text:p>0,124748301</text:p>
          </table:table-cell>
          <table:table-cell office:value-type="float" office:value="0.6688" calcext:value-type="float">
            <text:p>0,6688</text:p>
          </table:table-cell>
          <table:table-cell office:value-type="float" office:value="1.54710845832825" calcext:value-type="float">
            <text:p>1,547108458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731219999962" calcext:value-type="float">
            <text:p>0,73122</text:p>
          </table:table-cell>
          <table:table-cell office:value-type="float" office:value="0.755400645943" calcext:value-type="float">
            <text:p>0,7554006459</text:p>
          </table:table-cell>
          <table:table-cell office:value-type="float" office:value="0.7169" calcext:value-type="float">
            <text:p>0,7169</text:p>
          </table:table-cell>
          <table:table-cell office:value-type="float" office:value="0.820638614082" calcext:value-type="float">
            <text:p>0,820638614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701959999962" calcext:value-type="float">
            <text:p>0,70196</text:p>
          </table:table-cell>
          <table:table-cell office:value-type="float" office:value="0.842723675728" calcext:value-type="float">
            <text:p>0,8427236757</text:p>
          </table:table-cell>
          <table:table-cell office:value-type="float" office:value="0.7087" calcext:value-type="float">
            <text:p>0,7087</text:p>
          </table:table-cell>
          <table:table-cell office:value-type="float" office:value="0.843626203156" calcext:value-type="float">
            <text:p>0,843626203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682199999981" calcext:value-type="float">
            <text:p>0,6822</text:p>
          </table:table-cell>
          <table:table-cell office:value-type="float" office:value="0.901290581207" calcext:value-type="float">
            <text:p>0,9012905812</text:p>
          </table:table-cell>
          <table:table-cell office:value-type="float" office:value="0.6843" calcext:value-type="float">
            <text:p>0,6843</text:p>
          </table:table-cell>
          <table:table-cell office:value-type="float" office:value="0.911946028233" calcext:value-type="float">
            <text:p>0,911946028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53259999962" calcext:value-type="float">
            <text:p>0,95326</text:p>
          </table:table-cell>
          <table:table-cell office:value-type="float" office:value="0.157088626618" calcext:value-type="float">
            <text:p>0,1570886266</text:p>
          </table:table-cell>
          <table:table-cell office:value-type="float" office:value="0.5782" calcext:value-type="float">
            <text:p>0,5782</text:p>
          </table:table-cell>
          <table:table-cell office:value-type="float" office:value="3.04198765182" calcext:value-type="float">
            <text:p>3,041987651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745439999962" calcext:value-type="float">
            <text:p>0,74544</text:p>
          </table:table-cell>
          <table:table-cell office:value-type="float" office:value="0.716551891441" calcext:value-type="float">
            <text:p>0,7165518914</text:p>
          </table:table-cell>
          <table:table-cell office:value-type="float" office:value="0.7182" calcext:value-type="float">
            <text:p>0,7182</text:p>
          </table:table-cell>
          <table:table-cell office:value-type="float" office:value="0.825290054512" calcext:value-type="float">
            <text:p>0,825290054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99926" calcext:value-type="float">
            <text:p>0,99926</text:p>
          </table:table-cell>
          <table:table-cell office:value-type="float" office:value="0.014117798782" calcext:value-type="float">
            <text:p>0,0141177988</text:p>
          </table:table-cell>
          <table:table-cell office:value-type="float" office:value="0.667" calcext:value-type="float">
            <text:p>0,667</text:p>
          </table:table-cell>
          <table:table-cell office:value-type="float" office:value="2.11914736862" calcext:value-type="float">
            <text:p>2,119147368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99716" calcext:value-type="float">
            <text:p>0,99716</text:p>
          </table:table-cell>
          <table:table-cell office:value-type="float" office:value="0.030975282439" calcext:value-type="float">
            <text:p>0,0309752824</text:p>
          </table:table-cell>
          <table:table-cell office:value-type="float" office:value="0.6664" calcext:value-type="float">
            <text:p>0,6664</text:p>
          </table:table-cell>
          <table:table-cell office:value-type="float" office:value="1.95365721054" calcext:value-type="float">
            <text:p>1,953657210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967159999962" calcext:value-type="float">
            <text:p>0,96716</text:p>
          </table:table-cell>
          <table:table-cell office:value-type="float" office:value="0.122554198487" calcext:value-type="float">
            <text:p>0,1225541985</text:p>
          </table:table-cell>
          <table:table-cell office:value-type="float" office:value="0.6572" calcext:value-type="float">
            <text:p>0,6572</text:p>
          </table:table-cell>
          <table:table-cell office:value-type="float" office:value="1.70679676971" calcext:value-type="float">
            <text:p>1,706796769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8916" calcext:value-type="float">
            <text:p>0,8916</text:p>
          </table:table-cell>
          <table:table-cell office:value-type="float" office:value="0.326628177767" calcext:value-type="float">
            <text:p>0,3266281778</text:p>
          </table:table-cell>
          <table:table-cell office:value-type="float" office:value="0.659" calcext:value-type="float">
            <text:p>0,659</text:p>
          </table:table-cell>
          <table:table-cell office:value-type="float" office:value="1.26577355652" calcext:value-type="float">
            <text:p>1,265773556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223259999995" calcext:value-type="float">
            <text:p>0,22326</text:p>
          </table:table-cell>
          <table:table-cell office:value-type="float" office:value="11.4773676608" calcext:value-type="float">
            <text:p>11,4773676608</text:p>
          </table:table-cell>
          <table:table-cell office:value-type="float" office:value="0.2206" calcext:value-type="float">
            <text:p>0,2206</text:p>
          </table:table-cell>
          <table:table-cell office:value-type="float" office:value="11.4903349258" calcext:value-type="float">
            <text:p>11,490334925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10137999999" calcext:value-type="float">
            <text:p>0,10138</text:p>
          </table:table-cell>
          <table:table-cell office:value-type="float" office:value="2.30251385368" calcext:value-type="float">
            <text:p>2,3025138537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8524361" calcext:value-type="float">
            <text:p>2,303485243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680800000038" calcext:value-type="float">
            <text:p>0,6808</text:p>
          </table:table-cell>
          <table:table-cell office:value-type="float" office:value="0.910022898693" calcext:value-type="float">
            <text:p>0,9100228987</text:p>
          </table:table-cell>
          <table:table-cell office:value-type="float" office:value="0.5943" calcext:value-type="float">
            <text:p>0,5943</text:p>
          </table:table-cell>
          <table:table-cell office:value-type="float" office:value="1.18258444519" calcext:value-type="float">
            <text:p>1,182584445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971360000038147" calcext:value-type="float">
            <text:p>0,97136</text:p>
          </table:table-cell>
          <table:table-cell office:value-type="float" office:value="0.119629320392609" calcext:value-type="float">
            <text:p>0,1196293204</text:p>
          </table:table-cell>
          <table:table-cell office:value-type="float" office:value="0.6585" calcext:value-type="float">
            <text:p>0,6585</text:p>
          </table:table-cell>
          <table:table-cell office:value-type="float" office:value="1.59674161376953" calcext:value-type="float">
            <text:p>1,596741613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734599999962" calcext:value-type="float">
            <text:p>0,7346</text:p>
          </table:table-cell>
          <table:table-cell office:value-type="float" office:value="0.750043625965" calcext:value-type="float">
            <text:p>0,750043626</text:p>
          </table:table-cell>
          <table:table-cell office:value-type="float" office:value="0.7144" calcext:value-type="float">
            <text:p>0,7144</text:p>
          </table:table-cell>
          <table:table-cell office:value-type="float" office:value="0.821086698723" calcext:value-type="float">
            <text:p>0,821086698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703680000038" calcext:value-type="float">
            <text:p>0,70368</text:p>
          </table:table-cell>
          <table:table-cell office:value-type="float" office:value="0.839399285583" calcext:value-type="float">
            <text:p>0,8393992856</text:p>
          </table:table-cell>
          <table:table-cell office:value-type="float" office:value="0.7101" calcext:value-type="float">
            <text:p>0,7101</text:p>
          </table:table-cell>
          <table:table-cell office:value-type="float" office:value="0.841052423668" calcext:value-type="float">
            <text:p>0,841052423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684480000019" calcext:value-type="float">
            <text:p>0,68448</text:p>
          </table:table-cell>
          <table:table-cell office:value-type="float" office:value="0.897248244457" calcext:value-type="float">
            <text:p>0,8972482445</text:p>
          </table:table-cell>
          <table:table-cell office:value-type="float" office:value="0.6788" calcext:value-type="float">
            <text:p>0,6788</text:p>
          </table:table-cell>
          <table:table-cell office:value-type="float" office:value="0.92412383709" calcext:value-type="float">
            <text:p>0,92412383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9086" calcext:value-type="float">
            <text:p>0,99086</text:p>
          </table:table-cell>
          <table:table-cell office:value-type="float" office:value="0.0443428475749" calcext:value-type="float">
            <text:p>0,0443428476</text:p>
          </table:table-cell>
          <table:table-cell office:value-type="float" office:value="0.6696" calcext:value-type="float">
            <text:p>0,6696</text:p>
          </table:table-cell>
          <table:table-cell office:value-type="float" office:value="2.03663574066" calcext:value-type="float">
            <text:p>2,036635740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745860000038" calcext:value-type="float">
            <text:p>0,74586</text:p>
          </table:table-cell>
          <table:table-cell office:value-type="float" office:value="0.710566041527" calcext:value-type="float">
            <text:p>0,7105660415</text:p>
          </table:table-cell>
          <table:table-cell office:value-type="float" office:value="0.73" calcext:value-type="float">
            <text:p>0,73</text:p>
          </table:table-cell>
          <table:table-cell office:value-type="float" office:value="0.793422385216" calcext:value-type="float">
            <text:p>0,793422385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9922" calcext:value-type="float">
            <text:p>0,99922</text:p>
          </table:table-cell>
          <table:table-cell office:value-type="float" office:value="0.0137451417956" calcext:value-type="float">
            <text:p>0,0137451418</text:p>
          </table:table-cell>
          <table:table-cell office:value-type="float" office:value="0.6662" calcext:value-type="float">
            <text:p>0,6662</text:p>
          </table:table-cell>
          <table:table-cell office:value-type="float" office:value="2.14851723099" calcext:value-type="float">
            <text:p>2,14851723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9782" calcext:value-type="float">
            <text:p>0,99782</text:p>
          </table:table-cell>
          <table:table-cell office:value-type="float" office:value="0.0273407853544" calcext:value-type="float">
            <text:p>0,0273407854</text:p>
          </table:table-cell>
          <table:table-cell office:value-type="float" office:value="0.6627" calcext:value-type="float">
            <text:p>0,6627</text:p>
          </table:table-cell>
          <table:table-cell office:value-type="float" office:value="1.98158941498" calcext:value-type="float">
            <text:p>1,98158941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73460000038" calcext:value-type="float">
            <text:p>0,97346</text:p>
          </table:table-cell>
          <table:table-cell office:value-type="float" office:value="0.108064266376" calcext:value-type="float">
            <text:p>0,1080642664</text:p>
          </table:table-cell>
          <table:table-cell office:value-type="float" office:value="0.6563" calcext:value-type="float">
            <text:p>0,6563</text:p>
          </table:table-cell>
          <table:table-cell office:value-type="float" office:value="1.71546984539" calcext:value-type="float">
            <text:p>1,715469845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897300000038" calcext:value-type="float">
            <text:p>0,8973</text:p>
          </table:table-cell>
          <table:table-cell office:value-type="float" office:value="0.315502454066" calcext:value-type="float">
            <text:p>0,3155024541</text:p>
          </table:table-cell>
          <table:table-cell office:value-type="float" office:value="0.6548" calcext:value-type="float">
            <text:p>0,6548</text:p>
          </table:table-cell>
          <table:table-cell office:value-type="float" office:value="1.29866133556" calcext:value-type="float">
            <text:p>1,298661335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22416000001" calcext:value-type="float">
            <text:p>0,22416</text:p>
          </table:table-cell>
          <table:table-cell office:value-type="float" office:value="11.4737355667" calcext:value-type="float">
            <text:p>11,4737355667</text:p>
          </table:table-cell>
          <table:table-cell office:value-type="float" office:value="0.2211" calcext:value-type="float">
            <text:p>0,2211</text:p>
          </table:table-cell>
          <table:table-cell office:value-type="float" office:value="11.4867860092" calcext:value-type="float">
            <text:p>11,486786009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100240000005" calcext:value-type="float">
            <text:p>0,10024</text:p>
          </table:table-cell>
          <table:table-cell office:value-type="float" office:value="2.30246911125" calcext:value-type="float">
            <text:p>2,3024691113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39924507" calcext:value-type="float">
            <text:p>2,303399245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682300000019" calcext:value-type="float">
            <text:p>0,6823</text:p>
          </table:table-cell>
          <table:table-cell office:value-type="float" office:value="0.90568100071" calcext:value-type="float">
            <text:p>0,9056810007</text:p>
          </table:table-cell>
          <table:table-cell office:value-type="float" office:value="0.5986" calcext:value-type="float">
            <text:p>0,5986</text:p>
          </table:table-cell>
          <table:table-cell office:value-type="float" office:value="1.18258331814" calcext:value-type="float">
            <text:p>1,182583318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75860000038147" calcext:value-type="float">
            <text:p>0,97586</text:p>
          </table:table-cell>
          <table:table-cell office:value-type="float" office:value="0.105485035984516" calcext:value-type="float">
            <text:p>0,105485036</text:p>
          </table:table-cell>
          <table:table-cell office:value-type="float" office:value="0.6625" calcext:value-type="float">
            <text:p>0,6625</text:p>
          </table:table-cell>
          <table:table-cell office:value-type="float" office:value="1.58988902816772" calcext:value-type="float">
            <text:p>1,589889028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735980000038" calcext:value-type="float">
            <text:p>0,73598</text:p>
          </table:table-cell>
          <table:table-cell office:value-type="float" office:value="0.744596688232" calcext:value-type="float">
            <text:p>0,7445966882</text:p>
          </table:table-cell>
          <table:table-cell office:value-type="float" office:value="0.7225" calcext:value-type="float">
            <text:p>0,7225</text:p>
          </table:table-cell>
          <table:table-cell office:value-type="float" office:value="0.798828071022" calcext:value-type="float">
            <text:p>0,79882807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710339999962" calcext:value-type="float">
            <text:p>0,71034</text:p>
          </table:table-cell>
          <table:table-cell office:value-type="float" office:value="0.829025137177" calcext:value-type="float">
            <text:p>0,8290251372</text:p>
          </table:table-cell>
          <table:table-cell office:value-type="float" office:value="0.7102" calcext:value-type="float">
            <text:p>0,7102</text:p>
          </table:table-cell>
          <table:table-cell office:value-type="float" office:value="0.839295503426" calcext:value-type="float">
            <text:p>0,839295503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685480000019" calcext:value-type="float">
            <text:p>0,68548</text:p>
          </table:table-cell>
          <table:table-cell office:value-type="float" office:value="0.893797285309" calcext:value-type="float">
            <text:p>0,8937972853</text:p>
          </table:table-cell>
          <table:table-cell office:value-type="float" office:value="0.6851" calcext:value-type="float">
            <text:p>0,6851</text:p>
          </table:table-cell>
          <table:table-cell office:value-type="float" office:value="0.914225754642" calcext:value-type="float">
            <text:p>0,91422575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9944" calcext:value-type="float">
            <text:p>0,99944</text:p>
          </table:table-cell>
          <table:table-cell office:value-type="float" office:value="0.0142797380438" calcext:value-type="float">
            <text:p>0,014279738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09449705582" calcext:value-type="float">
            <text:p>2,094497055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74874" calcext:value-type="float">
            <text:p>0,74874</text:p>
          </table:table-cell>
          <table:table-cell office:value-type="float" office:value="0.704702137852" calcext:value-type="float">
            <text:p>0,7047021379</text:p>
          </table:table-cell>
          <table:table-cell office:value-type="float" office:value="0.7248" calcext:value-type="float">
            <text:p>0,7248</text:p>
          </table:table-cell>
          <table:table-cell office:value-type="float" office:value="0.807468079948" calcext:value-type="float">
            <text:p>0,807468079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9954" calcext:value-type="float">
            <text:p>0,99954</text:p>
          </table:table-cell>
          <table:table-cell office:value-type="float" office:value="0.0114997709385" calcext:value-type="float">
            <text:p>0,0114997709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1619064949" calcext:value-type="float">
            <text:p>2,161906494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9854" calcext:value-type="float">
            <text:p>0,99854</text:p>
          </table:table-cell>
          <table:table-cell office:value-type="float" office:value="0.0233307367647" calcext:value-type="float">
            <text:p>0,0233307368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00625133171" calcext:value-type="float">
            <text:p>2,006251331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79500000019" calcext:value-type="float">
            <text:p>0,9795</text:p>
          </table:table-cell>
          <table:table-cell office:value-type="float" office:value="0.0892410548794" calcext:value-type="float">
            <text:p>0,0892410549</text:p>
          </table:table-cell>
          <table:table-cell office:value-type="float" office:value="0.6663" calcext:value-type="float">
            <text:p>0,6663</text:p>
          </table:table-cell>
          <table:table-cell office:value-type="float" office:value="1.70915098801" calcext:value-type="float">
            <text:p>1,70915098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00860000038" calcext:value-type="float">
            <text:p>0,90086</text:p>
          </table:table-cell>
          <table:table-cell office:value-type="float" office:value="0.299031508026" calcext:value-type="float">
            <text:p>0,299031508</text:p>
          </table:table-cell>
          <table:table-cell office:value-type="float" office:value="0.6212" calcext:value-type="float">
            <text:p>0,6212</text:p>
          </table:table-cell>
          <table:table-cell office:value-type="float" office:value="1.63415285606" calcext:value-type="float">
            <text:p>1,634152856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22616" calcext:value-type="float">
            <text:p>0,22616</text:p>
          </table:table-cell>
          <table:table-cell office:value-type="float" office:value="11.4713312512" calcext:value-type="float">
            <text:p>11,4713312512</text:p>
          </table:table-cell>
          <table:table-cell office:value-type="float" office:value="0.2183" calcext:value-type="float">
            <text:p>0,2183</text:p>
          </table:table-cell>
          <table:table-cell office:value-type="float" office:value="11.4877659607" calcext:value-type="float">
            <text:p>11,48776596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100200000001" calcext:value-type="float">
            <text:p>0,1002</text:p>
          </table:table-cell>
          <table:table-cell office:value-type="float" office:value="2.30253414795" calcext:value-type="float">
            <text:p>2,302534148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38319778" calcext:value-type="float">
            <text:p>2,303383197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68486" calcext:value-type="float">
            <text:p>0,68486</text:p>
          </table:table-cell>
          <table:table-cell office:value-type="float" office:value="0.895880297871" calcext:value-type="float">
            <text:p>0,8958802979</text:p>
          </table:table-cell>
          <table:table-cell office:value-type="float" office:value="0.5846" calcext:value-type="float">
            <text:p>0,5846</text:p>
          </table:table-cell>
          <table:table-cell office:value-type="float" office:value="1.21707505684" calcext:value-type="float">
            <text:p>1,217075056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77660000019074" calcext:value-type="float">
            <text:p>0,97766</text:p>
          </table:table-cell>
          <table:table-cell office:value-type="float" office:value="0.0990091779589653" calcext:value-type="float">
            <text:p>0,099009178</text:p>
          </table:table-cell>
          <table:table-cell office:value-type="float" office:value="0.6698" calcext:value-type="float">
            <text:p>0,6698</text:p>
          </table:table-cell>
          <table:table-cell office:value-type="float" office:value="1.57470795898438" calcext:value-type="float">
            <text:p>1,57470795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738779999962" calcext:value-type="float">
            <text:p>0,73878</text:p>
          </table:table-cell>
          <table:table-cell office:value-type="float" office:value="0.738228931255" calcext:value-type="float">
            <text:p>0,7382289313</text:p>
          </table:table-cell>
          <table:table-cell office:value-type="float" office:value="0.7163" calcext:value-type="float">
            <text:p>0,7163</text:p>
          </table:table-cell>
          <table:table-cell office:value-type="float" office:value="0.813198579216" calcext:value-type="float">
            <text:p>0,813198579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709560000038" calcext:value-type="float">
            <text:p>0,70956</text:p>
          </table:table-cell>
          <table:table-cell office:value-type="float" office:value="0.825903735828" calcext:value-type="float">
            <text:p>0,8259037358</text:p>
          </table:table-cell>
          <table:table-cell office:value-type="float" office:value="0.7102" calcext:value-type="float">
            <text:p>0,7102</text:p>
          </table:table-cell>
          <table:table-cell office:value-type="float" office:value="0.83612443924" calcext:value-type="float">
            <text:p>0,836124439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685980000019" calcext:value-type="float">
            <text:p>0,68598</text:p>
          </table:table-cell>
          <table:table-cell office:value-type="float" office:value="0.88485606678" calcext:value-type="float">
            <text:p>0,8848560668</text:p>
          </table:table-cell>
          <table:table-cell office:value-type="float" office:value="0.6856" calcext:value-type="float">
            <text:p>0,6856</text:p>
          </table:table-cell>
          <table:table-cell office:value-type="float" office:value="0.901099912262" calcext:value-type="float">
            <text:p>0,90109991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9952" calcext:value-type="float">
            <text:p>0,99952</text:p>
          </table:table-cell>
          <table:table-cell office:value-type="float" office:value="0.0112585177734" calcext:value-type="float">
            <text:p>0,0112585178</text:p>
          </table:table-cell>
          <table:table-cell office:value-type="float" office:value="0.668" calcext:value-type="float">
            <text:p>0,668</text:p>
          </table:table-cell>
          <table:table-cell office:value-type="float" office:value="2.13906359596" calcext:value-type="float">
            <text:p>2,13906359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75398" calcext:value-type="float">
            <text:p>0,75398</text:p>
          </table:table-cell>
          <table:table-cell office:value-type="float" office:value="0.693573522224" calcext:value-type="float">
            <text:p>0,6935735222</text:p>
          </table:table-cell>
          <table:table-cell office:value-type="float" office:value="0.7263" calcext:value-type="float">
            <text:p>0,7263</text:p>
          </table:table-cell>
          <table:table-cell office:value-type="float" office:value="0.799511430931" calcext:value-type="float">
            <text:p>0,799511430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9932" calcext:value-type="float">
            <text:p>0,99932</text:p>
          </table:table-cell>
          <table:table-cell office:value-type="float" office:value="0.0109499188712" calcext:value-type="float">
            <text:p>0,0109499189</text:p>
          </table:table-cell>
          <table:table-cell office:value-type="float" office:value="0.6643" calcext:value-type="float">
            <text:p>0,6643</text:p>
          </table:table-cell>
          <table:table-cell office:value-type="float" office:value="2.1895826683" calcext:value-type="float">
            <text:p>2,189582668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9816" calcext:value-type="float">
            <text:p>0,99816</text:p>
          </table:table-cell>
          <table:table-cell office:value-type="float" office:value="0.0222435302275" calcext:value-type="float">
            <text:p>0,0222435302</text:p>
          </table:table-cell>
          <table:table-cell office:value-type="float" office:value="0.6635" calcext:value-type="float">
            <text:p>0,6635</text:p>
          </table:table-cell>
          <table:table-cell office:value-type="float" office:value="2.04137346878" calcext:value-type="float">
            <text:p>2,041373468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8258" calcext:value-type="float">
            <text:p>0,98258</text:p>
          </table:table-cell>
          <table:table-cell office:value-type="float" office:value="0.0850240683842" calcext:value-type="float">
            <text:p>0,0850240684</text:p>
          </table:table-cell>
          <table:table-cell office:value-type="float" office:value="0.6617" calcext:value-type="float">
            <text:p>0,6617</text:p>
          </table:table-cell>
          <table:table-cell office:value-type="float" office:value="1.74001715355" calcext:value-type="float">
            <text:p>1,740017153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0488" calcext:value-type="float">
            <text:p>0,90488</text:p>
          </table:table-cell>
          <table:table-cell office:value-type="float" office:value="0.291399095936" calcext:value-type="float">
            <text:p>0,2913990959</text:p>
          </table:table-cell>
          <table:table-cell office:value-type="float" office:value="0.6523" calcext:value-type="float">
            <text:p>0,6523</text:p>
          </table:table-cell>
          <table:table-cell office:value-type="float" office:value="1.32357048149" calcext:value-type="float">
            <text:p>1,32357048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22706000001" calcext:value-type="float">
            <text:p>0,22706</text:p>
          </table:table-cell>
          <table:table-cell office:value-type="float" office:value="11.4665340234" calcext:value-type="float">
            <text:p>11,4665340234</text:p>
          </table:table-cell>
          <table:table-cell office:value-type="float" office:value="0.2236" calcext:value-type="float">
            <text:p>0,2236</text:p>
          </table:table-cell>
          <table:table-cell office:value-type="float" office:value="11.4770483688" calcext:value-type="float">
            <text:p>11,477048368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100200000005" calcext:value-type="float">
            <text:p>0,1002</text:p>
          </table:table-cell>
          <table:table-cell office:value-type="float" office:value="2.30250393723" calcext:value-type="float">
            <text:p>2,3025039372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34850769" calcext:value-type="float">
            <text:p>2,303348507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688400000019" calcext:value-type="float">
            <text:p>0,6884</text:p>
          </table:table-cell>
          <table:table-cell office:value-type="float" office:value="0.890033751183" calcext:value-type="float">
            <text:p>0,8900337512</text:p>
          </table:table-cell>
          <table:table-cell office:value-type="float" office:value="0.5944" calcext:value-type="float">
            <text:p>0,5944</text:p>
          </table:table-cell>
          <table:table-cell office:value-type="float" office:value="1.17854910259" calcext:value-type="float">
            <text:p>1,178549102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81640000038147" calcext:value-type="float">
            <text:p>0,98164</text:p>
          </table:table-cell>
          <table:table-cell office:value-type="float" office:value="0.0864857991695404" calcext:value-type="float">
            <text:p>0,0864857992</text:p>
          </table:table-cell>
          <table:table-cell office:value-type="float" office:value="0.6687" calcext:value-type="float">
            <text:p>0,6687</text:p>
          </table:table-cell>
          <table:table-cell office:value-type="float" office:value="1.60816608352661" calcext:value-type="float">
            <text:p>1,608166083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7408" calcext:value-type="float">
            <text:p>0,7408</text:p>
          </table:table-cell>
          <table:table-cell office:value-type="float" office:value="0.72839229969" calcext:value-type="float">
            <text:p>0,7283922997</text:p>
          </table:table-cell>
          <table:table-cell office:value-type="float" office:value="0.715" calcext:value-type="float">
            <text:p>0,715</text:p>
          </table:table-cell>
          <table:table-cell office:value-type="float" office:value="0.815817905426" calcext:value-type="float">
            <text:p>0,815817905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7086" calcext:value-type="float">
            <text:p>0,7086</text:p>
          </table:table-cell>
          <table:table-cell office:value-type="float" office:value="0.825620909405" calcext:value-type="float">
            <text:p>0,8256209094</text:p>
          </table:table-cell>
          <table:table-cell office:value-type="float" office:value="0.7081" calcext:value-type="float">
            <text:p>0,7081</text:p>
          </table:table-cell>
          <table:table-cell office:value-type="float" office:value="0.834777806473" calcext:value-type="float">
            <text:p>0,834777806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69116" calcext:value-type="float">
            <text:p>0,69116</text:p>
          </table:table-cell>
          <table:table-cell office:value-type="float" office:value="0.878440327415" calcext:value-type="float">
            <text:p>0,8784403274</text:p>
          </table:table-cell>
          <table:table-cell office:value-type="float" office:value="0.6891" calcext:value-type="float">
            <text:p>0,6891</text:p>
          </table:table-cell>
          <table:table-cell office:value-type="float" office:value="0.896789069557" calcext:value-type="float">
            <text:p>0,89678906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9954" calcext:value-type="float">
            <text:p>0,99954</text:p>
          </table:table-cell>
          <table:table-cell office:value-type="float" office:value="0.00963854522854" calcext:value-type="float">
            <text:p>0,0096385452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16025423241" calcext:value-type="float">
            <text:p>2,160254232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75234" calcext:value-type="float">
            <text:p>0,75234</text:p>
          </table:table-cell>
          <table:table-cell office:value-type="float" office:value="0.693110205421" calcext:value-type="float">
            <text:p>0,6931102054</text:p>
          </table:table-cell>
          <table:table-cell office:value-type="float" office:value="0.7294" calcext:value-type="float">
            <text:p>0,7294</text:p>
          </table:table-cell>
          <table:table-cell office:value-type="float" office:value="0.797261494064" calcext:value-type="float">
            <text:p>0,797261494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9946" calcext:value-type="float">
            <text:p>0,99946</text:p>
          </table:table-cell>
          <table:table-cell office:value-type="float" office:value="0.0103032687306" calcext:value-type="float">
            <text:p>0,0103032687</text:p>
          </table:table-cell>
          <table:table-cell office:value-type="float" office:value="0.6666" calcext:value-type="float">
            <text:p>0,6666</text:p>
          </table:table-cell>
          <table:table-cell office:value-type="float" office:value="2.20727279358" calcext:value-type="float">
            <text:p>2,207272793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9886" calcext:value-type="float">
            <text:p>0,99886</text:p>
          </table:table-cell>
          <table:table-cell office:value-type="float" office:value="0.0191632945079" calcext:value-type="float">
            <text:p>0,0191632945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06074056625" calcext:value-type="float">
            <text:p>2,060740566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84020000038" calcext:value-type="float">
            <text:p>0,98402</text:p>
          </table:table-cell>
          <table:table-cell office:value-type="float" office:value="0.0776001223779" calcext:value-type="float">
            <text:p>0,0776001224</text:p>
          </table:table-cell>
          <table:table-cell office:value-type="float" office:value="0.6616" calcext:value-type="float">
            <text:p>0,6616</text:p>
          </table:table-cell>
          <table:table-cell office:value-type="float" office:value="1.78897193947" calcext:value-type="float">
            <text:p>1,788971939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07279999981" calcext:value-type="float">
            <text:p>0,90728</text:p>
          </table:table-cell>
          <table:table-cell office:value-type="float" office:value="0.281881169147" calcext:value-type="float">
            <text:p>0,2818811691</text:p>
          </table:table-cell>
          <table:table-cell office:value-type="float" office:value="0.6476" calcext:value-type="float">
            <text:p>0,6476</text:p>
          </table:table-cell>
          <table:table-cell office:value-type="float" office:value="1.3801285696" calcext:value-type="float">
            <text:p>1,380128569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22798" calcext:value-type="float">
            <text:p>0,22798</text:p>
          </table:table-cell>
          <table:table-cell office:value-type="float" office:value="11.4636180203" calcext:value-type="float">
            <text:p>11,4636180203</text:p>
          </table:table-cell>
          <table:table-cell office:value-type="float" office:value="0.2224" calcext:value-type="float">
            <text:p>0,2224</text:p>
          </table:table-cell>
          <table:table-cell office:value-type="float" office:value="11.4887903152" calcext:value-type="float">
            <text:p>11,488790315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0999400000048" calcext:value-type="float">
            <text:p>0,09994</text:p>
          </table:table-cell>
          <table:table-cell office:value-type="float" office:value="2.30252160988" calcext:value-type="float">
            <text:p>2,3025216099</text:p>
          </table:table-cell>
          <table:table-cell office:value-type="float" office:value="0.1" calcext:value-type="float">
            <text:p>0,1</text:p>
          </table:table-cell>
          <table:table-cell office:value-type="float" office:value="2.30331070251" calcext:value-type="float">
            <text:p>2,303310702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691640000038" calcext:value-type="float">
            <text:p>0,69164</text:p>
          </table:table-cell>
          <table:table-cell office:value-type="float" office:value="0.88223392046" calcext:value-type="float">
            <text:p>0,8822339205</text:p>
          </table:table-cell>
          <table:table-cell office:value-type="float" office:value="0.591" calcext:value-type="float">
            <text:p>0,591</text:p>
          </table:table-cell>
          <table:table-cell office:value-type="float" office:value="1.21886576834" calcext:value-type="float">
            <text:p>1,218865768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88860000019074" calcext:value-type="float">
            <text:p>0,98886</text:p>
          </table:table-cell>
          <table:table-cell office:value-type="float" office:value="0.0660187620711327" calcext:value-type="float">
            <text:p>0,0660187621</text:p>
          </table:table-cell>
          <table:table-cell office:value-type="float" office:value="0.6663" calcext:value-type="float">
            <text:p>0,6663</text:p>
          </table:table-cell>
          <table:table-cell office:value-type="float" office:value="1.68620276222229" calcext:value-type="float">
            <text:p>1,686202762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741339999981" calcext:value-type="float">
            <text:p>0,74134</text:p>
          </table:table-cell>
          <table:table-cell office:value-type="float" office:value="0.728269327698" calcext:value-type="float">
            <text:p>0,7282693277</text:p>
          </table:table-cell>
          <table:table-cell office:value-type="float" office:value="0.7215" calcext:value-type="float">
            <text:p>0,7215</text:p>
          </table:table-cell>
          <table:table-cell office:value-type="float" office:value="0.803472475338" calcext:value-type="float">
            <text:p>0,803472475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713279999981" calcext:value-type="float">
            <text:p>0,71328</text:p>
          </table:table-cell>
          <table:table-cell office:value-type="float" office:value="0.812975390549" calcext:value-type="float">
            <text:p>0,8129753905</text:p>
          </table:table-cell>
          <table:table-cell office:value-type="float" office:value="0.714" calcext:value-type="float">
            <text:p>0,714</text:p>
          </table:table-cell>
          <table:table-cell office:value-type="float" office:value="0.834075871754" calcext:value-type="float">
            <text:p>0,834075871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690860000038" calcext:value-type="float">
            <text:p>0,69086</text:p>
          </table:table-cell>
          <table:table-cell office:value-type="float" office:value="0.874270083447" calcext:value-type="float">
            <text:p>0,8742700834</text:p>
          </table:table-cell>
          <table:table-cell office:value-type="float" office:value="0.6877" calcext:value-type="float">
            <text:p>0,6877</text:p>
          </table:table-cell>
          <table:table-cell office:value-type="float" office:value="0.898190247059" calcext:value-type="float">
            <text:p>0,89819024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816922239646" calcext:value-type="float">
            <text:p>0,0081692224</text:p>
          </table:table-cell>
          <table:table-cell office:value-type="float" office:value="0.671" calcext:value-type="float">
            <text:p>0,671</text:p>
          </table:table-cell>
          <table:table-cell office:value-type="float" office:value="2.19272544327" calcext:value-type="float">
            <text:p>2,192725443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754459999962" calcext:value-type="float">
            <text:p>0,75446</text:p>
          </table:table-cell>
          <table:table-cell office:value-type="float" office:value="0.690073205833" calcext:value-type="float">
            <text:p>0,6900732058</text:p>
          </table:table-cell>
          <table:table-cell office:value-type="float" office:value="0.7263" calcext:value-type="float">
            <text:p>0,7263</text:p>
          </table:table-cell>
          <table:table-cell office:value-type="float" office:value="0.802090028" calcext:value-type="float">
            <text:p>0,80209002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9958" calcext:value-type="float">
            <text:p>0,99958</text:p>
          </table:table-cell>
          <table:table-cell office:value-type="float" office:value="0.00960277091816" calcext:value-type="float">
            <text:p>0,0096027709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2233613884" calcext:value-type="float">
            <text:p>2,223361388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9884" calcext:value-type="float">
            <text:p>0,99884</text:p>
          </table:table-cell>
          <table:table-cell office:value-type="float" office:value="0.0171779938769" calcext:value-type="float">
            <text:p>0,0171779939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08137918701" calcext:value-type="float">
            <text:p>2,08137918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82120000038" calcext:value-type="float">
            <text:p>0,98212</text:p>
          </table:table-cell>
          <table:table-cell office:value-type="float" office:value="0.0790936607933" calcext:value-type="float">
            <text:p>0,0790936608</text:p>
          </table:table-cell>
          <table:table-cell office:value-type="float" office:value="0.659" calcext:value-type="float">
            <text:p>0,659</text:p>
          </table:table-cell>
          <table:table-cell office:value-type="float" office:value="1.82203329506" calcext:value-type="float">
            <text:p>1,822033295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08460000038" calcext:value-type="float">
            <text:p>0,90846</text:p>
          </table:table-cell>
          <table:table-cell office:value-type="float" office:value="0.278589517293" calcext:value-type="float">
            <text:p>0,2785895173</text:p>
          </table:table-cell>
          <table:table-cell office:value-type="float" office:value="0.6443" calcext:value-type="float">
            <text:p>0,6443</text:p>
          </table:table-cell>
          <table:table-cell office:value-type="float" office:value="1.41059615192" calcext:value-type="float">
            <text:p>1,410596151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229200000005" calcext:value-type="float">
            <text:p>0,2292</text:p>
          </table:table-cell>
          <table:table-cell office:value-type="float" office:value="11.4618270462" calcext:value-type="float">
            <text:p>11,4618270462</text:p>
          </table:table-cell>
          <table:table-cell office:value-type="float" office:value="0.224" calcext:value-type="float">
            <text:p>0,224</text:p>
          </table:table-cell>
          <table:table-cell office:value-type="float" office:value="11.4782313477" calcext:value-type="float">
            <text:p>11,478231347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100379999998" calcext:value-type="float">
            <text:p>0,10038</text:p>
          </table:table-cell>
          <table:table-cell office:value-type="float" office:value="2.30254114273" calcext:value-type="float">
            <text:p>2,3025411427</text:p>
          </table:table-cell>
          <table:table-cell office:value-type="float" office:value="0.1" calcext:value-type="float">
            <text:p>0,1</text:p>
          </table:table-cell>
          <table:table-cell office:value-type="float" office:value="2.30333043976" calcext:value-type="float">
            <text:p>2,303330439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691400000019" calcext:value-type="float">
            <text:p>0,6914</text:p>
          </table:table-cell>
          <table:table-cell office:value-type="float" office:value="0.878653998585" calcext:value-type="float">
            <text:p>0,8786539986</text:p>
          </table:table-cell>
          <table:table-cell office:value-type="float" office:value="0.5996" calcext:value-type="float">
            <text:p>0,5996</text:p>
          </table:table-cell>
          <table:table-cell office:value-type="float" office:value="1.17937787037" calcext:value-type="float">
            <text:p>1,179377870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81340000038147" calcext:value-type="float">
            <text:p>0,98134</text:p>
          </table:table-cell>
          <table:table-cell office:value-type="float" office:value="0.093806124587059" calcext:value-type="float">
            <text:p>0,0938061246</text:p>
          </table:table-cell>
          <table:table-cell office:value-type="float" office:value="0.6675" calcext:value-type="float">
            <text:p>0,6675</text:p>
          </table:table-cell>
          <table:table-cell office:value-type="float" office:value="1.63466321105957" calcext:value-type="float">
            <text:p>1,634663211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743239999962" calcext:value-type="float">
            <text:p>0,74324</text:p>
          </table:table-cell>
          <table:table-cell office:value-type="float" office:value="0.723611888962" calcext:value-type="float">
            <text:p>0,723611889</text:p>
          </table:table-cell>
          <table:table-cell office:value-type="float" office:value="0.725" calcext:value-type="float">
            <text:p>0,725</text:p>
          </table:table-cell>
          <table:table-cell office:value-type="float" office:value="0.802588070297" calcext:value-type="float">
            <text:p>0,802588070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713199999981" calcext:value-type="float">
            <text:p>0,7132</text:p>
          </table:table-cell>
          <table:table-cell office:value-type="float" office:value="0.812309056721" calcext:value-type="float">
            <text:p>0,8123090567</text:p>
          </table:table-cell>
          <table:table-cell office:value-type="float" office:value="0.712" calcext:value-type="float">
            <text:p>0,712</text:p>
          </table:table-cell>
          <table:table-cell office:value-type="float" office:value="0.827969501114" calcext:value-type="float">
            <text:p>0,827969501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69224" calcext:value-type="float">
            <text:p>0,69224</text:p>
          </table:table-cell>
          <table:table-cell office:value-type="float" office:value="0.876268116035" calcext:value-type="float">
            <text:p>0,876268116</text:p>
          </table:table-cell>
          <table:table-cell office:value-type="float" office:value="0.688" calcext:value-type="float">
            <text:p>0,688</text:p>
          </table:table-cell>
          <table:table-cell office:value-type="float" office:value="0.902192891216" calcext:value-type="float">
            <text:p>0,90219289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778444994777" calcext:value-type="float">
            <text:p>0,0077844499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21013702393" calcext:value-type="float">
            <text:p>2,210137023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754540000019" calcext:value-type="float">
            <text:p>0,75454</text:p>
          </table:table-cell>
          <table:table-cell office:value-type="float" office:value="0.68725304306" calcext:value-type="float">
            <text:p>0,6872530431</text:p>
          </table:table-cell>
          <table:table-cell office:value-type="float" office:value="0.7332" calcext:value-type="float">
            <text:p>0,7332</text:p>
          </table:table-cell>
          <table:table-cell office:value-type="float" office:value="0.792970612717" calcext:value-type="float">
            <text:p>0,792970612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9936" calcext:value-type="float">
            <text:p>0,99936</text:p>
          </table:table-cell>
          <table:table-cell office:value-type="float" office:value="0.00986751855642" calcext:value-type="float">
            <text:p>0,0098675186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23816313591" calcext:value-type="float">
            <text:p>2,238163135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98700000019" calcext:value-type="float">
            <text:p>0,9987</text:p>
          </table:table-cell>
          <table:table-cell office:value-type="float" office:value="0.0170903553402" calcext:value-type="float">
            <text:p>0,0170903553</text:p>
          </table:table-cell>
          <table:table-cell office:value-type="float" office:value="0.6624" calcext:value-type="float">
            <text:p>0,6624</text:p>
          </table:table-cell>
          <table:table-cell office:value-type="float" office:value="2.11720380707" calcext:value-type="float">
            <text:p>2,117203807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81360000038" calcext:value-type="float">
            <text:p>0,98136</text:p>
          </table:table-cell>
          <table:table-cell office:value-type="float" office:value="0.0938992161751" calcext:value-type="float">
            <text:p>0,0938992162</text:p>
          </table:table-cell>
          <table:table-cell office:value-type="float" office:value="0.6612" calcext:value-type="float">
            <text:p>0,6612</text:p>
          </table:table-cell>
          <table:table-cell office:value-type="float" office:value="1.83779541731" calcext:value-type="float">
            <text:p>1,837795417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1762" calcext:value-type="float">
            <text:p>0,91762</text:p>
          </table:table-cell>
          <table:table-cell office:value-type="float" office:value="0.256434569998" calcext:value-type="float">
            <text:p>0,25643457</text:p>
          </table:table-cell>
          <table:table-cell office:value-type="float" office:value="0.6547" calcext:value-type="float">
            <text:p>0,6547</text:p>
          </table:table-cell>
          <table:table-cell office:value-type="float" office:value="1.41353832188" calcext:value-type="float">
            <text:p>1,413538321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230719999981" calcext:value-type="float">
            <text:p>0,23072</text:p>
          </table:table-cell>
          <table:table-cell office:value-type="float" office:value="11.458077468" calcext:value-type="float">
            <text:p>11,458077468</text:p>
          </table:table-cell>
          <table:table-cell office:value-type="float" office:value="0.2257" calcext:value-type="float">
            <text:p>0,2257</text:p>
          </table:table-cell>
          <table:table-cell office:value-type="float" office:value="11.4752955017" calcext:value-type="float">
            <text:p>11,475295501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100479999998" calcext:value-type="float">
            <text:p>0,10048</text:p>
          </table:table-cell>
          <table:table-cell office:value-type="float" office:value="2.302537556" calcext:value-type="float">
            <text:p>2,302537556</text:p>
          </table:table-cell>
          <table:table-cell office:value-type="float" office:value="0.1" calcext:value-type="float">
            <text:p>0,1</text:p>
          </table:table-cell>
          <table:table-cell office:value-type="float" office:value="2.30336492081" calcext:value-type="float">
            <text:p>2,303364920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69242" calcext:value-type="float">
            <text:p>0,69242</text:p>
          </table:table-cell>
          <table:table-cell office:value-type="float" office:value="0.874157424603" calcext:value-type="float">
            <text:p>0,8741574246</text:p>
          </table:table-cell>
          <table:table-cell office:value-type="float" office:value="0.602" calcext:value-type="float">
            <text:p>0,602</text:p>
          </table:table-cell>
          <table:table-cell office:value-type="float" office:value="1.17250838947" calcext:value-type="float">
            <text:p>1,172508389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90620000019073" calcext:value-type="float">
            <text:p>0,99062</text:p>
          </table:table-cell>
          <table:table-cell office:value-type="float" office:value="0.0593126252341271" calcext:value-type="float">
            <text:p>0,0593126252</text:p>
          </table:table-cell>
          <table:table-cell office:value-type="float" office:value="0.6688" calcext:value-type="float">
            <text:p>0,6688</text:p>
          </table:table-cell>
          <table:table-cell office:value-type="float" office:value="1.66801923294067" calcext:value-type="float">
            <text:p>1,668019232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741959999962" calcext:value-type="float">
            <text:p>0,74196</text:p>
          </table:table-cell>
          <table:table-cell office:value-type="float" office:value="0.720417439556" calcext:value-type="float">
            <text:p>0,7204174396</text:p>
          </table:table-cell>
          <table:table-cell office:value-type="float" office:value="0.7261" calcext:value-type="float">
            <text:p>0,7261</text:p>
          </table:table-cell>
          <table:table-cell office:value-type="float" office:value="0.795674585724" calcext:value-type="float">
            <text:p>0,795674585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712640000038" calcext:value-type="float">
            <text:p>0,71264</text:p>
          </table:table-cell>
          <table:table-cell office:value-type="float" office:value="0.808871504669" calcext:value-type="float">
            <text:p>0,8088715047</text:p>
          </table:table-cell>
          <table:table-cell office:value-type="float" office:value="0.7107" calcext:value-type="float">
            <text:p>0,7107</text:p>
          </table:table-cell>
          <table:table-cell office:value-type="float" office:value="0.83683529377" calcext:value-type="float">
            <text:p>0,836835293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692239999981" calcext:value-type="float">
            <text:p>0,69224</text:p>
          </table:table-cell>
          <table:table-cell office:value-type="float" office:value="0.872937728348" calcext:value-type="float">
            <text:p>0,8729377283</text:p>
          </table:table-cell>
          <table:table-cell office:value-type="float" office:value="0.687" calcext:value-type="float">
            <text:p>0,687</text:p>
          </table:table-cell>
          <table:table-cell office:value-type="float" office:value="0.894688915539" calcext:value-type="float">
            <text:p>0,89468891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9978" calcext:value-type="float">
            <text:p>0,99978</text:p>
          </table:table-cell>
          <table:table-cell office:value-type="float" office:value="0.00678221009389" calcext:value-type="float">
            <text:p>0,0067822101</text:p>
          </table:table-cell>
          <table:table-cell office:value-type="float" office:value="0.6723" calcext:value-type="float">
            <text:p>0,6723</text:p>
          </table:table-cell>
          <table:table-cell office:value-type="float" office:value="2.23389319763" calcext:value-type="float">
            <text:p>2,233893197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759780000038" calcext:value-type="float">
            <text:p>0,75978</text:p>
          </table:table-cell>
          <table:table-cell office:value-type="float" office:value="0.674826200294" calcext:value-type="float">
            <text:p>0,6748262003</text:p>
          </table:table-cell>
          <table:table-cell office:value-type="float" office:value="0.7284" calcext:value-type="float">
            <text:p>0,7284</text:p>
          </table:table-cell>
          <table:table-cell office:value-type="float" office:value="0.795317124939" calcext:value-type="float">
            <text:p>0,795317124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23559999962" calcext:value-type="float">
            <text:p>0,92356</text:p>
          </table:table-cell>
          <table:table-cell office:value-type="float" office:value="0.361558015623" calcext:value-type="float">
            <text:p>0,3615580156</text:p>
          </table:table-cell>
          <table:table-cell office:value-type="float" office:value="0.6348" calcext:value-type="float">
            <text:p>0,6348</text:p>
          </table:table-cell>
          <table:table-cell office:value-type="float" office:value="2.20320653191" calcext:value-type="float">
            <text:p>2,203206531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9922" calcext:value-type="float">
            <text:p>0,99922</text:p>
          </table:table-cell>
          <table:table-cell office:value-type="float" office:value="0.0147465991908" calcext:value-type="float">
            <text:p>0,0147465992</text:p>
          </table:table-cell>
          <table:table-cell office:value-type="float" office:value="0.6638" calcext:value-type="float">
            <text:p>0,6638</text:p>
          </table:table-cell>
          <table:table-cell office:value-type="float" office:value="2.12329687538" calcext:value-type="float">
            <text:p>2,123296875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92660000038" calcext:value-type="float">
            <text:p>0,99266</text:p>
          </table:table-cell>
          <table:table-cell office:value-type="float" office:value="0.051054691534" calcext:value-type="float">
            <text:p>0,0510546915</text:p>
          </table:table-cell>
          <table:table-cell office:value-type="float" office:value="0.6646" calcext:value-type="float">
            <text:p>0,6646</text:p>
          </table:table-cell>
          <table:table-cell office:value-type="float" office:value="1.89657915516" calcext:value-type="float">
            <text:p>1,896579155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2016" calcext:value-type="float">
            <text:p>0,92016</text:p>
          </table:table-cell>
          <table:table-cell office:value-type="float" office:value="0.249270178843" calcext:value-type="float">
            <text:p>0,2492701788</text:p>
          </table:table-cell>
          <table:table-cell office:value-type="float" office:value="0.6539" calcext:value-type="float">
            <text:p>0,6539</text:p>
          </table:table-cell>
          <table:table-cell office:value-type="float" office:value="1.4180780859" calcext:value-type="float">
            <text:p>1,418078085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227360000005" calcext:value-type="float">
            <text:p>0,22736</text:p>
          </table:table-cell>
          <table:table-cell office:value-type="float" office:value="11.4702273413" calcext:value-type="float">
            <text:p>11,4702273413</text:p>
          </table:table-cell>
          <table:table-cell office:value-type="float" office:value="0.2187" calcext:value-type="float">
            <text:p>0,2187</text:p>
          </table:table-cell>
          <table:table-cell office:value-type="float" office:value="11.4940820786" calcext:value-type="float">
            <text:p>11,494082078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100160000005" calcext:value-type="float">
            <text:p>0,10016</text:p>
          </table:table-cell>
          <table:table-cell office:value-type="float" office:value="2.30255454109" calcext:value-type="float">
            <text:p>2,3025545411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37477608" calcext:value-type="float">
            <text:p>2,303374776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694619999981" calcext:value-type="float">
            <text:p>0,69462</text:p>
          </table:table-cell>
          <table:table-cell office:value-type="float" office:value="0.866193136921" calcext:value-type="float">
            <text:p>0,8661931369</text:p>
          </table:table-cell>
          <table:table-cell office:value-type="float" office:value="0.588" calcext:value-type="float">
            <text:p>0,588</text:p>
          </table:table-cell>
          <table:table-cell office:value-type="float" office:value="1.20855392189" calcext:value-type="float">
            <text:p>1,208553921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93740000038147" calcext:value-type="float">
            <text:p>0,99374</text:p>
          </table:table-cell>
          <table:table-cell office:value-type="float" office:value="0.049157410671711" calcext:value-type="float">
            <text:p>0,0491574107</text:p>
          </table:table-cell>
          <table:table-cell office:value-type="float" office:value="0.6673" calcext:value-type="float">
            <text:p>0,6673</text:p>
          </table:table-cell>
          <table:table-cell office:value-type="float" office:value="1.73077670974731" calcext:value-type="float">
            <text:p>1,730776709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746079999981" calcext:value-type="float">
            <text:p>0,74608</text:p>
          </table:table-cell>
          <table:table-cell office:value-type="float" office:value="0.7127021945" calcext:value-type="float">
            <text:p>0,7127021945</text:p>
          </table:table-cell>
          <table:table-cell office:value-type="float" office:value="0.7223" calcext:value-type="float">
            <text:p>0,7223</text:p>
          </table:table-cell>
          <table:table-cell office:value-type="float" office:value="0.805528097534" calcext:value-type="float">
            <text:p>0,805528097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714919999981" calcext:value-type="float">
            <text:p>0,71492</text:p>
          </table:table-cell>
          <table:table-cell office:value-type="float" office:value="0.808612169609" calcext:value-type="float">
            <text:p>0,8086121696</text:p>
          </table:table-cell>
          <table:table-cell office:value-type="float" office:value="0.7127" calcext:value-type="float">
            <text:p>0,7127</text:p>
          </table:table-cell>
          <table:table-cell office:value-type="float" office:value="0.825969344902" calcext:value-type="float">
            <text:p>0,825969344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696620000038" calcext:value-type="float">
            <text:p>0,69662</text:p>
          </table:table-cell>
          <table:table-cell office:value-type="float" office:value="0.859228003883" calcext:value-type="float">
            <text:p>0,8592280039</text:p>
          </table:table-cell>
          <table:table-cell office:value-type="float" office:value="0.6928" calcext:value-type="float">
            <text:p>0,6928</text:p>
          </table:table-cell>
          <table:table-cell office:value-type="float" office:value="0.891762410641" calcext:value-type="float">
            <text:p>0,89176241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645743719652" calcext:value-type="float">
            <text:p>0,0064574372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2529762619" calcext:value-type="float">
            <text:p>2,25297626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757880000038" calcext:value-type="float">
            <text:p>0,75788</text:p>
          </table:table-cell>
          <table:table-cell office:value-type="float" office:value="0.677272727852" calcext:value-type="float">
            <text:p>0,6772727279</text:p>
          </table:table-cell>
          <table:table-cell office:value-type="float" office:value="0.7279" calcext:value-type="float">
            <text:p>0,7279</text:p>
          </table:table-cell>
          <table:table-cell office:value-type="float" office:value="0.800718488312" calcext:value-type="float">
            <text:p>0,800718488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84319999981" calcext:value-type="float">
            <text:p>0,98432</text:p>
          </table:table-cell>
          <table:table-cell office:value-type="float" office:value="0.0600497272968" calcext:value-type="float">
            <text:p>0,0600497273</text:p>
          </table:table-cell>
          <table:table-cell office:value-type="float" office:value="0.615" calcext:value-type="float">
            <text:p>0,615</text:p>
          </table:table-cell>
          <table:table-cell office:value-type="float" office:value="2.58756651077" calcext:value-type="float">
            <text:p>2,58756651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0132750220186" calcext:value-type="float">
            <text:p>0,013275022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14357406158" calcext:value-type="float">
            <text:p>2,14357406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93840000019" calcext:value-type="float">
            <text:p>0,99384</text:p>
          </table:table-cell>
          <table:table-cell office:value-type="float" office:value="0.0439142634392" calcext:value-type="float">
            <text:p>0,0439142634</text:p>
          </table:table-cell>
          <table:table-cell office:value-type="float" office:value="0.664" calcext:value-type="float">
            <text:p>0,664</text:p>
          </table:table-cell>
          <table:table-cell office:value-type="float" office:value="1.91160830364" calcext:value-type="float">
            <text:p>1,911608303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21300000019" calcext:value-type="float">
            <text:p>0,9213</text:p>
          </table:table-cell>
          <table:table-cell office:value-type="float" office:value="0.24540774334" calcext:value-type="float">
            <text:p>0,2454077433</text:p>
          </table:table-cell>
          <table:table-cell office:value-type="float" office:value="0.6437" calcext:value-type="float">
            <text:p>0,6437</text:p>
          </table:table-cell>
          <table:table-cell office:value-type="float" office:value="1.47113712692" calcext:value-type="float">
            <text:p>1,471137126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202960000005" calcext:value-type="float">
            <text:p>0,20296</text:p>
          </table:table-cell>
          <table:table-cell office:value-type="float" office:value="11.5990341248" calcext:value-type="float">
            <text:p>11,5990341248</text:p>
          </table:table-cell>
          <table:table-cell office:value-type="float" office:value="0.1795" calcext:value-type="float">
            <text:p>0,1795</text:p>
          </table:table-cell>
          <table:table-cell office:value-type="float" office:value="11.7375090073" calcext:value-type="float">
            <text:p>11,737509007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01140000002" calcext:value-type="float">
            <text:p>0,10114</text:p>
          </table:table-cell>
          <table:table-cell office:value-type="float" office:value="2.30256984161" calcext:value-type="float">
            <text:p>2,3025698416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39974442" calcext:value-type="float">
            <text:p>2,303399744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696600000019" calcext:value-type="float">
            <text:p>0,6966</text:p>
          </table:table-cell>
          <table:table-cell office:value-type="float" office:value="0.859389309425" calcext:value-type="float">
            <text:p>0,8593893094</text:p>
          </table:table-cell>
          <table:table-cell office:value-type="float" office:value="0.6037" calcext:value-type="float">
            <text:p>0,6037</text:p>
          </table:table-cell>
          <table:table-cell office:value-type="float" office:value="1.18298480415" calcext:value-type="float">
            <text:p>1,182984804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9508" calcext:value-type="float">
            <text:p>0,99508</text:p>
          </table:table-cell>
          <table:table-cell office:value-type="float" office:value="0.0434482365500927" calcext:value-type="float">
            <text:p>0,0434482366</text:p>
          </table:table-cell>
          <table:table-cell office:value-type="float" office:value="0.6696" calcext:value-type="float">
            <text:p>0,6696</text:p>
          </table:table-cell>
          <table:table-cell office:value-type="float" office:value="1.7141846660614" calcext:value-type="float">
            <text:p>1,714184666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746739999962" calcext:value-type="float">
            <text:p>0,74674</text:p>
          </table:table-cell>
          <table:table-cell office:value-type="float" office:value="0.71231412426" calcext:value-type="float">
            <text:p>0,7123141243</text:p>
          </table:table-cell>
          <table:table-cell office:value-type="float" office:value="0.7257" calcext:value-type="float">
            <text:p>0,7257</text:p>
          </table:table-cell>
          <table:table-cell office:value-type="float" office:value="0.79968331604" calcext:value-type="float">
            <text:p>0,7996833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715299999962" calcext:value-type="float">
            <text:p>0,7153</text:p>
          </table:table-cell>
          <table:table-cell office:value-type="float" office:value="0.805548342285" calcext:value-type="float">
            <text:p>0,8055483423</text:p>
          </table:table-cell>
          <table:table-cell office:value-type="float" office:value="0.7167" calcext:value-type="float">
            <text:p>0,7167</text:p>
          </table:table-cell>
          <table:table-cell office:value-type="float" office:value="0.828755497551" calcext:value-type="float">
            <text:p>0,828755497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69806" calcext:value-type="float">
            <text:p>0,69806</text:p>
          </table:table-cell>
          <table:table-cell office:value-type="float" office:value="0.8595170541" calcext:value-type="float">
            <text:p>0,8595170541</text:p>
          </table:table-cell>
          <table:table-cell office:value-type="float" office:value="0.6933" calcext:value-type="float">
            <text:p>0,6933</text:p>
          </table:table-cell>
          <table:table-cell office:value-type="float" office:value="0.891146383762" calcext:value-type="float">
            <text:p>0,89114638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9962" calcext:value-type="float">
            <text:p>0,99962</text:p>
          </table:table-cell>
          <table:table-cell office:value-type="float" office:value="0.00645337282844" calcext:value-type="float">
            <text:p>0,0064533728</text:p>
          </table:table-cell>
          <table:table-cell office:value-type="float" office:value="0.6701" calcext:value-type="float">
            <text:p>0,6701</text:p>
          </table:table-cell>
          <table:table-cell office:value-type="float" office:value="2.2646576622" calcext:value-type="float">
            <text:p>2,264657662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75966" calcext:value-type="float">
            <text:p>0,75966</text:p>
          </table:table-cell>
          <table:table-cell office:value-type="float" office:value="0.672523449249" calcext:value-type="float">
            <text:p>0,6725234492</text:p>
          </table:table-cell>
          <table:table-cell office:value-type="float" office:value="0.7348" calcext:value-type="float">
            <text:p>0,7348</text:p>
          </table:table-cell>
          <table:table-cell office:value-type="float" office:value="0.788164822197" calcext:value-type="float">
            <text:p>0,788164822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9786" calcext:value-type="float">
            <text:p>0,99786</text:p>
          </table:table-cell>
          <table:table-cell office:value-type="float" office:value="0.0220502135623" calcext:value-type="float">
            <text:p>0,0220502136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11006108456" calcext:value-type="float">
            <text:p>2,110061084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823" calcext:value-type="float">
            <text:p>0,9823</text:p>
          </table:table-cell>
          <table:table-cell office:value-type="float" office:value="0.139849257259" calcext:value-type="float">
            <text:p>0,1398492573</text:p>
          </table:table-cell>
          <table:table-cell office:value-type="float" office:value="0.6276" calcext:value-type="float">
            <text:p>0,6276</text:p>
          </table:table-cell>
          <table:table-cell office:value-type="float" office:value="2.02208771725" calcext:value-type="float">
            <text:p>2,022087717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958" calcext:value-type="float">
            <text:p>0,9958</text:p>
          </table:table-cell>
          <table:table-cell office:value-type="float" office:value="0.0376667812622" calcext:value-type="float">
            <text:p>0,0376667813</text:p>
          </table:table-cell>
          <table:table-cell office:value-type="float" office:value="0.6634" calcext:value-type="float">
            <text:p>0,6634</text:p>
          </table:table-cell>
          <table:table-cell office:value-type="float" office:value="1.90810969543" calcext:value-type="float">
            <text:p>1,908109695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25719999981" calcext:value-type="float">
            <text:p>0,92572</text:p>
          </table:table-cell>
          <table:table-cell office:value-type="float" office:value="0.230624764185" calcext:value-type="float">
            <text:p>0,2306247642</text:p>
          </table:table-cell>
          <table:table-cell office:value-type="float" office:value="0.6398" calcext:value-type="float">
            <text:p>0,6398</text:p>
          </table:table-cell>
          <table:table-cell office:value-type="float" office:value="1.56689195786" calcext:value-type="float">
            <text:p>1,566891957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19385999999" calcext:value-type="float">
            <text:p>0,19386</text:p>
          </table:table-cell>
          <table:table-cell office:value-type="float" office:value="11.6858406671" calcext:value-type="float">
            <text:p>11,6858406671</text:p>
          </table:table-cell>
          <table:table-cell office:value-type="float" office:value="0.2072" calcext:value-type="float">
            <text:p>0,2072</text:p>
          </table:table-cell>
          <table:table-cell office:value-type="float" office:value="11.5724232285" calcext:value-type="float">
            <text:p>11,572423228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100459999998" calcext:value-type="float">
            <text:p>0,10046</text:p>
          </table:table-cell>
          <table:table-cell office:value-type="float" office:value="2.30255445595" calcext:value-type="float">
            <text:p>2,302554456</text:p>
          </table:table-cell>
          <table:table-cell office:value-type="float" office:value="0.1" calcext:value-type="float">
            <text:p>0,1</text:p>
          </table:table-cell>
          <table:table-cell office:value-type="float" office:value="2.30340716248" calcext:value-type="float">
            <text:p>2,303407162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701359999981" calcext:value-type="float">
            <text:p>0,70136</text:p>
          </table:table-cell>
          <table:table-cell office:value-type="float" office:value="0.853675443535" calcext:value-type="float">
            <text:p>0,8536754435</text:p>
          </table:table-cell>
          <table:table-cell office:value-type="float" office:value="0.5955" calcext:value-type="float">
            <text:p>0,5955</text:p>
          </table:table-cell>
          <table:table-cell office:value-type="float" office:value="1.20613473988" calcext:value-type="float">
            <text:p>1,206134739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9622" calcext:value-type="float">
            <text:p>0,99622</text:p>
          </table:table-cell>
          <table:table-cell office:value-type="float" office:value="0.0382462660050392" calcext:value-type="float">
            <text:p>0,038246266</text:p>
          </table:table-cell>
          <table:table-cell office:value-type="float" office:value="0.6692" calcext:value-type="float">
            <text:p>0,6692</text:p>
          </table:table-cell>
          <table:table-cell office:value-type="float" office:value="1.78782015724182" calcext:value-type="float">
            <text:p>1,787820157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749080000019" calcext:value-type="float">
            <text:p>0,74908</text:p>
          </table:table-cell>
          <table:table-cell office:value-type="float" office:value="0.706901683407" calcext:value-type="float">
            <text:p>0,7069016834</text:p>
          </table:table-cell>
          <table:table-cell office:value-type="float" office:value="0.726" calcext:value-type="float">
            <text:p>0,726</text:p>
          </table:table-cell>
          <table:table-cell office:value-type="float" office:value="0.792535404015" calcext:value-type="float">
            <text:p>0,79253540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714519999981" calcext:value-type="float">
            <text:p>0,71452</text:p>
          </table:table-cell>
          <table:table-cell office:value-type="float" office:value="0.796637263374" calcext:value-type="float">
            <text:p>0,7966372634</text:p>
          </table:table-cell>
          <table:table-cell office:value-type="float" office:value="0.7152" calcext:value-type="float">
            <text:p>0,7152</text:p>
          </table:table-cell>
          <table:table-cell office:value-type="float" office:value="0.825774653435" calcext:value-type="float">
            <text:p>0,825774653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696399999981" calcext:value-type="float">
            <text:p>0,6964</text:p>
          </table:table-cell>
          <table:table-cell office:value-type="float" office:value="0.860080122414" calcext:value-type="float">
            <text:p>0,8600801224</text:p>
          </table:table-cell>
          <table:table-cell office:value-type="float" office:value="0.6917" calcext:value-type="float">
            <text:p>0,6917</text:p>
          </table:table-cell>
          <table:table-cell office:value-type="float" office:value="0.887037365532" calcext:value-type="float">
            <text:p>0,88703736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9966" calcext:value-type="float">
            <text:p>0,99966</text:p>
          </table:table-cell>
          <table:table-cell office:value-type="float" office:value="0.00585154417902" calcext:value-type="float">
            <text:p>0,0058515442</text:p>
          </table:table-cell>
          <table:table-cell office:value-type="float" office:value="0.67" calcext:value-type="float">
            <text:p>0,67</text:p>
          </table:table-cell>
          <table:table-cell office:value-type="float" office:value="2.28392551041" calcext:value-type="float">
            <text:p>2,283925510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761340000038" calcext:value-type="float">
            <text:p>0,76134</text:p>
          </table:table-cell>
          <table:table-cell office:value-type="float" office:value="0.66462302721" calcext:value-type="float">
            <text:p>0,6646230272</text:p>
          </table:table-cell>
          <table:table-cell office:value-type="float" office:value="0.7287" calcext:value-type="float">
            <text:p>0,7287</text:p>
          </table:table-cell>
          <table:table-cell office:value-type="float" office:value="0.799952134132" calcext:value-type="float">
            <text:p>0,799952134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9948" calcext:value-type="float">
            <text:p>0,99948</text:p>
          </table:table-cell>
          <table:table-cell office:value-type="float" office:value="0.0121112905365" calcext:value-type="float">
            <text:p>0,0121112905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14668014565" calcext:value-type="float">
            <text:p>2,146680145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7286" calcext:value-type="float">
            <text:p>0,97286</text:p>
          </table:table-cell>
          <table:table-cell office:value-type="float" office:value="0.0947934088075" calcext:value-type="float">
            <text:p>0,0947934088</text:p>
          </table:table-cell>
          <table:table-cell office:value-type="float" office:value="0.6608" calcext:value-type="float">
            <text:p>0,6608</text:p>
          </table:table-cell>
          <table:table-cell office:value-type="float" office:value="2.08463567123" calcext:value-type="float">
            <text:p>2,084635671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9664" calcext:value-type="float">
            <text:p>0,99664</text:p>
          </table:table-cell>
          <table:table-cell office:value-type="float" office:value="0.0324861730373" calcext:value-type="float">
            <text:p>0,032486173</text:p>
          </table:table-cell>
          <table:table-cell office:value-type="float" office:value="0.6656" calcext:value-type="float">
            <text:p>0,6656</text:p>
          </table:table-cell>
          <table:table-cell office:value-type="float" office:value="1.9486168684" calcext:value-type="float">
            <text:p>1,948616868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29039999962" calcext:value-type="float">
            <text:p>0,92904</text:p>
          </table:table-cell>
          <table:table-cell office:value-type="float" office:value="0.22158239881" calcext:value-type="float">
            <text:p>0,2215823988</text:p>
          </table:table-cell>
          <table:table-cell office:value-type="float" office:value="0.6558" calcext:value-type="float">
            <text:p>0,6558</text:p>
          </table:table-cell>
          <table:table-cell office:value-type="float" office:value="1.44305189075" calcext:value-type="float">
            <text:p>1,443051890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165520000005" calcext:value-type="float">
            <text:p>0,16552</text:p>
          </table:table-cell>
          <table:table-cell office:value-type="float" office:value="12.4100818039" calcext:value-type="float">
            <text:p>12,4100818039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171" calcext:value-type="float">
            <text:p>14,506285617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100360000005" calcext:value-type="float">
            <text:p>0,10036</text:p>
          </table:table-cell>
          <table:table-cell office:value-type="float" office:value="2.30263067673" calcext:value-type="float">
            <text:p>2,3026306767</text:p>
          </table:table-cell>
          <table:table-cell office:value-type="float" office:value="0.1" calcext:value-type="float">
            <text:p>0,1</text:p>
          </table:table-cell>
          <table:table-cell office:value-type="float" office:value="2.30340227394" calcext:value-type="float">
            <text:p>2,303402273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702939999981" calcext:value-type="float">
            <text:p>0,70294</text:p>
          </table:table-cell>
          <table:table-cell office:value-type="float" office:value="0.846898220978" calcext:value-type="float">
            <text:p>0,846898221</text:p>
          </table:table-cell>
          <table:table-cell office:value-type="float" office:value="0.5939" calcext:value-type="float">
            <text:p>0,5939</text:p>
          </table:table-cell>
          <table:table-cell office:value-type="float" office:value="1.19770086031" calcext:value-type="float">
            <text:p>1,197700860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9648" calcext:value-type="float">
            <text:p>0,99648</text:p>
          </table:table-cell>
          <table:table-cell office:value-type="float" office:value="0.0355979174411297" calcext:value-type="float">
            <text:p>0,0355979174</text:p>
          </table:table-cell>
          <table:table-cell office:value-type="float" office:value="0.6705" calcext:value-type="float">
            <text:p>0,6705</text:p>
          </table:table-cell>
          <table:table-cell office:value-type="float" office:value="1.76000391845703" calcext:value-type="float">
            <text:p>1,760003918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75034" calcext:value-type="float">
            <text:p>0,75034</text:p>
          </table:table-cell>
          <table:table-cell office:value-type="float" office:value="0.700132551823" calcext:value-type="float">
            <text:p>0,7001325518</text:p>
          </table:table-cell>
          <table:table-cell office:value-type="float" office:value="0.7201" calcext:value-type="float">
            <text:p>0,7201</text:p>
          </table:table-cell>
          <table:table-cell office:value-type="float" office:value="0.803875181961" calcext:value-type="float">
            <text:p>0,80387518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71978" calcext:value-type="float">
            <text:p>0,71978</text:p>
          </table:table-cell>
          <table:table-cell office:value-type="float" office:value="0.791996399574" calcext:value-type="float">
            <text:p>0,7919963996</text:p>
          </table:table-cell>
          <table:table-cell office:value-type="float" office:value="0.7111" calcext:value-type="float">
            <text:p>0,7111</text:p>
          </table:table-cell>
          <table:table-cell office:value-type="float" office:value="0.827321869087" calcext:value-type="float">
            <text:p>0,827321869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699340000038" calcext:value-type="float">
            <text:p>0,69934</text:p>
          </table:table-cell>
          <table:table-cell office:value-type="float" office:value="0.856768378716" calcext:value-type="float">
            <text:p>0,8567683787</text:p>
          </table:table-cell>
          <table:table-cell office:value-type="float" office:value="0.6911" calcext:value-type="float">
            <text:p>0,6911</text:p>
          </table:table-cell>
          <table:table-cell office:value-type="float" office:value="0.891366881561" calcext:value-type="float">
            <text:p>0,89136688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536075425342" calcext:value-type="float">
            <text:p>0,0053607543</text:p>
          </table:table-cell>
          <table:table-cell office:value-type="float" office:value="0.6711" calcext:value-type="float">
            <text:p>0,6711</text:p>
          </table:table-cell>
          <table:table-cell office:value-type="float" office:value="2.29565159225" calcext:value-type="float">
            <text:p>2,295651592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763120000038" calcext:value-type="float">
            <text:p>0,76312</text:p>
          </table:table-cell>
          <table:table-cell office:value-type="float" office:value="0.663134829559" calcext:value-type="float">
            <text:p>0,6631348296</text:p>
          </table:table-cell>
          <table:table-cell office:value-type="float" office:value="0.7295" calcext:value-type="float">
            <text:p>0,7295</text:p>
          </table:table-cell>
          <table:table-cell office:value-type="float" office:value="0.797118896675" calcext:value-type="float">
            <text:p>0,797118896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0993220848672" calcext:value-type="float">
            <text:p>0,0099322085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17366468124" calcext:value-type="float">
            <text:p>2,173664681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9878" calcext:value-type="float">
            <text:p>0,99878</text:p>
          </table:table-cell>
          <table:table-cell office:value-type="float" office:value="0.0191971757278" calcext:value-type="float">
            <text:p>0,0191971757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09639826813" calcext:value-type="float">
            <text:p>2,096398268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9722" calcext:value-type="float">
            <text:p>0,99722</text:p>
          </table:table-cell>
          <table:table-cell office:value-type="float" office:value="0.0300915396976" calcext:value-type="float">
            <text:p>0,0300915397</text:p>
          </table:table-cell>
          <table:table-cell office:value-type="float" office:value="0.6673" calcext:value-type="float">
            <text:p>0,6673</text:p>
          </table:table-cell>
          <table:table-cell office:value-type="float" office:value="1.98176534729" calcext:value-type="float">
            <text:p>1,981765347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32620000019" calcext:value-type="float">
            <text:p>0,93262</text:p>
          </table:table-cell>
          <table:table-cell office:value-type="float" office:value="0.214548230538" calcext:value-type="float">
            <text:p>0,2145482305</text:p>
          </table:table-cell>
          <table:table-cell office:value-type="float" office:value="0.6533" calcext:value-type="float">
            <text:p>0,6533</text:p>
          </table:table-cell>
          <table:table-cell office:value-type="float" office:value="1.48722037888" calcext:value-type="float">
            <text:p>1,487220378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1" calcext:value-type="float">
            <text:p>0,1</text:p>
          </table:table-cell>
          <table:table-cell office:value-type="float" office:value="14.5060974188" calcext:value-type="float">
            <text:p>14,5060974188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171" calcext:value-type="float">
            <text:p>14,506285617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10036000001" calcext:value-type="float">
            <text:p>0,10036</text:p>
          </table:table-cell>
          <table:table-cell office:value-type="float" office:value="2.3026165345" calcext:value-type="float">
            <text:p>2,3026165345</text:p>
          </table:table-cell>
          <table:table-cell office:value-type="float" office:value="0.1" calcext:value-type="float">
            <text:p>0,1</text:p>
          </table:table-cell>
          <table:table-cell office:value-type="float" office:value="2.30348657608" calcext:value-type="float">
            <text:p>2,303486576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705040000038" calcext:value-type="float">
            <text:p>0,70504</text:p>
          </table:table-cell>
          <table:table-cell office:value-type="float" office:value="0.83850647995" calcext:value-type="float">
            <text:p>0,83850648</text:p>
          </table:table-cell>
          <table:table-cell office:value-type="float" office:value="0.5986" calcext:value-type="float">
            <text:p>0,5986</text:p>
          </table:table-cell>
          <table:table-cell office:value-type="float" office:value="1.19827531471" calcext:value-type="float">
            <text:p>1,198275314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9734" calcext:value-type="float">
            <text:p>0,99734</text:p>
          </table:table-cell>
          <table:table-cell office:value-type="float" office:value="0.0321227236038446" calcext:value-type="float">
            <text:p>0,0321227236</text:p>
          </table:table-cell>
          <table:table-cell office:value-type="float" office:value="0.6724" calcext:value-type="float">
            <text:p>0,6724</text:p>
          </table:table-cell>
          <table:table-cell office:value-type="float" office:value="1.78343598709106" calcext:value-type="float">
            <text:p>1,783435987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751040000019" calcext:value-type="float">
            <text:p>0,75104</text:p>
          </table:table-cell>
          <table:table-cell office:value-type="float" office:value="0.696522057152" calcext:value-type="float">
            <text:p>0,6965220572</text:p>
          </table:table-cell>
          <table:table-cell office:value-type="float" office:value="0.726" calcext:value-type="float">
            <text:p>0,726</text:p>
          </table:table-cell>
          <table:table-cell office:value-type="float" office:value="0.794368097305" calcext:value-type="float">
            <text:p>0,794368097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719180000038" calcext:value-type="float">
            <text:p>0,71918</text:p>
          </table:table-cell>
          <table:table-cell office:value-type="float" office:value="0.791202859993" calcext:value-type="float">
            <text:p>0,79120286</text:p>
          </table:table-cell>
          <table:table-cell office:value-type="float" office:value="0.7189" calcext:value-type="float">
            <text:p>0,7189</text:p>
          </table:table-cell>
          <table:table-cell office:value-type="float" office:value="0.815229997444" calcext:value-type="float">
            <text:p>0,815229997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699480000019" calcext:value-type="float">
            <text:p>0,69948</text:p>
          </table:table-cell>
          <table:table-cell office:value-type="float" office:value="0.848519385262" calcext:value-type="float">
            <text:p>0,8485193853</text:p>
          </table:table-cell>
          <table:table-cell office:value-type="float" office:value="0.6936" calcext:value-type="float">
            <text:p>0,6936</text:p>
          </table:table-cell>
          <table:table-cell office:value-type="float" office:value="0.884201293278" calcext:value-type="float">
            <text:p>0,88420129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47262346261" calcext:value-type="float">
            <text:p>0,0047262346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31929678192" calcext:value-type="float">
            <text:p>2,319296781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76542" calcext:value-type="float">
            <text:p>0,76542</text:p>
          </table:table-cell>
          <table:table-cell office:value-type="float" office:value="0.658989908524" calcext:value-type="float">
            <text:p>0,6589899085</text:p>
          </table:table-cell>
          <table:table-cell office:value-type="float" office:value="0.7306" calcext:value-type="float">
            <text:p>0,7306</text:p>
          </table:table-cell>
          <table:table-cell office:value-type="float" office:value="0.790462620544" calcext:value-type="float">
            <text:p>0,790462620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9962" calcext:value-type="float">
            <text:p>0,99962</text:p>
          </table:table-cell>
          <table:table-cell office:value-type="float" office:value="0.0085726623562" calcext:value-type="float">
            <text:p>0,0085726624</text:p>
          </table:table-cell>
          <table:table-cell office:value-type="float" office:value="0.667" calcext:value-type="float">
            <text:p>0,667</text:p>
          </table:table-cell>
          <table:table-cell office:value-type="float" office:value="2.2092463665" calcext:value-type="float">
            <text:p>2,209246366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82740000019" calcext:value-type="float">
            <text:p>0,98274</text:p>
          </table:table-cell>
          <table:table-cell office:value-type="float" office:value="0.103000771044" calcext:value-type="float">
            <text:p>0,103000771</text:p>
          </table:table-cell>
          <table:table-cell office:value-type="float" office:value="0.6599" calcext:value-type="float">
            <text:p>0,6599</text:p>
          </table:table-cell>
          <table:table-cell office:value-type="float" office:value="2.06385911102" calcext:value-type="float">
            <text:p>2,06385911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9806" calcext:value-type="float">
            <text:p>0,99806</text:p>
          </table:table-cell>
          <table:table-cell office:value-type="float" office:value="0.0263533593833" calcext:value-type="float">
            <text:p>0,0263533594</text:p>
          </table:table-cell>
          <table:table-cell office:value-type="float" office:value="0.667" calcext:value-type="float">
            <text:p>0,667</text:p>
          </table:table-cell>
          <table:table-cell office:value-type="float" office:value="2.01264379902" calcext:value-type="float">
            <text:p>2,01264379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3678" calcext:value-type="float">
            <text:p>0,93678</text:p>
          </table:table-cell>
          <table:table-cell office:value-type="float" office:value="0.203496604052" calcext:value-type="float">
            <text:p>0,2034966041</text:p>
          </table:table-cell>
          <table:table-cell office:value-type="float" office:value="0.6341" calcext:value-type="float">
            <text:p>0,6341</text:p>
          </table:table-cell>
          <table:table-cell office:value-type="float" office:value="1.62621514282" calcext:value-type="float">
            <text:p>1,626215142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0999999999952" calcext:value-type="float">
            <text:p>0,1</text:p>
          </table:table-cell>
          <table:table-cell office:value-type="float" office:value="14.5060922266" calcext:value-type="float">
            <text:p>14,5060922266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171" calcext:value-type="float">
            <text:p>14,506285617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10034" calcext:value-type="float">
            <text:p>0,10034</text:p>
          </table:table-cell>
          <table:table-cell office:value-type="float" office:value="2.30263279701" calcext:value-type="float">
            <text:p>2,302632797</text:p>
          </table:table-cell>
          <table:table-cell office:value-type="float" office:value="0.1" calcext:value-type="float">
            <text:p>0,1</text:p>
          </table:table-cell>
          <table:table-cell office:value-type="float" office:value="2.30349499817" calcext:value-type="float">
            <text:p>2,303494998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705519999981" calcext:value-type="float">
            <text:p>0,70552</text:p>
          </table:table-cell>
          <table:table-cell office:value-type="float" office:value="0.8362602911" calcext:value-type="float">
            <text:p>0,8362602911</text:p>
          </table:table-cell>
          <table:table-cell office:value-type="float" office:value="0.591" calcext:value-type="float">
            <text:p>0,591</text:p>
          </table:table-cell>
          <table:table-cell office:value-type="float" office:value="1.22699839325" calcext:value-type="float">
            <text:p>1,226998393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9746" calcext:value-type="float">
            <text:p>0,99746</text:p>
          </table:table-cell>
          <table:table-cell office:value-type="float" office:value="0.0301237754034996" calcext:value-type="float">
            <text:p>0,0301237754</text:p>
          </table:table-cell>
          <table:table-cell office:value-type="float" office:value="0.673" calcext:value-type="float">
            <text:p>0,673</text:p>
          </table:table-cell>
          <table:table-cell office:value-type="float" office:value="1.80324557418823" calcext:value-type="float">
            <text:p>1,803245574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753039999962" calcext:value-type="float">
            <text:p>0,75304</text:p>
          </table:table-cell>
          <table:table-cell office:value-type="float" office:value="0.695258326683" calcext:value-type="float">
            <text:p>0,6952583267</text:p>
          </table:table-cell>
          <table:table-cell office:value-type="float" office:value="0.7231" calcext:value-type="float">
            <text:p>0,7231</text:p>
          </table:table-cell>
          <table:table-cell office:value-type="float" office:value="0.794926199532" calcext:value-type="float">
            <text:p>0,794926199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723559999962" calcext:value-type="float">
            <text:p>0,72356</text:p>
          </table:table-cell>
          <table:table-cell office:value-type="float" office:value="0.781208905239" calcext:value-type="float">
            <text:p>0,7812089052</text:p>
          </table:table-cell>
          <table:table-cell office:value-type="float" office:value="0.7187" calcext:value-type="float">
            <text:p>0,7187</text:p>
          </table:table-cell>
          <table:table-cell office:value-type="float" office:value="0.815175743103" calcext:value-type="float">
            <text:p>0,815175743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700560000038" calcext:value-type="float">
            <text:p>0,70056</text:p>
          </table:table-cell>
          <table:table-cell office:value-type="float" office:value="0.84836641449" calcext:value-type="float">
            <text:p>0,8483664145</text:p>
          </table:table-cell>
          <table:table-cell office:value-type="float" office:value="0.6939" calcext:value-type="float">
            <text:p>0,6939</text:p>
          </table:table-cell>
          <table:table-cell office:value-type="float" office:value="0.885286164284" calcext:value-type="float">
            <text:p>0,88528616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0520078092203" calcext:value-type="float">
            <text:p>0,0052007809</text:p>
          </table:table-cell>
          <table:table-cell office:value-type="float" office:value="0.6715" calcext:value-type="float">
            <text:p>0,6715</text:p>
          </table:table-cell>
          <table:table-cell office:value-type="float" office:value="2.32755673523" calcext:value-type="float">
            <text:p>2,327556735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764939999981" calcext:value-type="float">
            <text:p>0,76494</text:p>
          </table:table-cell>
          <table:table-cell office:value-type="float" office:value="0.654277376938" calcext:value-type="float">
            <text:p>0,6542773769</text:p>
          </table:table-cell>
          <table:table-cell office:value-type="float" office:value="0.7301" calcext:value-type="float">
            <text:p>0,7301</text:p>
          </table:table-cell>
          <table:table-cell office:value-type="float" office:value="0.790301861572" calcext:value-type="float">
            <text:p>0,79030186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9978" calcext:value-type="float">
            <text:p>0,99978</text:p>
          </table:table-cell>
          <table:table-cell office:value-type="float" office:value="0.00779269229695" calcext:value-type="float">
            <text:p>0,0077926923</text:p>
          </table:table-cell>
          <table:table-cell office:value-type="float" office:value="0.6666" calcext:value-type="float">
            <text:p>0,6666</text:p>
          </table:table-cell>
          <table:table-cell office:value-type="float" office:value="2.22687836227" calcext:value-type="float">
            <text:p>2,226878362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9924" calcext:value-type="float">
            <text:p>0,99924</text:p>
          </table:table-cell>
          <table:table-cell office:value-type="float" office:value="0.0192523883688" calcext:value-type="float">
            <text:p>0,0192523884</text:p>
          </table:table-cell>
          <table:table-cell office:value-type="float" office:value="0.666" calcext:value-type="float">
            <text:p>0,666</text:p>
          </table:table-cell>
          <table:table-cell office:value-type="float" office:value="2.10625221863" calcext:value-type="float">
            <text:p>2,106252218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9806" calcext:value-type="float">
            <text:p>0,99806</text:p>
          </table:table-cell>
          <table:table-cell office:value-type="float" office:value="0.023676995219" calcext:value-type="float">
            <text:p>0,0236769952</text:p>
          </table:table-cell>
          <table:table-cell office:value-type="float" office:value="0.6603" calcext:value-type="float">
            <text:p>0,6603</text:p>
          </table:table-cell>
          <table:table-cell office:value-type="float" office:value="2.04176478672" calcext:value-type="float">
            <text:p>2,041764786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39959999981" calcext:value-type="float">
            <text:p>0,93996</text:p>
          </table:table-cell>
          <table:table-cell office:value-type="float" office:value="0.194325790892" calcext:value-type="float">
            <text:p>0,1943257909</text:p>
          </table:table-cell>
          <table:table-cell office:value-type="float" office:value="0.6231" calcext:value-type="float">
            <text:p>0,6231</text:p>
          </table:table-cell>
          <table:table-cell office:value-type="float" office:value="1.76034131756" calcext:value-type="float">
            <text:p>1,760341317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10000000001" calcext:value-type="float">
            <text:p>0,1</text:p>
          </table:table-cell>
          <table:table-cell office:value-type="float" office:value="14.506078093" calcext:value-type="float">
            <text:p>14,506078093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171" calcext:value-type="float">
            <text:p>14,506285617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100300000001" calcext:value-type="float">
            <text:p>0,1003</text:p>
          </table:table-cell>
          <table:table-cell office:value-type="float" office:value="2.30259713615" calcext:value-type="float">
            <text:p>2,3025971362</text:p>
          </table:table-cell>
          <table:table-cell office:value-type="float" office:value="0.1" calcext:value-type="float">
            <text:p>0,1</text:p>
          </table:table-cell>
          <table:table-cell office:value-type="float" office:value="2.3035605854" calcext:value-type="float">
            <text:p>2,303560585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70838" calcext:value-type="float">
            <text:p>0,70838</text:p>
          </table:table-cell>
          <table:table-cell office:value-type="float" office:value="0.829956720142" calcext:value-type="float">
            <text:p>0,8299567201</text:p>
          </table:table-cell>
          <table:table-cell office:value-type="float" office:value="0.5967" calcext:value-type="float">
            <text:p>0,5967</text:p>
          </table:table-cell>
          <table:table-cell office:value-type="float" office:value="1.18261904135" calcext:value-type="float">
            <text:p>1,18261904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9832" calcext:value-type="float">
            <text:p>0,99832</text:p>
          </table:table-cell>
          <table:table-cell office:value-type="float" office:value="0.0263197420918942" calcext:value-type="float">
            <text:p>0,0263197421</text:p>
          </table:table-cell>
          <table:table-cell office:value-type="float" office:value="0.6739" calcext:value-type="float">
            <text:p>0,6739</text:p>
          </table:table-cell>
          <table:table-cell office:value-type="float" office:value="1.82429839057922" calcext:value-type="float">
            <text:p>1,824298390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753759999981" calcext:value-type="float">
            <text:p>0,75376</text:p>
          </table:table-cell>
          <table:table-cell office:value-type="float" office:value="0.69106416111" calcext:value-type="float">
            <text:p>0,6910641611</text:p>
          </table:table-cell>
          <table:table-cell office:value-type="float" office:value="0.7262" calcext:value-type="float">
            <text:p>0,7262</text:p>
          </table:table-cell>
          <table:table-cell office:value-type="float" office:value="0.793294019318" calcext:value-type="float">
            <text:p>0,793294019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723000000038" calcext:value-type="float">
            <text:p>0,723</text:p>
          </table:table-cell>
          <table:table-cell office:value-type="float" office:value="0.779745663757" calcext:value-type="float">
            <text:p>0,7797456638</text:p>
          </table:table-cell>
          <table:table-cell office:value-type="float" office:value="0.7197" calcext:value-type="float">
            <text:p>0,7197</text:p>
          </table:table-cell>
          <table:table-cell office:value-type="float" office:value="0.810797469139" calcext:value-type="float">
            <text:p>0,810797469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701699999981" calcext:value-type="float">
            <text:p>0,7017</text:p>
          </table:table-cell>
          <table:table-cell office:value-type="float" office:value="0.844697156658" calcext:value-type="float">
            <text:p>0,8446971567</text:p>
          </table:table-cell>
          <table:table-cell office:value-type="float" office:value="0.6844" calcext:value-type="float">
            <text:p>0,6844</text:p>
          </table:table-cell>
          <table:table-cell office:value-type="float" office:value="0.901800341892" calcext:value-type="float">
            <text:p>0,90180034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452770949826" calcext:value-type="float">
            <text:p>0,0045277095</text:p>
          </table:table-cell>
          <table:table-cell office:value-type="float" office:value="0.6722" calcext:value-type="float">
            <text:p>0,6722</text:p>
          </table:table-cell>
          <table:table-cell office:value-type="float" office:value="2.33602257462" calcext:value-type="float">
            <text:p>2,336022574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768179999962" calcext:value-type="float">
            <text:p>0,76818</text:p>
          </table:table-cell>
          <table:table-cell office:value-type="float" office:value="0.647992028122" calcext:value-type="float">
            <text:p>0,6479920281</text:p>
          </table:table-cell>
          <table:table-cell office:value-type="float" office:value="0.7334" calcext:value-type="float">
            <text:p>0,7334</text:p>
          </table:table-cell>
          <table:table-cell office:value-type="float" office:value="0.788476318169" calcext:value-type="float">
            <text:p>0,788476318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710931618035" calcext:value-type="float">
            <text:p>0,0071093162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24895809479" calcext:value-type="float">
            <text:p>2,248958094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9964" calcext:value-type="float">
            <text:p>0,99964</text:p>
          </table:table-cell>
          <table:table-cell office:value-type="float" office:value="0.0128962708399" calcext:value-type="float">
            <text:p>0,0128962708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13432983322" calcext:value-type="float">
            <text:p>2,134329833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98680000019" calcext:value-type="float">
            <text:p>0,99868</text:p>
          </table:table-cell>
          <table:table-cell office:value-type="float" office:value="0.021189944061" calcext:value-type="float">
            <text:p>0,0211899441</text:p>
          </table:table-cell>
          <table:table-cell office:value-type="float" office:value="0.666" calcext:value-type="float">
            <text:p>0,666</text:p>
          </table:table-cell>
          <table:table-cell office:value-type="float" office:value="2.05437099438" calcext:value-type="float">
            <text:p>2,054370994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4496" calcext:value-type="float">
            <text:p>0,94496</text:p>
          </table:table-cell>
          <table:table-cell office:value-type="float" office:value="0.182703608801" calcext:value-type="float">
            <text:p>0,1827036088</text:p>
          </table:table-cell>
          <table:table-cell office:value-type="float" office:value="0.6535" calcext:value-type="float">
            <text:p>0,6535</text:p>
          </table:table-cell>
          <table:table-cell office:value-type="float" office:value="1.55738281345" calcext:value-type="float">
            <text:p>1,557382813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100000000001" calcext:value-type="float">
            <text:p>0,1</text:p>
          </table:table-cell>
          <table:table-cell office:value-type="float" office:value="14.5060041852" calcext:value-type="float">
            <text:p>14,5060041852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171" calcext:value-type="float">
            <text:p>14,506285617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100399999998" calcext:value-type="float">
            <text:p>0,1004</text:p>
          </table:table-cell>
          <table:table-cell office:value-type="float" office:value="2.3026202343" calcext:value-type="float">
            <text:p>2,3026202343</text:p>
          </table:table-cell>
          <table:table-cell office:value-type="float" office:value="0.1" calcext:value-type="float">
            <text:p>0,1</text:p>
          </table:table-cell>
          <table:table-cell office:value-type="float" office:value="2.30355462379" calcext:value-type="float">
            <text:p>2,303554623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711979999981" calcext:value-type="float">
            <text:p>0,71198</text:p>
          </table:table-cell>
          <table:table-cell office:value-type="float" office:value="0.822506525497" calcext:value-type="float">
            <text:p>0,8225065255</text:p>
          </table:table-cell>
          <table:table-cell office:value-type="float" office:value="0.5888" calcext:value-type="float">
            <text:p>0,5888</text:p>
          </table:table-cell>
          <table:table-cell office:value-type="float" office:value="1.24432721462" calcext:value-type="float">
            <text:p>1,244327214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9844" calcext:value-type="float">
            <text:p>0,99844</text:p>
          </table:table-cell>
          <table:table-cell office:value-type="float" office:value="0.0245232592308521" calcext:value-type="float">
            <text:p>0,0245232592</text:p>
          </table:table-cell>
          <table:table-cell office:value-type="float" office:value="0.6727" calcext:value-type="float">
            <text:p>0,6727</text:p>
          </table:table-cell>
          <table:table-cell office:value-type="float" office:value="1.84235738296509" calcext:value-type="float">
            <text:p>1,84235738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755799999962" calcext:value-type="float">
            <text:p>0,7558</text:p>
          </table:table-cell>
          <table:table-cell office:value-type="float" office:value="0.683438566856" calcext:value-type="float">
            <text:p>0,6834385669</text:p>
          </table:table-cell>
          <table:table-cell office:value-type="float" office:value="0.7253" calcext:value-type="float">
            <text:p>0,7253</text:p>
          </table:table-cell>
          <table:table-cell office:value-type="float" office:value="0.792073344994" calcext:value-type="float">
            <text:p>0,79207334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726420000019" calcext:value-type="float">
            <text:p>0,72642</text:p>
          </table:table-cell>
          <table:table-cell office:value-type="float" office:value="0.772984330997" calcext:value-type="float">
            <text:p>0,772984331</text:p>
          </table:table-cell>
          <table:table-cell office:value-type="float" office:value="0.7204" calcext:value-type="float">
            <text:p>0,7204</text:p>
          </table:table-cell>
          <table:table-cell office:value-type="float" office:value="0.811074569702" calcext:value-type="float">
            <text:p>0,811074569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702160000019" calcext:value-type="float">
            <text:p>0,70216</text:p>
          </table:table-cell>
          <table:table-cell office:value-type="float" office:value="0.83930542984" calcext:value-type="float">
            <text:p>0,8393054298</text:p>
          </table:table-cell>
          <table:table-cell office:value-type="float" office:value="0.6866" calcext:value-type="float">
            <text:p>0,6866</text:p>
          </table:table-cell>
          <table:table-cell office:value-type="float" office:value="0.896575485802" calcext:value-type="float">
            <text:p>0,89657548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426759126097" calcext:value-type="float">
            <text:p>0,0042675913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35177655067" calcext:value-type="float">
            <text:p>2,351776550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766399999981" calcext:value-type="float">
            <text:p>0,7664</text:p>
          </table:table-cell>
          <table:table-cell office:value-type="float" office:value="0.647467736931" calcext:value-type="float">
            <text:p>0,6474677369</text:p>
          </table:table-cell>
          <table:table-cell office:value-type="float" office:value="0.737" calcext:value-type="float">
            <text:p>0,737</text:p>
          </table:table-cell>
          <table:table-cell office:value-type="float" office:value="0.783087706947" calcext:value-type="float">
            <text:p>0,783087706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0672059080333" calcext:value-type="float">
            <text:p>0,0067205908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26680031471" calcext:value-type="float">
            <text:p>2,266800314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10744273946" calcext:value-type="float">
            <text:p>0,0107442739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16029069138" calcext:value-type="float">
            <text:p>2,160290691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9906" calcext:value-type="float">
            <text:p>0,99906</text:p>
          </table:table-cell>
          <table:table-cell office:value-type="float" office:value="0.0189594298875" calcext:value-type="float">
            <text:p>0,0189594299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06300578156" calcext:value-type="float">
            <text:p>2,063005781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46740000019" calcext:value-type="float">
            <text:p>0,94674</text:p>
          </table:table-cell>
          <table:table-cell office:value-type="float" office:value="0.178987708678" calcext:value-type="float">
            <text:p>0,1789877087</text:p>
          </table:table-cell>
          <table:table-cell office:value-type="float" office:value="0.6555" calcext:value-type="float">
            <text:p>0,6555</text:p>
          </table:table-cell>
          <table:table-cell office:value-type="float" office:value="1.54598350677" calcext:value-type="float">
            <text:p>1,545983506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100000000005" calcext:value-type="float">
            <text:p>0,1</text:p>
          </table:table-cell>
          <table:table-cell office:value-type="float" office:value="14.505694155" calcext:value-type="float">
            <text:p>14,505694155</text:p>
          </table:table-cell>
          <table:table-cell office:value-type="float" office:value="0.1" calcext:value-type="float">
            <text:p>0,1</text:p>
          </table:table-cell>
          <table:table-cell office:value-type="float" office:value="14.5059631195" calcext:value-type="float">
            <text:p>14,505963119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100399999995" calcext:value-type="float">
            <text:p>0,1004</text:p>
          </table:table-cell>
          <table:table-cell office:value-type="float" office:value="2.30264697685" calcext:value-type="float">
            <text:p>2,3026469769</text:p>
          </table:table-cell>
          <table:table-cell office:value-type="float" office:value="0.1" calcext:value-type="float">
            <text:p>0,1</text:p>
          </table:table-cell>
          <table:table-cell office:value-type="float" office:value="2.30352195206" calcext:value-type="float">
            <text:p>2,303521952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715099999981" calcext:value-type="float">
            <text:p>0,7151</text:p>
          </table:table-cell>
          <table:table-cell office:value-type="float" office:value="0.817835446968" calcext:value-type="float">
            <text:p>0,817835447</text:p>
          </table:table-cell>
          <table:table-cell office:value-type="float" office:value="0.6007" calcext:value-type="float">
            <text:p>0,6007</text:p>
          </table:table-cell>
          <table:table-cell office:value-type="float" office:value="1.20188560419" calcext:value-type="float">
            <text:p>1,201885604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9878" calcext:value-type="float">
            <text:p>0,99878</text:p>
          </table:table-cell>
          <table:table-cell office:value-type="float" office:value="0.0225902115190029" calcext:value-type="float">
            <text:p>0,0225902115</text:p>
          </table:table-cell>
          <table:table-cell office:value-type="float" office:value="0.6696" calcext:value-type="float">
            <text:p>0,6696</text:p>
          </table:table-cell>
          <table:table-cell office:value-type="float" office:value="1.87520126228333" calcext:value-type="float">
            <text:p>1,875201262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755100000019" calcext:value-type="float">
            <text:p>0,7551</text:p>
          </table:table-cell>
          <table:table-cell office:value-type="float" office:value="0.682240169125" calcext:value-type="float">
            <text:p>0,6822401691</text:p>
          </table:table-cell>
          <table:table-cell office:value-type="float" office:value="0.7304" calcext:value-type="float">
            <text:p>0,7304</text:p>
          </table:table-cell>
          <table:table-cell office:value-type="float" office:value="0.78758250103" calcext:value-type="float">
            <text:p>0,78758250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728040000038" calcext:value-type="float">
            <text:p>0,72804</text:p>
          </table:table-cell>
          <table:table-cell office:value-type="float" office:value="0.771563799782" calcext:value-type="float">
            <text:p>0,7715637998</text:p>
          </table:table-cell>
          <table:table-cell office:value-type="float" office:value="0.7248" calcext:value-type="float">
            <text:p>0,7248</text:p>
          </table:table-cell>
          <table:table-cell office:value-type="float" office:value="0.804422671509" calcext:value-type="float">
            <text:p>0,804422671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705359999962" calcext:value-type="float">
            <text:p>0,70536</text:p>
          </table:table-cell>
          <table:table-cell office:value-type="float" office:value="0.833544200249" calcext:value-type="float">
            <text:p>0,8335442002</text:p>
          </table:table-cell>
          <table:table-cell office:value-type="float" office:value="0.6939" calcext:value-type="float">
            <text:p>0,6939</text:p>
          </table:table-cell>
          <table:table-cell office:value-type="float" office:value="0.878733094883" calcext:value-type="float">
            <text:p>0,878733094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9978" calcext:value-type="float">
            <text:p>0,99978</text:p>
          </table:table-cell>
          <table:table-cell office:value-type="float" office:value="0.00407109654322" calcext:value-type="float">
            <text:p>0,0040710965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36880777054" calcext:value-type="float">
            <text:p>2,368807770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770940000019" calcext:value-type="float">
            <text:p>0,77094</text:p>
          </table:table-cell>
          <table:table-cell office:value-type="float" office:value="0.640532055626" calcext:value-type="float">
            <text:p>0,6405320556</text:p>
          </table:table-cell>
          <table:table-cell office:value-type="float" office:value="0.7332" calcext:value-type="float">
            <text:p>0,7332</text:p>
          </table:table-cell>
          <table:table-cell office:value-type="float" office:value="0.789474580002" calcext:value-type="float">
            <text:p>0,7894745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9964" calcext:value-type="float">
            <text:p>0,99964</text:p>
          </table:table-cell>
          <table:table-cell office:value-type="float" office:value="0.00643922421783" calcext:value-type="float">
            <text:p>0,0064392242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28906670914" calcext:value-type="float">
            <text:p>2,289066709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948677125454" calcext:value-type="float">
            <text:p>0,0094867713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19526736603" calcext:value-type="float">
            <text:p>2,19526736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9906" calcext:value-type="float">
            <text:p>0,99906</text:p>
          </table:table-cell>
          <table:table-cell office:value-type="float" office:value="0.0176740383697" calcext:value-type="float">
            <text:p>0,0176740384</text:p>
          </table:table-cell>
          <table:table-cell office:value-type="float" office:value="0.667" calcext:value-type="float">
            <text:p>0,667</text:p>
          </table:table-cell>
          <table:table-cell office:value-type="float" office:value="2.12992308674" calcext:value-type="float">
            <text:p>2,129923086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48060000038" calcext:value-type="float">
            <text:p>0,94806</text:p>
          </table:table-cell>
          <table:table-cell office:value-type="float" office:value="0.171999538498" calcext:value-type="float">
            <text:p>0,1719995385</text:p>
          </table:table-cell>
          <table:table-cell office:value-type="float" office:value="0.6543" calcext:value-type="float">
            <text:p>0,6543</text:p>
          </table:table-cell>
          <table:table-cell office:value-type="float" office:value="1.57541071568" calcext:value-type="float">
            <text:p>1,575410715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121380000005" calcext:value-type="float">
            <text:p>0,12138</text:p>
          </table:table-cell>
          <table:table-cell office:value-type="float" office:value="13.624813674" calcext:value-type="float">
            <text:p>13,624813674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873" calcext:value-type="float">
            <text:p>14,506285687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10028000001" calcext:value-type="float">
            <text:p>0,10028</text:p>
          </table:table-cell>
          <table:table-cell office:value-type="float" office:value="2.30259198067" calcext:value-type="float">
            <text:p>2,3025919807</text:p>
          </table:table-cell>
          <table:table-cell office:value-type="float" office:value="0.1" calcext:value-type="float">
            <text:p>0,1</text:p>
          </table:table-cell>
          <table:table-cell office:value-type="float" office:value="2.30348009148" calcext:value-type="float">
            <text:p>2,30348009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715979999981" calcext:value-type="float">
            <text:p>0,71598</text:p>
          </table:table-cell>
          <table:table-cell office:value-type="float" office:value="0.808691509838" calcext:value-type="float">
            <text:p>0,8086915098</text:p>
          </table:table-cell>
          <table:table-cell office:value-type="float" office:value="0.6047" calcext:value-type="float">
            <text:p>0,6047</text:p>
          </table:table-cell>
          <table:table-cell office:value-type="float" office:value="1.19694543076" calcext:value-type="float">
            <text:p>1,196945430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9904" calcext:value-type="float">
            <text:p>0,99904</text:p>
          </table:table-cell>
          <table:table-cell office:value-type="float" office:value="0.0204840436428785" calcext:value-type="float">
            <text:p>0,0204840436</text:p>
          </table:table-cell>
          <table:table-cell office:value-type="float" office:value="0.6692" calcext:value-type="float">
            <text:p>0,6692</text:p>
          </table:table-cell>
          <table:table-cell office:value-type="float" office:value="1.91453954620361" calcext:value-type="float">
            <text:p>1,914539546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757359999962" calcext:value-type="float">
            <text:p>0,75736</text:p>
          </table:table-cell>
          <table:table-cell office:value-type="float" office:value="0.675613368664" calcext:value-type="float">
            <text:p>0,6756133687</text:p>
          </table:table-cell>
          <table:table-cell office:value-type="float" office:value="0.7241" calcext:value-type="float">
            <text:p>0,7241</text:p>
          </table:table-cell>
          <table:table-cell office:value-type="float" office:value="0.802705263329" calcext:value-type="float">
            <text:p>0,802705263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73094" calcext:value-type="float">
            <text:p>0,73094</text:p>
          </table:table-cell>
          <table:table-cell office:value-type="float" office:value="0.764496778297" calcext:value-type="float">
            <text:p>0,7644967783</text:p>
          </table:table-cell>
          <table:table-cell office:value-type="float" office:value="0.7196" calcext:value-type="float">
            <text:p>0,7196</text:p>
          </table:table-cell>
          <table:table-cell office:value-type="float" office:value="0.810883952141" calcext:value-type="float">
            <text:p>0,810883952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704959999962" calcext:value-type="float">
            <text:p>0,70496</text:p>
          </table:table-cell>
          <table:table-cell office:value-type="float" office:value="0.83327249897" calcext:value-type="float">
            <text:p>0,833272499</text:p>
          </table:table-cell>
          <table:table-cell office:value-type="float" office:value="0.6881" calcext:value-type="float">
            <text:p>0,6881</text:p>
          </table:table-cell>
          <table:table-cell office:value-type="float" office:value="0.893727492237" calcext:value-type="float">
            <text:p>0,89372749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378378154613" calcext:value-type="float">
            <text:p>0,0037837815</text:p>
          </table:table-cell>
          <table:table-cell office:value-type="float" office:value="0.6726" calcext:value-type="float">
            <text:p>0,6726</text:p>
          </table:table-cell>
          <table:table-cell office:value-type="float" office:value="2.37272940979" calcext:value-type="float">
            <text:p>2,372729409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771380000038" calcext:value-type="float">
            <text:p>0,77138</text:p>
          </table:table-cell>
          <table:table-cell office:value-type="float" office:value="0.638530529919" calcext:value-type="float">
            <text:p>0,6385305299</text:p>
          </table:table-cell>
          <table:table-cell office:value-type="float" office:value="0.7382" calcext:value-type="float">
            <text:p>0,7382</text:p>
          </table:table-cell>
          <table:table-cell office:value-type="float" office:value="0.777035307503" calcext:value-type="float">
            <text:p>0,777035307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9978" calcext:value-type="float">
            <text:p>0,99978</text:p>
          </table:table-cell>
          <table:table-cell office:value-type="float" office:value="0.00565089069098" calcext:value-type="float">
            <text:p>0,0056508907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30087329941" calcext:value-type="float">
            <text:p>2,300873299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886263418853" calcext:value-type="float">
            <text:p>0,0088626342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20783769493" calcext:value-type="float">
            <text:p>2,207837694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9918" calcext:value-type="float">
            <text:p>0,99918</text:p>
          </table:table-cell>
          <table:table-cell office:value-type="float" office:value="0.0164790946198" calcext:value-type="float">
            <text:p>0,0164790946</text:p>
          </table:table-cell>
          <table:table-cell office:value-type="float" office:value="0.6649" calcext:value-type="float">
            <text:p>0,6649</text:p>
          </table:table-cell>
          <table:table-cell office:value-type="float" office:value="2.1123186697" calcext:value-type="float">
            <text:p>2,112318669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53840000019" calcext:value-type="float">
            <text:p>0,95384</text:p>
          </table:table-cell>
          <table:table-cell office:value-type="float" office:value="0.157766933093" calcext:value-type="float">
            <text:p>0,1577669331</text:p>
          </table:table-cell>
          <table:table-cell office:value-type="float" office:value="0.6471" calcext:value-type="float">
            <text:p>0,6471</text:p>
          </table:table-cell>
          <table:table-cell office:value-type="float" office:value="1.65302104721" calcext:value-type="float">
            <text:p>1,653021047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10253999999" calcext:value-type="float">
            <text:p>0,10254</text:p>
          </table:table-cell>
          <table:table-cell office:value-type="float" office:value="14.372812337" calcext:value-type="float">
            <text:p>14,372812337</text:p>
          </table:table-cell>
          <table:table-cell office:value-type="float" office:value="0.1279" calcext:value-type="float">
            <text:p>0,1279</text:p>
          </table:table-cell>
          <table:table-cell office:value-type="float" office:value="13.4966965271" calcext:value-type="float">
            <text:p>13,496696527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100280000005" calcext:value-type="float">
            <text:p>0,10028</text:p>
          </table:table-cell>
          <table:table-cell office:value-type="float" office:value="2.30259586777" calcext:value-type="float">
            <text:p>2,3025958678</text:p>
          </table:table-cell>
          <table:table-cell office:value-type="float" office:value="0.1" calcext:value-type="float">
            <text:p>0,1</text:p>
          </table:table-cell>
          <table:table-cell office:value-type="float" office:value="2.30347029648" calcext:value-type="float">
            <text:p>2,303470296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717640000019" calcext:value-type="float">
            <text:p>0,71764</text:p>
          </table:table-cell>
          <table:table-cell office:value-type="float" office:value="0.804571163063" calcext:value-type="float">
            <text:p>0,8045711631</text:p>
          </table:table-cell>
          <table:table-cell office:value-type="float" office:value="0.6008" calcext:value-type="float">
            <text:p>0,6008</text:p>
          </table:table-cell>
          <table:table-cell office:value-type="float" office:value="1.19739805107" calcext:value-type="float">
            <text:p>1,19739805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9898" calcext:value-type="float">
            <text:p>0,99898</text:p>
          </table:table-cell>
          <table:table-cell office:value-type="float" office:value="0.019405501768291" calcext:value-type="float">
            <text:p>0,0194055018</text:p>
          </table:table-cell>
          <table:table-cell office:value-type="float" office:value="0.6698" calcext:value-type="float">
            <text:p>0,6698</text:p>
          </table:table-cell>
          <table:table-cell office:value-type="float" office:value="1.89413676528931" calcext:value-type="float">
            <text:p>1,894136765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756260000019" calcext:value-type="float">
            <text:p>0,75626</text:p>
          </table:table-cell>
          <table:table-cell office:value-type="float" office:value="0.67859456953" calcext:value-type="float">
            <text:p>0,6785945695</text:p>
          </table:table-cell>
          <table:table-cell office:value-type="float" office:value="0.729" calcext:value-type="float">
            <text:p>0,729</text:p>
          </table:table-cell>
          <table:table-cell office:value-type="float" office:value="0.786292750359" calcext:value-type="float">
            <text:p>0,786292750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729259999981" calcext:value-type="float">
            <text:p>0,72926</text:p>
          </table:table-cell>
          <table:table-cell office:value-type="float" office:value="0.76363880888" calcext:value-type="float">
            <text:p>0,7636388089</text:p>
          </table:table-cell>
          <table:table-cell office:value-type="float" office:value="0.7214" calcext:value-type="float">
            <text:p>0,7214</text:p>
          </table:table-cell>
          <table:table-cell office:value-type="float" office:value="0.805748014832" calcext:value-type="float">
            <text:p>0,805748014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708919999962" calcext:value-type="float">
            <text:p>0,70892</text:p>
          </table:table-cell>
          <table:table-cell office:value-type="float" office:value="0.827150942574" calcext:value-type="float">
            <text:p>0,8271509426</text:p>
          </table:table-cell>
          <table:table-cell office:value-type="float" office:value="0.6962" calcext:value-type="float">
            <text:p>0,6962</text:p>
          </table:table-cell>
          <table:table-cell office:value-type="float" office:value="0.881742449474" calcext:value-type="float">
            <text:p>0,88174244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37253117235" calcext:value-type="float">
            <text:p>0,0037253117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38260610046" calcext:value-type="float">
            <text:p>2,382606100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775179999962" calcext:value-type="float">
            <text:p>0,77518</text:p>
          </table:table-cell>
          <table:table-cell office:value-type="float" office:value="0.627891467476" calcext:value-type="float">
            <text:p>0,6278914675</text:p>
          </table:table-cell>
          <table:table-cell office:value-type="float" office:value="0.7317" calcext:value-type="float">
            <text:p>0,7317</text:p>
          </table:table-cell>
          <table:table-cell office:value-type="float" office:value="0.789641134644" calcext:value-type="float">
            <text:p>0,789641134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542798756868" calcext:value-type="float">
            <text:p>0,0054279876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31643815613" calcext:value-type="float">
            <text:p>2,316438156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853822199062" calcext:value-type="float">
            <text:p>0,008538222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22693984489" calcext:value-type="float">
            <text:p>2,226939844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994" calcext:value-type="float">
            <text:p>0,9994</text:p>
          </table:table-cell>
          <table:table-cell office:value-type="float" office:value="0.0148299103826" calcext:value-type="float">
            <text:p>0,0148299104</text:p>
          </table:table-cell>
          <table:table-cell office:value-type="float" office:value="0.6666" calcext:value-type="float">
            <text:p>0,6666</text:p>
          </table:table-cell>
          <table:table-cell office:value-type="float" office:value="2.13098854523" calcext:value-type="float">
            <text:p>2,130988545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58060000019" calcext:value-type="float">
            <text:p>0,95806</text:p>
          </table:table-cell>
          <table:table-cell office:value-type="float" office:value="0.148330785265" calcext:value-type="float">
            <text:p>0,1483307853</text:p>
          </table:table-cell>
          <table:table-cell office:value-type="float" office:value="0.652" calcext:value-type="float">
            <text:p>0,652</text:p>
          </table:table-cell>
          <table:table-cell office:value-type="float" office:value="1.64143836956" calcext:value-type="float">
            <text:p>1,641438369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128259999995" calcext:value-type="float">
            <text:p>0,12826</text:p>
          </table:table-cell>
          <table:table-cell office:value-type="float" office:value="13.6010681107" calcext:value-type="float">
            <text:p>13,6010681107</text:p>
          </table:table-cell>
          <table:table-cell office:value-type="float" office:value="0.1056" calcext:value-type="float">
            <text:p>0,1056</text:p>
          </table:table-cell>
          <table:table-cell office:value-type="float" office:value="14.1409272766" calcext:value-type="float">
            <text:p>14,140927276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100260000002" calcext:value-type="float">
            <text:p>0,10026</text:p>
          </table:table-cell>
          <table:table-cell office:value-type="float" office:value="2.30255938522" calcext:value-type="float">
            <text:p>2,3025593852</text:p>
          </table:table-cell>
          <table:table-cell office:value-type="float" office:value="0.1" calcext:value-type="float">
            <text:p>0,1</text:p>
          </table:table-cell>
          <table:table-cell office:value-type="float" office:value="2.30354170456" calcext:value-type="float">
            <text:p>2,303541704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720259999962" calcext:value-type="float">
            <text:p>0,72026</text:p>
          </table:table-cell>
          <table:table-cell office:value-type="float" office:value="0.796831959629" calcext:value-type="float">
            <text:p>0,7968319596</text:p>
          </table:table-cell>
          <table:table-cell office:value-type="float" office:value="0.6089" calcext:value-type="float">
            <text:p>0,6089</text:p>
          </table:table-cell>
          <table:table-cell office:value-type="float" office:value="1.17090266609" calcext:value-type="float">
            <text:p>1,170902666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0178610314461589" calcext:value-type="float">
            <text:p>0,0178610314</text:p>
          </table:table-cell>
          <table:table-cell office:value-type="float" office:value="0.6702" calcext:value-type="float">
            <text:p>0,6702</text:p>
          </table:table-cell>
          <table:table-cell office:value-type="float" office:value="1.91501474761963" calcext:value-type="float">
            <text:p>1,915014747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763039999962" calcext:value-type="float">
            <text:p>0,76304</text:p>
          </table:table-cell>
          <table:table-cell office:value-type="float" office:value="0.664162028894" calcext:value-type="float">
            <text:p>0,6641620289</text:p>
          </table:table-cell>
          <table:table-cell office:value-type="float" office:value="0.7278" calcext:value-type="float">
            <text:p>0,7278</text:p>
          </table:table-cell>
          <table:table-cell office:value-type="float" office:value="0.79025025692" calcext:value-type="float">
            <text:p>0,790250256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7318" calcext:value-type="float">
            <text:p>0,7318</text:p>
          </table:table-cell>
          <table:table-cell office:value-type="float" office:value="0.758795734615" calcext:value-type="float">
            <text:p>0,7587957346</text:p>
          </table:table-cell>
          <table:table-cell office:value-type="float" office:value="0.7224" calcext:value-type="float">
            <text:p>0,7224</text:p>
          </table:table-cell>
          <table:table-cell office:value-type="float" office:value="0.805714316463" calcext:value-type="float">
            <text:p>0,805714316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70978" calcext:value-type="float">
            <text:p>0,70978</text:p>
          </table:table-cell>
          <table:table-cell office:value-type="float" office:value="0.823220185184" calcext:value-type="float">
            <text:p>0,8232201852</text:p>
          </table:table-cell>
          <table:table-cell office:value-type="float" office:value="0.6907" calcext:value-type="float">
            <text:p>0,6907</text:p>
          </table:table-cell>
          <table:table-cell office:value-type="float" office:value="0.905251404953" calcext:value-type="float">
            <text:p>0,9052514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359200229973" calcext:value-type="float">
            <text:p>0,0035920023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39422545166" calcext:value-type="float">
            <text:p>2,394225451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774979999981" calcext:value-type="float">
            <text:p>0,77498</text:p>
          </table:table-cell>
          <table:table-cell office:value-type="float" office:value="0.624361653957" calcext:value-type="float">
            <text:p>0,624361654</text:p>
          </table:table-cell>
          <table:table-cell office:value-type="float" office:value="0.7364" calcext:value-type="float">
            <text:p>0,7364</text:p>
          </table:table-cell>
          <table:table-cell office:value-type="float" office:value="0.781868667984" calcext:value-type="float">
            <text:p>0,78186866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9966" calcext:value-type="float">
            <text:p>0,99966</text:p>
          </table:table-cell>
          <table:table-cell office:value-type="float" office:value="0.00518041433617" calcext:value-type="float">
            <text:p>0,0051804143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33412297325" calcext:value-type="float">
            <text:p>2,334122973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788133327737" calcext:value-type="float">
            <text:p>0,0078813333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24392345772" calcext:value-type="float">
            <text:p>2,243923457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9948" calcext:value-type="float">
            <text:p>0,99948</text:p>
          </table:table-cell>
          <table:table-cell office:value-type="float" office:value="0.0139207219937" calcext:value-type="float">
            <text:p>0,013920722</text:p>
          </table:table-cell>
          <table:table-cell office:value-type="float" office:value="0.6685" calcext:value-type="float">
            <text:p>0,6685</text:p>
          </table:table-cell>
          <table:table-cell office:value-type="float" office:value="2.1498002327" calcext:value-type="float">
            <text:p>2,149800232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59260000019" calcext:value-type="float">
            <text:p>0,95926</text:p>
          </table:table-cell>
          <table:table-cell office:value-type="float" office:value="0.144814992156" calcext:value-type="float">
            <text:p>0,1448149922</text:p>
          </table:table-cell>
          <table:table-cell office:value-type="float" office:value="0.6446" calcext:value-type="float">
            <text:p>0,6446</text:p>
          </table:table-cell>
          <table:table-cell office:value-type="float" office:value="1.73808586693" calcext:value-type="float">
            <text:p>1,738085866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11774000001" calcext:value-type="float">
            <text:p>0,11774</text:p>
          </table:table-cell>
          <table:table-cell office:value-type="float" office:value="13.9222512796" calcext:value-type="float">
            <text:p>13,9222512796</text:p>
          </table:table-cell>
          <table:table-cell office:value-type="float" office:value="0.1104" calcext:value-type="float">
            <text:p>0,1104</text:p>
          </table:table-cell>
          <table:table-cell office:value-type="float" office:value="14.1722406677" calcext:value-type="float">
            <text:p>14,172240667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100239999995" calcext:value-type="float">
            <text:p>0,10024</text:p>
          </table:table-cell>
          <table:table-cell office:value-type="float" office:value="2.30252958878" calcext:value-type="float">
            <text:p>2,3025295888</text:p>
          </table:table-cell>
          <table:table-cell office:value-type="float" office:value="0.1" calcext:value-type="float">
            <text:p>0,1</text:p>
          </table:table-cell>
          <table:table-cell office:value-type="float" office:value="2.30347918053" calcext:value-type="float">
            <text:p>2,303479180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722260000019" calcext:value-type="float">
            <text:p>0,72226</text:p>
          </table:table-cell>
          <table:table-cell office:value-type="float" office:value="0.791955481834" calcext:value-type="float">
            <text:p>0,7919554818</text:p>
          </table:table-cell>
          <table:table-cell office:value-type="float" office:value="0.6014" calcext:value-type="float">
            <text:p>0,6014</text:p>
          </table:table-cell>
          <table:table-cell office:value-type="float" office:value="1.20375805817" calcext:value-type="float">
            <text:p>1,203758058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9928" calcext:value-type="float">
            <text:p>0,99928</text:p>
          </table:table-cell>
          <table:table-cell office:value-type="float" office:value="0.0169280762916803" calcext:value-type="float">
            <text:p>0,0169280763</text:p>
          </table:table-cell>
          <table:table-cell office:value-type="float" office:value="0.6706" calcext:value-type="float">
            <text:p>0,6706</text:p>
          </table:table-cell>
          <table:table-cell office:value-type="float" office:value="1.93185703620911" calcext:value-type="float">
            <text:p>1,931857036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760900000019" calcext:value-type="float">
            <text:p>0,7609</text:p>
          </table:table-cell>
          <table:table-cell office:value-type="float" office:value="0.6633824963" calcext:value-type="float">
            <text:p>0,6633824963</text:p>
          </table:table-cell>
          <table:table-cell office:value-type="float" office:value="0.7294" calcext:value-type="float">
            <text:p>0,7294</text:p>
          </table:table-cell>
          <table:table-cell office:value-type="float" office:value="0.786244168091" calcext:value-type="float">
            <text:p>0,786244168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732879999962" calcext:value-type="float">
            <text:p>0,73288</text:p>
          </table:table-cell>
          <table:table-cell office:value-type="float" office:value="0.754889637737" calcext:value-type="float">
            <text:p>0,7548896377</text:p>
          </table:table-cell>
          <table:table-cell office:value-type="float" office:value="0.7186" calcext:value-type="float">
            <text:p>0,7186</text:p>
          </table:table-cell>
          <table:table-cell office:value-type="float" office:value="0.80786839962" calcext:value-type="float">
            <text:p>0,807868399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710859999962" calcext:value-type="float">
            <text:p>0,71086</text:p>
          </table:table-cell>
          <table:table-cell office:value-type="float" office:value="0.812121611462" calcext:value-type="float">
            <text:p>0,8121216115</text:p>
          </table:table-cell>
          <table:table-cell office:value-type="float" office:value="0.6971" calcext:value-type="float">
            <text:p>0,6971</text:p>
          </table:table-cell>
          <table:table-cell office:value-type="float" office:value="0.880142632675" calcext:value-type="float">
            <text:p>0,880142632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327622071922" calcext:value-type="float">
            <text:p>0,0032762207</text:p>
          </table:table-cell>
          <table:table-cell office:value-type="float" office:value="0.6701" calcext:value-type="float">
            <text:p>0,6701</text:p>
          </table:table-cell>
          <table:table-cell office:value-type="float" office:value="2.40587835541" calcext:value-type="float">
            <text:p>2,405878355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774260000019" calcext:value-type="float">
            <text:p>0,77426</text:p>
          </table:table-cell>
          <table:table-cell office:value-type="float" office:value="0.624335451813" calcext:value-type="float">
            <text:p>0,6243354518</text:p>
          </table:table-cell>
          <table:table-cell office:value-type="float" office:value="0.7225" calcext:value-type="float">
            <text:p>0,7225</text:p>
          </table:table-cell>
          <table:table-cell office:value-type="float" office:value="0.819363812256" calcext:value-type="float">
            <text:p>0,819363812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476018654495" calcext:value-type="float">
            <text:p>0,0047601865</text:p>
          </table:table-cell>
          <table:table-cell office:value-type="float" office:value="0.666" calcext:value-type="float">
            <text:p>0,666</text:p>
          </table:table-cell>
          <table:table-cell office:value-type="float" office:value="2.34333666306" calcext:value-type="float">
            <text:p>2,343336663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699432162642" calcext:value-type="float">
            <text:p>0,0069943216</text:p>
          </table:table-cell>
          <table:table-cell office:value-type="float" office:value="0.6659" calcext:value-type="float">
            <text:p>0,6659</text:p>
          </table:table-cell>
          <table:table-cell office:value-type="float" office:value="2.26606204834" calcext:value-type="float">
            <text:p>2,266062048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9936" calcext:value-type="float">
            <text:p>0,99936</text:p>
          </table:table-cell>
          <table:table-cell office:value-type="float" office:value="0.0135417624348" calcext:value-type="float">
            <text:p>0,0135417624</text:p>
          </table:table-cell>
          <table:table-cell office:value-type="float" office:value="0.6664" calcext:value-type="float">
            <text:p>0,6664</text:p>
          </table:table-cell>
          <table:table-cell office:value-type="float" office:value="2.1722960659" calcext:value-type="float">
            <text:p>2,172296065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62259999981" calcext:value-type="float">
            <text:p>0,96226</text:p>
          </table:table-cell>
          <table:table-cell office:value-type="float" office:value="0.134574203367" calcext:value-type="float">
            <text:p>0,1345742034</text:p>
          </table:table-cell>
          <table:table-cell office:value-type="float" office:value="0.6442" calcext:value-type="float">
            <text:p>0,6442</text:p>
          </table:table-cell>
          <table:table-cell office:value-type="float" office:value="1.69138254204" calcext:value-type="float">
            <text:p>1,69138254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130459999995" calcext:value-type="float">
            <text:p>0,13046</text:p>
          </table:table-cell>
          <table:table-cell office:value-type="float" office:value="13.7906003864" calcext:value-type="float">
            <text:p>13,7906003864</text:p>
          </table:table-cell>
          <table:table-cell office:value-type="float" office:value="0.1606" calcext:value-type="float">
            <text:p>0,1606</text:p>
          </table:table-cell>
          <table:table-cell office:value-type="float" office:value="12.976706778" calcext:value-type="float">
            <text:p>12,97670677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100239999995" calcext:value-type="float">
            <text:p>0,10024</text:p>
          </table:table-cell>
          <table:table-cell office:value-type="float" office:value="2.30255668533" calcext:value-type="float">
            <text:p>2,3025566853</text:p>
          </table:table-cell>
          <table:table-cell office:value-type="float" office:value="0.1" calcext:value-type="float">
            <text:p>0,1</text:p>
          </table:table-cell>
          <table:table-cell office:value-type="float" office:value="2.30348026695" calcext:value-type="float">
            <text:p>2,30348026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722660000019" calcext:value-type="float">
            <text:p>0,72266</text:p>
          </table:table-cell>
          <table:table-cell office:value-type="float" office:value="0.787518469048" calcext:value-type="float">
            <text:p>0,787518469</text:p>
          </table:table-cell>
          <table:table-cell office:value-type="float" office:value="0.6037" calcext:value-type="float">
            <text:p>0,6037</text:p>
          </table:table-cell>
          <table:table-cell office:value-type="float" office:value="1.20178403549" calcext:value-type="float">
            <text:p>1,201784035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9918" calcext:value-type="float">
            <text:p>0,99918</text:p>
          </table:table-cell>
          <table:table-cell office:value-type="float" office:value="0.0158397574913502" calcext:value-type="float">
            <text:p>0,0158397575</text:p>
          </table:table-cell>
          <table:table-cell office:value-type="float" office:value="0.6708" calcext:value-type="float">
            <text:p>0,6708</text:p>
          </table:table-cell>
          <table:table-cell office:value-type="float" office:value="1.95124682426453" calcext:value-type="float">
            <text:p>1,951246824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763059999962" calcext:value-type="float">
            <text:p>0,76306</text:p>
          </table:table-cell>
          <table:table-cell office:value-type="float" office:value="0.6605615942" calcext:value-type="float">
            <text:p>0,6605615942</text:p>
          </table:table-cell>
          <table:table-cell office:value-type="float" office:value="0.7241" calcext:value-type="float">
            <text:p>0,7241</text:p>
          </table:table-cell>
          <table:table-cell office:value-type="float" office:value="0.806097803688" calcext:value-type="float">
            <text:p>0,806097803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734020000019" calcext:value-type="float">
            <text:p>0,73402</text:p>
          </table:table-cell>
          <table:table-cell office:value-type="float" office:value="0.752743097687" calcext:value-type="float">
            <text:p>0,7527430977</text:p>
          </table:table-cell>
          <table:table-cell office:value-type="float" office:value="0.7241" calcext:value-type="float">
            <text:p>0,7241</text:p>
          </table:table-cell>
          <table:table-cell office:value-type="float" office:value="0.804153501892" calcext:value-type="float">
            <text:p>0,804153501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71202" calcext:value-type="float">
            <text:p>0,71202</text:p>
          </table:table-cell>
          <table:table-cell office:value-type="float" office:value="0.814231066875" calcext:value-type="float">
            <text:p>0,8142310669</text:p>
          </table:table-cell>
          <table:table-cell office:value-type="float" office:value="0.6934" calcext:value-type="float">
            <text:p>0,6934</text:p>
          </table:table-cell>
          <table:table-cell office:value-type="float" office:value="0.893230818939" calcext:value-type="float">
            <text:p>0,893230818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359513249014" calcext:value-type="float">
            <text:p>0,0035951325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41118989029" calcext:value-type="float">
            <text:p>2,411189890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778459999981" calcext:value-type="float">
            <text:p>0,77846</text:p>
          </table:table-cell>
          <table:table-cell office:value-type="float" office:value="0.615333670349" calcext:value-type="float">
            <text:p>0,6153336703</text:p>
          </table:table-cell>
          <table:table-cell office:value-type="float" office:value="0.7348" calcext:value-type="float">
            <text:p>0,7348</text:p>
          </table:table-cell>
          <table:table-cell office:value-type="float" office:value="0.784668132782" calcext:value-type="float">
            <text:p>0,784668132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481327882774" calcext:value-type="float">
            <text:p>0,0048132788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34934781532" calcext:value-type="float">
            <text:p>2,349347815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679902511582" calcext:value-type="float">
            <text:p>0,0067990251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27061074066" calcext:value-type="float">
            <text:p>2,270610740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9958" calcext:value-type="float">
            <text:p>0,99958</text:p>
          </table:table-cell>
          <table:table-cell office:value-type="float" office:value="0.0118872391206" calcext:value-type="float">
            <text:p>0,0118872391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18153896465" calcext:value-type="float">
            <text:p>2,181538964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63099999981" calcext:value-type="float">
            <text:p>0,9631</text:p>
          </table:table-cell>
          <table:table-cell office:value-type="float" office:value="0.131544762793" calcext:value-type="float">
            <text:p>0,1315447628</text:p>
          </table:table-cell>
          <table:table-cell office:value-type="float" office:value="0.6437" calcext:value-type="float">
            <text:p>0,6437</text:p>
          </table:table-cell>
          <table:table-cell office:value-type="float" office:value="1.81286496849" calcext:value-type="float">
            <text:p>1,812864968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144359999995" calcext:value-type="float">
            <text:p>0,14436</text:p>
          </table:table-cell>
          <table:table-cell office:value-type="float" office:value="13.3742432764" calcext:value-type="float">
            <text:p>13,3742432764</text:p>
          </table:table-cell>
          <table:table-cell office:value-type="float" office:value="0.0981" calcext:value-type="float">
            <text:p>0,0981</text:p>
          </table:table-cell>
          <table:table-cell office:value-type="float" office:value="14.1560940155" calcext:value-type="float">
            <text:p>14,156094015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10026" calcext:value-type="float">
            <text:p>0,10026</text:p>
          </table:table-cell>
          <table:table-cell office:value-type="float" office:value="2.30256740555" calcext:value-type="float">
            <text:p>2,3025674056</text:p>
          </table:table-cell>
          <table:table-cell office:value-type="float" office:value="0.1" calcext:value-type="float">
            <text:p>0,1</text:p>
          </table:table-cell>
          <table:table-cell office:value-type="float" office:value="2.30350929871" calcext:value-type="float">
            <text:p>2,303509298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726759999962" calcext:value-type="float">
            <text:p>0,72676</text:p>
          </table:table-cell>
          <table:table-cell office:value-type="float" office:value="0.781636372032" calcext:value-type="float">
            <text:p>0,781636372</text:p>
          </table:table-cell>
          <table:table-cell office:value-type="float" office:value="0.6086" calcext:value-type="float">
            <text:p>0,6086</text:p>
          </table:table-cell>
          <table:table-cell office:value-type="float" office:value="1.1841438797" calcext:value-type="float">
            <text:p>1,184143879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994" calcext:value-type="float">
            <text:p>0,9994</text:p>
          </table:table-cell>
          <table:table-cell office:value-type="float" office:value="0.0148059501752257" calcext:value-type="float">
            <text:p>0,0148059502</text:p>
          </table:table-cell>
          <table:table-cell office:value-type="float" office:value="0.6708" calcext:value-type="float">
            <text:p>0,6708</text:p>
          </table:table-cell>
          <table:table-cell office:value-type="float" office:value="1.9572833480835" calcext:value-type="float">
            <text:p>1,957283348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766279999962" calcext:value-type="float">
            <text:p>0,76628</text:p>
          </table:table-cell>
          <table:table-cell office:value-type="float" office:value="0.652325810719" calcext:value-type="float">
            <text:p>0,6523258107</text:p>
          </table:table-cell>
          <table:table-cell office:value-type="float" office:value="0.7258" calcext:value-type="float">
            <text:p>0,7258</text:p>
          </table:table-cell>
          <table:table-cell office:value-type="float" office:value="0.791974904251" calcext:value-type="float">
            <text:p>0,791974904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733799999962" calcext:value-type="float">
            <text:p>0,7338</text:p>
          </table:table-cell>
          <table:table-cell office:value-type="float" office:value="0.747470861988" calcext:value-type="float">
            <text:p>0,747470862</text:p>
          </table:table-cell>
          <table:table-cell office:value-type="float" office:value="0.7214" calcext:value-type="float">
            <text:p>0,7214</text:p>
          </table:table-cell>
          <table:table-cell office:value-type="float" office:value="0.805457885361" calcext:value-type="float">
            <text:p>0,805457885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711900000038" calcext:value-type="float">
            <text:p>0,7119</text:p>
          </table:table-cell>
          <table:table-cell office:value-type="float" office:value="0.812014941578" calcext:value-type="float">
            <text:p>0,8120149416</text:p>
          </table:table-cell>
          <table:table-cell office:value-type="float" office:value="0.7004" calcext:value-type="float">
            <text:p>0,7004</text:p>
          </table:table-cell>
          <table:table-cell office:value-type="float" office:value="0.874368463612" calcext:value-type="float">
            <text:p>0,874368463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309453143321" calcext:value-type="float">
            <text:p>0,0030945314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42413499451" calcext:value-type="float">
            <text:p>2,424134994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778940000038" calcext:value-type="float">
            <text:p>0,77894</text:p>
          </table:table-cell>
          <table:table-cell office:value-type="float" office:value="0.615979208946" calcext:value-type="float">
            <text:p>0,6159792089</text:p>
          </table:table-cell>
          <table:table-cell office:value-type="float" office:value="0.73" calcext:value-type="float">
            <text:p>0,73</text:p>
          </table:table-cell>
          <table:table-cell office:value-type="float" office:value="0.797653842163" calcext:value-type="float">
            <text:p>0,797653842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435881003022" calcext:value-type="float">
            <text:p>0,00435881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36868595734" calcext:value-type="float">
            <text:p>2,368685957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635365391344" calcext:value-type="float">
            <text:p>0,0063536539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29020756226" calcext:value-type="float">
            <text:p>2,290207562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0113674996072" calcext:value-type="float">
            <text:p>0,0113674996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19313232613" calcext:value-type="float">
            <text:p>2,193132326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73100000019" calcext:value-type="float">
            <text:p>0,9731</text:p>
          </table:table-cell>
          <table:table-cell office:value-type="float" office:value="0.108246271894" calcext:value-type="float">
            <text:p>0,1082462719</text:p>
          </table:table-cell>
          <table:table-cell office:value-type="float" office:value="0.6497" calcext:value-type="float">
            <text:p>0,6497</text:p>
          </table:table-cell>
          <table:table-cell office:value-type="float" office:value="1.73725818424" calcext:value-type="float">
            <text:p>1,737258184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143800000005" calcext:value-type="float">
            <text:p>0,1438</text:p>
          </table:table-cell>
          <table:table-cell office:value-type="float" office:value="13.3152854449" calcext:value-type="float">
            <text:p>13,3152854449</text:p>
          </table:table-cell>
          <table:table-cell office:value-type="float" office:value="0.1553" calcext:value-type="float">
            <text:p>0,1553</text:p>
          </table:table-cell>
          <table:table-cell office:value-type="float" office:value="13.0507824646" calcext:value-type="float">
            <text:p>13,050782464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10024" calcext:value-type="float">
            <text:p>0,10024</text:p>
          </table:table-cell>
          <table:table-cell office:value-type="float" office:value="2.30253916199" calcext:value-type="float">
            <text:p>2,302539162</text:p>
          </table:table-cell>
          <table:table-cell office:value-type="float" office:value="0.1" calcext:value-type="float">
            <text:p>0,1</text:p>
          </table:table-cell>
          <table:table-cell office:value-type="float" office:value="2.30353657684" calcext:value-type="float">
            <text:p>2,303536576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729340000038" calcext:value-type="float">
            <text:p>0,72934</text:p>
          </table:table-cell>
          <table:table-cell office:value-type="float" office:value="0.774760801125" calcext:value-type="float">
            <text:p>0,7747608011</text:p>
          </table:table-cell>
          <table:table-cell office:value-type="float" office:value="0.6067" calcext:value-type="float">
            <text:p>0,6067</text:p>
          </table:table-cell>
          <table:table-cell office:value-type="float" office:value="1.19357424316" calcext:value-type="float">
            <text:p>1,193574243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9942" calcext:value-type="float">
            <text:p>0,99942</text:p>
          </table:table-cell>
          <table:table-cell office:value-type="float" office:value="0.0139870597693324" calcext:value-type="float">
            <text:p>0,0139870598</text:p>
          </table:table-cell>
          <table:table-cell office:value-type="float" office:value="0.6705" calcext:value-type="float">
            <text:p>0,6705</text:p>
          </table:table-cell>
          <table:table-cell office:value-type="float" office:value="1.9692908454895" calcext:value-type="float">
            <text:p>1,969290845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766020000038" calcext:value-type="float">
            <text:p>0,76602</text:p>
          </table:table-cell>
          <table:table-cell office:value-type="float" office:value="0.653310435123" calcext:value-type="float">
            <text:p>0,6533104351</text:p>
          </table:table-cell>
          <table:table-cell office:value-type="float" office:value="0.7268" calcext:value-type="float">
            <text:p>0,7268</text:p>
          </table:table-cell>
          <table:table-cell office:value-type="float" office:value="0.796808152199" calcext:value-type="float">
            <text:p>0,796808152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734259999981" calcext:value-type="float">
            <text:p>0,73426</text:p>
          </table:table-cell>
          <table:table-cell office:value-type="float" office:value="0.742802223339" calcext:value-type="float">
            <text:p>0,7428022233</text:p>
          </table:table-cell>
          <table:table-cell office:value-type="float" office:value="0.7207" calcext:value-type="float">
            <text:p>0,7207</text:p>
          </table:table-cell>
          <table:table-cell office:value-type="float" office:value="0.81573212986" calcext:value-type="float">
            <text:p>0,815732129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715700000038" calcext:value-type="float">
            <text:p>0,7157</text:p>
          </table:table-cell>
          <table:table-cell office:value-type="float" office:value="0.80821440546" calcext:value-type="float">
            <text:p>0,8082144055</text:p>
          </table:table-cell>
          <table:table-cell office:value-type="float" office:value="0.695" calcext:value-type="float">
            <text:p>0,695</text:p>
          </table:table-cell>
          <table:table-cell office:value-type="float" office:value="0.88145900135" calcext:value-type="float">
            <text:p>0,88145900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296773346506" calcext:value-type="float">
            <text:p>0,0029677335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42835081673" calcext:value-type="float">
            <text:p>2,428350816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7819" calcext:value-type="float">
            <text:p>0,7819</text:p>
          </table:table-cell>
          <table:table-cell office:value-type="float" office:value="0.608016709442" calcext:value-type="float">
            <text:p>0,6080167094</text:p>
          </table:table-cell>
          <table:table-cell office:value-type="float" office:value="0.7364" calcext:value-type="float">
            <text:p>0,7364</text:p>
          </table:table-cell>
          <table:table-cell office:value-type="float" office:value="0.7900969944" calcext:value-type="float">
            <text:p>0,790096994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417263981856" calcext:value-type="float">
            <text:p>0,0041726398</text:p>
          </table:table-cell>
          <table:table-cell office:value-type="float" office:value="0.6657" calcext:value-type="float">
            <text:p>0,6657</text:p>
          </table:table-cell>
          <table:table-cell office:value-type="float" office:value="2.37538153343" calcext:value-type="float">
            <text:p>2,375381533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59262046048" calcext:value-type="float">
            <text:p>0,0059262046</text:p>
          </table:table-cell>
          <table:table-cell office:value-type="float" office:value="0.6639" calcext:value-type="float">
            <text:p>0,6639</text:p>
          </table:table-cell>
          <table:table-cell office:value-type="float" office:value="2.2992389946" calcext:value-type="float">
            <text:p>2,299238994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9946" calcext:value-type="float">
            <text:p>0,99946</text:p>
          </table:table-cell>
          <table:table-cell office:value-type="float" office:value="0.0113393641445" calcext:value-type="float">
            <text:p>0,0113393641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2116371727" calcext:value-type="float">
            <text:p>2,21163717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70879999962" calcext:value-type="float">
            <text:p>0,97088</text:p>
          </table:table-cell>
          <table:table-cell office:value-type="float" office:value="0.111766251793" calcext:value-type="float">
            <text:p>0,1117662518</text:p>
          </table:table-cell>
          <table:table-cell office:value-type="float" office:value="0.6196" calcext:value-type="float">
            <text:p>0,6196</text:p>
          </table:table-cell>
          <table:table-cell office:value-type="float" office:value="2.12849713669" calcext:value-type="float">
            <text:p>2,128497136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148279999995" calcext:value-type="float">
            <text:p>0,14828</text:p>
          </table:table-cell>
          <table:table-cell office:value-type="float" office:value="13.2277725949" calcext:value-type="float">
            <text:p>13,2277725949</text:p>
          </table:table-cell>
          <table:table-cell office:value-type="float" office:value="0.1242" calcext:value-type="float">
            <text:p>0,1242</text:p>
          </table:table-cell>
          <table:table-cell office:value-type="float" office:value="13.7943491928" calcext:value-type="float">
            <text:p>13,79434919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100239999995" calcext:value-type="float">
            <text:p>0,10024</text:p>
          </table:table-cell>
          <table:table-cell office:value-type="float" office:value="2.30253830513" calcext:value-type="float">
            <text:p>2,3025383051</text:p>
          </table:table-cell>
          <table:table-cell office:value-type="float" office:value="0.1" calcext:value-type="float">
            <text:p>0,1</text:p>
          </table:table-cell>
          <table:table-cell office:value-type="float" office:value="2.30350207138" calcext:value-type="float">
            <text:p>2,303502071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73084" calcext:value-type="float">
            <text:p>0,73084</text:p>
          </table:table-cell>
          <table:table-cell office:value-type="float" office:value="0.767647616081" calcext:value-type="float">
            <text:p>0,7676476161</text:p>
          </table:table-cell>
          <table:table-cell office:value-type="float" office:value="0.6019" calcext:value-type="float">
            <text:p>0,6019</text:p>
          </table:table-cell>
          <table:table-cell office:value-type="float" office:value="1.21915899048" calcext:value-type="float">
            <text:p>1,219158990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0133754519367218" calcext:value-type="float">
            <text:p>0,0133754519</text:p>
          </table:table-cell>
          <table:table-cell office:value-type="float" office:value="0.6704" calcext:value-type="float">
            <text:p>0,6704</text:p>
          </table:table-cell>
          <table:table-cell office:value-type="float" office:value="1.99109217071533" calcext:value-type="float">
            <text:p>1,991092170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768980000019" calcext:value-type="float">
            <text:p>0,76898</text:p>
          </table:table-cell>
          <table:table-cell office:value-type="float" office:value="0.645424175339" calcext:value-type="float">
            <text:p>0,6454241753</text:p>
          </table:table-cell>
          <table:table-cell office:value-type="float" office:value="0.7275" calcext:value-type="float">
            <text:p>0,7275</text:p>
          </table:table-cell>
          <table:table-cell office:value-type="float" office:value="0.792407436562" calcext:value-type="float">
            <text:p>0,792407436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737079999962" calcext:value-type="float">
            <text:p>0,73708</text:p>
          </table:table-cell>
          <table:table-cell office:value-type="float" office:value="0.739420533237" calcext:value-type="float">
            <text:p>0,7394205332</text:p>
          </table:table-cell>
          <table:table-cell office:value-type="float" office:value="0.7211" calcext:value-type="float">
            <text:p>0,7211</text:p>
          </table:table-cell>
          <table:table-cell office:value-type="float" office:value="0.806508297729" calcext:value-type="float">
            <text:p>0,806508297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715580000019" calcext:value-type="float">
            <text:p>0,71558</text:p>
          </table:table-cell>
          <table:table-cell office:value-type="float" office:value="0.806320319862" calcext:value-type="float">
            <text:p>0,8063203199</text:p>
          </table:table-cell>
          <table:table-cell office:value-type="float" office:value="0.6944" calcext:value-type="float">
            <text:p>0,6944</text:p>
          </table:table-cell>
          <table:table-cell office:value-type="float" office:value="0.894446972847" calcext:value-type="float">
            <text:p>0,894446972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309269195072" calcext:value-type="float">
            <text:p>0,003092692</text:p>
          </table:table-cell>
          <table:table-cell office:value-type="float" office:value="0.6725" calcext:value-type="float">
            <text:p>0,6725</text:p>
          </table:table-cell>
          <table:table-cell office:value-type="float" office:value="2.43803232918" calcext:value-type="float">
            <text:p>2,438032329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783620000038" calcext:value-type="float">
            <text:p>0,78362</text:p>
          </table:table-cell>
          <table:table-cell office:value-type="float" office:value="0.605164380512" calcext:value-type="float">
            <text:p>0,6051643805</text:p>
          </table:table-cell>
          <table:table-cell office:value-type="float" office:value="0.7367" calcext:value-type="float">
            <text:p>0,7367</text:p>
          </table:table-cell>
          <table:table-cell office:value-type="float" office:value="0.782693175888" calcext:value-type="float">
            <text:p>0,782693175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417644893274" calcext:value-type="float">
            <text:p>0,0041764489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38557773361" calcext:value-type="float">
            <text:p>2,385577733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0610012701184" calcext:value-type="float">
            <text:p>0,006100127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3172415863" calcext:value-type="float">
            <text:p>2,317241586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9948" calcext:value-type="float">
            <text:p>0,99948</text:p>
          </table:table-cell>
          <table:table-cell office:value-type="float" office:value="0.0106837409666" calcext:value-type="float">
            <text:p>0,010683741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22395738544" calcext:value-type="float">
            <text:p>2,223957385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764" calcext:value-type="float">
            <text:p>0,9764</text:p>
          </table:table-cell>
          <table:table-cell office:value-type="float" office:value="0.0977528496027" calcext:value-type="float">
            <text:p>0,0977528496</text:p>
          </table:table-cell>
          <table:table-cell office:value-type="float" office:value="0.6476" calcext:value-type="float">
            <text:p>0,6476</text:p>
          </table:table-cell>
          <table:table-cell office:value-type="float" office:value="1.78598020382" calcext:value-type="float">
            <text:p>1,785980203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129139999995" calcext:value-type="float">
            <text:p>0,12914</text:p>
          </table:table-cell>
          <table:table-cell office:value-type="float" office:value="13.7805761768" calcext:value-type="float">
            <text:p>13,7805761768</text:p>
          </table:table-cell>
          <table:table-cell office:value-type="float" office:value="0.1034" calcext:value-type="float">
            <text:p>0,1034</text:p>
          </table:table-cell>
          <table:table-cell office:value-type="float" office:value="14.3915788025" calcext:value-type="float">
            <text:p>14,391578802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100240000005" calcext:value-type="float">
            <text:p>0,10024</text:p>
          </table:table-cell>
          <table:table-cell office:value-type="float" office:value="2.30253598236" calcext:value-type="float">
            <text:p>2,3025359824</text:p>
          </table:table-cell>
          <table:table-cell office:value-type="float" office:value="0.1" calcext:value-type="float">
            <text:p>0,1</text:p>
          </table:table-cell>
          <table:table-cell office:value-type="float" office:value="2.3035174839" calcext:value-type="float">
            <text:p>2,303517483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732979999962" calcext:value-type="float">
            <text:p>0,73298</text:p>
          </table:table-cell>
          <table:table-cell office:value-type="float" office:value="0.764373965263" calcext:value-type="float">
            <text:p>0,7643739653</text:p>
          </table:table-cell>
          <table:table-cell office:value-type="float" office:value="0.601" calcext:value-type="float">
            <text:p>0,601</text:p>
          </table:table-cell>
          <table:table-cell office:value-type="float" office:value="1.22436729546" calcext:value-type="float">
            <text:p>1,224367295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9952" calcext:value-type="float">
            <text:p>0,99952</text:p>
          </table:table-cell>
          <table:table-cell office:value-type="float" office:value="0.0124587712466717" calcext:value-type="float">
            <text:p>0,0124587712</text:p>
          </table:table-cell>
          <table:table-cell office:value-type="float" office:value="0.6711" calcext:value-type="float">
            <text:p>0,6711</text:p>
          </table:table-cell>
          <table:table-cell office:value-type="float" office:value="2.00538144111633" calcext:value-type="float">
            <text:p>2,005381441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771820000038" calcext:value-type="float">
            <text:p>0,77182</text:p>
          </table:table-cell>
          <table:table-cell office:value-type="float" office:value="0.64243204834" calcext:value-type="float">
            <text:p>0,6424320483</text:p>
          </table:table-cell>
          <table:table-cell office:value-type="float" office:value="0.7313" calcext:value-type="float">
            <text:p>0,7313</text:p>
          </table:table-cell>
          <table:table-cell office:value-type="float" office:value="0.784417702675" calcext:value-type="float">
            <text:p>0,784417702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740860000019" calcext:value-type="float">
            <text:p>0,74086</text:p>
          </table:table-cell>
          <table:table-cell office:value-type="float" office:value="0.73402824337" calcext:value-type="float">
            <text:p>0,7340282434</text:p>
          </table:table-cell>
          <table:table-cell office:value-type="float" office:value="0.7149" calcext:value-type="float">
            <text:p>0,7149</text:p>
          </table:table-cell>
          <table:table-cell office:value-type="float" office:value="0.829223191071" calcext:value-type="float">
            <text:p>0,829223191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71468" calcext:value-type="float">
            <text:p>0,71468</text:p>
          </table:table-cell>
          <table:table-cell office:value-type="float" office:value="0.804613948059" calcext:value-type="float">
            <text:p>0,8046139481</text:p>
          </table:table-cell>
          <table:table-cell office:value-type="float" office:value="0.699" calcext:value-type="float">
            <text:p>0,699</text:p>
          </table:table-cell>
          <table:table-cell office:value-type="float" office:value="0.871595173073" calcext:value-type="float">
            <text:p>0,871595173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284113526843" calcext:value-type="float">
            <text:p>0,0028411353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44727970238" calcext:value-type="float">
            <text:p>2,447279702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784499999962" calcext:value-type="float">
            <text:p>0,7845</text:p>
          </table:table-cell>
          <table:table-cell office:value-type="float" office:value="0.598071554794" calcext:value-type="float">
            <text:p>0,5980715548</text:p>
          </table:table-cell>
          <table:table-cell office:value-type="float" office:value="0.739" calcext:value-type="float">
            <text:p>0,739</text:p>
          </table:table-cell>
          <table:table-cell office:value-type="float" office:value="0.785280152512" calcext:value-type="float">
            <text:p>0,785280152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381008444235" calcext:value-type="float">
            <text:p>0,0038100844</text:p>
          </table:table-cell>
          <table:table-cell office:value-type="float" office:value="0.667" calcext:value-type="float">
            <text:p>0,667</text:p>
          </table:table-cell>
          <table:table-cell office:value-type="float" office:value="2.39863181038" calcext:value-type="float">
            <text:p>2,398631810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571878309235" calcext:value-type="float">
            <text:p>0,0057187831</text:p>
          </table:table-cell>
          <table:table-cell office:value-type="float" office:value="0.666" calcext:value-type="float">
            <text:p>0,666</text:p>
          </table:table-cell>
          <table:table-cell office:value-type="float" office:value="2.32802600632" calcext:value-type="float">
            <text:p>2,328026006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9958" calcext:value-type="float">
            <text:p>0,99958</text:p>
          </table:table-cell>
          <table:table-cell office:value-type="float" office:value="0.00991015812755" calcext:value-type="float">
            <text:p>0,0099101581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23653680687" calcext:value-type="float">
            <text:p>2,236536806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7682" calcext:value-type="float">
            <text:p>0,97682</text:p>
          </table:table-cell>
          <table:table-cell office:value-type="float" office:value="0.100690904751" calcext:value-type="float">
            <text:p>0,1006909048</text:p>
          </table:table-cell>
          <table:table-cell office:value-type="float" office:value="0.6161" calcext:value-type="float">
            <text:p>0,6161</text:p>
          </table:table-cell>
          <table:table-cell office:value-type="float" office:value="2.0530945961" calcext:value-type="float">
            <text:p>2,053094596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123780000005" calcext:value-type="float">
            <text:p>0,12378</text:p>
          </table:table-cell>
          <table:table-cell office:value-type="float" office:value="13.963958638" calcext:value-type="float">
            <text:p>13,963958638</text:p>
          </table:table-cell>
          <table:table-cell office:value-type="float" office:value="0.1243" calcext:value-type="float">
            <text:p>0,1243</text:p>
          </table:table-cell>
          <table:table-cell office:value-type="float" office:value="13.9042861786" calcext:value-type="float">
            <text:p>13,904286178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10024" calcext:value-type="float">
            <text:p>0,10024</text:p>
          </table:table-cell>
          <table:table-cell office:value-type="float" office:value="2.30253559212" calcext:value-type="float">
            <text:p>2,3025355921</text:p>
          </table:table-cell>
          <table:table-cell office:value-type="float" office:value="0.1" calcext:value-type="float">
            <text:p>0,1</text:p>
          </table:table-cell>
          <table:table-cell office:value-type="float" office:value="2.30350425873" calcext:value-type="float">
            <text:p>2,303504258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7323" calcext:value-type="float">
            <text:p>0,7323</text:p>
          </table:table-cell>
          <table:table-cell office:value-type="float" office:value="0.758613060322" calcext:value-type="float">
            <text:p>0,7586130603</text:p>
          </table:table-cell>
          <table:table-cell office:value-type="float" office:value="0.5873" calcext:value-type="float">
            <text:p>0,5873</text:p>
          </table:table-cell>
          <table:table-cell office:value-type="float" office:value="1.24716295891" calcext:value-type="float">
            <text:p>1,247162958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9954" calcext:value-type="float">
            <text:p>0,99954</text:p>
          </table:table-cell>
          <table:table-cell office:value-type="float" office:value="0.0118252415025234" calcext:value-type="float">
            <text:p>0,0118252415</text:p>
          </table:table-cell>
          <table:table-cell office:value-type="float" office:value="0.6711" calcext:value-type="float">
            <text:p>0,6711</text:p>
          </table:table-cell>
          <table:table-cell office:value-type="float" office:value="2.02197569923401" calcext:value-type="float">
            <text:p>2,021975699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771820000019" calcext:value-type="float">
            <text:p>0,77182</text:p>
          </table:table-cell>
          <table:table-cell office:value-type="float" office:value="0.633597194042" calcext:value-type="float">
            <text:p>0,633597194</text:p>
          </table:table-cell>
          <table:table-cell office:value-type="float" office:value="0.7331" calcext:value-type="float">
            <text:p>0,7331</text:p>
          </table:table-cell>
          <table:table-cell office:value-type="float" office:value="0.783296459389" calcext:value-type="float">
            <text:p>0,783296459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73846" calcext:value-type="float">
            <text:p>0,73846</text:p>
          </table:table-cell>
          <table:table-cell office:value-type="float" office:value="0.736859031506" calcext:value-type="float">
            <text:p>0,7368590315</text:p>
          </table:table-cell>
          <table:table-cell office:value-type="float" office:value="0.7222" calcext:value-type="float">
            <text:p>0,7222</text:p>
          </table:table-cell>
          <table:table-cell office:value-type="float" office:value="0.802496534061" calcext:value-type="float">
            <text:p>0,802496534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719680000019" calcext:value-type="float">
            <text:p>0,71968</text:p>
          </table:table-cell>
          <table:table-cell office:value-type="float" office:value="0.792211266556" calcext:value-type="float">
            <text:p>0,7922112666</text:p>
          </table:table-cell>
          <table:table-cell office:value-type="float" office:value="0.698" calcext:value-type="float">
            <text:p>0,698</text:p>
          </table:table-cell>
          <table:table-cell office:value-type="float" office:value="0.884076502419" calcext:value-type="float">
            <text:p>0,88407650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62917936251" calcext:value-type="float">
            <text:p>0,0026291794</text:p>
          </table:table-cell>
          <table:table-cell office:value-type="float" office:value="0.6713" calcext:value-type="float">
            <text:p>0,6713</text:p>
          </table:table-cell>
          <table:table-cell office:value-type="float" office:value="2.45019593506" calcext:value-type="float">
            <text:p>2,450195935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78448" calcext:value-type="float">
            <text:p>0,78448</text:p>
          </table:table-cell>
          <table:table-cell office:value-type="float" office:value="0.598084782467" calcext:value-type="float">
            <text:p>0,5980847825</text:p>
          </table:table-cell>
          <table:table-cell office:value-type="float" office:value="0.7405" calcext:value-type="float">
            <text:p>0,7405</text:p>
          </table:table-cell>
          <table:table-cell office:value-type="float" office:value="0.781446857452" calcext:value-type="float">
            <text:p>0,781446857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359421646252" calcext:value-type="float">
            <text:p>0,0035942165</text:p>
          </table:table-cell>
          <table:table-cell office:value-type="float" office:value="0.667" calcext:value-type="float">
            <text:p>0,667</text:p>
          </table:table-cell>
          <table:table-cell office:value-type="float" office:value="2.40484508629" calcext:value-type="float">
            <text:p>2,404845086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5211423489" calcext:value-type="float">
            <text:p>0,0052114235</text:p>
          </table:table-cell>
          <table:table-cell office:value-type="float" office:value="0.6643" calcext:value-type="float">
            <text:p>0,6643</text:p>
          </table:table-cell>
          <table:table-cell office:value-type="float" office:value="2.3347379055" calcext:value-type="float">
            <text:p>2,334737905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912394372135" calcext:value-type="float">
            <text:p>0,0091239437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24984552078" calcext:value-type="float">
            <text:p>2,249845520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78799999962" calcext:value-type="float">
            <text:p>0,9788</text:p>
          </table:table-cell>
          <table:table-cell office:value-type="float" office:value="0.0907516334295" calcext:value-type="float">
            <text:p>0,0907516334</text:p>
          </table:table-cell>
          <table:table-cell office:value-type="float" office:value="0.6481" calcext:value-type="float">
            <text:p>0,6481</text:p>
          </table:table-cell>
          <table:table-cell office:value-type="float" office:value="1.85313361282" calcext:value-type="float">
            <text:p>1,853133612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152240000005" calcext:value-type="float">
            <text:p>0,15224</text:p>
          </table:table-cell>
          <table:table-cell office:value-type="float" office:value="13.4447120148" calcext:value-type="float">
            <text:p>13,4447120148</text:p>
          </table:table-cell>
          <table:table-cell office:value-type="float" office:value="0.124" calcext:value-type="float">
            <text:p>0,124</text:p>
          </table:table-cell>
          <table:table-cell office:value-type="float" office:value="13.9953297455" calcext:value-type="float">
            <text:p>13,995329745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100239999998" calcext:value-type="float">
            <text:p>0,10024</text:p>
          </table:table-cell>
          <table:table-cell office:value-type="float" office:value="2.3025293396" calcext:value-type="float">
            <text:p>2,3025293396</text:p>
          </table:table-cell>
          <table:table-cell office:value-type="float" office:value="0.1" calcext:value-type="float">
            <text:p>0,1</text:p>
          </table:table-cell>
          <table:table-cell office:value-type="float" office:value="2.30353049278" calcext:value-type="float">
            <text:p>2,303530492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735500000038" calcext:value-type="float">
            <text:p>0,7355</text:p>
          </table:table-cell>
          <table:table-cell office:value-type="float" office:value="0.748285289879" calcext:value-type="float">
            <text:p>0,7482852899</text:p>
          </table:table-cell>
          <table:table-cell office:value-type="float" office:value="0.6081" calcext:value-type="float">
            <text:p>0,6081</text:p>
          </table:table-cell>
          <table:table-cell office:value-type="float" office:value="1.22232056465" calcext:value-type="float">
            <text:p>1,222320564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11167383902967" calcext:value-type="float">
            <text:p>0,0111673839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03353806800842" calcext:value-type="float">
            <text:p>2,03353806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774139999962" calcext:value-type="float">
            <text:p>0,77414</text:p>
          </table:table-cell>
          <table:table-cell office:value-type="float" office:value="0.634606253548" calcext:value-type="float">
            <text:p>0,6346062535</text:p>
          </table:table-cell>
          <table:table-cell office:value-type="float" office:value="0.7317" calcext:value-type="float">
            <text:p>0,7317</text:p>
          </table:table-cell>
          <table:table-cell office:value-type="float" office:value="0.788338223839" calcext:value-type="float">
            <text:p>0,788338223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740420000038" calcext:value-type="float">
            <text:p>0,74042</text:p>
          </table:table-cell>
          <table:table-cell office:value-type="float" office:value="0.727375480728" calcext:value-type="float">
            <text:p>0,7273754807</text:p>
          </table:table-cell>
          <table:table-cell office:value-type="float" office:value="0.7205" calcext:value-type="float">
            <text:p>0,7205</text:p>
          </table:table-cell>
          <table:table-cell office:value-type="float" office:value="0.805580977821" calcext:value-type="float">
            <text:p>0,805580977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718940000038" calcext:value-type="float">
            <text:p>0,71894</text:p>
          </table:table-cell>
          <table:table-cell office:value-type="float" office:value="0.796285574188" calcext:value-type="float">
            <text:p>0,7962855742</text:p>
          </table:table-cell>
          <table:table-cell office:value-type="float" office:value="0.7036" calcext:value-type="float">
            <text:p>0,7036</text:p>
          </table:table-cell>
          <table:table-cell office:value-type="float" office:value="0.864283877754" calcext:value-type="float">
            <text:p>0,864283877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273003170922" calcext:value-type="float">
            <text:p>0,0027300317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46034328537" calcext:value-type="float">
            <text:p>2,460343285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787239999981" calcext:value-type="float">
            <text:p>0,78724</text:p>
          </table:table-cell>
          <table:table-cell office:value-type="float" office:value="0.591048752518" calcext:value-type="float">
            <text:p>0,5910487525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785599661446" calcext:value-type="float">
            <text:p>0,785599661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38104558818" calcext:value-type="float">
            <text:p>0,0033810456</text:p>
          </table:table-cell>
          <table:table-cell office:value-type="float" office:value="0.669" calcext:value-type="float">
            <text:p>0,669</text:p>
          </table:table-cell>
          <table:table-cell office:value-type="float" office:value="2.41755076599" calcext:value-type="float">
            <text:p>2,41755076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493461296171" calcext:value-type="float">
            <text:p>0,004934613</text:p>
          </table:table-cell>
          <table:table-cell office:value-type="float" office:value="0.6659" calcext:value-type="float">
            <text:p>0,6659</text:p>
          </table:table-cell>
          <table:table-cell office:value-type="float" office:value="2.35335479202" calcext:value-type="float">
            <text:p>2,35335479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62739999962" calcext:value-type="float">
            <text:p>0,96274</text:p>
          </table:table-cell>
          <table:table-cell office:value-type="float" office:value="0.266888947543" calcext:value-type="float">
            <text:p>0,2668889475</text:p>
          </table:table-cell>
          <table:table-cell office:value-type="float" office:value="0.6457" calcext:value-type="float">
            <text:p>0,6457</text:p>
          </table:table-cell>
          <table:table-cell office:value-type="float" office:value="2.18763226318" calcext:value-type="float">
            <text:p>2,187632263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81040000019" calcext:value-type="float">
            <text:p>0,98104</text:p>
          </table:table-cell>
          <table:table-cell office:value-type="float" office:value="0.0833103055811" calcext:value-type="float">
            <text:p>0,0833103056</text:p>
          </table:table-cell>
          <table:table-cell office:value-type="float" office:value="0.6489" calcext:value-type="float">
            <text:p>0,6489</text:p>
          </table:table-cell>
          <table:table-cell office:value-type="float" office:value="1.85824533157" calcext:value-type="float">
            <text:p>1,858245331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17266000001" calcext:value-type="float">
            <text:p>0,17266</text:p>
          </table:table-cell>
          <table:table-cell office:value-type="float" office:value="13.1084870807" calcext:value-type="float">
            <text:p>13,1084870807</text:p>
          </table:table-cell>
          <table:table-cell office:value-type="float" office:value="0.1906" calcext:value-type="float">
            <text:p>0,1906</text:p>
          </table:table-cell>
          <table:table-cell office:value-type="float" office:value="12.722712674" calcext:value-type="float">
            <text:p>12,72271267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100239999995" calcext:value-type="float">
            <text:p>0,10024</text:p>
          </table:table-cell>
          <table:table-cell office:value-type="float" office:value="2.30252664551" calcext:value-type="float">
            <text:p>2,3025266455</text:p>
          </table:table-cell>
          <table:table-cell office:value-type="float" office:value="0.1" calcext:value-type="float">
            <text:p>0,1</text:p>
          </table:table-cell>
          <table:table-cell office:value-type="float" office:value="2.30351494904" calcext:value-type="float">
            <text:p>2,30351494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737060000038" calcext:value-type="float">
            <text:p>0,73706</text:p>
          </table:table-cell>
          <table:table-cell office:value-type="float" office:value="0.746688359146" calcext:value-type="float">
            <text:p>0,7466883591</text:p>
          </table:table-cell>
          <table:table-cell office:value-type="float" office:value="0.6059" calcext:value-type="float">
            <text:p>0,6059</text:p>
          </table:table-cell>
          <table:table-cell office:value-type="float" office:value="1.20702935333" calcext:value-type="float">
            <text:p>1,207029353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9966" calcext:value-type="float">
            <text:p>0,99966</text:p>
          </table:table-cell>
          <table:table-cell office:value-type="float" office:value="0.0106543642121553" calcext:value-type="float">
            <text:p>0,0106543642</text:p>
          </table:table-cell>
          <table:table-cell office:value-type="float" office:value="0.6694" calcext:value-type="float">
            <text:p>0,6694</text:p>
          </table:table-cell>
          <table:table-cell office:value-type="float" office:value="2.03717387313843" calcext:value-type="float">
            <text:p>2,037173873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775020000038" calcext:value-type="float">
            <text:p>0,77502</text:p>
          </table:table-cell>
          <table:table-cell office:value-type="float" office:value="0.629014071751" calcext:value-type="float">
            <text:p>0,6290140718</text:p>
          </table:table-cell>
          <table:table-cell office:value-type="float" office:value="0.7332" calcext:value-type="float">
            <text:p>0,7332</text:p>
          </table:table-cell>
          <table:table-cell office:value-type="float" office:value="0.783122843933" calcext:value-type="float">
            <text:p>0,783122843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741720000038" calcext:value-type="float">
            <text:p>0,74172</text:p>
          </table:table-cell>
          <table:table-cell office:value-type="float" office:value="0.726701049099" calcext:value-type="float">
            <text:p>0,7267010491</text:p>
          </table:table-cell>
          <table:table-cell office:value-type="float" office:value="0.7255" calcext:value-type="float">
            <text:p>0,7255</text:p>
          </table:table-cell>
          <table:table-cell office:value-type="float" office:value="0.799345773411" calcext:value-type="float">
            <text:p>0,799345773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71888" calcext:value-type="float">
            <text:p>0,71888</text:p>
          </table:table-cell>
          <table:table-cell office:value-type="float" office:value="0.788351406841" calcext:value-type="float">
            <text:p>0,7883514068</text:p>
          </table:table-cell>
          <table:table-cell office:value-type="float" office:value="0.6985" calcext:value-type="float">
            <text:p>0,6985</text:p>
          </table:table-cell>
          <table:table-cell office:value-type="float" office:value="0.872917217731" calcext:value-type="float">
            <text:p>0,87291721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44879478365" calcext:value-type="float">
            <text:p>0,0024487948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46850966644" calcext:value-type="float">
            <text:p>2,46850966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788660000019" calcext:value-type="float">
            <text:p>0,78866</text:p>
          </table:table-cell>
          <table:table-cell office:value-type="float" office:value="0.590094717321" calcext:value-type="float">
            <text:p>0,5900947173</text:p>
          </table:table-cell>
          <table:table-cell office:value-type="float" office:value="0.7384" calcext:value-type="float">
            <text:p>0,7384</text:p>
          </table:table-cell>
          <table:table-cell office:value-type="float" office:value="0.794720858574" calcext:value-type="float">
            <text:p>0,79472085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27375732556" calcext:value-type="float">
            <text:p>0,0032737573</text:p>
          </table:table-cell>
          <table:table-cell office:value-type="float" office:value="0.6657" calcext:value-type="float">
            <text:p>0,6657</text:p>
          </table:table-cell>
          <table:table-cell office:value-type="float" office:value="2.42241243896" calcext:value-type="float">
            <text:p>2,4224124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460157376423" calcext:value-type="float">
            <text:p>0,0046015738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35869837837" calcext:value-type="float">
            <text:p>2,35869837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45159999962" calcext:value-type="float">
            <text:p>0,94516</text:p>
          </table:table-cell>
          <table:table-cell office:value-type="float" office:value="0.212640226567" calcext:value-type="float">
            <text:p>0,2126402266</text:p>
          </table:table-cell>
          <table:table-cell office:value-type="float" office:value="0.6473" calcext:value-type="float">
            <text:p>0,6473</text:p>
          </table:table-cell>
          <table:table-cell office:value-type="float" office:value="2.11091568489" calcext:value-type="float">
            <text:p>2,11091568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87300000019" calcext:value-type="float">
            <text:p>0,9873</text:p>
          </table:table-cell>
          <table:table-cell office:value-type="float" office:value="0.0703085961771" calcext:value-type="float">
            <text:p>0,0703085962</text:p>
          </table:table-cell>
          <table:table-cell office:value-type="float" office:value="0.6478" calcext:value-type="float">
            <text:p>0,6478</text:p>
          </table:table-cell>
          <table:table-cell office:value-type="float" office:value="1.88257254753" calcext:value-type="float">
            <text:p>1,88257254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1219999995" calcext:value-type="float">
            <text:p>0,19122</text:p>
          </table:table-cell>
          <table:table-cell office:value-type="float" office:value="12.7192106915" calcext:value-type="float">
            <text:p>12,7192106915</text:p>
          </table:table-cell>
          <table:table-cell office:value-type="float" office:value="0.2104" calcext:value-type="float">
            <text:p>0,2104</text:p>
          </table:table-cell>
          <table:table-cell office:value-type="float" office:value="12.4488429352" calcext:value-type="float">
            <text:p>12,44884293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00240000002" calcext:value-type="float">
            <text:p>0,10024</text:p>
          </table:table-cell>
          <table:table-cell office:value-type="float" office:value="2.3025167585" calcext:value-type="float">
            <text:p>2,3025167585</text:p>
          </table:table-cell>
          <table:table-cell office:value-type="float" office:value="0.1" calcext:value-type="float">
            <text:p>0,1</text:p>
          </table:table-cell>
          <table:table-cell office:value-type="float" office:value="2.30358598251" calcext:value-type="float">
            <text:p>2,30358598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740380000019" calcext:value-type="float">
            <text:p>0,74038</text:p>
          </table:table-cell>
          <table:table-cell office:value-type="float" office:value="0.741708493366" calcext:value-type="float">
            <text:p>0,7417084934</text:p>
          </table:table-cell>
          <table:table-cell office:value-type="float" office:value="0.609" calcext:value-type="float">
            <text:p>0,609</text:p>
          </table:table-cell>
          <table:table-cell office:value-type="float" office:value="1.19691901093" calcext:value-type="float">
            <text:p>1,19691901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101142198142409" calcext:value-type="float">
            <text:p>0,0101142198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04607303886414" calcext:value-type="float">
            <text:p>2,04607303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775500000038" calcext:value-type="float">
            <text:p>0,7755</text:p>
          </table:table-cell>
          <table:table-cell office:value-type="float" office:value="0.626781597834" calcext:value-type="float">
            <text:p>0,6267815978</text:p>
          </table:table-cell>
          <table:table-cell office:value-type="float" office:value="0.7286" calcext:value-type="float">
            <text:p>0,7286</text:p>
          </table:table-cell>
          <table:table-cell office:value-type="float" office:value="0.793630267525" calcext:value-type="float">
            <text:p>0,7936302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7423" calcext:value-type="float">
            <text:p>0,7423</text:p>
          </table:table-cell>
          <table:table-cell office:value-type="float" office:value="0.723113599834" calcext:value-type="float">
            <text:p>0,7231135998</text:p>
          </table:table-cell>
          <table:table-cell office:value-type="float" office:value="0.7261" calcext:value-type="float">
            <text:p>0,7261</text:p>
          </table:table-cell>
          <table:table-cell office:value-type="float" office:value="0.793314003849" calcext:value-type="float">
            <text:p>0,79331400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718879999962" calcext:value-type="float">
            <text:p>0,71888</text:p>
          </table:table-cell>
          <table:table-cell office:value-type="float" office:value="0.791927597961" calcext:value-type="float">
            <text:p>0,791927598</text:p>
          </table:table-cell>
          <table:table-cell office:value-type="float" office:value="0.6989" calcext:value-type="float">
            <text:p>0,6989</text:p>
          </table:table-cell>
          <table:table-cell office:value-type="float" office:value="0.874416271687" calcext:value-type="float">
            <text:p>0,87441627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261241300948" calcext:value-type="float">
            <text:p>0,002612413</text:p>
          </table:table-cell>
          <table:table-cell office:value-type="float" office:value="0.6725" calcext:value-type="float">
            <text:p>0,6725</text:p>
          </table:table-cell>
          <table:table-cell office:value-type="float" office:value="2.47895438232" calcext:value-type="float">
            <text:p>2,478954382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78778" calcext:value-type="float">
            <text:p>0,78778</text:p>
          </table:table-cell>
          <table:table-cell office:value-type="float" office:value="0.585382268372" calcext:value-type="float">
            <text:p>0,5853822684</text:p>
          </table:table-cell>
          <table:table-cell office:value-type="float" office:value="0.7344" calcext:value-type="float">
            <text:p>0,7344</text:p>
          </table:table-cell>
          <table:table-cell office:value-type="float" office:value="0.782460436821" calcext:value-type="float">
            <text:p>0,782460436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333960966729" calcext:value-type="float">
            <text:p>0,0033396097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434880793" calcext:value-type="float">
            <text:p>2,43488079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4582812794" calcext:value-type="float">
            <text:p>0,0045828128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37250261612" calcext:value-type="float">
            <text:p>2,372502616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9458" calcext:value-type="float">
            <text:p>0,99458</text:p>
          </table:table-cell>
          <table:table-cell office:value-type="float" office:value="0.0354482079774" calcext:value-type="float">
            <text:p>0,035448208</text:p>
          </table:table-cell>
          <table:table-cell office:value-type="float" office:value="0.6654" calcext:value-type="float">
            <text:p>0,6654</text:p>
          </table:table-cell>
          <table:table-cell office:value-type="float" office:value="2.09502125092" calcext:value-type="float">
            <text:p>2,095021250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87519999962" calcext:value-type="float">
            <text:p>0,98752</text:p>
          </table:table-cell>
          <table:table-cell office:value-type="float" office:value="0.0669782863998" calcext:value-type="float">
            <text:p>0,0669782864</text:p>
          </table:table-cell>
          <table:table-cell office:value-type="float" office:value="0.6501" calcext:value-type="float">
            <text:p>0,6501</text:p>
          </table:table-cell>
          <table:table-cell office:value-type="float" office:value="1.8948600029" calcext:value-type="float">
            <text:p>1,894860002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19041999999" calcext:value-type="float">
            <text:p>0,19042</text:p>
          </table:table-cell>
          <table:table-cell office:value-type="float" office:value="12.7542330197" calcext:value-type="float">
            <text:p>12,7542330197</text:p>
          </table:table-cell>
          <table:table-cell office:value-type="float" office:value="0.1382" calcext:value-type="float">
            <text:p>0,1382</text:p>
          </table:table-cell>
          <table:table-cell office:value-type="float" office:value="13.7065027481" calcext:value-type="float">
            <text:p>13,706502748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100239999998" calcext:value-type="float">
            <text:p>0,10024</text:p>
          </table:table-cell>
          <table:table-cell office:value-type="float" office:value="2.3025042659" calcext:value-type="float">
            <text:p>2,3025042659</text:p>
          </table:table-cell>
          <table:table-cell office:value-type="float" office:value="0.1" calcext:value-type="float">
            <text:p>0,1</text:p>
          </table:table-cell>
          <table:table-cell office:value-type="float" office:value="2.30355611649" calcext:value-type="float">
            <text:p>2,303556116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741720000038" calcext:value-type="float">
            <text:p>0,74172</text:p>
          </table:table-cell>
          <table:table-cell office:value-type="float" office:value="0.733999477062" calcext:value-type="float">
            <text:p>0,7339994771</text:p>
          </table:table-cell>
          <table:table-cell office:value-type="float" office:value="0.5979" calcext:value-type="float">
            <text:p>0,5979</text:p>
          </table:table-cell>
          <table:table-cell office:value-type="float" office:value="1.22933950729" calcext:value-type="float">
            <text:p>1,229339507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964201587945223" calcext:value-type="float">
            <text:p>0,0096420159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05592346954346" calcext:value-type="float">
            <text:p>2,055923469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776399999962" calcext:value-type="float">
            <text:p>0,7764</text:p>
          </table:table-cell>
          <table:table-cell office:value-type="float" office:value="0.624356205883" calcext:value-type="float">
            <text:p>0,6243562059</text:p>
          </table:table-cell>
          <table:table-cell office:value-type="float" office:value="0.7296" calcext:value-type="float">
            <text:p>0,7296</text:p>
          </table:table-cell>
          <table:table-cell office:value-type="float" office:value="0.781666274071" calcext:value-type="float">
            <text:p>0,781666274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744740000038" calcext:value-type="float">
            <text:p>0,74474</text:p>
          </table:table-cell>
          <table:table-cell office:value-type="float" office:value="0.712174513283" calcext:value-type="float">
            <text:p>0,7121745133</text:p>
          </table:table-cell>
          <table:table-cell office:value-type="float" office:value="0.7259" calcext:value-type="float">
            <text:p>0,7259</text:p>
          </table:table-cell>
          <table:table-cell office:value-type="float" office:value="0.798221172523" calcext:value-type="float">
            <text:p>0,798221172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725000000038" calcext:value-type="float">
            <text:p>0,725</text:p>
          </table:table-cell>
          <table:table-cell office:value-type="float" office:value="0.781069038582" calcext:value-type="float">
            <text:p>0,7810690386</text:p>
          </table:table-cell>
          <table:table-cell office:value-type="float" office:value="0.7008" calcext:value-type="float">
            <text:p>0,7008</text:p>
          </table:table-cell>
          <table:table-cell office:value-type="float" office:value="0.870800298309" calcext:value-type="float">
            <text:p>0,870800298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262960553579" calcext:value-type="float">
            <text:p>0,0026296055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47996559486" calcext:value-type="float">
            <text:p>2,479965594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789520000038" calcext:value-type="float">
            <text:p>0,78952</text:p>
          </table:table-cell>
          <table:table-cell office:value-type="float" office:value="0.584054451923" calcext:value-type="float">
            <text:p>0,5840544519</text:p>
          </table:table-cell>
          <table:table-cell office:value-type="float" office:value="0.7366" calcext:value-type="float">
            <text:p>0,7366</text:p>
          </table:table-cell>
          <table:table-cell office:value-type="float" office:value="0.784845626259" calcext:value-type="float">
            <text:p>0,784845626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34320849435" calcext:value-type="float">
            <text:p>0,0034320849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43828323097" calcext:value-type="float">
            <text:p>2,43828323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464359386936" calcext:value-type="float">
            <text:p>0,0046435939</text:p>
          </table:table-cell>
          <table:table-cell office:value-type="float" office:value="0.6657" calcext:value-type="float">
            <text:p>0,6657</text:p>
          </table:table-cell>
          <table:table-cell office:value-type="float" office:value="2.3750726223" calcext:value-type="float">
            <text:p>2,375072622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9938" calcext:value-type="float">
            <text:p>0,99938</text:p>
          </table:table-cell>
          <table:table-cell office:value-type="float" office:value="0.0160188892436" calcext:value-type="float">
            <text:p>0,0160188892</text:p>
          </table:table-cell>
          <table:table-cell office:value-type="float" office:value="0.6695" calcext:value-type="float">
            <text:p>0,6695</text:p>
          </table:table-cell>
          <table:table-cell office:value-type="float" office:value="2.12426901188" calcext:value-type="float">
            <text:p>2,124269011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86360000019" calcext:value-type="float">
            <text:p>0,98636</text:p>
          </table:table-cell>
          <table:table-cell office:value-type="float" office:value="0.0769134254026" calcext:value-type="float">
            <text:p>0,0769134254</text:p>
          </table:table-cell>
          <table:table-cell office:value-type="float" office:value="0.645" calcext:value-type="float">
            <text:p>0,645</text:p>
          </table:table-cell>
          <table:table-cell office:value-type="float" office:value="1.90584358292" calcext:value-type="float">
            <text:p>1,905843582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164939999995" calcext:value-type="float">
            <text:p>0,16494</text:p>
          </table:table-cell>
          <table:table-cell office:value-type="float" office:value="13.2676307916" calcext:value-type="float">
            <text:p>13,2676307916</text:p>
          </table:table-cell>
          <table:table-cell office:value-type="float" office:value="0.1611" calcext:value-type="float">
            <text:p>0,1611</text:p>
          </table:table-cell>
          <table:table-cell office:value-type="float" office:value="13.4161288223" calcext:value-type="float">
            <text:p>13,416128822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100240000002" calcext:value-type="float">
            <text:p>0,10024</text:p>
          </table:table-cell>
          <table:table-cell office:value-type="float" office:value="2.30250467033" calcext:value-type="float">
            <text:p>2,3025046703</text:p>
          </table:table-cell>
          <table:table-cell office:value-type="float" office:value="0.1" calcext:value-type="float">
            <text:p>0,1</text:p>
          </table:table-cell>
          <table:table-cell office:value-type="float" office:value="2.30352497711" calcext:value-type="float">
            <text:p>2,303524977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742579999962" calcext:value-type="float">
            <text:p>0,74258</text:p>
          </table:table-cell>
          <table:table-cell office:value-type="float" office:value="0.730889406261" calcext:value-type="float">
            <text:p>0,7308894063</text:p>
          </table:table-cell>
          <table:table-cell office:value-type="float" office:value="0.6077" calcext:value-type="float">
            <text:p>0,6077</text:p>
          </table:table-cell>
          <table:table-cell office:value-type="float" office:value="1.23579698715" calcext:value-type="float">
            <text:p>1,235796987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940285302251577" calcext:value-type="float">
            <text:p>0,009402853</text:p>
          </table:table-cell>
          <table:table-cell office:value-type="float" office:value="0.6716" calcext:value-type="float">
            <text:p>0,6716</text:p>
          </table:table-cell>
          <table:table-cell office:value-type="float" office:value="2.06679350357056" calcext:value-type="float">
            <text:p>2,066793503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778919999981" calcext:value-type="float">
            <text:p>0,77892</text:p>
          </table:table-cell>
          <table:table-cell office:value-type="float" office:value="0.621134148006" calcext:value-type="float">
            <text:p>0,621134148</text:p>
          </table:table-cell>
          <table:table-cell office:value-type="float" office:value="0.7291" calcext:value-type="float">
            <text:p>0,7291</text:p>
          </table:table-cell>
          <table:table-cell office:value-type="float" office:value="0.787412215137" calcext:value-type="float">
            <text:p>0,787412215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74598" calcext:value-type="float">
            <text:p>0,74598</text:p>
          </table:table-cell>
          <table:table-cell office:value-type="float" office:value="0.714815560951" calcext:value-type="float">
            <text:p>0,714815561</text:p>
          </table:table-cell>
          <table:table-cell office:value-type="float" office:value="0.7265" calcext:value-type="float">
            <text:p>0,7265</text:p>
          </table:table-cell>
          <table:table-cell office:value-type="float" office:value="0.795712890053" calcext:value-type="float">
            <text:p>0,795712890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723219999981" calcext:value-type="float">
            <text:p>0,72322</text:p>
          </table:table-cell>
          <table:table-cell office:value-type="float" office:value="0.78207793108" calcext:value-type="float">
            <text:p>0,7820779311</text:p>
          </table:table-cell>
          <table:table-cell office:value-type="float" office:value="0.693" calcext:value-type="float">
            <text:p>0,693</text:p>
          </table:table-cell>
          <table:table-cell office:value-type="float" office:value="0.888708196545" calcext:value-type="float">
            <text:p>0,888708196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300290919006" calcext:value-type="float">
            <text:p>0,0030029092</text:p>
          </table:table-cell>
          <table:table-cell office:value-type="float" office:value="0.673" calcext:value-type="float">
            <text:p>0,673</text:p>
          </table:table-cell>
          <table:table-cell office:value-type="float" office:value="2.48757168999" calcext:value-type="float">
            <text:p>2,4875716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790059999981" calcext:value-type="float">
            <text:p>0,79006</text:p>
          </table:table-cell>
          <table:table-cell office:value-type="float" office:value="0.578881272602" calcext:value-type="float">
            <text:p>0,5788812726</text:p>
          </table:table-cell>
          <table:table-cell office:value-type="float" office:value="0.7343" calcext:value-type="float">
            <text:p>0,7343</text:p>
          </table:table-cell>
          <table:table-cell office:value-type="float" office:value="0.787201943207" calcext:value-type="float">
            <text:p>0,787201943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333908802476" calcext:value-type="float">
            <text:p>0,003339088</text:p>
          </table:table-cell>
          <table:table-cell office:value-type="float" office:value="0.6661" calcext:value-type="float">
            <text:p>0,6661</text:p>
          </table:table-cell>
          <table:table-cell office:value-type="float" office:value="2.45011957397" calcext:value-type="float">
            <text:p>2,45011957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486588683411" calcext:value-type="float">
            <text:p>0,0048658868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38681621552" calcext:value-type="float">
            <text:p>2,386816215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119871601611" calcext:value-type="float">
            <text:p>0,0119871602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16123888283" calcext:value-type="float">
            <text:p>2,161238882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97482" calcext:value-type="float">
            <text:p>0,97482</text:p>
          </table:table-cell>
          <table:table-cell office:value-type="float" office:value="0.111053263247" calcext:value-type="float">
            <text:p>0,1110532632</text:p>
          </table:table-cell>
          <table:table-cell office:value-type="float" office:value="0.6541" calcext:value-type="float">
            <text:p>0,6541</text:p>
          </table:table-cell>
          <table:table-cell office:value-type="float" office:value="1.87821578979" calcext:value-type="float">
            <text:p>1,878215789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141479999995" calcext:value-type="float">
            <text:p>0,14148</text:p>
          </table:table-cell>
          <table:table-cell office:value-type="float" office:value="13.7514470459" calcext:value-type="float">
            <text:p>13,7514470459</text:p>
          </table:table-cell>
          <table:table-cell office:value-type="float" office:value="0.1201" calcext:value-type="float">
            <text:p>0,1201</text:p>
          </table:table-cell>
          <table:table-cell office:value-type="float" office:value="14.1434370178" calcext:value-type="float">
            <text:p>14,143437017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100239999998" calcext:value-type="float">
            <text:p>0,10024</text:p>
          </table:table-cell>
          <table:table-cell office:value-type="float" office:value="2.30248378281" calcext:value-type="float">
            <text:p>2,3024837828</text:p>
          </table:table-cell>
          <table:table-cell office:value-type="float" office:value="0.1" calcext:value-type="float">
            <text:p>0,1</text:p>
          </table:table-cell>
          <table:table-cell office:value-type="float" office:value="2.30352979889" calcext:value-type="float">
            <text:p>2,303529798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747999999981" calcext:value-type="float">
            <text:p>0,748</text:p>
          </table:table-cell>
          <table:table-cell office:value-type="float" office:value="0.718956121197" calcext:value-type="float">
            <text:p>0,7189561212</text:p>
          </table:table-cell>
          <table:table-cell office:value-type="float" office:value="0.5993" calcext:value-type="float">
            <text:p>0,5993</text:p>
          </table:table-cell>
          <table:table-cell office:value-type="float" office:value="1.24295489292" calcext:value-type="float">
            <text:p>1,242954892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888698869094253" calcext:value-type="float">
            <text:p>0,0088869887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08603847961426" calcext:value-type="float">
            <text:p>2,086038479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779119999962" calcext:value-type="float">
            <text:p>0,77912</text:p>
          </table:table-cell>
          <table:table-cell office:value-type="float" office:value="0.611915125351" calcext:value-type="float">
            <text:p>0,6119151254</text:p>
          </table:table-cell>
          <table:table-cell office:value-type="float" office:value="0.7306" calcext:value-type="float">
            <text:p>0,7306</text:p>
          </table:table-cell>
          <table:table-cell office:value-type="float" office:value="0.788411145782" calcext:value-type="float">
            <text:p>0,788411145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748199999981" calcext:value-type="float">
            <text:p>0,7482</text:p>
          </table:table-cell>
          <table:table-cell office:value-type="float" office:value="0.710158284721" calcext:value-type="float">
            <text:p>0,7101582847</text:p>
          </table:table-cell>
          <table:table-cell office:value-type="float" office:value="0.7245" calcext:value-type="float">
            <text:p>0,7245</text:p>
          </table:table-cell>
          <table:table-cell office:value-type="float" office:value="0.797121233082" calcext:value-type="float">
            <text:p>0,797121233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722439999962" calcext:value-type="float">
            <text:p>0,72244</text:p>
          </table:table-cell>
          <table:table-cell office:value-type="float" office:value="0.781820501518" calcext:value-type="float">
            <text:p>0,7818205015</text:p>
          </table:table-cell>
          <table:table-cell office:value-type="float" office:value="0.698" calcext:value-type="float">
            <text:p>0,698</text:p>
          </table:table-cell>
          <table:table-cell office:value-type="float" office:value="0.867833085442" calcext:value-type="float">
            <text:p>0,867833085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2581765575" calcext:value-type="float">
            <text:p>0,0022581766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9709987373" calcext:value-type="float">
            <text:p>2,497099873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791439999962" calcext:value-type="float">
            <text:p>0,79144</text:p>
          </table:table-cell>
          <table:table-cell office:value-type="float" office:value="0.574514249935" calcext:value-type="float">
            <text:p>0,5745142499</text:p>
          </table:table-cell>
          <table:table-cell office:value-type="float" office:value="0.7352" calcext:value-type="float">
            <text:p>0,7352</text:p>
          </table:table-cell>
          <table:table-cell office:value-type="float" office:value="0.801037021255" calcext:value-type="float">
            <text:p>0,801037021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29351839295" calcext:value-type="float">
            <text:p>0,0029351839</text:p>
          </table:table-cell>
          <table:table-cell office:value-type="float" office:value="0.6661" calcext:value-type="float">
            <text:p>0,6661</text:p>
          </table:table-cell>
          <table:table-cell office:value-type="float" office:value="2.45829451294" calcext:value-type="float">
            <text:p>2,458294512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397797688603" calcext:value-type="float">
            <text:p>0,0039779769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3953666893" calcext:value-type="float">
            <text:p>2,395366689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9966" calcext:value-type="float">
            <text:p>0,99966</text:p>
          </table:table-cell>
          <table:table-cell office:value-type="float" office:value="0.0105565418717" calcext:value-type="float">
            <text:p>0,0105565419</text:p>
          </table:table-cell>
          <table:table-cell office:value-type="float" office:value="0.6692" calcext:value-type="float">
            <text:p>0,6692</text:p>
          </table:table-cell>
          <table:table-cell office:value-type="float" office:value="2.19447495689" calcext:value-type="float">
            <text:p>2,194474956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905" calcext:value-type="float">
            <text:p>0,9905</text:p>
          </table:table-cell>
          <table:table-cell office:value-type="float" office:value="0.0569087450922" calcext:value-type="float">
            <text:p>0,0569087451</text:p>
          </table:table-cell>
          <table:table-cell office:value-type="float" office:value="0.6529" calcext:value-type="float">
            <text:p>0,6529</text:p>
          </table:table-cell>
          <table:table-cell office:value-type="float" office:value="1.94613795776" calcext:value-type="float">
            <text:p>1,946137957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10682" calcext:value-type="float">
            <text:p>0,10682</text:p>
          </table:table-cell>
          <table:table-cell office:value-type="float" office:value="14.3767281085" calcext:value-type="float">
            <text:p>14,376728108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10024" calcext:value-type="float">
            <text:p>0,10024</text:p>
          </table:table-cell>
          <table:table-cell office:value-type="float" office:value="2.30248526535" calcext:value-type="float">
            <text:p>2,3024852654</text:p>
          </table:table-cell>
          <table:table-cell office:value-type="float" office:value="0.1" calcext:value-type="float">
            <text:p>0,1</text:p>
          </table:table-cell>
          <table:table-cell office:value-type="float" office:value="2.3035742775" calcext:value-type="float">
            <text:p>2,303574277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74988" calcext:value-type="float">
            <text:p>0,74988</text:p>
          </table:table-cell>
          <table:table-cell office:value-type="float" office:value="0.71672478611" calcext:value-type="float">
            <text:p>0,7167247861</text:p>
          </table:table-cell>
          <table:table-cell office:value-type="float" office:value="0.599" calcext:value-type="float">
            <text:p>0,599</text:p>
          </table:table-cell>
          <table:table-cell office:value-type="float" office:value="1.23933209763" calcext:value-type="float">
            <text:p>1,239332097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99840000019074" calcext:value-type="float">
            <text:p>0,99984</text:p>
          </table:table-cell>
          <table:table-cell office:value-type="float" office:value="0.00847244546055794" calcext:value-type="float">
            <text:p>0,0084724455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11295024032593" calcext:value-type="float">
            <text:p>2,112950240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78096" calcext:value-type="float">
            <text:p>0,78096</text:p>
          </table:table-cell>
          <table:table-cell office:value-type="float" office:value="0.614081328201" calcext:value-type="float">
            <text:p>0,6140813282</text:p>
          </table:table-cell>
          <table:table-cell office:value-type="float" office:value="0.7348" calcext:value-type="float">
            <text:p>0,7348</text:p>
          </table:table-cell>
          <table:table-cell office:value-type="float" office:value="0.78929176712" calcext:value-type="float">
            <text:p>0,789291767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747000000019" calcext:value-type="float">
            <text:p>0,747</text:p>
          </table:table-cell>
          <table:table-cell office:value-type="float" office:value="0.706150145912" calcext:value-type="float">
            <text:p>0,7061501459</text:p>
          </table:table-cell>
          <table:table-cell office:value-type="float" office:value="0.7241" calcext:value-type="float">
            <text:p>0,7241</text:p>
          </table:table-cell>
          <table:table-cell office:value-type="float" office:value="0.802637725258" calcext:value-type="float">
            <text:p>0,802637725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724219999981" calcext:value-type="float">
            <text:p>0,72422</text:p>
          </table:table-cell>
          <table:table-cell office:value-type="float" office:value="0.776719543018" calcext:value-type="float">
            <text:p>0,776719543</text:p>
          </table:table-cell>
          <table:table-cell office:value-type="float" office:value="0.6999" calcext:value-type="float">
            <text:p>0,6999</text:p>
          </table:table-cell>
          <table:table-cell office:value-type="float" office:value="0.867018274689" calcext:value-type="float">
            <text:p>0,86701827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09940629035" calcext:value-type="float">
            <text:p>0,0020994063</text:p>
          </table:table-cell>
          <table:table-cell office:value-type="float" office:value="0.6727" calcext:value-type="float">
            <text:p>0,6727</text:p>
          </table:table-cell>
          <table:table-cell office:value-type="float" office:value="2.50321793785" calcext:value-type="float">
            <text:p>2,503217937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791779999981" calcext:value-type="float">
            <text:p>0,79178</text:p>
          </table:table-cell>
          <table:table-cell office:value-type="float" office:value="0.571967488699" calcext:value-type="float">
            <text:p>0,5719674887</text:p>
          </table:table-cell>
          <table:table-cell office:value-type="float" office:value="0.7384" calcext:value-type="float">
            <text:p>0,7384</text:p>
          </table:table-cell>
          <table:table-cell office:value-type="float" office:value="0.793300644684" calcext:value-type="float">
            <text:p>0,793300644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77020915657" calcext:value-type="float">
            <text:p>0,0027702092</text:p>
          </table:table-cell>
          <table:table-cell office:value-type="float" office:value="0.6658" calcext:value-type="float">
            <text:p>0,6658</text:p>
          </table:table-cell>
          <table:table-cell office:value-type="float" office:value="2.463122472" calcext:value-type="float">
            <text:p>2,46312247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79569921046" calcext:value-type="float">
            <text:p>0,0037956992</text:p>
          </table:table-cell>
          <table:table-cell office:value-type="float" office:value="0.666" calcext:value-type="float">
            <text:p>0,666</text:p>
          </table:table-cell>
          <table:table-cell office:value-type="float" office:value="2.40476760139" calcext:value-type="float">
            <text:p>2,404767601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936411296606" calcext:value-type="float">
            <text:p>0,009364113</text:p>
          </table:table-cell>
          <table:table-cell office:value-type="float" office:value="0.6691" calcext:value-type="float">
            <text:p>0,6691</text:p>
          </table:table-cell>
          <table:table-cell office:value-type="float" office:value="2.21144332466" calcext:value-type="float">
            <text:p>2,211443324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993939999962" calcext:value-type="float">
            <text:p>0,99394</text:p>
          </table:table-cell>
          <table:table-cell office:value-type="float" office:value="0.0461773488832" calcext:value-type="float">
            <text:p>0,0461773489</text:p>
          </table:table-cell>
          <table:table-cell office:value-type="float" office:value="0.6382" calcext:value-type="float">
            <text:p>0,6382</text:p>
          </table:table-cell>
          <table:table-cell office:value-type="float" office:value="2.10150253601" calcext:value-type="float">
            <text:p>2,10150253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10002000001" calcext:value-type="float">
            <text:p>0,10002</text:p>
          </table:table-cell>
          <table:table-cell office:value-type="float" office:value="14.5059633371" calcext:value-type="float">
            <text:p>14,505963337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10023999999" calcext:value-type="float">
            <text:p>0,10024</text:p>
          </table:table-cell>
          <table:table-cell office:value-type="float" office:value="2.30246526283" calcext:value-type="float">
            <text:p>2,3024652628</text:p>
          </table:table-cell>
          <table:table-cell office:value-type="float" office:value="0.1" calcext:value-type="float">
            <text:p>0,1</text:p>
          </table:table-cell>
          <table:table-cell office:value-type="float" office:value="2.30355535965" calcext:value-type="float">
            <text:p>2,303555359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749260000038" calcext:value-type="float">
            <text:p>0,74926</text:p>
          </table:table-cell>
          <table:table-cell office:value-type="float" office:value="0.710851815224" calcext:value-type="float">
            <text:p>0,7108518152</text:p>
          </table:table-cell>
          <table:table-cell office:value-type="float" office:value="0.6104" calcext:value-type="float">
            <text:p>0,6104</text:p>
          </table:table-cell>
          <table:table-cell office:value-type="float" office:value="1.20547145157" calcext:value-type="float">
            <text:p>1,20547145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815000317811966" calcext:value-type="float">
            <text:p>0,0081500032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09898077011108" calcext:value-type="float">
            <text:p>2,098980770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781679999962" calcext:value-type="float">
            <text:p>0,78168</text:p>
          </table:table-cell>
          <table:table-cell office:value-type="float" office:value="0.610704477596" calcext:value-type="float">
            <text:p>0,6107044776</text:p>
          </table:table-cell>
          <table:table-cell office:value-type="float" office:value="0.7279" calcext:value-type="float">
            <text:p>0,7279</text:p>
          </table:table-cell>
          <table:table-cell office:value-type="float" office:value="0.801002891922" calcext:value-type="float">
            <text:p>0,801002891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748759999981" calcext:value-type="float">
            <text:p>0,74876</text:p>
          </table:table-cell>
          <table:table-cell office:value-type="float" office:value="0.707688245659" calcext:value-type="float">
            <text:p>0,7076882457</text:p>
          </table:table-cell>
          <table:table-cell office:value-type="float" office:value="0.7296" calcext:value-type="float">
            <text:p>0,7296</text:p>
          </table:table-cell>
          <table:table-cell office:value-type="float" office:value="0.795887761784" calcext:value-type="float">
            <text:p>0,79588776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72448" calcext:value-type="float">
            <text:p>0,72448</text:p>
          </table:table-cell>
          <table:table-cell office:value-type="float" office:value="0.780614027939" calcext:value-type="float">
            <text:p>0,7806140279</text:p>
          </table:table-cell>
          <table:table-cell office:value-type="float" office:value="0.6981" calcext:value-type="float">
            <text:p>0,6981</text:p>
          </table:table-cell>
          <table:table-cell office:value-type="float" office:value="0.889973091316" calcext:value-type="float">
            <text:p>0,88997309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230790802415" calcext:value-type="float">
            <text:p>0,002307908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5107779129" calcext:value-type="float">
            <text:p>2,510777912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794580000019" calcext:value-type="float">
            <text:p>0,79458</text:p>
          </table:table-cell>
          <table:table-cell office:value-type="float" office:value="0.561462992744" calcext:value-type="float">
            <text:p>0,5614629927</text:p>
          </table:table-cell>
          <table:table-cell office:value-type="float" office:value="0.7363" calcext:value-type="float">
            <text:p>0,7363</text:p>
          </table:table-cell>
          <table:table-cell office:value-type="float" office:value="0.784101911163" calcext:value-type="float">
            <text:p>0,784101911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31370667037" calcext:value-type="float">
            <text:p>0,0031370667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47479973526" calcext:value-type="float">
            <text:p>2,474799735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409803134561" calcext:value-type="float">
            <text:p>0,0040980313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41944238091" calcext:value-type="float">
            <text:p>2,419442380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837224604994" calcext:value-type="float">
            <text:p>0,008372246</text:p>
          </table:table-cell>
          <table:table-cell office:value-type="float" office:value="0.6685" calcext:value-type="float">
            <text:p>0,6685</text:p>
          </table:table-cell>
          <table:table-cell office:value-type="float" office:value="2.22606479645" calcext:value-type="float">
            <text:p>2,226064796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972180000019" calcext:value-type="float">
            <text:p>0,97218</text:p>
          </table:table-cell>
          <table:table-cell office:value-type="float" office:value="0.137771833711" calcext:value-type="float">
            <text:p>0,1377718337</text:p>
          </table:table-cell>
          <table:table-cell office:value-type="float" office:value="0.6515" calcext:value-type="float">
            <text:p>0,6515</text:p>
          </table:table-cell>
          <table:table-cell office:value-type="float" office:value="1.95208977661" calcext:value-type="float">
            <text:p>1,952089776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353" calcext:value-type="float">
            <text:p>14,505963335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0994199999952" calcext:value-type="float">
            <text:p>0,09942</text:p>
          </table:table-cell>
          <table:table-cell office:value-type="float" office:value="2.3024673909" calcext:value-type="float">
            <text:p>2,302467390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771904" calcext:value-type="float">
            <text:p>2,303577190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751340000038" calcext:value-type="float">
            <text:p>0,75134</text:p>
          </table:table-cell>
          <table:table-cell office:value-type="float" office:value="0.702792615376" calcext:value-type="float">
            <text:p>0,7027926154</text:p>
          </table:table-cell>
          <table:table-cell office:value-type="float" office:value="0.6084" calcext:value-type="float">
            <text:p>0,6084</text:p>
          </table:table-cell>
          <table:table-cell office:value-type="float" office:value="1.23908917484" calcext:value-type="float">
            <text:p>1,239089174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790148971453309" calcext:value-type="float">
            <text:p>0,0079014897</text:p>
          </table:table-cell>
          <table:table-cell office:value-type="float" office:value="0.6723" calcext:value-type="float">
            <text:p>0,6723</text:p>
          </table:table-cell>
          <table:table-cell office:value-type="float" office:value="2.11045350799561" calcext:value-type="float">
            <text:p>2,11045350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781139999962" calcext:value-type="float">
            <text:p>0,78114</text:p>
          </table:table-cell>
          <table:table-cell office:value-type="float" office:value="0.600345219383" calcext:value-type="float">
            <text:p>0,6003452194</text:p>
          </table:table-cell>
          <table:table-cell office:value-type="float" office:value="0.7313" calcext:value-type="float">
            <text:p>0,7313</text:p>
          </table:table-cell>
          <table:table-cell office:value-type="float" office:value="0.792983871841" calcext:value-type="float">
            <text:p>0,792983871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74934" calcext:value-type="float">
            <text:p>0,74934</text:p>
          </table:table-cell>
          <table:table-cell office:value-type="float" office:value="0.702823203278" calcext:value-type="float">
            <text:p>0,7028232033</text:p>
          </table:table-cell>
          <table:table-cell office:value-type="float" office:value="0.724" calcext:value-type="float">
            <text:p>0,724</text:p>
          </table:table-cell>
          <table:table-cell office:value-type="float" office:value="0.796623927498" calcext:value-type="float">
            <text:p>0,796623927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725139999981" calcext:value-type="float">
            <text:p>0,72514</text:p>
          </table:table-cell>
          <table:table-cell office:value-type="float" office:value="0.773198580456" calcext:value-type="float">
            <text:p>0,7731985805</text:p>
          </table:table-cell>
          <table:table-cell office:value-type="float" office:value="0.6984" calcext:value-type="float">
            <text:p>0,6984</text:p>
          </table:table-cell>
          <table:table-cell office:value-type="float" office:value="0.881527286911" calcext:value-type="float">
            <text:p>0,881527286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08341351926" calcext:value-type="float">
            <text:p>0,0020834135</text:p>
          </table:table-cell>
          <table:table-cell office:value-type="float" office:value="0.6723" calcext:value-type="float">
            <text:p>0,6723</text:p>
          </table:table-cell>
          <table:table-cell office:value-type="float" office:value="2.51073735199" calcext:value-type="float">
            <text:p>2,51073735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7946" calcext:value-type="float">
            <text:p>0,7946</text:p>
          </table:table-cell>
          <table:table-cell office:value-type="float" office:value="0.567885329208" calcext:value-type="float">
            <text:p>0,5678853292</text:p>
          </table:table-cell>
          <table:table-cell office:value-type="float" office:value="0.7396" calcext:value-type="float">
            <text:p>0,7396</text:p>
          </table:table-cell>
          <table:table-cell office:value-type="float" office:value="0.790520517921" calcext:value-type="float">
            <text:p>0,7905205179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270087901711" calcext:value-type="float">
            <text:p>0,002700879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47417936096" calcext:value-type="float">
            <text:p>2,47417936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365841408342" calcext:value-type="float">
            <text:p>0,0036584141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42068842773" calcext:value-type="float">
            <text:p>2,420688427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790957574978" calcext:value-type="float">
            <text:p>0,0079095757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24197540932" calcext:value-type="float">
            <text:p>2,241975409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93840000019" calcext:value-type="float">
            <text:p>0,99384</text:p>
          </table:table-cell>
          <table:table-cell office:value-type="float" office:value="0.0466137707925" calcext:value-type="float">
            <text:p>0,0466137708</text:p>
          </table:table-cell>
          <table:table-cell office:value-type="float" office:value="0.6535" calcext:value-type="float">
            <text:p>0,6535</text:p>
          </table:table-cell>
          <table:table-cell office:value-type="float" office:value="1.98054292679" calcext:value-type="float">
            <text:p>1,980542926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76" calcext:value-type="float">
            <text:p>14,505963327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100700000005" calcext:value-type="float">
            <text:p>0,1007</text:p>
          </table:table-cell>
          <table:table-cell office:value-type="float" office:value="2.3024643792" calcext:value-type="float">
            <text:p>2,3024643792</text:p>
          </table:table-cell>
          <table:table-cell office:value-type="float" office:value="0.1" calcext:value-type="float">
            <text:p>0,1</text:p>
          </table:table-cell>
          <table:table-cell office:value-type="float" office:value="2.30356364746" calcext:value-type="float">
            <text:p>2,303563647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75248" calcext:value-type="float">
            <text:p>0,75248</text:p>
          </table:table-cell>
          <table:table-cell office:value-type="float" office:value="0.699212738094" calcext:value-type="float">
            <text:p>0,6992127381</text:p>
          </table:table-cell>
          <table:table-cell office:value-type="float" office:value="0.6088" calcext:value-type="float">
            <text:p>0,6088</text:p>
          </table:table-cell>
          <table:table-cell office:value-type="float" office:value="1.22382385674" calcext:value-type="float">
            <text:p>1,223823856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755545849978924" calcext:value-type="float">
            <text:p>0,0075554585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11658087234497" calcext:value-type="float">
            <text:p>2,116580872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782399999981" calcext:value-type="float">
            <text:p>0,7824</text:p>
          </table:table-cell>
          <table:table-cell office:value-type="float" office:value="0.602328116417" calcext:value-type="float">
            <text:p>0,6023281164</text:p>
          </table:table-cell>
          <table:table-cell office:value-type="float" office:value="0.7357" calcext:value-type="float">
            <text:p>0,7357</text:p>
          </table:table-cell>
          <table:table-cell office:value-type="float" office:value="0.782844942856" calcext:value-type="float">
            <text:p>0,7828449429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751379999962" calcext:value-type="float">
            <text:p>0,75138</text:p>
          </table:table-cell>
          <table:table-cell office:value-type="float" office:value="0.696036835346" calcext:value-type="float">
            <text:p>0,6960368353</text:p>
          </table:table-cell>
          <table:table-cell office:value-type="float" office:value="0.7285" calcext:value-type="float">
            <text:p>0,7285</text:p>
          </table:table-cell>
          <table:table-cell office:value-type="float" office:value="0.785357208443" calcext:value-type="float">
            <text:p>0,7853572084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7287" calcext:value-type="float">
            <text:p>0,7287</text:p>
          </table:table-cell>
          <table:table-cell office:value-type="float" office:value="0.767962336044" calcext:value-type="float">
            <text:p>0,767962336</text:p>
          </table:table-cell>
          <table:table-cell office:value-type="float" office:value="0.6928" calcext:value-type="float">
            <text:p>0,6928</text:p>
          </table:table-cell>
          <table:table-cell office:value-type="float" office:value="0.898081354332" calcext:value-type="float">
            <text:p>0,898081354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00194789219588" calcext:value-type="float">
            <text:p>0,0019478922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52041295204" calcext:value-type="float">
            <text:p>2,52041295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797199999962" calcext:value-type="float">
            <text:p>0,7972</text:p>
          </table:table-cell>
          <table:table-cell office:value-type="float" office:value="0.558322287712" calcext:value-type="float">
            <text:p>0,5583222877</text:p>
          </table:table-cell>
          <table:table-cell office:value-type="float" office:value="0.7334" calcext:value-type="float">
            <text:p>0,7334</text:p>
          </table:table-cell>
          <table:table-cell office:value-type="float" office:value="0.795218807602" calcext:value-type="float">
            <text:p>0,795218807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00248471424066" calcext:value-type="float">
            <text:p>0,0024847142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48539666748" calcext:value-type="float">
            <text:p>2,485396667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00340003339633" calcext:value-type="float">
            <text:p>0,0034000334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43334987411" calcext:value-type="float">
            <text:p>2,433349874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731277022928" calcext:value-type="float">
            <text:p>0,0073127702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26418868866" calcext:value-type="float">
            <text:p>2,264188688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99582" calcext:value-type="float">
            <text:p>0,99582</text:p>
          </table:table-cell>
          <table:table-cell office:value-type="float" office:value="0.0388596518886" calcext:value-type="float">
            <text:p>0,0388596519</text:p>
          </table:table-cell>
          <table:table-cell office:value-type="float" office:value="0.6505" calcext:value-type="float">
            <text:p>0,6505</text:p>
          </table:table-cell>
          <table:table-cell office:value-type="float" office:value="2.01246702385" calcext:value-type="float">
            <text:p>2,012467023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785" calcext:value-type="float">
            <text:p>14,505963278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0983399999976" calcext:value-type="float">
            <text:p>0,09834</text:p>
          </table:table-cell>
          <table:table-cell office:value-type="float" office:value="2.30247621391" calcext:value-type="float">
            <text:p>2,3024762139</text:p>
          </table:table-cell>
          <table:table-cell office:value-type="float" office:value="0.1" calcext:value-type="float">
            <text:p>0,1</text:p>
          </table:table-cell>
          <table:table-cell office:value-type="float" office:value="2.30347521362" calcext:value-type="float">
            <text:p>2,303475213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755760000019" calcext:value-type="float">
            <text:p>0,75576</text:p>
          </table:table-cell>
          <table:table-cell office:value-type="float" office:value="0.692944146347" calcext:value-type="float">
            <text:p>0,6929441463</text:p>
          </table:table-cell>
          <table:table-cell office:value-type="float" office:value="0.611" calcext:value-type="float">
            <text:p>0,611</text:p>
          </table:table-cell>
          <table:table-cell office:value-type="float" office:value="1.22305292969" calcext:value-type="float">
            <text:p>1,223052929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720263835206628" calcext:value-type="float">
            <text:p>0,0072026384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12987560501099" calcext:value-type="float">
            <text:p>2,12987560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78512" calcext:value-type="float">
            <text:p>0,78512</text:p>
          </table:table-cell>
          <table:table-cell office:value-type="float" office:value="0.593807233505" calcext:value-type="float">
            <text:p>0,5938072335</text:p>
          </table:table-cell>
          <table:table-cell office:value-type="float" office:value="0.7287" calcext:value-type="float">
            <text:p>0,7287</text:p>
          </table:table-cell>
          <table:table-cell office:value-type="float" office:value="0.791426244545" calcext:value-type="float">
            <text:p>0,791426244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753239999962" calcext:value-type="float">
            <text:p>0,75324</text:p>
          </table:table-cell>
          <table:table-cell office:value-type="float" office:value="0.693395412254" calcext:value-type="float">
            <text:p>0,6933954123</text:p>
          </table:table-cell>
          <table:table-cell office:value-type="float" office:value="0.727" calcext:value-type="float">
            <text:p>0,727</text:p>
          </table:table-cell>
          <table:table-cell office:value-type="float" office:value="0.787374229813" calcext:value-type="float">
            <text:p>0,787374229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727200000019" calcext:value-type="float">
            <text:p>0,7272</text:p>
          </table:table-cell>
          <table:table-cell office:value-type="float" office:value="0.76709396225" calcext:value-type="float">
            <text:p>0,7670939623</text:p>
          </table:table-cell>
          <table:table-cell office:value-type="float" office:value="0.7009" calcext:value-type="float">
            <text:p>0,7009</text:p>
          </table:table-cell>
          <table:table-cell office:value-type="float" office:value="0.875513536263" calcext:value-type="float">
            <text:p>0,875513536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90275349818" calcext:value-type="float">
            <text:p>0,0019027535</text:p>
          </table:table-cell>
          <table:table-cell office:value-type="float" office:value="0.6717" calcext:value-type="float">
            <text:p>0,6717</text:p>
          </table:table-cell>
          <table:table-cell office:value-type="float" office:value="2.52644787979" calcext:value-type="float">
            <text:p>2,5264478798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7976" calcext:value-type="float">
            <text:p>0,7976</text:p>
          </table:table-cell>
          <table:table-cell office:value-type="float" office:value="0.559448148212" calcext:value-type="float">
            <text:p>0,5594481482</text:p>
          </table:table-cell>
          <table:table-cell office:value-type="float" office:value="0.736" calcext:value-type="float">
            <text:p>0,736</text:p>
          </table:table-cell>
          <table:table-cell office:value-type="float" office:value="0.782189757538" calcext:value-type="float">
            <text:p>0,782189757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45761422783" calcext:value-type="float">
            <text:p>0,0024576142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49090917435" calcext:value-type="float">
            <text:p>2,490909174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33556415379" calcext:value-type="float">
            <text:p>0,0033355642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43879962234" calcext:value-type="float">
            <text:p>2,438799622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705491694421" calcext:value-type="float">
            <text:p>0,0070549169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27700993004" calcext:value-type="float">
            <text:p>2,2770099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98304" calcext:value-type="float">
            <text:p>0,98304</text:p>
          </table:table-cell>
          <table:table-cell office:value-type="float" office:value="0.0893607833099" calcext:value-type="float">
            <text:p>0,0893607833</text:p>
          </table:table-cell>
          <table:table-cell office:value-type="float" office:value="0.6537" calcext:value-type="float">
            <text:p>0,6537</text:p>
          </table:table-cell>
          <table:table-cell office:value-type="float" office:value="1.9885154129" calcext:value-type="float">
            <text:p>1,988515412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472" calcext:value-type="float">
            <text:p>14,505963347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100239999998" calcext:value-type="float">
            <text:p>0,10024</text:p>
          </table:table-cell>
          <table:table-cell office:value-type="float" office:value="2.30246514755" calcext:value-type="float">
            <text:p>2,3024651476</text:p>
          </table:table-cell>
          <table:table-cell office:value-type="float" office:value="0.1" calcext:value-type="float">
            <text:p>0,1</text:p>
          </table:table-cell>
          <table:table-cell office:value-type="float" office:value="2.30352959518" calcext:value-type="float">
            <text:p>2,303529595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758780000038" calcext:value-type="float">
            <text:p>0,75878</text:p>
          </table:table-cell>
          <table:table-cell office:value-type="float" office:value="0.688552692547" calcext:value-type="float">
            <text:p>0,6885526925</text:p>
          </table:table-cell>
          <table:table-cell office:value-type="float" office:value="0.5988" calcext:value-type="float">
            <text:p>0,5988</text:p>
          </table:table-cell>
          <table:table-cell office:value-type="float" office:value="1.25777115364" calcext:value-type="float">
            <text:p>1,257771153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707283726245165" calcext:value-type="float">
            <text:p>0,0070728373</text:p>
          </table:table-cell>
          <table:table-cell office:value-type="float" office:value="0.6697" calcext:value-type="float">
            <text:p>0,6697</text:p>
          </table:table-cell>
          <table:table-cell office:value-type="float" office:value="2.14334747238159" calcext:value-type="float">
            <text:p>2,143347472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783000000019" calcext:value-type="float">
            <text:p>0,783</text:p>
          </table:table-cell>
          <table:table-cell office:value-type="float" office:value="0.598536925392" calcext:value-type="float">
            <text:p>0,5985369254</text:p>
          </table:table-cell>
          <table:table-cell office:value-type="float" office:value="0.7314" calcext:value-type="float">
            <text:p>0,7314</text:p>
          </table:table-cell>
          <table:table-cell office:value-type="float" office:value="0.788976716423" calcext:value-type="float">
            <text:p>0,788976716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75484" calcext:value-type="float">
            <text:p>0,75484</text:p>
          </table:table-cell>
          <table:table-cell office:value-type="float" office:value="0.69338766613" calcext:value-type="float">
            <text:p>0,6933876661</text:p>
          </table:table-cell>
          <table:table-cell office:value-type="float" office:value="0.7318" calcext:value-type="float">
            <text:p>0,7318</text:p>
          </table:table-cell>
          <table:table-cell office:value-type="float" office:value="0.78434104805" calcext:value-type="float">
            <text:p>0,784341048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726280000019" calcext:value-type="float">
            <text:p>0,72628</text:p>
          </table:table-cell>
          <table:table-cell office:value-type="float" office:value="0.767549334297" calcext:value-type="float">
            <text:p>0,7675493343</text:p>
          </table:table-cell>
          <table:table-cell office:value-type="float" office:value="0.6904" calcext:value-type="float">
            <text:p>0,6904</text:p>
          </table:table-cell>
          <table:table-cell office:value-type="float" office:value="0.902132140541" calcext:value-type="float">
            <text:p>0,90213214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217843752827" calcext:value-type="float">
            <text:p>0,0021784375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53331392784" calcext:value-type="float">
            <text:p>2,533313927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799119999962" calcext:value-type="float">
            <text:p>0,79912</text:p>
          </table:table-cell>
          <table:table-cell office:value-type="float" office:value="0.552153618202" calcext:value-type="float">
            <text:p>0,5521536182</text:p>
          </table:table-cell>
          <table:table-cell office:value-type="float" office:value="0.7374" calcext:value-type="float">
            <text:p>0,7374</text:p>
          </table:table-cell>
          <table:table-cell office:value-type="float" office:value="0.7899504776" calcext:value-type="float">
            <text:p>0,789950477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45716177292" calcext:value-type="float">
            <text:p>0,0024571618</text:p>
          </table:table-cell>
          <table:table-cell office:value-type="float" office:value="0.6657" calcext:value-type="float">
            <text:p>0,6657</text:p>
          </table:table-cell>
          <table:table-cell office:value-type="float" office:value="2.50084947968" calcext:value-type="float">
            <text:p>2,500849479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322238995597" calcext:value-type="float">
            <text:p>0,00322239</text:p>
          </table:table-cell>
          <table:table-cell office:value-type="float" office:value="0.666" calcext:value-type="float">
            <text:p>0,666</text:p>
          </table:table-cell>
          <table:table-cell office:value-type="float" office:value="2.44493856049" calcext:value-type="float">
            <text:p>2,444938560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99966" calcext:value-type="float">
            <text:p>0,99966</text:p>
          </table:table-cell>
          <table:table-cell office:value-type="float" office:value="0.0068246188958" calcext:value-type="float">
            <text:p>0,0068246189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29527645302" calcext:value-type="float">
            <text:p>2,29527645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99704" calcext:value-type="float">
            <text:p>0,99704</text:p>
          </table:table-cell>
          <table:table-cell office:value-type="float" office:value="0.0343215834135" calcext:value-type="float">
            <text:p>0,0343215834</text:p>
          </table:table-cell>
          <table:table-cell office:value-type="float" office:value="0.6556" calcext:value-type="float">
            <text:p>0,6556</text:p>
          </table:table-cell>
          <table:table-cell office:value-type="float" office:value="2.02465259018" calcext:value-type="float">
            <text:p>2,024652590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84" calcext:value-type="float">
            <text:p>14,505963308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9948" calcext:value-type="float">
            <text:p>0,09948</text:p>
          </table:table-cell>
          <table:table-cell office:value-type="float" office:value="2.30246898567" calcext:value-type="float">
            <text:p>2,3024689857</text:p>
          </table:table-cell>
          <table:table-cell office:value-type="float" office:value="0.1" calcext:value-type="float">
            <text:p>0,1</text:p>
          </table:table-cell>
          <table:table-cell office:value-type="float" office:value="2.30353027802" calcext:value-type="float">
            <text:p>2,30353027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757239999981" calcext:value-type="float">
            <text:p>0,75724</text:p>
          </table:table-cell>
          <table:table-cell office:value-type="float" office:value="0.685564666195" calcext:value-type="float">
            <text:p>0,6855646662</text:p>
          </table:table-cell>
          <table:table-cell office:value-type="float" office:value="0.5958" calcext:value-type="float">
            <text:p>0,5958</text:p>
          </table:table-cell>
          <table:table-cell office:value-type="float" office:value="1.34537462807" calcext:value-type="float">
            <text:p>1,345374628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675962175622582" calcext:value-type="float">
            <text:p>0,0067596218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14796699676514" calcext:value-type="float">
            <text:p>2,147966996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788119999981" calcext:value-type="float">
            <text:p>0,78812</text:p>
          </table:table-cell>
          <table:table-cell office:value-type="float" office:value="0.592338950119" calcext:value-type="float">
            <text:p>0,5923389501</text:p>
          </table:table-cell>
          <table:table-cell office:value-type="float" office:value="0.7322" calcext:value-type="float">
            <text:p>0,7322</text:p>
          </table:table-cell>
          <table:table-cell office:value-type="float" office:value="0.787848846436" calcext:value-type="float">
            <text:p>0,787848846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753799999962" calcext:value-type="float">
            <text:p>0,7538</text:p>
          </table:table-cell>
          <table:table-cell office:value-type="float" office:value="0.68406553133" calcext:value-type="float">
            <text:p>0,6840655313</text:p>
          </table:table-cell>
          <table:table-cell office:value-type="float" office:value="0.7304" calcext:value-type="float">
            <text:p>0,7304</text:p>
          </table:table-cell>
          <table:table-cell office:value-type="float" office:value="0.783365991592" calcext:value-type="float">
            <text:p>0,78336599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728219999962" calcext:value-type="float">
            <text:p>0,72822</text:p>
          </table:table-cell>
          <table:table-cell office:value-type="float" office:value="0.767396884804" calcext:value-type="float">
            <text:p>0,7673968848</text:p>
          </table:table-cell>
          <table:table-cell office:value-type="float" office:value="0.7015" calcext:value-type="float">
            <text:p>0,7015</text:p>
          </table:table-cell>
          <table:table-cell office:value-type="float" office:value="0.870968361855" calcext:value-type="float">
            <text:p>0,870968361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195236339033" calcext:value-type="float">
            <text:p>0,0019523634</text:p>
          </table:table-cell>
          <table:table-cell office:value-type="float" office:value="0.6713" calcext:value-type="float">
            <text:p>0,6713</text:p>
          </table:table-cell>
          <table:table-cell office:value-type="float" office:value="2.5499792244" calcext:value-type="float">
            <text:p>2,549979224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803540000038" calcext:value-type="float">
            <text:p>0,80354</text:p>
          </table:table-cell>
          <table:table-cell office:value-type="float" office:value="0.546212686939" calcext:value-type="float">
            <text:p>0,5462126869</text:p>
          </table:table-cell>
          <table:table-cell office:value-type="float" office:value="0.7368" calcext:value-type="float">
            <text:p>0,7368</text:p>
          </table:table-cell>
          <table:table-cell office:value-type="float" office:value="0.796679420662" calcext:value-type="float">
            <text:p>0,7966794207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999780000019" calcext:value-type="float">
            <text:p>0,99978</text:p>
          </table:table-cell>
          <table:table-cell office:value-type="float" office:value="0.00281425519288" calcext:value-type="float">
            <text:p>0,0028142552</text:p>
          </table:table-cell>
          <table:table-cell office:value-type="float" office:value="0.6621" calcext:value-type="float">
            <text:p>0,6621</text:p>
          </table:table-cell>
          <table:table-cell office:value-type="float" office:value="2.55311687088" calcext:value-type="float">
            <text:p>2,5531168709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341427007757" calcext:value-type="float">
            <text:p>0,0034142701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45006469879" calcext:value-type="float">
            <text:p>2,450064698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623393375769" calcext:value-type="float">
            <text:p>0,0062339338</text:p>
          </table:table-cell>
          <table:table-cell office:value-type="float" office:value="0.6685" calcext:value-type="float">
            <text:p>0,6685</text:p>
          </table:table-cell>
          <table:table-cell office:value-type="float" office:value="2.30708513107" calcext:value-type="float">
            <text:p>2,30708513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99782" calcext:value-type="float">
            <text:p>0,99782</text:p>
          </table:table-cell>
          <table:table-cell office:value-type="float" office:value="0.0300599268901" calcext:value-type="float">
            <text:p>0,0300599269</text:p>
          </table:table-cell>
          <table:table-cell office:value-type="float" office:value="0.654" calcext:value-type="float">
            <text:p>0,654</text:p>
          </table:table-cell>
          <table:table-cell office:value-type="float" office:value="2.05383103142" calcext:value-type="float">
            <text:p>2,053831031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478" calcext:value-type="float">
            <text:p>14,505963347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100199999998" calcext:value-type="float">
            <text:p>0,1002</text:p>
          </table:table-cell>
          <table:table-cell office:value-type="float" office:value="2.30246784012" calcext:value-type="float">
            <text:p>2,3024678401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6640549" calcext:value-type="float">
            <text:p>2,303566405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761619999962" calcext:value-type="float">
            <text:p>0,76162</text:p>
          </table:table-cell>
          <table:table-cell office:value-type="float" office:value="0.675605968208" calcext:value-type="float">
            <text:p>0,6756059682</text:p>
          </table:table-cell>
          <table:table-cell office:value-type="float" office:value="0.6095" calcext:value-type="float">
            <text:p>0,6095</text:p>
          </table:table-cell>
          <table:table-cell office:value-type="float" office:value="1.24885763016" calcext:value-type="float">
            <text:p>1,248857630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651943958684802" calcext:value-type="float">
            <text:p>0,0065194396</text:p>
          </table:table-cell>
          <table:table-cell office:value-type="float" office:value="0.6698" calcext:value-type="float">
            <text:p>0,6698</text:p>
          </table:table-cell>
          <table:table-cell office:value-type="float" office:value="2.15133155517578" calcext:value-type="float">
            <text:p>2,151331555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788580000019" calcext:value-type="float">
            <text:p>0,78858</text:p>
          </table:table-cell>
          <table:table-cell office:value-type="float" office:value="0.587795104656" calcext:value-type="float">
            <text:p>0,5877951047</text:p>
          </table:table-cell>
          <table:table-cell office:value-type="float" office:value="0.7311" calcext:value-type="float">
            <text:p>0,7311</text:p>
          </table:table-cell>
          <table:table-cell office:value-type="float" office:value="0.789715071869" calcext:value-type="float">
            <text:p>0,7897150719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755400000019" calcext:value-type="float">
            <text:p>0,7554</text:p>
          </table:table-cell>
          <table:table-cell office:value-type="float" office:value="0.684764727592" calcext:value-type="float">
            <text:p>0,6847647276</text:p>
          </table:table-cell>
          <table:table-cell office:value-type="float" office:value="0.728" calcext:value-type="float">
            <text:p>0,728</text:p>
          </table:table-cell>
          <table:table-cell office:value-type="float" office:value="0.789938899994" calcext:value-type="float">
            <text:p>0,7899389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733800000019" calcext:value-type="float">
            <text:p>0,7338</text:p>
          </table:table-cell>
          <table:table-cell office:value-type="float" office:value="0.756074092522" calcext:value-type="float">
            <text:p>0,7560740925</text:p>
          </table:table-cell>
          <table:table-cell office:value-type="float" office:value="0.6964" calcext:value-type="float">
            <text:p>0,6964</text:p>
          </table:table-cell>
          <table:table-cell office:value-type="float" office:value="0.901614525032" calcext:value-type="float">
            <text:p>0,9016145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189366745621" calcext:value-type="float">
            <text:p>0,0018936675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54335005798" calcext:value-type="float">
            <text:p>2,54335005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802420000019" calcext:value-type="float">
            <text:p>0,80242</text:p>
          </table:table-cell>
          <table:table-cell office:value-type="float" office:value="0.546217421474" calcext:value-type="float">
            <text:p>0,5462174215</text:p>
          </table:table-cell>
          <table:table-cell office:value-type="float" office:value="0.7362" calcext:value-type="float">
            <text:p>0,7362</text:p>
          </table:table-cell>
          <table:table-cell office:value-type="float" office:value="0.794874827194" calcext:value-type="float">
            <text:p>0,794874827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272616130471" calcext:value-type="float">
            <text:p>0,0027261613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5083805706" calcext:value-type="float">
            <text:p>2,508380570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323039963678" calcext:value-type="float">
            <text:p>0,0032303996</text:p>
          </table:table-cell>
          <table:table-cell office:value-type="float" office:value="0.6666" calcext:value-type="float">
            <text:p>0,6666</text:p>
          </table:table-cell>
          <table:table-cell office:value-type="float" office:value="2.45690406303" calcext:value-type="float">
            <text:p>2,4569040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585965472221" calcext:value-type="float">
            <text:p>0,0058596547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31973672142" calcext:value-type="float">
            <text:p>2,319736721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976" calcext:value-type="float">
            <text:p>0,9976</text:p>
          </table:table-cell>
          <table:table-cell office:value-type="float" office:value="0.0279718402213" calcext:value-type="float">
            <text:p>0,0279718402</text:p>
          </table:table-cell>
          <table:table-cell office:value-type="float" office:value="0.6546" calcext:value-type="float">
            <text:p>0,6546</text:p>
          </table:table-cell>
          <table:table-cell office:value-type="float" office:value="2.08236344528" calcext:value-type="float">
            <text:p>2,082363445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0985800000024" calcext:value-type="float">
            <text:p>0,09858</text:p>
          </table:table-cell>
          <table:table-cell office:value-type="float" office:value="2.30246632828" calcext:value-type="float">
            <text:p>2,3024663283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9460983" calcext:value-type="float">
            <text:p>2,303594609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76548" calcext:value-type="float">
            <text:p>0,76548</text:p>
          </table:table-cell>
          <table:table-cell office:value-type="float" office:value="0.670925781956" calcext:value-type="float">
            <text:p>0,670925782</text:p>
          </table:table-cell>
          <table:table-cell office:value-type="float" office:value="0.6012" calcext:value-type="float">
            <text:p>0,6012</text:p>
          </table:table-cell>
          <table:table-cell office:value-type="float" office:value="1.28398600349" calcext:value-type="float">
            <text:p>1,283986003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629374777019024" calcext:value-type="float">
            <text:p>0,0062937478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16063438415527" calcext:value-type="float">
            <text:p>2,160634384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789620000019" calcext:value-type="float">
            <text:p>0,78962</text:p>
          </table:table-cell>
          <table:table-cell office:value-type="float" office:value="0.58173736517" calcext:value-type="float">
            <text:p>0,5817373652</text:p>
          </table:table-cell>
          <table:table-cell office:value-type="float" office:value="0.7295" calcext:value-type="float">
            <text:p>0,7295</text:p>
          </table:table-cell>
          <table:table-cell office:value-type="float" office:value="0.797106763077" calcext:value-type="float">
            <text:p>0,797106763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756540000019" calcext:value-type="float">
            <text:p>0,75654</text:p>
          </table:table-cell>
          <table:table-cell office:value-type="float" office:value="0.686024487629" calcext:value-type="float">
            <text:p>0,6860244876</text:p>
          </table:table-cell>
          <table:table-cell office:value-type="float" office:value="0.7304" calcext:value-type="float">
            <text:p>0,7304</text:p>
          </table:table-cell>
          <table:table-cell office:value-type="float" office:value="0.784347268295" calcext:value-type="float">
            <text:p>0,784347268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730380000038" calcext:value-type="float">
            <text:p>0,73038</text:p>
          </table:table-cell>
          <table:table-cell office:value-type="float" office:value="0.757469301624" calcext:value-type="float">
            <text:p>0,7574693016</text:p>
          </table:table-cell>
          <table:table-cell office:value-type="float" office:value="0.6887" calcext:value-type="float">
            <text:p>0,6887</text:p>
          </table:table-cell>
          <table:table-cell office:value-type="float" office:value="0.902558153725" calcext:value-type="float">
            <text:p>0,902558153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178929856777" calcext:value-type="float">
            <text:p>0,0017892986</text:p>
          </table:table-cell>
          <table:table-cell office:value-type="float" office:value="0.6731" calcext:value-type="float">
            <text:p>0,6731</text:p>
          </table:table-cell>
          <table:table-cell office:value-type="float" office:value="2.5505268837" calcext:value-type="float">
            <text:p>2,550526883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804080000019" calcext:value-type="float">
            <text:p>0,80408</text:p>
          </table:table-cell>
          <table:table-cell office:value-type="float" office:value="0.541043735847" calcext:value-type="float">
            <text:p>0,5410437358</text:p>
          </table:table-cell>
          <table:table-cell office:value-type="float" office:value="0.7389" calcext:value-type="float">
            <text:p>0,7389</text:p>
          </table:table-cell>
          <table:table-cell office:value-type="float" office:value="0.801317398071" calcext:value-type="float">
            <text:p>0,801317398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2556100893" calcext:value-type="float">
            <text:p>0,0022556101</text:p>
          </table:table-cell>
          <table:table-cell office:value-type="float" office:value="0.665" calcext:value-type="float">
            <text:p>0,665</text:p>
          </table:table-cell>
          <table:table-cell office:value-type="float" office:value="2.51816019249" calcext:value-type="float">
            <text:p>2,51816019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96040292308" calcext:value-type="float">
            <text:p>0,0029604029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46683274956" calcext:value-type="float">
            <text:p>2,466832749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545006370373" calcext:value-type="float">
            <text:p>0,0054500637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33278867798" calcext:value-type="float">
            <text:p>2,33278867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78140000019" calcext:value-type="float">
            <text:p>0,97814</text:p>
          </table:table-cell>
          <table:table-cell office:value-type="float" office:value="0.144153535688" calcext:value-type="float">
            <text:p>0,1441535357</text:p>
          </table:table-cell>
          <table:table-cell office:value-type="float" office:value="0.6531" calcext:value-type="float">
            <text:p>0,6531</text:p>
          </table:table-cell>
          <table:table-cell office:value-type="float" office:value="2.05010075073" calcext:value-type="float">
            <text:p>2,050100750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054" calcext:value-type="float">
            <text:p>14,50596330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office:value-type="float" office:value="0.763779999962" calcext:value-type="float">
            <text:p>0,76378</text:p>
          </table:table-cell>
          <table:table-cell office:value-type="float" office:value="0.667450064621" calcext:value-type="float">
            <text:p>0,6674500646</text:p>
          </table:table-cell>
          <table:table-cell office:value-type="float" office:value="0.6101" calcext:value-type="float">
            <text:p>0,6101</text:p>
          </table:table-cell>
          <table:table-cell office:value-type="float" office:value="1.25841129341" calcext:value-type="float">
            <text:p>1,258411293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608566715225577" calcext:value-type="float">
            <text:p>0,0060856672</text:p>
          </table:table-cell>
          <table:table-cell office:value-type="float" office:value="0.6713" calcext:value-type="float">
            <text:p>0,6713</text:p>
          </table:table-cell>
          <table:table-cell office:value-type="float" office:value="2.169907837677" calcext:value-type="float">
            <text:p>2,169907837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789599999962" calcext:value-type="float">
            <text:p>0,7896</text:p>
          </table:table-cell>
          <table:table-cell office:value-type="float" office:value="0.579229975567" calcext:value-type="float">
            <text:p>0,5792299756</text:p>
          </table:table-cell>
          <table:table-cell office:value-type="float" office:value="0.7333" calcext:value-type="float">
            <text:p>0,7333</text:p>
          </table:table-cell>
          <table:table-cell office:value-type="float" office:value="0.78839637413" calcext:value-type="float">
            <text:p>0,788396374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756359999962" calcext:value-type="float">
            <text:p>0,75636</text:p>
          </table:table-cell>
          <table:table-cell office:value-type="float" office:value="0.682345539322" calcext:value-type="float">
            <text:p>0,6823455393</text:p>
          </table:table-cell>
          <table:table-cell office:value-type="float" office:value="0.7306" calcext:value-type="float">
            <text:p>0,7306</text:p>
          </table:table-cell>
          <table:table-cell office:value-type="float" office:value="0.790122244358" calcext:value-type="float">
            <text:p>0,790122244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733180000019" calcext:value-type="float">
            <text:p>0,73318</text:p>
          </table:table-cell>
          <table:table-cell office:value-type="float" office:value="0.75400037447" calcext:value-type="float">
            <text:p>0,7540003745</text:p>
          </table:table-cell>
          <table:table-cell office:value-type="float" office:value="0.6934" calcext:value-type="float">
            <text:p>0,6934</text:p>
          </table:table-cell>
          <table:table-cell office:value-type="float" office:value="0.921769287682" calcext:value-type="float">
            <text:p>0,921769287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.00170843665879" calcext:value-type="float">
            <text:p>0,0017084367</text:p>
          </table:table-cell>
          <table:table-cell office:value-type="float" office:value="0.6721" calcext:value-type="float">
            <text:p>0,6721</text:p>
          </table:table-cell>
          <table:table-cell office:value-type="float" office:value="2.55341372948" calcext:value-type="float">
            <text:p>2,5534137295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804259999981" calcext:value-type="float">
            <text:p>0,80426</text:p>
          </table:table-cell>
          <table:table-cell office:value-type="float" office:value="0.538265314264" calcext:value-type="float">
            <text:p>0,5382653143</text:p>
          </table:table-cell>
          <table:table-cell office:value-type="float" office:value="0.7398" calcext:value-type="float">
            <text:p>0,7398</text:p>
          </table:table-cell>
          <table:table-cell office:value-type="float" office:value="0.792202032852" calcext:value-type="float">
            <text:p>0,7922020329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13341231585" calcext:value-type="float">
            <text:p>0,0021334123</text:p>
          </table:table-cell>
          <table:table-cell office:value-type="float" office:value="0.6654" calcext:value-type="float">
            <text:p>0,6654</text:p>
          </table:table-cell>
          <table:table-cell office:value-type="float" office:value="2.52230634613" calcext:value-type="float">
            <text:p>2,522306346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290105723001" calcext:value-type="float">
            <text:p>0,0029010572</text:p>
          </table:table-cell>
          <table:table-cell office:value-type="float" office:value="0.6658" calcext:value-type="float">
            <text:p>0,6658</text:p>
          </table:table-cell>
          <table:table-cell office:value-type="float" office:value="2.47336987839" calcext:value-type="float">
            <text:p>2,4733698784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535249868996" calcext:value-type="float">
            <text:p>0,0053524987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33760425377" calcext:value-type="float">
            <text:p>2,337604253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97900000019" calcext:value-type="float">
            <text:p>0,9979</text:p>
          </table:table-cell>
          <table:table-cell office:value-type="float" office:value="0.0290056409037" calcext:value-type="float">
            <text:p>0,0290056409</text:p>
          </table:table-cell>
          <table:table-cell office:value-type="float" office:value="0.6567" calcext:value-type="float">
            <text:p>0,6567</text:p>
          </table:table-cell>
          <table:table-cell office:value-type="float" office:value="2.07738661804" calcext:value-type="float">
            <text:p>2,07738661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224" calcext:value-type="float">
            <text:p>14,505963322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4" calcext:value-type="float">
            <text:p>114</text:p>
          </table:table-cell>
          <table:table-cell office:value-type="float" office:value="0.767119999981" calcext:value-type="float">
            <text:p>0,76712</text:p>
          </table:table-cell>
          <table:table-cell office:value-type="float" office:value="0.658636207924" calcext:value-type="float">
            <text:p>0,6586362079</text:p>
          </table:table-cell>
          <table:table-cell office:value-type="float" office:value="0.6087" calcext:value-type="float">
            <text:p>0,6087</text:p>
          </table:table-cell>
          <table:table-cell office:value-type="float" office:value="1.26178797932" calcext:value-type="float">
            <text:p>1,261787979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586461585700512" calcext:value-type="float">
            <text:p>0,0058646159</text:p>
          </table:table-cell>
          <table:table-cell office:value-type="float" office:value="0.6704" calcext:value-type="float">
            <text:p>0,6704</text:p>
          </table:table-cell>
          <table:table-cell office:value-type="float" office:value="2.17768885421753" calcext:value-type="float">
            <text:p>2,1776888542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790520000038" calcext:value-type="float">
            <text:p>0,79052</text:p>
          </table:table-cell>
          <table:table-cell office:value-type="float" office:value="0.579613741617" calcext:value-type="float">
            <text:p>0,5796137416</text:p>
          </table:table-cell>
          <table:table-cell office:value-type="float" office:value="0.7343" calcext:value-type="float">
            <text:p>0,7343</text:p>
          </table:table-cell>
          <table:table-cell office:value-type="float" office:value="0.793991727066" calcext:value-type="float">
            <text:p>0,793991727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758479999962" calcext:value-type="float">
            <text:p>0,75848</text:p>
          </table:table-cell>
          <table:table-cell office:value-type="float" office:value="0.677075672245" calcext:value-type="float">
            <text:p>0,6770756722</text:p>
          </table:table-cell>
          <table:table-cell office:value-type="float" office:value="0.7307" calcext:value-type="float">
            <text:p>0,7307</text:p>
          </table:table-cell>
          <table:table-cell office:value-type="float" office:value="0.779988707542" calcext:value-type="float">
            <text:p>0,7799887075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729799999981" calcext:value-type="float">
            <text:p>0,7298</text:p>
          </table:table-cell>
          <table:table-cell office:value-type="float" office:value="0.757777287483" calcext:value-type="float">
            <text:p>0,7577772875</text:p>
          </table:table-cell>
          <table:table-cell office:value-type="float" office:value="0.6997" calcext:value-type="float">
            <text:p>0,6997</text:p>
          </table:table-cell>
          <table:table-cell office:value-type="float" office:value="0.878571964073" calcext:value-type="float">
            <text:p>0,878571964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64580018293" calcext:value-type="float">
            <text:p>0,0016458002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55709853745" calcext:value-type="float">
            <text:p>2,557098537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807060000019" calcext:value-type="float">
            <text:p>0,80706</text:p>
          </table:table-cell>
          <table:table-cell office:value-type="float" office:value="0.535313181381" calcext:value-type="float">
            <text:p>0,5353131814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796748592377" calcext:value-type="float">
            <text:p>0,7967485924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220749825448" calcext:value-type="float">
            <text:p>0,0022074983</text:p>
          </table:table-cell>
          <table:table-cell office:value-type="float" office:value="0.6661" calcext:value-type="float">
            <text:p>0,6661</text:p>
          </table:table-cell>
          <table:table-cell office:value-type="float" office:value="2.52936822586" calcext:value-type="float">
            <text:p>2,529368225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8387053334" calcext:value-type="float">
            <text:p>0,0028387053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48002287674" calcext:value-type="float">
            <text:p>2,480022876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518147315979" calcext:value-type="float">
            <text:p>0,0051814732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35610342464" calcext:value-type="float">
            <text:p>2,35610342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99854" calcext:value-type="float">
            <text:p>0,99854</text:p>
          </table:table-cell>
          <table:table-cell office:value-type="float" office:value="0.0242783231372" calcext:value-type="float">
            <text:p>0,0242783231</text:p>
          </table:table-cell>
          <table:table-cell office:value-type="float" office:value="0.653" calcext:value-type="float">
            <text:p>0,653</text:p>
          </table:table-cell>
          <table:table-cell office:value-type="float" office:value="2.11107692566" calcext:value-type="float">
            <text:p>2,111076925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100020000001" calcext:value-type="float">
            <text:p>0,10002</text:p>
          </table:table-cell>
          <table:table-cell office:value-type="float" office:value="14.5059632962" calcext:value-type="float">
            <text:p>14,505963296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5" calcext:value-type="float">
            <text:p>115</text:p>
          </table:table-cell>
          <table:table-cell office:value-type="float" office:value="0.771780000019" calcext:value-type="float">
            <text:p>0,77178</text:p>
          </table:table-cell>
          <table:table-cell office:value-type="float" office:value="0.653154165363" calcext:value-type="float">
            <text:p>0,6531541654</text:p>
          </table:table-cell>
          <table:table-cell office:value-type="float" office:value="0.6067" calcext:value-type="float">
            <text:p>0,6067</text:p>
          </table:table-cell>
          <table:table-cell office:value-type="float" office:value="1.25351553326" calcext:value-type="float">
            <text:p>1,253515533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572421870321035" calcext:value-type="float">
            <text:p>0,0057242187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18421903533936" calcext:value-type="float">
            <text:p>2,184219035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794000000019" calcext:value-type="float">
            <text:p>0,794</text:p>
          </table:table-cell>
          <table:table-cell office:value-type="float" office:value="0.572381733284" calcext:value-type="float">
            <text:p>0,5723817333</text:p>
          </table:table-cell>
          <table:table-cell office:value-type="float" office:value="0.7328" calcext:value-type="float">
            <text:p>0,7328</text:p>
          </table:table-cell>
          <table:table-cell office:value-type="float" office:value="0.793007125664" calcext:value-type="float">
            <text:p>0,793007125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759300000019" calcext:value-type="float">
            <text:p>0,7593</text:p>
          </table:table-cell>
          <table:table-cell office:value-type="float" office:value="0.667991275539" calcext:value-type="float">
            <text:p>0,6679912755</text:p>
          </table:table-cell>
          <table:table-cell office:value-type="float" office:value="0.7298" calcext:value-type="float">
            <text:p>0,7298</text:p>
          </table:table-cell>
          <table:table-cell office:value-type="float" office:value="0.793578497696" calcext:value-type="float">
            <text:p>0,793578497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734139999981" calcext:value-type="float">
            <text:p>0,73414</text:p>
          </table:table-cell>
          <table:table-cell office:value-type="float" office:value="0.753664187145" calcext:value-type="float">
            <text:p>0,7536641871</text:p>
          </table:table-cell>
          <table:table-cell office:value-type="float" office:value="0.6861" calcext:value-type="float">
            <text:p>0,6861</text:p>
          </table:table-cell>
          <table:table-cell office:value-type="float" office:value="0.921230538368" calcext:value-type="float">
            <text:p>0,921230538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.00159392777614" calcext:value-type="float">
            <text:p>0,0015939278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56311322594" calcext:value-type="float">
            <text:p>2,5631132259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805320000038" calcext:value-type="float">
            <text:p>0,80532</text:p>
          </table:table-cell>
          <table:table-cell office:value-type="float" office:value="0.532822254429" calcext:value-type="float">
            <text:p>0,5328222544</text:p>
          </table:table-cell>
          <table:table-cell office:value-type="float" office:value="0.7362" calcext:value-type="float">
            <text:p>0,7362</text:p>
          </table:table-cell>
          <table:table-cell office:value-type="float" office:value="0.797024370384" calcext:value-type="float">
            <text:p>0,797024370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02971046899" calcext:value-type="float">
            <text:p>0,0020297105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53373482208" calcext:value-type="float">
            <text:p>2,533734822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.00266405844375" calcext:value-type="float">
            <text:p>0,0026640584</text:p>
          </table:table-cell>
          <table:table-cell office:value-type="float" office:value="0.6659" calcext:value-type="float">
            <text:p>0,6659</text:p>
          </table:table-cell>
          <table:table-cell office:value-type="float" office:value="2.48614300041" calcext:value-type="float">
            <text:p>2,486143000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89282399476" calcext:value-type="float">
            <text:p>0,004892824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36361239281" calcext:value-type="float">
            <text:p>2,3636123928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99874" calcext:value-type="float">
            <text:p>0,99874</text:p>
          </table:table-cell>
          <table:table-cell office:value-type="float" office:value="0.021975575422" calcext:value-type="float">
            <text:p>0,0219755754</text:p>
          </table:table-cell>
          <table:table-cell office:value-type="float" office:value="0.6522" calcext:value-type="float">
            <text:p>0,6522</text:p>
          </table:table-cell>
          <table:table-cell office:value-type="float" office:value="2.14378401947" calcext:value-type="float">
            <text:p>2,1437840195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569" calcext:value-type="float">
            <text:p>14,5059633569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6" calcext:value-type="float">
            <text:p>116</text:p>
          </table:table-cell>
          <table:table-cell office:value-type="float" office:value="0.770459999962" calcext:value-type="float">
            <text:p>0,77046</text:p>
          </table:table-cell>
          <table:table-cell office:value-type="float" office:value="0.650051039944" calcext:value-type="float">
            <text:p>0,6500510399</text:p>
          </table:table-cell>
          <table:table-cell office:value-type="float" office:value="0.6072" calcext:value-type="float">
            <text:p>0,6072</text:p>
          </table:table-cell>
          <table:table-cell office:value-type="float" office:value="1.25815912666" calcext:value-type="float">
            <text:p>1,2581591267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550907040446997" calcext:value-type="float">
            <text:p>0,0055090704</text:p>
          </table:table-cell>
          <table:table-cell office:value-type="float" office:value="0.6717" calcext:value-type="float">
            <text:p>0,6717</text:p>
          </table:table-cell>
          <table:table-cell office:value-type="float" office:value="2.19198091125488" calcext:value-type="float">
            <text:p>2,191980911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792900000019" calcext:value-type="float">
            <text:p>0,7929</text:p>
          </table:table-cell>
          <table:table-cell office:value-type="float" office:value="0.575420804834" calcext:value-type="float">
            <text:p>0,5754208048</text:p>
          </table:table-cell>
          <table:table-cell office:value-type="float" office:value="0.735" calcext:value-type="float">
            <text:p>0,735</text:p>
          </table:table-cell>
          <table:table-cell office:value-type="float" office:value="0.786770333862" calcext:value-type="float">
            <text:p>0,7867703339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760059999981" calcext:value-type="float">
            <text:p>0,76006</text:p>
          </table:table-cell>
          <table:table-cell office:value-type="float" office:value="0.668274050941" calcext:value-type="float">
            <text:p>0,6682740509</text:p>
          </table:table-cell>
          <table:table-cell office:value-type="float" office:value="0.7333" calcext:value-type="float">
            <text:p>0,7333</text:p>
          </table:table-cell>
          <table:table-cell office:value-type="float" office:value="0.781339057541" calcext:value-type="float">
            <text:p>0,7813390575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733300000019" calcext:value-type="float">
            <text:p>0,7333</text:p>
          </table:table-cell>
          <table:table-cell office:value-type="float" office:value="0.750662949715" calcext:value-type="float">
            <text:p>0,7506629497</text:p>
          </table:table-cell>
          <table:table-cell office:value-type="float" office:value="0.7051" calcext:value-type="float">
            <text:p>0,7051</text:p>
          </table:table-cell>
          <table:table-cell office:value-type="float" office:value="0.865386650658" calcext:value-type="float">
            <text:p>0,865386650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180679958135" calcext:value-type="float">
            <text:p>0,0018067996</text:p>
          </table:table-cell>
          <table:table-cell office:value-type="float" office:value="0.6701" calcext:value-type="float">
            <text:p>0,6701</text:p>
          </table:table-cell>
          <table:table-cell office:value-type="float" office:value="2.56977600021" calcext:value-type="float">
            <text:p>2,5697760002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80628" calcext:value-type="float">
            <text:p>0,80628</text:p>
          </table:table-cell>
          <table:table-cell office:value-type="float" office:value="0.529538379192" calcext:value-type="float">
            <text:p>0,5295383792</text:p>
          </table:table-cell>
          <table:table-cell office:value-type="float" office:value="0.736" calcext:value-type="float">
            <text:p>0,736</text:p>
          </table:table-cell>
          <table:table-cell office:value-type="float" office:value="0.791740704346" calcext:value-type="float">
            <text:p>0,791740704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205186378278" calcext:value-type="float">
            <text:p>0,0020518638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5376211483" calcext:value-type="float">
            <text:p>2,537621148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62366564922" calcext:value-type="float">
            <text:p>0,0026236656</text:p>
          </table:table-cell>
          <table:table-cell office:value-type="float" office:value="0.6658" calcext:value-type="float">
            <text:p>0,6658</text:p>
          </table:table-cell>
          <table:table-cell office:value-type="float" office:value="2.49065767937" calcext:value-type="float">
            <text:p>2,490657679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497568188161" calcext:value-type="float">
            <text:p>0,0049756819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37728730965" calcext:value-type="float">
            <text:p>2,377287309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998700000019" calcext:value-type="float">
            <text:p>0,9987</text:p>
          </table:table-cell>
          <table:table-cell office:value-type="float" office:value="0.0202533863819" calcext:value-type="float">
            <text:p>0,0202533864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17237389832" calcext:value-type="float">
            <text:p>2,172373898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029" calcext:value-type="float">
            <text:p>14,5059633029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office:value-type="float" office:value="0.7731" calcext:value-type="float">
            <text:p>0,7731</text:p>
          </table:table-cell>
          <table:table-cell office:value-type="float" office:value="0.64488100029" calcext:value-type="float">
            <text:p>0,6448810003</text:p>
          </table:table-cell>
          <table:table-cell office:value-type="float" office:value="0.6031" calcext:value-type="float">
            <text:p>0,6031</text:p>
          </table:table-cell>
          <table:table-cell office:value-type="float" office:value="1.30262872295" calcext:value-type="float">
            <text:p>1,30262872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540707036286593" calcext:value-type="float">
            <text:p>0,0054070704</text:p>
          </table:table-cell>
          <table:table-cell office:value-type="float" office:value="0.6721" calcext:value-type="float">
            <text:p>0,6721</text:p>
          </table:table-cell>
          <table:table-cell office:value-type="float" office:value="2.19545542831421" calcext:value-type="float">
            <text:p>2,195455428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794360000038" calcext:value-type="float">
            <text:p>0,79436</text:p>
          </table:table-cell>
          <table:table-cell office:value-type="float" office:value="0.568970245552" calcext:value-type="float">
            <text:p>0,5689702456</text:p>
          </table:table-cell>
          <table:table-cell office:value-type="float" office:value="0.7311" calcext:value-type="float">
            <text:p>0,7311</text:p>
          </table:table-cell>
          <table:table-cell office:value-type="float" office:value="0.789409812737" calcext:value-type="float">
            <text:p>0,789409812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76318" calcext:value-type="float">
            <text:p>0,76318</text:p>
          </table:table-cell>
          <table:table-cell office:value-type="float" office:value="0.664780880814" calcext:value-type="float">
            <text:p>0,6647808808</text:p>
          </table:table-cell>
          <table:table-cell office:value-type="float" office:value="0.7305" calcext:value-type="float">
            <text:p>0,7305</text:p>
          </table:table-cell>
          <table:table-cell office:value-type="float" office:value="0.789604965019" calcext:value-type="float">
            <text:p>0,789604965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733039999981" calcext:value-type="float">
            <text:p>0,73304</text:p>
          </table:table-cell>
          <table:table-cell office:value-type="float" office:value="0.754355003986" calcext:value-type="float">
            <text:p>0,754355004</text:p>
          </table:table-cell>
          <table:table-cell office:value-type="float" office:value="0.6945" calcext:value-type="float">
            <text:p>0,6945</text:p>
          </table:table-cell>
          <table:table-cell office:value-type="float" office:value="0.891886494446" calcext:value-type="float">
            <text:p>0,891886494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.00153523766451" calcext:value-type="float">
            <text:p>0,0015352377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57510207443" calcext:value-type="float">
            <text:p>2,5751020744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808779999981" calcext:value-type="float">
            <text:p>0,80878</text:p>
          </table:table-cell>
          <table:table-cell office:value-type="float" office:value="0.52676434226" calcext:value-type="float">
            <text:p>0,5267643423</text:p>
          </table:table-cell>
          <table:table-cell office:value-type="float" office:value="0.7358" calcext:value-type="float">
            <text:p>0,7358</text:p>
          </table:table-cell>
          <table:table-cell office:value-type="float" office:value="0.80406427021" calcext:value-type="float">
            <text:p>0,804064270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91900158461" calcext:value-type="float">
            <text:p>0,0019190016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54514926529" calcext:value-type="float">
            <text:p>2,545149265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.00255666271299" calcext:value-type="float">
            <text:p>0,0025566627</text:p>
          </table:table-cell>
          <table:table-cell office:value-type="float" office:value="0.6664" calcext:value-type="float">
            <text:p>0,6664</text:p>
          </table:table-cell>
          <table:table-cell office:value-type="float" office:value="2.49641597633" calcext:value-type="float">
            <text:p>2,496415976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472198806927" calcext:value-type="float">
            <text:p>0,0047219881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3813890028" calcext:value-type="float">
            <text:p>2,381389002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018876451686" calcext:value-type="float">
            <text:p>0,0188764517</text:p>
          </table:table-cell>
          <table:table-cell office:value-type="float" office:value="0.6529" calcext:value-type="float">
            <text:p>0,6529</text:p>
          </table:table-cell>
          <table:table-cell office:value-type="float" office:value="2.1693976944" calcext:value-type="float">
            <text:p>2,1693976944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932" calcext:value-type="float">
            <text:p>14,505963293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8" calcext:value-type="float">
            <text:p>118</text:p>
          </table:table-cell>
          <table:table-cell office:value-type="float" office:value="0.77456" calcext:value-type="float">
            <text:p>0,77456</text:p>
          </table:table-cell>
          <table:table-cell office:value-type="float" office:value="0.641336409206" calcext:value-type="float">
            <text:p>0,6413364092</text:p>
          </table:table-cell>
          <table:table-cell office:value-type="float" office:value="0.6126" calcext:value-type="float">
            <text:p>0,6126</text:p>
          </table:table-cell>
          <table:table-cell office:value-type="float" office:value="1.25847878399" calcext:value-type="float">
            <text:p>1,258478784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520163915798068" calcext:value-type="float">
            <text:p>0,0052016392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20371404876709" calcext:value-type="float">
            <text:p>2,203714048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795900000019" calcext:value-type="float">
            <text:p>0,7959</text:p>
          </table:table-cell>
          <table:table-cell office:value-type="float" office:value="0.564635900211" calcext:value-type="float">
            <text:p>0,5646359002</text:p>
          </table:table-cell>
          <table:table-cell office:value-type="float" office:value="0.7329" calcext:value-type="float">
            <text:p>0,7329</text:p>
          </table:table-cell>
          <table:table-cell office:value-type="float" office:value="0.797346924782" calcext:value-type="float">
            <text:p>0,797346924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764539999962" calcext:value-type="float">
            <text:p>0,76454</text:p>
          </table:table-cell>
          <table:table-cell office:value-type="float" office:value="0.658742028713" calcext:value-type="float">
            <text:p>0,6587420287</text:p>
          </table:table-cell>
          <table:table-cell office:value-type="float" office:value="0.7332" calcext:value-type="float">
            <text:p>0,7332</text:p>
          </table:table-cell>
          <table:table-cell office:value-type="float" office:value="0.786330973244" calcext:value-type="float">
            <text:p>0,786330973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732919999981" calcext:value-type="float">
            <text:p>0,73292</text:p>
          </table:table-cell>
          <table:table-cell office:value-type="float" office:value="0.749760042858" calcext:value-type="float">
            <text:p>0,7497600429</text:p>
          </table:table-cell>
          <table:table-cell office:value-type="float" office:value="0.7028" calcext:value-type="float">
            <text:p>0,7028</text:p>
          </table:table-cell>
          <table:table-cell office:value-type="float" office:value="0.888178010368" calcext:value-type="float">
            <text:p>0,888178010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0.0015061444702" calcext:value-type="float">
            <text:p>0,0015061445</text:p>
          </table:table-cell>
          <table:table-cell office:value-type="float" office:value="0.6716" calcext:value-type="float">
            <text:p>0,6716</text:p>
          </table:table-cell>
          <table:table-cell office:value-type="float" office:value="2.57958433914" calcext:value-type="float">
            <text:p>2,579584339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810079999981" calcext:value-type="float">
            <text:p>0,81008</text:p>
          </table:table-cell>
          <table:table-cell office:value-type="float" office:value="0.520506722622" calcext:value-type="float">
            <text:p>0,5205067226</text:p>
          </table:table-cell>
          <table:table-cell office:value-type="float" office:value="0.7397" calcext:value-type="float">
            <text:p>0,7397</text:p>
          </table:table-cell>
          <table:table-cell office:value-type="float" office:value="0.79607723732" calcext:value-type="float">
            <text:p>0,7960772373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90796189606" calcext:value-type="float">
            <text:p>0,0019079619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55253842506" calcext:value-type="float">
            <text:p>2,552538425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0.00252644822851" calcext:value-type="float">
            <text:p>0,0025264482</text:p>
          </table:table-cell>
          <table:table-cell office:value-type="float" office:value="0.6649" calcext:value-type="float">
            <text:p>0,6649</text:p>
          </table:table-cell>
          <table:table-cell office:value-type="float" office:value="2.50472105141" calcext:value-type="float">
            <text:p>2,5047210514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428569060802" calcext:value-type="float">
            <text:p>0,0042856906</text:p>
          </table:table-cell>
          <table:table-cell office:value-type="float" office:value="0.6692" calcext:value-type="float">
            <text:p>0,6692</text:p>
          </table:table-cell>
          <table:table-cell office:value-type="float" office:value="2.39029984398" calcext:value-type="float">
            <text:p>2,390299844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0174475996533" calcext:value-type="float">
            <text:p>0,0174475997</text:p>
          </table:table-cell>
          <table:table-cell office:value-type="float" office:value="0.6546" calcext:value-type="float">
            <text:p>0,6546</text:p>
          </table:table-cell>
          <table:table-cell office:value-type="float" office:value="2.18234227562" calcext:value-type="float">
            <text:p>2,1823422756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16" calcext:value-type="float">
            <text:p>14,50596331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9" calcext:value-type="float">
            <text:p>119</text:p>
          </table:table-cell>
          <table:table-cell office:value-type="float" office:value="0.776159999981" calcext:value-type="float">
            <text:p>0,77616</text:p>
          </table:table-cell>
          <table:table-cell office:value-type="float" office:value="0.633352382851" calcext:value-type="float">
            <text:p>0,6333523829</text:p>
          </table:table-cell>
          <table:table-cell office:value-type="float" office:value="0.5991" calcext:value-type="float">
            <text:p>0,5991</text:p>
          </table:table-cell>
          <table:table-cell office:value-type="float" office:value="1.27952595501" calcext:value-type="float">
            <text:p>1,27952595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511721934884787" calcext:value-type="float">
            <text:p>0,0051172193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21498278656006" calcext:value-type="float">
            <text:p>2,2149827866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79728" calcext:value-type="float">
            <text:p>0,79728</text:p>
          </table:table-cell>
          <table:table-cell office:value-type="float" office:value="0.557601807747" calcext:value-type="float">
            <text:p>0,5576018077</text:p>
          </table:table-cell>
          <table:table-cell office:value-type="float" office:value="0.7327" calcext:value-type="float">
            <text:p>0,7327</text:p>
          </table:table-cell>
          <table:table-cell office:value-type="float" office:value="0.791191913223" calcext:value-type="float">
            <text:p>0,791191913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763940000038" calcext:value-type="float">
            <text:p>0,76394</text:p>
          </table:table-cell>
          <table:table-cell office:value-type="float" office:value="0.658487620449" calcext:value-type="float">
            <text:p>0,6584876204</text:p>
          </table:table-cell>
          <table:table-cell office:value-type="float" office:value="0.7282" calcext:value-type="float">
            <text:p>0,7282</text:p>
          </table:table-cell>
          <table:table-cell office:value-type="float" office:value="0.792820298004" calcext:value-type="float">
            <text:p>0,79282029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73406" calcext:value-type="float">
            <text:p>0,73406</text:p>
          </table:table-cell>
          <table:table-cell office:value-type="float" office:value="0.742818533344" calcext:value-type="float">
            <text:p>0,7428185333</text:p>
          </table:table-cell>
          <table:table-cell office:value-type="float" office:value="0.6969" calcext:value-type="float">
            <text:p>0,6969</text:p>
          </table:table-cell>
          <table:table-cell office:value-type="float" office:value="0.908253680801" calcext:value-type="float">
            <text:p>0,90825368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00146826529209" calcext:value-type="float">
            <text:p>0,0014682653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5826557209" calcext:value-type="float">
            <text:p>2,582655720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807879999981" calcext:value-type="float">
            <text:p>0,80788</text:p>
          </table:table-cell>
          <table:table-cell office:value-type="float" office:value="0.525195752602" calcext:value-type="float">
            <text:p>0,5251957526</text:p>
          </table:table-cell>
          <table:table-cell office:value-type="float" office:value="0.742" calcext:value-type="float">
            <text:p>0,742</text:p>
          </table:table-cell>
          <table:table-cell office:value-type="float" office:value="0.801416361427" calcext:value-type="float">
            <text:p>0,801416361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00184635237761" calcext:value-type="float">
            <text:p>0,0018463524</text:p>
          </table:table-cell>
          <table:table-cell office:value-type="float" office:value="0.665" calcext:value-type="float">
            <text:p>0,665</text:p>
          </table:table-cell>
          <table:table-cell office:value-type="float" office:value="2.55411855774" calcext:value-type="float">
            <text:p>2,554118557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00243159344926" calcext:value-type="float">
            <text:p>0,0024315934</text:p>
          </table:table-cell>
          <table:table-cell office:value-type="float" office:value="0.6654" calcext:value-type="float">
            <text:p>0,6654</text:p>
          </table:table-cell>
          <table:table-cell office:value-type="float" office:value="2.50897878075" calcext:value-type="float">
            <text:p>2,508978780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11469877139" calcext:value-type="float">
            <text:p>0,0041146988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3984415144" calcext:value-type="float">
            <text:p>2,398441514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999140000019" calcext:value-type="float">
            <text:p>0,99914</text:p>
          </table:table-cell>
          <table:table-cell office:value-type="float" office:value="0.0165237365079" calcext:value-type="float">
            <text:p>0,0165237365</text:p>
          </table:table-cell>
          <table:table-cell office:value-type="float" office:value="0.6465" calcext:value-type="float">
            <text:p>0,6465</text:p>
          </table:table-cell>
          <table:table-cell office:value-type="float" office:value="2.27214255943" calcext:value-type="float">
            <text:p>2,272142559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255" calcext:value-type="float">
            <text:p>14,505963325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office:value-type="float" office:value="0.781879999962" calcext:value-type="float">
            <text:p>0,78188</text:p>
          </table:table-cell>
          <table:table-cell office:value-type="float" office:value="0.627730638008" calcext:value-type="float">
            <text:p>0,627730638</text:p>
          </table:table-cell>
          <table:table-cell office:value-type="float" office:value="0.6086" calcext:value-type="float">
            <text:p>0,6086</text:p>
          </table:table-cell>
          <table:table-cell office:value-type="float" office:value="1.2768585371" calcext:value-type="float">
            <text:p>1,276858537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90954472377896" calcext:value-type="float">
            <text:p>0,0049095447</text:p>
          </table:table-cell>
          <table:table-cell office:value-type="float" office:value="0.6711" calcext:value-type="float">
            <text:p>0,6711</text:p>
          </table:table-cell>
          <table:table-cell office:value-type="float" office:value="2.21560411453247" calcext:value-type="float">
            <text:p>2,215604114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795959999981" calcext:value-type="float">
            <text:p>0,79596</text:p>
          </table:table-cell>
          <table:table-cell office:value-type="float" office:value="0.565235914001" calcext:value-type="float">
            <text:p>0,565235914</text:p>
          </table:table-cell>
          <table:table-cell office:value-type="float" office:value="0.7355" calcext:value-type="float">
            <text:p>0,7355</text:p>
          </table:table-cell>
          <table:table-cell office:value-type="float" office:value="0.801207335091" calcext:value-type="float">
            <text:p>0,801207335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76796" calcext:value-type="float">
            <text:p>0,76796</text:p>
          </table:table-cell>
          <table:table-cell office:value-type="float" office:value="0.649891674957" calcext:value-type="float">
            <text:p>0,649891675</text:p>
          </table:table-cell>
          <table:table-cell office:value-type="float" office:value="0.7301" calcext:value-type="float">
            <text:p>0,7301</text:p>
          </table:table-cell>
          <table:table-cell office:value-type="float" office:value="0.78414717741" calcext:value-type="float">
            <text:p>0,784147177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731280000019" calcext:value-type="float">
            <text:p>0,73128</text:p>
          </table:table-cell>
          <table:table-cell office:value-type="float" office:value="0.752007230415" calcext:value-type="float">
            <text:p>0,7520072304</text:p>
          </table:table-cell>
          <table:table-cell office:value-type="float" office:value="0.706" calcext:value-type="float">
            <text:p>0,706</text:p>
          </table:table-cell>
          <table:table-cell office:value-type="float" office:value="0.867137897491" calcext:value-type="float">
            <text:p>0,867137897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0.00147504219372" calcext:value-type="float">
            <text:p>0,0014750422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58674371338" calcext:value-type="float">
            <text:p>2,5867437134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812799999962" calcext:value-type="float">
            <text:p>0,8128</text:p>
          </table:table-cell>
          <table:table-cell office:value-type="float" office:value="0.518172256403" calcext:value-type="float">
            <text:p>0,5181722564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800258974648" calcext:value-type="float">
            <text:p>0,800258974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184832158562" calcext:value-type="float">
            <text:p>0,0018483216</text:p>
          </table:table-cell>
          <table:table-cell office:value-type="float" office:value="0.6649" calcext:value-type="float">
            <text:p>0,6649</text:p>
          </table:table-cell>
          <table:table-cell office:value-type="float" office:value="2.56031275444" calcext:value-type="float">
            <text:p>2,5603127544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0.00240921970341" calcext:value-type="float">
            <text:p>0,0024092197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51339953461" calcext:value-type="float">
            <text:p>2,513399534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402284245372" calcext:value-type="float">
            <text:p>0,0040228425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40797608643" calcext:value-type="float">
            <text:p>2,4079760864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99926" calcext:value-type="float">
            <text:p>0,99926</text:p>
          </table:table-cell>
          <table:table-cell office:value-type="float" office:value="0.0154899258918" calcext:value-type="float">
            <text:p>0,0154899259</text:p>
          </table:table-cell>
          <table:table-cell office:value-type="float" office:value="0.6546" calcext:value-type="float">
            <text:p>0,6546</text:p>
          </table:table-cell>
          <table:table-cell office:value-type="float" office:value="2.22501516953" calcext:value-type="float">
            <text:p>2,225015169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87" calcext:value-type="float">
            <text:p>14,505963308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1" calcext:value-type="float">
            <text:p>121</text:p>
          </table:table-cell>
          <table:table-cell office:value-type="float" office:value="0.780519999981" calcext:value-type="float">
            <text:p>0,78052</text:p>
          </table:table-cell>
          <table:table-cell office:value-type="float" office:value="0.62391004221" calcext:value-type="float">
            <text:p>0,6239100422</text:p>
          </table:table-cell>
          <table:table-cell office:value-type="float" office:value="0.6108" calcext:value-type="float">
            <text:p>0,6108</text:p>
          </table:table-cell>
          <table:table-cell office:value-type="float" office:value="1.27111806698" calcext:value-type="float">
            <text:p>1,27111806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77122099563479" calcext:value-type="float">
            <text:p>0,004771221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22290985412598" calcext:value-type="float">
            <text:p>2,2229098541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799860000019" calcext:value-type="float">
            <text:p>0,79986</text:p>
          </table:table-cell>
          <table:table-cell office:value-type="float" office:value="0.55577321228" calcext:value-type="float">
            <text:p>0,5557732123</text:p>
          </table:table-cell>
          <table:table-cell office:value-type="float" office:value="0.7347" calcext:value-type="float">
            <text:p>0,7347</text:p>
          </table:table-cell>
          <table:table-cell office:value-type="float" office:value="0.794313256836" calcext:value-type="float">
            <text:p>0,7943132568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767600000038" calcext:value-type="float">
            <text:p>0,7676</text:p>
          </table:table-cell>
          <table:table-cell office:value-type="float" office:value="0.649173985252" calcext:value-type="float">
            <text:p>0,6491739853</text:p>
          </table:table-cell>
          <table:table-cell office:value-type="float" office:value="0.7341" calcext:value-type="float">
            <text:p>0,7341</text:p>
          </table:table-cell>
          <table:table-cell office:value-type="float" office:value="0.781818499374" calcext:value-type="float">
            <text:p>0,7818184994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737560000038" calcext:value-type="float">
            <text:p>0,73756</text:p>
          </table:table-cell>
          <table:table-cell office:value-type="float" office:value="0.740631897068" calcext:value-type="float">
            <text:p>0,7406318971</text:p>
          </table:table-cell>
          <table:table-cell office:value-type="float" office:value="0.7014" calcext:value-type="float">
            <text:p>0,7014</text:p>
          </table:table-cell>
          <table:table-cell office:value-type="float" office:value="0.878164044189" calcext:value-type="float">
            <text:p>0,87816404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.00139018292181" calcext:value-type="float">
            <text:p>0,0013901829</text:p>
          </table:table-cell>
          <table:table-cell office:value-type="float" office:value="0.671" calcext:value-type="float">
            <text:p>0,671</text:p>
          </table:table-cell>
          <table:table-cell office:value-type="float" office:value="2.58938582573" calcext:value-type="float">
            <text:p>2,589385825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813000000019" calcext:value-type="float">
            <text:p>0,813</text:p>
          </table:table-cell>
          <table:table-cell office:value-type="float" office:value="0.513636949921" calcext:value-type="float">
            <text:p>0,5136369499</text:p>
          </table:table-cell>
          <table:table-cell office:value-type="float" office:value="0.7387" calcext:value-type="float">
            <text:p>0,7387</text:p>
          </table:table-cell>
          <table:table-cell office:value-type="float" office:value="0.801684008598" calcext:value-type="float">
            <text:p>0,801684008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.00173774085" calcext:value-type="float">
            <text:p>0,0017377409</text:p>
          </table:table-cell>
          <table:table-cell office:value-type="float" office:value="0.6657" calcext:value-type="float">
            <text:p>0,6657</text:p>
          </table:table-cell>
          <table:table-cell office:value-type="float" office:value="2.56430582962" calcext:value-type="float">
            <text:p>2,564305829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.00229483940735" calcext:value-type="float">
            <text:p>0,0022948394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51877266083" calcext:value-type="float">
            <text:p>2,518772660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.00379169008404" calcext:value-type="float">
            <text:p>0,0037916901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41440858994" calcext:value-type="float">
            <text:p>2,414408589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99936" calcext:value-type="float">
            <text:p>0,99936</text:p>
          </table:table-cell>
          <table:table-cell office:value-type="float" office:value="0.0147160956398" calcext:value-type="float">
            <text:p>0,0147160956</text:p>
          </table:table-cell>
          <table:table-cell office:value-type="float" office:value="0.6538" calcext:value-type="float">
            <text:p>0,6538</text:p>
          </table:table-cell>
          <table:table-cell office:value-type="float" office:value="2.23710018196" calcext:value-type="float">
            <text:p>2,23710018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081" calcext:value-type="float">
            <text:p>14,505963308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2" calcext:value-type="float">
            <text:p>122</text:p>
          </table:table-cell>
          <table:table-cell office:value-type="float" office:value="0.781560000038" calcext:value-type="float">
            <text:p>0,78156</text:p>
          </table:table-cell>
          <table:table-cell office:value-type="float" office:value="0.615860317802" calcext:value-type="float">
            <text:p>0,6158603178</text:p>
          </table:table-cell>
          <table:table-cell office:value-type="float" office:value="0.6048" calcext:value-type="float">
            <text:p>0,6048</text:p>
          </table:table-cell>
          <table:table-cell office:value-type="float" office:value="1.29222212906" calcext:value-type="float">
            <text:p>1,292222129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6267217540741" calcext:value-type="float">
            <text:p>0,0046267218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22956041793823" calcext:value-type="float">
            <text:p>2,229560417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800780000038" calcext:value-type="float">
            <text:p>0,80078</text:p>
          </table:table-cell>
          <table:table-cell office:value-type="float" office:value="0.55399001687" calcext:value-type="float">
            <text:p>0,5539900169</text:p>
          </table:table-cell>
          <table:table-cell office:value-type="float" office:value="0.7353" calcext:value-type="float">
            <text:p>0,7353</text:p>
          </table:table-cell>
          <table:table-cell office:value-type="float" office:value="0.795423169327" calcext:value-type="float">
            <text:p>0,7954231693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768699999981" calcext:value-type="float">
            <text:p>0,7687</text:p>
          </table:table-cell>
          <table:table-cell office:value-type="float" office:value="0.64752490118" calcext:value-type="float">
            <text:p>0,6475249012</text:p>
          </table:table-cell>
          <table:table-cell office:value-type="float" office:value="0.7322" calcext:value-type="float">
            <text:p>0,7322</text:p>
          </table:table-cell>
          <table:table-cell office:value-type="float" office:value="0.787441501904" calcext:value-type="float">
            <text:p>0,787441501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736639999962" calcext:value-type="float">
            <text:p>0,73664</text:p>
          </table:table-cell>
          <table:table-cell office:value-type="float" office:value="0.742987319603" calcext:value-type="float">
            <text:p>0,7429873196</text:p>
          </table:table-cell>
          <table:table-cell office:value-type="float" office:value="0.7048" calcext:value-type="float">
            <text:p>0,7048</text:p>
          </table:table-cell>
          <table:table-cell office:value-type="float" office:value="0.881154085922" calcext:value-type="float">
            <text:p>0,881154085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0.00139422310911" calcext:value-type="float">
            <text:p>0,0013942231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59765550079" calcext:value-type="float">
            <text:p>2,597655500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812800000038" calcext:value-type="float">
            <text:p>0,8128</text:p>
          </table:table-cell>
          <table:table-cell office:value-type="float" office:value="0.510774460516" calcext:value-type="float">
            <text:p>0,5107744605</text:p>
          </table:table-cell>
          <table:table-cell office:value-type="float" office:value="0.7373" calcext:value-type="float">
            <text:p>0,7373</text:p>
          </table:table-cell>
          <table:table-cell office:value-type="float" office:value="0.792011555862" calcext:value-type="float">
            <text:p>0,792011555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76640284173" calcext:value-type="float">
            <text:p>0,0017664028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57262780685" calcext:value-type="float">
            <text:p>2,572627806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39240000019" calcext:value-type="float">
            <text:p>0,93924</text:p>
          </table:table-cell>
          <table:table-cell office:value-type="float" office:value="0.335661734987" calcext:value-type="float">
            <text:p>0,335661735</text:p>
          </table:table-cell>
          <table:table-cell office:value-type="float" office:value="0.5933" calcext:value-type="float">
            <text:p>0,5933</text:p>
          </table:table-cell>
          <table:table-cell office:value-type="float" office:value="2.87358819504" calcext:value-type="float">
            <text:p>2,87358819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74078210101" calcext:value-type="float">
            <text:p>0,0037407821</text:p>
          </table:table-cell>
          <table:table-cell office:value-type="float" office:value="0.6689" calcext:value-type="float">
            <text:p>0,6689</text:p>
          </table:table-cell>
          <table:table-cell office:value-type="float" office:value="2.42675262871" calcext:value-type="float">
            <text:p>2,426752628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9942" calcext:value-type="float">
            <text:p>0,99942</text:p>
          </table:table-cell>
          <table:table-cell office:value-type="float" office:value="0.0137722291204" calcext:value-type="float">
            <text:p>0,0137722291</text:p>
          </table:table-cell>
          <table:table-cell office:value-type="float" office:value="0.654" calcext:value-type="float">
            <text:p>0,654</text:p>
          </table:table-cell>
          <table:table-cell office:value-type="float" office:value="2.24608562431" calcext:value-type="float">
            <text:p>2,2460856243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76" calcext:value-type="float">
            <text:p>14,505963317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3" calcext:value-type="float">
            <text:p>123</text:p>
          </table:table-cell>
          <table:table-cell office:value-type="float" office:value="0.783579999962" calcext:value-type="float">
            <text:p>0,78358</text:p>
          </table:table-cell>
          <table:table-cell office:value-type="float" office:value="0.612197595234" calcext:value-type="float">
            <text:p>0,6121975952</text:p>
          </table:table-cell>
          <table:table-cell office:value-type="float" office:value="0.6054" calcext:value-type="float">
            <text:p>0,6054</text:p>
          </table:table-cell>
          <table:table-cell office:value-type="float" office:value="1.30529772701" calcext:value-type="float">
            <text:p>1,30529772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5604836884141" calcext:value-type="float">
            <text:p>0,0045604837</text:p>
          </table:table-cell>
          <table:table-cell office:value-type="float" office:value="0.6715" calcext:value-type="float">
            <text:p>0,6715</text:p>
          </table:table-cell>
          <table:table-cell office:value-type="float" office:value="2.24047620925903" calcext:value-type="float">
            <text:p>2,2404762093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803119999981" calcext:value-type="float">
            <text:p>0,80312</text:p>
          </table:table-cell>
          <table:table-cell office:value-type="float" office:value="0.548244106026" calcext:value-type="float">
            <text:p>0,548244106</text:p>
          </table:table-cell>
          <table:table-cell office:value-type="float" office:value="0.733" calcext:value-type="float">
            <text:p>0,733</text:p>
          </table:table-cell>
          <table:table-cell office:value-type="float" office:value="0.794308578873" calcext:value-type="float">
            <text:p>0,794308578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769319999962" calcext:value-type="float">
            <text:p>0,76932</text:p>
          </table:table-cell>
          <table:table-cell office:value-type="float" office:value="0.644995045357" calcext:value-type="float">
            <text:p>0,6449950454</text:p>
          </table:table-cell>
          <table:table-cell office:value-type="float" office:value="0.7304" calcext:value-type="float">
            <text:p>0,7304</text:p>
          </table:table-cell>
          <table:table-cell office:value-type="float" office:value="0.793649986267" calcext:value-type="float">
            <text:p>0,7936499863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73518" calcext:value-type="float">
            <text:p>0,73518</text:p>
          </table:table-cell>
          <table:table-cell office:value-type="float" office:value="0.747681410465" calcext:value-type="float">
            <text:p>0,7476814105</text:p>
          </table:table-cell>
          <table:table-cell office:value-type="float" office:value="0.6955" calcext:value-type="float">
            <text:p>0,6955</text:p>
          </table:table-cell>
          <table:table-cell office:value-type="float" office:value="0.889666936684" calcext:value-type="float">
            <text:p>0,889666936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.00134337079659" calcext:value-type="float">
            <text:p>0,0013433708</text:p>
          </table:table-cell>
          <table:table-cell office:value-type="float" office:value="0.6711" calcext:value-type="float">
            <text:p>0,6711</text:p>
          </table:table-cell>
          <table:table-cell office:value-type="float" office:value="2.60064170609" calcext:value-type="float">
            <text:p>2,600641706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81516" calcext:value-type="float">
            <text:p>0,81516</text:p>
          </table:table-cell>
          <table:table-cell office:value-type="float" office:value="0.505618997555" calcext:value-type="float">
            <text:p>0,5056189976</text:p>
          </table:table-cell>
          <table:table-cell office:value-type="float" office:value="0.7357" calcext:value-type="float">
            <text:p>0,7357</text:p>
          </table:table-cell>
          <table:table-cell office:value-type="float" office:value="0.805650126266" calcext:value-type="float">
            <text:p>0,8056501263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.00167279946432" calcext:value-type="float">
            <text:p>0,0016727995</text:p>
          </table:table-cell>
          <table:table-cell office:value-type="float" office:value="0.6655" calcext:value-type="float">
            <text:p>0,6655</text:p>
          </table:table-cell>
          <table:table-cell office:value-type="float" office:value="2.57323049164" calcext:value-type="float">
            <text:p>2,573230491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957559999962" calcext:value-type="float">
            <text:p>0,95756</text:p>
          </table:table-cell>
          <table:table-cell office:value-type="float" office:value="0.141994840193" calcext:value-type="float">
            <text:p>0,1419948402</text:p>
          </table:table-cell>
          <table:table-cell office:value-type="float" office:value="0.643" calcext:value-type="float">
            <text:p>0,643</text:p>
          </table:table-cell>
          <table:table-cell office:value-type="float" office:value="2.35450008583" calcext:value-type="float">
            <text:p>2,354500085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56772850715" calcext:value-type="float">
            <text:p>0,0035677285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43114322357" calcext:value-type="float">
            <text:p>2,431143223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99946" calcext:value-type="float">
            <text:p>0,99946</text:p>
          </table:table-cell>
          <table:table-cell office:value-type="float" office:value="0.0133016478053" calcext:value-type="float">
            <text:p>0,0133016478</text:p>
          </table:table-cell>
          <table:table-cell office:value-type="float" office:value="0.6522" calcext:value-type="float">
            <text:p>0,6522</text:p>
          </table:table-cell>
          <table:table-cell office:value-type="float" office:value="2.27040599442" calcext:value-type="float">
            <text:p>2,2704059944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2788" calcext:value-type="float">
            <text:p>14,505963278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office:value-type="float" office:value="0.785039999962" calcext:value-type="float">
            <text:p>0,78504</text:p>
          </table:table-cell>
          <table:table-cell office:value-type="float" office:value="0.606669523048" calcext:value-type="float">
            <text:p>0,606669523</text:p>
          </table:table-cell>
          <table:table-cell office:value-type="float" office:value="0.6031" calcext:value-type="float">
            <text:p>0,6031</text:p>
          </table:table-cell>
          <table:table-cell office:value-type="float" office:value="1.32245475807" calcext:value-type="float">
            <text:p>1,322454758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37397593170404" calcext:value-type="float">
            <text:p>0,0043739759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24489934616089" calcext:value-type="float">
            <text:p>2,244899346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804879999981" calcext:value-type="float">
            <text:p>0,80488</text:p>
          </table:table-cell>
          <table:table-cell office:value-type="float" office:value="0.54174421051" calcext:value-type="float">
            <text:p>0,5417442105</text:p>
          </table:table-cell>
          <table:table-cell office:value-type="float" office:value="0.7375" calcext:value-type="float">
            <text:p>0,7375</text:p>
          </table:table-cell>
          <table:table-cell office:value-type="float" office:value="0.798572951698" calcext:value-type="float">
            <text:p>0,798572951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768940000019" calcext:value-type="float">
            <text:p>0,76894</text:p>
          </table:table-cell>
          <table:table-cell office:value-type="float" office:value="0.642392759838" calcext:value-type="float">
            <text:p>0,6423927598</text:p>
          </table:table-cell>
          <table:table-cell office:value-type="float" office:value="0.7336" calcext:value-type="float">
            <text:p>0,7336</text:p>
          </table:table-cell>
          <table:table-cell office:value-type="float" office:value="0.77858721962" calcext:value-type="float">
            <text:p>0,778587219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736279999962" calcext:value-type="float">
            <text:p>0,73628</text:p>
          </table:table-cell>
          <table:table-cell office:value-type="float" office:value="0.740171089935" calcext:value-type="float">
            <text:p>0,7401710899</text:p>
          </table:table-cell>
          <table:table-cell office:value-type="float" office:value="0.697" calcext:value-type="float">
            <text:p>0,697</text:p>
          </table:table-cell>
          <table:table-cell office:value-type="float" office:value="0.889243885231" calcext:value-type="float">
            <text:p>0,889243885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17403256814" calcext:value-type="float">
            <text:p>0,0017403257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60242937164" calcext:value-type="float">
            <text:p>2,602429371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816060000019" calcext:value-type="float">
            <text:p>0,81606</text:p>
          </table:table-cell>
          <table:table-cell office:value-type="float" office:value="0.50599284832" calcext:value-type="float">
            <text:p>0,5059928483</text:p>
          </table:table-cell>
          <table:table-cell office:value-type="float" office:value="0.741" calcext:value-type="float">
            <text:p>0,741</text:p>
          </table:table-cell>
          <table:table-cell office:value-type="float" office:value="0.794446674538" calcext:value-type="float">
            <text:p>0,79444667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0.00167846667156" calcext:value-type="float">
            <text:p>0,0016784667</text:p>
          </table:table-cell>
          <table:table-cell office:value-type="float" office:value="0.6655" calcext:value-type="float">
            <text:p>0,6655</text:p>
          </table:table-cell>
          <table:table-cell office:value-type="float" office:value="2.57912166061" calcext:value-type="float">
            <text:p>2,579121660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99708" calcext:value-type="float">
            <text:p>0,99708</text:p>
          </table:table-cell>
          <table:table-cell office:value-type="float" office:value="0.021025721941" calcext:value-type="float">
            <text:p>0,0210257219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26379112167" calcext:value-type="float">
            <text:p>2,263791121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49879413851" calcext:value-type="float">
            <text:p>0,0034987941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43972254925" calcext:value-type="float">
            <text:p>2,439722549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99952" calcext:value-type="float">
            <text:p>0,99952</text:p>
          </table:table-cell>
          <table:table-cell office:value-type="float" office:value="0.0125653274241" calcext:value-type="float">
            <text:p>0,0125653274</text:p>
          </table:table-cell>
          <table:table-cell office:value-type="float" office:value="0.6524" calcext:value-type="float">
            <text:p>0,6524</text:p>
          </table:table-cell>
          <table:table-cell office:value-type="float" office:value="2.27942104797" calcext:value-type="float">
            <text:p>2,27942104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002" calcext:value-type="float">
            <text:p>14,505963300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5" calcext:value-type="float">
            <text:p>125</text:p>
          </table:table-cell>
          <table:table-cell office:value-type="float" office:value="0.78872" calcext:value-type="float">
            <text:p>0,78872</text:p>
          </table:table-cell>
          <table:table-cell office:value-type="float" office:value="0.602665247536" calcext:value-type="float">
            <text:p>0,6026652475</text:p>
          </table:table-cell>
          <table:table-cell office:value-type="float" office:value="0.6034" calcext:value-type="float">
            <text:p>0,6034</text:p>
          </table:table-cell>
          <table:table-cell office:value-type="float" office:value="1.34670172806" calcext:value-type="float">
            <text:p>1,346701728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432828225567937" calcext:value-type="float">
            <text:p>0,0043282823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24684160232544" calcext:value-type="float">
            <text:p>2,246841602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804440000019" calcext:value-type="float">
            <text:p>0,80444</text:p>
          </table:table-cell>
          <table:table-cell office:value-type="float" office:value="0.544750023994" calcext:value-type="float">
            <text:p>0,544750024</text:p>
          </table:table-cell>
          <table:table-cell office:value-type="float" office:value="0.7341" calcext:value-type="float">
            <text:p>0,7341</text:p>
          </table:table-cell>
          <table:table-cell office:value-type="float" office:value="0.791902913475" calcext:value-type="float">
            <text:p>0,791902913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772420000038" calcext:value-type="float">
            <text:p>0,77242</text:p>
          </table:table-cell>
          <table:table-cell office:value-type="float" office:value="0.638425755758" calcext:value-type="float">
            <text:p>0,6384257558</text:p>
          </table:table-cell>
          <table:table-cell office:value-type="float" office:value="0.7324" calcext:value-type="float">
            <text:p>0,7324</text:p>
          </table:table-cell>
          <table:table-cell office:value-type="float" office:value="0.782973998833" calcext:value-type="float">
            <text:p>0,782973998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736079999981" calcext:value-type="float">
            <text:p>0,73608</text:p>
          </table:table-cell>
          <table:table-cell office:value-type="float" office:value="0.74159088562" calcext:value-type="float">
            <text:p>0,7415908856</text:p>
          </table:table-cell>
          <table:table-cell office:value-type="float" office:value="0.6938" calcext:value-type="float">
            <text:p>0,6938</text:p>
          </table:table-cell>
          <table:table-cell office:value-type="float" office:value="0.919138551331" calcext:value-type="float">
            <text:p>0,919138551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15669070005" calcext:value-type="float">
            <text:p>0,001566907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60587118721" calcext:value-type="float">
            <text:p>2,605871187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817540000038" calcext:value-type="float">
            <text:p>0,81754</text:p>
          </table:table-cell>
          <table:table-cell office:value-type="float" office:value="0.500972135534" calcext:value-type="float">
            <text:p>0,5009721355</text:p>
          </table:table-cell>
          <table:table-cell office:value-type="float" office:value="0.7397" calcext:value-type="float">
            <text:p>0,7397</text:p>
          </table:table-cell>
          <table:table-cell office:value-type="float" office:value="0.800508423805" calcext:value-type="float">
            <text:p>0,800508423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192037254445" calcext:value-type="float">
            <text:p>0,0019203725</text:p>
          </table:table-cell>
          <table:table-cell office:value-type="float" office:value="0.665" calcext:value-type="float">
            <text:p>0,665</text:p>
          </table:table-cell>
          <table:table-cell office:value-type="float" office:value="2.58250270653" calcext:value-type="float">
            <text:p>2,582502706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79621838744" calcext:value-type="float">
            <text:p>0,0079621839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29580919838" calcext:value-type="float">
            <text:p>2,295809198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51897735953" calcext:value-type="float">
            <text:p>0,0035189774</text:p>
          </table:table-cell>
          <table:table-cell office:value-type="float" office:value="0.6697" calcext:value-type="float">
            <text:p>0,6697</text:p>
          </table:table-cell>
          <table:table-cell office:value-type="float" office:value="2.44634502239" calcext:value-type="float">
            <text:p>2,446345022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9936" calcext:value-type="float">
            <text:p>0,99936</text:p>
          </table:table-cell>
          <table:table-cell office:value-type="float" office:value="0.0120442568964" calcext:value-type="float">
            <text:p>0,0120442569</text:p>
          </table:table-cell>
          <table:table-cell office:value-type="float" office:value="0.6532" calcext:value-type="float">
            <text:p>0,6532</text:p>
          </table:table-cell>
          <table:table-cell office:value-type="float" office:value="2.29617375183" calcext:value-type="float">
            <text:p>2,296173751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057" calcext:value-type="float">
            <text:p>14,505963305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6" calcext:value-type="float">
            <text:p>126</text:p>
          </table:table-cell>
          <table:table-cell office:value-type="float" office:value="0.791800000038" calcext:value-type="float">
            <text:p>0,7918</text:p>
          </table:table-cell>
          <table:table-cell office:value-type="float" office:value="0.593930151196" calcext:value-type="float">
            <text:p>0,5939301512</text:p>
          </table:table-cell>
          <table:table-cell office:value-type="float" office:value="0.6022" calcext:value-type="float">
            <text:p>0,6022</text:p>
          </table:table-cell>
          <table:table-cell office:value-type="float" office:value="1.34246360588" calcext:value-type="float">
            <text:p>1,342463605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21365261137486" calcext:value-type="float">
            <text:p>0,0042136526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25116964569092" calcext:value-type="float">
            <text:p>2,2511696457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80484" calcext:value-type="float">
            <text:p>0,80484</text:p>
          </table:table-cell>
          <table:table-cell office:value-type="float" office:value="0.539733273258" calcext:value-type="float">
            <text:p>0,5397332733</text:p>
          </table:table-cell>
          <table:table-cell office:value-type="float" office:value="0.7368" calcext:value-type="float">
            <text:p>0,7368</text:p>
          </table:table-cell>
          <table:table-cell office:value-type="float" office:value="0.790714060688" calcext:value-type="float">
            <text:p>0,7907140607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77242" calcext:value-type="float">
            <text:p>0,77242</text:p>
          </table:table-cell>
          <table:table-cell office:value-type="float" office:value="0.632862077255" calcext:value-type="float">
            <text:p>0,6328620773</text:p>
          </table:table-cell>
          <table:table-cell office:value-type="float" office:value="0.7353" calcext:value-type="float">
            <text:p>0,7353</text:p>
          </table:table-cell>
          <table:table-cell office:value-type="float" office:value="0.785568139458" calcext:value-type="float">
            <text:p>0,785568139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736300000019" calcext:value-type="float">
            <text:p>0,7363</text:p>
          </table:table-cell>
          <table:table-cell office:value-type="float" office:value="0.74341483654" calcext:value-type="float">
            <text:p>0,7434148365</text:p>
          </table:table-cell>
          <table:table-cell office:value-type="float" office:value="0.6929" calcext:value-type="float">
            <text:p>0,6929</text:p>
          </table:table-cell>
          <table:table-cell office:value-type="float" office:value="0.89486614275" calcext:value-type="float">
            <text:p>0,89486614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0.0012808690016" calcext:value-type="float">
            <text:p>0,001280869</text:p>
          </table:table-cell>
          <table:table-cell office:value-type="float" office:value="0.6697" calcext:value-type="float">
            <text:p>0,6697</text:p>
          </table:table-cell>
          <table:table-cell office:value-type="float" office:value="2.61111576881" calcext:value-type="float">
            <text:p>2,6111157688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81634" calcext:value-type="float">
            <text:p>0,81634</text:p>
          </table:table-cell>
          <table:table-cell office:value-type="float" office:value="0.500347903557" calcext:value-type="float">
            <text:p>0,5003479036</text:p>
          </table:table-cell>
          <table:table-cell office:value-type="float" office:value="0.7377" calcext:value-type="float">
            <text:p>0,7377</text:p>
          </table:table-cell>
          <table:table-cell office:value-type="float" office:value="0.812357544708" calcext:value-type="float">
            <text:p>0,812357544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0.00156991008148" calcext:value-type="float">
            <text:p>0,0015699101</text:p>
          </table:table-cell>
          <table:table-cell office:value-type="float" office:value="0.6634" calcext:value-type="float">
            <text:p>0,6634</text:p>
          </table:table-cell>
          <table:table-cell office:value-type="float" office:value="2.58958026123" calcext:value-type="float">
            <text:p>2,5895802612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570885938466" calcext:value-type="float">
            <text:p>0,0057088594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35243071785" calcext:value-type="float">
            <text:p>2,3524307179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38382756114" calcext:value-type="float">
            <text:p>0,0033838276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45037374344" calcext:value-type="float">
            <text:p>2,4503737434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99946" calcext:value-type="float">
            <text:p>0,99946</text:p>
          </table:table-cell>
          <table:table-cell office:value-type="float" office:value="0.0117325698903" calcext:value-type="float">
            <text:p>0,0117325699</text:p>
          </table:table-cell>
          <table:table-cell office:value-type="float" office:value="0.651" calcext:value-type="float">
            <text:p>0,651</text:p>
          </table:table-cell>
          <table:table-cell office:value-type="float" office:value="2.30391807938" calcext:value-type="float">
            <text:p>2,3039180794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328" calcext:value-type="float">
            <text:p>14,505963332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7" calcext:value-type="float">
            <text:p>127</text:p>
          </table:table-cell>
          <table:table-cell office:value-type="float" office:value="0.792359999981" calcext:value-type="float">
            <text:p>0,79236</text:p>
          </table:table-cell>
          <table:table-cell office:value-type="float" office:value="0.590069438057" calcext:value-type="float">
            <text:p>0,5900694381</text:p>
          </table:table-cell>
          <table:table-cell office:value-type="float" office:value="0.61" calcext:value-type="float">
            <text:p>0,61</text:p>
          </table:table-cell>
          <table:table-cell office:value-type="float" office:value="1.33261238632" calcext:value-type="float">
            <text:p>1,332612386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08997883841395" calcext:value-type="float">
            <text:p>0,0040899788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25892032089233" calcext:value-type="float">
            <text:p>2,2589203209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802719999981" calcext:value-type="float">
            <text:p>0,80272</text:p>
          </table:table-cell>
          <table:table-cell office:value-type="float" office:value="0.538783139286" calcext:value-type="float">
            <text:p>0,5387831393</text:p>
          </table:table-cell>
          <table:table-cell office:value-type="float" office:value="0.7343" calcext:value-type="float">
            <text:p>0,7343</text:p>
          </table:table-cell>
          <table:table-cell office:value-type="float" office:value="0.800568206024" calcext:value-type="float">
            <text:p>0,800568206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77538" calcext:value-type="float">
            <text:p>0,77538</text:p>
          </table:table-cell>
          <table:table-cell office:value-type="float" office:value="0.63239525526" calcext:value-type="float">
            <text:p>0,6323952553</text:p>
          </table:table-cell>
          <table:table-cell office:value-type="float" office:value="0.7341" calcext:value-type="float">
            <text:p>0,7341</text:p>
          </table:table-cell>
          <table:table-cell office:value-type="float" office:value="0.782559926319" calcext:value-type="float">
            <text:p>0,782559926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736539999962" calcext:value-type="float">
            <text:p>0,73654</text:p>
          </table:table-cell>
          <table:table-cell office:value-type="float" office:value="0.741085264473" calcext:value-type="float">
            <text:p>0,7410852645</text:p>
          </table:table-cell>
          <table:table-cell office:value-type="float" office:value="0.6649" calcext:value-type="float">
            <text:p>0,6649</text:p>
          </table:table-cell>
          <table:table-cell office:value-type="float" office:value="0.983142823792" calcext:value-type="float">
            <text:p>0,98314282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127055047143" calcext:value-type="float">
            <text:p>0,0012705505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61503514786" calcext:value-type="float">
            <text:p>2,615035147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820440000038" calcext:value-type="float">
            <text:p>0,82044</text:p>
          </table:table-cell>
          <table:table-cell office:value-type="float" office:value="0.491448741598" calcext:value-type="float">
            <text:p>0,4914487416</text:p>
          </table:table-cell>
          <table:table-cell office:value-type="float" office:value="0.7375" calcext:value-type="float">
            <text:p>0,7375</text:p>
          </table:table-cell>
          <table:table-cell office:value-type="float" office:value="0.804182666206" calcext:value-type="float">
            <text:p>0,804182666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59409340475" calcext:value-type="float">
            <text:p>0,0015940934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59216695824" calcext:value-type="float">
            <text:p>2,592166958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88279600337" calcext:value-type="float">
            <text:p>0,004882796</text:p>
          </table:table-cell>
          <table:table-cell office:value-type="float" office:value="0.6686" calcext:value-type="float">
            <text:p>0,6686</text:p>
          </table:table-cell>
          <table:table-cell office:value-type="float" office:value="2.3491309845" calcext:value-type="float">
            <text:p>2,349130984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319514215432" calcext:value-type="float">
            <text:p>0,0031951422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45749241867" calcext:value-type="float">
            <text:p>2,457492418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999220000019" calcext:value-type="float">
            <text:p>0,99922</text:p>
          </table:table-cell>
          <table:table-cell office:value-type="float" office:value="0.0120935632914" calcext:value-type="float">
            <text:p>0,0120935633</text:p>
          </table:table-cell>
          <table:table-cell office:value-type="float" office:value="0.6531" calcext:value-type="float">
            <text:p>0,6531</text:p>
          </table:table-cell>
          <table:table-cell office:value-type="float" office:value="2.32101314545" calcext:value-type="float">
            <text:p>2,321013145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057" calcext:value-type="float">
            <text:p>14,505963305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8" calcext:value-type="float">
            <text:p>128</text:p>
          </table:table-cell>
          <table:table-cell office:value-type="float" office:value="0.793419999981" calcext:value-type="float">
            <text:p>0,79342</text:p>
          </table:table-cell>
          <table:table-cell office:value-type="float" office:value="0.585822848597" calcext:value-type="float">
            <text:p>0,5858228486</text:p>
          </table:table-cell>
          <table:table-cell office:value-type="float" office:value="0.6099" calcext:value-type="float">
            <text:p>0,6099</text:p>
          </table:table-cell>
          <table:table-cell office:value-type="float" office:value="1.31054276237" calcext:value-type="float">
            <text:p>1,310542762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399761539615691" calcext:value-type="float">
            <text:p>0,0039976154</text:p>
          </table:table-cell>
          <table:table-cell office:value-type="float" office:value="0.671" calcext:value-type="float">
            <text:p>0,671</text:p>
          </table:table-cell>
          <table:table-cell office:value-type="float" office:value="2.26876067810059" calcext:value-type="float">
            <text:p>2,268760678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807859999962" calcext:value-type="float">
            <text:p>0,80786</text:p>
          </table:table-cell>
          <table:table-cell office:value-type="float" office:value="0.529902211237" calcext:value-type="float">
            <text:p>0,5299022112</text:p>
          </table:table-cell>
          <table:table-cell office:value-type="float" office:value="0.7382" calcext:value-type="float">
            <text:p>0,7382</text:p>
          </table:table-cell>
          <table:table-cell office:value-type="float" office:value="0.793745406914" calcext:value-type="float">
            <text:p>0,793745406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776140000019" calcext:value-type="float">
            <text:p>0,77614</text:p>
          </table:table-cell>
          <table:table-cell office:value-type="float" office:value="0.628570639458" calcext:value-type="float">
            <text:p>0,6285706395</text:p>
          </table:table-cell>
          <table:table-cell office:value-type="float" office:value="0.7369" calcext:value-type="float">
            <text:p>0,7369</text:p>
          </table:table-cell>
          <table:table-cell office:value-type="float" office:value="0.779863989544" calcext:value-type="float">
            <text:p>0,779863989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7363" calcext:value-type="float">
            <text:p>0,7363</text:p>
          </table:table-cell>
          <table:table-cell office:value-type="float" office:value="0.741352782288" calcext:value-type="float">
            <text:p>0,7413527823</text:p>
          </table:table-cell>
          <table:table-cell office:value-type="float" office:value="0.7041" calcext:value-type="float">
            <text:p>0,7041</text:p>
          </table:table-cell>
          <table:table-cell office:value-type="float" office:value="0.88722823143" calcext:value-type="float">
            <text:p>0,887228231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0.00123479281925" calcext:value-type="float">
            <text:p>0,0012347928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61788996162" calcext:value-type="float">
            <text:p>2,6178899616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8195" calcext:value-type="float">
            <text:p>0,8195</text:p>
          </table:table-cell>
          <table:table-cell office:value-type="float" office:value="0.495143167334" calcext:value-type="float">
            <text:p>0,4951431673</text:p>
          </table:table-cell>
          <table:table-cell office:value-type="float" office:value="0.7392" calcext:value-type="float">
            <text:p>0,7392</text:p>
          </table:table-cell>
          <table:table-cell office:value-type="float" office:value="0.812809492493" calcext:value-type="float">
            <text:p>0,812809492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54714836832" calcext:value-type="float">
            <text:p>0,0015471484</text:p>
          </table:table-cell>
          <table:table-cell office:value-type="float" office:value="0.665" calcext:value-type="float">
            <text:p>0,665</text:p>
          </table:table-cell>
          <table:table-cell office:value-type="float" office:value="2.5946590374" calcext:value-type="float">
            <text:p>2,594659037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29365699917" calcext:value-type="float">
            <text:p>0,004293657</text:p>
          </table:table-cell>
          <table:table-cell office:value-type="float" office:value="0.6686" calcext:value-type="float">
            <text:p>0,6686</text:p>
          </table:table-cell>
          <table:table-cell office:value-type="float" office:value="2.36613663139" calcext:value-type="float">
            <text:p>2,366136631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0.00310496340454" calcext:value-type="float">
            <text:p>0,0031049634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46939983749" calcext:value-type="float">
            <text:p>2,469399837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99964" calcext:value-type="float">
            <text:p>0,99964</text:p>
          </table:table-cell>
          <table:table-cell office:value-type="float" office:value="0.0105447796181" calcext:value-type="float">
            <text:p>0,0105447796</text:p>
          </table:table-cell>
          <table:table-cell office:value-type="float" office:value="0.6534" calcext:value-type="float">
            <text:p>0,6534</text:p>
          </table:table-cell>
          <table:table-cell office:value-type="float" office:value="2.32562793655" calcext:value-type="float">
            <text:p>2,3256279366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100020000001" calcext:value-type="float">
            <text:p>0,10002</text:p>
          </table:table-cell>
          <table:table-cell office:value-type="float" office:value="14.5059633231" calcext:value-type="float">
            <text:p>14,505963323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9" calcext:value-type="float">
            <text:p>129</text:p>
          </table:table-cell>
          <table:table-cell office:value-type="float" office:value="0.794540000038" calcext:value-type="float">
            <text:p>0,79454</text:p>
          </table:table-cell>
          <table:table-cell office:value-type="float" office:value="0.581222750111" calcext:value-type="float">
            <text:p>0,5812227501</text:p>
          </table:table-cell>
          <table:table-cell office:value-type="float" office:value="0.6099" calcext:value-type="float">
            <text:p>0,6099</text:p>
          </table:table-cell>
          <table:table-cell office:value-type="float" office:value="1.32303356361" calcext:value-type="float">
            <text:p>1,3230335636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391176905542612" calcext:value-type="float">
            <text:p>0,0039117691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27104477233887" calcext:value-type="float">
            <text:p>2,2710447723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807199999981" calcext:value-type="float">
            <text:p>0,8072</text:p>
          </table:table-cell>
          <table:table-cell office:value-type="float" office:value="0.534007451715" calcext:value-type="float">
            <text:p>0,5340074517</text:p>
          </table:table-cell>
          <table:table-cell office:value-type="float" office:value="0.7361" calcext:value-type="float">
            <text:p>0,7361</text:p>
          </table:table-cell>
          <table:table-cell office:value-type="float" office:value="0.800420776176" calcext:value-type="float">
            <text:p>0,800420776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775300000019" calcext:value-type="float">
            <text:p>0,7753</text:p>
          </table:table-cell>
          <table:table-cell office:value-type="float" office:value="0.628195164814" calcext:value-type="float">
            <text:p>0,6281951648</text:p>
          </table:table-cell>
          <table:table-cell office:value-type="float" office:value="0.7345" calcext:value-type="float">
            <text:p>0,7345</text:p>
          </table:table-cell>
          <table:table-cell office:value-type="float" office:value="0.786876525497" calcext:value-type="float">
            <text:p>0,786876525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73374" calcext:value-type="float">
            <text:p>0,73374</text:p>
          </table:table-cell>
          <table:table-cell office:value-type="float" office:value="0.744814590759" calcext:value-type="float">
            <text:p>0,7448145908</text:p>
          </table:table-cell>
          <table:table-cell office:value-type="float" office:value="0.6968" calcext:value-type="float">
            <text:p>0,6968</text:p>
          </table:table-cell>
          <table:table-cell office:value-type="float" office:value="0.906648098946" calcext:value-type="float">
            <text:p>0,906648098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.00123419821981" calcext:value-type="float">
            <text:p>0,0012341982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62209322014" calcext:value-type="float">
            <text:p>2,622093220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822639999962" calcext:value-type="float">
            <text:p>0,82264</text:p>
          </table:table-cell>
          <table:table-cell office:value-type="float" office:value="0.488318281794" calcext:value-type="float">
            <text:p>0,4883182818</text:p>
          </table:table-cell>
          <table:table-cell office:value-type="float" office:value="0.7397" calcext:value-type="float">
            <text:p>0,7397</text:p>
          </table:table-cell>
          <table:table-cell office:value-type="float" office:value="0.813774483109" calcext:value-type="float">
            <text:p>0,813774483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175383136686" calcext:value-type="float">
            <text:p>0,0017538314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59860172806" calcext:value-type="float">
            <text:p>2,598601728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413326624393" calcext:value-type="float">
            <text:p>0,0041332662</text:p>
          </table:table-cell>
          <table:table-cell office:value-type="float" office:value="0.6685" calcext:value-type="float">
            <text:p>0,6685</text:p>
          </table:table-cell>
          <table:table-cell office:value-type="float" office:value="2.38566631584" calcext:value-type="float">
            <text:p>2,385666315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05910947144" calcext:value-type="float">
            <text:p>0,0030591095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46986128826" calcext:value-type="float">
            <text:p>2,469861288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9954" calcext:value-type="float">
            <text:p>0,99954</text:p>
          </table:table-cell>
          <table:table-cell office:value-type="float" office:value="0.0102871192726" calcext:value-type="float">
            <text:p>0,0102871193</text:p>
          </table:table-cell>
          <table:table-cell office:value-type="float" office:value="0.6557" calcext:value-type="float">
            <text:p>0,6557</text:p>
          </table:table-cell>
          <table:table-cell office:value-type="float" office:value="2.33916516342" calcext:value-type="float">
            <text:p>2,339165163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95" calcext:value-type="float">
            <text:p>14,505963329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office:value-type="float" office:value="0.797139999981" calcext:value-type="float">
            <text:p>0,79714</text:p>
          </table:table-cell>
          <table:table-cell office:value-type="float" office:value="0.572459225254" calcext:value-type="float">
            <text:p>0,5724592253</text:p>
          </table:table-cell>
          <table:table-cell office:value-type="float" office:value="0.609" calcext:value-type="float">
            <text:p>0,609</text:p>
          </table:table-cell>
          <table:table-cell office:value-type="float" office:value="1.33892353096" calcext:value-type="float">
            <text:p>1,33892353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81964089334011" calcext:value-type="float">
            <text:p>0,0038196409</text:p>
          </table:table-cell>
          <table:table-cell office:value-type="float" office:value="0.672" calcext:value-type="float">
            <text:p>0,672</text:p>
          </table:table-cell>
          <table:table-cell office:value-type="float" office:value="2.27871711196899" calcext:value-type="float">
            <text:p>2,27871711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807899999981" calcext:value-type="float">
            <text:p>0,8079</text:p>
          </table:table-cell>
          <table:table-cell office:value-type="float" office:value="0.528324829721" calcext:value-type="float">
            <text:p>0,5283248297</text:p>
          </table:table-cell>
          <table:table-cell office:value-type="float" office:value="0.7363" calcext:value-type="float">
            <text:p>0,7363</text:p>
          </table:table-cell>
          <table:table-cell office:value-type="float" office:value="0.800252217102" calcext:value-type="float">
            <text:p>0,800252217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774719999981" calcext:value-type="float">
            <text:p>0,77472</text:p>
          </table:table-cell>
          <table:table-cell office:value-type="float" office:value="0.626108668442" calcext:value-type="float">
            <text:p>0,6261086684</text:p>
          </table:table-cell>
          <table:table-cell office:value-type="float" office:value="0.7343" calcext:value-type="float">
            <text:p>0,7343</text:p>
          </table:table-cell>
          <table:table-cell office:value-type="float" office:value="0.789090193748" calcext:value-type="float">
            <text:p>0,789090193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735760000038" calcext:value-type="float">
            <text:p>0,73576</text:p>
          </table:table-cell>
          <table:table-cell office:value-type="float" office:value="0.742003300781" calcext:value-type="float">
            <text:p>0,7420033008</text:p>
          </table:table-cell>
          <table:table-cell office:value-type="float" office:value="0.7078" calcext:value-type="float">
            <text:p>0,7078</text:p>
          </table:table-cell>
          <table:table-cell office:value-type="float" office:value="0.886589434814" calcext:value-type="float">
            <text:p>0,886589434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.0011811455337" calcext:value-type="float">
            <text:p>0,0011811455</text:p>
          </table:table-cell>
          <table:table-cell office:value-type="float" office:value="0.6704" calcext:value-type="float">
            <text:p>0,6704</text:p>
          </table:table-cell>
          <table:table-cell office:value-type="float" office:value="2.62542200317" calcext:value-type="float">
            <text:p>2,625422003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823520000038" calcext:value-type="float">
            <text:p>0,82352</text:p>
          </table:table-cell>
          <table:table-cell office:value-type="float" office:value="0.484633813543" calcext:value-type="float">
            <text:p>0,4846338135</text:p>
          </table:table-cell>
          <table:table-cell office:value-type="float" office:value="0.7374" calcext:value-type="float">
            <text:p>0,7374</text:p>
          </table:table-cell>
          <table:table-cell office:value-type="float" office:value="0.808016361046" calcext:value-type="float">
            <text:p>0,80801636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.00148302704751" calcext:value-type="float">
            <text:p>0,001483027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60284915237" calcext:value-type="float">
            <text:p>2,602849152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58179366961" calcext:value-type="float">
            <text:p>0,0035817937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3968863472" calcext:value-type="float">
            <text:p>2,396886347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14091492668" calcext:value-type="float">
            <text:p>0,0031409149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47853044472" calcext:value-type="float">
            <text:p>2,478530444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971679352492" calcext:value-type="float">
            <text:p>0,0097167935</text:p>
          </table:table-cell>
          <table:table-cell office:value-type="float" office:value="0.6547" calcext:value-type="float">
            <text:p>0,6547</text:p>
          </table:table-cell>
          <table:table-cell office:value-type="float" office:value="2.34785016479" calcext:value-type="float">
            <text:p>2,3478501648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304" calcext:value-type="float">
            <text:p>14,505963330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1" calcext:value-type="float">
            <text:p>131</text:p>
          </table:table-cell>
          <table:table-cell office:value-type="float" office:value="0.796380000038" calcext:value-type="float">
            <text:p>0,79638</text:p>
          </table:table-cell>
          <table:table-cell office:value-type="float" office:value="0.573688408642" calcext:value-type="float">
            <text:p>0,5736884086</text:p>
          </table:table-cell>
          <table:table-cell office:value-type="float" office:value="0.6004" calcext:value-type="float">
            <text:p>0,6004</text:p>
          </table:table-cell>
          <table:table-cell office:value-type="float" office:value="1.37878629723" calcext:value-type="float">
            <text:p>1,378786297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.00369763815589249" calcext:value-type="float">
            <text:p>0,0036976382</text:p>
          </table:table-cell>
          <table:table-cell office:value-type="float" office:value="0.6711" calcext:value-type="float">
            <text:p>0,6711</text:p>
          </table:table-cell>
          <table:table-cell office:value-type="float" office:value="2.28164955596924" calcext:value-type="float">
            <text:p>2,281649556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810600000038" calcext:value-type="float">
            <text:p>0,8106</text:p>
          </table:table-cell>
          <table:table-cell office:value-type="float" office:value="0.52057142107" calcext:value-type="float">
            <text:p>0,5205714211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798412550354" calcext:value-type="float">
            <text:p>0,798412550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775899999981" calcext:value-type="float">
            <text:p>0,7759</text:p>
          </table:table-cell>
          <table:table-cell office:value-type="float" office:value="0.623103632164" calcext:value-type="float">
            <text:p>0,6231036322</text:p>
          </table:table-cell>
          <table:table-cell office:value-type="float" office:value="0.7344" calcext:value-type="float">
            <text:p>0,7344</text:p>
          </table:table-cell>
          <table:table-cell office:value-type="float" office:value="0.782471895599" calcext:value-type="float">
            <text:p>0,7824718956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731740000038" calcext:value-type="float">
            <text:p>0,73174</text:p>
          </table:table-cell>
          <table:table-cell office:value-type="float" office:value="0.753036658173" calcext:value-type="float">
            <text:p>0,7530366582</text:p>
          </table:table-cell>
          <table:table-cell office:value-type="float" office:value="0.6867" calcext:value-type="float">
            <text:p>0,6867</text:p>
          </table:table-cell>
          <table:table-cell office:value-type="float" office:value="0.92829262085" calcext:value-type="float">
            <text:p>0,928292620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.00116352923088" calcext:value-type="float">
            <text:p>0,0011635292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62911030312" calcext:value-type="float">
            <text:p>2,629110303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822960000038" calcext:value-type="float">
            <text:p>0,82296</text:p>
          </table:table-cell>
          <table:table-cell office:value-type="float" office:value="0.485244855356" calcext:value-type="float">
            <text:p>0,4852448554</text:p>
          </table:table-cell>
          <table:table-cell office:value-type="float" office:value="0.7419" calcext:value-type="float">
            <text:p>0,7419</text:p>
          </table:table-cell>
          <table:table-cell office:value-type="float" office:value="0.803898392868" calcext:value-type="float">
            <text:p>0,803898392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.00145641609251" calcext:value-type="float">
            <text:p>0,0014564161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60578149567" calcext:value-type="float">
            <text:p>2,6057814957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36493134655" calcext:value-type="float">
            <text:p>0,0033649313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40890059586" calcext:value-type="float">
            <text:p>2,408900595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.00286862181537" calcext:value-type="float">
            <text:p>0,0028686218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48420845337" calcext:value-type="float">
            <text:p>2,484208453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99964" calcext:value-type="float">
            <text:p>0,99964</text:p>
          </table:table-cell>
          <table:table-cell office:value-type="float" office:value="0.00914596160322" calcext:value-type="float">
            <text:p>0,0091459616</text:p>
          </table:table-cell>
          <table:table-cell office:value-type="float" office:value="0.6542" calcext:value-type="float">
            <text:p>0,6542</text:p>
          </table:table-cell>
          <table:table-cell office:value-type="float" office:value="2.35918681335" calcext:value-type="float">
            <text:p>2,359186813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84" calcext:value-type="float">
            <text:p>14,505963308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office:value-type="float" office:value="0.801100000038" calcext:value-type="float">
            <text:p>0,8011</text:p>
          </table:table-cell>
          <table:table-cell office:value-type="float" office:value="0.562691529274" calcext:value-type="float">
            <text:p>0,5626915293</text:p>
          </table:table-cell>
          <table:table-cell office:value-type="float" office:value="0.6099" calcext:value-type="float">
            <text:p>0,6099</text:p>
          </table:table-cell>
          <table:table-cell office:value-type="float" office:value="1.34910737686" calcext:value-type="float">
            <text:p>1,349107376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67007298991084" calcext:value-type="float">
            <text:p>0,003670073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288651171875" calcext:value-type="float">
            <text:p>2,288651171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812419999981" calcext:value-type="float">
            <text:p>0,81242</text:p>
          </table:table-cell>
          <table:table-cell office:value-type="float" office:value="0.518294815683" calcext:value-type="float">
            <text:p>0,5182948157</text:p>
          </table:table-cell>
          <table:table-cell office:value-type="float" office:value="0.7404" calcext:value-type="float">
            <text:p>0,7404</text:p>
          </table:table-cell>
          <table:table-cell office:value-type="float" office:value="0.797536470795" calcext:value-type="float">
            <text:p>0,7975364708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77786" calcext:value-type="float">
            <text:p>0,77786</text:p>
          </table:table-cell>
          <table:table-cell office:value-type="float" office:value="0.621211725655" calcext:value-type="float">
            <text:p>0,6212117257</text:p>
          </table:table-cell>
          <table:table-cell office:value-type="float" office:value="0.7348" calcext:value-type="float">
            <text:p>0,7348</text:p>
          </table:table-cell>
          <table:table-cell office:value-type="float" office:value="0.775252910614" calcext:value-type="float">
            <text:p>0,7752529106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732880000038" calcext:value-type="float">
            <text:p>0,73288</text:p>
          </table:table-cell>
          <table:table-cell office:value-type="float" office:value="0.747973140488" calcext:value-type="float">
            <text:p>0,7479731405</text:p>
          </table:table-cell>
          <table:table-cell office:value-type="float" office:value="0.693" calcext:value-type="float">
            <text:p>0,693</text:p>
          </table:table-cell>
          <table:table-cell office:value-type="float" office:value="0.945497439766" calcext:value-type="float">
            <text:p>0,945497439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.00115016233042" calcext:value-type="float">
            <text:p>0,0011501623</text:p>
          </table:table-cell>
          <table:table-cell office:value-type="float" office:value="0.6704" calcext:value-type="float">
            <text:p>0,6704</text:p>
          </table:table-cell>
          <table:table-cell office:value-type="float" office:value="2.63620892181" calcext:value-type="float">
            <text:p>2,636208921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823980000019" calcext:value-type="float">
            <text:p>0,82398</text:p>
          </table:table-cell>
          <table:table-cell office:value-type="float" office:value="0.482839435129" calcext:value-type="float">
            <text:p>0,4828394351</text:p>
          </table:table-cell>
          <table:table-cell office:value-type="float" office:value="0.7421" calcext:value-type="float">
            <text:p>0,7421</text:p>
          </table:table-cell>
          <table:table-cell office:value-type="float" office:value="0.815471068001" calcext:value-type="float">
            <text:p>0,81547106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.00141610329688" calcext:value-type="float">
            <text:p>0,0014161033</text:p>
          </table:table-cell>
          <table:table-cell office:value-type="float" office:value="0.6623" calcext:value-type="float">
            <text:p>0,6623</text:p>
          </table:table-cell>
          <table:table-cell office:value-type="float" office:value="2.61363886261" calcext:value-type="float">
            <text:p>2,6136388626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.00317303963065" calcext:value-type="float">
            <text:p>0,0031730396</text:p>
          </table:table-cell>
          <table:table-cell office:value-type="float" office:value="0.667" calcext:value-type="float">
            <text:p>0,667</text:p>
          </table:table-cell>
          <table:table-cell office:value-type="float" office:value="2.42303871422" calcext:value-type="float">
            <text:p>2,4230387142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83995150968" calcext:value-type="float">
            <text:p>0,0028399515</text:p>
          </table:table-cell>
          <table:table-cell office:value-type="float" office:value="0.6695" calcext:value-type="float">
            <text:p>0,6695</text:p>
          </table:table-cell>
          <table:table-cell office:value-type="float" office:value="2.48956126308" calcext:value-type="float">
            <text:p>2,4895612631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875009906888" calcext:value-type="float">
            <text:p>0,0087500991</text:p>
          </table:table-cell>
          <table:table-cell office:value-type="float" office:value="0.6547" calcext:value-type="float">
            <text:p>0,6547</text:p>
          </table:table-cell>
          <table:table-cell office:value-type="float" office:value="2.36591553802" calcext:value-type="float">
            <text:p>2,36591553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401" calcext:value-type="float">
            <text:p>14,505963340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3" calcext:value-type="float">
            <text:p>133</text:p>
          </table:table-cell>
          <table:table-cell office:value-type="float" office:value="0.801819999962" calcext:value-type="float">
            <text:p>0,80182</text:p>
          </table:table-cell>
          <table:table-cell office:value-type="float" office:value="0.560770996552" calcext:value-type="float">
            <text:p>0,5607709966</text:p>
          </table:table-cell>
          <table:table-cell office:value-type="float" office:value="0.608" calcext:value-type="float">
            <text:p>0,608</text:p>
          </table:table-cell>
          <table:table-cell office:value-type="float" office:value="1.35480143433" calcext:value-type="float">
            <text:p>1,3548014343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999980000019074" calcext:value-type="float">
            <text:p>0,99998</text:p>
          </table:table-cell>
          <table:table-cell office:value-type="float" office:value="0.00357259666860104" calcext:value-type="float">
            <text:p>0,0035725967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30706612319946" calcext:value-type="float">
            <text:p>2,3070661232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811320000019" calcext:value-type="float">
            <text:p>0,81132</text:p>
          </table:table-cell>
          <table:table-cell office:value-type="float" office:value="0.519424666653" calcext:value-type="float">
            <text:p>0,5194246667</text:p>
          </table:table-cell>
          <table:table-cell office:value-type="float" office:value="0.7344" calcext:value-type="float">
            <text:p>0,7344</text:p>
          </table:table-cell>
          <table:table-cell office:value-type="float" office:value="0.814918209648" calcext:value-type="float">
            <text:p>0,8149182096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777179999981" calcext:value-type="float">
            <text:p>0,77718</text:p>
          </table:table-cell>
          <table:table-cell office:value-type="float" office:value="0.615744296379" calcext:value-type="float">
            <text:p>0,6157442964</text:p>
          </table:table-cell>
          <table:table-cell office:value-type="float" office:value="0.735" calcext:value-type="float">
            <text:p>0,735</text:p>
          </table:table-cell>
          <table:table-cell office:value-type="float" office:value="0.77928215847" calcext:value-type="float">
            <text:p>0,7792821585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729000000038" calcext:value-type="float">
            <text:p>0,729</text:p>
          </table:table-cell>
          <table:table-cell office:value-type="float" office:value="0.7609255406" calcext:value-type="float">
            <text:p>0,7609255406</text:p>
          </table:table-cell>
          <table:table-cell office:value-type="float" office:value="0.6965" calcext:value-type="float">
            <text:p>0,6965</text:p>
          </table:table-cell>
          <table:table-cell office:value-type="float" office:value="0.915527037811" calcext:value-type="float">
            <text:p>0,915527037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18843494371" calcext:value-type="float">
            <text:p>0,0011884349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63661430283" calcext:value-type="float">
            <text:p>2,6366143028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825359999962" calcext:value-type="float">
            <text:p>0,82536</text:p>
          </table:table-cell>
          <table:table-cell office:value-type="float" office:value="0.476623191776" calcext:value-type="float">
            <text:p>0,4766231918</text:p>
          </table:table-cell>
          <table:table-cell office:value-type="float" office:value="0.7391" calcext:value-type="float">
            <text:p>0,7391</text:p>
          </table:table-cell>
          <table:table-cell office:value-type="float" office:value="0.820511433983" calcext:value-type="float">
            <text:p>0,82051143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158120149858" calcext:value-type="float">
            <text:p>0,0015812015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61438795738" calcext:value-type="float">
            <text:p>2,614387957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318302832872" calcext:value-type="float">
            <text:p>0,0031830283</text:p>
          </table:table-cell>
          <table:table-cell office:value-type="float" office:value="0.6691" calcext:value-type="float">
            <text:p>0,6691</text:p>
          </table:table-cell>
          <table:table-cell office:value-type="float" office:value="2.4314908638" calcext:value-type="float">
            <text:p>2,4314908638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.00275478202626" calcext:value-type="float">
            <text:p>0,002754782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49856733856" calcext:value-type="float">
            <text:p>2,498567338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00864481546283" calcext:value-type="float">
            <text:p>0,0086448155</text:p>
          </table:table-cell>
          <table:table-cell office:value-type="float" office:value="0.6538" calcext:value-type="float">
            <text:p>0,6538</text:p>
          </table:table-cell>
          <table:table-cell office:value-type="float" office:value="2.38389495659" calcext:value-type="float">
            <text:p>2,383894956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7" calcext:value-type="float">
            <text:p>14,50596332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office:value-type="float" office:value="0.803840000038" calcext:value-type="float">
            <text:p>0,80384</text:p>
          </table:table-cell>
          <table:table-cell office:value-type="float" office:value="0.554698761654" calcext:value-type="float">
            <text:p>0,5546987617</text:p>
          </table:table-cell>
          <table:table-cell office:value-type="float" office:value="0.6085" calcext:value-type="float">
            <text:p>0,6085</text:p>
          </table:table-cell>
          <table:table-cell office:value-type="float" office:value="1.38246971359" calcext:value-type="float">
            <text:p>1,382469713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58757866375148" calcext:value-type="float">
            <text:p>0,0035875787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29799585952759" calcext:value-type="float">
            <text:p>2,2979958595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812720000019" calcext:value-type="float">
            <text:p>0,81272</text:p>
          </table:table-cell>
          <table:table-cell office:value-type="float" office:value="0.51418769804" calcext:value-type="float">
            <text:p>0,514187698</text:p>
          </table:table-cell>
          <table:table-cell office:value-type="float" office:value="0.7374" calcext:value-type="float">
            <text:p>0,7374</text:p>
          </table:table-cell>
          <table:table-cell office:value-type="float" office:value="0.818840494537" calcext:value-type="float">
            <text:p>0,8188404945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779879999981" calcext:value-type="float">
            <text:p>0,77988</text:p>
          </table:table-cell>
          <table:table-cell office:value-type="float" office:value="0.610491968517" calcext:value-type="float">
            <text:p>0,6104919685</text:p>
          </table:table-cell>
          <table:table-cell office:value-type="float" office:value="0.7358" calcext:value-type="float">
            <text:p>0,7358</text:p>
          </table:table-cell>
          <table:table-cell office:value-type="float" office:value="0.779505498505" calcext:value-type="float">
            <text:p>0,7795054985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731660000019" calcext:value-type="float">
            <text:p>0,73166</text:p>
          </table:table-cell>
          <table:table-cell office:value-type="float" office:value="0.74978560854" calcext:value-type="float">
            <text:p>0,7497856085</text:p>
          </table:table-cell>
          <table:table-cell office:value-type="float" office:value="0.6929" calcext:value-type="float">
            <text:p>0,6929</text:p>
          </table:table-cell>
          <table:table-cell office:value-type="float" office:value="0.947291218185" calcext:value-type="float">
            <text:p>0,947291218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118078585036" calcext:value-type="float">
            <text:p>0,0011807859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64144492836" calcext:value-type="float">
            <text:p>2,641444928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826579999981" calcext:value-type="float">
            <text:p>0,82658</text:p>
          </table:table-cell>
          <table:table-cell office:value-type="float" office:value="0.475120083504" calcext:value-type="float">
            <text:p>0,4751200835</text:p>
          </table:table-cell>
          <table:table-cell office:value-type="float" office:value="0.7403" calcext:value-type="float">
            <text:p>0,7403</text:p>
          </table:table-cell>
          <table:table-cell office:value-type="float" office:value="0.817406477928" calcext:value-type="float">
            <text:p>0,817406477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.00137364641625" calcext:value-type="float">
            <text:p>0,0013736464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61994604073" calcext:value-type="float">
            <text:p>2,6199460407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85073937781" calcext:value-type="float">
            <text:p>0,0028507394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44357143517" calcext:value-type="float">
            <text:p>2,443571435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74917182133" calcext:value-type="float">
            <text:p>0,0027491718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50072132149" calcext:value-type="float">
            <text:p>2,500721321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83545023486" calcext:value-type="float">
            <text:p>0,0083545023</text:p>
          </table:table-cell>
          <table:table-cell office:value-type="float" office:value="0.6533" calcext:value-type="float">
            <text:p>0,6533</text:p>
          </table:table-cell>
          <table:table-cell office:value-type="float" office:value="2.38593314972" calcext:value-type="float">
            <text:p>2,3859331497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100020000001" calcext:value-type="float">
            <text:p>0,10002</text:p>
          </table:table-cell>
          <table:table-cell office:value-type="float" office:value="14.5059633206" calcext:value-type="float">
            <text:p>14,505963320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5" calcext:value-type="float">
            <text:p>135</text:p>
          </table:table-cell>
          <table:table-cell office:value-type="float" office:value="0.802919999962" calcext:value-type="float">
            <text:p>0,80292</text:p>
          </table:table-cell>
          <table:table-cell office:value-type="float" office:value="0.552695445633" calcext:value-type="float">
            <text:p>0,5526954456</text:p>
          </table:table-cell>
          <table:table-cell office:value-type="float" office:value="0.6064" calcext:value-type="float">
            <text:p>0,6064</text:p>
          </table:table-cell>
          <table:table-cell office:value-type="float" office:value="1.36399367752" calcext:value-type="float">
            <text:p>1,363993677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42838379524648" calcext:value-type="float">
            <text:p>0,0034283838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30135496520996" calcext:value-type="float">
            <text:p>2,301354965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811579999962" calcext:value-type="float">
            <text:p>0,81158</text:p>
          </table:table-cell>
          <table:table-cell office:value-type="float" office:value="0.517531033688" calcext:value-type="float">
            <text:p>0,5175310337</text:p>
          </table:table-cell>
          <table:table-cell office:value-type="float" office:value="0.7356" calcext:value-type="float">
            <text:p>0,7356</text:p>
          </table:table-cell>
          <table:table-cell office:value-type="float" office:value="0.806022266006" calcext:value-type="float">
            <text:p>0,80602226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778520000038" calcext:value-type="float">
            <text:p>0,77852</text:p>
          </table:table-cell>
          <table:table-cell office:value-type="float" office:value="0.610289720726" calcext:value-type="float">
            <text:p>0,6102897207</text:p>
          </table:table-cell>
          <table:table-cell office:value-type="float" office:value="0.7366" calcext:value-type="float">
            <text:p>0,7366</text:p>
          </table:table-cell>
          <table:table-cell office:value-type="float" office:value="0.77779930439" calcext:value-type="float">
            <text:p>0,777799304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72992" calcext:value-type="float">
            <text:p>0,72992</text:p>
          </table:table-cell>
          <table:table-cell office:value-type="float" office:value="0.762136669559" calcext:value-type="float">
            <text:p>0,7621366696</text:p>
          </table:table-cell>
          <table:table-cell office:value-type="float" office:value="0.672" calcext:value-type="float">
            <text:p>0,672</text:p>
          </table:table-cell>
          <table:table-cell office:value-type="float" office:value="1.0476078537" calcext:value-type="float">
            <text:p>1,04760785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.00112812327206" calcext:value-type="float">
            <text:p>0,0011281233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64494497643" calcext:value-type="float">
            <text:p>2,644944976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826660000038" calcext:value-type="float">
            <text:p>0,82666</text:p>
          </table:table-cell>
          <table:table-cell office:value-type="float" office:value="0.470911266403" calcext:value-type="float">
            <text:p>0,4709112664</text:p>
          </table:table-cell>
          <table:table-cell office:value-type="float" office:value="0.7399" calcext:value-type="float">
            <text:p>0,7399</text:p>
          </table:table-cell>
          <table:table-cell office:value-type="float" office:value="0.817135570335" calcext:value-type="float">
            <text:p>0,817135570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142788150746" calcext:value-type="float">
            <text:p>0,0014278815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62515263786" calcext:value-type="float">
            <text:p>2,625152637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78051412791" calcext:value-type="float">
            <text:p>0,0027805141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4560330307" calcext:value-type="float">
            <text:p>2,456033030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.00261644838944" calcext:value-type="float">
            <text:p>0,0026164484</text:p>
          </table:table-cell>
          <table:table-cell office:value-type="float" office:value="0.6685" calcext:value-type="float">
            <text:p>0,6685</text:p>
          </table:table-cell>
          <table:table-cell office:value-type="float" office:value="2.50646721153" calcext:value-type="float">
            <text:p>2,506467211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828056957096" calcext:value-type="float">
            <text:p>0,0082805696</text:p>
          </table:table-cell>
          <table:table-cell office:value-type="float" office:value="0.6552" calcext:value-type="float">
            <text:p>0,6552</text:p>
          </table:table-cell>
          <table:table-cell office:value-type="float" office:value="2.40336650696" calcext:value-type="float">
            <text:p>2,40336650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057" calcext:value-type="float">
            <text:p>14,505963305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6" calcext:value-type="float">
            <text:p>136</text:p>
          </table:table-cell>
          <table:table-cell office:value-type="float" office:value="0.806060000019" calcext:value-type="float">
            <text:p>0,80606</text:p>
          </table:table-cell>
          <table:table-cell office:value-type="float" office:value="0.547255629711" calcext:value-type="float">
            <text:p>0,5472556297</text:p>
          </table:table-cell>
          <table:table-cell office:value-type="float" office:value="0.6065" calcext:value-type="float">
            <text:p>0,6065</text:p>
          </table:table-cell>
          <table:table-cell office:value-type="float" office:value="1.38771719856" calcext:value-type="float">
            <text:p>1,3877171986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.00338646359018981" calcext:value-type="float">
            <text:p>0,0033864636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30583930435181" calcext:value-type="float">
            <text:p>2,305839304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814119999962" calcext:value-type="float">
            <text:p>0,81412</text:p>
          </table:table-cell>
          <table:table-cell office:value-type="float" office:value="0.510897403278" calcext:value-type="float">
            <text:p>0,5108974033</text:p>
          </table:table-cell>
          <table:table-cell office:value-type="float" office:value="0.7355" calcext:value-type="float">
            <text:p>0,7355</text:p>
          </table:table-cell>
          <table:table-cell office:value-type="float" office:value="0.806227091217" calcext:value-type="float">
            <text:p>0,806227091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78044" calcext:value-type="float">
            <text:p>0,78044</text:p>
          </table:table-cell>
          <table:table-cell office:value-type="float" office:value="0.608340232029" calcext:value-type="float">
            <text:p>0,608340232</text:p>
          </table:table-cell>
          <table:table-cell office:value-type="float" office:value="0.7369" calcext:value-type="float">
            <text:p>0,7369</text:p>
          </table:table-cell>
          <table:table-cell office:value-type="float" office:value="0.778776473618" calcext:value-type="float">
            <text:p>0,7787764736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731500000019" calcext:value-type="float">
            <text:p>0,7315</text:p>
          </table:table-cell>
          <table:table-cell office:value-type="float" office:value="0.758931125603" calcext:value-type="float">
            <text:p>0,7589311256</text:p>
          </table:table-cell>
          <table:table-cell office:value-type="float" office:value="0.6872" calcext:value-type="float">
            <text:p>0,6872</text:p>
          </table:table-cell>
          <table:table-cell office:value-type="float" office:value="0.941555368137" calcext:value-type="float">
            <text:p>0,941555368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.00107651011424" calcext:value-type="float">
            <text:p>0,0010765101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64788822174" calcext:value-type="float">
            <text:p>2,647888221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831340000019" calcext:value-type="float">
            <text:p>0,83134</text:p>
          </table:table-cell>
          <table:table-cell office:value-type="float" office:value="0.460544276791" calcext:value-type="float">
            <text:p>0,4605442768</text:p>
          </table:table-cell>
          <table:table-cell office:value-type="float" office:value="0.7384" calcext:value-type="float">
            <text:p>0,7384</text:p>
          </table:table-cell>
          <table:table-cell office:value-type="float" office:value="0.828767338181" calcext:value-type="float">
            <text:p>0,828767338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34753310487" calcext:value-type="float">
            <text:p>0,0013475331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62847349701" calcext:value-type="float">
            <text:p>2,62847349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.00262750557214" calcext:value-type="float">
            <text:p>0,0026275056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46045928345" calcext:value-type="float">
            <text:p>2,460459283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.00256565026976" calcext:value-type="float">
            <text:p>0,0025656503</text:p>
          </table:table-cell>
          <table:table-cell office:value-type="float" office:value="0.6689" calcext:value-type="float">
            <text:p>0,6689</text:p>
          </table:table-cell>
          <table:table-cell office:value-type="float" office:value="2.510196875" calcext:value-type="float">
            <text:p>2,51019687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999760000019" calcext:value-type="float">
            <text:p>0,99976</text:p>
          </table:table-cell>
          <table:table-cell office:value-type="float" office:value="0.00778518735588" calcext:value-type="float">
            <text:p>0,0077851874</text:p>
          </table:table-cell>
          <table:table-cell office:value-type="float" office:value="0.6513" calcext:value-type="float">
            <text:p>0,6513</text:p>
          </table:table-cell>
          <table:table-cell office:value-type="float" office:value="2.4277653923" calcext:value-type="float">
            <text:p>2,4277653923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office:value-type="float" office:value="0.807579999981" calcext:value-type="float">
            <text:p>0,80758</text:p>
          </table:table-cell>
          <table:table-cell office:value-type="float" office:value="0.541869287567" calcext:value-type="float">
            <text:p>0,5418692876</text:p>
          </table:table-cell>
          <table:table-cell office:value-type="float" office:value="0.5991" calcext:value-type="float">
            <text:p>0,5991</text:p>
          </table:table-cell>
          <table:table-cell office:value-type="float" office:value="1.40222270622" calcext:value-type="float">
            <text:p>1,402222706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.00328571645900607" calcext:value-type="float">
            <text:p>0,0032857165</text:p>
          </table:table-cell>
          <table:table-cell office:value-type="float" office:value="0.6707" calcext:value-type="float">
            <text:p>0,6707</text:p>
          </table:table-cell>
          <table:table-cell office:value-type="float" office:value="2.31161523513794" calcext:value-type="float">
            <text:p>2,311615235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818180000019" calcext:value-type="float">
            <text:p>0,81818</text:p>
          </table:table-cell>
          <table:table-cell office:value-type="float" office:value="0.500233831444" calcext:value-type="float">
            <text:p>0,5002338314</text:p>
          </table:table-cell>
          <table:table-cell office:value-type="float" office:value="0.7344" calcext:value-type="float">
            <text:p>0,7344</text:p>
          </table:table-cell>
          <table:table-cell office:value-type="float" office:value="0.820436100674" calcext:value-type="float">
            <text:p>0,820436100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783759999962" calcext:value-type="float">
            <text:p>0,78376</text:p>
          </table:table-cell>
          <table:table-cell office:value-type="float" office:value="0.596362487831" calcext:value-type="float">
            <text:p>0,5963624878</text:p>
          </table:table-cell>
          <table:table-cell office:value-type="float" office:value="0.7369" calcext:value-type="float">
            <text:p>0,7369</text:p>
          </table:table-cell>
          <table:table-cell office:value-type="float" office:value="0.780746696472" calcext:value-type="float">
            <text:p>0,780746696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728519999981" calcext:value-type="float">
            <text:p>0,72852</text:p>
          </table:table-cell>
          <table:table-cell office:value-type="float" office:value="0.767781783886" calcext:value-type="float">
            <text:p>0,7677817839</text:p>
          </table:table-cell>
          <table:table-cell office:value-type="float" office:value="0.6912" calcext:value-type="float">
            <text:p>0,6912</text:p>
          </table:table-cell>
          <table:table-cell office:value-type="float" office:value="0.912796852112" calcext:value-type="float">
            <text:p>0,912796852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115748191629" calcext:value-type="float">
            <text:p>0,0011574819</text:p>
          </table:table-cell>
          <table:table-cell office:value-type="float" office:value="0.6696" calcext:value-type="float">
            <text:p>0,6696</text:p>
          </table:table-cell>
          <table:table-cell office:value-type="float" office:value="2.65204172592" calcext:value-type="float">
            <text:p>2,652041725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830279999962" calcext:value-type="float">
            <text:p>0,83028</text:p>
          </table:table-cell>
          <table:table-cell office:value-type="float" office:value="0.462326400919" calcext:value-type="float">
            <text:p>0,4623264009</text:p>
          </table:table-cell>
          <table:table-cell office:value-type="float" office:value="0.7429" calcext:value-type="float">
            <text:p>0,7429</text:p>
          </table:table-cell>
          <table:table-cell office:value-type="float" office:value="0.815273609924" calcext:value-type="float">
            <text:p>0,815273609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141858736254" calcext:value-type="float">
            <text:p>0,0014185874</text:p>
          </table:table-cell>
          <table:table-cell office:value-type="float" office:value="0.6638" calcext:value-type="float">
            <text:p>0,6638</text:p>
          </table:table-cell>
          <table:table-cell office:value-type="float" office:value="2.62937130508" calcext:value-type="float">
            <text:p>2,629371305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52424416546" calcext:value-type="float">
            <text:p>0,0025242442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46806625633" calcext:value-type="float">
            <text:p>2,4680662563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59377124101" calcext:value-type="float">
            <text:p>0,0025937712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51792159691" calcext:value-type="float">
            <text:p>2,517921596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99952" calcext:value-type="float">
            <text:p>0,99952</text:p>
          </table:table-cell>
          <table:table-cell office:value-type="float" office:value="0.00834384845443" calcext:value-type="float">
            <text:p>0,0083438485</text:p>
          </table:table-cell>
          <table:table-cell office:value-type="float" office:value="0.6547" calcext:value-type="float">
            <text:p>0,6547</text:p>
          </table:table-cell>
          <table:table-cell office:value-type="float" office:value="2.41546261444" calcext:value-type="float">
            <text:p>2,4154626144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10002000001" calcext:value-type="float">
            <text:p>0,10002</text:p>
          </table:table-cell>
          <table:table-cell office:value-type="float" office:value="14.5059633395" calcext:value-type="float">
            <text:p>14,505963339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8" calcext:value-type="float">
            <text:p>138</text:p>
          </table:table-cell>
          <table:table-cell office:value-type="float" office:value="0.808799999962" calcext:value-type="float">
            <text:p>0,8088</text:p>
          </table:table-cell>
          <table:table-cell office:value-type="float" office:value="0.541085525293" calcext:value-type="float">
            <text:p>0,5410855253</text:p>
          </table:table-cell>
          <table:table-cell office:value-type="float" office:value="0.6076" calcext:value-type="float">
            <text:p>0,6076</text:p>
          </table:table-cell>
          <table:table-cell office:value-type="float" office:value="1.38937926064" calcext:value-type="float">
            <text:p>1,3893792606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22936699122191" calcext:value-type="float">
            <text:p>0,003229367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31626139984131" calcext:value-type="float">
            <text:p>2,3162613998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81776" calcext:value-type="float">
            <text:p>0,81776</text:p>
          </table:table-cell>
          <table:table-cell office:value-type="float" office:value="0.501896034756" calcext:value-type="float">
            <text:p>0,5018960348</text:p>
          </table:table-cell>
          <table:table-cell office:value-type="float" office:value="0.7373" calcext:value-type="float">
            <text:p>0,7373</text:p>
          </table:table-cell>
          <table:table-cell office:value-type="float" office:value="0.80905868454" calcext:value-type="float">
            <text:p>0,809058684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78294" calcext:value-type="float">
            <text:p>0,78294</text:p>
          </table:table-cell>
          <table:table-cell office:value-type="float" office:value="0.597434306984" calcext:value-type="float">
            <text:p>0,597434307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776357645607" calcext:value-type="float">
            <text:p>0,7763576456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728880000019" calcext:value-type="float">
            <text:p>0,72888</text:p>
          </table:table-cell>
          <table:table-cell office:value-type="float" office:value="0.761172314644" calcext:value-type="float">
            <text:p>0,7611723146</text:p>
          </table:table-cell>
          <table:table-cell office:value-type="float" office:value="0.6928" calcext:value-type="float">
            <text:p>0,6928</text:p>
          </table:table-cell>
          <table:table-cell office:value-type="float" office:value="0.953394188118" calcext:value-type="float">
            <text:p>0,953394188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12278189242" calcext:value-type="float">
            <text:p>0,0011227819</text:p>
          </table:table-cell>
          <table:table-cell office:value-type="float" office:value="0.6701" calcext:value-type="float">
            <text:p>0,6701</text:p>
          </table:table-cell>
          <table:table-cell office:value-type="float" office:value="2.65361211929" calcext:value-type="float">
            <text:p>2,6536121193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830959999962" calcext:value-type="float">
            <text:p>0,83096</text:p>
          </table:table-cell>
          <table:table-cell office:value-type="float" office:value="0.461189683313" calcext:value-type="float">
            <text:p>0,4611896833</text:p>
          </table:table-cell>
          <table:table-cell office:value-type="float" office:value="0.74" calcext:value-type="float">
            <text:p>0,74</text:p>
          </table:table-cell>
          <table:table-cell office:value-type="float" office:value="0.821879439545" calcext:value-type="float">
            <text:p>0,821879439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219881420255" calcext:value-type="float">
            <text:p>0,0021988142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63833507843" calcext:value-type="float">
            <text:p>2,6383350784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246412666783" calcext:value-type="float">
            <text:p>0,0024641267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47808567963" calcext:value-type="float">
            <text:p>2,4780856796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.00247854153901" calcext:value-type="float">
            <text:p>0,0024785415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5232129858" calcext:value-type="float">
            <text:p>2,5232129858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0745302113444" calcext:value-type="float">
            <text:p>0,0074530211</text:p>
          </table:table-cell>
          <table:table-cell office:value-type="float" office:value="0.654" calcext:value-type="float">
            <text:p>0,654</text:p>
          </table:table-cell>
          <table:table-cell office:value-type="float" office:value="2.42031240501" calcext:value-type="float">
            <text:p>2,42031240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31" calcext:value-type="float">
            <text:p>14,505963333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9" calcext:value-type="float">
            <text:p>139</text:p>
          </table:table-cell>
          <table:table-cell office:value-type="float" office:value="0.809859999962" calcext:value-type="float">
            <text:p>0,80986</text:p>
          </table:table-cell>
          <table:table-cell office:value-type="float" office:value="0.532508392038" calcext:value-type="float">
            <text:p>0,532508392</text:p>
          </table:table-cell>
          <table:table-cell office:value-type="float" office:value="0.6073" calcext:value-type="float">
            <text:p>0,6073</text:p>
          </table:table-cell>
          <table:table-cell office:value-type="float" office:value="1.39086408043" calcext:value-type="float">
            <text:p>1,3908640804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18073620542884" calcext:value-type="float">
            <text:p>0,0031807362</text:p>
          </table:table-cell>
          <table:table-cell office:value-type="float" office:value="0.6727" calcext:value-type="float">
            <text:p>0,6727</text:p>
          </table:table-cell>
          <table:table-cell office:value-type="float" office:value="2.31892452087402" calcext:value-type="float">
            <text:p>2,318924520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816880000019" calcext:value-type="float">
            <text:p>0,81688</text:p>
          </table:table-cell>
          <table:table-cell office:value-type="float" office:value="0.500650016842" calcext:value-type="float">
            <text:p>0,5006500168</text:p>
          </table:table-cell>
          <table:table-cell office:value-type="float" office:value="0.7386" calcext:value-type="float">
            <text:p>0,7386</text:p>
          </table:table-cell>
          <table:table-cell office:value-type="float" office:value="0.801686527252" calcext:value-type="float">
            <text:p>0,8016865273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781300000038" calcext:value-type="float">
            <text:p>0,7813</text:p>
          </table:table-cell>
          <table:table-cell office:value-type="float" office:value="0.599881086426" calcext:value-type="float">
            <text:p>0,5998810864</text:p>
          </table:table-cell>
          <table:table-cell office:value-type="float" office:value="0.7349" calcext:value-type="float">
            <text:p>0,7349</text:p>
          </table:table-cell>
          <table:table-cell office:value-type="float" office:value="0.779932082176" calcext:value-type="float">
            <text:p>0,779932082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731159999962" calcext:value-type="float">
            <text:p>0,73116</text:p>
          </table:table-cell>
          <table:table-cell office:value-type="float" office:value="0.753035795593" calcext:value-type="float">
            <text:p>0,7530357956</text:p>
          </table:table-cell>
          <table:table-cell office:value-type="float" office:value="0.6938" calcext:value-type="float">
            <text:p>0,6938</text:p>
          </table:table-cell>
          <table:table-cell office:value-type="float" office:value="0.918093782997" calcext:value-type="float">
            <text:p>0,9180937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.00104393687725" calcext:value-type="float">
            <text:p>0,0010439369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65698433647" calcext:value-type="float">
            <text:p>2,656984336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832200000019" calcext:value-type="float">
            <text:p>0,8322</text:p>
          </table:table-cell>
          <table:table-cell office:value-type="float" office:value="0.458815629864" calcext:value-type="float">
            <text:p>0,4588156299</text:p>
          </table:table-cell>
          <table:table-cell office:value-type="float" office:value="0.7388" calcext:value-type="float">
            <text:p>0,7388</text:p>
          </table:table-cell>
          <table:table-cell office:value-type="float" office:value="0.826209924126" calcext:value-type="float">
            <text:p>0,826209924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.00131509390801" calcext:value-type="float">
            <text:p>0,0013150939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63515609055" calcext:value-type="float">
            <text:p>2,635156090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3336023622" calcext:value-type="float">
            <text:p>0,0023336024</text:p>
          </table:table-cell>
          <table:table-cell office:value-type="float" office:value="0.668" calcext:value-type="float">
            <text:p>0,668</text:p>
          </table:table-cell>
          <table:table-cell office:value-type="float" office:value="2.48393387222" calcext:value-type="float">
            <text:p>2,483933872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.00237493552901" calcext:value-type="float">
            <text:p>0,0023749355</text:p>
          </table:table-cell>
          <table:table-cell office:value-type="float" office:value="0.6694" calcext:value-type="float">
            <text:p>0,6694</text:p>
          </table:table-cell>
          <table:table-cell office:value-type="float" office:value="2.53288212051" calcext:value-type="float">
            <text:p>2,532882120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693756364107" calcext:value-type="float">
            <text:p>0,0069375636</text:p>
          </table:table-cell>
          <table:table-cell office:value-type="float" office:value="0.6535" calcext:value-type="float">
            <text:p>0,6535</text:p>
          </table:table-cell>
          <table:table-cell office:value-type="float" office:value="2.4346698967" calcext:value-type="float">
            <text:p>2,434669896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328" calcext:value-type="float">
            <text:p>14,505963332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0.813579999962" calcext:value-type="float">
            <text:p>0,81358</text:p>
          </table:table-cell>
          <table:table-cell office:value-type="float" office:value="0.525632746925" calcext:value-type="float">
            <text:p>0,5256327469</text:p>
          </table:table-cell>
          <table:table-cell office:value-type="float" office:value="0.596" calcext:value-type="float">
            <text:p>0,596</text:p>
          </table:table-cell>
          <table:table-cell office:value-type="float" office:value="1.43578430405" calcext:value-type="float">
            <text:p>1,435784304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.00310218694403768" calcext:value-type="float">
            <text:p>0,0031021869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32410138320923" calcext:value-type="float">
            <text:p>2,324101383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816240000019" calcext:value-type="float">
            <text:p>0,81624</text:p>
          </table:table-cell>
          <table:table-cell office:value-type="float" office:value="0.498601747284" calcext:value-type="float">
            <text:p>0,4986017473</text:p>
          </table:table-cell>
          <table:table-cell office:value-type="float" office:value="0.7328" calcext:value-type="float">
            <text:p>0,7328</text:p>
          </table:table-cell>
          <table:table-cell office:value-type="float" office:value="0.81517243042" calcext:value-type="float">
            <text:p>0,815172430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786880000038" calcext:value-type="float">
            <text:p>0,78688</text:p>
          </table:table-cell>
          <table:table-cell office:value-type="float" office:value="0.593261215725" calcext:value-type="float">
            <text:p>0,5932612157</text:p>
          </table:table-cell>
          <table:table-cell office:value-type="float" office:value="0.7386" calcext:value-type="float">
            <text:p>0,7386</text:p>
          </table:table-cell>
          <table:table-cell office:value-type="float" office:value="0.772375887489" calcext:value-type="float">
            <text:p>0,772375887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730499999981" calcext:value-type="float">
            <text:p>0,7305</text:p>
          </table:table-cell>
          <table:table-cell office:value-type="float" office:value="0.755531133652" calcext:value-type="float">
            <text:p>0,7555311337</text:p>
          </table:table-cell>
          <table:table-cell office:value-type="float" office:value="0.7026" calcext:value-type="float">
            <text:p>0,7026</text:p>
          </table:table-cell>
          <table:table-cell office:value-type="float" office:value="0.891485671234" calcext:value-type="float">
            <text:p>0,891485671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.00103383406151" calcext:value-type="float">
            <text:p>0,0010338341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66171973419" calcext:value-type="float">
            <text:p>2,661719734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834119999962" calcext:value-type="float">
            <text:p>0,83412</text:p>
          </table:table-cell>
          <table:table-cell office:value-type="float" office:value="0.453292016888" calcext:value-type="float">
            <text:p>0,4532920169</text:p>
          </table:table-cell>
          <table:table-cell office:value-type="float" office:value="0.7433" calcext:value-type="float">
            <text:p>0,7433</text:p>
          </table:table-cell>
          <table:table-cell office:value-type="float" office:value="0.818714291382" calcext:value-type="float">
            <text:p>0,818714291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28076024394" calcext:value-type="float">
            <text:p>0,0012807602</text:p>
          </table:table-cell>
          <table:table-cell office:value-type="float" office:value="0.6655" calcext:value-type="float">
            <text:p>0,6655</text:p>
          </table:table-cell>
          <table:table-cell office:value-type="float" office:value="2.64284959564" calcext:value-type="float">
            <text:p>2,6428495956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.00223852291785" calcext:value-type="float">
            <text:p>0,0022385229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49263803864" calcext:value-type="float">
            <text:p>2,4926380386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34846562564" calcext:value-type="float">
            <text:p>0,0023484656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53114029446" calcext:value-type="float">
            <text:p>2,5311402945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684758888915" calcext:value-type="float">
            <text:p>0,0068475889</text:p>
          </table:table-cell>
          <table:table-cell office:value-type="float" office:value="0.6533" calcext:value-type="float">
            <text:p>0,6533</text:p>
          </table:table-cell>
          <table:table-cell office:value-type="float" office:value="2.44165576248" calcext:value-type="float">
            <text:p>2,4416557625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01" calcext:value-type="float">
            <text:p>14,505963330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1" calcext:value-type="float">
            <text:p>141</text:p>
          </table:table-cell>
          <table:table-cell office:value-type="float" office:value="0.812800000038" calcext:value-type="float">
            <text:p>0,8128</text:p>
          </table:table-cell>
          <table:table-cell office:value-type="float" office:value="0.523168522701" calcext:value-type="float">
            <text:p>0,5231685227</text:p>
          </table:table-cell>
          <table:table-cell office:value-type="float" office:value="0.5994" calcext:value-type="float">
            <text:p>0,5994</text:p>
          </table:table-cell>
          <table:table-cell office:value-type="float" office:value="1.44062407341" calcext:value-type="float">
            <text:p>1,440624073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.00307688197143376" calcext:value-type="float">
            <text:p>0,003076882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32690207214355" calcext:value-type="float">
            <text:p>2,326902072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820099999962" calcext:value-type="float">
            <text:p>0,8201</text:p>
          </table:table-cell>
          <table:table-cell office:value-type="float" office:value="0.493416886272" calcext:value-type="float">
            <text:p>0,4934168863</text:p>
          </table:table-cell>
          <table:table-cell office:value-type="float" office:value="0.7375" calcext:value-type="float">
            <text:p>0,7375</text:p>
          </table:table-cell>
          <table:table-cell office:value-type="float" office:value="0.810489805222" calcext:value-type="float">
            <text:p>0,810489805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785279999981" calcext:value-type="float">
            <text:p>0,78528</text:p>
          </table:table-cell>
          <table:table-cell office:value-type="float" office:value="0.594633495092" calcext:value-type="float">
            <text:p>0,5946334951</text:p>
          </table:table-cell>
          <table:table-cell office:value-type="float" office:value="0.7365" calcext:value-type="float">
            <text:p>0,7365</text:p>
          </table:table-cell>
          <table:table-cell office:value-type="float" office:value="0.780287519836" calcext:value-type="float">
            <text:p>0,7802875198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732259999962" calcext:value-type="float">
            <text:p>0,73226</text:p>
          </table:table-cell>
          <table:table-cell office:value-type="float" office:value="0.748611636944" calcext:value-type="float">
            <text:p>0,7486116369</text:p>
          </table:table-cell>
          <table:table-cell office:value-type="float" office:value="0.673" calcext:value-type="float">
            <text:p>0,673</text:p>
          </table:table-cell>
          <table:table-cell office:value-type="float" office:value="0.966365385437" calcext:value-type="float">
            <text:p>0,966365385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.00100637010239" calcext:value-type="float">
            <text:p>0,0010063701</text:p>
          </table:table-cell>
          <table:table-cell office:value-type="float" office:value="0.6697" calcext:value-type="float">
            <text:p>0,6697</text:p>
          </table:table-cell>
          <table:table-cell office:value-type="float" office:value="2.66533187256" calcext:value-type="float">
            <text:p>2,665331872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8308" calcext:value-type="float">
            <text:p>0,8308</text:p>
          </table:table-cell>
          <table:table-cell office:value-type="float" office:value="0.461227081814" calcext:value-type="float">
            <text:p>0,4612270818</text:p>
          </table:table-cell>
          <table:table-cell office:value-type="float" office:value="0.7416" calcext:value-type="float">
            <text:p>0,7416</text:p>
          </table:table-cell>
          <table:table-cell office:value-type="float" office:value="0.822425563431" calcext:value-type="float">
            <text:p>0,8224255634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00242662020765" calcext:value-type="float">
            <text:p>0,0024266202</text:p>
          </table:table-cell>
          <table:table-cell office:value-type="float" office:value="0.664" calcext:value-type="float">
            <text:p>0,664</text:p>
          </table:table-cell>
          <table:table-cell office:value-type="float" office:value="2.6442329216" calcext:value-type="float">
            <text:p>2,644232921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.00220810634062" calcext:value-type="float">
            <text:p>0,0022081063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50059729652" calcext:value-type="float">
            <text:p>2,500597296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.00228694870796" calcext:value-type="float">
            <text:p>0,0022869487</text:p>
          </table:table-cell>
          <table:table-cell office:value-type="float" office:value="0.6686" calcext:value-type="float">
            <text:p>0,6686</text:p>
          </table:table-cell>
          <table:table-cell office:value-type="float" office:value="2.54111176453" calcext:value-type="float">
            <text:p>2,541111764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651099198669" calcext:value-type="float">
            <text:p>0,006510992</text:p>
          </table:table-cell>
          <table:table-cell office:value-type="float" office:value="0.6544" calcext:value-type="float">
            <text:p>0,6544</text:p>
          </table:table-cell>
          <table:table-cell office:value-type="float" office:value="2.4483978157" calcext:value-type="float">
            <text:p>2,448397815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2791" calcext:value-type="float">
            <text:p>14,505963279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office:value-type="float" office:value="0.816380000019" calcext:value-type="float">
            <text:p>0,81638</text:p>
          </table:table-cell>
          <table:table-cell office:value-type="float" office:value="0.516885063686" calcext:value-type="float">
            <text:p>0,5168850637</text:p>
          </table:table-cell>
          <table:table-cell office:value-type="float" office:value="0.6007" calcext:value-type="float">
            <text:p>0,6007</text:p>
          </table:table-cell>
          <table:table-cell office:value-type="float" office:value="1.42477719555" calcext:value-type="float">
            <text:p>1,424777195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0257414829731" calcext:value-type="float">
            <text:p>0,0030257415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3341192276001" calcext:value-type="float">
            <text:p>2,334119227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817720000019" calcext:value-type="float">
            <text:p>0,81772</text:p>
          </table:table-cell>
          <table:table-cell office:value-type="float" office:value="0.498686940269" calcext:value-type="float">
            <text:p>0,4986869403</text:p>
          </table:table-cell>
          <table:table-cell office:value-type="float" office:value="0.7346" calcext:value-type="float">
            <text:p>0,7346</text:p>
          </table:table-cell>
          <table:table-cell office:value-type="float" office:value="0.807305141258" calcext:value-type="float">
            <text:p>0,807305141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787439999981" calcext:value-type="float">
            <text:p>0,78744</text:p>
          </table:table-cell>
          <table:table-cell office:value-type="float" office:value="0.585792411575" calcext:value-type="float">
            <text:p>0,5857924116</text:p>
          </table:table-cell>
          <table:table-cell office:value-type="float" office:value="0.7317" calcext:value-type="float">
            <text:p>0,7317</text:p>
          </table:table-cell>
          <table:table-cell office:value-type="float" office:value="0.787467793846" calcext:value-type="float">
            <text:p>0,7874677938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73204" calcext:value-type="float">
            <text:p>0,73204</text:p>
          </table:table-cell>
          <table:table-cell office:value-type="float" office:value="0.747079883442" calcext:value-type="float">
            <text:p>0,7470798834</text:p>
          </table:table-cell>
          <table:table-cell office:value-type="float" office:value="0.6823" calcext:value-type="float">
            <text:p>0,6823</text:p>
          </table:table-cell>
          <table:table-cell office:value-type="float" office:value="0.987809671402" calcext:value-type="float">
            <text:p>0,987809671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.000993916458171" calcext:value-type="float">
            <text:p>0,0009939165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66727875977" calcext:value-type="float">
            <text:p>2,667278759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836160000019" calcext:value-type="float">
            <text:p>0,83616</text:p>
          </table:table-cell>
          <table:table-cell office:value-type="float" office:value="0.445003025208" calcext:value-type="float">
            <text:p>0,4450030252</text:p>
          </table:table-cell>
          <table:table-cell office:value-type="float" office:value="0.7416" calcext:value-type="float">
            <text:p>0,7416</text:p>
          </table:table-cell>
          <table:table-cell office:value-type="float" office:value="0.814333589554" calcext:value-type="float">
            <text:p>0,8143335896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.0012799811719" calcext:value-type="float">
            <text:p>0,0012799812</text:p>
          </table:table-cell>
          <table:table-cell office:value-type="float" office:value="0.6655" calcext:value-type="float">
            <text:p>0,6655</text:p>
          </table:table-cell>
          <table:table-cell office:value-type="float" office:value="2.64801238174" calcext:value-type="float">
            <text:p>2,648012381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.00210160158403" calcext:value-type="float">
            <text:p>0,0021016016</text:p>
          </table:table-cell>
          <table:table-cell office:value-type="float" office:value="0.669" calcext:value-type="float">
            <text:p>0,669</text:p>
          </table:table-cell>
          <table:table-cell office:value-type="float" office:value="2.50760058174" calcext:value-type="float">
            <text:p>2,507600581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27447262831" calcext:value-type="float">
            <text:p>0,0022744726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5422155407" calcext:value-type="float">
            <text:p>2,542215540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640461630449" calcext:value-type="float">
            <text:p>0,0064046163</text:p>
          </table:table-cell>
          <table:table-cell office:value-type="float" office:value="0.6535" calcext:value-type="float">
            <text:p>0,6535</text:p>
          </table:table-cell>
          <table:table-cell office:value-type="float" office:value="2.45254270096" calcext:value-type="float">
            <text:p>2,452542701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646" calcext:value-type="float">
            <text:p>14,505963364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office:value-type="float" office:value="0.81812" calcext:value-type="float">
            <text:p>0,81812</text:p>
          </table:table-cell>
          <table:table-cell office:value-type="float" office:value="0.511422842693" calcext:value-type="float">
            <text:p>0,5114228427</text:p>
          </table:table-cell>
          <table:table-cell office:value-type="float" office:value="0.5864" calcext:value-type="float">
            <text:p>0,5864</text:p>
          </table:table-cell>
          <table:table-cell office:value-type="float" office:value="1.51645019283" calcext:value-type="float">
            <text:p>1,516450192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95857782900333" calcext:value-type="float">
            <text:p>0,0029585778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33849667663574" calcext:value-type="float">
            <text:p>2,3384966766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822499999981" calcext:value-type="float">
            <text:p>0,8225</text:p>
          </table:table-cell>
          <table:table-cell office:value-type="float" office:value="0.485834134207" calcext:value-type="float">
            <text:p>0,4858341342</text:p>
          </table:table-cell>
          <table:table-cell office:value-type="float" office:value="0.7359" calcext:value-type="float">
            <text:p>0,7359</text:p>
          </table:table-cell>
          <table:table-cell office:value-type="float" office:value="0.804954105568" calcext:value-type="float">
            <text:p>0,8049541056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78756" calcext:value-type="float">
            <text:p>0,78756</text:p>
          </table:table-cell>
          <table:table-cell office:value-type="float" office:value="0.587567942009" calcext:value-type="float">
            <text:p>0,587567942</text:p>
          </table:table-cell>
          <table:table-cell office:value-type="float" office:value="0.7371" calcext:value-type="float">
            <text:p>0,7371</text:p>
          </table:table-cell>
          <table:table-cell office:value-type="float" office:value="0.777129355812" calcext:value-type="float">
            <text:p>0,777129355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7357" calcext:value-type="float">
            <text:p>0,7357</text:p>
          </table:table-cell>
          <table:table-cell office:value-type="float" office:value="0.745140650215" calcext:value-type="float">
            <text:p>0,7451406502</text:p>
          </table:table-cell>
          <table:table-cell office:value-type="float" office:value="0.7029" calcext:value-type="float">
            <text:p>0,7029</text:p>
          </table:table-cell>
          <table:table-cell office:value-type="float" office:value="0.896459811974" calcext:value-type="float">
            <text:p>0,8964598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.000960460906681" calcext:value-type="float">
            <text:p>0,0009604609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6691666748" calcext:value-type="float">
            <text:p>2,6691666748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834739999962" calcext:value-type="float">
            <text:p>0,83474</text:p>
          </table:table-cell>
          <table:table-cell office:value-type="float" office:value="0.448481436462" calcext:value-type="float">
            <text:p>0,4484814365</text:p>
          </table:table-cell>
          <table:table-cell office:value-type="float" office:value="0.7414" calcext:value-type="float">
            <text:p>0,7414</text:p>
          </table:table-cell>
          <table:table-cell office:value-type="float" office:value="0.824355370331" calcext:value-type="float">
            <text:p>0,824355370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24340142665" calcext:value-type="float">
            <text:p>0,0012434014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64966947823" calcext:value-type="float">
            <text:p>2,649669478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.00202101411529" calcext:value-type="float">
            <text:p>0,0020210141</text:p>
          </table:table-cell>
          <table:table-cell office:value-type="float" office:value="0.6688" calcext:value-type="float">
            <text:p>0,6688</text:p>
          </table:table-cell>
          <table:table-cell office:value-type="float" office:value="2.50973402634" calcext:value-type="float">
            <text:p>2,509734026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.0022119979997" calcext:value-type="float">
            <text:p>0,002211998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54624455566" calcext:value-type="float">
            <text:p>2,5462445557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99978" calcext:value-type="float">
            <text:p>0,99978</text:p>
          </table:table-cell>
          <table:table-cell office:value-type="float" office:value="0.00635805826768" calcext:value-type="float">
            <text:p>0,0063580583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4655276825" calcext:value-type="float">
            <text:p>2,4655276825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3" calcext:value-type="float">
            <text:p>14,50596331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0.81962" calcext:value-type="float">
            <text:p>0,81962</text:p>
          </table:table-cell>
          <table:table-cell office:value-type="float" office:value="0.50739415966" calcext:value-type="float">
            <text:p>0,5073941597</text:p>
          </table:table-cell>
          <table:table-cell office:value-type="float" office:value="0.5939" calcext:value-type="float">
            <text:p>0,5939</text:p>
          </table:table-cell>
          <table:table-cell office:value-type="float" office:value="1.49402064228" calcext:value-type="float">
            <text:p>1,494020642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.00288388972505927" calcext:value-type="float">
            <text:p>0,0028838897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33812320632935" calcext:value-type="float">
            <text:p>2,338123206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823219999981" calcext:value-type="float">
            <text:p>0,82322</text:p>
          </table:table-cell>
          <table:table-cell office:value-type="float" office:value="0.485713304796" calcext:value-type="float">
            <text:p>0,4857133048</text:p>
          </table:table-cell>
          <table:table-cell office:value-type="float" office:value="0.7382" calcext:value-type="float">
            <text:p>0,7382</text:p>
          </table:table-cell>
          <table:table-cell office:value-type="float" office:value="0.809038661957" calcext:value-type="float">
            <text:p>0,80903866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79262" calcext:value-type="float">
            <text:p>0,79262</text:p>
          </table:table-cell>
          <table:table-cell office:value-type="float" office:value="0.576660018196" calcext:value-type="float">
            <text:p>0,5766600182</text:p>
          </table:table-cell>
          <table:table-cell office:value-type="float" office:value="0.7399" calcext:value-type="float">
            <text:p>0,7399</text:p>
          </table:table-cell>
          <table:table-cell office:value-type="float" office:value="0.776524344063" calcext:value-type="float">
            <text:p>0,7765243441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734160000038" calcext:value-type="float">
            <text:p>0,73416</text:p>
          </table:table-cell>
          <table:table-cell office:value-type="float" office:value="0.743702549477" calcext:value-type="float">
            <text:p>0,7437025495</text:p>
          </table:table-cell>
          <table:table-cell office:value-type="float" office:value="0.6996" calcext:value-type="float">
            <text:p>0,6996</text:p>
          </table:table-cell>
          <table:table-cell office:value-type="float" office:value="0.909232587433" calcext:value-type="float">
            <text:p>0,909232587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.00094918120807" calcext:value-type="float">
            <text:p>0,0009491812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67326933136" calcext:value-type="float">
            <text:p>2,673269331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837519999981" calcext:value-type="float">
            <text:p>0,83752</text:p>
          </table:table-cell>
          <table:table-cell office:value-type="float" office:value="0.443522600718" calcext:value-type="float">
            <text:p>0,4435226007</text:p>
          </table:table-cell>
          <table:table-cell office:value-type="float" office:value="0.7422" calcext:value-type="float">
            <text:p>0,7422</text:p>
          </table:table-cell>
          <table:table-cell office:value-type="float" office:value="0.829930349731" calcext:value-type="float">
            <text:p>0,829930349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.00118019940216" calcext:value-type="float">
            <text:p>0,0011801994</text:p>
          </table:table-cell>
          <table:table-cell office:value-type="float" office:value="0.6639" calcext:value-type="float">
            <text:p>0,6639</text:p>
          </table:table-cell>
          <table:table-cell office:value-type="float" office:value="2.65264333191" calcext:value-type="float">
            <text:p>2,6526433319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.0019568538212" calcext:value-type="float">
            <text:p>0,0019568538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51809636841" calcext:value-type="float">
            <text:p>2,518096368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.00217935018651" calcext:value-type="float">
            <text:p>0,0021793502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55082830696" calcext:value-type="float">
            <text:p>2,55082830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608179796845" calcext:value-type="float">
            <text:p>0,006081798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47120969467" calcext:value-type="float">
            <text:p>2,471209694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5" calcext:value-type="float">
            <text:p>145</text:p>
          </table:table-cell>
          <table:table-cell office:value-type="float" office:value="0.819620000038" calcext:value-type="float">
            <text:p>0,81962</text:p>
          </table:table-cell>
          <table:table-cell office:value-type="float" office:value="0.503856181145" calcext:value-type="float">
            <text:p>0,5038561811</text:p>
          </table:table-cell>
          <table:table-cell office:value-type="float" office:value="0.6025" calcext:value-type="float">
            <text:p>0,6025</text:p>
          </table:table-cell>
          <table:table-cell office:value-type="float" office:value="1.43562948227" calcext:value-type="float">
            <text:p>1,435629482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.00282126332826912" calcext:value-type="float">
            <text:p>0,0028212633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34226856384277" calcext:value-type="float">
            <text:p>2,3422685638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82458" calcext:value-type="float">
            <text:p>0,82458</text:p>
          </table:table-cell>
          <table:table-cell office:value-type="float" office:value="0.481453585129" calcext:value-type="float">
            <text:p>0,4814535851</text:p>
          </table:table-cell>
          <table:table-cell office:value-type="float" office:value="0.7373" calcext:value-type="float">
            <text:p>0,7373</text:p>
          </table:table-cell>
          <table:table-cell office:value-type="float" office:value="0.81607349577" calcext:value-type="float">
            <text:p>0,8160734958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790920000038" calcext:value-type="float">
            <text:p>0,79092</text:p>
          </table:table-cell>
          <table:table-cell office:value-type="float" office:value="0.580696171761" calcext:value-type="float">
            <text:p>0,5806961718</text:p>
          </table:table-cell>
          <table:table-cell office:value-type="float" office:value="0.7359" calcext:value-type="float">
            <text:p>0,7359</text:p>
          </table:table-cell>
          <table:table-cell office:value-type="float" office:value="0.78298535614" calcext:value-type="float">
            <text:p>0,7829853561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729820000038" calcext:value-type="float">
            <text:p>0,72982</text:p>
          </table:table-cell>
          <table:table-cell office:value-type="float" office:value="0.753764218655" calcext:value-type="float">
            <text:p>0,7537642187</text:p>
          </table:table-cell>
          <table:table-cell office:value-type="float" office:value="0.6898" calcext:value-type="float">
            <text:p>0,6898</text:p>
          </table:table-cell>
          <table:table-cell office:value-type="float" office:value="0.952600467682" calcext:value-type="float">
            <text:p>0,952600467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.000942094930913" calcext:value-type="float">
            <text:p>0,0009420949</text:p>
          </table:table-cell>
          <table:table-cell office:value-type="float" office:value="0.6698" calcext:value-type="float">
            <text:p>0,6698</text:p>
          </table:table-cell>
          <table:table-cell office:value-type="float" office:value="2.67536529617" calcext:value-type="float">
            <text:p>2,675365296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835100000038" calcext:value-type="float">
            <text:p>0,8351</text:p>
          </table:table-cell>
          <table:table-cell office:value-type="float" office:value="0.446357417469" calcext:value-type="float">
            <text:p>0,4463574175</text:p>
          </table:table-cell>
          <table:table-cell office:value-type="float" office:value="0.7373" calcext:value-type="float">
            <text:p>0,7373</text:p>
          </table:table-cell>
          <table:table-cell office:value-type="float" office:value="0.838905611038" calcext:value-type="float">
            <text:p>0,83890561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.0011734272626" calcext:value-type="float">
            <text:p>0,0011734273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66007824554" calcext:value-type="float">
            <text:p>2,6600782455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.00191161198631" calcext:value-type="float">
            <text:p>0,001911612</text:p>
          </table:table-cell>
          <table:table-cell office:value-type="float" office:value="0.6692" calcext:value-type="float">
            <text:p>0,6692</text:p>
          </table:table-cell>
          <table:table-cell office:value-type="float" office:value="2.52394545212" calcext:value-type="float">
            <text:p>2,523945452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.0021267687121" calcext:value-type="float">
            <text:p>0,0021267687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55706309319" calcext:value-type="float">
            <text:p>2,557063093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588839547887" calcext:value-type="float">
            <text:p>0,0058883955</text:p>
          </table:table-cell>
          <table:table-cell office:value-type="float" office:value="0.6529" calcext:value-type="float">
            <text:p>0,6529</text:p>
          </table:table-cell>
          <table:table-cell office:value-type="float" office:value="2.47858001175" calcext:value-type="float">
            <text:p>2,478580011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52" calcext:value-type="float">
            <text:p>14,505963325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office:value-type="float" office:value="0.824400000019" calcext:value-type="float">
            <text:p>0,8244</text:p>
          </table:table-cell>
          <table:table-cell office:value-type="float" office:value="0.497144097815" calcext:value-type="float">
            <text:p>0,4971440978</text:p>
          </table:table-cell>
          <table:table-cell office:value-type="float" office:value="0.6057" calcext:value-type="float">
            <text:p>0,6057</text:p>
          </table:table-cell>
          <table:table-cell office:value-type="float" office:value="1.43959277649" calcext:value-type="float">
            <text:p>1,4395927765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.00278495463207364" calcext:value-type="float">
            <text:p>0,0027849546</text:p>
          </table:table-cell>
          <table:table-cell office:value-type="float" office:value="0.671" calcext:value-type="float">
            <text:p>0,671</text:p>
          </table:table-cell>
          <table:table-cell office:value-type="float" office:value="2.34742499694824" calcext:value-type="float">
            <text:p>2,347424996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821359999981" calcext:value-type="float">
            <text:p>0,82136</text:p>
          </table:table-cell>
          <table:table-cell office:value-type="float" office:value="0.489070995293" calcext:value-type="float">
            <text:p>0,4890709953</text:p>
          </table:table-cell>
          <table:table-cell office:value-type="float" office:value="0.7356" calcext:value-type="float">
            <text:p>0,7356</text:p>
          </table:table-cell>
          <table:table-cell office:value-type="float" office:value="0.821943701363" calcext:value-type="float">
            <text:p>0,821943701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790860000038" calcext:value-type="float">
            <text:p>0,79086</text:p>
          </table:table-cell>
          <table:table-cell office:value-type="float" office:value="0.578839012747" calcext:value-type="float">
            <text:p>0,5788390127</text:p>
          </table:table-cell>
          <table:table-cell office:value-type="float" office:value="0.7382" calcext:value-type="float">
            <text:p>0,7382</text:p>
          </table:table-cell>
          <table:table-cell office:value-type="float" office:value="0.777436377144" calcext:value-type="float">
            <text:p>0,777436377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734979999962" calcext:value-type="float">
            <text:p>0,73498</text:p>
          </table:table-cell>
          <table:table-cell office:value-type="float" office:value="0.746671084747" calcext:value-type="float">
            <text:p>0,7466710847</text:p>
          </table:table-cell>
          <table:table-cell office:value-type="float" office:value="0.6953" calcext:value-type="float">
            <text:p>0,6953</text:p>
          </table:table-cell>
          <table:table-cell office:value-type="float" office:value="0.916592672729" calcext:value-type="float">
            <text:p>0,916592672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.000940353160389" calcext:value-type="float">
            <text:p>0,0009403532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67942811623" calcext:value-type="float">
            <text:p>2,6794281162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83482" calcext:value-type="float">
            <text:p>0,83482</text:p>
          </table:table-cell>
          <table:table-cell office:value-type="float" office:value="0.445967544489" calcext:value-type="float">
            <text:p>0,4459675445</text:p>
          </table:table-cell>
          <table:table-cell office:value-type="float" office:value="0.7438" calcext:value-type="float">
            <text:p>0,7438</text:p>
          </table:table-cell>
          <table:table-cell office:value-type="float" office:value="0.822706971359" calcext:value-type="float">
            <text:p>0,822706971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21221084312" calcext:value-type="float">
            <text:p>0,0012122108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66048548965" calcext:value-type="float">
            <text:p>2,6604854897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.00186615618587" calcext:value-type="float">
            <text:p>0,0018661562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52953619576" calcext:value-type="float">
            <text:p>2,5295361958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.00206802081697" calcext:value-type="float">
            <text:p>0,0020680208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5631600132" calcext:value-type="float">
            <text:p>2,5631600132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00584498866692" calcext:value-type="float">
            <text:p>0,0058449887</text:p>
          </table:table-cell>
          <table:table-cell office:value-type="float" office:value="0.6538" calcext:value-type="float">
            <text:p>0,6538</text:p>
          </table:table-cell>
          <table:table-cell office:value-type="float" office:value="2.4838633461" calcext:value-type="float">
            <text:p>2,483863346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767" calcext:value-type="float">
            <text:p>14,505963276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7" calcext:value-type="float">
            <text:p>147</text:p>
          </table:table-cell>
          <table:table-cell office:value-type="float" office:value="0.824099999962" calcext:value-type="float">
            <text:p>0,8241</text:p>
          </table:table-cell>
          <table:table-cell office:value-type="float" office:value="0.492558102589" calcext:value-type="float">
            <text:p>0,4925581026</text:p>
          </table:table-cell>
          <table:table-cell office:value-type="float" office:value="0.6027" calcext:value-type="float">
            <text:p>0,6027</text:p>
          </table:table-cell>
          <table:table-cell office:value-type="float" office:value="1.47080167427" calcext:value-type="float">
            <text:p>1,470801674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74726082526147" calcext:value-type="float">
            <text:p>0,0027472608</text:p>
          </table:table-cell>
          <table:table-cell office:value-type="float" office:value="0.672" calcext:value-type="float">
            <text:p>0,672</text:p>
          </table:table-cell>
          <table:table-cell office:value-type="float" office:value="2.34991115188599" calcext:value-type="float">
            <text:p>2,3499111519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822499999962" calcext:value-type="float">
            <text:p>0,8225</text:p>
          </table:table-cell>
          <table:table-cell office:value-type="float" office:value="0.48153341341" calcext:value-type="float">
            <text:p>0,4815334134</text:p>
          </table:table-cell>
          <table:table-cell office:value-type="float" office:value="0.7381" calcext:value-type="float">
            <text:p>0,7381</text:p>
          </table:table-cell>
          <table:table-cell office:value-type="float" office:value="0.818198932362" calcext:value-type="float">
            <text:p>0,818198932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791199999981" calcext:value-type="float">
            <text:p>0,7912</text:p>
          </table:table-cell>
          <table:table-cell office:value-type="float" office:value="0.580057609138" calcext:value-type="float">
            <text:p>0,5800576091</text:p>
          </table:table-cell>
          <table:table-cell office:value-type="float" office:value="0.7332" calcext:value-type="float">
            <text:p>0,7332</text:p>
          </table:table-cell>
          <table:table-cell office:value-type="float" office:value="0.784288956833" calcext:value-type="float">
            <text:p>0,7842889568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733159999962" calcext:value-type="float">
            <text:p>0,73316</text:p>
          </table:table-cell>
          <table:table-cell office:value-type="float" office:value="0.752972945518" calcext:value-type="float">
            <text:p>0,7529729455</text:p>
          </table:table-cell>
          <table:table-cell office:value-type="float" office:value="0.6858" calcext:value-type="float">
            <text:p>0,6858</text:p>
          </table:table-cell>
          <table:table-cell office:value-type="float" office:value="0.953234516716" calcext:value-type="float">
            <text:p>0,953234516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.000925998463295" calcext:value-type="float">
            <text:p>0,0009259985</text:p>
          </table:table-cell>
          <table:table-cell office:value-type="float" office:value="0.6697" calcext:value-type="float">
            <text:p>0,6697</text:p>
          </table:table-cell>
          <table:table-cell office:value-type="float" office:value="2.68114588089" calcext:value-type="float">
            <text:p>2,6811458809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83778" calcext:value-type="float">
            <text:p>0,83778</text:p>
          </table:table-cell>
          <table:table-cell office:value-type="float" office:value="0.438251093111" calcext:value-type="float">
            <text:p>0,4382510931</text:p>
          </table:table-cell>
          <table:table-cell office:value-type="float" office:value="0.74" calcext:value-type="float">
            <text:p>0,74</text:p>
          </table:table-cell>
          <table:table-cell office:value-type="float" office:value="0.830505674553" calcext:value-type="float">
            <text:p>0,830505674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17490729768" calcext:value-type="float">
            <text:p>0,0011749073</text:p>
          </table:table-cell>
          <table:table-cell office:value-type="float" office:value="0.6643" calcext:value-type="float">
            <text:p>0,6643</text:p>
          </table:table-cell>
          <table:table-cell office:value-type="float" office:value="2.66333672791" calcext:value-type="float">
            <text:p>2,6633367279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84020350605" calcext:value-type="float">
            <text:p>0,0018402035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53469054184" calcext:value-type="float">
            <text:p>2,5346905418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.00203251600757" calcext:value-type="float">
            <text:p>0,002032516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56395593128" calcext:value-type="float">
            <text:p>2,563955931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578781357557" calcext:value-type="float">
            <text:p>0,0057878136</text:p>
          </table:table-cell>
          <table:table-cell office:value-type="float" office:value="0.6548" calcext:value-type="float">
            <text:p>0,6548</text:p>
          </table:table-cell>
          <table:table-cell office:value-type="float" office:value="2.49546843643" calcext:value-type="float">
            <text:p>2,495468436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228" calcext:value-type="float">
            <text:p>14,505963322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8" calcext:value-type="float">
            <text:p>148</text:p>
          </table:table-cell>
          <table:table-cell office:value-type="float" office:value="0.82916" calcext:value-type="float">
            <text:p>0,82916</text:p>
          </table:table-cell>
          <table:table-cell office:value-type="float" office:value="0.484962772837" calcext:value-type="float">
            <text:p>0,4849627728</text:p>
          </table:table-cell>
          <table:table-cell office:value-type="float" office:value="0.6069" calcext:value-type="float">
            <text:p>0,6069</text:p>
          </table:table-cell>
          <table:table-cell office:value-type="float" office:value="1.45177019844" calcext:value-type="float">
            <text:p>1,451770198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.00268447743162513" calcext:value-type="float">
            <text:p>0,0026844774</text:p>
          </table:table-cell>
          <table:table-cell office:value-type="float" office:value="0.673" calcext:value-type="float">
            <text:p>0,673</text:p>
          </table:table-cell>
          <table:table-cell office:value-type="float" office:value="2.35286292800903" calcext:value-type="float">
            <text:p>2,352862928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825959999981" calcext:value-type="float">
            <text:p>0,82596</text:p>
          </table:table-cell>
          <table:table-cell office:value-type="float" office:value="0.474486179562" calcext:value-type="float">
            <text:p>0,4744861796</text:p>
          </table:table-cell>
          <table:table-cell office:value-type="float" office:value="0.7382" calcext:value-type="float">
            <text:p>0,7382</text:p>
          </table:table-cell>
          <table:table-cell office:value-type="float" office:value="0.817591905785" calcext:value-type="float">
            <text:p>0,8175919058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792180000038" calcext:value-type="float">
            <text:p>0,79218</text:p>
          </table:table-cell>
          <table:table-cell office:value-type="float" office:value="0.577318427849" calcext:value-type="float">
            <text:p>0,5773184278</text:p>
          </table:table-cell>
          <table:table-cell office:value-type="float" office:value="0.7363" calcext:value-type="float">
            <text:p>0,7363</text:p>
          </table:table-cell>
          <table:table-cell office:value-type="float" office:value="0.781503714752" calcext:value-type="float">
            <text:p>0,7815037148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735639999962" calcext:value-type="float">
            <text:p>0,73564</text:p>
          </table:table-cell>
          <table:table-cell office:value-type="float" office:value="0.746390730858" calcext:value-type="float">
            <text:p>0,7463907309</text:p>
          </table:table-cell>
          <table:table-cell office:value-type="float" office:value="0.6918" calcext:value-type="float">
            <text:p>0,6918</text:p>
          </table:table-cell>
          <table:table-cell office:value-type="float" office:value="0.923076341438" calcext:value-type="float">
            <text:p>0,923076341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00899587250222" calcext:value-type="float">
            <text:p>0,0008995873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68511260414" calcext:value-type="float">
            <text:p>2,685112604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838340000038" calcext:value-type="float">
            <text:p>0,83834</text:p>
          </table:table-cell>
          <table:table-cell office:value-type="float" office:value="0.434659484482" calcext:value-type="float">
            <text:p>0,4346594845</text:p>
          </table:table-cell>
          <table:table-cell office:value-type="float" office:value="0.7384" calcext:value-type="float">
            <text:p>0,7384</text:p>
          </table:table-cell>
          <table:table-cell office:value-type="float" office:value="0.839171243858" calcext:value-type="float">
            <text:p>0,839171243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0110467242375" calcext:value-type="float">
            <text:p>0,0011046724</text:p>
          </table:table-cell>
          <table:table-cell office:value-type="float" office:value="0.6659" calcext:value-type="float">
            <text:p>0,6659</text:p>
          </table:table-cell>
          <table:table-cell office:value-type="float" office:value="2.66758833389" calcext:value-type="float">
            <text:p>2,667588333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0177413027272" calcext:value-type="float">
            <text:p>0,0017741303</text:p>
          </table:table-cell>
          <table:table-cell office:value-type="float" office:value="0.667" calcext:value-type="float">
            <text:p>0,667</text:p>
          </table:table-cell>
          <table:table-cell office:value-type="float" office:value="2.54314275665" calcext:value-type="float">
            <text:p>2,5431427567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0201102179676" calcext:value-type="float">
            <text:p>0,0020110218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56791214867" calcext:value-type="float">
            <text:p>2,5679121487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53459973532" calcext:value-type="float">
            <text:p>0,0053459974</text:p>
          </table:table-cell>
          <table:table-cell office:value-type="float" office:value="0.6555" calcext:value-type="float">
            <text:p>0,6555</text:p>
          </table:table-cell>
          <table:table-cell office:value-type="float" office:value="2.50081149025" calcext:value-type="float">
            <text:p>2,500811490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231" calcext:value-type="float">
            <text:p>14,505963323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9" calcext:value-type="float">
            <text:p>149</text:p>
          </table:table-cell>
          <table:table-cell office:value-type="float" office:value="0.829079999981" calcext:value-type="float">
            <text:p>0,82908</text:p>
          </table:table-cell>
          <table:table-cell office:value-type="float" office:value="0.481261050949" calcext:value-type="float">
            <text:p>0,4812610509</text:p>
          </table:table-cell>
          <table:table-cell office:value-type="float" office:value="0.5693" calcext:value-type="float">
            <text:p>0,5693</text:p>
          </table:table-cell>
          <table:table-cell office:value-type="float" office:value="1.62585635357" calcext:value-type="float">
            <text:p>1,625856353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0264922180168331" calcext:value-type="float">
            <text:p>0,0026492218</text:p>
          </table:table-cell>
          <table:table-cell office:value-type="float" office:value="0.6726" calcext:value-type="float">
            <text:p>0,6726</text:p>
          </table:table-cell>
          <table:table-cell office:value-type="float" office:value="2.35664424209595" calcext:value-type="float">
            <text:p>2,356644242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826059999962" calcext:value-type="float">
            <text:p>0,82606</text:p>
          </table:table-cell>
          <table:table-cell office:value-type="float" office:value="0.475615632553" calcext:value-type="float">
            <text:p>0,4756156326</text:p>
          </table:table-cell>
          <table:table-cell office:value-type="float" office:value="0.7385" calcext:value-type="float">
            <text:p>0,7385</text:p>
          </table:table-cell>
          <table:table-cell office:value-type="float" office:value="0.82035341835" calcext:value-type="float">
            <text:p>0,8203534184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795340000038" calcext:value-type="float">
            <text:p>0,79534</text:p>
          </table:table-cell>
          <table:table-cell office:value-type="float" office:value="0.570179458065" calcext:value-type="float">
            <text:p>0,5701794581</text:p>
          </table:table-cell>
          <table:table-cell office:value-type="float" office:value="0.7381" calcext:value-type="float">
            <text:p>0,7381</text:p>
          </table:table-cell>
          <table:table-cell office:value-type="float" office:value="0.778336741257" calcext:value-type="float">
            <text:p>0,778336741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735779999981" calcext:value-type="float">
            <text:p>0,73578</text:p>
          </table:table-cell>
          <table:table-cell office:value-type="float" office:value="0.741734585724" calcext:value-type="float">
            <text:p>0,7417345857</text:p>
          </table:table-cell>
          <table:table-cell office:value-type="float" office:value="0.6989" calcext:value-type="float">
            <text:p>0,6989</text:p>
          </table:table-cell>
          <table:table-cell office:value-type="float" office:value="0.916768272018" calcext:value-type="float">
            <text:p>0,9167682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000894236294366" calcext:value-type="float">
            <text:p>0,0008942363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68782019653" calcext:value-type="float">
            <text:p>2,687820196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838820000038" calcext:value-type="float">
            <text:p>0,83882</text:p>
          </table:table-cell>
          <table:table-cell office:value-type="float" office:value="0.437476631403" calcext:value-type="float">
            <text:p>0,4374766314</text:p>
          </table:table-cell>
          <table:table-cell office:value-type="float" office:value="0.7413" calcext:value-type="float">
            <text:p>0,7413</text:p>
          </table:table-cell>
          <table:table-cell office:value-type="float" office:value="0.826136252785" calcext:value-type="float">
            <text:p>0,826136252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00108508363109" calcext:value-type="float">
            <text:p>0,0010850836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67094489441" calcext:value-type="float">
            <text:p>2,670944894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00172191230949" calcext:value-type="float">
            <text:p>0,0017219123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54545713882" calcext:value-type="float">
            <text:p>2,54545713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00196997780204" calcext:value-type="float">
            <text:p>0,0019699778</text:p>
          </table:table-cell>
          <table:table-cell office:value-type="float" office:value="0.667" calcext:value-type="float">
            <text:p>0,667</text:p>
          </table:table-cell>
          <table:table-cell office:value-type="float" office:value="2.57179180984" calcext:value-type="float">
            <text:p>2,571791809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527242147073" calcext:value-type="float">
            <text:p>0,0052724215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50541006851" calcext:value-type="float">
            <text:p>2,505410068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453" calcext:value-type="float">
            <text:p>14,505963345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0.831580000038" calcext:value-type="float">
            <text:p>0,83158</text:p>
          </table:table-cell>
          <table:table-cell office:value-type="float" office:value="0.476643951893" calcext:value-type="float">
            <text:p>0,4766439519</text:p>
          </table:table-cell>
          <table:table-cell office:value-type="float" office:value="0.5974" calcext:value-type="float">
            <text:p>0,5974</text:p>
          </table:table-cell>
          <table:table-cell office:value-type="float" office:value="1.49291637459" calcext:value-type="float">
            <text:p>1,492916374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00261873796224594" calcext:value-type="float">
            <text:p>0,002618738</text:p>
          </table:table-cell>
          <table:table-cell office:value-type="float" office:value="0.6732" calcext:value-type="float">
            <text:p>0,6732</text:p>
          </table:table-cell>
          <table:table-cell office:value-type="float" office:value="2.35924851303101" calcext:value-type="float">
            <text:p>2,35924851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8278" calcext:value-type="float">
            <text:p>0,8278</text:p>
          </table:table-cell>
          <table:table-cell office:value-type="float" office:value="0.47396342947" calcext:value-type="float">
            <text:p>0,4739634295</text:p>
          </table:table-cell>
          <table:table-cell office:value-type="float" office:value="0.7395" calcext:value-type="float">
            <text:p>0,7395</text:p>
          </table:table-cell>
          <table:table-cell office:value-type="float" office:value="0.810496766281" calcext:value-type="float">
            <text:p>0,810496766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793599999962" calcext:value-type="float">
            <text:p>0,7936</text:p>
          </table:table-cell>
          <table:table-cell office:value-type="float" office:value="0.567927854004" calcext:value-type="float">
            <text:p>0,567927854</text:p>
          </table:table-cell>
          <table:table-cell office:value-type="float" office:value="0.7369" calcext:value-type="float">
            <text:p>0,7369</text:p>
          </table:table-cell>
          <table:table-cell office:value-type="float" office:value="0.780169774437" calcext:value-type="float">
            <text:p>0,780169774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734000000038" calcext:value-type="float">
            <text:p>0,734</text:p>
          </table:table-cell>
          <table:table-cell office:value-type="float" office:value="0.745179763165" calcext:value-type="float">
            <text:p>0,7451797632</text:p>
          </table:table-cell>
          <table:table-cell office:value-type="float" office:value="0.6956" calcext:value-type="float">
            <text:p>0,6956</text:p>
          </table:table-cell>
          <table:table-cell office:value-type="float" office:value="0.917314735031" calcext:value-type="float">
            <text:p>0,91731473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.000878604120295" calcext:value-type="float">
            <text:p>0,0008786041</text:p>
          </table:table-cell>
          <table:table-cell office:value-type="float" office:value="0.6707" calcext:value-type="float">
            <text:p>0,6707</text:p>
          </table:table-cell>
          <table:table-cell office:value-type="float" office:value="2.69060672302" calcext:value-type="float">
            <text:p>2,690606723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840680000038" calcext:value-type="float">
            <text:p>0,84068</text:p>
          </table:table-cell>
          <table:table-cell office:value-type="float" office:value="0.432744923544" calcext:value-type="float">
            <text:p>0,4327449235</text:p>
          </table:table-cell>
          <table:table-cell office:value-type="float" office:value="0.739" calcext:value-type="float">
            <text:p>0,739</text:p>
          </table:table-cell>
          <table:table-cell office:value-type="float" office:value="0.840341276169" calcext:value-type="float">
            <text:p>0,840341276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.00106964809241" calcext:value-type="float">
            <text:p>0,0010696481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67241044235" calcext:value-type="float">
            <text:p>2,6724104424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.00168557947598" calcext:value-type="float">
            <text:p>0,0016855795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55092661209" calcext:value-type="float">
            <text:p>2,5509266121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.0019227036" calcext:value-type="float">
            <text:p>0,0019227036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57878603249" calcext:value-type="float">
            <text:p>2,5787860325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512017120078" calcext:value-type="float">
            <text:p>0,0051201712</text:p>
          </table:table-cell>
          <table:table-cell office:value-type="float" office:value="0.6544" calcext:value-type="float">
            <text:p>0,6544</text:p>
          </table:table-cell>
          <table:table-cell office:value-type="float" office:value="2.5157922966" calcext:value-type="float">
            <text:p>2,515792296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545" calcext:value-type="float">
            <text:p>14,505963354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1" calcext:value-type="float">
            <text:p>151</text:p>
          </table:table-cell>
          <table:table-cell office:value-type="float" office:value="0.832160000019" calcext:value-type="float">
            <text:p>0,83216</text:p>
          </table:table-cell>
          <table:table-cell office:value-type="float" office:value="0.475852175198" calcext:value-type="float">
            <text:p>0,4758521752</text:p>
          </table:table-cell>
          <table:table-cell office:value-type="float" office:value="0.6011" calcext:value-type="float">
            <text:p>0,6011</text:p>
          </table:table-cell>
          <table:table-cell office:value-type="float" office:value="1.48128512096" calcext:value-type="float">
            <text:p>1,481285121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.00256922810092568" calcext:value-type="float">
            <text:p>0,0025692281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3650534866333" calcext:value-type="float">
            <text:p>2,365053486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829899999962" calcext:value-type="float">
            <text:p>0,8299</text:p>
          </table:table-cell>
          <table:table-cell office:value-type="float" office:value="0.468056948709" calcext:value-type="float">
            <text:p>0,4680569487</text:p>
          </table:table-cell>
          <table:table-cell office:value-type="float" office:value="0.7364" calcext:value-type="float">
            <text:p>0,7364</text:p>
          </table:table-cell>
          <table:table-cell office:value-type="float" office:value="0.816538342285" calcext:value-type="float">
            <text:p>0,8165383423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792980000038" calcext:value-type="float">
            <text:p>0,79298</text:p>
          </table:table-cell>
          <table:table-cell office:value-type="float" office:value="0.564321081009" calcext:value-type="float">
            <text:p>0,564321081</text:p>
          </table:table-cell>
          <table:table-cell office:value-type="float" office:value="0.7371" calcext:value-type="float">
            <text:p>0,7371</text:p>
          </table:table-cell>
          <table:table-cell office:value-type="float" office:value="0.77924682312" calcext:value-type="float">
            <text:p>0,7792468231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737659999962" calcext:value-type="float">
            <text:p>0,73766</text:p>
          </table:table-cell>
          <table:table-cell office:value-type="float" office:value="0.736817615509" calcext:value-type="float">
            <text:p>0,7368176155</text:p>
          </table:table-cell>
          <table:table-cell office:value-type="float" office:value="0.6849" calcext:value-type="float">
            <text:p>0,6849</text:p>
          </table:table-cell>
          <table:table-cell office:value-type="float" office:value="0.982096277237" calcext:value-type="float">
            <text:p>0,982096277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0087016537521" calcext:value-type="float">
            <text:p>0,0008701654</text:p>
          </table:table-cell>
          <table:table-cell office:value-type="float" office:value="0.6704" calcext:value-type="float">
            <text:p>0,6704</text:p>
          </table:table-cell>
          <table:table-cell office:value-type="float" office:value="2.69425950012" calcext:value-type="float">
            <text:p>2,6942595001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840479999981" calcext:value-type="float">
            <text:p>0,84048</text:p>
          </table:table-cell>
          <table:table-cell office:value-type="float" office:value="0.435637805099" calcext:value-type="float">
            <text:p>0,4356378051</text:p>
          </table:table-cell>
          <table:table-cell office:value-type="float" office:value="0.7428" calcext:value-type="float">
            <text:p>0,7428</text:p>
          </table:table-cell>
          <table:table-cell office:value-type="float" office:value="0.839027297974" calcext:value-type="float">
            <text:p>0,83902729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0106729263939" calcext:value-type="float">
            <text:p>0,0010672926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67916769485" calcext:value-type="float">
            <text:p>2,679167694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0166737876222" calcext:value-type="float">
            <text:p>0,0016673788</text:p>
          </table:table-cell>
          <table:table-cell office:value-type="float" office:value="0.6686" calcext:value-type="float">
            <text:p>0,6686</text:p>
          </table:table-cell>
          <table:table-cell office:value-type="float" office:value="2.55888914642" calcext:value-type="float">
            <text:p>2,558889146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0190175553679" calcext:value-type="float">
            <text:p>0,0019017555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58130070343" calcext:value-type="float">
            <text:p>2,581300703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504087399095" calcext:value-type="float">
            <text:p>0,005040874</text:p>
          </table:table-cell>
          <table:table-cell office:value-type="float" office:value="0.6525" calcext:value-type="float">
            <text:p>0,6525</text:p>
          </table:table-cell>
          <table:table-cell office:value-type="float" office:value="2.52101795044" calcext:value-type="float">
            <text:p>2,521017950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100020000001" calcext:value-type="float">
            <text:p>0,10002</text:p>
          </table:table-cell>
          <table:table-cell office:value-type="float" office:value="14.5059633282" calcext:value-type="float">
            <text:p>14,505963328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2" calcext:value-type="float">
            <text:p>152</text:p>
          </table:table-cell>
          <table:table-cell office:value-type="float" office:value="0.836800000019" calcext:value-type="float">
            <text:p>0,8368</text:p>
          </table:table-cell>
          <table:table-cell office:value-type="float" office:value="0.464996685314" calcext:value-type="float">
            <text:p>0,4649966853</text:p>
          </table:table-cell>
          <table:table-cell office:value-type="float" office:value="0.5999" calcext:value-type="float">
            <text:p>0,5999</text:p>
          </table:table-cell>
          <table:table-cell office:value-type="float" office:value="1.53129972534" calcext:value-type="float">
            <text:p>1,5312997253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0252687486760318" calcext:value-type="float">
            <text:p>0,0025268749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37127695617676" calcext:value-type="float">
            <text:p>2,3712769562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829239999981" calcext:value-type="float">
            <text:p>0,82924</text:p>
          </table:table-cell>
          <table:table-cell office:value-type="float" office:value="0.469723588877" calcext:value-type="float">
            <text:p>0,4697235889</text:p>
          </table:table-cell>
          <table:table-cell office:value-type="float" office:value="0.7368" calcext:value-type="float">
            <text:p>0,7368</text:p>
          </table:table-cell>
          <table:table-cell office:value-type="float" office:value="0.82403170166" calcext:value-type="float">
            <text:p>0,8240317017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795700000019" calcext:value-type="float">
            <text:p>0,7957</text:p>
          </table:table-cell>
          <table:table-cell office:value-type="float" office:value="0.566572558823" calcext:value-type="float">
            <text:p>0,5665725588</text:p>
          </table:table-cell>
          <table:table-cell office:value-type="float" office:value="0.7329" calcext:value-type="float">
            <text:p>0,7329</text:p>
          </table:table-cell>
          <table:table-cell office:value-type="float" office:value="0.801873568916" calcext:value-type="float">
            <text:p>0,801873568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739800000019" calcext:value-type="float">
            <text:p>0,7398</text:p>
          </table:table-cell>
          <table:table-cell office:value-type="float" office:value="0.730674356956" calcext:value-type="float">
            <text:p>0,730674357</text:p>
          </table:table-cell>
          <table:table-cell office:value-type="float" office:value="0.6942" calcext:value-type="float">
            <text:p>0,6942</text:p>
          </table:table-cell>
          <table:table-cell office:value-type="float" office:value="0.927207966423" calcext:value-type="float">
            <text:p>0,927207966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000854004204683" calcext:value-type="float">
            <text:p>0,0008540042</text:p>
          </table:table-cell>
          <table:table-cell office:value-type="float" office:value="0.671" calcext:value-type="float">
            <text:p>0,671</text:p>
          </table:table-cell>
          <table:table-cell office:value-type="float" office:value="2.6958860218" calcext:value-type="float">
            <text:p>2,6958860218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844719999981" calcext:value-type="float">
            <text:p>0,84472</text:p>
          </table:table-cell>
          <table:table-cell office:value-type="float" office:value="0.423831123333" calcext:value-type="float">
            <text:p>0,4238311233</text:p>
          </table:table-cell>
          <table:table-cell office:value-type="float" office:value="0.7318" calcext:value-type="float">
            <text:p>0,7318</text:p>
          </table:table-cell>
          <table:table-cell office:value-type="float" office:value="0.846152611923" calcext:value-type="float">
            <text:p>0,8461526119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00103036766488" calcext:value-type="float">
            <text:p>0,0010303677</text:p>
          </table:table-cell>
          <table:table-cell office:value-type="float" office:value="0.6654" calcext:value-type="float">
            <text:p>0,6654</text:p>
          </table:table-cell>
          <table:table-cell office:value-type="float" office:value="2.67953977661" calcext:value-type="float">
            <text:p>2,679539776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00160629858162" calcext:value-type="float">
            <text:p>0,0016062986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5583313736" calcext:value-type="float">
            <text:p>2,558331373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00186088977236" calcext:value-type="float">
            <text:p>0,0018608898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58440606384" calcext:value-type="float">
            <text:p>2,5844060638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482002483256" calcext:value-type="float">
            <text:p>0,0048200248</text:p>
          </table:table-cell>
          <table:table-cell office:value-type="float" office:value="0.6529" calcext:value-type="float">
            <text:p>0,6529</text:p>
          </table:table-cell>
          <table:table-cell office:value-type="float" office:value="2.52587663574" calcext:value-type="float">
            <text:p>2,5258766357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521" calcext:value-type="float">
            <text:p>14,505963352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3" calcext:value-type="float">
            <text:p>153</text:p>
          </table:table-cell>
          <table:table-cell office:value-type="float" office:value="0.835560000019" calcext:value-type="float">
            <text:p>0,83556</text:p>
          </table:table-cell>
          <table:table-cell office:value-type="float" office:value="0.46168472558" calcext:value-type="float">
            <text:p>0,4616847256</text:p>
          </table:table-cell>
          <table:table-cell office:value-type="float" office:value="0.5989" calcext:value-type="float">
            <text:p>0,5989</text:p>
          </table:table-cell>
          <table:table-cell office:value-type="float" office:value="1.53921742058" calcext:value-type="float">
            <text:p>1,539217420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00248722291313112" calcext:value-type="float">
            <text:p>0,0024872229</text:p>
          </table:table-cell>
          <table:table-cell office:value-type="float" office:value="0.6726" calcext:value-type="float">
            <text:p>0,6726</text:p>
          </table:table-cell>
          <table:table-cell office:value-type="float" office:value="2.37213013000488" calcext:value-type="float">
            <text:p>2,3721301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831460000038" calcext:value-type="float">
            <text:p>0,83146</text:p>
          </table:table-cell>
          <table:table-cell office:value-type="float" office:value="0.463405438862" calcext:value-type="float">
            <text:p>0,4634054389</text:p>
          </table:table-cell>
          <table:table-cell office:value-type="float" office:value="0.7373" calcext:value-type="float">
            <text:p>0,7373</text:p>
          </table:table-cell>
          <table:table-cell office:value-type="float" office:value="0.821886674881" calcext:value-type="float">
            <text:p>0,8218866749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796559999981" calcext:value-type="float">
            <text:p>0,79656</text:p>
          </table:table-cell>
          <table:table-cell office:value-type="float" office:value="0.563974806862" calcext:value-type="float">
            <text:p>0,5639748069</text:p>
          </table:table-cell>
          <table:table-cell office:value-type="float" office:value="0.7394" calcext:value-type="float">
            <text:p>0,7394</text:p>
          </table:table-cell>
          <table:table-cell office:value-type="float" office:value="0.785756779385" calcext:value-type="float">
            <text:p>0,785756779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740340000038" calcext:value-type="float">
            <text:p>0,74034</text:p>
          </table:table-cell>
          <table:table-cell office:value-type="float" office:value="0.728391986084" calcext:value-type="float">
            <text:p>0,7283919861</text:p>
          </table:table-cell>
          <table:table-cell office:value-type="float" office:value="0.6936" calcext:value-type="float">
            <text:p>0,6936</text:p>
          </table:table-cell>
          <table:table-cell office:value-type="float" office:value="0.961867303467" calcext:value-type="float">
            <text:p>0,961867303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.000843679787181" calcext:value-type="float">
            <text:p>0,0008436798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69835753098" calcext:value-type="float">
            <text:p>2,698357531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845079999962" calcext:value-type="float">
            <text:p>0,84508</text:p>
          </table:table-cell>
          <table:table-cell office:value-type="float" office:value="0.421641999273" calcext:value-type="float">
            <text:p>0,4216419993</text:p>
          </table:table-cell>
          <table:table-cell office:value-type="float" office:value="0.7394" calcext:value-type="float">
            <text:p>0,7394</text:p>
          </table:table-cell>
          <table:table-cell office:value-type="float" office:value="0.836001135254" calcext:value-type="float">
            <text:p>0,8360011353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.00102386022206" calcext:value-type="float">
            <text:p>0,0010238602</text:p>
          </table:table-cell>
          <table:table-cell office:value-type="float" office:value="0.6643" calcext:value-type="float">
            <text:p>0,6643</text:p>
          </table:table-cell>
          <table:table-cell office:value-type="float" office:value="2.68244004021" calcext:value-type="float">
            <text:p>2,682440040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.00156927460767" calcext:value-type="float">
            <text:p>0,0015692746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56244410782" calcext:value-type="float">
            <text:p>2,5624441078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.00183710837916" calcext:value-type="float">
            <text:p>0,0018371084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58976479149" calcext:value-type="float">
            <text:p>2,589764791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468147228807" calcext:value-type="float">
            <text:p>0,0046814723</text:p>
          </table:table-cell>
          <table:table-cell office:value-type="float" office:value="0.6541" calcext:value-type="float">
            <text:p>0,6541</text:p>
          </table:table-cell>
          <table:table-cell office:value-type="float" office:value="2.53104614258" calcext:value-type="float">
            <text:p>2,5310461426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2935" calcext:value-type="float">
            <text:p>14,505963293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4" calcext:value-type="float">
            <text:p>154</text:p>
          </table:table-cell>
          <table:table-cell office:value-type="float" office:value="0.839640000038" calcext:value-type="float">
            <text:p>0,83964</text:p>
          </table:table-cell>
          <table:table-cell office:value-type="float" office:value="0.454056784925" calcext:value-type="float">
            <text:p>0,4540567849</text:p>
          </table:table-cell>
          <table:table-cell office:value-type="float" office:value="0.6009" calcext:value-type="float">
            <text:p>0,6009</text:p>
          </table:table-cell>
          <table:table-cell office:value-type="float" office:value="1.54339991646" calcext:value-type="float">
            <text:p>1,543399916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.00244064834795892" calcext:value-type="float">
            <text:p>0,0024406483</text:p>
          </table:table-cell>
          <table:table-cell office:value-type="float" office:value="0.672" calcext:value-type="float">
            <text:p>0,672</text:p>
          </table:table-cell>
          <table:table-cell office:value-type="float" office:value="2.37404546051025" calcext:value-type="float">
            <text:p>2,374045460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8328" calcext:value-type="float">
            <text:p>0,8328</text:p>
          </table:table-cell>
          <table:table-cell office:value-type="float" office:value="0.458311855965" calcext:value-type="float">
            <text:p>0,458311856</text:p>
          </table:table-cell>
          <table:table-cell office:value-type="float" office:value="0.7353" calcext:value-type="float">
            <text:p>0,7353</text:p>
          </table:table-cell>
          <table:table-cell office:value-type="float" office:value="0.820206181526" calcext:value-type="float">
            <text:p>0,820206181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798140000038" calcext:value-type="float">
            <text:p>0,79814</text:p>
          </table:table-cell>
          <table:table-cell office:value-type="float" office:value="0.563319427433" calcext:value-type="float">
            <text:p>0,5633194274</text:p>
          </table:table-cell>
          <table:table-cell office:value-type="float" office:value="0.7408" calcext:value-type="float">
            <text:p>0,7408</text:p>
          </table:table-cell>
          <table:table-cell office:value-type="float" office:value="0.782608319473" calcext:value-type="float">
            <text:p>0,782608319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736599999981" calcext:value-type="float">
            <text:p>0,7366</text:p>
          </table:table-cell>
          <table:table-cell office:value-type="float" office:value="0.734496769447" calcext:value-type="float">
            <text:p>0,7344967694</text:p>
          </table:table-cell>
          <table:table-cell office:value-type="float" office:value="0.6986" calcext:value-type="float">
            <text:p>0,6986</text:p>
          </table:table-cell>
          <table:table-cell office:value-type="float" office:value="0.9213623909" calcext:value-type="float">
            <text:p>0,921362390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.00083261347184" calcext:value-type="float">
            <text:p>0,0008326135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70167109833" calcext:value-type="float">
            <text:p>2,7016710983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844879999981" calcext:value-type="float">
            <text:p>0,84488</text:p>
          </table:table-cell>
          <table:table-cell office:value-type="float" office:value="0.422616332026" calcext:value-type="float">
            <text:p>0,422616332</text:p>
          </table:table-cell>
          <table:table-cell office:value-type="float" office:value="0.7399" calcext:value-type="float">
            <text:p>0,7399</text:p>
          </table:table-cell>
          <table:table-cell office:value-type="float" office:value="0.832733237076" calcext:value-type="float">
            <text:p>0,832733237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.00101530644165" calcext:value-type="float">
            <text:p>0,0010153064</text:p>
          </table:table-cell>
          <table:table-cell office:value-type="float" office:value="0.6643" calcext:value-type="float">
            <text:p>0,6643</text:p>
          </table:table-cell>
          <table:table-cell office:value-type="float" office:value="2.68663101959" calcext:value-type="float">
            <text:p>2,686631019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.00153717623089" calcext:value-type="float">
            <text:p>0,0015371762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5711240551" calcext:value-type="float">
            <text:p>2,571124055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.0018307173305" calcext:value-type="float">
            <text:p>0,0018307173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59698410721" calcext:value-type="float">
            <text:p>2,596984107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64570013911" calcext:value-type="float">
            <text:p>0,0046457001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534809198" calcext:value-type="float">
            <text:p>2,534809198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5" calcext:value-type="float">
            <text:p>155</text:p>
          </table:table-cell>
          <table:table-cell office:value-type="float" office:value="0.839180000038" calcext:value-type="float">
            <text:p>0,83918</text:p>
          </table:table-cell>
          <table:table-cell office:value-type="float" office:value="0.450880848255" calcext:value-type="float">
            <text:p>0,4508808483</text:p>
          </table:table-cell>
          <table:table-cell office:value-type="float" office:value="0.6032" calcext:value-type="float">
            <text:p>0,6032</text:p>
          </table:table-cell>
          <table:table-cell office:value-type="float" office:value="1.56041409969" calcext:value-type="float">
            <text:p>1,5604140997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.00240363472767174" calcext:value-type="float">
            <text:p>0,0024036347</text:p>
          </table:table-cell>
          <table:table-cell office:value-type="float" office:value="0.671" calcext:value-type="float">
            <text:p>0,671</text:p>
          </table:table-cell>
          <table:table-cell office:value-type="float" office:value="2.38119655761719" calcext:value-type="float">
            <text:p>2,381196557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831699999962" calcext:value-type="float">
            <text:p>0,8317</text:p>
          </table:table-cell>
          <table:table-cell office:value-type="float" office:value="0.459424086008" calcext:value-type="float">
            <text:p>0,459424086</text:p>
          </table:table-cell>
          <table:table-cell office:value-type="float" office:value="0.7365" calcext:value-type="float">
            <text:p>0,7365</text:p>
          </table:table-cell>
          <table:table-cell office:value-type="float" office:value="0.819596442032" calcext:value-type="float">
            <text:p>0,81959644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798499999981" calcext:value-type="float">
            <text:p>0,7985</text:p>
          </table:table-cell>
          <table:table-cell office:value-type="float" office:value="0.555899466763" calcext:value-type="float">
            <text:p>0,5558994668</text:p>
          </table:table-cell>
          <table:table-cell office:value-type="float" office:value="0.737" calcext:value-type="float">
            <text:p>0,737</text:p>
          </table:table-cell>
          <table:table-cell office:value-type="float" office:value="0.788691800308" calcext:value-type="float">
            <text:p>0,7886918003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74164" calcext:value-type="float">
            <text:p>0,74164</text:p>
          </table:table-cell>
          <table:table-cell office:value-type="float" office:value="0.722792460175" calcext:value-type="float">
            <text:p>0,7227924602</text:p>
          </table:table-cell>
          <table:table-cell office:value-type="float" office:value="0.6866" calcext:value-type="float">
            <text:p>0,6866</text:p>
          </table:table-cell>
          <table:table-cell office:value-type="float" office:value="0.93892764492" calcext:value-type="float">
            <text:p>0,938927644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000821425613277" calcext:value-type="float">
            <text:p>0,0008214256</text:p>
          </table:table-cell>
          <table:table-cell office:value-type="float" office:value="0.6701" calcext:value-type="float">
            <text:p>0,6701</text:p>
          </table:table-cell>
          <table:table-cell office:value-type="float" office:value="2.70348572617" calcext:value-type="float">
            <text:p>2,703485726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843960000038" calcext:value-type="float">
            <text:p>0,84396</text:p>
          </table:table-cell>
          <table:table-cell office:value-type="float" office:value="0.425536002254" calcext:value-type="float">
            <text:p>0,4255360023</text:p>
          </table:table-cell>
          <table:table-cell office:value-type="float" office:value="0.7387" calcext:value-type="float">
            <text:p>0,7387</text:p>
          </table:table-cell>
          <table:table-cell office:value-type="float" office:value="0.839759349442" calcext:value-type="float">
            <text:p>0,8397593494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000991551208124" calcext:value-type="float">
            <text:p>0,0009915512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68870629425" calcext:value-type="float">
            <text:p>2,6887062943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00150823376544" calcext:value-type="float">
            <text:p>0,0015082338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57428494072" calcext:value-type="float">
            <text:p>2,5742849407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00177793270741" calcext:value-type="float">
            <text:p>0,0017779327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59877726479" calcext:value-type="float">
            <text:p>2,5987772648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452520966768" calcext:value-type="float">
            <text:p>0,0045252097</text:p>
          </table:table-cell>
          <table:table-cell office:value-type="float" office:value="0.6544" calcext:value-type="float">
            <text:p>0,6544</text:p>
          </table:table-cell>
          <table:table-cell office:value-type="float" office:value="2.53811990509" calcext:value-type="float">
            <text:p>2,538119905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545" calcext:value-type="float">
            <text:p>14,505963354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6" calcext:value-type="float">
            <text:p>156</text:p>
          </table:table-cell>
          <table:table-cell office:value-type="float" office:value="0.839659999962" calcext:value-type="float">
            <text:p>0,83966</text:p>
          </table:table-cell>
          <table:table-cell office:value-type="float" office:value="0.449993950005" calcext:value-type="float">
            <text:p>0,44999395</text:p>
          </table:table-cell>
          <table:table-cell office:value-type="float" office:value="0.5978" calcext:value-type="float">
            <text:p>0,5978</text:p>
          </table:table-cell>
          <table:table-cell office:value-type="float" office:value="1.55088861313" calcext:value-type="float">
            <text:p>1,550888613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00236497740000486" calcext:value-type="float">
            <text:p>0,0023649774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38143154525757" calcext:value-type="float">
            <text:p>2,3814315453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831540000019" calcext:value-type="float">
            <text:p>0,83154</text:p>
          </table:table-cell>
          <table:table-cell office:value-type="float" office:value="0.460327956619" calcext:value-type="float">
            <text:p>0,4603279566</text:p>
          </table:table-cell>
          <table:table-cell office:value-type="float" office:value="0.737" calcext:value-type="float">
            <text:p>0,737</text:p>
          </table:table-cell>
          <table:table-cell office:value-type="float" office:value="0.82598930912" calcext:value-type="float">
            <text:p>0,825989309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799759999962" calcext:value-type="float">
            <text:p>0,79976</text:p>
          </table:table-cell>
          <table:table-cell office:value-type="float" office:value="0.560745901804" calcext:value-type="float">
            <text:p>0,5607459018</text:p>
          </table:table-cell>
          <table:table-cell office:value-type="float" office:value="0.7417" calcext:value-type="float">
            <text:p>0,7417</text:p>
          </table:table-cell>
          <table:table-cell office:value-type="float" office:value="0.77760242157" calcext:value-type="float">
            <text:p>0,7776024216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741120000038" calcext:value-type="float">
            <text:p>0,74112</text:p>
          </table:table-cell>
          <table:table-cell office:value-type="float" office:value="0.717614368763" calcext:value-type="float">
            <text:p>0,7176143688</text:p>
          </table:table-cell>
          <table:table-cell office:value-type="float" office:value="0.699" calcext:value-type="float">
            <text:p>0,699</text:p>
          </table:table-cell>
          <table:table-cell office:value-type="float" office:value="0.91621091404" calcext:value-type="float">
            <text:p>0,91621091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.000824446835611" calcext:value-type="float">
            <text:p>0,0008244468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70619905396" calcext:value-type="float">
            <text:p>2,70619905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842560000019" calcext:value-type="float">
            <text:p>0,84256</text:p>
          </table:table-cell>
          <table:table-cell office:value-type="float" office:value="0.421964186668" calcext:value-type="float">
            <text:p>0,4219641867</text:p>
          </table:table-cell>
          <table:table-cell office:value-type="float" office:value="0.7397" calcext:value-type="float">
            <text:p>0,7397</text:p>
          </table:table-cell>
          <table:table-cell office:value-type="float" office:value="0.846564261055" calcext:value-type="float">
            <text:p>0,846564261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.000987856533788" calcext:value-type="float">
            <text:p>0,0009878565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69169090958" calcext:value-type="float">
            <text:p>2,6916909096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.00148966220967" calcext:value-type="float">
            <text:p>0,0014896622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5797601284" calcext:value-type="float">
            <text:p>2,579760128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.00174828841798" calcext:value-type="float">
            <text:p>0,0017482884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60377047997" calcext:value-type="float">
            <text:p>2,60377048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446483000427" calcext:value-type="float">
            <text:p>0,00446483</text:p>
          </table:table-cell>
          <table:table-cell office:value-type="float" office:value="0.6529" calcext:value-type="float">
            <text:p>0,6529</text:p>
          </table:table-cell>
          <table:table-cell office:value-type="float" office:value="2.54941533241" calcext:value-type="float">
            <text:p>2,549415332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7" calcext:value-type="float">
            <text:p>157</text:p>
          </table:table-cell>
          <table:table-cell office:value-type="float" office:value="0.842939999981" calcext:value-type="float">
            <text:p>0,84294</text:p>
          </table:table-cell>
          <table:table-cell office:value-type="float" office:value="0.445223021774" calcext:value-type="float">
            <text:p>0,4452230218</text:p>
          </table:table-cell>
          <table:table-cell office:value-type="float" office:value="0.5999" calcext:value-type="float">
            <text:p>0,5999</text:p>
          </table:table-cell>
          <table:table-cell office:value-type="float" office:value="1.53819169445" calcext:value-type="float">
            <text:p>1,538191694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.00234112945742905" calcext:value-type="float">
            <text:p>0,0023411295</text:p>
          </table:table-cell>
          <table:table-cell office:value-type="float" office:value="0.6713" calcext:value-type="float">
            <text:p>0,6713</text:p>
          </table:table-cell>
          <table:table-cell office:value-type="float" office:value="2.38855511169434" calcext:value-type="float">
            <text:p>2,3885551117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831779999981" calcext:value-type="float">
            <text:p>0,83178</text:p>
          </table:table-cell>
          <table:table-cell office:value-type="float" office:value="0.458432713079" calcext:value-type="float">
            <text:p>0,4584327131</text:p>
          </table:table-cell>
          <table:table-cell office:value-type="float" office:value="0.7374" calcext:value-type="float">
            <text:p>0,7374</text:p>
          </table:table-cell>
          <table:table-cell office:value-type="float" office:value="0.830839100456" calcext:value-type="float">
            <text:p>0,830839100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799999999981" calcext:value-type="float">
            <text:p>0,8</text:p>
          </table:table-cell>
          <table:table-cell office:value-type="float" office:value="0.553451718941" calcext:value-type="float">
            <text:p>0,5534517189</text:p>
          </table:table-cell>
          <table:table-cell office:value-type="float" office:value="0.7389" calcext:value-type="float">
            <text:p>0,7389</text:p>
          </table:table-cell>
          <table:table-cell office:value-type="float" office:value="0.78052268734" calcext:value-type="float">
            <text:p>0,780522687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74544" calcext:value-type="float">
            <text:p>0,74544</text:p>
          </table:table-cell>
          <table:table-cell office:value-type="float" office:value="0.714621999302" calcext:value-type="float">
            <text:p>0,7146219993</text:p>
          </table:table-cell>
          <table:table-cell office:value-type="float" office:value="0.701" calcext:value-type="float">
            <text:p>0,701</text:p>
          </table:table-cell>
          <table:table-cell office:value-type="float" office:value="0.923189843178" calcext:value-type="float">
            <text:p>0,923189843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000804498089533" calcext:value-type="float">
            <text:p>0,0008044981</text:p>
          </table:table-cell>
          <table:table-cell office:value-type="float" office:value="0.6695" calcext:value-type="float">
            <text:p>0,6695</text:p>
          </table:table-cell>
          <table:table-cell office:value-type="float" office:value="2.7093406353" calcext:value-type="float">
            <text:p>2,7093406353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84526" calcext:value-type="float">
            <text:p>0,84526</text:p>
          </table:table-cell>
          <table:table-cell office:value-type="float" office:value="0.420488735294" calcext:value-type="float">
            <text:p>0,4204887353</text:p>
          </table:table-cell>
          <table:table-cell office:value-type="float" office:value="0.7395" calcext:value-type="float">
            <text:p>0,7395</text:p>
          </table:table-cell>
          <table:table-cell office:value-type="float" office:value="0.836449562836" calcext:value-type="float">
            <text:p>0,836449562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000987044887803" calcext:value-type="float">
            <text:p>0,0009870449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69491009979" calcext:value-type="float">
            <text:p>2,694910099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00145582323845" calcext:value-type="float">
            <text:p>0,0014558232</text:p>
          </table:table-cell>
          <table:table-cell office:value-type="float" office:value="0.668" calcext:value-type="float">
            <text:p>0,668</text:p>
          </table:table-cell>
          <table:table-cell office:value-type="float" office:value="2.58332396736" calcext:value-type="float">
            <text:p>2,583323967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00171544023499" calcext:value-type="float">
            <text:p>0,0017154402</text:p>
          </table:table-cell>
          <table:table-cell office:value-type="float" office:value="0.6688" calcext:value-type="float">
            <text:p>0,6688</text:p>
          </table:table-cell>
          <table:table-cell office:value-type="float" office:value="2.60632339096" calcext:value-type="float">
            <text:p>2,60632339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43549634935" calcext:value-type="float">
            <text:p>0,0043549635</text:p>
          </table:table-cell>
          <table:table-cell office:value-type="float" office:value="0.652" calcext:value-type="float">
            <text:p>0,652</text:p>
          </table:table-cell>
          <table:table-cell office:value-type="float" office:value="2.55405226288" calcext:value-type="float">
            <text:p>2,5540522629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12" calcext:value-type="float">
            <text:p>14,505963311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8" calcext:value-type="float">
            <text:p>158</text:p>
          </table:table-cell>
          <table:table-cell office:value-type="float" office:value="0.845160000038" calcext:value-type="float">
            <text:p>0,84516</text:p>
          </table:table-cell>
          <table:table-cell office:value-type="float" office:value="0.434862785864" calcext:value-type="float">
            <text:p>0,4348627859</text:p>
          </table:table-cell>
          <table:table-cell office:value-type="float" office:value="0.6024" calcext:value-type="float">
            <text:p>0,6024</text:p>
          </table:table-cell>
          <table:table-cell office:value-type="float" office:value="1.54830731125" calcext:value-type="float">
            <text:p>1,5483073113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00230663101494312" calcext:value-type="float">
            <text:p>0,002306631</text:p>
          </table:table-cell>
          <table:table-cell office:value-type="float" office:value="0.6722" calcext:value-type="float">
            <text:p>0,6722</text:p>
          </table:table-cell>
          <table:table-cell office:value-type="float" office:value="2.38962285766602" calcext:value-type="float">
            <text:p>2,3896228577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8325" calcext:value-type="float">
            <text:p>0,8325</text:p>
          </table:table-cell>
          <table:table-cell office:value-type="float" office:value="0.455665329065" calcext:value-type="float">
            <text:p>0,4556653291</text:p>
          </table:table-cell>
          <table:table-cell office:value-type="float" office:value="0.7367" calcext:value-type="float">
            <text:p>0,7367</text:p>
          </table:table-cell>
          <table:table-cell office:value-type="float" office:value="0.827545809937" calcext:value-type="float">
            <text:p>0,8275458099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799299999962" calcext:value-type="float">
            <text:p>0,7993</text:p>
          </table:table-cell>
          <table:table-cell office:value-type="float" office:value="0.551755252151" calcext:value-type="float">
            <text:p>0,5517552522</text:p>
          </table:table-cell>
          <table:table-cell office:value-type="float" office:value="0.7436" calcext:value-type="float">
            <text:p>0,7436</text:p>
          </table:table-cell>
          <table:table-cell office:value-type="float" office:value="0.7812124897" calcext:value-type="float">
            <text:p>0,7812124897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745640000019" calcext:value-type="float">
            <text:p>0,74564</text:p>
          </table:table-cell>
          <table:table-cell office:value-type="float" office:value="0.711738036022" calcext:value-type="float">
            <text:p>0,711738036</text:p>
          </table:table-cell>
          <table:table-cell office:value-type="float" office:value="0.6954" calcext:value-type="float">
            <text:p>0,6954</text:p>
          </table:table-cell>
          <table:table-cell office:value-type="float" office:value="0.922347860718" calcext:value-type="float">
            <text:p>0,92234786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.000788706452809" calcext:value-type="float">
            <text:p>0,0007887065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71096313019" calcext:value-type="float">
            <text:p>2,710963130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846680000038" calcext:value-type="float">
            <text:p>0,84668</text:p>
          </table:table-cell>
          <table:table-cell office:value-type="float" office:value="0.41345382865" calcext:value-type="float">
            <text:p>0,4134538287</text:p>
          </table:table-cell>
          <table:table-cell office:value-type="float" office:value="0.7411" calcext:value-type="float">
            <text:p>0,7411</text:p>
          </table:table-cell>
          <table:table-cell office:value-type="float" office:value="0.859833021164" calcext:value-type="float">
            <text:p>0,859833021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.000951256663725" calcext:value-type="float">
            <text:p>0,0009512567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69741772041" calcext:value-type="float">
            <text:p>2,6974177204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.00141475873157" calcext:value-type="float">
            <text:p>0,0014147587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58738861122" calcext:value-type="float">
            <text:p>2,587388611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.00168729864541" calcext:value-type="float">
            <text:p>0,0016872986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61477368927" calcext:value-type="float">
            <text:p>2,6147736893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424432860069" calcext:value-type="float">
            <text:p>0,0042443286</text:p>
          </table:table-cell>
          <table:table-cell office:value-type="float" office:value="0.6539" calcext:value-type="float">
            <text:p>0,6539</text:p>
          </table:table-cell>
          <table:table-cell office:value-type="float" office:value="2.55913118668" calcext:value-type="float">
            <text:p>2,5591311867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475" calcext:value-type="float">
            <text:p>14,505963347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9" calcext:value-type="float">
            <text:p>159</text:p>
          </table:table-cell>
          <table:table-cell office:value-type="float" office:value="0.845960000038" calcext:value-type="float">
            <text:p>0,84596</text:p>
          </table:table-cell>
          <table:table-cell office:value-type="float" office:value="0.432231309853" calcext:value-type="float">
            <text:p>0,4322313099</text:p>
          </table:table-cell>
          <table:table-cell office:value-type="float" office:value="0.6041" calcext:value-type="float">
            <text:p>0,6041</text:p>
          </table:table-cell>
          <table:table-cell office:value-type="float" office:value="1.5445746048" calcext:value-type="float">
            <text:p>1,5445746048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.00226447704650462" calcext:value-type="float">
            <text:p>0,002264477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39194677810669" calcext:value-type="float">
            <text:p>2,3919467781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835000000038" calcext:value-type="float">
            <text:p>0,835</text:p>
          </table:table-cell>
          <table:table-cell office:value-type="float" office:value="0.45093555953" calcext:value-type="float">
            <text:p>0,4509355595</text:p>
          </table:table-cell>
          <table:table-cell office:value-type="float" office:value="0.7378" calcext:value-type="float">
            <text:p>0,7378</text:p>
          </table:table-cell>
          <table:table-cell office:value-type="float" office:value="0.829146746635" calcext:value-type="float">
            <text:p>0,829146746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801799999981" calcext:value-type="float">
            <text:p>0,8018</text:p>
          </table:table-cell>
          <table:table-cell office:value-type="float" office:value="0.544825490961" calcext:value-type="float">
            <text:p>0,544825491</text:p>
          </table:table-cell>
          <table:table-cell office:value-type="float" office:value="0.7383" calcext:value-type="float">
            <text:p>0,7383</text:p>
          </table:table-cell>
          <table:table-cell office:value-type="float" office:value="0.782060697556" calcext:value-type="float">
            <text:p>0,782060697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745119999962" calcext:value-type="float">
            <text:p>0,74512</text:p>
          </table:table-cell>
          <table:table-cell office:value-type="float" office:value="0.702677987919" calcext:value-type="float">
            <text:p>0,7026779879</text:p>
          </table:table-cell>
          <table:table-cell office:value-type="float" office:value="0.7023" calcext:value-type="float">
            <text:p>0,7023</text:p>
          </table:table-cell>
          <table:table-cell office:value-type="float" office:value="0.933659306717" calcext:value-type="float">
            <text:p>0,93365930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000789150493331" calcext:value-type="float">
            <text:p>0,0007891505</text:p>
          </table:table-cell>
          <table:table-cell office:value-type="float" office:value="0.67" calcext:value-type="float">
            <text:p>0,67</text:p>
          </table:table-cell>
          <table:table-cell office:value-type="float" office:value="2.71370405464" calcext:value-type="float">
            <text:p>2,713704054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847800000038" calcext:value-type="float">
            <text:p>0,8478</text:p>
          </table:table-cell>
          <table:table-cell office:value-type="float" office:value="0.41565300704" calcext:value-type="float">
            <text:p>0,415653007</text:p>
          </table:table-cell>
          <table:table-cell office:value-type="float" office:value="0.7411" calcext:value-type="float">
            <text:p>0,7411</text:p>
          </table:table-cell>
          <table:table-cell office:value-type="float" office:value="0.845142488861" calcext:value-type="float">
            <text:p>0,845142488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000973528899103" calcext:value-type="float">
            <text:p>0,0009735289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69949225082" calcext:value-type="float">
            <text:p>2,699492250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00140198788136" calcext:value-type="float">
            <text:p>0,0014019879</text:p>
          </table:table-cell>
          <table:table-cell office:value-type="float" office:value="0.6686" calcext:value-type="float">
            <text:p>0,6686</text:p>
          </table:table-cell>
          <table:table-cell office:value-type="float" office:value="2.59049608421" calcext:value-type="float">
            <text:p>2,590496084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00165694056138" calcext:value-type="float">
            <text:p>0,0016569406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61437429161" calcext:value-type="float">
            <text:p>2,614374291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443899678022" calcext:value-type="float">
            <text:p>0,0044389968</text:p>
          </table:table-cell>
          <table:table-cell office:value-type="float" office:value="0.6531" calcext:value-type="float">
            <text:p>0,6531</text:p>
          </table:table-cell>
          <table:table-cell office:value-type="float" office:value="2.55916569595" calcext:value-type="float">
            <text:p>2,55916569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008" calcext:value-type="float">
            <text:p>14,505963300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0" calcext:value-type="float">
            <text:p>160</text:p>
          </table:table-cell>
          <table:table-cell office:value-type="float" office:value="0.847600000019" calcext:value-type="float">
            <text:p>0,8476</text:p>
          </table:table-cell>
          <table:table-cell office:value-type="float" office:value="0.430034811573" calcext:value-type="float">
            <text:p>0,4300348116</text:p>
          </table:table-cell>
          <table:table-cell office:value-type="float" office:value="0.5979" calcext:value-type="float">
            <text:p>0,5979</text:p>
          </table:table-cell>
          <table:table-cell office:value-type="float" office:value="1.58170551338" calcext:value-type="float">
            <text:p>1,581705513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00223271238807589" calcext:value-type="float">
            <text:p>0,0022327124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39785081176758" calcext:value-type="float">
            <text:p>2,397850811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833440000019" calcext:value-type="float">
            <text:p>0,83344</text:p>
          </table:table-cell>
          <table:table-cell office:value-type="float" office:value="0.452816084061" calcext:value-type="float">
            <text:p>0,4528160841</text:p>
          </table:table-cell>
          <table:table-cell office:value-type="float" office:value="0.7383" calcext:value-type="float">
            <text:p>0,7383</text:p>
          </table:table-cell>
          <table:table-cell office:value-type="float" office:value="0.827095363045" calcext:value-type="float">
            <text:p>0,82709536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801940000038" calcext:value-type="float">
            <text:p>0,80194</text:p>
          </table:table-cell>
          <table:table-cell office:value-type="float" office:value="0.545255234156" calcext:value-type="float">
            <text:p>0,5452552342</text:p>
          </table:table-cell>
          <table:table-cell office:value-type="float" office:value="0.7406" calcext:value-type="float">
            <text:p>0,7406</text:p>
          </table:table-cell>
          <table:table-cell office:value-type="float" office:value="0.7820564991" calcext:value-type="float">
            <text:p>0,782056499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748259999962" calcext:value-type="float">
            <text:p>0,74826</text:p>
          </table:table-cell>
          <table:table-cell office:value-type="float" office:value="0.700641311016" calcext:value-type="float">
            <text:p>0,700641311</text:p>
          </table:table-cell>
          <table:table-cell office:value-type="float" office:value="0.6988" calcext:value-type="float">
            <text:p>0,6988</text:p>
          </table:table-cell>
          <table:table-cell office:value-type="float" office:value="0.922761230278" calcext:value-type="float">
            <text:p>0,922761230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00774952593856" calcext:value-type="float">
            <text:p>0,0007749526</text:p>
          </table:table-cell>
          <table:table-cell office:value-type="float" office:value="0.6704" calcext:value-type="float">
            <text:p>0,6704</text:p>
          </table:table-cell>
          <table:table-cell office:value-type="float" office:value="2.7162923008" calcext:value-type="float">
            <text:p>2,716292300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845699999981" calcext:value-type="float">
            <text:p>0,8457</text:p>
          </table:table-cell>
          <table:table-cell office:value-type="float" office:value="0.416273355837" calcext:value-type="float">
            <text:p>0,4162733558</text:p>
          </table:table-cell>
          <table:table-cell office:value-type="float" office:value="0.7385" calcext:value-type="float">
            <text:p>0,7385</text:p>
          </table:table-cell>
          <table:table-cell office:value-type="float" office:value="0.866205722427" calcext:value-type="float">
            <text:p>0,8662057224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00935095954984" calcext:value-type="float">
            <text:p>0,000935096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70220613174" calcext:value-type="float">
            <text:p>2,7022061317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0136868172254" calcext:value-type="float">
            <text:p>0,0013686817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59615361023" calcext:value-type="float">
            <text:p>2,596153610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0163611579485" calcext:value-type="float">
            <text:p>0,0016361158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61552213593" calcext:value-type="float">
            <text:p>2,6155221359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9591144754" calcext:value-type="float">
            <text:p>0,0039591145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56548938484" calcext:value-type="float">
            <text:p>2,565489384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203" calcext:value-type="float">
            <text:p>14,505963320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1" calcext:value-type="float">
            <text:p>161</text:p>
          </table:table-cell>
          <table:table-cell office:value-type="float" office:value="0.848880000019" calcext:value-type="float">
            <text:p>0,84888</text:p>
          </table:table-cell>
          <table:table-cell office:value-type="float" office:value="0.424911908665" calcext:value-type="float">
            <text:p>0,4249119087</text:p>
          </table:table-cell>
          <table:table-cell office:value-type="float" office:value="0.6028" calcext:value-type="float">
            <text:p>0,6028</text:p>
          </table:table-cell>
          <table:table-cell office:value-type="float" office:value="1.59512776985" calcext:value-type="float">
            <text:p>1,5951277699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0220903136707842" calcext:value-type="float">
            <text:p>0,0022090314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39769715881348" calcext:value-type="float">
            <text:p>2,397697158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834619999962" calcext:value-type="float">
            <text:p>0,83462</text:p>
          </table:table-cell>
          <table:table-cell office:value-type="float" office:value="0.452465582056" calcext:value-type="float">
            <text:p>0,4524655821</text:p>
          </table:table-cell>
          <table:table-cell office:value-type="float" office:value="0.7353" calcext:value-type="float">
            <text:p>0,7353</text:p>
          </table:table-cell>
          <table:table-cell office:value-type="float" office:value="0.835135735321" calcext:value-type="float">
            <text:p>0,8351357353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803519999962" calcext:value-type="float">
            <text:p>0,80352</text:p>
          </table:table-cell>
          <table:table-cell office:value-type="float" office:value="0.538949451141" calcext:value-type="float">
            <text:p>0,5389494511</text:p>
          </table:table-cell>
          <table:table-cell office:value-type="float" office:value="0.7411" calcext:value-type="float">
            <text:p>0,7411</text:p>
          </table:table-cell>
          <table:table-cell office:value-type="float" office:value="0.774359578705" calcext:value-type="float">
            <text:p>0,7743595787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74744" calcext:value-type="float">
            <text:p>0,74744</text:p>
          </table:table-cell>
          <table:table-cell office:value-type="float" office:value="0.700996274815" calcext:value-type="float">
            <text:p>0,7009962748</text:p>
          </table:table-cell>
          <table:table-cell office:value-type="float" office:value="0.699" calcext:value-type="float">
            <text:p>0,699</text:p>
          </table:table-cell>
          <table:table-cell office:value-type="float" office:value="0.924877666092" calcext:value-type="float">
            <text:p>0,92487766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000759796995241" calcext:value-type="float">
            <text:p>0,000759797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71994862137" calcext:value-type="float">
            <text:p>2,7199486214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849520000038" calcext:value-type="float">
            <text:p>0,84952</text:p>
          </table:table-cell>
          <table:table-cell office:value-type="float" office:value="0.407251859779" calcext:value-type="float">
            <text:p>0,4072518598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853720371628" calcext:value-type="float">
            <text:p>0,8537203716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000911487331698" calcext:value-type="float">
            <text:p>0,0009114873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70639661255" calcext:value-type="float">
            <text:p>2,7063966126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00133377652032" calcext:value-type="float">
            <text:p>0,0013337765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0086915817" calcext:value-type="float">
            <text:p>2,600869158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00163905184988" calcext:value-type="float">
            <text:p>0,0016390518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62061071892" calcext:value-type="float">
            <text:p>2,6206107189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395545611784" calcext:value-type="float">
            <text:p>0,0039554561</text:p>
          </table:table-cell>
          <table:table-cell office:value-type="float" office:value="0.653" calcext:value-type="float">
            <text:p>0,653</text:p>
          </table:table-cell>
          <table:table-cell office:value-type="float" office:value="2.57344476471" calcext:value-type="float">
            <text:p>2,5734447647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10001999999" calcext:value-type="float">
            <text:p>0,10002</text:p>
          </table:table-cell>
          <table:table-cell office:value-type="float" office:value="14.5059633102" calcext:value-type="float">
            <text:p>14,505963310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2" calcext:value-type="float">
            <text:p>162</text:p>
          </table:table-cell>
          <table:table-cell office:value-type="float" office:value="0.85122" calcext:value-type="float">
            <text:p>0,85122</text:p>
          </table:table-cell>
          <table:table-cell office:value-type="float" office:value="0.422904776926" calcext:value-type="float">
            <text:p>0,4229047769</text:p>
          </table:table-cell>
          <table:table-cell office:value-type="float" office:value="0.6032" calcext:value-type="float">
            <text:p>0,6032</text:p>
          </table:table-cell>
          <table:table-cell office:value-type="float" office:value="1.58399505844" calcext:value-type="float">
            <text:p>1,5839950584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00215735172957182" calcext:value-type="float">
            <text:p>0,0021573517</text:p>
          </table:table-cell>
          <table:table-cell office:value-type="float" office:value="0.672" calcext:value-type="float">
            <text:p>0,672</text:p>
          </table:table-cell>
          <table:table-cell office:value-type="float" office:value="2.40203574066162" calcext:value-type="float">
            <text:p>2,4020357407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835060000019" calcext:value-type="float">
            <text:p>0,83506</text:p>
          </table:table-cell>
          <table:table-cell office:value-type="float" office:value="0.447897806435" calcext:value-type="float">
            <text:p>0,4478978064</text:p>
          </table:table-cell>
          <table:table-cell office:value-type="float" office:value="0.7359" calcext:value-type="float">
            <text:p>0,7359</text:p>
          </table:table-cell>
          <table:table-cell office:value-type="float" office:value="0.826811048508" calcext:value-type="float">
            <text:p>0,8268110485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803680000019" calcext:value-type="float">
            <text:p>0,80368</text:p>
          </table:table-cell>
          <table:table-cell office:value-type="float" office:value="0.541033036518" calcext:value-type="float">
            <text:p>0,5410330365</text:p>
          </table:table-cell>
          <table:table-cell office:value-type="float" office:value="0.7388" calcext:value-type="float">
            <text:p>0,7388</text:p>
          </table:table-cell>
          <table:table-cell office:value-type="float" office:value="0.781126112938" calcext:value-type="float">
            <text:p>0,7811261129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74598" calcext:value-type="float">
            <text:p>0,74598</text:p>
          </table:table-cell>
          <table:table-cell office:value-type="float" office:value="0.705554719715" calcext:value-type="float">
            <text:p>0,7055547197</text:p>
          </table:table-cell>
          <table:table-cell office:value-type="float" office:value="0.6933" calcext:value-type="float">
            <text:p>0,6933</text:p>
          </table:table-cell>
          <table:table-cell office:value-type="float" office:value="0.944946608734" calcext:value-type="float">
            <text:p>0,944946608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.000754070997871" calcext:value-type="float">
            <text:p>0,000754071</text:p>
          </table:table-cell>
          <table:table-cell office:value-type="float" office:value="0.6697" calcext:value-type="float">
            <text:p>0,6697</text:p>
          </table:table-cell>
          <table:table-cell office:value-type="float" office:value="2.72097834854" calcext:value-type="float">
            <text:p>2,720978348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847139999962" calcext:value-type="float">
            <text:p>0,84714</text:p>
          </table:table-cell>
          <table:table-cell office:value-type="float" office:value="0.413951652927" calcext:value-type="float">
            <text:p>0,4139516529</text:p>
          </table:table-cell>
          <table:table-cell office:value-type="float" office:value="0.7417" calcext:value-type="float">
            <text:p>0,7417</text:p>
          </table:table-cell>
          <table:table-cell office:value-type="float" office:value="0.851198763657" calcext:value-type="float">
            <text:p>0,8511987637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.000902589261681" calcext:value-type="float">
            <text:p>0,0009025893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7086780056" calcext:value-type="float">
            <text:p>2,7086780056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.00131640640892" calcext:value-type="float">
            <text:p>0,0013164064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0363337021" calcext:value-type="float">
            <text:p>2,6036333702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.00159141206689" calcext:value-type="float">
            <text:p>0,0015914121</text:p>
          </table:table-cell>
          <table:table-cell office:value-type="float" office:value="0.668" calcext:value-type="float">
            <text:p>0,668</text:p>
          </table:table-cell>
          <table:table-cell office:value-type="float" office:value="2.62352097931" calcext:value-type="float">
            <text:p>2,6235209793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38494130294" calcext:value-type="float">
            <text:p>0,003849413</text:p>
          </table:table-cell>
          <table:table-cell office:value-type="float" office:value="0.654" calcext:value-type="float">
            <text:p>0,654</text:p>
          </table:table-cell>
          <table:table-cell office:value-type="float" office:value="2.57915833282" calcext:value-type="float">
            <text:p>2,579158332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79" calcext:value-type="float">
            <text:p>14,5059633179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3" calcext:value-type="float">
            <text:p>163</text:p>
          </table:table-cell>
          <table:table-cell office:value-type="float" office:value="0.853960000019" calcext:value-type="float">
            <text:p>0,85396</text:p>
          </table:table-cell>
          <table:table-cell office:value-type="float" office:value="0.415039960403" calcext:value-type="float">
            <text:p>0,4150399604</text:p>
          </table:table-cell>
          <table:table-cell office:value-type="float" office:value="0.5801" calcext:value-type="float">
            <text:p>0,5801</text:p>
          </table:table-cell>
          <table:table-cell office:value-type="float" office:value="1.68929743767" calcext:value-type="float">
            <text:p>1,6892974377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.00213628264658153" calcext:value-type="float">
            <text:p>0,0021362826</text:p>
          </table:table-cell>
          <table:table-cell office:value-type="float" office:value="0.6722" calcext:value-type="float">
            <text:p>0,6722</text:p>
          </table:table-cell>
          <table:table-cell office:value-type="float" office:value="2.40621357345581" calcext:value-type="float">
            <text:p>2,406213573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834859999981" calcext:value-type="float">
            <text:p>0,83486</text:p>
          </table:table-cell>
          <table:table-cell office:value-type="float" office:value="0.447315130167" calcext:value-type="float">
            <text:p>0,4473151302</text:p>
          </table:table-cell>
          <table:table-cell office:value-type="float" office:value="0.7395" calcext:value-type="float">
            <text:p>0,7395</text:p>
          </table:table-cell>
          <table:table-cell office:value-type="float" office:value="0.833580236626" calcext:value-type="float">
            <text:p>0,8335802366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804640000038" calcext:value-type="float">
            <text:p>0,80464</text:p>
          </table:table-cell>
          <table:table-cell office:value-type="float" office:value="0.536361872749" calcext:value-type="float">
            <text:p>0,5363618727</text:p>
          </table:table-cell>
          <table:table-cell office:value-type="float" office:value="0.7398" calcext:value-type="float">
            <text:p>0,7398</text:p>
          </table:table-cell>
          <table:table-cell office:value-type="float" office:value="0.779930618477" calcext:value-type="float">
            <text:p>0,779930618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746179999962" calcext:value-type="float">
            <text:p>0,74618</text:p>
          </table:table-cell>
          <table:table-cell office:value-type="float" office:value="0.705401444206" calcext:value-type="float">
            <text:p>0,7054014442</text:p>
          </table:table-cell>
          <table:table-cell office:value-type="float" office:value="0.6975" calcext:value-type="float">
            <text:p>0,6975</text:p>
          </table:table-cell>
          <table:table-cell office:value-type="float" office:value="0.934238937378" calcext:value-type="float">
            <text:p>0,934238937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.000746711449139" calcext:value-type="float">
            <text:p>0,0007467114</text:p>
          </table:table-cell>
          <table:table-cell office:value-type="float" office:value="0.6707" calcext:value-type="float">
            <text:p>0,6707</text:p>
          </table:table-cell>
          <table:table-cell office:value-type="float" office:value="2.72382726822" calcext:value-type="float">
            <text:p>2,7238272682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851719999981" calcext:value-type="float">
            <text:p>0,85172</text:p>
          </table:table-cell>
          <table:table-cell office:value-type="float" office:value="0.405879354334" calcext:value-type="float">
            <text:p>0,4058793543</text:p>
          </table:table-cell>
          <table:table-cell office:value-type="float" office:value="0.7439" calcext:value-type="float">
            <text:p>0,7439</text:p>
          </table:table-cell>
          <table:table-cell office:value-type="float" office:value="0.83652501564" calcext:value-type="float">
            <text:p>0,8365250156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.000894860534333" calcext:value-type="float">
            <text:p>0,0008948605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71065887413" calcext:value-type="float">
            <text:p>2,710658874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.00129325995084" calcext:value-type="float">
            <text:p>0,00129326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0528565903" calcext:value-type="float">
            <text:p>2,60528565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.00156053316161" calcext:value-type="float">
            <text:p>0,0015605332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62773627701" calcext:value-type="float">
            <text:p>2,627736277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382053873837" calcext:value-type="float">
            <text:p>0,0038205387</text:p>
          </table:table-cell>
          <table:table-cell office:value-type="float" office:value="0.6538" calcext:value-type="float">
            <text:p>0,6538</text:p>
          </table:table-cell>
          <table:table-cell office:value-type="float" office:value="2.58398345718" calcext:value-type="float">
            <text:p>2,5839834572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423" calcext:value-type="float">
            <text:p>14,505963342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4" calcext:value-type="float">
            <text:p>164</text:p>
          </table:table-cell>
          <table:table-cell office:value-type="float" office:value="0.855400000019" calcext:value-type="float">
            <text:p>0,8554</text:p>
          </table:table-cell>
          <table:table-cell office:value-type="float" office:value="0.410279393005" calcext:value-type="float">
            <text:p>0,410279393</text:p>
          </table:table-cell>
          <table:table-cell office:value-type="float" office:value="0.5953" calcext:value-type="float">
            <text:p>0,5953</text:p>
          </table:table-cell>
          <table:table-cell office:value-type="float" office:value="1.66339710159" calcext:value-type="float">
            <text:p>1,6633971016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.00210315656244755" calcext:value-type="float">
            <text:p>0,0021031566</text:p>
          </table:table-cell>
          <table:table-cell office:value-type="float" office:value="0.6733" calcext:value-type="float">
            <text:p>0,6733</text:p>
          </table:table-cell>
          <table:table-cell office:value-type="float" office:value="2.40856809387207" calcext:value-type="float">
            <text:p>2,408568093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837799999962" calcext:value-type="float">
            <text:p>0,8378</text:p>
          </table:table-cell>
          <table:table-cell office:value-type="float" office:value="0.439471520834" calcext:value-type="float">
            <text:p>0,4394715208</text:p>
          </table:table-cell>
          <table:table-cell office:value-type="float" office:value="0.7384" calcext:value-type="float">
            <text:p>0,7384</text:p>
          </table:table-cell>
          <table:table-cell office:value-type="float" office:value="0.8360931427" calcext:value-type="float">
            <text:p>0,8360931427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80252" calcext:value-type="float">
            <text:p>0,80252</text:p>
          </table:table-cell>
          <table:table-cell office:value-type="float" office:value="0.53450648777" calcext:value-type="float">
            <text:p>0,5345064878</text:p>
          </table:table-cell>
          <table:table-cell office:value-type="float" office:value="0.7389" calcext:value-type="float">
            <text:p>0,7389</text:p>
          </table:table-cell>
          <table:table-cell office:value-type="float" office:value="0.780360920334" calcext:value-type="float">
            <text:p>0,7803609203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746759999981" calcext:value-type="float">
            <text:p>0,74676</text:p>
          </table:table-cell>
          <table:table-cell office:value-type="float" office:value="0.70073626318" calcext:value-type="float">
            <text:p>0,7007362632</text:p>
          </table:table-cell>
          <table:table-cell office:value-type="float" office:value="0.7006" calcext:value-type="float">
            <text:p>0,7006</text:p>
          </table:table-cell>
          <table:table-cell office:value-type="float" office:value="0.912491887093" calcext:value-type="float">
            <text:p>0,912491887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000744495558906" calcext:value-type="float">
            <text:p>0,0007444956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72486761284" calcext:value-type="float">
            <text:p>2,724867612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851079999962" calcext:value-type="float">
            <text:p>0,85108</text:p>
          </table:table-cell>
          <table:table-cell office:value-type="float" office:value="0.400270886803" calcext:value-type="float">
            <text:p>0,4002708868</text:p>
          </table:table-cell>
          <table:table-cell office:value-type="float" office:value="0.7393" calcext:value-type="float">
            <text:p>0,7393</text:p>
          </table:table-cell>
          <table:table-cell office:value-type="float" office:value="0.867821036148" calcext:value-type="float">
            <text:p>0,867821036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000903405507021" calcext:value-type="float">
            <text:p>0,0009034055</text:p>
          </table:table-cell>
          <table:table-cell office:value-type="float" office:value="0.664" calcext:value-type="float">
            <text:p>0,664</text:p>
          </table:table-cell>
          <table:table-cell office:value-type="float" office:value="2.71267540283" calcext:value-type="float">
            <text:p>2,712675402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133409309395" calcext:value-type="float">
            <text:p>0,0013340931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6111622551" calcext:value-type="float">
            <text:p>2,611162255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00153914681561" calcext:value-type="float">
            <text:p>0,0015391468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2927839088" calcext:value-type="float">
            <text:p>2,6292783909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66044955999" calcext:value-type="float">
            <text:p>0,0036604496</text:p>
          </table:table-cell>
          <table:table-cell office:value-type="float" office:value="0.6541" calcext:value-type="float">
            <text:p>0,6541</text:p>
          </table:table-cell>
          <table:table-cell office:value-type="float" office:value="2.58905783386" calcext:value-type="float">
            <text:p>2,5890578339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081" calcext:value-type="float">
            <text:p>14,505963308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5" calcext:value-type="float">
            <text:p>165</text:p>
          </table:table-cell>
          <table:table-cell office:value-type="float" office:value="0.855080000038" calcext:value-type="float">
            <text:p>0,85508</text:p>
          </table:table-cell>
          <table:table-cell office:value-type="float" office:value="0.406913796358" calcext:value-type="float">
            <text:p>0,4069137964</text:p>
          </table:table-cell>
          <table:table-cell office:value-type="float" office:value="0.6032" calcext:value-type="float">
            <text:p>0,6032</text:p>
          </table:table-cell>
          <table:table-cell office:value-type="float" office:value="1.60157558422" calcext:value-type="float">
            <text:p>1,601575584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00209776451312006" calcext:value-type="float">
            <text:p>0,0020977645</text:p>
          </table:table-cell>
          <table:table-cell office:value-type="float" office:value="0.6725" calcext:value-type="float">
            <text:p>0,6725</text:p>
          </table:table-cell>
          <table:table-cell office:value-type="float" office:value="2.41058114242554" calcext:value-type="float">
            <text:p>2,4105811424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842000000038" calcext:value-type="float">
            <text:p>0,842</text:p>
          </table:table-cell>
          <table:table-cell office:value-type="float" office:value="0.432956526928" calcext:value-type="float">
            <text:p>0,4329565269</text:p>
          </table:table-cell>
          <table:table-cell office:value-type="float" office:value="0.7392" calcext:value-type="float">
            <text:p>0,7392</text:p>
          </table:table-cell>
          <table:table-cell office:value-type="float" office:value="0.840357954597" calcext:value-type="float">
            <text:p>0,8403579546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810919999962" calcext:value-type="float">
            <text:p>0,81092</text:p>
          </table:table-cell>
          <table:table-cell office:value-type="float" office:value="0.527139878597" calcext:value-type="float">
            <text:p>0,5271398786</text:p>
          </table:table-cell>
          <table:table-cell office:value-type="float" office:value="0.7386" calcext:value-type="float">
            <text:p>0,7386</text:p>
          </table:table-cell>
          <table:table-cell office:value-type="float" office:value="0.790419003296" calcext:value-type="float">
            <text:p>0,7904190033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746299999962" calcext:value-type="float">
            <text:p>0,7463</text:p>
          </table:table-cell>
          <table:table-cell office:value-type="float" office:value="0.7058682934" calcext:value-type="float">
            <text:p>0,7058682934</text:p>
          </table:table-cell>
          <table:table-cell office:value-type="float" office:value="0.684" calcext:value-type="float">
            <text:p>0,684</text:p>
          </table:table-cell>
          <table:table-cell office:value-type="float" office:value="0.94928218174" calcext:value-type="float">
            <text:p>0,949282181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.000734313195683" calcext:value-type="float">
            <text:p>0,0007343132</text:p>
          </table:table-cell>
          <table:table-cell office:value-type="float" office:value="0.6691" calcext:value-type="float">
            <text:p>0,6691</text:p>
          </table:table-cell>
          <table:table-cell office:value-type="float" office:value="2.726848703" calcext:value-type="float">
            <text:p>2,726848703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84994" calcext:value-type="float">
            <text:p>0,84994</text:p>
          </table:table-cell>
          <table:table-cell office:value-type="float" office:value="0.404017071457" calcext:value-type="float">
            <text:p>0,4040170715</text:p>
          </table:table-cell>
          <table:table-cell office:value-type="float" office:value="0.7432" calcext:value-type="float">
            <text:p>0,7432</text:p>
          </table:table-cell>
          <table:table-cell office:value-type="float" office:value="0.857308775139" calcext:value-type="float">
            <text:p>0,857308775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.000888128100969" calcext:value-type="float">
            <text:p>0,0008881281</text:p>
          </table:table-cell>
          <table:table-cell office:value-type="float" office:value="0.6649" calcext:value-type="float">
            <text:p>0,6649</text:p>
          </table:table-cell>
          <table:table-cell office:value-type="float" office:value="2.71387768707" calcext:value-type="float">
            <text:p>2,713877687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.00128632189699" calcext:value-type="float">
            <text:p>0,0012863219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61205681572" calcext:value-type="float">
            <text:p>2,612056815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.00152413887426" calcext:value-type="float">
            <text:p>0,0015241389</text:p>
          </table:table-cell>
          <table:table-cell office:value-type="float" office:value="0.668" calcext:value-type="float">
            <text:p>0,668</text:p>
          </table:table-cell>
          <table:table-cell office:value-type="float" office:value="2.63240565681" calcext:value-type="float">
            <text:p>2,6324056568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64392979987" calcext:value-type="float">
            <text:p>0,0036439298</text:p>
          </table:table-cell>
          <table:table-cell office:value-type="float" office:value="0.6534" calcext:value-type="float">
            <text:p>0,6534</text:p>
          </table:table-cell>
          <table:table-cell office:value-type="float" office:value="2.59855400772" calcext:value-type="float">
            <text:p>2,598554007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25" calcext:value-type="float">
            <text:p>14,505963332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6" calcext:value-type="float">
            <text:p>166</text:p>
          </table:table-cell>
          <table:table-cell office:value-type="float" office:value="0.856959999981" calcext:value-type="float">
            <text:p>0,85696</text:p>
          </table:table-cell>
          <table:table-cell office:value-type="float" office:value="0.404021692114" calcext:value-type="float">
            <text:p>0,4040216921</text:p>
          </table:table-cell>
          <table:table-cell office:value-type="float" office:value="0.5941" calcext:value-type="float">
            <text:p>0,5941</text:p>
          </table:table-cell>
          <table:table-cell office:value-type="float" office:value="1.66129224205" calcext:value-type="float">
            <text:p>1,661292242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.0020543664830178" calcext:value-type="float">
            <text:p>0,0020543665</text:p>
          </table:table-cell>
          <table:table-cell office:value-type="float" office:value="0.6725" calcext:value-type="float">
            <text:p>0,6725</text:p>
          </table:table-cell>
          <table:table-cell office:value-type="float" office:value="2.4152008895874" calcext:value-type="float">
            <text:p>2,4152008896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839039999981" calcext:value-type="float">
            <text:p>0,83904</text:p>
          </table:table-cell>
          <table:table-cell office:value-type="float" office:value="0.440347298222" calcext:value-type="float">
            <text:p>0,4403472982</text:p>
          </table:table-cell>
          <table:table-cell office:value-type="float" office:value="0.7374" calcext:value-type="float">
            <text:p>0,7374</text:p>
          </table:table-cell>
          <table:table-cell office:value-type="float" office:value="0.836441376114" calcext:value-type="float">
            <text:p>0,836441376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804640000038" calcext:value-type="float">
            <text:p>0,80464</text:p>
          </table:table-cell>
          <table:table-cell office:value-type="float" office:value="0.531741072311" calcext:value-type="float">
            <text:p>0,5317410723</text:p>
          </table:table-cell>
          <table:table-cell office:value-type="float" office:value="0.7403" calcext:value-type="float">
            <text:p>0,7403</text:p>
          </table:table-cell>
          <table:table-cell office:value-type="float" office:value="0.781622425079" calcext:value-type="float">
            <text:p>0,781622425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746859999962" calcext:value-type="float">
            <text:p>0,74686</text:p>
          </table:table-cell>
          <table:table-cell office:value-type="float" office:value="0.704575969181" calcext:value-type="float">
            <text:p>0,7045759692</text:p>
          </table:table-cell>
          <table:table-cell office:value-type="float" office:value="0.7041" calcext:value-type="float">
            <text:p>0,7041</text:p>
          </table:table-cell>
          <table:table-cell office:value-type="float" office:value="0.924979836655" calcext:value-type="float">
            <text:p>0,924979836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0722307024747" calcext:value-type="float">
            <text:p>0,000722307</text:p>
          </table:table-cell>
          <table:table-cell office:value-type="float" office:value="0.6701" calcext:value-type="float">
            <text:p>0,6701</text:p>
          </table:table-cell>
          <table:table-cell office:value-type="float" office:value="2.73139629822" calcext:value-type="float">
            <text:p>2,731396298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853680000019" calcext:value-type="float">
            <text:p>0,85368</text:p>
          </table:table-cell>
          <table:table-cell office:value-type="float" office:value="0.397773648844" calcext:value-type="float">
            <text:p>0,3977736488</text:p>
          </table:table-cell>
          <table:table-cell office:value-type="float" office:value="0.7431" calcext:value-type="float">
            <text:p>0,7431</text:p>
          </table:table-cell>
          <table:table-cell office:value-type="float" office:value="0.858315418434" calcext:value-type="float">
            <text:p>0,8583154184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0862734842859" calcext:value-type="float">
            <text:p>0,0008627348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71901322021" calcext:value-type="float">
            <text:p>2,719013220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122991146505" calcext:value-type="float">
            <text:p>0,0012299115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61746679535" calcext:value-type="float">
            <text:p>2,6174667954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149738709446" calcext:value-type="float">
            <text:p>0,0014973871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63367212715" calcext:value-type="float">
            <text:p>2,633672127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348847704694" calcext:value-type="float">
            <text:p>0,003488477</text:p>
          </table:table-cell>
          <table:table-cell office:value-type="float" office:value="0.6535" calcext:value-type="float">
            <text:p>0,6535</text:p>
          </table:table-cell>
          <table:table-cell office:value-type="float" office:value="2.60429449158" calcext:value-type="float">
            <text:p>2,6042944916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10001999999" calcext:value-type="float">
            <text:p>0,10002</text:p>
          </table:table-cell>
          <table:table-cell office:value-type="float" office:value="14.5059633347" calcext:value-type="float">
            <text:p>14,505963334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office:value-type="float" office:value="0.859279999981" calcext:value-type="float">
            <text:p>0,85928</text:p>
          </table:table-cell>
          <table:table-cell office:value-type="float" office:value="0.396499238987" calcext:value-type="float">
            <text:p>0,396499239</text:p>
          </table:table-cell>
          <table:table-cell office:value-type="float" office:value="0.5968" calcext:value-type="float">
            <text:p>0,5968</text:p>
          </table:table-cell>
          <table:table-cell office:value-type="float" office:value="1.67440518951" calcext:value-type="float">
            <text:p>1,6744051895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202929238513112" calcext:value-type="float">
            <text:p>0,0020292924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4172735458374" calcext:value-type="float">
            <text:p>2,4172735458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83948" calcext:value-type="float">
            <text:p>0,83948</text:p>
          </table:table-cell>
          <table:table-cell office:value-type="float" office:value="0.434852913427" calcext:value-type="float">
            <text:p>0,4348529134</text:p>
          </table:table-cell>
          <table:table-cell office:value-type="float" office:value="0.7375" calcext:value-type="float">
            <text:p>0,7375</text:p>
          </table:table-cell>
          <table:table-cell office:value-type="float" office:value="0.843452266693" calcext:value-type="float">
            <text:p>0,8434522667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809679999981" calcext:value-type="float">
            <text:p>0,80968</text:p>
          </table:table-cell>
          <table:table-cell office:value-type="float" office:value="0.525356800098" calcext:value-type="float">
            <text:p>0,5253568001</text:p>
          </table:table-cell>
          <table:table-cell office:value-type="float" office:value="0.7369" calcext:value-type="float">
            <text:p>0,7369</text:p>
          </table:table-cell>
          <table:table-cell office:value-type="float" office:value="0.789156419754" calcext:value-type="float">
            <text:p>0,7891564198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749420000038" calcext:value-type="float">
            <text:p>0,74942</text:p>
          </table:table-cell>
          <table:table-cell office:value-type="float" office:value="0.697547494087" calcext:value-type="float">
            <text:p>0,6975474941</text:p>
          </table:table-cell>
          <table:table-cell office:value-type="float" office:value="0.6962" calcext:value-type="float">
            <text:p>0,6962</text:p>
          </table:table-cell>
          <table:table-cell office:value-type="float" office:value="0.944338633347" calcext:value-type="float">
            <text:p>0,944338633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00071161077084" calcext:value-type="float">
            <text:p>0,0007116108</text:p>
          </table:table-cell>
          <table:table-cell office:value-type="float" office:value="0.6698" calcext:value-type="float">
            <text:p>0,6698</text:p>
          </table:table-cell>
          <table:table-cell office:value-type="float" office:value="2.73165349274" calcext:value-type="float">
            <text:p>2,7316534927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852200000019" calcext:value-type="float">
            <text:p>0,8522</text:p>
          </table:table-cell>
          <table:table-cell office:value-type="float" office:value="0.398171322918" calcext:value-type="float">
            <text:p>0,3981713229</text:p>
          </table:table-cell>
          <table:table-cell office:value-type="float" office:value="0.7402" calcext:value-type="float">
            <text:p>0,7402</text:p>
          </table:table-cell>
          <table:table-cell office:value-type="float" office:value="0.863135336494" calcext:value-type="float">
            <text:p>0,8631353365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000851369436588" calcext:value-type="float">
            <text:p>0,0008513694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71989421272" calcext:value-type="float">
            <text:p>2,7198942127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00120509179357" calcext:value-type="float">
            <text:p>0,0012050918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1997532692" calcext:value-type="float">
            <text:p>2,6199753269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00147286388256" calcext:value-type="float">
            <text:p>0,0014728639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63906813889" calcext:value-type="float">
            <text:p>2,6390681389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377595709924" calcext:value-type="float">
            <text:p>0,0037759571</text:p>
          </table:table-cell>
          <table:table-cell office:value-type="float" office:value="0.6517" calcext:value-type="float">
            <text:p>0,6517</text:p>
          </table:table-cell>
          <table:table-cell office:value-type="float" office:value="2.5997863987" calcext:value-type="float">
            <text:p>2,5997863987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8" calcext:value-type="float">
            <text:p>168</text:p>
          </table:table-cell>
          <table:table-cell office:value-type="float" office:value="0.860159999962" calcext:value-type="float">
            <text:p>0,86016</text:p>
          </table:table-cell>
          <table:table-cell office:value-type="float" office:value="0.391871568451" calcext:value-type="float">
            <text:p>0,3918715685</text:p>
          </table:table-cell>
          <table:table-cell office:value-type="float" office:value="0.5975" calcext:value-type="float">
            <text:p>0,5975</text:p>
          </table:table-cell>
          <table:table-cell office:value-type="float" office:value="1.65046739883" calcext:value-type="float">
            <text:p>1,6504673988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00199570099756122" calcext:value-type="float">
            <text:p>0,001995701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42118557128906" calcext:value-type="float">
            <text:p>2,4211855713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840619999981" calcext:value-type="float">
            <text:p>0,84062</text:p>
          </table:table-cell>
          <table:table-cell office:value-type="float" office:value="0.433312760849" calcext:value-type="float">
            <text:p>0,4333127608</text:p>
          </table:table-cell>
          <table:table-cell office:value-type="float" office:value="0.7374" calcext:value-type="float">
            <text:p>0,7374</text:p>
          </table:table-cell>
          <table:table-cell office:value-type="float" office:value="0.841537146568" calcext:value-type="float">
            <text:p>0,841537146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807979999962" calcext:value-type="float">
            <text:p>0,80798</text:p>
          </table:table-cell>
          <table:table-cell office:value-type="float" office:value="0.528575684834" calcext:value-type="float">
            <text:p>0,5285756848</text:p>
          </table:table-cell>
          <table:table-cell office:value-type="float" office:value="0.7415" calcext:value-type="float">
            <text:p>0,7415</text:p>
          </table:table-cell>
          <table:table-cell office:value-type="float" office:value="0.784902181244" calcext:value-type="float">
            <text:p>0,784902181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750299999962" calcext:value-type="float">
            <text:p>0,7503</text:p>
          </table:table-cell>
          <table:table-cell office:value-type="float" office:value="0.6968019804" calcext:value-type="float">
            <text:p>0,6968019804</text:p>
          </table:table-cell>
          <table:table-cell office:value-type="float" office:value="0.6913" calcext:value-type="float">
            <text:p>0,6913</text:p>
          </table:table-cell>
          <table:table-cell office:value-type="float" office:value="0.938480709171" calcext:value-type="float">
            <text:p>0,938480709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.000703149763402" calcext:value-type="float">
            <text:p>0,0007031498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7348220192" calcext:value-type="float">
            <text:p>2,734822019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853960000038" calcext:value-type="float">
            <text:p>0,85396</text:p>
          </table:table-cell>
          <table:table-cell office:value-type="float" office:value="0.39446252326" calcext:value-type="float">
            <text:p>0,3944625233</text:p>
          </table:table-cell>
          <table:table-cell office:value-type="float" office:value="0.744" calcext:value-type="float">
            <text:p>0,744</text:p>
          </table:table-cell>
          <table:table-cell office:value-type="float" office:value="0.857139668083" calcext:value-type="float">
            <text:p>0,857139668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.000840342619289" calcext:value-type="float">
            <text:p>0,0008403426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72246633568" calcext:value-type="float">
            <text:p>2,7224663357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.00118951985423" calcext:value-type="float">
            <text:p>0,0011895199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62344702377" calcext:value-type="float">
            <text:p>2,6234470238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.00145798306711" calcext:value-type="float">
            <text:p>0,0014579831</text:p>
          </table:table-cell>
          <table:table-cell office:value-type="float" office:value="0.667" calcext:value-type="float">
            <text:p>0,667</text:p>
          </table:table-cell>
          <table:table-cell office:value-type="float" office:value="2.64141626511" calcext:value-type="float">
            <text:p>2,641416265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357004703619" calcext:value-type="float">
            <text:p>0,003570047</text:p>
          </table:table-cell>
          <table:table-cell office:value-type="float" office:value="0.6533" calcext:value-type="float">
            <text:p>0,6533</text:p>
          </table:table-cell>
          <table:table-cell office:value-type="float" office:value="2.60325560226" calcext:value-type="float">
            <text:p>2,6032556023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054" calcext:value-type="float">
            <text:p>14,50596330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office:value-type="float" office:value="0.861799999981" calcext:value-type="float">
            <text:p>0,8618</text:p>
          </table:table-cell>
          <table:table-cell office:value-type="float" office:value="0.389453798265" calcext:value-type="float">
            <text:p>0,3894537983</text:p>
          </table:table-cell>
          <table:table-cell office:value-type="float" office:value="0.6028" calcext:value-type="float">
            <text:p>0,6028</text:p>
          </table:table-cell>
          <table:table-cell office:value-type="float" office:value="1.65086111317" calcext:value-type="float">
            <text:p>1,650861113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.00196485066056252" calcext:value-type="float">
            <text:p>0,0019648507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42395995635986" calcext:value-type="float">
            <text:p>2,4239599564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842359999981" calcext:value-type="float">
            <text:p>0,84236</text:p>
          </table:table-cell>
          <table:table-cell office:value-type="float" office:value="0.428879746761" calcext:value-type="float">
            <text:p>0,4288797468</text:p>
          </table:table-cell>
          <table:table-cell office:value-type="float" office:value="0.74" calcext:value-type="float">
            <text:p>0,74</text:p>
          </table:table-cell>
          <table:table-cell office:value-type="float" office:value="0.837912066078" calcext:value-type="float">
            <text:p>0,837912066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810240000038" calcext:value-type="float">
            <text:p>0,81024</text:p>
          </table:table-cell>
          <table:table-cell office:value-type="float" office:value="0.524912192631" calcext:value-type="float">
            <text:p>0,5249121926</text:p>
          </table:table-cell>
          <table:table-cell office:value-type="float" office:value="0.74" calcext:value-type="float">
            <text:p>0,74</text:p>
          </table:table-cell>
          <table:table-cell office:value-type="float" office:value="0.779142719078" calcext:value-type="float">
            <text:p>0,779142719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746140000038" calcext:value-type="float">
            <text:p>0,74614</text:p>
          </table:table-cell>
          <table:table-cell office:value-type="float" office:value="0.706037033653" calcext:value-type="float">
            <text:p>0,7060370337</text:p>
          </table:table-cell>
          <table:table-cell office:value-type="float" office:value="0.7013" calcext:value-type="float">
            <text:p>0,7013</text:p>
          </table:table-cell>
          <table:table-cell office:value-type="float" office:value="0.937570491123" calcext:value-type="float">
            <text:p>0,93757049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0698873567041" calcext:value-type="float">
            <text:p>0,0006988736</text:p>
          </table:table-cell>
          <table:table-cell office:value-type="float" office:value="0.67" calcext:value-type="float">
            <text:p>0,67</text:p>
          </table:table-cell>
          <table:table-cell office:value-type="float" office:value="2.73756282806" calcext:value-type="float">
            <text:p>2,737562828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854960000038" calcext:value-type="float">
            <text:p>0,85496</text:p>
          </table:table-cell>
          <table:table-cell office:value-type="float" office:value="0.394567723579" calcext:value-type="float">
            <text:p>0,3945677236</text:p>
          </table:table-cell>
          <table:table-cell office:value-type="float" office:value="0.7432" calcext:value-type="float">
            <text:p>0,7432</text:p>
          </table:table-cell>
          <table:table-cell office:value-type="float" office:value="0.853697825623" calcext:value-type="float">
            <text:p>0,853697825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083304099841" calcext:value-type="float">
            <text:p>0,000833041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72754355164" calcext:value-type="float">
            <text:p>2,727543551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117547968701" calcext:value-type="float">
            <text:p>0,0011754797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63014361725" calcext:value-type="float">
            <text:p>2,630143617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144148199178" calcext:value-type="float">
            <text:p>0,001441482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64584471893" calcext:value-type="float">
            <text:p>2,645844718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325702237204" calcext:value-type="float">
            <text:p>0,0032570224</text:p>
          </table:table-cell>
          <table:table-cell office:value-type="float" office:value="0.6541" calcext:value-type="float">
            <text:p>0,6541</text:p>
          </table:table-cell>
          <table:table-cell office:value-type="float" office:value="2.61335934448" calcext:value-type="float">
            <text:p>2,613359344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38" calcext:value-type="float">
            <text:p>14,505963303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0" calcext:value-type="float">
            <text:p>170</text:p>
          </table:table-cell>
          <table:table-cell office:value-type="float" office:value="0.863539999962" calcext:value-type="float">
            <text:p>0,86354</text:p>
          </table:table-cell>
          <table:table-cell office:value-type="float" office:value="0.386385628872" calcext:value-type="float">
            <text:p>0,3863856289</text:p>
          </table:table-cell>
          <table:table-cell office:value-type="float" office:value="0.5924" calcext:value-type="float">
            <text:p>0,5924</text:p>
          </table:table-cell>
          <table:table-cell office:value-type="float" office:value="1.67186421928" calcext:value-type="float">
            <text:p>1,671864219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1958221520558" calcext:value-type="float">
            <text:p>0,0019582215</text:p>
          </table:table-cell>
          <table:table-cell office:value-type="float" office:value="0.6722" calcext:value-type="float">
            <text:p>0,6722</text:p>
          </table:table-cell>
          <table:table-cell office:value-type="float" office:value="2.42932704620361" calcext:value-type="float">
            <text:p>2,429327046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842579999962" calcext:value-type="float">
            <text:p>0,84258</text:p>
          </table:table-cell>
          <table:table-cell office:value-type="float" office:value="0.426776651688" calcext:value-type="float">
            <text:p>0,4267766517</text:p>
          </table:table-cell>
          <table:table-cell office:value-type="float" office:value="0.739" calcext:value-type="float">
            <text:p>0,739</text:p>
          </table:table-cell>
          <table:table-cell office:value-type="float" office:value="0.835999762726" calcext:value-type="float">
            <text:p>0,835999762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808460000038" calcext:value-type="float">
            <text:p>0,80846</text:p>
          </table:table-cell>
          <table:table-cell office:value-type="float" office:value="0.518969324169" calcext:value-type="float">
            <text:p>0,5189693242</text:p>
          </table:table-cell>
          <table:table-cell office:value-type="float" office:value="0.7338" calcext:value-type="float">
            <text:p>0,7338</text:p>
          </table:table-cell>
          <table:table-cell office:value-type="float" office:value="0.795641835022" calcext:value-type="float">
            <text:p>0,79564183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752060000038" calcext:value-type="float">
            <text:p>0,75206</text:p>
          </table:table-cell>
          <table:table-cell office:value-type="float" office:value="0.695861574516" calcext:value-type="float">
            <text:p>0,6958615745</text:p>
          </table:table-cell>
          <table:table-cell office:value-type="float" office:value="0.6973" calcext:value-type="float">
            <text:p>0,6973</text:p>
          </table:table-cell>
          <table:table-cell office:value-type="float" office:value="0.924727111435" calcext:value-type="float">
            <text:p>0,924727111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.000689861954562" calcext:value-type="float">
            <text:p>0,000689862</text:p>
          </table:table-cell>
          <table:table-cell office:value-type="float" office:value="0.6701" calcext:value-type="float">
            <text:p>0,6701</text:p>
          </table:table-cell>
          <table:table-cell office:value-type="float" office:value="2.73939203873" calcext:value-type="float">
            <text:p>2,739392038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85468" calcext:value-type="float">
            <text:p>0,85468</text:p>
          </table:table-cell>
          <table:table-cell office:value-type="float" office:value="0.392232244053" calcext:value-type="float">
            <text:p>0,3922322441</text:p>
          </table:table-cell>
          <table:table-cell office:value-type="float" office:value="0.7392" calcext:value-type="float">
            <text:p>0,7392</text:p>
          </table:table-cell>
          <table:table-cell office:value-type="float" office:value="0.855894994164" calcext:value-type="float">
            <text:p>0,855894994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.000824178176969" calcext:value-type="float">
            <text:p>0,0008241782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7276237812" calcext:value-type="float">
            <text:p>2,727623781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.00115472921483" calcext:value-type="float">
            <text:p>0,0011547292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63106305313" calcext:value-type="float">
            <text:p>2,631063053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.00142053127147" calcext:value-type="float">
            <text:p>0,0014205313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4856174469" calcext:value-type="float">
            <text:p>2,648561744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345441377386" calcext:value-type="float">
            <text:p>0,0034544138</text:p>
          </table:table-cell>
          <table:table-cell office:value-type="float" office:value="0.6533" calcext:value-type="float">
            <text:p>0,6533</text:p>
          </table:table-cell>
          <table:table-cell office:value-type="float" office:value="2.61594554749" calcext:value-type="float">
            <text:p>2,615945547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01" calcext:value-type="float">
            <text:p>14,505963330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1" calcext:value-type="float">
            <text:p>171</text:p>
          </table:table-cell>
          <table:table-cell office:value-type="float" office:value="0.866460000019" calcext:value-type="float">
            <text:p>0,86646</text:p>
          </table:table-cell>
          <table:table-cell office:value-type="float" office:value="0.379996168156" calcext:value-type="float">
            <text:p>0,3799961682</text:p>
          </table:table-cell>
          <table:table-cell office:value-type="float" office:value="0.5981" calcext:value-type="float">
            <text:p>0,5981</text:p>
          </table:table-cell>
          <table:table-cell office:value-type="float" office:value="1.66464299812" calcext:value-type="float">
            <text:p>1,664642998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.00193298797253519" calcext:value-type="float">
            <text:p>0,001932988</text:p>
          </table:table-cell>
          <table:table-cell office:value-type="float" office:value="0.6723" calcext:value-type="float">
            <text:p>0,6723</text:p>
          </table:table-cell>
          <table:table-cell office:value-type="float" office:value="2.43011377182007" calcext:value-type="float">
            <text:p>2,4301137718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842620000038" calcext:value-type="float">
            <text:p>0,84262</text:p>
          </table:table-cell>
          <table:table-cell office:value-type="float" office:value="0.429589803238" calcext:value-type="float">
            <text:p>0,4295898032</text:p>
          </table:table-cell>
          <table:table-cell office:value-type="float" office:value="0.7288" calcext:value-type="float">
            <text:p>0,7288</text:p>
          </table:table-cell>
          <table:table-cell office:value-type="float" office:value="0.867114479637" calcext:value-type="float">
            <text:p>0,867114479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811420000038" calcext:value-type="float">
            <text:p>0,81142</text:p>
          </table:table-cell>
          <table:table-cell office:value-type="float" office:value="0.516216390285" calcext:value-type="float">
            <text:p>0,5162163903</text:p>
          </table:table-cell>
          <table:table-cell office:value-type="float" office:value="0.7381" calcext:value-type="float">
            <text:p>0,7381</text:p>
          </table:table-cell>
          <table:table-cell office:value-type="float" office:value="0.784370341492" calcext:value-type="float">
            <text:p>0,784370341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750960000019" calcext:value-type="float">
            <text:p>0,75096</text:p>
          </table:table-cell>
          <table:table-cell office:value-type="float" office:value="0.694105964832" calcext:value-type="float">
            <text:p>0,6941059648</text:p>
          </table:table-cell>
          <table:table-cell office:value-type="float" office:value="0.6954" calcext:value-type="float">
            <text:p>0,6954</text:p>
          </table:table-cell>
          <table:table-cell office:value-type="float" office:value="0.926043578911" calcext:value-type="float">
            <text:p>0,926043578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.000698114291318" calcext:value-type="float">
            <text:p>0,0006981143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73972948494" calcext:value-type="float">
            <text:p>2,739729484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852760000038" calcext:value-type="float">
            <text:p>0,85276</text:p>
          </table:table-cell>
          <table:table-cell office:value-type="float" office:value="0.39351215292" calcext:value-type="float">
            <text:p>0,3935121529</text:p>
          </table:table-cell>
          <table:table-cell office:value-type="float" office:value="0.7423" calcext:value-type="float">
            <text:p>0,7423</text:p>
          </table:table-cell>
          <table:table-cell office:value-type="float" office:value="0.874687031555" calcext:value-type="float">
            <text:p>0,8746870316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0862220615074" calcext:value-type="float">
            <text:p>0,0008622206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72972306671" calcext:value-type="float">
            <text:p>2,7297230667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.00114718152434" calcext:value-type="float">
            <text:p>0,0011471815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3558996353" calcext:value-type="float">
            <text:p>2,635589963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.00139684711993" calcext:value-type="float">
            <text:p>0,0013968471</text:p>
          </table:table-cell>
          <table:table-cell office:value-type="float" office:value="0.668" calcext:value-type="float">
            <text:p>0,668</text:p>
          </table:table-cell>
          <table:table-cell office:value-type="float" office:value="2.6514305645" calcext:value-type="float">
            <text:p>2,651430564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2712675567" calcext:value-type="float">
            <text:p>0,0032712676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62144240379" calcext:value-type="float">
            <text:p>2,6214424038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299" calcext:value-type="float">
            <text:p>14,505963299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2" calcext:value-type="float">
            <text:p>172</text:p>
          </table:table-cell>
          <table:table-cell office:value-type="float" office:value="0.866539999981" calcext:value-type="float">
            <text:p>0,86654</text:p>
          </table:table-cell>
          <table:table-cell office:value-type="float" office:value="0.375734042034" calcext:value-type="float">
            <text:p>0,375734042</text:p>
          </table:table-cell>
          <table:table-cell office:value-type="float" office:value="0.5877" calcext:value-type="float">
            <text:p>0,5877</text:p>
          </table:table-cell>
          <table:table-cell office:value-type="float" office:value="1.71247729473" calcext:value-type="float">
            <text:p>1,7124772947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.00191677821815014" calcext:value-type="float">
            <text:p>0,0019167782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432268699646" calcext:value-type="float">
            <text:p>2,4322686996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840900000019" calcext:value-type="float">
            <text:p>0,8409</text:p>
          </table:table-cell>
          <table:table-cell office:value-type="float" office:value="0.427205827579" calcext:value-type="float">
            <text:p>0,4272058276</text:p>
          </table:table-cell>
          <table:table-cell office:value-type="float" office:value="0.736" calcext:value-type="float">
            <text:p>0,736</text:p>
          </table:table-cell>
          <table:table-cell office:value-type="float" office:value="0.851434456825" calcext:value-type="float">
            <text:p>0,8514344568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812200000038" calcext:value-type="float">
            <text:p>0,8122</text:p>
          </table:table-cell>
          <table:table-cell office:value-type="float" office:value="0.51403332222" calcext:value-type="float">
            <text:p>0,5140333222</text:p>
          </table:table-cell>
          <table:table-cell office:value-type="float" office:value="0.7414" calcext:value-type="float">
            <text:p>0,7414</text:p>
          </table:table-cell>
          <table:table-cell office:value-type="float" office:value="0.78478147049" calcext:value-type="float">
            <text:p>0,784781470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749119999962" calcext:value-type="float">
            <text:p>0,74912</text:p>
          </table:table-cell>
          <table:table-cell office:value-type="float" office:value="0.693526497421" calcext:value-type="float">
            <text:p>0,6935264974</text:p>
          </table:table-cell>
          <table:table-cell office:value-type="float" office:value="0.6848" calcext:value-type="float">
            <text:p>0,6848</text:p>
          </table:table-cell>
          <table:table-cell office:value-type="float" office:value="0.959047873878" calcext:value-type="float">
            <text:p>0,959047873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0679332792349" calcext:value-type="float">
            <text:p>0,0006793328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74119456902" calcext:value-type="float">
            <text:p>2,741194569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853260000038" calcext:value-type="float">
            <text:p>0,85326</text:p>
          </table:table-cell>
          <table:table-cell office:value-type="float" office:value="0.388613150349" calcext:value-type="float">
            <text:p>0,3886131503</text:p>
          </table:table-cell>
          <table:table-cell office:value-type="float" office:value="0.7449" calcext:value-type="float">
            <text:p>0,7449</text:p>
          </table:table-cell>
          <table:table-cell office:value-type="float" office:value="0.851194304085" calcext:value-type="float">
            <text:p>0,851194304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0811960816327" calcext:value-type="float">
            <text:p>0,0008119608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73067491684" calcext:value-type="float">
            <text:p>2,7306749168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11213764663" calcext:value-type="float">
            <text:p>0,0011213765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63595828781" calcext:value-type="float">
            <text:p>2,6359582878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13803623949" calcext:value-type="float">
            <text:p>0,0013803624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5399407272" calcext:value-type="float">
            <text:p>2,6539940727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311005863413" calcext:value-type="float">
            <text:p>0,0031100586</text:p>
          </table:table-cell>
          <table:table-cell office:value-type="float" office:value="0.6539" calcext:value-type="float">
            <text:p>0,6539</text:p>
          </table:table-cell>
          <table:table-cell office:value-type="float" office:value="2.62501491394" calcext:value-type="float">
            <text:p>2,6250149139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11" calcext:value-type="float">
            <text:p>14,505963301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3" calcext:value-type="float">
            <text:p>173</text:p>
          </table:table-cell>
          <table:table-cell office:value-type="float" office:value="0.868120000038" calcext:value-type="float">
            <text:p>0,86812</text:p>
          </table:table-cell>
          <table:table-cell office:value-type="float" office:value="0.371462596045" calcext:value-type="float">
            <text:p>0,371462596</text:p>
          </table:table-cell>
          <table:table-cell office:value-type="float" office:value="0.5885" calcext:value-type="float">
            <text:p>0,5885</text:p>
          </table:table-cell>
          <table:table-cell office:value-type="float" office:value="1.72070871811" calcext:value-type="float">
            <text:p>1,720708718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187953227918595" calcext:value-type="float">
            <text:p>0,0018795323</text:p>
          </table:table-cell>
          <table:table-cell office:value-type="float" office:value="0.6715" calcext:value-type="float">
            <text:p>0,6715</text:p>
          </table:table-cell>
          <table:table-cell office:value-type="float" office:value="2.43210312347412" calcext:value-type="float">
            <text:p>2,4321031235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84274" calcext:value-type="float">
            <text:p>0,84274</text:p>
          </table:table-cell>
          <table:table-cell office:value-type="float" office:value="0.423374046202" calcext:value-type="float">
            <text:p>0,4233740462</text:p>
          </table:table-cell>
          <table:table-cell office:value-type="float" office:value="0.7356" calcext:value-type="float">
            <text:p>0,7356</text:p>
          </table:table-cell>
          <table:table-cell office:value-type="float" office:value="0.834303929138" calcext:value-type="float">
            <text:p>0,834303929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812500000019" calcext:value-type="float">
            <text:p>0,8125</text:p>
          </table:table-cell>
          <table:table-cell office:value-type="float" office:value="0.512346817398" calcext:value-type="float">
            <text:p>0,5123468174</text:p>
          </table:table-cell>
          <table:table-cell office:value-type="float" office:value="0.7368" calcext:value-type="float">
            <text:p>0,7368</text:p>
          </table:table-cell>
          <table:table-cell office:value-type="float" office:value="0.790266639709" calcext:value-type="float">
            <text:p>0,7902666397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753400000038" calcext:value-type="float">
            <text:p>0,7534</text:p>
          </table:table-cell>
          <table:table-cell office:value-type="float" office:value="0.687119577599" calcext:value-type="float">
            <text:p>0,6871195776</text:p>
          </table:table-cell>
          <table:table-cell office:value-type="float" office:value="0.6996" calcext:value-type="float">
            <text:p>0,6996</text:p>
          </table:table-cell>
          <table:table-cell office:value-type="float" office:value="0.909670803642" calcext:value-type="float">
            <text:p>0,909670803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00675606603492" calcext:value-type="float">
            <text:p>0,0006756066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7441340538" calcext:value-type="float">
            <text:p>2,7441340538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857179999981" calcext:value-type="float">
            <text:p>0,85718</text:p>
          </table:table-cell>
          <table:table-cell office:value-type="float" office:value="0.385604770384" calcext:value-type="float">
            <text:p>0,3856047704</text:p>
          </table:table-cell>
          <table:table-cell office:value-type="float" office:value="0.7371" calcext:value-type="float">
            <text:p>0,7371</text:p>
          </table:table-cell>
          <table:table-cell office:value-type="float" office:value="0.867269171333" calcext:value-type="float">
            <text:p>0,867269171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00826946251616" calcext:value-type="float">
            <text:p>0,0008269463</text:p>
          </table:table-cell>
          <table:table-cell office:value-type="float" office:value="0.6639" calcext:value-type="float">
            <text:p>0,6639</text:p>
          </table:table-cell>
          <table:table-cell office:value-type="float" office:value="2.73272849731" calcext:value-type="float">
            <text:p>2,732728497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0111221258827" calcext:value-type="float">
            <text:p>0,0011122126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4009990921" calcext:value-type="float">
            <text:p>2,640099909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0137051601574" calcext:value-type="float">
            <text:p>0,001370516</text:p>
          </table:table-cell>
          <table:table-cell office:value-type="float" office:value="0.667" calcext:value-type="float">
            <text:p>0,667</text:p>
          </table:table-cell>
          <table:table-cell office:value-type="float" office:value="2.65690398178" calcext:value-type="float">
            <text:p>2,6569039818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07011919007" calcext:value-type="float">
            <text:p>0,0030701192</text:p>
          </table:table-cell>
          <table:table-cell office:value-type="float" office:value="0.6544" calcext:value-type="float">
            <text:p>0,6544</text:p>
          </table:table-cell>
          <table:table-cell office:value-type="float" office:value="2.63028428497" calcext:value-type="float">
            <text:p>2,630284285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426" calcext:value-type="float">
            <text:p>14,505963342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4" calcext:value-type="float">
            <text:p>174</text:p>
          </table:table-cell>
          <table:table-cell office:value-type="float" office:value="0.871619999981" calcext:value-type="float">
            <text:p>0,87162</text:p>
          </table:table-cell>
          <table:table-cell office:value-type="float" office:value="0.363908484497" calcext:value-type="float">
            <text:p>0,3639084845</text:p>
          </table:table-cell>
          <table:table-cell office:value-type="float" office:value="0.6019" calcext:value-type="float">
            <text:p>0,6019</text:p>
          </table:table-cell>
          <table:table-cell office:value-type="float" office:value="1.72674887619" calcext:value-type="float">
            <text:p>1,726748876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0186017020888627" calcext:value-type="float">
            <text:p>0,0018601702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43565862121582" calcext:value-type="float">
            <text:p>2,435658621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846639999981" calcext:value-type="float">
            <text:p>0,84664</text:p>
          </table:table-cell>
          <table:table-cell office:value-type="float" office:value="0.421617985516" calcext:value-type="float">
            <text:p>0,4216179855</text:p>
          </table:table-cell>
          <table:table-cell office:value-type="float" office:value="0.734" calcext:value-type="float">
            <text:p>0,734</text:p>
          </table:table-cell>
          <table:table-cell office:value-type="float" office:value="0.847913039207" calcext:value-type="float">
            <text:p>0,847913039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811840000019" calcext:value-type="float">
            <text:p>0,81184</text:p>
          </table:table-cell>
          <table:table-cell office:value-type="float" office:value="0.515850193882" calcext:value-type="float">
            <text:p>0,5158501939</text:p>
          </table:table-cell>
          <table:table-cell office:value-type="float" office:value="0.7429" calcext:value-type="float">
            <text:p>0,7429</text:p>
          </table:table-cell>
          <table:table-cell office:value-type="float" office:value="0.781431086731" calcext:value-type="float">
            <text:p>0,7814310867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75316" calcext:value-type="float">
            <text:p>0,75316</text:p>
          </table:table-cell>
          <table:table-cell office:value-type="float" office:value="0.68428915966" calcext:value-type="float">
            <text:p>0,6842891597</text:p>
          </table:table-cell>
          <table:table-cell office:value-type="float" office:value="0.6965" calcext:value-type="float">
            <text:p>0,6965</text:p>
          </table:table-cell>
          <table:table-cell office:value-type="float" office:value="0.918694278622" calcext:value-type="float">
            <text:p>0,918694278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.000662914723195" calcext:value-type="float">
            <text:p>0,0006629147</text:p>
          </table:table-cell>
          <table:table-cell office:value-type="float" office:value="0.6698" calcext:value-type="float">
            <text:p>0,6698</text:p>
          </table:table-cell>
          <table:table-cell office:value-type="float" office:value="2.747110252" calcext:value-type="float">
            <text:p>2,74711025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858820000038" calcext:value-type="float">
            <text:p>0,85882</text:p>
          </table:table-cell>
          <table:table-cell office:value-type="float" office:value="0.383669089718" calcext:value-type="float">
            <text:p>0,3836690897</text:p>
          </table:table-cell>
          <table:table-cell office:value-type="float" office:value="0.7387" calcext:value-type="float">
            <text:p>0,7387</text:p>
          </table:table-cell>
          <table:table-cell office:value-type="float" office:value="0.867061457062" calcext:value-type="float">
            <text:p>0,867061457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.000789182065241" calcext:value-type="float">
            <text:p>0,0007891821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73674291153" calcext:value-type="float">
            <text:p>2,736742911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.00108999448299" calcext:value-type="float">
            <text:p>0,0010899945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64346070709" calcext:value-type="float">
            <text:p>2,643460707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.00134206055321" calcext:value-type="float">
            <text:p>0,0013420606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66038276291" calcext:value-type="float">
            <text:p>2,6603827629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331928214222" calcext:value-type="float">
            <text:p>0,0033192821</text:p>
          </table:table-cell>
          <table:table-cell office:value-type="float" office:value="0.6529" calcext:value-type="float">
            <text:p>0,6529</text:p>
          </table:table-cell>
          <table:table-cell office:value-type="float" office:value="2.63347078819" calcext:value-type="float">
            <text:p>2,633470788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10002000001" calcext:value-type="float">
            <text:p>0,10002</text:p>
          </table:table-cell>
          <table:table-cell office:value-type="float" office:value="14.505963298" calcext:value-type="float">
            <text:p>14,50596329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5" calcext:value-type="float">
            <text:p>175</text:p>
          </table:table-cell>
          <table:table-cell office:value-type="float" office:value="0.873839999981" calcext:value-type="float">
            <text:p>0,87384</text:p>
          </table:table-cell>
          <table:table-cell office:value-type="float" office:value="0.359846578407" calcext:value-type="float">
            <text:p>0,3598465784</text:p>
          </table:table-cell>
          <table:table-cell office:value-type="float" office:value="0.6019" calcext:value-type="float">
            <text:p>0,6019</text:p>
          </table:table-cell>
          <table:table-cell office:value-type="float" office:value="1.73543343887" calcext:value-type="float">
            <text:p>1,7354334389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.0018313706349954" calcext:value-type="float">
            <text:p>0,0018313706</text:p>
          </table:table-cell>
          <table:table-cell office:value-type="float" office:value="0.6721" calcext:value-type="float">
            <text:p>0,6721</text:p>
          </table:table-cell>
          <table:table-cell office:value-type="float" office:value="2.43912824020386" calcext:value-type="float">
            <text:p>2,439128240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844619999981" calcext:value-type="float">
            <text:p>0,84462</text:p>
          </table:table-cell>
          <table:table-cell office:value-type="float" office:value="0.419746270552" calcext:value-type="float">
            <text:p>0,4197462706</text:p>
          </table:table-cell>
          <table:table-cell office:value-type="float" office:value="0.7367" calcext:value-type="float">
            <text:p>0,7367</text:p>
          </table:table-cell>
          <table:table-cell office:value-type="float" office:value="0.844543579674" calcext:value-type="float">
            <text:p>0,8445435797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815200000019" calcext:value-type="float">
            <text:p>0,8152</text:p>
          </table:table-cell>
          <table:table-cell office:value-type="float" office:value="0.506393582859" calcext:value-type="float">
            <text:p>0,5063935829</text:p>
          </table:table-cell>
          <table:table-cell office:value-type="float" office:value="0.7408" calcext:value-type="float">
            <text:p>0,7408</text:p>
          </table:table-cell>
          <table:table-cell office:value-type="float" office:value="0.782909943962" calcext:value-type="float">
            <text:p>0,782909944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757600000038" calcext:value-type="float">
            <text:p>0,7576</text:p>
          </table:table-cell>
          <table:table-cell office:value-type="float" office:value="0.671188451271" calcext:value-type="float">
            <text:p>0,6711884513</text:p>
          </table:table-cell>
          <table:table-cell office:value-type="float" office:value="0.6971" calcext:value-type="float">
            <text:p>0,6971</text:p>
          </table:table-cell>
          <table:table-cell office:value-type="float" office:value="0.930175320625" calcext:value-type="float">
            <text:p>0,930175320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.000653796211593" calcext:value-type="float">
            <text:p>0,0006537962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74941846695" calcext:value-type="float">
            <text:p>2,749418467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85804" calcext:value-type="float">
            <text:p>0,85804</text:p>
          </table:table-cell>
          <table:table-cell office:value-type="float" office:value="0.382146641779" calcext:value-type="float">
            <text:p>0,3821466418</text:p>
          </table:table-cell>
          <table:table-cell office:value-type="float" office:value="0.7405" calcext:value-type="float">
            <text:p>0,7405</text:p>
          </table:table-cell>
          <table:table-cell office:value-type="float" office:value="0.858185579872" calcext:value-type="float">
            <text:p>0,8581855799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.000776807415336" calcext:value-type="float">
            <text:p>0,0007768074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73839453087" calcext:value-type="float">
            <text:p>2,7383945309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.00106940655809" calcext:value-type="float">
            <text:p>0,0010694066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64648508377" calcext:value-type="float">
            <text:p>2,6464850838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.00132810705571" calcext:value-type="float">
            <text:p>0,0013281071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66384075127" calcext:value-type="float">
            <text:p>2,6638407513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322339300483" calcext:value-type="float">
            <text:p>0,003223393</text:p>
          </table:table-cell>
          <table:table-cell office:value-type="float" office:value="0.6523" calcext:value-type="float">
            <text:p>0,6523</text:p>
          </table:table-cell>
          <table:table-cell office:value-type="float" office:value="2.65957471313" calcext:value-type="float">
            <text:p>2,6595747131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322" calcext:value-type="float">
            <text:p>14,505963332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6" calcext:value-type="float">
            <text:p>176</text:p>
          </table:table-cell>
          <table:table-cell office:value-type="float" office:value="0.872620000038" calcext:value-type="float">
            <text:p>0,87262</text:p>
          </table:table-cell>
          <table:table-cell office:value-type="float" office:value="0.358457411213" calcext:value-type="float">
            <text:p>0,3584574112</text:p>
          </table:table-cell>
          <table:table-cell office:value-type="float" office:value="0.5958" calcext:value-type="float">
            <text:p>0,5958</text:p>
          </table:table-cell>
          <table:table-cell office:value-type="float" office:value="1.75776586571" calcext:value-type="float">
            <text:p>1,7577658657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.00180098327882588" calcext:value-type="float">
            <text:p>0,0018009833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44361690292358" calcext:value-type="float">
            <text:p>2,4436169029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84492" calcext:value-type="float">
            <text:p>0,84492</text:p>
          </table:table-cell>
          <table:table-cell office:value-type="float" office:value="0.418942955503" calcext:value-type="float">
            <text:p>0,4189429555</text:p>
          </table:table-cell>
          <table:table-cell office:value-type="float" office:value="0.7328" calcext:value-type="float">
            <text:p>0,7328</text:p>
          </table:table-cell>
          <table:table-cell office:value-type="float" office:value="0.845764749718" calcext:value-type="float">
            <text:p>0,8457647497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817639999981" calcext:value-type="float">
            <text:p>0,81764</text:p>
          </table:table-cell>
          <table:table-cell office:value-type="float" office:value="0.50383160676" calcext:value-type="float">
            <text:p>0,5038316068</text:p>
          </table:table-cell>
          <table:table-cell office:value-type="float" office:value="0.7408" calcext:value-type="float">
            <text:p>0,7408</text:p>
          </table:table-cell>
          <table:table-cell office:value-type="float" office:value="0.792360650635" calcext:value-type="float">
            <text:p>0,7923606506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7547" calcext:value-type="float">
            <text:p>0,7547</text:p>
          </table:table-cell>
          <table:table-cell office:value-type="float" office:value="0.671014065819" calcext:value-type="float">
            <text:p>0,6710140658</text:p>
          </table:table-cell>
          <table:table-cell office:value-type="float" office:value="0.696" calcext:value-type="float">
            <text:p>0,696</text:p>
          </table:table-cell>
          <table:table-cell office:value-type="float" office:value="0.908818952942" calcext:value-type="float">
            <text:p>0,908818952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.000647987580225" calcext:value-type="float">
            <text:p>0,0006479876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7515127121" calcext:value-type="float">
            <text:p>2,7515127121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8589" calcext:value-type="float">
            <text:p>0,8589</text:p>
          </table:table-cell>
          <table:table-cell office:value-type="float" office:value="0.378733193836" calcext:value-type="float">
            <text:p>0,3787331938</text:p>
          </table:table-cell>
          <table:table-cell office:value-type="float" office:value="0.7372" calcext:value-type="float">
            <text:p>0,7372</text:p>
          </table:table-cell>
          <table:table-cell office:value-type="float" office:value="0.879103500557" calcext:value-type="float">
            <text:p>0,8791035006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.000772062111199" calcext:value-type="float">
            <text:p>0,0007720621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74009411163" calcext:value-type="float">
            <text:p>2,7400941116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.0010559687236" calcext:value-type="float">
            <text:p>0,0010559687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4803280029" calcext:value-type="float">
            <text:p>2,648032800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.00131146148648" calcext:value-type="float">
            <text:p>0,0013114615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6585461197" calcext:value-type="float">
            <text:p>2,66585461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326042427555" calcext:value-type="float">
            <text:p>0,0032604243</text:p>
          </table:table-cell>
          <table:table-cell office:value-type="float" office:value="0.6522" calcext:value-type="float">
            <text:p>0,6522</text:p>
          </table:table-cell>
          <table:table-cell office:value-type="float" office:value="2.64361772232" calcext:value-type="float">
            <text:p>2,643617722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03" calcext:value-type="float">
            <text:p>14,505963320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7" calcext:value-type="float">
            <text:p>177</text:p>
          </table:table-cell>
          <table:table-cell office:value-type="float" office:value="0.876539999981" calcext:value-type="float">
            <text:p>0,87654</text:p>
          </table:table-cell>
          <table:table-cell office:value-type="float" office:value="0.352495795803" calcext:value-type="float">
            <text:p>0,3524957958</text:p>
          </table:table-cell>
          <table:table-cell office:value-type="float" office:value="0.5966" calcext:value-type="float">
            <text:p>0,5966</text:p>
          </table:table-cell>
          <table:table-cell office:value-type="float" office:value="1.76289213715" calcext:value-type="float">
            <text:p>1,762892137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.00178069070361555" calcext:value-type="float">
            <text:p>0,0017806907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4353021240234" calcext:value-type="float">
            <text:p>2,4435302124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84818" calcext:value-type="float">
            <text:p>0,84818</text:p>
          </table:table-cell>
          <table:table-cell office:value-type="float" office:value="0.414221026917" calcext:value-type="float">
            <text:p>0,4142210269</text:p>
          </table:table-cell>
          <table:table-cell office:value-type="float" office:value="0.7309" calcext:value-type="float">
            <text:p>0,7309</text:p>
          </table:table-cell>
          <table:table-cell office:value-type="float" office:value="0.863003137779" calcext:value-type="float">
            <text:p>0,8630031378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81364" calcext:value-type="float">
            <text:p>0,81364</text:p>
          </table:table-cell>
          <table:table-cell office:value-type="float" office:value="0.508981114101" calcext:value-type="float">
            <text:p>0,5089811141</text:p>
          </table:table-cell>
          <table:table-cell office:value-type="float" office:value="0.7402" calcext:value-type="float">
            <text:p>0,7402</text:p>
          </table:table-cell>
          <table:table-cell office:value-type="float" office:value="0.781153351974" calcext:value-type="float">
            <text:p>0,78115335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761540000019" calcext:value-type="float">
            <text:p>0,76154</text:p>
          </table:table-cell>
          <table:table-cell office:value-type="float" office:value="0.666191574059" calcext:value-type="float">
            <text:p>0,6661915741</text:p>
          </table:table-cell>
          <table:table-cell office:value-type="float" office:value="0.6912" calcext:value-type="float">
            <text:p>0,6912</text:p>
          </table:table-cell>
          <table:table-cell office:value-type="float" office:value="0.936047724342" calcext:value-type="float">
            <text:p>0,936047724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.000644392607845" calcext:value-type="float">
            <text:p>0,0006443926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7534684639" calcext:value-type="float">
            <text:p>2,753468463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860099999981" calcext:value-type="float">
            <text:p>0,8601</text:p>
          </table:table-cell>
          <table:table-cell office:value-type="float" office:value="0.376902164392" calcext:value-type="float">
            <text:p>0,3769021644</text:p>
          </table:table-cell>
          <table:table-cell office:value-type="float" office:value="0.7407" calcext:value-type="float">
            <text:p>0,7407</text:p>
          </table:table-cell>
          <table:table-cell office:value-type="float" office:value="0.881475131798" calcext:value-type="float">
            <text:p>0,881475131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.000762325120699" calcext:value-type="float">
            <text:p>0,0007623251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74323884277" calcext:value-type="float">
            <text:p>2,743238842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.00104283390801" calcext:value-type="float">
            <text:p>0,0010428339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65282607727" calcext:value-type="float">
            <text:p>2,652826077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.00129749221198" calcext:value-type="float">
            <text:p>0,0012974922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6963435211" calcext:value-type="float">
            <text:p>2,669634352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335950458191" calcext:value-type="float">
            <text:p>0,0033595046</text:p>
          </table:table-cell>
          <table:table-cell office:value-type="float" office:value="0.6537" calcext:value-type="float">
            <text:p>0,6537</text:p>
          </table:table-cell>
          <table:table-cell office:value-type="float" office:value="2.64692655945" calcext:value-type="float">
            <text:p>2,646926559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10001999999" calcext:value-type="float">
            <text:p>0,10002</text:p>
          </table:table-cell>
          <table:table-cell office:value-type="float" office:value="14.50596332" calcext:value-type="float">
            <text:p>14,5059633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8" calcext:value-type="float">
            <text:p>178</text:p>
          </table:table-cell>
          <table:table-cell office:value-type="float" office:value="0.880059999981" calcext:value-type="float">
            <text:p>0,88006</text:p>
          </table:table-cell>
          <table:table-cell office:value-type="float" office:value="0.345068305216" calcext:value-type="float">
            <text:p>0,3450683052</text:p>
          </table:table-cell>
          <table:table-cell office:value-type="float" office:value="0.6032" calcext:value-type="float">
            <text:p>0,6032</text:p>
          </table:table-cell>
          <table:table-cell office:value-type="float" office:value="1.76108659534" calcext:value-type="float">
            <text:p>1,761086595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.00177000876538455" calcext:value-type="float">
            <text:p>0,0017700088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4724716491699" calcext:value-type="float">
            <text:p>2,447247164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848059999981" calcext:value-type="float">
            <text:p>0,84806</text:p>
          </table:table-cell>
          <table:table-cell office:value-type="float" office:value="0.40936107275" calcext:value-type="float">
            <text:p>0,4093610728</text:p>
          </table:table-cell>
          <table:table-cell office:value-type="float" office:value="0.7342" calcext:value-type="float">
            <text:p>0,7342</text:p>
          </table:table-cell>
          <table:table-cell office:value-type="float" office:value="0.87309072361" calcext:value-type="float">
            <text:p>0,8730907236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815479999981" calcext:value-type="float">
            <text:p>0,81548</text:p>
          </table:table-cell>
          <table:table-cell office:value-type="float" office:value="0.504930387917" calcext:value-type="float">
            <text:p>0,5049303879</text:p>
          </table:table-cell>
          <table:table-cell office:value-type="float" office:value="0.7402" calcext:value-type="float">
            <text:p>0,7402</text:p>
          </table:table-cell>
          <table:table-cell office:value-type="float" office:value="0.77775367794" calcext:value-type="float">
            <text:p>0,777753677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760200000038" calcext:value-type="float">
            <text:p>0,7602</text:p>
          </table:table-cell>
          <table:table-cell office:value-type="float" office:value="0.666351786041" calcext:value-type="float">
            <text:p>0,666351786</text:p>
          </table:table-cell>
          <table:table-cell office:value-type="float" office:value="0.7007" calcext:value-type="float">
            <text:p>0,7007</text:p>
          </table:table-cell>
          <table:table-cell office:value-type="float" office:value="0.93858681488" calcext:value-type="float">
            <text:p>0,938586814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000632926736772" calcext:value-type="float">
            <text:p>0,0006329267</text:p>
          </table:table-cell>
          <table:table-cell office:value-type="float" office:value="0.67" calcext:value-type="float">
            <text:p>0,67</text:p>
          </table:table-cell>
          <table:table-cell office:value-type="float" office:value="2.75492786942" calcext:value-type="float">
            <text:p>2,7549278694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860399999962" calcext:value-type="float">
            <text:p>0,8604</text:p>
          </table:table-cell>
          <table:table-cell office:value-type="float" office:value="0.371768556566" calcext:value-type="float">
            <text:p>0,3717685566</text:p>
          </table:table-cell>
          <table:table-cell office:value-type="float" office:value="0.7389" calcext:value-type="float">
            <text:p>0,7389</text:p>
          </table:table-cell>
          <table:table-cell office:value-type="float" office:value="0.868825858307" calcext:value-type="float">
            <text:p>0,8688258583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000751523215249" calcext:value-type="float">
            <text:p>0,0007515232</text:p>
          </table:table-cell>
          <table:table-cell office:value-type="float" office:value="0.6639" calcext:value-type="float">
            <text:p>0,6639</text:p>
          </table:table-cell>
          <table:table-cell office:value-type="float" office:value="2.74544282455" calcext:value-type="float">
            <text:p>2,745442824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00102680539999" calcext:value-type="float">
            <text:p>0,0010268054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6558302063" calcext:value-type="float">
            <text:p>2,6558302063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00128782982673" calcext:value-type="float">
            <text:p>0,0012878298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67283805809" calcext:value-type="float">
            <text:p>2,6728380581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297408325233" calcext:value-type="float">
            <text:p>0,0029740833</text:p>
          </table:table-cell>
          <table:table-cell office:value-type="float" office:value="0.6537" calcext:value-type="float">
            <text:p>0,6537</text:p>
          </table:table-cell>
          <table:table-cell office:value-type="float" office:value="2.64704463882" calcext:value-type="float">
            <text:p>2,6470446388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35" calcext:value-type="float">
            <text:p>14,50596333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9" calcext:value-type="float">
            <text:p>179</text:p>
          </table:table-cell>
          <table:table-cell office:value-type="float" office:value="0.88006" calcext:value-type="float">
            <text:p>0,88006</text:p>
          </table:table-cell>
          <table:table-cell office:value-type="float" office:value="0.343235116005" calcext:value-type="float">
            <text:p>0,343235116</text:p>
          </table:table-cell>
          <table:table-cell office:value-type="float" office:value="0.5906" calcext:value-type="float">
            <text:p>0,5906</text:p>
          </table:table-cell>
          <table:table-cell office:value-type="float" office:value="1.82287027283" calcext:value-type="float">
            <text:p>1,8228702728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00174092592336237" calcext:value-type="float">
            <text:p>0,0017409259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5068446502686" calcext:value-type="float">
            <text:p>2,450684465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848080000038" calcext:value-type="float">
            <text:p>0,84808</text:p>
          </table:table-cell>
          <table:table-cell office:value-type="float" office:value="0.408031102333" calcext:value-type="float">
            <text:p>0,4080311023</text:p>
          </table:table-cell>
          <table:table-cell office:value-type="float" office:value="0.7374" calcext:value-type="float">
            <text:p>0,7374</text:p>
          </table:table-cell>
          <table:table-cell office:value-type="float" office:value="0.850015117645" calcext:value-type="float">
            <text:p>0,850015117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815399999981" calcext:value-type="float">
            <text:p>0,8154</text:p>
          </table:table-cell>
          <table:table-cell office:value-type="float" office:value="0.502980542536" calcext:value-type="float">
            <text:p>0,5029805425</text:p>
          </table:table-cell>
          <table:table-cell office:value-type="float" office:value="0.7423" calcext:value-type="float">
            <text:p>0,7423</text:p>
          </table:table-cell>
          <table:table-cell office:value-type="float" office:value="0.790205048561" calcext:value-type="float">
            <text:p>0,790205048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7633" calcext:value-type="float">
            <text:p>0,7633</text:p>
          </table:table-cell>
          <table:table-cell office:value-type="float" office:value="0.662955742798" calcext:value-type="float">
            <text:p>0,6629557428</text:p>
          </table:table-cell>
          <table:table-cell office:value-type="float" office:value="0.6931" calcext:value-type="float">
            <text:p>0,6931</text:p>
          </table:table-cell>
          <table:table-cell office:value-type="float" office:value="0.912779426575" calcext:value-type="float">
            <text:p>0,912779426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00636421176232" calcext:value-type="float">
            <text:p>0,0006364212</text:p>
          </table:table-cell>
          <table:table-cell office:value-type="float" office:value="0.6704" calcext:value-type="float">
            <text:p>0,6704</text:p>
          </table:table-cell>
          <table:table-cell office:value-type="float" office:value="2.75715384445" calcext:value-type="float">
            <text:p>2,757153844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858499999962" calcext:value-type="float">
            <text:p>0,8585</text:p>
          </table:table-cell>
          <table:table-cell office:value-type="float" office:value="0.380413228531" calcext:value-type="float">
            <text:p>0,3804132285</text:p>
          </table:table-cell>
          <table:table-cell office:value-type="float" office:value="0.74" calcext:value-type="float">
            <text:p>0,74</text:p>
          </table:table-cell>
          <table:table-cell office:value-type="float" office:value="0.872305074692" calcext:value-type="float">
            <text:p>0,872305074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00752033426538" calcext:value-type="float">
            <text:p>0,0007520334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74690823822" calcext:value-type="float">
            <text:p>2,746908238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0102028312482" calcext:value-type="float">
            <text:p>0,0010202831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65716370163" calcext:value-type="float">
            <text:p>2,657163701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0126608491816" calcext:value-type="float">
            <text:p>0,0012660849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67435758362" calcext:value-type="float">
            <text:p>2,674357583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84921505496" calcext:value-type="float">
            <text:p>0,0028492151</text:p>
          </table:table-cell>
          <table:table-cell office:value-type="float" office:value="0.6537" calcext:value-type="float">
            <text:p>0,6537</text:p>
          </table:table-cell>
          <table:table-cell office:value-type="float" office:value="2.65155656509" calcext:value-type="float">
            <text:p>2,651556565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907" calcext:value-type="float">
            <text:p>14,505963290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0" calcext:value-type="float">
            <text:p>180</text:p>
          </table:table-cell>
          <table:table-cell office:value-type="float" office:value="0.879460000038" calcext:value-type="float">
            <text:p>0,87946</text:p>
          </table:table-cell>
          <table:table-cell office:value-type="float" office:value="0.341232436733" calcext:value-type="float">
            <text:p>0,3412324367</text:p>
          </table:table-cell>
          <table:table-cell office:value-type="float" office:value="0.5983" calcext:value-type="float">
            <text:p>0,5983</text:p>
          </table:table-cell>
          <table:table-cell office:value-type="float" office:value="1.79134881001" calcext:value-type="float">
            <text:p>1,7913488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0172740524347872" calcext:value-type="float">
            <text:p>0,0017274052</text:p>
          </table:table-cell>
          <table:table-cell office:value-type="float" office:value="0.6727" calcext:value-type="float">
            <text:p>0,6727</text:p>
          </table:table-cell>
          <table:table-cell office:value-type="float" office:value="2.452704662323" calcext:value-type="float">
            <text:p>2,452704662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846800000019" calcext:value-type="float">
            <text:p>0,8468</text:p>
          </table:table-cell>
          <table:table-cell office:value-type="float" office:value="0.412924078007" calcext:value-type="float">
            <text:p>0,412924078</text:p>
          </table:table-cell>
          <table:table-cell office:value-type="float" office:value="0.7319" calcext:value-type="float">
            <text:p>0,7319</text:p>
          </table:table-cell>
          <table:table-cell office:value-type="float" office:value="0.862071735191" calcext:value-type="float">
            <text:p>0,862071735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815520000038" calcext:value-type="float">
            <text:p>0,81552</text:p>
          </table:table-cell>
          <table:table-cell office:value-type="float" office:value="0.501789672012" calcext:value-type="float">
            <text:p>0,501789672</text:p>
          </table:table-cell>
          <table:table-cell office:value-type="float" office:value="0.7427" calcext:value-type="float">
            <text:p>0,7427</text:p>
          </table:table-cell>
          <table:table-cell office:value-type="float" office:value="0.779845764923" calcext:value-type="float">
            <text:p>0,779845764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759920000038" calcext:value-type="float">
            <text:p>0,75992</text:p>
          </table:table-cell>
          <table:table-cell office:value-type="float" office:value="0.662009984741" calcext:value-type="float">
            <text:p>0,6620099847</text:p>
          </table:table-cell>
          <table:table-cell office:value-type="float" office:value="0.699" calcext:value-type="float">
            <text:p>0,699</text:p>
          </table:table-cell>
          <table:table-cell office:value-type="float" office:value="0.920365910816" calcext:value-type="float">
            <text:p>0,920365910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.000622457400225" calcext:value-type="float">
            <text:p>0,0006224574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75827092361" calcext:value-type="float">
            <text:p>2,758270923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861579999962" calcext:value-type="float">
            <text:p>0,86158</text:p>
          </table:table-cell>
          <table:table-cell office:value-type="float" office:value="0.373617755136" calcext:value-type="float">
            <text:p>0,3736177551</text:p>
          </table:table-cell>
          <table:table-cell office:value-type="float" office:value="0.7391" calcext:value-type="float">
            <text:p>0,7391</text:p>
          </table:table-cell>
          <table:table-cell office:value-type="float" office:value="0.882043510628" calcext:value-type="float">
            <text:p>0,882043510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.000737320832368" calcext:value-type="float">
            <text:p>0,0007373208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74917980576" calcext:value-type="float">
            <text:p>2,7491798058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.000999514404722" calcext:value-type="float">
            <text:p>0,0009995144</text:p>
          </table:table-cell>
          <table:table-cell office:value-type="float" office:value="0.667" calcext:value-type="float">
            <text:p>0,667</text:p>
          </table:table-cell>
          <table:table-cell office:value-type="float" office:value="2.66029355736" calcext:value-type="float">
            <text:p>2,6602935574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.00124559631947" calcext:value-type="float">
            <text:p>0,0012455963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67612272873" calcext:value-type="float">
            <text:p>2,6761227287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290127297208" calcext:value-type="float">
            <text:p>0,002901273</text:p>
          </table:table-cell>
          <table:table-cell office:value-type="float" office:value="0.6546" calcext:value-type="float">
            <text:p>0,6546</text:p>
          </table:table-cell>
          <table:table-cell office:value-type="float" office:value="2.65772202759" calcext:value-type="float">
            <text:p>2,657722027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429" calcext:value-type="float">
            <text:p>14,5059633429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1" calcext:value-type="float">
            <text:p>181</text:p>
          </table:table-cell>
          <table:table-cell office:value-type="float" office:value="0.882119999981" calcext:value-type="float">
            <text:p>0,88212</text:p>
          </table:table-cell>
          <table:table-cell office:value-type="float" office:value="0.336153138275" calcext:value-type="float">
            <text:p>0,3361531383</text:p>
          </table:table-cell>
          <table:table-cell office:value-type="float" office:value="0.5988" calcext:value-type="float">
            <text:p>0,5988</text:p>
          </table:table-cell>
          <table:table-cell office:value-type="float" office:value="1.8038716198" calcext:value-type="float">
            <text:p>1,8038716198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.00169593970648944" calcext:value-type="float">
            <text:p>0,0016959397</text:p>
          </table:table-cell>
          <table:table-cell office:value-type="float" office:value="0.6731" calcext:value-type="float">
            <text:p>0,6731</text:p>
          </table:table-cell>
          <table:table-cell office:value-type="float" office:value="2.45390307159424" calcext:value-type="float">
            <text:p>2,453903071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850139999962" calcext:value-type="float">
            <text:p>0,85014</text:p>
          </table:table-cell>
          <table:table-cell office:value-type="float" office:value="0.405988613586" calcext:value-type="float">
            <text:p>0,4059886136</text:p>
          </table:table-cell>
          <table:table-cell office:value-type="float" office:value="0.7359" calcext:value-type="float">
            <text:p>0,7359</text:p>
          </table:table-cell>
          <table:table-cell office:value-type="float" office:value="0.861081166458" calcext:value-type="float">
            <text:p>0,8610811665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816260000019" calcext:value-type="float">
            <text:p>0,81626</text:p>
          </table:table-cell>
          <table:table-cell office:value-type="float" office:value="0.499754033442" calcext:value-type="float">
            <text:p>0,4997540334</text:p>
          </table:table-cell>
          <table:table-cell office:value-type="float" office:value="0.7389" calcext:value-type="float">
            <text:p>0,7389</text:p>
          </table:table-cell>
          <table:table-cell office:value-type="float" office:value="0.806157417679" calcext:value-type="float">
            <text:p>0,8061574177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759099999962" calcext:value-type="float">
            <text:p>0,7591</text:p>
          </table:table-cell>
          <table:table-cell office:value-type="float" office:value="0.667476430988" calcext:value-type="float">
            <text:p>0,667476431</text:p>
          </table:table-cell>
          <table:table-cell office:value-type="float" office:value="0.6979" calcext:value-type="float">
            <text:p>0,6979</text:p>
          </table:table-cell>
          <table:table-cell office:value-type="float" office:value="0.933640564919" calcext:value-type="float">
            <text:p>0,933640564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0619571589045" calcext:value-type="float">
            <text:p>0,0006195716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7614563488" calcext:value-type="float">
            <text:p>2,7614563488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860559999981" calcext:value-type="float">
            <text:p>0,86056</text:p>
          </table:table-cell>
          <table:table-cell office:value-type="float" office:value="0.373353322773" calcext:value-type="float">
            <text:p>0,3733533228</text:p>
          </table:table-cell>
          <table:table-cell office:value-type="float" office:value="0.7383" calcext:value-type="float">
            <text:p>0,7383</text:p>
          </table:table-cell>
          <table:table-cell office:value-type="float" office:value="0.874659562111" calcext:value-type="float">
            <text:p>0,874659562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0736897930168" calcext:value-type="float">
            <text:p>0,0007368979</text:p>
          </table:table-cell>
          <table:table-cell office:value-type="float" office:value="0.6639" calcext:value-type="float">
            <text:p>0,6639</text:p>
          </table:table-cell>
          <table:table-cell office:value-type="float" office:value="2.750311306" calcext:value-type="float">
            <text:p>2,750311306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0991182713769" calcext:value-type="float">
            <text:p>0,0009911827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66198841629" calcext:value-type="float">
            <text:p>2,6619884163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123532734234" calcext:value-type="float">
            <text:p>0,0012353273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67866802788" calcext:value-type="float">
            <text:p>2,6786680279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269855264023" calcext:value-type="float">
            <text:p>0,0026985526</text:p>
          </table:table-cell>
          <table:table-cell office:value-type="float" office:value="0.6542" calcext:value-type="float">
            <text:p>0,6542</text:p>
          </table:table-cell>
          <table:table-cell office:value-type="float" office:value="2.66167074661" calcext:value-type="float">
            <text:p>2,6616707466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441" calcext:value-type="float">
            <text:p>14,505963344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2" calcext:value-type="float">
            <text:p>182</text:p>
          </table:table-cell>
          <table:table-cell office:value-type="float" office:value="0.882719999981" calcext:value-type="float">
            <text:p>0,88272</text:p>
          </table:table-cell>
          <table:table-cell office:value-type="float" office:value="0.332119738188" calcext:value-type="float">
            <text:p>0,3321197382</text:p>
          </table:table-cell>
          <table:table-cell office:value-type="float" office:value="0.5893" calcext:value-type="float">
            <text:p>0,5893</text:p>
          </table:table-cell>
          <table:table-cell office:value-type="float" office:value="1.88456232033" calcext:value-type="float">
            <text:p>1,8845623203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168587557639927" calcext:value-type="float">
            <text:p>0,0016858756</text:p>
          </table:table-cell>
          <table:table-cell office:value-type="float" office:value="0.6734" calcext:value-type="float">
            <text:p>0,6734</text:p>
          </table:table-cell>
          <table:table-cell office:value-type="float" office:value="2.45464186477661" calcext:value-type="float">
            <text:p>2,4546418648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850479999981" calcext:value-type="float">
            <text:p>0,85048</text:p>
          </table:table-cell>
          <table:table-cell office:value-type="float" office:value="0.406726111565" calcext:value-type="float">
            <text:p>0,4067261116</text:p>
          </table:table-cell>
          <table:table-cell office:value-type="float" office:value="0.7379" calcext:value-type="float">
            <text:p>0,7379</text:p>
          </table:table-cell>
          <table:table-cell office:value-type="float" office:value="0.848953054047" calcext:value-type="float">
            <text:p>0,848953054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819780000019" calcext:value-type="float">
            <text:p>0,81978</text:p>
          </table:table-cell>
          <table:table-cell office:value-type="float" office:value="0.495350497856" calcext:value-type="float">
            <text:p>0,4953504979</text:p>
          </table:table-cell>
          <table:table-cell office:value-type="float" office:value="0.739" calcext:value-type="float">
            <text:p>0,739</text:p>
          </table:table-cell>
          <table:table-cell office:value-type="float" office:value="0.786019787407" calcext:value-type="float">
            <text:p>0,7860197874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757179999962" calcext:value-type="float">
            <text:p>0,75718</text:p>
          </table:table-cell>
          <table:table-cell office:value-type="float" office:value="0.673359668941" calcext:value-type="float">
            <text:p>0,6733596689</text:p>
          </table:table-cell>
          <table:table-cell office:value-type="float" office:value="0.6957" calcext:value-type="float">
            <text:p>0,6957</text:p>
          </table:table-cell>
          <table:table-cell office:value-type="float" office:value="0.922307423687" calcext:value-type="float">
            <text:p>0,922307423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.000609783004653" calcext:value-type="float">
            <text:p>0,000609783</text:p>
          </table:table-cell>
          <table:table-cell office:value-type="float" office:value="0.6707" calcext:value-type="float">
            <text:p>0,6707</text:p>
          </table:table-cell>
          <table:table-cell office:value-type="float" office:value="2.76274618683" calcext:value-type="float">
            <text:p>2,762746186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86116" calcext:value-type="float">
            <text:p>0,86116</text:p>
          </table:table-cell>
          <table:table-cell office:value-type="float" office:value="0.37400006403" calcext:value-type="float">
            <text:p>0,374000064</text:p>
          </table:table-cell>
          <table:table-cell office:value-type="float" office:value="0.7373" calcext:value-type="float">
            <text:p>0,7373</text:p>
          </table:table-cell>
          <table:table-cell office:value-type="float" office:value="0.872744840813" calcext:value-type="float">
            <text:p>0,872744840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.000722708305884" calcext:value-type="float">
            <text:p>0,0007227083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7538927742" calcext:value-type="float">
            <text:p>2,753892774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.000973408941776" calcext:value-type="float">
            <text:p>0,0009734089</text:p>
          </table:table-cell>
          <table:table-cell office:value-type="float" office:value="0.667" calcext:value-type="float">
            <text:p>0,667</text:p>
          </table:table-cell>
          <table:table-cell office:value-type="float" office:value="2.66567476196" calcext:value-type="float">
            <text:p>2,66567476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.00122239040013" calcext:value-type="float">
            <text:p>0,0012223904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68251983948" calcext:value-type="float">
            <text:p>2,682519839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68282398358" calcext:value-type="float">
            <text:p>0,002682824</text:p>
          </table:table-cell>
          <table:table-cell office:value-type="float" office:value="0.6539" calcext:value-type="float">
            <text:p>0,6539</text:p>
          </table:table-cell>
          <table:table-cell office:value-type="float" office:value="2.66714853706" calcext:value-type="float">
            <text:p>2,6671485371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01" calcext:value-type="float">
            <text:p>14,505963330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3" calcext:value-type="float">
            <text:p>183</text:p>
          </table:table-cell>
          <table:table-cell office:value-type="float" office:value="0.88512" calcext:value-type="float">
            <text:p>0,88512</text:p>
          </table:table-cell>
          <table:table-cell office:value-type="float" office:value="0.327030723372" calcext:value-type="float">
            <text:p>0,3270307234</text:p>
          </table:table-cell>
          <table:table-cell office:value-type="float" office:value="0.5945" calcext:value-type="float">
            <text:p>0,5945</text:p>
          </table:table-cell>
          <table:table-cell office:value-type="float" office:value="1.80863672676" calcext:value-type="float">
            <text:p>1,808636726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.00166378253243864" calcext:value-type="float">
            <text:p>0,0016637825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6108742828369" calcext:value-type="float">
            <text:p>2,4610874283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84906" calcext:value-type="float">
            <text:p>0,84906</text:p>
          </table:table-cell>
          <table:table-cell office:value-type="float" office:value="0.406616435452" calcext:value-type="float">
            <text:p>0,4066164355</text:p>
          </table:table-cell>
          <table:table-cell office:value-type="float" office:value="0.7328" calcext:value-type="float">
            <text:p>0,7328</text:p>
          </table:table-cell>
          <table:table-cell office:value-type="float" office:value="0.861733122063" calcext:value-type="float">
            <text:p>0,8617331221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821520000038" calcext:value-type="float">
            <text:p>0,82152</text:p>
          </table:table-cell>
          <table:table-cell office:value-type="float" office:value="0.493537040482" calcext:value-type="float">
            <text:p>0,4935370405</text:p>
          </table:table-cell>
          <table:table-cell office:value-type="float" office:value="0.7407" calcext:value-type="float">
            <text:p>0,7407</text:p>
          </table:table-cell>
          <table:table-cell office:value-type="float" office:value="0.787415295601" calcext:value-type="float">
            <text:p>0,7874152956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758180000038" calcext:value-type="float">
            <text:p>0,75818</text:p>
          </table:table-cell>
          <table:table-cell office:value-type="float" office:value="0.662281147099" calcext:value-type="float">
            <text:p>0,6622811471</text:p>
          </table:table-cell>
          <table:table-cell office:value-type="float" office:value="0.6966" calcext:value-type="float">
            <text:p>0,6966</text:p>
          </table:table-cell>
          <table:table-cell office:value-type="float" office:value="0.925675334167" calcext:value-type="float">
            <text:p>0,925675334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060632352815" calcext:value-type="float">
            <text:p>0,0006063235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76426871452" calcext:value-type="float">
            <text:p>2,7642687145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860820000019" calcext:value-type="float">
            <text:p>0,86082</text:p>
          </table:table-cell>
          <table:table-cell office:value-type="float" office:value="0.375527597537" calcext:value-type="float">
            <text:p>0,3755275975</text:p>
          </table:table-cell>
          <table:table-cell office:value-type="float" office:value="0.7365" calcext:value-type="float">
            <text:p>0,7365</text:p>
          </table:table-cell>
          <table:table-cell office:value-type="float" office:value="0.877717206573" calcext:value-type="float">
            <text:p>0,8777172066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0716002166606" calcext:value-type="float">
            <text:p>0,0007160022</text:p>
          </table:table-cell>
          <table:table-cell office:value-type="float" office:value="0.6638" calcext:value-type="float">
            <text:p>0,6638</text:p>
          </table:table-cell>
          <table:table-cell office:value-type="float" office:value="2.75518415604" calcext:value-type="float">
            <text:p>2,755184156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0960169210769" calcext:value-type="float">
            <text:p>0,0009601692</text:p>
          </table:table-cell>
          <table:table-cell office:value-type="float" office:value="0.667" calcext:value-type="float">
            <text:p>0,667</text:p>
          </table:table-cell>
          <table:table-cell office:value-type="float" office:value="2.66915058212" calcext:value-type="float">
            <text:p>2,669150582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120484103434" calcext:value-type="float">
            <text:p>0,001204841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8423879776" calcext:value-type="float">
            <text:p>2,6842387978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261606491305" calcext:value-type="float">
            <text:p>0,0026160649</text:p>
          </table:table-cell>
          <table:table-cell office:value-type="float" office:value="0.6546" calcext:value-type="float">
            <text:p>0,6546</text:p>
          </table:table-cell>
          <table:table-cell office:value-type="float" office:value="2.66603100967" calcext:value-type="float">
            <text:p>2,666031009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3" calcext:value-type="float">
            <text:p>14,50596331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4" calcext:value-type="float">
            <text:p>184</text:p>
          </table:table-cell>
          <table:table-cell office:value-type="float" office:value="0.88688" calcext:value-type="float">
            <text:p>0,88688</text:p>
          </table:table-cell>
          <table:table-cell office:value-type="float" office:value="0.322804254169" calcext:value-type="float">
            <text:p>0,3228042542</text:p>
          </table:table-cell>
          <table:table-cell office:value-type="float" office:value="0.594" calcext:value-type="float">
            <text:p>0,594</text:p>
          </table:table-cell>
          <table:table-cell office:value-type="float" office:value="1.85294718342" calcext:value-type="float">
            <text:p>1,8529471834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164430571306497" calcext:value-type="float">
            <text:p>0,0016443057</text:p>
          </table:table-cell>
          <table:table-cell office:value-type="float" office:value="0.6721" calcext:value-type="float">
            <text:p>0,6721</text:p>
          </table:table-cell>
          <table:table-cell office:value-type="float" office:value="2.46198907470703" calcext:value-type="float">
            <text:p>2,461989074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851219999981" calcext:value-type="float">
            <text:p>0,85122</text:p>
          </table:table-cell>
          <table:table-cell office:value-type="float" office:value="0.406237006807" calcext:value-type="float">
            <text:p>0,4062370068</text:p>
          </table:table-cell>
          <table:table-cell office:value-type="float" office:value="0.7372" calcext:value-type="float">
            <text:p>0,7372</text:p>
          </table:table-cell>
          <table:table-cell office:value-type="float" office:value="0.863339219093" calcext:value-type="float">
            <text:p>0,863339219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81998" calcext:value-type="float">
            <text:p>0,81998</text:p>
          </table:table-cell>
          <table:table-cell office:value-type="float" office:value="0.494018188972" calcext:value-type="float">
            <text:p>0,494018189</text:p>
          </table:table-cell>
          <table:table-cell office:value-type="float" office:value="0.7391" calcext:value-type="float">
            <text:p>0,7391</text:p>
          </table:table-cell>
          <table:table-cell office:value-type="float" office:value="0.790937805176" calcext:value-type="float">
            <text:p>0,7909378052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763339999962" calcext:value-type="float">
            <text:p>0,76334</text:p>
          </table:table-cell>
          <table:table-cell office:value-type="float" office:value="0.658091306667" calcext:value-type="float">
            <text:p>0,6580913067</text:p>
          </table:table-cell>
          <table:table-cell office:value-type="float" office:value="0.7006" calcext:value-type="float">
            <text:p>0,7006</text:p>
          </table:table-cell>
          <table:table-cell office:value-type="float" office:value="0.928092549896" calcext:value-type="float">
            <text:p>0,928092549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.00060089989746" calcext:value-type="float">
            <text:p>0,0006008999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76676226501" calcext:value-type="float">
            <text:p>2,76676226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865779999981" calcext:value-type="float">
            <text:p>0,86578</text:p>
          </table:table-cell>
          <table:table-cell office:value-type="float" office:value="0.362616497078" calcext:value-type="float">
            <text:p>0,3626164971</text:p>
          </table:table-cell>
          <table:table-cell office:value-type="float" office:value="0.7361" calcext:value-type="float">
            <text:p>0,7361</text:p>
          </table:table-cell>
          <table:table-cell office:value-type="float" office:value="0.878197392273" calcext:value-type="float">
            <text:p>0,8781973923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.000712084886543" calcext:value-type="float">
            <text:p>0,0007120849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75783741608" calcext:value-type="float">
            <text:p>2,7578374161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.000952555577122" calcext:value-type="float">
            <text:p>0,0009525556</text:p>
          </table:table-cell>
          <table:table-cell office:value-type="float" office:value="0.667" calcext:value-type="float">
            <text:p>0,667</text:p>
          </table:table-cell>
          <table:table-cell office:value-type="float" office:value="2.67227108459" calcext:value-type="float">
            <text:p>2,6722710846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.00119182174198" calcext:value-type="float">
            <text:p>0,0011918217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68626537819" calcext:value-type="float">
            <text:p>2,686265378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56571467794" calcext:value-type="float">
            <text:p>0,0025657147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6699574379" calcext:value-type="float">
            <text:p>2,6699574379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231" calcext:value-type="float">
            <text:p>14,505963323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5" calcext:value-type="float">
            <text:p>185</text:p>
          </table:table-cell>
          <table:table-cell office:value-type="float" office:value="0.887240000019" calcext:value-type="float">
            <text:p>0,88724</text:p>
          </table:table-cell>
          <table:table-cell office:value-type="float" office:value="0.317931951914" calcext:value-type="float">
            <text:p>0,3179319519</text:p>
          </table:table-cell>
          <table:table-cell office:value-type="float" office:value="0.5943" calcext:value-type="float">
            <text:p>0,5943</text:p>
          </table:table-cell>
          <table:table-cell office:value-type="float" office:value="1.83713302155" calcext:value-type="float">
            <text:p>1,8371330216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.00162419086404145" calcext:value-type="float">
            <text:p>0,0016241909</text:p>
          </table:table-cell>
          <table:table-cell office:value-type="float" office:value="0.6716" calcext:value-type="float">
            <text:p>0,6716</text:p>
          </table:table-cell>
          <table:table-cell office:value-type="float" office:value="2.46746723937988" calcext:value-type="float">
            <text:p>2,4674672394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85392" calcext:value-type="float">
            <text:p>0,85392</text:p>
          </table:table-cell>
          <table:table-cell office:value-type="float" office:value="0.3977990481" calcext:value-type="float">
            <text:p>0,3977990481</text:p>
          </table:table-cell>
          <table:table-cell office:value-type="float" office:value="0.7327" calcext:value-type="float">
            <text:p>0,7327</text:p>
          </table:table-cell>
          <table:table-cell office:value-type="float" office:value="0.870482668495" calcext:value-type="float">
            <text:p>0,870482668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824720000019" calcext:value-type="float">
            <text:p>0,82472</text:p>
          </table:table-cell>
          <table:table-cell office:value-type="float" office:value="0.485112043362" calcext:value-type="float">
            <text:p>0,4851120434</text:p>
          </table:table-cell>
          <table:table-cell office:value-type="float" office:value="0.7407" calcext:value-type="float">
            <text:p>0,7407</text:p>
          </table:table-cell>
          <table:table-cell office:value-type="float" office:value="0.801067033768" calcext:value-type="float">
            <text:p>0,8010670338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76266" calcext:value-type="float">
            <text:p>0,76266</text:p>
          </table:table-cell>
          <table:table-cell office:value-type="float" office:value="0.65215167057" calcext:value-type="float">
            <text:p>0,6521516706</text:p>
          </table:table-cell>
          <table:table-cell office:value-type="float" office:value="0.6938" calcext:value-type="float">
            <text:p>0,6938</text:p>
          </table:table-cell>
          <table:table-cell office:value-type="float" office:value="0.918100091362" calcext:value-type="float">
            <text:p>0,918100091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000595208934462" calcext:value-type="float">
            <text:p>0,0005952089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76823267136" calcext:value-type="float">
            <text:p>2,7682326714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864760000019" calcext:value-type="float">
            <text:p>0,86476</text:p>
          </table:table-cell>
          <table:table-cell office:value-type="float" office:value="0.364711968184" calcext:value-type="float">
            <text:p>0,3647119682</text:p>
          </table:table-cell>
          <table:table-cell office:value-type="float" office:value="0.7381" calcext:value-type="float">
            <text:p>0,7381</text:p>
          </table:table-cell>
          <table:table-cell office:value-type="float" office:value="0.873535435867" calcext:value-type="float">
            <text:p>0,8735354359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000704237394929" calcext:value-type="float">
            <text:p>0,0007042374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75999253006" calcext:value-type="float">
            <text:p>2,7599925301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000940023422968" calcext:value-type="float">
            <text:p>0,0009400234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6730632515" calcext:value-type="float">
            <text:p>2,6730632515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0011769655877" calcext:value-type="float">
            <text:p>0,0011769656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68965310173" calcext:value-type="float">
            <text:p>2,6896531017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58314404272" calcext:value-type="float">
            <text:p>0,002583144</text:p>
          </table:table-cell>
          <table:table-cell office:value-type="float" office:value="0.6535" calcext:value-type="float">
            <text:p>0,6535</text:p>
          </table:table-cell>
          <table:table-cell office:value-type="float" office:value="2.67774078522" calcext:value-type="float">
            <text:p>2,6777407852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74" calcext:value-type="float">
            <text:p>14,505963337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6" calcext:value-type="float">
            <text:p>186</text:p>
          </table:table-cell>
          <table:table-cell office:value-type="float" office:value="0.89044" calcext:value-type="float">
            <text:p>0,89044</text:p>
          </table:table-cell>
          <table:table-cell office:value-type="float" office:value="0.313508373752" calcext:value-type="float">
            <text:p>0,3135083738</text:p>
          </table:table-cell>
          <table:table-cell office:value-type="float" office:value="0.6008" calcext:value-type="float">
            <text:p>0,6008</text:p>
          </table:table-cell>
          <table:table-cell office:value-type="float" office:value="1.83707406387" calcext:value-type="float">
            <text:p>1,8370740639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00160943106438965" calcext:value-type="float">
            <text:p>0,0016094311</text:p>
          </table:table-cell>
          <table:table-cell office:value-type="float" office:value="0.6726" calcext:value-type="float">
            <text:p>0,6726</text:p>
          </table:table-cell>
          <table:table-cell office:value-type="float" office:value="2.46779903106689" calcext:value-type="float">
            <text:p>2,4677990311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854639999962" calcext:value-type="float">
            <text:p>0,85464</text:p>
          </table:table-cell>
          <table:table-cell office:value-type="float" office:value="0.394401788111" calcext:value-type="float">
            <text:p>0,3944017881</text:p>
          </table:table-cell>
          <table:table-cell office:value-type="float" office:value="0.7375" calcext:value-type="float">
            <text:p>0,7375</text:p>
          </table:table-cell>
          <table:table-cell office:value-type="float" office:value="0.859340138626" calcext:value-type="float">
            <text:p>0,8593401386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821800000038" calcext:value-type="float">
            <text:p>0,8218</text:p>
          </table:table-cell>
          <table:table-cell office:value-type="float" office:value="0.487865236282" calcext:value-type="float">
            <text:p>0,4878652363</text:p>
          </table:table-cell>
          <table:table-cell office:value-type="float" office:value="0.7418" calcext:value-type="float">
            <text:p>0,7418</text:p>
          </table:table-cell>
          <table:table-cell office:value-type="float" office:value="0.795229169464" calcext:value-type="float">
            <text:p>0,7952291695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764440000019" calcext:value-type="float">
            <text:p>0,76444</text:p>
          </table:table-cell>
          <table:table-cell office:value-type="float" office:value="0.65008280838" calcext:value-type="float">
            <text:p>0,6500828084</text:p>
          </table:table-cell>
          <table:table-cell office:value-type="float" office:value="0.7019" calcext:value-type="float">
            <text:p>0,7019</text:p>
          </table:table-cell>
          <table:table-cell office:value-type="float" office:value="0.912515873432" calcext:value-type="float">
            <text:p>0,912515873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0589941535424" calcext:value-type="float">
            <text:p>0,0005899415</text:p>
          </table:table-cell>
          <table:table-cell office:value-type="float" office:value="0.6695" calcext:value-type="float">
            <text:p>0,6695</text:p>
          </table:table-cell>
          <table:table-cell office:value-type="float" office:value="2.77032777939" calcext:value-type="float">
            <text:p>2,7703277794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863900000038" calcext:value-type="float">
            <text:p>0,8639</text:p>
          </table:table-cell>
          <table:table-cell office:value-type="float" office:value="0.366001896038" calcext:value-type="float">
            <text:p>0,366001896</text:p>
          </table:table-cell>
          <table:table-cell office:value-type="float" office:value="0.7418" calcext:value-type="float">
            <text:p>0,7418</text:p>
          </table:table-cell>
          <table:table-cell office:value-type="float" office:value="0.875646323013" calcext:value-type="float">
            <text:p>0,875646323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0700155969672" calcext:value-type="float">
            <text:p>0,000700156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76112932968" calcext:value-type="float">
            <text:p>2,7611293297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0929170696624" calcext:value-type="float">
            <text:p>0,0009291707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67687552032" calcext:value-type="float">
            <text:p>2,6768755203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11637897227" calcext:value-type="float">
            <text:p>0,0011637897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69302609787" calcext:value-type="float">
            <text:p>2,6930260979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24964666421" calcext:value-type="float">
            <text:p>0,0024964666</text:p>
          </table:table-cell>
          <table:table-cell office:value-type="float" office:value="0.6541" calcext:value-type="float">
            <text:p>0,6541</text:p>
          </table:table-cell>
          <table:table-cell office:value-type="float" office:value="2.67724519997" calcext:value-type="float">
            <text:p>2,6772452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913" calcext:value-type="float">
            <text:p>14,505963291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7" calcext:value-type="float">
            <text:p>187</text:p>
          </table:table-cell>
          <table:table-cell office:value-type="float" office:value="0.89138" calcext:value-type="float">
            <text:p>0,89138</text:p>
          </table:table-cell>
          <table:table-cell office:value-type="float" office:value="0.308603424006" calcext:value-type="float">
            <text:p>0,308603424</text:p>
          </table:table-cell>
          <table:table-cell office:value-type="float" office:value="0.5874" calcext:value-type="float">
            <text:p>0,5874</text:p>
          </table:table-cell>
          <table:table-cell office:value-type="float" office:value="1.95281791496" calcext:value-type="float">
            <text:p>1,952817915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159131151992828" calcext:value-type="float">
            <text:p>0,0015913115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46922705078125" calcext:value-type="float">
            <text:p>2,4692270508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852319999962" calcext:value-type="float">
            <text:p>0,85232</text:p>
          </table:table-cell>
          <table:table-cell office:value-type="float" office:value="0.400554987459" calcext:value-type="float">
            <text:p>0,4005549875</text:p>
          </table:table-cell>
          <table:table-cell office:value-type="float" office:value="0.7373" calcext:value-type="float">
            <text:p>0,7373</text:p>
          </table:table-cell>
          <table:table-cell office:value-type="float" office:value="0.856019773674" calcext:value-type="float">
            <text:p>0,8560197737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82078" calcext:value-type="float">
            <text:p>0,82078</text:p>
          </table:table-cell>
          <table:table-cell office:value-type="float" office:value="0.48806882452" calcext:value-type="float">
            <text:p>0,4880688245</text:p>
          </table:table-cell>
          <table:table-cell office:value-type="float" office:value="0.7388" calcext:value-type="float">
            <text:p>0,7388</text:p>
          </table:table-cell>
          <table:table-cell office:value-type="float" office:value="0.797088933563" calcext:value-type="float">
            <text:p>0,7970889336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767400000038" calcext:value-type="float">
            <text:p>0,7674</text:p>
          </table:table-cell>
          <table:table-cell office:value-type="float" office:value="0.646322871132" calcext:value-type="float">
            <text:p>0,6463228711</text:p>
          </table:table-cell>
          <table:table-cell office:value-type="float" office:value="0.6979" calcext:value-type="float">
            <text:p>0,6979</text:p>
          </table:table-cell>
          <table:table-cell office:value-type="float" office:value="0.929376507759" calcext:value-type="float">
            <text:p>0,929376507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0580109123578" calcext:value-type="float">
            <text:p>0,0005801091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77242834091" calcext:value-type="float">
            <text:p>2,7724283409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86696" calcext:value-type="float">
            <text:p>0,86696</text:p>
          </table:table-cell>
          <table:table-cell office:value-type="float" office:value="0.360881295986" calcext:value-type="float">
            <text:p>0,360881296</text:p>
          </table:table-cell>
          <table:table-cell office:value-type="float" office:value="0.7403" calcext:value-type="float">
            <text:p>0,7403</text:p>
          </table:table-cell>
          <table:table-cell office:value-type="float" office:value="0.883608769989" calcext:value-type="float">
            <text:p>0,8836087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0685244284403" calcext:value-type="float">
            <text:p>0,0006852443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76362751236" calcext:value-type="float">
            <text:p>2,7636275124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0912761415951" calcext:value-type="float">
            <text:p>0,0009127614</text:p>
          </table:table-cell>
          <table:table-cell office:value-type="float" office:value="0.667" calcext:value-type="float">
            <text:p>0,667</text:p>
          </table:table-cell>
          <table:table-cell office:value-type="float" office:value="2.67932517128" calcext:value-type="float">
            <text:p>2,6793251713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115306853194" calcext:value-type="float">
            <text:p>0,0011530685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69411458969" calcext:value-type="float">
            <text:p>2,694114589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248051173463" calcext:value-type="float">
            <text:p>0,0024805117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68149788895" calcext:value-type="float">
            <text:p>2,681497889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05" calcext:value-type="float">
            <text:p>14,505963310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8" calcext:value-type="float">
            <text:p>188</text:p>
          </table:table-cell>
          <table:table-cell office:value-type="float" office:value="0.891720000038" calcext:value-type="float">
            <text:p>0,89172</text:p>
          </table:table-cell>
          <table:table-cell office:value-type="float" office:value="0.308343526821" calcext:value-type="float">
            <text:p>0,3083435268</text:p>
          </table:table-cell>
          <table:table-cell office:value-type="float" office:value="0.5962" calcext:value-type="float">
            <text:p>0,5962</text:p>
          </table:table-cell>
          <table:table-cell office:value-type="float" office:value="1.88311659317" calcext:value-type="float">
            <text:p>1,88311659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156820817042142" calcext:value-type="float">
            <text:p>0,0015682082</text:p>
          </table:table-cell>
          <table:table-cell office:value-type="float" office:value="0.6723" calcext:value-type="float">
            <text:p>0,6723</text:p>
          </table:table-cell>
          <table:table-cell office:value-type="float" office:value="2.47188902130127" calcext:value-type="float">
            <text:p>2,4718890213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855380000038" calcext:value-type="float">
            <text:p>0,85538</text:p>
          </table:table-cell>
          <table:table-cell office:value-type="float" office:value="0.395699213953" calcext:value-type="float">
            <text:p>0,395699214</text:p>
          </table:table-cell>
          <table:table-cell office:value-type="float" office:value="0.7361" calcext:value-type="float">
            <text:p>0,7361</text:p>
          </table:table-cell>
          <table:table-cell office:value-type="float" office:value="0.859025893402" calcext:value-type="float">
            <text:p>0,8590258934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824139999962" calcext:value-type="float">
            <text:p>0,82414</text:p>
          </table:table-cell>
          <table:table-cell office:value-type="float" office:value="0.479202994728" calcext:value-type="float">
            <text:p>0,4792029947</text:p>
          </table:table-cell>
          <table:table-cell office:value-type="float" office:value="0.7424" calcext:value-type="float">
            <text:p>0,7424</text:p>
          </table:table-cell>
          <table:table-cell office:value-type="float" office:value="0.802623840714" calcext:value-type="float">
            <text:p>0,802623840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767399999962" calcext:value-type="float">
            <text:p>0,7674</text:p>
          </table:table-cell>
          <table:table-cell office:value-type="float" office:value="0.647702520256" calcext:value-type="float">
            <text:p>0,6477025203</text:p>
          </table:table-cell>
          <table:table-cell office:value-type="float" office:value="0.6978" calcext:value-type="float">
            <text:p>0,6978</text:p>
          </table:table-cell>
          <table:table-cell office:value-type="float" office:value="0.927805900955" calcext:value-type="float">
            <text:p>0,92780590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0579772369079" calcext:value-type="float">
            <text:p>0,0005797724</text:p>
          </table:table-cell>
          <table:table-cell office:value-type="float" office:value="0.67" calcext:value-type="float">
            <text:p>0,67</text:p>
          </table:table-cell>
          <table:table-cell office:value-type="float" office:value="2.77488287582" calcext:value-type="float">
            <text:p>2,7748828758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864180000038" calcext:value-type="float">
            <text:p>0,86418</text:p>
          </table:table-cell>
          <table:table-cell office:value-type="float" office:value="0.362033984842" calcext:value-type="float">
            <text:p>0,3620339848</text:p>
          </table:table-cell>
          <table:table-cell office:value-type="float" office:value="0.7425" calcext:value-type="float">
            <text:p>0,7425</text:p>
          </table:table-cell>
          <table:table-cell office:value-type="float" office:value="0.882219283676" calcext:value-type="float">
            <text:p>0,882219283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0684956116155" calcext:value-type="float">
            <text:p>0,0006849561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76563351898" calcext:value-type="float">
            <text:p>2,765633519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0905148712136" calcext:value-type="float">
            <text:p>0,0009051487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822866024" calcext:value-type="float">
            <text:p>2,6822866024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113800788492" calcext:value-type="float">
            <text:p>0,0011380079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9640679436" calcext:value-type="float">
            <text:p>2,6964067944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243224847272" calcext:value-type="float">
            <text:p>0,0024322485</text:p>
          </table:table-cell>
          <table:table-cell office:value-type="float" office:value="0.6535" calcext:value-type="float">
            <text:p>0,6535</text:p>
          </table:table-cell>
          <table:table-cell office:value-type="float" office:value="2.68695086975" calcext:value-type="float">
            <text:p>2,6869508698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124" calcext:value-type="float">
            <text:p>14,505963312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9" calcext:value-type="float">
            <text:p>189</text:p>
          </table:table-cell>
          <table:table-cell office:value-type="float" office:value="0.894620000038" calcext:value-type="float">
            <text:p>0,89462</text:p>
          </table:table-cell>
          <table:table-cell office:value-type="float" office:value="0.302784658427" calcext:value-type="float">
            <text:p>0,3027846584</text:p>
          </table:table-cell>
          <table:table-cell office:value-type="float" office:value="0.5859" calcext:value-type="float">
            <text:p>0,5859</text:p>
          </table:table-cell>
          <table:table-cell office:value-type="float" office:value="1.89268442764" calcext:value-type="float">
            <text:p>1,8926844276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155669133711606" calcext:value-type="float">
            <text:p>0,0015566913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47244090118408" calcext:value-type="float">
            <text:p>2,4724409012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853559999981" calcext:value-type="float">
            <text:p>0,85356</text:p>
          </table:table-cell>
          <table:table-cell office:value-type="float" office:value="0.397334031687" calcext:value-type="float">
            <text:p>0,3973340317</text:p>
          </table:table-cell>
          <table:table-cell office:value-type="float" office:value="0.738" calcext:value-type="float">
            <text:p>0,738</text:p>
          </table:table-cell>
          <table:table-cell office:value-type="float" office:value="0.852308051682" calcext:value-type="float">
            <text:p>0,852308051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823779999962" calcext:value-type="float">
            <text:p>0,82378</text:p>
          </table:table-cell>
          <table:table-cell office:value-type="float" office:value="0.478644989033" calcext:value-type="float">
            <text:p>0,478644989</text:p>
          </table:table-cell>
          <table:table-cell office:value-type="float" office:value="0.7411" calcext:value-type="float">
            <text:p>0,7411</text:p>
          </table:table-cell>
          <table:table-cell office:value-type="float" office:value="0.793006478691" calcext:value-type="float">
            <text:p>0,793006478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767500000019" calcext:value-type="float">
            <text:p>0,7675</text:p>
          </table:table-cell>
          <table:table-cell office:value-type="float" office:value="0.649280110073" calcext:value-type="float">
            <text:p>0,6492801101</text:p>
          </table:table-cell>
          <table:table-cell office:value-type="float" office:value="0.6942" calcext:value-type="float">
            <text:p>0,6942</text:p>
          </table:table-cell>
          <table:table-cell office:value-type="float" office:value="0.923337961578" calcext:value-type="float">
            <text:p>0,92333796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.000572036005408" calcext:value-type="float">
            <text:p>0,000572036</text:p>
          </table:table-cell>
          <table:table-cell office:value-type="float" office:value="0.6697" calcext:value-type="float">
            <text:p>0,6697</text:p>
          </table:table-cell>
          <table:table-cell office:value-type="float" office:value="2.77470037689" calcext:value-type="float">
            <text:p>2,774700376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8662" calcext:value-type="float">
            <text:p>0,8662</text:p>
          </table:table-cell>
          <table:table-cell office:value-type="float" office:value="0.361066067238" calcext:value-type="float">
            <text:p>0,3610660672</text:p>
          </table:table-cell>
          <table:table-cell office:value-type="float" office:value="0.7387" calcext:value-type="float">
            <text:p>0,7387</text:p>
          </table:table-cell>
          <table:table-cell office:value-type="float" office:value="0.880103671265" calcext:value-type="float">
            <text:p>0,88010367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.000676106462106" calcext:value-type="float">
            <text:p>0,0006761065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76670004196" calcext:value-type="float">
            <text:p>2,76670004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.000893045659922" calcext:value-type="float">
            <text:p>0,0008930457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68388161697" calcext:value-type="float">
            <text:p>2,68388161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.0011259257647" calcext:value-type="float">
            <text:p>0,0011259258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9995279617" calcext:value-type="float">
            <text:p>2,699952796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43607611928" calcext:value-type="float">
            <text:p>0,0024360761</text:p>
          </table:table-cell>
          <table:table-cell office:value-type="float" office:value="0.6526" calcext:value-type="float">
            <text:p>0,6526</text:p>
          </table:table-cell>
          <table:table-cell office:value-type="float" office:value="2.68606455116" calcext:value-type="float">
            <text:p>2,686064551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0" calcext:value-type="float">
            <text:p>190</text:p>
          </table:table-cell>
          <table:table-cell office:value-type="float" office:value="0.896260000019" calcext:value-type="float">
            <text:p>0,89626</text:p>
          </table:table-cell>
          <table:table-cell office:value-type="float" office:value="0.297249282765" calcext:value-type="float">
            <text:p>0,2972492828</text:p>
          </table:table-cell>
          <table:table-cell office:value-type="float" office:value="0.5906" calcext:value-type="float">
            <text:p>0,5906</text:p>
          </table:table-cell>
          <table:table-cell office:value-type="float" office:value="1.95217414932" calcext:value-type="float">
            <text:p>1,952174149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.00153752598356456" calcext:value-type="float">
            <text:p>0,001537526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7733213882446" calcext:value-type="float">
            <text:p>2,477332138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855579999962" calcext:value-type="float">
            <text:p>0,85558</text:p>
          </table:table-cell>
          <table:table-cell office:value-type="float" office:value="0.390083683109" calcext:value-type="float">
            <text:p>0,3900836831</text:p>
          </table:table-cell>
          <table:table-cell office:value-type="float" office:value="0.7321" calcext:value-type="float">
            <text:p>0,7321</text:p>
          </table:table-cell>
          <table:table-cell office:value-type="float" office:value="0.870531813622" calcext:value-type="float">
            <text:p>0,870531813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823639999981" calcext:value-type="float">
            <text:p>0,82364</text:p>
          </table:table-cell>
          <table:table-cell office:value-type="float" office:value="0.481006596661" calcext:value-type="float">
            <text:p>0,4810065967</text:p>
          </table:table-cell>
          <table:table-cell office:value-type="float" office:value="0.7431" calcext:value-type="float">
            <text:p>0,7431</text:p>
          </table:table-cell>
          <table:table-cell office:value-type="float" office:value="0.796455376816" calcext:value-type="float">
            <text:p>0,796455376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76338" calcext:value-type="float">
            <text:p>0,76338</text:p>
          </table:table-cell>
          <table:table-cell office:value-type="float" office:value="0.650890583534" calcext:value-type="float">
            <text:p>0,6508905835</text:p>
          </table:table-cell>
          <table:table-cell office:value-type="float" office:value="0.6984" calcext:value-type="float">
            <text:p>0,6984</text:p>
          </table:table-cell>
          <table:table-cell office:value-type="float" office:value="0.919081815338" calcext:value-type="float">
            <text:p>0,919081815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0567079436481" calcext:value-type="float">
            <text:p>0,0005670794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77779960442" calcext:value-type="float">
            <text:p>2,7777996044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866660000019" calcext:value-type="float">
            <text:p>0,86666</text:p>
          </table:table-cell>
          <table:table-cell office:value-type="float" office:value="0.35803599577" calcext:value-type="float">
            <text:p>0,3580359958</text:p>
          </table:table-cell>
          <table:table-cell office:value-type="float" office:value="0.7391" calcext:value-type="float">
            <text:p>0,7391</text:p>
          </table:table-cell>
          <table:table-cell office:value-type="float" office:value="0.886686473465" calcext:value-type="float">
            <text:p>0,886686473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0667734571397" calcext:value-type="float">
            <text:p>0,0006677346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76923742828" calcext:value-type="float">
            <text:p>2,7692374283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0882913888227" calcext:value-type="float">
            <text:p>0,0008829139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862875988" calcext:value-type="float">
            <text:p>2,6862875988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11125128473" calcext:value-type="float">
            <text:p>0,0011125128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70237683182" calcext:value-type="float">
            <text:p>2,7023768318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233651818968" calcext:value-type="float">
            <text:p>0,0023365182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69109323807" calcext:value-type="float">
            <text:p>2,691093238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228" calcext:value-type="float">
            <text:p>14,505963322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1" calcext:value-type="float">
            <text:p>191</text:p>
          </table:table-cell>
          <table:table-cell office:value-type="float" office:value="0.896360000019" calcext:value-type="float">
            <text:p>0,89636</text:p>
          </table:table-cell>
          <table:table-cell office:value-type="float" office:value="0.296310724735" calcext:value-type="float">
            <text:p>0,2963107247</text:p>
          </table:table-cell>
          <table:table-cell office:value-type="float" office:value="0.5939" calcext:value-type="float">
            <text:p>0,5939</text:p>
          </table:table-cell>
          <table:table-cell office:value-type="float" office:value="1.9558652195" calcext:value-type="float">
            <text:p>1,955865219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151691333744675" calcext:value-type="float">
            <text:p>0,0015169133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7787191314697" calcext:value-type="float">
            <text:p>2,477871913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856639999981" calcext:value-type="float">
            <text:p>0,85664</text:p>
          </table:table-cell>
          <table:table-cell office:value-type="float" office:value="0.389334260626" calcext:value-type="float">
            <text:p>0,3893342606</text:p>
          </table:table-cell>
          <table:table-cell office:value-type="float" office:value="0.7385" calcext:value-type="float">
            <text:p>0,7385</text:p>
          </table:table-cell>
          <table:table-cell office:value-type="float" office:value="0.866829739952" calcext:value-type="float">
            <text:p>0,86682974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825519999981" calcext:value-type="float">
            <text:p>0,82552</text:p>
          </table:table-cell>
          <table:table-cell office:value-type="float" office:value="0.477085735054" calcext:value-type="float">
            <text:p>0,4770857351</text:p>
          </table:table-cell>
          <table:table-cell office:value-type="float" office:value="0.7414" calcext:value-type="float">
            <text:p>0,7414</text:p>
          </table:table-cell>
          <table:table-cell office:value-type="float" office:value="0.788226634979" calcext:value-type="float">
            <text:p>0,78822663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765980000038" calcext:value-type="float">
            <text:p>0,76598</text:p>
          </table:table-cell>
          <table:table-cell office:value-type="float" office:value="0.647111772976" calcext:value-type="float">
            <text:p>0,647111773</text:p>
          </table:table-cell>
          <table:table-cell office:value-type="float" office:value="0.6999" calcext:value-type="float">
            <text:p>0,6999</text:p>
          </table:table-cell>
          <table:table-cell office:value-type="float" office:value="0.940279472256" calcext:value-type="float">
            <text:p>0,940279472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000560927732494" calcext:value-type="float">
            <text:p>0,0005609277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77985273132" calcext:value-type="float">
            <text:p>2,779852731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868460000038" calcext:value-type="float">
            <text:p>0,86846</text:p>
          </table:table-cell>
          <table:table-cell office:value-type="float" office:value="0.356244994841" calcext:value-type="float">
            <text:p>0,3562449948</text:p>
          </table:table-cell>
          <table:table-cell office:value-type="float" office:value="0.738" calcext:value-type="float">
            <text:p>0,738</text:p>
          </table:table-cell>
          <table:table-cell office:value-type="float" office:value="0.89942626915" calcext:value-type="float">
            <text:p>0,899426269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00066262917351" calcext:value-type="float">
            <text:p>0,0006626292</text:p>
          </table:table-cell>
          <table:table-cell office:value-type="float" office:value="0.6637" calcext:value-type="float">
            <text:p>0,6637</text:p>
          </table:table-cell>
          <table:table-cell office:value-type="float" office:value="2.77165067215" calcext:value-type="float">
            <text:p>2,771650672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000871031536907" calcext:value-type="float">
            <text:p>0,0008710315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894620266" calcext:value-type="float">
            <text:p>2,689462026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00110234405875" calcext:value-type="float">
            <text:p>0,0011023441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70316913033" calcext:value-type="float">
            <text:p>2,703169130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37321501687" calcext:value-type="float">
            <text:p>0,002373215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69704291687" calcext:value-type="float">
            <text:p>2,697042916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472" calcext:value-type="float">
            <text:p>14,505963347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2" calcext:value-type="float">
            <text:p>192</text:p>
          </table:table-cell>
          <table:table-cell office:value-type="float" office:value="0.895460000019" calcext:value-type="float">
            <text:p>0,89546</text:p>
          </table:table-cell>
          <table:table-cell office:value-type="float" office:value="0.29663332757" calcext:value-type="float">
            <text:p>0,2966333276</text:p>
          </table:table-cell>
          <table:table-cell office:value-type="float" office:value="0.5841" calcext:value-type="float">
            <text:p>0,5841</text:p>
          </table:table-cell>
          <table:table-cell office:value-type="float" office:value="1.99122973061" calcext:value-type="float">
            <text:p>1,991229730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00150224870018661" calcext:value-type="float">
            <text:p>0,0015022487</text:p>
          </table:table-cell>
          <table:table-cell office:value-type="float" office:value="0.671" calcext:value-type="float">
            <text:p>0,671</text:p>
          </table:table-cell>
          <table:table-cell office:value-type="float" office:value="2.4823607749939" calcext:value-type="float">
            <text:p>2,48236077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8568" calcext:value-type="float">
            <text:p>0,8568</text:p>
          </table:table-cell>
          <table:table-cell office:value-type="float" office:value="0.388974929953" calcext:value-type="float">
            <text:p>0,38897493</text:p>
          </table:table-cell>
          <table:table-cell office:value-type="float" office:value="0.7337" calcext:value-type="float">
            <text:p>0,7337</text:p>
          </table:table-cell>
          <table:table-cell office:value-type="float" office:value="0.864825411606" calcext:value-type="float">
            <text:p>0,864825411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8238" calcext:value-type="float">
            <text:p>0,8238</text:p>
          </table:table-cell>
          <table:table-cell office:value-type="float" office:value="0.476861981373" calcext:value-type="float">
            <text:p>0,4768619814</text:p>
          </table:table-cell>
          <table:table-cell office:value-type="float" office:value="0.7414" calcext:value-type="float">
            <text:p>0,7414</text:p>
          </table:table-cell>
          <table:table-cell office:value-type="float" office:value="0.78940263195" calcext:value-type="float">
            <text:p>0,78940263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768080000019" calcext:value-type="float">
            <text:p>0,76808</text:p>
          </table:table-cell>
          <table:table-cell office:value-type="float" office:value="0.644944074211" calcext:value-type="float">
            <text:p>0,6449440742</text:p>
          </table:table-cell>
          <table:table-cell office:value-type="float" office:value="0.6982" calcext:value-type="float">
            <text:p>0,6982</text:p>
          </table:table-cell>
          <table:table-cell office:value-type="float" office:value="0.929819220257" calcext:value-type="float">
            <text:p>0,929819220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000560291855307" calcext:value-type="float">
            <text:p>0,0005602919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78052080841" calcext:value-type="float">
            <text:p>2,7805208084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86994" calcext:value-type="float">
            <text:p>0,86994</text:p>
          </table:table-cell>
          <table:table-cell office:value-type="float" office:value="0.351922756557" calcext:value-type="float">
            <text:p>0,3519227566</text:p>
          </table:table-cell>
          <table:table-cell office:value-type="float" office:value="0.7397" calcext:value-type="float">
            <text:p>0,7397</text:p>
          </table:table-cell>
          <table:table-cell office:value-type="float" office:value="0.907361869812" calcext:value-type="float">
            <text:p>0,907361869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000660903640613" calcext:value-type="float">
            <text:p>0,0006609036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77295911179" calcext:value-type="float">
            <text:p>2,772959111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000865937557481" calcext:value-type="float">
            <text:p>0,0008659376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69016998405" calcext:value-type="float">
            <text:p>2,6901699841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00108622485735" calcext:value-type="float">
            <text:p>0,0010862249</text:p>
          </table:table-cell>
          <table:table-cell office:value-type="float" office:value="0.667" calcext:value-type="float">
            <text:p>0,667</text:p>
          </table:table-cell>
          <table:table-cell office:value-type="float" office:value="2.70688610001" calcext:value-type="float">
            <text:p>2,7068861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30345754527" calcext:value-type="float">
            <text:p>0,0023034575</text:p>
          </table:table-cell>
          <table:table-cell office:value-type="float" office:value="0.6532" calcext:value-type="float">
            <text:p>0,6532</text:p>
          </table:table-cell>
          <table:table-cell office:value-type="float" office:value="2.69848085938" calcext:value-type="float">
            <text:p>2,6984808594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64" calcext:value-type="float">
            <text:p>14,50596336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3" calcext:value-type="float">
            <text:p>193</text:p>
          </table:table-cell>
          <table:table-cell office:value-type="float" office:value="0.900040000038" calcext:value-type="float">
            <text:p>0,90004</text:p>
          </table:table-cell>
          <table:table-cell office:value-type="float" office:value="0.288012476292" calcext:value-type="float">
            <text:p>0,2880124763</text:p>
          </table:table-cell>
          <table:table-cell office:value-type="float" office:value="0.5902" calcext:value-type="float">
            <text:p>0,5902</text:p>
          </table:table-cell>
          <table:table-cell office:value-type="float" office:value="1.96268893967" calcext:value-type="float">
            <text:p>1,9626889397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00149112754948437" calcext:value-type="float">
            <text:p>0,0014911275</text:p>
          </table:table-cell>
          <table:table-cell office:value-type="float" office:value="0.673" calcext:value-type="float">
            <text:p>0,673</text:p>
          </table:table-cell>
          <table:table-cell office:value-type="float" office:value="2.48260606002808" calcext:value-type="float">
            <text:p>2,48260606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855420000019" calcext:value-type="float">
            <text:p>0,85542</text:p>
          </table:table-cell>
          <table:table-cell office:value-type="float" office:value="0.385835174217" calcext:value-type="float">
            <text:p>0,3858351742</text:p>
          </table:table-cell>
          <table:table-cell office:value-type="float" office:value="0.7382" calcext:value-type="float">
            <text:p>0,7382</text:p>
          </table:table-cell>
          <table:table-cell office:value-type="float" office:value="0.871860551834" calcext:value-type="float">
            <text:p>0,871860551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827140000019" calcext:value-type="float">
            <text:p>0,82714</text:p>
          </table:table-cell>
          <table:table-cell office:value-type="float" office:value="0.471032129192" calcext:value-type="float">
            <text:p>0,4710321292</text:p>
          </table:table-cell>
          <table:table-cell office:value-type="float" office:value="0.7406" calcext:value-type="float">
            <text:p>0,7406</text:p>
          </table:table-cell>
          <table:table-cell office:value-type="float" office:value="0.79767743454" calcext:value-type="float">
            <text:p>0,7976774345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7651" calcext:value-type="float">
            <text:p>0,7651</text:p>
          </table:table-cell>
          <table:table-cell office:value-type="float" office:value="0.648298027992" calcext:value-type="float">
            <text:p>0,648298028</text:p>
          </table:table-cell>
          <table:table-cell office:value-type="float" office:value="0.6958" calcext:value-type="float">
            <text:p>0,6958</text:p>
          </table:table-cell>
          <table:table-cell office:value-type="float" office:value="0.920629906082" calcext:value-type="float">
            <text:p>0,920629906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0552833378427" calcext:value-type="float">
            <text:p>0,0005528334</text:p>
          </table:table-cell>
          <table:table-cell office:value-type="float" office:value="0.6698" calcext:value-type="float">
            <text:p>0,6698</text:p>
          </table:table-cell>
          <table:table-cell office:value-type="float" office:value="2.78247731705" calcext:value-type="float">
            <text:p>2,7824773171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867819999962" calcext:value-type="float">
            <text:p>0,86782</text:p>
          </table:table-cell>
          <table:table-cell office:value-type="float" office:value="0.355775343676" calcext:value-type="float">
            <text:p>0,3557753437</text:p>
          </table:table-cell>
          <table:table-cell office:value-type="float" office:value="0.7386" calcext:value-type="float">
            <text:p>0,7386</text:p>
          </table:table-cell>
          <table:table-cell office:value-type="float" office:value="0.886299228096" calcext:value-type="float">
            <text:p>0,8862992281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065198921239" calcext:value-type="float">
            <text:p>0,0006519892</text:p>
          </table:table-cell>
          <table:table-cell office:value-type="float" office:value="0.664" calcext:value-type="float">
            <text:p>0,664</text:p>
          </table:table-cell>
          <table:table-cell office:value-type="float" office:value="2.77470575333" calcext:value-type="float">
            <text:p>2,7747057533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0852897333838" calcext:value-type="float">
            <text:p>0,0008528973</text:p>
          </table:table-cell>
          <table:table-cell office:value-type="float" office:value="0.667" calcext:value-type="float">
            <text:p>0,667</text:p>
          </table:table-cell>
          <table:table-cell office:value-type="float" office:value="2.69375830383" calcext:value-type="float">
            <text:p>2,693758303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107690700117" calcext:value-type="float">
            <text:p>0,001076907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708076548" calcext:value-type="float">
            <text:p>2,70807654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228607298907" calcext:value-type="float">
            <text:p>0,002286073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70199895401" calcext:value-type="float">
            <text:p>2,701998954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84" calcext:value-type="float">
            <text:p>14,505963308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4" calcext:value-type="float">
            <text:p>194</text:p>
          </table:table-cell>
          <table:table-cell office:value-type="float" office:value="0.903780000019" calcext:value-type="float">
            <text:p>0,90378</text:p>
          </table:table-cell>
          <table:table-cell office:value-type="float" office:value="0.281340372782" calcext:value-type="float">
            <text:p>0,2813403728</text:p>
          </table:table-cell>
          <table:table-cell office:value-type="float" office:value="0.5925" calcext:value-type="float">
            <text:p>0,5925</text:p>
          </table:table-cell>
          <table:table-cell office:value-type="float" office:value="1.96402909851" calcext:value-type="float">
            <text:p>1,964029098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14759512437135" calcext:value-type="float">
            <text:p>0,0014759512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48700554351807" calcext:value-type="float">
            <text:p>2,487005543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855199999962" calcext:value-type="float">
            <text:p>0,8552</text:p>
          </table:table-cell>
          <table:table-cell office:value-type="float" office:value="0.386800997353" calcext:value-type="float">
            <text:p>0,3868009974</text:p>
          </table:table-cell>
          <table:table-cell office:value-type="float" office:value="0.7385" calcext:value-type="float">
            <text:p>0,7385</text:p>
          </table:table-cell>
          <table:table-cell office:value-type="float" office:value="0.868476652527" calcext:value-type="float">
            <text:p>0,868476652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828160000038" calcext:value-type="float">
            <text:p>0,82816</text:p>
          </table:table-cell>
          <table:table-cell office:value-type="float" office:value="0.471577080927" calcext:value-type="float">
            <text:p>0,4715770809</text:p>
          </table:table-cell>
          <table:table-cell office:value-type="float" office:value="0.7383" calcext:value-type="float">
            <text:p>0,7383</text:p>
          </table:table-cell>
          <table:table-cell office:value-type="float" office:value="0.800222693443" calcext:value-type="float">
            <text:p>0,8002226934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764639999962" calcext:value-type="float">
            <text:p>0,76464</text:p>
          </table:table-cell>
          <table:table-cell office:value-type="float" office:value="0.653746121845" calcext:value-type="float">
            <text:p>0,6537461218</text:p>
          </table:table-cell>
          <table:table-cell office:value-type="float" office:value="0.6986" calcext:value-type="float">
            <text:p>0,6986</text:p>
          </table:table-cell>
          <table:table-cell office:value-type="float" office:value="0.936893928814" calcext:value-type="float">
            <text:p>0,93689392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05489270439" calcext:value-type="float">
            <text:p>0,000548927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78423018913" calcext:value-type="float">
            <text:p>2,784230189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870339999981" calcext:value-type="float">
            <text:p>0,87034</text:p>
          </table:table-cell>
          <table:table-cell office:value-type="float" office:value="0.349215538998" calcext:value-type="float">
            <text:p>0,349215539</text:p>
          </table:table-cell>
          <table:table-cell office:value-type="float" office:value="0.7363" calcext:value-type="float">
            <text:p>0,7363</text:p>
          </table:table-cell>
          <table:table-cell office:value-type="float" office:value="0.889156948662" calcext:value-type="float">
            <text:p>0,8891569487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0648114423081" calcext:value-type="float">
            <text:p>0,0006481144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77683031006" calcext:value-type="float">
            <text:p>2,776830310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0845541335158" calcext:value-type="float">
            <text:p>0,0008455413</text:p>
          </table:table-cell>
          <table:table-cell office:value-type="float" office:value="0.6664" calcext:value-type="float">
            <text:p>0,6664</text:p>
          </table:table-cell>
          <table:table-cell office:value-type="float" office:value="2.69533242798" calcext:value-type="float">
            <text:p>2,69533242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107017811574" calcext:value-type="float">
            <text:p>0,0010701781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71094002342" calcext:value-type="float">
            <text:p>2,710940023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225111467496" calcext:value-type="float">
            <text:p>0,0022511147</text:p>
          </table:table-cell>
          <table:table-cell office:value-type="float" office:value="0.6551" calcext:value-type="float">
            <text:p>0,6551</text:p>
          </table:table-cell>
          <table:table-cell office:value-type="float" office:value="2.70894318542" calcext:value-type="float">
            <text:p>2,708943185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276" calcext:value-type="float">
            <text:p>14,505963327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5" calcext:value-type="float">
            <text:p>195</text:p>
          </table:table-cell>
          <table:table-cell office:value-type="float" office:value="0.90464" calcext:value-type="float">
            <text:p>0,90464</text:p>
          </table:table-cell>
          <table:table-cell office:value-type="float" office:value="0.277715870361" calcext:value-type="float">
            <text:p>0,2777158704</text:p>
          </table:table-cell>
          <table:table-cell office:value-type="float" office:value="0.5891" calcext:value-type="float">
            <text:p>0,5891</text:p>
          </table:table-cell>
          <table:table-cell office:value-type="float" office:value="1.98831910095" calcext:value-type="float">
            <text:p>1,98831910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146038248546422" calcext:value-type="float">
            <text:p>0,0014603825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48883309783936" calcext:value-type="float">
            <text:p>2,488833097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857119999981" calcext:value-type="float">
            <text:p>0,85712</text:p>
          </table:table-cell>
          <table:table-cell office:value-type="float" office:value="0.383973970318" calcext:value-type="float">
            <text:p>0,3839739703</text:p>
          </table:table-cell>
          <table:table-cell office:value-type="float" office:value="0.7355" calcext:value-type="float">
            <text:p>0,7355</text:p>
          </table:table-cell>
          <table:table-cell office:value-type="float" office:value="0.870257685471" calcext:value-type="float">
            <text:p>0,8702576855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825640000019" calcext:value-type="float">
            <text:p>0,82564</text:p>
          </table:table-cell>
          <table:table-cell office:value-type="float" office:value="0.477975418606" calcext:value-type="float">
            <text:p>0,4779754186</text:p>
          </table:table-cell>
          <table:table-cell office:value-type="float" office:value="0.7421" calcext:value-type="float">
            <text:p>0,7421</text:p>
          </table:table-cell>
          <table:table-cell office:value-type="float" office:value="0.795550526428" calcext:value-type="float">
            <text:p>0,795550526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763499999962" calcext:value-type="float">
            <text:p>0,7635</text:p>
          </table:table-cell>
          <table:table-cell office:value-type="float" office:value="0.653122962322" calcext:value-type="float">
            <text:p>0,6531229623</text:p>
          </table:table-cell>
          <table:table-cell office:value-type="float" office:value="0.7025" calcext:value-type="float">
            <text:p>0,7025</text:p>
          </table:table-cell>
          <table:table-cell office:value-type="float" office:value="0.916124675941" calcext:value-type="float">
            <text:p>0,916124675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0543723156545" calcext:value-type="float">
            <text:p>0,0005437232</text:p>
          </table:table-cell>
          <table:table-cell office:value-type="float" office:value="0.6697" calcext:value-type="float">
            <text:p>0,6697</text:p>
          </table:table-cell>
          <table:table-cell office:value-type="float" office:value="2.78668176804" calcext:value-type="float">
            <text:p>2,786681768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868959999981" calcext:value-type="float">
            <text:p>0,86896</text:p>
          </table:table-cell>
          <table:table-cell office:value-type="float" office:value="0.350405380507" calcext:value-type="float">
            <text:p>0,3504053805</text:p>
          </table:table-cell>
          <table:table-cell office:value-type="float" office:value="0.742" calcext:value-type="float">
            <text:p>0,742</text:p>
          </table:table-cell>
          <table:table-cell office:value-type="float" office:value="0.896212610245" calcext:value-type="float">
            <text:p>0,8962126102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0641844906751" calcext:value-type="float">
            <text:p>0,0006418449</text:p>
          </table:table-cell>
          <table:table-cell office:value-type="float" office:value="0.664" calcext:value-type="float">
            <text:p>0,664</text:p>
          </table:table-cell>
          <table:table-cell office:value-type="float" office:value="2.77818177414" calcext:value-type="float">
            <text:p>2,7781817741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0836041988041" calcext:value-type="float">
            <text:p>0,000836042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6980378273" calcext:value-type="float">
            <text:p>2,6980378273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105504556296" calcext:value-type="float">
            <text:p>0,0010550456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71273606186" calcext:value-type="float">
            <text:p>2,7127360619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221914394483" calcext:value-type="float">
            <text:p>0,0022191439</text:p>
          </table:table-cell>
          <table:table-cell office:value-type="float" office:value="0.6545" calcext:value-type="float">
            <text:p>0,6545</text:p>
          </table:table-cell>
          <table:table-cell office:value-type="float" office:value="2.7083578064" calcext:value-type="float">
            <text:p>2,7083578064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032" calcext:value-type="float">
            <text:p>14,505963303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6" calcext:value-type="float">
            <text:p>196</text:p>
          </table:table-cell>
          <table:table-cell office:value-type="float" office:value="0.904" calcext:value-type="float">
            <text:p>0,904</text:p>
          </table:table-cell>
          <table:table-cell office:value-type="float" office:value="0.275033539515" calcext:value-type="float">
            <text:p>0,2750335395</text:p>
          </table:table-cell>
          <table:table-cell office:value-type="float" office:value="0.5927" calcext:value-type="float">
            <text:p>0,5927</text:p>
          </table:table-cell>
          <table:table-cell office:value-type="float" office:value="2.00479134369" calcext:value-type="float">
            <text:p>2,0047913437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144655114550143" calcext:value-type="float">
            <text:p>0,0014465511</text:p>
          </table:table-cell>
          <table:table-cell office:value-type="float" office:value="0.6732" calcext:value-type="float">
            <text:p>0,6732</text:p>
          </table:table-cell>
          <table:table-cell office:value-type="float" office:value="2.4890382270813" calcext:value-type="float">
            <text:p>2,4890382271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857159999962" calcext:value-type="float">
            <text:p>0,85716</text:p>
          </table:table-cell>
          <table:table-cell office:value-type="float" office:value="0.383848430262" calcext:value-type="float">
            <text:p>0,3838484303</text:p>
          </table:table-cell>
          <table:table-cell office:value-type="float" office:value="0.738" calcext:value-type="float">
            <text:p>0,738</text:p>
          </table:table-cell>
          <table:table-cell office:value-type="float" office:value="0.865107952499" calcext:value-type="float">
            <text:p>0,8651079525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828340000038" calcext:value-type="float">
            <text:p>0,82834</text:p>
          </table:table-cell>
          <table:table-cell office:value-type="float" office:value="0.468332587223" calcext:value-type="float">
            <text:p>0,4683325872</text:p>
          </table:table-cell>
          <table:table-cell office:value-type="float" office:value="0.7364" calcext:value-type="float">
            <text:p>0,7364</text:p>
          </table:table-cell>
          <table:table-cell office:value-type="float" office:value="0.803060525703" calcext:value-type="float">
            <text:p>0,8030605257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765960000019" calcext:value-type="float">
            <text:p>0,76596</text:p>
          </table:table-cell>
          <table:table-cell office:value-type="float" office:value="0.651734454823" calcext:value-type="float">
            <text:p>0,6517344548</text:p>
          </table:table-cell>
          <table:table-cell office:value-type="float" office:value="0.7026" calcext:value-type="float">
            <text:p>0,7026</text:p>
          </table:table-cell>
          <table:table-cell office:value-type="float" office:value="0.915346879959" calcext:value-type="float">
            <text:p>0,9153468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0536186730899" calcext:value-type="float">
            <text:p>0,0005361867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78741701279" calcext:value-type="float">
            <text:p>2,7874170128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87364" calcext:value-type="float">
            <text:p>0,87364</text:p>
          </table:table-cell>
          <table:table-cell office:value-type="float" office:value="0.343399753914" calcext:value-type="float">
            <text:p>0,3433997539</text:p>
          </table:table-cell>
          <table:table-cell office:value-type="float" office:value="0.7402" calcext:value-type="float">
            <text:p>0,7402</text:p>
          </table:table-cell>
          <table:table-cell office:value-type="float" office:value="0.889931039238" calcext:value-type="float">
            <text:p>0,889931039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0632719679624" calcext:value-type="float">
            <text:p>0,0006327197</text:p>
          </table:table-cell>
          <table:table-cell office:value-type="float" office:value="0.6649" calcext:value-type="float">
            <text:p>0,6649</text:p>
          </table:table-cell>
          <table:table-cell office:value-type="float" office:value="2.78066930313" calcext:value-type="float">
            <text:p>2,7806693031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0824596615471" calcext:value-type="float">
            <text:p>0,0008245966</text:p>
          </table:table-cell>
          <table:table-cell office:value-type="float" office:value="0.667" calcext:value-type="float">
            <text:p>0,667</text:p>
          </table:table-cell>
          <table:table-cell office:value-type="float" office:value="2.70029373131" calcext:value-type="float">
            <text:p>2,7002937313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104064387254" calcext:value-type="float">
            <text:p>0,0010406439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71646857758" calcext:value-type="float">
            <text:p>2,7164685776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217391778924" calcext:value-type="float">
            <text:p>0,0021739178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71134286041" calcext:value-type="float">
            <text:p>2,7113428604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7" calcext:value-type="float">
            <text:p>197</text:p>
          </table:table-cell>
          <table:table-cell office:value-type="float" office:value="0.903739999962" calcext:value-type="float">
            <text:p>0,90374</text:p>
          </table:table-cell>
          <table:table-cell office:value-type="float" office:value="0.276373611603" calcext:value-type="float">
            <text:p>0,2763736116</text:p>
          </table:table-cell>
          <table:table-cell office:value-type="float" office:value="0.5941" calcext:value-type="float">
            <text:p>0,5941</text:p>
          </table:table-cell>
          <table:table-cell office:value-type="float" office:value="2.02595661392" calcext:value-type="float">
            <text:p>2,0259566139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142714910417795" calcext:value-type="float">
            <text:p>0,0014271491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49290883178711" calcext:value-type="float">
            <text:p>2,4929088318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860039999981" calcext:value-type="float">
            <text:p>0,86004</text:p>
          </table:table-cell>
          <table:table-cell office:value-type="float" office:value="0.375424639091" calcext:value-type="float">
            <text:p>0,3754246391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87453457489" calcext:value-type="float">
            <text:p>0,8745345749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8289" calcext:value-type="float">
            <text:p>0,8289</text:p>
          </table:table-cell>
          <table:table-cell office:value-type="float" office:value="0.46301757803" calcext:value-type="float">
            <text:p>0,463017578</text:p>
          </table:table-cell>
          <table:table-cell office:value-type="float" office:value="0.743" calcext:value-type="float">
            <text:p>0,743</text:p>
          </table:table-cell>
          <table:table-cell office:value-type="float" office:value="0.802565337372" calcext:value-type="float">
            <text:p>0,8025653374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767799999981" calcext:value-type="float">
            <text:p>0,7678</text:p>
          </table:table-cell>
          <table:table-cell office:value-type="float" office:value="0.64765314043" calcext:value-type="float">
            <text:p>0,6476531404</text:p>
          </table:table-cell>
          <table:table-cell office:value-type="float" office:value="0.6986" calcext:value-type="float">
            <text:p>0,6986</text:p>
          </table:table-cell>
          <table:table-cell office:value-type="float" office:value="0.923862054634" calcext:value-type="float">
            <text:p>0,923862054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0536572493771" calcext:value-type="float">
            <text:p>0,0005365725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79074005127" calcext:value-type="float">
            <text:p>2,7907400513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870459999981" calcext:value-type="float">
            <text:p>0,87046</text:p>
          </table:table-cell>
          <table:table-cell office:value-type="float" office:value="0.342517150249" calcext:value-type="float">
            <text:p>0,3425171502</text:p>
          </table:table-cell>
          <table:table-cell office:value-type="float" office:value="0.7453" calcext:value-type="float">
            <text:p>0,7453</text:p>
          </table:table-cell>
          <table:table-cell office:value-type="float" office:value="0.894092955399" calcext:value-type="float">
            <text:p>0,8940929554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063499939803" calcext:value-type="float">
            <text:p>0,0006349994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78339378967" calcext:value-type="float">
            <text:p>2,7833937897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0818569771014" calcext:value-type="float">
            <text:p>0,0008185698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70357274246" calcext:value-type="float">
            <text:p>2,7035727425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103365719318" calcext:value-type="float">
            <text:p>0,0010336572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71755527344" calcext:value-type="float">
            <text:p>2,7175552734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215924335703" calcext:value-type="float">
            <text:p>0,0021592434</text:p>
          </table:table-cell>
          <table:table-cell office:value-type="float" office:value="0.6542" calcext:value-type="float">
            <text:p>0,6542</text:p>
          </table:table-cell>
          <table:table-cell office:value-type="float" office:value="2.71598617821" calcext:value-type="float">
            <text:p>2,715986178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76" calcext:value-type="float">
            <text:p>14,505963327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8" calcext:value-type="float">
            <text:p>198</text:p>
          </table:table-cell>
          <table:table-cell office:value-type="float" office:value="0.907619999981" calcext:value-type="float">
            <text:p>0,90762</text:p>
          </table:table-cell>
          <table:table-cell office:value-type="float" office:value="0.266566290283" calcext:value-type="float">
            <text:p>0,2665662903</text:p>
          </table:table-cell>
          <table:table-cell office:value-type="float" office:value="0.5952" calcext:value-type="float">
            <text:p>0,5952</text:p>
          </table:table-cell>
          <table:table-cell office:value-type="float" office:value="1.98037277222" calcext:value-type="float">
            <text:p>1,980372772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142162835266441" calcext:value-type="float">
            <text:p>0,0014216284</text:p>
          </table:table-cell>
          <table:table-cell office:value-type="float" office:value="0.6723" calcext:value-type="float">
            <text:p>0,6723</text:p>
          </table:table-cell>
          <table:table-cell office:value-type="float" office:value="2.4944106010437" calcext:value-type="float">
            <text:p>2,494410601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86126" calcext:value-type="float">
            <text:p>0,86126</text:p>
          </table:table-cell>
          <table:table-cell office:value-type="float" office:value="0.375362163677" calcext:value-type="float">
            <text:p>0,3753621637</text:p>
          </table:table-cell>
          <table:table-cell office:value-type="float" office:value="0.7351" calcext:value-type="float">
            <text:p>0,7351</text:p>
          </table:table-cell>
          <table:table-cell office:value-type="float" office:value="0.881465073967" calcext:value-type="float">
            <text:p>0,881465074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829660000038" calcext:value-type="float">
            <text:p>0,82966</text:p>
          </table:table-cell>
          <table:table-cell office:value-type="float" office:value="0.465598696194" calcext:value-type="float">
            <text:p>0,4655986962</text:p>
          </table:table-cell>
          <table:table-cell office:value-type="float" office:value="0.7386" calcext:value-type="float">
            <text:p>0,7386</text:p>
          </table:table-cell>
          <table:table-cell office:value-type="float" office:value="0.800033861923" calcext:value-type="float">
            <text:p>0,800033861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766319999962" calcext:value-type="float">
            <text:p>0,76632</text:p>
          </table:table-cell>
          <table:table-cell office:value-type="float" office:value="0.646707894478" calcext:value-type="float">
            <text:p>0,6467078945</text:p>
          </table:table-cell>
          <table:table-cell office:value-type="float" office:value="0.6941" calcext:value-type="float">
            <text:p>0,6941</text:p>
          </table:table-cell>
          <table:table-cell office:value-type="float" office:value="0.924903185081" calcext:value-type="float">
            <text:p>0,924903185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.000529489108231" calcext:value-type="float">
            <text:p>0,0005294891</text:p>
          </table:table-cell>
          <table:table-cell office:value-type="float" office:value="0.6701" calcext:value-type="float">
            <text:p>0,6701</text:p>
          </table:table-cell>
          <table:table-cell office:value-type="float" office:value="2.79114386978" calcext:value-type="float">
            <text:p>2,791143869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871879999962" calcext:value-type="float">
            <text:p>0,87188</text:p>
          </table:table-cell>
          <table:table-cell office:value-type="float" office:value="0.348900827408" calcext:value-type="float">
            <text:p>0,3489008274</text:p>
          </table:table-cell>
          <table:table-cell office:value-type="float" office:value="0.738" calcext:value-type="float">
            <text:p>0,738</text:p>
          </table:table-cell>
          <table:table-cell office:value-type="float" office:value="0.887939478683" calcext:value-type="float">
            <text:p>0,8879394787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.000623899620576" calcext:value-type="float">
            <text:p>0,0006238996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78378273392" calcext:value-type="float">
            <text:p>2,7837827339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.00080887659844" calcext:value-type="float">
            <text:p>0,0008088766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70522648773" calcext:value-type="float">
            <text:p>2,7052264877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.00102311071858" calcext:value-type="float">
            <text:p>0,0010231107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72154078407" calcext:value-type="float">
            <text:p>2,721540784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13238313071" calcext:value-type="float">
            <text:p>0,0021323831</text:p>
          </table:table-cell>
          <table:table-cell office:value-type="float" office:value="0.6537" calcext:value-type="float">
            <text:p>0,6537</text:p>
          </table:table-cell>
          <table:table-cell office:value-type="float" office:value="2.71861445923" calcext:value-type="float">
            <text:p>2,718614459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962" calcext:value-type="float">
            <text:p>14,505963296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9" calcext:value-type="float">
            <text:p>199</text:p>
          </table:table-cell>
          <table:table-cell office:value-type="float" office:value="0.91056" calcext:value-type="float">
            <text:p>0,91056</text:p>
          </table:table-cell>
          <table:table-cell office:value-type="float" office:value="0.261281317267" calcext:value-type="float">
            <text:p>0,2612813173</text:p>
          </table:table-cell>
          <table:table-cell office:value-type="float" office:value="0.5952" calcext:value-type="float">
            <text:p>0,5952</text:p>
          </table:table-cell>
          <table:table-cell office:value-type="float" office:value="2.0029663826" calcext:value-type="float">
            <text:p>2,002966382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.00140619728690013" calcext:value-type="float">
            <text:p>0,0014061973</text:p>
          </table:table-cell>
          <table:table-cell office:value-type="float" office:value="0.6734" calcext:value-type="float">
            <text:p>0,6734</text:p>
          </table:table-cell>
          <table:table-cell office:value-type="float" office:value="2.49563780441284" calcext:value-type="float">
            <text:p>2,4956378044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860039999981" calcext:value-type="float">
            <text:p>0,86004</text:p>
          </table:table-cell>
          <table:table-cell office:value-type="float" office:value="0.3792301964" calcext:value-type="float">
            <text:p>0,3792301964</text:p>
          </table:table-cell>
          <table:table-cell office:value-type="float" office:value="0.7359" calcext:value-type="float">
            <text:p>0,7359</text:p>
          </table:table-cell>
          <table:table-cell office:value-type="float" office:value="0.890000160599" calcext:value-type="float">
            <text:p>0,89000016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831080000019" calcext:value-type="float">
            <text:p>0,83108</text:p>
          </table:table-cell>
          <table:table-cell office:value-type="float" office:value="0.460235920267" calcext:value-type="float">
            <text:p>0,4602359203</text:p>
          </table:table-cell>
          <table:table-cell office:value-type="float" office:value="0.7382" calcext:value-type="float">
            <text:p>0,7382</text:p>
          </table:table-cell>
          <table:table-cell office:value-type="float" office:value="0.805636286354" calcext:value-type="float">
            <text:p>0,8056362864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762820000038" calcext:value-type="float">
            <text:p>0,76282</text:p>
          </table:table-cell>
          <table:table-cell office:value-type="float" office:value="0.659134899082" calcext:value-type="float">
            <text:p>0,6591348991</text:p>
          </table:table-cell>
          <table:table-cell office:value-type="float" office:value="0.6983" calcext:value-type="float">
            <text:p>0,6983</text:p>
          </table:table-cell>
          <table:table-cell office:value-type="float" office:value="0.914789251709" calcext:value-type="float">
            <text:p>0,91478925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 style:data-style-name="N2" text:time-value="16:29:43.9461307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Farias</meta:initial-creator>
    <meta:creation-date>2016-11-03T23:24:45.311206102</meta:creation-date>
    <dc:date>2016-11-05T00:01:26.587653757</dc:date>
    <dc:creator>Felipe Farias</dc:creator>
    <meta:editing-duration>PT2H41M52S</meta:editing-duration>
    <meta:editing-cycles>7</meta:editing-cycles>
    <meta:generator>LibreOffice/5.1.5.2$Linux_X86_64 LibreOffice_project/10m0$Build-2</meta:generator>
    <meta:document-statistic meta:table-count="1" meta:cell-count="1263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8.31cm" svg:height="16.528cm" xlink:href=".." xlink:type="simple" chart:class="chart:line" chart:style-name="ch1">
        <chart:title svg:x="12.617cm" svg:y="0.466cm" chart:style-name="ch2">
          <text:p>Acurácia Teste</text:p>
        </chart:title>
        <chart:legend chart:legend-position="end" svg:x="21.277cm" svg:y="4.977cm" style:legend-expansion="high" chart:style-name="ch3"/>
        <chart:plot-area chart:style-name="ch4" table:cell-range-address="Planilha1.D2:Planilha1.D202 Planilha1.J2:Planilha1.J202 Planilha1.P2:Planilha1.P202 Planilha1.V2:Planilha1.V202 Planilha1.AB2:Planilha1.AB202 Planilha1.AH2:Planilha1.AH202 Planilha1.AN2:Planilha1.AN202 Planilha1.AT2:Planilha1.AT115 Planilha1.AZ2:Planilha1.AZ202 Planilha1.BF2:Planilha1.BF202 Planilha1.BL2:Planilha1.BL202 Planilha1.BR2:Planilha1.BR202 Planilha1.BX2:Planilha1.BX202" chart:data-source-has-labels="row" svg:x="0.566cm" svg:y="1.575cm" svg:width="20.145cm" svg:height="14.623cm">
          <chartooo:coordinate-region svg:x="1.293cm" svg:y="1.696cm" svg:width="19.375cm" svg:height="13.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lanilha1.D3:Planilha1.D202" chart:label-cell-address="Planilha1.D2:Planilha1.D2" chart:class="chart:line">
            <chart:data-point chart:repeated="200"/>
          </chart:series>
          <chart:series chart:style-name="ch8" chart:values-cell-range-address="Planilha1.J3:Planilha1.J202" chart:label-cell-address="Planilha1.J2:Planilha1.J2" chart:class="chart:line">
            <chart:data-point chart:repeated="200"/>
          </chart:series>
          <chart:series chart:style-name="ch9" chart:values-cell-range-address="Planilha1.P3:Planilha1.P202" chart:label-cell-address="Planilha1.P2:Planilha1.P2" chart:class="chart:line">
            <chart:data-point chart:repeated="200"/>
          </chart:series>
          <chart:series chart:style-name="ch10" chart:values-cell-range-address="Planilha1.V3:Planilha1.V202" chart:label-cell-address="Planilha1.V2:Planilha1.V2" chart:class="chart:line">
            <chart:data-point chart:repeated="200"/>
          </chart:series>
          <chart:series chart:style-name="ch11" chart:values-cell-range-address="Planilha1.AB3:Planilha1.AB202" chart:label-cell-address="Planilha1.AB2:Planilha1.AB2" chart:class="chart:line">
            <chart:data-point chart:repeated="200"/>
          </chart:series>
          <chart:series chart:style-name="ch12" chart:values-cell-range-address="Planilha1.AH3:Planilha1.AH202" chart:label-cell-address="Planilha1.AH2:Planilha1.AH2" chart:class="chart:line">
            <chart:data-point chart:repeated="200"/>
          </chart:series>
          <chart:series chart:style-name="ch13" chart:values-cell-range-address="Planilha1.AN3:Planilha1.AN202" chart:label-cell-address="Planilha1.AN2:Planilha1.AN2" chart:class="chart:line">
            <chart:data-point chart:repeated="200"/>
          </chart:series>
          <chart:series chart:style-name="ch14" chart:values-cell-range-address="Planilha1.AT3:Planilha1.AT115" chart:label-cell-address="Planilha1.AT2:Planilha1.AT2" chart:class="chart:line">
            <chart:data-point chart:repeated="113"/>
          </chart:series>
          <chart:series chart:style-name="ch15" chart:values-cell-range-address="Planilha1.AZ3:Planilha1.AZ202" chart:label-cell-address="Planilha1.AZ2:Planilha1.AZ2" chart:class="chart:line">
            <chart:data-point chart:repeated="200"/>
          </chart:series>
          <chart:series chart:style-name="ch16" chart:values-cell-range-address="Planilha1.BF3:Planilha1.BF202" chart:label-cell-address="Planilha1.BF2:Planilha1.BF2" chart:class="chart:line">
            <chart:data-point chart:repeated="200"/>
          </chart:series>
          <chart:series chart:style-name="ch17" chart:values-cell-range-address="Planilha1.BL3:Planilha1.BL202" chart:label-cell-address="Planilha1.BL2:Planilha1.BL2" chart:class="chart:line">
            <chart:data-point chart:repeated="200"/>
          </chart:series>
          <chart:series chart:style-name="ch18" chart:values-cell-range-address="Planilha1.BR3:Planilha1.BR202" chart:label-cell-address="Planilha1.BR2:Planilha1.BR2" chart:class="chart:line">
            <chart:data-point chart:repeated="200"/>
          </chart:series>
          <chart:series chart:style-name="ch19" chart:values-cell-range-address="Planilha1.BX3:Planilha1.BX202" chart:label-cell-address="Planilha1.BX2:Planilha1.BX2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_acc_nothing</text:p>
                <draw:g>
                  <svg:desc>Planilha1.D2:Planilha1.D2</svg:desc>
                </draw:g>
              </table:table-cell>
              <table:table-cell office:value-type="string">
                <text:p>val_acc_dropout</text:p>
                <draw:g>
                  <svg:desc>Planilha1.J2:Planilha1.J2</svg:desc>
                </draw:g>
              </table:table-cell>
              <table:table-cell office:value-type="string">
                <text:p>val_acc_dropgrads_0.1</text:p>
                <draw:g>
                  <svg:desc>Planilha1.P2:Planilha1.P2</svg:desc>
                </draw:g>
              </table:table-cell>
              <table:table-cell office:value-type="string">
                <text:p>val_acc_dropgrads_0.2</text:p>
                <draw:g>
                  <svg:desc>Planilha1.V2:Planilha1.V2</svg:desc>
                </draw:g>
              </table:table-cell>
              <table:table-cell office:value-type="string">
                <text:p>val_acc_dropgrads_0.3</text:p>
                <draw:g>
                  <svg:desc>Planilha1.AB2:Planilha1.AB2</svg:desc>
                </draw:g>
              </table:table-cell>
              <table:table-cell office:value-type="string">
                <text:p>val_acc_dropgrads_0.5</text:p>
                <draw:g>
                  <svg:desc>Planilha1.AH2:Planilha1.AH2</svg:desc>
                </draw:g>
              </table:table-cell>
              <table:table-cell office:value-type="string">
                <text:p>val_acc_drophighests_0.1</text:p>
                <draw:g>
                  <svg:desc>Planilha1.AN2:Planilha1.AN2</svg:desc>
                </draw:g>
              </table:table-cell>
              <table:table-cell office:value-type="string">
                <text:p>val_acc_drophighests_0.3</text:p>
                <draw:g>
                  <svg:desc>Planilha1.AT2:Planilha1.AT2</svg:desc>
                </draw:g>
              </table:table-cell>
              <table:table-cell office:value-type="string">
                <text:p>val_acc_droplowests_probs</text:p>
                <draw:g>
                  <svg:desc>Planilha1.AZ2:Planilha1.AZ2</svg:desc>
                </draw:g>
              </table:table-cell>
              <table:table-cell office:value-type="string">
                <text:p>val_acc_drophighests_probs</text:p>
                <draw:g>
                  <svg:desc>Planilha1.BF2:Planilha1.BF2</svg:desc>
                </draw:g>
              </table:table-cell>
              <table:table-cell office:value-type="string">
                <text:p>val_acc_dropout_dropgrads_0.1</text:p>
                <draw:g>
                  <svg:desc>Planilha1.BL2:Planilha1.BL2</svg:desc>
                </draw:g>
              </table:table-cell>
              <table:table-cell office:value-type="string">
                <text:p>val_acc_dropout_dropgrads_0.3</text:p>
                <draw:g>
                  <svg:desc>Planilha1.BR2:Planilha1.BR2</svg:desc>
                </draw:g>
              </table:table-cell>
              <table:table-cell office:value-type="string">
                <text:p>val_acc_dropout_drophighests_probs</text:p>
                <draw:g>
                  <svg:desc>Planilha1.BX2:Planilha1.BX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82">
                <text:p>0.3382</text:p>
                <draw:g>
                  <svg:desc>Planilha1.D3:Planilha1.D202</svg:desc>
                </draw:g>
              </table:table-cell>
              <table:table-cell office:value-type="float" office:value="0.3003">
                <text:p>0.3003</text:p>
                <draw:g>
                  <svg:desc>Planilha1.J3:Planilha1.J202</svg:desc>
                </draw:g>
              </table:table-cell>
              <table:table-cell office:value-type="float" office:value="0.3303">
                <text:p>0.3303</text:p>
                <draw:g>
                  <svg:desc>Planilha1.P3:Planilha1.P202</svg:desc>
                </draw:g>
              </table:table-cell>
              <table:table-cell office:value-type="float" office:value="0.325">
                <text:p>0.325</text:p>
                <draw:g>
                  <svg:desc>Planilha1.V3:Planilha1.V202</svg:desc>
                </draw:g>
              </table:table-cell>
              <table:table-cell office:value-type="float" office:value="0.3245">
                <text:p>0.3245</text:p>
                <draw:g>
                  <svg:desc>Planilha1.AB3:Planilha1.AB202</svg:desc>
                </draw:g>
              </table:table-cell>
              <table:table-cell office:value-type="float" office:value="0.2872">
                <text:p>0.2872</text:p>
                <draw:g>
                  <svg:desc>Planilha1.AH3:Planilha1.AH202</svg:desc>
                </draw:g>
              </table:table-cell>
              <table:table-cell office:value-type="float" office:value="0.1257">
                <text:p>0.1257</text:p>
                <draw:g>
                  <svg:desc>Planilha1.AN3:Planilha1.AN202</svg:desc>
                </draw:g>
              </table:table-cell>
              <table:table-cell office:value-type="float" office:value="0.2791">
                <text:p>0.2791</text:p>
                <draw:g>
                  <svg:desc>Planilha1.AT3:Planilha1.AT115</svg:desc>
                </draw:g>
              </table:table-cell>
              <table:table-cell office:value-type="float" office:value="0.24">
                <text:p>0.24</text:p>
                <draw:g>
                  <svg:desc>Planilha1.AZ3:Planilha1.AZ202</svg:desc>
                </draw:g>
              </table:table-cell>
              <table:table-cell office:value-type="float" office:value="0.2838">
                <text:p>0.2838</text:p>
                <draw:g>
                  <svg:desc>Planilha1.BF3:Planilha1.BF202</svg:desc>
                </draw:g>
              </table:table-cell>
              <table:table-cell office:value-type="float" office:value="0.2973">
                <text:p>0.2973</text:p>
                <draw:g>
                  <svg:desc>Planilha1.BL3:Planilha1.BL202</svg:desc>
                </draw:g>
              </table:table-cell>
              <table:table-cell office:value-type="float" office:value="0.2958">
                <text:p>0.2958</text:p>
                <draw:g>
                  <svg:desc>Planilha1.BR3:Planilha1.BR202</svg:desc>
                </draw:g>
              </table:table-cell>
              <table:table-cell office:value-type="float" office:value="0.2716">
                <text:p>0.2716</text:p>
                <draw:g>
                  <svg:desc>Planilha1.BX3:Planilha1.BX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01">
                <text:p>0.401</text:p>
              </table:table-cell>
              <table:table-cell office:value-type="float" office:value="0.3697">
                <text:p>0.3697</text:p>
              </table:table-cell>
              <table:table-cell office:value-type="float" office:value="0.3936">
                <text:p>0.3936</text:p>
              </table:table-cell>
              <table:table-cell office:value-type="float" office:value="0.3867">
                <text:p>0.3867</text:p>
              </table:table-cell>
              <table:table-cell office:value-type="float" office:value="0.381">
                <text:p>0.381</text:p>
              </table:table-cell>
              <table:table-cell office:value-type="float" office:value="0.3342">
                <text:p>0.3342</text:p>
              </table:table-cell>
              <table:table-cell office:value-type="float" office:value="0.2034">
                <text:p>0.2034</text:p>
              </table:table-cell>
              <table:table-cell office:value-type="float" office:value="0.3229">
                <text:p>0.3229</text:p>
              </table:table-cell>
              <table:table-cell office:value-type="float" office:value="0.3392">
                <text:p>0.3392</text:p>
              </table:table-cell>
              <table:table-cell office:value-type="float" office:value="0.3151">
                <text:p>0.3151</text:p>
              </table:table-cell>
              <table:table-cell office:value-type="float" office:value="0.3626">
                <text:p>0.3626</text:p>
              </table:table-cell>
              <table:table-cell office:value-type="float" office:value="0.3426">
                <text:p>0.3426</text:p>
              </table:table-cell>
              <table:table-cell office:value-type="float" office:value="0.2672">
                <text:p>0.2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21">
                <text:p>0.4221</text:p>
              </table:table-cell>
              <table:table-cell office:value-type="float" office:value="0.3873">
                <text:p>0.3873</text:p>
              </table:table-cell>
              <table:table-cell office:value-type="float" office:value="0.4134">
                <text:p>0.4134</text:p>
              </table:table-cell>
              <table:table-cell office:value-type="float" office:value="0.4042">
                <text:p>0.4042</text:p>
              </table:table-cell>
              <table:table-cell office:value-type="float" office:value="0.4244">
                <text:p>0.4244</text:p>
              </table:table-cell>
              <table:table-cell office:value-type="float" office:value="0.3454">
                <text:p>0.3454</text:p>
              </table:table-cell>
              <table:table-cell office:value-type="float" office:value="0.2573">
                <text:p>0.2573</text:p>
              </table:table-cell>
              <table:table-cell office:value-type="float" office:value="0.3552">
                <text:p>0.3552</text:p>
              </table:table-cell>
              <table:table-cell office:value-type="float" office:value="0.3519">
                <text:p>0.3519</text:p>
              </table:table-cell>
              <table:table-cell office:value-type="float" office:value="0.3434">
                <text:p>0.3434</text:p>
              </table:table-cell>
              <table:table-cell office:value-type="float" office:value="0.3757">
                <text:p>0.3757</text:p>
              </table:table-cell>
              <table:table-cell office:value-type="float" office:value="0.3865">
                <text:p>0.3865</text:p>
              </table:table-cell>
              <table:table-cell office:value-type="float" office:value="0.2664">
                <text:p>0.2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91">
                <text:p>0.4891</text:p>
              </table:table-cell>
              <table:table-cell office:value-type="float" office:value="0.4395">
                <text:p>0.4395</text:p>
              </table:table-cell>
              <table:table-cell office:value-type="float" office:value="0.478">
                <text:p>0.478</text:p>
              </table:table-cell>
              <table:table-cell office:value-type="float" office:value="0.466">
                <text:p>0.466</text:p>
              </table:table-cell>
              <table:table-cell office:value-type="float" office:value="0.4507">
                <text:p>0.4507</text:p>
              </table:table-cell>
              <table:table-cell office:value-type="float" office:value="0.4255">
                <text:p>0.4255</text:p>
              </table:table-cell>
              <table:table-cell office:value-type="float" office:value="0.2988">
                <text:p>0.2988</text:p>
              </table:table-cell>
              <table:table-cell office:value-type="float" office:value="0.3549">
                <text:p>0.3549</text:p>
              </table:table-cell>
              <table:table-cell office:value-type="float" office:value="0.3958">
                <text:p>0.3958</text:p>
              </table:table-cell>
              <table:table-cell office:value-type="float" office:value="0.4064">
                <text:p>0.4064</text:p>
              </table:table-cell>
              <table:table-cell office:value-type="float" office:value="0.4215">
                <text:p>0.4215</text:p>
              </table:table-cell>
              <table:table-cell office:value-type="float" office:value="0.4084">
                <text:p>0.4084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64">
                <text:p>0.4864</text:p>
              </table:table-cell>
              <table:table-cell office:value-type="float" office:value="0.4742">
                <text:p>0.4742</text:p>
              </table:table-cell>
              <table:table-cell office:value-type="float" office:value="0.4818">
                <text:p>0.4818</text:p>
              </table:table-cell>
              <table:table-cell office:value-type="float" office:value="0.4625">
                <text:p>0.4625</text:p>
              </table:table-cell>
              <table:table-cell office:value-type="float" office:value="0.4724">
                <text:p>0.4724</text:p>
              </table:table-cell>
              <table:table-cell office:value-type="float" office:value="0.4054">
                <text:p>0.4054</text:p>
              </table:table-cell>
              <table:table-cell office:value-type="float" office:value="0.3394">
                <text:p>0.3394</text:p>
              </table:table-cell>
              <table:table-cell office:value-type="float" office:value="0.4194">
                <text:p>0.4194</text:p>
              </table:table-cell>
              <table:table-cell office:value-type="float" office:value="0.3622">
                <text:p>0.3622</text:p>
              </table:table-cell>
              <table:table-cell office:value-type="float" office:value="0.441">
                <text:p>0.441</text:p>
              </table:table-cell>
              <table:table-cell office:value-type="float" office:value="0.4632">
                <text:p>0.4632</text:p>
              </table:table-cell>
              <table:table-cell office:value-type="float" office:value="0.4397">
                <text:p>0.4397</text:p>
              </table:table-cell>
              <table:table-cell office:value-type="float" office:value="0.3933">
                <text:p>0.39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68">
                <text:p>0.5068</text:p>
              </table:table-cell>
              <table:table-cell office:value-type="float" office:value="0.4803">
                <text:p>0.4803</text:p>
              </table:table-cell>
              <table:table-cell office:value-type="float" office:value="0.5078">
                <text:p>0.5078</text:p>
              </table:table-cell>
              <table:table-cell office:value-type="float" office:value="0.4999">
                <text:p>0.4999</text:p>
              </table:table-cell>
              <table:table-cell office:value-type="float" office:value="0.4812">
                <text:p>0.4812</text:p>
              </table:table-cell>
              <table:table-cell office:value-type="float" office:value="0.4629">
                <text:p>0.4629</text:p>
              </table:table-cell>
              <table:table-cell office:value-type="float" office:value="0.3666">
                <text:p>0.3666</text:p>
              </table:table-cell>
              <table:table-cell office:value-type="float" office:value="0.3827">
                <text:p>0.3827</text:p>
              </table:table-cell>
              <table:table-cell office:value-type="float" office:value="0.4121">
                <text:p>0.4121</text:p>
              </table:table-cell>
              <table:table-cell office:value-type="float" office:value="0.4488">
                <text:p>0.4488</text:p>
              </table:table-cell>
              <table:table-cell office:value-type="float" office:value="0.4687">
                <text:p>0.4687</text:p>
              </table:table-cell>
              <table:table-cell office:value-type="float" office:value="0.4403">
                <text:p>0.4403</text:p>
              </table:table-cell>
              <table:table-cell office:value-type="float" office:value="0.4105">
                <text:p>0.4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14">
                <text:p>0.5414</text:p>
              </table:table-cell>
              <table:table-cell office:value-type="float" office:value="0.5016">
                <text:p>0.5016</text:p>
              </table:table-cell>
              <table:table-cell office:value-type="float" office:value="0.5359">
                <text:p>0.5359</text:p>
              </table:table-cell>
              <table:table-cell office:value-type="float" office:value="0.5225">
                <text:p>0.5225</text:p>
              </table:table-cell>
              <table:table-cell office:value-type="float" office:value="0.4746">
                <text:p>0.4746</text:p>
              </table:table-cell>
              <table:table-cell office:value-type="float" office:value="0.4816">
                <text:p>0.4816</text:p>
              </table:table-cell>
              <table:table-cell office:value-type="float" office:value="0.3891">
                <text:p>0.3891</text:p>
              </table:table-cell>
              <table:table-cell office:value-type="float" office:value="0.2286">
                <text:p>0.2286</text:p>
              </table:table-cell>
              <table:table-cell office:value-type="float" office:value="0.4276">
                <text:p>0.4276</text:p>
              </table:table-cell>
              <table:table-cell office:value-type="float" office:value="0.4659">
                <text:p>0.4659</text:p>
              </table:table-cell>
              <table:table-cell office:value-type="float" office:value="0.4935">
                <text:p>0.4935</text:p>
              </table:table-cell>
              <table:table-cell office:value-type="float" office:value="0.4647">
                <text:p>0.4647</text:p>
              </table:table-cell>
              <table:table-cell office:value-type="float" office:value="0.3495">
                <text:p>0.34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13">
                <text:p>0.5313</text:p>
              </table:table-cell>
              <table:table-cell office:value-type="float" office:value="0.518">
                <text:p>0.518</text:p>
              </table:table-cell>
              <table:table-cell office:value-type="float" office:value="0.5176">
                <text:p>0.5176</text:p>
              </table:table-cell>
              <table:table-cell office:value-type="float" office:value="0.5059">
                <text:p>0.5059</text:p>
              </table:table-cell>
              <table:table-cell office:value-type="float" office:value="0.519">
                <text:p>0.519</text:p>
              </table:table-cell>
              <table:table-cell office:value-type="float" office:value="0.492">
                <text:p>0.492</text:p>
              </table:table-cell>
              <table:table-cell office:value-type="float" office:value="0.3973">
                <text:p>0.3973</text:p>
              </table:table-cell>
              <table:table-cell office:value-type="float" office:value="0.1131">
                <text:p>0.1131</text:p>
              </table:table-cell>
              <table:table-cell office:value-type="float" office:value="0.4365">
                <text:p>0.4365</text:p>
              </table:table-cell>
              <table:table-cell office:value-type="float" office:value="0.4775">
                <text:p>0.4775</text:p>
              </table:table-cell>
              <table:table-cell office:value-type="float" office:value="0.5075">
                <text:p>0.5075</text:p>
              </table:table-cell>
              <table:table-cell office:value-type="float" office:value="0.479">
                <text:p>0.479</text:p>
              </table:table-cell>
              <table:table-cell office:value-type="float" office:value="0.4431">
                <text:p>0.44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05">
                <text:p>0.5705</text:p>
              </table:table-cell>
              <table:table-cell office:value-type="float" office:value="0.5173">
                <text:p>0.5173</text:p>
              </table:table-cell>
              <table:table-cell office:value-type="float" office:value="0.5608">
                <text:p>0.5608</text:p>
              </table:table-cell>
              <table:table-cell office:value-type="float" office:value="0.548">
                <text:p>0.548</text:p>
              </table:table-cell>
              <table:table-cell office:value-type="float" office:value="0.5224">
                <text:p>0.5224</text:p>
              </table:table-cell>
              <table:table-cell office:value-type="float" office:value="0.4843">
                <text:p>0.4843</text:p>
              </table:table-cell>
              <table:table-cell office:value-type="float" office:value="0.4225">
                <text:p>0.4225</text:p>
              </table:table-cell>
              <table:table-cell office:value-type="float" office:value="0.129">
                <text:p>0.129</text:p>
              </table:table-cell>
              <table:table-cell office:value-type="float" office:value="0.4321">
                <text:p>0.4321</text:p>
              </table:table-cell>
              <table:table-cell office:value-type="float" office:value="0.5061">
                <text:p>0.5061</text:p>
              </table:table-cell>
              <table:table-cell office:value-type="float" office:value="0.5044">
                <text:p>0.5044</text:p>
              </table:table-cell>
              <table:table-cell office:value-type="float" office:value="0.4893">
                <text:p>0.4893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42">
                <text:p>0.5842</text:p>
              </table:table-cell>
              <table:table-cell office:value-type="float" office:value="0.5281">
                <text:p>0.5281</text:p>
              </table:table-cell>
              <table:table-cell office:value-type="float" office:value="0.5763">
                <text:p>0.5763</text:p>
              </table:table-cell>
              <table:table-cell office:value-type="float" office:value="0.5686">
                <text:p>0.5686</text:p>
              </table:table-cell>
              <table:table-cell office:value-type="float" office:value="0.5597">
                <text:p>0.5597</text:p>
              </table:table-cell>
              <table:table-cell office:value-type="float" office:value="0.509">
                <text:p>0.509</text:p>
              </table:table-cell>
              <table:table-cell office:value-type="float" office:value="0.4243">
                <text:p>0.4243</text:p>
              </table:table-cell>
              <table:table-cell office:value-type="float" office:value="0.113">
                <text:p>0.113</text:p>
              </table:table-cell>
              <table:table-cell office:value-type="float" office:value="0.4507">
                <text:p>0.4507</text:p>
              </table:table-cell>
              <table:table-cell office:value-type="float" office:value="0.5246">
                <text:p>0.5246</text:p>
              </table:table-cell>
              <table:table-cell office:value-type="float" office:value="0.5154">
                <text:p>0.5154</text:p>
              </table:table-cell>
              <table:table-cell office:value-type="float" office:value="0.495">
                <text:p>0.495</text:p>
              </table:table-cell>
              <table:table-cell office:value-type="float" office:value="0.3945">
                <text:p>0.39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24">
                <text:p>0.5924</text:p>
              </table:table-cell>
              <table:table-cell office:value-type="float" office:value="0.5483">
                <text:p>0.5483</text:p>
              </table:table-cell>
              <table:table-cell office:value-type="float" office:value="0.5805">
                <text:p>0.5805</text:p>
              </table:table-cell>
              <table:table-cell office:value-type="float" office:value="0.5699">
                <text:p>0.5699</text:p>
              </table:table-cell>
              <table:table-cell office:value-type="float" office:value="0.5699">
                <text:p>0.5699</text:p>
              </table:table-cell>
              <table:table-cell office:value-type="float" office:value="0.5358">
                <text:p>0.5358</text:p>
              </table:table-cell>
              <table:table-cell office:value-type="float" office:value="0.4446">
                <text:p>0.4446</text:p>
              </table:table-cell>
              <table:table-cell office:value-type="float" office:value="0.1191">
                <text:p>0.1191</text:p>
              </table:table-cell>
              <table:table-cell office:value-type="float" office:value="0.4546">
                <text:p>0.4546</text:p>
              </table:table-cell>
              <table:table-cell office:value-type="float" office:value="0.5341">
                <text:p>0.5341</text:p>
              </table:table-cell>
              <table:table-cell office:value-type="float" office:value="0.5357">
                <text:p>0.5357</text:p>
              </table:table-cell>
              <table:table-cell office:value-type="float" office:value="0.4975">
                <text:p>0.4975</text:p>
              </table:table-cell>
              <table:table-cell office:value-type="float" office:value="0.3466">
                <text:p>0.3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38">
                <text:p>0.5938</text:p>
              </table:table-cell>
              <table:table-cell office:value-type="float" office:value="0.5707">
                <text:p>0.5707</text:p>
              </table:table-cell>
              <table:table-cell office:value-type="float" office:value="0.5845">
                <text:p>0.5845</text:p>
              </table:table-cell>
              <table:table-cell office:value-type="float" office:value="0.5745">
                <text:p>0.5745</text:p>
              </table:table-cell>
              <table:table-cell office:value-type="float" office:value="0.5578">
                <text:p>0.5578</text:p>
              </table:table-cell>
              <table:table-cell office:value-type="float" office:value="0.5337">
                <text:p>0.5337</text:p>
              </table:table-cell>
              <table:table-cell office:value-type="float" office:value="0.4371">
                <text:p>0.4371</text:p>
              </table:table-cell>
              <table:table-cell office:value-type="float" office:value="0.1125">
                <text:p>0.1125</text:p>
              </table:table-cell>
              <table:table-cell office:value-type="float" office:value="0.442">
                <text:p>0.442</text:p>
              </table:table-cell>
              <table:table-cell office:value-type="float" office:value="0.5442">
                <text:p>0.5442</text:p>
              </table:table-cell>
              <table:table-cell office:value-type="float" office:value="0.5564">
                <text:p>0.5564</text:p>
              </table:table-cell>
              <table:table-cell office:value-type="float" office:value="0.5182">
                <text:p>0.5182</text:p>
              </table:table-cell>
              <table:table-cell office:value-type="float" office:value="0.4853">
                <text:p>0.48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182">
                <text:p>0.6182</text:p>
              </table:table-cell>
              <table:table-cell office:value-type="float" office:value="0.5709">
                <text:p>0.5709</text:p>
              </table:table-cell>
              <table:table-cell office:value-type="float" office:value="0.6105">
                <text:p>0.6105</text:p>
              </table:table-cell>
              <table:table-cell office:value-type="float" office:value="0.5955">
                <text:p>0.5955</text:p>
              </table:table-cell>
              <table:table-cell office:value-type="float" office:value="0.5745">
                <text:p>0.5745</text:p>
              </table:table-cell>
              <table:table-cell office:value-type="float" office:value="0.5419">
                <text:p>0.5419</text:p>
              </table:table-cell>
              <table:table-cell office:value-type="float" office:value="0.4514">
                <text:p>0.4514</text:p>
              </table:table-cell>
              <table:table-cell office:value-type="float" office:value="0.1035">
                <text:p>0.1035</text:p>
              </table:table-cell>
              <table:table-cell office:value-type="float" office:value="0.4737">
                <text:p>0.4737</text:p>
              </table:table-cell>
              <table:table-cell office:value-type="float" office:value="0.5655">
                <text:p>0.5655</text:p>
              </table:table-cell>
              <table:table-cell office:value-type="float" office:value="0.5587">
                <text:p>0.5587</text:p>
              </table:table-cell>
              <table:table-cell office:value-type="float" office:value="0.5346">
                <text:p>0.5346</text:p>
              </table:table-cell>
              <table:table-cell office:value-type="float" office:value="0.4913">
                <text:p>0.49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05">
                <text:p>0.6205</text:p>
              </table:table-cell>
              <table:table-cell office:value-type="float" office:value="0.5838">
                <text:p>0.5838</text:p>
              </table:table-cell>
              <table:table-cell office:value-type="float" office:value="0.6115">
                <text:p>0.6115</text:p>
              </table:table-cell>
              <table:table-cell office:value-type="float" office:value="0.6008">
                <text:p>0.6008</text:p>
              </table:table-cell>
              <table:table-cell office:value-type="float" office:value="0.5832">
                <text:p>0.5832</text:p>
              </table:table-cell>
              <table:table-cell office:value-type="float" office:value="0.5482">
                <text:p>0.5482</text:p>
              </table:table-cell>
              <table:table-cell office:value-type="float" office:value="0.4205">
                <text:p>0.4205</text:p>
              </table:table-cell>
              <table:table-cell office:value-type="float" office:value="0.1021">
                <text:p>0.1021</text:p>
              </table:table-cell>
              <table:table-cell office:value-type="float" office:value="0.4676">
                <text:p>0.4676</text:p>
              </table:table-cell>
              <table:table-cell office:value-type="float" office:value="0.573">
                <text:p>0.573</text:p>
              </table:table-cell>
              <table:table-cell office:value-type="float" office:value="0.5681">
                <text:p>0.5681</text:p>
              </table:table-cell>
              <table:table-cell office:value-type="float" office:value="0.5412">
                <text:p>0.5412</text:p>
              </table:table-cell>
              <table:table-cell office:value-type="float" office:value="0.4965">
                <text:p>0.49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62">
                <text:p>0.6262</text:p>
              </table:table-cell>
              <table:table-cell office:value-type="float" office:value="0.5956">
                <text:p>0.5956</text:p>
              </table:table-cell>
              <table:table-cell office:value-type="float" office:value="0.6194">
                <text:p>0.6194</text:p>
              </table:table-cell>
              <table:table-cell office:value-type="float" office:value="0.6148">
                <text:p>0.6148</text:p>
              </table:table-cell>
              <table:table-cell office:value-type="float" office:value="0.5837">
                <text:p>0.5837</text:p>
              </table:table-cell>
              <table:table-cell office:value-type="float" office:value="0.56">
                <text:p>0.56</text:p>
              </table:table-cell>
              <table:table-cell office:value-type="float" office:value="0.475">
                <text:p>0.475</text:p>
              </table:table-cell>
              <table:table-cell office:value-type="float" office:value="0.1029">
                <text:p>0.1029</text:p>
              </table:table-cell>
              <table:table-cell office:value-type="float" office:value="0.4793">
                <text:p>0.4793</text:p>
              </table:table-cell>
              <table:table-cell office:value-type="float" office:value="0.5974">
                <text:p>0.5974</text:p>
              </table:table-cell>
              <table:table-cell office:value-type="float" office:value="0.5831">
                <text:p>0.5831</text:p>
              </table:table-cell>
              <table:table-cell office:value-type="float" office:value="0.5448">
                <text:p>0.5448</text:p>
              </table:table-cell>
              <table:table-cell office:value-type="float" office:value="0.5205">
                <text:p>0.52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029">
                <text:p>0.6029</text:p>
              </table:table-cell>
              <table:table-cell office:value-type="float" office:value="0.5999">
                <text:p>0.5999</text:p>
              </table:table-cell>
              <table:table-cell office:value-type="float" office:value="0.587">
                <text:p>0.587</text:p>
              </table:table-cell>
              <table:table-cell office:value-type="float" office:value="0.5768">
                <text:p>0.5768</text:p>
              </table:table-cell>
              <table:table-cell office:value-type="float" office:value="0.6061">
                <text:p>0.6061</text:p>
              </table:table-cell>
              <table:table-cell office:value-type="float" office:value="0.571">
                <text:p>0.571</text:p>
              </table:table-cell>
              <table:table-cell office:value-type="float" office:value="0.4259">
                <text:p>0.4259</text:p>
              </table:table-cell>
              <table:table-cell office:value-type="float" office:value="0.1004">
                <text:p>0.1004</text:p>
              </table:table-cell>
              <table:table-cell office:value-type="float" office:value="0.4738">
                <text:p>0.4738</text:p>
              </table:table-cell>
              <table:table-cell office:value-type="float" office:value="0.546">
                <text:p>0.546</text:p>
              </table:table-cell>
              <table:table-cell office:value-type="float" office:value="0.5816">
                <text:p>0.5816</text:p>
              </table:table-cell>
              <table:table-cell office:value-type="float" office:value="0.5546">
                <text:p>0.5546</text:p>
              </table:table-cell>
              <table:table-cell office:value-type="float" office:value="0.5082">
                <text:p>0.50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362">
                <text:p>0.6362</text:p>
              </table:table-cell>
              <table:table-cell office:value-type="float" office:value="0.6063">
                <text:p>0.6063</text:p>
              </table:table-cell>
              <table:table-cell office:value-type="float" office:value="0.6197">
                <text:p>0.6197</text:p>
              </table:table-cell>
              <table:table-cell office:value-type="float" office:value="0.6065">
                <text:p>0.6065</text:p>
              </table:table-cell>
              <table:table-cell office:value-type="float" office:value="0.6083">
                <text:p>0.6083</text:p>
              </table:table-cell>
              <table:table-cell office:value-type="float" office:value="0.5804">
                <text:p>0.5804</text:p>
              </table:table-cell>
              <table:table-cell office:value-type="float" office:value="0.2172">
                <text:p>0.2172</text:p>
              </table:table-cell>
              <table:table-cell office:value-type="float" office:value="0.1009">
                <text:p>0.1009</text:p>
              </table:table-cell>
              <table:table-cell office:value-type="float" office:value="0.4658">
                <text:p>0.4658</text:p>
              </table:table-cell>
              <table:table-cell office:value-type="float" office:value="0.6005">
                <text:p>0.6005</text:p>
              </table:table-cell>
              <table:table-cell office:value-type="float" office:value="0.5938">
                <text:p>0.5938</text:p>
              </table:table-cell>
              <table:table-cell office:value-type="float" office:value="0.5632">
                <text:p>0.5632</text:p>
              </table:table-cell>
              <table:table-cell office:value-type="float" office:value="0.5261">
                <text:p>0.52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67">
                <text:p>0.6367</text:p>
              </table:table-cell>
              <table:table-cell office:value-type="float" office:value="0.6177">
                <text:p>0.6177</text:p>
              </table:table-cell>
              <table:table-cell office:value-type="float" office:value="0.6341">
                <text:p>0.6341</text:p>
              </table:table-cell>
              <table:table-cell office:value-type="float" office:value="0.6233">
                <text:p>0.6233</text:p>
              </table:table-cell>
              <table:table-cell office:value-type="float" office:value="0.607">
                <text:p>0.607</text:p>
              </table:table-cell>
              <table:table-cell office:value-type="float" office:value="0.5933">
                <text:p>0.5933</text:p>
              </table:table-cell>
              <table:table-cell office:value-type="float" office:value="0.2747">
                <text:p>0.2747</text:p>
              </table:table-cell>
              <table:table-cell office:value-type="float" office:value="0.1003">
                <text:p>0.1003</text:p>
              </table:table-cell>
              <table:table-cell office:value-type="float" office:value="0.4784">
                <text:p>0.4784</text:p>
              </table:table-cell>
              <table:table-cell office:value-type="float" office:value="0.6093">
                <text:p>0.6093</text:p>
              </table:table-cell>
              <table:table-cell office:value-type="float" office:value="0.606">
                <text:p>0.606</text:p>
              </table:table-cell>
              <table:table-cell office:value-type="float" office:value="0.5678">
                <text:p>0.5678</text:p>
              </table:table-cell>
              <table:table-cell office:value-type="float" office:value="0.5438">
                <text:p>0.54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93">
                <text:p>0.6393</text:p>
              </table:table-cell>
              <table:table-cell office:value-type="float" office:value="0.6115">
                <text:p>0.6115</text:p>
              </table:table-cell>
              <table:table-cell office:value-type="float" office:value="0.6298">
                <text:p>0.6298</text:p>
              </table:table-cell>
              <table:table-cell office:value-type="float" office:value="0.6189">
                <text:p>0.6189</text:p>
              </table:table-cell>
              <table:table-cell office:value-type="float" office:value="0.6062">
                <text:p>0.6062</text:p>
              </table:table-cell>
              <table:table-cell office:value-type="float" office:value="0.598">
                <text:p>0.598</text:p>
              </table:table-cell>
              <table:table-cell office:value-type="float" office:value="0.3499">
                <text:p>0.3499</text:p>
              </table:table-cell>
              <table:table-cell office:value-type="float" office:value="0.1002">
                <text:p>0.1002</text:p>
              </table:table-cell>
              <table:table-cell office:value-type="float" office:value="0.4651">
                <text:p>0.4651</text:p>
              </table:table-cell>
              <table:table-cell office:value-type="float" office:value="0.6133">
                <text:p>0.6133</text:p>
              </table:table-cell>
              <table:table-cell office:value-type="float" office:value="0.5987">
                <text:p>0.5987</text:p>
              </table:table-cell>
              <table:table-cell office:value-type="float" office:value="0.5769">
                <text:p>0.5769</text:p>
              </table:table-cell>
              <table:table-cell office:value-type="float" office:value="0.5446">
                <text:p>0.5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348">
                <text:p>0.6348</text:p>
              </table:table-cell>
              <table:table-cell office:value-type="float" office:value="0.6264">
                <text:p>0.6264</text:p>
              </table:table-cell>
              <table:table-cell office:value-type="float" office:value="0.6367">
                <text:p>0.6367</text:p>
              </table:table-cell>
              <table:table-cell office:value-type="float" office:value="0.6305">
                <text:p>0.6305</text:p>
              </table:table-cell>
              <table:table-cell office:value-type="float" office:value="0.6028">
                <text:p>0.6028</text:p>
              </table:table-cell>
              <table:table-cell office:value-type="float" office:value="0.5777">
                <text:p>0.5777</text:p>
              </table:table-cell>
              <table:table-cell office:value-type="float" office:value="0.2342">
                <text:p>0.2342</text:p>
              </table:table-cell>
              <table:table-cell office:value-type="float" office:value="0.1004">
                <text:p>0.1004</text:p>
              </table:table-cell>
              <table:table-cell office:value-type="float" office:value="0.4842">
                <text:p>0.4842</text:p>
              </table:table-cell>
              <table:table-cell office:value-type="float" office:value="0.6277">
                <text:p>0.6277</text:p>
              </table:table-cell>
              <table:table-cell office:value-type="float" office:value="0.6145">
                <text:p>0.6145</text:p>
              </table:table-cell>
              <table:table-cell office:value-type="float" office:value="0.5781">
                <text:p>0.5781</text:p>
              </table:table-cell>
              <table:table-cell office:value-type="float" office:value="0.5503">
                <text:p>0.55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62">
                <text:p>0.662</text:p>
              </table:table-cell>
              <table:table-cell office:value-type="float" office:value="0.6331">
                <text:p>0.6331</text:p>
              </table:table-cell>
              <table:table-cell office:value-type="float" office:value="0.6538">
                <text:p>0.6538</text:p>
              </table:table-cell>
              <table:table-cell office:value-type="float" office:value="0.649">
                <text:p>0.649</text:p>
              </table:table-cell>
              <table:table-cell office:value-type="float" office:value="0.6142">
                <text:p>0.6142</text:p>
              </table:table-cell>
              <table:table-cell office:value-type="float" office:value="0.6049">
                <text:p>0.6049</text:p>
              </table:table-cell>
              <table:table-cell office:value-type="float" office:value="0.372">
                <text:p>0.372</text:p>
              </table:table-cell>
              <table:table-cell office:value-type="float" office:value="0.1">
                <text:p>0.1</text:p>
              </table:table-cell>
              <table:table-cell office:value-type="float" office:value="0.4795">
                <text:p>0.4795</text:p>
              </table:table-cell>
              <table:table-cell office:value-type="float" office:value="0.6299">
                <text:p>0.6299</text:p>
              </table:table-cell>
              <table:table-cell office:value-type="float" office:value="0.6249">
                <text:p>0.6249</text:p>
              </table:table-cell>
              <table:table-cell office:value-type="float" office:value="0.5888">
                <text:p>0.5888</text:p>
              </table:table-cell>
              <table:table-cell office:value-type="float" office:value="0.5567">
                <text:p>0.55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517">
                <text:p>0.6517</text:p>
              </table:table-cell>
              <table:table-cell office:value-type="float" office:value="0.6281">
                <text:p>0.6281</text:p>
              </table:table-cell>
              <table:table-cell office:value-type="float" office:value="0.6432">
                <text:p>0.6432</text:p>
              </table:table-cell>
              <table:table-cell office:value-type="float" office:value="0.634">
                <text:p>0.634</text:p>
              </table:table-cell>
              <table:table-cell office:value-type="float" office:value="0.6355">
                <text:p>0.6355</text:p>
              </table:table-cell>
              <table:table-cell office:value-type="float" office:value="0.6073">
                <text:p>0.6073</text:p>
              </table:table-cell>
              <table:table-cell office:value-type="float" office:value="0.3283">
                <text:p>0.3283</text:p>
              </table:table-cell>
              <table:table-cell office:value-type="float" office:value="0.1">
                <text:p>0.1</text:p>
              </table:table-cell>
              <table:table-cell office:value-type="float" office:value="0.4946">
                <text:p>0.4946</text:p>
              </table:table-cell>
              <table:table-cell office:value-type="float" office:value="0.6327">
                <text:p>0.6327</text:p>
              </table:table-cell>
              <table:table-cell office:value-type="float" office:value="0.6252">
                <text:p>0.6252</text:p>
              </table:table-cell>
              <table:table-cell office:value-type="float" office:value="0.5843">
                <text:p>0.5843</text:p>
              </table:table-cell>
              <table:table-cell office:value-type="float" office:value="0.5595">
                <text:p>0.5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615">
                <text:p>0.6615</text:p>
              </table:table-cell>
              <table:table-cell office:value-type="float" office:value="0.6425">
                <text:p>0.6425</text:p>
              </table:table-cell>
              <table:table-cell office:value-type="float" office:value="0.6564">
                <text:p>0.6564</text:p>
              </table:table-cell>
              <table:table-cell office:value-type="float" office:value="0.6458">
                <text:p>0.6458</text:p>
              </table:table-cell>
              <table:table-cell office:value-type="float" office:value="0.6134">
                <text:p>0.6134</text:p>
              </table:table-cell>
              <table:table-cell office:value-type="float" office:value="0.6066">
                <text:p>0.6066</text:p>
              </table:table-cell>
              <table:table-cell office:value-type="float" office:value="0.3235">
                <text:p>0.3235</text:p>
              </table:table-cell>
              <table:table-cell office:value-type="float" office:value="0.0999">
                <text:p>0.0999</text:p>
              </table:table-cell>
              <table:table-cell office:value-type="float" office:value="0.4987">
                <text:p>0.4987</text:p>
              </table:table-cell>
              <table:table-cell office:value-type="float" office:value="0.6309">
                <text:p>0.6309</text:p>
              </table:table-cell>
              <table:table-cell office:value-type="float" office:value="0.6322">
                <text:p>0.6322</text:p>
              </table:table-cell>
              <table:table-cell office:value-type="float" office:value="0.5977">
                <text:p>0.5977</text:p>
              </table:table-cell>
              <table:table-cell office:value-type="float" office:value="0.5702">
                <text:p>0.57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483">
                <text:p>0.6483</text:p>
              </table:table-cell>
              <table:table-cell office:value-type="float" office:value="0.6458">
                <text:p>0.6458</text:p>
              </table:table-cell>
              <table:table-cell office:value-type="float" office:value="0.6471">
                <text:p>0.6471</text:p>
              </table:table-cell>
              <table:table-cell office:value-type="float" office:value="0.6371">
                <text:p>0.6371</text:p>
              </table:table-cell>
              <table:table-cell office:value-type="float" office:value="0.6217">
                <text:p>0.6217</text:p>
              </table:table-cell>
              <table:table-cell office:value-type="float" office:value="0.6152">
                <text:p>0.6152</text:p>
              </table:table-cell>
              <table:table-cell office:value-type="float" office:value="0.3367">
                <text:p>0.3367</text:p>
              </table:table-cell>
              <table:table-cell office:value-type="float" office:value="0.0998">
                <text:p>0.0998</text:p>
              </table:table-cell>
              <table:table-cell office:value-type="float" office:value="0.5002">
                <text:p>0.5002</text:p>
              </table:table-cell>
              <table:table-cell office:value-type="float" office:value="0.6286">
                <text:p>0.6286</text:p>
              </table:table-cell>
              <table:table-cell office:value-type="float" office:value="0.6381">
                <text:p>0.6381</text:p>
              </table:table-cell>
              <table:table-cell office:value-type="float" office:value="0.605">
                <text:p>0.605</text:p>
              </table:table-cell>
              <table:table-cell office:value-type="float" office:value="0.5844">
                <text:p>0.58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465">
                <text:p>0.6465</text:p>
              </table:table-cell>
              <table:table-cell office:value-type="float" office:value="0.6522">
                <text:p>0.6522</text:p>
              </table:table-cell>
              <table:table-cell office:value-type="float" office:value="0.6427">
                <text:p>0.6427</text:p>
              </table:table-cell>
              <table:table-cell office:value-type="float" office:value="0.6434">
                <text:p>0.6434</text:p>
              </table:table-cell>
              <table:table-cell office:value-type="float" office:value="0.641">
                <text:p>0.641</text:p>
              </table:table-cell>
              <table:table-cell office:value-type="float" office:value="0.6096">
                <text:p>0.6096</text:p>
              </table:table-cell>
              <table:table-cell office:value-type="float" office:value="0.338">
                <text:p>0.338</text:p>
              </table:table-cell>
              <table:table-cell office:value-type="float" office:value="0.0999">
                <text:p>0.0999</text:p>
              </table:table-cell>
              <table:table-cell office:value-type="float" office:value="0.5022">
                <text:p>0.5022</text:p>
              </table:table-cell>
              <table:table-cell office:value-type="float" office:value="0.639">
                <text:p>0.639</text:p>
              </table:table-cell>
              <table:table-cell office:value-type="float" office:value="0.6477">
                <text:p>0.6477</text:p>
              </table:table-cell>
              <table:table-cell office:value-type="float" office:value="0.6015">
                <text:p>0.6015</text:p>
              </table:table-cell>
              <table:table-cell office:value-type="float" office:value="0.5943">
                <text:p>0.59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714">
                <text:p>0.6714</text:p>
              </table:table-cell>
              <table:table-cell office:value-type="float" office:value="0.6315">
                <text:p>0.6315</text:p>
              </table:table-cell>
              <table:table-cell office:value-type="float" office:value="0.666">
                <text:p>0.666</text:p>
              </table:table-cell>
              <table:table-cell office:value-type="float" office:value="0.6624">
                <text:p>0.6624</text:p>
              </table:table-cell>
              <table:table-cell office:value-type="float" office:value="0.6371">
                <text:p>0.6371</text:p>
              </table:table-cell>
              <table:table-cell office:value-type="float" office:value="0.611">
                <text:p>0.611</text:p>
              </table:table-cell>
              <table:table-cell office:value-type="float" office:value="0.3293">
                <text:p>0.3293</text:p>
              </table:table-cell>
              <table:table-cell office:value-type="float" office:value="0.0998">
                <text:p>0.0998</text:p>
              </table:table-cell>
              <table:table-cell office:value-type="float" office:value="0.5044">
                <text:p>0.5044</text:p>
              </table:table-cell>
              <table:table-cell office:value-type="float" office:value="0.654">
                <text:p>0.654</text:p>
              </table:table-cell>
              <table:table-cell office:value-type="float" office:value="0.6258">
                <text:p>0.6258</text:p>
              </table:table-cell>
              <table:table-cell office:value-type="float" office:value="0.6026">
                <text:p>0.6026</text:p>
              </table:table-cell>
              <table:table-cell office:value-type="float" office:value="0.5879">
                <text:p>0.58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684">
                <text:p>0.6684</text:p>
              </table:table-cell>
              <table:table-cell office:value-type="float" office:value="0.6581">
                <text:p>0.6581</text:p>
              </table:table-cell>
              <table:table-cell office:value-type="float" office:value="0.6606">
                <text:p>0.6606</text:p>
              </table:table-cell>
              <table:table-cell office:value-type="float" office:value="0.6559">
                <text:p>0.6559</text:p>
              </table:table-cell>
              <table:table-cell office:value-type="float" office:value="0.6277">
                <text:p>0.6277</text:p>
              </table:table-cell>
              <table:table-cell office:value-type="float" office:value="0.608">
                <text:p>0.608</text:p>
              </table:table-cell>
              <table:table-cell office:value-type="float" office:value="0.3263">
                <text:p>0.3263</text:p>
              </table:table-cell>
              <table:table-cell office:value-type="float" office:value="0.0999">
                <text:p>0.0999</text:p>
              </table:table-cell>
              <table:table-cell office:value-type="float" office:value="0.5059">
                <text:p>0.5059</text:p>
              </table:table-cell>
              <table:table-cell office:value-type="float" office:value="0.6386">
                <text:p>0.6386</text:p>
              </table:table-cell>
              <table:table-cell office:value-type="float" office:value="0.6498">
                <text:p>0.6498</text:p>
              </table:table-cell>
              <table:table-cell office:value-type="float" office:value="0.6162">
                <text:p>0.6162</text:p>
              </table:table-cell>
              <table:table-cell office:value-type="float" office:value="0.5983">
                <text:p>0.59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349">
                <text:p>0.6349</text:p>
              </table:table-cell>
              <table:table-cell office:value-type="float" office:value="0.6594">
                <text:p>0.6594</text:p>
              </table:table-cell>
              <table:table-cell office:value-type="float" office:value="0.6218">
                <text:p>0.6218</text:p>
              </table:table-cell>
              <table:table-cell office:value-type="float" office:value="0.6249">
                <text:p>0.6249</text:p>
              </table:table-cell>
              <table:table-cell office:value-type="float" office:value="0.6416">
                <text:p>0.6416</text:p>
              </table:table-cell>
              <table:table-cell office:value-type="float" office:value="0.6312">
                <text:p>0.6312</text:p>
              </table:table-cell>
              <table:table-cell office:value-type="float" office:value="0.352">
                <text:p>0.352</text:p>
              </table:table-cell>
              <table:table-cell office:value-type="float" office:value="0.1">
                <text:p>0.1</text:p>
              </table:table-cell>
              <table:table-cell office:value-type="float" office:value="0.5064">
                <text:p>0.5064</text:p>
              </table:table-cell>
              <table:table-cell office:value-type="float" office:value="0.6382">
                <text:p>0.6382</text:p>
              </table:table-cell>
              <table:table-cell office:value-type="float" office:value="0.6532">
                <text:p>0.6532</text:p>
              </table:table-cell>
              <table:table-cell office:value-type="float" office:value="0.6198">
                <text:p>0.6198</text:p>
              </table:table-cell>
              <table:table-cell office:value-type="float" office:value="0.6131">
                <text:p>0.61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559">
                <text:p>0.6559</text:p>
              </table:table-cell>
              <table:table-cell office:value-type="float" office:value="0.6634">
                <text:p>0.6634</text:p>
              </table:table-cell>
              <table:table-cell office:value-type="float" office:value="0.6443">
                <text:p>0.6443</text:p>
              </table:table-cell>
              <table:table-cell office:value-type="float" office:value="0.6375">
                <text:p>0.6375</text:p>
              </table:table-cell>
              <table:table-cell office:value-type="float" office:value="0.6306">
                <text:p>0.6306</text:p>
              </table:table-cell>
              <table:table-cell office:value-type="float" office:value="0.6375">
                <text:p>0.6375</text:p>
              </table:table-cell>
              <table:table-cell office:value-type="float" office:value="0.3291">
                <text:p>0.3291</text:p>
              </table:table-cell>
              <table:table-cell office:value-type="float" office:value="0.0998">
                <text:p>0.0998</text:p>
              </table:table-cell>
              <table:table-cell office:value-type="float" office:value="0.5129">
                <text:p>0.5129</text:p>
              </table:table-cell>
              <table:table-cell office:value-type="float" office:value="0.6497">
                <text:p>0.6497</text:p>
              </table:table-cell>
              <table:table-cell office:value-type="float" office:value="0.653">
                <text:p>0.653</text:p>
              </table:table-cell>
              <table:table-cell office:value-type="float" office:value="0.6203">
                <text:p>0.6203</text:p>
              </table:table-cell>
              <table:table-cell office:value-type="float" office:value="0.6084">
                <text:p>0.60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678">
                <text:p>0.6678</text:p>
              </table:table-cell>
              <table:table-cell office:value-type="float" office:value="0.6666">
                <text:p>0.6666</text:p>
              </table:table-cell>
              <table:table-cell office:value-type="float" office:value="0.6656">
                <text:p>0.6656</text:p>
              </table:table-cell>
              <table:table-cell office:value-type="float" office:value="0.6586">
                <text:p>0.6586</text:p>
              </table:table-cell>
              <table:table-cell office:value-type="float" office:value="0.656">
                <text:p>0.656</text:p>
              </table:table-cell>
              <table:table-cell office:value-type="float" office:value="0.6419">
                <text:p>0.6419</text:p>
              </table:table-cell>
              <table:table-cell office:value-type="float" office:value="0.3305">
                <text:p>0.3305</text:p>
              </table:table-cell>
              <table:table-cell office:value-type="float" office:value="0.1">
                <text:p>0.1</text:p>
              </table:table-cell>
              <table:table-cell office:value-type="float" office:value="0.5228">
                <text:p>0.5228</text:p>
              </table:table-cell>
              <table:table-cell office:value-type="float" office:value="0.6618">
                <text:p>0.6618</text:p>
              </table:table-cell>
              <table:table-cell office:value-type="float" office:value="0.6597">
                <text:p>0.6597</text:p>
              </table:table-cell>
              <table:table-cell office:value-type="float" office:value="0.6273">
                <text:p>0.6273</text:p>
              </table:table-cell>
              <table:table-cell office:value-type="float" office:value="0.6159">
                <text:p>0.61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686">
                <text:p>0.6686</text:p>
              </table:table-cell>
              <table:table-cell office:value-type="float" office:value="0.6703">
                <text:p>0.6703</text:p>
              </table:table-cell>
              <table:table-cell office:value-type="float" office:value="0.6607">
                <text:p>0.6607</text:p>
              </table:table-cell>
              <table:table-cell office:value-type="float" office:value="0.6581">
                <text:p>0.6581</text:p>
              </table:table-cell>
              <table:table-cell office:value-type="float" office:value="0.6653">
                <text:p>0.6653</text:p>
              </table:table-cell>
              <table:table-cell office:value-type="float" office:value="0.6208">
                <text:p>0.6208</text:p>
              </table:table-cell>
              <table:table-cell office:value-type="float" office:value="0.1969">
                <text:p>0.1969</text:p>
              </table:table-cell>
              <table:table-cell office:value-type="float" office:value="0.1">
                <text:p>0.1</text:p>
              </table:table-cell>
              <table:table-cell office:value-type="float" office:value="0.5167">
                <text:p>0.5167</text:p>
              </table:table-cell>
              <table:table-cell office:value-type="float" office:value="0.647">
                <text:p>0.647</text:p>
              </table:table-cell>
              <table:table-cell office:value-type="float" office:value="0.6649">
                <text:p>0.6649</text:p>
              </table:table-cell>
              <table:table-cell office:value-type="float" office:value="0.6353">
                <text:p>0.6353</text:p>
              </table:table-cell>
              <table:table-cell office:value-type="float" office:value="0.6174">
                <text:p>0.61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96">
                <text:p>0.6496</text:p>
              </table:table-cell>
              <table:table-cell office:value-type="float" office:value="0.6764">
                <text:p>0.6764</text:p>
              </table:table-cell>
              <table:table-cell office:value-type="float" office:value="0.6555">
                <text:p>0.6555</text:p>
              </table:table-cell>
              <table:table-cell office:value-type="float" office:value="0.6573">
                <text:p>0.6573</text:p>
              </table:table-cell>
              <table:table-cell office:value-type="float" office:value="0.6504">
                <text:p>0.6504</text:p>
              </table:table-cell>
              <table:table-cell office:value-type="float" office:value="0.6129">
                <text:p>0.6129</text:p>
              </table:table-cell>
              <table:table-cell office:value-type="float" office:value="0.3007">
                <text:p>0.3007</text:p>
              </table:table-cell>
              <table:table-cell office:value-type="float" office:value="0.1001">
                <text:p>0.1001</text:p>
              </table:table-cell>
              <table:table-cell office:value-type="float" office:value="0.5205">
                <text:p>0.5205</text:p>
              </table:table-cell>
              <table:table-cell office:value-type="float" office:value="0.6455">
                <text:p>0.6455</text:p>
              </table:table-cell>
              <table:table-cell office:value-type="float" office:value="0.6708">
                <text:p>0.6708</text:p>
              </table:table-cell>
              <table:table-cell office:value-type="float" office:value="0.6342">
                <text:p>0.6342</text:p>
              </table:table-cell>
              <table:table-cell office:value-type="float" office:value="0.6314">
                <text:p>0.63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698">
                <text:p>0.6698</text:p>
              </table:table-cell>
              <table:table-cell office:value-type="float" office:value="0.6672">
                <text:p>0.6672</text:p>
              </table:table-cell>
              <table:table-cell office:value-type="float" office:value="0.6589">
                <text:p>0.6589</text:p>
              </table:table-cell>
              <table:table-cell office:value-type="float" office:value="0.6577">
                <text:p>0.6577</text:p>
              </table:table-cell>
              <table:table-cell office:value-type="float" office:value="0.6614">
                <text:p>0.6614</text:p>
              </table:table-cell>
              <table:table-cell office:value-type="float" office:value="0.6261">
                <text:p>0.6261</text:p>
              </table:table-cell>
              <table:table-cell office:value-type="float" office:value="0.2169">
                <text:p>0.2169</text:p>
              </table:table-cell>
              <table:table-cell office:value-type="float" office:value="0.1">
                <text:p>0.1</text:p>
              </table:table-cell>
              <table:table-cell office:value-type="float" office:value="0.532">
                <text:p>0.532</text:p>
              </table:table-cell>
              <table:table-cell office:value-type="float" office:value="0.6607">
                <text:p>0.6607</text:p>
              </table:table-cell>
              <table:table-cell office:value-type="float" office:value="0.6634">
                <text:p>0.6634</text:p>
              </table:table-cell>
              <table:table-cell office:value-type="float" office:value="0.6361">
                <text:p>0.6361</text:p>
              </table:table-cell>
              <table:table-cell office:value-type="float" office:value="0.6232">
                <text:p>0.62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08">
                <text:p>0.6608</text:p>
              </table:table-cell>
              <table:table-cell office:value-type="float" office:value="0.675">
                <text:p>0.675</text:p>
              </table:table-cell>
              <table:table-cell office:value-type="float" office:value="0.6539">
                <text:p>0.6539</text:p>
              </table:table-cell>
              <table:table-cell office:value-type="float" office:value="0.6526">
                <text:p>0.6526</text:p>
              </table:table-cell>
              <table:table-cell office:value-type="float" office:value="0.6517">
                <text:p>0.6517</text:p>
              </table:table-cell>
              <table:table-cell office:value-type="float" office:value="0.6367">
                <text:p>0.6367</text:p>
              </table:table-cell>
              <table:table-cell office:value-type="float" office:value="0.3026">
                <text:p>0.3026</text:p>
              </table:table-cell>
              <table:table-cell office:value-type="float" office:value="0.1">
                <text:p>0.1</text:p>
              </table:table-cell>
              <table:table-cell office:value-type="float" office:value="0.5313">
                <text:p>0.5313</text:p>
              </table:table-cell>
              <table:table-cell office:value-type="float" office:value="0.6584">
                <text:p>0.6584</text:p>
              </table:table-cell>
              <table:table-cell office:value-type="float" office:value="0.6663">
                <text:p>0.6663</text:p>
              </table:table-cell>
              <table:table-cell office:value-type="float" office:value="0.6367">
                <text:p>0.6367</text:p>
              </table:table-cell>
              <table:table-cell office:value-type="float" office:value="0.6147">
                <text:p>0.61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681">
                <text:p>0.6681</text:p>
              </table:table-cell>
              <table:table-cell office:value-type="float" office:value="0.6854">
                <text:p>0.6854</text:p>
              </table:table-cell>
              <table:table-cell office:value-type="float" office:value="0.6671">
                <text:p>0.6671</text:p>
              </table:table-cell>
              <table:table-cell office:value-type="float" office:value="0.6599">
                <text:p>0.6599</text:p>
              </table:table-cell>
              <table:table-cell office:value-type="float" office:value="0.6056">
                <text:p>0.6056</text:p>
              </table:table-cell>
              <table:table-cell office:value-type="float" office:value="0.6439">
                <text:p>0.6439</text:p>
              </table:table-cell>
              <table:table-cell office:value-type="float" office:value="0.2748">
                <text:p>0.2748</text:p>
              </table:table-cell>
              <table:table-cell office:value-type="float" office:value="0.1002">
                <text:p>0.1002</text:p>
              </table:table-cell>
              <table:table-cell office:value-type="float" office:value="0.5312">
                <text:p>0.5312</text:p>
              </table:table-cell>
              <table:table-cell office:value-type="float" office:value="0.6686">
                <text:p>0.6686</text:p>
              </table:table-cell>
              <table:table-cell office:value-type="float" office:value="0.6765">
                <text:p>0.6765</text:p>
              </table:table-cell>
              <table:table-cell office:value-type="float" office:value="0.6439">
                <text:p>0.6439</text:p>
              </table:table-cell>
              <table:table-cell office:value-type="float" office:value="0.6338">
                <text:p>0.6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552">
                <text:p>0.6552</text:p>
              </table:table-cell>
              <table:table-cell office:value-type="float" office:value="0.6809">
                <text:p>0.6809</text:p>
              </table:table-cell>
              <table:table-cell office:value-type="float" office:value="0.6585">
                <text:p>0.6585</text:p>
              </table:table-cell>
              <table:table-cell office:value-type="float" office:value="0.661">
                <text:p>0.661</text:p>
              </table:table-cell>
              <table:table-cell office:value-type="float" office:value="0.6275">
                <text:p>0.6275</text:p>
              </table:table-cell>
              <table:table-cell office:value-type="float" office:value="0.653">
                <text:p>0.653</text:p>
              </table:table-cell>
              <table:table-cell office:value-type="float" office:value="0.3028">
                <text:p>0.3028</text:p>
              </table:table-cell>
              <table:table-cell office:value-type="float" office:value="0.1">
                <text:p>0.1</text:p>
              </table:table-cell>
              <table:table-cell office:value-type="float" office:value="0.5445">
                <text:p>0.5445</text:p>
              </table:table-cell>
              <table:table-cell office:value-type="float" office:value="0.625">
                <text:p>0.625</text:p>
              </table:table-cell>
              <table:table-cell office:value-type="float" office:value="0.6763">
                <text:p>0.6763</text:p>
              </table:table-cell>
              <table:table-cell office:value-type="float" office:value="0.6511">
                <text:p>0.6511</text:p>
              </table:table-cell>
              <table:table-cell office:value-type="float" office:value="0.6355">
                <text:p>0.63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649">
                <text:p>0.6649</text:p>
              </table:table-cell>
              <table:table-cell office:value-type="float" office:value="0.6692">
                <text:p>0.6692</text:p>
              </table:table-cell>
              <table:table-cell office:value-type="float" office:value="0.6625">
                <text:p>0.6625</text:p>
              </table:table-cell>
              <table:table-cell office:value-type="float" office:value="0.6602">
                <text:p>0.6602</text:p>
              </table:table-cell>
              <table:table-cell office:value-type="float" office:value="0.6582">
                <text:p>0.6582</text:p>
              </table:table-cell>
              <table:table-cell office:value-type="float" office:value="0.6291">
                <text:p>0.6291</text:p>
              </table:table-cell>
              <table:table-cell office:value-type="float" office:value="0.3238">
                <text:p>0.3238</text:p>
              </table:table-cell>
              <table:table-cell office:value-type="float" office:value="0.1001">
                <text:p>0.1001</text:p>
              </table:table-cell>
              <table:table-cell office:value-type="float" office:value="0.5367">
                <text:p>0.5367</text:p>
              </table:table-cell>
              <table:table-cell office:value-type="float" office:value="0.6728">
                <text:p>0.6728</text:p>
              </table:table-cell>
              <table:table-cell office:value-type="float" office:value="0.6698">
                <text:p>0.6698</text:p>
              </table:table-cell>
              <table:table-cell office:value-type="float" office:value="0.6547">
                <text:p>0.6547</text:p>
              </table:table-cell>
              <table:table-cell office:value-type="float" office:value="0.5932">
                <text:p>0.59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63">
                <text:p>0.663</text:p>
              </table:table-cell>
              <table:table-cell office:value-type="float" office:value="0.6865">
                <text:p>0.6865</text:p>
              </table:table-cell>
              <table:table-cell office:value-type="float" office:value="0.6636">
                <text:p>0.6636</text:p>
              </table:table-cell>
              <table:table-cell office:value-type="float" office:value="0.6623">
                <text:p>0.6623</text:p>
              </table:table-cell>
              <table:table-cell office:value-type="float" office:value="0.6342">
                <text:p>0.6342</text:p>
              </table:table-cell>
              <table:table-cell office:value-type="float" office:value="0.6273">
                <text:p>0.6273</text:p>
              </table:table-cell>
              <table:table-cell office:value-type="float" office:value="0.3025">
                <text:p>0.3025</text:p>
              </table:table-cell>
              <table:table-cell office:value-type="float" office:value="0.1">
                <text:p>0.1</text:p>
              </table:table-cell>
              <table:table-cell office:value-type="float" office:value="0.5412">
                <text:p>0.5412</text:p>
              </table:table-cell>
              <table:table-cell office:value-type="float" office:value="0.662">
                <text:p>0.662</text:p>
              </table:table-cell>
              <table:table-cell office:value-type="float" office:value="0.6797">
                <text:p>0.6797</text:p>
              </table:table-cell>
              <table:table-cell office:value-type="float" office:value="0.6546">
                <text:p>0.6546</text:p>
              </table:table-cell>
              <table:table-cell office:value-type="float" office:value="0.6402">
                <text:p>0.64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686">
                <text:p>0.6686</text:p>
              </table:table-cell>
              <table:table-cell office:value-type="float" office:value="0.6917">
                <text:p>0.6917</text:p>
              </table:table-cell>
              <table:table-cell office:value-type="float" office:value="0.6596">
                <text:p>0.6596</text:p>
              </table:table-cell>
              <table:table-cell office:value-type="float" office:value="0.6532">
                <text:p>0.6532</text:p>
              </table:table-cell>
              <table:table-cell office:value-type="float" office:value="0.6603">
                <text:p>0.6603</text:p>
              </table:table-cell>
              <table:table-cell office:value-type="float" office:value="0.6184">
                <text:p>0.6184</text:p>
              </table:table-cell>
              <table:table-cell office:value-type="float" office:value="0.339">
                <text:p>0.339</text:p>
              </table:table-cell>
              <table:table-cell office:value-type="float" office:value="0.0999">
                <text:p>0.0999</text:p>
              </table:table-cell>
              <table:table-cell office:value-type="float" office:value="0.5306">
                <text:p>0.5306</text:p>
              </table:table-cell>
              <table:table-cell office:value-type="float" office:value="0.6535">
                <text:p>0.6535</text:p>
              </table:table-cell>
              <table:table-cell office:value-type="float" office:value="0.6841">
                <text:p>0.6841</text:p>
              </table:table-cell>
              <table:table-cell office:value-type="float" office:value="0.6593">
                <text:p>0.6593</text:p>
              </table:table-cell>
              <table:table-cell office:value-type="float" office:value="0.6015">
                <text:p>0.60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735">
                <text:p>0.6735</text:p>
              </table:table-cell>
              <table:table-cell office:value-type="float" office:value="0.6852">
                <text:p>0.6852</text:p>
              </table:table-cell>
              <table:table-cell office:value-type="float" office:value="0.6661">
                <text:p>0.6661</text:p>
              </table:table-cell>
              <table:table-cell office:value-type="float" office:value="0.6732">
                <text:p>0.6732</text:p>
              </table:table-cell>
              <table:table-cell office:value-type="float" office:value="0.6598">
                <text:p>0.6598</text:p>
              </table:table-cell>
              <table:table-cell office:value-type="float" office:value="0.6506">
                <text:p>0.6506</text:p>
              </table:table-cell>
              <table:table-cell office:value-type="float" office:value="0.3215">
                <text:p>0.3215</text:p>
              </table:table-cell>
              <table:table-cell office:value-type="float" office:value="0.0999">
                <text:p>0.0999</text:p>
              </table:table-cell>
              <table:table-cell office:value-type="float" office:value="0.552">
                <text:p>0.552</text:p>
              </table:table-cell>
              <table:table-cell office:value-type="float" office:value="0.673">
                <text:p>0.673</text:p>
              </table:table-cell>
              <table:table-cell office:value-type="float" office:value="0.6763">
                <text:p>0.6763</text:p>
              </table:table-cell>
              <table:table-cell office:value-type="float" office:value="0.6568">
                <text:p>0.6568</text:p>
              </table:table-cell>
              <table:table-cell office:value-type="float" office:value="0.6432">
                <text:p>0.64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668">
                <text:p>0.6668</text:p>
              </table:table-cell>
              <table:table-cell office:value-type="float" office:value="0.6898">
                <text:p>0.6898</text:p>
              </table:table-cell>
              <table:table-cell office:value-type="float" office:value="0.6578">
                <text:p>0.6578</text:p>
              </table:table-cell>
              <table:table-cell office:value-type="float" office:value="0.6676">
                <text:p>0.6676</text:p>
              </table:table-cell>
              <table:table-cell office:value-type="float" office:value="0.6551">
                <text:p>0.6551</text:p>
              </table:table-cell>
              <table:table-cell office:value-type="float" office:value="0.6492">
                <text:p>0.6492</text:p>
              </table:table-cell>
              <table:table-cell office:value-type="float" office:value="0.3342">
                <text:p>0.3342</text:p>
              </table:table-cell>
              <table:table-cell office:value-type="float" office:value="0.0999">
                <text:p>0.0999</text:p>
              </table:table-cell>
              <table:table-cell office:value-type="float" office:value="0.559">
                <text:p>0.559</text:p>
              </table:table-cell>
              <table:table-cell office:value-type="float" office:value="0.6704">
                <text:p>0.6704</text:p>
              </table:table-cell>
              <table:table-cell office:value-type="float" office:value="0.6856">
                <text:p>0.6856</text:p>
              </table:table-cell>
              <table:table-cell office:value-type="float" office:value="0.6587">
                <text:p>0.6587</text:p>
              </table:table-cell>
              <table:table-cell office:value-type="float" office:value="0.6411">
                <text:p>0.64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608">
                <text:p>0.6608</text:p>
              </table:table-cell>
              <table:table-cell office:value-type="float" office:value="0.697">
                <text:p>0.697</text:p>
              </table:table-cell>
              <table:table-cell office:value-type="float" office:value="0.6579">
                <text:p>0.6579</text:p>
              </table:table-cell>
              <table:table-cell office:value-type="float" office:value="0.6494">
                <text:p>0.6494</text:p>
              </table:table-cell>
              <table:table-cell office:value-type="float" office:value="0.656">
                <text:p>0.656</text:p>
              </table:table-cell>
              <table:table-cell office:value-type="float" office:value="0.6527">
                <text:p>0.6527</text:p>
              </table:table-cell>
              <table:table-cell office:value-type="float" office:value="0.254">
                <text:p>0.254</text:p>
              </table:table-cell>
              <table:table-cell office:value-type="float" office:value="0.0999">
                <text:p>0.0999</text:p>
              </table:table-cell>
              <table:table-cell office:value-type="float" office:value="0.5524">
                <text:p>0.5524</text:p>
              </table:table-cell>
              <table:table-cell office:value-type="float" office:value="0.6757">
                <text:p>0.6757</text:p>
              </table:table-cell>
              <table:table-cell office:value-type="float" office:value="0.6856">
                <text:p>0.6856</text:p>
              </table:table-cell>
              <table:table-cell office:value-type="float" office:value="0.6622">
                <text:p>0.6622</text:p>
              </table:table-cell>
              <table:table-cell office:value-type="float" office:value="0.6472">
                <text:p>0.64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618">
                <text:p>0.6618</text:p>
              </table:table-cell>
              <table:table-cell office:value-type="float" office:value="0.6957">
                <text:p>0.6957</text:p>
              </table:table-cell>
              <table:table-cell office:value-type="float" office:value="0.6592">
                <text:p>0.6592</text:p>
              </table:table-cell>
              <table:table-cell office:value-type="float" office:value="0.6618">
                <text:p>0.6618</text:p>
              </table:table-cell>
              <table:table-cell office:value-type="float" office:value="0.6487">
                <text:p>0.6487</text:p>
              </table:table-cell>
              <table:table-cell office:value-type="float" office:value="0.6606">
                <text:p>0.6606</text:p>
              </table:table-cell>
              <table:table-cell office:value-type="float" office:value="0.2586">
                <text:p>0.2586</text:p>
              </table:table-cell>
              <table:table-cell office:value-type="float" office:value="0.0999">
                <text:p>0.0999</text:p>
              </table:table-cell>
              <table:table-cell office:value-type="float" office:value="0.5394">
                <text:p>0.5394</text:p>
              </table:table-cell>
              <table:table-cell office:value-type="float" office:value="0.6676">
                <text:p>0.6676</text:p>
              </table:table-cell>
              <table:table-cell office:value-type="float" office:value="0.6897">
                <text:p>0.6897</text:p>
              </table:table-cell>
              <table:table-cell office:value-type="float" office:value="0.6681">
                <text:p>0.6681</text:p>
              </table:table-cell>
              <table:table-cell office:value-type="float" office:value="0.6309">
                <text:p>0.63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428">
                <text:p>0.6428</text:p>
              </table:table-cell>
              <table:table-cell office:value-type="float" office:value="0.6939">
                <text:p>0.6939</text:p>
              </table:table-cell>
              <table:table-cell office:value-type="float" office:value="0.6343">
                <text:p>0.6343</text:p>
              </table:table-cell>
              <table:table-cell office:value-type="float" office:value="0.65">
                <text:p>0.65</text:p>
              </table:table-cell>
              <table:table-cell office:value-type="float" office:value="0.6613">
                <text:p>0.6613</text:p>
              </table:table-cell>
              <table:table-cell office:value-type="float" office:value="0.6462">
                <text:p>0.6462</text:p>
              </table:table-cell>
              <table:table-cell office:value-type="float" office:value="0.2553">
                <text:p>0.2553</text:p>
              </table:table-cell>
              <table:table-cell office:value-type="float" office:value="0.0999">
                <text:p>0.0999</text:p>
              </table:table-cell>
              <table:table-cell office:value-type="float" office:value="0.5544">
                <text:p>0.5544</text:p>
              </table:table-cell>
              <table:table-cell office:value-type="float" office:value="0.6778">
                <text:p>0.6778</text:p>
              </table:table-cell>
              <table:table-cell office:value-type="float" office:value="0.6877">
                <text:p>0.6877</text:p>
              </table:table-cell>
              <table:table-cell office:value-type="float" office:value="0.6592">
                <text:p>0.6592</text:p>
              </table:table-cell>
              <table:table-cell office:value-type="float" office:value="0.6378">
                <text:p>0.63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48">
                <text:p>0.6348</text:p>
              </table:table-cell>
              <table:table-cell office:value-type="float" office:value="0.6997">
                <text:p>0.6997</text:p>
              </table:table-cell>
              <table:table-cell office:value-type="float" office:value="0.6361">
                <text:p>0.6361</text:p>
              </table:table-cell>
              <table:table-cell office:value-type="float" office:value="0.6365">
                <text:p>0.6365</text:p>
              </table:table-cell>
              <table:table-cell office:value-type="float" office:value="0.6547">
                <text:p>0.6547</text:p>
              </table:table-cell>
              <table:table-cell office:value-type="float" office:value="0.6423">
                <text:p>0.6423</text:p>
              </table:table-cell>
              <table:table-cell office:value-type="float" office:value="0.2436">
                <text:p>0.2436</text:p>
              </table:table-cell>
              <table:table-cell office:value-type="float" office:value="0.0999">
                <text:p>0.0999</text:p>
              </table:table-cell>
              <table:table-cell office:value-type="float" office:value="0.5425">
                <text:p>0.5425</text:p>
              </table:table-cell>
              <table:table-cell office:value-type="float" office:value="0.6458">
                <text:p>0.6458</text:p>
              </table:table-cell>
              <table:table-cell office:value-type="float" office:value="0.688">
                <text:p>0.688</text:p>
              </table:table-cell>
              <table:table-cell office:value-type="float" office:value="0.6719">
                <text:p>0.6719</text:p>
              </table:table-cell>
              <table:table-cell office:value-type="float" office:value="0.6504">
                <text:p>0.65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659">
                <text:p>0.6659</text:p>
              </table:table-cell>
              <table:table-cell office:value-type="float" office:value="0.7027">
                <text:p>0.7027</text:p>
              </table:table-cell>
              <table:table-cell office:value-type="float" office:value="0.6547">
                <text:p>0.6547</text:p>
              </table:table-cell>
              <table:table-cell office:value-type="float" office:value="0.6608">
                <text:p>0.6608</text:p>
              </table:table-cell>
              <table:table-cell office:value-type="float" office:value="0.6609">
                <text:p>0.6609</text:p>
              </table:table-cell>
              <table:table-cell office:value-type="float" office:value="0.6404">
                <text:p>0.6404</text:p>
              </table:table-cell>
              <table:table-cell office:value-type="float" office:value="0.2577">
                <text:p>0.2577</text:p>
              </table:table-cell>
              <table:table-cell office:value-type="float" office:value="0.0999">
                <text:p>0.0999</text:p>
              </table:table-cell>
              <table:table-cell office:value-type="float" office:value="0.5659">
                <text:p>0.5659</text:p>
              </table:table-cell>
              <table:table-cell office:value-type="float" office:value="0.6736">
                <text:p>0.6736</text:p>
              </table:table-cell>
              <table:table-cell office:value-type="float" office:value="0.6938">
                <text:p>0.6938</text:p>
              </table:table-cell>
              <table:table-cell office:value-type="float" office:value="0.6746">
                <text:p>0.6746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588">
                <text:p>0.6588</text:p>
              </table:table-cell>
              <table:table-cell office:value-type="float" office:value="0.7026">
                <text:p>0.7026</text:p>
              </table:table-cell>
              <table:table-cell office:value-type="float" office:value="0.645">
                <text:p>0.645</text:p>
              </table:table-cell>
              <table:table-cell office:value-type="float" office:value="0.6611">
                <text:p>0.6611</text:p>
              </table:table-cell>
              <table:table-cell office:value-type="float" office:value="0.6571">
                <text:p>0.6571</text:p>
              </table:table-cell>
              <table:table-cell office:value-type="float" office:value="0.6416">
                <text:p>0.6416</text:p>
              </table:table-cell>
              <table:table-cell office:value-type="float" office:value="0.1716">
                <text:p>0.1716</text:p>
              </table:table-cell>
              <table:table-cell office:value-type="float" office:value="0.0999">
                <text:p>0.0999</text:p>
              </table:table-cell>
              <table:table-cell office:value-type="float" office:value="0.5576">
                <text:p>0.5576</text:p>
              </table:table-cell>
              <table:table-cell office:value-type="float" office:value="0.6423">
                <text:p>0.6423</text:p>
              </table:table-cell>
              <table:table-cell office:value-type="float" office:value="0.6969">
                <text:p>0.6969</text:p>
              </table:table-cell>
              <table:table-cell office:value-type="float" office:value="0.6737">
                <text:p>0.6737</text:p>
              </table:table-cell>
              <table:table-cell office:value-type="float" office:value="0.6425">
                <text:p>0.64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645">
                <text:p>0.6645</text:p>
              </table:table-cell>
              <table:table-cell office:value-type="float" office:value="0.7042">
                <text:p>0.7042</text:p>
              </table:table-cell>
              <table:table-cell office:value-type="float" office:value="0.6629">
                <text:p>0.6629</text:p>
              </table:table-cell>
              <table:table-cell office:value-type="float" office:value="0.6683">
                <text:p>0.6683</text:p>
              </table:table-cell>
              <table:table-cell office:value-type="float" office:value="0.6574">
                <text:p>0.6574</text:p>
              </table:table-cell>
              <table:table-cell office:value-type="float" office:value="0.6503">
                <text:p>0.6503</text:p>
              </table:table-cell>
              <table:table-cell office:value-type="float" office:value="0.2052">
                <text:p>0.2052</text:p>
              </table:table-cell>
              <table:table-cell office:value-type="float" office:value="0.0999">
                <text:p>0.0999</text:p>
              </table:table-cell>
              <table:table-cell office:value-type="float" office:value="0.5654">
                <text:p>0.5654</text:p>
              </table:table-cell>
              <table:table-cell office:value-type="float" office:value="0.6754">
                <text:p>0.6754</text:p>
              </table:table-cell>
              <table:table-cell office:value-type="float" office:value="0.6959">
                <text:p>0.6959</text:p>
              </table:table-cell>
              <table:table-cell office:value-type="float" office:value="0.6758">
                <text:p>0.6758</text:p>
              </table:table-cell>
              <table:table-cell office:value-type="float" office:value="0.6471">
                <text:p>0.64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571">
                <text:p>0.6571</text:p>
              </table:table-cell>
              <table:table-cell office:value-type="float" office:value="0.705">
                <text:p>0.705</text:p>
              </table:table-cell>
              <table:table-cell office:value-type="float" office:value="0.6467">
                <text:p>0.6467</text:p>
              </table:table-cell>
              <table:table-cell office:value-type="float" office:value="0.6613">
                <text:p>0.6613</text:p>
              </table:table-cell>
              <table:table-cell office:value-type="float" office:value="0.655">
                <text:p>0.655</text:p>
              </table:table-cell>
              <table:table-cell office:value-type="float" office:value="0.662">
                <text:p>0.662</text:p>
              </table:table-cell>
              <table:table-cell office:value-type="float" office:value="0.187">
                <text:p>0.187</text:p>
              </table:table-cell>
              <table:table-cell office:value-type="float" office:value="0.0999">
                <text:p>0.0999</text:p>
              </table:table-cell>
              <table:table-cell office:value-type="float" office:value="0.5669">
                <text:p>0.5669</text:p>
              </table:table-cell>
              <table:table-cell office:value-type="float" office:value="0.6643">
                <text:p>0.6643</text:p>
              </table:table-cell>
              <table:table-cell office:value-type="float" office:value="0.6968">
                <text:p>0.6968</text:p>
              </table:table-cell>
              <table:table-cell office:value-type="float" office:value="0.6777">
                <text:p>0.6777</text:p>
              </table:table-cell>
              <table:table-cell office:value-type="float" office:value="0.6513">
                <text:p>0.65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614">
                <text:p>0.6614</text:p>
              </table:table-cell>
              <table:table-cell office:value-type="float" office:value="0.7046">
                <text:p>0.7046</text:p>
              </table:table-cell>
              <table:table-cell office:value-type="float" office:value="0.6552">
                <text:p>0.6552</text:p>
              </table:table-cell>
              <table:table-cell office:value-type="float" office:value="0.6637">
                <text:p>0.6637</text:p>
              </table:table-cell>
              <table:table-cell office:value-type="float" office:value="0.6538">
                <text:p>0.6538</text:p>
              </table:table-cell>
              <table:table-cell office:value-type="float" office:value="0.6491">
                <text:p>0.6491</text:p>
              </table:table-cell>
              <table:table-cell office:value-type="float" office:value="0.2007">
                <text:p>0.2007</text:p>
              </table:table-cell>
              <table:table-cell office:value-type="float" office:value="0.0999">
                <text:p>0.0999</text:p>
              </table:table-cell>
              <table:table-cell office:value-type="float" office:value="0.5729">
                <text:p>0.5729</text:p>
              </table:table-cell>
              <table:table-cell office:value-type="float" office:value="0.6581">
                <text:p>0.6581</text:p>
              </table:table-cell>
              <table:table-cell office:value-type="float" office:value="0.6994">
                <text:p>0.6994</text:p>
              </table:table-cell>
              <table:table-cell office:value-type="float" office:value="0.6793">
                <text:p>0.6793</text:p>
              </table:table-cell>
              <table:table-cell office:value-type="float" office:value="0.6548">
                <text:p>0.65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599">
                <text:p>0.6599</text:p>
              </table:table-cell>
              <table:table-cell office:value-type="float" office:value="0.7091">
                <text:p>0.7091</text:p>
              </table:table-cell>
              <table:table-cell office:value-type="float" office:value="0.6566">
                <text:p>0.6566</text:p>
              </table:table-cell>
              <table:table-cell office:value-type="float" office:value="0.6599">
                <text:p>0.6599</text:p>
              </table:table-cell>
              <table:table-cell office:value-type="float" office:value="0.6546">
                <text:p>0.6546</text:p>
              </table:table-cell>
              <table:table-cell office:value-type="float" office:value="0.6422">
                <text:p>0.6422</text:p>
              </table:table-cell>
              <table:table-cell office:value-type="float" office:value="0.2047">
                <text:p>0.2047</text:p>
              </table:table-cell>
              <table:table-cell office:value-type="float" office:value="0.0999">
                <text:p>0.0999</text:p>
              </table:table-cell>
              <table:table-cell office:value-type="float" office:value="0.5504">
                <text:p>0.5504</text:p>
              </table:table-cell>
              <table:table-cell office:value-type="float" office:value="0.6686">
                <text:p>0.6686</text:p>
              </table:table-cell>
              <table:table-cell office:value-type="float" office:value="0.7015">
                <text:p>0.7015</text:p>
              </table:table-cell>
              <table:table-cell office:value-type="float" office:value="0.6818">
                <text:p>0.6818</text:p>
              </table:table-cell>
              <table:table-cell office:value-type="float" office:value="0.6564">
                <text:p>0.65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65">
                <text:p>0.665</text:p>
              </table:table-cell>
              <table:table-cell office:value-type="float" office:value="0.7093">
                <text:p>0.7093</text:p>
              </table:table-cell>
              <table:table-cell office:value-type="float" office:value="0.6572">
                <text:p>0.6572</text:p>
              </table:table-cell>
              <table:table-cell office:value-type="float" office:value="0.6596">
                <text:p>0.6596</text:p>
              </table:table-cell>
              <table:table-cell office:value-type="float" office:value="0.6453">
                <text:p>0.6453</text:p>
              </table:table-cell>
              <table:table-cell office:value-type="float" office:value="0.6484">
                <text:p>0.6484</text:p>
              </table:table-cell>
              <table:table-cell office:value-type="float" office:value="0.2099">
                <text:p>0.2099</text:p>
              </table:table-cell>
              <table:table-cell office:value-type="float" office:value="0.0998">
                <text:p>0.0998</text:p>
              </table:table-cell>
              <table:table-cell office:value-type="float" office:value="0.563">
                <text:p>0.563</text:p>
              </table:table-cell>
              <table:table-cell office:value-type="float" office:value="0.6778">
                <text:p>0.6778</text:p>
              </table:table-cell>
              <table:table-cell office:value-type="float" office:value="0.7012">
                <text:p>0.7012</text:p>
              </table:table-cell>
              <table:table-cell office:value-type="float" office:value="0.6865">
                <text:p>0.6865</text:p>
              </table:table-cell>
              <table:table-cell office:value-type="float" office:value="0.6597">
                <text:p>0.65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967">
                <text:p>0.5967</text:p>
              </table:table-cell>
              <table:table-cell office:value-type="float" office:value="0.6999">
                <text:p>0.6999</text:p>
              </table:table-cell>
              <table:table-cell office:value-type="float" office:value="0.6594">
                <text:p>0.6594</text:p>
              </table:table-cell>
              <table:table-cell office:value-type="float" office:value="0.6489">
                <text:p>0.6489</text:p>
              </table:table-cell>
              <table:table-cell office:value-type="float" office:value="0.6625">
                <text:p>0.6625</text:p>
              </table:table-cell>
              <table:table-cell office:value-type="float" office:value="0.6614">
                <text:p>0.6614</text:p>
              </table:table-cell>
              <table:table-cell office:value-type="float" office:value="0.2097">
                <text:p>0.2097</text:p>
              </table:table-cell>
              <table:table-cell office:value-type="float" office:value="0.0997">
                <text:p>0.0997</text:p>
              </table:table-cell>
              <table:table-cell office:value-type="float" office:value="0.5822">
                <text:p>0.5822</text:p>
              </table:table-cell>
              <table:table-cell office:value-type="float" office:value="0.6682">
                <text:p>0.6682</text:p>
              </table:table-cell>
              <table:table-cell office:value-type="float" office:value="0.6926">
                <text:p>0.6926</text:p>
              </table:table-cell>
              <table:table-cell office:value-type="float" office:value="0.6864">
                <text:p>0.6864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681">
                <text:p>0.6681</text:p>
              </table:table-cell>
              <table:table-cell office:value-type="float" office:value="0.7094">
                <text:p>0.7094</text:p>
              </table:table-cell>
              <table:table-cell office:value-type="float" office:value="0.6573">
                <text:p>0.6573</text:p>
              </table:table-cell>
              <table:table-cell office:value-type="float" office:value="0.6527">
                <text:p>0.6527</text:p>
              </table:table-cell>
              <table:table-cell office:value-type="float" office:value="0.6633">
                <text:p>0.6633</text:p>
              </table:table-cell>
              <table:table-cell office:value-type="float" office:value="0.6509">
                <text:p>0.6509</text:p>
              </table:table-cell>
              <table:table-cell office:value-type="float" office:value="0.2094">
                <text:p>0.2094</text:p>
              </table:table-cell>
              <table:table-cell office:value-type="float" office:value="0.0999">
                <text:p>0.0999</text:p>
              </table:table-cell>
              <table:table-cell office:value-type="float" office:value="0.5794">
                <text:p>0.5794</text:p>
              </table:table-cell>
              <table:table-cell office:value-type="float" office:value="0.6672">
                <text:p>0.6672</text:p>
              </table:table-cell>
              <table:table-cell office:value-type="float" office:value="0.7016">
                <text:p>0.7016</text:p>
              </table:table-cell>
              <table:table-cell office:value-type="float" office:value="0.6837">
                <text:p>0.6837</text:p>
              </table:table-cell>
              <table:table-cell office:value-type="float" office:value="0.6541">
                <text:p>0.65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658">
                <text:p>0.6658</text:p>
              </table:table-cell>
              <table:table-cell office:value-type="float" office:value="0.7147">
                <text:p>0.7147</text:p>
              </table:table-cell>
              <table:table-cell office:value-type="float" office:value="0.6524">
                <text:p>0.6524</text:p>
              </table:table-cell>
              <table:table-cell office:value-type="float" office:value="0.6599">
                <text:p>0.6599</text:p>
              </table:table-cell>
              <table:table-cell office:value-type="float" office:value="0.6581">
                <text:p>0.6581</text:p>
              </table:table-cell>
              <table:table-cell office:value-type="float" office:value="0.6553">
                <text:p>0.6553</text:p>
              </table:table-cell>
              <table:table-cell office:value-type="float" office:value="0.2144">
                <text:p>0.2144</text:p>
              </table:table-cell>
              <table:table-cell office:value-type="float" office:value="0.0998">
                <text:p>0.0998</text:p>
              </table:table-cell>
              <table:table-cell office:value-type="float" office:value="0.568">
                <text:p>0.568</text:p>
              </table:table-cell>
              <table:table-cell office:value-type="float" office:value="0.6693">
                <text:p>0.6693</text:p>
              </table:table-cell>
              <table:table-cell office:value-type="float" office:value="0.7046">
                <text:p>0.7046</text:p>
              </table:table-cell>
              <table:table-cell office:value-type="float" office:value="0.6906">
                <text:p>0.6906</text:p>
              </table:table-cell>
              <table:table-cell office:value-type="float" office:value="0.6606">
                <text:p>0.66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588">
                <text:p>0.6588</text:p>
              </table:table-cell>
              <table:table-cell office:value-type="float" office:value="0.7094">
                <text:p>0.7094</text:p>
              </table:table-cell>
              <table:table-cell office:value-type="float" office:value="0.5912">
                <text:p>0.5912</text:p>
              </table:table-cell>
              <table:table-cell office:value-type="float" office:value="0.6378">
                <text:p>0.6378</text:p>
              </table:table-cell>
              <table:table-cell office:value-type="float" office:value="0.6549">
                <text:p>0.6549</text:p>
              </table:table-cell>
              <table:table-cell office:value-type="float" office:value="0.6577">
                <text:p>0.6577</text:p>
              </table:table-cell>
              <table:table-cell office:value-type="float" office:value="0.2117">
                <text:p>0.2117</text:p>
              </table:table-cell>
              <table:table-cell office:value-type="float" office:value="0.0998">
                <text:p>0.0998</text:p>
              </table:table-cell>
              <table:table-cell office:value-type="float" office:value="0.5826">
                <text:p>0.5826</text:p>
              </table:table-cell>
              <table:table-cell office:value-type="float" office:value="0.6579">
                <text:p>0.6579</text:p>
              </table:table-cell>
              <table:table-cell office:value-type="float" office:value="0.701">
                <text:p>0.701</text:p>
              </table:table-cell>
              <table:table-cell office:value-type="float" office:value="0.6843">
                <text:p>0.6843</text:p>
              </table:table-cell>
              <table:table-cell office:value-type="float" office:value="0.6633">
                <text:p>0.66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664">
                <text:p>0.6664</text:p>
              </table:table-cell>
              <table:table-cell office:value-type="float" office:value="0.7127">
                <text:p>0.7127</text:p>
              </table:table-cell>
              <table:table-cell office:value-type="float" office:value="0.6539">
                <text:p>0.6539</text:p>
              </table:table-cell>
              <table:table-cell office:value-type="float" office:value="0.6625">
                <text:p>0.6625</text:p>
              </table:table-cell>
              <table:table-cell office:value-type="float" office:value="0.6575">
                <text:p>0.6575</text:p>
              </table:table-cell>
              <table:table-cell office:value-type="float" office:value="0.6395">
                <text:p>0.6395</text:p>
              </table:table-cell>
              <table:table-cell office:value-type="float" office:value="0.2126">
                <text:p>0.2126</text:p>
              </table:table-cell>
              <table:table-cell office:value-type="float" office:value="0.0997">
                <text:p>0.0997</text:p>
              </table:table-cell>
              <table:table-cell office:value-type="float" office:value="0.5899">
                <text:p>0.5899</text:p>
              </table:table-cell>
              <table:table-cell office:value-type="float" office:value="0.6651">
                <text:p>0.6651</text:p>
              </table:table-cell>
              <table:table-cell office:value-type="float" office:value="0.7032">
                <text:p>0.7032</text:p>
              </table:table-cell>
              <table:table-cell office:value-type="float" office:value="0.6868">
                <text:p>0.6868</text:p>
              </table:table-cell>
              <table:table-cell office:value-type="float" office:value="0.6722">
                <text:p>0.67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598">
                <text:p>0.6598</text:p>
              </table:table-cell>
              <table:table-cell office:value-type="float" office:value="0.7093">
                <text:p>0.7093</text:p>
              </table:table-cell>
              <table:table-cell office:value-type="float" office:value="0.6441">
                <text:p>0.6441</text:p>
              </table:table-cell>
              <table:table-cell office:value-type="float" office:value="0.6511">
                <text:p>0.6511</text:p>
              </table:table-cell>
              <table:table-cell office:value-type="float" office:value="0.6544">
                <text:p>0.6544</text:p>
              </table:table-cell>
              <table:table-cell office:value-type="float" office:value="0.6602">
                <text:p>0.6602</text:p>
              </table:table-cell>
              <table:table-cell office:value-type="float" office:value="0.2161">
                <text:p>0.2161</text:p>
              </table:table-cell>
              <table:table-cell office:value-type="float" office:value="0.0998">
                <text:p>0.0998</text:p>
              </table:table-cell>
              <table:table-cell office:value-type="float" office:value="0.5835">
                <text:p>0.5835</text:p>
              </table:table-cell>
              <table:table-cell office:value-type="float" office:value="0.6662">
                <text:p>0.6662</text:p>
              </table:table-cell>
              <table:table-cell office:value-type="float" office:value="0.7026">
                <text:p>0.7026</text:p>
              </table:table-cell>
              <table:table-cell office:value-type="float" office:value="0.6972">
                <text:p>0.6972</text:p>
              </table:table-cell>
              <table:table-cell office:value-type="float" office:value="0.6698">
                <text:p>0.66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641">
                <text:p>0.6641</text:p>
              </table:table-cell>
              <table:table-cell office:value-type="float" office:value="0.7151">
                <text:p>0.7151</text:p>
              </table:table-cell>
              <table:table-cell office:value-type="float" office:value="0.6631">
                <text:p>0.6631</text:p>
              </table:table-cell>
              <table:table-cell office:value-type="float" office:value="0.6662">
                <text:p>0.6662</text:p>
              </table:table-cell>
              <table:table-cell office:value-type="float" office:value="0.6561">
                <text:p>0.6561</text:p>
              </table:table-cell>
              <table:table-cell office:value-type="float" office:value="0.6617">
                <text:p>0.6617</text:p>
              </table:table-cell>
              <table:table-cell office:value-type="float" office:value="0.2167">
                <text:p>0.2167</text:p>
              </table:table-cell>
              <table:table-cell office:value-type="float" office:value="0.1">
                <text:p>0.1</text:p>
              </table:table-cell>
              <table:table-cell office:value-type="float" office:value="0.5828">
                <text:p>0.5828</text:p>
              </table:table-cell>
              <table:table-cell office:value-type="float" office:value="0.6764">
                <text:p>0.6764</text:p>
              </table:table-cell>
              <table:table-cell office:value-type="float" office:value="0.7089">
                <text:p>0.7089</text:p>
              </table:table-cell>
              <table:table-cell office:value-type="float" office:value="0.6912">
                <text:p>0.6912</text:p>
              </table:table-cell>
              <table:table-cell office:value-type="float" office:value="0.6756">
                <text:p>0.67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682">
                <text:p>0.6682</text:p>
              </table:table-cell>
              <table:table-cell office:value-type="float" office:value="0.7186">
                <text:p>0.7186</text:p>
              </table:table-cell>
              <table:table-cell office:value-type="float" office:value="0.6548">
                <text:p>0.6548</text:p>
              </table:table-cell>
              <table:table-cell office:value-type="float" office:value="0.6449">
                <text:p>0.6449</text:p>
              </table:table-cell>
              <table:table-cell office:value-type="float" office:value="0.6527">
                <text:p>0.6527</text:p>
              </table:table-cell>
              <table:table-cell office:value-type="float" office:value="0.6573">
                <text:p>0.6573</text:p>
              </table:table-cell>
              <table:table-cell office:value-type="float" office:value="0.217">
                <text:p>0.217</text:p>
              </table:table-cell>
              <table:table-cell office:value-type="float" office:value="0.1">
                <text:p>0.1</text:p>
              </table:table-cell>
              <table:table-cell office:value-type="float" office:value="0.5851">
                <text:p>0.5851</text:p>
              </table:table-cell>
              <table:table-cell office:value-type="float" office:value="0.6696">
                <text:p>0.6696</text:p>
              </table:table-cell>
              <table:table-cell office:value-type="float" office:value="0.7022">
                <text:p>0.7022</text:p>
              </table:table-cell>
              <table:table-cell office:value-type="float" office:value="0.6916">
                <text:p>0.6916</text:p>
              </table:table-cell>
              <table:table-cell office:value-type="float" office:value="0.6691">
                <text:p>0.66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682">
                <text:p>0.6682</text:p>
              </table:table-cell>
              <table:table-cell office:value-type="float" office:value="0.7188">
                <text:p>0.7188</text:p>
              </table:table-cell>
              <table:table-cell office:value-type="float" office:value="0.657">
                <text:p>0.657</text:p>
              </table:table-cell>
              <table:table-cell office:value-type="float" office:value="0.6603">
                <text:p>0.6603</text:p>
              </table:table-cell>
              <table:table-cell office:value-type="float" office:value="0.6566">
                <text:p>0.6566</text:p>
              </table:table-cell>
              <table:table-cell office:value-type="float" office:value="0.6596">
                <text:p>0.6596</text:p>
              </table:table-cell>
              <table:table-cell office:value-type="float" office:value="0.2182">
                <text:p>0.2182</text:p>
              </table:table-cell>
              <table:table-cell office:value-type="float" office:value="0.1">
                <text:p>0.1</text:p>
              </table:table-cell>
              <table:table-cell office:value-type="float" office:value="0.587">
                <text:p>0.587</text:p>
              </table:table-cell>
              <table:table-cell office:value-type="float" office:value="0.671">
                <text:p>0.671</text:p>
              </table:table-cell>
              <table:table-cell office:value-type="float" office:value="0.7118">
                <text:p>0.7118</text:p>
              </table:table-cell>
              <table:table-cell office:value-type="float" office:value="0.694">
                <text:p>0.694</text:p>
              </table:table-cell>
              <table:table-cell office:value-type="float" office:value="0.6768">
                <text:p>0.67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658">
                <text:p>0.6658</text:p>
              </table:table-cell>
              <table:table-cell office:value-type="float" office:value="0.72">
                <text:p>0.72</text:p>
              </table:table-cell>
              <table:table-cell office:value-type="float" office:value="0.6657">
                <text:p>0.6657</text:p>
              </table:table-cell>
              <table:table-cell office:value-type="float" office:value="0.6492">
                <text:p>0.6492</text:p>
              </table:table-cell>
              <table:table-cell office:value-type="float" office:value="0.6605">
                <text:p>0.6605</text:p>
              </table:table-cell>
              <table:table-cell office:value-type="float" office:value="0.6257">
                <text:p>0.6257</text:p>
              </table:table-cell>
              <table:table-cell office:value-type="float" office:value="0.2138">
                <text:p>0.2138</text:p>
              </table:table-cell>
              <table:table-cell office:value-type="float" office:value="0.1">
                <text:p>0.1</text:p>
              </table:table-cell>
              <table:table-cell office:value-type="float" office:value="0.5911">
                <text:p>0.5911</text:p>
              </table:table-cell>
              <table:table-cell office:value-type="float" office:value="0.6541">
                <text:p>0.6541</text:p>
              </table:table-cell>
              <table:table-cell office:value-type="float" office:value="0.7082">
                <text:p>0.7082</text:p>
              </table:table-cell>
              <table:table-cell office:value-type="float" office:value="0.6948">
                <text:p>0.6948</text:p>
              </table:table-cell>
              <table:table-cell office:value-type="float" office:value="0.6752">
                <text:p>0.67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671">
                <text:p>0.6671</text:p>
              </table:table-cell>
              <table:table-cell office:value-type="float" office:value="0.7154">
                <text:p>0.7154</text:p>
              </table:table-cell>
              <table:table-cell office:value-type="float" office:value="0.6608">
                <text:p>0.6608</text:p>
              </table:table-cell>
              <table:table-cell office:value-type="float" office:value="0.6175">
                <text:p>0.6175</text:p>
              </table:table-cell>
              <table:table-cell office:value-type="float" office:value="0.6614">
                <text:p>0.6614</text:p>
              </table:table-cell>
              <table:table-cell office:value-type="float" office:value="0.6583">
                <text:p>0.6583</text:p>
              </table:table-cell>
              <table:table-cell office:value-type="float" office:value="0.2241">
                <text:p>0.2241</text:p>
              </table:table-cell>
              <table:table-cell office:value-type="float" office:value="0.1">
                <text:p>0.1</text:p>
              </table:table-cell>
              <table:table-cell office:value-type="float" office:value="0.5777">
                <text:p>0.5777</text:p>
              </table:table-cell>
              <table:table-cell office:value-type="float" office:value="0.6659">
                <text:p>0.6659</text:p>
              </table:table-cell>
              <table:table-cell office:value-type="float" office:value="0.7066">
                <text:p>0.7066</text:p>
              </table:table-cell>
              <table:table-cell office:value-type="float" office:value="0.7023">
                <text:p>0.7023</text:p>
              </table:table-cell>
              <table:table-cell office:value-type="float" office:value="0.6735">
                <text:p>0.67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671">
                <text:p>0.6671</text:p>
              </table:table-cell>
              <table:table-cell office:value-type="float" office:value="0.7169">
                <text:p>0.7169</text:p>
              </table:table-cell>
              <table:table-cell office:value-type="float" office:value="0.6598">
                <text:p>0.6598</text:p>
              </table:table-cell>
              <table:table-cell office:value-type="float" office:value="0.6608">
                <text:p>0.6608</text:p>
              </table:table-cell>
              <table:table-cell office:value-type="float" office:value="0.6109">
                <text:p>0.6109</text:p>
              </table:table-cell>
              <table:table-cell office:value-type="float" office:value="0.656">
                <text:p>0.656</text:p>
              </table:table-cell>
              <table:table-cell office:value-type="float" office:value="0.2171">
                <text:p>0.2171</text:p>
              </table:table-cell>
              <table:table-cell office:value-type="float" office:value="0.0999">
                <text:p>0.0999</text:p>
              </table:table-cell>
              <table:table-cell office:value-type="float" office:value="0.5862">
                <text:p>0.5862</text:p>
              </table:table-cell>
              <table:table-cell office:value-type="float" office:value="0.6749">
                <text:p>0.6749</text:p>
              </table:table-cell>
              <table:table-cell office:value-type="float" office:value="0.7109">
                <text:p>0.7109</text:p>
              </table:table-cell>
              <table:table-cell office:value-type="float" office:value="0.7001">
                <text:p>0.7001</text:p>
              </table:table-cell>
              <table:table-cell office:value-type="float" office:value="0.6821">
                <text:p>0.68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704">
                <text:p>0.6704</text:p>
              </table:table-cell>
              <table:table-cell office:value-type="float" office:value="0.7218">
                <text:p>0.7218</text:p>
              </table:table-cell>
              <table:table-cell office:value-type="float" office:value="0.6648">
                <text:p>0.6648</text:p>
              </table:table-cell>
              <table:table-cell office:value-type="float" office:value="0.6613">
                <text:p>0.6613</text:p>
              </table:table-cell>
              <table:table-cell office:value-type="float" office:value="0.6607">
                <text:p>0.6607</text:p>
              </table:table-cell>
              <table:table-cell office:value-type="float" office:value="0.6642">
                <text:p>0.6642</text:p>
              </table:table-cell>
              <table:table-cell office:value-type="float" office:value="0.1877">
                <text:p>0.1877</text:p>
              </table:table-cell>
              <table:table-cell office:value-type="float" office:value="0.1">
                <text:p>0.1</text:p>
              </table:table-cell>
              <table:table-cell office:value-type="float" office:value="0.5862">
                <text:p>0.5862</text:p>
              </table:table-cell>
              <table:table-cell office:value-type="float" office:value="0.6701">
                <text:p>0.6701</text:p>
              </table:table-cell>
              <table:table-cell office:value-type="float" office:value="0.7128">
                <text:p>0.7128</text:p>
              </table:table-cell>
              <table:table-cell office:value-type="float" office:value="0.6998">
                <text:p>0.6998</text:p>
              </table:table-cell>
              <table:table-cell office:value-type="float" office:value="0.6824">
                <text:p>0.68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709">
                <text:p>0.6709</text:p>
              </table:table-cell>
              <table:table-cell office:value-type="float" office:value="0.7266">
                <text:p>0.7266</text:p>
              </table:table-cell>
              <table:table-cell office:value-type="float" office:value="0.6677">
                <text:p>0.6677</text:p>
              </table:table-cell>
              <table:table-cell office:value-type="float" office:value="0.6619">
                <text:p>0.6619</text:p>
              </table:table-cell>
              <table:table-cell office:value-type="float" office:value="0.6578">
                <text:p>0.6578</text:p>
              </table:table-cell>
              <table:table-cell office:value-type="float" office:value="0.6287">
                <text:p>0.6287</text:p>
              </table:table-cell>
              <table:table-cell office:value-type="float" office:value="0.1452">
                <text:p>0.1452</text:p>
              </table:table-cell>
              <table:table-cell office:value-type="float" office:value="0.1">
                <text:p>0.1</text:p>
              </table:table-cell>
              <table:table-cell office:value-type="float" office:value="0.5811">
                <text:p>0.5811</text:p>
              </table:table-cell>
              <table:table-cell office:value-type="float" office:value="0.514">
                <text:p>0.514</text:p>
              </table:table-cell>
              <table:table-cell office:value-type="float" office:value="0.717">
                <text:p>0.717</text:p>
              </table:table-cell>
              <table:table-cell office:value-type="float" office:value="0.7037">
                <text:p>0.7037</text:p>
              </table:table-cell>
              <table:table-cell office:value-type="float" office:value="0.6832">
                <text:p>0.68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1">
                <text:p>0.671</text:p>
              </table:table-cell>
              <table:table-cell office:value-type="float" office:value="0.7231">
                <text:p>0.7231</text:p>
              </table:table-cell>
              <table:table-cell office:value-type="float" office:value="0.6608">
                <text:p>0.6608</text:p>
              </table:table-cell>
              <table:table-cell office:value-type="float" office:value="0.6573">
                <text:p>0.6573</text:p>
              </table:table-cell>
              <table:table-cell office:value-type="float" office:value="0.6574">
                <text:p>0.6574</text:p>
              </table:table-cell>
              <table:table-cell office:value-type="float" office:value="0.6366">
                <text:p>0.6366</text:p>
              </table:table-cell>
              <table:table-cell office:value-type="float" office:value="0.1936">
                <text:p>0.1936</text:p>
              </table:table-cell>
              <table:table-cell office:value-type="float" office:value="0.1">
                <text:p>0.1</text:p>
              </table:table-cell>
              <table:table-cell office:value-type="float" office:value="0.593">
                <text:p>0.593</text:p>
              </table:table-cell>
              <table:table-cell office:value-type="float" office:value="0.6636">
                <text:p>0.6636</text:p>
              </table:table-cell>
              <table:table-cell office:value-type="float" office:value="0.7147">
                <text:p>0.7147</text:p>
              </table:table-cell>
              <table:table-cell office:value-type="float" office:value="0.7038">
                <text:p>0.7038</text:p>
              </table:table-cell>
              <table:table-cell office:value-type="float" office:value="0.6785">
                <text:p>0.67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01">
                <text:p>0.6701</text:p>
              </table:table-cell>
              <table:table-cell office:value-type="float" office:value="0.721">
                <text:p>0.721</text:p>
              </table:table-cell>
              <table:table-cell office:value-type="float" office:value="0.667">
                <text:p>0.667</text:p>
              </table:table-cell>
              <table:table-cell office:value-type="float" office:value="0.6576">
                <text:p>0.6576</text:p>
              </table:table-cell>
              <table:table-cell office:value-type="float" office:value="0.6625">
                <text:p>0.6625</text:p>
              </table:table-cell>
              <table:table-cell office:value-type="float" office:value="0.6471">
                <text:p>0.6471</text:p>
              </table:table-cell>
              <table:table-cell office:value-type="float" office:value="0.2108">
                <text:p>0.2108</text:p>
              </table:table-cell>
              <table:table-cell office:value-type="float" office:value="0.1">
                <text:p>0.1</text:p>
              </table:table-cell>
              <table:table-cell office:value-type="float" office:value="0.5942">
                <text:p>0.5942</text:p>
              </table:table-cell>
              <table:table-cell office:value-type="float" office:value="0.6654">
                <text:p>0.6654</text:p>
              </table:table-cell>
              <table:table-cell office:value-type="float" office:value="0.7171">
                <text:p>0.7171</text:p>
              </table:table-cell>
              <table:table-cell office:value-type="float" office:value="0.7079">
                <text:p>0.7079</text:p>
              </table:table-cell>
              <table:table-cell office:value-type="float" office:value="0.6793">
                <text:p>0.67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717">
                <text:p>0.6717</text:p>
              </table:table-cell>
              <table:table-cell office:value-type="float" office:value="0.7263">
                <text:p>0.7263</text:p>
              </table:table-cell>
              <table:table-cell office:value-type="float" office:value="0.6603">
                <text:p>0.6603</text:p>
              </table:table-cell>
              <table:table-cell office:value-type="float" office:value="0.6499">
                <text:p>0.6499</text:p>
              </table:table-cell>
              <table:table-cell office:value-type="float" office:value="0.6527">
                <text:p>0.6527</text:p>
              </table:table-cell>
              <table:table-cell office:value-type="float" office:value="0.6451">
                <text:p>0.6451</text:p>
              </table:table-cell>
              <table:table-cell office:value-type="float" office:value="0.2151">
                <text:p>0.2151</text:p>
              </table:table-cell>
              <table:table-cell office:value-type="float" office:value="0.1">
                <text:p>0.1</text:p>
              </table:table-cell>
              <table:table-cell office:value-type="float" office:value="0.5989">
                <text:p>0.5989</text:p>
              </table:table-cell>
              <table:table-cell office:value-type="float" office:value="0.671">
                <text:p>0.671</text:p>
              </table:table-cell>
              <table:table-cell office:value-type="float" office:value="0.7163">
                <text:p>0.7163</text:p>
              </table:table-cell>
              <table:table-cell office:value-type="float" office:value="0.6952">
                <text:p>0.6952</text:p>
              </table:table-cell>
              <table:table-cell office:value-type="float" office:value="0.6851">
                <text:p>0.68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7">
                <text:p>0.67</text:p>
              </table:table-cell>
              <table:table-cell office:value-type="float" office:value="0.7245">
                <text:p>0.7245</text:p>
              </table:table-cell>
              <table:table-cell office:value-type="float" office:value="0.6676">
                <text:p>0.6676</text:p>
              </table:table-cell>
              <table:table-cell office:value-type="float" office:value="0.5208">
                <text:p>0.5208</text:p>
              </table:table-cell>
              <table:table-cell office:value-type="float" office:value="0.6671">
                <text:p>0.6671</text:p>
              </table:table-cell>
              <table:table-cell office:value-type="float" office:value="0.6564">
                <text:p>0.6564</text:p>
              </table:table-cell>
              <table:table-cell office:value-type="float" office:value="0.2114">
                <text:p>0.2114</text:p>
              </table:table-cell>
              <table:table-cell office:value-type="float" office:value="0.0997">
                <text:p>0.0997</text:p>
              </table:table-cell>
              <table:table-cell office:value-type="float" office:value="0.5746">
                <text:p>0.5746</text:p>
              </table:table-cell>
              <table:table-cell office:value-type="float" office:value="0.6676">
                <text:p>0.6676</text:p>
              </table:table-cell>
              <table:table-cell office:value-type="float" office:value="0.7162">
                <text:p>0.7162</text:p>
              </table:table-cell>
              <table:table-cell office:value-type="float" office:value="0.7071">
                <text:p>0.7071</text:p>
              </table:table-cell>
              <table:table-cell office:value-type="float" office:value="0.6854">
                <text:p>0.68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7">
                <text:p>0.67</text:p>
              </table:table-cell>
              <table:table-cell office:value-type="float" office:value="0.7272">
                <text:p>0.7272</text:p>
              </table:table-cell>
              <table:table-cell office:value-type="float" office:value="0.6624">
                <text:p>0.6624</text:p>
              </table:table-cell>
              <table:table-cell office:value-type="float" office:value="0.665">
                <text:p>0.665</text:p>
              </table:table-cell>
              <table:table-cell office:value-type="float" office:value="0.6374">
                <text:p>0.6374</text:p>
              </table:table-cell>
              <table:table-cell office:value-type="float" office:value="0.6669">
                <text:p>0.6669</text:p>
              </table:table-cell>
              <table:table-cell office:value-type="float" office:value="0.2178">
                <text:p>0.2178</text:p>
              </table:table-cell>
              <table:table-cell office:value-type="float" office:value="0.0997">
                <text:p>0.0997</text:p>
              </table:table-cell>
              <table:table-cell office:value-type="float" office:value="0.5901">
                <text:p>0.5901</text:p>
              </table:table-cell>
              <table:table-cell office:value-type="float" office:value="0.6651">
                <text:p>0.6651</text:p>
              </table:table-cell>
              <table:table-cell office:value-type="float" office:value="0.7228">
                <text:p>0.7228</text:p>
              </table:table-cell>
              <table:table-cell office:value-type="float" office:value="0.7082">
                <text:p>0.7082</text:p>
              </table:table-cell>
              <table:table-cell office:value-type="float" office:value="0.6865">
                <text:p>0.68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438">
                <text:p>0.6438</text:p>
              </table:table-cell>
              <table:table-cell office:value-type="float" office:value="0.7273">
                <text:p>0.7273</text:p>
              </table:table-cell>
              <table:table-cell office:value-type="float" office:value="0.6677">
                <text:p>0.6677</text:p>
              </table:table-cell>
              <table:table-cell office:value-type="float" office:value="0.6641">
                <text:p>0.6641</text:p>
              </table:table-cell>
              <table:table-cell office:value-type="float" office:value="0.6548">
                <text:p>0.6548</text:p>
              </table:table-cell>
              <table:table-cell office:value-type="float" office:value="0.6531">
                <text:p>0.6531</text:p>
              </table:table-cell>
              <table:table-cell office:value-type="float" office:value="0.22">
                <text:p>0.22</text:p>
              </table:table-cell>
              <table:table-cell office:value-type="float" office:value="0.0998">
                <text:p>0.0998</text:p>
              </table:table-cell>
              <table:table-cell office:value-type="float" office:value="0.602">
                <text:p>0.602</text:p>
              </table:table-cell>
              <table:table-cell office:value-type="float" office:value="0.6688">
                <text:p>0.6688</text:p>
              </table:table-cell>
              <table:table-cell office:value-type="float" office:value="0.7169">
                <text:p>0.7169</text:p>
              </table:table-cell>
              <table:table-cell office:value-type="float" office:value="0.7087">
                <text:p>0.7087</text:p>
              </table:table-cell>
              <table:table-cell office:value-type="float" office:value="0.6843">
                <text:p>0.68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782">
                <text:p>0.5782</text:p>
              </table:table-cell>
              <table:table-cell office:value-type="float" office:value="0.7182">
                <text:p>0.7182</text:p>
              </table:table-cell>
              <table:table-cell office:value-type="float" office:value="0.667">
                <text:p>0.667</text:p>
              </table:table-cell>
              <table:table-cell office:value-type="float" office:value="0.6664">
                <text:p>0.6664</text:p>
              </table:table-cell>
              <table:table-cell office:value-type="float" office:value="0.6572">
                <text:p>0.6572</text:p>
              </table:table-cell>
              <table:table-cell office:value-type="float" office:value="0.659">
                <text:p>0.659</text:p>
              </table:table-cell>
              <table:table-cell office:value-type="float" office:value="0.2206">
                <text:p>0.2206</text:p>
              </table:table-cell>
              <table:table-cell office:value-type="float" office:value="0.0999">
                <text:p>0.0999</text:p>
              </table:table-cell>
              <table:table-cell office:value-type="float" office:value="0.5943">
                <text:p>0.5943</text:p>
              </table:table-cell>
              <table:table-cell office:value-type="float" office:value="0.6585">
                <text:p>0.6585</text:p>
              </table:table-cell>
              <table:table-cell office:value-type="float" office:value="0.7144">
                <text:p>0.7144</text:p>
              </table:table-cell>
              <table:table-cell office:value-type="float" office:value="0.7101">
                <text:p>0.7101</text:p>
              </table:table-cell>
              <table:table-cell office:value-type="float" office:value="0.6788">
                <text:p>0.67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696">
                <text:p>0.6696</text:p>
              </table:table-cell>
              <table:table-cell office:value-type="float" office:value="0.73">
                <text:p>0.73</text:p>
              </table:table-cell>
              <table:table-cell office:value-type="float" office:value="0.6662">
                <text:p>0.6662</text:p>
              </table:table-cell>
              <table:table-cell office:value-type="float" office:value="0.6627">
                <text:p>0.6627</text:p>
              </table:table-cell>
              <table:table-cell office:value-type="float" office:value="0.6563">
                <text:p>0.6563</text:p>
              </table:table-cell>
              <table:table-cell office:value-type="float" office:value="0.6548">
                <text:p>0.6548</text:p>
              </table:table-cell>
              <table:table-cell office:value-type="float" office:value="0.2211">
                <text:p>0.2211</text:p>
              </table:table-cell>
              <table:table-cell office:value-type="float" office:value="0.0999">
                <text:p>0.0999</text:p>
              </table:table-cell>
              <table:table-cell office:value-type="float" office:value="0.5986">
                <text:p>0.5986</text:p>
              </table:table-cell>
              <table:table-cell office:value-type="float" office:value="0.6625">
                <text:p>0.6625</text:p>
              </table:table-cell>
              <table:table-cell office:value-type="float" office:value="0.7225">
                <text:p>0.7225</text:p>
              </table:table-cell>
              <table:table-cell office:value-type="float" office:value="0.7102">
                <text:p>0.7102</text:p>
              </table:table-cell>
              <table:table-cell office:value-type="float" office:value="0.6851">
                <text:p>0.68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708">
                <text:p>0.6708</text:p>
              </table:table-cell>
              <table:table-cell office:value-type="float" office:value="0.7248">
                <text:p>0.7248</text:p>
              </table:table-cell>
              <table:table-cell office:value-type="float" office:value="0.6671">
                <text:p>0.6671</text:p>
              </table:table-cell>
              <table:table-cell office:value-type="float" office:value="0.6665">
                <text:p>0.6665</text:p>
              </table:table-cell>
              <table:table-cell office:value-type="float" office:value="0.6663">
                <text:p>0.6663</text:p>
              </table:table-cell>
              <table:table-cell office:value-type="float" office:value="0.6212">
                <text:p>0.6212</text:p>
              </table:table-cell>
              <table:table-cell office:value-type="float" office:value="0.2183">
                <text:p>0.2183</text:p>
              </table:table-cell>
              <table:table-cell office:value-type="float" office:value="0.0999">
                <text:p>0.0999</text:p>
              </table:table-cell>
              <table:table-cell office:value-type="float" office:value="0.5846">
                <text:p>0.5846</text:p>
              </table:table-cell>
              <table:table-cell office:value-type="float" office:value="0.6698">
                <text:p>0.6698</text:p>
              </table:table-cell>
              <table:table-cell office:value-type="float" office:value="0.7163">
                <text:p>0.7163</text:p>
              </table:table-cell>
              <table:table-cell office:value-type="float" office:value="0.7102">
                <text:p>0.7102</text:p>
              </table:table-cell>
              <table:table-cell office:value-type="float" office:value="0.6856">
                <text:p>0.68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68">
                <text:p>0.668</text:p>
              </table:table-cell>
              <table:table-cell office:value-type="float" office:value="0.7263">
                <text:p>0.7263</text:p>
              </table:table-cell>
              <table:table-cell office:value-type="float" office:value="0.6643">
                <text:p>0.6643</text:p>
              </table:table-cell>
              <table:table-cell office:value-type="float" office:value="0.6635">
                <text:p>0.6635</text:p>
              </table:table-cell>
              <table:table-cell office:value-type="float" office:value="0.6617">
                <text:p>0.6617</text:p>
              </table:table-cell>
              <table:table-cell office:value-type="float" office:value="0.6523">
                <text:p>0.6523</text:p>
              </table:table-cell>
              <table:table-cell office:value-type="float" office:value="0.2236">
                <text:p>0.2236</text:p>
              </table:table-cell>
              <table:table-cell office:value-type="float" office:value="0.0999">
                <text:p>0.0999</text:p>
              </table:table-cell>
              <table:table-cell office:value-type="float" office:value="0.5944">
                <text:p>0.5944</text:p>
              </table:table-cell>
              <table:table-cell office:value-type="float" office:value="0.6687">
                <text:p>0.6687</text:p>
              </table:table-cell>
              <table:table-cell office:value-type="float" office:value="0.715">
                <text:p>0.715</text:p>
              </table:table-cell>
              <table:table-cell office:value-type="float" office:value="0.7081">
                <text:p>0.7081</text:p>
              </table:table-cell>
              <table:table-cell office:value-type="float" office:value="0.6891">
                <text:p>0.68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703">
                <text:p>0.6703</text:p>
              </table:table-cell>
              <table:table-cell office:value-type="float" office:value="0.7294">
                <text:p>0.7294</text:p>
              </table:table-cell>
              <table:table-cell office:value-type="float" office:value="0.6666">
                <text:p>0.6666</text:p>
              </table:table-cell>
              <table:table-cell office:value-type="float" office:value="0.6648">
                <text:p>0.6648</text:p>
              </table:table-cell>
              <table:table-cell office:value-type="float" office:value="0.6616">
                <text:p>0.6616</text:p>
              </table:table-cell>
              <table:table-cell office:value-type="float" office:value="0.6476">
                <text:p>0.6476</text:p>
              </table:table-cell>
              <table:table-cell office:value-type="float" office:value="0.2224">
                <text:p>0.2224</text:p>
              </table:table-cell>
              <table:table-cell office:value-type="float" office:value="0.1">
                <text:p>0.1</text:p>
              </table:table-cell>
              <table:table-cell office:value-type="float" office:value="0.591">
                <text:p>0.591</text:p>
              </table:table-cell>
              <table:table-cell office:value-type="float" office:value="0.6663">
                <text:p>0.6663</text:p>
              </table:table-cell>
              <table:table-cell office:value-type="float" office:value="0.7215">
                <text:p>0.7215</text:p>
              </table:table-cell>
              <table:table-cell office:value-type="float" office:value="0.714">
                <text:p>0.714</text:p>
              </table:table-cell>
              <table:table-cell office:value-type="float" office:value="0.6877">
                <text:p>0.68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71">
                <text:p>0.671</text:p>
              </table:table-cell>
              <table:table-cell office:value-type="float" office:value="0.7263">
                <text:p>0.7263</text:p>
              </table:table-cell>
              <table:table-cell office:value-type="float" office:value="0.6645">
                <text:p>0.6645</text:p>
              </table:table-cell>
              <table:table-cell office:value-type="float" office:value="0.6645">
                <text:p>0.6645</text:p>
              </table:table-cell>
              <table:table-cell office:value-type="float" office:value="0.659">
                <text:p>0.659</text:p>
              </table:table-cell>
              <table:table-cell office:value-type="float" office:value="0.6443">
                <text:p>0.6443</text:p>
              </table:table-cell>
              <table:table-cell office:value-type="float" office:value="0.224">
                <text:p>0.224</text:p>
              </table:table-cell>
              <table:table-cell office:value-type="float" office:value="0.1">
                <text:p>0.1</text:p>
              </table:table-cell>
              <table:table-cell office:value-type="float" office:value="0.5996">
                <text:p>0.5996</text:p>
              </table:table-cell>
              <table:table-cell office:value-type="float" office:value="0.6675">
                <text:p>0.6675</text:p>
              </table:table-cell>
              <table:table-cell office:value-type="float" office:value="0.725">
                <text:p>0.725</text:p>
              </table:table-cell>
              <table:table-cell office:value-type="float" office:value="0.712">
                <text:p>0.712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705">
                <text:p>0.6705</text:p>
              </table:table-cell>
              <table:table-cell office:value-type="float" office:value="0.7332">
                <text:p>0.7332</text:p>
              </table:table-cell>
              <table:table-cell office:value-type="float" office:value="0.6665">
                <text:p>0.6665</text:p>
              </table:table-cell>
              <table:table-cell office:value-type="float" office:value="0.6624">
                <text:p>0.6624</text:p>
              </table:table-cell>
              <table:table-cell office:value-type="float" office:value="0.6612">
                <text:p>0.6612</text:p>
              </table:table-cell>
              <table:table-cell office:value-type="float" office:value="0.6547">
                <text:p>0.6547</text:p>
              </table:table-cell>
              <table:table-cell office:value-type="float" office:value="0.2257">
                <text:p>0.2257</text:p>
              </table:table-cell>
              <table:table-cell office:value-type="float" office:value="0.1">
                <text:p>0.1</text:p>
              </table:table-cell>
              <table:table-cell office:value-type="float" office:value="0.602">
                <text:p>0.602</text:p>
              </table:table-cell>
              <table:table-cell office:value-type="float" office:value="0.6688">
                <text:p>0.6688</text:p>
              </table:table-cell>
              <table:table-cell office:value-type="float" office:value="0.7261">
                <text:p>0.7261</text:p>
              </table:table-cell>
              <table:table-cell office:value-type="float" office:value="0.7107">
                <text:p>0.7107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723">
                <text:p>0.6723</text:p>
              </table:table-cell>
              <table:table-cell office:value-type="float" office:value="0.7284">
                <text:p>0.7284</text:p>
              </table:table-cell>
              <table:table-cell office:value-type="float" office:value="0.6348">
                <text:p>0.6348</text:p>
              </table:table-cell>
              <table:table-cell office:value-type="float" office:value="0.6638">
                <text:p>0.6638</text:p>
              </table:table-cell>
              <table:table-cell office:value-type="float" office:value="0.6646">
                <text:p>0.6646</text:p>
              </table:table-cell>
              <table:table-cell office:value-type="float" office:value="0.6539">
                <text:p>0.6539</text:p>
              </table:table-cell>
              <table:table-cell office:value-type="float" office:value="0.2187">
                <text:p>0.2187</text:p>
              </table:table-cell>
              <table:table-cell office:value-type="float" office:value="0.0999">
                <text:p>0.0999</text:p>
              </table:table-cell>
              <table:table-cell office:value-type="float" office:value="0.588">
                <text:p>0.588</text:p>
              </table:table-cell>
              <table:table-cell office:value-type="float" office:value="0.6673">
                <text:p>0.6673</text:p>
              </table:table-cell>
              <table:table-cell office:value-type="float" office:value="0.7223">
                <text:p>0.7223</text:p>
              </table:table-cell>
              <table:table-cell office:value-type="float" office:value="0.7127">
                <text:p>0.7127</text:p>
              </table:table-cell>
              <table:table-cell office:value-type="float" office:value="0.6928">
                <text:p>0.69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708">
                <text:p>0.6708</text:p>
              </table:table-cell>
              <table:table-cell office:value-type="float" office:value="0.7279">
                <text:p>0.7279</text:p>
              </table:table-cell>
              <table:table-cell office:value-type="float" office:value="0.615">
                <text:p>0.615</text:p>
              </table:table-cell>
              <table:table-cell office:value-type="float" office:value="0.6646">
                <text:p>0.6646</text:p>
              </table:table-cell>
              <table:table-cell office:value-type="float" office:value="0.664">
                <text:p>0.664</text:p>
              </table:table-cell>
              <table:table-cell office:value-type="float" office:value="0.6437">
                <text:p>0.6437</text:p>
              </table:table-cell>
              <table:table-cell office:value-type="float" office:value="0.1795">
                <text:p>0.1795</text:p>
              </table:table-cell>
              <table:table-cell office:value-type="float" office:value="0.0998">
                <text:p>0.0998</text:p>
              </table:table-cell>
              <table:table-cell office:value-type="float" office:value="0.6037">
                <text:p>0.6037</text:p>
              </table:table-cell>
              <table:table-cell office:value-type="float" office:value="0.6696">
                <text:p>0.6696</text:p>
              </table:table-cell>
              <table:table-cell office:value-type="float" office:value="0.7257">
                <text:p>0.7257</text:p>
              </table:table-cell>
              <table:table-cell office:value-type="float" office:value="0.7167">
                <text:p>0.7167</text:p>
              </table:table-cell>
              <table:table-cell office:value-type="float" office:value="0.6933">
                <text:p>0.69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701">
                <text:p>0.6701</text:p>
              </table:table-cell>
              <table:table-cell office:value-type="float" office:value="0.7348">
                <text:p>0.7348</text:p>
              </table:table-cell>
              <table:table-cell office:value-type="float" office:value="0.6674">
                <text:p>0.6674</text:p>
              </table:table-cell>
              <table:table-cell office:value-type="float" office:value="0.6276">
                <text:p>0.6276</text:p>
              </table:table-cell>
              <table:table-cell office:value-type="float" office:value="0.6634">
                <text:p>0.6634</text:p>
              </table:table-cell>
              <table:table-cell office:value-type="float" office:value="0.6398">
                <text:p>0.6398</text:p>
              </table:table-cell>
              <table:table-cell office:value-type="float" office:value="0.2072">
                <text:p>0.2072</text:p>
              </table:table-cell>
              <table:table-cell office:value-type="float" office:value="0.1">
                <text:p>0.1</text:p>
              </table:table-cell>
              <table:table-cell office:value-type="float" office:value="0.5955">
                <text:p>0.5955</text:p>
              </table:table-cell>
              <table:table-cell office:value-type="float" office:value="0.6692">
                <text:p>0.6692</text:p>
              </table:table-cell>
              <table:table-cell office:value-type="float" office:value="0.726">
                <text:p>0.726</text:p>
              </table:table-cell>
              <table:table-cell office:value-type="float" office:value="0.7152">
                <text:p>0.7152</text:p>
              </table:table-cell>
              <table:table-cell office:value-type="float" office:value="0.6917">
                <text:p>0.69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7">
                <text:p>0.67</text:p>
              </table:table-cell>
              <table:table-cell office:value-type="float" office:value="0.7287">
                <text:p>0.7287</text:p>
              </table:table-cell>
              <table:table-cell office:value-type="float" office:value="0.6669">
                <text:p>0.6669</text:p>
              </table:table-cell>
              <table:table-cell office:value-type="float" office:value="0.6608">
                <text:p>0.6608</text:p>
              </table:table-cell>
              <table:table-cell office:value-type="float" office:value="0.6656">
                <text:p>0.6656</text:p>
              </table:table-cell>
              <table:table-cell office:value-type="float" office:value="0.6558">
                <text:p>0.6558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5939">
                <text:p>0.5939</text:p>
              </table:table-cell>
              <table:table-cell office:value-type="float" office:value="0.6705">
                <text:p>0.6705</text:p>
              </table:table-cell>
              <table:table-cell office:value-type="float" office:value="0.7201">
                <text:p>0.7201</text:p>
              </table:table-cell>
              <table:table-cell office:value-type="float" office:value="0.7111">
                <text:p>0.7111</text:p>
              </table:table-cell>
              <table:table-cell office:value-type="float" office:value="0.6911">
                <text:p>0.69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711">
                <text:p>0.6711</text:p>
              </table:table-cell>
              <table:table-cell office:value-type="float" office:value="0.7295">
                <text:p>0.7295</text:p>
              </table:table-cell>
              <table:table-cell office:value-type="float" office:value="0.6673">
                <text:p>0.6673</text:p>
              </table:table-cell>
              <table:table-cell office:value-type="float" office:value="0.6645">
                <text:p>0.6645</text:p>
              </table:table-cell>
              <table:table-cell office:value-type="float" office:value="0.6673">
                <text:p>0.6673</text:p>
              </table:table-cell>
              <table:table-cell office:value-type="float" office:value="0.6533">
                <text:p>0.653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5986">
                <text:p>0.5986</text:p>
              </table:table-cell>
              <table:table-cell office:value-type="float" office:value="0.6724">
                <text:p>0.6724</text:p>
              </table:table-cell>
              <table:table-cell office:value-type="float" office:value="0.726">
                <text:p>0.726</text:p>
              </table:table-cell>
              <table:table-cell office:value-type="float" office:value="0.7189">
                <text:p>0.7189</text:p>
              </table:table-cell>
              <table:table-cell office:value-type="float" office:value="0.6936">
                <text:p>0.69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709">
                <text:p>0.6709</text:p>
              </table:table-cell>
              <table:table-cell office:value-type="float" office:value="0.7306">
                <text:p>0.7306</text:p>
              </table:table-cell>
              <table:table-cell office:value-type="float" office:value="0.667">
                <text:p>0.667</text:p>
              </table:table-cell>
              <table:table-cell office:value-type="float" office:value="0.6599">
                <text:p>0.6599</text:p>
              </table:table-cell>
              <table:table-cell office:value-type="float" office:value="0.667">
                <text:p>0.667</text:p>
              </table:table-cell>
              <table:table-cell office:value-type="float" office:value="0.6341">
                <text:p>0.634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591">
                <text:p>0.591</text:p>
              </table:table-cell>
              <table:table-cell office:value-type="float" office:value="0.673">
                <text:p>0.673</text:p>
              </table:table-cell>
              <table:table-cell office:value-type="float" office:value="0.7231">
                <text:p>0.7231</text:p>
              </table:table-cell>
              <table:table-cell office:value-type="float" office:value="0.7187">
                <text:p>0.7187</text:p>
              </table:table-cell>
              <table:table-cell office:value-type="float" office:value="0.6939">
                <text:p>0.69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715">
                <text:p>0.6715</text:p>
              </table:table-cell>
              <table:table-cell office:value-type="float" office:value="0.7301">
                <text:p>0.7301</text:p>
              </table:table-cell>
              <table:table-cell office:value-type="float" office:value="0.6666">
                <text:p>0.6666</text:p>
              </table:table-cell>
              <table:table-cell office:value-type="float" office:value="0.666">
                <text:p>0.666</text:p>
              </table:table-cell>
              <table:table-cell office:value-type="float" office:value="0.6603">
                <text:p>0.6603</text:p>
              </table:table-cell>
              <table:table-cell office:value-type="float" office:value="0.6231">
                <text:p>0.623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5967">
                <text:p>0.5967</text:p>
              </table:table-cell>
              <table:table-cell office:value-type="float" office:value="0.6739">
                <text:p>0.6739</text:p>
              </table:table-cell>
              <table:table-cell office:value-type="float" office:value="0.7262">
                <text:p>0.7262</text:p>
              </table:table-cell>
              <table:table-cell office:value-type="float" office:value="0.7197">
                <text:p>0.7197</text:p>
              </table:table-cell>
              <table:table-cell office:value-type="float" office:value="0.6844">
                <text:p>0.68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722">
                <text:p>0.6722</text:p>
              </table:table-cell>
              <table:table-cell office:value-type="float" office:value="0.7334">
                <text:p>0.7334</text:p>
              </table:table-cell>
              <table:table-cell office:value-type="float" office:value="0.6684">
                <text:p>0.6684</text:p>
              </table:table-cell>
              <table:table-cell office:value-type="float" office:value="0.6667">
                <text:p>0.6667</text:p>
              </table:table-cell>
              <table:table-cell office:value-type="float" office:value="0.666">
                <text:p>0.666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5888">
                <text:p>0.5888</text:p>
              </table:table-cell>
              <table:table-cell office:value-type="float" office:value="0.6727">
                <text:p>0.6727</text:p>
              </table:table-cell>
              <table:table-cell office:value-type="float" office:value="0.7253">
                <text:p>0.7253</text:p>
              </table:table-cell>
              <table:table-cell office:value-type="float" office:value="0.7204">
                <text:p>0.7204</text:p>
              </table:table-cell>
              <table:table-cell office:value-type="float" office:value="0.6866">
                <text:p>0.68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724">
                <text:p>0.6724</text:p>
              </table:table-cell>
              <table:table-cell office:value-type="float" office:value="0.737">
                <text:p>0.737</text:p>
              </table:table-cell>
              <table:table-cell office:value-type="float" office:value="0.6684">
                <text:p>0.6684</text:p>
              </table:table-cell>
              <table:table-cell office:value-type="float" office:value="0.6668">
                <text:p>0.6668</text:p>
              </table:table-cell>
              <table:table-cell office:value-type="float" office:value="0.6678">
                <text:p>0.6678</text:p>
              </table:table-cell>
              <table:table-cell office:value-type="float" office:value="0.6555">
                <text:p>0.655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6007">
                <text:p>0.6007</text:p>
              </table:table-cell>
              <table:table-cell office:value-type="float" office:value="0.6696">
                <text:p>0.6696</text:p>
              </table:table-cell>
              <table:table-cell office:value-type="float" office:value="0.7304">
                <text:p>0.7304</text:p>
              </table:table-cell>
              <table:table-cell office:value-type="float" office:value="0.7248">
                <text:p>0.7248</text:p>
              </table:table-cell>
              <table:table-cell office:value-type="float" office:value="0.6939">
                <text:p>0.69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709">
                <text:p>0.6709</text:p>
              </table:table-cell>
              <table:table-cell office:value-type="float" office:value="0.7332">
                <text:p>0.7332</text:p>
              </table:table-cell>
              <table:table-cell office:value-type="float" office:value="0.6669">
                <text:p>0.6669</text:p>
              </table:table-cell>
              <table:table-cell office:value-type="float" office:value="0.6651">
                <text:p>0.6651</text:p>
              </table:table-cell>
              <table:table-cell office:value-type="float" office:value="0.667">
                <text:p>0.667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6047">
                <text:p>0.6047</text:p>
              </table:table-cell>
              <table:table-cell office:value-type="float" office:value="0.6692">
                <text:p>0.6692</text:p>
              </table:table-cell>
              <table:table-cell office:value-type="float" office:value="0.7241">
                <text:p>0.7241</text:p>
              </table:table-cell>
              <table:table-cell office:value-type="float" office:value="0.7196">
                <text:p>0.7196</text:p>
              </table:table-cell>
              <table:table-cell office:value-type="float" office:value="0.6881">
                <text:p>0.68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726">
                <text:p>0.6726</text:p>
              </table:table-cell>
              <table:table-cell office:value-type="float" office:value="0.7382">
                <text:p>0.7382</text:p>
              </table:table-cell>
              <table:table-cell office:value-type="float" office:value="0.6653">
                <text:p>0.6653</text:p>
              </table:table-cell>
              <table:table-cell office:value-type="float" office:value="0.6665">
                <text:p>0.6665</text:p>
              </table:table-cell>
              <table:table-cell office:value-type="float" office:value="0.6649">
                <text:p>0.6649</text:p>
              </table:table-cell>
              <table:table-cell office:value-type="float" office:value="0.6471">
                <text:p>0.6471</text:p>
              </table:table-cell>
              <table:table-cell office:value-type="float" office:value="0.1279">
                <text:p>0.1279</text:p>
              </table:table-cell>
              <table:table-cell office:value-type="float" office:value="0.1">
                <text:p>0.1</text:p>
              </table:table-cell>
              <table:table-cell office:value-type="float" office:value="0.6008">
                <text:p>0.6008</text:p>
              </table:table-cell>
              <table:table-cell office:value-type="float" office:value="0.6698">
                <text:p>0.6698</text:p>
              </table:table-cell>
              <table:table-cell office:value-type="float" office:value="0.729">
                <text:p>0.729</text:p>
              </table:table-cell>
              <table:table-cell office:value-type="float" office:value="0.7214">
                <text:p>0.7214</text:p>
              </table:table-cell>
              <table:table-cell office:value-type="float" office:value="0.6962">
                <text:p>0.69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714">
                <text:p>0.6714</text:p>
              </table:table-cell>
              <table:table-cell office:value-type="float" office:value="0.7317">
                <text:p>0.7317</text:p>
              </table:table-cell>
              <table:table-cell office:value-type="float" office:value="0.6667">
                <text:p>0.6667</text:p>
              </table:table-cell>
              <table:table-cell office:value-type="float" office:value="0.6667">
                <text:p>0.6667</text:p>
              </table:table-cell>
              <table:table-cell office:value-type="float" office:value="0.6666">
                <text:p>0.6666</text:p>
              </table:table-cell>
              <table:table-cell office:value-type="float" office:value="0.652">
                <text:p>0.652</text:p>
              </table:table-cell>
              <table:table-cell office:value-type="float" office:value="0.1056">
                <text:p>0.1056</text:p>
              </table:table-cell>
              <table:table-cell office:value-type="float" office:value="0.1">
                <text:p>0.1</text:p>
              </table:table-cell>
              <table:table-cell office:value-type="float" office:value="0.6089">
                <text:p>0.6089</text:p>
              </table:table-cell>
              <table:table-cell office:value-type="float" office:value="0.6702">
                <text:p>0.6702</text:p>
              </table:table-cell>
              <table:table-cell office:value-type="float" office:value="0.7278">
                <text:p>0.7278</text:p>
              </table:table-cell>
              <table:table-cell office:value-type="float" office:value="0.7224">
                <text:p>0.7224</text:p>
              </table:table-cell>
              <table:table-cell office:value-type="float" office:value="0.6907">
                <text:p>0.69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724">
                <text:p>0.6724</text:p>
              </table:table-cell>
              <table:table-cell office:value-type="float" office:value="0.7364">
                <text:p>0.7364</text:p>
              </table:table-cell>
              <table:table-cell office:value-type="float" office:value="0.6681">
                <text:p>0.6681</text:p>
              </table:table-cell>
              <table:table-cell office:value-type="float" office:value="0.6667">
                <text:p>0.6667</text:p>
              </table:table-cell>
              <table:table-cell office:value-type="float" office:value="0.6685">
                <text:p>0.6685</text:p>
              </table:table-cell>
              <table:table-cell office:value-type="float" office:value="0.6446">
                <text:p>0.6446</text:p>
              </table:table-cell>
              <table:table-cell office:value-type="float" office:value="0.1104">
                <text:p>0.1104</text:p>
              </table:table-cell>
              <table:table-cell office:value-type="float" office:value="0.1">
                <text:p>0.1</text:p>
              </table:table-cell>
              <table:table-cell office:value-type="float" office:value="0.6014">
                <text:p>0.6014</text:p>
              </table:table-cell>
              <table:table-cell office:value-type="float" office:value="0.6706">
                <text:p>0.6706</text:p>
              </table:table-cell>
              <table:table-cell office:value-type="float" office:value="0.7294">
                <text:p>0.7294</text:p>
              </table:table-cell>
              <table:table-cell office:value-type="float" office:value="0.7186">
                <text:p>0.7186</text:p>
              </table:table-cell>
              <table:table-cell office:value-type="float" office:value="0.6971">
                <text:p>0.69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701">
                <text:p>0.6701</text:p>
              </table:table-cell>
              <table:table-cell office:value-type="float" office:value="0.7225">
                <text:p>0.7225</text:p>
              </table:table-cell>
              <table:table-cell office:value-type="float" office:value="0.666">
                <text:p>0.666</text:p>
              </table:table-cell>
              <table:table-cell office:value-type="float" office:value="0.6659">
                <text:p>0.6659</text:p>
              </table:table-cell>
              <table:table-cell office:value-type="float" office:value="0.6664">
                <text:p>0.6664</text:p>
              </table:table-cell>
              <table:table-cell office:value-type="float" office:value="0.6442">
                <text:p>0.6442</text:p>
              </table:table-cell>
              <table:table-cell office:value-type="float" office:value="0.1606">
                <text:p>0.1606</text:p>
              </table:table-cell>
              <table:table-cell office:value-type="float" office:value="0.1">
                <text:p>0.1</text:p>
              </table:table-cell>
              <table:table-cell office:value-type="float" office:value="0.6037">
                <text:p>0.6037</text:p>
              </table:table-cell>
              <table:table-cell office:value-type="float" office:value="0.6708">
                <text:p>0.6708</text:p>
              </table:table-cell>
              <table:table-cell office:value-type="float" office:value="0.7241">
                <text:p>0.7241</text:p>
              </table:table-cell>
              <table:table-cell office:value-type="float" office:value="0.7241">
                <text:p>0.7241</text:p>
              </table:table-cell>
              <table:table-cell office:value-type="float" office:value="0.6934">
                <text:p>0.69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709">
                <text:p>0.6709</text:p>
              </table:table-cell>
              <table:table-cell office:value-type="float" office:value="0.7348">
                <text:p>0.7348</text:p>
              </table:table-cell>
              <table:table-cell office:value-type="float" office:value="0.6656">
                <text:p>0.6656</text:p>
              </table:table-cell>
              <table:table-cell office:value-type="float" office:value="0.6673">
                <text:p>0.6673</text:p>
              </table:table-cell>
              <table:table-cell office:value-type="float" office:value="0.6687">
                <text:p>0.6687</text:p>
              </table:table-cell>
              <table:table-cell office:value-type="float" office:value="0.6437">
                <text:p>0.6437</text:p>
              </table:table-cell>
              <table:table-cell office:value-type="float" office:value="0.0981">
                <text:p>0.0981</text:p>
              </table:table-cell>
              <table:table-cell office:value-type="float" office:value="0.1">
                <text:p>0.1</text:p>
              </table:table-cell>
              <table:table-cell office:value-type="float" office:value="0.6086">
                <text:p>0.6086</text:p>
              </table:table-cell>
              <table:table-cell office:value-type="float" office:value="0.6708">
                <text:p>0.6708</text:p>
              </table:table-cell>
              <table:table-cell office:value-type="float" office:value="0.7258">
                <text:p>0.7258</text:p>
              </table:table-cell>
              <table:table-cell office:value-type="float" office:value="0.7214">
                <text:p>0.7214</text:p>
              </table:table-cell>
              <table:table-cell office:value-type="float" office:value="0.7004">
                <text:p>0.70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703">
                <text:p>0.6703</text:p>
              </table:table-cell>
              <table:table-cell office:value-type="float" office:value="0.73">
                <text:p>0.73</text:p>
              </table:table-cell>
              <table:table-cell office:value-type="float" office:value="0.6679">
                <text:p>0.6679</text:p>
              </table:table-cell>
              <table:table-cell office:value-type="float" office:value="0.6672">
                <text:p>0.6672</text:p>
              </table:table-cell>
              <table:table-cell office:value-type="float" office:value="0.6665">
                <text:p>0.6665</text:p>
              </table:table-cell>
              <table:table-cell office:value-type="float" office:value="0.6497">
                <text:p>0.6497</text:p>
              </table:table-cell>
              <table:table-cell office:value-type="float" office:value="0.1553">
                <text:p>0.1553</text:p>
              </table:table-cell>
              <table:table-cell office:value-type="float" office:value="0.1">
                <text:p>0.1</text:p>
              </table:table-cell>
              <table:table-cell office:value-type="float" office:value="0.6067">
                <text:p>0.6067</text:p>
              </table:table-cell>
              <table:table-cell office:value-type="float" office:value="0.6705">
                <text:p>0.6705</text:p>
              </table:table-cell>
              <table:table-cell office:value-type="float" office:value="0.7268">
                <text:p>0.7268</text:p>
              </table:table-cell>
              <table:table-cell office:value-type="float" office:value="0.7207">
                <text:p>0.7207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712">
                <text:p>0.6712</text:p>
              </table:table-cell>
              <table:table-cell office:value-type="float" office:value="0.7364">
                <text:p>0.7364</text:p>
              </table:table-cell>
              <table:table-cell office:value-type="float" office:value="0.6657">
                <text:p>0.6657</text:p>
              </table:table-cell>
              <table:table-cell office:value-type="float" office:value="0.6639">
                <text:p>0.6639</text:p>
              </table:table-cell>
              <table:table-cell office:value-type="float" office:value="0.6671">
                <text:p>0.6671</text:p>
              </table:table-cell>
              <table:table-cell office:value-type="float" office:value="0.6196">
                <text:p>0.6196</text:p>
              </table:table-cell>
              <table:table-cell office:value-type="float" office:value="0.1242">
                <text:p>0.1242</text:p>
              </table:table-cell>
              <table:table-cell office:value-type="float" office:value="0.1">
                <text:p>0.1</text:p>
              </table:table-cell>
              <table:table-cell office:value-type="float" office:value="0.6019">
                <text:p>0.6019</text:p>
              </table:table-cell>
              <table:table-cell office:value-type="float" office:value="0.6704">
                <text:p>0.6704</text:p>
              </table:table-cell>
              <table:table-cell office:value-type="float" office:value="0.7275">
                <text:p>0.7275</text:p>
              </table:table-cell>
              <table:table-cell office:value-type="float" office:value="0.7211">
                <text:p>0.7211</text:p>
              </table:table-cell>
              <table:table-cell office:value-type="float" office:value="0.6944">
                <text:p>0.69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725">
                <text:p>0.6725</text:p>
              </table:table-cell>
              <table:table-cell office:value-type="float" office:value="0.7367">
                <text:p>0.7367</text:p>
              </table:table-cell>
              <table:table-cell office:value-type="float" office:value="0.6668">
                <text:p>0.6668</text:p>
              </table:table-cell>
              <table:table-cell office:value-type="float" office:value="0.6653">
                <text:p>0.6653</text:p>
              </table:table-cell>
              <table:table-cell office:value-type="float" office:value="0.6665">
                <text:p>0.6665</text:p>
              </table:table-cell>
              <table:table-cell office:value-type="float" office:value="0.6476">
                <text:p>0.6476</text:p>
              </table:table-cell>
              <table:table-cell office:value-type="float" office:value="0.1034">
                <text:p>0.1034</text:p>
              </table:table-cell>
              <table:table-cell office:value-type="float" office:value="0.1">
                <text:p>0.1</text:p>
              </table:table-cell>
              <table:table-cell office:value-type="float" office:value="0.601">
                <text:p>0.601</text:p>
              </table:table-cell>
              <table:table-cell office:value-type="float" office:value="0.6711">
                <text:p>0.6711</text:p>
              </table:table-cell>
              <table:table-cell office:value-type="float" office:value="0.7313">
                <text:p>0.7313</text:p>
              </table:table-cell>
              <table:table-cell office:value-type="float" office:value="0.7149">
                <text:p>0.7149</text:p>
              </table:table-cell>
              <table:table-cell office:value-type="float" office:value="0.699">
                <text:p>0.6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714">
                <text:p>0.6714</text:p>
              </table:table-cell>
              <table:table-cell office:value-type="float" office:value="0.739">
                <text:p>0.739</text:p>
              </table:table-cell>
              <table:table-cell office:value-type="float" office:value="0.667">
                <text:p>0.667</text:p>
              </table:table-cell>
              <table:table-cell office:value-type="float" office:value="0.666">
                <text:p>0.666</text:p>
              </table:table-cell>
              <table:table-cell office:value-type="float" office:value="0.6681">
                <text:p>0.6681</text:p>
              </table:table-cell>
              <table:table-cell office:value-type="float" office:value="0.6161">
                <text:p>0.6161</text:p>
              </table:table-cell>
              <table:table-cell office:value-type="float" office:value="0.1243">
                <text:p>0.1243</text:p>
              </table:table-cell>
              <table:table-cell office:value-type="float" office:value="0.1">
                <text:p>0.1</text:p>
              </table:table-cell>
              <table:table-cell office:value-type="float" office:value="0.5873">
                <text:p>0.5873</text:p>
              </table:table-cell>
              <table:table-cell office:value-type="float" office:value="0.6711">
                <text:p>0.6711</text:p>
              </table:table-cell>
              <table:table-cell office:value-type="float" office:value="0.7331">
                <text:p>0.7331</text:p>
              </table:table-cell>
              <table:table-cell office:value-type="float" office:value="0.7222">
                <text:p>0.7222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713">
                <text:p>0.6713</text:p>
              </table:table-cell>
              <table:table-cell office:value-type="float" office:value="0.7405">
                <text:p>0.7405</text:p>
              </table:table-cell>
              <table:table-cell office:value-type="float" office:value="0.667">
                <text:p>0.667</text:p>
              </table:table-cell>
              <table:table-cell office:value-type="float" office:value="0.6643">
                <text:p>0.6643</text:p>
              </table:table-cell>
              <table:table-cell office:value-type="float" office:value="0.6684">
                <text:p>0.6684</text:p>
              </table:table-cell>
              <table:table-cell office:value-type="float" office:value="0.6481">
                <text:p>0.6481</text:p>
              </table:table-cell>
              <table:table-cell office:value-type="float" office:value="0.124">
                <text:p>0.124</text:p>
              </table:table-cell>
              <table:table-cell office:value-type="float" office:value="0.1">
                <text:p>0.1</text:p>
              </table:table-cell>
              <table:table-cell office:value-type="float" office:value="0.6081">
                <text:p>0.6081</text:p>
              </table:table-cell>
              <table:table-cell office:value-type="float" office:value="0.6693">
                <text:p>0.6693</text:p>
              </table:table-cell>
              <table:table-cell office:value-type="float" office:value="0.7317">
                <text:p>0.7317</text:p>
              </table:table-cell>
              <table:table-cell office:value-type="float" office:value="0.7205">
                <text:p>0.7205</text:p>
              </table:table-cell>
              <table:table-cell office:value-type="float" office:value="0.7036">
                <text:p>0.70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709">
                <text:p>0.6709</text:p>
              </table:table-cell>
              <table:table-cell office:value-type="float" office:value="0.7376">
                <text:p>0.7376</text:p>
              </table:table-cell>
              <table:table-cell office:value-type="float" office:value="0.669">
                <text:p>0.669</text:p>
              </table:table-cell>
              <table:table-cell office:value-type="float" office:value="0.6659">
                <text:p>0.6659</text:p>
              </table:table-cell>
              <table:table-cell office:value-type="float" office:value="0.6457">
                <text:p>0.6457</text:p>
              </table:table-cell>
              <table:table-cell office:value-type="float" office:value="0.6489">
                <text:p>0.6489</text:p>
              </table:table-cell>
              <table:table-cell office:value-type="float" office:value="0.1906">
                <text:p>0.1906</text:p>
              </table:table-cell>
              <table:table-cell office:value-type="float" office:value="0.1">
                <text:p>0.1</text:p>
              </table:table-cell>
              <table:table-cell office:value-type="float" office:value="0.6059">
                <text:p>0.6059</text:p>
              </table:table-cell>
              <table:table-cell office:value-type="float" office:value="0.6694">
                <text:p>0.6694</text:p>
              </table:table-cell>
              <table:table-cell office:value-type="float" office:value="0.7332">
                <text:p>0.7332</text:p>
              </table:table-cell>
              <table:table-cell office:value-type="float" office:value="0.7255">
                <text:p>0.7255</text:p>
              </table:table-cell>
              <table:table-cell office:value-type="float" office:value="0.6985">
                <text:p>0.69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712">
                <text:p>0.6712</text:p>
              </table:table-cell>
              <table:table-cell office:value-type="float" office:value="0.7384">
                <text:p>0.7384</text:p>
              </table:table-cell>
              <table:table-cell office:value-type="float" office:value="0.6657">
                <text:p>0.6657</text:p>
              </table:table-cell>
              <table:table-cell office:value-type="float" office:value="0.6665">
                <text:p>0.6665</text:p>
              </table:table-cell>
              <table:table-cell office:value-type="float" office:value="0.6473">
                <text:p>0.6473</text:p>
              </table:table-cell>
              <table:table-cell office:value-type="float" office:value="0.6478">
                <text:p>0.6478</text:p>
              </table:table-cell>
              <table:table-cell office:value-type="float" office:value="0.2104">
                <text:p>0.2104</text:p>
              </table:table-cell>
              <table:table-cell office:value-type="float" office:value="0.1">
                <text:p>0.1</text:p>
              </table:table-cell>
              <table:table-cell office:value-type="float" office:value="0.609">
                <text:p>0.609</text:p>
              </table:table-cell>
              <table:table-cell office:value-type="float" office:value="0.6708">
                <text:p>0.6708</text:p>
              </table:table-cell>
              <table:table-cell office:value-type="float" office:value="0.7286">
                <text:p>0.7286</text:p>
              </table:table-cell>
              <table:table-cell office:value-type="float" office:value="0.7261">
                <text:p>0.7261</text:p>
              </table:table-cell>
              <table:table-cell office:value-type="float" office:value="0.6989">
                <text:p>0.69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725">
                <text:p>0.6725</text:p>
              </table:table-cell>
              <table:table-cell office:value-type="float" office:value="0.7344">
                <text:p>0.7344</text:p>
              </table:table-cell>
              <table:table-cell office:value-type="float" office:value="0.6652">
                <text:p>0.6652</text:p>
              </table:table-cell>
              <table:table-cell office:value-type="float" office:value="0.6663">
                <text:p>0.6663</text:p>
              </table:table-cell>
              <table:table-cell office:value-type="float" office:value="0.6654">
                <text:p>0.6654</text:p>
              </table:table-cell>
              <table:table-cell office:value-type="float" office:value="0.6501">
                <text:p>0.6501</text:p>
              </table:table-cell>
              <table:table-cell office:value-type="float" office:value="0.1382">
                <text:p>0.1382</text:p>
              </table:table-cell>
              <table:table-cell office:value-type="float" office:value="0.1">
                <text:p>0.1</text:p>
              </table:table-cell>
              <table:table-cell office:value-type="float" office:value="0.5979">
                <text:p>0.5979</text:p>
              </table:table-cell>
              <table:table-cell office:value-type="float" office:value="0.6706">
                <text:p>0.6706</text:p>
              </table:table-cell>
              <table:table-cell office:value-type="float" office:value="0.7296">
                <text:p>0.7296</text:p>
              </table:table-cell>
              <table:table-cell office:value-type="float" office:value="0.7259">
                <text:p>0.7259</text:p>
              </table:table-cell>
              <table:table-cell office:value-type="float" office:value="0.7008">
                <text:p>0.70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712">
                <text:p>0.6712</text:p>
              </table:table-cell>
              <table:table-cell office:value-type="float" office:value="0.7366">
                <text:p>0.7366</text:p>
              </table:table-cell>
              <table:table-cell office:value-type="float" office:value="0.6667">
                <text:p>0.6667</text:p>
              </table:table-cell>
              <table:table-cell office:value-type="float" office:value="0.6657">
                <text:p>0.6657</text:p>
              </table:table-cell>
              <table:table-cell office:value-type="float" office:value="0.6695">
                <text:p>0.6695</text:p>
              </table:table-cell>
              <table:table-cell office:value-type="float" office:value="0.645">
                <text:p>0.645</text:p>
              </table:table-cell>
              <table:table-cell office:value-type="float" office:value="0.1611">
                <text:p>0.1611</text:p>
              </table:table-cell>
              <table:table-cell office:value-type="float" office:value="0.1">
                <text:p>0.1</text:p>
              </table:table-cell>
              <table:table-cell office:value-type="float" office:value="0.6077">
                <text:p>0.6077</text:p>
              </table:table-cell>
              <table:table-cell office:value-type="float" office:value="0.6716">
                <text:p>0.6716</text:p>
              </table:table-cell>
              <table:table-cell office:value-type="float" office:value="0.7291">
                <text:p>0.7291</text:p>
              </table:table-cell>
              <table:table-cell office:value-type="float" office:value="0.7265">
                <text:p>0.7265</text:p>
              </table:table-cell>
              <table:table-cell office:value-type="float" office:value="0.693">
                <text:p>0.6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73">
                <text:p>0.673</text:p>
              </table:table-cell>
              <table:table-cell office:value-type="float" office:value="0.7343">
                <text:p>0.7343</text:p>
              </table:table-cell>
              <table:table-cell office:value-type="float" office:value="0.6661">
                <text:p>0.6661</text:p>
              </table:table-cell>
              <table:table-cell office:value-type="float" office:value="0.6651">
                <text:p>0.6651</text:p>
              </table:table-cell>
              <table:table-cell office:value-type="float" office:value="0.6693">
                <text:p>0.6693</text:p>
              </table:table-cell>
              <table:table-cell office:value-type="float" office:value="0.6541">
                <text:p>0.6541</text:p>
              </table:table-cell>
              <table:table-cell office:value-type="float" office:value="0.1201">
                <text:p>0.1201</text:p>
              </table:table-cell>
              <table:table-cell office:value-type="float" office:value="0.1">
                <text:p>0.1</text:p>
              </table:table-cell>
              <table:table-cell office:value-type="float" office:value="0.5993">
                <text:p>0.5993</text:p>
              </table:table-cell>
              <table:table-cell office:value-type="float" office:value="0.6699">
                <text:p>0.6699</text:p>
              </table:table-cell>
              <table:table-cell office:value-type="float" office:value="0.7306">
                <text:p>0.7306</text:p>
              </table:table-cell>
              <table:table-cell office:value-type="float" office:value="0.7245">
                <text:p>0.7245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729">
                <text:p>0.6729</text:p>
              </table:table-cell>
              <table:table-cell office:value-type="float" office:value="0.7352">
                <text:p>0.7352</text:p>
              </table:table-cell>
              <table:table-cell office:value-type="float" office:value="0.6661">
                <text:p>0.6661</text:p>
              </table:table-cell>
              <table:table-cell office:value-type="float" office:value="0.6651">
                <text:p>0.6651</text:p>
              </table:table-cell>
              <table:table-cell office:value-type="float" office:value="0.6692">
                <text:p>0.6692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599">
                <text:p>0.599</text:p>
              </table:table-cell>
              <table:table-cell office:value-type="float" office:value="0.6702">
                <text:p>0.6702</text:p>
              </table:table-cell>
              <table:table-cell office:value-type="float" office:value="0.7348">
                <text:p>0.7348</text:p>
              </table:table-cell>
              <table:table-cell office:value-type="float" office:value="0.7241">
                <text:p>0.7241</text:p>
              </table:table-cell>
              <table:table-cell office:value-type="float" office:value="0.6999">
                <text:p>0.69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727">
                <text:p>0.6727</text:p>
              </table:table-cell>
              <table:table-cell office:value-type="float" office:value="0.7384">
                <text:p>0.7384</text:p>
              </table:table-cell>
              <table:table-cell office:value-type="float" office:value="0.6658">
                <text:p>0.6658</text:p>
              </table:table-cell>
              <table:table-cell office:value-type="float" office:value="0.666">
                <text:p>0.666</text:p>
              </table:table-cell>
              <table:table-cell office:value-type="float" office:value="0.6691">
                <text:p>0.6691</text:p>
              </table:table-cell>
              <table:table-cell office:value-type="float" office:value="0.6382">
                <text:p>0.6382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6104">
                <text:p>0.6104</text:p>
              </table:table-cell>
              <table:table-cell office:value-type="float" office:value="0.6687">
                <text:p>0.6687</text:p>
              </table:table-cell>
              <table:table-cell office:value-type="float" office:value="0.7279">
                <text:p>0.7279</text:p>
              </table:table-cell>
              <table:table-cell office:value-type="float" office:value="0.7296">
                <text:p>0.7296</text:p>
              </table:table-cell>
              <table:table-cell office:value-type="float" office:value="0.6981">
                <text:p>0.69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719">
                <text:p>0.6719</text:p>
              </table:table-cell>
              <table:table-cell office:value-type="float" office:value="0.7363">
                <text:p>0.7363</text:p>
              </table:table-cell>
              <table:table-cell office:value-type="float" office:value="0.6665">
                <text:p>0.6665</text:p>
              </table:table-cell>
              <table:table-cell office:value-type="float" office:value="0.6646">
                <text:p>0.6646</text:p>
              </table:table-cell>
              <table:table-cell office:value-type="float" office:value="0.6685">
                <text:p>0.6685</text:p>
              </table:table-cell>
              <table:table-cell office:value-type="float" office:value="0.6515">
                <text:p>0.6515</text:p>
              </table:table-cell>
              <table:table-cell office:value-type="float" office:value="0.1">
                <text:p>0.1</text:p>
              </table:table-cell>
              <table:table-cell office:value-type="float" office:value="0.0999">
                <text:p>0.0999</text:p>
              </table:table-cell>
              <table:table-cell office:value-type="float" office:value="0.6084">
                <text:p>0.6084</text:p>
              </table:table-cell>
              <table:table-cell office:value-type="float" office:value="0.6723">
                <text:p>0.6723</text:p>
              </table:table-cell>
              <table:table-cell office:value-type="float" office:value="0.7313">
                <text:p>0.7313</text:p>
              </table:table-cell>
              <table:table-cell office:value-type="float" office:value="0.724">
                <text:p>0.724</text:p>
              </table:table-cell>
              <table:table-cell office:value-type="float" office:value="0.6984">
                <text:p>0.69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723">
                <text:p>0.6723</text:p>
              </table:table-cell>
              <table:table-cell office:value-type="float" office:value="0.7396">
                <text:p>0.7396</text:p>
              </table:table-cell>
              <table:table-cell office:value-type="float" office:value="0.6665">
                <text:p>0.6665</text:p>
              </table:table-cell>
              <table:table-cell office:value-type="float" office:value="0.6652">
                <text:p>0.6652</text:p>
              </table:table-cell>
              <table:table-cell office:value-type="float" office:value="0.6687">
                <text:p>0.6687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6088">
                <text:p>0.6088</text:p>
              </table:table-cell>
              <table:table-cell office:value-type="float" office:value="0.6719">
                <text:p>0.6719</text:p>
              </table:table-cell>
              <table:table-cell office:value-type="float" office:value="0.7357">
                <text:p>0.7357</text:p>
              </table:table-cell>
              <table:table-cell office:value-type="float" office:value="0.7285">
                <text:p>0.7285</text:p>
              </table:table-cell>
              <table:table-cell office:value-type="float" office:value="0.6928">
                <text:p>0.69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699">
                <text:p>0.6699</text:p>
              </table:table-cell>
              <table:table-cell office:value-type="float" office:value="0.7334">
                <text:p>0.7334</text:p>
              </table:table-cell>
              <table:table-cell office:value-type="float" office:value="0.6652">
                <text:p>0.6652</text:p>
              </table:table-cell>
              <table:table-cell office:value-type="float" office:value="0.6663">
                <text:p>0.6663</text:p>
              </table:table-cell>
              <table:table-cell office:value-type="float" office:value="0.6668">
                <text:p>0.6668</text:p>
              </table:table-cell>
              <table:table-cell office:value-type="float" office:value="0.6505">
                <text:p>0.650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611">
                <text:p>0.611</text:p>
              </table:table-cell>
              <table:table-cell office:value-type="float" office:value="0.6705">
                <text:p>0.6705</text:p>
              </table:table-cell>
              <table:table-cell office:value-type="float" office:value="0.7287">
                <text:p>0.7287</text:p>
              </table:table-cell>
              <table:table-cell office:value-type="float" office:value="0.727">
                <text:p>0.727</text:p>
              </table:table-cell>
              <table:table-cell office:value-type="float" office:value="0.7009">
                <text:p>0.70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717">
                <text:p>0.6717</text:p>
              </table:table-cell>
              <table:table-cell office:value-type="float" office:value="0.736">
                <text:p>0.736</text:p>
              </table:table-cell>
              <table:table-cell office:value-type="float" office:value="0.6656">
                <text:p>0.6656</text:p>
              </table:table-cell>
              <table:table-cell office:value-type="float" office:value="0.6656">
                <text:p>0.6656</text:p>
              </table:table-cell>
              <table:table-cell office:value-type="float" office:value="0.6681">
                <text:p>0.6681</text:p>
              </table:table-cell>
              <table:table-cell office:value-type="float" office:value="0.6537">
                <text:p>0.6537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5988">
                <text:p>0.5988</text:p>
              </table:table-cell>
              <table:table-cell office:value-type="float" office:value="0.6697">
                <text:p>0.6697</text:p>
              </table:table-cell>
              <table:table-cell office:value-type="float" office:value="0.7314">
                <text:p>0.7314</text:p>
              </table:table-cell>
              <table:table-cell office:value-type="float" office:value="0.7318">
                <text:p>0.7318</text:p>
              </table:table-cell>
              <table:table-cell office:value-type="float" office:value="0.6904">
                <text:p>0.69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705">
                <text:p>0.6705</text:p>
              </table:table-cell>
              <table:table-cell office:value-type="float" office:value="0.7374">
                <text:p>0.7374</text:p>
              </table:table-cell>
              <table:table-cell office:value-type="float" office:value="0.6657">
                <text:p>0.6657</text:p>
              </table:table-cell>
              <table:table-cell office:value-type="float" office:value="0.666">
                <text:p>0.666</text:p>
              </table:table-cell>
              <table:table-cell office:value-type="float" office:value="0.6677">
                <text:p>0.6677</text:p>
              </table:table-cell>
              <table:table-cell office:value-type="float" office:value="0.6556">
                <text:p>0.6556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5958">
                <text:p>0.5958</text:p>
              </table:table-cell>
              <table:table-cell office:value-type="float" office:value="0.6699">
                <text:p>0.6699</text:p>
              </table:table-cell>
              <table:table-cell office:value-type="float" office:value="0.7322">
                <text:p>0.7322</text:p>
              </table:table-cell>
              <table:table-cell office:value-type="float" office:value="0.7304">
                <text:p>0.7304</text:p>
              </table:table-cell>
              <table:table-cell office:value-type="float" office:value="0.7015">
                <text:p>0.70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713">
                <text:p>0.6713</text:p>
              </table:table-cell>
              <table:table-cell office:value-type="float" office:value="0.7368">
                <text:p>0.7368</text:p>
              </table:table-cell>
              <table:table-cell office:value-type="float" office:value="0.6621">
                <text:p>0.6621</text:p>
              </table:table-cell>
              <table:table-cell office:value-type="float" office:value="0.6645">
                <text:p>0.6645</text:p>
              </table:table-cell>
              <table:table-cell office:value-type="float" office:value="0.6685">
                <text:p>0.6685</text:p>
              </table:table-cell>
              <table:table-cell office:value-type="float" office:value="0.654">
                <text:p>0.654</text:p>
              </table:table-cell>
              <table:table-cell office:value-type="float" office:value="0.1">
                <text:p>0.1</text:p>
              </table:table-cell>
              <table:table-cell office:value-type="float" office:value="0.0999">
                <text:p>0.0999</text:p>
              </table:table-cell>
              <table:table-cell office:value-type="float" office:value="0.6095">
                <text:p>0.6095</text:p>
              </table:table-cell>
              <table:table-cell office:value-type="float" office:value="0.6698">
                <text:p>0.6698</text:p>
              </table:table-cell>
              <table:table-cell office:value-type="float" office:value="0.7311">
                <text:p>0.7311</text:p>
              </table:table-cell>
              <table:table-cell office:value-type="float" office:value="0.728">
                <text:p>0.728</text:p>
              </table:table-cell>
              <table:table-cell office:value-type="float" office:value="0.6964">
                <text:p>0.69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714">
                <text:p>0.6714</text:p>
              </table:table-cell>
              <table:table-cell office:value-type="float" office:value="0.7362">
                <text:p>0.7362</text:p>
              </table:table-cell>
              <table:table-cell office:value-type="float" office:value="0.6663">
                <text:p>0.6663</text:p>
              </table:table-cell>
              <table:table-cell office:value-type="float" office:value="0.6666">
                <text:p>0.6666</text:p>
              </table:table-cell>
              <table:table-cell office:value-type="float" office:value="0.6663">
                <text:p>0.6663</text:p>
              </table:table-cell>
              <table:table-cell office:value-type="float" office:value="0.6546">
                <text:p>0.6546</text:p>
              </table:table-cell>
              <table:table-cell office:value-type="float" office:value="0.1">
                <text:p>0.1</text:p>
              </table:table-cell>
              <table:table-cell office:value-type="float" office:value="0.0999">
                <text:p>0.0999</text:p>
              </table:table-cell>
              <table:table-cell office:value-type="float" office:value="0.6012">
                <text:p>0.6012</text:p>
              </table:table-cell>
              <table:table-cell office:value-type="float" office:value="0.6714">
                <text:p>0.6714</text:p>
              </table:table-cell>
              <table:table-cell office:value-type="float" office:value="0.7295">
                <text:p>0.7295</text:p>
              </table:table-cell>
              <table:table-cell office:value-type="float" office:value="0.7304">
                <text:p>0.7304</text:p>
              </table:table-cell>
              <table:table-cell office:value-type="float" office:value="0.6887">
                <text:p>0.68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731">
                <text:p>0.6731</text:p>
              </table:table-cell>
              <table:table-cell office:value-type="float" office:value="0.7389">
                <text:p>0.7389</text:p>
              </table:table-cell>
              <table:table-cell office:value-type="float" office:value="0.665">
                <text:p>0.665</text:p>
              </table:table-cell>
              <table:table-cell office:value-type="float" office:value="0.6653">
                <text:p>0.6653</text:p>
              </table:table-cell>
              <table:table-cell office:value-type="float" office:value="0.6681">
                <text:p>0.6681</text:p>
              </table:table-cell>
              <table:table-cell office:value-type="float" office:value="0.6531">
                <text:p>0.653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101">
                <text:p>0.6101</text:p>
              </table:table-cell>
              <table:table-cell office:value-type="float" office:value="0.6713">
                <text:p>0.6713</text:p>
              </table:table-cell>
              <table:table-cell office:value-type="float" office:value="0.7333">
                <text:p>0.7333</text:p>
              </table:table-cell>
              <table:table-cell office:value-type="float" office:value="0.7306">
                <text:p>0.7306</text:p>
              </table:table-cell>
              <table:table-cell office:value-type="float" office:value="0.6934">
                <text:p>0.69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721">
                <text:p>0.6721</text:p>
              </table:table-cell>
              <table:table-cell office:value-type="float" office:value="0.7398">
                <text:p>0.7398</text:p>
              </table:table-cell>
              <table:table-cell office:value-type="float" office:value="0.6654">
                <text:p>0.6654</text:p>
              </table:table-cell>
              <table:table-cell office:value-type="float" office:value="0.6658">
                <text:p>0.6658</text:p>
              </table:table-cell>
              <table:table-cell office:value-type="float" office:value="0.6674">
                <text:p>0.6674</text:p>
              </table:table-cell>
              <table:table-cell office:value-type="float" office:value="0.6567">
                <text:p>0.656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87">
                <text:p>0.6087</text:p>
              </table:table-cell>
              <table:table-cell office:value-type="float" office:value="0.6704">
                <text:p>0.6704</text:p>
              </table:table-cell>
              <table:table-cell office:value-type="float" office:value="0.7343">
                <text:p>0.7343</text:p>
              </table:table-cell>
              <table:table-cell office:value-type="float" office:value="0.7307">
                <text:p>0.7307</text:p>
              </table:table-cell>
              <table:table-cell office:value-type="float" office:value="0.6997">
                <text:p>0.69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708">
                <text:p>0.6708</text:p>
              </table:table-cell>
              <table:table-cell office:value-type="float" office:value="0.7376">
                <text:p>0.7376</text:p>
              </table:table-cell>
              <table:table-cell office:value-type="float" office:value="0.6661">
                <text:p>0.6661</text:p>
              </table:table-cell>
              <table:table-cell office:value-type="float" office:value="0.6647">
                <text:p>0.6647</text:p>
              </table:table-cell>
              <table:table-cell office:value-type="float" office:value="0.6679">
                <text:p>0.6679</text:p>
              </table:table-cell>
              <table:table-cell office:value-type="float" office:value="0.653">
                <text:p>0.65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67">
                <text:p>0.6067</text:p>
              </table:table-cell>
              <table:table-cell office:value-type="float" office:value="0.6706">
                <text:p>0.6706</text:p>
              </table:table-cell>
              <table:table-cell office:value-type="float" office:value="0.7328">
                <text:p>0.7328</text:p>
              </table:table-cell>
              <table:table-cell office:value-type="float" office:value="0.7298">
                <text:p>0.7298</text:p>
              </table:table-cell>
              <table:table-cell office:value-type="float" office:value="0.6861">
                <text:p>0.68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708">
                <text:p>0.6708</text:p>
              </table:table-cell>
              <table:table-cell office:value-type="float" office:value="0.7362">
                <text:p>0.7362</text:p>
              </table:table-cell>
              <table:table-cell office:value-type="float" office:value="0.6646">
                <text:p>0.6646</text:p>
              </table:table-cell>
              <table:table-cell office:value-type="float" office:value="0.6659">
                <text:p>0.6659</text:p>
              </table:table-cell>
              <table:table-cell office:value-type="float" office:value="0.6678">
                <text:p>0.6678</text:p>
              </table:table-cell>
              <table:table-cell office:value-type="float" office:value="0.6522">
                <text:p>0.652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72">
                <text:p>0.6072</text:p>
              </table:table-cell>
              <table:table-cell office:value-type="float" office:value="0.6717">
                <text:p>0.6717</text:p>
              </table:table-cell>
              <table:table-cell office:value-type="float" office:value="0.735">
                <text:p>0.735</text:p>
              </table:table-cell>
              <table:table-cell office:value-type="float" office:value="0.7333">
                <text:p>0.7333</text:p>
              </table:table-cell>
              <table:table-cell office:value-type="float" office:value="0.7051">
                <text:p>0.70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701">
                <text:p>0.6701</text:p>
              </table:table-cell>
              <table:table-cell office:value-type="float" office:value="0.736">
                <text:p>0.736</text:p>
              </table:table-cell>
              <table:table-cell office:value-type="float" office:value="0.6644">
                <text:p>0.6644</text:p>
              </table:table-cell>
              <table:table-cell office:value-type="float" office:value="0.6658">
                <text:p>0.6658</text:p>
              </table:table-cell>
              <table:table-cell office:value-type="float" office:value="0.6693">
                <text:p>0.6693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31">
                <text:p>0.6031</text:p>
              </table:table-cell>
              <table:table-cell office:value-type="float" office:value="0.6721">
                <text:p>0.6721</text:p>
              </table:table-cell>
              <table:table-cell office:value-type="float" office:value="0.7311">
                <text:p>0.7311</text:p>
              </table:table-cell>
              <table:table-cell office:value-type="float" office:value="0.7305">
                <text:p>0.7305</text:p>
              </table:table-cell>
              <table:table-cell office:value-type="float" office:value="0.6945">
                <text:p>0.69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705">
                <text:p>0.6705</text:p>
              </table:table-cell>
              <table:table-cell office:value-type="float" office:value="0.7358">
                <text:p>0.7358</text:p>
              </table:table-cell>
              <table:table-cell office:value-type="float" office:value="0.6653">
                <text:p>0.6653</text:p>
              </table:table-cell>
              <table:table-cell office:value-type="float" office:value="0.6664">
                <text:p>0.6664</text:p>
              </table:table-cell>
              <table:table-cell office:value-type="float" office:value="0.6684">
                <text:p>0.6684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126">
                <text:p>0.6126</text:p>
              </table:table-cell>
              <table:table-cell office:value-type="float" office:value="0.6719">
                <text:p>0.6719</text:p>
              </table:table-cell>
              <table:table-cell office:value-type="float" office:value="0.7329">
                <text:p>0.7329</text:p>
              </table:table-cell>
              <table:table-cell office:value-type="float" office:value="0.7332">
                <text:p>0.7332</text:p>
              </table:table-cell>
              <table:table-cell office:value-type="float" office:value="0.7028">
                <text:p>0.70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716">
                <text:p>0.6716</text:p>
              </table:table-cell>
              <table:table-cell office:value-type="float" office:value="0.7397">
                <text:p>0.7397</text:p>
              </table:table-cell>
              <table:table-cell office:value-type="float" office:value="0.6656">
                <text:p>0.6656</text:p>
              </table:table-cell>
              <table:table-cell office:value-type="float" office:value="0.6649">
                <text:p>0.6649</text:p>
              </table:table-cell>
              <table:table-cell office:value-type="float" office:value="0.6692">
                <text:p>0.6692</text:p>
              </table:table-cell>
              <table:table-cell office:value-type="float" office:value="0.6546">
                <text:p>0.654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91">
                <text:p>0.5991</text:p>
              </table:table-cell>
              <table:table-cell office:value-type="float" office:value="0.6703">
                <text:p>0.6703</text:p>
              </table:table-cell>
              <table:table-cell office:value-type="float" office:value="0.7327">
                <text:p>0.7327</text:p>
              </table:table-cell>
              <table:table-cell office:value-type="float" office:value="0.7282">
                <text:p>0.7282</text:p>
              </table:table-cell>
              <table:table-cell office:value-type="float" office:value="0.6969">
                <text:p>0.69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724">
                <text:p>0.6724</text:p>
              </table:table-cell>
              <table:table-cell office:value-type="float" office:value="0.742">
                <text:p>0.742</text:p>
              </table:table-cell>
              <table:table-cell office:value-type="float" office:value="0.665">
                <text:p>0.665</text:p>
              </table:table-cell>
              <table:table-cell office:value-type="float" office:value="0.6654">
                <text:p>0.6654</text:p>
              </table:table-cell>
              <table:table-cell office:value-type="float" office:value="0.6679">
                <text:p>0.6679</text:p>
              </table:table-cell>
              <table:table-cell office:value-type="float" office:value="0.6465">
                <text:p>0.646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86">
                <text:p>0.6086</text:p>
              </table:table-cell>
              <table:table-cell office:value-type="float" office:value="0.6711">
                <text:p>0.6711</text:p>
              </table:table-cell>
              <table:table-cell office:value-type="float" office:value="0.7355">
                <text:p>0.7355</text:p>
              </table:table-cell>
              <table:table-cell office:value-type="float" office:value="0.7301">
                <text:p>0.7301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705">
                <text:p>0.6705</text:p>
              </table:table-cell>
              <table:table-cell office:value-type="float" office:value="0.7376">
                <text:p>0.7376</text:p>
              </table:table-cell>
              <table:table-cell office:value-type="float" office:value="0.6649">
                <text:p>0.6649</text:p>
              </table:table-cell>
              <table:table-cell office:value-type="float" office:value="0.6656">
                <text:p>0.6656</text:p>
              </table:table-cell>
              <table:table-cell office:value-type="float" office:value="0.6677">
                <text:p>0.6677</text:p>
              </table:table-cell>
              <table:table-cell office:value-type="float" office:value="0.6546">
                <text:p>0.654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108">
                <text:p>0.6108</text:p>
              </table:table-cell>
              <table:table-cell office:value-type="float" office:value="0.6702">
                <text:p>0.6702</text:p>
              </table:table-cell>
              <table:table-cell office:value-type="float" office:value="0.7347">
                <text:p>0.7347</text:p>
              </table:table-cell>
              <table:table-cell office:value-type="float" office:value="0.7341">
                <text:p>0.7341</text:p>
              </table:table-cell>
              <table:table-cell office:value-type="float" office:value="0.7014">
                <text:p>0.70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71">
                <text:p>0.671</text:p>
              </table:table-cell>
              <table:table-cell office:value-type="float" office:value="0.7387">
                <text:p>0.7387</text:p>
              </table:table-cell>
              <table:table-cell office:value-type="float" office:value="0.6657">
                <text:p>0.6657</text:p>
              </table:table-cell>
              <table:table-cell office:value-type="float" office:value="0.6641">
                <text:p>0.6641</text:p>
              </table:table-cell>
              <table:table-cell office:value-type="float" office:value="0.6673">
                <text:p>0.6673</text:p>
              </table:table-cell>
              <table:table-cell office:value-type="float" office:value="0.6538">
                <text:p>0.6538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48">
                <text:p>0.6048</text:p>
              </table:table-cell>
              <table:table-cell office:value-type="float" office:value="0.6703">
                <text:p>0.6703</text:p>
              </table:table-cell>
              <table:table-cell office:value-type="float" office:value="0.7353">
                <text:p>0.7353</text:p>
              </table:table-cell>
              <table:table-cell office:value-type="float" office:value="0.7322">
                <text:p>0.7322</text:p>
              </table:table-cell>
              <table:table-cell office:value-type="float" office:value="0.7048">
                <text:p>0.70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706">
                <text:p>0.6706</text:p>
              </table:table-cell>
              <table:table-cell office:value-type="float" office:value="0.7373">
                <text:p>0.7373</text:p>
              </table:table-cell>
              <table:table-cell office:value-type="float" office:value="0.6647">
                <text:p>0.6647</text:p>
              </table:table-cell>
              <table:table-cell office:value-type="float" office:value="0.5933">
                <text:p>0.5933</text:p>
              </table:table-cell>
              <table:table-cell office:value-type="float" office:value="0.6689">
                <text:p>0.6689</text:p>
              </table:table-cell>
              <table:table-cell office:value-type="float" office:value="0.654">
                <text:p>0.65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54">
                <text:p>0.6054</text:p>
              </table:table-cell>
              <table:table-cell office:value-type="float" office:value="0.6715">
                <text:p>0.6715</text:p>
              </table:table-cell>
              <table:table-cell office:value-type="float" office:value="0.733">
                <text:p>0.733</text:p>
              </table:table-cell>
              <table:table-cell office:value-type="float" office:value="0.7304">
                <text:p>0.7304</text:p>
              </table:table-cell>
              <table:table-cell office:value-type="float" office:value="0.6955">
                <text:p>0.69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711">
                <text:p>0.6711</text:p>
              </table:table-cell>
              <table:table-cell office:value-type="float" office:value="0.7357">
                <text:p>0.7357</text:p>
              </table:table-cell>
              <table:table-cell office:value-type="float" office:value="0.6655">
                <text:p>0.6655</text:p>
              </table:table-cell>
              <table:table-cell office:value-type="float" office:value="0.643">
                <text:p>0.643</text:p>
              </table:table-cell>
              <table:table-cell office:value-type="float" office:value="0.6672">
                <text:p>0.6672</text:p>
              </table:table-cell>
              <table:table-cell office:value-type="float" office:value="0.6522">
                <text:p>0.652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31">
                <text:p>0.6031</text:p>
              </table:table-cell>
              <table:table-cell office:value-type="float" office:value="0.6719">
                <text:p>0.6719</text:p>
              </table:table-cell>
              <table:table-cell office:value-type="float" office:value="0.7375">
                <text:p>0.7375</text:p>
              </table:table-cell>
              <table:table-cell office:value-type="float" office:value="0.7336">
                <text:p>0.7336</text:p>
              </table:table-cell>
              <table:table-cell office:value-type="float" office:value="0.697">
                <text:p>0.6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703">
                <text:p>0.6703</text:p>
              </table:table-cell>
              <table:table-cell office:value-type="float" office:value="0.741">
                <text:p>0.741</text:p>
              </table:table-cell>
              <table:table-cell office:value-type="float" office:value="0.6655">
                <text:p>0.6655</text:p>
              </table:table-cell>
              <table:table-cell office:value-type="float" office:value="0.6644">
                <text:p>0.6644</text:p>
              </table:table-cell>
              <table:table-cell office:value-type="float" office:value="0.6676">
                <text:p>0.6676</text:p>
              </table:table-cell>
              <table:table-cell office:value-type="float" office:value="0.6524">
                <text:p>0.652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34">
                <text:p>0.6034</text:p>
              </table:table-cell>
              <table:table-cell office:value-type="float" office:value="0.6714">
                <text:p>0.6714</text:p>
              </table:table-cell>
              <table:table-cell office:value-type="float" office:value="0.7341">
                <text:p>0.7341</text:p>
              </table:table-cell>
              <table:table-cell office:value-type="float" office:value="0.7324">
                <text:p>0.7324</text:p>
              </table:table-cell>
              <table:table-cell office:value-type="float" office:value="0.6938">
                <text:p>0.69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702">
                <text:p>0.6702</text:p>
              </table:table-cell>
              <table:table-cell office:value-type="float" office:value="0.7397">
                <text:p>0.7397</text:p>
              </table:table-cell>
              <table:table-cell office:value-type="float" office:value="0.665">
                <text:p>0.665</text:p>
              </table:table-cell>
              <table:table-cell office:value-type="float" office:value="0.6669">
                <text:p>0.6669</text:p>
              </table:table-cell>
              <table:table-cell office:value-type="float" office:value="0.6697">
                <text:p>0.6697</text:p>
              </table:table-cell>
              <table:table-cell office:value-type="float" office:value="0.6532">
                <text:p>0.653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22">
                <text:p>0.6022</text:p>
              </table:table-cell>
              <table:table-cell office:value-type="float" office:value="0.6718">
                <text:p>0.6718</text:p>
              </table:table-cell>
              <table:table-cell office:value-type="float" office:value="0.7368">
                <text:p>0.7368</text:p>
              </table:table-cell>
              <table:table-cell office:value-type="float" office:value="0.7353">
                <text:p>0.7353</text:p>
              </table:table-cell>
              <table:table-cell office:value-type="float" office:value="0.6929">
                <text:p>0.69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697">
                <text:p>0.6697</text:p>
              </table:table-cell>
              <table:table-cell office:value-type="float" office:value="0.7377">
                <text:p>0.7377</text:p>
              </table:table-cell>
              <table:table-cell office:value-type="float" office:value="0.6634">
                <text:p>0.6634</text:p>
              </table:table-cell>
              <table:table-cell office:value-type="float" office:value="0.6648">
                <text:p>0.6648</text:p>
              </table:table-cell>
              <table:table-cell office:value-type="float" office:value="0.6693">
                <text:p>0.6693</text:p>
              </table:table-cell>
              <table:table-cell office:value-type="float" office:value="0.651">
                <text:p>0.65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0.6705">
                <text:p>0.6705</text:p>
              </table:table-cell>
              <table:table-cell office:value-type="float" office:value="0.7343">
                <text:p>0.7343</text:p>
              </table:table-cell>
              <table:table-cell office:value-type="float" office:value="0.7341">
                <text:p>0.7341</text:p>
              </table:table-cell>
              <table:table-cell office:value-type="float" office:value="0.6649">
                <text:p>0.66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706">
                <text:p>0.6706</text:p>
              </table:table-cell>
              <table:table-cell office:value-type="float" office:value="0.7375">
                <text:p>0.7375</text:p>
              </table:table-cell>
              <table:table-cell office:value-type="float" office:value="0.6651">
                <text:p>0.6651</text:p>
              </table:table-cell>
              <table:table-cell office:value-type="float" office:value="0.6686">
                <text:p>0.6686</text:p>
              </table:table-cell>
              <table:table-cell office:value-type="float" office:value="0.6672">
                <text:p>0.6672</text:p>
              </table:table-cell>
              <table:table-cell office:value-type="float" office:value="0.6531">
                <text:p>0.653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99">
                <text:p>0.6099</text:p>
              </table:table-cell>
              <table:table-cell office:value-type="float" office:value="0.671">
                <text:p>0.671</text:p>
              </table:table-cell>
              <table:table-cell office:value-type="float" office:value="0.7382">
                <text:p>0.7382</text:p>
              </table:table-cell>
              <table:table-cell office:value-type="float" office:value="0.7369">
                <text:p>0.7369</text:p>
              </table:table-cell>
              <table:table-cell office:value-type="float" office:value="0.7041">
                <text:p>0.70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705">
                <text:p>0.6705</text:p>
              </table:table-cell>
              <table:table-cell office:value-type="float" office:value="0.7392">
                <text:p>0.7392</text:p>
              </table:table-cell>
              <table:table-cell office:value-type="float" office:value="0.665">
                <text:p>0.665</text:p>
              </table:table-cell>
              <table:table-cell office:value-type="float" office:value="0.6686">
                <text:p>0.6686</text:p>
              </table:table-cell>
              <table:table-cell office:value-type="float" office:value="0.6693">
                <text:p>0.6693</text:p>
              </table:table-cell>
              <table:table-cell office:value-type="float" office:value="0.6534">
                <text:p>0.653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99">
                <text:p>0.6099</text:p>
              </table:table-cell>
              <table:table-cell office:value-type="float" office:value="0.6719">
                <text:p>0.6719</text:p>
              </table:table-cell>
              <table:table-cell office:value-type="float" office:value="0.7361">
                <text:p>0.7361</text:p>
              </table:table-cell>
              <table:table-cell office:value-type="float" office:value="0.7345">
                <text:p>0.7345</text:p>
              </table:table-cell>
              <table:table-cell office:value-type="float" office:value="0.6968">
                <text:p>0.69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706">
                <text:p>0.6706</text:p>
              </table:table-cell>
              <table:table-cell office:value-type="float" office:value="0.7397">
                <text:p>0.7397</text:p>
              </table:table-cell>
              <table:table-cell office:value-type="float" office:value="0.6642">
                <text:p>0.6642</text:p>
              </table:table-cell>
              <table:table-cell office:value-type="float" office:value="0.6685">
                <text:p>0.6685</text:p>
              </table:table-cell>
              <table:table-cell office:value-type="float" office:value="0.6687">
                <text:p>0.6687</text:p>
              </table:table-cell>
              <table:table-cell office:value-type="float" office:value="0.6557">
                <text:p>0.655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9">
                <text:p>0.609</text:p>
              </table:table-cell>
              <table:table-cell office:value-type="float" office:value="0.672">
                <text:p>0.672</text:p>
              </table:table-cell>
              <table:table-cell office:value-type="float" office:value="0.7363">
                <text:p>0.7363</text:p>
              </table:table-cell>
              <table:table-cell office:value-type="float" office:value="0.7343">
                <text:p>0.7343</text:p>
              </table:table-cell>
              <table:table-cell office:value-type="float" office:value="0.7078">
                <text:p>0.70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704">
                <text:p>0.6704</text:p>
              </table:table-cell>
              <table:table-cell office:value-type="float" office:value="0.7374">
                <text:p>0.7374</text:p>
              </table:table-cell>
              <table:table-cell office:value-type="float" office:value="0.6642">
                <text:p>0.6642</text:p>
              </table:table-cell>
              <table:table-cell office:value-type="float" office:value="0.6672">
                <text:p>0.6672</text:p>
              </table:table-cell>
              <table:table-cell office:value-type="float" office:value="0.6683">
                <text:p>0.6683</text:p>
              </table:table-cell>
              <table:table-cell office:value-type="float" office:value="0.6547">
                <text:p>0.654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04">
                <text:p>0.6004</text:p>
              </table:table-cell>
              <table:table-cell office:value-type="float" office:value="0.6711">
                <text:p>0.6711</text:p>
              </table:table-cell>
              <table:table-cell office:value-type="float" office:value="0.7376">
                <text:p>0.7376</text:p>
              </table:table-cell>
              <table:table-cell office:value-type="float" office:value="0.7344">
                <text:p>0.7344</text:p>
              </table:table-cell>
              <table:table-cell office:value-type="float" office:value="0.6867">
                <text:p>0.68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705">
                <text:p>0.6705</text:p>
              </table:table-cell>
              <table:table-cell office:value-type="float" office:value="0.7419">
                <text:p>0.7419</text:p>
              </table:table-cell>
              <table:table-cell office:value-type="float" office:value="0.6648">
                <text:p>0.6648</text:p>
              </table:table-cell>
              <table:table-cell office:value-type="float" office:value="0.6684">
                <text:p>0.6684</text:p>
              </table:table-cell>
              <table:table-cell office:value-type="float" office:value="0.6682">
                <text:p>0.6682</text:p>
              </table:table-cell>
              <table:table-cell office:value-type="float" office:value="0.6542">
                <text:p>0.654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99">
                <text:p>0.6099</text:p>
              </table:table-cell>
              <table:table-cell office:value-type="float" office:value="0.6719">
                <text:p>0.6719</text:p>
              </table:table-cell>
              <table:table-cell office:value-type="float" office:value="0.7404">
                <text:p>0.7404</text:p>
              </table:table-cell>
              <table:table-cell office:value-type="float" office:value="0.7348">
                <text:p>0.7348</text:p>
              </table:table-cell>
              <table:table-cell office:value-type="float" office:value="0.693">
                <text:p>0.6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704">
                <text:p>0.6704</text:p>
              </table:table-cell>
              <table:table-cell office:value-type="float" office:value="0.7421">
                <text:p>0.7421</text:p>
              </table:table-cell>
              <table:table-cell office:value-type="float" office:value="0.6623">
                <text:p>0.6623</text:p>
              </table:table-cell>
              <table:table-cell office:value-type="float" office:value="0.667">
                <text:p>0.667</text:p>
              </table:table-cell>
              <table:table-cell office:value-type="float" office:value="0.6695">
                <text:p>0.6695</text:p>
              </table:table-cell>
              <table:table-cell office:value-type="float" office:value="0.6547">
                <text:p>0.654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8">
                <text:p>0.608</text:p>
              </table:table-cell>
              <table:table-cell office:value-type="float" office:value="0.6678">
                <text:p>0.6678</text:p>
              </table:table-cell>
              <table:table-cell office:value-type="float" office:value="0.7344">
                <text:p>0.7344</text:p>
              </table:table-cell>
              <table:table-cell office:value-type="float" office:value="0.735">
                <text:p>0.735</text:p>
              </table:table-cell>
              <table:table-cell office:value-type="float" office:value="0.6965">
                <text:p>0.69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702">
                <text:p>0.6702</text:p>
              </table:table-cell>
              <table:table-cell office:value-type="float" office:value="0.7391">
                <text:p>0.7391</text:p>
              </table:table-cell>
              <table:table-cell office:value-type="float" office:value="0.6648">
                <text:p>0.6648</text:p>
              </table:table-cell>
              <table:table-cell office:value-type="float" office:value="0.6691">
                <text:p>0.6691</text:p>
              </table:table-cell>
              <table:table-cell office:value-type="float" office:value="0.6668">
                <text:p>0.6668</text:p>
              </table:table-cell>
              <table:table-cell office:value-type="float" office:value="0.6538">
                <text:p>0.6538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85">
                <text:p>0.6085</text:p>
              </table:table-cell>
              <table:table-cell office:value-type="float" office:value="0.6708">
                <text:p>0.6708</text:p>
              </table:table-cell>
              <table:table-cell office:value-type="float" office:value="0.7374">
                <text:p>0.7374</text:p>
              </table:table-cell>
              <table:table-cell office:value-type="float" office:value="0.7358">
                <text:p>0.7358</text:p>
              </table:table-cell>
              <table:table-cell office:value-type="float" office:value="0.6929">
                <text:p>0.69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708">
                <text:p>0.6708</text:p>
              </table:table-cell>
              <table:table-cell office:value-type="float" office:value="0.7403">
                <text:p>0.7403</text:p>
              </table:table-cell>
              <table:table-cell office:value-type="float" office:value="0.6645">
                <text:p>0.6645</text:p>
              </table:table-cell>
              <table:table-cell office:value-type="float" office:value="0.6681">
                <text:p>0.6681</text:p>
              </table:table-cell>
              <table:table-cell office:value-type="float" office:value="0.6683">
                <text:p>0.6683</text:p>
              </table:table-cell>
              <table:table-cell office:value-type="float" office:value="0.6533">
                <text:p>0.653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64">
                <text:p>0.6064</text:p>
              </table:table-cell>
              <table:table-cell office:value-type="float" office:value="0.6712">
                <text:p>0.6712</text:p>
              </table:table-cell>
              <table:table-cell office:value-type="float" office:value="0.7356">
                <text:p>0.7356</text:p>
              </table:table-cell>
              <table:table-cell office:value-type="float" office:value="0.7366">
                <text:p>0.7366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699">
                <text:p>0.6699</text:p>
              </table:table-cell>
              <table:table-cell office:value-type="float" office:value="0.7399">
                <text:p>0.7399</text:p>
              </table:table-cell>
              <table:table-cell office:value-type="float" office:value="0.6656">
                <text:p>0.6656</text:p>
              </table:table-cell>
              <table:table-cell office:value-type="float" office:value="0.6682">
                <text:p>0.6682</text:p>
              </table:table-cell>
              <table:table-cell office:value-type="float" office:value="0.6685">
                <text:p>0.6685</text:p>
              </table:table-cell>
              <table:table-cell office:value-type="float" office:value="0.6552">
                <text:p>0.655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65">
                <text:p>0.6065</text:p>
              </table:table-cell>
              <table:table-cell office:value-type="float" office:value="0.6718">
                <text:p>0.6718</text:p>
              </table:table-cell>
              <table:table-cell office:value-type="float" office:value="0.7355">
                <text:p>0.7355</text:p>
              </table:table-cell>
              <table:table-cell office:value-type="float" office:value="0.7369">
                <text:p>0.7369</text:p>
              </table:table-cell>
              <table:table-cell office:value-type="float" office:value="0.6872">
                <text:p>0.68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706">
                <text:p>0.6706</text:p>
              </table:table-cell>
              <table:table-cell office:value-type="float" office:value="0.7384">
                <text:p>0.7384</text:p>
              </table:table-cell>
              <table:table-cell office:value-type="float" office:value="0.6647">
                <text:p>0.6647</text:p>
              </table:table-cell>
              <table:table-cell office:value-type="float" office:value="0.6677">
                <text:p>0.6677</text:p>
              </table:table-cell>
              <table:table-cell office:value-type="float" office:value="0.6689">
                <text:p>0.6689</text:p>
              </table:table-cell>
              <table:table-cell office:value-type="float" office:value="0.6513">
                <text:p>0.651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91">
                <text:p>0.5991</text:p>
              </table:table-cell>
              <table:table-cell office:value-type="float" office:value="0.6707">
                <text:p>0.6707</text:p>
              </table:table-cell>
              <table:table-cell office:value-type="float" office:value="0.7344">
                <text:p>0.7344</text:p>
              </table:table-cell>
              <table:table-cell office:value-type="float" office:value="0.7369">
                <text:p>0.7369</text:p>
              </table:table-cell>
              <table:table-cell office:value-type="float" office:value="0.6912">
                <text:p>0.69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696">
                <text:p>0.6696</text:p>
              </table:table-cell>
              <table:table-cell office:value-type="float" office:value="0.7429">
                <text:p>0.7429</text:p>
              </table:table-cell>
              <table:table-cell office:value-type="float" office:value="0.6638">
                <text:p>0.6638</text:p>
              </table:table-cell>
              <table:table-cell office:value-type="float" office:value="0.6681">
                <text:p>0.6681</text:p>
              </table:table-cell>
              <table:table-cell office:value-type="float" office:value="0.6679">
                <text:p>0.6679</text:p>
              </table:table-cell>
              <table:table-cell office:value-type="float" office:value="0.6547">
                <text:p>0.654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76">
                <text:p>0.6076</text:p>
              </table:table-cell>
              <table:table-cell office:value-type="float" office:value="0.6718">
                <text:p>0.6718</text:p>
              </table:table-cell>
              <table:table-cell office:value-type="float" office:value="0.7373">
                <text:p>0.7373</text:p>
              </table:table-cell>
              <table:table-cell office:value-type="float" office:value="0.7376">
                <text:p>0.7376</text:p>
              </table:table-cell>
              <table:table-cell office:value-type="float" office:value="0.6928">
                <text:p>0.69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701">
                <text:p>0.6701</text:p>
              </table:table-cell>
              <table:table-cell office:value-type="float" office:value="0.74">
                <text:p>0.74</text:p>
              </table:table-cell>
              <table:table-cell office:value-type="float" office:value="0.6656">
                <text:p>0.6656</text:p>
              </table:table-cell>
              <table:table-cell office:value-type="float" office:value="0.6674">
                <text:p>0.6674</text:p>
              </table:table-cell>
              <table:table-cell office:value-type="float" office:value="0.6681">
                <text:p>0.6681</text:p>
              </table:table-cell>
              <table:table-cell office:value-type="float" office:value="0.654">
                <text:p>0.65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73">
                <text:p>0.6073</text:p>
              </table:table-cell>
              <table:table-cell office:value-type="float" office:value="0.6727">
                <text:p>0.6727</text:p>
              </table:table-cell>
              <table:table-cell office:value-type="float" office:value="0.7386">
                <text:p>0.7386</text:p>
              </table:table-cell>
              <table:table-cell office:value-type="float" office:value="0.7349">
                <text:p>0.7349</text:p>
              </table:table-cell>
              <table:table-cell office:value-type="float" office:value="0.6938">
                <text:p>0.69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706">
                <text:p>0.6706</text:p>
              </table:table-cell>
              <table:table-cell office:value-type="float" office:value="0.7388">
                <text:p>0.7388</text:p>
              </table:table-cell>
              <table:table-cell office:value-type="float" office:value="0.6652">
                <text:p>0.6652</text:p>
              </table:table-cell>
              <table:table-cell office:value-type="float" office:value="0.668">
                <text:p>0.668</text:p>
              </table:table-cell>
              <table:table-cell office:value-type="float" office:value="0.6694">
                <text:p>0.6694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6">
                <text:p>0.596</text:p>
              </table:table-cell>
              <table:table-cell office:value-type="float" office:value="0.6714">
                <text:p>0.6714</text:p>
              </table:table-cell>
              <table:table-cell office:value-type="float" office:value="0.7328">
                <text:p>0.7328</text:p>
              </table:table-cell>
              <table:table-cell office:value-type="float" office:value="0.7386">
                <text:p>0.7386</text:p>
              </table:table-cell>
              <table:table-cell office:value-type="float" office:value="0.7026">
                <text:p>0.70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702">
                <text:p>0.6702</text:p>
              </table:table-cell>
              <table:table-cell office:value-type="float" office:value="0.7433">
                <text:p>0.7433</text:p>
              </table:table-cell>
              <table:table-cell office:value-type="float" office:value="0.6655">
                <text:p>0.6655</text:p>
              </table:table-cell>
              <table:table-cell office:value-type="float" office:value="0.6683">
                <text:p>0.6683</text:p>
              </table:table-cell>
              <table:table-cell office:value-type="float" office:value="0.6668">
                <text:p>0.6668</text:p>
              </table:table-cell>
              <table:table-cell office:value-type="float" office:value="0.6533">
                <text:p>0.653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94">
                <text:p>0.5994</text:p>
              </table:table-cell>
              <table:table-cell office:value-type="float" office:value="0.6719">
                <text:p>0.6719</text:p>
              </table:table-cell>
              <table:table-cell office:value-type="float" office:value="0.7375">
                <text:p>0.7375</text:p>
              </table:table-cell>
              <table:table-cell office:value-type="float" office:value="0.7365">
                <text:p>0.7365</text:p>
              </table:table-cell>
              <table:table-cell office:value-type="float" office:value="0.673">
                <text:p>0.6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697">
                <text:p>0.6697</text:p>
              </table:table-cell>
              <table:table-cell office:value-type="float" office:value="0.7416">
                <text:p>0.7416</text:p>
              </table:table-cell>
              <table:table-cell office:value-type="float" office:value="0.664">
                <text:p>0.664</text:p>
              </table:table-cell>
              <table:table-cell office:value-type="float" office:value="0.6683">
                <text:p>0.6683</text:p>
              </table:table-cell>
              <table:table-cell office:value-type="float" office:value="0.6686">
                <text:p>0.6686</text:p>
              </table:table-cell>
              <table:table-cell office:value-type="float" office:value="0.6544">
                <text:p>0.654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07">
                <text:p>0.6007</text:p>
              </table:table-cell>
              <table:table-cell office:value-type="float" office:value="0.6712">
                <text:p>0.6712</text:p>
              </table:table-cell>
              <table:table-cell office:value-type="float" office:value="0.7346">
                <text:p>0.7346</text:p>
              </table:table-cell>
              <table:table-cell office:value-type="float" office:value="0.7317">
                <text:p>0.7317</text:p>
              </table:table-cell>
              <table:table-cell office:value-type="float" office:value="0.6823">
                <text:p>0.68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699">
                <text:p>0.6699</text:p>
              </table:table-cell>
              <table:table-cell office:value-type="float" office:value="0.7416">
                <text:p>0.7416</text:p>
              </table:table-cell>
              <table:table-cell office:value-type="float" office:value="0.6655">
                <text:p>0.6655</text:p>
              </table:table-cell>
              <table:table-cell office:value-type="float" office:value="0.669">
                <text:p>0.669</text:p>
              </table:table-cell>
              <table:table-cell office:value-type="float" office:value="0.6678">
                <text:p>0.6678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864">
                <text:p>0.5864</text:p>
              </table:table-cell>
              <table:table-cell office:value-type="float" office:value="0.6718">
                <text:p>0.6718</text:p>
              </table:table-cell>
              <table:table-cell office:value-type="float" office:value="0.7359">
                <text:p>0.7359</text:p>
              </table:table-cell>
              <table:table-cell office:value-type="float" office:value="0.7371">
                <text:p>0.7371</text:p>
              </table:table-cell>
              <table:table-cell office:value-type="float" office:value="0.7029">
                <text:p>0.70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699">
                <text:p>0.6699</text:p>
              </table:table-cell>
              <table:table-cell office:value-type="float" office:value="0.7414">
                <text:p>0.7414</text:p>
              </table:table-cell>
              <table:table-cell office:value-type="float" office:value="0.6642">
                <text:p>0.6642</text:p>
              </table:table-cell>
              <table:table-cell office:value-type="float" office:value="0.6688">
                <text:p>0.6688</text:p>
              </table:table-cell>
              <table:table-cell office:value-type="float" office:value="0.6674">
                <text:p>0.6674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39">
                <text:p>0.5939</text:p>
              </table:table-cell>
              <table:table-cell office:value-type="float" office:value="0.6724">
                <text:p>0.6724</text:p>
              </table:table-cell>
              <table:table-cell office:value-type="float" office:value="0.7382">
                <text:p>0.7382</text:p>
              </table:table-cell>
              <table:table-cell office:value-type="float" office:value="0.7399">
                <text:p>0.7399</text:p>
              </table:table-cell>
              <table:table-cell office:value-type="float" office:value="0.6996">
                <text:p>0.69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706">
                <text:p>0.6706</text:p>
              </table:table-cell>
              <table:table-cell office:value-type="float" office:value="0.7422">
                <text:p>0.7422</text:p>
              </table:table-cell>
              <table:table-cell office:value-type="float" office:value="0.6639">
                <text:p>0.6639</text:p>
              </table:table-cell>
              <table:table-cell office:value-type="float" office:value="0.6677">
                <text:p>0.6677</text:p>
              </table:table-cell>
              <table:table-cell office:value-type="float" office:value="0.6679">
                <text:p>0.6679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25">
                <text:p>0.6025</text:p>
              </table:table-cell>
              <table:table-cell office:value-type="float" office:value="0.6729">
                <text:p>0.6729</text:p>
              </table:table-cell>
              <table:table-cell office:value-type="float" office:value="0.7373">
                <text:p>0.7373</text:p>
              </table:table-cell>
              <table:table-cell office:value-type="float" office:value="0.7359">
                <text:p>0.7359</text:p>
              </table:table-cell>
              <table:table-cell office:value-type="float" office:value="0.6898">
                <text:p>0.68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698">
                <text:p>0.6698</text:p>
              </table:table-cell>
              <table:table-cell office:value-type="float" office:value="0.7373">
                <text:p>0.7373</text:p>
              </table:table-cell>
              <table:table-cell office:value-type="float" office:value="0.6648">
                <text:p>0.6648</text:p>
              </table:table-cell>
              <table:table-cell office:value-type="float" office:value="0.6692">
                <text:p>0.6692</text:p>
              </table:table-cell>
              <table:table-cell office:value-type="float" office:value="0.6665">
                <text:p>0.6665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57">
                <text:p>0.6057</text:p>
              </table:table-cell>
              <table:table-cell office:value-type="float" office:value="0.671">
                <text:p>0.671</text:p>
              </table:table-cell>
              <table:table-cell office:value-type="float" office:value="0.7356">
                <text:p>0.7356</text:p>
              </table:table-cell>
              <table:table-cell office:value-type="float" office:value="0.7382">
                <text:p>0.7382</text:p>
              </table:table-cell>
              <table:table-cell office:value-type="float" office:value="0.6953">
                <text:p>0.69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703">
                <text:p>0.6703</text:p>
              </table:table-cell>
              <table:table-cell office:value-type="float" office:value="0.7438">
                <text:p>0.7438</text:p>
              </table:table-cell>
              <table:table-cell office:value-type="float" office:value="0.6651">
                <text:p>0.6651</text:p>
              </table:table-cell>
              <table:table-cell office:value-type="float" office:value="0.6683">
                <text:p>0.6683</text:p>
              </table:table-cell>
              <table:table-cell office:value-type="float" office:value="0.6682">
                <text:p>0.6682</text:p>
              </table:table-cell>
              <table:table-cell office:value-type="float" office:value="0.6538">
                <text:p>0.6538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27">
                <text:p>0.6027</text:p>
              </table:table-cell>
              <table:table-cell office:value-type="float" office:value="0.672">
                <text:p>0.672</text:p>
              </table:table-cell>
              <table:table-cell office:value-type="float" office:value="0.7381">
                <text:p>0.7381</text:p>
              </table:table-cell>
              <table:table-cell office:value-type="float" office:value="0.7332">
                <text:p>0.7332</text:p>
              </table:table-cell>
              <table:table-cell office:value-type="float" office:value="0.6858">
                <text:p>0.68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697">
                <text:p>0.6697</text:p>
              </table:table-cell>
              <table:table-cell office:value-type="float" office:value="0.74">
                <text:p>0.74</text:p>
              </table:table-cell>
              <table:table-cell office:value-type="float" office:value="0.6643">
                <text:p>0.6643</text:p>
              </table:table-cell>
              <table:table-cell office:value-type="float" office:value="0.6676">
                <text:p>0.6676</text:p>
              </table:table-cell>
              <table:table-cell office:value-type="float" office:value="0.6669">
                <text:p>0.6669</text:p>
              </table:table-cell>
              <table:table-cell office:value-type="float" office:value="0.6548">
                <text:p>0.6548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69">
                <text:p>0.6069</text:p>
              </table:table-cell>
              <table:table-cell office:value-type="float" office:value="0.673">
                <text:p>0.673</text:p>
              </table:table-cell>
              <table:table-cell office:value-type="float" office:value="0.7382">
                <text:p>0.7382</text:p>
              </table:table-cell>
              <table:table-cell office:value-type="float" office:value="0.7363">
                <text:p>0.7363</text:p>
              </table:table-cell>
              <table:table-cell office:value-type="float" office:value="0.6918">
                <text:p>0.69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706">
                <text:p>0.6706</text:p>
              </table:table-cell>
              <table:table-cell office:value-type="float" office:value="0.7384">
                <text:p>0.7384</text:p>
              </table:table-cell>
              <table:table-cell office:value-type="float" office:value="0.6659">
                <text:p>0.6659</text:p>
              </table:table-cell>
              <table:table-cell office:value-type="float" office:value="0.667">
                <text:p>0.667</text:p>
              </table:table-cell>
              <table:table-cell office:value-type="float" office:value="0.6683">
                <text:p>0.6683</text:p>
              </table:table-cell>
              <table:table-cell office:value-type="float" office:value="0.6555">
                <text:p>0.655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693">
                <text:p>0.5693</text:p>
              </table:table-cell>
              <table:table-cell office:value-type="float" office:value="0.6726">
                <text:p>0.6726</text:p>
              </table:table-cell>
              <table:table-cell office:value-type="float" office:value="0.7385">
                <text:p>0.7385</text:p>
              </table:table-cell>
              <table:table-cell office:value-type="float" office:value="0.7381">
                <text:p>0.7381</text:p>
              </table:table-cell>
              <table:table-cell office:value-type="float" office:value="0.6989">
                <text:p>0.69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702">
                <text:p>0.6702</text:p>
              </table:table-cell>
              <table:table-cell office:value-type="float" office:value="0.7413">
                <text:p>0.7413</text:p>
              </table:table-cell>
              <table:table-cell office:value-type="float" office:value="0.6652">
                <text:p>0.6652</text:p>
              </table:table-cell>
              <table:table-cell office:value-type="float" office:value="0.6682">
                <text:p>0.6682</text:p>
              </table:table-cell>
              <table:table-cell office:value-type="float" office:value="0.667">
                <text:p>0.667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74">
                <text:p>0.5974</text:p>
              </table:table-cell>
              <table:table-cell office:value-type="float" office:value="0.6732">
                <text:p>0.6732</text:p>
              </table:table-cell>
              <table:table-cell office:value-type="float" office:value="0.7395">
                <text:p>0.7395</text:p>
              </table:table-cell>
              <table:table-cell office:value-type="float" office:value="0.7369">
                <text:p>0.7369</text:p>
              </table:table-cell>
              <table:table-cell office:value-type="float" office:value="0.6956">
                <text:p>0.69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707">
                <text:p>0.6707</text:p>
              </table:table-cell>
              <table:table-cell office:value-type="float" office:value="0.739">
                <text:p>0.739</text:p>
              </table:table-cell>
              <table:table-cell office:value-type="float" office:value="0.6652">
                <text:p>0.6652</text:p>
              </table:table-cell>
              <table:table-cell office:value-type="float" office:value="0.6683">
                <text:p>0.6683</text:p>
              </table:table-cell>
              <table:table-cell office:value-type="float" office:value="0.6687">
                <text:p>0.6687</text:p>
              </table:table-cell>
              <table:table-cell office:value-type="float" office:value="0.6544">
                <text:p>0.654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11">
                <text:p>0.6011</text:p>
              </table:table-cell>
              <table:table-cell office:value-type="float" office:value="0.6724">
                <text:p>0.6724</text:p>
              </table:table-cell>
              <table:table-cell office:value-type="float" office:value="0.7364">
                <text:p>0.7364</text:p>
              </table:table-cell>
              <table:table-cell office:value-type="float" office:value="0.7371">
                <text:p>0.7371</text:p>
              </table:table-cell>
              <table:table-cell office:value-type="float" office:value="0.6849">
                <text:p>0.68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704">
                <text:p>0.6704</text:p>
              </table:table-cell>
              <table:table-cell office:value-type="float" office:value="0.7428">
                <text:p>0.7428</text:p>
              </table:table-cell>
              <table:table-cell office:value-type="float" office:value="0.6652">
                <text:p>0.6652</text:p>
              </table:table-cell>
              <table:table-cell office:value-type="float" office:value="0.6686">
                <text:p>0.6686</text:p>
              </table:table-cell>
              <table:table-cell office:value-type="float" office:value="0.6675">
                <text:p>0.6675</text:p>
              </table:table-cell>
              <table:table-cell office:value-type="float" office:value="0.6525">
                <text:p>0.652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99">
                <text:p>0.5999</text:p>
              </table:table-cell>
              <table:table-cell office:value-type="float" office:value="0.6705">
                <text:p>0.6705</text:p>
              </table:table-cell>
              <table:table-cell office:value-type="float" office:value="0.7368">
                <text:p>0.7368</text:p>
              </table:table-cell>
              <table:table-cell office:value-type="float" office:value="0.7329">
                <text:p>0.7329</text:p>
              </table:table-cell>
              <table:table-cell office:value-type="float" office:value="0.6942">
                <text:p>0.69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71">
                <text:p>0.671</text:p>
              </table:table-cell>
              <table:table-cell office:value-type="float" office:value="0.7318">
                <text:p>0.7318</text:p>
              </table:table-cell>
              <table:table-cell office:value-type="float" office:value="0.6654">
                <text:p>0.6654</text:p>
              </table:table-cell>
              <table:table-cell office:value-type="float" office:value="0.6681">
                <text:p>0.6681</text:p>
              </table:table-cell>
              <table:table-cell office:value-type="float" office:value="0.6667">
                <text:p>0.6667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89">
                <text:p>0.5989</text:p>
              </table:table-cell>
              <table:table-cell office:value-type="float" office:value="0.6726">
                <text:p>0.6726</text:p>
              </table:table-cell>
              <table:table-cell office:value-type="float" office:value="0.7373">
                <text:p>0.7373</text:p>
              </table:table-cell>
              <table:table-cell office:value-type="float" office:value="0.7394">
                <text:p>0.7394</text:p>
              </table:table-cell>
              <table:table-cell office:value-type="float" office:value="0.6936">
                <text:p>0.69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708">
                <text:p>0.6708</text:p>
              </table:table-cell>
              <table:table-cell office:value-type="float" office:value="0.7394">
                <text:p>0.7394</text:p>
              </table:table-cell>
              <table:table-cell office:value-type="float" office:value="0.6643">
                <text:p>0.6643</text:p>
              </table:table-cell>
              <table:table-cell office:value-type="float" office:value="0.6684">
                <text:p>0.6684</text:p>
              </table:table-cell>
              <table:table-cell office:value-type="float" office:value="0.6678">
                <text:p>0.6678</text:p>
              </table:table-cell>
              <table:table-cell office:value-type="float" office:value="0.6541">
                <text:p>0.654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09">
                <text:p>0.6009</text:p>
              </table:table-cell>
              <table:table-cell office:value-type="float" office:value="0.672">
                <text:p>0.672</text:p>
              </table:table-cell>
              <table:table-cell office:value-type="float" office:value="0.7353">
                <text:p>0.7353</text:p>
              </table:table-cell>
              <table:table-cell office:value-type="float" office:value="0.7408">
                <text:p>0.7408</text:p>
              </table:table-cell>
              <table:table-cell office:value-type="float" office:value="0.6986">
                <text:p>0.69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705">
                <text:p>0.6705</text:p>
              </table:table-cell>
              <table:table-cell office:value-type="float" office:value="0.7399">
                <text:p>0.7399</text:p>
              </table:table-cell>
              <table:table-cell office:value-type="float" office:value="0.6643">
                <text:p>0.6643</text:p>
              </table:table-cell>
              <table:table-cell office:value-type="float" office:value="0.6684">
                <text:p>0.6684</text:p>
              </table:table-cell>
              <table:table-cell office:value-type="float" office:value="0.6684">
                <text:p>0.6684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32">
                <text:p>0.6032</text:p>
              </table:table-cell>
              <table:table-cell office:value-type="float" office:value="0.671">
                <text:p>0.671</text:p>
              </table:table-cell>
              <table:table-cell office:value-type="float" office:value="0.7365">
                <text:p>0.7365</text:p>
              </table:table-cell>
              <table:table-cell office:value-type="float" office:value="0.737">
                <text:p>0.737</text:p>
              </table:table-cell>
              <table:table-cell office:value-type="float" office:value="0.6866">
                <text:p>0.68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701">
                <text:p>0.6701</text:p>
              </table:table-cell>
              <table:table-cell office:value-type="float" office:value="0.7387">
                <text:p>0.7387</text:p>
              </table:table-cell>
              <table:table-cell office:value-type="float" office:value="0.6651">
                <text:p>0.6651</text:p>
              </table:table-cell>
              <table:table-cell office:value-type="float" office:value="0.6684">
                <text:p>0.6684</text:p>
              </table:table-cell>
              <table:table-cell office:value-type="float" office:value="0.6673">
                <text:p>0.6673</text:p>
              </table:table-cell>
              <table:table-cell office:value-type="float" office:value="0.6544">
                <text:p>0.654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78">
                <text:p>0.5978</text:p>
              </table:table-cell>
              <table:table-cell office:value-type="float" office:value="0.6729">
                <text:p>0.6729</text:p>
              </table:table-cell>
              <table:table-cell office:value-type="float" office:value="0.737">
                <text:p>0.737</text:p>
              </table:table-cell>
              <table:table-cell office:value-type="float" office:value="0.7417">
                <text:p>0.7417</text:p>
              </table:table-cell>
              <table:table-cell office:value-type="float" office:value="0.699">
                <text:p>0.6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708">
                <text:p>0.6708</text:p>
              </table:table-cell>
              <table:table-cell office:value-type="float" office:value="0.7397">
                <text:p>0.7397</text:p>
              </table:table-cell>
              <table:table-cell office:value-type="float" office:value="0.6647">
                <text:p>0.6647</text:p>
              </table:table-cell>
              <table:table-cell office:value-type="float" office:value="0.6674">
                <text:p>0.6674</text:p>
              </table:table-cell>
              <table:table-cell office:value-type="float" office:value="0.6682">
                <text:p>0.6682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99">
                <text:p>0.5999</text:p>
              </table:table-cell>
              <table:table-cell office:value-type="float" office:value="0.6713">
                <text:p>0.6713</text:p>
              </table:table-cell>
              <table:table-cell office:value-type="float" office:value="0.7374">
                <text:p>0.7374</text:p>
              </table:table-cell>
              <table:table-cell office:value-type="float" office:value="0.7389">
                <text:p>0.7389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695">
                <text:p>0.6695</text:p>
              </table:table-cell>
              <table:table-cell office:value-type="float" office:value="0.7395">
                <text:p>0.7395</text:p>
              </table:table-cell>
              <table:table-cell office:value-type="float" office:value="0.6642">
                <text:p>0.6642</text:p>
              </table:table-cell>
              <table:table-cell office:value-type="float" office:value="0.668">
                <text:p>0.668</text:p>
              </table:table-cell>
              <table:table-cell office:value-type="float" office:value="0.6688">
                <text:p>0.6688</text:p>
              </table:table-cell>
              <table:table-cell office:value-type="float" office:value="0.652">
                <text:p>0.65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24">
                <text:p>0.6024</text:p>
              </table:table-cell>
              <table:table-cell office:value-type="float" office:value="0.6722">
                <text:p>0.6722</text:p>
              </table:table-cell>
              <table:table-cell office:value-type="float" office:value="0.7367">
                <text:p>0.7367</text:p>
              </table:table-cell>
              <table:table-cell office:value-type="float" office:value="0.7436">
                <text:p>0.7436</text:p>
              </table:table-cell>
              <table:table-cell office:value-type="float" office:value="0.6954">
                <text:p>0.69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693">
                <text:p>0.6693</text:p>
              </table:table-cell>
              <table:table-cell office:value-type="float" office:value="0.7411">
                <text:p>0.7411</text:p>
              </table:table-cell>
              <table:table-cell office:value-type="float" office:value="0.6648">
                <text:p>0.6648</text:p>
              </table:table-cell>
              <table:table-cell office:value-type="float" office:value="0.6684">
                <text:p>0.6684</text:p>
              </table:table-cell>
              <table:table-cell office:value-type="float" office:value="0.6681">
                <text:p>0.6681</text:p>
              </table:table-cell>
              <table:table-cell office:value-type="float" office:value="0.6539">
                <text:p>0.653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41">
                <text:p>0.6041</text:p>
              </table:table-cell>
              <table:table-cell office:value-type="float" office:value="0.6729">
                <text:p>0.6729</text:p>
              </table:table-cell>
              <table:table-cell office:value-type="float" office:value="0.7378">
                <text:p>0.7378</text:p>
              </table:table-cell>
              <table:table-cell office:value-type="float" office:value="0.7383">
                <text:p>0.7383</text:p>
              </table:table-cell>
              <table:table-cell office:value-type="float" office:value="0.7023">
                <text:p>0.70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7">
                <text:p>0.67</text:p>
              </table:table-cell>
              <table:table-cell office:value-type="float" office:value="0.7411">
                <text:p>0.7411</text:p>
              </table:table-cell>
              <table:table-cell office:value-type="float" office:value="0.6642">
                <text:p>0.6642</text:p>
              </table:table-cell>
              <table:table-cell office:value-type="float" office:value="0.6686">
                <text:p>0.6686</text:p>
              </table:table-cell>
              <table:table-cell office:value-type="float" office:value="0.6682">
                <text:p>0.6682</text:p>
              </table:table-cell>
              <table:table-cell office:value-type="float" office:value="0.6531">
                <text:p>0.653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79">
                <text:p>0.5979</text:p>
              </table:table-cell>
              <table:table-cell office:value-type="float" office:value="0.6724">
                <text:p>0.6724</text:p>
              </table:table-cell>
              <table:table-cell office:value-type="float" office:value="0.7383">
                <text:p>0.7383</text:p>
              </table:table-cell>
              <table:table-cell office:value-type="float" office:value="0.7406">
                <text:p>0.7406</text:p>
              </table:table-cell>
              <table:table-cell office:value-type="float" office:value="0.6988">
                <text:p>0.69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704">
                <text:p>0.6704</text:p>
              </table:table-cell>
              <table:table-cell office:value-type="float" office:value="0.7385">
                <text:p>0.7385</text:p>
              </table:table-cell>
              <table:table-cell office:value-type="float" office:value="0.6646">
                <text:p>0.6646</text:p>
              </table:table-cell>
              <table:table-cell office:value-type="float" office:value="0.6673">
                <text:p>0.6673</text:p>
              </table:table-cell>
              <table:table-cell office:value-type="float" office:value="0.6663">
                <text:p>0.6663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28">
                <text:p>0.6028</text:p>
              </table:table-cell>
              <table:table-cell office:value-type="float" office:value="0.6719">
                <text:p>0.6719</text:p>
              </table:table-cell>
              <table:table-cell office:value-type="float" office:value="0.7353">
                <text:p>0.7353</text:p>
              </table:table-cell>
              <table:table-cell office:value-type="float" office:value="0.7411">
                <text:p>0.7411</text:p>
              </table:table-cell>
              <table:table-cell office:value-type="float" office:value="0.699">
                <text:p>0.6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709">
                <text:p>0.6709</text:p>
              </table:table-cell>
              <table:table-cell office:value-type="float" office:value="0.7376">
                <text:p>0.7376</text:p>
              </table:table-cell>
              <table:table-cell office:value-type="float" office:value="0.6641">
                <text:p>0.6641</text:p>
              </table:table-cell>
              <table:table-cell office:value-type="float" office:value="0.6672">
                <text:p>0.6672</text:p>
              </table:table-cell>
              <table:table-cell office:value-type="float" office:value="0.6681">
                <text:p>0.6681</text:p>
              </table:table-cell>
              <table:table-cell office:value-type="float" office:value="0.653">
                <text:p>0.65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32">
                <text:p>0.6032</text:p>
              </table:table-cell>
              <table:table-cell office:value-type="float" office:value="0.672">
                <text:p>0.672</text:p>
              </table:table-cell>
              <table:table-cell office:value-type="float" office:value="0.7359">
                <text:p>0.7359</text:p>
              </table:table-cell>
              <table:table-cell office:value-type="float" office:value="0.7388">
                <text:p>0.7388</text:p>
              </table:table-cell>
              <table:table-cell office:value-type="float" office:value="0.6933">
                <text:p>0.69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697">
                <text:p>0.6697</text:p>
              </table:table-cell>
              <table:table-cell office:value-type="float" office:value="0.7417">
                <text:p>0.7417</text:p>
              </table:table-cell>
              <table:table-cell office:value-type="float" office:value="0.6651">
                <text:p>0.6651</text:p>
              </table:table-cell>
              <table:table-cell office:value-type="float" office:value="0.6678">
                <text:p>0.6678</text:p>
              </table:table-cell>
              <table:table-cell office:value-type="float" office:value="0.668">
                <text:p>0.668</text:p>
              </table:table-cell>
              <table:table-cell office:value-type="float" office:value="0.654">
                <text:p>0.65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801">
                <text:p>0.5801</text:p>
              </table:table-cell>
              <table:table-cell office:value-type="float" office:value="0.6722">
                <text:p>0.6722</text:p>
              </table:table-cell>
              <table:table-cell office:value-type="float" office:value="0.7395">
                <text:p>0.7395</text:p>
              </table:table-cell>
              <table:table-cell office:value-type="float" office:value="0.7398">
                <text:p>0.7398</text:p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707">
                <text:p>0.6707</text:p>
              </table:table-cell>
              <table:table-cell office:value-type="float" office:value="0.7439">
                <text:p>0.7439</text:p>
              </table:table-cell>
              <table:table-cell office:value-type="float" office:value="0.6646">
                <text:p>0.6646</text:p>
              </table:table-cell>
              <table:table-cell office:value-type="float" office:value="0.6675">
                <text:p>0.6675</text:p>
              </table:table-cell>
              <table:table-cell office:value-type="float" office:value="0.6676">
                <text:p>0.6676</text:p>
              </table:table-cell>
              <table:table-cell office:value-type="float" office:value="0.6538">
                <text:p>0.6538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53">
                <text:p>0.5953</text:p>
              </table:table-cell>
              <table:table-cell office:value-type="float" office:value="0.6733">
                <text:p>0.6733</text:p>
              </table:table-cell>
              <table:table-cell office:value-type="float" office:value="0.7384">
                <text:p>0.7384</text:p>
              </table:table-cell>
              <table:table-cell office:value-type="float" office:value="0.7389">
                <text:p>0.7389</text:p>
              </table:table-cell>
              <table:table-cell office:value-type="float" office:value="0.7006">
                <text:p>0.70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703">
                <text:p>0.6703</text:p>
              </table:table-cell>
              <table:table-cell office:value-type="float" office:value="0.7393">
                <text:p>0.7393</text:p>
              </table:table-cell>
              <table:table-cell office:value-type="float" office:value="0.664">
                <text:p>0.664</text:p>
              </table:table-cell>
              <table:table-cell office:value-type="float" office:value="0.6667">
                <text:p>0.6667</text:p>
              </table:table-cell>
              <table:table-cell office:value-type="float" office:value="0.6678">
                <text:p>0.6678</text:p>
              </table:table-cell>
              <table:table-cell office:value-type="float" office:value="0.6541">
                <text:p>0.654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32">
                <text:p>0.6032</text:p>
              </table:table-cell>
              <table:table-cell office:value-type="float" office:value="0.6725">
                <text:p>0.6725</text:p>
              </table:table-cell>
              <table:table-cell office:value-type="float" office:value="0.7392">
                <text:p>0.7392</text:p>
              </table:table-cell>
              <table:table-cell office:value-type="float" office:value="0.7386">
                <text:p>0.7386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91">
                <text:p>0.6691</text:p>
              </table:table-cell>
              <table:table-cell office:value-type="float" office:value="0.7432">
                <text:p>0.7432</text:p>
              </table:table-cell>
              <table:table-cell office:value-type="float" office:value="0.6649">
                <text:p>0.6649</text:p>
              </table:table-cell>
              <table:table-cell office:value-type="float" office:value="0.6679">
                <text:p>0.6679</text:p>
              </table:table-cell>
              <table:table-cell office:value-type="float" office:value="0.668">
                <text:p>0.668</text:p>
              </table:table-cell>
              <table:table-cell office:value-type="float" office:value="0.6534">
                <text:p>0.653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41">
                <text:p>0.5941</text:p>
              </table:table-cell>
              <table:table-cell office:value-type="float" office:value="0.6725">
                <text:p>0.6725</text:p>
              </table:table-cell>
              <table:table-cell office:value-type="float" office:value="0.7374">
                <text:p>0.7374</text:p>
              </table:table-cell>
              <table:table-cell office:value-type="float" office:value="0.7403">
                <text:p>0.7403</text:p>
              </table:table-cell>
              <table:table-cell office:value-type="float" office:value="0.7041">
                <text:p>0.70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01">
                <text:p>0.6701</text:p>
              </table:table-cell>
              <table:table-cell office:value-type="float" office:value="0.7431">
                <text:p>0.7431</text:p>
              </table:table-cell>
              <table:table-cell office:value-type="float" office:value="0.6644">
                <text:p>0.6644</text:p>
              </table:table-cell>
              <table:table-cell office:value-type="float" office:value="0.6681">
                <text:p>0.6681</text:p>
              </table:table-cell>
              <table:table-cell office:value-type="float" office:value="0.6669">
                <text:p>0.6669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68">
                <text:p>0.5968</text:p>
              </table:table-cell>
              <table:table-cell office:value-type="float" office:value="0.6718">
                <text:p>0.6718</text:p>
              </table:table-cell>
              <table:table-cell office:value-type="float" office:value="0.7375">
                <text:p>0.7375</text:p>
              </table:table-cell>
              <table:table-cell office:value-type="float" office:value="0.7369">
                <text:p>0.7369</text:p>
              </table:table-cell>
              <table:table-cell office:value-type="float" office:value="0.6962">
                <text:p>0.69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698">
                <text:p>0.6698</text:p>
              </table:table-cell>
              <table:table-cell office:value-type="float" office:value="0.7402">
                <text:p>0.7402</text:p>
              </table:table-cell>
              <table:table-cell office:value-type="float" office:value="0.6647">
                <text:p>0.6647</text:p>
              </table:table-cell>
              <table:table-cell office:value-type="float" office:value="0.6675">
                <text:p>0.6675</text:p>
              </table:table-cell>
              <table:table-cell office:value-type="float" office:value="0.6687">
                <text:p>0.6687</text:p>
              </table:table-cell>
              <table:table-cell office:value-type="float" office:value="0.6517">
                <text:p>0.651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75">
                <text:p>0.5975</text:p>
              </table:table-cell>
              <table:table-cell office:value-type="float" office:value="0.6714">
                <text:p>0.6714</text:p>
              </table:table-cell>
              <table:table-cell office:value-type="float" office:value="0.7374">
                <text:p>0.7374</text:p>
              </table:table-cell>
              <table:table-cell office:value-type="float" office:value="0.7415">
                <text:p>0.7415</text:p>
              </table:table-cell>
              <table:table-cell office:value-type="float" office:value="0.6913">
                <text:p>0.69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702">
                <text:p>0.6702</text:p>
              </table:table-cell>
              <table:table-cell office:value-type="float" office:value="0.744">
                <text:p>0.744</text:p>
              </table:table-cell>
              <table:table-cell office:value-type="float" office:value="0.6653">
                <text:p>0.6653</text:p>
              </table:table-cell>
              <table:table-cell office:value-type="float" office:value="0.6673">
                <text:p>0.6673</text:p>
              </table:table-cell>
              <table:table-cell office:value-type="float" office:value="0.667">
                <text:p>0.667</text:p>
              </table:table-cell>
              <table:table-cell office:value-type="float" office:value="0.6533">
                <text:p>0.653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28">
                <text:p>0.6028</text:p>
              </table:table-cell>
              <table:table-cell office:value-type="float" office:value="0.6719">
                <text:p>0.6719</text:p>
              </table:table-cell>
              <table:table-cell office:value-type="float" office:value="0.74">
                <text:p>0.74</text:p>
              </table:table-cell>
              <table:table-cell office:value-type="float" office:value="0.74">
                <text:p>0.74</text:p>
              </table:table-cell>
              <table:table-cell office:value-type="float" office:value="0.7013">
                <text:p>0.70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7">
                <text:p>0.67</text:p>
              </table:table-cell>
              <table:table-cell office:value-type="float" office:value="0.7432">
                <text:p>0.7432</text:p>
              </table:table-cell>
              <table:table-cell office:value-type="float" office:value="0.6645">
                <text:p>0.6645</text:p>
              </table:table-cell>
              <table:table-cell office:value-type="float" office:value="0.6676">
                <text:p>0.6676</text:p>
              </table:table-cell>
              <table:table-cell office:value-type="float" office:value="0.6676">
                <text:p>0.6676</text:p>
              </table:table-cell>
              <table:table-cell office:value-type="float" office:value="0.6541">
                <text:p>0.654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24">
                <text:p>0.5924</text:p>
              </table:table-cell>
              <table:table-cell office:value-type="float" office:value="0.6722">
                <text:p>0.6722</text:p>
              </table:table-cell>
              <table:table-cell office:value-type="float" office:value="0.739">
                <text:p>0.739</text:p>
              </table:table-cell>
              <table:table-cell office:value-type="float" office:value="0.7338">
                <text:p>0.7338</text:p>
              </table:table-cell>
              <table:table-cell office:value-type="float" office:value="0.6973">
                <text:p>0.69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701">
                <text:p>0.6701</text:p>
              </table:table-cell>
              <table:table-cell office:value-type="float" office:value="0.7392">
                <text:p>0.7392</text:p>
              </table:table-cell>
              <table:table-cell office:value-type="float" office:value="0.6653">
                <text:p>0.6653</text:p>
              </table:table-cell>
              <table:table-cell office:value-type="float" office:value="0.6681">
                <text:p>0.6681</text:p>
              </table:table-cell>
              <table:table-cell office:value-type="float" office:value="0.6678">
                <text:p>0.6678</text:p>
              </table:table-cell>
              <table:table-cell office:value-type="float" office:value="0.6533">
                <text:p>0.653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81">
                <text:p>0.5981</text:p>
              </table:table-cell>
              <table:table-cell office:value-type="float" office:value="0.6723">
                <text:p>0.6723</text:p>
              </table:table-cell>
              <table:table-cell office:value-type="float" office:value="0.7288">
                <text:p>0.7288</text:p>
              </table:table-cell>
              <table:table-cell office:value-type="float" office:value="0.7381">
                <text:p>0.7381</text:p>
              </table:table-cell>
              <table:table-cell office:value-type="float" office:value="0.6954">
                <text:p>0.69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709">
                <text:p>0.6709</text:p>
              </table:table-cell>
              <table:table-cell office:value-type="float" office:value="0.7423">
                <text:p>0.7423</text:p>
              </table:table-cell>
              <table:table-cell office:value-type="float" office:value="0.6645">
                <text:p>0.6645</text:p>
              </table:table-cell>
              <table:table-cell office:value-type="float" office:value="0.6672">
                <text:p>0.6672</text:p>
              </table:table-cell>
              <table:table-cell office:value-type="float" office:value="0.668">
                <text:p>0.668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877">
                <text:p>0.5877</text:p>
              </table:table-cell>
              <table:table-cell office:value-type="float" office:value="0.6719">
                <text:p>0.6719</text:p>
              </table:table-cell>
              <table:table-cell office:value-type="float" office:value="0.736">
                <text:p>0.736</text:p>
              </table:table-cell>
              <table:table-cell office:value-type="float" office:value="0.7414">
                <text:p>0.7414</text:p>
              </table:table-cell>
              <table:table-cell office:value-type="float" office:value="0.6848">
                <text:p>0.68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693">
                <text:p>0.6693</text:p>
              </table:table-cell>
              <table:table-cell office:value-type="float" office:value="0.7449">
                <text:p>0.7449</text:p>
              </table:table-cell>
              <table:table-cell office:value-type="float" office:value="0.6644">
                <text:p>0.6644</text:p>
              </table:table-cell>
              <table:table-cell office:value-type="float" office:value="0.6668">
                <text:p>0.6668</text:p>
              </table:table-cell>
              <table:table-cell office:value-type="float" office:value="0.6672">
                <text:p>0.6672</text:p>
              </table:table-cell>
              <table:table-cell office:value-type="float" office:value="0.6539">
                <text:p>0.653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885">
                <text:p>0.5885</text:p>
              </table:table-cell>
              <table:table-cell office:value-type="float" office:value="0.6715">
                <text:p>0.6715</text:p>
              </table:table-cell>
              <table:table-cell office:value-type="float" office:value="0.7356">
                <text:p>0.7356</text:p>
              </table:table-cell>
              <table:table-cell office:value-type="float" office:value="0.7368">
                <text:p>0.7368</text:p>
              </table:table-cell>
              <table:table-cell office:value-type="float" office:value="0.6996">
                <text:p>0.69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703">
                <text:p>0.6703</text:p>
              </table:table-cell>
              <table:table-cell office:value-type="float" office:value="0.7371">
                <text:p>0.7371</text:p>
              </table:table-cell>
              <table:table-cell office:value-type="float" office:value="0.6639">
                <text:p>0.6639</text:p>
              </table:table-cell>
              <table:table-cell office:value-type="float" office:value="0.6678">
                <text:p>0.6678</text:p>
              </table:table-cell>
              <table:table-cell office:value-type="float" office:value="0.667">
                <text:p>0.667</text:p>
              </table:table-cell>
              <table:table-cell office:value-type="float" office:value="0.6544">
                <text:p>0.654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19">
                <text:p>0.6019</text:p>
              </table:table-cell>
              <table:table-cell office:value-type="float" office:value="0.6712">
                <text:p>0.6712</text:p>
              </table:table-cell>
              <table:table-cell office:value-type="float" office:value="0.734">
                <text:p>0.734</text:p>
              </table:table-cell>
              <table:table-cell office:value-type="float" office:value="0.7429">
                <text:p>0.7429</text:p>
              </table:table-cell>
              <table:table-cell office:value-type="float" office:value="0.6965">
                <text:p>0.69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698">
                <text:p>0.6698</text:p>
              </table:table-cell>
              <table:table-cell office:value-type="float" office:value="0.7387">
                <text:p>0.7387</text:p>
              </table:table-cell>
              <table:table-cell office:value-type="float" office:value="0.6653">
                <text:p>0.6653</text:p>
              </table:table-cell>
              <table:table-cell office:value-type="float" office:value="0.6671">
                <text:p>0.6671</text:p>
              </table:table-cell>
              <table:table-cell office:value-type="float" office:value="0.6669">
                <text:p>0.6669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19">
                <text:p>0.6019</text:p>
              </table:table-cell>
              <table:table-cell office:value-type="float" office:value="0.6721">
                <text:p>0.6721</text:p>
              </table:table-cell>
              <table:table-cell office:value-type="float" office:value="0.7367">
                <text:p>0.7367</text:p>
              </table:table-cell>
              <table:table-cell office:value-type="float" office:value="0.7408">
                <text:p>0.7408</text:p>
              </table:table-cell>
              <table:table-cell office:value-type="float" office:value="0.6971">
                <text:p>0.69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708">
                <text:p>0.6708</text:p>
              </table:table-cell>
              <table:table-cell office:value-type="float" office:value="0.7405">
                <text:p>0.7405</text:p>
              </table:table-cell>
              <table:table-cell office:value-type="float" office:value="0.6653">
                <text:p>0.6653</text:p>
              </table:table-cell>
              <table:table-cell office:value-type="float" office:value="0.6677">
                <text:p>0.6677</text:p>
              </table:table-cell>
              <table:table-cell office:value-type="float" office:value="0.6669">
                <text:p>0.6669</text:p>
              </table:table-cell>
              <table:table-cell office:value-type="float" office:value="0.6523">
                <text:p>0.652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58">
                <text:p>0.5958</text:p>
              </table:table-cell>
              <table:table-cell office:value-type="float" office:value="0.6718">
                <text:p>0.6718</text:p>
              </table:table-cell>
              <table:table-cell office:value-type="float" office:value="0.7328">
                <text:p>0.7328</text:p>
              </table:table-cell>
              <table:table-cell office:value-type="float" office:value="0.7408">
                <text:p>0.7408</text:p>
              </table:table-cell>
              <table:table-cell office:value-type="float" office:value="0.696">
                <text:p>0.6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712">
                <text:p>0.6712</text:p>
              </table:table-cell>
              <table:table-cell office:value-type="float" office:value="0.7372">
                <text:p>0.7372</text:p>
              </table:table-cell>
              <table:table-cell office:value-type="float" office:value="0.6641">
                <text:p>0.6641</text:p>
              </table:table-cell>
              <table:table-cell office:value-type="float" office:value="0.6672">
                <text:p>0.6672</text:p>
              </table:table-cell>
              <table:table-cell office:value-type="float" office:value="0.6678">
                <text:p>0.6678</text:p>
              </table:table-cell>
              <table:table-cell office:value-type="float" office:value="0.6522">
                <text:p>0.652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66">
                <text:p>0.5966</text:p>
              </table:table-cell>
              <table:table-cell office:value-type="float" office:value="0.6729">
                <text:p>0.6729</text:p>
              </table:table-cell>
              <table:table-cell office:value-type="float" office:value="0.7309">
                <text:p>0.7309</text:p>
              </table:table-cell>
              <table:table-cell office:value-type="float" office:value="0.7402">
                <text:p>0.7402</text:p>
              </table:table-cell>
              <table:table-cell office:value-type="float" office:value="0.6912">
                <text:p>0.69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702">
                <text:p>0.6702</text:p>
              </table:table-cell>
              <table:table-cell office:value-type="float" office:value="0.7407">
                <text:p>0.7407</text:p>
              </table:table-cell>
              <table:table-cell office:value-type="float" office:value="0.6645">
                <text:p>0.6645</text:p>
              </table:table-cell>
              <table:table-cell office:value-type="float" office:value="0.6668">
                <text:p>0.6668</text:p>
              </table:table-cell>
              <table:table-cell office:value-type="float" office:value="0.6672">
                <text:p>0.6672</text:p>
              </table:table-cell>
              <table:table-cell office:value-type="float" office:value="0.6537">
                <text:p>0.653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32">
                <text:p>0.6032</text:p>
              </table:table-cell>
              <table:table-cell office:value-type="float" office:value="0.6729">
                <text:p>0.6729</text:p>
              </table:table-cell>
              <table:table-cell office:value-type="float" office:value="0.7342">
                <text:p>0.7342</text:p>
              </table:table-cell>
              <table:table-cell office:value-type="float" office:value="0.7402">
                <text:p>0.7402</text:p>
              </table:table-cell>
              <table:table-cell office:value-type="float" office:value="0.7007">
                <text:p>0.70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7">
                <text:p>0.67</text:p>
              </table:table-cell>
              <table:table-cell office:value-type="float" office:value="0.7389">
                <text:p>0.7389</text:p>
              </table:table-cell>
              <table:table-cell office:value-type="float" office:value="0.6639">
                <text:p>0.6639</text:p>
              </table:table-cell>
              <table:table-cell office:value-type="float" office:value="0.6668">
                <text:p>0.6668</text:p>
              </table:table-cell>
              <table:table-cell office:value-type="float" office:value="0.6682">
                <text:p>0.6682</text:p>
              </table:table-cell>
              <table:table-cell office:value-type="float" office:value="0.6537">
                <text:p>0.653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06">
                <text:p>0.5906</text:p>
              </table:table-cell>
              <table:table-cell office:value-type="float" office:value="0.6729">
                <text:p>0.6729</text:p>
              </table:table-cell>
              <table:table-cell office:value-type="float" office:value="0.7374">
                <text:p>0.7374</text:p>
              </table:table-cell>
              <table:table-cell office:value-type="float" office:value="0.7423">
                <text:p>0.7423</text:p>
              </table:table-cell>
              <table:table-cell office:value-type="float" office:value="0.6931">
                <text:p>0.69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704">
                <text:p>0.6704</text:p>
              </table:table-cell>
              <table:table-cell office:value-type="float" office:value="0.74">
                <text:p>0.74</text:p>
              </table:table-cell>
              <table:table-cell office:value-type="float" office:value="0.6642">
                <text:p>0.6642</text:p>
              </table:table-cell>
              <table:table-cell office:value-type="float" office:value="0.6671">
                <text:p>0.6671</text:p>
              </table:table-cell>
              <table:table-cell office:value-type="float" office:value="0.6681">
                <text:p>0.6681</text:p>
              </table:table-cell>
              <table:table-cell office:value-type="float" office:value="0.6537">
                <text:p>0.653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83">
                <text:p>0.5983</text:p>
              </table:table-cell>
              <table:table-cell office:value-type="float" office:value="0.6727">
                <text:p>0.6727</text:p>
              </table:table-cell>
              <table:table-cell office:value-type="float" office:value="0.7319">
                <text:p>0.7319</text:p>
              </table:table-cell>
              <table:table-cell office:value-type="float" office:value="0.7427">
                <text:p>0.7427</text:p>
              </table:table-cell>
              <table:table-cell office:value-type="float" office:value="0.699">
                <text:p>0.6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699">
                <text:p>0.6699</text:p>
              </table:table-cell>
              <table:table-cell office:value-type="float" office:value="0.7391">
                <text:p>0.7391</text:p>
              </table:table-cell>
              <table:table-cell office:value-type="float" office:value="0.6645">
                <text:p>0.6645</text:p>
              </table:table-cell>
              <table:table-cell office:value-type="float" office:value="0.667">
                <text:p>0.667</text:p>
              </table:table-cell>
              <table:table-cell office:value-type="float" office:value="0.6665">
                <text:p>0.6665</text:p>
              </table:table-cell>
              <table:table-cell office:value-type="float" office:value="0.6546">
                <text:p>0.654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88">
                <text:p>0.5988</text:p>
              </table:table-cell>
              <table:table-cell office:value-type="float" office:value="0.6731">
                <text:p>0.6731</text:p>
              </table:table-cell>
              <table:table-cell office:value-type="float" office:value="0.7359">
                <text:p>0.7359</text:p>
              </table:table-cell>
              <table:table-cell office:value-type="float" office:value="0.7389">
                <text:p>0.7389</text:p>
              </table:table-cell>
              <table:table-cell office:value-type="float" office:value="0.6979">
                <text:p>0.69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709">
                <text:p>0.6709</text:p>
              </table:table-cell>
              <table:table-cell office:value-type="float" office:value="0.7383">
                <text:p>0.7383</text:p>
              </table:table-cell>
              <table:table-cell office:value-type="float" office:value="0.6639">
                <text:p>0.6639</text:p>
              </table:table-cell>
              <table:table-cell office:value-type="float" office:value="0.6676">
                <text:p>0.6676</text:p>
              </table:table-cell>
              <table:table-cell office:value-type="float" office:value="0.6674">
                <text:p>0.6674</text:p>
              </table:table-cell>
              <table:table-cell office:value-type="float" office:value="0.6542">
                <text:p>0.654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893">
                <text:p>0.5893</text:p>
              </table:table-cell>
              <table:table-cell office:value-type="float" office:value="0.6734">
                <text:p>0.6734</text:p>
              </table:table-cell>
              <table:table-cell office:value-type="float" office:value="0.7379">
                <text:p>0.7379</text:p>
              </table:table-cell>
              <table:table-cell office:value-type="float" office:value="0.739">
                <text:p>0.739</text:p>
              </table:table-cell>
              <table:table-cell office:value-type="float" office:value="0.6957">
                <text:p>0.69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707">
                <text:p>0.6707</text:p>
              </table:table-cell>
              <table:table-cell office:value-type="float" office:value="0.7373">
                <text:p>0.7373</text:p>
              </table:table-cell>
              <table:table-cell office:value-type="float" office:value="0.6642">
                <text:p>0.6642</text:p>
              </table:table-cell>
              <table:table-cell office:value-type="float" office:value="0.667">
                <text:p>0.667</text:p>
              </table:table-cell>
              <table:table-cell office:value-type="float" office:value="0.6677">
                <text:p>0.6677</text:p>
              </table:table-cell>
              <table:table-cell office:value-type="float" office:value="0.6539">
                <text:p>0.653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45">
                <text:p>0.5945</text:p>
              </table:table-cell>
              <table:table-cell office:value-type="float" office:value="0.6729">
                <text:p>0.6729</text:p>
              </table:table-cell>
              <table:table-cell office:value-type="float" office:value="0.7328">
                <text:p>0.7328</text:p>
              </table:table-cell>
              <table:table-cell office:value-type="float" office:value="0.7407">
                <text:p>0.7407</text:p>
              </table:table-cell>
              <table:table-cell office:value-type="float" office:value="0.6966">
                <text:p>0.69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702">
                <text:p>0.6702</text:p>
              </table:table-cell>
              <table:table-cell office:value-type="float" office:value="0.7365">
                <text:p>0.7365</text:p>
              </table:table-cell>
              <table:table-cell office:value-type="float" office:value="0.6638">
                <text:p>0.6638</text:p>
              </table:table-cell>
              <table:table-cell office:value-type="float" office:value="0.667">
                <text:p>0.667</text:p>
              </table:table-cell>
              <table:table-cell office:value-type="float" office:value="0.6675">
                <text:p>0.6675</text:p>
              </table:table-cell>
              <table:table-cell office:value-type="float" office:value="0.6546">
                <text:p>0.654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4">
                <text:p>0.594</text:p>
              </table:table-cell>
              <table:table-cell office:value-type="float" office:value="0.6721">
                <text:p>0.6721</text:p>
              </table:table-cell>
              <table:table-cell office:value-type="float" office:value="0.7372">
                <text:p>0.7372</text:p>
              </table:table-cell>
              <table:table-cell office:value-type="float" office:value="0.7391">
                <text:p>0.7391</text:p>
              </table:table-cell>
              <table:table-cell office:value-type="float" office:value="0.7006">
                <text:p>0.70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702">
                <text:p>0.6702</text:p>
              </table:table-cell>
              <table:table-cell office:value-type="float" office:value="0.7361">
                <text:p>0.7361</text:p>
              </table:table-cell>
              <table:table-cell office:value-type="float" office:value="0.6645">
                <text:p>0.6645</text:p>
              </table:table-cell>
              <table:table-cell office:value-type="float" office:value="0.667">
                <text:p>0.667</text:p>
              </table:table-cell>
              <table:table-cell office:value-type="float" office:value="0.6674">
                <text:p>0.6674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43">
                <text:p>0.5943</text:p>
              </table:table-cell>
              <table:table-cell office:value-type="float" office:value="0.6716">
                <text:p>0.6716</text:p>
              </table:table-cell>
              <table:table-cell office:value-type="float" office:value="0.7327">
                <text:p>0.7327</text:p>
              </table:table-cell>
              <table:table-cell office:value-type="float" office:value="0.7407">
                <text:p>0.7407</text:p>
              </table:table-cell>
              <table:table-cell office:value-type="float" office:value="0.6938">
                <text:p>0.69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709">
                <text:p>0.6709</text:p>
              </table:table-cell>
              <table:table-cell office:value-type="float" office:value="0.7381">
                <text:p>0.7381</text:p>
              </table:table-cell>
              <table:table-cell office:value-type="float" office:value="0.6646">
                <text:p>0.6646</text:p>
              </table:table-cell>
              <table:table-cell office:value-type="float" office:value="0.6668">
                <text:p>0.6668</text:p>
              </table:table-cell>
              <table:table-cell office:value-type="float" office:value="0.6679">
                <text:p>0.6679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08">
                <text:p>0.6008</text:p>
              </table:table-cell>
              <table:table-cell office:value-type="float" office:value="0.6726">
                <text:p>0.6726</text:p>
              </table:table-cell>
              <table:table-cell office:value-type="float" office:value="0.7375">
                <text:p>0.7375</text:p>
              </table:table-cell>
              <table:table-cell office:value-type="float" office:value="0.7418">
                <text:p>0.7418</text:p>
              </table:table-cell>
              <table:table-cell office:value-type="float" office:value="0.7019">
                <text:p>0.70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695">
                <text:p>0.6695</text:p>
              </table:table-cell>
              <table:table-cell office:value-type="float" office:value="0.7418">
                <text:p>0.7418</text:p>
              </table:table-cell>
              <table:table-cell office:value-type="float" office:value="0.6647">
                <text:p>0.6647</text:p>
              </table:table-cell>
              <table:table-cell office:value-type="float" office:value="0.6663">
                <text:p>0.6663</text:p>
              </table:table-cell>
              <table:table-cell office:value-type="float" office:value="0.6676">
                <text:p>0.6676</text:p>
              </table:table-cell>
              <table:table-cell office:value-type="float" office:value="0.6541">
                <text:p>0.654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874">
                <text:p>0.5874</text:p>
              </table:table-cell>
              <table:table-cell office:value-type="float" office:value="0.6724">
                <text:p>0.6724</text:p>
              </table:table-cell>
              <table:table-cell office:value-type="float" office:value="0.7373">
                <text:p>0.7373</text:p>
              </table:table-cell>
              <table:table-cell office:value-type="float" office:value="0.7388">
                <text:p>0.7388</text:p>
              </table:table-cell>
              <table:table-cell office:value-type="float" office:value="0.6979">
                <text:p>0.69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699">
                <text:p>0.6699</text:p>
              </table:table-cell>
              <table:table-cell office:value-type="float" office:value="0.7403">
                <text:p>0.7403</text:p>
              </table:table-cell>
              <table:table-cell office:value-type="float" office:value="0.6648">
                <text:p>0.6648</text:p>
              </table:table-cell>
              <table:table-cell office:value-type="float" office:value="0.667">
                <text:p>0.667</text:p>
              </table:table-cell>
              <table:table-cell office:value-type="float" office:value="0.6674">
                <text:p>0.6674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62">
                <text:p>0.5962</text:p>
              </table:table-cell>
              <table:table-cell office:value-type="float" office:value="0.6723">
                <text:p>0.6723</text:p>
              </table:table-cell>
              <table:table-cell office:value-type="float" office:value="0.7361">
                <text:p>0.7361</text:p>
              </table:table-cell>
              <table:table-cell office:value-type="float" office:value="0.7424">
                <text:p>0.7424</text:p>
              </table:table-cell>
              <table:table-cell office:value-type="float" office:value="0.6978">
                <text:p>0.69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7">
                <text:p>0.67</text:p>
              </table:table-cell>
              <table:table-cell office:value-type="float" office:value="0.7425">
                <text:p>0.7425</text:p>
              </table:table-cell>
              <table:table-cell office:value-type="float" office:value="0.6644">
                <text:p>0.6644</text:p>
              </table:table-cell>
              <table:table-cell office:value-type="float" office:value="0.6675">
                <text:p>0.6675</text:p>
              </table:table-cell>
              <table:table-cell office:value-type="float" office:value="0.6678">
                <text:p>0.6678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859">
                <text:p>0.5859</text:p>
              </table:table-cell>
              <table:table-cell office:value-type="float" office:value="0.6724">
                <text:p>0.6724</text:p>
              </table:table-cell>
              <table:table-cell office:value-type="float" office:value="0.738">
                <text:p>0.738</text:p>
              </table:table-cell>
              <table:table-cell office:value-type="float" office:value="0.7411">
                <text:p>0.7411</text:p>
              </table:table-cell>
              <table:table-cell office:value-type="float" office:value="0.6942">
                <text:p>0.69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697">
                <text:p>0.6697</text:p>
              </table:table-cell>
              <table:table-cell office:value-type="float" office:value="0.7387">
                <text:p>0.7387</text:p>
              </table:table-cell>
              <table:table-cell office:value-type="float" office:value="0.6642">
                <text:p>0.6642</text:p>
              </table:table-cell>
              <table:table-cell office:value-type="float" office:value="0.6671">
                <text:p>0.6671</text:p>
              </table:table-cell>
              <table:table-cell office:value-type="float" office:value="0.6672">
                <text:p>0.6672</text:p>
              </table:table-cell>
              <table:table-cell office:value-type="float" office:value="0.6526">
                <text:p>0.652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06">
                <text:p>0.5906</text:p>
              </table:table-cell>
              <table:table-cell office:value-type="float" office:value="0.6729">
                <text:p>0.6729</text:p>
              </table:table-cell>
              <table:table-cell office:value-type="float" office:value="0.7321">
                <text:p>0.7321</text:p>
              </table:table-cell>
              <table:table-cell office:value-type="float" office:value="0.7431">
                <text:p>0.7431</text:p>
              </table:table-cell>
              <table:table-cell office:value-type="float" office:value="0.6984">
                <text:p>0.69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699">
                <text:p>0.6699</text:p>
              </table:table-cell>
              <table:table-cell office:value-type="float" office:value="0.7391">
                <text:p>0.7391</text:p>
              </table:table-cell>
              <table:table-cell office:value-type="float" office:value="0.6641">
                <text:p>0.6641</text:p>
              </table:table-cell>
              <table:table-cell office:value-type="float" office:value="0.6675">
                <text:p>0.6675</text:p>
              </table:table-cell>
              <table:table-cell office:value-type="float" office:value="0.6676">
                <text:p>0.6676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39">
                <text:p>0.5939</text:p>
              </table:table-cell>
              <table:table-cell office:value-type="float" office:value="0.6729">
                <text:p>0.6729</text:p>
              </table:table-cell>
              <table:table-cell office:value-type="float" office:value="0.7385">
                <text:p>0.7385</text:p>
              </table:table-cell>
              <table:table-cell office:value-type="float" office:value="0.7414">
                <text:p>0.7414</text:p>
              </table:table-cell>
              <table:table-cell office:value-type="float" office:value="0.6999">
                <text:p>0.69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705">
                <text:p>0.6705</text:p>
              </table:table-cell>
              <table:table-cell office:value-type="float" office:value="0.738">
                <text:p>0.738</text:p>
              </table:table-cell>
              <table:table-cell office:value-type="float" office:value="0.6637">
                <text:p>0.6637</text:p>
              </table:table-cell>
              <table:table-cell office:value-type="float" office:value="0.6675">
                <text:p>0.6675</text:p>
              </table:table-cell>
              <table:table-cell office:value-type="float" office:value="0.6676">
                <text:p>0.6676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841">
                <text:p>0.5841</text:p>
              </table:table-cell>
              <table:table-cell office:value-type="float" office:value="0.671">
                <text:p>0.671</text:p>
              </table:table-cell>
              <table:table-cell office:value-type="float" office:value="0.7337">
                <text:p>0.7337</text:p>
              </table:table-cell>
              <table:table-cell office:value-type="float" office:value="0.7414">
                <text:p>0.7414</text:p>
              </table:table-cell>
              <table:table-cell office:value-type="float" office:value="0.6982">
                <text:p>0.69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702">
                <text:p>0.6702</text:p>
              </table:table-cell>
              <table:table-cell office:value-type="float" office:value="0.7397">
                <text:p>0.7397</text:p>
              </table:table-cell>
              <table:table-cell office:value-type="float" office:value="0.6644">
                <text:p>0.6644</text:p>
              </table:table-cell>
              <table:table-cell office:value-type="float" office:value="0.6667">
                <text:p>0.6667</text:p>
              </table:table-cell>
              <table:table-cell office:value-type="float" office:value="0.667">
                <text:p>0.667</text:p>
              </table:table-cell>
              <table:table-cell office:value-type="float" office:value="0.6532">
                <text:p>0.653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02">
                <text:p>0.5902</text:p>
              </table:table-cell>
              <table:table-cell office:value-type="float" office:value="0.673">
                <text:p>0.673</text:p>
              </table:table-cell>
              <table:table-cell office:value-type="float" office:value="0.7382">
                <text:p>0.7382</text:p>
              </table:table-cell>
              <table:table-cell office:value-type="float" office:value="0.7406">
                <text:p>0.7406</text:p>
              </table:table-cell>
              <table:table-cell office:value-type="float" office:value="0.6958">
                <text:p>0.69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698">
                <text:p>0.6698</text:p>
              </table:table-cell>
              <table:table-cell office:value-type="float" office:value="0.7386">
                <text:p>0.7386</text:p>
              </table:table-cell>
              <table:table-cell office:value-type="float" office:value="0.664">
                <text:p>0.664</text:p>
              </table:table-cell>
              <table:table-cell office:value-type="float" office:value="0.667">
                <text:p>0.667</text:p>
              </table:table-cell>
              <table:table-cell office:value-type="float" office:value="0.6668">
                <text:p>0.6668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25">
                <text:p>0.5925</text:p>
              </table:table-cell>
              <table:table-cell office:value-type="float" office:value="0.6719">
                <text:p>0.6719</text:p>
              </table:table-cell>
              <table:table-cell office:value-type="float" office:value="0.7385">
                <text:p>0.7385</text:p>
              </table:table-cell>
              <table:table-cell office:value-type="float" office:value="0.7383">
                <text:p>0.7383</text:p>
              </table:table-cell>
              <table:table-cell office:value-type="float" office:value="0.6986">
                <text:p>0.69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705">
                <text:p>0.6705</text:p>
              </table:table-cell>
              <table:table-cell office:value-type="float" office:value="0.7363">
                <text:p>0.7363</text:p>
              </table:table-cell>
              <table:table-cell office:value-type="float" office:value="0.6647">
                <text:p>0.6647</text:p>
              </table:table-cell>
              <table:table-cell office:value-type="float" office:value="0.6664">
                <text:p>0.6664</text:p>
              </table:table-cell>
              <table:table-cell office:value-type="float" office:value="0.6672">
                <text:p>0.6672</text:p>
              </table:table-cell>
              <table:table-cell office:value-type="float" office:value="0.6551">
                <text:p>0.655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891">
                <text:p>0.5891</text:p>
              </table:table-cell>
              <table:table-cell office:value-type="float" office:value="0.6709">
                <text:p>0.6709</text:p>
              </table:table-cell>
              <table:table-cell office:value-type="float" office:value="0.7355">
                <text:p>0.7355</text:p>
              </table:table-cell>
              <table:table-cell office:value-type="float" office:value="0.7421">
                <text:p>0.7421</text:p>
              </table:table-cell>
              <table:table-cell office:value-type="float" office:value="0.7025">
                <text:p>0.70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697">
                <text:p>0.6697</text:p>
              </table:table-cell>
              <table:table-cell office:value-type="float" office:value="0.742">
                <text:p>0.742</text:p>
              </table:table-cell>
              <table:table-cell office:value-type="float" office:value="0.664">
                <text:p>0.664</text:p>
              </table:table-cell>
              <table:table-cell office:value-type="float" office:value="0.6667">
                <text:p>0.6667</text:p>
              </table:table-cell>
              <table:table-cell office:value-type="float" office:value="0.6677">
                <text:p>0.6677</text:p>
              </table:table-cell>
              <table:table-cell office:value-type="float" office:value="0.6545">
                <text:p>0.654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27">
                <text:p>0.5927</text:p>
              </table:table-cell>
              <table:table-cell office:value-type="float" office:value="0.6732">
                <text:p>0.6732</text:p>
              </table:table-cell>
              <table:table-cell office:value-type="float" office:value="0.738">
                <text:p>0.738</text:p>
              </table:table-cell>
              <table:table-cell office:value-type="float" office:value="0.7364">
                <text:p>0.7364</text:p>
              </table:table-cell>
              <table:table-cell office:value-type="float" office:value="0.7026">
                <text:p>0.70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703">
                <text:p>0.6703</text:p>
              </table:table-cell>
              <table:table-cell office:value-type="float" office:value="0.7402">
                <text:p>0.7402</text:p>
              </table:table-cell>
              <table:table-cell office:value-type="float" office:value="0.6649">
                <text:p>0.6649</text:p>
              </table:table-cell>
              <table:table-cell office:value-type="float" office:value="0.667">
                <text:p>0.667</text:p>
              </table:table-cell>
              <table:table-cell office:value-type="float" office:value="0.6681">
                <text:p>0.6681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41">
                <text:p>0.5941</text:p>
              </table:table-cell>
              <table:table-cell office:value-type="float" office:value="0.6712">
                <text:p>0.6712</text:p>
              </table:table-cell>
              <table:table-cell office:value-type="float" office:value="0.7376">
                <text:p>0.7376</text:p>
              </table:table-cell>
              <table:table-cell office:value-type="float" office:value="0.743">
                <text:p>0.743</text:p>
              </table:table-cell>
              <table:table-cell office:value-type="float" office:value="0.6986">
                <text:p>0.69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706">
                <text:p>0.6706</text:p>
              </table:table-cell>
              <table:table-cell office:value-type="float" office:value="0.7453">
                <text:p>0.7453</text:p>
              </table:table-cell>
              <table:table-cell office:value-type="float" office:value="0.6641">
                <text:p>0.6641</text:p>
              </table:table-cell>
              <table:table-cell office:value-type="float" office:value="0.6669">
                <text:p>0.6669</text:p>
              </table:table-cell>
              <table:table-cell office:value-type="float" office:value="0.6674">
                <text:p>0.6674</text:p>
              </table:table-cell>
              <table:table-cell office:value-type="float" office:value="0.6542">
                <text:p>0.654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52">
                <text:p>0.5952</text:p>
              </table:table-cell>
              <table:table-cell office:value-type="float" office:value="0.6723">
                <text:p>0.6723</text:p>
              </table:table-cell>
              <table:table-cell office:value-type="float" office:value="0.7351">
                <text:p>0.7351</text:p>
              </table:table-cell>
              <table:table-cell office:value-type="float" office:value="0.7386">
                <text:p>0.7386</text:p>
              </table:table-cell>
              <table:table-cell office:value-type="float" office:value="0.6941">
                <text:p>0.69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701">
                <text:p>0.6701</text:p>
              </table:table-cell>
              <table:table-cell office:value-type="float" office:value="0.738">
                <text:p>0.738</text:p>
              </table:table-cell>
              <table:table-cell office:value-type="float" office:value="0.6641">
                <text:p>0.6641</text:p>
              </table:table-cell>
              <table:table-cell office:value-type="float" office:value="0.6674">
                <text:p>0.6674</text:p>
              </table:table-cell>
              <table:table-cell office:value-type="float" office:value="0.6681">
                <text:p>0.6681</text:p>
              </table:table-cell>
              <table:table-cell office:value-type="float" office:value="0.6537">
                <text:p>0.653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52">
                <text:p>0.5952</text:p>
              </table:table-cell>
              <table:table-cell office:value-type="float" office:value="0.6734">
                <text:p>0.6734</text:p>
              </table:table-cell>
              <table:table-cell office:value-type="float" office:value="0.7359">
                <text:p>0.7359</text:p>
              </table:table-cell>
              <table:table-cell office:value-type="float" office:value="0.7382">
                <text:p>0.7382</text:p>
              </table:table-cell>
              <table:table-cell office:value-type="float" office:value="0.6983">
                <text:p>0.69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734cm" svg:height="19.77cm" xlink:href=".." xlink:type="simple" chart:class="chart:line" chart:style-name="ch1">
        <chart:legend chart:legend-position="end" svg:x="34.665cm" svg:y="9.337cm" style:legend-expansion="high" chart:style-name="ch2"/>
        <chart:plot-area chart:style-name="ch3" table:cell-range-address="Planilha1.H2:Planilha1.H202 Planilha1.N2:Planilha1.N202" chart:data-source-has-labels="row" svg:x="0.774cm" svg:y="0.395cm" svg:width="33.117cm" svg:height="18.98cm">
          <chartooo:coordinate-region svg:x="1.501cm" svg:y="0.516cm" svg:width="32.39cm" svg:height="17.8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H3:Planilha1.H202" chart:label-cell-address="Planilha1.H2:Planilha1.H2" chart:class="chart:line">
            <chart:data-point chart:repeated="200"/>
          </chart:series>
          <chart:series chart:style-name="ch7" chart:values-cell-range-address="Planilha1.N3:Planilha1.N202" chart:label-cell-address="Planilha1.N2:Planilha1.N2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_dropout</text:p>
                <draw:g>
                  <svg:desc>Planilha1.H2:Planilha1.H2</svg:desc>
                </draw:g>
              </table:table-cell>
              <table:table-cell office:value-type="string">
                <text:p>acc_dropgrad_0.1</text:p>
                <draw:g>
                  <svg:desc>Planilha1.N2:Planilha1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6180000019">
                <text:p>0.186180000019</text:p>
                <draw:g>
                  <svg:desc>Planilha1.H3:Planilha1.H202</svg:desc>
                </draw:g>
              </table:table-cell>
              <table:table-cell office:value-type="float" office:value="0.23850000001">
                <text:p>0.23850000001</text:p>
                <draw:g>
                  <svg:desc>Planilha1.N3:Planilha1.N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108">
                <text:p>0.28108</text:p>
              </table:table-cell>
              <table:table-cell office:value-type="float" office:value="0.356699999981">
                <text:p>0.35669999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801999999">
                <text:p>0.33801999999</text:p>
              </table:table-cell>
              <table:table-cell office:value-type="float" office:value="0.410380000019">
                <text:p>0.410380000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736">
                <text:p>0.37736</text:p>
              </table:table-cell>
              <table:table-cell office:value-type="float" office:value="0.4504">
                <text:p>0.45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498000001">
                <text:p>0.40498000001</text:p>
              </table:table-cell>
              <table:table-cell office:value-type="float" office:value="0.480859999981">
                <text:p>0.480859999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185999999">
                <text:p>0.43185999999</text:p>
              </table:table-cell>
              <table:table-cell office:value-type="float" office:value="0.510340000038">
                <text:p>0.510340000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098">
                <text:p>0.45098</text:p>
              </table:table-cell>
              <table:table-cell office:value-type="float" office:value="0.533299999962">
                <text:p>0.5332999999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907999999">
                <text:p>0.46907999999</text:p>
              </table:table-cell>
              <table:table-cell office:value-type="float" office:value="0.556359999981">
                <text:p>0.5563599999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6860000038">
                <text:p>0.486860000038</text:p>
              </table:table-cell>
              <table:table-cell office:value-type="float" office:value="0.571839999981">
                <text:p>0.571839999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8519999981">
                <text:p>0.498519999981</text:p>
              </table:table-cell>
              <table:table-cell office:value-type="float" office:value="0.5889">
                <text:p>0.5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09860000038">
                <text:p>0.509860000038</text:p>
              </table:table-cell>
              <table:table-cell office:value-type="float" office:value="0.601880000038">
                <text:p>0.6018800000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8979999962">
                <text:p>0.518979999962</text:p>
              </table:table-cell>
              <table:table-cell office:value-type="float" office:value="0.620080000019">
                <text:p>0.620080000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8700000038">
                <text:p>0.528700000038</text:p>
              </table:table-cell>
              <table:table-cell office:value-type="float" office:value="0.630779999981">
                <text:p>0.6307799999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03">
                <text:p>0.5403</text:p>
              </table:table-cell>
              <table:table-cell office:value-type="float" office:value="0.645560000038">
                <text:p>0.6455600000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51460000038">
                <text:p>0.551460000038</text:p>
              </table:table-cell>
              <table:table-cell office:value-type="float" office:value="0.65422">
                <text:p>0.654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58080000038">
                <text:p>0.558080000038</text:p>
              </table:table-cell>
              <table:table-cell office:value-type="float" office:value="0.665600000038">
                <text:p>0.665600000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2499999962">
                <text:p>0.562499999962</text:p>
              </table:table-cell>
              <table:table-cell office:value-type="float" office:value="0.675940000038">
                <text:p>0.6759400000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70059999962">
                <text:p>0.570059999962</text:p>
              </table:table-cell>
              <table:table-cell office:value-type="float" office:value="0.68672">
                <text:p>0.686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79460000019">
                <text:p>0.579460000019</text:p>
              </table:table-cell>
              <table:table-cell office:value-type="float" office:value="0.697859999981">
                <text:p>0.6978599999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89339999981">
                <text:p>0.589339999981</text:p>
              </table:table-cell>
              <table:table-cell office:value-type="float" office:value="0.704859999981">
                <text:p>0.704859999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93439999981">
                <text:p>0.593439999981</text:p>
              </table:table-cell>
              <table:table-cell office:value-type="float" office:value="0.715140000019">
                <text:p>0.7151400000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99319999981">
                <text:p>0.599319999981</text:p>
              </table:table-cell>
              <table:table-cell office:value-type="float" office:value="0.724799999962">
                <text:p>0.7247999999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08079999981">
                <text:p>0.608079999981</text:p>
              </table:table-cell>
              <table:table-cell office:value-type="float" office:value="0.732939999981">
                <text:p>0.7329399999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10419999962">
                <text:p>0.610419999962</text:p>
              </table:table-cell>
              <table:table-cell office:value-type="float" office:value="0.739320000019">
                <text:p>0.7393200000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1414">
                <text:p>0.61414</text:p>
              </table:table-cell>
              <table:table-cell office:value-type="float" office:value="0.749080000019">
                <text:p>0.7490800000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19580000038">
                <text:p>0.619580000038</text:p>
              </table:table-cell>
              <table:table-cell office:value-type="float" office:value="0.7565">
                <text:p>0.75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2216">
                <text:p>0.62216</text:p>
              </table:table-cell>
              <table:table-cell office:value-type="float" office:value="0.763939999981">
                <text:p>0.7639399999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31859999962">
                <text:p>0.631859999962</text:p>
              </table:table-cell>
              <table:table-cell office:value-type="float" office:value="0.773439999981">
                <text:p>0.7734399999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33680000019">
                <text:p>0.633680000019</text:p>
              </table:table-cell>
              <table:table-cell office:value-type="float" office:value="0.777559999962">
                <text:p>0.777559999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391">
                <text:p>0.6391</text:p>
              </table:table-cell>
              <table:table-cell office:value-type="float" office:value="0.788719999962">
                <text:p>0.7887199999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43579999981">
                <text:p>0.643579999981</text:p>
              </table:table-cell>
              <table:table-cell office:value-type="float" office:value="0.7976">
                <text:p>0.79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7440000019">
                <text:p>0.647440000019</text:p>
              </table:table-cell>
              <table:table-cell office:value-type="float" office:value="0.802700000038">
                <text:p>0.8027000000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8839999981">
                <text:p>0.648839999981</text:p>
              </table:table-cell>
              <table:table-cell office:value-type="float" office:value="0.810440000038">
                <text:p>0.8104400000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55999999962">
                <text:p>0.655999999962</text:p>
              </table:table-cell>
              <table:table-cell office:value-type="float" office:value="0.815839999962">
                <text:p>0.8158399999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5634">
                <text:p>0.65634</text:p>
              </table:table-cell>
              <table:table-cell office:value-type="float" office:value="0.824579999962">
                <text:p>0.8245799999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63159999962">
                <text:p>0.663159999962</text:p>
              </table:table-cell>
              <table:table-cell office:value-type="float" office:value="0.83248">
                <text:p>0.832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66079999962">
                <text:p>0.666079999962</text:p>
              </table:table-cell>
              <table:table-cell office:value-type="float" office:value="0.839479999962">
                <text:p>0.8394799999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66700000019">
                <text:p>0.666700000019</text:p>
              </table:table-cell>
              <table:table-cell office:value-type="float" office:value="0.845859999962">
                <text:p>0.8458599999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68859999962">
                <text:p>0.668859999962</text:p>
              </table:table-cell>
              <table:table-cell office:value-type="float" office:value="0.853159999962">
                <text:p>0.8531599999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72859999981">
                <text:p>0.672859999981</text:p>
              </table:table-cell>
              <table:table-cell office:value-type="float" office:value="0.860640000019">
                <text:p>0.8606400000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74359999962">
                <text:p>0.674359999962</text:p>
              </table:table-cell>
              <table:table-cell office:value-type="float" office:value="0.8688">
                <text:p>0.86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79380000019">
                <text:p>0.679380000019</text:p>
              </table:table-cell>
              <table:table-cell office:value-type="float" office:value="0.877200000019">
                <text:p>0.8772000000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83699999962">
                <text:p>0.683699999962</text:p>
              </table:table-cell>
              <table:table-cell office:value-type="float" office:value="0.88066">
                <text:p>0.880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85039999962">
                <text:p>0.685039999962</text:p>
              </table:table-cell>
              <table:table-cell office:value-type="float" office:value="0.887500000019">
                <text:p>0.8875000000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868">
                <text:p>0.6868</text:p>
              </table:table-cell>
              <table:table-cell office:value-type="float" office:value="0.894460000019">
                <text:p>0.8944600000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8942">
                <text:p>0.68942</text:p>
              </table:table-cell>
              <table:table-cell office:value-type="float" office:value="0.899279999981">
                <text:p>0.8992799999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9156">
                <text:p>0.69156</text:p>
              </table:table-cell>
              <table:table-cell office:value-type="float" office:value="0.905400000038">
                <text:p>0.9054000000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9284">
                <text:p>0.69284</text:p>
              </table:table-cell>
              <table:table-cell office:value-type="float" office:value="0.91398">
                <text:p>0.913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96560000038">
                <text:p>0.696560000038</text:p>
              </table:table-cell>
              <table:table-cell office:value-type="float" office:value="0.91748">
                <text:p>0.917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00239999981">
                <text:p>0.700239999981</text:p>
              </table:table-cell>
              <table:table-cell office:value-type="float" office:value="0.924039999981">
                <text:p>0.9240399999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01560000019">
                <text:p>0.701560000019</text:p>
              </table:table-cell>
              <table:table-cell office:value-type="float" office:value="0.929299999981">
                <text:p>0.9292999999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0616">
                <text:p>0.70616</text:p>
              </table:table-cell>
              <table:table-cell office:value-type="float" office:value="0.93772">
                <text:p>0.937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03980000038">
                <text:p>0.703980000038</text:p>
              </table:table-cell>
              <table:table-cell office:value-type="float" office:value="0.940980000038">
                <text:p>0.9409800000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0876">
                <text:p>0.70876</text:p>
              </table:table-cell>
              <table:table-cell office:value-type="float" office:value="0.945240000038">
                <text:p>0.9452400000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13499999981">
                <text:p>0.713499999981</text:p>
              </table:table-cell>
              <table:table-cell office:value-type="float" office:value="0.953460000019">
                <text:p>0.9534600000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14579999962">
                <text:p>0.714579999962</text:p>
              </table:table-cell>
              <table:table-cell office:value-type="float" office:value="0.95982">
                <text:p>0.959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15140000019">
                <text:p>0.715140000019</text:p>
              </table:table-cell>
              <table:table-cell office:value-type="float" office:value="0.956979999981">
                <text:p>0.9569799999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16779999981">
                <text:p>0.716779999981</text:p>
              </table:table-cell>
              <table:table-cell office:value-type="float" office:value="0.971939999962">
                <text:p>0.9719399999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18040000019">
                <text:p>0.718040000019</text:p>
              </table:table-cell>
              <table:table-cell office:value-type="float" office:value="0.964220000019">
                <text:p>0.9642200000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21999999962">
                <text:p>0.721999999962</text:p>
              </table:table-cell>
              <table:table-cell office:value-type="float" office:value="0.980159999981">
                <text:p>0.9801599999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21160000038">
                <text:p>0.721160000038</text:p>
              </table:table-cell>
              <table:table-cell office:value-type="float" office:value="0.983879999981">
                <text:p>0.9838799999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42">
                <text:p>0.7242</text:p>
              </table:table-cell>
              <table:table-cell office:value-type="float" office:value="0.979979999962">
                <text:p>0.9799799999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6760000038">
                <text:p>0.726760000038</text:p>
              </table:table-cell>
              <table:table-cell office:value-type="float" office:value="0.985540000019">
                <text:p>0.9855400000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9000000038">
                <text:p>0.729000000038</text:p>
              </table:table-cell>
              <table:table-cell office:value-type="float" office:value="0.992800000019">
                <text:p>0.9928000000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32640000019">
                <text:p>0.732640000019</text:p>
              </table:table-cell>
              <table:table-cell office:value-type="float" office:value="0.99524">
                <text:p>0.995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33600000019">
                <text:p>0.733600000019</text:p>
              </table:table-cell>
              <table:table-cell office:value-type="float" office:value="0.9966">
                <text:p>0.99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33500000019">
                <text:p>0.733500000019</text:p>
              </table:table-cell>
              <table:table-cell office:value-type="float" office:value="0.9789">
                <text:p>0.97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37820000019">
                <text:p>0.737820000019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39899999962">
                <text:p>0.739899999962</text:p>
              </table:table-cell>
              <table:table-cell office:value-type="float" office:value="0.998240000038">
                <text:p>0.9982400000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37240000038">
                <text:p>0.737240000038</text:p>
              </table:table-cell>
              <table:table-cell office:value-type="float" office:value="0.99862">
                <text:p>0.998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41659999962">
                <text:p>0.741659999962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41320000038">
                <text:p>0.741320000038</text:p>
              </table:table-cell>
              <table:table-cell office:value-type="float" office:value="0.99914">
                <text:p>0.999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45439999962">
                <text:p>0.745439999962</text:p>
              </table:table-cell>
              <table:table-cell office:value-type="float" office:value="0.99926">
                <text:p>0.999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5860000038">
                <text:p>0.745860000038</text:p>
              </table:table-cell>
              <table:table-cell office:value-type="float" office:value="0.99922">
                <text:p>0.999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874">
                <text:p>0.74874</text:p>
              </table:table-cell>
              <table:table-cell office:value-type="float" office:value="0.99954">
                <text:p>0.999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398">
                <text:p>0.75398</text:p>
              </table:table-cell>
              <table:table-cell office:value-type="float" office:value="0.99932">
                <text:p>0.999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5234">
                <text:p>0.75234</text:p>
              </table:table-cell>
              <table:table-cell office:value-type="float" office:value="0.99946">
                <text:p>0.999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54459999962">
                <text:p>0.754459999962</text:p>
              </table:table-cell>
              <table:table-cell office:value-type="float" office:value="0.99958">
                <text:p>0.999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54540000019">
                <text:p>0.754540000019</text:p>
              </table:table-cell>
              <table:table-cell office:value-type="float" office:value="0.99936">
                <text:p>0.999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59780000038">
                <text:p>0.759780000038</text:p>
              </table:table-cell>
              <table:table-cell office:value-type="float" office:value="0.923559999962">
                <text:p>0.9235599999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57880000038">
                <text:p>0.757880000038</text:p>
              </table:table-cell>
              <table:table-cell office:value-type="float" office:value="0.984319999981">
                <text:p>0.9843199999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5966">
                <text:p>0.75966</text:p>
              </table:table-cell>
              <table:table-cell office:value-type="float" office:value="0.99786">
                <text:p>0.997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61340000038">
                <text:p>0.761340000038</text:p>
              </table:table-cell>
              <table:table-cell office:value-type="float" office:value="0.99948">
                <text:p>0.999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63120000038">
                <text:p>0.763120000038</text:p>
              </table:table-cell>
              <table:table-cell office:value-type="float" office:value="0.99968">
                <text:p>0.999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6542">
                <text:p>0.76542</text:p>
              </table:table-cell>
              <table:table-cell office:value-type="float" office:value="0.99962">
                <text:p>0.999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64939999981">
                <text:p>0.764939999981</text:p>
              </table:table-cell>
              <table:table-cell office:value-type="float" office:value="0.99978">
                <text:p>0.999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68179999962">
                <text:p>0.768179999962</text:p>
              </table:table-cell>
              <table:table-cell office:value-type="float" office:value="0.99976">
                <text:p>0.999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66399999981">
                <text:p>0.766399999981</text:p>
              </table:table-cell>
              <table:table-cell office:value-type="float" office:value="0.99968">
                <text:p>0.999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70940000019">
                <text:p>0.770940000019</text:p>
              </table:table-cell>
              <table:table-cell office:value-type="float" office:value="0.99964">
                <text:p>0.999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71380000038">
                <text:p>0.771380000038</text:p>
              </table:table-cell>
              <table:table-cell office:value-type="float" office:value="0.99978">
                <text:p>0.999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75179999962">
                <text:p>0.775179999962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74979999981">
                <text:p>0.774979999981</text:p>
              </table:table-cell>
              <table:table-cell office:value-type="float" office:value="0.99966">
                <text:p>0.999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74260000019">
                <text:p>0.774260000019</text:p>
              </table:table-cell>
              <table:table-cell office:value-type="float" office:value="0.99982">
                <text:p>0.999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78459999981">
                <text:p>0.778459999981</text:p>
              </table:table-cell>
              <table:table-cell office:value-type="float" office:value="0.99976">
                <text:p>0.999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78940000038">
                <text:p>0.778940000038</text:p>
              </table:table-cell>
              <table:table-cell office:value-type="float" office:value="0.99984">
                <text:p>0.999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819">
                <text:p>0.7819</text:p>
              </table:table-cell>
              <table:table-cell office:value-type="float" office:value="0.99984">
                <text:p>0.999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83620000038">
                <text:p>0.783620000038</text:p>
              </table:table-cell>
              <table:table-cell office:value-type="float" office:value="0.99982">
                <text:p>0.999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84499999962">
                <text:p>0.784499999962</text:p>
              </table:table-cell>
              <table:table-cell office:value-type="float" office:value="0.99982">
                <text:p>0.999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8448">
                <text:p>0.78448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87239999981">
                <text:p>0.787239999981</text:p>
              </table:table-cell>
              <table:table-cell office:value-type="float" office:value="0.99994">
                <text:p>0.999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88660000019">
                <text:p>0.788660000019</text:p>
              </table:table-cell>
              <table:table-cell office:value-type="float" office:value="0.99994">
                <text:p>0.999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8778">
                <text:p>0.78778</text:p>
              </table:table-cell>
              <table:table-cell office:value-type="float" office:value="0.99986">
                <text:p>0.999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89520000038">
                <text:p>0.789520000038</text:p>
              </table:table-cell>
              <table:table-cell office:value-type="float" office:value="0.99984">
                <text:p>0.999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90059999981">
                <text:p>0.790059999981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91439999962">
                <text:p>0.791439999962</text:p>
              </table:table-cell>
              <table:table-cell office:value-type="float" office:value="0.99992">
                <text:p>0.999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91779999981">
                <text:p>0.791779999981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94580000019">
                <text:p>0.794580000019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946">
                <text:p>0.7946</text:p>
              </table:table-cell>
              <table:table-cell office:value-type="float" office:value="0.99992">
                <text:p>0.999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97199999962">
                <text:p>0.79719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976">
                <text:p>0.7976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99119999962">
                <text:p>0.799119999962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03540000038">
                <text:p>0.803540000038</text:p>
              </table:table-cell>
              <table:table-cell office:value-type="float" office:value="0.999780000019">
                <text:p>0.9997800000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02420000019">
                <text:p>0.802420000019</text:p>
              </table:table-cell>
              <table:table-cell office:value-type="float" office:value="0.99986">
                <text:p>0.999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04080000019">
                <text:p>0.804080000019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04259999981">
                <text:p>0.804259999981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07060000019">
                <text:p>0.807060000019</text:p>
              </table:table-cell>
              <table:table-cell office:value-type="float" office:value="0.99992">
                <text:p>0.999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05320000038">
                <text:p>0.805320000038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0628">
                <text:p>0.80628</text:p>
              </table:table-cell>
              <table:table-cell office:value-type="float" office:value="0.99994">
                <text:p>0.999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08779999981">
                <text:p>0.808779999981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10079999981">
                <text:p>0.810079999981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07879999981">
                <text:p>0.8078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12799999962">
                <text:p>0.812799999962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13000000019">
                <text:p>0.81300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12800000038">
                <text:p>0.812800000038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1516">
                <text:p>0.815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16060000019">
                <text:p>0.8160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17540000038">
                <text:p>0.817540000038</text:p>
              </table:table-cell>
              <table:table-cell office:value-type="float" office:value="0.99992">
                <text:p>0.999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1634">
                <text:p>0.81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20440000038">
                <text:p>0.820440000038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195">
                <text:p>0.8195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22639999962">
                <text:p>0.822639999962</text:p>
              </table:table-cell>
              <table:table-cell office:value-type="float" office:value="0.99986">
                <text:p>0.999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23520000038">
                <text:p>0.82352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22960000038">
                <text:p>0.8229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23980000019">
                <text:p>0.82398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25359999962">
                <text:p>0.825359999962</text:p>
              </table:table-cell>
              <table:table-cell office:value-type="float" office:value="0.99992">
                <text:p>0.999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26579999981">
                <text:p>0.8265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26660000038">
                <text:p>0.826660000038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31340000019">
                <text:p>0.831340000019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30279999962">
                <text:p>0.830279999962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30959999962">
                <text:p>0.830959999962</text:p>
              </table:table-cell>
              <table:table-cell office:value-type="float" office:value="0.99974">
                <text:p>0.999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32200000019">
                <text:p>0.83220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34119999962">
                <text:p>0.834119999962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308">
                <text:p>0.8308</text:p>
              </table:table-cell>
              <table:table-cell office:value-type="float" office:value="0.9997">
                <text:p>0.99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36160000019">
                <text:p>0.8361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34739999962">
                <text:p>0.834739999962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37519999981">
                <text:p>0.83751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35100000038">
                <text:p>0.83510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3482">
                <text:p>0.83482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3778">
                <text:p>0.83778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38340000038">
                <text:p>0.83834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38820000038">
                <text:p>0.83882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40680000038">
                <text:p>0.84068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40479999981">
                <text:p>0.8404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44719999981">
                <text:p>0.84471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45079999962">
                <text:p>0.84507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44879999981">
                <text:p>0.8448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43960000038">
                <text:p>0.8439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42560000019">
                <text:p>0.8425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4526">
                <text:p>0.84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46680000038">
                <text:p>0.84668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47800000038">
                <text:p>0.84780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45699999981">
                <text:p>0.84569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49520000038">
                <text:p>0.84952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47139999962">
                <text:p>0.84713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51719999981">
                <text:p>0.85171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51079999962">
                <text:p>0.85107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4994">
                <text:p>0.84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53680000019">
                <text:p>0.85368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52200000019">
                <text:p>0.85220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53960000038">
                <text:p>0.8539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54960000038">
                <text:p>0.8549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5468">
                <text:p>0.85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52760000038">
                <text:p>0.852760000038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53260000038">
                <text:p>0.8532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57179999981">
                <text:p>0.8571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58820000038">
                <text:p>0.85882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5804">
                <text:p>0.858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589">
                <text:p>0.8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60099999981">
                <text:p>0.86009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60399999962">
                <text:p>0.86039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58499999962">
                <text:p>0.85849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61579999962">
                <text:p>0.86157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60559999981">
                <text:p>0.86055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6116">
                <text:p>0.86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60820000019">
                <text:p>0.86082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65779999981">
                <text:p>0.8657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4760000019">
                <text:p>0.8647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63900000038">
                <text:p>0.86390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6696">
                <text:p>0.86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64180000038">
                <text:p>0.86418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662">
                <text:p>0.8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66660000019">
                <text:p>0.8666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68460000038">
                <text:p>0.8684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6994">
                <text:p>0.86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67819999962">
                <text:p>0.86781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70339999981">
                <text:p>0.87033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68959999981">
                <text:p>0.86895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7364">
                <text:p>0.87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70459999981">
                <text:p>0.87045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71879999962">
                <text:p>0.87187999996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7.697cm" svg:height="16.158cm" xlink:href=".." xlink:type="simple" chart:class="chart:line" chart:style-name="ch1">
        <chart:title svg:x="11.622cm" svg:y="0.459cm" chart:style-name="ch2">
          <text:p>Acurácia Treinamento</text:p>
        </chart:title>
        <chart:legend chart:legend-position="end" svg:x="21.299cm" svg:y="4.792cm" style:legend-expansion="high" chart:style-name="ch3"/>
        <chart:plot-area chart:style-name="ch4" table:cell-range-address="Planilha1.B2:Planilha1.B202 Planilha1.H2:Planilha1.H202 Planilha1.N2:Planilha1.N202 Planilha1.T2:Planilha1.T202 Planilha1.Z2:Planilha1.Z202 Planilha1.AF2:Planilha1.AF202 Planilha1.AL2:Planilha1.AL202 Planilha1.AR2:Planilha1.AR115 Planilha1.AX2:Planilha1.AX202 Planilha1.BD2:Planilha1.BD202 Planilha1.BJ2:Planilha1.BJ202 Planilha1.BP2:Planilha1.BP202 Planilha1.BV2:Planilha1.BV202" chart:data-source-has-labels="row" svg:x="0.553cm" svg:y="1.561cm" svg:width="20.193cm" svg:height="14.274cm">
          <chartooo:coordinate-region svg:x="1.28cm" svg:y="1.682cm" svg:width="19.423cm" svg:height="13.1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lanilha1.B3:Planilha1.B202" chart:label-cell-address="Planilha1.B2:Planilha1.B2" chart:class="chart:line">
            <chart:data-point chart:repeated="200"/>
          </chart:series>
          <chart:series chart:style-name="ch8" chart:values-cell-range-address="Planilha1.H3:Planilha1.H202" chart:label-cell-address="Planilha1.H2:Planilha1.H2" chart:class="chart:line">
            <chart:data-point chart:repeated="200"/>
          </chart:series>
          <chart:series chart:style-name="ch9" chart:values-cell-range-address="Planilha1.N3:Planilha1.N202" chart:label-cell-address="Planilha1.N2:Planilha1.N2" chart:class="chart:line">
            <chart:data-point chart:repeated="200"/>
          </chart:series>
          <chart:series chart:style-name="ch10" chart:values-cell-range-address="Planilha1.T3:Planilha1.T202" chart:label-cell-address="Planilha1.T2:Planilha1.T2" chart:class="chart:line">
            <chart:data-point chart:repeated="200"/>
          </chart:series>
          <chart:series chart:style-name="ch11" chart:values-cell-range-address="Planilha1.Z3:Planilha1.Z202" chart:label-cell-address="Planilha1.Z2:Planilha1.Z2" chart:class="chart:line">
            <chart:data-point chart:repeated="200"/>
          </chart:series>
          <chart:series chart:style-name="ch12" chart:values-cell-range-address="Planilha1.AF3:Planilha1.AF202" chart:label-cell-address="Planilha1.AF2:Planilha1.AF2" chart:class="chart:line">
            <chart:data-point chart:repeated="200"/>
          </chart:series>
          <chart:series chart:style-name="ch13" chart:values-cell-range-address="Planilha1.AL3:Planilha1.AL202" chart:label-cell-address="Planilha1.AL2:Planilha1.AL2" chart:class="chart:line">
            <chart:data-point chart:repeated="200"/>
          </chart:series>
          <chart:series chart:style-name="ch14" chart:values-cell-range-address="Planilha1.AR3:Planilha1.AR115" chart:label-cell-address="Planilha1.AR2:Planilha1.AR2" chart:class="chart:line">
            <chart:data-point chart:repeated="113"/>
          </chart:series>
          <chart:series chart:style-name="ch15" chart:values-cell-range-address="Planilha1.AX3:Planilha1.AX202" chart:label-cell-address="Planilha1.AX2:Planilha1.AX2" chart:class="chart:line">
            <chart:data-point chart:repeated="200"/>
          </chart:series>
          <chart:series chart:style-name="ch16" chart:values-cell-range-address="Planilha1.BD3:Planilha1.BD202" chart:label-cell-address="Planilha1.BD2:Planilha1.BD2" chart:class="chart:line">
            <chart:data-point chart:repeated="200"/>
          </chart:series>
          <chart:series chart:style-name="ch17" chart:values-cell-range-address="Planilha1.BJ3:Planilha1.BJ202" chart:label-cell-address="Planilha1.BJ2:Planilha1.BJ2" chart:class="chart:line">
            <chart:data-point chart:repeated="200"/>
          </chart:series>
          <chart:series chart:style-name="ch18" chart:values-cell-range-address="Planilha1.BP3:Planilha1.BP202" chart:label-cell-address="Planilha1.BP2:Planilha1.BP2" chart:class="chart:line">
            <chart:data-point chart:repeated="200"/>
          </chart:series>
          <chart:series chart:style-name="ch19" chart:values-cell-range-address="Planilha1.BV3:Planilha1.BV202" chart:label-cell-address="Planilha1.BV2:Planilha1.BV2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_nothing</text:p>
                <draw:g>
                  <svg:desc>Planilha1.B2:Planilha1.B2</svg:desc>
                </draw:g>
              </table:table-cell>
              <table:table-cell office:value-type="string">
                <text:p>acc_dropout</text:p>
                <draw:g>
                  <svg:desc>Planilha1.H2:Planilha1.H2</svg:desc>
                </draw:g>
              </table:table-cell>
              <table:table-cell office:value-type="string">
                <text:p>acc_dropgrad_0.1</text:p>
                <draw:g>
                  <svg:desc>Planilha1.N2:Planilha1.N2</svg:desc>
                </draw:g>
              </table:table-cell>
              <table:table-cell office:value-type="string">
                <text:p>acc_dropgrads_0.2</text:p>
                <draw:g>
                  <svg:desc>Planilha1.T2:Planilha1.T2</svg:desc>
                </draw:g>
              </table:table-cell>
              <table:table-cell office:value-type="string">
                <text:p>acc_dropgrads_0.3</text:p>
                <draw:g>
                  <svg:desc>Planilha1.Z2:Planilha1.Z2</svg:desc>
                </draw:g>
              </table:table-cell>
              <table:table-cell office:value-type="string">
                <text:p>acc_dropgrads_0.5</text:p>
                <draw:g>
                  <svg:desc>Planilha1.AF2:Planilha1.AF2</svg:desc>
                </draw:g>
              </table:table-cell>
              <table:table-cell office:value-type="string">
                <text:p>acc_drophighests_0.1</text:p>
                <draw:g>
                  <svg:desc>Planilha1.AL2:Planilha1.AL2</svg:desc>
                </draw:g>
              </table:table-cell>
              <table:table-cell office:value-type="string">
                <text:p>acc_drophighests_0.3</text:p>
                <draw:g>
                  <svg:desc>Planilha1.AR2:Planilha1.AR2</svg:desc>
                </draw:g>
              </table:table-cell>
              <table:table-cell office:value-type="string">
                <text:p>acc_droplowests_probs</text:p>
                <draw:g>
                  <svg:desc>Planilha1.AX2:Planilha1.AX2</svg:desc>
                </draw:g>
              </table:table-cell>
              <table:table-cell office:value-type="string">
                <text:p>acc_drophighests_probs</text:p>
                <draw:g>
                  <svg:desc>Planilha1.BD2:Planilha1.BD2</svg:desc>
                </draw:g>
              </table:table-cell>
              <table:table-cell office:value-type="string">
                <text:p>acc_dropout_dropgrads_0.1</text:p>
                <draw:g>
                  <svg:desc>Planilha1.BJ2:Planilha1.BJ2</svg:desc>
                </draw:g>
              </table:table-cell>
              <table:table-cell office:value-type="string">
                <text:p>acc_dropout_dropgrads_0.3</text:p>
                <draw:g>
                  <svg:desc>Planilha1.BP2:Planilha1.BP2</svg:desc>
                </draw:g>
              </table:table-cell>
              <table:table-cell office:value-type="string">
                <text:p>acc_dropout_drophighests_probs</text:p>
                <draw:g>
                  <svg:desc>Planilha1.BV2:Planilha1.BV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666000001">
                <text:p>0.24666000001</text:p>
                <draw:g>
                  <svg:desc>Planilha1.B3:Planilha1.B202</svg:desc>
                </draw:g>
              </table:table-cell>
              <table:table-cell office:value-type="float" office:value="0.186180000019">
                <text:p>0.186180000019</text:p>
                <draw:g>
                  <svg:desc>Planilha1.H3:Planilha1.H202</svg:desc>
                </draw:g>
              </table:table-cell>
              <table:table-cell office:value-type="float" office:value="0.23850000001">
                <text:p>0.23850000001</text:p>
                <draw:g>
                  <svg:desc>Planilha1.N3:Planilha1.N202</svg:desc>
                </draw:g>
              </table:table-cell>
              <table:table-cell office:value-type="float" office:value="0.23179999999">
                <text:p>0.23179999999</text:p>
                <draw:g>
                  <svg:desc>Planilha1.T3:Planilha1.T202</svg:desc>
                </draw:g>
              </table:table-cell>
              <table:table-cell office:value-type="float" office:value="0.227219999981">
                <text:p>0.227219999981</text:p>
                <draw:g>
                  <svg:desc>Planilha1.Z3:Planilha1.Z202</svg:desc>
                </draw:g>
              </table:table-cell>
              <table:table-cell office:value-type="float" office:value="0.20709999999">
                <text:p>0.20709999999</text:p>
                <draw:g>
                  <svg:desc>Planilha1.AF3:Planilha1.AF202</svg:desc>
                </draw:g>
              </table:table-cell>
              <table:table-cell office:value-type="float" office:value="0.10846000001">
                <text:p>0.10846000001</text:p>
                <draw:g>
                  <svg:desc>Planilha1.AL3:Planilha1.AL202</svg:desc>
                </draw:g>
              </table:table-cell>
              <table:table-cell office:value-type="float" office:value="0.204899999981">
                <text:p>0.204899999981</text:p>
                <draw:g>
                  <svg:desc>Planilha1.AR3:Planilha1.AR115</svg:desc>
                </draw:g>
              </table:table-cell>
              <table:table-cell office:value-type="float" office:value="0.18392000001">
                <text:p>0.18392000001</text:p>
                <draw:g>
                  <svg:desc>Planilha1.AX3:Planilha1.AX202</svg:desc>
                </draw:g>
              </table:table-cell>
              <table:table-cell office:value-type="float" office:value="0.210419999990463">
                <text:p>0.210419999990463</text:p>
                <draw:g>
                  <svg:desc>Planilha1.BD3:Planilha1.BD202</svg:desc>
                </draw:g>
              </table:table-cell>
              <table:table-cell office:value-type="float" office:value="0.18018000001">
                <text:p>0.18018000001</text:p>
                <draw:g>
                  <svg:desc>Planilha1.BJ3:Planilha1.BJ202</svg:desc>
                </draw:g>
              </table:table-cell>
              <table:table-cell office:value-type="float" office:value="0.16757999999">
                <text:p>0.16757999999</text:p>
                <draw:g>
                  <svg:desc>Planilha1.BP3:Planilha1.BP202</svg:desc>
                </draw:g>
              </table:table-cell>
              <table:table-cell office:value-type="float" office:value="0.16158">
                <text:p>0.16158</text:p>
                <draw:g>
                  <svg:desc>Planilha1.BV3:Planilha1.BV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179999999">
                <text:p>0.36179999999</text:p>
              </table:table-cell>
              <table:table-cell office:value-type="float" office:value="0.28108">
                <text:p>0.28108</text:p>
              </table:table-cell>
              <table:table-cell office:value-type="float" office:value="0.356699999981">
                <text:p>0.356699999981</text:p>
              </table:table-cell>
              <table:table-cell office:value-type="float" office:value="0.350200000019">
                <text:p>0.350200000019</text:p>
              </table:table-cell>
              <table:table-cell office:value-type="float" office:value="0.343060000019">
                <text:p>0.343060000019</text:p>
              </table:table-cell>
              <table:table-cell office:value-type="float" office:value="0.31790000001">
                <text:p>0.31790000001</text:p>
              </table:table-cell>
              <table:table-cell office:value-type="float" office:value="0.18044000001">
                <text:p>0.18044000001</text:p>
              </table:table-cell>
              <table:table-cell office:value-type="float" office:value="0.310059999981">
                <text:p>0.310059999981</text:p>
              </table:table-cell>
              <table:table-cell office:value-type="float" office:value="0.288779999981">
                <text:p>0.288779999981</text:p>
              </table:table-cell>
              <table:table-cell office:value-type="float" office:value="0.28516">
                <text:p>0.28516</text:p>
              </table:table-cell>
              <table:table-cell office:value-type="float" office:value="0.27156000001">
                <text:p>0.27156000001</text:p>
              </table:table-cell>
              <table:table-cell office:value-type="float" office:value="0.257339999995">
                <text:p>0.257339999995</text:p>
              </table:table-cell>
              <table:table-cell office:value-type="float" office:value="0.230399999995">
                <text:p>0.230399999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685999999">
                <text:p>0.41685999999</text:p>
              </table:table-cell>
              <table:table-cell office:value-type="float" office:value="0.33801999999">
                <text:p>0.33801999999</text:p>
              </table:table-cell>
              <table:table-cell office:value-type="float" office:value="0.410380000019">
                <text:p>0.410380000019</text:p>
              </table:table-cell>
              <table:table-cell office:value-type="float" office:value="0.40102">
                <text:p>0.40102</text:p>
              </table:table-cell>
              <table:table-cell office:value-type="float" office:value="0.39033999999">
                <text:p>0.39033999999</text:p>
              </table:table-cell>
              <table:table-cell office:value-type="float" office:value="0.361460000019">
                <text:p>0.361460000019</text:p>
              </table:table-cell>
              <table:table-cell office:value-type="float" office:value="0.239760000005">
                <text:p>0.239760000005</text:p>
              </table:table-cell>
              <table:table-cell office:value-type="float" office:value="0.36094000001">
                <text:p>0.36094000001</text:p>
              </table:table-cell>
              <table:table-cell office:value-type="float" office:value="0.34759999999">
                <text:p>0.34759999999</text:p>
              </table:table-cell>
              <table:table-cell office:value-type="float" office:value="0.323899999980926">
                <text:p>0.323899999980926</text:p>
              </table:table-cell>
              <table:table-cell office:value-type="float" office:value="0.325820000019">
                <text:p>0.325820000019</text:p>
              </table:table-cell>
              <table:table-cell office:value-type="float" office:value="0.3093">
                <text:p>0.3093</text:p>
              </table:table-cell>
              <table:table-cell office:value-type="float" office:value="0.2604">
                <text:p>0.2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7020000019">
                <text:p>0.457020000019</text:p>
              </table:table-cell>
              <table:table-cell office:value-type="float" office:value="0.37736">
                <text:p>0.37736</text:p>
              </table:table-cell>
              <table:table-cell office:value-type="float" office:value="0.4504">
                <text:p>0.4504</text:p>
              </table:table-cell>
              <table:table-cell office:value-type="float" office:value="0.439419999981">
                <text:p>0.439419999981</text:p>
              </table:table-cell>
              <table:table-cell office:value-type="float" office:value="0.429860000019">
                <text:p>0.429860000019</text:p>
              </table:table-cell>
              <table:table-cell office:value-type="float" office:value="0.400599999981">
                <text:p>0.400599999981</text:p>
              </table:table-cell>
              <table:table-cell office:value-type="float" office:value="0.28318">
                <text:p>0.28318</text:p>
              </table:table-cell>
              <table:table-cell office:value-type="float" office:value="0.34915999999">
                <text:p>0.34915999999</text:p>
              </table:table-cell>
              <table:table-cell office:value-type="float" office:value="0.37540000001">
                <text:p>0.37540000001</text:p>
              </table:table-cell>
              <table:table-cell office:value-type="float" office:value="0.36256">
                <text:p>0.36256</text:p>
              </table:table-cell>
              <table:table-cell office:value-type="float" office:value="0.365960000019">
                <text:p>0.365960000019</text:p>
              </table:table-cell>
              <table:table-cell office:value-type="float" office:value="0.34331999999">
                <text:p>0.34331999999</text:p>
              </table:table-cell>
              <table:table-cell office:value-type="float" office:value="0.291179999981">
                <text:p>0.291179999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972">
                <text:p>0.48972</text:p>
              </table:table-cell>
              <table:table-cell office:value-type="float" office:value="0.40498000001">
                <text:p>0.40498000001</text:p>
              </table:table-cell>
              <table:table-cell office:value-type="float" office:value="0.480859999981">
                <text:p>0.480859999981</text:p>
              </table:table-cell>
              <table:table-cell office:value-type="float" office:value="0.46824">
                <text:p>0.46824</text:p>
              </table:table-cell>
              <table:table-cell office:value-type="float" office:value="0.457499999981">
                <text:p>0.457499999981</text:p>
              </table:table-cell>
              <table:table-cell office:value-type="float" office:value="0.42560000001">
                <text:p>0.42560000001</text:p>
              </table:table-cell>
              <table:table-cell office:value-type="float" office:value="0.32119999999">
                <text:p>0.32119999999</text:p>
              </table:table-cell>
              <table:table-cell office:value-type="float" office:value="0.373819999995">
                <text:p>0.373819999995</text:p>
              </table:table-cell>
              <table:table-cell office:value-type="float" office:value="0.392760000019">
                <text:p>0.392760000019</text:p>
              </table:table-cell>
              <table:table-cell office:value-type="float" office:value="0.413419999980926">
                <text:p>0.413419999980926</text:p>
              </table:table-cell>
              <table:table-cell office:value-type="float" office:value="0.39379999999">
                <text:p>0.39379999999</text:p>
              </table:table-cell>
              <table:table-cell office:value-type="float" office:value="0.36914">
                <text:p>0.36914</text:p>
              </table:table-cell>
              <table:table-cell office:value-type="float" office:value="0.32238">
                <text:p>0.322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8179999981">
                <text:p>0.518179999981</text:p>
              </table:table-cell>
              <table:table-cell office:value-type="float" office:value="0.43185999999">
                <text:p>0.43185999999</text:p>
              </table:table-cell>
              <table:table-cell office:value-type="float" office:value="0.510340000038">
                <text:p>0.510340000038</text:p>
              </table:table-cell>
              <table:table-cell office:value-type="float" office:value="0.495119999962">
                <text:p>0.495119999962</text:p>
              </table:table-cell>
              <table:table-cell office:value-type="float" office:value="0.483720000038">
                <text:p>0.483720000038</text:p>
              </table:table-cell>
              <table:table-cell office:value-type="float" office:value="0.450339999981">
                <text:p>0.450339999981</text:p>
              </table:table-cell>
              <table:table-cell office:value-type="float" office:value="0.35166000001">
                <text:p>0.35166000001</text:p>
              </table:table-cell>
              <table:table-cell office:value-type="float" office:value="0.368640000019">
                <text:p>0.368640000019</text:p>
              </table:table-cell>
              <table:table-cell office:value-type="float" office:value="0.40729999999">
                <text:p>0.40729999999</text:p>
              </table:table-cell>
              <table:table-cell office:value-type="float" office:value="0.428800000019074">
                <text:p>0.428800000019074</text:p>
              </table:table-cell>
              <table:table-cell office:value-type="float" office:value="0.41948">
                <text:p>0.41948</text:p>
              </table:table-cell>
              <table:table-cell office:value-type="float" office:value="0.38976">
                <text:p>0.38976</text:p>
              </table:table-cell>
              <table:table-cell office:value-type="float" office:value="0.34660000001">
                <text:p>0.3466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3960000038">
                <text:p>0.543960000038</text:p>
              </table:table-cell>
              <table:table-cell office:value-type="float" office:value="0.45098">
                <text:p>0.45098</text:p>
              </table:table-cell>
              <table:table-cell office:value-type="float" office:value="0.533299999962">
                <text:p>0.533299999962</text:p>
              </table:table-cell>
              <table:table-cell office:value-type="float" office:value="0.521960000019">
                <text:p>0.521960000019</text:p>
              </table:table-cell>
              <table:table-cell office:value-type="float" office:value="0.506280000019">
                <text:p>0.506280000019</text:p>
              </table:table-cell>
              <table:table-cell office:value-type="float" office:value="0.470360000038">
                <text:p>0.470360000038</text:p>
              </table:table-cell>
              <table:table-cell office:value-type="float" office:value="0.37368">
                <text:p>0.37368</text:p>
              </table:table-cell>
              <table:table-cell office:value-type="float" office:value="0.2717">
                <text:p>0.2717</text:p>
              </table:table-cell>
              <table:table-cell office:value-type="float" office:value="0.418880000019">
                <text:p>0.418880000019</text:p>
              </table:table-cell>
              <table:table-cell office:value-type="float" office:value="0.461200000019074">
                <text:p>0.461200000019074</text:p>
              </table:table-cell>
              <table:table-cell office:value-type="float" office:value="0.438460000019">
                <text:p>0.438460000019</text:p>
              </table:table-cell>
              <table:table-cell office:value-type="float" office:value="0.40955999999">
                <text:p>0.40955999999</text:p>
              </table:table-cell>
              <table:table-cell office:value-type="float" office:value="0.355299999981">
                <text:p>0.355299999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648">
                <text:p>0.5648</text:p>
              </table:table-cell>
              <table:table-cell office:value-type="float" office:value="0.46907999999">
                <text:p>0.46907999999</text:p>
              </table:table-cell>
              <table:table-cell office:value-type="float" office:value="0.556359999981">
                <text:p>0.556359999981</text:p>
              </table:table-cell>
              <table:table-cell office:value-type="float" office:value="0.543240000038">
                <text:p>0.543240000038</text:p>
              </table:table-cell>
              <table:table-cell office:value-type="float" office:value="0.527419999981">
                <text:p>0.527419999981</text:p>
              </table:table-cell>
              <table:table-cell office:value-type="float" office:value="0.489479999981">
                <text:p>0.489479999981</text:p>
              </table:table-cell>
              <table:table-cell office:value-type="float" office:value="0.39514">
                <text:p>0.39514</text:p>
              </table:table-cell>
              <table:table-cell office:value-type="float" office:value="0.142439999995">
                <text:p>0.142439999995</text:p>
              </table:table-cell>
              <table:table-cell office:value-type="float" office:value="0.42997999999">
                <text:p>0.42997999999</text:p>
              </table:table-cell>
              <table:table-cell office:value-type="float" office:value="0.485819999980926">
                <text:p>0.485819999980926</text:p>
              </table:table-cell>
              <table:table-cell office:value-type="float" office:value="0.455859999981">
                <text:p>0.455859999981</text:p>
              </table:table-cell>
              <table:table-cell office:value-type="float" office:value="0.42688">
                <text:p>0.42688</text:p>
              </table:table-cell>
              <table:table-cell office:value-type="float" office:value="0.366640000019">
                <text:p>0.366640000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114">
                <text:p>0.58114</text:p>
              </table:table-cell>
              <table:table-cell office:value-type="float" office:value="0.486860000038">
                <text:p>0.486860000038</text:p>
              </table:table-cell>
              <table:table-cell office:value-type="float" office:value="0.571839999981">
                <text:p>0.571839999981</text:p>
              </table:table-cell>
              <table:table-cell office:value-type="float" office:value="0.55816">
                <text:p>0.55816</text:p>
              </table:table-cell>
              <table:table-cell office:value-type="float" office:value="0.54674">
                <text:p>0.54674</text:p>
              </table:table-cell>
              <table:table-cell office:value-type="float" office:value="0.506519999981">
                <text:p>0.506519999981</text:p>
              </table:table-cell>
              <table:table-cell office:value-type="float" office:value="0.411519999981">
                <text:p>0.411519999981</text:p>
              </table:table-cell>
              <table:table-cell office:value-type="float" office:value="0.13618">
                <text:p>0.13618</text:p>
              </table:table-cell>
              <table:table-cell office:value-type="float" office:value="0.43975999999">
                <text:p>0.43975999999</text:p>
              </table:table-cell>
              <table:table-cell office:value-type="float" office:value="0.504480000019073">
                <text:p>0.504480000019073</text:p>
              </table:table-cell>
              <table:table-cell office:value-type="float" office:value="0.474179999962">
                <text:p>0.474179999962</text:p>
              </table:table-cell>
              <table:table-cell office:value-type="float" office:value="0.44489999999">
                <text:p>0.44489999999</text:p>
              </table:table-cell>
              <table:table-cell office:value-type="float" office:value="0.385360000019">
                <text:p>0.3853600000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7340000019">
                <text:p>0.597340000019</text:p>
              </table:table-cell>
              <table:table-cell office:value-type="float" office:value="0.498519999981">
                <text:p>0.498519999981</text:p>
              </table:table-cell>
              <table:table-cell office:value-type="float" office:value="0.5889">
                <text:p>0.5889</text:p>
              </table:table-cell>
              <table:table-cell office:value-type="float" office:value="0.575739999962">
                <text:p>0.575739999962</text:p>
              </table:table-cell>
              <table:table-cell office:value-type="float" office:value="0.55942">
                <text:p>0.55942</text:p>
              </table:table-cell>
              <table:table-cell office:value-type="float" office:value="0.524759999981">
                <text:p>0.524759999981</text:p>
              </table:table-cell>
              <table:table-cell office:value-type="float" office:value="0.418740000019">
                <text:p>0.418740000019</text:p>
              </table:table-cell>
              <table:table-cell office:value-type="float" office:value="0.128479999998">
                <text:p>0.128479999998</text:p>
              </table:table-cell>
              <table:table-cell office:value-type="float" office:value="0.449660000019">
                <text:p>0.449660000019</text:p>
              </table:table-cell>
              <table:table-cell office:value-type="float" office:value="0.524940000019073">
                <text:p>0.524940000019073</text:p>
              </table:table-cell>
              <table:table-cell office:value-type="float" office:value="0.48466000001">
                <text:p>0.48466000001</text:p>
              </table:table-cell>
              <table:table-cell office:value-type="float" office:value="0.456520000019">
                <text:p>0.456520000019</text:p>
              </table:table-cell>
              <table:table-cell office:value-type="float" office:value="0.396140000019">
                <text:p>0.396140000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14219999962">
                <text:p>0.614219999962</text:p>
              </table:table-cell>
              <table:table-cell office:value-type="float" office:value="0.509860000038">
                <text:p>0.509860000038</text:p>
              </table:table-cell>
              <table:table-cell office:value-type="float" office:value="0.601880000038">
                <text:p>0.601880000038</text:p>
              </table:table-cell>
              <table:table-cell office:value-type="float" office:value="0.588639999981">
                <text:p>0.588639999981</text:p>
              </table:table-cell>
              <table:table-cell office:value-type="float" office:value="0.57266">
                <text:p>0.57266</text:p>
              </table:table-cell>
              <table:table-cell office:value-type="float" office:value="0.537360000038">
                <text:p>0.537360000038</text:p>
              </table:table-cell>
              <table:table-cell office:value-type="float" office:value="0.43188000001">
                <text:p>0.43188000001</text:p>
              </table:table-cell>
              <table:table-cell office:value-type="float" office:value="0.117640000002">
                <text:p>0.117640000002</text:p>
              </table:table-cell>
              <table:table-cell office:value-type="float" office:value="0.453619999962">
                <text:p>0.453619999962</text:p>
              </table:table-cell>
              <table:table-cell office:value-type="float" office:value="0.541479999961853">
                <text:p>0.541479999961853</text:p>
              </table:table-cell>
              <table:table-cell office:value-type="float" office:value="0.498439999981">
                <text:p>0.498439999981</text:p>
              </table:table-cell>
              <table:table-cell office:value-type="float" office:value="0.466100000019">
                <text:p>0.466100000019</text:p>
              </table:table-cell>
              <table:table-cell office:value-type="float" office:value="0.409340000019">
                <text:p>0.409340000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0579999981">
                <text:p>0.630579999981</text:p>
              </table:table-cell>
              <table:table-cell office:value-type="float" office:value="0.518979999962">
                <text:p>0.518979999962</text:p>
              </table:table-cell>
              <table:table-cell office:value-type="float" office:value="0.620080000019">
                <text:p>0.620080000019</text:p>
              </table:table-cell>
              <table:table-cell office:value-type="float" office:value="0.60524">
                <text:p>0.60524</text:p>
              </table:table-cell>
              <table:table-cell office:value-type="float" office:value="0.587659999981">
                <text:p>0.587659999981</text:p>
              </table:table-cell>
              <table:table-cell office:value-type="float" office:value="0.548680000019">
                <text:p>0.548680000019</text:p>
              </table:table-cell>
              <table:table-cell office:value-type="float" office:value="0.442319999981">
                <text:p>0.442319999981</text:p>
              </table:table-cell>
              <table:table-cell office:value-type="float" office:value="0.11536">
                <text:p>0.11536</text:p>
              </table:table-cell>
              <table:table-cell office:value-type="float" office:value="0.46018000001">
                <text:p>0.46018000001</text:p>
              </table:table-cell>
              <table:table-cell office:value-type="float" office:value="0.557079999980927">
                <text:p>0.557079999980927</text:p>
              </table:table-cell>
              <table:table-cell office:value-type="float" office:value="0.505460000019">
                <text:p>0.505460000019</text:p>
              </table:table-cell>
              <table:table-cell office:value-type="float" office:value="0.478620000019">
                <text:p>0.478620000019</text:p>
              </table:table-cell>
              <table:table-cell office:value-type="float" office:value="0.41665999999">
                <text:p>0.41665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2119999962">
                <text:p>0.642119999962</text:p>
              </table:table-cell>
              <table:table-cell office:value-type="float" office:value="0.528700000038">
                <text:p>0.528700000038</text:p>
              </table:table-cell>
              <table:table-cell office:value-type="float" office:value="0.630779999981">
                <text:p>0.630779999981</text:p>
              </table:table-cell>
              <table:table-cell office:value-type="float" office:value="0.616319999962">
                <text:p>0.616319999962</text:p>
              </table:table-cell>
              <table:table-cell office:value-type="float" office:value="0.598879999981">
                <text:p>0.598879999981</text:p>
              </table:table-cell>
              <table:table-cell office:value-type="float" office:value="0.560100000038">
                <text:p>0.560100000038</text:p>
              </table:table-cell>
              <table:table-cell office:value-type="float" office:value="0.44895999999">
                <text:p>0.44895999999</text:p>
              </table:table-cell>
              <table:table-cell office:value-type="float" office:value="0.10734">
                <text:p>0.10734</text:p>
              </table:table-cell>
              <table:table-cell office:value-type="float" office:value="0.46702">
                <text:p>0.46702</text:p>
              </table:table-cell>
              <table:table-cell office:value-type="float" office:value="0.563260000019073">
                <text:p>0.563260000019073</text:p>
              </table:table-cell>
              <table:table-cell office:value-type="float" office:value="0.514980000019">
                <text:p>0.514980000019</text:p>
              </table:table-cell>
              <table:table-cell office:value-type="float" office:value="0.489240000019">
                <text:p>0.489240000019</text:p>
              </table:table-cell>
              <table:table-cell office:value-type="float" office:value="0.437759999981">
                <text:p>0.4377599999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7139999962">
                <text:p>0.657139999962</text:p>
              </table:table-cell>
              <table:table-cell office:value-type="float" office:value="0.5403">
                <text:p>0.5403</text:p>
              </table:table-cell>
              <table:table-cell office:value-type="float" office:value="0.645560000038">
                <text:p>0.645560000038</text:p>
              </table:table-cell>
              <table:table-cell office:value-type="float" office:value="0.629740000038">
                <text:p>0.629740000038</text:p>
              </table:table-cell>
              <table:table-cell office:value-type="float" office:value="0.610379999981">
                <text:p>0.610379999981</text:p>
              </table:table-cell>
              <table:table-cell office:value-type="float" office:value="0.570440000019">
                <text:p>0.570440000019</text:p>
              </table:table-cell>
              <table:table-cell office:value-type="float" office:value="0.45883999999">
                <text:p>0.45883999999</text:p>
              </table:table-cell>
              <table:table-cell office:value-type="float" office:value="0.102979999998">
                <text:p>0.102979999998</text:p>
              </table:table-cell>
              <table:table-cell office:value-type="float" office:value="0.47252">
                <text:p>0.47252</text:p>
              </table:table-cell>
              <table:table-cell office:value-type="float" office:value="0.573080000019073">
                <text:p>0.573080000019073</text:p>
              </table:table-cell>
              <table:table-cell office:value-type="float" office:value="0.528940000019">
                <text:p>0.528940000019</text:p>
              </table:table-cell>
              <table:table-cell office:value-type="float" office:value="0.496859999962">
                <text:p>0.496859999962</text:p>
              </table:table-cell>
              <table:table-cell office:value-type="float" office:value="0.44676000001">
                <text:p>0.44676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5759999962">
                <text:p>0.665759999962</text:p>
              </table:table-cell>
              <table:table-cell office:value-type="float" office:value="0.551460000038">
                <text:p>0.551460000038</text:p>
              </table:table-cell>
              <table:table-cell office:value-type="float" office:value="0.65422">
                <text:p>0.65422</text:p>
              </table:table-cell>
              <table:table-cell office:value-type="float" office:value="0.638619999962">
                <text:p>0.638619999962</text:p>
              </table:table-cell>
              <table:table-cell office:value-type="float" office:value="0.622819999981">
                <text:p>0.622819999981</text:p>
              </table:table-cell>
              <table:table-cell office:value-type="float" office:value="0.581119999981">
                <text:p>0.581119999981</text:p>
              </table:table-cell>
              <table:table-cell office:value-type="float" office:value="0.472019999981">
                <text:p>0.472019999981</text:p>
              </table:table-cell>
              <table:table-cell office:value-type="float" office:value="0.101859999995">
                <text:p>0.101859999995</text:p>
              </table:table-cell>
              <table:table-cell office:value-type="float" office:value="0.47756">
                <text:p>0.47756</text:p>
              </table:table-cell>
              <table:table-cell office:value-type="float" office:value="0.595099999980927">
                <text:p>0.595099999980927</text:p>
              </table:table-cell>
              <table:table-cell office:value-type="float" office:value="0.537340000019">
                <text:p>0.537340000019</text:p>
              </table:table-cell>
              <table:table-cell office:value-type="float" office:value="0.506619999962">
                <text:p>0.506619999962</text:p>
              </table:table-cell>
              <table:table-cell office:value-type="float" office:value="0.45864">
                <text:p>0.458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0159999981">
                <text:p>0.680159999981</text:p>
              </table:table-cell>
              <table:table-cell office:value-type="float" office:value="0.558080000038">
                <text:p>0.558080000038</text:p>
              </table:table-cell>
              <table:table-cell office:value-type="float" office:value="0.665600000038">
                <text:p>0.665600000038</text:p>
              </table:table-cell>
              <table:table-cell office:value-type="float" office:value="0.65236">
                <text:p>0.65236</text:p>
              </table:table-cell>
              <table:table-cell office:value-type="float" office:value="0.630699999962">
                <text:p>0.630699999962</text:p>
              </table:table-cell>
              <table:table-cell office:value-type="float" office:value="0.590719999981">
                <text:p>0.590719999981</text:p>
              </table:table-cell>
              <table:table-cell office:value-type="float" office:value="0.482039999981">
                <text:p>0.482039999981</text:p>
              </table:table-cell>
              <table:table-cell office:value-type="float" office:value="0.100659999998">
                <text:p>0.100659999998</text:p>
              </table:table-cell>
              <table:table-cell office:value-type="float" office:value="0.48144">
                <text:p>0.48144</text:p>
              </table:table-cell>
              <table:table-cell office:value-type="float" office:value="0.608420000038147">
                <text:p>0.608420000038147</text:p>
              </table:table-cell>
              <table:table-cell office:value-type="float" office:value="0.543680000038">
                <text:p>0.543680000038</text:p>
              </table:table-cell>
              <table:table-cell office:value-type="float" office:value="0.512999999962">
                <text:p>0.512999999962</text:p>
              </table:table-cell>
              <table:table-cell office:value-type="float" office:value="0.46647999999">
                <text:p>0.466479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9082">
                <text:p>0.69082</text:p>
              </table:table-cell>
              <table:table-cell office:value-type="float" office:value="0.562499999962">
                <text:p>0.562499999962</text:p>
              </table:table-cell>
              <table:table-cell office:value-type="float" office:value="0.675940000038">
                <text:p>0.675940000038</text:p>
              </table:table-cell>
              <table:table-cell office:value-type="float" office:value="0.662259999962">
                <text:p>0.662259999962</text:p>
              </table:table-cell>
              <table:table-cell office:value-type="float" office:value="0.64032">
                <text:p>0.64032</text:p>
              </table:table-cell>
              <table:table-cell office:value-type="float" office:value="0.600199999962">
                <text:p>0.600199999962</text:p>
              </table:table-cell>
              <table:table-cell office:value-type="float" office:value="0.370779999995">
                <text:p>0.370779999995</text:p>
              </table:table-cell>
              <table:table-cell office:value-type="float" office:value="0.10037999999">
                <text:p>0.10037999999</text:p>
              </table:table-cell>
              <table:table-cell office:value-type="float" office:value="0.48586000001">
                <text:p>0.48586000001</text:p>
              </table:table-cell>
              <table:table-cell office:value-type="float" office:value="0.62494">
                <text:p>0.62494</text:p>
              </table:table-cell>
              <table:table-cell office:value-type="float" office:value="0.55064">
                <text:p>0.55064</text:p>
              </table:table-cell>
              <table:table-cell office:value-type="float" office:value="0.522079999981">
                <text:p>0.522079999981</text:p>
              </table:table-cell>
              <table:table-cell office:value-type="float" office:value="0.478159999981">
                <text:p>0.4781599999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02979999981">
                <text:p>0.702979999981</text:p>
              </table:table-cell>
              <table:table-cell office:value-type="float" office:value="0.570059999962">
                <text:p>0.570059999962</text:p>
              </table:table-cell>
              <table:table-cell office:value-type="float" office:value="0.68672">
                <text:p>0.68672</text:p>
              </table:table-cell>
              <table:table-cell office:value-type="float" office:value="0.671740000019">
                <text:p>0.671740000019</text:p>
              </table:table-cell>
              <table:table-cell office:value-type="float" office:value="0.651320000038">
                <text:p>0.651320000038</text:p>
              </table:table-cell>
              <table:table-cell office:value-type="float" office:value="0.608279999981">
                <text:p>0.608279999981</text:p>
              </table:table-cell>
              <table:table-cell office:value-type="float" office:value="0.316860000019">
                <text:p>0.316860000019</text:p>
              </table:table-cell>
              <table:table-cell office:value-type="float" office:value="0.10194">
                <text:p>0.10194</text:p>
              </table:table-cell>
              <table:table-cell office:value-type="float" office:value="0.488900000019">
                <text:p>0.488900000019</text:p>
              </table:table-cell>
              <table:table-cell office:value-type="float" office:value="0.632799999961853">
                <text:p>0.632799999961853</text:p>
              </table:table-cell>
              <table:table-cell office:value-type="float" office:value="0.557940000038">
                <text:p>0.557940000038</text:p>
              </table:table-cell>
              <table:table-cell office:value-type="float" office:value="0.526639999962">
                <text:p>0.526639999962</text:p>
              </table:table-cell>
              <table:table-cell office:value-type="float" office:value="0.488140000038">
                <text:p>0.4881400000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09380000038">
                <text:p>0.709380000038</text:p>
              </table:table-cell>
              <table:table-cell office:value-type="float" office:value="0.579460000019">
                <text:p>0.579460000019</text:p>
              </table:table-cell>
              <table:table-cell office:value-type="float" office:value="0.697859999981">
                <text:p>0.697859999981</text:p>
              </table:table-cell>
              <table:table-cell office:value-type="float" office:value="0.680679999981">
                <text:p>0.680679999981</text:p>
              </table:table-cell>
              <table:table-cell office:value-type="float" office:value="0.65818">
                <text:p>0.65818</text:p>
              </table:table-cell>
              <table:table-cell office:value-type="float" office:value="0.6184">
                <text:p>0.6184</text:p>
              </table:table-cell>
              <table:table-cell office:value-type="float" office:value="0.285600000019">
                <text:p>0.285600000019</text:p>
              </table:table-cell>
              <table:table-cell office:value-type="float" office:value="0.100680000002">
                <text:p>0.100680000002</text:p>
              </table:table-cell>
              <table:table-cell office:value-type="float" office:value="0.49314">
                <text:p>0.49314</text:p>
              </table:table-cell>
              <table:table-cell office:value-type="float" office:value="0.642519999980926">
                <text:p>0.642519999980926</text:p>
              </table:table-cell>
              <table:table-cell office:value-type="float" office:value="0.567100000038">
                <text:p>0.567100000038</text:p>
              </table:table-cell>
              <table:table-cell office:value-type="float" office:value="0.530639999962">
                <text:p>0.530639999962</text:p>
              </table:table-cell>
              <table:table-cell office:value-type="float" office:value="0.499080000038">
                <text:p>0.4990800000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0480000038">
                <text:p>0.720480000038</text:p>
              </table:table-cell>
              <table:table-cell office:value-type="float" office:value="0.589339999981">
                <text:p>0.589339999981</text:p>
              </table:table-cell>
              <table:table-cell office:value-type="float" office:value="0.704859999981">
                <text:p>0.704859999981</text:p>
              </table:table-cell>
              <table:table-cell office:value-type="float" office:value="0.690379999981">
                <text:p>0.690379999981</text:p>
              </table:table-cell>
              <table:table-cell office:value-type="float" office:value="0.670219999962">
                <text:p>0.670219999962</text:p>
              </table:table-cell>
              <table:table-cell office:value-type="float" office:value="0.62808000001">
                <text:p>0.62808000001</text:p>
              </table:table-cell>
              <table:table-cell office:value-type="float" office:value="0.268820000019">
                <text:p>0.268820000019</text:p>
              </table:table-cell>
              <table:table-cell office:value-type="float" office:value="0.100680000005">
                <text:p>0.100680000005</text:p>
              </table:table-cell>
              <table:table-cell office:value-type="float" office:value="0.495300000038">
                <text:p>0.495300000038</text:p>
              </table:table-cell>
              <table:table-cell office:value-type="float" office:value="0.651379999980926">
                <text:p>0.651379999980926</text:p>
              </table:table-cell>
              <table:table-cell office:value-type="float" office:value="0.578000000019">
                <text:p>0.578000000019</text:p>
              </table:table-cell>
              <table:table-cell office:value-type="float" office:value="0.538600000019">
                <text:p>0.538600000019</text:p>
              </table:table-cell>
              <table:table-cell office:value-type="float" office:value="0.506199999981">
                <text:p>0.506199999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2976">
                <text:p>0.72976</text:p>
              </table:table-cell>
              <table:table-cell office:value-type="float" office:value="0.593439999981">
                <text:p>0.593439999981</text:p>
              </table:table-cell>
              <table:table-cell office:value-type="float" office:value="0.715140000019">
                <text:p>0.715140000019</text:p>
              </table:table-cell>
              <table:table-cell office:value-type="float" office:value="0.6992">
                <text:p>0.6992</text:p>
              </table:table-cell>
              <table:table-cell office:value-type="float" office:value="0.677960000019">
                <text:p>0.677960000019</text:p>
              </table:table-cell>
              <table:table-cell office:value-type="float" office:value="0.633540000019">
                <text:p>0.633540000019</text:p>
              </table:table-cell>
              <table:table-cell office:value-type="float" office:value="0.298300000019">
                <text:p>0.298300000019</text:p>
              </table:table-cell>
              <table:table-cell office:value-type="float" office:value="0.100580000002">
                <text:p>0.100580000002</text:p>
              </table:table-cell>
              <table:table-cell office:value-type="float" office:value="0.500839999981">
                <text:p>0.500839999981</text:p>
              </table:table-cell>
              <table:table-cell office:value-type="float" office:value="0.65964">
                <text:p>0.65964</text:p>
              </table:table-cell>
              <table:table-cell office:value-type="float" office:value="0.5814">
                <text:p>0.5814</text:p>
              </table:table-cell>
              <table:table-cell office:value-type="float" office:value="0.542800000019">
                <text:p>0.542800000019</text:p>
              </table:table-cell>
              <table:table-cell office:value-type="float" office:value="0.516020000038">
                <text:p>0.5160200000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40100000038">
                <text:p>0.740100000038</text:p>
              </table:table-cell>
              <table:table-cell office:value-type="float" office:value="0.599319999981">
                <text:p>0.599319999981</text:p>
              </table:table-cell>
              <table:table-cell office:value-type="float" office:value="0.724799999962">
                <text:p>0.724799999962</text:p>
              </table:table-cell>
              <table:table-cell office:value-type="float" office:value="0.709280000019">
                <text:p>0.709280000019</text:p>
              </table:table-cell>
              <table:table-cell office:value-type="float" office:value="0.686180000038">
                <text:p>0.686180000038</text:p>
              </table:table-cell>
              <table:table-cell office:value-type="float" office:value="0.639519999981">
                <text:p>0.639519999981</text:p>
              </table:table-cell>
              <table:table-cell office:value-type="float" office:value="0.26056000001">
                <text:p>0.26056000001</text:p>
              </table:table-cell>
              <table:table-cell office:value-type="float" office:value="0.100519999998">
                <text:p>0.100519999998</text:p>
              </table:table-cell>
              <table:table-cell office:value-type="float" office:value="0.507119999962">
                <text:p>0.507119999962</text:p>
              </table:table-cell>
              <table:table-cell office:value-type="float" office:value="0.668960000038147">
                <text:p>0.668960000038147</text:p>
              </table:table-cell>
              <table:table-cell office:value-type="float" office:value="0.587979999962">
                <text:p>0.587979999962</text:p>
              </table:table-cell>
              <table:table-cell office:value-type="float" office:value="0.55282">
                <text:p>0.55282</text:p>
              </table:table-cell>
              <table:table-cell office:value-type="float" office:value="0.524440000019">
                <text:p>0.524440000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47460000019">
                <text:p>0.747460000019</text:p>
              </table:table-cell>
              <table:table-cell office:value-type="float" office:value="0.608079999981">
                <text:p>0.608079999981</text:p>
              </table:table-cell>
              <table:table-cell office:value-type="float" office:value="0.732939999981">
                <text:p>0.732939999981</text:p>
              </table:table-cell>
              <table:table-cell office:value-type="float" office:value="0.714899999962">
                <text:p>0.714899999962</text:p>
              </table:table-cell>
              <table:table-cell office:value-type="float" office:value="0.693899999981">
                <text:p>0.693899999981</text:p>
              </table:table-cell>
              <table:table-cell office:value-type="float" office:value="0.648839999981">
                <text:p>0.648839999981</text:p>
              </table:table-cell>
              <table:table-cell office:value-type="float" office:value="0.27701999999">
                <text:p>0.27701999999</text:p>
              </table:table-cell>
              <table:table-cell office:value-type="float" office:value="0.1005">
                <text:p>0.1005</text:p>
              </table:table-cell>
              <table:table-cell office:value-type="float" office:value="0.50814">
                <text:p>0.50814</text:p>
              </table:table-cell>
              <table:table-cell office:value-type="float" office:value="0.677379999980926">
                <text:p>0.677379999980926</text:p>
              </table:table-cell>
              <table:table-cell office:value-type="float" office:value="0.598239999981">
                <text:p>0.598239999981</text:p>
              </table:table-cell>
              <table:table-cell office:value-type="float" office:value="0.559020000038">
                <text:p>0.559020000038</text:p>
              </table:table-cell>
              <table:table-cell office:value-type="float" office:value="0.535400000019">
                <text:p>0.535400000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56040000038">
                <text:p>0.756040000038</text:p>
              </table:table-cell>
              <table:table-cell office:value-type="float" office:value="0.610419999962">
                <text:p>0.610419999962</text:p>
              </table:table-cell>
              <table:table-cell office:value-type="float" office:value="0.739320000019">
                <text:p>0.739320000019</text:p>
              </table:table-cell>
              <table:table-cell office:value-type="float" office:value="0.722039999962">
                <text:p>0.722039999962</text:p>
              </table:table-cell>
              <table:table-cell office:value-type="float" office:value="0.700839999962">
                <text:p>0.700839999962</text:p>
              </table:table-cell>
              <table:table-cell office:value-type="float" office:value="0.654520000038">
                <text:p>0.654520000038</text:p>
              </table:table-cell>
              <table:table-cell office:value-type="float" office:value="0.319399999981">
                <text:p>0.319399999981</text:p>
              </table:table-cell>
              <table:table-cell office:value-type="float" office:value="0.10052">
                <text:p>0.10052</text:p>
              </table:table-cell>
              <table:table-cell office:value-type="float" office:value="0.51254">
                <text:p>0.51254</text:p>
              </table:table-cell>
              <table:table-cell office:value-type="float" office:value="0.686400000019074">
                <text:p>0.686400000019074</text:p>
              </table:table-cell>
              <table:table-cell office:value-type="float" office:value="0.60032">
                <text:p>0.60032</text:p>
              </table:table-cell>
              <table:table-cell office:value-type="float" office:value="0.56316">
                <text:p>0.56316</text:p>
              </table:table-cell>
              <table:table-cell office:value-type="float" office:value="0.54232">
                <text:p>0.542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63120000038">
                <text:p>0.763120000038</text:p>
              </table:table-cell>
              <table:table-cell office:value-type="float" office:value="0.61414">
                <text:p>0.61414</text:p>
              </table:table-cell>
              <table:table-cell office:value-type="float" office:value="0.749080000019">
                <text:p>0.749080000019</text:p>
              </table:table-cell>
              <table:table-cell office:value-type="float" office:value="0.732160000038">
                <text:p>0.732160000038</text:p>
              </table:table-cell>
              <table:table-cell office:value-type="float" office:value="0.707259999981">
                <text:p>0.707259999981</text:p>
              </table:table-cell>
              <table:table-cell office:value-type="float" office:value="0.660679999981">
                <text:p>0.660679999981</text:p>
              </table:table-cell>
              <table:table-cell office:value-type="float" office:value="0.338779999981">
                <text:p>0.338779999981</text:p>
              </table:table-cell>
              <table:table-cell office:value-type="float" office:value="0.100479999995">
                <text:p>0.100479999995</text:p>
              </table:table-cell>
              <table:table-cell office:value-type="float" office:value="0.51778000001">
                <text:p>0.51778000001</text:p>
              </table:table-cell>
              <table:table-cell office:value-type="float" office:value="0.692980000019073">
                <text:p>0.692980000019073</text:p>
              </table:table-cell>
              <table:table-cell office:value-type="float" office:value="0.605079999962">
                <text:p>0.605079999962</text:p>
              </table:table-cell>
              <table:table-cell office:value-type="float" office:value="0.568580000019">
                <text:p>0.568580000019</text:p>
              </table:table-cell>
              <table:table-cell office:value-type="float" office:value="0.546459999962">
                <text:p>0.5464599999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72859999981">
                <text:p>0.772859999981</text:p>
              </table:table-cell>
              <table:table-cell office:value-type="float" office:value="0.619580000038">
                <text:p>0.619580000038</text:p>
              </table:table-cell>
              <table:table-cell office:value-type="float" office:value="0.7565">
                <text:p>0.7565</text:p>
              </table:table-cell>
              <table:table-cell office:value-type="float" office:value="0.74024">
                <text:p>0.74024</text:p>
              </table:table-cell>
              <table:table-cell office:value-type="float" office:value="0.714100000019">
                <text:p>0.714100000019</text:p>
              </table:table-cell>
              <table:table-cell office:value-type="float" office:value="0.669540000038">
                <text:p>0.669540000038</text:p>
              </table:table-cell>
              <table:table-cell office:value-type="float" office:value="0.32113999999">
                <text:p>0.32113999999</text:p>
              </table:table-cell>
              <table:table-cell office:value-type="float" office:value="0.100339999998">
                <text:p>0.100339999998</text:p>
              </table:table-cell>
              <table:table-cell office:value-type="float" office:value="0.521339999981">
                <text:p>0.521339999981</text:p>
              </table:table-cell>
              <table:table-cell office:value-type="float" office:value="0.700800000019073">
                <text:p>0.700800000019073</text:p>
              </table:table-cell>
              <table:table-cell office:value-type="float" office:value="0.61032">
                <text:p>0.61032</text:p>
              </table:table-cell>
              <table:table-cell office:value-type="float" office:value="0.574320000019">
                <text:p>0.574320000019</text:p>
              </table:table-cell>
              <table:table-cell office:value-type="float" office:value="0.554499999981">
                <text:p>0.554499999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80579999981">
                <text:p>0.780579999981</text:p>
              </table:table-cell>
              <table:table-cell office:value-type="float" office:value="0.62216">
                <text:p>0.62216</text:p>
              </table:table-cell>
              <table:table-cell office:value-type="float" office:value="0.763939999981">
                <text:p>0.763939999981</text:p>
              </table:table-cell>
              <table:table-cell office:value-type="float" office:value="0.745379999981">
                <text:p>0.745379999981</text:p>
              </table:table-cell>
              <table:table-cell office:value-type="float" office:value="0.721900000038">
                <text:p>0.721900000038</text:p>
              </table:table-cell>
              <table:table-cell office:value-type="float" office:value="0.6731">
                <text:p>0.6731</text:p>
              </table:table-cell>
              <table:table-cell office:value-type="float" office:value="0.3318">
                <text:p>0.3318</text:p>
              </table:table-cell>
              <table:table-cell office:value-type="float" office:value="0.100479999995">
                <text:p>0.100479999995</text:p>
              </table:table-cell>
              <table:table-cell office:value-type="float" office:value="0.526080000038">
                <text:p>0.526080000038</text:p>
              </table:table-cell>
              <table:table-cell office:value-type="float" office:value="0.707139999961853">
                <text:p>0.707139999961853</text:p>
              </table:table-cell>
              <table:table-cell office:value-type="float" office:value="0.615160000038">
                <text:p>0.615160000038</text:p>
              </table:table-cell>
              <table:table-cell office:value-type="float" office:value="0.576699999981">
                <text:p>0.576699999981</text:p>
              </table:table-cell>
              <table:table-cell office:value-type="float" office:value="0.560020000019">
                <text:p>0.5600200000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9116">
                <text:p>0.79116</text:p>
              </table:table-cell>
              <table:table-cell office:value-type="float" office:value="0.631859999962">
                <text:p>0.631859999962</text:p>
              </table:table-cell>
              <table:table-cell office:value-type="float" office:value="0.773439999981">
                <text:p>0.773439999981</text:p>
              </table:table-cell>
              <table:table-cell office:value-type="float" office:value="0.755700000038">
                <text:p>0.755700000038</text:p>
              </table:table-cell>
              <table:table-cell office:value-type="float" office:value="0.727900000019">
                <text:p>0.727900000019</text:p>
              </table:table-cell>
              <table:table-cell office:value-type="float" office:value="0.679679999981">
                <text:p>0.679679999981</text:p>
              </table:table-cell>
              <table:table-cell office:value-type="float" office:value="0.345019999981">
                <text:p>0.345019999981</text:p>
              </table:table-cell>
              <table:table-cell office:value-type="float" office:value="0.100500000001">
                <text:p>0.100500000001</text:p>
              </table:table-cell>
              <table:table-cell office:value-type="float" office:value="0.530939999981">
                <text:p>0.530939999981</text:p>
              </table:table-cell>
              <table:table-cell office:value-type="float" office:value="0.718820000019074">
                <text:p>0.718820000019074</text:p>
              </table:table-cell>
              <table:table-cell office:value-type="float" office:value="0.6224">
                <text:p>0.6224</text:p>
              </table:table-cell>
              <table:table-cell office:value-type="float" office:value="0.581260000038">
                <text:p>0.581260000038</text:p>
              </table:table-cell>
              <table:table-cell office:value-type="float" office:value="0.569779999962">
                <text:p>0.5697799999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97899999981">
                <text:p>0.797899999981</text:p>
              </table:table-cell>
              <table:table-cell office:value-type="float" office:value="0.633680000019">
                <text:p>0.633680000019</text:p>
              </table:table-cell>
              <table:table-cell office:value-type="float" office:value="0.777559999962">
                <text:p>0.777559999962</text:p>
              </table:table-cell>
              <table:table-cell office:value-type="float" office:value="0.760639999981">
                <text:p>0.760639999981</text:p>
              </table:table-cell>
              <table:table-cell office:value-type="float" office:value="0.736079999962">
                <text:p>0.736079999962</text:p>
              </table:table-cell>
              <table:table-cell office:value-type="float" office:value="0.688859999962">
                <text:p>0.688859999962</text:p>
              </table:table-cell>
              <table:table-cell office:value-type="float" office:value="0.32292">
                <text:p>0.32292</text:p>
              </table:table-cell>
              <table:table-cell office:value-type="float" office:value="0.100459999998">
                <text:p>0.100459999998</text:p>
              </table:table-cell>
              <table:table-cell office:value-type="float" office:value="0.53348000001">
                <text:p>0.53348000001</text:p>
              </table:table-cell>
              <table:table-cell office:value-type="float" office:value="0.722380000019073">
                <text:p>0.722380000019073</text:p>
              </table:table-cell>
              <table:table-cell office:value-type="float" office:value="0.624479999981">
                <text:p>0.624479999981</text:p>
              </table:table-cell>
              <table:table-cell office:value-type="float" office:value="0.588020000038">
                <text:p>0.588020000038</text:p>
              </table:table-cell>
              <table:table-cell office:value-type="float" office:value="0.573760000019">
                <text:p>0.5737600000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0784">
                <text:p>0.80784</text:p>
              </table:table-cell>
              <table:table-cell office:value-type="float" office:value="0.6391">
                <text:p>0.6391</text:p>
              </table:table-cell>
              <table:table-cell office:value-type="float" office:value="0.788719999962">
                <text:p>0.788719999962</text:p>
              </table:table-cell>
              <table:table-cell office:value-type="float" office:value="0.770279999981">
                <text:p>0.770279999981</text:p>
              </table:table-cell>
              <table:table-cell office:value-type="float" office:value="0.741739999981">
                <text:p>0.741739999981</text:p>
              </table:table-cell>
              <table:table-cell office:value-type="float" office:value="0.693420000038">
                <text:p>0.693420000038</text:p>
              </table:table-cell>
              <table:table-cell office:value-type="float" office:value="0.31536000001">
                <text:p>0.31536000001</text:p>
              </table:table-cell>
              <table:table-cell office:value-type="float" office:value="0.100439999995">
                <text:p>0.100439999995</text:p>
              </table:table-cell>
              <table:table-cell office:value-type="float" office:value="0.540720000019">
                <text:p>0.540720000019</text:p>
              </table:table-cell>
              <table:table-cell office:value-type="float" office:value="0.727580000038147">
                <text:p>0.727580000038147</text:p>
              </table:table-cell>
              <table:table-cell office:value-type="float" office:value="0.629220000038">
                <text:p>0.629220000038</text:p>
              </table:table-cell>
              <table:table-cell office:value-type="float" office:value="0.592740000019">
                <text:p>0.592740000019</text:p>
              </table:table-cell>
              <table:table-cell office:value-type="float" office:value="0.575740000038">
                <text:p>0.5757400000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1558">
                <text:p>0.81558</text:p>
              </table:table-cell>
              <table:table-cell office:value-type="float" office:value="0.643579999981">
                <text:p>0.643579999981</text:p>
              </table:table-cell>
              <table:table-cell office:value-type="float" office:value="0.7976">
                <text:p>0.7976</text:p>
              </table:table-cell>
              <table:table-cell office:value-type="float" office:value="0.775340000038">
                <text:p>0.775340000038</text:p>
              </table:table-cell>
              <table:table-cell office:value-type="float" office:value="0.748600000019">
                <text:p>0.748600000019</text:p>
              </table:table-cell>
              <table:table-cell office:value-type="float" office:value="0.698100000038">
                <text:p>0.698100000038</text:p>
              </table:table-cell>
              <table:table-cell office:value-type="float" office:value="0.30266000001">
                <text:p>0.30266000001</text:p>
              </table:table-cell>
              <table:table-cell office:value-type="float" office:value="0.10046000001">
                <text:p>0.10046000001</text:p>
              </table:table-cell>
              <table:table-cell office:value-type="float" office:value="0.54498000001">
                <text:p>0.54498000001</text:p>
              </table:table-cell>
              <table:table-cell office:value-type="float" office:value="0.734779999961853">
                <text:p>0.734779999961853</text:p>
              </table:table-cell>
              <table:table-cell office:value-type="float" office:value="0.636180000019">
                <text:p>0.636180000019</text:p>
              </table:table-cell>
              <table:table-cell office:value-type="float" office:value="0.596940000038">
                <text:p>0.596940000038</text:p>
              </table:table-cell>
              <table:table-cell office:value-type="float" office:value="0.581399999962">
                <text:p>0.5813999999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21779999962">
                <text:p>0.821779999962</text:p>
              </table:table-cell>
              <table:table-cell office:value-type="float" office:value="0.647440000019">
                <text:p>0.647440000019</text:p>
              </table:table-cell>
              <table:table-cell office:value-type="float" office:value="0.802700000038">
                <text:p>0.802700000038</text:p>
              </table:table-cell>
              <table:table-cell office:value-type="float" office:value="0.782639999981">
                <text:p>0.782639999981</text:p>
              </table:table-cell>
              <table:table-cell office:value-type="float" office:value="0.75596">
                <text:p>0.75596</text:p>
              </table:table-cell>
              <table:table-cell office:value-type="float" office:value="0.70336">
                <text:p>0.70336</text:p>
              </table:table-cell>
              <table:table-cell office:value-type="float" office:value="0.271920000019">
                <text:p>0.271920000019</text:p>
              </table:table-cell>
              <table:table-cell office:value-type="float" office:value="0.100420000005">
                <text:p>0.100420000005</text:p>
              </table:table-cell>
              <table:table-cell office:value-type="float" office:value="0.5509">
                <text:p>0.5509</text:p>
              </table:table-cell>
              <table:table-cell office:value-type="float" office:value="0.74028">
                <text:p>0.74028</text:p>
              </table:table-cell>
              <table:table-cell office:value-type="float" office:value="0.638479999981">
                <text:p>0.638479999981</text:p>
              </table:table-cell>
              <table:table-cell office:value-type="float" office:value="0.60122">
                <text:p>0.60122</text:p>
              </table:table-cell>
              <table:table-cell office:value-type="float" office:value="0.586940000019">
                <text:p>0.5869400000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28099999962">
                <text:p>0.828099999962</text:p>
              </table:table-cell>
              <table:table-cell office:value-type="float" office:value="0.648839999981">
                <text:p>0.648839999981</text:p>
              </table:table-cell>
              <table:table-cell office:value-type="float" office:value="0.810440000038">
                <text:p>0.810440000038</text:p>
              </table:table-cell>
              <table:table-cell office:value-type="float" office:value="0.789260000038">
                <text:p>0.789260000038</text:p>
              </table:table-cell>
              <table:table-cell office:value-type="float" office:value="0.760340000019">
                <text:p>0.760340000019</text:p>
              </table:table-cell>
              <table:table-cell office:value-type="float" office:value="0.709619999962">
                <text:p>0.709619999962</text:p>
              </table:table-cell>
              <table:table-cell office:value-type="float" office:value="0.304">
                <text:p>0.304</text:p>
              </table:table-cell>
              <table:table-cell office:value-type="float" office:value="0.100380000002">
                <text:p>0.100380000002</text:p>
              </table:table-cell>
              <table:table-cell office:value-type="float" office:value="0.553559999962">
                <text:p>0.553559999962</text:p>
              </table:table-cell>
              <table:table-cell office:value-type="float" office:value="0.74388">
                <text:p>0.74388</text:p>
              </table:table-cell>
              <table:table-cell office:value-type="float" office:value="0.640680000038">
                <text:p>0.640680000038</text:p>
              </table:table-cell>
              <table:table-cell office:value-type="float" office:value="0.606299999981">
                <text:p>0.606299999981</text:p>
              </table:table-cell>
              <table:table-cell office:value-type="float" office:value="0.588999999962">
                <text:p>0.5889999999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375">
                <text:p>0.8375</text:p>
              </table:table-cell>
              <table:table-cell office:value-type="float" office:value="0.655999999962">
                <text:p>0.655999999962</text:p>
              </table:table-cell>
              <table:table-cell office:value-type="float" office:value="0.815839999962">
                <text:p>0.815839999962</text:p>
              </table:table-cell>
              <table:table-cell office:value-type="float" office:value="0.795560000038">
                <text:p>0.795560000038</text:p>
              </table:table-cell>
              <table:table-cell office:value-type="float" office:value="0.76772">
                <text:p>0.76772</text:p>
              </table:table-cell>
              <table:table-cell office:value-type="float" office:value="0.715100000019">
                <text:p>0.715100000019</text:p>
              </table:table-cell>
              <table:table-cell office:value-type="float" office:value="0.28976">
                <text:p>0.28976</text:p>
              </table:table-cell>
              <table:table-cell office:value-type="float" office:value="0.100479999995">
                <text:p>0.100479999995</text:p>
              </table:table-cell>
              <table:table-cell office:value-type="float" office:value="0.55934">
                <text:p>0.55934</text:p>
              </table:table-cell>
              <table:table-cell office:value-type="float" office:value="0.751739999980927">
                <text:p>0.751739999980927</text:p>
              </table:table-cell>
              <table:table-cell office:value-type="float" office:value="0.647560000019">
                <text:p>0.647560000019</text:p>
              </table:table-cell>
              <table:table-cell office:value-type="float" office:value="0.610340000019">
                <text:p>0.610340000019</text:p>
              </table:table-cell>
              <table:table-cell office:value-type="float" office:value="0.593600000038">
                <text:p>0.5936000000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4506">
                <text:p>0.84506</text:p>
              </table:table-cell>
              <table:table-cell office:value-type="float" office:value="0.65634">
                <text:p>0.65634</text:p>
              </table:table-cell>
              <table:table-cell office:value-type="float" office:value="0.824579999962">
                <text:p>0.824579999962</text:p>
              </table:table-cell>
              <table:table-cell office:value-type="float" office:value="0.803440000019">
                <text:p>0.803440000019</text:p>
              </table:table-cell>
              <table:table-cell office:value-type="float" office:value="0.774400000019">
                <text:p>0.774400000019</text:p>
              </table:table-cell>
              <table:table-cell office:value-type="float" office:value="0.719559999981">
                <text:p>0.719559999981</text:p>
              </table:table-cell>
              <table:table-cell office:value-type="float" office:value="0.22474000001">
                <text:p>0.22474000001</text:p>
              </table:table-cell>
              <table:table-cell office:value-type="float" office:value="0.100460000005">
                <text:p>0.100460000005</text:p>
              </table:table-cell>
              <table:table-cell office:value-type="float" office:value="0.564000000038">
                <text:p>0.564000000038</text:p>
              </table:table-cell>
              <table:table-cell office:value-type="float" office:value="0.7574">
                <text:p>0.7574</text:p>
              </table:table-cell>
              <table:table-cell office:value-type="float" office:value="0.647820000038">
                <text:p>0.647820000038</text:p>
              </table:table-cell>
              <table:table-cell office:value-type="float" office:value="0.613200000038">
                <text:p>0.613200000038</text:p>
              </table:table-cell>
              <table:table-cell office:value-type="float" office:value="0.596960000038">
                <text:p>0.5969600000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52439999981">
                <text:p>0.852439999981</text:p>
              </table:table-cell>
              <table:table-cell office:value-type="float" office:value="0.663159999962">
                <text:p>0.663159999962</text:p>
              </table:table-cell>
              <table:table-cell office:value-type="float" office:value="0.83248">
                <text:p>0.83248</text:p>
              </table:table-cell>
              <table:table-cell office:value-type="float" office:value="0.808639999962">
                <text:p>0.808639999962</text:p>
              </table:table-cell>
              <table:table-cell office:value-type="float" office:value="0.78288">
                <text:p>0.78288</text:p>
              </table:table-cell>
              <table:table-cell office:value-type="float" office:value="0.725900000019">
                <text:p>0.725900000019</text:p>
              </table:table-cell>
              <table:table-cell office:value-type="float" office:value="0.28228000001">
                <text:p>0.28228000001</text:p>
              </table:table-cell>
              <table:table-cell office:value-type="float" office:value="0.100439999995">
                <text:p>0.100439999995</text:p>
              </table:table-cell>
              <table:table-cell office:value-type="float" office:value="0.56672">
                <text:p>0.56672</text:p>
              </table:table-cell>
              <table:table-cell office:value-type="float" office:value="0.760460000038147">
                <text:p>0.760460000038147</text:p>
              </table:table-cell>
              <table:table-cell office:value-type="float" office:value="0.653720000019">
                <text:p>0.653720000019</text:p>
              </table:table-cell>
              <table:table-cell office:value-type="float" office:value="0.61784">
                <text:p>0.61784</text:p>
              </table:table-cell>
              <table:table-cell office:value-type="float" office:value="0.602019999981">
                <text:p>0.60201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60259999981">
                <text:p>0.860259999981</text:p>
              </table:table-cell>
              <table:table-cell office:value-type="float" office:value="0.666079999962">
                <text:p>0.666079999962</text:p>
              </table:table-cell>
              <table:table-cell office:value-type="float" office:value="0.839479999962">
                <text:p>0.839479999962</text:p>
              </table:table-cell>
              <table:table-cell office:value-type="float" office:value="0.816119999981">
                <text:p>0.816119999981</text:p>
              </table:table-cell>
              <table:table-cell office:value-type="float" office:value="0.78858">
                <text:p>0.78858</text:p>
              </table:table-cell>
              <table:table-cell office:value-type="float" office:value="0.73014">
                <text:p>0.73014</text:p>
              </table:table-cell>
              <table:table-cell office:value-type="float" office:value="0.30286000001">
                <text:p>0.30286000001</text:p>
              </table:table-cell>
              <table:table-cell office:value-type="float" office:value="0.100340000005">
                <text:p>0.100340000005</text:p>
              </table:table-cell>
              <table:table-cell office:value-type="float" office:value="0.57362">
                <text:p>0.57362</text:p>
              </table:table-cell>
              <table:table-cell office:value-type="float" office:value="0.767959999980927">
                <text:p>0.767959999980927</text:p>
              </table:table-cell>
              <table:table-cell office:value-type="float" office:value="0.655239999981">
                <text:p>0.655239999981</text:p>
              </table:table-cell>
              <table:table-cell office:value-type="float" office:value="0.622500000038">
                <text:p>0.622500000038</text:p>
              </table:table-cell>
              <table:table-cell office:value-type="float" office:value="0.601579999962">
                <text:p>0.6015799999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65659999962">
                <text:p>0.865659999962</text:p>
              </table:table-cell>
              <table:table-cell office:value-type="float" office:value="0.666700000019">
                <text:p>0.666700000019</text:p>
              </table:table-cell>
              <table:table-cell office:value-type="float" office:value="0.845859999962">
                <text:p>0.845859999962</text:p>
              </table:table-cell>
              <table:table-cell office:value-type="float" office:value="0.823060000038">
                <text:p>0.823060000038</text:p>
              </table:table-cell>
              <table:table-cell office:value-type="float" office:value="0.792239999962">
                <text:p>0.792239999962</text:p>
              </table:table-cell>
              <table:table-cell office:value-type="float" office:value="0.736099999962">
                <text:p>0.736099999962</text:p>
              </table:table-cell>
              <table:table-cell office:value-type="float" office:value="0.326080000019">
                <text:p>0.326080000019</text:p>
              </table:table-cell>
              <table:table-cell office:value-type="float" office:value="0.10026">
                <text:p>0.10026</text:p>
              </table:table-cell>
              <table:table-cell office:value-type="float" office:value="0.57516">
                <text:p>0.57516</text:p>
              </table:table-cell>
              <table:table-cell office:value-type="float" office:value="0.770879999980926">
                <text:p>0.770879999980926</text:p>
              </table:table-cell>
              <table:table-cell office:value-type="float" office:value="0.658520000019">
                <text:p>0.658520000019</text:p>
              </table:table-cell>
              <table:table-cell office:value-type="float" office:value="0.624060000019">
                <text:p>0.624060000019</text:p>
              </table:table-cell>
              <table:table-cell office:value-type="float" office:value="0.605840000038">
                <text:p>0.6058400000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74519999981">
                <text:p>0.874519999981</text:p>
              </table:table-cell>
              <table:table-cell office:value-type="float" office:value="0.668859999962">
                <text:p>0.668859999962</text:p>
              </table:table-cell>
              <table:table-cell office:value-type="float" office:value="0.853159999962">
                <text:p>0.853159999962</text:p>
              </table:table-cell>
              <table:table-cell office:value-type="float" office:value="0.828840000038">
                <text:p>0.828840000038</text:p>
              </table:table-cell>
              <table:table-cell office:value-type="float" office:value="0.80126">
                <text:p>0.80126</text:p>
              </table:table-cell>
              <table:table-cell office:value-type="float" office:value="0.739019999981">
                <text:p>0.739019999981</text:p>
              </table:table-cell>
              <table:table-cell office:value-type="float" office:value="0.321239999981">
                <text:p>0.321239999981</text:p>
              </table:table-cell>
              <table:table-cell office:value-type="float" office:value="0.100239999995">
                <text:p>0.100239999995</text:p>
              </table:table-cell>
              <table:table-cell office:value-type="float" office:value="0.580680000038">
                <text:p>0.580680000038</text:p>
              </table:table-cell>
              <table:table-cell office:value-type="float" office:value="0.78118">
                <text:p>0.78118</text:p>
              </table:table-cell>
              <table:table-cell office:value-type="float" office:value="0.66088">
                <text:p>0.66088</text:p>
              </table:table-cell>
              <table:table-cell office:value-type="float" office:value="0.626919999962">
                <text:p>0.626919999962</text:p>
              </table:table-cell>
              <table:table-cell office:value-type="float" office:value="0.608939999981">
                <text:p>0.6089399999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83520000019">
                <text:p>0.883520000019</text:p>
              </table:table-cell>
              <table:table-cell office:value-type="float" office:value="0.672859999981">
                <text:p>0.672859999981</text:p>
              </table:table-cell>
              <table:table-cell office:value-type="float" office:value="0.860640000019">
                <text:p>0.860640000019</text:p>
              </table:table-cell>
              <table:table-cell office:value-type="float" office:value="0.834940000019">
                <text:p>0.834940000019</text:p>
              </table:table-cell>
              <table:table-cell office:value-type="float" office:value="0.807400000019">
                <text:p>0.807400000019</text:p>
              </table:table-cell>
              <table:table-cell office:value-type="float" office:value="0.743440000038">
                <text:p>0.743440000038</text:p>
              </table:table-cell>
              <table:table-cell office:value-type="float" office:value="0.336780000019">
                <text:p>0.336780000019</text:p>
              </table:table-cell>
              <table:table-cell office:value-type="float" office:value="0.100320000002">
                <text:p>0.100320000002</text:p>
              </table:table-cell>
              <table:table-cell office:value-type="float" office:value="0.584419999962">
                <text:p>0.584419999962</text:p>
              </table:table-cell>
              <table:table-cell office:value-type="float" office:value="0.793780000019073">
                <text:p>0.793780000019073</text:p>
              </table:table-cell>
              <table:table-cell office:value-type="float" office:value="0.664639999962">
                <text:p>0.664639999962</text:p>
              </table:table-cell>
              <table:table-cell office:value-type="float" office:value="0.631899999981">
                <text:p>0.631899999981</text:p>
              </table:table-cell>
              <table:table-cell office:value-type="float" office:value="0.612419999962">
                <text:p>0.6124199999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91279999962">
                <text:p>0.891279999962</text:p>
              </table:table-cell>
              <table:table-cell office:value-type="float" office:value="0.674359999962">
                <text:p>0.674359999962</text:p>
              </table:table-cell>
              <table:table-cell office:value-type="float" office:value="0.8688">
                <text:p>0.8688</text:p>
              </table:table-cell>
              <table:table-cell office:value-type="float" office:value="0.843859999981">
                <text:p>0.843859999981</text:p>
              </table:table-cell>
              <table:table-cell office:value-type="float" office:value="0.811140000019">
                <text:p>0.811140000019</text:p>
              </table:table-cell>
              <table:table-cell office:value-type="float" office:value="0.747519999962">
                <text:p>0.747519999962</text:p>
              </table:table-cell>
              <table:table-cell office:value-type="float" office:value="0.336919999981">
                <text:p>0.336919999981</text:p>
              </table:table-cell>
              <table:table-cell office:value-type="float" office:value="0.100320000002">
                <text:p>0.100320000002</text:p>
              </table:table-cell>
              <table:table-cell office:value-type="float" office:value="0.58776">
                <text:p>0.58776</text:p>
              </table:table-cell>
              <table:table-cell office:value-type="float" office:value="0.796999999980927">
                <text:p>0.796999999980927</text:p>
              </table:table-cell>
              <table:table-cell office:value-type="float" office:value="0.668279999962">
                <text:p>0.668279999962</text:p>
              </table:table-cell>
              <table:table-cell office:value-type="float" office:value="0.633040000038">
                <text:p>0.633040000038</text:p>
              </table:table-cell>
              <table:table-cell office:value-type="float" office:value="0.614519999962">
                <text:p>0.6145199999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99580000019">
                <text:p>0.899580000019</text:p>
              </table:table-cell>
              <table:table-cell office:value-type="float" office:value="0.679380000019">
                <text:p>0.679380000019</text:p>
              </table:table-cell>
              <table:table-cell office:value-type="float" office:value="0.877200000019">
                <text:p>0.877200000019</text:p>
              </table:table-cell>
              <table:table-cell office:value-type="float" office:value="0.8515">
                <text:p>0.8515</text:p>
              </table:table-cell>
              <table:table-cell office:value-type="float" office:value="0.818719999962">
                <text:p>0.818719999962</text:p>
              </table:table-cell>
              <table:table-cell office:value-type="float" office:value="0.755860000038">
                <text:p>0.755860000038</text:p>
              </table:table-cell>
              <table:table-cell office:value-type="float" office:value="0.23767999999">
                <text:p>0.23767999999</text:p>
              </table:table-cell>
              <table:table-cell office:value-type="float" office:value="0.100299999995">
                <text:p>0.100299999995</text:p>
              </table:table-cell>
              <table:table-cell office:value-type="float" office:value="0.594139999962">
                <text:p>0.594139999962</text:p>
              </table:table-cell>
              <table:table-cell office:value-type="float" office:value="0.804819999961853">
                <text:p>0.804819999961853</text:p>
              </table:table-cell>
              <table:table-cell office:value-type="float" office:value="0.669899999962">
                <text:p>0.669899999962</text:p>
              </table:table-cell>
              <table:table-cell office:value-type="float" office:value="0.636339999981">
                <text:p>0.636339999981</text:p>
              </table:table-cell>
              <table:table-cell office:value-type="float" office:value="0.616619999962">
                <text:p>0.6166199999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0586">
                <text:p>0.90586</text:p>
              </table:table-cell>
              <table:table-cell office:value-type="float" office:value="0.683699999962">
                <text:p>0.683699999962</text:p>
              </table:table-cell>
              <table:table-cell office:value-type="float" office:value="0.88066">
                <text:p>0.88066</text:p>
              </table:table-cell>
              <table:table-cell office:value-type="float" office:value="0.856160000038">
                <text:p>0.856160000038</text:p>
              </table:table-cell>
              <table:table-cell office:value-type="float" office:value="0.82194">
                <text:p>0.82194</text:p>
              </table:table-cell>
              <table:table-cell office:value-type="float" office:value="0.759300000038">
                <text:p>0.759300000038</text:p>
              </table:table-cell>
              <table:table-cell office:value-type="float" office:value="0.25905999999">
                <text:p>0.25905999999</text:p>
              </table:table-cell>
              <table:table-cell office:value-type="float" office:value="0.100180000005">
                <text:p>0.100180000005</text:p>
              </table:table-cell>
              <table:table-cell office:value-type="float" office:value="0.596360000038">
                <text:p>0.596360000038</text:p>
              </table:table-cell>
              <table:table-cell office:value-type="float" office:value="0.811340000019074">
                <text:p>0.811340000019074</text:p>
              </table:table-cell>
              <table:table-cell office:value-type="float" office:value="0.673819999962">
                <text:p>0.673819999962</text:p>
              </table:table-cell>
              <table:table-cell office:value-type="float" office:value="0.643299999962">
                <text:p>0.643299999962</text:p>
              </table:table-cell>
              <table:table-cell office:value-type="float" office:value="0.616739999981">
                <text:p>0.6167399999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11019999962">
                <text:p>0.911019999962</text:p>
              </table:table-cell>
              <table:table-cell office:value-type="float" office:value="0.685039999962">
                <text:p>0.685039999962</text:p>
              </table:table-cell>
              <table:table-cell office:value-type="float" office:value="0.887500000019">
                <text:p>0.887500000019</text:p>
              </table:table-cell>
              <table:table-cell office:value-type="float" office:value="0.86324">
                <text:p>0.86324</text:p>
              </table:table-cell>
              <table:table-cell office:value-type="float" office:value="0.830759999962">
                <text:p>0.830759999962</text:p>
              </table:table-cell>
              <table:table-cell office:value-type="float" office:value="0.763699999981">
                <text:p>0.763699999981</text:p>
              </table:table-cell>
              <table:table-cell office:value-type="float" office:value="0.2638">
                <text:p>0.2638</text:p>
              </table:table-cell>
              <table:table-cell office:value-type="float" office:value="0.100300000002">
                <text:p>0.100300000002</text:p>
              </table:table-cell>
              <table:table-cell office:value-type="float" office:value="0.595860000038">
                <text:p>0.595860000038</text:p>
              </table:table-cell>
              <table:table-cell office:value-type="float" office:value="0.816939999961853">
                <text:p>0.816939999961853</text:p>
              </table:table-cell>
              <table:table-cell office:value-type="float" office:value="0.675640000019">
                <text:p>0.675640000019</text:p>
              </table:table-cell>
              <table:table-cell office:value-type="float" office:value="0.643439999962">
                <text:p>0.643439999962</text:p>
              </table:table-cell>
              <table:table-cell office:value-type="float" office:value="0.61904">
                <text:p>0.619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18320000019">
                <text:p>0.918320000019</text:p>
              </table:table-cell>
              <table:table-cell office:value-type="float" office:value="0.6868">
                <text:p>0.6868</text:p>
              </table:table-cell>
              <table:table-cell office:value-type="float" office:value="0.894460000019">
                <text:p>0.894460000019</text:p>
              </table:table-cell>
              <table:table-cell office:value-type="float" office:value="0.86896">
                <text:p>0.86896</text:p>
              </table:table-cell>
              <table:table-cell office:value-type="float" office:value="0.834439999962">
                <text:p>0.834439999962</text:p>
              </table:table-cell>
              <table:table-cell office:value-type="float" office:value="0.770559999962">
                <text:p>0.770559999962</text:p>
              </table:table-cell>
              <table:table-cell office:value-type="float" office:value="0.26904000001">
                <text:p>0.26904000001</text:p>
              </table:table-cell>
              <table:table-cell office:value-type="float" office:value="0.10012">
                <text:p>0.10012</text:p>
              </table:table-cell>
              <table:table-cell office:value-type="float" office:value="0.603679999962">
                <text:p>0.603679999962</text:p>
              </table:table-cell>
              <table:table-cell office:value-type="float" office:value="0.82972">
                <text:p>0.82972</text:p>
              </table:table-cell>
              <table:table-cell office:value-type="float" office:value="0.675040000038">
                <text:p>0.675040000038</text:p>
              </table:table-cell>
              <table:table-cell office:value-type="float" office:value="0.64514">
                <text:p>0.64514</text:p>
              </table:table-cell>
              <table:table-cell office:value-type="float" office:value="0.62368">
                <text:p>0.623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23339999962">
                <text:p>0.923339999962</text:p>
              </table:table-cell>
              <table:table-cell office:value-type="float" office:value="0.68942">
                <text:p>0.68942</text:p>
              </table:table-cell>
              <table:table-cell office:value-type="float" office:value="0.899279999981">
                <text:p>0.899279999981</text:p>
              </table:table-cell>
              <table:table-cell office:value-type="float" office:value="0.875039999981">
                <text:p>0.875039999981</text:p>
              </table:table-cell>
              <table:table-cell office:value-type="float" office:value="0.838999999962">
                <text:p>0.838999999962</text:p>
              </table:table-cell>
              <table:table-cell office:value-type="float" office:value="0.773900000038">
                <text:p>0.773900000038</text:p>
              </table:table-cell>
              <table:table-cell office:value-type="float" office:value="0.25026">
                <text:p>0.25026</text:p>
              </table:table-cell>
              <table:table-cell office:value-type="float" office:value="0.100340000005">
                <text:p>0.100340000005</text:p>
              </table:table-cell>
              <table:table-cell office:value-type="float" office:value="0.607819999981">
                <text:p>0.607819999981</text:p>
              </table:table-cell>
              <table:table-cell office:value-type="float" office:value="0.83034">
                <text:p>0.83034</text:p>
              </table:table-cell>
              <table:table-cell office:value-type="float" office:value="0.679539999962">
                <text:p>0.679539999962</text:p>
              </table:table-cell>
              <table:table-cell office:value-type="float" office:value="0.650280000019">
                <text:p>0.650280000019</text:p>
              </table:table-cell>
              <table:table-cell office:value-type="float" office:value="0.62742">
                <text:p>0.62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7999999981">
                <text:p>0.927999999981</text:p>
              </table:table-cell>
              <table:table-cell office:value-type="float" office:value="0.69156">
                <text:p>0.69156</text:p>
              </table:table-cell>
              <table:table-cell office:value-type="float" office:value="0.905400000038">
                <text:p>0.905400000038</text:p>
              </table:table-cell>
              <table:table-cell office:value-type="float" office:value="0.877680000019">
                <text:p>0.877680000019</text:p>
              </table:table-cell>
              <table:table-cell office:value-type="float" office:value="0.844740000019">
                <text:p>0.844740000019</text:p>
              </table:table-cell>
              <table:table-cell office:value-type="float" office:value="0.778879999962">
                <text:p>0.778879999962</text:p>
              </table:table-cell>
              <table:table-cell office:value-type="float" office:value="0.190019999995">
                <text:p>0.190019999995</text:p>
              </table:table-cell>
              <table:table-cell office:value-type="float" office:value="0.100220000002">
                <text:p>0.100220000002</text:p>
              </table:table-cell>
              <table:table-cell office:value-type="float" office:value="0.610740000019">
                <text:p>0.610740000019</text:p>
              </table:table-cell>
              <table:table-cell office:value-type="float" office:value="0.8388">
                <text:p>0.8388</text:p>
              </table:table-cell>
              <table:table-cell office:value-type="float" office:value="0.68216">
                <text:p>0.68216</text:p>
              </table:table-cell>
              <table:table-cell office:value-type="float" office:value="0.651920000019">
                <text:p>0.651920000019</text:p>
              </table:table-cell>
              <table:table-cell office:value-type="float" office:value="0.6276">
                <text:p>0.62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38540000038">
                <text:p>0.938540000038</text:p>
              </table:table-cell>
              <table:table-cell office:value-type="float" office:value="0.69284">
                <text:p>0.69284</text:p>
              </table:table-cell>
              <table:table-cell office:value-type="float" office:value="0.91398">
                <text:p>0.91398</text:p>
              </table:table-cell>
              <table:table-cell office:value-type="float" office:value="0.88736">
                <text:p>0.88736</text:p>
              </table:table-cell>
              <table:table-cell office:value-type="float" office:value="0.853059999981">
                <text:p>0.853059999981</text:p>
              </table:table-cell>
              <table:table-cell office:value-type="float" office:value="0.783580000038">
                <text:p>0.783580000038</text:p>
              </table:table-cell>
              <table:table-cell office:value-type="float" office:value="0.19036000001">
                <text:p>0.19036000001</text:p>
              </table:table-cell>
              <table:table-cell office:value-type="float" office:value="0.100259999998">
                <text:p>0.100259999998</text:p>
              </table:table-cell>
              <table:table-cell office:value-type="float" office:value="0.613460000038">
                <text:p>0.613460000038</text:p>
              </table:table-cell>
              <table:table-cell office:value-type="float" office:value="0.844340000038147">
                <text:p>0.844340000038147</text:p>
              </table:table-cell>
              <table:table-cell office:value-type="float" office:value="0.683080000038">
                <text:p>0.683080000038</text:p>
              </table:table-cell>
              <table:table-cell office:value-type="float" office:value="0.653800000038">
                <text:p>0.653800000038</text:p>
              </table:table-cell>
              <table:table-cell office:value-type="float" office:value="0.628519999962">
                <text:p>0.6285199999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42479999981">
                <text:p>0.942479999981</text:p>
              </table:table-cell>
              <table:table-cell office:value-type="float" office:value="0.696560000038">
                <text:p>0.696560000038</text:p>
              </table:table-cell>
              <table:table-cell office:value-type="float" office:value="0.91748">
                <text:p>0.91748</text:p>
              </table:table-cell>
              <table:table-cell office:value-type="float" office:value="0.89368">
                <text:p>0.89368</text:p>
              </table:table-cell>
              <table:table-cell office:value-type="float" office:value="0.858460000038">
                <text:p>0.858460000038</text:p>
              </table:table-cell>
              <table:table-cell office:value-type="float" office:value="0.787139999981">
                <text:p>0.787139999981</text:p>
              </table:table-cell>
              <table:table-cell office:value-type="float" office:value="0.20322">
                <text:p>0.20322</text:p>
              </table:table-cell>
              <table:table-cell office:value-type="float" office:value="0.10024">
                <text:p>0.10024</text:p>
              </table:table-cell>
              <table:table-cell office:value-type="float" office:value="0.617300000019">
                <text:p>0.617300000019</text:p>
              </table:table-cell>
              <table:table-cell office:value-type="float" office:value="0.8529">
                <text:p>0.8529</text:p>
              </table:table-cell>
              <table:table-cell office:value-type="float" office:value="0.686139999962">
                <text:p>0.686139999962</text:p>
              </table:table-cell>
              <table:table-cell office:value-type="float" office:value="0.658159999981">
                <text:p>0.658159999981</text:p>
              </table:table-cell>
              <table:table-cell office:value-type="float" office:value="0.630419999981">
                <text:p>0.6304199999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4802">
                <text:p>0.94802</text:p>
              </table:table-cell>
              <table:table-cell office:value-type="float" office:value="0.700239999981">
                <text:p>0.700239999981</text:p>
              </table:table-cell>
              <table:table-cell office:value-type="float" office:value="0.924039999981">
                <text:p>0.924039999981</text:p>
              </table:table-cell>
              <table:table-cell office:value-type="float" office:value="0.900300000038">
                <text:p>0.900300000038</text:p>
              </table:table-cell>
              <table:table-cell office:value-type="float" office:value="0.86374">
                <text:p>0.86374</text:p>
              </table:table-cell>
              <table:table-cell office:value-type="float" office:value="0.792379999962">
                <text:p>0.792379999962</text:p>
              </table:table-cell>
              <table:table-cell office:value-type="float" office:value="0.206159999981">
                <text:p>0.206159999981</text:p>
              </table:table-cell>
              <table:table-cell office:value-type="float" office:value="0.100199999998">
                <text:p>0.100199999998</text:p>
              </table:table-cell>
              <table:table-cell office:value-type="float" office:value="0.617379999962">
                <text:p>0.617379999962</text:p>
              </table:table-cell>
              <table:table-cell office:value-type="float" office:value="0.856719999961853">
                <text:p>0.856719999961853</text:p>
              </table:table-cell>
              <table:table-cell office:value-type="float" office:value="0.689299999962">
                <text:p>0.689299999962</text:p>
              </table:table-cell>
              <table:table-cell office:value-type="float" office:value="0.658880000019">
                <text:p>0.658880000019</text:p>
              </table:table-cell>
              <table:table-cell office:value-type="float" office:value="0.633779999962">
                <text:p>0.6337799999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50039999962">
                <text:p>0.950039999962</text:p>
              </table:table-cell>
              <table:table-cell office:value-type="float" office:value="0.701560000019">
                <text:p>0.701560000019</text:p>
              </table:table-cell>
              <table:table-cell office:value-type="float" office:value="0.929299999981">
                <text:p>0.929299999981</text:p>
              </table:table-cell>
              <table:table-cell office:value-type="float" office:value="0.90478">
                <text:p>0.90478</text:p>
              </table:table-cell>
              <table:table-cell office:value-type="float" office:value="0.868600000019">
                <text:p>0.868600000019</text:p>
              </table:table-cell>
              <table:table-cell office:value-type="float" office:value="0.79906">
                <text:p>0.79906</text:p>
              </table:table-cell>
              <table:table-cell office:value-type="float" office:value="0.20755999999">
                <text:p>0.20755999999</text:p>
              </table:table-cell>
              <table:table-cell office:value-type="float" office:value="0.10022">
                <text:p>0.10022</text:p>
              </table:table-cell>
              <table:table-cell office:value-type="float" office:value="0.624020000019">
                <text:p>0.624020000019</text:p>
              </table:table-cell>
              <table:table-cell office:value-type="float" office:value="0.862599999980927">
                <text:p>0.862599999980927</text:p>
              </table:table-cell>
              <table:table-cell office:value-type="float" office:value="0.692160000019">
                <text:p>0.692160000019</text:p>
              </table:table-cell>
              <table:table-cell office:value-type="float" office:value="0.662080000038">
                <text:p>0.662080000038</text:p>
              </table:table-cell>
              <table:table-cell office:value-type="float" office:value="0.636740000019">
                <text:p>0.6367400000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59519999962">
                <text:p>0.959519999962</text:p>
              </table:table-cell>
              <table:table-cell office:value-type="float" office:value="0.70616">
                <text:p>0.70616</text:p>
              </table:table-cell>
              <table:table-cell office:value-type="float" office:value="0.93772">
                <text:p>0.93772</text:p>
              </table:table-cell>
              <table:table-cell office:value-type="float" office:value="0.91004">
                <text:p>0.91004</text:p>
              </table:table-cell>
              <table:table-cell office:value-type="float" office:value="0.874259999981">
                <text:p>0.874259999981</text:p>
              </table:table-cell>
              <table:table-cell office:value-type="float" office:value="0.802520000019">
                <text:p>0.802520000019</text:p>
              </table:table-cell>
              <table:table-cell office:value-type="float" office:value="0.21217999999">
                <text:p>0.21217999999</text:p>
              </table:table-cell>
              <table:table-cell office:value-type="float" office:value="0.100219999995">
                <text:p>0.100219999995</text:p>
              </table:table-cell>
              <table:table-cell office:value-type="float" office:value="0.626499999962">
                <text:p>0.626499999962</text:p>
              </table:table-cell>
              <table:table-cell office:value-type="float" office:value="0.869219999961853">
                <text:p>0.869219999961853</text:p>
              </table:table-cell>
              <table:table-cell office:value-type="float" office:value="0.696180000019">
                <text:p>0.696180000019</text:p>
              </table:table-cell>
              <table:table-cell office:value-type="float" office:value="0.663959999962">
                <text:p>0.663959999962</text:p>
              </table:table-cell>
              <table:table-cell office:value-type="float" office:value="0.641820000019">
                <text:p>0.6418200000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61859999981">
                <text:p>0.961859999981</text:p>
              </table:table-cell>
              <table:table-cell office:value-type="float" office:value="0.703980000038">
                <text:p>0.703980000038</text:p>
              </table:table-cell>
              <table:table-cell office:value-type="float" office:value="0.940980000038">
                <text:p>0.940980000038</text:p>
              </table:table-cell>
              <table:table-cell office:value-type="float" office:value="0.917300000038">
                <text:p>0.917300000038</text:p>
              </table:table-cell>
              <table:table-cell office:value-type="float" office:value="0.8789">
                <text:p>0.8789</text:p>
              </table:table-cell>
              <table:table-cell office:value-type="float" office:value="0.80704">
                <text:p>0.80704</text:p>
              </table:table-cell>
              <table:table-cell office:value-type="float" office:value="0.213740000005">
                <text:p>0.213740000005</text:p>
              </table:table-cell>
              <table:table-cell office:value-type="float" office:value="0.100279999998">
                <text:p>0.100279999998</text:p>
              </table:table-cell>
              <table:table-cell office:value-type="float" office:value="0.630280000038">
                <text:p>0.630280000038</text:p>
              </table:table-cell>
              <table:table-cell office:value-type="float" office:value="0.87442">
                <text:p>0.87442</text:p>
              </table:table-cell>
              <table:table-cell office:value-type="float" office:value="0.6949">
                <text:p>0.6949</text:p>
              </table:table-cell>
              <table:table-cell office:value-type="float" office:value="0.665619999981">
                <text:p>0.665619999981</text:p>
              </table:table-cell>
              <table:table-cell office:value-type="float" office:value="0.640779999962">
                <text:p>0.6407799999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6238">
                <text:p>0.96238</text:p>
              </table:table-cell>
              <table:table-cell office:value-type="float" office:value="0.70876">
                <text:p>0.70876</text:p>
              </table:table-cell>
              <table:table-cell office:value-type="float" office:value="0.945240000038">
                <text:p>0.945240000038</text:p>
              </table:table-cell>
              <table:table-cell office:value-type="float" office:value="0.920559999962">
                <text:p>0.920559999962</text:p>
              </table:table-cell>
              <table:table-cell office:value-type="float" office:value="0.883559999981">
                <text:p>0.883559999981</text:p>
              </table:table-cell>
              <table:table-cell office:value-type="float" office:value="0.813080000019">
                <text:p>0.813080000019</text:p>
              </table:table-cell>
              <table:table-cell office:value-type="float" office:value="0.21510000001">
                <text:p>0.21510000001</text:p>
              </table:table-cell>
              <table:table-cell office:value-type="float" office:value="0.10024000001">
                <text:p>0.10024000001</text:p>
              </table:table-cell>
              <table:table-cell office:value-type="float" office:value="0.632139999962">
                <text:p>0.632139999962</text:p>
              </table:table-cell>
              <table:table-cell office:value-type="float" office:value="0.878060000038147">
                <text:p>0.878060000038147</text:p>
              </table:table-cell>
              <table:table-cell office:value-type="float" office:value="0.69752">
                <text:p>0.69752</text:p>
              </table:table-cell>
              <table:table-cell office:value-type="float" office:value="0.669820000038">
                <text:p>0.669820000038</text:p>
              </table:table-cell>
              <table:table-cell office:value-type="float" office:value="0.643020000038">
                <text:p>0.6430200000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76720000019">
                <text:p>0.976720000019</text:p>
              </table:table-cell>
              <table:table-cell office:value-type="float" office:value="0.713499999981">
                <text:p>0.713499999981</text:p>
              </table:table-cell>
              <table:table-cell office:value-type="float" office:value="0.953460000019">
                <text:p>0.953460000019</text:p>
              </table:table-cell>
              <table:table-cell office:value-type="float" office:value="0.93006">
                <text:p>0.93006</text:p>
              </table:table-cell>
              <table:table-cell office:value-type="float" office:value="0.889700000019">
                <text:p>0.889700000019</text:p>
              </table:table-cell>
              <table:table-cell office:value-type="float" office:value="0.816540000019">
                <text:p>0.816540000019</text:p>
              </table:table-cell>
              <table:table-cell office:value-type="float" office:value="0.21754">
                <text:p>0.21754</text:p>
              </table:table-cell>
              <table:table-cell office:value-type="float" office:value="0.100179999998">
                <text:p>0.100179999998</text:p>
              </table:table-cell>
              <table:table-cell office:value-type="float" office:value="0.634339999962">
                <text:p>0.634339999962</text:p>
              </table:table-cell>
              <table:table-cell office:value-type="float" office:value="0.88708">
                <text:p>0.88708</text:p>
              </table:table-cell>
              <table:table-cell office:value-type="float" office:value="0.702800000019">
                <text:p>0.702800000019</text:p>
              </table:table-cell>
              <table:table-cell office:value-type="float" office:value="0.671000000019">
                <text:p>0.671000000019</text:p>
              </table:table-cell>
              <table:table-cell office:value-type="float" office:value="0.647299999981">
                <text:p>0.6472999999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79239999962">
                <text:p>0.979239999962</text:p>
              </table:table-cell>
              <table:table-cell office:value-type="float" office:value="0.714579999962">
                <text:p>0.714579999962</text:p>
              </table:table-cell>
              <table:table-cell office:value-type="float" office:value="0.95982">
                <text:p>0.95982</text:p>
              </table:table-cell>
              <table:table-cell office:value-type="float" office:value="0.935399999962">
                <text:p>0.935399999962</text:p>
              </table:table-cell>
              <table:table-cell office:value-type="float" office:value="0.897480000038">
                <text:p>0.897480000038</text:p>
              </table:table-cell>
              <table:table-cell office:value-type="float" office:value="0.823119999981">
                <text:p>0.823119999981</text:p>
              </table:table-cell>
              <table:table-cell office:value-type="float" office:value="0.21928">
                <text:p>0.21928</text:p>
              </table:table-cell>
              <table:table-cell office:value-type="float" office:value="0.0999200000095">
                <text:p>0.0999200000095</text:p>
              </table:table-cell>
              <table:table-cell office:value-type="float" office:value="0.640059999962">
                <text:p>0.640059999962</text:p>
              </table:table-cell>
              <table:table-cell office:value-type="float" office:value="0.893100000038147">
                <text:p>0.893100000038147</text:p>
              </table:table-cell>
              <table:table-cell office:value-type="float" office:value="0.70434">
                <text:p>0.70434</text:p>
              </table:table-cell>
              <table:table-cell office:value-type="float" office:value="0.674360000038">
                <text:p>0.674360000038</text:p>
              </table:table-cell>
              <table:table-cell office:value-type="float" office:value="0.649580000038">
                <text:p>0.6495800000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78000000038">
                <text:p>0.978000000038</text:p>
              </table:table-cell>
              <table:table-cell office:value-type="float" office:value="0.715140000019">
                <text:p>0.715140000019</text:p>
              </table:table-cell>
              <table:table-cell office:value-type="float" office:value="0.956979999981">
                <text:p>0.956979999981</text:p>
              </table:table-cell>
              <table:table-cell office:value-type="float" office:value="0.935499999962">
                <text:p>0.935499999962</text:p>
              </table:table-cell>
              <table:table-cell office:value-type="float" office:value="0.900040000038">
                <text:p>0.900040000038</text:p>
              </table:table-cell>
              <table:table-cell office:value-type="float" office:value="0.826160000038">
                <text:p>0.826160000038</text:p>
              </table:table-cell>
              <table:table-cell office:value-type="float" office:value="0.2209">
                <text:p>0.2209</text:p>
              </table:table-cell>
              <table:table-cell office:value-type="float" office:value="0.100200000001">
                <text:p>0.100200000001</text:p>
              </table:table-cell>
              <table:table-cell office:value-type="float" office:value="0.639419999981">
                <text:p>0.639419999981</text:p>
              </table:table-cell>
              <table:table-cell office:value-type="float" office:value="0.896959999980926">
                <text:p>0.896959999980926</text:p>
              </table:table-cell>
              <table:table-cell office:value-type="float" office:value="0.70732">
                <text:p>0.70732</text:p>
              </table:table-cell>
              <table:table-cell office:value-type="float" office:value="0.677100000019">
                <text:p>0.677100000019</text:p>
              </table:table-cell>
              <table:table-cell office:value-type="float" office:value="0.651099999962">
                <text:p>0.6510999999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84960000019">
                <text:p>0.984960000019</text:p>
              </table:table-cell>
              <table:table-cell office:value-type="float" office:value="0.716779999981">
                <text:p>0.716779999981</text:p>
              </table:table-cell>
              <table:table-cell office:value-type="float" office:value="0.971939999962">
                <text:p>0.971939999962</text:p>
              </table:table-cell>
              <table:table-cell office:value-type="float" office:value="0.944619999962">
                <text:p>0.944619999962</text:p>
              </table:table-cell>
              <table:table-cell office:value-type="float" office:value="0.906159999981">
                <text:p>0.906159999981</text:p>
              </table:table-cell>
              <table:table-cell office:value-type="float" office:value="0.828580000038">
                <text:p>0.828580000038</text:p>
              </table:table-cell>
              <table:table-cell office:value-type="float" office:value="0.22214000001">
                <text:p>0.22214000001</text:p>
              </table:table-cell>
              <table:table-cell office:value-type="float" office:value="0.100099999998">
                <text:p>0.100099999998</text:p>
              </table:table-cell>
              <table:table-cell office:value-type="float" office:value="0.64378">
                <text:p>0.64378</text:p>
              </table:table-cell>
              <table:table-cell office:value-type="float" office:value="0.902379999961853">
                <text:p>0.902379999961853</text:p>
              </table:table-cell>
              <table:table-cell office:value-type="float" office:value="0.705879999981">
                <text:p>0.705879999981</text:p>
              </table:table-cell>
              <table:table-cell office:value-type="float" office:value="0.677759999962">
                <text:p>0.677759999962</text:p>
              </table:table-cell>
              <table:table-cell office:value-type="float" office:value="0.654619999962">
                <text:p>0.6546199999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86300000019">
                <text:p>0.986300000019</text:p>
              </table:table-cell>
              <table:table-cell office:value-type="float" office:value="0.718040000019">
                <text:p>0.718040000019</text:p>
              </table:table-cell>
              <table:table-cell office:value-type="float" office:value="0.964220000019">
                <text:p>0.964220000019</text:p>
              </table:table-cell>
              <table:table-cell office:value-type="float" office:value="0.946819999962">
                <text:p>0.946819999962</text:p>
              </table:table-cell>
              <table:table-cell office:value-type="float" office:value="0.9118">
                <text:p>0.9118</text:p>
              </table:table-cell>
              <table:table-cell office:value-type="float" office:value="0.83684">
                <text:p>0.83684</text:p>
              </table:table-cell>
              <table:table-cell office:value-type="float" office:value="0.223179999995">
                <text:p>0.223179999995</text:p>
              </table:table-cell>
              <table:table-cell office:value-type="float" office:value="0.10014">
                <text:p>0.10014</text:p>
              </table:table-cell>
              <table:table-cell office:value-type="float" office:value="0.645160000019">
                <text:p>0.645160000019</text:p>
              </table:table-cell>
              <table:table-cell office:value-type="float" office:value="0.908360000038147">
                <text:p>0.908360000038147</text:p>
              </table:table-cell>
              <table:table-cell office:value-type="float" office:value="0.707319999981">
                <text:p>0.707319999981</text:p>
              </table:table-cell>
              <table:table-cell office:value-type="float" office:value="0.679519999962">
                <text:p>0.679519999962</text:p>
              </table:table-cell>
              <table:table-cell office:value-type="float" office:value="0.656219999962">
                <text:p>0.6562199999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4120000019">
                <text:p>0.994120000019</text:p>
              </table:table-cell>
              <table:table-cell office:value-type="float" office:value="0.721999999962">
                <text:p>0.721999999962</text:p>
              </table:table-cell>
              <table:table-cell office:value-type="float" office:value="0.980159999981">
                <text:p>0.980159999981</text:p>
              </table:table-cell>
              <table:table-cell office:value-type="float" office:value="0.953479999962">
                <text:p>0.953479999962</text:p>
              </table:table-cell>
              <table:table-cell office:value-type="float" office:value="0.917199999962">
                <text:p>0.917199999962</text:p>
              </table:table-cell>
              <table:table-cell office:value-type="float" office:value="0.838059999962">
                <text:p>0.838059999962</text:p>
              </table:table-cell>
              <table:table-cell office:value-type="float" office:value="0.22368000001">
                <text:p>0.22368000001</text:p>
              </table:table-cell>
              <table:table-cell office:value-type="float" office:value="0.100460000002">
                <text:p>0.100460000002</text:p>
              </table:table-cell>
              <table:table-cell office:value-type="float" office:value="0.649880000019">
                <text:p>0.649880000019</text:p>
              </table:table-cell>
              <table:table-cell office:value-type="float" office:value="0.914099999961853">
                <text:p>0.914099999961853</text:p>
              </table:table-cell>
              <table:table-cell office:value-type="float" office:value="0.71286">
                <text:p>0.71286</text:p>
              </table:table-cell>
              <table:table-cell office:value-type="float" office:value="0.68208">
                <text:p>0.68208</text:p>
              </table:table-cell>
              <table:table-cell office:value-type="float" office:value="0.664520000038">
                <text:p>0.6645200000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548">
                <text:p>0.99548</text:p>
              </table:table-cell>
              <table:table-cell office:value-type="float" office:value="0.721160000038">
                <text:p>0.721160000038</text:p>
              </table:table-cell>
              <table:table-cell office:value-type="float" office:value="0.983879999981">
                <text:p>0.983879999981</text:p>
              </table:table-cell>
              <table:table-cell office:value-type="float" office:value="0.957279999962">
                <text:p>0.957279999962</text:p>
              </table:table-cell>
              <table:table-cell office:value-type="float" office:value="0.92154">
                <text:p>0.92154</text:p>
              </table:table-cell>
              <table:table-cell office:value-type="float" office:value="0.8408">
                <text:p>0.8408</text:p>
              </table:table-cell>
              <table:table-cell office:value-type="float" office:value="0.226319999995">
                <text:p>0.226319999995</text:p>
              </table:table-cell>
              <table:table-cell office:value-type="float" office:value="0.100520000002">
                <text:p>0.100520000002</text:p>
              </table:table-cell>
              <table:table-cell office:value-type="float" office:value="0.651160000038">
                <text:p>0.651160000038</text:p>
              </table:table-cell>
              <table:table-cell office:value-type="float" office:value="0.916640000038147">
                <text:p>0.916640000038147</text:p>
              </table:table-cell>
              <table:table-cell office:value-type="float" office:value="0.713680000019">
                <text:p>0.713680000019</text:p>
              </table:table-cell>
              <table:table-cell office:value-type="float" office:value="0.685119999981">
                <text:p>0.685119999981</text:p>
              </table:table-cell>
              <table:table-cell office:value-type="float" office:value="0.663040000038">
                <text:p>0.6630400000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7160000038">
                <text:p>0.997160000038</text:p>
              </table:table-cell>
              <table:table-cell office:value-type="float" office:value="0.7242">
                <text:p>0.7242</text:p>
              </table:table-cell>
              <table:table-cell office:value-type="float" office:value="0.979979999962">
                <text:p>0.979979999962</text:p>
              </table:table-cell>
              <table:table-cell office:value-type="float" office:value="0.96242">
                <text:p>0.96242</text:p>
              </table:table-cell>
              <table:table-cell office:value-type="float" office:value="0.926239999981">
                <text:p>0.926239999981</text:p>
              </table:table-cell>
              <table:table-cell office:value-type="float" office:value="0.847619999962">
                <text:p>0.847619999962</text:p>
              </table:table-cell>
              <table:table-cell office:value-type="float" office:value="0.22694000001">
                <text:p>0.22694000001</text:p>
              </table:table-cell>
              <table:table-cell office:value-type="float" office:value="0.100540000005">
                <text:p>0.100540000005</text:p>
              </table:table-cell>
              <table:table-cell office:value-type="float" office:value="0.653819999962">
                <text:p>0.653819999962</text:p>
              </table:table-cell>
              <table:table-cell office:value-type="float" office:value="0.926659999980926">
                <text:p>0.926659999980926</text:p>
              </table:table-cell>
              <table:table-cell office:value-type="float" office:value="0.715459999962">
                <text:p>0.715459999962</text:p>
              </table:table-cell>
              <table:table-cell office:value-type="float" office:value="0.685679999981">
                <text:p>0.685679999981</text:p>
              </table:table-cell>
              <table:table-cell office:value-type="float" office:value="0.664939999962">
                <text:p>0.6649399999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762">
                <text:p>0.99762</text:p>
              </table:table-cell>
              <table:table-cell office:value-type="float" office:value="0.726760000038">
                <text:p>0.726760000038</text:p>
              </table:table-cell>
              <table:table-cell office:value-type="float" office:value="0.985540000019">
                <text:p>0.985540000019</text:p>
              </table:table-cell>
              <table:table-cell office:value-type="float" office:value="0.965940000038">
                <text:p>0.965940000038</text:p>
              </table:table-cell>
              <table:table-cell office:value-type="float" office:value="0.93092">
                <text:p>0.93092</text:p>
              </table:table-cell>
              <table:table-cell office:value-type="float" office:value="0.851559999962">
                <text:p>0.851559999962</text:p>
              </table:table-cell>
              <table:table-cell office:value-type="float" office:value="0.22728000001">
                <text:p>0.22728000001</text:p>
              </table:table-cell>
              <table:table-cell office:value-type="float" office:value="0.1004">
                <text:p>0.1004</text:p>
              </table:table-cell>
              <table:table-cell office:value-type="float" office:value="0.6584">
                <text:p>0.6584</text:p>
              </table:table-cell>
              <table:table-cell office:value-type="float" office:value="0.93028">
                <text:p>0.93028</text:p>
              </table:table-cell>
              <table:table-cell office:value-type="float" office:value="0.7173">
                <text:p>0.7173</text:p>
              </table:table-cell>
              <table:table-cell office:value-type="float" office:value="0.688699999981">
                <text:p>0.688699999981</text:p>
              </table:table-cell>
              <table:table-cell office:value-type="float" office:value="0.668060000019">
                <text:p>0.6680600000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844">
                <text:p>0.99844</text:p>
              </table:table-cell>
              <table:table-cell office:value-type="float" office:value="0.729000000038">
                <text:p>0.729000000038</text:p>
              </table:table-cell>
              <table:table-cell office:value-type="float" office:value="0.992800000019">
                <text:p>0.992800000019</text:p>
              </table:table-cell>
              <table:table-cell office:value-type="float" office:value="0.962000000019">
                <text:p>0.962000000019</text:p>
              </table:table-cell>
              <table:table-cell office:value-type="float" office:value="0.931699999962">
                <text:p>0.931699999962</text:p>
              </table:table-cell>
              <table:table-cell office:value-type="float" office:value="0.857819999981">
                <text:p>0.857819999981</text:p>
              </table:table-cell>
              <table:table-cell office:value-type="float" office:value="0.22230000001">
                <text:p>0.22230000001</text:p>
              </table:table-cell>
              <table:table-cell office:value-type="float" office:value="0.1005">
                <text:p>0.1005</text:p>
              </table:table-cell>
              <table:table-cell office:value-type="float" office:value="0.658399999962">
                <text:p>0.658399999962</text:p>
              </table:table-cell>
              <table:table-cell office:value-type="float" office:value="0.931999999961853">
                <text:p>0.931999999961853</text:p>
              </table:table-cell>
              <table:table-cell office:value-type="float" office:value="0.717799999962">
                <text:p>0.717799999962</text:p>
              </table:table-cell>
              <table:table-cell office:value-type="float" office:value="0.689860000038">
                <text:p>0.689860000038</text:p>
              </table:table-cell>
              <table:table-cell office:value-type="float" office:value="0.669799999981">
                <text:p>0.6697999999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83">
                <text:p>0.9983</text:p>
              </table:table-cell>
              <table:table-cell office:value-type="float" office:value="0.732640000019">
                <text:p>0.732640000019</text:p>
              </table:table-cell>
              <table:table-cell office:value-type="float" office:value="0.99524">
                <text:p>0.99524</text:p>
              </table:table-cell>
              <table:table-cell office:value-type="float" office:value="0.973279999981">
                <text:p>0.973279999981</text:p>
              </table:table-cell>
              <table:table-cell office:value-type="float" office:value="0.9368">
                <text:p>0.9368</text:p>
              </table:table-cell>
              <table:table-cell office:value-type="float" office:value="0.860379999981">
                <text:p>0.860379999981</text:p>
              </table:table-cell>
              <table:table-cell office:value-type="float" office:value="0.21462">
                <text:p>0.21462</text:p>
              </table:table-cell>
              <table:table-cell office:value-type="float" office:value="0.100399999995">
                <text:p>0.100399999995</text:p>
              </table:table-cell>
              <table:table-cell office:value-type="float" office:value="0.661019999962">
                <text:p>0.661019999962</text:p>
              </table:table-cell>
              <table:table-cell office:value-type="float" office:value="0.94012">
                <text:p>0.94012</text:p>
              </table:table-cell>
              <table:table-cell office:value-type="float" office:value="0.720319999981">
                <text:p>0.720319999981</text:p>
              </table:table-cell>
              <table:table-cell office:value-type="float" office:value="0.691559999962">
                <text:p>0.691559999962</text:p>
              </table:table-cell>
              <table:table-cell office:value-type="float" office:value="0.670319999962">
                <text:p>0.670319999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8660000019">
                <text:p>0.998660000019</text:p>
              </table:table-cell>
              <table:table-cell office:value-type="float" office:value="0.733600000019">
                <text:p>0.733600000019</text:p>
              </table:table-cell>
              <table:table-cell office:value-type="float" office:value="0.9966">
                <text:p>0.9966</text:p>
              </table:table-cell>
              <table:table-cell office:value-type="float" office:value="0.975240000038">
                <text:p>0.975240000038</text:p>
              </table:table-cell>
              <table:table-cell office:value-type="float" office:value="0.94418">
                <text:p>0.94418</text:p>
              </table:table-cell>
              <table:table-cell office:value-type="float" office:value="0.861940000019">
                <text:p>0.861940000019</text:p>
              </table:table-cell>
              <table:table-cell office:value-type="float" office:value="0.187239999998">
                <text:p>0.187239999998</text:p>
              </table:table-cell>
              <table:table-cell office:value-type="float" office:value="0.100379999998">
                <text:p>0.100379999998</text:p>
              </table:table-cell>
              <table:table-cell office:value-type="float" office:value="0.664419999981">
                <text:p>0.664419999981</text:p>
              </table:table-cell>
              <table:table-cell office:value-type="float" office:value="0.944300000019073">
                <text:p>0.944300000019073</text:p>
              </table:table-cell>
              <table:table-cell office:value-type="float" office:value="0.722679999981">
                <text:p>0.722679999981</text:p>
              </table:table-cell>
              <table:table-cell office:value-type="float" office:value="0.69386">
                <text:p>0.69386</text:p>
              </table:table-cell>
              <table:table-cell office:value-type="float" office:value="0.674519999981">
                <text:p>0.6745199999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91">
                <text:p>0.9991</text:p>
              </table:table-cell>
              <table:table-cell office:value-type="float" office:value="0.733500000019">
                <text:p>0.733500000019</text:p>
              </table:table-cell>
              <table:table-cell office:value-type="float" office:value="0.9789">
                <text:p>0.9789</text:p>
              </table:table-cell>
              <table:table-cell office:value-type="float" office:value="0.985599999962">
                <text:p>0.985599999962</text:p>
              </table:table-cell>
              <table:table-cell office:value-type="float" office:value="0.942939999981">
                <text:p>0.942939999981</text:p>
              </table:table-cell>
              <table:table-cell office:value-type="float" office:value="0.866179999962">
                <text:p>0.866179999962</text:p>
              </table:table-cell>
              <table:table-cell office:value-type="float" office:value="0.17">
                <text:p>0.17</text:p>
              </table:table-cell>
              <table:table-cell office:value-type="float" office:value="0.100419999998">
                <text:p>0.100419999998</text:p>
              </table:table-cell>
              <table:table-cell office:value-type="float" office:value="0.664919999981">
                <text:p>0.664919999981</text:p>
              </table:table-cell>
              <table:table-cell office:value-type="float" office:value="0.946659999961853">
                <text:p>0.946659999961853</text:p>
              </table:table-cell>
              <table:table-cell office:value-type="float" office:value="0.72254">
                <text:p>0.72254</text:p>
              </table:table-cell>
              <table:table-cell office:value-type="float" office:value="0.69554">
                <text:p>0.69554</text:p>
              </table:table-cell>
              <table:table-cell office:value-type="float" office:value="0.675500000019">
                <text:p>0.6755000000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912">
                <text:p>0.99912</text:p>
              </table:table-cell>
              <table:table-cell office:value-type="float" office:value="0.737820000019">
                <text:p>0.737820000019</text:p>
              </table:table-cell>
              <table:table-cell office:value-type="float" office:value="0.9975">
                <text:p>0.9975</text:p>
              </table:table-cell>
              <table:table-cell office:value-type="float" office:value="0.977060000038">
                <text:p>0.977060000038</text:p>
              </table:table-cell>
              <table:table-cell office:value-type="float" office:value="0.946540000038">
                <text:p>0.946540000038</text:p>
              </table:table-cell>
              <table:table-cell office:value-type="float" office:value="0.873579999962">
                <text:p>0.873579999962</text:p>
              </table:table-cell>
              <table:table-cell office:value-type="float" office:value="0.20263999999">
                <text:p>0.20263999999</text:p>
              </table:table-cell>
              <table:table-cell office:value-type="float" office:value="0.10046">
                <text:p>0.10046</text:p>
              </table:table-cell>
              <table:table-cell office:value-type="float" office:value="0.667280000019">
                <text:p>0.667280000019</text:p>
              </table:table-cell>
              <table:table-cell office:value-type="float" office:value="0.953800000019074">
                <text:p>0.953800000019074</text:p>
              </table:table-cell>
              <table:table-cell office:value-type="float" office:value="0.725939999962">
                <text:p>0.725939999962</text:p>
              </table:table-cell>
              <table:table-cell office:value-type="float" office:value="0.6965">
                <text:p>0.6965</text:p>
              </table:table-cell>
              <table:table-cell office:value-type="float" office:value="0.676600000019">
                <text:p>0.6766000000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942">
                <text:p>0.99942</text:p>
              </table:table-cell>
              <table:table-cell office:value-type="float" office:value="0.739899999962">
                <text:p>0.739899999962</text:p>
              </table:table-cell>
              <table:table-cell office:value-type="float" office:value="0.998240000038">
                <text:p>0.998240000038</text:p>
              </table:table-cell>
              <table:table-cell office:value-type="float" office:value="0.982459999962">
                <text:p>0.982459999962</text:p>
              </table:table-cell>
              <table:table-cell office:value-type="float" office:value="0.957099999981">
                <text:p>0.957099999981</text:p>
              </table:table-cell>
              <table:table-cell office:value-type="float" office:value="0.875839999981">
                <text:p>0.875839999981</text:p>
              </table:table-cell>
              <table:table-cell office:value-type="float" office:value="0.209899999995">
                <text:p>0.209899999995</text:p>
              </table:table-cell>
              <table:table-cell office:value-type="float" office:value="0.0992200000095">
                <text:p>0.0992200000095</text:p>
              </table:table-cell>
              <table:table-cell office:value-type="float" office:value="0.672699999962">
                <text:p>0.672699999962</text:p>
              </table:table-cell>
              <table:table-cell office:value-type="float" office:value="0.957200000038147">
                <text:p>0.957200000038147</text:p>
              </table:table-cell>
              <table:table-cell office:value-type="float" office:value="0.728680000038">
                <text:p>0.728680000038</text:p>
              </table:table-cell>
              <table:table-cell office:value-type="float" office:value="0.698679999981">
                <text:p>0.698679999981</text:p>
              </table:table-cell>
              <table:table-cell office:value-type="float" office:value="0.676959999962">
                <text:p>0.6769599999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92">
                <text:p>0.9992</text:p>
              </table:table-cell>
              <table:table-cell office:value-type="float" office:value="0.737240000038">
                <text:p>0.737240000038</text:p>
              </table:table-cell>
              <table:table-cell office:value-type="float" office:value="0.99862">
                <text:p>0.99862</text:p>
              </table:table-cell>
              <table:table-cell office:value-type="float" office:value="0.98408">
                <text:p>0.98408</text:p>
              </table:table-cell>
              <table:table-cell office:value-type="float" office:value="0.958080000019">
                <text:p>0.958080000019</text:p>
              </table:table-cell>
              <table:table-cell office:value-type="float" office:value="0.881380000019">
                <text:p>0.881380000019</text:p>
              </table:table-cell>
              <table:table-cell office:value-type="float" office:value="0.213779999995">
                <text:p>0.213779999995</text:p>
              </table:table-cell>
              <table:table-cell office:value-type="float" office:value="0.10024">
                <text:p>0.10024</text:p>
              </table:table-cell>
              <table:table-cell office:value-type="float" office:value="0.672619999962">
                <text:p>0.672619999962</text:p>
              </table:table-cell>
              <table:table-cell office:value-type="float" office:value="0.963580000038147">
                <text:p>0.963580000038147</text:p>
              </table:table-cell>
              <table:table-cell office:value-type="float" office:value="0.728980000038">
                <text:p>0.728980000038</text:p>
              </table:table-cell>
              <table:table-cell office:value-type="float" office:value="0.701879999981">
                <text:p>0.701879999981</text:p>
              </table:table-cell>
              <table:table-cell office:value-type="float" office:value="0.68108">
                <text:p>0.681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962">
                <text:p>0.99962</text:p>
              </table:table-cell>
              <table:table-cell office:value-type="float" office:value="0.741659999962">
                <text:p>0.741659999962</text:p>
              </table:table-cell>
              <table:table-cell office:value-type="float" office:value="0.999">
                <text:p>0.999</text:p>
              </table:table-cell>
              <table:table-cell office:value-type="float" office:value="0.9876">
                <text:p>0.9876</text:p>
              </table:table-cell>
              <table:table-cell office:value-type="float" office:value="0.964700000019">
                <text:p>0.964700000019</text:p>
              </table:table-cell>
              <table:table-cell office:value-type="float" office:value="0.88434">
                <text:p>0.88434</text:p>
              </table:table-cell>
              <table:table-cell office:value-type="float" office:value="0.21781999999">
                <text:p>0.21781999999</text:p>
              </table:table-cell>
              <table:table-cell office:value-type="float" office:value="0.0998199999905">
                <text:p>0.0998199999905</text:p>
              </table:table-cell>
              <table:table-cell office:value-type="float" office:value="0.677120000038">
                <text:p>0.677120000038</text:p>
              </table:table-cell>
              <table:table-cell office:value-type="float" office:value="0.9655">
                <text:p>0.9655</text:p>
              </table:table-cell>
              <table:table-cell office:value-type="float" office:value="0.729519999981">
                <text:p>0.729519999981</text:p>
              </table:table-cell>
              <table:table-cell office:value-type="float" office:value="0.701940000019">
                <text:p>0.701940000019</text:p>
              </table:table-cell>
              <table:table-cell office:value-type="float" office:value="0.680460000038">
                <text:p>0.6804600000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76359999981">
                <text:p>0.976359999981</text:p>
              </table:table-cell>
              <table:table-cell office:value-type="float" office:value="0.741320000038">
                <text:p>0.741320000038</text:p>
              </table:table-cell>
              <table:table-cell office:value-type="float" office:value="0.99914">
                <text:p>0.99914</text:p>
              </table:table-cell>
              <table:table-cell office:value-type="float" office:value="0.996040000019">
                <text:p>0.996040000019</text:p>
              </table:table-cell>
              <table:table-cell office:value-type="float" office:value="0.966700000038">
                <text:p>0.966700000038</text:p>
              </table:table-cell>
              <table:table-cell office:value-type="float" office:value="0.889299999962">
                <text:p>0.889299999962</text:p>
              </table:table-cell>
              <table:table-cell office:value-type="float" office:value="0.22043999999">
                <text:p>0.22043999999</text:p>
              </table:table-cell>
              <table:table-cell office:value-type="float" office:value="0.10020000001">
                <text:p>0.10020000001</text:p>
              </table:table-cell>
              <table:table-cell office:value-type="float" office:value="0.678640000038">
                <text:p>0.678640000038</text:p>
              </table:table-cell>
              <table:table-cell office:value-type="float" office:value="0.966620000019073">
                <text:p>0.966620000019073</text:p>
              </table:table-cell>
              <table:table-cell office:value-type="float" office:value="0.731219999962">
                <text:p>0.731219999962</text:p>
              </table:table-cell>
              <table:table-cell office:value-type="float" office:value="0.701959999962">
                <text:p>0.701959999962</text:p>
              </table:table-cell>
              <table:table-cell office:value-type="float" office:value="0.682199999981">
                <text:p>0.6821999999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53259999962">
                <text:p>0.953259999962</text:p>
              </table:table-cell>
              <table:table-cell office:value-type="float" office:value="0.745439999962">
                <text:p>0.745439999962</text:p>
              </table:table-cell>
              <table:table-cell office:value-type="float" office:value="0.99926">
                <text:p>0.99926</text:p>
              </table:table-cell>
              <table:table-cell office:value-type="float" office:value="0.99716">
                <text:p>0.99716</text:p>
              </table:table-cell>
              <table:table-cell office:value-type="float" office:value="0.967159999962">
                <text:p>0.967159999962</text:p>
              </table:table-cell>
              <table:table-cell office:value-type="float" office:value="0.8916">
                <text:p>0.8916</text:p>
              </table:table-cell>
              <table:table-cell office:value-type="float" office:value="0.223259999995">
                <text:p>0.223259999995</text:p>
              </table:table-cell>
              <table:table-cell office:value-type="float" office:value="0.10137999999">
                <text:p>0.10137999999</text:p>
              </table:table-cell>
              <table:table-cell office:value-type="float" office:value="0.680800000038">
                <text:p>0.680800000038</text:p>
              </table:table-cell>
              <table:table-cell office:value-type="float" office:value="0.971360000038147">
                <text:p>0.971360000038147</text:p>
              </table:table-cell>
              <table:table-cell office:value-type="float" office:value="0.734599999962">
                <text:p>0.734599999962</text:p>
              </table:table-cell>
              <table:table-cell office:value-type="float" office:value="0.703680000038">
                <text:p>0.703680000038</text:p>
              </table:table-cell>
              <table:table-cell office:value-type="float" office:value="0.684480000019">
                <text:p>0.6844800000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086">
                <text:p>0.99086</text:p>
              </table:table-cell>
              <table:table-cell office:value-type="float" office:value="0.745860000038">
                <text:p>0.745860000038</text:p>
              </table:table-cell>
              <table:table-cell office:value-type="float" office:value="0.99922">
                <text:p>0.99922</text:p>
              </table:table-cell>
              <table:table-cell office:value-type="float" office:value="0.99782">
                <text:p>0.99782</text:p>
              </table:table-cell>
              <table:table-cell office:value-type="float" office:value="0.973460000038">
                <text:p>0.973460000038</text:p>
              </table:table-cell>
              <table:table-cell office:value-type="float" office:value="0.897300000038">
                <text:p>0.897300000038</text:p>
              </table:table-cell>
              <table:table-cell office:value-type="float" office:value="0.22416000001">
                <text:p>0.22416000001</text:p>
              </table:table-cell>
              <table:table-cell office:value-type="float" office:value="0.100240000005">
                <text:p>0.100240000005</text:p>
              </table:table-cell>
              <table:table-cell office:value-type="float" office:value="0.682300000019">
                <text:p>0.682300000019</text:p>
              </table:table-cell>
              <table:table-cell office:value-type="float" office:value="0.975860000038147">
                <text:p>0.975860000038147</text:p>
              </table:table-cell>
              <table:table-cell office:value-type="float" office:value="0.735980000038">
                <text:p>0.735980000038</text:p>
              </table:table-cell>
              <table:table-cell office:value-type="float" office:value="0.710339999962">
                <text:p>0.710339999962</text:p>
              </table:table-cell>
              <table:table-cell office:value-type="float" office:value="0.685480000019">
                <text:p>0.6854800000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944">
                <text:p>0.99944</text:p>
              </table:table-cell>
              <table:table-cell office:value-type="float" office:value="0.74874">
                <text:p>0.74874</text:p>
              </table:table-cell>
              <table:table-cell office:value-type="float" office:value="0.99954">
                <text:p>0.99954</text:p>
              </table:table-cell>
              <table:table-cell office:value-type="float" office:value="0.99854">
                <text:p>0.99854</text:p>
              </table:table-cell>
              <table:table-cell office:value-type="float" office:value="0.979500000019">
                <text:p>0.979500000019</text:p>
              </table:table-cell>
              <table:table-cell office:value-type="float" office:value="0.900860000038">
                <text:p>0.900860000038</text:p>
              </table:table-cell>
              <table:table-cell office:value-type="float" office:value="0.22616">
                <text:p>0.22616</text:p>
              </table:table-cell>
              <table:table-cell office:value-type="float" office:value="0.100200000001">
                <text:p>0.100200000001</text:p>
              </table:table-cell>
              <table:table-cell office:value-type="float" office:value="0.68486">
                <text:p>0.68486</text:p>
              </table:table-cell>
              <table:table-cell office:value-type="float" office:value="0.977660000019074">
                <text:p>0.977660000019074</text:p>
              </table:table-cell>
              <table:table-cell office:value-type="float" office:value="0.738779999962">
                <text:p>0.738779999962</text:p>
              </table:table-cell>
              <table:table-cell office:value-type="float" office:value="0.709560000038">
                <text:p>0.709560000038</text:p>
              </table:table-cell>
              <table:table-cell office:value-type="float" office:value="0.685980000019">
                <text:p>0.6859800000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952">
                <text:p>0.99952</text:p>
              </table:table-cell>
              <table:table-cell office:value-type="float" office:value="0.75398">
                <text:p>0.75398</text:p>
              </table:table-cell>
              <table:table-cell office:value-type="float" office:value="0.99932">
                <text:p>0.99932</text:p>
              </table:table-cell>
              <table:table-cell office:value-type="float" office:value="0.99816">
                <text:p>0.99816</text:p>
              </table:table-cell>
              <table:table-cell office:value-type="float" office:value="0.98258">
                <text:p>0.98258</text:p>
              </table:table-cell>
              <table:table-cell office:value-type="float" office:value="0.90488">
                <text:p>0.90488</text:p>
              </table:table-cell>
              <table:table-cell office:value-type="float" office:value="0.22706000001">
                <text:p>0.22706000001</text:p>
              </table:table-cell>
              <table:table-cell office:value-type="float" office:value="0.100200000005">
                <text:p>0.100200000005</text:p>
              </table:table-cell>
              <table:table-cell office:value-type="float" office:value="0.688400000019">
                <text:p>0.688400000019</text:p>
              </table:table-cell>
              <table:table-cell office:value-type="float" office:value="0.981640000038147">
                <text:p>0.981640000038147</text:p>
              </table:table-cell>
              <table:table-cell office:value-type="float" office:value="0.7408">
                <text:p>0.7408</text:p>
              </table:table-cell>
              <table:table-cell office:value-type="float" office:value="0.7086">
                <text:p>0.7086</text:p>
              </table:table-cell>
              <table:table-cell office:value-type="float" office:value="0.69116">
                <text:p>0.691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954">
                <text:p>0.99954</text:p>
              </table:table-cell>
              <table:table-cell office:value-type="float" office:value="0.75234">
                <text:p>0.75234</text:p>
              </table:table-cell>
              <table:table-cell office:value-type="float" office:value="0.99946">
                <text:p>0.99946</text:p>
              </table:table-cell>
              <table:table-cell office:value-type="float" office:value="0.99886">
                <text:p>0.99886</text:p>
              </table:table-cell>
              <table:table-cell office:value-type="float" office:value="0.984020000038">
                <text:p>0.984020000038</text:p>
              </table:table-cell>
              <table:table-cell office:value-type="float" office:value="0.907279999981">
                <text:p>0.907279999981</text:p>
              </table:table-cell>
              <table:table-cell office:value-type="float" office:value="0.22798">
                <text:p>0.22798</text:p>
              </table:table-cell>
              <table:table-cell office:value-type="float" office:value="0.0999400000048">
                <text:p>0.0999400000048</text:p>
              </table:table-cell>
              <table:table-cell office:value-type="float" office:value="0.691640000038">
                <text:p>0.691640000038</text:p>
              </table:table-cell>
              <table:table-cell office:value-type="float" office:value="0.988860000019074">
                <text:p>0.988860000019074</text:p>
              </table:table-cell>
              <table:table-cell office:value-type="float" office:value="0.741339999981">
                <text:p>0.741339999981</text:p>
              </table:table-cell>
              <table:table-cell office:value-type="float" office:value="0.713279999981">
                <text:p>0.713279999981</text:p>
              </table:table-cell>
              <table:table-cell office:value-type="float" office:value="0.690860000038">
                <text:p>0.6908600000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976">
                <text:p>0.99976</text:p>
              </table:table-cell>
              <table:table-cell office:value-type="float" office:value="0.754459999962">
                <text:p>0.754459999962</text:p>
              </table:table-cell>
              <table:table-cell office:value-type="float" office:value="0.99958">
                <text:p>0.99958</text:p>
              </table:table-cell>
              <table:table-cell office:value-type="float" office:value="0.99884">
                <text:p>0.99884</text:p>
              </table:table-cell>
              <table:table-cell office:value-type="float" office:value="0.982120000038">
                <text:p>0.982120000038</text:p>
              </table:table-cell>
              <table:table-cell office:value-type="float" office:value="0.908460000038">
                <text:p>0.908460000038</text:p>
              </table:table-cell>
              <table:table-cell office:value-type="float" office:value="0.229200000005">
                <text:p>0.229200000005</text:p>
              </table:table-cell>
              <table:table-cell office:value-type="float" office:value="0.100379999998">
                <text:p>0.100379999998</text:p>
              </table:table-cell>
              <table:table-cell office:value-type="float" office:value="0.691400000019">
                <text:p>0.691400000019</text:p>
              </table:table-cell>
              <table:table-cell office:value-type="float" office:value="0.981340000038147">
                <text:p>0.981340000038147</text:p>
              </table:table-cell>
              <table:table-cell office:value-type="float" office:value="0.743239999962">
                <text:p>0.743239999962</text:p>
              </table:table-cell>
              <table:table-cell office:value-type="float" office:value="0.713199999981">
                <text:p>0.713199999981</text:p>
              </table:table-cell>
              <table:table-cell office:value-type="float" office:value="0.69224">
                <text:p>0.692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972">
                <text:p>0.99972</text:p>
              </table:table-cell>
              <table:table-cell office:value-type="float" office:value="0.754540000019">
                <text:p>0.754540000019</text:p>
              </table:table-cell>
              <table:table-cell office:value-type="float" office:value="0.99936">
                <text:p>0.99936</text:p>
              </table:table-cell>
              <table:table-cell office:value-type="float" office:value="0.998700000019">
                <text:p>0.998700000019</text:p>
              </table:table-cell>
              <table:table-cell office:value-type="float" office:value="0.981360000038">
                <text:p>0.981360000038</text:p>
              </table:table-cell>
              <table:table-cell office:value-type="float" office:value="0.91762">
                <text:p>0.91762</text:p>
              </table:table-cell>
              <table:table-cell office:value-type="float" office:value="0.230719999981">
                <text:p>0.230719999981</text:p>
              </table:table-cell>
              <table:table-cell office:value-type="float" office:value="0.100479999998">
                <text:p>0.100479999998</text:p>
              </table:table-cell>
              <table:table-cell office:value-type="float" office:value="0.69242">
                <text:p>0.69242</text:p>
              </table:table-cell>
              <table:table-cell office:value-type="float" office:value="0.990620000019073">
                <text:p>0.990620000019073</text:p>
              </table:table-cell>
              <table:table-cell office:value-type="float" office:value="0.741959999962">
                <text:p>0.741959999962</text:p>
              </table:table-cell>
              <table:table-cell office:value-type="float" office:value="0.712640000038">
                <text:p>0.712640000038</text:p>
              </table:table-cell>
              <table:table-cell office:value-type="float" office:value="0.692239999981">
                <text:p>0.6922399999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978">
                <text:p>0.99978</text:p>
              </table:table-cell>
              <table:table-cell office:value-type="float" office:value="0.759780000038">
                <text:p>0.759780000038</text:p>
              </table:table-cell>
              <table:table-cell office:value-type="float" office:value="0.923559999962">
                <text:p>0.923559999962</text:p>
              </table:table-cell>
              <table:table-cell office:value-type="float" office:value="0.99922">
                <text:p>0.99922</text:p>
              </table:table-cell>
              <table:table-cell office:value-type="float" office:value="0.992660000038">
                <text:p>0.992660000038</text:p>
              </table:table-cell>
              <table:table-cell office:value-type="float" office:value="0.92016">
                <text:p>0.92016</text:p>
              </table:table-cell>
              <table:table-cell office:value-type="float" office:value="0.227360000005">
                <text:p>0.227360000005</text:p>
              </table:table-cell>
              <table:table-cell office:value-type="float" office:value="0.100160000005">
                <text:p>0.100160000005</text:p>
              </table:table-cell>
              <table:table-cell office:value-type="float" office:value="0.694619999981">
                <text:p>0.694619999981</text:p>
              </table:table-cell>
              <table:table-cell office:value-type="float" office:value="0.993740000038147">
                <text:p>0.993740000038147</text:p>
              </table:table-cell>
              <table:table-cell office:value-type="float" office:value="0.746079999981">
                <text:p>0.746079999981</text:p>
              </table:table-cell>
              <table:table-cell office:value-type="float" office:value="0.714919999981">
                <text:p>0.714919999981</text:p>
              </table:table-cell>
              <table:table-cell office:value-type="float" office:value="0.696620000038">
                <text:p>0.6966200000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982">
                <text:p>0.99982</text:p>
              </table:table-cell>
              <table:table-cell office:value-type="float" office:value="0.757880000038">
                <text:p>0.757880000038</text:p>
              </table:table-cell>
              <table:table-cell office:value-type="float" office:value="0.984319999981">
                <text:p>0.984319999981</text:p>
              </table:table-cell>
              <table:table-cell office:value-type="float" office:value="0.9995">
                <text:p>0.9995</text:p>
              </table:table-cell>
              <table:table-cell office:value-type="float" office:value="0.993840000019">
                <text:p>0.993840000019</text:p>
              </table:table-cell>
              <table:table-cell office:value-type="float" office:value="0.921300000019">
                <text:p>0.921300000019</text:p>
              </table:table-cell>
              <table:table-cell office:value-type="float" office:value="0.202960000005">
                <text:p>0.202960000005</text:p>
              </table:table-cell>
              <table:table-cell office:value-type="float" office:value="0.101140000002">
                <text:p>0.101140000002</text:p>
              </table:table-cell>
              <table:table-cell office:value-type="float" office:value="0.696600000019">
                <text:p>0.696600000019</text:p>
              </table:table-cell>
              <table:table-cell office:value-type="float" office:value="0.99508">
                <text:p>0.99508</text:p>
              </table:table-cell>
              <table:table-cell office:value-type="float" office:value="0.746739999962">
                <text:p>0.746739999962</text:p>
              </table:table-cell>
              <table:table-cell office:value-type="float" office:value="0.715299999962">
                <text:p>0.715299999962</text:p>
              </table:table-cell>
              <table:table-cell office:value-type="float" office:value="0.69806">
                <text:p>0.698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962">
                <text:p>0.99962</text:p>
              </table:table-cell>
              <table:table-cell office:value-type="float" office:value="0.75966">
                <text:p>0.75966</text:p>
              </table:table-cell>
              <table:table-cell office:value-type="float" office:value="0.99786">
                <text:p>0.99786</text:p>
              </table:table-cell>
              <table:table-cell office:value-type="float" office:value="0.9823">
                <text:p>0.9823</text:p>
              </table:table-cell>
              <table:table-cell office:value-type="float" office:value="0.9958">
                <text:p>0.9958</text:p>
              </table:table-cell>
              <table:table-cell office:value-type="float" office:value="0.925719999981">
                <text:p>0.925719999981</text:p>
              </table:table-cell>
              <table:table-cell office:value-type="float" office:value="0.19385999999">
                <text:p>0.19385999999</text:p>
              </table:table-cell>
              <table:table-cell office:value-type="float" office:value="0.100459999998">
                <text:p>0.100459999998</text:p>
              </table:table-cell>
              <table:table-cell office:value-type="float" office:value="0.701359999981">
                <text:p>0.701359999981</text:p>
              </table:table-cell>
              <table:table-cell office:value-type="float" office:value="0.99622">
                <text:p>0.99622</text:p>
              </table:table-cell>
              <table:table-cell office:value-type="float" office:value="0.749080000019">
                <text:p>0.749080000019</text:p>
              </table:table-cell>
              <table:table-cell office:value-type="float" office:value="0.714519999981">
                <text:p>0.714519999981</text:p>
              </table:table-cell>
              <table:table-cell office:value-type="float" office:value="0.696399999981">
                <text:p>0.6963999999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966">
                <text:p>0.99966</text:p>
              </table:table-cell>
              <table:table-cell office:value-type="float" office:value="0.761340000038">
                <text:p>0.761340000038</text:p>
              </table:table-cell>
              <table:table-cell office:value-type="float" office:value="0.99948">
                <text:p>0.99948</text:p>
              </table:table-cell>
              <table:table-cell office:value-type="float" office:value="0.97286">
                <text:p>0.97286</text:p>
              </table:table-cell>
              <table:table-cell office:value-type="float" office:value="0.99664">
                <text:p>0.99664</text:p>
              </table:table-cell>
              <table:table-cell office:value-type="float" office:value="0.929039999962">
                <text:p>0.929039999962</text:p>
              </table:table-cell>
              <table:table-cell office:value-type="float" office:value="0.165520000005">
                <text:p>0.165520000005</text:p>
              </table:table-cell>
              <table:table-cell office:value-type="float" office:value="0.100360000005">
                <text:p>0.100360000005</text:p>
              </table:table-cell>
              <table:table-cell office:value-type="float" office:value="0.702939999981">
                <text:p>0.702939999981</text:p>
              </table:table-cell>
              <table:table-cell office:value-type="float" office:value="0.99648">
                <text:p>0.99648</text:p>
              </table:table-cell>
              <table:table-cell office:value-type="float" office:value="0.75034">
                <text:p>0.75034</text:p>
              </table:table-cell>
              <table:table-cell office:value-type="float" office:value="0.71978">
                <text:p>0.71978</text:p>
              </table:table-cell>
              <table:table-cell office:value-type="float" office:value="0.699340000038">
                <text:p>0.6993400000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984">
                <text:p>0.99984</text:p>
              </table:table-cell>
              <table:table-cell office:value-type="float" office:value="0.763120000038">
                <text:p>0.763120000038</text:p>
              </table:table-cell>
              <table:table-cell office:value-type="float" office:value="0.99968">
                <text:p>0.99968</text:p>
              </table:table-cell>
              <table:table-cell office:value-type="float" office:value="0.99878">
                <text:p>0.99878</text:p>
              </table:table-cell>
              <table:table-cell office:value-type="float" office:value="0.99722">
                <text:p>0.99722</text:p>
              </table:table-cell>
              <table:table-cell office:value-type="float" office:value="0.932620000019">
                <text:p>0.932620000019</text:p>
              </table:table-cell>
              <table:table-cell office:value-type="float" office:value="0.1">
                <text:p>0.1</text:p>
              </table:table-cell>
              <table:table-cell office:value-type="float" office:value="0.10036000001">
                <text:p>0.10036000001</text:p>
              </table:table-cell>
              <table:table-cell office:value-type="float" office:value="0.705040000038">
                <text:p>0.705040000038</text:p>
              </table:table-cell>
              <table:table-cell office:value-type="float" office:value="0.99734">
                <text:p>0.99734</text:p>
              </table:table-cell>
              <table:table-cell office:value-type="float" office:value="0.751040000019">
                <text:p>0.751040000019</text:p>
              </table:table-cell>
              <table:table-cell office:value-type="float" office:value="0.719180000038">
                <text:p>0.719180000038</text:p>
              </table:table-cell>
              <table:table-cell office:value-type="float" office:value="0.699480000019">
                <text:p>0.6994800000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992">
                <text:p>0.99992</text:p>
              </table:table-cell>
              <table:table-cell office:value-type="float" office:value="0.76542">
                <text:p>0.76542</text:p>
              </table:table-cell>
              <table:table-cell office:value-type="float" office:value="0.99962">
                <text:p>0.99962</text:p>
              </table:table-cell>
              <table:table-cell office:value-type="float" office:value="0.982740000019">
                <text:p>0.982740000019</text:p>
              </table:table-cell>
              <table:table-cell office:value-type="float" office:value="0.99806">
                <text:p>0.99806</text:p>
              </table:table-cell>
              <table:table-cell office:value-type="float" office:value="0.93678">
                <text:p>0.93678</text:p>
              </table:table-cell>
              <table:table-cell office:value-type="float" office:value="0.0999999999952">
                <text:p>0.0999999999952</text:p>
              </table:table-cell>
              <table:table-cell office:value-type="float" office:value="0.10034">
                <text:p>0.10034</text:p>
              </table:table-cell>
              <table:table-cell office:value-type="float" office:value="0.705519999981">
                <text:p>0.705519999981</text:p>
              </table:table-cell>
              <table:table-cell office:value-type="float" office:value="0.99746">
                <text:p>0.99746</text:p>
              </table:table-cell>
              <table:table-cell office:value-type="float" office:value="0.753039999962">
                <text:p>0.753039999962</text:p>
              </table:table-cell>
              <table:table-cell office:value-type="float" office:value="0.723559999962">
                <text:p>0.723559999962</text:p>
              </table:table-cell>
              <table:table-cell office:value-type="float" office:value="0.700560000038">
                <text:p>0.7005600000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968">
                <text:p>0.99968</text:p>
              </table:table-cell>
              <table:table-cell office:value-type="float" office:value="0.764939999981">
                <text:p>0.764939999981</text:p>
              </table:table-cell>
              <table:table-cell office:value-type="float" office:value="0.99978">
                <text:p>0.99978</text:p>
              </table:table-cell>
              <table:table-cell office:value-type="float" office:value="0.99924">
                <text:p>0.99924</text:p>
              </table:table-cell>
              <table:table-cell office:value-type="float" office:value="0.99806">
                <text:p>0.99806</text:p>
              </table:table-cell>
              <table:table-cell office:value-type="float" office:value="0.939959999981">
                <text:p>0.939959999981</text:p>
              </table:table-cell>
              <table:table-cell office:value-type="float" office:value="0.10000000001">
                <text:p>0.10000000001</text:p>
              </table:table-cell>
              <table:table-cell office:value-type="float" office:value="0.100300000001">
                <text:p>0.100300000001</text:p>
              </table:table-cell>
              <table:table-cell office:value-type="float" office:value="0.70838">
                <text:p>0.70838</text:p>
              </table:table-cell>
              <table:table-cell office:value-type="float" office:value="0.99832">
                <text:p>0.99832</text:p>
              </table:table-cell>
              <table:table-cell office:value-type="float" office:value="0.753759999981">
                <text:p>0.753759999981</text:p>
              </table:table-cell>
              <table:table-cell office:value-type="float" office:value="0.723000000038">
                <text:p>0.723000000038</text:p>
              </table:table-cell>
              <table:table-cell office:value-type="float" office:value="0.701699999981">
                <text:p>0.7016999999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98">
                <text:p>0.9998</text:p>
              </table:table-cell>
              <table:table-cell office:value-type="float" office:value="0.768179999962">
                <text:p>0.768179999962</text:p>
              </table:table-cell>
              <table:table-cell office:value-type="float" office:value="0.99976">
                <text:p>0.99976</text:p>
              </table:table-cell>
              <table:table-cell office:value-type="float" office:value="0.99964">
                <text:p>0.99964</text:p>
              </table:table-cell>
              <table:table-cell office:value-type="float" office:value="0.998680000019">
                <text:p>0.998680000019</text:p>
              </table:table-cell>
              <table:table-cell office:value-type="float" office:value="0.94496">
                <text:p>0.94496</text:p>
              </table:table-cell>
              <table:table-cell office:value-type="float" office:value="0.100000000001">
                <text:p>0.100000000001</text:p>
              </table:table-cell>
              <table:table-cell office:value-type="float" office:value="0.100399999998">
                <text:p>0.100399999998</text:p>
              </table:table-cell>
              <table:table-cell office:value-type="float" office:value="0.711979999981">
                <text:p>0.711979999981</text:p>
              </table:table-cell>
              <table:table-cell office:value-type="float" office:value="0.99844">
                <text:p>0.99844</text:p>
              </table:table-cell>
              <table:table-cell office:value-type="float" office:value="0.755799999962">
                <text:p>0.755799999962</text:p>
              </table:table-cell>
              <table:table-cell office:value-type="float" office:value="0.726420000019">
                <text:p>0.726420000019</text:p>
              </table:table-cell>
              <table:table-cell office:value-type="float" office:value="0.702160000019">
                <text:p>0.7021600000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982">
                <text:p>0.99982</text:p>
              </table:table-cell>
              <table:table-cell office:value-type="float" office:value="0.766399999981">
                <text:p>0.766399999981</text:p>
              </table:table-cell>
              <table:table-cell office:value-type="float" office:value="0.99968">
                <text:p>0.99968</text:p>
              </table:table-cell>
              <table:table-cell office:value-type="float" office:value="0.99976">
                <text:p>0.99976</text:p>
              </table:table-cell>
              <table:table-cell office:value-type="float" office:value="0.99906">
                <text:p>0.99906</text:p>
              </table:table-cell>
              <table:table-cell office:value-type="float" office:value="0.946740000019">
                <text:p>0.946740000019</text:p>
              </table:table-cell>
              <table:table-cell office:value-type="float" office:value="0.100000000005">
                <text:p>0.100000000005</text:p>
              </table:table-cell>
              <table:table-cell office:value-type="float" office:value="0.100399999995">
                <text:p>0.100399999995</text:p>
              </table:table-cell>
              <table:table-cell office:value-type="float" office:value="0.715099999981">
                <text:p>0.715099999981</text:p>
              </table:table-cell>
              <table:table-cell office:value-type="float" office:value="0.99878">
                <text:p>0.99878</text:p>
              </table:table-cell>
              <table:table-cell office:value-type="float" office:value="0.755100000019">
                <text:p>0.755100000019</text:p>
              </table:table-cell>
              <table:table-cell office:value-type="float" office:value="0.728040000038">
                <text:p>0.728040000038</text:p>
              </table:table-cell>
              <table:table-cell office:value-type="float" office:value="0.705359999962">
                <text:p>0.7053599999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978">
                <text:p>0.99978</text:p>
              </table:table-cell>
              <table:table-cell office:value-type="float" office:value="0.770940000019">
                <text:p>0.770940000019</text:p>
              </table:table-cell>
              <table:table-cell office:value-type="float" office:value="0.99964">
                <text:p>0.99964</text:p>
              </table:table-cell>
              <table:table-cell office:value-type="float" office:value="0.99976">
                <text:p>0.99976</text:p>
              </table:table-cell>
              <table:table-cell office:value-type="float" office:value="0.99906">
                <text:p>0.99906</text:p>
              </table:table-cell>
              <table:table-cell office:value-type="float" office:value="0.948060000038">
                <text:p>0.948060000038</text:p>
              </table:table-cell>
              <table:table-cell office:value-type="float" office:value="0.121380000005">
                <text:p>0.121380000005</text:p>
              </table:table-cell>
              <table:table-cell office:value-type="float" office:value="0.10028000001">
                <text:p>0.10028000001</text:p>
              </table:table-cell>
              <table:table-cell office:value-type="float" office:value="0.715979999981">
                <text:p>0.715979999981</text:p>
              </table:table-cell>
              <table:table-cell office:value-type="float" office:value="0.99904">
                <text:p>0.99904</text:p>
              </table:table-cell>
              <table:table-cell office:value-type="float" office:value="0.757359999962">
                <text:p>0.757359999962</text:p>
              </table:table-cell>
              <table:table-cell office:value-type="float" office:value="0.73094">
                <text:p>0.73094</text:p>
              </table:table-cell>
              <table:table-cell office:value-type="float" office:value="0.704959999962">
                <text:p>0.7049599999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99">
                <text:p>0.9999</text:p>
              </table:table-cell>
              <table:table-cell office:value-type="float" office:value="0.771380000038">
                <text:p>0.771380000038</text:p>
              </table:table-cell>
              <table:table-cell office:value-type="float" office:value="0.99978">
                <text:p>0.99978</text:p>
              </table:table-cell>
              <table:table-cell office:value-type="float" office:value="0.99972">
                <text:p>0.99972</text:p>
              </table:table-cell>
              <table:table-cell office:value-type="float" office:value="0.99918">
                <text:p>0.99918</text:p>
              </table:table-cell>
              <table:table-cell office:value-type="float" office:value="0.953840000019">
                <text:p>0.953840000019</text:p>
              </table:table-cell>
              <table:table-cell office:value-type="float" office:value="0.10253999999">
                <text:p>0.10253999999</text:p>
              </table:table-cell>
              <table:table-cell office:value-type="float" office:value="0.100280000005">
                <text:p>0.100280000005</text:p>
              </table:table-cell>
              <table:table-cell office:value-type="float" office:value="0.717640000019">
                <text:p>0.717640000019</text:p>
              </table:table-cell>
              <table:table-cell office:value-type="float" office:value="0.99898">
                <text:p>0.99898</text:p>
              </table:table-cell>
              <table:table-cell office:value-type="float" office:value="0.756260000019">
                <text:p>0.756260000019</text:p>
              </table:table-cell>
              <table:table-cell office:value-type="float" office:value="0.729259999981">
                <text:p>0.729259999981</text:p>
              </table:table-cell>
              <table:table-cell office:value-type="float" office:value="0.708919999962">
                <text:p>0.7089199999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982">
                <text:p>0.99982</text:p>
              </table:table-cell>
              <table:table-cell office:value-type="float" office:value="0.775179999962">
                <text:p>0.775179999962</text:p>
              </table:table-cell>
              <table:table-cell office:value-type="float" office:value="0.9998">
                <text:p>0.9998</text:p>
              </table:table-cell>
              <table:table-cell office:value-type="float" office:value="0.99972">
                <text:p>0.99972</text:p>
              </table:table-cell>
              <table:table-cell office:value-type="float" office:value="0.9994">
                <text:p>0.9994</text:p>
              </table:table-cell>
              <table:table-cell office:value-type="float" office:value="0.958060000019">
                <text:p>0.958060000019</text:p>
              </table:table-cell>
              <table:table-cell office:value-type="float" office:value="0.128259999995">
                <text:p>0.128259999995</text:p>
              </table:table-cell>
              <table:table-cell office:value-type="float" office:value="0.100260000002">
                <text:p>0.100260000002</text:p>
              </table:table-cell>
              <table:table-cell office:value-type="float" office:value="0.720259999962">
                <text:p>0.720259999962</text:p>
              </table:table-cell>
              <table:table-cell office:value-type="float" office:value="0.9992">
                <text:p>0.9992</text:p>
              </table:table-cell>
              <table:table-cell office:value-type="float" office:value="0.763039999962">
                <text:p>0.763039999962</text:p>
              </table:table-cell>
              <table:table-cell office:value-type="float" office:value="0.7318">
                <text:p>0.7318</text:p>
              </table:table-cell>
              <table:table-cell office:value-type="float" office:value="0.70978">
                <text:p>0.709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986">
                <text:p>0.99986</text:p>
              </table:table-cell>
              <table:table-cell office:value-type="float" office:value="0.774979999981">
                <text:p>0.774979999981</text:p>
              </table:table-cell>
              <table:table-cell office:value-type="float" office:value="0.99966">
                <text:p>0.99966</text:p>
              </table:table-cell>
              <table:table-cell office:value-type="float" office:value="0.99972">
                <text:p>0.99972</text:p>
              </table:table-cell>
              <table:table-cell office:value-type="float" office:value="0.99948">
                <text:p>0.99948</text:p>
              </table:table-cell>
              <table:table-cell office:value-type="float" office:value="0.959260000019">
                <text:p>0.959260000019</text:p>
              </table:table-cell>
              <table:table-cell office:value-type="float" office:value="0.11774000001">
                <text:p>0.11774000001</text:p>
              </table:table-cell>
              <table:table-cell office:value-type="float" office:value="0.100239999995">
                <text:p>0.100239999995</text:p>
              </table:table-cell>
              <table:table-cell office:value-type="float" office:value="0.722260000019">
                <text:p>0.722260000019</text:p>
              </table:table-cell>
              <table:table-cell office:value-type="float" office:value="0.99928">
                <text:p>0.99928</text:p>
              </table:table-cell>
              <table:table-cell office:value-type="float" office:value="0.760900000019">
                <text:p>0.760900000019</text:p>
              </table:table-cell>
              <table:table-cell office:value-type="float" office:value="0.732879999962">
                <text:p>0.732879999962</text:p>
              </table:table-cell>
              <table:table-cell office:value-type="float" office:value="0.710859999962">
                <text:p>0.7108599999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99">
                <text:p>0.9999</text:p>
              </table:table-cell>
              <table:table-cell office:value-type="float" office:value="0.774260000019">
                <text:p>0.774260000019</text:p>
              </table:table-cell>
              <table:table-cell office:value-type="float" office:value="0.99982">
                <text:p>0.99982</text:p>
              </table:table-cell>
              <table:table-cell office:value-type="float" office:value="0.99986">
                <text:p>0.99986</text:p>
              </table:table-cell>
              <table:table-cell office:value-type="float" office:value="0.99936">
                <text:p>0.99936</text:p>
              </table:table-cell>
              <table:table-cell office:value-type="float" office:value="0.962259999981">
                <text:p>0.962259999981</text:p>
              </table:table-cell>
              <table:table-cell office:value-type="float" office:value="0.130459999995">
                <text:p>0.130459999995</text:p>
              </table:table-cell>
              <table:table-cell office:value-type="float" office:value="0.100239999995">
                <text:p>0.100239999995</text:p>
              </table:table-cell>
              <table:table-cell office:value-type="float" office:value="0.722660000019">
                <text:p>0.722660000019</text:p>
              </table:table-cell>
              <table:table-cell office:value-type="float" office:value="0.99918">
                <text:p>0.99918</text:p>
              </table:table-cell>
              <table:table-cell office:value-type="float" office:value="0.763059999962">
                <text:p>0.763059999962</text:p>
              </table:table-cell>
              <table:table-cell office:value-type="float" office:value="0.734020000019">
                <text:p>0.734020000019</text:p>
              </table:table-cell>
              <table:table-cell office:value-type="float" office:value="0.71202">
                <text:p>0.712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972">
                <text:p>0.99972</text:p>
              </table:table-cell>
              <table:table-cell office:value-type="float" office:value="0.778459999981">
                <text:p>0.778459999981</text:p>
              </table:table-cell>
              <table:table-cell office:value-type="float" office:value="0.99976">
                <text:p>0.99976</text:p>
              </table:table-cell>
              <table:table-cell office:value-type="float" office:value="0.99982">
                <text:p>0.99982</text:p>
              </table:table-cell>
              <table:table-cell office:value-type="float" office:value="0.99958">
                <text:p>0.99958</text:p>
              </table:table-cell>
              <table:table-cell office:value-type="float" office:value="0.963099999981">
                <text:p>0.963099999981</text:p>
              </table:table-cell>
              <table:table-cell office:value-type="float" office:value="0.144359999995">
                <text:p>0.144359999995</text:p>
              </table:table-cell>
              <table:table-cell office:value-type="float" office:value="0.10026">
                <text:p>0.10026</text:p>
              </table:table-cell>
              <table:table-cell office:value-type="float" office:value="0.726759999962">
                <text:p>0.726759999962</text:p>
              </table:table-cell>
              <table:table-cell office:value-type="float" office:value="0.9994">
                <text:p>0.9994</text:p>
              </table:table-cell>
              <table:table-cell office:value-type="float" office:value="0.766279999962">
                <text:p>0.766279999962</text:p>
              </table:table-cell>
              <table:table-cell office:value-type="float" office:value="0.733799999962">
                <text:p>0.733799999962</text:p>
              </table:table-cell>
              <table:table-cell office:value-type="float" office:value="0.711900000038">
                <text:p>0.7119000000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99">
                <text:p>0.9999</text:p>
              </table:table-cell>
              <table:table-cell office:value-type="float" office:value="0.778940000038">
                <text:p>0.778940000038</text:p>
              </table:table-cell>
              <table:table-cell office:value-type="float" office:value="0.99984">
                <text:p>0.99984</text:p>
              </table:table-cell>
              <table:table-cell office:value-type="float" office:value="0.99982">
                <text:p>0.99982</text:p>
              </table:table-cell>
              <table:table-cell office:value-type="float" office:value="0.9997">
                <text:p>0.9997</text:p>
              </table:table-cell>
              <table:table-cell office:value-type="float" office:value="0.973100000019">
                <text:p>0.973100000019</text:p>
              </table:table-cell>
              <table:table-cell office:value-type="float" office:value="0.143800000005">
                <text:p>0.143800000005</text:p>
              </table:table-cell>
              <table:table-cell office:value-type="float" office:value="0.10024">
                <text:p>0.10024</text:p>
              </table:table-cell>
              <table:table-cell office:value-type="float" office:value="0.729340000038">
                <text:p>0.729340000038</text:p>
              </table:table-cell>
              <table:table-cell office:value-type="float" office:value="0.99942">
                <text:p>0.99942</text:p>
              </table:table-cell>
              <table:table-cell office:value-type="float" office:value="0.766020000038">
                <text:p>0.766020000038</text:p>
              </table:table-cell>
              <table:table-cell office:value-type="float" office:value="0.734259999981">
                <text:p>0.734259999981</text:p>
              </table:table-cell>
              <table:table-cell office:value-type="float" office:value="0.715700000038">
                <text:p>0.7157000000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992">
                <text:p>0.99992</text:p>
              </table:table-cell>
              <table:table-cell office:value-type="float" office:value="0.7819">
                <text:p>0.7819</text:p>
              </table:table-cell>
              <table:table-cell office:value-type="float" office:value="0.99984">
                <text:p>0.99984</text:p>
              </table:table-cell>
              <table:table-cell office:value-type="float" office:value="0.99988">
                <text:p>0.99988</text:p>
              </table:table-cell>
              <table:table-cell office:value-type="float" office:value="0.99946">
                <text:p>0.99946</text:p>
              </table:table-cell>
              <table:table-cell office:value-type="float" office:value="0.970879999962">
                <text:p>0.970879999962</text:p>
              </table:table-cell>
              <table:table-cell office:value-type="float" office:value="0.148279999995">
                <text:p>0.148279999995</text:p>
              </table:table-cell>
              <table:table-cell office:value-type="float" office:value="0.100239999995">
                <text:p>0.100239999995</text:p>
              </table:table-cell>
              <table:table-cell office:value-type="float" office:value="0.73084">
                <text:p>0.73084</text:p>
              </table:table-cell>
              <table:table-cell office:value-type="float" office:value="0.9995">
                <text:p>0.9995</text:p>
              </table:table-cell>
              <table:table-cell office:value-type="float" office:value="0.768980000019">
                <text:p>0.768980000019</text:p>
              </table:table-cell>
              <table:table-cell office:value-type="float" office:value="0.737079999962">
                <text:p>0.737079999962</text:p>
              </table:table-cell>
              <table:table-cell office:value-type="float" office:value="0.715580000019">
                <text:p>0.7155800000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984">
                <text:p>0.99984</text:p>
              </table:table-cell>
              <table:table-cell office:value-type="float" office:value="0.783620000038">
                <text:p>0.783620000038</text:p>
              </table:table-cell>
              <table:table-cell office:value-type="float" office:value="0.99982">
                <text:p>0.99982</text:p>
              </table:table-cell>
              <table:table-cell office:value-type="float" office:value="0.99968">
                <text:p>0.99968</text:p>
              </table:table-cell>
              <table:table-cell office:value-type="float" office:value="0.99948">
                <text:p>0.99948</text:p>
              </table:table-cell>
              <table:table-cell office:value-type="float" office:value="0.9764">
                <text:p>0.9764</text:p>
              </table:table-cell>
              <table:table-cell office:value-type="float" office:value="0.129139999995">
                <text:p>0.129139999995</text:p>
              </table:table-cell>
              <table:table-cell office:value-type="float" office:value="0.100240000005">
                <text:p>0.100240000005</text:p>
              </table:table-cell>
              <table:table-cell office:value-type="float" office:value="0.732979999962">
                <text:p>0.732979999962</text:p>
              </table:table-cell>
              <table:table-cell office:value-type="float" office:value="0.99952">
                <text:p>0.99952</text:p>
              </table:table-cell>
              <table:table-cell office:value-type="float" office:value="0.771820000038">
                <text:p>0.771820000038</text:p>
              </table:table-cell>
              <table:table-cell office:value-type="float" office:value="0.740860000019">
                <text:p>0.740860000019</text:p>
              </table:table-cell>
              <table:table-cell office:value-type="float" office:value="0.71468">
                <text:p>0.714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99">
                <text:p>0.9999</text:p>
              </table:table-cell>
              <table:table-cell office:value-type="float" office:value="0.784499999962">
                <text:p>0.784499999962</text:p>
              </table:table-cell>
              <table:table-cell office:value-type="float" office:value="0.99982">
                <text:p>0.99982</text:p>
              </table:table-cell>
              <table:table-cell office:value-type="float" office:value="0.99974">
                <text:p>0.99974</text:p>
              </table:table-cell>
              <table:table-cell office:value-type="float" office:value="0.99958">
                <text:p>0.99958</text:p>
              </table:table-cell>
              <table:table-cell office:value-type="float" office:value="0.97682">
                <text:p>0.97682</text:p>
              </table:table-cell>
              <table:table-cell office:value-type="float" office:value="0.123780000005">
                <text:p>0.123780000005</text:p>
              </table:table-cell>
              <table:table-cell office:value-type="float" office:value="0.10024">
                <text:p>0.10024</text:p>
              </table:table-cell>
              <table:table-cell office:value-type="float" office:value="0.7323">
                <text:p>0.7323</text:p>
              </table:table-cell>
              <table:table-cell office:value-type="float" office:value="0.99954">
                <text:p>0.99954</text:p>
              </table:table-cell>
              <table:table-cell office:value-type="float" office:value="0.771820000019">
                <text:p>0.771820000019</text:p>
              </table:table-cell>
              <table:table-cell office:value-type="float" office:value="0.73846">
                <text:p>0.73846</text:p>
              </table:table-cell>
              <table:table-cell office:value-type="float" office:value="0.719680000019">
                <text:p>0.7196800000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998">
                <text:p>0.99998</text:p>
              </table:table-cell>
              <table:table-cell office:value-type="float" office:value="0.78448">
                <text:p>0.78448</text:p>
              </table:table-cell>
              <table:table-cell office:value-type="float" office:value="0.99996">
                <text:p>0.99996</text:p>
              </table:table-cell>
              <table:table-cell office:value-type="float" office:value="0.99988">
                <text:p>0.99988</text:p>
              </table:table-cell>
              <table:table-cell office:value-type="float" office:value="0.99974">
                <text:p>0.99974</text:p>
              </table:table-cell>
              <table:table-cell office:value-type="float" office:value="0.978799999962">
                <text:p>0.978799999962</text:p>
              </table:table-cell>
              <table:table-cell office:value-type="float" office:value="0.152240000005">
                <text:p>0.152240000005</text:p>
              </table:table-cell>
              <table:table-cell office:value-type="float" office:value="0.100239999998">
                <text:p>0.100239999998</text:p>
              </table:table-cell>
              <table:table-cell office:value-type="float" office:value="0.735500000038">
                <text:p>0.735500000038</text:p>
              </table:table-cell>
              <table:table-cell office:value-type="float" office:value="0.99972">
                <text:p>0.99972</text:p>
              </table:table-cell>
              <table:table-cell office:value-type="float" office:value="0.774139999962">
                <text:p>0.774139999962</text:p>
              </table:table-cell>
              <table:table-cell office:value-type="float" office:value="0.740420000038">
                <text:p>0.740420000038</text:p>
              </table:table-cell>
              <table:table-cell office:value-type="float" office:value="0.718940000038">
                <text:p>0.7189400000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99">
                <text:p>0.9999</text:p>
              </table:table-cell>
              <table:table-cell office:value-type="float" office:value="0.787239999981">
                <text:p>0.787239999981</text:p>
              </table:table-cell>
              <table:table-cell office:value-type="float" office:value="0.99994">
                <text:p>0.99994</text:p>
              </table:table-cell>
              <table:table-cell office:value-type="float" office:value="0.99986">
                <text:p>0.99986</text:p>
              </table:table-cell>
              <table:table-cell office:value-type="float" office:value="0.962739999962">
                <text:p>0.962739999962</text:p>
              </table:table-cell>
              <table:table-cell office:value-type="float" office:value="0.981040000019">
                <text:p>0.981040000019</text:p>
              </table:table-cell>
              <table:table-cell office:value-type="float" office:value="0.17266000001">
                <text:p>0.17266000001</text:p>
              </table:table-cell>
              <table:table-cell office:value-type="float" office:value="0.100239999995">
                <text:p>0.100239999995</text:p>
              </table:table-cell>
              <table:table-cell office:value-type="float" office:value="0.737060000038">
                <text:p>0.737060000038</text:p>
              </table:table-cell>
              <table:table-cell office:value-type="float" office:value="0.99966">
                <text:p>0.99966</text:p>
              </table:table-cell>
              <table:table-cell office:value-type="float" office:value="0.775020000038">
                <text:p>0.775020000038</text:p>
              </table:table-cell>
              <table:table-cell office:value-type="float" office:value="0.741720000038">
                <text:p>0.741720000038</text:p>
              </table:table-cell>
              <table:table-cell office:value-type="float" office:value="0.71888">
                <text:p>0.718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9996">
                <text:p>0.99996</text:p>
              </table:table-cell>
              <table:table-cell office:value-type="float" office:value="0.788660000019">
                <text:p>0.788660000019</text:p>
              </table:table-cell>
              <table:table-cell office:value-type="float" office:value="0.99994">
                <text:p>0.99994</text:p>
              </table:table-cell>
              <table:table-cell office:value-type="float" office:value="0.99994">
                <text:p>0.99994</text:p>
              </table:table-cell>
              <table:table-cell office:value-type="float" office:value="0.945159999962">
                <text:p>0.945159999962</text:p>
              </table:table-cell>
              <table:table-cell office:value-type="float" office:value="0.987300000019">
                <text:p>0.987300000019</text:p>
              </table:table-cell>
              <table:table-cell office:value-type="float" office:value="0.191219999995">
                <text:p>0.191219999995</text:p>
              </table:table-cell>
              <table:table-cell office:value-type="float" office:value="0.100240000002">
                <text:p>0.100240000002</text:p>
              </table:table-cell>
              <table:table-cell office:value-type="float" office:value="0.740380000019">
                <text:p>0.740380000019</text:p>
              </table:table-cell>
              <table:table-cell office:value-type="float" office:value="0.99974">
                <text:p>0.99974</text:p>
              </table:table-cell>
              <table:table-cell office:value-type="float" office:value="0.775500000038">
                <text:p>0.775500000038</text:p>
              </table:table-cell>
              <table:table-cell office:value-type="float" office:value="0.7423">
                <text:p>0.7423</text:p>
              </table:table-cell>
              <table:table-cell office:value-type="float" office:value="0.718879999962">
                <text:p>0.718879999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9988">
                <text:p>0.99988</text:p>
              </table:table-cell>
              <table:table-cell office:value-type="float" office:value="0.78778">
                <text:p>0.78778</text:p>
              </table:table-cell>
              <table:table-cell office:value-type="float" office:value="0.99986">
                <text:p>0.99986</text:p>
              </table:table-cell>
              <table:table-cell office:value-type="float" office:value="0.99988">
                <text:p>0.99988</text:p>
              </table:table-cell>
              <table:table-cell office:value-type="float" office:value="0.99458">
                <text:p>0.99458</text:p>
              </table:table-cell>
              <table:table-cell office:value-type="float" office:value="0.987519999962">
                <text:p>0.987519999962</text:p>
              </table:table-cell>
              <table:table-cell office:value-type="float" office:value="0.19041999999">
                <text:p>0.19041999999</text:p>
              </table:table-cell>
              <table:table-cell office:value-type="float" office:value="0.100239999998">
                <text:p>0.100239999998</text:p>
              </table:table-cell>
              <table:table-cell office:value-type="float" office:value="0.741720000038">
                <text:p>0.741720000038</text:p>
              </table:table-cell>
              <table:table-cell office:value-type="float" office:value="0.99972">
                <text:p>0.99972</text:p>
              </table:table-cell>
              <table:table-cell office:value-type="float" office:value="0.776399999962">
                <text:p>0.776399999962</text:p>
              </table:table-cell>
              <table:table-cell office:value-type="float" office:value="0.744740000038">
                <text:p>0.744740000038</text:p>
              </table:table-cell>
              <table:table-cell office:value-type="float" office:value="0.725000000038">
                <text:p>0.7250000000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9988">
                <text:p>0.99988</text:p>
              </table:table-cell>
              <table:table-cell office:value-type="float" office:value="0.789520000038">
                <text:p>0.789520000038</text:p>
              </table:table-cell>
              <table:table-cell office:value-type="float" office:value="0.99984">
                <text:p>0.99984</text:p>
              </table:table-cell>
              <table:table-cell office:value-type="float" office:value="0.9998">
                <text:p>0.9998</text:p>
              </table:table-cell>
              <table:table-cell office:value-type="float" office:value="0.99938">
                <text:p>0.99938</text:p>
              </table:table-cell>
              <table:table-cell office:value-type="float" office:value="0.986360000019">
                <text:p>0.986360000019</text:p>
              </table:table-cell>
              <table:table-cell office:value-type="float" office:value="0.164939999995">
                <text:p>0.164939999995</text:p>
              </table:table-cell>
              <table:table-cell office:value-type="float" office:value="0.100240000002">
                <text:p>0.100240000002</text:p>
              </table:table-cell>
              <table:table-cell office:value-type="float" office:value="0.742579999962">
                <text:p>0.742579999962</text:p>
              </table:table-cell>
              <table:table-cell office:value-type="float" office:value="0.99974">
                <text:p>0.99974</text:p>
              </table:table-cell>
              <table:table-cell office:value-type="float" office:value="0.778919999981">
                <text:p>0.778919999981</text:p>
              </table:table-cell>
              <table:table-cell office:value-type="float" office:value="0.74598">
                <text:p>0.74598</text:p>
              </table:table-cell>
              <table:table-cell office:value-type="float" office:value="0.723219999981">
                <text:p>0.7232199999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9974">
                <text:p>0.99974</text:p>
              </table:table-cell>
              <table:table-cell office:value-type="float" office:value="0.790059999981">
                <text:p>0.790059999981</text:p>
              </table:table-cell>
              <table:table-cell office:value-type="float" office:value="0.9998">
                <text:p>0.9998</text:p>
              </table:table-cell>
              <table:table-cell office:value-type="float" office:value="0.99976">
                <text:p>0.99976</text:p>
              </table:table-cell>
              <table:table-cell office:value-type="float" office:value="0.99968">
                <text:p>0.99968</text:p>
              </table:table-cell>
              <table:table-cell office:value-type="float" office:value="0.97482">
                <text:p>0.97482</text:p>
              </table:table-cell>
              <table:table-cell office:value-type="float" office:value="0.141479999995">
                <text:p>0.141479999995</text:p>
              </table:table-cell>
              <table:table-cell office:value-type="float" office:value="0.100239999998">
                <text:p>0.100239999998</text:p>
              </table:table-cell>
              <table:table-cell office:value-type="float" office:value="0.747999999981">
                <text:p>0.747999999981</text:p>
              </table:table-cell>
              <table:table-cell office:value-type="float" office:value="0.99976">
                <text:p>0.99976</text:p>
              </table:table-cell>
              <table:table-cell office:value-type="float" office:value="0.779119999962">
                <text:p>0.779119999962</text:p>
              </table:table-cell>
              <table:table-cell office:value-type="float" office:value="0.748199999981">
                <text:p>0.748199999981</text:p>
              </table:table-cell>
              <table:table-cell office:value-type="float" office:value="0.722439999962">
                <text:p>0.7224399999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9996">
                <text:p>0.99996</text:p>
              </table:table-cell>
              <table:table-cell office:value-type="float" office:value="0.791439999962">
                <text:p>0.791439999962</text:p>
              </table:table-cell>
              <table:table-cell office:value-type="float" office:value="0.99992">
                <text:p>0.99992</text:p>
              </table:table-cell>
              <table:table-cell office:value-type="float" office:value="0.99992">
                <text:p>0.99992</text:p>
              </table:table-cell>
              <table:table-cell office:value-type="float" office:value="0.99966">
                <text:p>0.99966</text:p>
              </table:table-cell>
              <table:table-cell office:value-type="float" office:value="0.9905">
                <text:p>0.9905</text:p>
              </table:table-cell>
              <table:table-cell office:value-type="float" office:value="0.10682">
                <text:p>0.10682</text:p>
              </table:table-cell>
              <table:table-cell office:value-type="float" office:value="0.10024">
                <text:p>0.10024</text:p>
              </table:table-cell>
              <table:table-cell office:value-type="float" office:value="0.74988">
                <text:p>0.74988</text:p>
              </table:table-cell>
              <table:table-cell office:value-type="float" office:value="0.999840000019074">
                <text:p>0.999840000019074</text:p>
              </table:table-cell>
              <table:table-cell office:value-type="float" office:value="0.78096">
                <text:p>0.78096</text:p>
              </table:table-cell>
              <table:table-cell office:value-type="float" office:value="0.747000000019">
                <text:p>0.747000000019</text:p>
              </table:table-cell>
              <table:table-cell office:value-type="float" office:value="0.724219999981">
                <text:p>0.7242199999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9998">
                <text:p>0.99998</text:p>
              </table:table-cell>
              <table:table-cell office:value-type="float" office:value="0.791779999981">
                <text:p>0.791779999981</text:p>
              </table:table-cell>
              <table:table-cell office:value-type="float" office:value="0.99996">
                <text:p>0.99996</text:p>
              </table:table-cell>
              <table:table-cell office:value-type="float" office:value="0.99994">
                <text:p>0.99994</text:p>
              </table:table-cell>
              <table:table-cell office:value-type="float" office:value="0.99974">
                <text:p>0.99974</text:p>
              </table:table-cell>
              <table:table-cell office:value-type="float" office:value="0.993939999962">
                <text:p>0.993939999962</text:p>
              </table:table-cell>
              <table:table-cell office:value-type="float" office:value="0.10002000001">
                <text:p>0.10002000001</text:p>
              </table:table-cell>
              <table:table-cell office:value-type="float" office:value="0.10023999999">
                <text:p>0.10023999999</text:p>
              </table:table-cell>
              <table:table-cell office:value-type="float" office:value="0.749260000038">
                <text:p>0.749260000038</text:p>
              </table:table-cell>
              <table:table-cell office:value-type="float" office:value="0.99982">
                <text:p>0.99982</text:p>
              </table:table-cell>
              <table:table-cell office:value-type="float" office:value="0.781679999962">
                <text:p>0.781679999962</text:p>
              </table:table-cell>
              <table:table-cell office:value-type="float" office:value="0.748759999981">
                <text:p>0.748759999981</text:p>
              </table:table-cell>
              <table:table-cell office:value-type="float" office:value="0.72448">
                <text:p>0.724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999">
                <text:p>0.9999</text:p>
              </table:table-cell>
              <table:table-cell office:value-type="float" office:value="0.794580000019">
                <text:p>0.794580000019</text:p>
              </table:table-cell>
              <table:table-cell office:value-type="float" office:value="0.9998">
                <text:p>0.9998</text:p>
              </table:table-cell>
              <table:table-cell office:value-type="float" office:value="0.99982">
                <text:p>0.99982</text:p>
              </table:table-cell>
              <table:table-cell office:value-type="float" office:value="0.99988">
                <text:p>0.99988</text:p>
              </table:table-cell>
              <table:table-cell office:value-type="float" office:value="0.972180000019">
                <text:p>0.972180000019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0994199999952">
                <text:p>0.0994199999952</text:p>
              </table:table-cell>
              <table:table-cell office:value-type="float" office:value="0.751340000038">
                <text:p>0.751340000038</text:p>
              </table:table-cell>
              <table:table-cell office:value-type="float" office:value="0.99984">
                <text:p>0.99984</text:p>
              </table:table-cell>
              <table:table-cell office:value-type="float" office:value="0.781139999962">
                <text:p>0.781139999962</text:p>
              </table:table-cell>
              <table:table-cell office:value-type="float" office:value="0.74934">
                <text:p>0.74934</text:p>
              </table:table-cell>
              <table:table-cell office:value-type="float" office:value="0.725139999981">
                <text:p>0.7251399999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9996">
                <text:p>0.99996</text:p>
              </table:table-cell>
              <table:table-cell office:value-type="float" office:value="0.7946">
                <text:p>0.7946</text:p>
              </table:table-cell>
              <table:table-cell office:value-type="float" office:value="0.99992">
                <text:p>0.99992</text:p>
              </table:table-cell>
              <table:table-cell office:value-type="float" office:value="0.99992">
                <text:p>0.99992</text:p>
              </table:table-cell>
              <table:table-cell office:value-type="float" office:value="0.99986">
                <text:p>0.99986</text:p>
              </table:table-cell>
              <table:table-cell office:value-type="float" office:value="0.993840000019">
                <text:p>0.993840000019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0.100700000005">
                <text:p>0.100700000005</text:p>
              </table:table-cell>
              <table:table-cell office:value-type="float" office:value="0.75248">
                <text:p>0.75248</text:p>
              </table:table-cell>
              <table:table-cell office:value-type="float" office:value="0.99988">
                <text:p>0.99988</text:p>
              </table:table-cell>
              <table:table-cell office:value-type="float" office:value="0.782399999981">
                <text:p>0.782399999981</text:p>
              </table:table-cell>
              <table:table-cell office:value-type="float" office:value="0.751379999962">
                <text:p>0.751379999962</text:p>
              </table:table-cell>
              <table:table-cell office:value-type="float" office:value="0.7287">
                <text:p>0.72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0.797199999962">
                <text:p>0.7971999999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6">
                <text:p>0.99986</text:p>
              </table:table-cell>
              <table:table-cell office:value-type="float" office:value="0.99582">
                <text:p>0.99582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0983399999976">
                <text:p>0.0983399999976</text:p>
              </table:table-cell>
              <table:table-cell office:value-type="float" office:value="0.755760000019">
                <text:p>0.755760000019</text:p>
              </table:table-cell>
              <table:table-cell office:value-type="float" office:value="0.99988">
                <text:p>0.99988</text:p>
              </table:table-cell>
              <table:table-cell office:value-type="float" office:value="0.78512">
                <text:p>0.78512</text:p>
              </table:table-cell>
              <table:table-cell office:value-type="float" office:value="0.753239999962">
                <text:p>0.753239999962</text:p>
              </table:table-cell>
              <table:table-cell office:value-type="float" office:value="0.727200000019">
                <text:p>0.7272000000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9998">
                <text:p>0.99998</text:p>
              </table:table-cell>
              <table:table-cell office:value-type="float" office:value="0.7976">
                <text:p>0.7976</text:p>
              </table:table-cell>
              <table:table-cell office:value-type="float" office:value="0.99996">
                <text:p>0.99996</text:p>
              </table:table-cell>
              <table:table-cell office:value-type="float" office:value="0.99998">
                <text:p>0.99998</text:p>
              </table:table-cell>
              <table:table-cell office:value-type="float" office:value="0.99976">
                <text:p>0.99976</text:p>
              </table:table-cell>
              <table:table-cell office:value-type="float" office:value="0.98304">
                <text:p>0.98304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0.100239999998">
                <text:p>0.100239999998</text:p>
              </table:table-cell>
              <table:table-cell office:value-type="float" office:value="0.758780000038">
                <text:p>0.758780000038</text:p>
              </table:table-cell>
              <table:table-cell office:value-type="float" office:value="0.99984">
                <text:p>0.99984</text:p>
              </table:table-cell>
              <table:table-cell office:value-type="float" office:value="0.783000000019">
                <text:p>0.783000000019</text:p>
              </table:table-cell>
              <table:table-cell office:value-type="float" office:value="0.75484">
                <text:p>0.75484</text:p>
              </table:table-cell>
              <table:table-cell office:value-type="float" office:value="0.726280000019">
                <text:p>0.7262800000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9986">
                <text:p>0.99986</text:p>
              </table:table-cell>
              <table:table-cell office:value-type="float" office:value="0.799119999962">
                <text:p>0.799119999962</text:p>
              </table:table-cell>
              <table:table-cell office:value-type="float" office:value="0.99996">
                <text:p>0.99996</text:p>
              </table:table-cell>
              <table:table-cell office:value-type="float" office:value="0.99996">
                <text:p>0.99996</text:p>
              </table:table-cell>
              <table:table-cell office:value-type="float" office:value="0.99966">
                <text:p>0.99966</text:p>
              </table:table-cell>
              <table:table-cell office:value-type="float" office:value="0.99704">
                <text:p>0.99704</text:p>
              </table:table-cell>
              <table:table-cell office:value-type="float" office:value="0.10002">
                <text:p>0.10002</text:p>
              </table:table-cell>
              <table:table-cell office:value-type="float" office:value="0.09948">
                <text:p>0.09948</text:p>
              </table:table-cell>
              <table:table-cell office:value-type="float" office:value="0.757239999981">
                <text:p>0.757239999981</text:p>
              </table:table-cell>
              <table:table-cell office:value-type="float" office:value="0.99988">
                <text:p>0.99988</text:p>
              </table:table-cell>
              <table:table-cell office:value-type="float" office:value="0.788119999981">
                <text:p>0.788119999981</text:p>
              </table:table-cell>
              <table:table-cell office:value-type="float" office:value="0.753799999962">
                <text:p>0.753799999962</text:p>
              </table:table-cell>
              <table:table-cell office:value-type="float" office:value="0.728219999962">
                <text:p>0.7282199999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9992">
                <text:p>0.99992</text:p>
              </table:table-cell>
              <table:table-cell office:value-type="float" office:value="0.803540000038">
                <text:p>0.803540000038</text:p>
              </table:table-cell>
              <table:table-cell office:value-type="float" office:value="0.999780000019">
                <text:p>0.999780000019</text:p>
              </table:table-cell>
              <table:table-cell office:value-type="float" office:value="0.9999">
                <text:p>0.9999</text:p>
              </table:table-cell>
              <table:table-cell office:value-type="float" office:value="0.99984">
                <text:p>0.99984</text:p>
              </table:table-cell>
              <table:table-cell office:value-type="float" office:value="0.99782">
                <text:p>0.99782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100199999998">
                <text:p>0.100199999998</text:p>
              </table:table-cell>
              <table:table-cell office:value-type="float" office:value="0.761619999962">
                <text:p>0.761619999962</text:p>
              </table:table-cell>
              <table:table-cell office:value-type="float" office:value="0.99988">
                <text:p>0.99988</text:p>
              </table:table-cell>
              <table:table-cell office:value-type="float" office:value="0.788580000019">
                <text:p>0.788580000019</text:p>
              </table:table-cell>
              <table:table-cell office:value-type="float" office:value="0.755400000019">
                <text:p>0.755400000019</text:p>
              </table:table-cell>
              <table:table-cell office:value-type="float" office:value="0.733800000019">
                <text:p>0.7338000000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9992">
                <text:p>0.99992</text:p>
              </table:table-cell>
              <table:table-cell office:value-type="float" office:value="0.802420000019">
                <text:p>0.802420000019</text:p>
              </table:table-cell>
              <table:table-cell office:value-type="float" office:value="0.99986">
                <text:p>0.99986</text:p>
              </table:table-cell>
              <table:table-cell office:value-type="float" office:value="0.9999">
                <text:p>0.9999</text:p>
              </table:table-cell>
              <table:table-cell office:value-type="float" office:value="0.99992">
                <text:p>0.99992</text:p>
              </table:table-cell>
              <table:table-cell office:value-type="float" office:value="0.9976">
                <text:p>0.9976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0.0985800000024">
                <text:p>0.0985800000024</text:p>
              </table:table-cell>
              <table:table-cell office:value-type="float" office:value="0.76548">
                <text:p>0.76548</text:p>
              </table:table-cell>
              <table:table-cell office:value-type="float" office:value="0.9999">
                <text:p>0.9999</text:p>
              </table:table-cell>
              <table:table-cell office:value-type="float" office:value="0.789620000019">
                <text:p>0.789620000019</text:p>
              </table:table-cell>
              <table:table-cell office:value-type="float" office:value="0.756540000019">
                <text:p>0.756540000019</text:p>
              </table:table-cell>
              <table:table-cell office:value-type="float" office:value="0.730380000038">
                <text:p>0.7303800000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9994">
                <text:p>0.99994</text:p>
              </table:table-cell>
              <table:table-cell office:value-type="float" office:value="0.804080000019">
                <text:p>0.804080000019</text:p>
              </table:table-cell>
              <table:table-cell office:value-type="float" office:value="0.99996">
                <text:p>0.99996</text:p>
              </table:table-cell>
              <table:table-cell office:value-type="float" office:value="0.99998">
                <text:p>0.99998</text:p>
              </table:table-cell>
              <table:table-cell office:value-type="float" office:value="0.99996">
                <text:p>0.99996</text:p>
              </table:table-cell>
              <table:table-cell office:value-type="float" office:value="0.978140000019">
                <text:p>0.978140000019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NaN">
                <text:p>NaN</text:p>
              </table:table-cell>
              <table:table-cell office:value-type="float" office:value="0.763779999962">
                <text:p>0.763779999962</text:p>
              </table:table-cell>
              <table:table-cell office:value-type="float" office:value="0.99996">
                <text:p>0.99996</text:p>
              </table:table-cell>
              <table:table-cell office:value-type="float" office:value="0.789599999962">
                <text:p>0.789599999962</text:p>
              </table:table-cell>
              <table:table-cell office:value-type="float" office:value="0.756359999962">
                <text:p>0.756359999962</text:p>
              </table:table-cell>
              <table:table-cell office:value-type="float" office:value="0.733180000019">
                <text:p>0.7331800000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0.804259999981">
                <text:p>0.804259999981</text:p>
              </table:table-cell>
              <table:table-cell office:value-type="float" office:value="0.99998">
                <text:p>0.99998</text:p>
              </table:table-cell>
              <table:table-cell office:value-type="float" office:value="0.99994">
                <text:p>0.99994</text:p>
              </table:table-cell>
              <table:table-cell office:value-type="float" office:value="0.99988">
                <text:p>0.99988</text:p>
              </table:table-cell>
              <table:table-cell office:value-type="float" office:value="0.997900000019">
                <text:p>0.997900000019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767119999981">
                <text:p>0.767119999981</text:p>
              </table:table-cell>
              <table:table-cell office:value-type="float" office:value="0.99994">
                <text:p>0.99994</text:p>
              </table:table-cell>
              <table:table-cell office:value-type="float" office:value="0.790520000038">
                <text:p>0.790520000038</text:p>
              </table:table-cell>
              <table:table-cell office:value-type="float" office:value="0.758479999962">
                <text:p>0.758479999962</text:p>
              </table:table-cell>
              <table:table-cell office:value-type="float" office:value="0.729799999981">
                <text:p>0.7297999999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9998">
                <text:p>0.99998</text:p>
              </table:table-cell>
              <table:table-cell office:value-type="float" office:value="0.807060000019">
                <text:p>0.807060000019</text:p>
              </table:table-cell>
              <table:table-cell office:value-type="float" office:value="0.99992">
                <text:p>0.99992</text:p>
              </table:table-cell>
              <table:table-cell office:value-type="float" office:value="0.99996">
                <text:p>0.99996</text:p>
              </table:table-cell>
              <table:table-cell office:value-type="float" office:value="0.9999">
                <text:p>0.9999</text:p>
              </table:table-cell>
              <table:table-cell office:value-type="float" office:value="0.99854">
                <text:p>0.99854</text:p>
              </table:table-cell>
              <table:table-cell office:value-type="float" office:value="0.100020000001">
                <text:p>0.100020000001</text:p>
              </table:table-cell>
              <table:table-cell office:value-type="float" office:value="NaN">
                <text:p>NaN</text:p>
              </table:table-cell>
              <table:table-cell office:value-type="float" office:value="0.771780000019">
                <text:p>0.771780000019</text:p>
              </table:table-cell>
              <table:table-cell office:value-type="float" office:value="0.99992">
                <text:p>0.99992</text:p>
              </table:table-cell>
              <table:table-cell office:value-type="float" office:value="0.794000000019">
                <text:p>0.794000000019</text:p>
              </table:table-cell>
              <table:table-cell office:value-type="float" office:value="0.759300000019">
                <text:p>0.759300000019</text:p>
              </table:table-cell>
              <table:table-cell office:value-type="float" office:value="0.734139999981">
                <text:p>0.7341399999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0.805320000038">
                <text:p>0.805320000038</text:p>
              </table:table-cell>
              <table:table-cell office:value-type="float" office:value="0.99996">
                <text:p>0.99996</text:p>
              </table:table-cell>
              <table:table-cell office:value-type="float" office:value="1">
                <text:p>1</text:p>
              </table:table-cell>
              <table:table-cell office:value-type="float" office:value="0.99996">
                <text:p>0.99996</text:p>
              </table:table-cell>
              <table:table-cell office:value-type="float" office:value="0.99874">
                <text:p>0.99874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NaN">
                <text:p>NaN</text:p>
              </table:table-cell>
              <table:table-cell office:value-type="float" office:value="0.770459999962">
                <text:p>0.770459999962</text:p>
              </table:table-cell>
              <table:table-cell office:value-type="float" office:value="0.99994">
                <text:p>0.99994</text:p>
              </table:table-cell>
              <table:table-cell office:value-type="float" office:value="0.792900000019">
                <text:p>0.792900000019</text:p>
              </table:table-cell>
              <table:table-cell office:value-type="float" office:value="0.760059999981">
                <text:p>0.760059999981</text:p>
              </table:table-cell>
              <table:table-cell office:value-type="float" office:value="0.733300000019">
                <text:p>0.7333000000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9988">
                <text:p>0.99988</text:p>
              </table:table-cell>
              <table:table-cell office:value-type="float" office:value="0.80628">
                <text:p>0.80628</text:p>
              </table:table-cell>
              <table:table-cell office:value-type="float" office:value="0.99994">
                <text:p>0.99994</text:p>
              </table:table-cell>
              <table:table-cell office:value-type="float" office:value="0.99998">
                <text:p>0.99998</text:p>
              </table:table-cell>
              <table:table-cell office:value-type="float" office:value="0.9998">
                <text:p>0.9998</text:p>
              </table:table-cell>
              <table:table-cell office:value-type="float" office:value="0.998700000019">
                <text:p>0.998700000019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NaN">
                <text:p>NaN</text:p>
              </table:table-cell>
              <table:table-cell office:value-type="float" office:value="0.7731">
                <text:p>0.7731</text:p>
              </table:table-cell>
              <table:table-cell office:value-type="float" office:value="0.99994">
                <text:p>0.99994</text:p>
              </table:table-cell>
              <table:table-cell office:value-type="float" office:value="0.794360000038">
                <text:p>0.794360000038</text:p>
              </table:table-cell>
              <table:table-cell office:value-type="float" office:value="0.76318">
                <text:p>0.76318</text:p>
              </table:table-cell>
              <table:table-cell office:value-type="float" office:value="0.733039999981">
                <text:p>0.7330399999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0.808779999981">
                <text:p>0.808779999981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0.99986">
                <text:p>0.99986</text:p>
              </table:table-cell>
              <table:table-cell office:value-type="float" office:value="0.9992">
                <text:p>0.9992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NaN">
                <text:p>NaN</text:p>
              </table:table-cell>
              <table:table-cell office:value-type="float" office:value="0.77456">
                <text:p>0.77456</text:p>
              </table:table-cell>
              <table:table-cell office:value-type="float" office:value="0.99992">
                <text:p>0.99992</text:p>
              </table:table-cell>
              <table:table-cell office:value-type="float" office:value="0.795900000019">
                <text:p>0.795900000019</text:p>
              </table:table-cell>
              <table:table-cell office:value-type="float" office:value="0.764539999962">
                <text:p>0.764539999962</text:p>
              </table:table-cell>
              <table:table-cell office:value-type="float" office:value="0.732919999981">
                <text:p>0.7329199999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.810079999981">
                <text:p>0.810079999981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0.99994">
                <text:p>0.99994</text:p>
              </table:table-cell>
              <table:table-cell office:value-type="float" office:value="0.9992">
                <text:p>0.9992</text:p>
              </table:table-cell>
              <table:table-cell office:value-type="float" office:value="0.10002">
                <text:p>0.10002</text:p>
              </table:table-cell>
              <table:table-cell office:value-type="float" office:value="NaN">
                <text:p>NaN</text:p>
              </table:table-cell>
              <table:table-cell office:value-type="float" office:value="0.776159999981">
                <text:p>0.776159999981</text:p>
              </table:table-cell>
              <table:table-cell office:value-type="float" office:value="0.99992">
                <text:p>0.99992</text:p>
              </table:table-cell>
              <table:table-cell office:value-type="float" office:value="0.79728">
                <text:p>0.79728</text:p>
              </table:table-cell>
              <table:table-cell office:value-type="float" office:value="0.763940000038">
                <text:p>0.763940000038</text:p>
              </table:table-cell>
              <table:table-cell office:value-type="float" office:value="0.73406">
                <text:p>0.734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0.807879999981">
                <text:p>0.80787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6">
                <text:p>0.99996</text:p>
              </table:table-cell>
              <table:table-cell office:value-type="float" office:value="0.999140000019">
                <text:p>0.999140000019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NaN">
                <text:p>NaN</text:p>
              </table:table-cell>
              <table:table-cell office:value-type="float" office:value="0.781879999962">
                <text:p>0.781879999962</text:p>
              </table:table-cell>
              <table:table-cell office:value-type="float" office:value="0.99998">
                <text:p>0.99998</text:p>
              </table:table-cell>
              <table:table-cell office:value-type="float" office:value="0.795959999981">
                <text:p>0.795959999981</text:p>
              </table:table-cell>
              <table:table-cell office:value-type="float" office:value="0.76796">
                <text:p>0.76796</text:p>
              </table:table-cell>
              <table:table-cell office:value-type="float" office:value="0.731280000019">
                <text:p>0.7312800000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0.812799999962">
                <text:p>0.812799999962</text:p>
              </table:table-cell>
              <table:table-cell office:value-type="float" office:value="0.99996">
                <text:p>0.99996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99926">
                <text:p>0.99926</text:p>
              </table:table-cell>
              <table:table-cell office:value-type="float" office:value="0.10002">
                <text:p>0.10002</text:p>
              </table:table-cell>
              <table:table-cell office:value-type="float" office:value="NaN">
                <text:p>NaN</text:p>
              </table:table-cell>
              <table:table-cell office:value-type="float" office:value="0.780519999981">
                <text:p>0.780519999981</text:p>
              </table:table-cell>
              <table:table-cell office:value-type="float" office:value="0.99996">
                <text:p>0.99996</text:p>
              </table:table-cell>
              <table:table-cell office:value-type="float" office:value="0.799860000019">
                <text:p>0.799860000019</text:p>
              </table:table-cell>
              <table:table-cell office:value-type="float" office:value="0.767600000038">
                <text:p>0.767600000038</text:p>
              </table:table-cell>
              <table:table-cell office:value-type="float" office:value="0.737560000038">
                <text:p>0.7375600000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0.813000000019">
                <text:p>0.8130000000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36">
                <text:p>0.99936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NaN">
                <text:p>NaN</text:p>
              </table:table-cell>
              <table:table-cell office:value-type="float" office:value="0.781560000038">
                <text:p>0.781560000038</text:p>
              </table:table-cell>
              <table:table-cell office:value-type="float" office:value="0.99998">
                <text:p>0.99998</text:p>
              </table:table-cell>
              <table:table-cell office:value-type="float" office:value="0.800780000038">
                <text:p>0.800780000038</text:p>
              </table:table-cell>
              <table:table-cell office:value-type="float" office:value="0.768699999981">
                <text:p>0.768699999981</text:p>
              </table:table-cell>
              <table:table-cell office:value-type="float" office:value="0.736639999962">
                <text:p>0.7366399999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0.812800000038">
                <text:p>0.812800000038</text:p>
              </table:table-cell>
              <table:table-cell office:value-type="float" office:value="0.99998">
                <text:p>0.99998</text:p>
              </table:table-cell>
              <table:table-cell office:value-type="float" office:value="0.939240000019">
                <text:p>0.939240000019</text:p>
              </table:table-cell>
              <table:table-cell office:value-type="float" office:value="0.99998">
                <text:p>0.99998</text:p>
              </table:table-cell>
              <table:table-cell office:value-type="float" office:value="0.99942">
                <text:p>0.99942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783579999962">
                <text:p>0.783579999962</text:p>
              </table:table-cell>
              <table:table-cell office:value-type="float" office:value="0.99998">
                <text:p>0.99998</text:p>
              </table:table-cell>
              <table:table-cell office:value-type="float" office:value="0.803119999981">
                <text:p>0.803119999981</text:p>
              </table:table-cell>
              <table:table-cell office:value-type="float" office:value="0.769319999962">
                <text:p>0.769319999962</text:p>
              </table:table-cell>
              <table:table-cell office:value-type="float" office:value="0.73518">
                <text:p>0.735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0.81516">
                <text:p>0.81516</text:p>
              </table:table-cell>
              <table:table-cell office:value-type="float" office:value="1">
                <text:p>1</text:p>
              </table:table-cell>
              <table:table-cell office:value-type="float" office:value="0.957559999962">
                <text:p>0.957559999962</text:p>
              </table:table-cell>
              <table:table-cell office:value-type="float" office:value="0.99998">
                <text:p>0.99998</text:p>
              </table:table-cell>
              <table:table-cell office:value-type="float" office:value="0.99946">
                <text:p>0.99946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785039999962">
                <text:p>0.785039999962</text:p>
              </table:table-cell>
              <table:table-cell office:value-type="float" office:value="0.99998">
                <text:p>0.99998</text:p>
              </table:table-cell>
              <table:table-cell office:value-type="float" office:value="0.804879999981">
                <text:p>0.804879999981</text:p>
              </table:table-cell>
              <table:table-cell office:value-type="float" office:value="0.768940000019">
                <text:p>0.768940000019</text:p>
              </table:table-cell>
              <table:table-cell office:value-type="float" office:value="0.736279999962">
                <text:p>0.7362799999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9982">
                <text:p>0.99982</text:p>
              </table:table-cell>
              <table:table-cell office:value-type="float" office:value="0.816060000019">
                <text:p>0.816060000019</text:p>
              </table:table-cell>
              <table:table-cell office:value-type="float" office:value="1">
                <text:p>1</text:p>
              </table:table-cell>
              <table:table-cell office:value-type="float" office:value="0.99708">
                <text:p>0.99708</text:p>
              </table:table-cell>
              <table:table-cell office:value-type="float" office:value="0.99998">
                <text:p>0.99998</text:p>
              </table:table-cell>
              <table:table-cell office:value-type="float" office:value="0.99952">
                <text:p>0.99952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NaN">
                <text:p>NaN</text:p>
              </table:table-cell>
              <table:table-cell office:value-type="float" office:value="0.78872">
                <text:p>0.78872</text:p>
              </table:table-cell>
              <table:table-cell office:value-type="float" office:value="0.99994">
                <text:p>0.99994</text:p>
              </table:table-cell>
              <table:table-cell office:value-type="float" office:value="0.804440000019">
                <text:p>0.804440000019</text:p>
              </table:table-cell>
              <table:table-cell office:value-type="float" office:value="0.772420000038">
                <text:p>0.772420000038</text:p>
              </table:table-cell>
              <table:table-cell office:value-type="float" office:value="0.736079999981">
                <text:p>0.7360799999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9988">
                <text:p>0.99988</text:p>
              </table:table-cell>
              <table:table-cell office:value-type="float" office:value="0.817540000038">
                <text:p>0.817540000038</text:p>
              </table:table-cell>
              <table:table-cell office:value-type="float" office:value="0.99992">
                <text:p>0.99992</text:p>
              </table:table-cell>
              <table:table-cell office:value-type="float" office:value="0.99984">
                <text:p>0.99984</text:p>
              </table:table-cell>
              <table:table-cell office:value-type="float" office:value="0.99994">
                <text:p>0.99994</text:p>
              </table:table-cell>
              <table:table-cell office:value-type="float" office:value="0.99936">
                <text:p>0.99936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791800000038">
                <text:p>0.791800000038</text:p>
              </table:table-cell>
              <table:table-cell office:value-type="float" office:value="0.99996">
                <text:p>0.99996</text:p>
              </table:table-cell>
              <table:table-cell office:value-type="float" office:value="0.80484">
                <text:p>0.80484</text:p>
              </table:table-cell>
              <table:table-cell office:value-type="float" office:value="0.77242">
                <text:p>0.77242</text:p>
              </table:table-cell>
              <table:table-cell office:value-type="float" office:value="0.736300000019">
                <text:p>0.7363000000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0.81634">
                <text:p>0.81634</text:p>
              </table:table-cell>
              <table:table-cell office:value-type="float" office:value="1">
                <text:p>1</text:p>
              </table:table-cell>
              <table:table-cell office:value-type="float" office:value="0.99996">
                <text:p>0.99996</text:p>
              </table:table-cell>
              <table:table-cell office:value-type="float" office:value="0.99994">
                <text:p>0.99994</text:p>
              </table:table-cell>
              <table:table-cell office:value-type="float" office:value="0.99946">
                <text:p>0.99946</text:p>
              </table:table-cell>
              <table:table-cell office:value-type="float" office:value="0.10002">
                <text:p>0.10002</text:p>
              </table:table-cell>
              <table:table-cell office:value-type="float" office:value="NaN">
                <text:p>NaN</text:p>
              </table:table-cell>
              <table:table-cell office:value-type="float" office:value="0.792359999981">
                <text:p>0.792359999981</text:p>
              </table:table-cell>
              <table:table-cell office:value-type="float" office:value="0.99998">
                <text:p>0.99998</text:p>
              </table:table-cell>
              <table:table-cell office:value-type="float" office:value="0.802719999981">
                <text:p>0.802719999981</text:p>
              </table:table-cell>
              <table:table-cell office:value-type="float" office:value="0.77538">
                <text:p>0.77538</text:p>
              </table:table-cell>
              <table:table-cell office:value-type="float" office:value="0.736539999962">
                <text:p>0.7365399999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0.820440000038">
                <text:p>0.820440000038</text:p>
              </table:table-cell>
              <table:table-cell office:value-type="float" office:value="0.99998">
                <text:p>0.99998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0.999220000019">
                <text:p>0.999220000019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793419999981">
                <text:p>0.793419999981</text:p>
              </table:table-cell>
              <table:table-cell office:value-type="float" office:value="1">
                <text:p>1</text:p>
              </table:table-cell>
              <table:table-cell office:value-type="float" office:value="0.807859999962">
                <text:p>0.807859999962</text:p>
              </table:table-cell>
              <table:table-cell office:value-type="float" office:value="0.776140000019">
                <text:p>0.776140000019</text:p>
              </table:table-cell>
              <table:table-cell office:value-type="float" office:value="0.7363">
                <text:p>0.73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.8195">
                <text:p>0.8195</text:p>
              </table:table-cell>
              <table:table-cell office:value-type="float" office:value="0.99998">
                <text:p>0.99998</text:p>
              </table:table-cell>
              <table:table-cell office:value-type="float" office:value="0.99996">
                <text:p>0.99996</text:p>
              </table:table-cell>
              <table:table-cell office:value-type="float" office:value="1">
                <text:p>1</text:p>
              </table:table-cell>
              <table:table-cell office:value-type="float" office:value="0.99964">
                <text:p>0.99964</text:p>
              </table:table-cell>
              <table:table-cell office:value-type="float" office:value="0.100020000001">
                <text:p>0.100020000001</text:p>
              </table:table-cell>
              <table:table-cell office:value-type="float" office:value="NaN">
                <text:p>NaN</text:p>
              </table:table-cell>
              <table:table-cell office:value-type="float" office:value="0.794540000038">
                <text:p>0.794540000038</text:p>
              </table:table-cell>
              <table:table-cell office:value-type="float" office:value="0.99996">
                <text:p>0.99996</text:p>
              </table:table-cell>
              <table:table-cell office:value-type="float" office:value="0.807199999981">
                <text:p>0.807199999981</text:p>
              </table:table-cell>
              <table:table-cell office:value-type="float" office:value="0.775300000019">
                <text:p>0.775300000019</text:p>
              </table:table-cell>
              <table:table-cell office:value-type="float" office:value="0.73374">
                <text:p>0.733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0.822639999962">
                <text:p>0.822639999962</text:p>
              </table:table-cell>
              <table:table-cell office:value-type="float" office:value="0.99986">
                <text:p>0.99986</text:p>
              </table:table-cell>
              <table:table-cell office:value-type="float" office:value="0.99988">
                <text:p>0.99988</text:p>
              </table:table-cell>
              <table:table-cell office:value-type="float" office:value="0.99998">
                <text:p>0.99998</text:p>
              </table:table-cell>
              <table:table-cell office:value-type="float" office:value="0.99954">
                <text:p>0.99954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NaN">
                <text:p>NaN</text:p>
              </table:table-cell>
              <table:table-cell office:value-type="float" office:value="0.797139999981">
                <text:p>0.797139999981</text:p>
              </table:table-cell>
              <table:table-cell office:value-type="float" office:value="0.99998">
                <text:p>0.99998</text:p>
              </table:table-cell>
              <table:table-cell office:value-type="float" office:value="0.807899999981">
                <text:p>0.807899999981</text:p>
              </table:table-cell>
              <table:table-cell office:value-type="float" office:value="0.774719999981">
                <text:p>0.774719999981</text:p>
              </table:table-cell>
              <table:table-cell office:value-type="float" office:value="0.735760000038">
                <text:p>0.7357600000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0.823520000038">
                <text:p>0.823520000038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99994">
                <text:p>0.99994</text:p>
              </table:table-cell>
              <table:table-cell office:value-type="float" office:value="0.99972">
                <text:p>0.99972</text:p>
              </table:table-cell>
              <table:table-cell office:value-type="float" office:value="0.10002">
                <text:p>0.10002</text:p>
              </table:table-cell>
              <table:table-cell office:value-type="float" office:value="NaN">
                <text:p>NaN</text:p>
              </table:table-cell>
              <table:table-cell office:value-type="float" office:value="0.796380000038">
                <text:p>0.796380000038</text:p>
              </table:table-cell>
              <table:table-cell office:value-type="float" office:value="1">
                <text:p>1</text:p>
              </table:table-cell>
              <table:table-cell office:value-type="float" office:value="0.810600000038">
                <text:p>0.810600000038</text:p>
              </table:table-cell>
              <table:table-cell office:value-type="float" office:value="0.775899999981">
                <text:p>0.775899999981</text:p>
              </table:table-cell>
              <table:table-cell office:value-type="float" office:value="0.731740000038">
                <text:p>0.7317400000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0.822960000038">
                <text:p>0.822960000038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0.99964">
                <text:p>0.99964</text:p>
              </table:table-cell>
              <table:table-cell office:value-type="float" office:value="0.10002">
                <text:p>0.10002</text:p>
              </table:table-cell>
              <table:table-cell office:value-type="float" office:value="NaN">
                <text:p>NaN</text:p>
              </table:table-cell>
              <table:table-cell office:value-type="float" office:value="0.801100000038">
                <text:p>0.801100000038</text:p>
              </table:table-cell>
              <table:table-cell office:value-type="float" office:value="0.99998">
                <text:p>0.99998</text:p>
              </table:table-cell>
              <table:table-cell office:value-type="float" office:value="0.812419999981">
                <text:p>0.812419999981</text:p>
              </table:table-cell>
              <table:table-cell office:value-type="float" office:value="0.77786">
                <text:p>0.77786</text:p>
              </table:table-cell>
              <table:table-cell office:value-type="float" office:value="0.732880000038">
                <text:p>0.7328800000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0.823980000019">
                <text:p>0.8239800000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99976">
                <text:p>0.99976</text:p>
              </table:table-cell>
              <table:table-cell office:value-type="float" office:value="0.10002">
                <text:p>0.10002</text:p>
              </table:table-cell>
              <table:table-cell office:value-type="float" office:value="NaN">
                <text:p>NaN</text:p>
              </table:table-cell>
              <table:table-cell office:value-type="float" office:value="0.801819999962">
                <text:p>0.801819999962</text:p>
              </table:table-cell>
              <table:table-cell office:value-type="float" office:value="0.999980000019074">
                <text:p>0.999980000019074</text:p>
              </table:table-cell>
              <table:table-cell office:value-type="float" office:value="0.811320000019">
                <text:p>0.811320000019</text:p>
              </table:table-cell>
              <table:table-cell office:value-type="float" office:value="0.777179999981">
                <text:p>0.777179999981</text:p>
              </table:table-cell>
              <table:table-cell office:value-type="float" office:value="0.729000000038">
                <text:p>0.7290000000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9998">
                <text:p>0.99998</text:p>
              </table:table-cell>
              <table:table-cell office:value-type="float" office:value="0.825359999962">
                <text:p>0.825359999962</text:p>
              </table:table-cell>
              <table:table-cell office:value-type="float" office:value="0.99992">
                <text:p>0.99992</text:p>
              </table:table-cell>
              <table:table-cell office:value-type="float" office:value="0.99996">
                <text:p>0.99996</text:p>
              </table:table-cell>
              <table:table-cell office:value-type="float" office:value="1">
                <text:p>1</text:p>
              </table:table-cell>
              <table:table-cell office:value-type="float" office:value="0.9997">
                <text:p>0.9997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NaN">
                <text:p>NaN</text:p>
              </table:table-cell>
              <table:table-cell office:value-type="float" office:value="0.803840000038">
                <text:p>0.803840000038</text:p>
              </table:table-cell>
              <table:table-cell office:value-type="float" office:value="0.99994">
                <text:p>0.99994</text:p>
              </table:table-cell>
              <table:table-cell office:value-type="float" office:value="0.812720000019">
                <text:p>0.812720000019</text:p>
              </table:table-cell>
              <table:table-cell office:value-type="float" office:value="0.779879999981">
                <text:p>0.779879999981</text:p>
              </table:table-cell>
              <table:table-cell office:value-type="float" office:value="0.731660000019">
                <text:p>0.7316600000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9996">
                <text:p>0.99996</text:p>
              </table:table-cell>
              <table:table-cell office:value-type="float" office:value="0.826579999981">
                <text:p>0.82657999998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99996">
                <text:p>0.99996</text:p>
              </table:table-cell>
              <table:table-cell office:value-type="float" office:value="0.99972">
                <text:p>0.99972</text:p>
              </table:table-cell>
              <table:table-cell office:value-type="float" office:value="0.100020000001">
                <text:p>0.100020000001</text:p>
              </table:table-cell>
              <table:table-cell office:value-type="float" office:value="NaN">
                <text:p>NaN</text:p>
              </table:table-cell>
              <table:table-cell office:value-type="float" office:value="0.802919999962">
                <text:p>0.802919999962</text:p>
              </table:table-cell>
              <table:table-cell office:value-type="float" office:value="0.99998">
                <text:p>0.99998</text:p>
              </table:table-cell>
              <table:table-cell office:value-type="float" office:value="0.811579999962">
                <text:p>0.811579999962</text:p>
              </table:table-cell>
              <table:table-cell office:value-type="float" office:value="0.778520000038">
                <text:p>0.778520000038</text:p>
              </table:table-cell>
              <table:table-cell office:value-type="float" office:value="0.72992">
                <text:p>0.729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0.826660000038">
                <text:p>0.826660000038</text:p>
              </table:table-cell>
              <table:table-cell office:value-type="float" office:value="0.99996">
                <text:p>0.99996</text:p>
              </table:table-cell>
              <table:table-cell office:value-type="float" office:value="0.99996">
                <text:p>0.99996</text:p>
              </table:table-cell>
              <table:table-cell office:value-type="float" office:value="1">
                <text:p>1</text:p>
              </table:table-cell>
              <table:table-cell office:value-type="float" office:value="0.99976">
                <text:p>0.99976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NaN">
                <text:p>NaN</text:p>
              </table:table-cell>
              <table:table-cell office:value-type="float" office:value="0.806060000019">
                <text:p>0.806060000019</text:p>
              </table:table-cell>
              <table:table-cell office:value-type="float" office:value="1">
                <text:p>1</text:p>
              </table:table-cell>
              <table:table-cell office:value-type="float" office:value="0.814119999962">
                <text:p>0.814119999962</text:p>
              </table:table-cell>
              <table:table-cell office:value-type="float" office:value="0.78044">
                <text:p>0.78044</text:p>
              </table:table-cell>
              <table:table-cell office:value-type="float" office:value="0.731500000019">
                <text:p>0.7315000000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0.831340000019">
                <text:p>0.831340000019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760000019">
                <text:p>0.999760000019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807579999981">
                <text:p>0.807579999981</text:p>
              </table:table-cell>
              <table:table-cell office:value-type="float" office:value="1">
                <text:p>1</text:p>
              </table:table-cell>
              <table:table-cell office:value-type="float" office:value="0.818180000019">
                <text:p>0.818180000019</text:p>
              </table:table-cell>
              <table:table-cell office:value-type="float" office:value="0.783759999962">
                <text:p>0.783759999962</text:p>
              </table:table-cell>
              <table:table-cell office:value-type="float" office:value="0.728519999981">
                <text:p>0.7285199999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9996">
                <text:p>0.99996</text:p>
              </table:table-cell>
              <table:table-cell office:value-type="float" office:value="0.830279999962">
                <text:p>0.830279999962</text:p>
              </table:table-cell>
              <table:table-cell office:value-type="float" office:value="0.99996">
                <text:p>0.99996</text:p>
              </table:table-cell>
              <table:table-cell office:value-type="float" office:value="0.99998">
                <text:p>0.99998</text:p>
              </table:table-cell>
              <table:table-cell office:value-type="float" office:value="0.99996">
                <text:p>0.99996</text:p>
              </table:table-cell>
              <table:table-cell office:value-type="float" office:value="0.99952">
                <text:p>0.99952</text:p>
              </table:table-cell>
              <table:table-cell office:value-type="float" office:value="0.10002000001">
                <text:p>0.10002000001</text:p>
              </table:table-cell>
              <table:table-cell office:value-type="float" office:value="NaN">
                <text:p>NaN</text:p>
              </table:table-cell>
              <table:table-cell office:value-type="float" office:value="0.808799999962">
                <text:p>0.808799999962</text:p>
              </table:table-cell>
              <table:table-cell office:value-type="float" office:value="0.99998">
                <text:p>0.99998</text:p>
              </table:table-cell>
              <table:table-cell office:value-type="float" office:value="0.81776">
                <text:p>0.81776</text:p>
              </table:table-cell>
              <table:table-cell office:value-type="float" office:value="0.78294">
                <text:p>0.78294</text:p>
              </table:table-cell>
              <table:table-cell office:value-type="float" office:value="0.728880000019">
                <text:p>0.7288800000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9998">
                <text:p>0.99998</text:p>
              </table:table-cell>
              <table:table-cell office:value-type="float" office:value="0.830959999962">
                <text:p>0.830959999962</text:p>
              </table:table-cell>
              <table:table-cell office:value-type="float" office:value="0.99974">
                <text:p>0.99974</text:p>
              </table:table-cell>
              <table:table-cell office:value-type="float" office:value="0.99994">
                <text:p>0.99994</text:p>
              </table:table-cell>
              <table:table-cell office:value-type="float" office:value="1">
                <text:p>1</text:p>
              </table:table-cell>
              <table:table-cell office:value-type="float" office:value="0.99968">
                <text:p>0.99968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809859999962">
                <text:p>0.809859999962</text:p>
              </table:table-cell>
              <table:table-cell office:value-type="float" office:value="0.99998">
                <text:p>0.99998</text:p>
              </table:table-cell>
              <table:table-cell office:value-type="float" office:value="0.816880000019">
                <text:p>0.816880000019</text:p>
              </table:table-cell>
              <table:table-cell office:value-type="float" office:value="0.781300000038">
                <text:p>0.781300000038</text:p>
              </table:table-cell>
              <table:table-cell office:value-type="float" office:value="0.731159999962">
                <text:p>0.7311599999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0.832200000019">
                <text:p>0.832200000019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0.99976">
                <text:p>0.99976</text:p>
              </table:table-cell>
              <table:table-cell office:value-type="float" office:value="0.10002">
                <text:p>0.10002</text:p>
              </table:table-cell>
              <table:table-cell office:value-type="float" office:value="NaN">
                <text:p>NaN</text:p>
              </table:table-cell>
              <table:table-cell office:value-type="float" office:value="0.813579999962">
                <text:p>0.813579999962</text:p>
              </table:table-cell>
              <table:table-cell office:value-type="float" office:value="1">
                <text:p>1</text:p>
              </table:table-cell>
              <table:table-cell office:value-type="float" office:value="0.816240000019">
                <text:p>0.816240000019</text:p>
              </table:table-cell>
              <table:table-cell office:value-type="float" office:value="0.786880000038">
                <text:p>0.786880000038</text:p>
              </table:table-cell>
              <table:table-cell office:value-type="float" office:value="0.730499999981">
                <text:p>0.7304999999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0.834119999962">
                <text:p>0.834119999962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99982">
                <text:p>0.99982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812800000038">
                <text:p>0.812800000038</text:p>
              </table:table-cell>
              <table:table-cell office:value-type="float" office:value="1">
                <text:p>1</text:p>
              </table:table-cell>
              <table:table-cell office:value-type="float" office:value="0.820099999962">
                <text:p>0.820099999962</text:p>
              </table:table-cell>
              <table:table-cell office:value-type="float" office:value="0.785279999981">
                <text:p>0.785279999981</text:p>
              </table:table-cell>
              <table:table-cell office:value-type="float" office:value="0.732259999962">
                <text:p>0.7322599999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0.8308">
                <text:p>0.8308</text:p>
              </table:table-cell>
              <table:table-cell office:value-type="float" office:value="0.9997">
                <text:p>0.99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">
                <text:p>0.9998</text:p>
              </table:table-cell>
              <table:table-cell office:value-type="float" office:value="0.10002">
                <text:p>0.10002</text:p>
              </table:table-cell>
              <table:table-cell office:value-type="float" office:value="NaN">
                <text:p>NaN</text:p>
              </table:table-cell>
              <table:table-cell office:value-type="float" office:value="0.816380000019">
                <text:p>0.816380000019</text:p>
              </table:table-cell>
              <table:table-cell office:value-type="float" office:value="0.99998">
                <text:p>0.99998</text:p>
              </table:table-cell>
              <table:table-cell office:value-type="float" office:value="0.817720000019">
                <text:p>0.817720000019</text:p>
              </table:table-cell>
              <table:table-cell office:value-type="float" office:value="0.787439999981">
                <text:p>0.787439999981</text:p>
              </table:table-cell>
              <table:table-cell office:value-type="float" office:value="0.73204">
                <text:p>0.732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0.836160000019">
                <text:p>0.8361600000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99984">
                <text:p>0.99984</text:p>
              </table:table-cell>
              <table:table-cell office:value-type="float" office:value="0.10002">
                <text:p>0.10002</text:p>
              </table:table-cell>
              <table:table-cell office:value-type="float" office:value="NaN">
                <text:p>NaN</text:p>
              </table:table-cell>
              <table:table-cell office:value-type="float" office:value="0.81812">
                <text:p>0.81812</text:p>
              </table:table-cell>
              <table:table-cell office:value-type="float" office:value="0.99998">
                <text:p>0.99998</text:p>
              </table:table-cell>
              <table:table-cell office:value-type="float" office:value="0.822499999981">
                <text:p>0.822499999981</text:p>
              </table:table-cell>
              <table:table-cell office:value-type="float" office:value="0.78756">
                <text:p>0.78756</text:p>
              </table:table-cell>
              <table:table-cell office:value-type="float" office:value="0.7357">
                <text:p>0.73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0.834739999962">
                <text:p>0.834739999962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78">
                <text:p>0.99978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NaN">
                <text:p>NaN</text:p>
              </table:table-cell>
              <table:table-cell office:value-type="float" office:value="0.81962">
                <text:p>0.81962</text:p>
              </table:table-cell>
              <table:table-cell office:value-type="float" office:value="1">
                <text:p>1</text:p>
              </table:table-cell>
              <table:table-cell office:value-type="float" office:value="0.823219999981">
                <text:p>0.823219999981</text:p>
              </table:table-cell>
              <table:table-cell office:value-type="float" office:value="0.79262">
                <text:p>0.79262</text:p>
              </table:table-cell>
              <table:table-cell office:value-type="float" office:value="0.734160000038">
                <text:p>0.7341600000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0.837519999981">
                <text:p>0.83751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6">
                <text:p>0.99986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NaN">
                <text:p>NaN</text:p>
              </table:table-cell>
              <table:table-cell office:value-type="float" office:value="0.819620000038">
                <text:p>0.819620000038</text:p>
              </table:table-cell>
              <table:table-cell office:value-type="float" office:value="1">
                <text:p>1</text:p>
              </table:table-cell>
              <table:table-cell office:value-type="float" office:value="0.82458">
                <text:p>0.82458</text:p>
              </table:table-cell>
              <table:table-cell office:value-type="float" office:value="0.790920000038">
                <text:p>0.790920000038</text:p>
              </table:table-cell>
              <table:table-cell office:value-type="float" office:value="0.729820000038">
                <text:p>0.7298200000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0.835100000038">
                <text:p>0.83510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8">
                <text:p>0.99988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NaN">
                <text:p>NaN</text:p>
              </table:table-cell>
              <table:table-cell office:value-type="float" office:value="0.824400000019">
                <text:p>0.824400000019</text:p>
              </table:table-cell>
              <table:table-cell office:value-type="float" office:value="1">
                <text:p>1</text:p>
              </table:table-cell>
              <table:table-cell office:value-type="float" office:value="0.821359999981">
                <text:p>0.821359999981</text:p>
              </table:table-cell>
              <table:table-cell office:value-type="float" office:value="0.790860000038">
                <text:p>0.790860000038</text:p>
              </table:table-cell>
              <table:table-cell office:value-type="float" office:value="0.734979999962">
                <text:p>0.7349799999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0.83482">
                <text:p>0.83482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7">
                <text:p>0.9997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NaN">
                <text:p>NaN</text:p>
              </table:table-cell>
              <table:table-cell office:value-type="float" office:value="0.824099999962">
                <text:p>0.824099999962</text:p>
              </table:table-cell>
              <table:table-cell office:value-type="float" office:value="0.99998">
                <text:p>0.99998</text:p>
              </table:table-cell>
              <table:table-cell office:value-type="float" office:value="0.822499999962">
                <text:p>0.822499999962</text:p>
              </table:table-cell>
              <table:table-cell office:value-type="float" office:value="0.791199999981">
                <text:p>0.791199999981</text:p>
              </table:table-cell>
              <table:table-cell office:value-type="float" office:value="0.733159999962">
                <text:p>0.7331599999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0.83778">
                <text:p>0.83778</text:p>
              </table:table-cell>
              <table:table-cell office:value-type="float" office:value="0.99998">
                <text:p>0.99998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0.99976">
                <text:p>0.99976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NaN">
                <text:p>NaN</text:p>
              </table:table-cell>
              <table:table-cell office:value-type="float" office:value="0.82916">
                <text:p>0.82916</text:p>
              </table:table-cell>
              <table:table-cell office:value-type="float" office:value="1">
                <text:p>1</text:p>
              </table:table-cell>
              <table:table-cell office:value-type="float" office:value="0.825959999981">
                <text:p>0.825959999981</text:p>
              </table:table-cell>
              <table:table-cell office:value-type="float" office:value="0.792180000038">
                <text:p>0.792180000038</text:p>
              </table:table-cell>
              <table:table-cell office:value-type="float" office:value="0.735639999962">
                <text:p>0.7356399999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.838340000038">
                <text:p>0.83834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6">
                <text:p>0.99986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NaN">
                <text:p>NaN</text:p>
              </table:table-cell>
              <table:table-cell office:value-type="float" office:value="0.829079999981">
                <text:p>0.829079999981</text:p>
              </table:table-cell>
              <table:table-cell office:value-type="float" office:value="1">
                <text:p>1</text:p>
              </table:table-cell>
              <table:table-cell office:value-type="float" office:value="0.826059999962">
                <text:p>0.826059999962</text:p>
              </table:table-cell>
              <table:table-cell office:value-type="float" office:value="0.795340000038">
                <text:p>0.795340000038</text:p>
              </table:table-cell>
              <table:table-cell office:value-type="float" office:value="0.735779999981">
                <text:p>0.7357799999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0.838820000038">
                <text:p>0.83882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10002">
                <text:p>0.10002</text:p>
              </table:table-cell>
              <table:table-cell office:value-type="float" office:value="NaN">
                <text:p>NaN</text:p>
              </table:table-cell>
              <table:table-cell office:value-type="float" office:value="0.831580000038">
                <text:p>0.831580000038</text:p>
              </table:table-cell>
              <table:table-cell office:value-type="float" office:value="1">
                <text:p>1</text:p>
              </table:table-cell>
              <table:table-cell office:value-type="float" office:value="0.8278">
                <text:p>0.8278</text:p>
              </table:table-cell>
              <table:table-cell office:value-type="float" office:value="0.793599999962">
                <text:p>0.793599999962</text:p>
              </table:table-cell>
              <table:table-cell office:value-type="float" office:value="0.734000000038">
                <text:p>0.7340000000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0.840680000038">
                <text:p>0.84068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8">
                <text:p>0.99988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NaN">
                <text:p>NaN</text:p>
              </table:table-cell>
              <table:table-cell office:value-type="float" office:value="0.832160000019">
                <text:p>0.832160000019</text:p>
              </table:table-cell>
              <table:table-cell office:value-type="float" office:value="1">
                <text:p>1</text:p>
              </table:table-cell>
              <table:table-cell office:value-type="float" office:value="0.829899999962">
                <text:p>0.829899999962</text:p>
              </table:table-cell>
              <table:table-cell office:value-type="float" office:value="0.792980000038">
                <text:p>0.792980000038</text:p>
              </table:table-cell>
              <table:table-cell office:value-type="float" office:value="0.737659999962">
                <text:p>0.7376599999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0.840479999981">
                <text:p>0.84047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100020000001">
                <text:p>0.100020000001</text:p>
              </table:table-cell>
              <table:table-cell office:value-type="float" office:value="NaN">
                <text:p>NaN</text:p>
              </table:table-cell>
              <table:table-cell office:value-type="float" office:value="0.836800000019">
                <text:p>0.836800000019</text:p>
              </table:table-cell>
              <table:table-cell office:value-type="float" office:value="1">
                <text:p>1</text:p>
              </table:table-cell>
              <table:table-cell office:value-type="float" office:value="0.829239999981">
                <text:p>0.829239999981</text:p>
              </table:table-cell>
              <table:table-cell office:value-type="float" office:value="0.795700000019">
                <text:p>0.795700000019</text:p>
              </table:table-cell>
              <table:table-cell office:value-type="float" office:value="0.739800000019">
                <text:p>0.7398000000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0.844719999981">
                <text:p>0.84471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2">
                <text:p>0.99992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NaN">
                <text:p>NaN</text:p>
              </table:table-cell>
              <table:table-cell office:value-type="float" office:value="0.835560000019">
                <text:p>0.835560000019</text:p>
              </table:table-cell>
              <table:table-cell office:value-type="float" office:value="1">
                <text:p>1</text:p>
              </table:table-cell>
              <table:table-cell office:value-type="float" office:value="0.831460000038">
                <text:p>0.831460000038</text:p>
              </table:table-cell>
              <table:table-cell office:value-type="float" office:value="0.796559999981">
                <text:p>0.796559999981</text:p>
              </table:table-cell>
              <table:table-cell office:value-type="float" office:value="0.740340000038">
                <text:p>0.7403400000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0.845079999962">
                <text:p>0.8450799999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2">
                <text:p>0.99992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839640000038">
                <text:p>0.839640000038</text:p>
              </table:table-cell>
              <table:table-cell office:value-type="float" office:value="1">
                <text:p>1</text:p>
              </table:table-cell>
              <table:table-cell office:value-type="float" office:value="0.8328">
                <text:p>0.8328</text:p>
              </table:table-cell>
              <table:table-cell office:value-type="float" office:value="0.798140000038">
                <text:p>0.798140000038</text:p>
              </table:table-cell>
              <table:table-cell office:value-type="float" office:value="0.736599999981">
                <text:p>0.7365999999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0.844879999981">
                <text:p>0.84487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6">
                <text:p>0.99996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839180000038">
                <text:p>0.839180000038</text:p>
              </table:table-cell>
              <table:table-cell office:value-type="float" office:value="1">
                <text:p>1</text:p>
              </table:table-cell>
              <table:table-cell office:value-type="float" office:value="0.831699999962">
                <text:p>0.831699999962</text:p>
              </table:table-cell>
              <table:table-cell office:value-type="float" office:value="0.798499999981">
                <text:p>0.798499999981</text:p>
              </table:table-cell>
              <table:table-cell office:value-type="float" office:value="0.74164">
                <text:p>0.741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0.843960000038">
                <text:p>0.84396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2">
                <text:p>0.99992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839659999962">
                <text:p>0.839659999962</text:p>
              </table:table-cell>
              <table:table-cell office:value-type="float" office:value="1">
                <text:p>1</text:p>
              </table:table-cell>
              <table:table-cell office:value-type="float" office:value="0.831540000019">
                <text:p>0.831540000019</text:p>
              </table:table-cell>
              <table:table-cell office:value-type="float" office:value="0.799759999962">
                <text:p>0.799759999962</text:p>
              </table:table-cell>
              <table:table-cell office:value-type="float" office:value="0.741120000038">
                <text:p>0.7411200000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0.842560000019">
                <text:p>0.8425600000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842939999981">
                <text:p>0.842939999981</text:p>
              </table:table-cell>
              <table:table-cell office:value-type="float" office:value="1">
                <text:p>1</text:p>
              </table:table-cell>
              <table:table-cell office:value-type="float" office:value="0.831779999981">
                <text:p>0.831779999981</text:p>
              </table:table-cell>
              <table:table-cell office:value-type="float" office:value="0.799999999981">
                <text:p>0.799999999981</text:p>
              </table:table-cell>
              <table:table-cell office:value-type="float" office:value="0.74544">
                <text:p>0.745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0.84526">
                <text:p>0.845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845160000038">
                <text:p>0.845160000038</text:p>
              </table:table-cell>
              <table:table-cell office:value-type="float" office:value="1">
                <text:p>1</text:p>
              </table:table-cell>
              <table:table-cell office:value-type="float" office:value="0.8325">
                <text:p>0.8325</text:p>
              </table:table-cell>
              <table:table-cell office:value-type="float" office:value="0.799299999962">
                <text:p>0.799299999962</text:p>
              </table:table-cell>
              <table:table-cell office:value-type="float" office:value="0.745640000019">
                <text:p>0.7456400000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.846680000038">
                <text:p>0.84668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2">
                <text:p>0.99992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NaN">
                <text:p>NaN</text:p>
              </table:table-cell>
              <table:table-cell office:value-type="float" office:value="0.845960000038">
                <text:p>0.845960000038</text:p>
              </table:table-cell>
              <table:table-cell office:value-type="float" office:value="1">
                <text:p>1</text:p>
              </table:table-cell>
              <table:table-cell office:value-type="float" office:value="0.835000000038">
                <text:p>0.835000000038</text:p>
              </table:table-cell>
              <table:table-cell office:value-type="float" office:value="0.801799999981">
                <text:p>0.801799999981</text:p>
              </table:table-cell>
              <table:table-cell office:value-type="float" office:value="0.745119999962">
                <text:p>0.7451199999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0.847800000038">
                <text:p>0.84780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">
                <text:p>0.9998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NaN">
                <text:p>NaN</text:p>
              </table:table-cell>
              <table:table-cell office:value-type="float" office:value="0.847600000019">
                <text:p>0.847600000019</text:p>
              </table:table-cell>
              <table:table-cell office:value-type="float" office:value="1">
                <text:p>1</text:p>
              </table:table-cell>
              <table:table-cell office:value-type="float" office:value="0.833440000019">
                <text:p>0.833440000019</text:p>
              </table:table-cell>
              <table:table-cell office:value-type="float" office:value="0.801940000038">
                <text:p>0.801940000038</text:p>
              </table:table-cell>
              <table:table-cell office:value-type="float" office:value="0.748259999962">
                <text:p>0.7482599999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0.845699999981">
                <text:p>0.84569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848880000019">
                <text:p>0.848880000019</text:p>
              </table:table-cell>
              <table:table-cell office:value-type="float" office:value="1">
                <text:p>1</text:p>
              </table:table-cell>
              <table:table-cell office:value-type="float" office:value="0.834619999962">
                <text:p>0.834619999962</text:p>
              </table:table-cell>
              <table:table-cell office:value-type="float" office:value="0.803519999962">
                <text:p>0.803519999962</text:p>
              </table:table-cell>
              <table:table-cell office:value-type="float" office:value="0.74744">
                <text:p>0.747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0.849520000038">
                <text:p>0.84952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10001999999">
                <text:p>0.10001999999</text:p>
              </table:table-cell>
              <table:table-cell office:value-type="float" office:value="NaN">
                <text:p>NaN</text:p>
              </table:table-cell>
              <table:table-cell office:value-type="float" office:value="0.85122">
                <text:p>0.85122</text:p>
              </table:table-cell>
              <table:table-cell office:value-type="float" office:value="1">
                <text:p>1</text:p>
              </table:table-cell>
              <table:table-cell office:value-type="float" office:value="0.835060000019">
                <text:p>0.835060000019</text:p>
              </table:table-cell>
              <table:table-cell office:value-type="float" office:value="0.803680000019">
                <text:p>0.803680000019</text:p>
              </table:table-cell>
              <table:table-cell office:value-type="float" office:value="0.74598">
                <text:p>0.745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0.847139999962">
                <text:p>0.8471399999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2">
                <text:p>0.99992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853960000019">
                <text:p>0.853960000019</text:p>
              </table:table-cell>
              <table:table-cell office:value-type="float" office:value="1">
                <text:p>1</text:p>
              </table:table-cell>
              <table:table-cell office:value-type="float" office:value="0.834859999981">
                <text:p>0.834859999981</text:p>
              </table:table-cell>
              <table:table-cell office:value-type="float" office:value="0.804640000038">
                <text:p>0.804640000038</text:p>
              </table:table-cell>
              <table:table-cell office:value-type="float" office:value="0.746179999962">
                <text:p>0.7461799999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0.851719999981">
                <text:p>0.85171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2">
                <text:p>0.99992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NaN">
                <text:p>NaN</text:p>
              </table:table-cell>
              <table:table-cell office:value-type="float" office:value="0.855400000019">
                <text:p>0.855400000019</text:p>
              </table:table-cell>
              <table:table-cell office:value-type="float" office:value="1">
                <text:p>1</text:p>
              </table:table-cell>
              <table:table-cell office:value-type="float" office:value="0.837799999962">
                <text:p>0.837799999962</text:p>
              </table:table-cell>
              <table:table-cell office:value-type="float" office:value="0.80252">
                <text:p>0.80252</text:p>
              </table:table-cell>
              <table:table-cell office:value-type="float" office:value="0.746759999981">
                <text:p>0.7467599999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0.851079999962">
                <text:p>0.851079999962</text:p>
              </table:table-cell>
              <table:table-cell office:value-type="float" office:value="1">
                <text:p>1</text:p>
              </table:table-cell>
              <table:table-cell office:value-type="float" office:value="0.99996">
                <text:p>0.99996</text:p>
              </table:table-cell>
              <table:table-cell office:value-type="float" office:value="1">
                <text:p>1</text:p>
              </table:table-cell>
              <table:table-cell office:value-type="float" office:value="0.99994">
                <text:p>0.99994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NaN">
                <text:p>NaN</text:p>
              </table:table-cell>
              <table:table-cell office:value-type="float" office:value="0.855080000038">
                <text:p>0.855080000038</text:p>
              </table:table-cell>
              <table:table-cell office:value-type="float" office:value="1">
                <text:p>1</text:p>
              </table:table-cell>
              <table:table-cell office:value-type="float" office:value="0.842000000038">
                <text:p>0.842000000038</text:p>
              </table:table-cell>
              <table:table-cell office:value-type="float" office:value="0.810919999962">
                <text:p>0.810919999962</text:p>
              </table:table-cell>
              <table:table-cell office:value-type="float" office:value="0.746299999962">
                <text:p>0.7462999999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0.84994">
                <text:p>0.849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4">
                <text:p>0.99994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856959999981">
                <text:p>0.856959999981</text:p>
              </table:table-cell>
              <table:table-cell office:value-type="float" office:value="1">
                <text:p>1</text:p>
              </table:table-cell>
              <table:table-cell office:value-type="float" office:value="0.839039999981">
                <text:p>0.839039999981</text:p>
              </table:table-cell>
              <table:table-cell office:value-type="float" office:value="0.804640000038">
                <text:p>0.804640000038</text:p>
              </table:table-cell>
              <table:table-cell office:value-type="float" office:value="0.746859999962">
                <text:p>0.7468599999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0.853680000019">
                <text:p>0.8536800000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1999999">
                <text:p>0.10001999999</text:p>
              </table:table-cell>
              <table:table-cell office:value-type="float" office:value="NaN">
                <text:p>NaN</text:p>
              </table:table-cell>
              <table:table-cell office:value-type="float" office:value="0.859279999981">
                <text:p>0.859279999981</text:p>
              </table:table-cell>
              <table:table-cell office:value-type="float" office:value="1">
                <text:p>1</text:p>
              </table:table-cell>
              <table:table-cell office:value-type="float" office:value="0.83948">
                <text:p>0.83948</text:p>
              </table:table-cell>
              <table:table-cell office:value-type="float" office:value="0.809679999981">
                <text:p>0.809679999981</text:p>
              </table:table-cell>
              <table:table-cell office:value-type="float" office:value="0.749420000038">
                <text:p>0.7494200000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0.852200000019">
                <text:p>0.8522000000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8">
                <text:p>0.99988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NaN">
                <text:p>NaN</text:p>
              </table:table-cell>
              <table:table-cell office:value-type="float" office:value="0.860159999962">
                <text:p>0.860159999962</text:p>
              </table:table-cell>
              <table:table-cell office:value-type="float" office:value="1">
                <text:p>1</text:p>
              </table:table-cell>
              <table:table-cell office:value-type="float" office:value="0.840619999981">
                <text:p>0.840619999981</text:p>
              </table:table-cell>
              <table:table-cell office:value-type="float" office:value="0.807979999962">
                <text:p>0.807979999962</text:p>
              </table:table-cell>
              <table:table-cell office:value-type="float" office:value="0.750299999962">
                <text:p>0.7502999999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.853960000038">
                <text:p>0.85396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4">
                <text:p>0.99984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NaN">
                <text:p>NaN</text:p>
              </table:table-cell>
              <table:table-cell office:value-type="float" office:value="0.861799999981">
                <text:p>0.861799999981</text:p>
              </table:table-cell>
              <table:table-cell office:value-type="float" office:value="1">
                <text:p>1</text:p>
              </table:table-cell>
              <table:table-cell office:value-type="float" office:value="0.842359999981">
                <text:p>0.842359999981</text:p>
              </table:table-cell>
              <table:table-cell office:value-type="float" office:value="0.810240000038">
                <text:p>0.810240000038</text:p>
              </table:table-cell>
              <table:table-cell office:value-type="float" office:value="0.746140000038">
                <text:p>0.7461400000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0.854960000038">
                <text:p>0.85496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2">
                <text:p>0.10002</text:p>
              </table:table-cell>
              <table:table-cell office:value-type="float" office:value="NaN">
                <text:p>NaN</text:p>
              </table:table-cell>
              <table:table-cell office:value-type="float" office:value="0.863539999962">
                <text:p>0.863539999962</text:p>
              </table:table-cell>
              <table:table-cell office:value-type="float" office:value="1">
                <text:p>1</text:p>
              </table:table-cell>
              <table:table-cell office:value-type="float" office:value="0.842579999962">
                <text:p>0.842579999962</text:p>
              </table:table-cell>
              <table:table-cell office:value-type="float" office:value="0.808460000038">
                <text:p>0.808460000038</text:p>
              </table:table-cell>
              <table:table-cell office:value-type="float" office:value="0.752060000038">
                <text:p>0.7520600000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0.85468">
                <text:p>0.854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2">
                <text:p>0.99992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866460000019">
                <text:p>0.866460000019</text:p>
              </table:table-cell>
              <table:table-cell office:value-type="float" office:value="1">
                <text:p>1</text:p>
              </table:table-cell>
              <table:table-cell office:value-type="float" office:value="0.842620000038">
                <text:p>0.842620000038</text:p>
              </table:table-cell>
              <table:table-cell office:value-type="float" office:value="0.811420000038">
                <text:p>0.811420000038</text:p>
              </table:table-cell>
              <table:table-cell office:value-type="float" office:value="0.750960000019">
                <text:p>0.7509600000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0.852760000038">
                <text:p>0.852760000038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4">
                <text:p>0.99994</text:p>
              </table:table-cell>
              <table:table-cell office:value-type="float" office:value="0.10002">
                <text:p>0.10002</text:p>
              </table:table-cell>
              <table:table-cell office:value-type="float" office:value="NaN">
                <text:p>NaN</text:p>
              </table:table-cell>
              <table:table-cell office:value-type="float" office:value="0.866539999981">
                <text:p>0.866539999981</text:p>
              </table:table-cell>
              <table:table-cell office:value-type="float" office:value="1">
                <text:p>1</text:p>
              </table:table-cell>
              <table:table-cell office:value-type="float" office:value="0.840900000019">
                <text:p>0.840900000019</text:p>
              </table:table-cell>
              <table:table-cell office:value-type="float" office:value="0.812200000038">
                <text:p>0.812200000038</text:p>
              </table:table-cell>
              <table:table-cell office:value-type="float" office:value="0.749119999962">
                <text:p>0.7491199999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0.853260000038">
                <text:p>0.85326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2">
                <text:p>0.10002</text:p>
              </table:table-cell>
              <table:table-cell office:value-type="float" office:value="NaN">
                <text:p>NaN</text:p>
              </table:table-cell>
              <table:table-cell office:value-type="float" office:value="0.868120000038">
                <text:p>0.868120000038</text:p>
              </table:table-cell>
              <table:table-cell office:value-type="float" office:value="1">
                <text:p>1</text:p>
              </table:table-cell>
              <table:table-cell office:value-type="float" office:value="0.84274">
                <text:p>0.84274</text:p>
              </table:table-cell>
              <table:table-cell office:value-type="float" office:value="0.812500000019">
                <text:p>0.812500000019</text:p>
              </table:table-cell>
              <table:table-cell office:value-type="float" office:value="0.753400000038">
                <text:p>0.7534000000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0.857179999981">
                <text:p>0.85717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10002">
                <text:p>0.10002</text:p>
              </table:table-cell>
              <table:table-cell office:value-type="float" office:value="NaN">
                <text:p>NaN</text:p>
              </table:table-cell>
              <table:table-cell office:value-type="float" office:value="0.871619999981">
                <text:p>0.871619999981</text:p>
              </table:table-cell>
              <table:table-cell office:value-type="float" office:value="1">
                <text:p>1</text:p>
              </table:table-cell>
              <table:table-cell office:value-type="float" office:value="0.846639999981">
                <text:p>0.846639999981</text:p>
              </table:table-cell>
              <table:table-cell office:value-type="float" office:value="0.811840000019">
                <text:p>0.811840000019</text:p>
              </table:table-cell>
              <table:table-cell office:value-type="float" office:value="0.75316">
                <text:p>0.753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0.858820000038">
                <text:p>0.85882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8">
                <text:p>0.99988</text:p>
              </table:table-cell>
              <table:table-cell office:value-type="float" office:value="0.10002000001">
                <text:p>0.10002000001</text:p>
              </table:table-cell>
              <table:table-cell office:value-type="float" office:value="NaN">
                <text:p>NaN</text:p>
              </table:table-cell>
              <table:table-cell office:value-type="float" office:value="0.873839999981">
                <text:p>0.873839999981</text:p>
              </table:table-cell>
              <table:table-cell office:value-type="float" office:value="1">
                <text:p>1</text:p>
              </table:table-cell>
              <table:table-cell office:value-type="float" office:value="0.844619999981">
                <text:p>0.844619999981</text:p>
              </table:table-cell>
              <table:table-cell office:value-type="float" office:value="0.815200000019">
                <text:p>0.815200000019</text:p>
              </table:table-cell>
              <table:table-cell office:value-type="float" office:value="0.757600000038">
                <text:p>0.7576000000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0.85804">
                <text:p>0.858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8">
                <text:p>0.99988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NaN">
                <text:p>NaN</text:p>
              </table:table-cell>
              <table:table-cell office:value-type="float" office:value="0.872620000038">
                <text:p>0.872620000038</text:p>
              </table:table-cell>
              <table:table-cell office:value-type="float" office:value="1">
                <text:p>1</text:p>
              </table:table-cell>
              <table:table-cell office:value-type="float" office:value="0.84492">
                <text:p>0.84492</text:p>
              </table:table-cell>
              <table:table-cell office:value-type="float" office:value="0.817639999981">
                <text:p>0.817639999981</text:p>
              </table:table-cell>
              <table:table-cell office:value-type="float" office:value="0.7547">
                <text:p>0.75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0.8589">
                <text:p>0.85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6">
                <text:p>0.99986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NaN">
                <text:p>NaN</text:p>
              </table:table-cell>
              <table:table-cell office:value-type="float" office:value="0.876539999981">
                <text:p>0.876539999981</text:p>
              </table:table-cell>
              <table:table-cell office:value-type="float" office:value="1">
                <text:p>1</text:p>
              </table:table-cell>
              <table:table-cell office:value-type="float" office:value="0.84818">
                <text:p>0.84818</text:p>
              </table:table-cell>
              <table:table-cell office:value-type="float" office:value="0.81364">
                <text:p>0.81364</text:p>
              </table:table-cell>
              <table:table-cell office:value-type="float" office:value="0.761540000019">
                <text:p>0.7615400000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0.860099999981">
                <text:p>0.86009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4">
                <text:p>0.99984</text:p>
              </table:table-cell>
              <table:table-cell office:value-type="float" office:value="0.10001999999">
                <text:p>0.10001999999</text:p>
              </table:table-cell>
              <table:table-cell office:value-type="float" office:value="NaN">
                <text:p>NaN</text:p>
              </table:table-cell>
              <table:table-cell office:value-type="float" office:value="0.880059999981">
                <text:p>0.880059999981</text:p>
              </table:table-cell>
              <table:table-cell office:value-type="float" office:value="1">
                <text:p>1</text:p>
              </table:table-cell>
              <table:table-cell office:value-type="float" office:value="0.848059999981">
                <text:p>0.848059999981</text:p>
              </table:table-cell>
              <table:table-cell office:value-type="float" office:value="0.815479999981">
                <text:p>0.815479999981</text:p>
              </table:table-cell>
              <table:table-cell office:value-type="float" office:value="0.760200000038">
                <text:p>0.7602000000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.860399999962">
                <text:p>0.8603999999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4">
                <text:p>0.99994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NaN">
                <text:p>NaN</text:p>
              </table:table-cell>
              <table:table-cell office:value-type="float" office:value="0.88006">
                <text:p>0.88006</text:p>
              </table:table-cell>
              <table:table-cell office:value-type="float" office:value="1">
                <text:p>1</text:p>
              </table:table-cell>
              <table:table-cell office:value-type="float" office:value="0.848080000038">
                <text:p>0.848080000038</text:p>
              </table:table-cell>
              <table:table-cell office:value-type="float" office:value="0.815399999981">
                <text:p>0.815399999981</text:p>
              </table:table-cell>
              <table:table-cell office:value-type="float" office:value="0.7633">
                <text:p>0.76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0.858499999962">
                <text:p>0.8584999999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6">
                <text:p>0.99996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NaN">
                <text:p>NaN</text:p>
              </table:table-cell>
              <table:table-cell office:value-type="float" office:value="0.879460000038">
                <text:p>0.879460000038</text:p>
              </table:table-cell>
              <table:table-cell office:value-type="float" office:value="1">
                <text:p>1</text:p>
              </table:table-cell>
              <table:table-cell office:value-type="float" office:value="0.846800000019">
                <text:p>0.846800000019</text:p>
              </table:table-cell>
              <table:table-cell office:value-type="float" office:value="0.815520000038">
                <text:p>0.815520000038</text:p>
              </table:table-cell>
              <table:table-cell office:value-type="float" office:value="0.759920000038">
                <text:p>0.7599200000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0.861579999962">
                <text:p>0.8615799999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4">
                <text:p>0.99994</text:p>
              </table:table-cell>
              <table:table-cell office:value-type="float" office:value="0.10002">
                <text:p>0.10002</text:p>
              </table:table-cell>
              <table:table-cell office:value-type="float" office:value="NaN">
                <text:p>NaN</text:p>
              </table:table-cell>
              <table:table-cell office:value-type="float" office:value="0.882119999981">
                <text:p>0.882119999981</text:p>
              </table:table-cell>
              <table:table-cell office:value-type="float" office:value="1">
                <text:p>1</text:p>
              </table:table-cell>
              <table:table-cell office:value-type="float" office:value="0.850139999962">
                <text:p>0.850139999962</text:p>
              </table:table-cell>
              <table:table-cell office:value-type="float" office:value="0.816260000019">
                <text:p>0.816260000019</text:p>
              </table:table-cell>
              <table:table-cell office:value-type="float" office:value="0.759099999962">
                <text:p>0.7590999999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0.860559999981">
                <text:p>0.86055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NaN">
                <text:p>NaN</text:p>
              </table:table-cell>
              <table:table-cell office:value-type="float" office:value="0.882719999981">
                <text:p>0.882719999981</text:p>
              </table:table-cell>
              <table:table-cell office:value-type="float" office:value="1">
                <text:p>1</text:p>
              </table:table-cell>
              <table:table-cell office:value-type="float" office:value="0.850479999981">
                <text:p>0.850479999981</text:p>
              </table:table-cell>
              <table:table-cell office:value-type="float" office:value="0.819780000019">
                <text:p>0.819780000019</text:p>
              </table:table-cell>
              <table:table-cell office:value-type="float" office:value="0.757179999962">
                <text:p>0.7571799999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0.86116">
                <text:p>0.861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6">
                <text:p>0.99996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88512">
                <text:p>0.88512</text:p>
              </table:table-cell>
              <table:table-cell office:value-type="float" office:value="1">
                <text:p>1</text:p>
              </table:table-cell>
              <table:table-cell office:value-type="float" office:value="0.84906">
                <text:p>0.84906</text:p>
              </table:table-cell>
              <table:table-cell office:value-type="float" office:value="0.821520000038">
                <text:p>0.821520000038</text:p>
              </table:table-cell>
              <table:table-cell office:value-type="float" office:value="0.758180000038">
                <text:p>0.7581800000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0.860820000019">
                <text:p>0.8608200000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88688">
                <text:p>0.88688</text:p>
              </table:table-cell>
              <table:table-cell office:value-type="float" office:value="1">
                <text:p>1</text:p>
              </table:table-cell>
              <table:table-cell office:value-type="float" office:value="0.851219999981">
                <text:p>0.851219999981</text:p>
              </table:table-cell>
              <table:table-cell office:value-type="float" office:value="0.81998">
                <text:p>0.81998</text:p>
              </table:table-cell>
              <table:table-cell office:value-type="float" office:value="0.763339999962">
                <text:p>0.7633399999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0.865779999981">
                <text:p>0.86577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NaN">
                <text:p>NaN</text:p>
              </table:table-cell>
              <table:table-cell office:value-type="float" office:value="0.887240000019">
                <text:p>0.887240000019</text:p>
              </table:table-cell>
              <table:table-cell office:value-type="float" office:value="1">
                <text:p>1</text:p>
              </table:table-cell>
              <table:table-cell office:value-type="float" office:value="0.85392">
                <text:p>0.85392</text:p>
              </table:table-cell>
              <table:table-cell office:value-type="float" office:value="0.824720000019">
                <text:p>0.824720000019</text:p>
              </table:table-cell>
              <table:table-cell office:value-type="float" office:value="0.76266">
                <text:p>0.762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0.864760000019">
                <text:p>0.8647600000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6">
                <text:p>0.99996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89044">
                <text:p>0.89044</text:p>
              </table:table-cell>
              <table:table-cell office:value-type="float" office:value="1">
                <text:p>1</text:p>
              </table:table-cell>
              <table:table-cell office:value-type="float" office:value="0.854639999962">
                <text:p>0.854639999962</text:p>
              </table:table-cell>
              <table:table-cell office:value-type="float" office:value="0.821800000038">
                <text:p>0.821800000038</text:p>
              </table:table-cell>
              <table:table-cell office:value-type="float" office:value="0.764440000019">
                <text:p>0.7644400000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0.863900000038">
                <text:p>0.86390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NaN">
                <text:p>NaN</text:p>
              </table:table-cell>
              <table:table-cell office:value-type="float" office:value="0.89138">
                <text:p>0.89138</text:p>
              </table:table-cell>
              <table:table-cell office:value-type="float" office:value="1">
                <text:p>1</text:p>
              </table:table-cell>
              <table:table-cell office:value-type="float" office:value="0.852319999962">
                <text:p>0.852319999962</text:p>
              </table:table-cell>
              <table:table-cell office:value-type="float" office:value="0.82078">
                <text:p>0.82078</text:p>
              </table:table-cell>
              <table:table-cell office:value-type="float" office:value="0.767400000038">
                <text:p>0.7674000000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0.86696">
                <text:p>0.866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NaN">
                <text:p>NaN</text:p>
              </table:table-cell>
              <table:table-cell office:value-type="float" office:value="0.891720000038">
                <text:p>0.891720000038</text:p>
              </table:table-cell>
              <table:table-cell office:value-type="float" office:value="1">
                <text:p>1</text:p>
              </table:table-cell>
              <table:table-cell office:value-type="float" office:value="0.855380000038">
                <text:p>0.855380000038</text:p>
              </table:table-cell>
              <table:table-cell office:value-type="float" office:value="0.824139999962">
                <text:p>0.824139999962</text:p>
              </table:table-cell>
              <table:table-cell office:value-type="float" office:value="0.767399999962">
                <text:p>0.7673999999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.864180000038">
                <text:p>0.86418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NaN">
                <text:p>NaN</text:p>
              </table:table-cell>
              <table:table-cell office:value-type="float" office:value="0.894620000038">
                <text:p>0.894620000038</text:p>
              </table:table-cell>
              <table:table-cell office:value-type="float" office:value="1">
                <text:p>1</text:p>
              </table:table-cell>
              <table:table-cell office:value-type="float" office:value="0.853559999981">
                <text:p>0.853559999981</text:p>
              </table:table-cell>
              <table:table-cell office:value-type="float" office:value="0.823779999962">
                <text:p>0.823779999962</text:p>
              </table:table-cell>
              <table:table-cell office:value-type="float" office:value="0.767500000019">
                <text:p>0.7675000000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0.8662">
                <text:p>0.86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NaN">
                <text:p>NaN</text:p>
              </table:table-cell>
              <table:table-cell office:value-type="float" office:value="0.896260000019">
                <text:p>0.896260000019</text:p>
              </table:table-cell>
              <table:table-cell office:value-type="float" office:value="1">
                <text:p>1</text:p>
              </table:table-cell>
              <table:table-cell office:value-type="float" office:value="0.855579999962">
                <text:p>0.855579999962</text:p>
              </table:table-cell>
              <table:table-cell office:value-type="float" office:value="0.823639999981">
                <text:p>0.823639999981</text:p>
              </table:table-cell>
              <table:table-cell office:value-type="float" office:value="0.76338">
                <text:p>0.763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0.866660000019">
                <text:p>0.8666600000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NaN">
                <text:p>NaN</text:p>
              </table:table-cell>
              <table:table-cell office:value-type="float" office:value="0.896360000019">
                <text:p>0.896360000019</text:p>
              </table:table-cell>
              <table:table-cell office:value-type="float" office:value="1">
                <text:p>1</text:p>
              </table:table-cell>
              <table:table-cell office:value-type="float" office:value="0.856639999981">
                <text:p>0.856639999981</text:p>
              </table:table-cell>
              <table:table-cell office:value-type="float" office:value="0.825519999981">
                <text:p>0.825519999981</text:p>
              </table:table-cell>
              <table:table-cell office:value-type="float" office:value="0.765980000038">
                <text:p>0.7659800000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0.868460000038">
                <text:p>0.86846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NaN">
                <text:p>NaN</text:p>
              </table:table-cell>
              <table:table-cell office:value-type="float" office:value="0.895460000019">
                <text:p>0.895460000019</text:p>
              </table:table-cell>
              <table:table-cell office:value-type="float" office:value="1">
                <text:p>1</text:p>
              </table:table-cell>
              <table:table-cell office:value-type="float" office:value="0.8568">
                <text:p>0.8568</text:p>
              </table:table-cell>
              <table:table-cell office:value-type="float" office:value="0.8238">
                <text:p>0.8238</text:p>
              </table:table-cell>
              <table:table-cell office:value-type="float" office:value="0.768080000019">
                <text:p>0.7680800000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0.86994">
                <text:p>0.869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NaN">
                <text:p>NaN</text:p>
              </table:table-cell>
              <table:table-cell office:value-type="float" office:value="0.900040000038">
                <text:p>0.900040000038</text:p>
              </table:table-cell>
              <table:table-cell office:value-type="float" office:value="1">
                <text:p>1</text:p>
              </table:table-cell>
              <table:table-cell office:value-type="float" office:value="0.855420000019">
                <text:p>0.855420000019</text:p>
              </table:table-cell>
              <table:table-cell office:value-type="float" office:value="0.827140000019">
                <text:p>0.827140000019</text:p>
              </table:table-cell>
              <table:table-cell office:value-type="float" office:value="0.7651">
                <text:p>0.76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0.867819999962">
                <text:p>0.8678199999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2">
                <text:p>0.10002</text:p>
              </table:table-cell>
              <table:table-cell office:value-type="float" office:value="NaN">
                <text:p>NaN</text:p>
              </table:table-cell>
              <table:table-cell office:value-type="float" office:value="0.903780000019">
                <text:p>0.903780000019</text:p>
              </table:table-cell>
              <table:table-cell office:value-type="float" office:value="1">
                <text:p>1</text:p>
              </table:table-cell>
              <table:table-cell office:value-type="float" office:value="0.855199999962">
                <text:p>0.855199999962</text:p>
              </table:table-cell>
              <table:table-cell office:value-type="float" office:value="0.828160000038">
                <text:p>0.828160000038</text:p>
              </table:table-cell>
              <table:table-cell office:value-type="float" office:value="0.764639999962">
                <text:p>0.7646399999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0.870339999981">
                <text:p>0.87033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NaN">
                <text:p>NaN</text:p>
              </table:table-cell>
              <table:table-cell office:value-type="float" office:value="0.90464">
                <text:p>0.90464</text:p>
              </table:table-cell>
              <table:table-cell office:value-type="float" office:value="1">
                <text:p>1</text:p>
              </table:table-cell>
              <table:table-cell office:value-type="float" office:value="0.857119999981">
                <text:p>0.857119999981</text:p>
              </table:table-cell>
              <table:table-cell office:value-type="float" office:value="0.825640000019">
                <text:p>0.825640000019</text:p>
              </table:table-cell>
              <table:table-cell office:value-type="float" office:value="0.763499999962">
                <text:p>0.7634999999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0.868959999981">
                <text:p>0.86895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NaN">
                <text:p>NaN</text:p>
              </table:table-cell>
              <table:table-cell office:value-type="float" office:value="0.904">
                <text:p>0.904</text:p>
              </table:table-cell>
              <table:table-cell office:value-type="float" office:value="1">
                <text:p>1</text:p>
              </table:table-cell>
              <table:table-cell office:value-type="float" office:value="0.857159999962">
                <text:p>0.857159999962</text:p>
              </table:table-cell>
              <table:table-cell office:value-type="float" office:value="0.828340000038">
                <text:p>0.828340000038</text:p>
              </table:table-cell>
              <table:table-cell office:value-type="float" office:value="0.765960000019">
                <text:p>0.7659600000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0.87364">
                <text:p>0.873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NaN">
                <text:p>NaN</text:p>
              </table:table-cell>
              <table:table-cell office:value-type="float" office:value="0.903739999962">
                <text:p>0.903739999962</text:p>
              </table:table-cell>
              <table:table-cell office:value-type="float" office:value="1">
                <text:p>1</text:p>
              </table:table-cell>
              <table:table-cell office:value-type="float" office:value="0.860039999981">
                <text:p>0.860039999981</text:p>
              </table:table-cell>
              <table:table-cell office:value-type="float" office:value="0.8289">
                <text:p>0.8289</text:p>
              </table:table-cell>
              <table:table-cell office:value-type="float" office:value="0.767799999981">
                <text:p>0.7677999999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0.870459999981">
                <text:p>0.87045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NaN">
                <text:p>NaN</text:p>
              </table:table-cell>
              <table:table-cell office:value-type="float" office:value="0.907619999981">
                <text:p>0.907619999981</text:p>
              </table:table-cell>
              <table:table-cell office:value-type="float" office:value="1">
                <text:p>1</text:p>
              </table:table-cell>
              <table:table-cell office:value-type="float" office:value="0.86126">
                <text:p>0.86126</text:p>
              </table:table-cell>
              <table:table-cell office:value-type="float" office:value="0.829660000038">
                <text:p>0.829660000038</text:p>
              </table:table-cell>
              <table:table-cell office:value-type="float" office:value="0.766319999962">
                <text:p>0.7663199999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0.871879999962">
                <text:p>0.8718799999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NaN">
                <text:p>NaN</text:p>
              </table:table-cell>
              <table:table-cell office:value-type="float" office:value="0.91056">
                <text:p>0.91056</text:p>
              </table:table-cell>
              <table:table-cell office:value-type="float" office:value="1">
                <text:p>1</text:p>
              </table:table-cell>
              <table:table-cell office:value-type="float" office:value="0.860039999981">
                <text:p>0.860039999981</text:p>
              </table:table-cell>
              <table:table-cell office:value-type="float" office:value="0.831080000019">
                <text:p>0.831080000019</text:p>
              </table:table-cell>
              <table:table-cell office:value-type="float" office:value="0.762820000038">
                <text:p>0.7628200000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